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" table:number-columns-repeated="2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Charts.AC76" table:end-x="1.807cm" table:end-y="0.278cm" draw:z-index="0" draw:style-name="gr1" draw:text-style-name="P1" svg:width="64.586cm" svg:height="33.98cm" svg:x="0.448cm" svg:y="0.169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29"/>
          <table:table-cell office:value-type="string">
            <text:p>T0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 table:number-rows-repeated="64">
          <table:table-cell table:number-columns-repeated="34"/>
        </table:table-row>
        <table:table-row table:style-name="ro1">
          <table:table-cell>
            <draw:frame table:end-cell-address="Charts.AC139" table:end-x="1.737cm" table:end-y="0.062cm" draw:z-index="1" draw:style-name="gr1" draw:text-style-name="P1" svg:width="64.551cm" svg:height="27.337cm" svg:x="0.413cm" svg:y="0.274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0.2675">
            <text:p>10,2675</text:p>
          </table:table-cell>
          <table:table-cell office:value-type="float" office:value="0.321694">
            <text:p>0,321694</text:p>
          </table:table-cell>
          <table:table-cell office:value-type="float" office:value="10.5892">
            <text:p>10,5892</text:p>
          </table:table-cell>
          <table:table-cell office:value-type="float" office:value="1.04514">
            <text:p>1,04514</text:p>
          </table:table-cell>
          <table:table-cell office:value-type="float" office:value="0.160407">
            <text:p>0,160407</text:p>
          </table:table-cell>
          <table:table-cell office:value-type="float" office:value="1.20555">
            <text:p>1,20555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63926">
            <text:p>0,163926</text:p>
          </table:table-cell>
          <table:table-cell office:value-type="float" office:value="0.125217">
            <text:p>0,125217</text:p>
          </table:table-cell>
          <table:table-cell office:value-type="float" office:value="0.289143">
            <text:p>0,289143</text:p>
          </table:table-cell>
          <table:table-cell office:value-type="float" office:value="0.447791">
            <text:p>0,447791</text:p>
          </table:table-cell>
          <table:table-cell office:value-type="float" office:value="0.23108">
            <text:p>0,23108</text:p>
          </table:table-cell>
          <table:table-cell office:value-type="float" office:value="0.678871">
            <text:p>0,678871</text:p>
          </table:table-cell>
          <table:table-cell office:value-type="float" office:value="0.115247">
            <text:p>0,115247</text:p>
          </table:table-cell>
          <table:table-cell office:value-type="float" office:value="0.186506">
            <text:p>0,186506</text:p>
          </table:table-cell>
          <table:table-cell office:value-type="float" office:value="0.301753">
            <text:p>0,301753</text:p>
          </table:table-cell>
          <table:table-cell office:value-type="float" office:value="3.46737">
            <text:p>3,46737</text:p>
          </table:table-cell>
          <table:table-cell office:value-type="float" office:value="0.158354">
            <text:p>0,158354</text:p>
          </table:table-cell>
          <table:table-cell office:value-type="float" office:value="3.62573">
            <text:p>3,62573</text:p>
          </table:table-cell>
          <table:table-cell office:value-type="float" office:value="0.210259">
            <text:p>0,210259</text:p>
          </table:table-cell>
          <table:table-cell office:value-type="float" office:value="0.0894409">
            <text:p>0,0894409</text:p>
          </table:table-cell>
          <table:table-cell office:value-type="float" office:value="0.2997">
            <text:p>0,2997</text:p>
          </table:table-cell>
          <table:table-cell office:value-type="float" office:value="0.192958">
            <text:p>0,192958</text:p>
          </table:table-cell>
          <table:table-cell office:value-type="float" office:value="0.058943">
            <text:p>0,058943</text:p>
          </table:table-cell>
          <table:table-cell office:value-type="float" office:value="0.251901">
            <text:p>0,251901</text:p>
          </table:table-cell>
        </table:table-row>
        <table:table-row table:style-name="ro1">
          <table:table-cell office:value-type="float" office:value="10.6804">
            <text:p>10,6804</text:p>
          </table:table-cell>
          <table:table-cell office:value-type="float" office:value="0.257179">
            <text:p>0,257179</text:p>
          </table:table-cell>
          <table:table-cell office:value-type="float" office:value="10.9376">
            <text:p>10,9376</text:p>
          </table:table-cell>
          <table:table-cell office:value-type="float" office:value="1.01904">
            <text:p>1,01904</text:p>
          </table:table-cell>
          <table:table-cell office:value-type="float" office:value="0.182108">
            <text:p>0,182108</text:p>
          </table:table-cell>
          <table:table-cell office:value-type="float" office:value="1.20115">
            <text:p>1,20115</text:p>
          </table:table-cell>
          <table:table-cell office:value-type="float" office:value="0.0164219">
            <text:p>0,0164219</text:p>
          </table:table-cell>
          <table:table-cell office:value-type="float" office:value="0.131375">
            <text:p>0,131375</text:p>
          </table:table-cell>
          <table:table-cell office:value-type="float" office:value="0.147797">
            <text:p>0,147797</text:p>
          </table:table-cell>
          <table:table-cell office:value-type="float" office:value="0.354831">
            <text:p>0,354831</text:p>
          </table:table-cell>
          <table:table-cell office:value-type="float" office:value="0.0932531">
            <text:p>0,0932531</text:p>
          </table:table-cell>
          <table:table-cell office:value-type="float" office:value="0.448084">
            <text:p>0,448084</text:p>
          </table:table-cell>
          <table:table-cell office:value-type="float" office:value="0.483861">
            <text:p>0,483861</text:p>
          </table:table-cell>
          <table:table-cell office:value-type="float" office:value="0.216124">
            <text:p>0,216124</text:p>
          </table:table-cell>
          <table:table-cell office:value-type="float" office:value="0.699985">
            <text:p>0,699985</text:p>
          </table:table-cell>
          <table:table-cell office:value-type="float" office:value="0.0445738">
            <text:p>0,0445738</text:p>
          </table:table-cell>
          <table:table-cell office:value-type="float" office:value="0.175949">
            <text:p>0,175949</text:p>
          </table:table-cell>
          <table:table-cell office:value-type="float" office:value="0.220523">
            <text:p>0,220523</text:p>
          </table:table-cell>
          <table:table-cell office:value-type="float" office:value="3.62397">
            <text:p>3,62397</text:p>
          </table:table-cell>
          <table:table-cell office:value-type="float" office:value="0.158941">
            <text:p>0,158941</text:p>
          </table:table-cell>
          <table:table-cell office:value-type="float" office:value="3.78291">
            <text:p>3,78291</text:p>
          </table:table-cell>
          <table:table-cell office:value-type="float" office:value="0.220816">
            <text:p>0,220816</text:p>
          </table:table-cell>
          <table:table-cell office:value-type="float" office:value="0.0900274">
            <text:p>0,0900274</text:p>
          </table:table-cell>
          <table:table-cell office:value-type="float" office:value="0.310844">
            <text:p>0,310844</text:p>
          </table:table-cell>
          <table:table-cell office:value-type="float" office:value="0.187386">
            <text:p>0,187386</text:p>
          </table:table-cell>
          <table:table-cell office:value-type="float" office:value="0.0563038">
            <text:p>0,0563038</text:p>
          </table:table-cell>
          <table:table-cell office:value-type="float" office:value="0.24369">
            <text:p>0,24369</text:p>
          </table:table-cell>
        </table:table-row>
        <table:table-row table:style-name="ro1">
          <table:table-cell office:value-type="float" office:value="11.8968">
            <text:p>11,8968</text:p>
          </table:table-cell>
          <table:table-cell office:value-type="float" office:value="0.291196">
            <text:p>0,291196</text:p>
          </table:table-cell>
          <table:table-cell office:value-type="float" office:value="12.188">
            <text:p>12,188</text:p>
          </table:table-cell>
          <table:table-cell office:value-type="float" office:value="0.996753">
            <text:p>0,996753</text:p>
          </table:table-cell>
          <table:table-cell office:value-type="float" office:value="0.158648">
            <text:p>0,158648</text:p>
          </table:table-cell>
          <table:table-cell office:value-type="float" office:value="1.1554">
            <text:p>1,1554</text:p>
          </table:table-cell>
          <table:table-cell office:value-type="float" office:value="0.0170084">
            <text:p>0,0170084</text:p>
          </table:table-cell>
          <table:table-cell office:value-type="float" office:value="0.140466">
            <text:p>0,140466</text:p>
          </table:table-cell>
          <table:table-cell office:value-type="float" office:value="0.157475">
            <text:p>0,157475</text:p>
          </table:table-cell>
          <table:table-cell office:value-type="float" office:value="0.165979">
            <text:p>0,165979</text:p>
          </table:table-cell>
          <table:table-cell office:value-type="float" office:value="0.107329">
            <text:p>0,107329</text:p>
          </table:table-cell>
          <table:table-cell office:value-type="float" office:value="0.273308">
            <text:p>0,273308</text:p>
          </table:table-cell>
          <table:table-cell office:value-type="float" office:value="0.438994">
            <text:p>0,438994</text:p>
          </table:table-cell>
          <table:table-cell office:value-type="float" office:value="0.219937">
            <text:p>0,219937</text:p>
          </table:table-cell>
          <table:table-cell office:value-type="float" office:value="0.65893">
            <text:p>0,65893</text:p>
          </table:table-cell>
          <table:table-cell office:value-type="float" office:value="0.0472131">
            <text:p>0,0472131</text:p>
          </table:table-cell>
          <table:table-cell office:value-type="float" office:value="0.169205">
            <text:p>0,169205</text:p>
          </table:table-cell>
          <table:table-cell office:value-type="float" office:value="0.216418">
            <text:p>0,216418</text:p>
          </table:table-cell>
          <table:table-cell office:value-type="float" office:value="3.52632">
            <text:p>3,52632</text:p>
          </table:table-cell>
          <table:table-cell office:value-type="float" office:value="0.154249">
            <text:p>0,154249</text:p>
          </table:table-cell>
          <table:table-cell office:value-type="float" office:value="3.68057">
            <text:p>3,68057</text:p>
          </table:table-cell>
          <table:table-cell office:value-type="float" office:value="0.361576">
            <text:p>0,361576</text:p>
          </table:table-cell>
          <table:table-cell office:value-type="float" office:value="0.119939">
            <text:p>0,119939</text:p>
          </table:table-cell>
          <table:table-cell office:value-type="float" office:value="0.481515">
            <text:p>0,481515</text:p>
          </table:table-cell>
          <table:table-cell office:value-type="float" office:value="0.334304">
            <text:p>0,334304</text:p>
          </table:table-cell>
          <table:table-cell office:value-type="float" office:value="0.076538">
            <text:p>0,076538</text:p>
          </table:table-cell>
          <table:table-cell office:value-type="float" office:value="0.410842">
            <text:p>0,410842</text:p>
          </table:table-cell>
        </table:table-row>
        <table:table-row table:style-name="ro1">
          <table:table-cell office:value-type="float" office:value="11.5188">
            <text:p>11,5188</text:p>
          </table:table-cell>
          <table:table-cell office:value-type="float" office:value="0.33401">
            <text:p>0,33401</text:p>
          </table:table-cell>
          <table:table-cell office:value-type="float" office:value="11.8528">
            <text:p>11,8528</text:p>
          </table:table-cell>
          <table:table-cell office:value-type="float" office:value="1.2727">
            <text:p>1,2727</text:p>
          </table:table-cell>
          <table:table-cell office:value-type="float" office:value="0.18416">
            <text:p>0,18416</text:p>
          </table:table-cell>
          <table:table-cell office:value-type="float" office:value="1.45686">
            <text:p>1,45686</text:p>
          </table:table-cell>
          <table:table-cell office:value-type="float" office:value="0.0196477">
            <text:p>0,0196477</text:p>
          </table:table-cell>
          <table:table-cell office:value-type="float" office:value="0.13724">
            <text:p>0,13724</text:p>
          </table:table-cell>
          <table:table-cell office:value-type="float" office:value="0.156888">
            <text:p>0,156888</text:p>
          </table:table-cell>
          <table:table-cell office:value-type="float" office:value="0.207327">
            <text:p>0,207327</text:p>
          </table:table-cell>
          <table:table-cell office:value-type="float" office:value="0.0982384">
            <text:p>0,0982384</text:p>
          </table:table-cell>
          <table:table-cell office:value-type="float" office:value="0.305565">
            <text:p>0,305565</text:p>
          </table:table-cell>
          <table:table-cell office:value-type="float" office:value="0.419053">
            <text:p>0,419053</text:p>
          </table:table-cell>
          <table:table-cell office:value-type="float" office:value="0.219643">
            <text:p>0,219643</text:p>
          </table:table-cell>
          <table:table-cell office:value-type="float" office:value="0.638696">
            <text:p>0,638696</text:p>
          </table:table-cell>
          <table:table-cell office:value-type="float" office:value="0.0460401">
            <text:p>0,0460401</text:p>
          </table:table-cell>
          <table:table-cell office:value-type="float" office:value="0.214072">
            <text:p>0,214072</text:p>
          </table:table-cell>
          <table:table-cell office:value-type="float" office:value="0.260112">
            <text:p>0,260112</text:p>
          </table:table-cell>
          <table:table-cell office:value-type="float" office:value="3.4489">
            <text:p>3,4489</text:p>
          </table:table-cell>
          <table:table-cell office:value-type="float" office:value="0.142812">
            <text:p>0,142812</text:p>
          </table:table-cell>
          <table:table-cell office:value-type="float" office:value="3.59171">
            <text:p>3,59171</text:p>
          </table:table-cell>
          <table:table-cell office:value-type="float" office:value="0.192371">
            <text:p>0,192371</text:p>
          </table:table-cell>
          <table:table-cell office:value-type="float" office:value="0.0868017">
            <text:p>0,0868017</text:p>
          </table:table-cell>
          <table:table-cell office:value-type="float" office:value="0.279173">
            <text:p>0,279173</text:p>
          </table:table-cell>
          <table:table-cell office:value-type="float" office:value="0.187093">
            <text:p>0,187093</text:p>
          </table:table-cell>
          <table:table-cell office:value-type="float" office:value="0.0583565">
            <text:p>0,0583565</text:p>
          </table:table-cell>
          <table:table-cell office:value-type="float" office:value="0.245449">
            <text:p>0,245449</text:p>
          </table:table-cell>
        </table:table-row>
        <table:table-row table:style-name="ro1">
          <table:table-cell office:value-type="float" office:value="10.1951">
            <text:p>10,1951</text:p>
          </table:table-cell>
          <table:table-cell office:value-type="float" office:value="0.257179">
            <text:p>0,257179</text:p>
          </table:table-cell>
          <table:table-cell office:value-type="float" office:value="10.4523">
            <text:p>10,4523</text:p>
          </table:table-cell>
          <table:table-cell office:value-type="float" office:value="1.01083">
            <text:p>1,01083</text:p>
          </table:table-cell>
          <table:table-cell office:value-type="float" office:value="0.196183">
            <text:p>0,196183</text:p>
          </table:table-cell>
          <table:table-cell office:value-type="float" office:value="1.20701">
            <text:p>1,20701</text:p>
          </table:table-cell>
          <table:table-cell office:value-type="float" office:value="0.0167152">
            <text:p>0,0167152</text:p>
          </table:table-cell>
          <table:table-cell office:value-type="float" office:value="0.155129">
            <text:p>0,155129</text:p>
          </table:table-cell>
          <table:table-cell office:value-type="float" office:value="0.171844">
            <text:p>0,171844</text:p>
          </table:table-cell>
          <table:table-cell office:value-type="float" office:value="0.175363">
            <text:p>0,175363</text:p>
          </table:table-cell>
          <table:table-cell office:value-type="float" office:value="0.11642">
            <text:p>0,11642</text:p>
          </table:table-cell>
          <table:table-cell office:value-type="float" office:value="0.291783">
            <text:p>0,291783</text:p>
          </table:table-cell>
          <table:table-cell office:value-type="float" office:value="0.465386">
            <text:p>0,465386</text:p>
          </table:table-cell>
          <table:table-cell office:value-type="float" office:value="0.20762">
            <text:p>0,20762</text:p>
          </table:table-cell>
          <table:table-cell office:value-type="float" office:value="0.673006">
            <text:p>0,673006</text:p>
          </table:table-cell>
          <table:table-cell office:value-type="float" office:value="0.0445738">
            <text:p>0,0445738</text:p>
          </table:table-cell>
          <table:table-cell office:value-type="float" office:value="0.173017">
            <text:p>0,173017</text:p>
          </table:table-cell>
          <table:table-cell office:value-type="float" office:value="0.217591">
            <text:p>0,217591</text:p>
          </table:table-cell>
          <table:table-cell office:value-type="float" office:value="3.38233">
            <text:p>3,38233</text:p>
          </table:table-cell>
          <table:table-cell office:value-type="float" office:value="0.147504">
            <text:p>0,147504</text:p>
          </table:table-cell>
          <table:table-cell office:value-type="float" office:value="3.52984">
            <text:p>3,52984</text:p>
          </table:table-cell>
          <table:table-cell office:value-type="float" office:value="0.219057">
            <text:p>0,219057</text:p>
          </table:table-cell>
          <table:table-cell office:value-type="float" office:value="0.0947194">
            <text:p>0,0947194</text:p>
          </table:table-cell>
          <table:table-cell office:value-type="float" office:value="0.313776">
            <text:p>0,313776</text:p>
          </table:table-cell>
          <table:table-cell office:value-type="float" office:value="0.209966">
            <text:p>0,209966</text:p>
          </table:table-cell>
          <table:table-cell office:value-type="float" office:value="0.062462">
            <text:p>0,062462</text:p>
          </table:table-cell>
          <table:table-cell office:value-type="float" office:value="0.272428">
            <text:p>0,272428</text:p>
          </table:table-cell>
        </table:table-row>
        <table:table-row table:style-name="ro1">
          <table:table-cell office:value-type="float" office:value="9.98248">
            <text:p>9,98248</text:p>
          </table:table-cell>
          <table:table-cell office:value-type="float" office:value="0.26715">
            <text:p>0,26715</text:p>
          </table:table-cell>
          <table:table-cell office:value-type="float" office:value="10.2496">
            <text:p>10,2496</text:p>
          </table:table-cell>
          <table:table-cell office:value-type="float" office:value="0.964789">
            <text:p>0,964789</text:p>
          </table:table-cell>
          <table:table-cell office:value-type="float" office:value="0.16158">
            <text:p>0,16158</text:p>
          </table:table-cell>
          <table:table-cell office:value-type="float" office:value="1.12637">
            <text:p>1,12637</text:p>
          </table:table-cell>
          <table:table-cell office:value-type="float" office:value="0.0167152">
            <text:p>0,0167152</text:p>
          </table:table-cell>
          <table:table-cell office:value-type="float" office:value="0.141639">
            <text:p>0,141639</text:p>
          </table:table-cell>
          <table:table-cell office:value-type="float" office:value="0.158354">
            <text:p>0,158354</text:p>
          </table:table-cell>
          <table:table-cell office:value-type="float" office:value="0.163926">
            <text:p>0,163926</text:p>
          </table:table-cell>
          <table:table-cell office:value-type="float" office:value="0.0950126">
            <text:p>0,0950126</text:p>
          </table:table-cell>
          <table:table-cell office:value-type="float" office:value="0.258939">
            <text:p>0,258939</text:p>
          </table:table-cell>
          <table:table-cell office:value-type="float" office:value="0.403217">
            <text:p>0,403217</text:p>
          </table:table-cell>
          <table:table-cell office:value-type="float" office:value="0.20762">
            <text:p>0,20762</text:p>
          </table:table-cell>
          <table:table-cell office:value-type="float" office:value="0.610837">
            <text:p>0,610837</text:p>
          </table:table-cell>
          <table:table-cell office:value-type="float" office:value="0.0439873">
            <text:p>0,0439873</text:p>
          </table:table-cell>
          <table:table-cell office:value-type="float" office:value="0.168032">
            <text:p>0,168032</text:p>
          </table:table-cell>
          <table:table-cell office:value-type="float" office:value="0.212019">
            <text:p>0,212019</text:p>
          </table:table-cell>
          <table:table-cell office:value-type="float" office:value="3.53189">
            <text:p>3,53189</text:p>
          </table:table-cell>
          <table:table-cell office:value-type="float" office:value="0.16246">
            <text:p>0,16246</text:p>
          </table:table-cell>
          <table:table-cell office:value-type="float" office:value="3.69435">
            <text:p>3,69435</text:p>
          </table:table-cell>
          <table:table-cell office:value-type="float" office:value="0.202928">
            <text:p>0,202928</text:p>
          </table:table-cell>
          <table:table-cell office:value-type="float" office:value="0.0853354">
            <text:p>0,0853354</text:p>
          </table:table-cell>
          <table:table-cell office:value-type="float" office:value="0.288264">
            <text:p>0,288264</text:p>
          </table:table-cell>
          <table:table-cell office:value-type="float" office:value="0.186506">
            <text:p>0,186506</text:p>
          </table:table-cell>
          <table:table-cell office:value-type="float" office:value="0.0563038">
            <text:p>0,0563038</text:p>
          </table:table-cell>
          <table:table-cell office:value-type="float" office:value="0.24281">
            <text:p>0,24281</text:p>
          </table:table-cell>
        </table:table-row>
        <table:table-row table:style-name="ro1">
          <table:table-cell office:value-type="float" office:value="10.0757">
            <text:p>10,0757</text:p>
          </table:table-cell>
          <table:table-cell office:value-type="float" office:value="0.269202">
            <text:p>0,269202</text:p>
          </table:table-cell>
          <table:table-cell office:value-type="float" office:value="10.3449">
            <text:p>10,3449</text:p>
          </table:table-cell>
          <table:table-cell office:value-type="float" office:value="0.985609">
            <text:p>0,985609</text:p>
          </table:table-cell>
          <table:table-cell office:value-type="float" office:value="0.156595">
            <text:p>0,156595</text:p>
          </table:table-cell>
          <table:table-cell office:value-type="float" office:value="1.1422">
            <text:p>1,1422</text:p>
          </table:table-cell>
          <table:table-cell office:value-type="float" office:value="0.0155422">
            <text:p>0,0155422</text:p>
          </table:table-cell>
          <table:table-cell office:value-type="float" office:value="0.168032">
            <text:p>0,168032</text:p>
          </table:table-cell>
          <table:table-cell office:value-type="float" office:value="0.183574">
            <text:p>0,183574</text:p>
          </table:table-cell>
          <table:table-cell office:value-type="float" office:value="0.175363">
            <text:p>0,175363</text:p>
          </table:table-cell>
          <table:table-cell office:value-type="float" office:value="0.0935464">
            <text:p>0,0935464</text:p>
          </table:table-cell>
          <table:table-cell office:value-type="float" office:value="0.268909">
            <text:p>0,268909</text:p>
          </table:table-cell>
          <table:table-cell office:value-type="float" office:value="0.417">
            <text:p>0,417</text:p>
          </table:table-cell>
          <table:table-cell office:value-type="float" office:value="0.217004">
            <text:p>0,217004</text:p>
          </table:table-cell>
          <table:table-cell office:value-type="float" office:value="0.634004">
            <text:p>0,634004</text:p>
          </table:table-cell>
          <table:table-cell office:value-type="float" office:value="0.0598228">
            <text:p>0,0598228</text:p>
          </table:table-cell>
          <table:table-cell office:value-type="float" office:value="0.180641">
            <text:p>0,180641</text:p>
          </table:table-cell>
          <table:table-cell office:value-type="float" office:value="0.240464">
            <text:p>0,240464</text:p>
          </table:table-cell>
          <table:table-cell office:value-type="float" office:value="3.45711">
            <text:p>3,45711</text:p>
          </table:table-cell>
          <table:table-cell office:value-type="float" office:value="0.147797">
            <text:p>0,147797</text:p>
          </table:table-cell>
          <table:table-cell office:value-type="float" office:value="3.60491">
            <text:p>3,60491</text:p>
          </table:table-cell>
          <table:table-cell office:value-type="float" office:value="0.214072">
            <text:p>0,214072</text:p>
          </table:table-cell>
          <table:table-cell office:value-type="float" office:value="0.0800569">
            <text:p>0,0800569</text:p>
          </table:table-cell>
          <table:table-cell office:value-type="float" office:value="0.294129">
            <text:p>0,294129</text:p>
          </table:table-cell>
          <table:table-cell office:value-type="float" office:value="0.195304">
            <text:p>0,195304</text:p>
          </table:table-cell>
          <table:table-cell office:value-type="float" office:value="0.0568903">
            <text:p>0,0568903</text:p>
          </table:table-cell>
          <table:table-cell office:value-type="float" office:value="0.252194">
            <text:p>0,252194</text:p>
          </table:table-cell>
        </table:table-row>
        <table:table-row table:style-name="ro1">
          <table:table-cell office:value-type="float" office:value="10.1071">
            <text:p>10,1071</text:p>
          </table:table-cell>
          <table:table-cell office:value-type="float" office:value="0.435475">
            <text:p>0,435475</text:p>
          </table:table-cell>
          <table:table-cell office:value-type="float" office:value="10.5426">
            <text:p>10,5426</text:p>
          </table:table-cell>
          <table:table-cell office:value-type="float" office:value="1.04309">
            <text:p>1,04309</text:p>
          </table:table-cell>
          <table:table-cell office:value-type="float" office:value="0.147211">
            <text:p>0,147211</text:p>
          </table:table-cell>
          <table:table-cell office:value-type="float" office:value="1.1903">
            <text:p>1,1903</text:p>
          </table:table-cell>
          <table:table-cell office:value-type="float" office:value="0.0152489">
            <text:p>0,0152489</text:p>
          </table:table-cell>
          <table:table-cell office:value-type="float" office:value="0.139586">
            <text:p>0,139586</text:p>
          </table:table-cell>
          <table:table-cell office:value-type="float" office:value="0.154835">
            <text:p>0,154835</text:p>
          </table:table-cell>
          <table:table-cell office:value-type="float" office:value="0.174776">
            <text:p>0,174776</text:p>
          </table:table-cell>
          <table:table-cell office:value-type="float" office:value="0.107916">
            <text:p>0,107916</text:p>
          </table:table-cell>
          <table:table-cell office:value-type="float" office:value="0.282692">
            <text:p>0,282692</text:p>
          </table:table-cell>
          <table:table-cell office:value-type="float" office:value="0.456588">
            <text:p>0,456588</text:p>
          </table:table-cell>
          <table:table-cell office:value-type="float" office:value="0.207327">
            <text:p>0,207327</text:p>
          </table:table-cell>
          <table:table-cell office:value-type="float" office:value="0.663915">
            <text:p>0,663915</text:p>
          </table:table-cell>
          <table:table-cell office:value-type="float" office:value="0.0419346">
            <text:p>0,0419346</text:p>
          </table:table-cell>
          <table:table-cell office:value-type="float" office:value="0.188852">
            <text:p>0,188852</text:p>
          </table:table-cell>
          <table:table-cell office:value-type="float" office:value="0.230787">
            <text:p>0,230787</text:p>
          </table:table-cell>
          <table:table-cell office:value-type="float" office:value="3.55476">
            <text:p>3,55476</text:p>
          </table:table-cell>
          <table:table-cell office:value-type="float" office:value="0.166859">
            <text:p>0,166859</text:p>
          </table:table-cell>
          <table:table-cell office:value-type="float" office:value="3.72162">
            <text:p>3,72162</text:p>
          </table:table-cell>
          <table:table-cell office:value-type="float" office:value="0.191785">
            <text:p>0,191785</text:p>
          </table:table-cell>
          <table:table-cell office:value-type="float" office:value="0.0935464">
            <text:p>0,0935464</text:p>
          </table:table-cell>
          <table:table-cell office:value-type="float" office:value="0.285331">
            <text:p>0,285331</text:p>
          </table:table-cell>
          <table:table-cell office:value-type="float" office:value="0.184747">
            <text:p>0,184747</text:p>
          </table:table-cell>
          <table:table-cell office:value-type="float" office:value="0.0700865">
            <text:p>0,0700865</text:p>
          </table:table-cell>
          <table:table-cell office:value-type="float" office:value="0.254833">
            <text:p>0,254833</text:p>
          </table:table-cell>
        </table:table-row>
        <table:table-row table:style-name="ro1">
          <table:table-cell office:value-type="float" office:value="10.0719">
            <text:p>10,0719</text:p>
          </table:table-cell>
          <table:table-cell office:value-type="float" office:value="0.256006">
            <text:p>0,256006</text:p>
          </table:table-cell>
          <table:table-cell office:value-type="float" office:value="10.3279">
            <text:p>10,3279</text:p>
          </table:table-cell>
          <table:table-cell office:value-type="float" office:value="0.997339">
            <text:p>0,997339</text:p>
          </table:table-cell>
          <table:table-cell office:value-type="float" office:value="0.172137">
            <text:p>0,172137</text:p>
          </table:table-cell>
          <table:table-cell office:value-type="float" office:value="1.16948">
            <text:p>1,16948</text:p>
          </table:table-cell>
          <table:table-cell office:value-type="float" office:value="0.0158354">
            <text:p>0,0158354</text:p>
          </table:table-cell>
          <table:table-cell office:value-type="float" office:value="0.0912004">
            <text:p>0,0912004</text:p>
          </table:table-cell>
          <table:table-cell office:value-type="float" office:value="0.107036">
            <text:p>0,107036</text:p>
          </table:table-cell>
          <table:table-cell office:value-type="float" office:value="0.161873">
            <text:p>0,161873</text:p>
          </table:table-cell>
          <table:table-cell office:value-type="float" office:value="0.0885612">
            <text:p>0,0885612</text:p>
          </table:table-cell>
          <table:table-cell office:value-type="float" office:value="0.250435">
            <text:p>0,250435</text:p>
          </table:table-cell>
          <table:table-cell office:value-type="float" office:value="0.409669">
            <text:p>0,409669</text:p>
          </table:table-cell>
          <table:table-cell office:value-type="float" office:value="0.225802">
            <text:p>0,225802</text:p>
          </table:table-cell>
          <table:table-cell office:value-type="float" office:value="0.63547">
            <text:p>0,63547</text:p>
          </table:table-cell>
          <table:table-cell office:value-type="float" office:value="0.0445738">
            <text:p>0,0445738</text:p>
          </table:table-cell>
          <table:table-cell office:value-type="float" office:value="0.119059">
            <text:p>0,119059</text:p>
          </table:table-cell>
          <table:table-cell office:value-type="float" office:value="0.163633">
            <text:p>0,163633</text:p>
          </table:table-cell>
          <table:table-cell office:value-type="float" office:value="3.53453">
            <text:p>3,53453</text:p>
          </table:table-cell>
          <table:table-cell office:value-type="float" office:value="0.135481">
            <text:p>0,135481</text:p>
          </table:table-cell>
          <table:table-cell office:value-type="float" office:value="3.67001">
            <text:p>3,67001</text:p>
          </table:table-cell>
          <table:table-cell office:value-type="float" office:value="0.190612">
            <text:p>0,190612</text:p>
          </table:table-cell>
          <table:table-cell office:value-type="float" office:value="0.122871">
            <text:p>0,122871</text:p>
          </table:table-cell>
          <table:table-cell office:value-type="float" office:value="0.313483">
            <text:p>0,313483</text:p>
          </table:table-cell>
          <table:table-cell office:value-type="float" office:value="0.181814">
            <text:p>0,181814</text:p>
          </table:table-cell>
          <table:table-cell office:value-type="float" office:value="0.0832827">
            <text:p>0,0832827</text:p>
          </table:table-cell>
          <table:table-cell office:value-type="float" office:value="0.265097">
            <text:p>0,265097</text:p>
          </table:table-cell>
        </table:table-row>
        <table:table-row table:style-name="ro1">
          <table:table-cell office:value-type="float" office:value="10.2599">
            <text:p>10,2599</text:p>
          </table:table-cell>
          <table:table-cell office:value-type="float" office:value="0.236065">
            <text:p>0,236065</text:p>
          </table:table-cell>
          <table:table-cell office:value-type="float" office:value="10.496">
            <text:p>10,496</text:p>
          </table:table-cell>
          <table:table-cell office:value-type="float" office:value="1.01054">
            <text:p>1,01054</text:p>
          </table:table-cell>
          <table:table-cell office:value-type="float" office:value="0.159821">
            <text:p>0,159821</text:p>
          </table:table-cell>
          <table:table-cell office:value-type="float" office:value="1.17036">
            <text:p>1,17036</text:p>
          </table:table-cell>
          <table:table-cell office:value-type="float" office:value="0.0205274">
            <text:p>0,0205274</text:p>
          </table:table-cell>
          <table:table-cell office:value-type="float" office:value="0.236065">
            <text:p>0,236065</text:p>
          </table:table-cell>
          <table:table-cell office:value-type="float" office:value="0.256593">
            <text:p>0,256593</text:p>
          </table:table-cell>
          <table:table-cell office:value-type="float" office:value="0.170378">
            <text:p>0,170378</text:p>
          </table:table-cell>
          <table:table-cell office:value-type="float" office:value="0.153956">
            <text:p>0,153956</text:p>
          </table:table-cell>
          <table:table-cell office:value-type="float" office:value="0.324333">
            <text:p>0,324333</text:p>
          </table:table-cell>
          <table:table-cell office:value-type="float" office:value="0.480048">
            <text:p>0,480048</text:p>
          </table:table-cell>
          <table:table-cell office:value-type="float" office:value="0.229907">
            <text:p>0,229907</text:p>
          </table:table-cell>
          <table:table-cell office:value-type="float" office:value="0.709955">
            <text:p>0,709955</text:p>
          </table:table-cell>
          <table:table-cell office:value-type="float" office:value="0.0416413">
            <text:p>0,0416413</text:p>
          </table:table-cell>
          <table:table-cell office:value-type="float" office:value="0.115247">
            <text:p>0,115247</text:p>
          </table:table-cell>
          <table:table-cell office:value-type="float" office:value="0.156888">
            <text:p>0,156888</text:p>
          </table:table-cell>
          <table:table-cell office:value-type="float" office:value="8.25437">
            <text:p>8,25437</text:p>
          </table:table-cell>
          <table:table-cell office:value-type="float" office:value="0.373599">
            <text:p>0,373599</text:p>
          </table:table-cell>
          <table:table-cell office:value-type="float" office:value="8.62797">
            <text:p>8,62797</text:p>
          </table:table-cell>
          <table:table-cell office:value-type="float" office:value="0.49823">
            <text:p>0,49823</text:p>
          </table:table-cell>
          <table:table-cell office:value-type="float" office:value="0.198823">
            <text:p>0,198823</text:p>
          </table:table-cell>
          <table:table-cell office:value-type="float" office:value="0.697053">
            <text:p>0,697053</text:p>
          </table:table-cell>
          <table:table-cell office:value-type="float" office:value="0.470958">
            <text:p>0,470958</text:p>
          </table:table-cell>
          <table:table-cell office:value-type="float" office:value="0.129323">
            <text:p>0,129323</text:p>
          </table:table-cell>
          <table:table-cell office:value-type="float" office:value="0.60028">
            <text:p>0,60028</text:p>
          </table:table-cell>
        </table:table-row>
        <table:table-row table:style-name="ro1">
          <table:table-cell office:value-type="float" office:value="12.5255">
            <text:p>12,5255</text:p>
          </table:table-cell>
          <table:table-cell office:value-type="float" office:value="0.255127">
            <text:p>0,255127</text:p>
          </table:table-cell>
          <table:table-cell office:value-type="float" office:value="12.7807">
            <text:p>12,7807</text:p>
          </table:table-cell>
          <table:table-cell office:value-type="float" office:value="2.30845">
            <text:p>2,30845</text:p>
          </table:table-cell>
          <table:table-cell office:value-type="float" office:value="0.365388">
            <text:p>0,365388</text:p>
          </table:table-cell>
          <table:table-cell office:value-type="float" office:value="2.67384">
            <text:p>2,67384</text:p>
          </table:table-cell>
          <table:table-cell office:value-type="float" office:value="0.0299114">
            <text:p>0,0299114</text:p>
          </table:table-cell>
          <table:table-cell office:value-type="float" office:value="0.147797">
            <text:p>0,147797</text:p>
          </table:table-cell>
          <table:table-cell office:value-type="float" office:value="0.177709">
            <text:p>0,177709</text:p>
          </table:table-cell>
          <table:table-cell office:value-type="float" office:value="0.171844">
            <text:p>0,171844</text:p>
          </table:table-cell>
          <table:table-cell office:value-type="float" office:value="0.130202">
            <text:p>0,130202</text:p>
          </table:table-cell>
          <table:table-cell office:value-type="float" office:value="0.302046">
            <text:p>0,302046</text:p>
          </table:table-cell>
          <table:table-cell office:value-type="float" office:value="0.450723">
            <text:p>0,450723</text:p>
          </table:table-cell>
          <table:table-cell office:value-type="float" office:value="0.226681">
            <text:p>0,226681</text:p>
          </table:table-cell>
          <table:table-cell office:value-type="float" office:value="0.677405">
            <text:p>0,677405</text:p>
          </table:table-cell>
          <table:table-cell office:value-type="float" office:value="0.0583565">
            <text:p>0,0583565</text:p>
          </table:table-cell>
          <table:table-cell office:value-type="float" office:value="0.118473">
            <text:p>0,118473</text:p>
          </table:table-cell>
          <table:table-cell office:value-type="float" office:value="0.176829">
            <text:p>0,176829</text:p>
          </table:table-cell>
          <table:table-cell office:value-type="float" office:value="3.4316">
            <text:p>3,4316</text:p>
          </table:table-cell>
          <table:table-cell office:value-type="float" office:value="0.161287">
            <text:p>0,161287</text:p>
          </table:table-cell>
          <table:table-cell office:value-type="float" office:value="3.59288">
            <text:p>3,59288</text:p>
          </table:table-cell>
          <table:table-cell office:value-type="float" office:value="0.191785">
            <text:p>0,191785</text:p>
          </table:table-cell>
          <table:table-cell office:value-type="float" office:value="0.141639">
            <text:p>0,141639</text:p>
          </table:table-cell>
          <table:table-cell office:value-type="float" office:value="0.333424">
            <text:p>0,333424</text:p>
          </table:table-cell>
          <table:table-cell office:value-type="float" office:value="0.173603">
            <text:p>0,173603</text:p>
          </table:table-cell>
          <table:table-cell office:value-type="float" office:value="0.0958924">
            <text:p>0,0958924</text:p>
          </table:table-cell>
          <table:table-cell office:value-type="float" office:value="0.269496">
            <text:p>0,269496</text:p>
          </table:table-cell>
        </table:table-row>
        <table:table-row table:style-name="ro1">
          <table:table-cell office:value-type="float" office:value="19.7063">
            <text:p>19,7063</text:p>
          </table:table-cell>
          <table:table-cell office:value-type="float" office:value="0.595588">
            <text:p>0,595588</text:p>
          </table:table-cell>
          <table:table-cell office:value-type="float" office:value="20.3019">
            <text:p>20,3019</text:p>
          </table:table-cell>
          <table:table-cell office:value-type="float" office:value="2.31403">
            <text:p>2,31403</text:p>
          </table:table-cell>
          <table:table-cell office:value-type="float" office:value="0.36011">
            <text:p>0,36011</text:p>
          </table:table-cell>
          <table:table-cell office:value-type="float" office:value="2.67414">
            <text:p>2,67414</text:p>
          </table:table-cell>
          <table:table-cell office:value-type="float" office:value="0.0466266">
            <text:p>0,0466266</text:p>
          </table:table-cell>
          <table:table-cell office:value-type="float" office:value="0.252781">
            <text:p>0,252781</text:p>
          </table:table-cell>
          <table:table-cell office:value-type="float" office:value="0.299407">
            <text:p>0,299407</text:p>
          </table:table-cell>
          <table:table-cell office:value-type="float" office:value="0.188852">
            <text:p>0,188852</text:p>
          </table:table-cell>
          <table:table-cell office:value-type="float" office:value="0.10469">
            <text:p>0,10469</text:p>
          </table:table-cell>
          <table:table-cell office:value-type="float" office:value="0.293542">
            <text:p>0,293542</text:p>
          </table:table-cell>
          <table:table-cell office:value-type="float" office:value="0.491485">
            <text:p>0,491485</text:p>
          </table:table-cell>
          <table:table-cell office:value-type="float" office:value="0.216418">
            <text:p>0,216418</text:p>
          </table:table-cell>
          <table:table-cell office:value-type="float" office:value="0.707903">
            <text:p>0,707903</text:p>
          </table:table-cell>
          <table:table-cell office:value-type="float" office:value="0.0413481">
            <text:p>0,0413481</text:p>
          </table:table-cell>
          <table:table-cell office:value-type="float" office:value="0.166859">
            <text:p>0,166859</text:p>
          </table:table-cell>
          <table:table-cell office:value-type="float" office:value="0.208207">
            <text:p>0,208207</text:p>
          </table:table-cell>
          <table:table-cell office:value-type="float" office:value="3.61781">
            <text:p>3,61781</text:p>
          </table:table-cell>
          <table:table-cell office:value-type="float" office:value="0.140759">
            <text:p>0,140759</text:p>
          </table:table-cell>
          <table:table-cell office:value-type="float" office:value="3.75857">
            <text:p>3,75857</text:p>
          </table:table-cell>
          <table:table-cell office:value-type="float" office:value="0.199116">
            <text:p>0,199116</text:p>
          </table:table-cell>
          <table:table-cell office:value-type="float" office:value="0.0879747">
            <text:p>0,0879747</text:p>
          </table:table-cell>
          <table:table-cell office:value-type="float" office:value="0.287091">
            <text:p>0,287091</text:p>
          </table:table-cell>
          <table:table-cell office:value-type="float" office:value="0.188852">
            <text:p>0,188852</text:p>
          </table:table-cell>
          <table:table-cell office:value-type="float" office:value="0.0662742">
            <text:p>0,0662742</text:p>
          </table:table-cell>
          <table:table-cell office:value-type="float" office:value="0.255127">
            <text:p>0,255127</text:p>
          </table:table-cell>
        </table:table-row>
        <table:table-row table:style-name="ro1">
          <table:table-cell office:value-type="float" office:value="11.2707">
            <text:p>11,2707</text:p>
          </table:table-cell>
          <table:table-cell office:value-type="float" office:value="0.28885">
            <text:p>0,28885</text:p>
          </table:table-cell>
          <table:table-cell office:value-type="float" office:value="11.5596">
            <text:p>11,5596</text:p>
          </table:table-cell>
          <table:table-cell office:value-type="float" office:value="1.07534">
            <text:p>1,07534</text:p>
          </table:table-cell>
          <table:table-cell office:value-type="float" office:value="0.181228">
            <text:p>0,181228</text:p>
          </table:table-cell>
          <table:table-cell office:value-type="float" office:value="1.25657">
            <text:p>1,25657</text:p>
          </table:table-cell>
          <table:table-cell office:value-type="float" office:value="0.0173017">
            <text:p>0,0173017</text:p>
          </table:table-cell>
          <table:table-cell office:value-type="float" office:value="0.13988">
            <text:p>0,13988</text:p>
          </table:table-cell>
          <table:table-cell office:value-type="float" office:value="0.157181">
            <text:p>0,157181</text:p>
          </table:table-cell>
          <table:table-cell office:value-type="float" office:value="0.199996">
            <text:p>0,199996</text:p>
          </table:table-cell>
          <table:table-cell office:value-type="float" office:value="0.101171">
            <text:p>0,101171</text:p>
          </table:table-cell>
          <table:table-cell office:value-type="float" office:value="0.301167">
            <text:p>0,301167</text:p>
          </table:table-cell>
          <table:table-cell office:value-type="float" office:value="0.412015">
            <text:p>0,412015</text:p>
          </table:table-cell>
          <table:table-cell office:value-type="float" office:value="0.194424">
            <text:p>0,194424</text:p>
          </table:table-cell>
          <table:table-cell office:value-type="float" office:value="0.606439">
            <text:p>0,606439</text:p>
          </table:table-cell>
          <table:table-cell office:value-type="float" office:value="0.0422278">
            <text:p>0,0422278</text:p>
          </table:table-cell>
          <table:table-cell office:value-type="float" office:value="0.295888">
            <text:p>0,295888</text:p>
          </table:table-cell>
          <table:table-cell office:value-type="float" office:value="0.338116">
            <text:p>0,338116</text:p>
          </table:table-cell>
          <table:table-cell office:value-type="float" office:value="3.42837">
            <text:p>3,42837</text:p>
          </table:table-cell>
          <table:table-cell office:value-type="float" office:value="0.140173">
            <text:p>0,140173</text:p>
          </table:table-cell>
          <table:table-cell office:value-type="float" office:value="3.56855">
            <text:p>3,56855</text:p>
          </table:table-cell>
          <table:table-cell office:value-type="float" office:value="0.397059">
            <text:p>0,397059</text:p>
          </table:table-cell>
          <table:table-cell office:value-type="float" office:value="0.210259">
            <text:p>0,210259</text:p>
          </table:table-cell>
          <table:table-cell office:value-type="float" office:value="0.607318">
            <text:p>0,607318</text:p>
          </table:table-cell>
          <table:table-cell office:value-type="float" office:value="0.472424">
            <text:p>0,472424</text:p>
          </table:table-cell>
          <table:table-cell office:value-type="float" office:value="0.129029">
            <text:p>0,129029</text:p>
          </table:table-cell>
          <table:table-cell office:value-type="float" office:value="0.601453">
            <text:p>0,601453</text:p>
          </table:table-cell>
        </table:table-row>
        <table:table-row table:style-name="ro1">
          <table:table-cell office:value-type="float" office:value="10.8458">
            <text:p>10,8458</text:p>
          </table:table-cell>
          <table:table-cell office:value-type="float" office:value="0.306152">
            <text:p>0,306152</text:p>
          </table:table-cell>
          <table:table-cell office:value-type="float" office:value="11.152">
            <text:p>11,152</text:p>
          </table:table-cell>
          <table:table-cell office:value-type="float" office:value="0.99646">
            <text:p>0,99646</text:p>
          </table:table-cell>
          <table:table-cell office:value-type="float" office:value="0.145451">
            <text:p>0,145451</text:p>
          </table:table-cell>
          <table:table-cell office:value-type="float" office:value="1.14191">
            <text:p>1,14191</text:p>
          </table:table-cell>
          <table:table-cell office:value-type="float" office:value="0.0152489">
            <text:p>0,0152489</text:p>
          </table:table-cell>
          <table:table-cell office:value-type="float" office:value="0.133135">
            <text:p>0,133135</text:p>
          </table:table-cell>
          <table:table-cell office:value-type="float" office:value="0.148384">
            <text:p>0,148384</text:p>
          </table:table-cell>
          <table:table-cell office:value-type="float" office:value="0.178882">
            <text:p>0,178882</text:p>
          </table:table-cell>
          <table:table-cell office:value-type="float" office:value="0.112314">
            <text:p>0,112314</text:p>
          </table:table-cell>
          <table:table-cell office:value-type="float" office:value="0.291196">
            <text:p>0,291196</text:p>
          </table:table-cell>
          <table:table-cell office:value-type="float" office:value="0.454242">
            <text:p>0,454242</text:p>
          </table:table-cell>
          <table:table-cell office:value-type="float" office:value="0.206447">
            <text:p>0,206447</text:p>
          </table:table-cell>
          <table:table-cell office:value-type="float" office:value="0.66069">
            <text:p>0,66069</text:p>
          </table:table-cell>
          <table:table-cell office:value-type="float" office:value="0.0407616">
            <text:p>0,0407616</text:p>
          </table:table-cell>
          <table:table-cell office:value-type="float" office:value="0.188266">
            <text:p>0,188266</text:p>
          </table:table-cell>
          <table:table-cell office:value-type="float" office:value="0.229027">
            <text:p>0,229027</text:p>
          </table:table-cell>
          <table:table-cell office:value-type="float" office:value="3.45564">
            <text:p>3,45564</text:p>
          </table:table-cell>
          <table:table-cell office:value-type="float" office:value="0.142812">
            <text:p>0,142812</text:p>
          </table:table-cell>
          <table:table-cell office:value-type="float" office:value="3.59846">
            <text:p>3,59846</text:p>
          </table:table-cell>
          <table:table-cell office:value-type="float" office:value="0.212605">
            <text:p>0,212605</text:p>
          </table:table-cell>
          <table:table-cell office:value-type="float" office:value="0.0844557">
            <text:p>0,0844557</text:p>
          </table:table-cell>
          <table:table-cell office:value-type="float" office:value="0.297061">
            <text:p>0,297061</text:p>
          </table:table-cell>
          <table:table-cell office:value-type="float" office:value="0.201169">
            <text:p>0,201169</text:p>
          </table:table-cell>
          <table:table-cell office:value-type="float" office:value="0.0524915">
            <text:p>0,0524915</text:p>
          </table:table-cell>
          <table:table-cell office:value-type="float" office:value="0.25366">
            <text:p>0,25366</text:p>
          </table:table-cell>
        </table:table-row>
        <table:table-row table:style-name="ro1">
          <table:table-cell office:value-type="float" office:value="10.1039">
            <text:p>10,1039</text:p>
          </table:table-cell>
          <table:table-cell office:value-type="float" office:value="0.243397">
            <text:p>0,243397</text:p>
          </table:table-cell>
          <table:table-cell office:value-type="float" office:value="10.3473">
            <text:p>10,3473</text:p>
          </table:table-cell>
          <table:table-cell office:value-type="float" office:value="0.965375">
            <text:p>0,965375</text:p>
          </table:table-cell>
          <table:table-cell office:value-type="float" office:value="0.143399">
            <text:p>0,143399</text:p>
          </table:table-cell>
          <table:table-cell office:value-type="float" office:value="1.10877">
            <text:p>1,10877</text:p>
          </table:table-cell>
          <table:table-cell office:value-type="float" office:value="0.0143692">
            <text:p>0,0143692</text:p>
          </table:table-cell>
          <table:table-cell office:value-type="float" office:value="0.166859">
            <text:p>0,166859</text:p>
          </table:table-cell>
          <table:table-cell office:value-type="float" office:value="0.181228">
            <text:p>0,181228</text:p>
          </table:table-cell>
          <table:table-cell office:value-type="float" office:value="0.171844">
            <text:p>0,171844</text:p>
          </table:table-cell>
          <table:table-cell office:value-type="float" office:value="0.0914936">
            <text:p>0,0914936</text:p>
          </table:table-cell>
          <table:table-cell office:value-type="float" office:value="0.263337">
            <text:p>0,263337</text:p>
          </table:table-cell>
          <table:table-cell office:value-type="float" office:value="0.41612">
            <text:p>0,41612</text:p>
          </table:table-cell>
          <table:table-cell office:value-type="float" office:value="0.278293">
            <text:p>0,278293</text:p>
          </table:table-cell>
          <table:table-cell office:value-type="float" office:value="0.694413">
            <text:p>0,694413</text:p>
          </table:table-cell>
          <table:table-cell office:value-type="float" office:value="0.0448671">
            <text:p>0,0448671</text:p>
          </table:table-cell>
          <table:table-cell office:value-type="float" office:value="0.167738">
            <text:p>0,167738</text:p>
          </table:table-cell>
          <table:table-cell office:value-type="float" office:value="0.212605">
            <text:p>0,212605</text:p>
          </table:table-cell>
          <table:table-cell office:value-type="float" office:value="3.31899">
            <text:p>3,31899</text:p>
          </table:table-cell>
          <table:table-cell office:value-type="float" office:value="0.138413">
            <text:p>0,138413</text:p>
          </table:table-cell>
          <table:table-cell office:value-type="float" office:value="3.4574">
            <text:p>3,4574</text:p>
          </table:table-cell>
          <table:table-cell office:value-type="float" office:value="0.205567">
            <text:p>0,205567</text:p>
          </table:table-cell>
          <table:table-cell office:value-type="float" office:value="0.0824029">
            <text:p>0,0824029</text:p>
          </table:table-cell>
          <table:table-cell office:value-type="float" office:value="0.28797">
            <text:p>0,28797</text:p>
          </table:table-cell>
          <table:table-cell office:value-type="float" office:value="0.19589">
            <text:p>0,19589</text:p>
          </table:table-cell>
          <table:table-cell office:value-type="float" office:value="0.0527848">
            <text:p>0,0527848</text:p>
          </table:table-cell>
          <table:table-cell office:value-type="float" office:value="0.248675">
            <text:p>0,248675</text:p>
          </table:table-cell>
        </table:table-row>
        <table:table-row table:style-name="ro1">
          <table:table-cell office:value-type="float" office:value="9.88073">
            <text:p>9,88073</text:p>
          </table:table-cell>
          <table:table-cell office:value-type="float" office:value="0.39354">
            <text:p>0,39354</text:p>
          </table:table-cell>
          <table:table-cell office:value-type="float" office:value="10.2743">
            <text:p>10,2743</text:p>
          </table:table-cell>
          <table:table-cell office:value-type="float" office:value="1.00174">
            <text:p>1,00174</text:p>
          </table:table-cell>
          <table:table-cell office:value-type="float" office:value="0.150437">
            <text:p>0,150437</text:p>
          </table:table-cell>
          <table:table-cell office:value-type="float" office:value="1.15217">
            <text:p>1,15217</text:p>
          </table:table-cell>
          <table:table-cell office:value-type="float" office:value="0.0146624">
            <text:p>0,0146624</text:p>
          </table:table-cell>
          <table:table-cell office:value-type="float" office:value="0.129909">
            <text:p>0,129909</text:p>
          </table:table-cell>
          <table:table-cell office:value-type="float" office:value="0.144572">
            <text:p>0,144572</text:p>
          </table:table-cell>
          <table:table-cell office:value-type="float" office:value="0.173897">
            <text:p>0,173897</text:p>
          </table:table-cell>
          <table:table-cell office:value-type="float" office:value="0.140173">
            <text:p>0,140173</text:p>
          </table:table-cell>
          <table:table-cell office:value-type="float" office:value="0.31407">
            <text:p>0,31407</text:p>
          </table:table-cell>
          <table:table-cell office:value-type="float" office:value="0.433422">
            <text:p>0,433422</text:p>
          </table:table-cell>
          <table:table-cell office:value-type="float" office:value="0.215245">
            <text:p>0,215245</text:p>
          </table:table-cell>
          <table:table-cell office:value-type="float" office:value="0.648666">
            <text:p>0,648666</text:p>
          </table:table-cell>
          <table:table-cell office:value-type="float" office:value="0.0416413">
            <text:p>0,0416413</text:p>
          </table:table-cell>
          <table:table-cell office:value-type="float" office:value="0.170671">
            <text:p>0,170671</text:p>
          </table:table-cell>
          <table:table-cell office:value-type="float" office:value="0.212312">
            <text:p>0,212312</text:p>
          </table:table-cell>
          <table:table-cell office:value-type="float" office:value="3.46444">
            <text:p>3,46444</text:p>
          </table:table-cell>
          <table:table-cell office:value-type="float" office:value="0.166272">
            <text:p>0,166272</text:p>
          </table:table-cell>
          <table:table-cell office:value-type="float" office:value="3.63071">
            <text:p>3,63071</text:p>
          </table:table-cell>
          <table:table-cell office:value-type="float" office:value="0.192664">
            <text:p>0,192664</text:p>
          </table:table-cell>
          <table:table-cell office:value-type="float" office:value="0.101171">
            <text:p>0,101171</text:p>
          </table:table-cell>
          <table:table-cell office:value-type="float" office:value="0.293835">
            <text:p>0,293835</text:p>
          </table:table-cell>
          <table:table-cell office:value-type="float" office:value="0.274481">
            <text:p>0,274481</text:p>
          </table:table-cell>
          <table:table-cell office:value-type="float" office:value="0.064808">
            <text:p>0,064808</text:p>
          </table:table-cell>
          <table:table-cell office:value-type="float" office:value="0.339289">
            <text:p>0,339289</text:p>
          </table:table-cell>
        </table:table-row>
        <table:table-row table:style-name="ro1">
          <table:table-cell office:value-type="float" office:value="9.71797">
            <text:p>9,71797</text:p>
          </table:table-cell>
          <table:table-cell office:value-type="float" office:value="0.270082">
            <text:p>0,270082</text:p>
          </table:table-cell>
          <table:table-cell office:value-type="float" office:value="9.98806">
            <text:p>9,98806</text:p>
          </table:table-cell>
          <table:table-cell office:value-type="float" office:value="0.998806">
            <text:p>0,998806</text:p>
          </table:table-cell>
          <table:table-cell office:value-type="float" office:value="0.144572">
            <text:p>0,144572</text:p>
          </table:table-cell>
          <table:table-cell office:value-type="float" office:value="1.14338">
            <text:p>1,14338</text:p>
          </table:table-cell>
          <table:table-cell office:value-type="float" office:value="0.0143692">
            <text:p>0,0143692</text:p>
          </table:table-cell>
          <table:table-cell office:value-type="float" office:value="0.0888544">
            <text:p>0,0888544</text:p>
          </table:table-cell>
          <table:table-cell office:value-type="float" office:value="0.103224">
            <text:p>0,103224</text:p>
          </table:table-cell>
          <table:table-cell office:value-type="float" office:value="0.161287">
            <text:p>0,161287</text:p>
          </table:table-cell>
          <table:table-cell office:value-type="float" office:value="0.148677">
            <text:p>0,148677</text:p>
          </table:table-cell>
          <table:table-cell office:value-type="float" office:value="0.309964">
            <text:p>0,309964</text:p>
          </table:table-cell>
          <table:table-cell office:value-type="float" office:value="0.427264">
            <text:p>0,427264</text:p>
          </table:table-cell>
          <table:table-cell office:value-type="float" office:value="0.217297">
            <text:p>0,217297</text:p>
          </table:table-cell>
          <table:table-cell office:value-type="float" office:value="0.644561">
            <text:p>0,644561</text:p>
          </table:table-cell>
          <table:table-cell office:value-type="float" office:value="0.0416413">
            <text:p>0,0416413</text:p>
          </table:table-cell>
          <table:table-cell office:value-type="float" office:value="0.11642">
            <text:p>0,11642</text:p>
          </table:table-cell>
          <table:table-cell office:value-type="float" office:value="0.158061">
            <text:p>0,158061</text:p>
          </table:table-cell>
          <table:table-cell office:value-type="float" office:value="3.66063">
            <text:p>3,66063</text:p>
          </table:table-cell>
          <table:table-cell office:value-type="float" office:value="0.264217">
            <text:p>0,264217</text:p>
          </table:table-cell>
          <table:table-cell office:value-type="float" office:value="3.92484">
            <text:p>3,92484</text:p>
          </table:table-cell>
          <table:table-cell office:value-type="float" office:value="0.20674">
            <text:p>0,20674</text:p>
          </table:table-cell>
          <table:table-cell office:value-type="float" office:value="0.120525">
            <text:p>0,120525</text:p>
          </table:table-cell>
          <table:table-cell office:value-type="float" office:value="0.327266">
            <text:p>0,327266</text:p>
          </table:table-cell>
          <table:table-cell office:value-type="float" office:value="0.188852">
            <text:p>0,188852</text:p>
          </table:table-cell>
          <table:table-cell office:value-type="float" office:value="0.0736055">
            <text:p>0,0736055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12.9381">
            <text:p>12,9381</text:p>
          </table:table-cell>
          <table:table-cell office:value-type="float" office:value="0.331371">
            <text:p>0,331371</text:p>
          </table:table-cell>
          <table:table-cell office:value-type="float" office:value="13.2695">
            <text:p>13,2695</text:p>
          </table:table-cell>
          <table:table-cell office:value-type="float" office:value="1.90905">
            <text:p>1,90905</text:p>
          </table:table-cell>
          <table:table-cell office:value-type="float" office:value="0.166859">
            <text:p>0,166859</text:p>
          </table:table-cell>
          <table:table-cell office:value-type="float" office:value="2.07591">
            <text:p>2,07591</text:p>
          </table:table-cell>
          <table:table-cell office:value-type="float" office:value="0.0255127">
            <text:p>0,0255127</text:p>
          </table:table-cell>
          <table:table-cell office:value-type="float" office:value="0.235772">
            <text:p>0,235772</text:p>
          </table:table-cell>
          <table:table-cell office:value-type="float" office:value="0.261285">
            <text:p>0,261285</text:p>
          </table:table-cell>
          <table:table-cell office:value-type="float" office:value="0.353658">
            <text:p>0,353658</text:p>
          </table:table-cell>
          <table:table-cell office:value-type="float" office:value="0.274774">
            <text:p>0,274774</text:p>
          </table:table-cell>
          <table:table-cell office:value-type="float" office:value="0.628432">
            <text:p>0,628432</text:p>
          </table:table-cell>
          <table:table-cell office:value-type="float" office:value="0.872709">
            <text:p>0,872709</text:p>
          </table:table-cell>
          <table:table-cell office:value-type="float" office:value="0.423745">
            <text:p>0,423745</text:p>
          </table:table-cell>
          <table:table-cell office:value-type="float" office:value="1.29645">
            <text:p>1,29645</text:p>
          </table:table-cell>
          <table:table-cell office:value-type="float" office:value="0.0914936">
            <text:p>0,0914936</text:p>
          </table:table-cell>
          <table:table-cell office:value-type="float" office:value="0.191492">
            <text:p>0,191492</text:p>
          </table:table-cell>
          <table:table-cell office:value-type="float" office:value="0.282985">
            <text:p>0,282985</text:p>
          </table:table-cell>
          <table:table-cell office:value-type="float" office:value="3.46913">
            <text:p>3,46913</text:p>
          </table:table-cell>
          <table:table-cell office:value-type="float" office:value="0.145745">
            <text:p>0,145745</text:p>
          </table:table-cell>
          <table:table-cell office:value-type="float" office:value="3.61488">
            <text:p>3,61488</text:p>
          </table:table-cell>
          <table:table-cell office:value-type="float" office:value="0.202635">
            <text:p>0,202635</text:p>
          </table:table-cell>
          <table:table-cell office:value-type="float" office:value="0.0873882">
            <text:p>0,0873882</text:p>
          </table:table-cell>
          <table:table-cell office:value-type="float" office:value="0.290023">
            <text:p>0,290023</text:p>
          </table:table-cell>
          <table:table-cell office:value-type="float" office:value="0.181228">
            <text:p>0,181228</text:p>
          </table:table-cell>
          <table:table-cell office:value-type="float" office:value="0.056597">
            <text:p>0,056597</text:p>
          </table:table-cell>
          <table:table-cell office:value-type="float" office:value="0.237825">
            <text:p>0,237825</text:p>
          </table:table-cell>
        </table:table-row>
        <table:table-row table:style-name="ro1">
          <table:table-cell office:value-type="float" office:value="14.3185">
            <text:p>14,3185</text:p>
          </table:table-cell>
          <table:table-cell office:value-type="float" office:value="0.251608">
            <text:p>0,251608</text:p>
          </table:table-cell>
          <table:table-cell office:value-type="float" office:value="14.5701">
            <text:p>14,5701</text:p>
          </table:table-cell>
          <table:table-cell office:value-type="float" office:value="1.16537">
            <text:p>1,16537</text:p>
          </table:table-cell>
          <table:table-cell office:value-type="float" office:value="0.155129">
            <text:p>0,155129</text:p>
          </table:table-cell>
          <table:table-cell office:value-type="float" office:value="1.3205">
            <text:p>1,3205</text:p>
          </table:table-cell>
          <table:table-cell office:value-type="float" office:value="0.0152489">
            <text:p>0,0152489</text:p>
          </table:table-cell>
          <table:table-cell office:value-type="float" office:value="0.156595">
            <text:p>0,156595</text:p>
          </table:table-cell>
          <table:table-cell office:value-type="float" office:value="0.171844">
            <text:p>0,171844</text:p>
          </table:table-cell>
          <table:table-cell office:value-type="float" office:value="0.170671">
            <text:p>0,170671</text:p>
          </table:table-cell>
          <table:table-cell office:value-type="float" office:value="0.0988249">
            <text:p>0,0988249</text:p>
          </table:table-cell>
          <table:table-cell office:value-type="float" office:value="0.269496">
            <text:p>0,269496</text:p>
          </table:table-cell>
          <table:table-cell office:value-type="float" office:value="0.41788">
            <text:p>0,41788</text:p>
          </table:table-cell>
          <table:table-cell office:value-type="float" office:value="0.209086">
            <text:p>0,209086</text:p>
          </table:table-cell>
          <table:table-cell office:value-type="float" office:value="0.626966">
            <text:p>0,626966</text:p>
          </table:table-cell>
          <table:table-cell office:value-type="float" office:value="0.0428143">
            <text:p>0,0428143</text:p>
          </table:table-cell>
          <table:table-cell office:value-type="float" office:value="0.160114">
            <text:p>0,160114</text:p>
          </table:table-cell>
          <table:table-cell office:value-type="float" office:value="0.202928">
            <text:p>0,202928</text:p>
          </table:table-cell>
          <table:table-cell office:value-type="float" office:value="3.414">
            <text:p>3,414</text:p>
          </table:table-cell>
          <table:table-cell office:value-type="float" office:value="0.140466">
            <text:p>0,140466</text:p>
          </table:table-cell>
          <table:table-cell office:value-type="float" office:value="3.55447">
            <text:p>3,55447</text:p>
          </table:table-cell>
          <table:table-cell office:value-type="float" office:value="0.214365">
            <text:p>0,214365</text:p>
          </table:table-cell>
          <table:table-cell office:value-type="float" office:value="0.0809367">
            <text:p>0,0809367</text:p>
          </table:table-cell>
          <table:table-cell office:value-type="float" office:value="0.295302">
            <text:p>0,295302</text:p>
          </table:table-cell>
          <table:table-cell office:value-type="float" office:value="0.186213">
            <text:p>0,186213</text:p>
          </table:table-cell>
          <table:table-cell office:value-type="float" office:value="0.0533713">
            <text:p>0,0533713</text:p>
          </table:table-cell>
          <table:table-cell office:value-type="float" office:value="0.239584">
            <text:p>0,239584</text:p>
          </table:table-cell>
        </table:table-row>
        <table:table-row table:style-name="ro1">
          <table:table-cell office:value-type="float" office:value="9.99832">
            <text:p>9,99832</text:p>
          </table:table-cell>
          <table:table-cell office:value-type="float" office:value="0.239291">
            <text:p>0,239291</text:p>
          </table:table-cell>
          <table:table-cell office:value-type="float" office:value="10.2376">
            <text:p>10,2376</text:p>
          </table:table-cell>
          <table:table-cell office:value-type="float" office:value="1.00027">
            <text:p>1,00027</text:p>
          </table:table-cell>
          <table:table-cell office:value-type="float" office:value="0.143692">
            <text:p>0,143692</text:p>
          </table:table-cell>
          <table:table-cell office:value-type="float" office:value="1.14396">
            <text:p>1,14396</text:p>
          </table:table-cell>
          <table:table-cell office:value-type="float" office:value="0.0146624">
            <text:p>0,0146624</text:p>
          </table:table-cell>
          <table:table-cell office:value-type="float" office:value="0.145745">
            <text:p>0,145745</text:p>
          </table:table-cell>
          <table:table-cell office:value-type="float" office:value="0.160407">
            <text:p>0,160407</text:p>
          </table:table-cell>
          <table:table-cell office:value-type="float" office:value="0.183281">
            <text:p>0,183281</text:p>
          </table:table-cell>
          <table:table-cell office:value-type="float" office:value="0.103224">
            <text:p>0,103224</text:p>
          </table:table-cell>
          <table:table-cell office:value-type="float" office:value="0.286504">
            <text:p>0,286504</text:p>
          </table:table-cell>
          <table:table-cell office:value-type="float" office:value="0.446325">
            <text:p>0,446325</text:p>
          </table:table-cell>
          <table:table-cell office:value-type="float" office:value="0.204688">
            <text:p>0,204688</text:p>
          </table:table-cell>
          <table:table-cell office:value-type="float" office:value="0.651012">
            <text:p>0,651012</text:p>
          </table:table-cell>
          <table:table-cell office:value-type="float" office:value="0.0407616">
            <text:p>0,0407616</text:p>
          </table:table-cell>
          <table:table-cell office:value-type="float" office:value="0.215538">
            <text:p>0,215538</text:p>
          </table:table-cell>
          <table:table-cell office:value-type="float" office:value="0.256299">
            <text:p>0,256299</text:p>
          </table:table-cell>
          <table:table-cell office:value-type="float" office:value="3.5096">
            <text:p>3,5096</text:p>
          </table:table-cell>
          <table:table-cell office:value-type="float" office:value="0.162753">
            <text:p>0,162753</text:p>
          </table:table-cell>
          <table:table-cell office:value-type="float" office:value="3.67236">
            <text:p>3,67236</text:p>
          </table:table-cell>
          <table:table-cell office:value-type="float" office:value="0.220816">
            <text:p>0,220816</text:p>
          </table:table-cell>
          <table:table-cell office:value-type="float" office:value="0.122578">
            <text:p>0,122578</text:p>
          </table:table-cell>
          <table:table-cell office:value-type="float" office:value="0.343394">
            <text:p>0,343394</text:p>
          </table:table-cell>
          <table:table-cell office:value-type="float" office:value="0.182694">
            <text:p>0,182694</text:p>
          </table:table-cell>
          <table:table-cell office:value-type="float" office:value="0.0797637">
            <text:p>0,0797637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10.0804">
            <text:p>10,0804</text:p>
          </table:table-cell>
          <table:table-cell office:value-type="float" office:value="0.236359">
            <text:p>0,236359</text:p>
          </table:table-cell>
          <table:table-cell office:value-type="float" office:value="10.3168">
            <text:p>10,3168</text:p>
          </table:table-cell>
          <table:table-cell office:value-type="float" office:value="1.0557">
            <text:p>1,0557</text:p>
          </table:table-cell>
          <table:table-cell office:value-type="float" office:value="0.149264">
            <text:p>0,149264</text:p>
          </table:table-cell>
          <table:table-cell office:value-type="float" office:value="1.20496">
            <text:p>1,20496</text:p>
          </table:table-cell>
          <table:table-cell office:value-type="float" office:value="0.0158354">
            <text:p>0,0158354</text:p>
          </table:table-cell>
          <table:table-cell office:value-type="float" office:value="0.0914936">
            <text:p>0,0914936</text:p>
          </table:table-cell>
          <table:table-cell office:value-type="float" office:value="0.107329">
            <text:p>0,107329</text:p>
          </table:table-cell>
          <table:table-cell office:value-type="float" office:value="0.160407">
            <text:p>0,160407</text:p>
          </table:table-cell>
          <table:table-cell office:value-type="float" office:value="0.132548">
            <text:p>0,132548</text:p>
          </table:table-cell>
          <table:table-cell office:value-type="float" office:value="0.292956">
            <text:p>0,292956</text:p>
          </table:table-cell>
          <table:table-cell office:value-type="float" office:value="0.426384">
            <text:p>0,426384</text:p>
          </table:table-cell>
          <table:table-cell office:value-type="float" office:value="0.212899">
            <text:p>0,212899</text:p>
          </table:table-cell>
          <table:table-cell office:value-type="float" office:value="0.639283">
            <text:p>0,639283</text:p>
          </table:table-cell>
          <table:table-cell office:value-type="float" office:value="0.0434008">
            <text:p>0,0434008</text:p>
          </table:table-cell>
          <table:table-cell office:value-type="float" office:value="0.119352">
            <text:p>0,119352</text:p>
          </table:table-cell>
          <table:table-cell office:value-type="float" office:value="0.162753">
            <text:p>0,162753</text:p>
          </table:table-cell>
          <table:table-cell office:value-type="float" office:value="3.41254">
            <text:p>3,41254</text:p>
          </table:table-cell>
          <table:table-cell office:value-type="float" office:value="0.149264">
            <text:p>0,149264</text:p>
          </table:table-cell>
          <table:table-cell office:value-type="float" office:value="3.5618">
            <text:p>3,5618</text:p>
          </table:table-cell>
          <table:table-cell office:value-type="float" office:value="0.223456">
            <text:p>0,223456</text:p>
          </table:table-cell>
          <table:table-cell office:value-type="float" office:value="0.0868017">
            <text:p>0,0868017</text:p>
          </table:table-cell>
          <table:table-cell office:value-type="float" office:value="0.310257">
            <text:p>0,310257</text:p>
          </table:table-cell>
          <table:table-cell office:value-type="float" office:value="0.183867">
            <text:p>0,183867</text:p>
          </table:table-cell>
          <table:table-cell office:value-type="float" office:value="0.0935464">
            <text:p>0,0935464</text:p>
          </table:table-cell>
          <table:table-cell office:value-type="float" office:value="0.277413">
            <text:p>0,277413</text:p>
          </table:table-cell>
        </table:table-row>
        <table:table-row table:style-name="ro1">
          <table:table-cell office:value-type="float" office:value="10.076">
            <text:p>10,076</text:p>
          </table:table-cell>
          <table:table-cell office:value-type="float" office:value="0.273308">
            <text:p>0,273308</text:p>
          </table:table-cell>
          <table:table-cell office:value-type="float" office:value="10.3493">
            <text:p>10,3493</text:p>
          </table:table-cell>
          <table:table-cell office:value-type="float" office:value="1.00027">
            <text:p>1,00027</text:p>
          </table:table-cell>
          <table:table-cell office:value-type="float" office:value="0.146331">
            <text:p>0,146331</text:p>
          </table:table-cell>
          <table:table-cell office:value-type="float" office:value="1.1466">
            <text:p>1,1466</text:p>
          </table:table-cell>
          <table:table-cell office:value-type="float" office:value="0.0149557">
            <text:p>0,0149557</text:p>
          </table:table-cell>
          <table:table-cell office:value-type="float" office:value="0.0953059">
            <text:p>0,0953059</text:p>
          </table:table-cell>
          <table:table-cell office:value-type="float" office:value="0.110262">
            <text:p>0,110262</text:p>
          </table:table-cell>
          <table:table-cell office:value-type="float" office:value="0.16246">
            <text:p>0,16246</text:p>
          </table:table-cell>
          <table:table-cell office:value-type="float" office:value="0.0929599">
            <text:p>0,0929599</text:p>
          </table:table-cell>
          <table:table-cell office:value-type="float" office:value="0.25542">
            <text:p>0,25542</text:p>
          </table:table-cell>
          <table:table-cell office:value-type="float" office:value="0.424918">
            <text:p>0,424918</text:p>
          </table:table-cell>
          <table:table-cell office:value-type="float" office:value="0.218764">
            <text:p>0,218764</text:p>
          </table:table-cell>
          <table:table-cell office:value-type="float" office:value="0.643681">
            <text:p>0,643681</text:p>
          </table:table-cell>
          <table:table-cell office:value-type="float" office:value="0.0445738">
            <text:p>0,0445738</text:p>
          </table:table-cell>
          <table:table-cell office:value-type="float" office:value="0.122285">
            <text:p>0,122285</text:p>
          </table:table-cell>
          <table:table-cell office:value-type="float" office:value="0.166859">
            <text:p>0,166859</text:p>
          </table:table-cell>
          <table:table-cell office:value-type="float" office:value="4.19111">
            <text:p>4,19111</text:p>
          </table:table-cell>
          <table:table-cell office:value-type="float" office:value="0.152489">
            <text:p>0,152489</text:p>
          </table:table-cell>
          <table:table-cell office:value-type="float" office:value="4.3436">
            <text:p>4,3436</text:p>
          </table:table-cell>
          <table:table-cell office:value-type="float" office:value="0.194424">
            <text:p>0,194424</text:p>
          </table:table-cell>
          <table:table-cell office:value-type="float" office:value="0.128443">
            <text:p>0,128443</text:p>
          </table:table-cell>
          <table:table-cell office:value-type="float" office:value="0.322867">
            <text:p>0,322867</text:p>
          </table:table-cell>
          <table:table-cell office:value-type="float" office:value="0.182987">
            <text:p>0,182987</text:p>
          </table:table-cell>
          <table:table-cell office:value-type="float" office:value="0.0806434">
            <text:p>0,0806434</text:p>
          </table:table-cell>
          <table:table-cell office:value-type="float" office:value="0.263631">
            <text:p>0,263631</text:p>
          </table:table-cell>
        </table:table-row>
        <table:table-row table:style-name="ro1">
          <table:table-cell office:value-type="float" office:value="24.1792">
            <text:p>24,1792</text:p>
          </table:table-cell>
          <table:table-cell office:value-type="float" office:value="0.591776">
            <text:p>0,591776</text:p>
          </table:table-cell>
          <table:table-cell office:value-type="float" office:value="24.771">
            <text:p>24,771</text:p>
          </table:table-cell>
          <table:table-cell office:value-type="float" office:value="2.29291">
            <text:p>2,29291</text:p>
          </table:table-cell>
          <table:table-cell office:value-type="float" office:value="0.342515">
            <text:p>0,342515</text:p>
          </table:table-cell>
          <table:table-cell office:value-type="float" office:value="2.63543">
            <text:p>2,63543</text:p>
          </table:table-cell>
          <table:table-cell office:value-type="float" office:value="0.0175949">
            <text:p>0,0175949</text:p>
          </table:table-cell>
          <table:table-cell office:value-type="float" office:value="0.0967721">
            <text:p>0,0967721</text:p>
          </table:table-cell>
          <table:table-cell office:value-type="float" office:value="0.114367">
            <text:p>0,114367</text:p>
          </table:table-cell>
          <table:table-cell office:value-type="float" office:value="0.441046">
            <text:p>0,441046</text:p>
          </table:table-cell>
          <table:table-cell office:value-type="float" office:value="0.212605">
            <text:p>0,212605</text:p>
          </table:table-cell>
          <table:table-cell office:value-type="float" office:value="0.653652">
            <text:p>0,653652</text:p>
          </table:table-cell>
          <table:table-cell office:value-type="float" office:value="1.01171">
            <text:p>1,01171</text:p>
          </table:table-cell>
          <table:table-cell office:value-type="float" office:value="0.467145">
            <text:p>0,467145</text:p>
          </table:table-cell>
          <table:table-cell office:value-type="float" office:value="1.47885">
            <text:p>1,47885</text:p>
          </table:table-cell>
          <table:table-cell office:value-type="float" office:value="0.134308">
            <text:p>0,134308</text:p>
          </table:table-cell>
          <table:table-cell office:value-type="float" office:value="0.31231">
            <text:p>0,31231</text:p>
          </table:table-cell>
          <table:table-cell office:value-type="float" office:value="0.446618">
            <text:p>0,446618</text:p>
          </table:table-cell>
          <table:table-cell office:value-type="float" office:value="8.26815">
            <text:p>8,26815</text:p>
          </table:table-cell>
          <table:table-cell office:value-type="float" office:value="0.35747">
            <text:p>0,35747</text:p>
          </table:table-cell>
          <table:table-cell office:value-type="float" office:value="8.62562">
            <text:p>8,62562</text:p>
          </table:table-cell>
          <table:table-cell office:value-type="float" office:value="0.622274">
            <text:p>0,622274</text:p>
          </table:table-cell>
          <table:table-cell office:value-type="float" office:value="0.194131">
            <text:p>0,194131</text:p>
          </table:table-cell>
          <table:table-cell office:value-type="float" office:value="0.816405">
            <text:p>0,816405</text:p>
          </table:table-cell>
          <table:table-cell office:value-type="float" office:value="0.460107">
            <text:p>0,460107</text:p>
          </table:table-cell>
          <table:table-cell office:value-type="float" office:value="0.123458">
            <text:p>0,123458</text:p>
          </table:table-cell>
          <table:table-cell office:value-type="float" office:value="0.583565">
            <text:p>0,583565</text:p>
          </table:table-cell>
        </table:table-row>
        <table:table-row table:style-name="ro1">
          <table:table-cell office:value-type="float" office:value="12.3411">
            <text:p>12,3411</text:p>
          </table:table-cell>
          <table:table-cell office:value-type="float" office:value="0.40351">
            <text:p>0,40351</text:p>
          </table:table-cell>
          <table:table-cell office:value-type="float" office:value="12.7446">
            <text:p>12,7446</text:p>
          </table:table-cell>
          <table:table-cell office:value-type="float" office:value="1.71844">
            <text:p>1,71844</text:p>
          </table:table-cell>
          <table:table-cell office:value-type="float" office:value="0.193251">
            <text:p>0,193251</text:p>
          </table:table-cell>
          <table:table-cell office:value-type="float" office:value="1.91169">
            <text:p>1,91169</text:p>
          </table:table-cell>
          <table:table-cell office:value-type="float" office:value="0.0299114">
            <text:p>0,0299114</text:p>
          </table:table-cell>
          <table:table-cell office:value-type="float" office:value="0.194717">
            <text:p>0,194717</text:p>
          </table:table-cell>
          <table:table-cell office:value-type="float" office:value="0.224629">
            <text:p>0,224629</text:p>
          </table:table-cell>
          <table:table-cell office:value-type="float" office:value="0.320228">
            <text:p>0,320228</text:p>
          </table:table-cell>
          <table:table-cell office:value-type="float" office:value="0.107329">
            <text:p>0,107329</text:p>
          </table:table-cell>
          <table:table-cell office:value-type="float" office:value="0.427557">
            <text:p>0,427557</text:p>
          </table:table-cell>
          <table:table-cell office:value-type="float" office:value="0.424038">
            <text:p>0,424038</text:p>
          </table:table-cell>
          <table:table-cell office:value-type="float" office:value="0.222576">
            <text:p>0,222576</text:p>
          </table:table-cell>
          <table:table-cell office:value-type="float" office:value="0.646614">
            <text:p>0,646614</text:p>
          </table:table-cell>
          <table:table-cell office:value-type="float" office:value="0.0917869">
            <text:p>0,0917869</text:p>
          </table:table-cell>
          <table:table-cell office:value-type="float" office:value="0.246036">
            <text:p>0,246036</text:p>
          </table:table-cell>
          <table:table-cell office:value-type="float" office:value="0.337823">
            <text:p>0,337823</text:p>
          </table:table-cell>
          <table:table-cell office:value-type="float" office:value="3.56796">
            <text:p>3,56796</text:p>
          </table:table-cell>
          <table:table-cell office:value-type="float" office:value="0.170378">
            <text:p>0,170378</text:p>
          </table:table-cell>
          <table:table-cell office:value-type="float" office:value="3.73834">
            <text:p>3,73834</text:p>
          </table:table-cell>
          <table:table-cell office:value-type="float" office:value="0.202635">
            <text:p>0,202635</text:p>
          </table:table-cell>
          <table:table-cell office:value-type="float" office:value="0.0891477">
            <text:p>0,0891477</text:p>
          </table:table-cell>
          <table:table-cell office:value-type="float" office:value="0.291783">
            <text:p>0,291783</text:p>
          </table:table-cell>
          <table:table-cell office:value-type="float" office:value="0.193544">
            <text:p>0,193544</text:p>
          </table:table-cell>
          <table:table-cell office:value-type="float" office:value="0.055424">
            <text:p>0,055424</text:p>
          </table:table-cell>
          <table:table-cell office:value-type="float" office:value="0.248968">
            <text:p>0,248968</text:p>
          </table:table-cell>
        </table:table-row>
        <table:table-row table:style-name="ro1">
          <table:table-cell office:value-type="float" office:value="10.5443">
            <text:p>10,5443</text:p>
          </table:table-cell>
          <table:table-cell office:value-type="float" office:value="0.274188">
            <text:p>0,274188</text:p>
          </table:table-cell>
          <table:table-cell office:value-type="float" office:value="10.8185">
            <text:p>10,8185</text:p>
          </table:table-cell>
          <table:table-cell office:value-type="float" office:value="0.979451">
            <text:p>0,979451</text:p>
          </table:table-cell>
          <table:table-cell office:value-type="float" office:value="0.158354">
            <text:p>0,158354</text:p>
          </table:table-cell>
          <table:table-cell office:value-type="float" office:value="1.13781">
            <text:p>1,13781</text:p>
          </table:table-cell>
          <table:table-cell office:value-type="float" office:value="0.0155422">
            <text:p>0,0155422</text:p>
          </table:table-cell>
          <table:table-cell office:value-type="float" office:value="0.124044">
            <text:p>0,124044</text:p>
          </table:table-cell>
          <table:table-cell office:value-type="float" office:value="0.139586">
            <text:p>0,139586</text:p>
          </table:table-cell>
          <table:table-cell office:value-type="float" office:value="0.169791">
            <text:p>0,169791</text:p>
          </table:table-cell>
          <table:table-cell office:value-type="float" office:value="0.0967721">
            <text:p>0,0967721</text:p>
          </table:table-cell>
          <table:table-cell office:value-type="float" office:value="0.266563">
            <text:p>0,266563</text:p>
          </table:table-cell>
          <table:table-cell office:value-type="float" office:value="0.428437">
            <text:p>0,428437</text:p>
          </table:table-cell>
          <table:table-cell office:value-type="float" office:value="0.215538">
            <text:p>0,215538</text:p>
          </table:table-cell>
          <table:table-cell office:value-type="float" office:value="0.643974">
            <text:p>0,643974</text:p>
          </table:table-cell>
          <table:table-cell office:value-type="float" office:value="0.0463333">
            <text:p>0,0463333</text:p>
          </table:table-cell>
          <table:table-cell office:value-type="float" office:value="0.213192">
            <text:p>0,213192</text:p>
          </table:table-cell>
          <table:table-cell office:value-type="float" office:value="0.259525">
            <text:p>0,259525</text:p>
          </table:table-cell>
          <table:table-cell office:value-type="float" office:value="3.43717">
            <text:p>3,43717</text:p>
          </table:table-cell>
          <table:table-cell office:value-type="float" office:value="0.141346">
            <text:p>0,141346</text:p>
          </table:table-cell>
          <table:table-cell office:value-type="float" office:value="3.57852">
            <text:p>3,57852</text:p>
          </table:table-cell>
          <table:table-cell office:value-type="float" office:value="0.211432">
            <text:p>0,211432</text:p>
          </table:table-cell>
          <table:table-cell office:value-type="float" office:value="0.0909071">
            <text:p>0,0909071</text:p>
          </table:table-cell>
          <table:table-cell office:value-type="float" office:value="0.30234">
            <text:p>0,30234</text:p>
          </table:table-cell>
          <table:table-cell office:value-type="float" office:value="0.199996">
            <text:p>0,199996</text:p>
          </table:table-cell>
          <table:table-cell office:value-type="float" office:value="0.0642215">
            <text:p>0,0642215</text:p>
          </table:table-cell>
          <table:table-cell office:value-type="float" office:value="0.264217">
            <text:p>0,264217</text:p>
          </table:table-cell>
        </table:table-row>
        <table:table-row table:style-name="ro1">
          <table:table-cell office:value-type="float" office:value="10.2077">
            <text:p>10,2077</text:p>
          </table:table-cell>
          <table:table-cell office:value-type="float" office:value="0.237825">
            <text:p>0,237825</text:p>
          </table:table-cell>
          <table:table-cell office:value-type="float" office:value="10.4455">
            <text:p>10,4455</text:p>
          </table:table-cell>
          <table:table-cell office:value-type="float" office:value="1.00936">
            <text:p>1,00936</text:p>
          </table:table-cell>
          <table:table-cell office:value-type="float" office:value="0.145451">
            <text:p>0,145451</text:p>
          </table:table-cell>
          <table:table-cell office:value-type="float" office:value="1.15481">
            <text:p>1,15481</text:p>
          </table:table-cell>
          <table:table-cell office:value-type="float" office:value="0.0161287">
            <text:p>0,0161287</text:p>
          </table:table-cell>
          <table:table-cell office:value-type="float" office:value="0.0914936">
            <text:p>0,0914936</text:p>
          </table:table-cell>
          <table:table-cell office:value-type="float" office:value="0.107622">
            <text:p>0,107622</text:p>
          </table:table-cell>
          <table:table-cell office:value-type="float" office:value="0.162753">
            <text:p>0,162753</text:p>
          </table:table-cell>
          <table:table-cell office:value-type="float" office:value="0.131669">
            <text:p>0,131669</text:p>
          </table:table-cell>
          <table:table-cell office:value-type="float" office:value="0.294422">
            <text:p>0,294422</text:p>
          </table:table-cell>
          <table:table-cell office:value-type="float" office:value="0.510546">
            <text:p>0,510546</text:p>
          </table:table-cell>
          <table:table-cell office:value-type="float" office:value="0.412015">
            <text:p>0,412015</text:p>
          </table:table-cell>
          <table:table-cell office:value-type="float" office:value="0.922561">
            <text:p>0,922561</text:p>
          </table:table-cell>
          <table:table-cell office:value-type="float" office:value="0.108795">
            <text:p>0,108795</text:p>
          </table:table-cell>
          <table:table-cell office:value-type="float" office:value="0.263924">
            <text:p>0,263924</text:p>
          </table:table-cell>
          <table:table-cell office:value-type="float" office:value="0.372719">
            <text:p>0,372719</text:p>
          </table:table-cell>
          <table:table-cell office:value-type="float" office:value="7.29691">
            <text:p>7,29691</text:p>
          </table:table-cell>
          <table:table-cell office:value-type="float" office:value="0.296181">
            <text:p>0,296181</text:p>
          </table:table-cell>
          <table:table-cell office:value-type="float" office:value="7.59309">
            <text:p>7,59309</text:p>
          </table:table-cell>
          <table:table-cell office:value-type="float" office:value="0.445152">
            <text:p>0,445152</text:p>
          </table:table-cell>
          <table:table-cell office:value-type="float" office:value="0.165979">
            <text:p>0,165979</text:p>
          </table:table-cell>
          <table:table-cell office:value-type="float" office:value="0.611131">
            <text:p>0,611131</text:p>
          </table:table-cell>
          <table:table-cell office:value-type="float" office:value="0.19765">
            <text:p>0,19765</text:p>
          </table:table-cell>
          <table:table-cell office:value-type="float" office:value="0.0551308">
            <text:p>0,0551308</text:p>
          </table:table-cell>
          <table:table-cell office:value-type="float" office:value="0.252781">
            <text:p>0,252781</text:p>
          </table:table-cell>
        </table:table-row>
        <table:table-row table:style-name="ro1">
          <table:table-cell office:value-type="float" office:value="12.3874">
            <text:p>12,3874</text:p>
          </table:table-cell>
          <table:table-cell office:value-type="float" office:value="0.246036">
            <text:p>0,246036</text:p>
          </table:table-cell>
          <table:table-cell office:value-type="float" office:value="12.6335">
            <text:p>12,6335</text:p>
          </table:table-cell>
          <table:table-cell office:value-type="float" office:value="1.01317">
            <text:p>1,01317</text:p>
          </table:table-cell>
          <table:table-cell office:value-type="float" office:value="0.147211">
            <text:p>0,147211</text:p>
          </table:table-cell>
          <table:table-cell office:value-type="float" office:value="1.16039">
            <text:p>1,16039</text:p>
          </table:table-cell>
          <table:table-cell office:value-type="float" office:value="0.0146624">
            <text:p>0,0146624</text:p>
          </table:table-cell>
          <table:table-cell office:value-type="float" office:value="0.134601">
            <text:p>0,134601</text:p>
          </table:table-cell>
          <table:table-cell office:value-type="float" office:value="0.149264">
            <text:p>0,149264</text:p>
          </table:table-cell>
          <table:table-cell office:value-type="float" office:value="0.152783">
            <text:p>0,152783</text:p>
          </table:table-cell>
          <table:table-cell office:value-type="float" office:value="0.0991181">
            <text:p>0,0991181</text:p>
          </table:table-cell>
          <table:table-cell office:value-type="float" office:value="0.251901">
            <text:p>0,251901</text:p>
          </table:table-cell>
          <table:table-cell office:value-type="float" office:value="0.380344">
            <text:p>0,380344</text:p>
          </table:table-cell>
          <table:table-cell office:value-type="float" office:value="0.267736">
            <text:p>0,267736</text:p>
          </table:table-cell>
          <table:table-cell office:value-type="float" office:value="0.64808">
            <text:p>0,64808</text:p>
          </table:table-cell>
          <table:table-cell office:value-type="float" office:value="0.0425211">
            <text:p>0,0425211</text:p>
          </table:table-cell>
          <table:table-cell office:value-type="float" office:value="0.115247">
            <text:p>0,115247</text:p>
          </table:table-cell>
          <table:table-cell office:value-type="float" office:value="0.157768">
            <text:p>0,157768</text:p>
          </table:table-cell>
          <table:table-cell office:value-type="float" office:value="3.64156">
            <text:p>3,64156</text:p>
          </table:table-cell>
          <table:table-cell office:value-type="float" office:value="0.13988">
            <text:p>0,13988</text:p>
          </table:table-cell>
          <table:table-cell office:value-type="float" office:value="3.78144">
            <text:p>3,78144</text:p>
          </table:table-cell>
          <table:table-cell office:value-type="float" office:value="0.180935">
            <text:p>0,180935</text:p>
          </table:table-cell>
          <table:table-cell office:value-type="float" office:value="0.126684">
            <text:p>0,126684</text:p>
          </table:table-cell>
          <table:table-cell office:value-type="float" office:value="0.307618">
            <text:p>0,307618</text:p>
          </table:table-cell>
          <table:table-cell office:value-type="float" office:value="0.205274">
            <text:p>0,205274</text:p>
          </table:table-cell>
          <table:table-cell office:value-type="float" office:value="0.0486793">
            <text:p>0,0486793</text:p>
          </table:table-cell>
          <table:table-cell office:value-type="float" office:value="0.253954">
            <text:p>0,253954</text:p>
          </table:table-cell>
        </table:table-row>
        <table:table-row table:style-name="ro1">
          <table:table-cell office:value-type="float" office:value="9.94231">
            <text:p>9,94231</text:p>
          </table:table-cell>
          <table:table-cell office:value-type="float" office:value="0.253954">
            <text:p>0,253954</text:p>
          </table:table-cell>
          <table:table-cell office:value-type="float" office:value="10.1963">
            <text:p>10,1963</text:p>
          </table:table-cell>
          <table:table-cell office:value-type="float" office:value="1.01845">
            <text:p>1,01845</text:p>
          </table:table-cell>
          <table:table-cell office:value-type="float" office:value="0.143399">
            <text:p>0,143399</text:p>
          </table:table-cell>
          <table:table-cell office:value-type="float" office:value="1.16185">
            <text:p>1,16185</text:p>
          </table:table-cell>
          <table:table-cell office:value-type="float" office:value="0.0149557">
            <text:p>0,0149557</text:p>
          </table:table-cell>
          <table:table-cell office:value-type="float" office:value="0.0859219">
            <text:p>0,0859219</text:p>
          </table:table-cell>
          <table:table-cell office:value-type="float" office:value="0.100878">
            <text:p>0,100878</text:p>
          </table:table-cell>
          <table:table-cell office:value-type="float" office:value="0.182401">
            <text:p>0,182401</text:p>
          </table:table-cell>
          <table:table-cell office:value-type="float" office:value="0.0885612">
            <text:p>0,0885612</text:p>
          </table:table-cell>
          <table:table-cell office:value-type="float" office:value="0.270962">
            <text:p>0,270962</text:p>
          </table:table-cell>
          <table:table-cell office:value-type="float" office:value="0.397059">
            <text:p>0,397059</text:p>
          </table:table-cell>
          <table:table-cell office:value-type="float" office:value="0.251901">
            <text:p>0,251901</text:p>
          </table:table-cell>
          <table:table-cell office:value-type="float" office:value="0.64896">
            <text:p>0,64896</text:p>
          </table:table-cell>
          <table:table-cell office:value-type="float" office:value="0.0818164">
            <text:p>0,0818164</text:p>
          </table:table-cell>
          <table:table-cell office:value-type="float" office:value="0.122871">
            <text:p>0,122871</text:p>
          </table:table-cell>
          <table:table-cell office:value-type="float" office:value="0.204688">
            <text:p>0,204688</text:p>
          </table:table-cell>
          <table:table-cell office:value-type="float" office:value="3.48937">
            <text:p>3,48937</text:p>
          </table:table-cell>
          <table:table-cell office:value-type="float" office:value="0.136654">
            <text:p>0,136654</text:p>
          </table:table-cell>
          <table:table-cell office:value-type="float" office:value="3.62602">
            <text:p>3,62602</text:p>
          </table:table-cell>
          <table:table-cell office:value-type="float" office:value="0.200875">
            <text:p>0,200875</text:p>
          </table:table-cell>
          <table:table-cell office:value-type="float" office:value="0.175949">
            <text:p>0,175949</text:p>
          </table:table-cell>
          <table:table-cell office:value-type="float" office:value="0.376825">
            <text:p>0,376825</text:p>
          </table:table-cell>
          <table:table-cell office:value-type="float" office:value="0.211139">
            <text:p>0,211139</text:p>
          </table:table-cell>
          <table:table-cell office:value-type="float" office:value="0.0627553">
            <text:p>0,0627553</text:p>
          </table:table-cell>
          <table:table-cell office:value-type="float" office:value="0.273894">
            <text:p>0,273894</text:p>
          </table:table-cell>
        </table:table-row>
        <table:table-row table:style-name="ro1">
          <table:table-cell office:value-type="float" office:value="10.5106">
            <text:p>10,5106</text:p>
          </table:table-cell>
          <table:table-cell office:value-type="float" office:value="0.581806">
            <text:p>0,581806</text:p>
          </table:table-cell>
          <table:table-cell office:value-type="float" office:value="11.0924">
            <text:p>11,0924</text:p>
          </table:table-cell>
          <table:table-cell office:value-type="float" office:value="2.87677">
            <text:p>2,87677</text:p>
          </table:table-cell>
          <table:table-cell office:value-type="float" office:value="0.231667">
            <text:p>0,231667</text:p>
          </table:table-cell>
          <table:table-cell office:value-type="float" office:value="3.10844">
            <text:p>3,10844</text:p>
          </table:table-cell>
          <table:table-cell office:value-type="float" office:value="0.0164219">
            <text:p>0,0164219</text:p>
          </table:table-cell>
          <table:table-cell office:value-type="float" office:value="0.107622">
            <text:p>0,107622</text:p>
          </table:table-cell>
          <table:table-cell office:value-type="float" office:value="0.124044">
            <text:p>0,124044</text:p>
          </table:table-cell>
          <table:table-cell office:value-type="float" office:value="0.153956">
            <text:p>0,153956</text:p>
          </table:table-cell>
          <table:table-cell office:value-type="float" office:value="0.13988">
            <text:p>0,13988</text:p>
          </table:table-cell>
          <table:table-cell office:value-type="float" office:value="0.293835">
            <text:p>0,293835</text:p>
          </table:table-cell>
          <table:table-cell office:value-type="float" office:value="0.435181">
            <text:p>0,435181</text:p>
          </table:table-cell>
          <table:table-cell office:value-type="float" office:value="0.211432">
            <text:p>0,211432</text:p>
          </table:table-cell>
          <table:table-cell office:value-type="float" office:value="0.646614">
            <text:p>0,646614</text:p>
          </table:table-cell>
          <table:table-cell office:value-type="float" office:value="0.0428143">
            <text:p>0,0428143</text:p>
          </table:table-cell>
          <table:table-cell office:value-type="float" office:value="0.112608">
            <text:p>0,112608</text:p>
          </table:table-cell>
          <table:table-cell office:value-type="float" office:value="0.155422">
            <text:p>0,155422</text:p>
          </table:table-cell>
          <table:table-cell office:value-type="float" office:value="3.4187">
            <text:p>3,4187</text:p>
          </table:table-cell>
          <table:table-cell office:value-type="float" office:value="0.136947">
            <text:p>0,136947</text:p>
          </table:table-cell>
          <table:table-cell office:value-type="float" office:value="3.55564">
            <text:p>3,55564</text:p>
          </table:table-cell>
          <table:table-cell office:value-type="float" office:value="0.181814">
            <text:p>0,181814</text:p>
          </table:table-cell>
          <table:table-cell office:value-type="float" office:value="0.133428">
            <text:p>0,133428</text:p>
          </table:table-cell>
          <table:table-cell office:value-type="float" office:value="0.315243">
            <text:p>0,315243</text:p>
          </table:table-cell>
          <table:table-cell office:value-type="float" office:value="0.171844">
            <text:p>0,171844</text:p>
          </table:table-cell>
          <table:table-cell office:value-type="float" office:value="0.0873882">
            <text:p>0,0873882</text:p>
          </table:table-cell>
          <table:table-cell office:value-type="float" office:value="0.259232">
            <text:p>0,259232</text:p>
          </table:table-cell>
        </table:table-row>
        <table:table-row table:style-name="ro1">
          <table:table-cell office:value-type="float" office:value="9.99744">
            <text:p>9,99744</text:p>
          </table:table-cell>
          <table:table-cell office:value-type="float" office:value="0.295008">
            <text:p>0,295008</text:p>
          </table:table-cell>
          <table:table-cell office:value-type="float" office:value="10.2924">
            <text:p>10,2924</text:p>
          </table:table-cell>
          <table:table-cell office:value-type="float" office:value="1.23927">
            <text:p>1,23927</text:p>
          </table:table-cell>
          <table:table-cell office:value-type="float" office:value="0.641042">
            <text:p>0,641042</text:p>
          </table:table-cell>
          <table:table-cell office:value-type="float" office:value="1.88031">
            <text:p>1,88031</text:p>
          </table:table-cell>
          <table:table-cell office:value-type="float" office:value="0.0313776">
            <text:p>0,0313776</text:p>
          </table:table-cell>
          <table:table-cell office:value-type="float" office:value="0.151316">
            <text:p>0,151316</text:p>
          </table:table-cell>
          <table:table-cell office:value-type="float" office:value="0.182694">
            <text:p>0,182694</text:p>
          </table:table-cell>
          <table:table-cell office:value-type="float" office:value="0.200289">
            <text:p>0,200289</text:p>
          </table:table-cell>
          <table:table-cell office:value-type="float" office:value="0.0999979">
            <text:p>0,0999979</text:p>
          </table:table-cell>
          <table:table-cell office:value-type="float" office:value="0.300287">
            <text:p>0,300287</text:p>
          </table:table-cell>
          <table:table-cell office:value-type="float" office:value="0.47389">
            <text:p>0,47389</text:p>
          </table:table-cell>
          <table:table-cell office:value-type="float" office:value="0.314949">
            <text:p>0,314949</text:p>
          </table:table-cell>
          <table:table-cell office:value-type="float" office:value="0.788839">
            <text:p>0,788839</text:p>
          </table:table-cell>
          <table:table-cell office:value-type="float" office:value="0.0950126">
            <text:p>0,0950126</text:p>
          </table:table-cell>
          <table:table-cell office:value-type="float" office:value="0.171844">
            <text:p>0,171844</text:p>
          </table:table-cell>
          <table:table-cell office:value-type="float" office:value="0.266856">
            <text:p>0,266856</text:p>
          </table:table-cell>
          <table:table-cell office:value-type="float" office:value="3.60403">
            <text:p>3,60403</text:p>
          </table:table-cell>
          <table:table-cell office:value-type="float" office:value="0.160114">
            <text:p>0,160114</text:p>
          </table:table-cell>
          <table:table-cell office:value-type="float" office:value="3.76414">
            <text:p>3,76414</text:p>
          </table:table-cell>
          <table:table-cell office:value-type="float" office:value="0.204688">
            <text:p>0,204688</text:p>
          </table:table-cell>
          <table:table-cell office:value-type="float" office:value="0.0994114">
            <text:p>0,0994114</text:p>
          </table:table-cell>
          <table:table-cell office:value-type="float" office:value="0.304099">
            <text:p>0,304099</text:p>
          </table:table-cell>
          <table:table-cell office:value-type="float" office:value="0.19677">
            <text:p>0,19677</text:p>
          </table:table-cell>
          <table:table-cell office:value-type="float" office:value="0.0595295">
            <text:p>0,0595295</text:p>
          </table:table-cell>
          <table:table-cell office:value-type="float" office:value="0.256299">
            <text:p>0,256299</text:p>
          </table:table-cell>
        </table:table-row>
        <table:table-row table:style-name="ro1">
          <table:table-cell office:value-type="float" office:value="10.8347">
            <text:p>10,8347</text:p>
          </table:table-cell>
          <table:table-cell office:value-type="float" office:value="0.290023">
            <text:p>0,290023</text:p>
          </table:table-cell>
          <table:table-cell office:value-type="float" office:value="11.1247">
            <text:p>11,1247</text:p>
          </table:table-cell>
          <table:table-cell office:value-type="float" office:value="1.02315">
            <text:p>1,02315</text:p>
          </table:table-cell>
          <table:table-cell office:value-type="float" office:value="0.165979">
            <text:p>0,165979</text:p>
          </table:table-cell>
          <table:table-cell office:value-type="float" office:value="1.18912">
            <text:p>1,18912</text:p>
          </table:table-cell>
          <table:table-cell office:value-type="float" office:value="0.0181814">
            <text:p>0,0181814</text:p>
          </table:table-cell>
          <table:table-cell office:value-type="float" office:value="0.227854">
            <text:p>0,227854</text:p>
          </table:table-cell>
          <table:table-cell office:value-type="float" office:value="0.246036">
            <text:p>0,246036</text:p>
          </table:table-cell>
          <table:table-cell office:value-type="float" office:value="0.169498">
            <text:p>0,169498</text:p>
          </table:table-cell>
          <table:table-cell office:value-type="float" office:value="0.121112">
            <text:p>0,121112</text:p>
          </table:table-cell>
          <table:table-cell office:value-type="float" office:value="0.29061">
            <text:p>0,29061</text:p>
          </table:table-cell>
          <table:table-cell office:value-type="float" office:value="0.400578">
            <text:p>0,400578</text:p>
          </table:table-cell>
          <table:table-cell office:value-type="float" office:value="0.269202">
            <text:p>0,269202</text:p>
          </table:table-cell>
          <table:table-cell office:value-type="float" office:value="0.66978">
            <text:p>0,66978</text:p>
          </table:table-cell>
          <table:table-cell office:value-type="float" office:value="0.0472131">
            <text:p>0,0472131</text:p>
          </table:table-cell>
          <table:table-cell office:value-type="float" office:value="0.136067">
            <text:p>0,136067</text:p>
          </table:table-cell>
          <table:table-cell office:value-type="float" office:value="0.183281">
            <text:p>0,183281</text:p>
          </table:table-cell>
          <table:table-cell office:value-type="float" office:value="3.5662">
            <text:p>3,5662</text:p>
          </table:table-cell>
          <table:table-cell office:value-type="float" office:value="0.160407">
            <text:p>0,160407</text:p>
          </table:table-cell>
          <table:table-cell office:value-type="float" office:value="3.72661">
            <text:p>3,72661</text:p>
          </table:table-cell>
          <table:table-cell office:value-type="float" office:value="0.212899">
            <text:p>0,212899</text:p>
          </table:table-cell>
          <table:table-cell office:value-type="float" office:value="0.0882679">
            <text:p>0,0882679</text:p>
          </table:table-cell>
          <table:table-cell office:value-type="float" office:value="0.301167">
            <text:p>0,301167</text:p>
          </table:table-cell>
          <table:table-cell office:value-type="float" office:value="0.189732">
            <text:p>0,189732</text:p>
          </table:table-cell>
          <table:table-cell office:value-type="float" office:value="0.0574768">
            <text:p>0,0574768</text:p>
          </table:table-cell>
          <table:table-cell office:value-type="float" office:value="0.247209">
            <text:p>0,247209</text:p>
          </table:table-cell>
        </table:table-row>
        <table:table-row table:style-name="ro1">
          <table:table-cell office:value-type="float" office:value="10.5197">
            <text:p>10,5197</text:p>
          </table:table-cell>
          <table:table-cell office:value-type="float" office:value="0.281226">
            <text:p>0,281226</text:p>
          </table:table-cell>
          <table:table-cell office:value-type="float" office:value="10.8009">
            <text:p>10,8009</text:p>
          </table:table-cell>
          <table:table-cell office:value-type="float" office:value="1.60173">
            <text:p>1,60173</text:p>
          </table:table-cell>
          <table:table-cell office:value-type="float" office:value="0.183867">
            <text:p>0,183867</text:p>
          </table:table-cell>
          <table:table-cell office:value-type="float" office:value="1.78559">
            <text:p>1,78559</text:p>
          </table:table-cell>
          <table:table-cell office:value-type="float" office:value="0.0155422">
            <text:p>0,0155422</text:p>
          </table:table-cell>
          <table:table-cell office:value-type="float" office:value="0.154542">
            <text:p>0,154542</text:p>
          </table:table-cell>
          <table:table-cell office:value-type="float" office:value="0.170084">
            <text:p>0,170084</text:p>
          </table:table-cell>
          <table:table-cell office:value-type="float" office:value="0.166272">
            <text:p>0,166272</text:p>
          </table:table-cell>
          <table:table-cell office:value-type="float" office:value="0.11466">
            <text:p>0,11466</text:p>
          </table:table-cell>
          <table:table-cell office:value-type="float" office:value="0.280932">
            <text:p>0,280932</text:p>
          </table:table-cell>
          <table:table-cell office:value-type="float" office:value="0.44046">
            <text:p>0,44046</text:p>
          </table:table-cell>
          <table:table-cell office:value-type="float" office:value="0.216711">
            <text:p>0,216711</text:p>
          </table:table-cell>
          <table:table-cell office:value-type="float" office:value="0.657171">
            <text:p>0,657171</text:p>
          </table:table-cell>
          <table:table-cell office:value-type="float" office:value="0.0434008">
            <text:p>0,0434008</text:p>
          </table:table-cell>
          <table:table-cell office:value-type="float" office:value="0.216124">
            <text:p>0,216124</text:p>
          </table:table-cell>
          <table:table-cell office:value-type="float" office:value="0.259525">
            <text:p>0,259525</text:p>
          </table:table-cell>
          <table:table-cell office:value-type="float" office:value="4.6826">
            <text:p>4,6826</text:p>
          </table:table-cell>
          <table:table-cell office:value-type="float" office:value="0.163046">
            <text:p>0,163046</text:p>
          </table:table-cell>
          <table:table-cell office:value-type="float" office:value="4.84564">
            <text:p>4,84564</text:p>
          </table:table-cell>
          <table:table-cell office:value-type="float" office:value="0.215831">
            <text:p>0,215831</text:p>
          </table:table-cell>
          <table:table-cell office:value-type="float" office:value="0.0909071">
            <text:p>0,0909071</text:p>
          </table:table-cell>
          <table:table-cell office:value-type="float" office:value="0.306738">
            <text:p>0,306738</text:p>
          </table:table-cell>
          <table:table-cell office:value-type="float" office:value="0.200875">
            <text:p>0,200875</text:p>
          </table:table-cell>
          <table:table-cell office:value-type="float" office:value="0.0618755">
            <text:p>0,0618755</text:p>
          </table:table-cell>
          <table:table-cell office:value-type="float" office:value="0.262751">
            <text:p>0,262751</text:p>
          </table:table-cell>
        </table:table-row>
        <table:table-row table:style-name="ro1">
          <table:table-cell office:value-type="float" office:value="10.0344">
            <text:p>10,0344</text:p>
          </table:table-cell>
          <table:table-cell office:value-type="float" office:value="0.245743">
            <text:p>0,245743</text:p>
          </table:table-cell>
          <table:table-cell office:value-type="float" office:value="10.2801">
            <text:p>10,2801</text:p>
          </table:table-cell>
          <table:table-cell office:value-type="float" office:value="0.993234">
            <text:p>0,993234</text:p>
          </table:table-cell>
          <table:table-cell office:value-type="float" office:value="0.142519">
            <text:p>0,142519</text:p>
          </table:table-cell>
          <table:table-cell office:value-type="float" office:value="1.13575">
            <text:p>1,13575</text:p>
          </table:table-cell>
          <table:table-cell office:value-type="float" office:value="0.0149557">
            <text:p>0,0149557</text:p>
          </table:table-cell>
          <table:table-cell office:value-type="float" office:value="0.143105">
            <text:p>0,143105</text:p>
          </table:table-cell>
          <table:table-cell office:value-type="float" office:value="0.158061">
            <text:p>0,158061</text:p>
          </table:table-cell>
          <table:table-cell office:value-type="float" office:value="0.189146">
            <text:p>0,189146</text:p>
          </table:table-cell>
          <table:table-cell office:value-type="float" office:value="0.133135">
            <text:p>0,133135</text:p>
          </table:table-cell>
          <table:table-cell office:value-type="float" office:value="0.32228">
            <text:p>0,32228</text:p>
          </table:table-cell>
          <table:table-cell office:value-type="float" office:value="0.446032">
            <text:p>0,446032</text:p>
          </table:table-cell>
          <table:table-cell office:value-type="float" office:value="0.216418">
            <text:p>0,216418</text:p>
          </table:table-cell>
          <table:table-cell office:value-type="float" office:value="0.662449">
            <text:p>0,662449</text:p>
          </table:table-cell>
          <table:table-cell office:value-type="float" office:value="0.0595295">
            <text:p>0,0595295</text:p>
          </table:table-cell>
          <table:table-cell office:value-type="float" office:value="0.176829">
            <text:p>0,176829</text:p>
          </table:table-cell>
          <table:table-cell office:value-type="float" office:value="0.236359">
            <text:p>0,236359</text:p>
          </table:table-cell>
          <table:table-cell office:value-type="float" office:value="3.5791">
            <text:p>3,5791</text:p>
          </table:table-cell>
          <table:table-cell office:value-type="float" office:value="0.157475">
            <text:p>0,157475</text:p>
          </table:table-cell>
          <table:table-cell office:value-type="float" office:value="3.73658">
            <text:p>3,73658</text:p>
          </table:table-cell>
          <table:table-cell office:value-type="float" office:value="0.251608">
            <text:p>0,251608</text:p>
          </table:table-cell>
          <table:table-cell office:value-type="float" office:value="0.0838692">
            <text:p>0,0838692</text:p>
          </table:table-cell>
          <table:table-cell office:value-type="float" office:value="0.335477">
            <text:p>0,335477</text:p>
          </table:table-cell>
          <table:table-cell office:value-type="float" office:value="0.195304">
            <text:p>0,195304</text:p>
          </table:table-cell>
          <table:table-cell office:value-type="float" office:value="0.0709662">
            <text:p>0,0709662</text:p>
          </table:table-cell>
          <table:table-cell office:value-type="float" office:value="0.26627">
            <text:p>0,26627</text:p>
          </table:table-cell>
        </table:table-row>
        <table:table-row table:style-name="ro1">
          <table:table-cell office:value-type="float" office:value="12.0537">
            <text:p>12,0537</text:p>
          </table:table-cell>
          <table:table-cell office:value-type="float" office:value="0.462747">
            <text:p>0,462747</text:p>
          </table:table-cell>
          <table:table-cell office:value-type="float" office:value="12.5164">
            <text:p>12,5164</text:p>
          </table:table-cell>
          <table:table-cell office:value-type="float" office:value="1.0988">
            <text:p>1,0988</text:p>
          </table:table-cell>
          <table:table-cell office:value-type="float" office:value="0.282105">
            <text:p>0,282105</text:p>
          </table:table-cell>
          <table:table-cell office:value-type="float" office:value="1.38091">
            <text:p>1,38091</text:p>
          </table:table-cell>
          <table:table-cell office:value-type="float" office:value="0.0187679">
            <text:p>0,0187679</text:p>
          </table:table-cell>
          <table:table-cell office:value-type="float" office:value="0.160994">
            <text:p>0,160994</text:p>
          </table:table-cell>
          <table:table-cell office:value-type="float" office:value="0.179762">
            <text:p>0,179762</text:p>
          </table:table-cell>
          <table:table-cell office:value-type="float" office:value="0.296475">
            <text:p>0,296475</text:p>
          </table:table-cell>
          <table:table-cell office:value-type="float" office:value="0.155129">
            <text:p>0,155129</text:p>
          </table:table-cell>
          <table:table-cell office:value-type="float" office:value="0.451603">
            <text:p>0,451603</text:p>
          </table:table-cell>
          <table:table-cell office:value-type="float" office:value="0.465386">
            <text:p>0,465386</text:p>
          </table:table-cell>
          <table:table-cell office:value-type="float" office:value="0.249848">
            <text:p>0,249848</text:p>
          </table:table-cell>
          <table:table-cell office:value-type="float" office:value="0.715234">
            <text:p>0,715234</text:p>
          </table:table-cell>
          <table:table-cell office:value-type="float" office:value="0.0853354">
            <text:p>0,0853354</text:p>
          </table:table-cell>
          <table:table-cell office:value-type="float" office:value="0.168032">
            <text:p>0,168032</text:p>
          </table:table-cell>
          <table:table-cell office:value-type="float" office:value="0.253367">
            <text:p>0,253367</text:p>
          </table:table-cell>
          <table:table-cell office:value-type="float" office:value="3.59171">
            <text:p>3,59171</text:p>
          </table:table-cell>
          <table:table-cell office:value-type="float" office:value="0.167738">
            <text:p>0,167738</text:p>
          </table:table-cell>
          <table:table-cell office:value-type="float" office:value="3.75945">
            <text:p>3,75945</text:p>
          </table:table-cell>
          <table:table-cell office:value-type="float" office:value="0.20938">
            <text:p>0,20938</text:p>
          </table:table-cell>
          <table:table-cell office:value-type="float" office:value="0.128736">
            <text:p>0,128736</text:p>
          </table:table-cell>
          <table:table-cell office:value-type="float" office:value="0.338116">
            <text:p>0,338116</text:p>
          </table:table-cell>
          <table:table-cell office:value-type="float" office:value="0.322574">
            <text:p>0,322574</text:p>
          </table:table-cell>
          <table:table-cell office:value-type="float" office:value="0.286797">
            <text:p>0,286797</text:p>
          </table:table-cell>
          <table:table-cell office:value-type="float" office:value="0.609371">
            <text:p>0,609371</text:p>
          </table:table-cell>
        </table:table-row>
        <table:table-row table:style-name="ro1">
          <table:table-cell office:value-type="float" office:value="10.254">
            <text:p>10,254</text:p>
          </table:table-cell>
          <table:table-cell office:value-type="float" office:value="0.27624">
            <text:p>0,27624</text:p>
          </table:table-cell>
          <table:table-cell office:value-type="float" office:value="10.5303">
            <text:p>10,5303</text:p>
          </table:table-cell>
          <table:table-cell office:value-type="float" office:value="1.01464">
            <text:p>1,01464</text:p>
          </table:table-cell>
          <table:table-cell office:value-type="float" office:value="0.158354">
            <text:p>0,158354</text:p>
          </table:table-cell>
          <table:table-cell office:value-type="float" office:value="1.173">
            <text:p>1,173</text:p>
          </table:table-cell>
          <table:table-cell office:value-type="float" office:value="0.0146624">
            <text:p>0,0146624</text:p>
          </table:table-cell>
          <table:table-cell office:value-type="float" office:value="0.144572">
            <text:p>0,144572</text:p>
          </table:table-cell>
          <table:table-cell office:value-type="float" office:value="0.159234">
            <text:p>0,159234</text:p>
          </table:table-cell>
          <table:table-cell office:value-type="float" office:value="0.187386">
            <text:p>0,187386</text:p>
          </table:table-cell>
          <table:table-cell office:value-type="float" office:value="0.10557">
            <text:p>0,10557</text:p>
          </table:table-cell>
          <table:table-cell office:value-type="float" office:value="0.292956">
            <text:p>0,292956</text:p>
          </table:table-cell>
          <table:table-cell office:value-type="float" office:value="0.429903">
            <text:p>0,429903</text:p>
          </table:table-cell>
          <table:table-cell office:value-type="float" office:value="0.214072">
            <text:p>0,214072</text:p>
          </table:table-cell>
          <table:table-cell office:value-type="float" office:value="0.643974">
            <text:p>0,643974</text:p>
          </table:table-cell>
          <table:table-cell office:value-type="float" office:value="0.0416413">
            <text:p>0,0416413</text:p>
          </table:table-cell>
          <table:table-cell office:value-type="float" office:value="0.185333">
            <text:p>0,185333</text:p>
          </table:table-cell>
          <table:table-cell office:value-type="float" office:value="0.226975">
            <text:p>0,226975</text:p>
          </table:table-cell>
          <table:table-cell office:value-type="float" office:value="3.43043">
            <text:p>3,43043</text:p>
          </table:table-cell>
          <table:table-cell office:value-type="float" office:value="0.148677">
            <text:p>0,148677</text:p>
          </table:table-cell>
          <table:table-cell office:value-type="float" office:value="3.5791">
            <text:p>3,5791</text:p>
          </table:table-cell>
          <table:table-cell office:value-type="float" office:value="0.194131">
            <text:p>0,194131</text:p>
          </table:table-cell>
          <table:table-cell office:value-type="float" office:value="0.0970654">
            <text:p>0,0970654</text:p>
          </table:table-cell>
          <table:table-cell office:value-type="float" office:value="0.291196">
            <text:p>0,291196</text:p>
          </table:table-cell>
          <table:table-cell office:value-type="float" office:value="0.188559">
            <text:p>0,188559</text:p>
          </table:table-cell>
          <table:table-cell office:value-type="float" office:value="0.0689135">
            <text:p>0,0689135</text:p>
          </table:table-cell>
          <table:table-cell office:value-type="float" office:value="0.257472">
            <text:p>0,257472</text:p>
          </table:table-cell>
        </table:table-row>
        <table:table-row table:style-name="ro1">
          <table:table-cell office:value-type="float" office:value="9.87691">
            <text:p>9,87691</text:p>
          </table:table-cell>
          <table:table-cell office:value-type="float" office:value="0.260991">
            <text:p>0,260991</text:p>
          </table:table-cell>
          <table:table-cell office:value-type="float" office:value="10.1379">
            <text:p>10,1379</text:p>
          </table:table-cell>
          <table:table-cell office:value-type="float" office:value="0.992941">
            <text:p>0,992941</text:p>
          </table:table-cell>
          <table:table-cell office:value-type="float" office:value="0.143399">
            <text:p>0,143399</text:p>
          </table:table-cell>
          <table:table-cell office:value-type="float" office:value="1.13634">
            <text:p>1,13634</text:p>
          </table:table-cell>
          <table:table-cell office:value-type="float" office:value="0.0155422">
            <text:p>0,0155422</text:p>
          </table:table-cell>
          <table:table-cell office:value-type="float" office:value="0.0932531">
            <text:p>0,0932531</text:p>
          </table:table-cell>
          <table:table-cell office:value-type="float" office:value="0.108795">
            <text:p>0,108795</text:p>
          </table:table-cell>
          <table:table-cell office:value-type="float" office:value="0.178589">
            <text:p>0,178589</text:p>
          </table:table-cell>
          <table:table-cell office:value-type="float" office:value="0.136654">
            <text:p>0,136654</text:p>
          </table:table-cell>
          <table:table-cell office:value-type="float" office:value="0.315243">
            <text:p>0,315243</text:p>
          </table:table-cell>
          <table:table-cell office:value-type="float" office:value="0.417">
            <text:p>0,417</text:p>
          </table:table-cell>
          <table:table-cell office:value-type="float" office:value="0.218177">
            <text:p>0,218177</text:p>
          </table:table-cell>
          <table:table-cell office:value-type="float" office:value="0.635177">
            <text:p>0,635177</text:p>
          </table:table-cell>
          <table:table-cell office:value-type="float" office:value="0.0460401">
            <text:p>0,0460401</text:p>
          </table:table-cell>
          <table:table-cell office:value-type="float" office:value="0.194717">
            <text:p>0,194717</text:p>
          </table:table-cell>
          <table:table-cell office:value-type="float" office:value="0.240757">
            <text:p>0,240757</text:p>
          </table:table-cell>
          <table:table-cell office:value-type="float" office:value="5.24153">
            <text:p>5,24153</text:p>
          </table:table-cell>
          <table:table-cell office:value-type="float" office:value="0.207327">
            <text:p>0,207327</text:p>
          </table:table-cell>
          <table:table-cell office:value-type="float" office:value="5.44886">
            <text:p>5,44886</text:p>
          </table:table-cell>
          <table:table-cell office:value-type="float" office:value="0.385329">
            <text:p>0,385329</text:p>
          </table:table-cell>
          <table:table-cell office:value-type="float" office:value="0.178002">
            <text:p>0,178002</text:p>
          </table:table-cell>
          <table:table-cell office:value-type="float" office:value="0.563331">
            <text:p>0,563331</text:p>
          </table:table-cell>
          <table:table-cell office:value-type="float" office:value="0.443686">
            <text:p>0,443686</text:p>
          </table:table-cell>
          <table:table-cell office:value-type="float" office:value="0.152489">
            <text:p>0,152489</text:p>
          </table:table-cell>
          <table:table-cell office:value-type="float" office:value="0.596175">
            <text:p>0,596175</text:p>
          </table:table-cell>
        </table:table-row>
        <table:table-row table:style-name="ro1">
          <table:table-cell office:value-type="float" office:value="13.8988">
            <text:p>13,8988</text:p>
          </table:table-cell>
          <table:table-cell office:value-type="float" office:value="0.275067">
            <text:p>0,275067</text:p>
          </table:table-cell>
          <table:table-cell office:value-type="float" office:value="14.1739">
            <text:p>14,1739</text:p>
          </table:table-cell>
          <table:table-cell office:value-type="float" office:value="1.28678">
            <text:p>1,28678</text:p>
          </table:table-cell>
          <table:table-cell office:value-type="float" office:value="0.202635">
            <text:p>0,202635</text:p>
          </table:table-cell>
          <table:table-cell office:value-type="float" office:value="1.48941">
            <text:p>1,48941</text:p>
          </table:table-cell>
          <table:table-cell office:value-type="float" office:value="0.0891477">
            <text:p>0,0891477</text:p>
          </table:table-cell>
          <table:table-cell office:value-type="float" office:value="0.252194">
            <text:p>0,252194</text:p>
          </table:table-cell>
          <table:table-cell office:value-type="float" office:value="0.341342">
            <text:p>0,341342</text:p>
          </table:table-cell>
          <table:table-cell office:value-type="float" office:value="0.261285">
            <text:p>0,261285</text:p>
          </table:table-cell>
          <table:table-cell office:value-type="float" office:value="0.109382">
            <text:p>0,109382</text:p>
          </table:table-cell>
          <table:table-cell office:value-type="float" office:value="0.370667">
            <text:p>0,370667</text:p>
          </table:table-cell>
          <table:table-cell office:value-type="float" office:value="0.714354">
            <text:p>0,714354</text:p>
          </table:table-cell>
          <table:table-cell office:value-type="float" office:value="0.476823">
            <text:p>0,476823</text:p>
          </table:table-cell>
          <table:table-cell office:value-type="float" office:value="1.19118">
            <text:p>1,19118</text:p>
          </table:table-cell>
          <table:table-cell office:value-type="float" office:value="0.0498523">
            <text:p>0,0498523</text:p>
          </table:table-cell>
          <table:table-cell office:value-type="float" office:value="0.156595">
            <text:p>0,156595</text:p>
          </table:table-cell>
          <table:table-cell office:value-type="float" office:value="0.206447">
            <text:p>0,206447</text:p>
          </table:table-cell>
          <table:table-cell office:value-type="float" office:value="3.49201">
            <text:p>3,49201</text:p>
          </table:table-cell>
          <table:table-cell office:value-type="float" office:value="0.14897">
            <text:p>0,14897</text:p>
          </table:table-cell>
          <table:table-cell office:value-type="float" office:value="3.64098">
            <text:p>3,64098</text:p>
          </table:table-cell>
          <table:table-cell office:value-type="float" office:value="0.584445">
            <text:p>0,584445</text:p>
          </table:table-cell>
          <table:table-cell office:value-type="float" office:value="0.55688">
            <text:p>0,55688</text:p>
          </table:table-cell>
          <table:table-cell office:value-type="float" office:value="1.14132">
            <text:p>1,14132</text:p>
          </table:table-cell>
          <table:table-cell office:value-type="float" office:value="0.575354">
            <text:p>0,575354</text:p>
          </table:table-cell>
          <table:table-cell office:value-type="float" office:value="0.108795">
            <text:p>0,108795</text:p>
          </table:table-cell>
          <table:table-cell office:value-type="float" office:value="0.68415">
            <text:p>0,68415</text:p>
          </table:table-cell>
        </table:table-row>
        <table:table-row table:style-name="ro1">
          <table:table-cell office:value-type="float" office:value="10.988">
            <text:p>10,988</text:p>
          </table:table-cell>
          <table:table-cell office:value-type="float" office:value="0.276534">
            <text:p>0,276534</text:p>
          </table:table-cell>
          <table:table-cell office:value-type="float" office:value="11.2646">
            <text:p>11,2646</text:p>
          </table:table-cell>
          <table:table-cell office:value-type="float" office:value="1.23194">
            <text:p>1,23194</text:p>
          </table:table-cell>
          <table:table-cell office:value-type="float" office:value="0.171257">
            <text:p>0,171257</text:p>
          </table:table-cell>
          <table:table-cell office:value-type="float" office:value="1.4032">
            <text:p>1,4032</text:p>
          </table:table-cell>
          <table:table-cell office:value-type="float" office:value="0.0164219">
            <text:p>0,0164219</text:p>
          </table:table-cell>
          <table:table-cell office:value-type="float" office:value="0.151023">
            <text:p>0,151023</text:p>
          </table:table-cell>
          <table:table-cell office:value-type="float" office:value="0.167445">
            <text:p>0,167445</text:p>
          </table:table-cell>
          <table:table-cell office:value-type="float" office:value="0.176536">
            <text:p>0,176536</text:p>
          </table:table-cell>
          <table:table-cell office:value-type="float" office:value="0.167445">
            <text:p>0,167445</text:p>
          </table:table-cell>
          <table:table-cell office:value-type="float" office:value="0.343981">
            <text:p>0,343981</text:p>
          </table:table-cell>
          <table:table-cell office:value-type="float" office:value="0.434302">
            <text:p>0,434302</text:p>
          </table:table-cell>
          <table:table-cell office:value-type="float" office:value="0.214365">
            <text:p>0,214365</text:p>
          </table:table-cell>
          <table:table-cell office:value-type="float" office:value="0.648666">
            <text:p>0,648666</text:p>
          </table:table-cell>
          <table:table-cell office:value-type="float" office:value="0.17243">
            <text:p>0,17243</text:p>
          </table:table-cell>
          <table:table-cell office:value-type="float" office:value="0.207034">
            <text:p>0,207034</text:p>
          </table:table-cell>
          <table:table-cell office:value-type="float" office:value="0.379464">
            <text:p>0,379464</text:p>
          </table:table-cell>
          <table:table-cell office:value-type="float" office:value="3.53599">
            <text:p>3,53599</text:p>
          </table:table-cell>
          <table:table-cell office:value-type="float" office:value="0.147211">
            <text:p>0,147211</text:p>
          </table:table-cell>
          <table:table-cell office:value-type="float" office:value="3.68321">
            <text:p>3,68321</text:p>
          </table:table-cell>
          <table:table-cell office:value-type="float" office:value="0.229321">
            <text:p>0,229321</text:p>
          </table:table-cell>
          <table:table-cell office:value-type="float" office:value="0.0967721">
            <text:p>0,0967721</text:p>
          </table:table-cell>
          <table:table-cell office:value-type="float" office:value="0.326093">
            <text:p>0,326093</text:p>
          </table:table-cell>
          <table:table-cell office:value-type="float" office:value="0.18504">
            <text:p>0,18504</text:p>
          </table:table-cell>
          <table:table-cell office:value-type="float" office:value="0.0756582">
            <text:p>0,0756582</text:p>
          </table:table-cell>
          <table:table-cell office:value-type="float" office:value="0.260698">
            <text:p>0,260698</text:p>
          </table:table-cell>
        </table:table-row>
        <table:table-row table:style-name="ro1">
          <table:table-cell office:value-type="float" office:value="10.9094">
            <text:p>10,9094</text:p>
          </table:table-cell>
          <table:table-cell office:value-type="float" office:value="0.283865">
            <text:p>0,283865</text:p>
          </table:table-cell>
          <table:table-cell office:value-type="float" office:value="11.1933">
            <text:p>11,1933</text:p>
          </table:table-cell>
          <table:table-cell office:value-type="float" office:value="1.02344">
            <text:p>1,02344</text:p>
          </table:table-cell>
          <table:table-cell office:value-type="float" office:value="0.165392">
            <text:p>0,165392</text:p>
          </table:table-cell>
          <table:table-cell office:value-type="float" office:value="1.18883">
            <text:p>1,18883</text:p>
          </table:table-cell>
          <table:table-cell office:value-type="float" office:value="0.0170084">
            <text:p>0,0170084</text:p>
          </table:table-cell>
          <table:table-cell office:value-type="float" office:value="0.141346">
            <text:p>0,141346</text:p>
          </table:table-cell>
          <table:table-cell office:value-type="float" office:value="0.158354">
            <text:p>0,158354</text:p>
          </table:table-cell>
          <table:table-cell office:value-type="float" office:value="0.17419">
            <text:p>0,17419</text:p>
          </table:table-cell>
          <table:table-cell office:value-type="float" office:value="0.102344">
            <text:p>0,102344</text:p>
          </table:table-cell>
          <table:table-cell office:value-type="float" office:value="0.276534">
            <text:p>0,276534</text:p>
          </table:table-cell>
          <table:table-cell office:value-type="float" office:value="0.428143">
            <text:p>0,428143</text:p>
          </table:table-cell>
          <table:table-cell office:value-type="float" office:value="0.214365">
            <text:p>0,214365</text:p>
          </table:table-cell>
          <table:table-cell office:value-type="float" office:value="0.642508">
            <text:p>0,642508</text:p>
          </table:table-cell>
          <table:table-cell office:value-type="float" office:value="0.0466266">
            <text:p>0,0466266</text:p>
          </table:table-cell>
          <table:table-cell office:value-type="float" office:value="0.176536">
            <text:p>0,176536</text:p>
          </table:table-cell>
          <table:table-cell office:value-type="float" office:value="0.223162">
            <text:p>0,223162</text:p>
          </table:table-cell>
          <table:table-cell office:value-type="float" office:value="3.49729">
            <text:p>3,49729</text:p>
          </table:table-cell>
          <table:table-cell office:value-type="float" office:value="0.142812">
            <text:p>0,142812</text:p>
          </table:table-cell>
          <table:table-cell office:value-type="float" office:value="3.6401">
            <text:p>3,6401</text:p>
          </table:table-cell>
          <table:table-cell office:value-type="float" office:value="0.23196">
            <text:p>0,23196</text:p>
          </table:table-cell>
          <table:table-cell office:value-type="float" office:value="0.109089">
            <text:p>0,109089</text:p>
          </table:table-cell>
          <table:table-cell office:value-type="float" office:value="0.341048">
            <text:p>0,341048</text:p>
          </table:table-cell>
          <table:table-cell office:value-type="float" office:value="0.182108">
            <text:p>0,182108</text:p>
          </table:table-cell>
          <table:table-cell office:value-type="float" office:value="0.0824029">
            <text:p>0,0824029</text:p>
          </table:table-cell>
          <table:table-cell office:value-type="float" office:value="0.26451">
            <text:p>0,26451</text:p>
          </table:table-cell>
        </table:table-row>
        <table:table-row table:style-name="ro1">
          <table:table-cell office:value-type="float" office:value="10.0584">
            <text:p>10,0584</text:p>
          </table:table-cell>
          <table:table-cell office:value-type="float" office:value="0.24369">
            <text:p>0,24369</text:p>
          </table:table-cell>
          <table:table-cell office:value-type="float" office:value="10.3021">
            <text:p>10,3021</text:p>
          </table:table-cell>
          <table:table-cell office:value-type="float" office:value="0.989715">
            <text:p>0,989715</text:p>
          </table:table-cell>
          <table:table-cell office:value-type="float" office:value="0.144278">
            <text:p>0,144278</text:p>
          </table:table-cell>
          <table:table-cell office:value-type="float" office:value="1.13399">
            <text:p>1,13399</text:p>
          </table:table-cell>
          <table:table-cell office:value-type="float" office:value="0.0161287">
            <text:p>0,0161287</text:p>
          </table:table-cell>
          <table:table-cell office:value-type="float" office:value="0.0961856">
            <text:p>0,0961856</text:p>
          </table:table-cell>
          <table:table-cell office:value-type="float" office:value="0.112314">
            <text:p>0,112314</text:p>
          </table:table-cell>
          <table:table-cell office:value-type="float" office:value="0.171844">
            <text:p>0,171844</text:p>
          </table:table-cell>
          <table:table-cell office:value-type="float" office:value="0.102344">
            <text:p>0,102344</text:p>
          </table:table-cell>
          <table:table-cell office:value-type="float" office:value="0.274188">
            <text:p>0,274188</text:p>
          </table:table-cell>
          <table:table-cell office:value-type="float" office:value="0.437527">
            <text:p>0,437527</text:p>
          </table:table-cell>
          <table:table-cell office:value-type="float" office:value="0.326093">
            <text:p>0,326093</text:p>
          </table:table-cell>
          <table:table-cell office:value-type="float" office:value="0.76362">
            <text:p>0,76362</text:p>
          </table:table-cell>
          <table:table-cell office:value-type="float" office:value="0.0472131">
            <text:p>0,0472131</text:p>
          </table:table-cell>
          <table:table-cell office:value-type="float" office:value="0.121405">
            <text:p>0,121405</text:p>
          </table:table-cell>
          <table:table-cell office:value-type="float" office:value="0.168618">
            <text:p>0,168618</text:p>
          </table:table-cell>
          <table:table-cell office:value-type="float" office:value="3.36151">
            <text:p>3,36151</text:p>
          </table:table-cell>
          <table:table-cell office:value-type="float" office:value="0.140759">
            <text:p>0,140759</text:p>
          </table:table-cell>
          <table:table-cell office:value-type="float" office:value="3.50227">
            <text:p>3,50227</text:p>
          </table:table-cell>
          <table:table-cell office:value-type="float" office:value="0.205274">
            <text:p>0,205274</text:p>
          </table:table-cell>
          <table:table-cell office:value-type="float" office:value="0.0999979">
            <text:p>0,0999979</text:p>
          </table:table-cell>
          <table:table-cell office:value-type="float" office:value="0.305272">
            <text:p>0,305272</text:p>
          </table:table-cell>
          <table:table-cell office:value-type="float" office:value="0.212899">
            <text:p>0,212899</text:p>
          </table:table-cell>
          <table:table-cell office:value-type="float" office:value="0.0630485">
            <text:p>0,0630485</text:p>
          </table:table-cell>
          <table:table-cell office:value-type="float" office:value="0.275947">
            <text:p>0,275947</text:p>
          </table:table-cell>
        </table:table-row>
        <table:table-row table:style-name="ro1">
          <table:table-cell office:value-type="float" office:value="9.90595">
            <text:p>9,90595</text:p>
          </table:table-cell>
          <table:table-cell office:value-type="float" office:value="0.259525">
            <text:p>0,259525</text:p>
          </table:table-cell>
          <table:table-cell office:value-type="float" office:value="10.1655">
            <text:p>10,1655</text:p>
          </table:table-cell>
          <table:table-cell office:value-type="float" office:value="1.02901">
            <text:p>1,02901</text:p>
          </table:table-cell>
          <table:table-cell office:value-type="float" office:value="0.140759">
            <text:p>0,140759</text:p>
          </table:table-cell>
          <table:table-cell office:value-type="float" office:value="1.16977">
            <text:p>1,16977</text:p>
          </table:table-cell>
          <table:table-cell office:value-type="float" office:value="0.0214072">
            <text:p>0,0214072</text:p>
          </table:table-cell>
          <table:table-cell office:value-type="float" office:value="0.133721">
            <text:p>0,133721</text:p>
          </table:table-cell>
          <table:table-cell office:value-type="float" office:value="0.155129">
            <text:p>0,155129</text:p>
          </table:table-cell>
          <table:table-cell office:value-type="float" office:value="0.164806">
            <text:p>0,164806</text:p>
          </table:table-cell>
          <table:table-cell office:value-type="float" office:value="0.280053">
            <text:p>0,280053</text:p>
          </table:table-cell>
          <table:table-cell office:value-type="float" office:value="0.444859">
            <text:p>0,444859</text:p>
          </table:table-cell>
          <table:table-cell office:value-type="float" office:value="0.445738">
            <text:p>0,445738</text:p>
          </table:table-cell>
          <table:table-cell office:value-type="float" office:value="0.213485">
            <text:p>0,213485</text:p>
          </table:table-cell>
          <table:table-cell office:value-type="float" office:value="0.659223">
            <text:p>0,659223</text:p>
          </table:table-cell>
          <table:table-cell office:value-type="float" office:value="0.0489726">
            <text:p>0,0489726</text:p>
          </table:table-cell>
          <table:table-cell office:value-type="float" office:value="0.17243">
            <text:p>0,17243</text:p>
          </table:table-cell>
          <table:table-cell office:value-type="float" office:value="0.221403">
            <text:p>0,221403</text:p>
          </table:table-cell>
          <table:table-cell office:value-type="float" office:value="3.49817">
            <text:p>3,49817</text:p>
          </table:table-cell>
          <table:table-cell office:value-type="float" office:value="0.137534">
            <text:p>0,137534</text:p>
          </table:table-cell>
          <table:table-cell office:value-type="float" office:value="3.6357">
            <text:p>3,6357</text:p>
          </table:table-cell>
          <table:table-cell office:value-type="float" office:value="0.19501">
            <text:p>0,19501</text:p>
          </table:table-cell>
          <table:table-cell office:value-type="float" office:value="0.104983">
            <text:p>0,104983</text:p>
          </table:table-cell>
          <table:table-cell office:value-type="float" office:value="0.299994">
            <text:p>0,299994</text:p>
          </table:table-cell>
          <table:table-cell office:value-type="float" office:value="0.182108">
            <text:p>0,182108</text:p>
          </table:table-cell>
          <table:table-cell office:value-type="float" office:value="0.0680337">
            <text:p>0,0680337</text:p>
          </table:table-cell>
          <table:table-cell office:value-type="float" office:value="0.250141">
            <text:p>0,250141</text:p>
          </table:table-cell>
        </table:table-row>
        <table:table-row table:style-name="ro1">
          <table:table-cell office:value-type="float" office:value="10.1781">
            <text:p>10,1781</text:p>
          </table:table-cell>
          <table:table-cell office:value-type="float" office:value="0.251608">
            <text:p>0,251608</text:p>
          </table:table-cell>
          <table:table-cell office:value-type="float" office:value="10.4297">
            <text:p>10,4297</text:p>
          </table:table-cell>
          <table:table-cell office:value-type="float" office:value="0.994114">
            <text:p>0,994114</text:p>
          </table:table-cell>
          <table:table-cell office:value-type="float" office:value="0.149264">
            <text:p>0,149264</text:p>
          </table:table-cell>
          <table:table-cell office:value-type="float" office:value="1.14338">
            <text:p>1,14338</text:p>
          </table:table-cell>
          <table:table-cell office:value-type="float" office:value="0.0158354">
            <text:p>0,0158354</text:p>
          </table:table-cell>
          <table:table-cell office:value-type="float" office:value="0.180641">
            <text:p>0,180641</text:p>
          </table:table-cell>
          <table:table-cell office:value-type="float" office:value="0.196477">
            <text:p>0,196477</text:p>
          </table:table-cell>
          <table:table-cell office:value-type="float" office:value="0.42873">
            <text:p>0,42873</text:p>
          </table:table-cell>
          <table:table-cell office:value-type="float" office:value="0.209673">
            <text:p>0,209673</text:p>
          </table:table-cell>
          <table:table-cell office:value-type="float" office:value="0.638403">
            <text:p>0,638403</text:p>
          </table:table-cell>
          <table:table-cell office:value-type="float" office:value="0.956871">
            <text:p>0,956871</text:p>
          </table:table-cell>
          <table:table-cell office:value-type="float" office:value="0.480928">
            <text:p>0,480928</text:p>
          </table:table-cell>
          <table:table-cell office:value-type="float" office:value="1.4378">
            <text:p>1,4378</text:p>
          </table:table-cell>
          <table:table-cell office:value-type="float" office:value="0.108502">
            <text:p>0,108502</text:p>
          </table:table-cell>
          <table:table-cell office:value-type="float" office:value="0.398525">
            <text:p>0,398525</text:p>
          </table:table-cell>
          <table:table-cell office:value-type="float" office:value="0.507027">
            <text:p>0,507027</text:p>
          </table:table-cell>
          <table:table-cell office:value-type="float" office:value="8.23413">
            <text:p>8,23413</text:p>
          </table:table-cell>
          <table:table-cell office:value-type="float" office:value="0.339875">
            <text:p>0,339875</text:p>
          </table:table-cell>
          <table:table-cell office:value-type="float" office:value="8.57401">
            <text:p>8,57401</text:p>
          </table:table-cell>
          <table:table-cell office:value-type="float" office:value="0.465386">
            <text:p>0,465386</text:p>
          </table:table-cell>
          <table:table-cell office:value-type="float" office:value="0.197063">
            <text:p>0,197063</text:p>
          </table:table-cell>
          <table:table-cell office:value-type="float" office:value="0.662449">
            <text:p>0,662449</text:p>
          </table:table-cell>
          <table:table-cell office:value-type="float" office:value="0.471544">
            <text:p>0,471544</text:p>
          </table:table-cell>
          <table:table-cell office:value-type="float" office:value="0.122871">
            <text:p>0,122871</text:p>
          </table:table-cell>
          <table:table-cell office:value-type="float" office:value="0.594415">
            <text:p>0,594415</text:p>
          </table:table-cell>
        </table:table-row>
        <table:table-row table:style-name="ro1">
          <table:table-cell office:value-type="float" office:value="10.0297">
            <text:p>10,0297</text:p>
          </table:table-cell>
          <table:table-cell office:value-type="float" office:value="0.291783">
            <text:p>0,291783</text:p>
          </table:table-cell>
          <table:table-cell office:value-type="float" office:value="10.3215">
            <text:p>10,3215</text:p>
          </table:table-cell>
          <table:table-cell office:value-type="float" office:value="1.012">
            <text:p>1,012</text:p>
          </table:table-cell>
          <table:table-cell office:value-type="float" office:value="0.156302">
            <text:p>0,156302</text:p>
          </table:table-cell>
          <table:table-cell office:value-type="float" office:value="1.1683">
            <text:p>1,1683</text:p>
          </table:table-cell>
          <table:table-cell office:value-type="float" office:value="0.0173017">
            <text:p>0,0173017</text:p>
          </table:table-cell>
          <table:table-cell office:value-type="float" office:value="0.0967721">
            <text:p>0,0967721</text:p>
          </table:table-cell>
          <table:table-cell office:value-type="float" office:value="0.114074">
            <text:p>0,114074</text:p>
          </table:table-cell>
          <table:table-cell office:value-type="float" office:value="0.192958">
            <text:p>0,192958</text:p>
          </table:table-cell>
          <table:table-cell office:value-type="float" office:value="0.180055">
            <text:p>0,180055</text:p>
          </table:table-cell>
          <table:table-cell office:value-type="float" office:value="0.373013">
            <text:p>0,373013</text:p>
          </table:table-cell>
          <table:table-cell office:value-type="float" office:value="0.418466">
            <text:p>0,418466</text:p>
          </table:table-cell>
          <table:table-cell office:value-type="float" office:value="0.224042">
            <text:p>0,224042</text:p>
          </table:table-cell>
          <table:table-cell office:value-type="float" office:value="0.642508">
            <text:p>0,642508</text:p>
          </table:table-cell>
          <table:table-cell office:value-type="float" office:value="0.061289">
            <text:p>0,061289</text:p>
          </table:table-cell>
          <table:table-cell office:value-type="float" office:value="0.124044">
            <text:p>0,124044</text:p>
          </table:table-cell>
          <table:table-cell office:value-type="float" office:value="0.185333">
            <text:p>0,185333</text:p>
          </table:table-cell>
          <table:table-cell office:value-type="float" office:value="3.48556">
            <text:p>3,48556</text:p>
          </table:table-cell>
          <table:table-cell office:value-type="float" office:value="0.145745">
            <text:p>0,145745</text:p>
          </table:table-cell>
          <table:table-cell office:value-type="float" office:value="3.6313">
            <text:p>3,6313</text:p>
          </table:table-cell>
          <table:table-cell office:value-type="float" office:value="0.263044">
            <text:p>0,263044</text:p>
          </table:table-cell>
          <table:table-cell office:value-type="float" office:value="0.274481">
            <text:p>0,274481</text:p>
          </table:table-cell>
          <table:table-cell office:value-type="float" office:value="0.537525">
            <text:p>0,537525</text:p>
          </table:table-cell>
          <table:table-cell office:value-type="float" office:value="0.185627">
            <text:p>0,185627</text:p>
          </table:table-cell>
          <table:table-cell office:value-type="float" office:value="0.0782974">
            <text:p>0,0782974</text:p>
          </table:table-cell>
          <table:table-cell office:value-type="float" office:value="0.263924">
            <text:p>0,263924</text:p>
          </table:table-cell>
        </table:table-row>
        <table:table-row table:style-name="ro1">
          <table:table-cell office:value-type="float" office:value="10.3968">
            <text:p>10,3968</text:p>
          </table:table-cell>
          <table:table-cell office:value-type="float" office:value="0.271548">
            <text:p>0,271548</text:p>
          </table:table-cell>
          <table:table-cell office:value-type="float" office:value="10.6684">
            <text:p>10,6684</text:p>
          </table:table-cell>
          <table:table-cell office:value-type="float" office:value="1.01112">
            <text:p>1,01112</text:p>
          </table:table-cell>
          <table:table-cell office:value-type="float" office:value="0.153956">
            <text:p>0,153956</text:p>
          </table:table-cell>
          <table:table-cell office:value-type="float" office:value="1.16508">
            <text:p>1,16508</text:p>
          </table:table-cell>
          <table:table-cell office:value-type="float" office:value="0.0208207">
            <text:p>0,0208207</text:p>
          </table:table-cell>
          <table:table-cell office:value-type="float" office:value="0.198823">
            <text:p>0,198823</text:p>
          </table:table-cell>
          <table:table-cell office:value-type="float" office:value="0.219643">
            <text:p>0,219643</text:p>
          </table:table-cell>
          <table:table-cell office:value-type="float" office:value="0.174776">
            <text:p>0,174776</text:p>
          </table:table-cell>
          <table:table-cell office:value-type="float" office:value="0.100584">
            <text:p>0,100584</text:p>
          </table:table-cell>
          <table:table-cell office:value-type="float" office:value="0.275361">
            <text:p>0,275361</text:p>
          </table:table-cell>
          <table:table-cell office:value-type="float" office:value="0.562158">
            <text:p>0,562158</text:p>
          </table:table-cell>
          <table:table-cell office:value-type="float" office:value="0.329025">
            <text:p>0,329025</text:p>
          </table:table-cell>
          <table:table-cell office:value-type="float" office:value="0.891183">
            <text:p>0,891183</text:p>
          </table:table-cell>
          <table:table-cell office:value-type="float" office:value="0.060116">
            <text:p>0,060116</text:p>
          </table:table-cell>
          <table:table-cell office:value-type="float" office:value="0.286211">
            <text:p>0,286211</text:p>
          </table:table-cell>
          <table:table-cell office:value-type="float" office:value="0.346327">
            <text:p>0,346327</text:p>
          </table:table-cell>
          <table:table-cell office:value-type="float" office:value="3.71722">
            <text:p>3,71722</text:p>
          </table:table-cell>
          <table:table-cell office:value-type="float" office:value="0.165392">
            <text:p>0,165392</text:p>
          </table:table-cell>
          <table:table-cell office:value-type="float" office:value="3.88261">
            <text:p>3,88261</text:p>
          </table:table-cell>
          <table:table-cell office:value-type="float" office:value="0.198236">
            <text:p>0,198236</text:p>
          </table:table-cell>
          <table:table-cell office:value-type="float" office:value="0.103224">
            <text:p>0,103224</text:p>
          </table:table-cell>
          <table:table-cell office:value-type="float" office:value="0.30146">
            <text:p>0,30146</text:p>
          </table:table-cell>
          <table:table-cell office:value-type="float" office:value="0.234599">
            <text:p>0,234599</text:p>
          </table:table-cell>
          <table:table-cell office:value-type="float" office:value="0.0645147">
            <text:p>0,0645147</text:p>
          </table:table-cell>
          <table:table-cell office:value-type="float" office:value="0.299114">
            <text:p>0,299114</text:p>
          </table:table-cell>
        </table:table-row>
        <table:table-row table:style-name="ro1">
          <table:table-cell office:value-type="float" office:value="10.4303">
            <text:p>10,4303</text:p>
          </table:table-cell>
          <table:table-cell office:value-type="float" office:value="0.276827">
            <text:p>0,276827</text:p>
          </table:table-cell>
          <table:table-cell office:value-type="float" office:value="10.7071">
            <text:p>10,7071</text:p>
          </table:table-cell>
          <table:table-cell office:value-type="float" office:value="1.00555">
            <text:p>1,00555</text:p>
          </table:table-cell>
          <table:table-cell office:value-type="float" office:value="0.162753">
            <text:p>0,162753</text:p>
          </table:table-cell>
          <table:table-cell office:value-type="float" office:value="1.1683">
            <text:p>1,1683</text:p>
          </table:table-cell>
          <table:table-cell office:value-type="float" office:value="0.0155422">
            <text:p>0,0155422</text:p>
          </table:table-cell>
          <table:table-cell office:value-type="float" office:value="0.154249">
            <text:p>0,154249</text:p>
          </table:table-cell>
          <table:table-cell office:value-type="float" office:value="0.169791">
            <text:p>0,169791</text:p>
          </table:table-cell>
          <table:table-cell office:value-type="float" office:value="0.167152">
            <text:p>0,167152</text:p>
          </table:table-cell>
          <table:table-cell office:value-type="float" office:value="0.0932531">
            <text:p>0,0932531</text:p>
          </table:table-cell>
          <table:table-cell office:value-type="float" office:value="0.260405">
            <text:p>0,260405</text:p>
          </table:table-cell>
          <table:table-cell office:value-type="float" office:value="0.430489">
            <text:p>0,430489</text:p>
          </table:table-cell>
          <table:table-cell office:value-type="float" office:value="0.219643">
            <text:p>0,219643</text:p>
          </table:table-cell>
          <table:table-cell office:value-type="float" office:value="0.650133">
            <text:p>0,650133</text:p>
          </table:table-cell>
          <table:table-cell office:value-type="float" office:value="0.0448671">
            <text:p>0,0448671</text:p>
          </table:table-cell>
          <table:table-cell office:value-type="float" office:value="0.171551">
            <text:p>0,171551</text:p>
          </table:table-cell>
          <table:table-cell office:value-type="float" office:value="0.216418">
            <text:p>0,216418</text:p>
          </table:table-cell>
          <table:table-cell office:value-type="float" office:value="3.6879">
            <text:p>3,6879</text:p>
          </table:table-cell>
          <table:table-cell office:value-type="float" office:value="0.156595">
            <text:p>0,156595</text:p>
          </table:table-cell>
          <table:table-cell office:value-type="float" office:value="3.84449">
            <text:p>3,84449</text:p>
          </table:table-cell>
          <table:table-cell office:value-type="float" office:value="0.226975">
            <text:p>0,226975</text:p>
          </table:table-cell>
          <table:table-cell office:value-type="float" office:value="0.0847489">
            <text:p>0,0847489</text:p>
          </table:table-cell>
          <table:table-cell office:value-type="float" office:value="0.311724">
            <text:p>0,311724</text:p>
          </table:table-cell>
          <table:table-cell office:value-type="float" office:value="0.200289">
            <text:p>0,200289</text:p>
          </table:table-cell>
          <table:table-cell office:value-type="float" office:value="0.0545443">
            <text:p>0,0545443</text:p>
          </table:table-cell>
          <table:table-cell office:value-type="float" office:value="0.254833">
            <text:p>0,254833</text:p>
          </table:table-cell>
        </table:table-row>
        <table:table-row table:style-name="ro1">
          <table:table-cell office:value-type="float" office:value="10.1013">
            <text:p>10,1013</text:p>
          </table:table-cell>
          <table:table-cell office:value-type="float" office:value="0.262751">
            <text:p>0,262751</text:p>
          </table:table-cell>
          <table:table-cell office:value-type="float" office:value="10.364">
            <text:p>10,364</text:p>
          </table:table-cell>
          <table:table-cell office:value-type="float" office:value="1.03136">
            <text:p>1,03136</text:p>
          </table:table-cell>
          <table:table-cell office:value-type="float" office:value="0.148091">
            <text:p>0,148091</text:p>
          </table:table-cell>
          <table:table-cell office:value-type="float" office:value="1.17945">
            <text:p>1,17945</text:p>
          </table:table-cell>
          <table:table-cell office:value-type="float" office:value="0.0149557">
            <text:p>0,0149557</text:p>
          </table:table-cell>
          <table:table-cell office:value-type="float" office:value="0.10557">
            <text:p>0,10557</text:p>
          </table:table-cell>
          <table:table-cell office:value-type="float" office:value="0.120525">
            <text:p>0,120525</text:p>
          </table:table-cell>
          <table:table-cell office:value-type="float" office:value="0.152489">
            <text:p>0,152489</text:p>
          </table:table-cell>
          <table:table-cell office:value-type="float" office:value="0.155422">
            <text:p>0,155422</text:p>
          </table:table-cell>
          <table:table-cell office:value-type="float" office:value="0.307911">
            <text:p>0,307911</text:p>
          </table:table-cell>
          <table:table-cell office:value-type="float" office:value="0.429316">
            <text:p>0,429316</text:p>
          </table:table-cell>
          <table:table-cell office:value-type="float" office:value="0.217591">
            <text:p>0,217591</text:p>
          </table:table-cell>
          <table:table-cell office:value-type="float" office:value="0.646907">
            <text:p>0,646907</text:p>
          </table:table-cell>
          <table:table-cell office:value-type="float" office:value="0.0434008">
            <text:p>0,0434008</text:p>
          </table:table-cell>
          <table:table-cell office:value-type="float" office:value="0.115833">
            <text:p>0,115833</text:p>
          </table:table-cell>
          <table:table-cell office:value-type="float" office:value="0.159234">
            <text:p>0,159234</text:p>
          </table:table-cell>
          <table:table-cell office:value-type="float" office:value="3.43482">
            <text:p>3,43482</text:p>
          </table:table-cell>
          <table:table-cell office:value-type="float" office:value="0.17243">
            <text:p>0,17243</text:p>
          </table:table-cell>
          <table:table-cell office:value-type="float" office:value="3.60725">
            <text:p>3,60725</text:p>
          </table:table-cell>
          <table:table-cell office:value-type="float" office:value="0.21847">
            <text:p>0,21847</text:p>
          </table:table-cell>
          <table:table-cell office:value-type="float" office:value="0.0917869">
            <text:p>0,0917869</text:p>
          </table:table-cell>
          <table:table-cell office:value-type="float" office:value="0.310257">
            <text:p>0,310257</text:p>
          </table:table-cell>
          <table:table-cell office:value-type="float" office:value="0.172137">
            <text:p>0,172137</text:p>
          </table:table-cell>
          <table:table-cell office:value-type="float" office:value="0.0894409">
            <text:p>0,0894409</text:p>
          </table:table-cell>
          <table:table-cell office:value-type="float" office:value="0.261578">
            <text:p>0,261578</text:p>
          </table:table-cell>
        </table:table-row>
        <table:table-row table:style-name="ro1">
          <table:table-cell office:value-type="float" office:value="11.5003">
            <text:p>11,5003</text:p>
          </table:table-cell>
          <table:table-cell office:value-type="float" office:value="0.257766">
            <text:p>0,257766</text:p>
          </table:table-cell>
          <table:table-cell office:value-type="float" office:value="11.7581">
            <text:p>11,7581</text:p>
          </table:table-cell>
          <table:table-cell office:value-type="float" office:value="1.00115">
            <text:p>1,00115</text:p>
          </table:table-cell>
          <table:table-cell office:value-type="float" office:value="0.149557">
            <text:p>0,149557</text:p>
          </table:table-cell>
          <table:table-cell office:value-type="float" office:value="1.15071">
            <text:p>1,15071</text:p>
          </table:table-cell>
          <table:table-cell office:value-type="float" office:value="0.0193544">
            <text:p>0,0193544</text:p>
          </table:table-cell>
          <table:table-cell office:value-type="float" office:value="0.134308">
            <text:p>0,134308</text:p>
          </table:table-cell>
          <table:table-cell office:value-type="float" office:value="0.153662">
            <text:p>0,153662</text:p>
          </table:table-cell>
          <table:table-cell office:value-type="float" office:value="0.16334">
            <text:p>0,16334</text:p>
          </table:table-cell>
          <table:table-cell office:value-type="float" office:value="0.115247">
            <text:p>0,115247</text:p>
          </table:table-cell>
          <table:table-cell office:value-type="float" office:value="0.278586">
            <text:p>0,278586</text:p>
          </table:table-cell>
          <table:table-cell office:value-type="float" office:value="0.435768">
            <text:p>0,435768</text:p>
          </table:table-cell>
          <table:table-cell office:value-type="float" office:value="0.248968">
            <text:p>0,248968</text:p>
          </table:table-cell>
          <table:table-cell office:value-type="float" office:value="0.684736">
            <text:p>0,684736</text:p>
          </table:table-cell>
          <table:table-cell office:value-type="float" office:value="0.0451603">
            <text:p>0,0451603</text:p>
          </table:table-cell>
          <table:table-cell office:value-type="float" office:value="0.123165">
            <text:p>0,123165</text:p>
          </table:table-cell>
          <table:table-cell office:value-type="float" office:value="0.168325">
            <text:p>0,168325</text:p>
          </table:table-cell>
          <table:table-cell office:value-type="float" office:value="3.57793">
            <text:p>3,57793</text:p>
          </table:table-cell>
          <table:table-cell office:value-type="float" office:value="0.156302">
            <text:p>0,156302</text:p>
          </table:table-cell>
          <table:table-cell office:value-type="float" office:value="3.73423">
            <text:p>3,73423</text:p>
          </table:table-cell>
          <table:table-cell office:value-type="float" office:value="0.216124">
            <text:p>0,216124</text:p>
          </table:table-cell>
          <table:table-cell office:value-type="float" office:value="0.0897341">
            <text:p>0,0897341</text:p>
          </table:table-cell>
          <table:table-cell office:value-type="float" office:value="0.305859">
            <text:p>0,305859</text:p>
          </table:table-cell>
          <table:table-cell office:value-type="float" office:value="0.188559">
            <text:p>0,188559</text:p>
          </table:table-cell>
          <table:table-cell office:value-type="float" office:value="0.055424">
            <text:p>0,055424</text:p>
          </table:table-cell>
          <table:table-cell office:value-type="float" office:value="0.243983">
            <text:p>0,243983</text:p>
          </table:table-cell>
        </table:table-row>
        <table:table-row table:style-name="ro1">
          <table:table-cell office:value-type="float" office:value="10.3414">
            <text:p>10,3414</text:p>
          </table:table-cell>
          <table:table-cell office:value-type="float" office:value="0.269202">
            <text:p>0,269202</text:p>
          </table:table-cell>
          <table:table-cell office:value-type="float" office:value="10.6106">
            <text:p>10,6106</text:p>
          </table:table-cell>
          <table:table-cell office:value-type="float" office:value="0.991181">
            <text:p>0,991181</text:p>
          </table:table-cell>
          <table:table-cell office:value-type="float" office:value="0.158941">
            <text:p>0,158941</text:p>
          </table:table-cell>
          <table:table-cell office:value-type="float" office:value="1.15012">
            <text:p>1,15012</text:p>
          </table:table-cell>
          <table:table-cell office:value-type="float" office:value="0.0161287">
            <text:p>0,0161287</text:p>
          </table:table-cell>
          <table:table-cell office:value-type="float" office:value="0.150437">
            <text:p>0,150437</text:p>
          </table:table-cell>
          <table:table-cell office:value-type="float" office:value="0.166565">
            <text:p>0,166565</text:p>
          </table:table-cell>
          <table:table-cell office:value-type="float" office:value="0.169205">
            <text:p>0,169205</text:p>
          </table:table-cell>
          <table:table-cell office:value-type="float" office:value="0.0982384">
            <text:p>0,0982384</text:p>
          </table:table-cell>
          <table:table-cell office:value-type="float" office:value="0.267443">
            <text:p>0,267443</text:p>
          </table:table-cell>
          <table:table-cell office:value-type="float" office:value="0.419932">
            <text:p>0,419932</text:p>
          </table:table-cell>
          <table:table-cell office:value-type="float" office:value="0.21935">
            <text:p>0,21935</text:p>
          </table:table-cell>
          <table:table-cell office:value-type="float" office:value="0.639283">
            <text:p>0,639283</text:p>
          </table:table-cell>
          <table:table-cell office:value-type="float" office:value="0.0454536">
            <text:p>0,0454536</text:p>
          </table:table-cell>
          <table:table-cell office:value-type="float" office:value="0.204101">
            <text:p>0,204101</text:p>
          </table:table-cell>
          <table:table-cell office:value-type="float" office:value="0.249555">
            <text:p>0,249555</text:p>
          </table:table-cell>
          <table:table-cell office:value-type="float" office:value="3.37617">
            <text:p>3,37617</text:p>
          </table:table-cell>
          <table:table-cell office:value-type="float" office:value="0.174776">
            <text:p>0,174776</text:p>
          </table:table-cell>
          <table:table-cell office:value-type="float" office:value="3.55095">
            <text:p>3,55095</text:p>
          </table:table-cell>
          <table:table-cell office:value-type="float" office:value="0.19589">
            <text:p>0,19589</text:p>
          </table:table-cell>
          <table:table-cell office:value-type="float" office:value="0.0947194">
            <text:p>0,0947194</text:p>
          </table:table-cell>
          <table:table-cell office:value-type="float" office:value="0.29061">
            <text:p>0,29061</text:p>
          </table:table-cell>
          <table:table-cell office:value-type="float" office:value="0.193544">
            <text:p>0,193544</text:p>
          </table:table-cell>
          <table:table-cell office:value-type="float" office:value="0.0645147">
            <text:p>0,0645147</text:p>
          </table:table-cell>
          <table:table-cell office:value-type="float" office:value="0.258059">
            <text:p>0,258059</text:p>
          </table:table-cell>
        </table:table-row>
        <table:table-row table:style-name="ro1">
          <table:table-cell office:value-type="float" office:value="9.89451">
            <text:p>9,89451</text:p>
          </table:table-cell>
          <table:table-cell office:value-type="float" office:value="0.257766">
            <text:p>0,257766</text:p>
          </table:table-cell>
          <table:table-cell office:value-type="float" office:value="10.1523">
            <text:p>10,1523</text:p>
          </table:table-cell>
          <table:table-cell office:value-type="float" office:value="0.996166">
            <text:p>0,996166</text:p>
          </table:table-cell>
          <table:table-cell office:value-type="float" office:value="0.143985">
            <text:p>0,143985</text:p>
          </table:table-cell>
          <table:table-cell office:value-type="float" office:value="1.14015">
            <text:p>1,14015</text:p>
          </table:table-cell>
          <table:table-cell office:value-type="float" office:value="0.0269789">
            <text:p>0,0269789</text:p>
          </table:table-cell>
          <table:table-cell office:value-type="float" office:value="0.131669">
            <text:p>0,131669</text:p>
          </table:table-cell>
          <table:table-cell office:value-type="float" office:value="0.158648">
            <text:p>0,158648</text:p>
          </table:table-cell>
          <table:table-cell office:value-type="float" office:value="0.177709">
            <text:p>0,177709</text:p>
          </table:table-cell>
          <table:table-cell office:value-type="float" office:value="0.112901">
            <text:p>0,112901</text:p>
          </table:table-cell>
          <table:table-cell office:value-type="float" office:value="0.29061">
            <text:p>0,29061</text:p>
          </table:table-cell>
          <table:table-cell office:value-type="float" office:value="0.433129">
            <text:p>0,433129</text:p>
          </table:table-cell>
          <table:table-cell office:value-type="float" office:value="0.236945">
            <text:p>0,236945</text:p>
          </table:table-cell>
          <table:table-cell office:value-type="float" office:value="0.670074">
            <text:p>0,670074</text:p>
          </table:table-cell>
          <table:table-cell office:value-type="float" office:value="0.0463333">
            <text:p>0,0463333</text:p>
          </table:table-cell>
          <table:table-cell office:value-type="float" office:value="0.121992">
            <text:p>0,121992</text:p>
          </table:table-cell>
          <table:table-cell office:value-type="float" office:value="0.168325">
            <text:p>0,168325</text:p>
          </table:table-cell>
          <table:table-cell office:value-type="float" office:value="3.41606">
            <text:p>3,41606</text:p>
          </table:table-cell>
          <table:table-cell office:value-type="float" office:value="0.13988">
            <text:p>0,13988</text:p>
          </table:table-cell>
          <table:table-cell office:value-type="float" office:value="3.55594">
            <text:p>3,55594</text:p>
          </table:table-cell>
          <table:table-cell office:value-type="float" office:value="0.199409">
            <text:p>0,199409</text:p>
          </table:table-cell>
          <table:table-cell office:value-type="float" office:value="0.124338">
            <text:p>0,124338</text:p>
          </table:table-cell>
          <table:table-cell office:value-type="float" office:value="0.323747">
            <text:p>0,323747</text:p>
          </table:table-cell>
          <table:table-cell office:value-type="float" office:value="0.187973">
            <text:p>0,187973</text:p>
          </table:table-cell>
          <table:table-cell office:value-type="float" office:value="0.0847489">
            <text:p>0,0847489</text:p>
          </table:table-cell>
          <table:table-cell office:value-type="float" office:value="0.272721">
            <text:p>0,272721</text:p>
          </table:table-cell>
        </table:table-row>
        <table:table-row table:style-name="ro1">
          <table:table-cell office:value-type="float" office:value="10.0883">
            <text:p>10,0883</text:p>
          </table:table-cell>
          <table:table-cell office:value-type="float" office:value="0.245449">
            <text:p>0,245449</text:p>
          </table:table-cell>
          <table:table-cell office:value-type="float" office:value="10.3338">
            <text:p>10,3338</text:p>
          </table:table-cell>
          <table:table-cell office:value-type="float" office:value="1.00643">
            <text:p>1,00643</text:p>
          </table:table-cell>
          <table:table-cell office:value-type="float" office:value="0.145451">
            <text:p>0,145451</text:p>
          </table:table-cell>
          <table:table-cell office:value-type="float" office:value="1.15188">
            <text:p>1,15188</text:p>
          </table:table-cell>
          <table:table-cell office:value-type="float" office:value="0.0158354">
            <text:p>0,0158354</text:p>
          </table:table-cell>
          <table:table-cell office:value-type="float" office:value="0.0935464">
            <text:p>0,0935464</text:p>
          </table:table-cell>
          <table:table-cell office:value-type="float" office:value="0.109382">
            <text:p>0,109382</text:p>
          </table:table-cell>
          <table:table-cell office:value-type="float" office:value="0.163926">
            <text:p>0,163926</text:p>
          </table:table-cell>
          <table:table-cell office:value-type="float" office:value="0.132255">
            <text:p>0,132255</text:p>
          </table:table-cell>
          <table:table-cell office:value-type="float" office:value="0.296181">
            <text:p>0,296181</text:p>
          </table:table-cell>
          <table:table-cell office:value-type="float" office:value="0.42697">
            <text:p>0,42697</text:p>
          </table:table-cell>
          <table:table-cell office:value-type="float" office:value="0.219643">
            <text:p>0,219643</text:p>
          </table:table-cell>
          <table:table-cell office:value-type="float" office:value="0.646614">
            <text:p>0,646614</text:p>
          </table:table-cell>
          <table:table-cell office:value-type="float" office:value="0.0477996">
            <text:p>0,0477996</text:p>
          </table:table-cell>
          <table:table-cell office:value-type="float" office:value="0.121992">
            <text:p>0,121992</text:p>
          </table:table-cell>
          <table:table-cell office:value-type="float" office:value="0.169791">
            <text:p>0,169791</text:p>
          </table:table-cell>
          <table:table-cell office:value-type="float" office:value="3.5096">
            <text:p>3,5096</text:p>
          </table:table-cell>
          <table:table-cell office:value-type="float" office:value="0.140759">
            <text:p>0,140759</text:p>
          </table:table-cell>
          <table:table-cell office:value-type="float" office:value="3.65036">
            <text:p>3,65036</text:p>
          </table:table-cell>
          <table:table-cell office:value-type="float" office:value="0.180348">
            <text:p>0,180348</text:p>
          </table:table-cell>
          <table:table-cell office:value-type="float" office:value="0.117886">
            <text:p>0,117886</text:p>
          </table:table-cell>
          <table:table-cell office:value-type="float" office:value="0.298234">
            <text:p>0,298234</text:p>
          </table:table-cell>
          <table:table-cell office:value-type="float" office:value="0.17419">
            <text:p>0,17419</text:p>
          </table:table-cell>
          <table:table-cell office:value-type="float" office:value="0.0882679">
            <text:p>0,0882679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9.86841">
            <text:p>9,86841</text:p>
          </table:table-cell>
          <table:table-cell office:value-type="float" office:value="0.238411">
            <text:p>0,238411</text:p>
          </table:table-cell>
          <table:table-cell office:value-type="float" office:value="10.1068">
            <text:p>10,1068</text:p>
          </table:table-cell>
          <table:table-cell office:value-type="float" office:value="1.04103">
            <text:p>1,04103</text:p>
          </table:table-cell>
          <table:table-cell office:value-type="float" office:value="0.143399">
            <text:p>0,143399</text:p>
          </table:table-cell>
          <table:table-cell office:value-type="float" office:value="1.18443">
            <text:p>1,18443</text:p>
          </table:table-cell>
          <table:table-cell office:value-type="float" office:value="0.0164219">
            <text:p>0,0164219</text:p>
          </table:table-cell>
          <table:table-cell office:value-type="float" office:value="0.107329">
            <text:p>0,107329</text:p>
          </table:table-cell>
          <table:table-cell office:value-type="float" office:value="0.123751">
            <text:p>0,123751</text:p>
          </table:table-cell>
          <table:table-cell office:value-type="float" office:value="0.166565">
            <text:p>0,166565</text:p>
          </table:table-cell>
          <table:table-cell office:value-type="float" office:value="0.119939">
            <text:p>0,119939</text:p>
          </table:table-cell>
          <table:table-cell office:value-type="float" office:value="0.286504">
            <text:p>0,286504</text:p>
          </table:table-cell>
          <table:table-cell office:value-type="float" office:value="0.662742">
            <text:p>0,662742</text:p>
          </table:table-cell>
          <table:table-cell office:value-type="float" office:value="0.226681">
            <text:p>0,226681</text:p>
          </table:table-cell>
          <table:table-cell office:value-type="float" office:value="0.889424">
            <text:p>0,889424</text:p>
          </table:table-cell>
          <table:table-cell office:value-type="float" office:value="0.100878">
            <text:p>0,100878</text:p>
          </table:table-cell>
          <table:table-cell office:value-type="float" office:value="0.496177">
            <text:p>0,496177</text:p>
          </table:table-cell>
          <table:table-cell office:value-type="float" office:value="0.597055">
            <text:p>0,597055</text:p>
          </table:table-cell>
          <table:table-cell office:value-type="float" office:value="3.55975">
            <text:p>3,55975</text:p>
          </table:table-cell>
          <table:table-cell office:value-type="float" office:value="0.350726">
            <text:p>0,350726</text:p>
          </table:table-cell>
          <table:table-cell office:value-type="float" office:value="3.91047">
            <text:p>3,91047</text:p>
          </table:table-cell>
          <table:table-cell office:value-type="float" office:value="0.541924">
            <text:p>0,541924</text:p>
          </table:table-cell>
          <table:table-cell office:value-type="float" office:value="0.190025">
            <text:p>0,190025</text:p>
          </table:table-cell>
          <table:table-cell office:value-type="float" office:value="0.731949">
            <text:p>0,731949</text:p>
          </table:table-cell>
          <table:table-cell office:value-type="float" office:value="0.465972">
            <text:p>0,465972</text:p>
          </table:table-cell>
          <table:table-cell office:value-type="float" office:value="0.126977">
            <text:p>0,126977</text:p>
          </table:table-cell>
          <table:table-cell office:value-type="float" office:value="0.592949">
            <text:p>0,592949</text:p>
          </table:table-cell>
        </table:table-row>
        <table:table-row table:style-name="ro1">
          <table:table-cell office:value-type="float" office:value="18.7043">
            <text:p>18,7043</text:p>
          </table:table-cell>
          <table:table-cell office:value-type="float" office:value="0.366561">
            <text:p>0,366561</text:p>
          </table:table-cell>
          <table:table-cell office:value-type="float" office:value="19.0709">
            <text:p>19,0709</text:p>
          </table:table-cell>
          <table:table-cell office:value-type="float" office:value="1.39147">
            <text:p>1,39147</text:p>
          </table:table-cell>
          <table:table-cell office:value-type="float" office:value="0.216418">
            <text:p>0,216418</text:p>
          </table:table-cell>
          <table:table-cell office:value-type="float" office:value="1.60788">
            <text:p>1,60788</text:p>
          </table:table-cell>
          <table:table-cell office:value-type="float" office:value="0.0214072">
            <text:p>0,0214072</text:p>
          </table:table-cell>
          <table:table-cell office:value-type="float" office:value="0.153956">
            <text:p>0,153956</text:p>
          </table:table-cell>
          <table:table-cell office:value-type="float" office:value="0.175363">
            <text:p>0,175363</text:p>
          </table:table-cell>
          <table:table-cell office:value-type="float" office:value="0.321987">
            <text:p>0,321987</text:p>
          </table:table-cell>
          <table:table-cell office:value-type="float" office:value="0.236652">
            <text:p>0,236652</text:p>
          </table:table-cell>
          <table:table-cell office:value-type="float" office:value="0.558639">
            <text:p>0,558639</text:p>
          </table:table-cell>
          <table:table-cell office:value-type="float" office:value="0.44046">
            <text:p>0,44046</text:p>
          </table:table-cell>
          <table:table-cell office:value-type="float" office:value="0.212019">
            <text:p>0,212019</text:p>
          </table:table-cell>
          <table:table-cell office:value-type="float" office:value="0.652479">
            <text:p>0,652479</text:p>
          </table:table-cell>
          <table:table-cell office:value-type="float" office:value="0.0495591">
            <text:p>0,0495591</text:p>
          </table:table-cell>
          <table:table-cell office:value-type="float" office:value="0.325213">
            <text:p>0,325213</text:p>
          </table:table-cell>
          <table:table-cell office:value-type="float" office:value="0.374772">
            <text:p>0,374772</text:p>
          </table:table-cell>
          <table:table-cell office:value-type="float" office:value="8.84849">
            <text:p>8,84849</text:p>
          </table:table-cell>
          <table:table-cell office:value-type="float" office:value="0.366268">
            <text:p>0,366268</text:p>
          </table:table-cell>
          <table:table-cell office:value-type="float" office:value="9.21476">
            <text:p>9,21476</text:p>
          </table:table-cell>
          <table:table-cell office:value-type="float" office:value="0.499403">
            <text:p>0,499403</text:p>
          </table:table-cell>
          <table:table-cell office:value-type="float" office:value="0.460401">
            <text:p>0,460401</text:p>
          </table:table-cell>
          <table:table-cell office:value-type="float" office:value="0.959803">
            <text:p>0,959803</text:p>
          </table:table-cell>
          <table:table-cell office:value-type="float" office:value="0.472131">
            <text:p>0,472131</text:p>
          </table:table-cell>
          <table:table-cell office:value-type="float" office:value="0.131082">
            <text:p>0,131082</text:p>
          </table:table-cell>
          <table:table-cell office:value-type="float" office:value="0.603213">
            <text:p>0,603213</text:p>
          </table:table-cell>
        </table:table-row>
        <table:table-row table:style-name="ro1">
          <table:table-cell office:value-type="float" office:value="11.2763">
            <text:p>11,2763</text:p>
          </table:table-cell>
          <table:table-cell office:value-type="float" office:value="0.271255">
            <text:p>0,271255</text:p>
          </table:table-cell>
          <table:table-cell office:value-type="float" office:value="11.5476">
            <text:p>11,5476</text:p>
          </table:table-cell>
          <table:table-cell office:value-type="float" office:value="1.02666">
            <text:p>1,02666</text:p>
          </table:table-cell>
          <table:table-cell office:value-type="float" office:value="0.144572">
            <text:p>0,144572</text:p>
          </table:table-cell>
          <table:table-cell office:value-type="float" office:value="1.17124">
            <text:p>1,17124</text:p>
          </table:table-cell>
          <table:table-cell office:value-type="float" office:value="0.0149557">
            <text:p>0,0149557</text:p>
          </table:table-cell>
          <table:table-cell office:value-type="float" office:value="0.134308">
            <text:p>0,134308</text:p>
          </table:table-cell>
          <table:table-cell office:value-type="float" office:value="0.149264">
            <text:p>0,149264</text:p>
          </table:table-cell>
          <table:table-cell office:value-type="float" office:value="0.249262">
            <text:p>0,249262</text:p>
          </table:table-cell>
          <table:table-cell office:value-type="float" office:value="0.129909">
            <text:p>0,129909</text:p>
          </table:table-cell>
          <table:table-cell office:value-type="float" office:value="0.379171">
            <text:p>0,379171</text:p>
          </table:table-cell>
          <table:table-cell office:value-type="float" office:value="0.612597">
            <text:p>0,612597</text:p>
          </table:table-cell>
          <table:table-cell office:value-type="float" office:value="0.325799">
            <text:p>0,325799</text:p>
          </table:table-cell>
          <table:table-cell office:value-type="float" office:value="0.938396">
            <text:p>0,938396</text:p>
          </table:table-cell>
          <table:table-cell office:value-type="float" office:value="0.0463333">
            <text:p>0,0463333</text:p>
          </table:table-cell>
          <table:table-cell office:value-type="float" office:value="0.131375">
            <text:p>0,131375</text:p>
          </table:table-cell>
          <table:table-cell office:value-type="float" office:value="0.177709">
            <text:p>0,177709</text:p>
          </table:table-cell>
          <table:table-cell office:value-type="float" office:value="3.37999">
            <text:p>3,37999</text:p>
          </table:table-cell>
          <table:table-cell office:value-type="float" office:value="0.141053">
            <text:p>0,141053</text:p>
          </table:table-cell>
          <table:table-cell office:value-type="float" office:value="3.52104">
            <text:p>3,52104</text:p>
          </table:table-cell>
          <table:table-cell office:value-type="float" office:value="0.224335">
            <text:p>0,224335</text:p>
          </table:table-cell>
          <table:table-cell office:value-type="float" office:value="0.0994114">
            <text:p>0,0994114</text:p>
          </table:table-cell>
          <table:table-cell office:value-type="float" office:value="0.323747">
            <text:p>0,323747</text:p>
          </table:table-cell>
          <table:table-cell office:value-type="float" office:value="0.366854">
            <text:p>0,366854</text:p>
          </table:table-cell>
          <table:table-cell office:value-type="float" office:value="0.0709662">
            <text:p>0,0709662</text:p>
          </table:table-cell>
          <table:table-cell office:value-type="float" office:value="0.437821">
            <text:p>0,437821</text:p>
          </table:table-cell>
        </table:table-row>
        <table:table-row table:style-name="ro1">
          <table:table-cell office:value-type="float" office:value="9.87867">
            <text:p>9,87867</text:p>
          </table:table-cell>
          <table:table-cell office:value-type="float" office:value="0.241344">
            <text:p>0,241344</text:p>
          </table:table-cell>
          <table:table-cell office:value-type="float" office:value="10.12">
            <text:p>10,12</text:p>
          </table:table-cell>
          <table:table-cell office:value-type="float" office:value="0.989422">
            <text:p>0,989422</text:p>
          </table:table-cell>
          <table:table-cell office:value-type="float" office:value="0.143105">
            <text:p>0,143105</text:p>
          </table:table-cell>
          <table:table-cell office:value-type="float" office:value="1.13253">
            <text:p>1,13253</text:p>
          </table:table-cell>
          <table:table-cell office:value-type="float" office:value="0.0149557">
            <text:p>0,0149557</text:p>
          </table:table-cell>
          <table:table-cell office:value-type="float" office:value="0.0868017">
            <text:p>0,0868017</text:p>
          </table:table-cell>
          <table:table-cell office:value-type="float" office:value="0.101757">
            <text:p>0,101757</text:p>
          </table:table-cell>
          <table:table-cell office:value-type="float" office:value="0.153662">
            <text:p>0,153662</text:p>
          </table:table-cell>
          <table:table-cell office:value-type="float" office:value="0.0844557">
            <text:p>0,0844557</text:p>
          </table:table-cell>
          <table:table-cell office:value-type="float" office:value="0.238118">
            <text:p>0,238118</text:p>
          </table:table-cell>
          <table:table-cell office:value-type="float" office:value="0.412308">
            <text:p>0,412308</text:p>
          </table:table-cell>
          <table:table-cell office:value-type="float" office:value="0.238998">
            <text:p>0,238998</text:p>
          </table:table-cell>
          <table:table-cell office:value-type="float" office:value="0.651306">
            <text:p>0,651306</text:p>
          </table:table-cell>
          <table:table-cell office:value-type="float" office:value="0.0434008">
            <text:p>0,0434008</text:p>
          </table:table-cell>
          <table:table-cell office:value-type="float" office:value="0.115247">
            <text:p>0,115247</text:p>
          </table:table-cell>
          <table:table-cell office:value-type="float" office:value="0.158648">
            <text:p>0,158648</text:p>
          </table:table-cell>
          <table:table-cell office:value-type="float" office:value="3.41371">
            <text:p>3,41371</text:p>
          </table:table-cell>
          <table:table-cell office:value-type="float" office:value="0.137827">
            <text:p>0,137827</text:p>
          </table:table-cell>
          <table:table-cell office:value-type="float" office:value="3.55154">
            <text:p>3,55154</text:p>
          </table:table-cell>
          <table:table-cell office:value-type="float" office:value="0.180935">
            <text:p>0,180935</text:p>
          </table:table-cell>
          <table:table-cell office:value-type="float" office:value="0.124924">
            <text:p>0,124924</text:p>
          </table:table-cell>
          <table:table-cell office:value-type="float" office:value="0.305859">
            <text:p>0,305859</text:p>
          </table:table-cell>
          <table:table-cell office:value-type="float" office:value="0.173017">
            <text:p>0,173017</text:p>
          </table:table-cell>
          <table:table-cell office:value-type="float" office:value="0.0489726">
            <text:p>0,0489726</text:p>
          </table:table-cell>
          <table:table-cell office:value-type="float" office:value="0.221989">
            <text:p>0,221989</text:p>
          </table:table-cell>
        </table:table-row>
        <table:table-row table:style-name="ro1">
          <table:table-cell office:value-type="float" office:value="10.1194">
            <text:p>10,1194</text:p>
          </table:table-cell>
          <table:table-cell office:value-type="float" office:value="0.261285">
            <text:p>0,261285</text:p>
          </table:table-cell>
          <table:table-cell office:value-type="float" office:value="10.3807">
            <text:p>10,3807</text:p>
          </table:table-cell>
          <table:table-cell office:value-type="float" office:value="1.00995">
            <text:p>1,00995</text:p>
          </table:table-cell>
          <table:table-cell office:value-type="float" office:value="0.141053">
            <text:p>0,141053</text:p>
          </table:table-cell>
          <table:table-cell office:value-type="float" office:value="1.151">
            <text:p>1,151</text:p>
          </table:table-cell>
          <table:table-cell office:value-type="float" office:value="0.0307911">
            <text:p>0,0307911</text:p>
          </table:table-cell>
          <table:table-cell office:value-type="float" office:value="0.144278">
            <text:p>0,144278</text:p>
          </table:table-cell>
          <table:table-cell office:value-type="float" office:value="0.17507">
            <text:p>0,17507</text:p>
          </table:table-cell>
          <table:table-cell office:value-type="float" office:value="0.151903">
            <text:p>0,151903</text:p>
          </table:table-cell>
          <table:table-cell office:value-type="float" office:value="0.0832827">
            <text:p>0,0832827</text:p>
          </table:table-cell>
          <table:table-cell office:value-type="float" office:value="0.235186">
            <text:p>0,235186</text:p>
          </table:table-cell>
          <table:table-cell office:value-type="float" office:value="0.424918">
            <text:p>0,424918</text:p>
          </table:table-cell>
          <table:table-cell office:value-type="float" office:value="0.188852">
            <text:p>0,188852</text:p>
          </table:table-cell>
          <table:table-cell office:value-type="float" office:value="0.61377">
            <text:p>0,61377</text:p>
          </table:table-cell>
          <table:table-cell office:value-type="float" office:value="0.0428143">
            <text:p>0,0428143</text:p>
          </table:table-cell>
          <table:table-cell office:value-type="float" office:value="0.119939">
            <text:p>0,119939</text:p>
          </table:table-cell>
          <table:table-cell office:value-type="float" office:value="0.162753">
            <text:p>0,162753</text:p>
          </table:table-cell>
          <table:table-cell office:value-type="float" office:value="3.46796">
            <text:p>3,46796</text:p>
          </table:table-cell>
          <table:table-cell office:value-type="float" office:value="0.176243">
            <text:p>0,176243</text:p>
          </table:table-cell>
          <table:table-cell office:value-type="float" office:value="3.6442">
            <text:p>3,6442</text:p>
          </table:table-cell>
          <table:table-cell office:value-type="float" office:value="0.192958">
            <text:p>0,192958</text:p>
          </table:table-cell>
          <table:table-cell office:value-type="float" office:value="0.12815">
            <text:p>0,12815</text:p>
          </table:table-cell>
          <table:table-cell office:value-type="float" office:value="0.321107">
            <text:p>0,321107</text:p>
          </table:table-cell>
          <table:table-cell office:value-type="float" office:value="0.180348">
            <text:p>0,180348</text:p>
          </table:table-cell>
          <table:table-cell office:value-type="float" office:value="0.0495591">
            <text:p>0,0495591</text:p>
          </table:table-cell>
          <table:table-cell office:value-type="float" office:value="0.229907">
            <text:p>0,229907</text:p>
          </table:table-cell>
        </table:table-row>
        <table:table-row table:style-name="ro1">
          <table:table-cell office:value-type="float" office:value="9.7127">
            <text:p>9,7127</text:p>
          </table:table-cell>
          <table:table-cell office:value-type="float" office:value="0.653065">
            <text:p>0,653065</text:p>
          </table:table-cell>
          <table:table-cell office:value-type="float" office:value="10.3658">
            <text:p>10,3658</text:p>
          </table:table-cell>
          <table:table-cell office:value-type="float" office:value="2.84217">
            <text:p>2,84217</text:p>
          </table:table-cell>
          <table:table-cell office:value-type="float" office:value="0.435181">
            <text:p>0,435181</text:p>
          </table:table-cell>
          <table:table-cell office:value-type="float" office:value="3.27735">
            <text:p>3,27735</text:p>
          </table:table-cell>
          <table:table-cell office:value-type="float" office:value="0.0448671">
            <text:p>0,0448671</text:p>
          </table:table-cell>
          <table:table-cell office:value-type="float" office:value="0.271548">
            <text:p>0,271548</text:p>
          </table:table-cell>
          <table:table-cell office:value-type="float" office:value="0.316416">
            <text:p>0,316416</text:p>
          </table:table-cell>
          <table:table-cell office:value-type="float" office:value="0.42697">
            <text:p>0,42697</text:p>
          </table:table-cell>
          <table:table-cell office:value-type="float" office:value="0.223749">
            <text:p>0,223749</text:p>
          </table:table-cell>
          <table:table-cell office:value-type="float" office:value="0.650719">
            <text:p>0,650719</text:p>
          </table:table-cell>
          <table:table-cell office:value-type="float" office:value="1.0293">
            <text:p>1,0293</text:p>
          </table:table-cell>
          <table:table-cell office:value-type="float" office:value="0.555707">
            <text:p>0,555707</text:p>
          </table:table-cell>
          <table:table-cell office:value-type="float" office:value="1.58501">
            <text:p>1,58501</text:p>
          </table:table-cell>
          <table:table-cell office:value-type="float" office:value="0.0466266">
            <text:p>0,0466266</text:p>
          </table:table-cell>
          <table:table-cell office:value-type="float" office:value="0.134601">
            <text:p>0,134601</text:p>
          </table:table-cell>
          <table:table-cell office:value-type="float" office:value="0.181228">
            <text:p>0,181228</text:p>
          </table:table-cell>
          <table:table-cell office:value-type="float" office:value="3.50872">
            <text:p>3,50872</text:p>
          </table:table-cell>
          <table:table-cell office:value-type="float" office:value="0.142226">
            <text:p>0,142226</text:p>
          </table:table-cell>
          <table:table-cell office:value-type="float" office:value="3.65095">
            <text:p>3,65095</text:p>
          </table:table-cell>
          <table:table-cell office:value-type="float" office:value="0.197356">
            <text:p>0,197356</text:p>
          </table:table-cell>
          <table:table-cell office:value-type="float" office:value="0.11642">
            <text:p>0,11642</text:p>
          </table:table-cell>
          <table:table-cell office:value-type="float" office:value="0.313776">
            <text:p>0,313776</text:p>
          </table:table-cell>
          <table:table-cell office:value-type="float" office:value="0.173897">
            <text:p>0,173897</text:p>
          </table:table-cell>
          <table:table-cell office:value-type="float" office:value="0.0697932">
            <text:p>0,0697932</text:p>
          </table:table-cell>
          <table:table-cell office:value-type="float" office:value="0.24369">
            <text:p>0,24369</text:p>
          </table:table-cell>
        </table:table-row>
        <table:table-row table:style-name="ro1">
          <table:table-cell office:value-type="float" office:value="10.1555">
            <text:p>10,1555</text:p>
          </table:table-cell>
          <table:table-cell office:value-type="float" office:value="0.277707">
            <text:p>0,277707</text:p>
          </table:table-cell>
          <table:table-cell office:value-type="float" office:value="10.4332">
            <text:p>10,4332</text:p>
          </table:table-cell>
          <table:table-cell office:value-type="float" office:value="0.98297">
            <text:p>0,98297</text:p>
          </table:table-cell>
          <table:table-cell office:value-type="float" office:value="0.143105">
            <text:p>0,143105</text:p>
          </table:table-cell>
          <table:table-cell office:value-type="float" office:value="1.12608">
            <text:p>1,12608</text:p>
          </table:table-cell>
          <table:table-cell office:value-type="float" office:value="0.0140759">
            <text:p>0,0140759</text:p>
          </table:table-cell>
          <table:table-cell office:value-type="float" office:value="0.117006">
            <text:p>0,117006</text:p>
          </table:table-cell>
          <table:table-cell office:value-type="float" office:value="0.131082">
            <text:p>0,131082</text:p>
          </table:table-cell>
          <table:table-cell office:value-type="float" office:value="0.159527">
            <text:p>0,159527</text:p>
          </table:table-cell>
          <table:table-cell office:value-type="float" office:value="0.244863">
            <text:p>0,244863</text:p>
          </table:table-cell>
          <table:table-cell office:value-type="float" office:value="0.40439">
            <text:p>0,40439</text:p>
          </table:table-cell>
          <table:table-cell office:value-type="float" office:value="0.455709">
            <text:p>0,455709</text:p>
          </table:table-cell>
          <table:table-cell office:value-type="float" office:value="0.217004">
            <text:p>0,217004</text:p>
          </table:table-cell>
          <table:table-cell office:value-type="float" office:value="0.672713">
            <text:p>0,672713</text:p>
          </table:table-cell>
          <table:table-cell office:value-type="float" office:value="0.0997046">
            <text:p>0,0997046</text:p>
          </table:table-cell>
          <table:table-cell office:value-type="float" office:value="0.239291">
            <text:p>0,239291</text:p>
          </table:table-cell>
          <table:table-cell office:value-type="float" office:value="0.338996">
            <text:p>0,338996</text:p>
          </table:table-cell>
          <table:table-cell office:value-type="float" office:value="3.7008">
            <text:p>3,7008</text:p>
          </table:table-cell>
          <table:table-cell office:value-type="float" office:value="0.145158">
            <text:p>0,145158</text:p>
          </table:table-cell>
          <table:table-cell office:value-type="float" office:value="3.84596">
            <text:p>3,84596</text:p>
          </table:table-cell>
          <table:table-cell office:value-type="float" office:value="0.198823">
            <text:p>0,198823</text:p>
          </table:table-cell>
          <table:table-cell office:value-type="float" office:value="0.100291">
            <text:p>0,100291</text:p>
          </table:table-cell>
          <table:table-cell office:value-type="float" office:value="0.299114">
            <text:p>0,299114</text:p>
          </table:table-cell>
          <table:table-cell office:value-type="float" office:value="0.4387">
            <text:p>0,4387</text:p>
          </table:table-cell>
          <table:table-cell office:value-type="float" office:value="0.0557173">
            <text:p>0,0557173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3.5079">
            <text:p>13,5079</text:p>
          </table:table-cell>
          <table:table-cell office:value-type="float" office:value="0.366854">
            <text:p>0,366854</text:p>
          </table:table-cell>
          <table:table-cell office:value-type="float" office:value="13.8748">
            <text:p>13,8748</text:p>
          </table:table-cell>
          <table:table-cell office:value-type="float" office:value="1.45569">
            <text:p>1,45569</text:p>
          </table:table-cell>
          <table:table-cell office:value-type="float" office:value="0.217004">
            <text:p>0,217004</text:p>
          </table:table-cell>
          <table:table-cell office:value-type="float" office:value="1.67269">
            <text:p>1,67269</text:p>
          </table:table-cell>
          <table:table-cell office:value-type="float" office:value="0.0299114">
            <text:p>0,0299114</text:p>
          </table:table-cell>
          <table:table-cell office:value-type="float" office:value="0.235772">
            <text:p>0,235772</text:p>
          </table:table-cell>
          <table:table-cell office:value-type="float" office:value="0.265683">
            <text:p>0,265683</text:p>
          </table:table-cell>
          <table:table-cell office:value-type="float" office:value="0.216418">
            <text:p>0,216418</text:p>
          </table:table-cell>
          <table:table-cell office:value-type="float" office:value="0.108795">
            <text:p>0,108795</text:p>
          </table:table-cell>
          <table:table-cell office:value-type="float" office:value="0.325213">
            <text:p>0,325213</text:p>
          </table:table-cell>
          <table:table-cell office:value-type="float" office:value="0.452776">
            <text:p>0,452776</text:p>
          </table:table-cell>
          <table:table-cell office:value-type="float" office:value="0.222869">
            <text:p>0,222869</text:p>
          </table:table-cell>
          <table:table-cell office:value-type="float" office:value="0.675645">
            <text:p>0,675645</text:p>
          </table:table-cell>
          <table:table-cell office:value-type="float" office:value="0.0457468">
            <text:p>0,0457468</text:p>
          </table:table-cell>
          <table:table-cell office:value-type="float" office:value="0.164513">
            <text:p>0,164513</text:p>
          </table:table-cell>
          <table:table-cell office:value-type="float" office:value="0.210259">
            <text:p>0,210259</text:p>
          </table:table-cell>
          <table:table-cell office:value-type="float" office:value="3.38937">
            <text:p>3,38937</text:p>
          </table:table-cell>
          <table:table-cell office:value-type="float" office:value="0.160114">
            <text:p>0,160114</text:p>
          </table:table-cell>
          <table:table-cell office:value-type="float" office:value="3.54948">
            <text:p>3,54948</text:p>
          </table:table-cell>
          <table:table-cell office:value-type="float" office:value="0.218764">
            <text:p>0,218764</text:p>
          </table:table-cell>
          <table:table-cell office:value-type="float" office:value="0.101757">
            <text:p>0,101757</text:p>
          </table:table-cell>
          <table:table-cell office:value-type="float" office:value="0.320521">
            <text:p>0,320521</text:p>
          </table:table-cell>
          <table:table-cell office:value-type="float" office:value="0.17419">
            <text:p>0,17419</text:p>
          </table:table-cell>
          <table:table-cell office:value-type="float" office:value="0.0507321">
            <text:p>0,0507321</text:p>
          </table:table-cell>
          <table:table-cell office:value-type="float" office:value="0.224922">
            <text:p>0,224922</text:p>
          </table:table-cell>
        </table:table-row>
        <table:table-row table:style-name="ro1">
          <table:table-cell office:value-type="float" office:value="15.7287">
            <text:p>15,7287</text:p>
          </table:table-cell>
          <table:table-cell office:value-type="float" office:value="0.471837">
            <text:p>0,471837</text:p>
          </table:table-cell>
          <table:table-cell office:value-type="float" office:value="16.2005">
            <text:p>16,2005</text:p>
          </table:table-cell>
          <table:table-cell office:value-type="float" office:value="1.81286">
            <text:p>1,81286</text:p>
          </table:table-cell>
          <table:table-cell office:value-type="float" office:value="0.292956">
            <text:p>0,292956</text:p>
          </table:table-cell>
          <table:table-cell office:value-type="float" office:value="2.10582">
            <text:p>2,10582</text:p>
          </table:table-cell>
          <table:table-cell office:value-type="float" office:value="0.0439873">
            <text:p>0,0439873</text:p>
          </table:table-cell>
          <table:table-cell office:value-type="float" office:value="0.236065">
            <text:p>0,236065</text:p>
          </table:table-cell>
          <table:table-cell office:value-type="float" office:value="0.280053">
            <text:p>0,280053</text:p>
          </table:table-cell>
          <table:table-cell office:value-type="float" office:value="0.42697">
            <text:p>0,42697</text:p>
          </table:table-cell>
          <table:table-cell office:value-type="float" office:value="0.2302">
            <text:p>0,2302</text:p>
          </table:table-cell>
          <table:table-cell office:value-type="float" office:value="0.657171">
            <text:p>0,657171</text:p>
          </table:table-cell>
          <table:table-cell office:value-type="float" office:value="0.64808">
            <text:p>0,64808</text:p>
          </table:table-cell>
          <table:table-cell office:value-type="float" office:value="0.221403">
            <text:p>0,221403</text:p>
          </table:table-cell>
          <table:table-cell office:value-type="float" office:value="0.869483">
            <text:p>0,869483</text:p>
          </table:table-cell>
          <table:table-cell office:value-type="float" office:value="0.0712595">
            <text:p>0,0712595</text:p>
          </table:table-cell>
          <table:table-cell office:value-type="float" office:value="0.278293">
            <text:p>0,278293</text:p>
          </table:table-cell>
          <table:table-cell office:value-type="float" office:value="0.349553">
            <text:p>0,349553</text:p>
          </table:table-cell>
          <table:table-cell office:value-type="float" office:value="3.553">
            <text:p>3,553</text:p>
          </table:table-cell>
          <table:table-cell office:value-type="float" office:value="0.205567">
            <text:p>0,205567</text:p>
          </table:table-cell>
          <table:table-cell office:value-type="float" office:value="3.75857">
            <text:p>3,75857</text:p>
          </table:table-cell>
          <table:table-cell office:value-type="float" office:value="0.212899">
            <text:p>0,212899</text:p>
          </table:table-cell>
          <table:table-cell office:value-type="float" office:value="0.108502">
            <text:p>0,108502</text:p>
          </table:table-cell>
          <table:table-cell office:value-type="float" office:value="0.321401">
            <text:p>0,321401</text:p>
          </table:table-cell>
          <table:table-cell office:value-type="float" office:value="0.183867">
            <text:p>0,183867</text:p>
          </table:table-cell>
          <table:table-cell office:value-type="float" office:value="0.0774177">
            <text:p>0,0774177</text:p>
          </table:table-cell>
          <table:table-cell office:value-type="float" office:value="0.261285">
            <text:p>0,261285</text:p>
          </table:table-cell>
        </table:table-row>
        <table:table-row table:style-name="ro1">
          <table:table-cell office:value-type="float" office:value="10.2842">
            <text:p>10,2842</text:p>
          </table:table-cell>
          <table:table-cell office:value-type="float" office:value="0.267736">
            <text:p>0,267736</text:p>
          </table:table-cell>
          <table:table-cell office:value-type="float" office:value="10.552">
            <text:p>10,552</text:p>
          </table:table-cell>
          <table:table-cell office:value-type="float" office:value="1.12138">
            <text:p>1,12138</text:p>
          </table:table-cell>
          <table:table-cell office:value-type="float" office:value="0.170671">
            <text:p>0,170671</text:p>
          </table:table-cell>
          <table:table-cell office:value-type="float" office:value="1.29205">
            <text:p>1,29205</text:p>
          </table:table-cell>
          <table:table-cell office:value-type="float" office:value="0.0178882">
            <text:p>0,0178882</text:p>
          </table:table-cell>
          <table:table-cell office:value-type="float" office:value="0.214658">
            <text:p>0,214658</text:p>
          </table:table-cell>
          <table:table-cell office:value-type="float" office:value="0.232546">
            <text:p>0,232546</text:p>
          </table:table-cell>
          <table:table-cell office:value-type="float" office:value="0.428143">
            <text:p>0,428143</text:p>
          </table:table-cell>
          <table:table-cell office:value-type="float" office:value="0.235479">
            <text:p>0,235479</text:p>
          </table:table-cell>
          <table:table-cell office:value-type="float" office:value="0.663622">
            <text:p>0,663622</text:p>
          </table:table-cell>
          <table:table-cell office:value-type="float" office:value="0.59031">
            <text:p>0,59031</text:p>
          </table:table-cell>
          <table:table-cell office:value-type="float" office:value="0.291783">
            <text:p>0,291783</text:p>
          </table:table-cell>
          <table:table-cell office:value-type="float" office:value="0.882093">
            <text:p>0,882093</text:p>
          </table:table-cell>
          <table:table-cell office:value-type="float" office:value="0.0955991">
            <text:p>0,0955991</text:p>
          </table:table-cell>
          <table:table-cell office:value-type="float" office:value="0.182987">
            <text:p>0,182987</text:p>
          </table:table-cell>
          <table:table-cell office:value-type="float" office:value="0.278586">
            <text:p>0,278586</text:p>
          </table:table-cell>
          <table:table-cell office:value-type="float" office:value="5.00634">
            <text:p>5,00634</text:p>
          </table:table-cell>
          <table:table-cell office:value-type="float" office:value="0.215245">
            <text:p>0,215245</text:p>
          </table:table-cell>
          <table:table-cell office:value-type="float" office:value="5.22159">
            <text:p>5,22159</text:p>
          </table:table-cell>
          <table:table-cell office:value-type="float" office:value="0.297941">
            <text:p>0,297941</text:p>
          </table:table-cell>
          <table:table-cell office:value-type="float" office:value="0.120819">
            <text:p>0,120819</text:p>
          </table:table-cell>
          <table:table-cell office:value-type="float" office:value="0.418759">
            <text:p>0,418759</text:p>
          </table:table-cell>
          <table:table-cell office:value-type="float" office:value="0.277707">
            <text:p>0,277707</text:p>
          </table:table-cell>
          <table:table-cell office:value-type="float" office:value="0.0747785">
            <text:p>0,0747785</text:p>
          </table:table-cell>
          <table:table-cell office:value-type="float" office:value="0.352485">
            <text:p>0,352485</text:p>
          </table:table-cell>
        </table:table-row>
        <table:table-row table:style-name="ro1">
          <table:table-cell office:value-type="float" office:value="10.4235">
            <text:p>10,4235</text:p>
          </table:table-cell>
          <table:table-cell office:value-type="float" office:value="0.256593">
            <text:p>0,256593</text:p>
          </table:table-cell>
          <table:table-cell office:value-type="float" office:value="10.6801">
            <text:p>10,6801</text:p>
          </table:table-cell>
          <table:table-cell office:value-type="float" office:value="1.01083">
            <text:p>1,01083</text:p>
          </table:table-cell>
          <table:table-cell office:value-type="float" office:value="0.158061">
            <text:p>0,158061</text:p>
          </table:table-cell>
          <table:table-cell office:value-type="float" office:value="1.16889">
            <text:p>1,16889</text:p>
          </table:table-cell>
          <table:table-cell office:value-type="float" office:value="0.0164219">
            <text:p>0,0164219</text:p>
          </table:table-cell>
          <table:table-cell office:value-type="float" office:value="0.154249">
            <text:p>0,154249</text:p>
          </table:table-cell>
          <table:table-cell office:value-type="float" office:value="0.170671">
            <text:p>0,170671</text:p>
          </table:table-cell>
          <table:table-cell office:value-type="float" office:value="0.179762">
            <text:p>0,179762</text:p>
          </table:table-cell>
          <table:table-cell office:value-type="float" office:value="0.0982384">
            <text:p>0,0982384</text:p>
          </table:table-cell>
          <table:table-cell office:value-type="float" office:value="0.278">
            <text:p>0,278</text:p>
          </table:table-cell>
          <table:table-cell office:value-type="float" office:value="0.440753">
            <text:p>0,440753</text:p>
          </table:table-cell>
          <table:table-cell office:value-type="float" office:value="0.218177">
            <text:p>0,218177</text:p>
          </table:table-cell>
          <table:table-cell office:value-type="float" office:value="0.65893">
            <text:p>0,65893</text:p>
          </table:table-cell>
          <table:table-cell office:value-type="float" office:value="0.0483861">
            <text:p>0,0483861</text:p>
          </table:table-cell>
          <table:table-cell office:value-type="float" office:value="0.153076">
            <text:p>0,153076</text:p>
          </table:table-cell>
          <table:table-cell office:value-type="float" office:value="0.201462">
            <text:p>0,201462</text:p>
          </table:table-cell>
          <table:table-cell office:value-type="float" office:value="3.57236">
            <text:p>3,57236</text:p>
          </table:table-cell>
          <table:table-cell office:value-type="float" office:value="0.152196">
            <text:p>0,152196</text:p>
          </table:table-cell>
          <table:table-cell office:value-type="float" office:value="3.72455">
            <text:p>3,72455</text:p>
          </table:table-cell>
          <table:table-cell office:value-type="float" office:value="0.207034">
            <text:p>0,207034</text:p>
          </table:table-cell>
          <table:table-cell office:value-type="float" office:value="0.0903206">
            <text:p>0,0903206</text:p>
          </table:table-cell>
          <table:table-cell office:value-type="float" office:value="0.297354">
            <text:p>0,297354</text:p>
          </table:table-cell>
          <table:table-cell office:value-type="float" office:value="0.194717">
            <text:p>0,194717</text:p>
          </table:table-cell>
          <table:table-cell office:value-type="float" office:value="0.0557173">
            <text:p>0,0557173</text:p>
          </table:table-cell>
          <table:table-cell office:value-type="float" office:value="0.250435">
            <text:p>0,250435</text:p>
          </table:table-cell>
        </table:table-row>
        <table:table-row table:style-name="ro1">
          <table:table-cell office:value-type="float" office:value="10.527">
            <text:p>10,527</text:p>
          </table:table-cell>
          <table:table-cell office:value-type="float" office:value="0.281812">
            <text:p>0,281812</text:p>
          </table:table-cell>
          <table:table-cell office:value-type="float" office:value="10.8089">
            <text:p>10,8089</text:p>
          </table:table-cell>
          <table:table-cell office:value-type="float" office:value="0.986489">
            <text:p>0,986489</text:p>
          </table:table-cell>
          <table:table-cell office:value-type="float" office:value="0.162753">
            <text:p>0,162753</text:p>
          </table:table-cell>
          <table:table-cell office:value-type="float" office:value="1.14924">
            <text:p>1,14924</text:p>
          </table:table-cell>
          <table:table-cell office:value-type="float" office:value="0.0164219">
            <text:p>0,0164219</text:p>
          </table:table-cell>
          <table:table-cell office:value-type="float" office:value="0.120525">
            <text:p>0,120525</text:p>
          </table:table-cell>
          <table:table-cell office:value-type="float" office:value="0.136947">
            <text:p>0,136947</text:p>
          </table:table-cell>
          <table:table-cell office:value-type="float" office:value="0.179762">
            <text:p>0,179762</text:p>
          </table:table-cell>
          <table:table-cell office:value-type="float" office:value="0.0997046">
            <text:p>0,0997046</text:p>
          </table:table-cell>
          <table:table-cell office:value-type="float" office:value="0.279466">
            <text:p>0,279466</text:p>
          </table:table-cell>
          <table:table-cell office:value-type="float" office:value="0.417293">
            <text:p>0,417293</text:p>
          </table:table-cell>
          <table:table-cell office:value-type="float" office:value="0.209086">
            <text:p>0,209086</text:p>
          </table:table-cell>
          <table:table-cell office:value-type="float" office:value="0.62638">
            <text:p>0,62638</text:p>
          </table:table-cell>
          <table:table-cell office:value-type="float" office:value="0.0457468">
            <text:p>0,0457468</text:p>
          </table:table-cell>
          <table:table-cell office:value-type="float" office:value="0.177416">
            <text:p>0,177416</text:p>
          </table:table-cell>
          <table:table-cell office:value-type="float" office:value="0.223162">
            <text:p>0,223162</text:p>
          </table:table-cell>
          <table:table-cell office:value-type="float" office:value="3.58878">
            <text:p>3,58878</text:p>
          </table:table-cell>
          <table:table-cell office:value-type="float" office:value="0.152783">
            <text:p>0,152783</text:p>
          </table:table-cell>
          <table:table-cell office:value-type="float" office:value="3.74156">
            <text:p>3,74156</text:p>
          </table:table-cell>
          <table:table-cell office:value-type="float" office:value="0.209086">
            <text:p>0,209086</text:p>
          </table:table-cell>
          <table:table-cell office:value-type="float" office:value="0.0832827">
            <text:p>0,0832827</text:p>
          </table:table-cell>
          <table:table-cell office:value-type="float" office:value="0.292369">
            <text:p>0,292369</text:p>
          </table:table-cell>
          <table:table-cell office:value-type="float" office:value="0.184747">
            <text:p>0,184747</text:p>
          </table:table-cell>
          <table:table-cell office:value-type="float" office:value="0.0568903">
            <text:p>0,0568903</text:p>
          </table:table-cell>
          <table:table-cell office:value-type="float" office:value="0.241637">
            <text:p>0,241637</text:p>
          </table:table-cell>
        </table:table-row>
        <table:table-row table:style-name="ro1">
          <table:table-cell office:value-type="float" office:value="10.3895">
            <text:p>10,3895</text:p>
          </table:table-cell>
          <table:table-cell office:value-type="float" office:value="0.24193">
            <text:p>0,24193</text:p>
          </table:table-cell>
          <table:table-cell office:value-type="float" office:value="10.6314">
            <text:p>10,6314</text:p>
          </table:table-cell>
          <table:table-cell office:value-type="float" office:value="0.980917">
            <text:p>0,980917</text:p>
          </table:table-cell>
          <table:table-cell office:value-type="float" office:value="0.146038">
            <text:p>0,146038</text:p>
          </table:table-cell>
          <table:table-cell office:value-type="float" office:value="1.12696">
            <text:p>1,12696</text:p>
          </table:table-cell>
          <table:table-cell office:value-type="float" office:value="0.0149557">
            <text:p>0,0149557</text:p>
          </table:table-cell>
          <table:table-cell office:value-type="float" office:value="0.131082">
            <text:p>0,131082</text:p>
          </table:table-cell>
          <table:table-cell office:value-type="float" office:value="0.146038">
            <text:p>0,146038</text:p>
          </table:table-cell>
          <table:table-cell office:value-type="float" office:value="0.169205">
            <text:p>0,169205</text:p>
          </table:table-cell>
          <table:table-cell office:value-type="float" office:value="0.116713">
            <text:p>0,116713</text:p>
          </table:table-cell>
          <table:table-cell office:value-type="float" office:value="0.285918">
            <text:p>0,285918</text:p>
          </table:table-cell>
          <table:table-cell office:value-type="float" office:value="0.426677">
            <text:p>0,426677</text:p>
          </table:table-cell>
          <table:table-cell office:value-type="float" office:value="0.234892">
            <text:p>0,234892</text:p>
          </table:table-cell>
          <table:table-cell office:value-type="float" office:value="0.661569">
            <text:p>0,661569</text:p>
          </table:table-cell>
          <table:table-cell office:value-type="float" office:value="0.0524915">
            <text:p>0,0524915</text:p>
          </table:table-cell>
          <table:table-cell office:value-type="float" office:value="0.145158">
            <text:p>0,145158</text:p>
          </table:table-cell>
          <table:table-cell office:value-type="float" office:value="0.19765">
            <text:p>0,19765</text:p>
          </table:table-cell>
          <table:table-cell office:value-type="float" office:value="3.48116">
            <text:p>3,48116</text:p>
          </table:table-cell>
          <table:table-cell office:value-type="float" office:value="0.148091">
            <text:p>0,148091</text:p>
          </table:table-cell>
          <table:table-cell office:value-type="float" office:value="3.62925">
            <text:p>3,62925</text:p>
          </table:table-cell>
          <table:table-cell office:value-type="float" office:value="0.214658">
            <text:p>0,214658</text:p>
          </table:table-cell>
          <table:table-cell office:value-type="float" office:value="0.0912004">
            <text:p>0,0912004</text:p>
          </table:table-cell>
          <table:table-cell office:value-type="float" office:value="0.305859">
            <text:p>0,305859</text:p>
          </table:table-cell>
          <table:table-cell office:value-type="float" office:value="0.229027">
            <text:p>0,229027</text:p>
          </table:table-cell>
          <table:table-cell office:value-type="float" office:value="0.063635">
            <text:p>0,063635</text:p>
          </table:table-cell>
          <table:table-cell office:value-type="float" office:value="0.292662">
            <text:p>0,292662</text:p>
          </table:table-cell>
        </table:table-row>
        <table:table-row table:style-name="ro1">
          <table:table-cell office:value-type="float" office:value="10.6068">
            <text:p>10,6068</text:p>
          </table:table-cell>
          <table:table-cell office:value-type="float" office:value="0.309671">
            <text:p>0,309671</text:p>
          </table:table-cell>
          <table:table-cell office:value-type="float" office:value="10.9165">
            <text:p>10,9165</text:p>
          </table:table-cell>
          <table:table-cell office:value-type="float" office:value="1.02549">
            <text:p>1,02549</text:p>
          </table:table-cell>
          <table:table-cell office:value-type="float" office:value="0.212605">
            <text:p>0,212605</text:p>
          </table:table-cell>
          <table:table-cell office:value-type="float" office:value="1.2381">
            <text:p>1,2381</text:p>
          </table:table-cell>
          <table:table-cell office:value-type="float" office:value="0.0425211">
            <text:p>0,0425211</text:p>
          </table:table-cell>
          <table:table-cell office:value-type="float" office:value="0.572715">
            <text:p>0,572715</text:p>
          </table:table-cell>
          <table:table-cell office:value-type="float" office:value="0.615236">
            <text:p>0,615236</text:p>
          </table:table-cell>
          <table:table-cell office:value-type="float" office:value="0.261285">
            <text:p>0,261285</text:p>
          </table:table-cell>
          <table:table-cell office:value-type="float" office:value="0.257179">
            <text:p>0,257179</text:p>
          </table:table-cell>
          <table:table-cell office:value-type="float" office:value="0.518464">
            <text:p>0,518464</text:p>
          </table:table-cell>
          <table:table-cell office:value-type="float" office:value="0.694413">
            <text:p>0,694413</text:p>
          </table:table-cell>
          <table:table-cell office:value-type="float" office:value="0.217884">
            <text:p>0,217884</text:p>
          </table:table-cell>
          <table:table-cell office:value-type="float" office:value="0.912297">
            <text:p>0,912297</text:p>
          </table:table-cell>
          <table:table-cell office:value-type="float" office:value="0.0621688">
            <text:p>0,0621688</text:p>
          </table:table-cell>
          <table:table-cell office:value-type="float" office:value="0.176536">
            <text:p>0,176536</text:p>
          </table:table-cell>
          <table:table-cell office:value-type="float" office:value="0.238705">
            <text:p>0,238705</text:p>
          </table:table-cell>
          <table:table-cell office:value-type="float" office:value="4.0659">
            <text:p>4,0659</text:p>
          </table:table-cell>
          <table:table-cell office:value-type="float" office:value="0.168325">
            <text:p>0,168325</text:p>
          </table:table-cell>
          <table:table-cell office:value-type="float" office:value="4.23422">
            <text:p>4,23422</text:p>
          </table:table-cell>
          <table:table-cell office:value-type="float" office:value="0.222869">
            <text:p>0,222869</text:p>
          </table:table-cell>
          <table:table-cell office:value-type="float" office:value="0.0935464">
            <text:p>0,0935464</text:p>
          </table:table-cell>
          <table:table-cell office:value-type="float" office:value="0.316416">
            <text:p>0,316416</text:p>
          </table:table-cell>
          <table:table-cell office:value-type="float" office:value="0.206447">
            <text:p>0,206447</text:p>
          </table:table-cell>
          <table:table-cell office:value-type="float" office:value="0.0586498">
            <text:p>0,0586498</text:p>
          </table:table-cell>
          <table:table-cell office:value-type="float" office:value="0.265097">
            <text:p>0,265097</text:p>
          </table:table-cell>
        </table:table-row>
        <table:table-row table:style-name="ro1">
          <table:table-cell office:value-type="float" office:value="10.4898">
            <text:p>10,4898</text:p>
          </table:table-cell>
          <table:table-cell office:value-type="float" office:value="0.28797">
            <text:p>0,28797</text:p>
          </table:table-cell>
          <table:table-cell office:value-type="float" office:value="10.7778">
            <text:p>10,7778</text:p>
          </table:table-cell>
          <table:table-cell office:value-type="float" office:value="0.989715">
            <text:p>0,989715</text:p>
          </table:table-cell>
          <table:table-cell office:value-type="float" office:value="0.165686">
            <text:p>0,165686</text:p>
          </table:table-cell>
          <table:table-cell office:value-type="float" office:value="1.1554">
            <text:p>1,1554</text:p>
          </table:table-cell>
          <table:table-cell office:value-type="float" office:value="0.0217004">
            <text:p>0,0217004</text:p>
          </table:table-cell>
          <table:table-cell office:value-type="float" office:value="0.134308">
            <text:p>0,134308</text:p>
          </table:table-cell>
          <table:table-cell office:value-type="float" office:value="0.156008">
            <text:p>0,156008</text:p>
          </table:table-cell>
          <table:table-cell office:value-type="float" office:value="0.188852">
            <text:p>0,188852</text:p>
          </table:table-cell>
          <table:table-cell office:value-type="float" office:value="0.0997046">
            <text:p>0,0997046</text:p>
          </table:table-cell>
          <table:table-cell office:value-type="float" office:value="0.288557">
            <text:p>0,288557</text:p>
          </table:table-cell>
          <table:table-cell office:value-type="float" office:value="0.423451">
            <text:p>0,423451</text:p>
          </table:table-cell>
          <table:table-cell office:value-type="float" office:value="0.211432">
            <text:p>0,211432</text:p>
          </table:table-cell>
          <table:table-cell office:value-type="float" office:value="0.634884">
            <text:p>0,634884</text:p>
          </table:table-cell>
          <table:table-cell office:value-type="float" office:value="0.062462">
            <text:p>0,062462</text:p>
          </table:table-cell>
          <table:table-cell office:value-type="float" office:value="0.170378">
            <text:p>0,170378</text:p>
          </table:table-cell>
          <table:table-cell office:value-type="float" office:value="0.23284">
            <text:p>0,23284</text:p>
          </table:table-cell>
          <table:table-cell office:value-type="float" office:value="3.57324">
            <text:p>3,57324</text:p>
          </table:table-cell>
          <table:table-cell office:value-type="float" office:value="0.151316">
            <text:p>0,151316</text:p>
          </table:table-cell>
          <table:table-cell office:value-type="float" office:value="3.72455">
            <text:p>3,72455</text:p>
          </table:table-cell>
          <table:table-cell office:value-type="float" office:value="0.209673">
            <text:p>0,209673</text:p>
          </table:table-cell>
          <table:table-cell office:value-type="float" office:value="0.0844557">
            <text:p>0,0844557</text:p>
          </table:table-cell>
          <table:table-cell office:value-type="float" office:value="0.294129">
            <text:p>0,294129</text:p>
          </table:table-cell>
          <table:table-cell office:value-type="float" office:value="0.190319">
            <text:p>0,190319</text:p>
          </table:table-cell>
          <table:table-cell office:value-type="float" office:value="0.0580633">
            <text:p>0,0580633</text:p>
          </table:table-cell>
          <table:table-cell office:value-type="float" office:value="0.248382">
            <text:p>0,248382</text:p>
          </table:table-cell>
        </table:table-row>
        <table:table-row table:style-name="ro1">
          <table:table-cell office:value-type="float" office:value="10.5529">
            <text:p>10,5529</text:p>
          </table:table-cell>
          <table:table-cell office:value-type="float" office:value="0.26715">
            <text:p>0,26715</text:p>
          </table:table-cell>
          <table:table-cell office:value-type="float" office:value="10.82">
            <text:p>10,82</text:p>
          </table:table-cell>
          <table:table-cell office:value-type="float" office:value="1.01083">
            <text:p>1,01083</text:p>
          </table:table-cell>
          <table:table-cell office:value-type="float" office:value="0.157768">
            <text:p>0,157768</text:p>
          </table:table-cell>
          <table:table-cell office:value-type="float" office:value="1.1686">
            <text:p>1,1686</text:p>
          </table:table-cell>
          <table:table-cell office:value-type="float" office:value="0.0161287">
            <text:p>0,0161287</text:p>
          </table:table-cell>
          <table:table-cell office:value-type="float" office:value="0.121698">
            <text:p>0,121698</text:p>
          </table:table-cell>
          <table:table-cell office:value-type="float" office:value="0.137827">
            <text:p>0,137827</text:p>
          </table:table-cell>
          <table:table-cell office:value-type="float" office:value="0.166272">
            <text:p>0,166272</text:p>
          </table:table-cell>
          <table:table-cell office:value-type="float" office:value="0.0985316">
            <text:p>0,0985316</text:p>
          </table:table-cell>
          <table:table-cell office:value-type="float" office:value="0.264804">
            <text:p>0,264804</text:p>
          </table:table-cell>
          <table:table-cell office:value-type="float" office:value="0.424038">
            <text:p>0,424038</text:p>
          </table:table-cell>
          <table:table-cell office:value-type="float" office:value="0.209673">
            <text:p>0,209673</text:p>
          </table:table-cell>
          <table:table-cell office:value-type="float" office:value="0.633711">
            <text:p>0,633711</text:p>
          </table:table-cell>
          <table:table-cell office:value-type="float" office:value="0.0466266">
            <text:p>0,0466266</text:p>
          </table:table-cell>
          <table:table-cell office:value-type="float" office:value="0.173897">
            <text:p>0,173897</text:p>
          </table:table-cell>
          <table:table-cell office:value-type="float" office:value="0.220523">
            <text:p>0,220523</text:p>
          </table:table-cell>
          <table:table-cell office:value-type="float" office:value="3.56444">
            <text:p>3,56444</text:p>
          </table:table-cell>
          <table:table-cell office:value-type="float" office:value="0.150437">
            <text:p>0,150437</text:p>
          </table:table-cell>
          <table:table-cell office:value-type="float" office:value="3.71488">
            <text:p>3,71488</text:p>
          </table:table-cell>
          <table:table-cell office:value-type="float" office:value="0.197063">
            <text:p>0,197063</text:p>
          </table:table-cell>
          <table:table-cell office:value-type="float" office:value="0.0985316">
            <text:p>0,0985316</text:p>
          </table:table-cell>
          <table:table-cell office:value-type="float" office:value="0.295595">
            <text:p>0,295595</text:p>
          </table:table-cell>
          <table:table-cell office:value-type="float" office:value="0.182108">
            <text:p>0,182108</text:p>
          </table:table-cell>
          <table:table-cell office:value-type="float" office:value="0.0756582">
            <text:p>0,0756582</text:p>
          </table:table-cell>
          <table:table-cell office:value-type="float" office:value="0.257766">
            <text:p>0,257766</text:p>
          </table:table-cell>
        </table:table-row>
        <table:table-row table:style-name="ro1">
          <table:table-cell office:value-type="float" office:value="10.181">
            <text:p>10,181</text:p>
          </table:table-cell>
          <table:table-cell office:value-type="float" office:value="0.251021">
            <text:p>0,251021</text:p>
          </table:table-cell>
          <table:table-cell office:value-type="float" office:value="10.432">
            <text:p>10,432</text:p>
          </table:table-cell>
          <table:table-cell office:value-type="float" office:value="0.994114">
            <text:p>0,994114</text:p>
          </table:table-cell>
          <table:table-cell office:value-type="float" office:value="0.145451">
            <text:p>0,145451</text:p>
          </table:table-cell>
          <table:table-cell office:value-type="float" office:value="1.13957">
            <text:p>1,13957</text:p>
          </table:table-cell>
          <table:table-cell office:value-type="float" office:value="0.0152489">
            <text:p>0,0152489</text:p>
          </table:table-cell>
          <table:table-cell office:value-type="float" office:value="0.0929599">
            <text:p>0,0929599</text:p>
          </table:table-cell>
          <table:table-cell office:value-type="float" office:value="0.108209">
            <text:p>0,108209</text:p>
          </table:table-cell>
          <table:table-cell office:value-type="float" office:value="0.165686">
            <text:p>0,165686</text:p>
          </table:table-cell>
          <table:table-cell office:value-type="float" office:value="0.132548">
            <text:p>0,132548</text:p>
          </table:table-cell>
          <table:table-cell office:value-type="float" office:value="0.298234">
            <text:p>0,298234</text:p>
          </table:table-cell>
          <table:table-cell office:value-type="float" office:value="0.459521">
            <text:p>0,459521</text:p>
          </table:table-cell>
          <table:table-cell office:value-type="float" office:value="0.211726">
            <text:p>0,211726</text:p>
          </table:table-cell>
          <table:table-cell office:value-type="float" office:value="0.671247">
            <text:p>0,671247</text:p>
          </table:table-cell>
          <table:table-cell office:value-type="float" office:value="0.0733122">
            <text:p>0,0733122</text:p>
          </table:table-cell>
          <table:table-cell office:value-type="float" office:value="0.166565">
            <text:p>0,166565</text:p>
          </table:table-cell>
          <table:table-cell office:value-type="float" office:value="0.239878">
            <text:p>0,239878</text:p>
          </table:table-cell>
          <table:table-cell office:value-type="float" office:value="3.58057">
            <text:p>3,58057</text:p>
          </table:table-cell>
          <table:table-cell office:value-type="float" office:value="0.141932">
            <text:p>0,141932</text:p>
          </table:table-cell>
          <table:table-cell office:value-type="float" office:value="3.7225">
            <text:p>3,7225</text:p>
          </table:table-cell>
          <table:table-cell office:value-type="float" office:value="0.192078">
            <text:p>0,192078</text:p>
          </table:table-cell>
          <table:table-cell office:value-type="float" office:value="0.134894">
            <text:p>0,134894</text:p>
          </table:table-cell>
          <table:table-cell office:value-type="float" office:value="0.326972">
            <text:p>0,326972</text:p>
          </table:table-cell>
          <table:table-cell office:value-type="float" office:value="0.183281">
            <text:p>0,183281</text:p>
          </table:table-cell>
          <table:table-cell office:value-type="float" office:value="0.15073">
            <text:p>0,15073</text:p>
          </table:table-cell>
          <table:table-cell office:value-type="float" office:value="0.33401">
            <text:p>0,33401</text:p>
          </table:table-cell>
        </table:table-row>
        <table:table-row table:style-name="ro1">
          <table:table-cell office:value-type="float" office:value="10.0159">
            <text:p>10,0159</text:p>
          </table:table-cell>
          <table:table-cell office:value-type="float" office:value="0.26539">
            <text:p>0,26539</text:p>
          </table:table-cell>
          <table:table-cell office:value-type="float" office:value="10.2813">
            <text:p>10,2813</text:p>
          </table:table-cell>
          <table:table-cell office:value-type="float" office:value="1.09558">
            <text:p>1,09558</text:p>
          </table:table-cell>
          <table:table-cell office:value-type="float" office:value="0.144865">
            <text:p>0,144865</text:p>
          </table:table-cell>
          <table:table-cell office:value-type="float" office:value="1.24044">
            <text:p>1,24044</text:p>
          </table:table-cell>
          <table:table-cell office:value-type="float" office:value="0.0173017">
            <text:p>0,0173017</text:p>
          </table:table-cell>
          <table:table-cell office:value-type="float" office:value="0.0961856">
            <text:p>0,0961856</text:p>
          </table:table-cell>
          <table:table-cell office:value-type="float" office:value="0.113487">
            <text:p>0,113487</text:p>
          </table:table-cell>
          <table:table-cell office:value-type="float" office:value="0.163046">
            <text:p>0,163046</text:p>
          </table:table-cell>
          <table:table-cell office:value-type="float" office:value="0.225215">
            <text:p>0,225215</text:p>
          </table:table-cell>
          <table:table-cell office:value-type="float" office:value="0.388261">
            <text:p>0,388261</text:p>
          </table:table-cell>
          <table:table-cell office:value-type="float" office:value="0.986196">
            <text:p>0,986196</text:p>
          </table:table-cell>
          <table:table-cell office:value-type="float" office:value="0.424331">
            <text:p>0,424331</text:p>
          </table:table-cell>
          <table:table-cell office:value-type="float" office:value="1.41053">
            <text:p>1,41053</text:p>
          </table:table-cell>
          <table:table-cell office:value-type="float" office:value="0.0472131">
            <text:p>0,0472131</text:p>
          </table:table-cell>
          <table:table-cell office:value-type="float" office:value="0.129323">
            <text:p>0,129323</text:p>
          </table:table-cell>
          <table:table-cell office:value-type="float" office:value="0.176536">
            <text:p>0,176536</text:p>
          </table:table-cell>
          <table:table-cell office:value-type="float" office:value="3.54743">
            <text:p>3,54743</text:p>
          </table:table-cell>
          <table:table-cell office:value-type="float" office:value="0.568903">
            <text:p>0,568903</text:p>
          </table:table-cell>
          <table:table-cell office:value-type="float" office:value="4.11633">
            <text:p>4,11633</text:p>
          </table:table-cell>
          <table:table-cell office:value-type="float" office:value="0.47301">
            <text:p>0,47301</text:p>
          </table:table-cell>
          <table:table-cell office:value-type="float" office:value="0.190612">
            <text:p>0,190612</text:p>
          </table:table-cell>
          <table:table-cell office:value-type="float" office:value="0.663622">
            <text:p>0,663622</text:p>
          </table:table-cell>
          <table:table-cell office:value-type="float" office:value="0.197356">
            <text:p>0,197356</text:p>
          </table:table-cell>
          <table:table-cell office:value-type="float" office:value="0.0551308">
            <text:p>0,0551308</text:p>
          </table:table-cell>
          <table:table-cell office:value-type="float" office:value="0.252487">
            <text:p>0,252487</text:p>
          </table:table-cell>
        </table:table-row>
        <table:table-row table:style-name="ro1">
          <table:table-cell office:value-type="float" office:value="10.4716">
            <text:p>10,4716</text:p>
          </table:table-cell>
          <table:table-cell office:value-type="float" office:value="0.251314">
            <text:p>0,251314</text:p>
          </table:table-cell>
          <table:table-cell office:value-type="float" office:value="10.7229">
            <text:p>10,7229</text:p>
          </table:table-cell>
          <table:table-cell office:value-type="float" office:value="1.22725">
            <text:p>1,22725</text:p>
          </table:table-cell>
          <table:table-cell office:value-type="float" office:value="0.171257">
            <text:p>0,171257</text:p>
          </table:table-cell>
          <table:table-cell office:value-type="float" office:value="1.3985">
            <text:p>1,3985</text:p>
          </table:table-cell>
          <table:table-cell office:value-type="float" office:value="0.0152489">
            <text:p>0,0152489</text:p>
          </table:table-cell>
          <table:table-cell office:value-type="float" office:value="0.0894409">
            <text:p>0,0894409</text:p>
          </table:table-cell>
          <table:table-cell office:value-type="float" office:value="0.10469">
            <text:p>0,10469</text:p>
          </table:table-cell>
          <table:table-cell office:value-type="float" office:value="0.156302">
            <text:p>0,156302</text:p>
          </table:table-cell>
          <table:table-cell office:value-type="float" office:value="0.160114">
            <text:p>0,160114</text:p>
          </table:table-cell>
          <table:table-cell office:value-type="float" office:value="0.316416">
            <text:p>0,316416</text:p>
          </table:table-cell>
          <table:table-cell office:value-type="float" office:value="0.431956">
            <text:p>0,431956</text:p>
          </table:table-cell>
          <table:table-cell office:value-type="float" office:value="0.217591">
            <text:p>0,217591</text:p>
          </table:table-cell>
          <table:table-cell office:value-type="float" office:value="0.649546">
            <text:p>0,649546</text:p>
          </table:table-cell>
          <table:table-cell office:value-type="float" office:value="0.0428143">
            <text:p>0,0428143</text:p>
          </table:table-cell>
          <table:table-cell office:value-type="float" office:value="0.1173">
            <text:p>0,1173</text:p>
          </table:table-cell>
          <table:table-cell office:value-type="float" office:value="0.160114">
            <text:p>0,160114</text:p>
          </table:table-cell>
          <table:table-cell office:value-type="float" office:value="3.57588">
            <text:p>3,57588</text:p>
          </table:table-cell>
          <table:table-cell office:value-type="float" office:value="0.153956">
            <text:p>0,153956</text:p>
          </table:table-cell>
          <table:table-cell office:value-type="float" office:value="3.72983">
            <text:p>3,72983</text:p>
          </table:table-cell>
          <table:table-cell office:value-type="float" office:value="0.20938">
            <text:p>0,20938</text:p>
          </table:table-cell>
          <table:table-cell office:value-type="float" office:value="0.0850422">
            <text:p>0,0850422</text:p>
          </table:table-cell>
          <table:table-cell office:value-type="float" office:value="0.294422">
            <text:p>0,294422</text:p>
          </table:table-cell>
          <table:table-cell office:value-type="float" office:value="0.412894">
            <text:p>0,412894</text:p>
          </table:table-cell>
          <table:table-cell office:value-type="float" office:value="0.121992">
            <text:p>0,121992</text:p>
          </table:table-cell>
          <table:table-cell office:value-type="float" office:value="0.534886">
            <text:p>0,534886</text:p>
          </table:table-cell>
        </table:table-row>
        <table:table-row table:style-name="ro1">
          <table:table-cell office:value-type="float" office:value="18.589">
            <text:p>18,589</text:p>
          </table:table-cell>
          <table:table-cell office:value-type="float" office:value="0.597348">
            <text:p>0,597348</text:p>
          </table:table-cell>
          <table:table-cell office:value-type="float" office:value="19.1864">
            <text:p>19,1864</text:p>
          </table:table-cell>
          <table:table-cell office:value-type="float" office:value="2.28206">
            <text:p>2,28206</text:p>
          </table:table-cell>
          <table:table-cell office:value-type="float" office:value="0.360989">
            <text:p>0,360989</text:p>
          </table:table-cell>
          <table:table-cell office:value-type="float" office:value="2.64305">
            <text:p>2,64305</text:p>
          </table:table-cell>
          <table:table-cell office:value-type="float" office:value="0.0184747">
            <text:p>0,0184747</text:p>
          </table:table-cell>
          <table:table-cell office:value-type="float" office:value="0.106449">
            <text:p>0,106449</text:p>
          </table:table-cell>
          <table:table-cell office:value-type="float" office:value="0.124924">
            <text:p>0,124924</text:p>
          </table:table-cell>
          <table:table-cell office:value-type="float" office:value="0.178002">
            <text:p>0,178002</text:p>
          </table:table-cell>
          <table:table-cell office:value-type="float" office:value="0.0970654">
            <text:p>0,0970654</text:p>
          </table:table-cell>
          <table:table-cell office:value-type="float" office:value="0.275067">
            <text:p>0,275067</text:p>
          </table:table-cell>
          <table:table-cell office:value-type="float" office:value="0.457468">
            <text:p>0,457468</text:p>
          </table:table-cell>
          <table:table-cell office:value-type="float" office:value="0.21935">
            <text:p>0,21935</text:p>
          </table:table-cell>
          <table:table-cell office:value-type="float" office:value="0.676818">
            <text:p>0,676818</text:p>
          </table:table-cell>
          <table:table-cell office:value-type="float" office:value="0.0844557">
            <text:p>0,0844557</text:p>
          </table:table-cell>
          <table:table-cell office:value-type="float" office:value="0.251901">
            <text:p>0,251901</text:p>
          </table:table-cell>
          <table:table-cell office:value-type="float" office:value="0.336356">
            <text:p>0,336356</text:p>
          </table:table-cell>
          <table:table-cell office:value-type="float" office:value="8.29308">
            <text:p>8,29308</text:p>
          </table:table-cell>
          <table:table-cell office:value-type="float" office:value="0.388848">
            <text:p>0,388848</text:p>
          </table:table-cell>
          <table:table-cell office:value-type="float" office:value="8.68193">
            <text:p>8,68193</text:p>
          </table:table-cell>
          <table:table-cell office:value-type="float" office:value="0.462453">
            <text:p>0,462453</text:p>
          </table:table-cell>
          <table:table-cell office:value-type="float" office:value="0.188852">
            <text:p>0,188852</text:p>
          </table:table-cell>
          <table:table-cell office:value-type="float" office:value="0.651306">
            <text:p>0,651306</text:p>
          </table:table-cell>
          <table:table-cell office:value-type="float" office:value="0.250141">
            <text:p>0,250141</text:p>
          </table:table-cell>
          <table:table-cell office:value-type="float" office:value="0.0653945">
            <text:p>0,0653945</text:p>
          </table:table-cell>
          <table:table-cell office:value-type="float" office:value="0.315536">
            <text:p>0,315536</text:p>
          </table:table-cell>
        </table:table-row>
        <table:table-row table:style-name="ro1">
          <table:table-cell office:value-type="float" office:value="11.4584">
            <text:p>11,4584</text:p>
          </table:table-cell>
          <table:table-cell office:value-type="float" office:value="0.296475">
            <text:p>0,296475</text:p>
          </table:table-cell>
          <table:table-cell office:value-type="float" office:value="11.7549">
            <text:p>11,7549</text:p>
          </table:table-cell>
          <table:table-cell office:value-type="float" office:value="1.02168">
            <text:p>1,02168</text:p>
          </table:table-cell>
          <table:table-cell office:value-type="float" office:value="0.171844">
            <text:p>0,171844</text:p>
          </table:table-cell>
          <table:table-cell office:value-type="float" office:value="1.19352">
            <text:p>1,19352</text:p>
          </table:table-cell>
          <table:table-cell office:value-type="float" office:value="0.0187679">
            <text:p>0,0187679</text:p>
          </table:table-cell>
          <table:table-cell office:value-type="float" office:value="0.146038">
            <text:p>0,146038</text:p>
          </table:table-cell>
          <table:table-cell office:value-type="float" office:value="0.164806">
            <text:p>0,164806</text:p>
          </table:table-cell>
          <table:table-cell office:value-type="float" office:value="0.202048">
            <text:p>0,202048</text:p>
          </table:table-cell>
          <table:table-cell office:value-type="float" office:value="0.108209">
            <text:p>0,108209</text:p>
          </table:table-cell>
          <table:table-cell office:value-type="float" office:value="0.310257">
            <text:p>0,310257</text:p>
          </table:table-cell>
          <table:table-cell office:value-type="float" office:value="0.627259">
            <text:p>0,627259</text:p>
          </table:table-cell>
          <table:table-cell office:value-type="float" office:value="0.233133">
            <text:p>0,233133</text:p>
          </table:table-cell>
          <table:table-cell office:value-type="float" office:value="0.860392">
            <text:p>0,860392</text:p>
          </table:table-cell>
          <table:table-cell office:value-type="float" office:value="0.0472131">
            <text:p>0,0472131</text:p>
          </table:table-cell>
          <table:table-cell office:value-type="float" office:value="0.153076">
            <text:p>0,153076</text:p>
          </table:table-cell>
          <table:table-cell office:value-type="float" office:value="0.200289">
            <text:p>0,200289</text:p>
          </table:table-cell>
          <table:table-cell office:value-type="float" office:value="3.75622">
            <text:p>3,75622</text:p>
          </table:table-cell>
          <table:table-cell office:value-type="float" office:value="0.168325">
            <text:p>0,168325</text:p>
          </table:table-cell>
          <table:table-cell office:value-type="float" office:value="3.92455">
            <text:p>3,92455</text:p>
          </table:table-cell>
          <table:table-cell office:value-type="float" office:value="0.227268">
            <text:p>0,227268</text:p>
          </table:table-cell>
          <table:table-cell office:value-type="float" office:value="0.0891477">
            <text:p>0,0891477</text:p>
          </table:table-cell>
          <table:table-cell office:value-type="float" office:value="0.316416">
            <text:p>0,316416</text:p>
          </table:table-cell>
          <table:table-cell office:value-type="float" office:value="0.197943">
            <text:p>0,197943</text:p>
          </table:table-cell>
          <table:table-cell office:value-type="float" office:value="0.230494">
            <text:p>0,230494</text:p>
          </table:table-cell>
          <table:table-cell office:value-type="float" office:value="0.428437">
            <text:p>0,428437</text:p>
          </table:table-cell>
        </table:table-row>
        <table:table-row table:style-name="ro1">
          <table:table-cell office:value-type="float" office:value="10.6059">
            <text:p>10,6059</text:p>
          </table:table-cell>
          <table:table-cell office:value-type="float" office:value="0.582979">
            <text:p>0,582979</text:p>
          </table:table-cell>
          <table:table-cell office:value-type="float" office:value="11.1889">
            <text:p>11,1889</text:p>
          </table:table-cell>
          <table:table-cell office:value-type="float" office:value="1.02051">
            <text:p>1,02051</text:p>
          </table:table-cell>
          <table:table-cell office:value-type="float" office:value="0.148384">
            <text:p>0,148384</text:p>
          </table:table-cell>
          <table:table-cell office:value-type="float" office:value="1.16889">
            <text:p>1,16889</text:p>
          </table:table-cell>
          <table:table-cell office:value-type="float" office:value="0.0146624">
            <text:p>0,0146624</text:p>
          </table:table-cell>
          <table:table-cell office:value-type="float" office:value="0.145158">
            <text:p>0,145158</text:p>
          </table:table-cell>
          <table:table-cell office:value-type="float" office:value="0.159821">
            <text:p>0,159821</text:p>
          </table:table-cell>
          <table:table-cell office:value-type="float" office:value="0.156008">
            <text:p>0,156008</text:p>
          </table:table-cell>
          <table:table-cell office:value-type="float" office:value="0.150437">
            <text:p>0,150437</text:p>
          </table:table-cell>
          <table:table-cell office:value-type="float" office:value="0.306445">
            <text:p>0,306445</text:p>
          </table:table-cell>
          <table:table-cell office:value-type="float" office:value="0.43958">
            <text:p>0,43958</text:p>
          </table:table-cell>
          <table:table-cell office:value-type="float" office:value="0.218764">
            <text:p>0,218764</text:p>
          </table:table-cell>
          <table:table-cell office:value-type="float" office:value="0.658344">
            <text:p>0,658344</text:p>
          </table:table-cell>
          <table:table-cell office:value-type="float" office:value="0.0436941">
            <text:p>0,0436941</text:p>
          </table:table-cell>
          <table:table-cell office:value-type="float" office:value="0.162753">
            <text:p>0,162753</text:p>
          </table:table-cell>
          <table:table-cell office:value-type="float" office:value="0.206447">
            <text:p>0,206447</text:p>
          </table:table-cell>
          <table:table-cell office:value-type="float" office:value="3.52485">
            <text:p>3,52485</text:p>
          </table:table-cell>
          <table:table-cell office:value-type="float" office:value="0.142226">
            <text:p>0,142226</text:p>
          </table:table-cell>
          <table:table-cell office:value-type="float" office:value="3.66708">
            <text:p>3,66708</text:p>
          </table:table-cell>
          <table:table-cell office:value-type="float" office:value="0.219057">
            <text:p>0,219057</text:p>
          </table:table-cell>
          <table:table-cell office:value-type="float" office:value="0.0976519">
            <text:p>0,0976519</text:p>
          </table:table-cell>
          <table:table-cell office:value-type="float" office:value="0.316709">
            <text:p>0,316709</text:p>
          </table:table-cell>
          <table:table-cell office:value-type="float" office:value="0.198823">
            <text:p>0,198823</text:p>
          </table:table-cell>
          <table:table-cell office:value-type="float" office:value="0.0697932">
            <text:p>0,0697932</text:p>
          </table:table-cell>
          <table:table-cell office:value-type="float" office:value="0.268616">
            <text:p>0,268616</text:p>
          </table:table-cell>
        </table:table-row>
        <table:table-row table:style-name="ro1">
          <table:table-cell office:value-type="float" office:value="10.0643">
            <text:p>10,0643</text:p>
          </table:table-cell>
          <table:table-cell office:value-type="float" office:value="0.299407">
            <text:p>0,299407</text:p>
          </table:table-cell>
          <table:table-cell office:value-type="float" office:value="10.3637">
            <text:p>10,3637</text:p>
          </table:table-cell>
          <table:table-cell office:value-type="float" office:value="1.03693">
            <text:p>1,03693</text:p>
          </table:table-cell>
          <table:table-cell office:value-type="float" office:value="0.151903">
            <text:p>0,151903</text:p>
          </table:table-cell>
          <table:table-cell office:value-type="float" office:value="1.18883">
            <text:p>1,18883</text:p>
          </table:table-cell>
          <table:table-cell office:value-type="float" office:value="0.0152489">
            <text:p>0,0152489</text:p>
          </table:table-cell>
          <table:table-cell office:value-type="float" office:value="0.0868017">
            <text:p>0,0868017</text:p>
          </table:table-cell>
          <table:table-cell office:value-type="float" office:value="0.102051">
            <text:p>0,102051</text:p>
          </table:table-cell>
          <table:table-cell office:value-type="float" office:value="0.168325">
            <text:p>0,168325</text:p>
          </table:table-cell>
          <table:table-cell office:value-type="float" office:value="0.0838692">
            <text:p>0,0838692</text:p>
          </table:table-cell>
          <table:table-cell office:value-type="float" office:value="0.252194">
            <text:p>0,252194</text:p>
          </table:table-cell>
          <table:table-cell office:value-type="float" office:value="0.546029">
            <text:p>0,546029</text:p>
          </table:table-cell>
          <table:table-cell office:value-type="float" office:value="0.223456">
            <text:p>0,223456</text:p>
          </table:table-cell>
          <table:table-cell office:value-type="float" office:value="0.769485">
            <text:p>0,769485</text:p>
          </table:table-cell>
          <table:table-cell office:value-type="float" office:value="0.0472131">
            <text:p>0,0472131</text:p>
          </table:table-cell>
          <table:table-cell office:value-type="float" office:value="0.302046">
            <text:p>0,302046</text:p>
          </table:table-cell>
          <table:table-cell office:value-type="float" office:value="0.349259">
            <text:p>0,349259</text:p>
          </table:table-cell>
          <table:table-cell office:value-type="float" office:value="3.39348">
            <text:p>3,39348</text:p>
          </table:table-cell>
          <table:table-cell office:value-type="float" office:value="0.287091">
            <text:p>0,287091</text:p>
          </table:table-cell>
          <table:table-cell office:value-type="float" office:value="3.68057">
            <text:p>3,68057</text:p>
          </table:table-cell>
          <table:table-cell office:value-type="float" office:value="0.219057">
            <text:p>0,219057</text:p>
          </table:table-cell>
          <table:table-cell office:value-type="float" office:value="0.0826962">
            <text:p>0,0826962</text:p>
          </table:table-cell>
          <table:table-cell office:value-type="float" office:value="0.301753">
            <text:p>0,301753</text:p>
          </table:table-cell>
          <table:table-cell office:value-type="float" office:value="0.203221">
            <text:p>0,203221</text:p>
          </table:table-cell>
          <table:table-cell office:value-type="float" office:value="0.0574768">
            <text:p>0,0574768</text:p>
          </table:table-cell>
          <table:table-cell office:value-type="float" office:value="0.260698">
            <text:p>0,260698</text:p>
          </table:table-cell>
        </table:table-row>
        <table:table-row table:style-name="ro1">
          <table:table-cell office:value-type="float" office:value="10.0951">
            <text:p>10,0951</text:p>
          </table:table-cell>
          <table:table-cell office:value-type="float" office:value="0.270082">
            <text:p>0,270082</text:p>
          </table:table-cell>
          <table:table-cell office:value-type="float" office:value="10.3652">
            <text:p>10,3652</text:p>
          </table:table-cell>
          <table:table-cell office:value-type="float" office:value="1.05746">
            <text:p>1,05746</text:p>
          </table:table-cell>
          <table:table-cell office:value-type="float" office:value="0.153956">
            <text:p>0,153956</text:p>
          </table:table-cell>
          <table:table-cell office:value-type="float" office:value="1.21141">
            <text:p>1,21141</text:p>
          </table:table-cell>
          <table:table-cell office:value-type="float" office:value="0.0167152">
            <text:p>0,0167152</text:p>
          </table:table-cell>
          <table:table-cell office:value-type="float" office:value="0.136067">
            <text:p>0,136067</text:p>
          </table:table-cell>
          <table:table-cell office:value-type="float" office:value="0.152783">
            <text:p>0,152783</text:p>
          </table:table-cell>
          <table:table-cell office:value-type="float" office:value="0.185333">
            <text:p>0,185333</text:p>
          </table:table-cell>
          <table:table-cell office:value-type="float" office:value="0.112608">
            <text:p>0,112608</text:p>
          </table:table-cell>
          <table:table-cell office:value-type="float" office:value="0.297941">
            <text:p>0,297941</text:p>
          </table:table-cell>
          <table:table-cell office:value-type="float" office:value="0.449844">
            <text:p>0,449844</text:p>
          </table:table-cell>
          <table:table-cell office:value-type="float" office:value="0.234892">
            <text:p>0,234892</text:p>
          </table:table-cell>
          <table:table-cell office:value-type="float" office:value="0.684736">
            <text:p>0,684736</text:p>
          </table:table-cell>
          <table:table-cell office:value-type="float" office:value="0.0469198">
            <text:p>0,0469198</text:p>
          </table:table-cell>
          <table:table-cell office:value-type="float" office:value="0.130789">
            <text:p>0,130789</text:p>
          </table:table-cell>
          <table:table-cell office:value-type="float" office:value="0.177709">
            <text:p>0,177709</text:p>
          </table:table-cell>
          <table:table-cell office:value-type="float" office:value="4.71779">
            <text:p>4,71779</text:p>
          </table:table-cell>
          <table:table-cell office:value-type="float" office:value="0.342808">
            <text:p>0,342808</text:p>
          </table:table-cell>
          <table:table-cell office:value-type="float" office:value="5.0606">
            <text:p>5,0606</text:p>
          </table:table-cell>
          <table:table-cell office:value-type="float" office:value="0.477116">
            <text:p>0,477116</text:p>
          </table:table-cell>
          <table:table-cell office:value-type="float" office:value="0.189732">
            <text:p>0,189732</text:p>
          </table:table-cell>
          <table:table-cell office:value-type="float" office:value="0.666848">
            <text:p>0,666848</text:p>
          </table:table-cell>
          <table:table-cell office:value-type="float" office:value="0.44134">
            <text:p>0,44134</text:p>
          </table:table-cell>
          <table:table-cell office:value-type="float" office:value="0.134894">
            <text:p>0,134894</text:p>
          </table:table-cell>
          <table:table-cell office:value-type="float" office:value="0.576234">
            <text:p>0,576234</text:p>
          </table:table-cell>
        </table:table-row>
        <table:table-row table:style-name="ro1">
          <table:table-cell office:value-type="float" office:value="17.2999">
            <text:p>17,2999</text:p>
          </table:table-cell>
          <table:table-cell office:value-type="float" office:value="0.288264">
            <text:p>0,288264</text:p>
          </table:table-cell>
          <table:table-cell office:value-type="float" office:value="17.5882">
            <text:p>17,5882</text:p>
          </table:table-cell>
          <table:table-cell office:value-type="float" office:value="1.02989">
            <text:p>1,02989</text:p>
          </table:table-cell>
          <table:table-cell office:value-type="float" office:value="0.167738">
            <text:p>0,167738</text:p>
          </table:table-cell>
          <table:table-cell office:value-type="float" office:value="1.19763">
            <text:p>1,19763</text:p>
          </table:table-cell>
          <table:table-cell office:value-type="float" office:value="0.0167152">
            <text:p>0,0167152</text:p>
          </table:table-cell>
          <table:table-cell office:value-type="float" office:value="0.0950126">
            <text:p>0,0950126</text:p>
          </table:table-cell>
          <table:table-cell office:value-type="float" office:value="0.111728">
            <text:p>0,111728</text:p>
          </table:table-cell>
          <table:table-cell office:value-type="float" office:value="0.17331">
            <text:p>0,17331</text:p>
          </table:table-cell>
          <table:table-cell office:value-type="float" office:value="0.0953059">
            <text:p>0,0953059</text:p>
          </table:table-cell>
          <table:table-cell office:value-type="float" office:value="0.268616">
            <text:p>0,268616</text:p>
          </table:table-cell>
          <table:table-cell office:value-type="float" office:value="0.41788">
            <text:p>0,41788</text:p>
          </table:table-cell>
          <table:table-cell office:value-type="float" office:value="0.255127">
            <text:p>0,255127</text:p>
          </table:table-cell>
          <table:table-cell office:value-type="float" office:value="0.673006">
            <text:p>0,673006</text:p>
          </table:table-cell>
          <table:table-cell office:value-type="float" office:value="0.0469198">
            <text:p>0,0469198</text:p>
          </table:table-cell>
          <table:table-cell office:value-type="float" office:value="0.12727">
            <text:p>0,12727</text:p>
          </table:table-cell>
          <table:table-cell office:value-type="float" office:value="0.17419">
            <text:p>0,17419</text:p>
          </table:table-cell>
          <table:table-cell office:value-type="float" office:value="3.48614">
            <text:p>3,48614</text:p>
          </table:table-cell>
          <table:table-cell office:value-type="float" office:value="0.159527">
            <text:p>0,159527</text:p>
          </table:table-cell>
          <table:table-cell office:value-type="float" office:value="3.64567">
            <text:p>3,64567</text:p>
          </table:table-cell>
          <table:table-cell office:value-type="float" office:value="0.195597">
            <text:p>0,195597</text:p>
          </table:table-cell>
          <table:table-cell office:value-type="float" office:value="0.127857">
            <text:p>0,127857</text:p>
          </table:table-cell>
          <table:table-cell office:value-type="float" office:value="0.323453">
            <text:p>0,323453</text:p>
          </table:table-cell>
          <table:table-cell office:value-type="float" office:value="0.18416">
            <text:p>0,18416</text:p>
          </table:table-cell>
          <table:table-cell office:value-type="float" office:value="0.101757">
            <text:p>0,101757</text:p>
          </table:table-cell>
          <table:table-cell office:value-type="float" office:value="0.285918">
            <text:p>0,285918</text:p>
          </table:table-cell>
        </table:table-row>
        <table:table-row table:style-name="ro1">
          <table:table-cell office:value-type="float" office:value="9.88278">
            <text:p>9,88278</text:p>
          </table:table-cell>
          <table:table-cell office:value-type="float" office:value="0.245449">
            <text:p>0,245449</text:p>
          </table:table-cell>
          <table:table-cell office:value-type="float" office:value="10.1282">
            <text:p>10,1282</text:p>
          </table:table-cell>
          <table:table-cell office:value-type="float" office:value="0.994407">
            <text:p>0,994407</text:p>
          </table:table-cell>
          <table:table-cell office:value-type="float" office:value="0.336943">
            <text:p>0,336943</text:p>
          </table:table-cell>
          <table:table-cell office:value-type="float" office:value="1.33135">
            <text:p>1,33135</text:p>
          </table:table-cell>
          <table:table-cell office:value-type="float" office:value="0.0158354">
            <text:p>0,0158354</text:p>
          </table:table-cell>
          <table:table-cell office:value-type="float" office:value="0.147797">
            <text:p>0,147797</text:p>
          </table:table-cell>
          <table:table-cell office:value-type="float" office:value="0.163633">
            <text:p>0,163633</text:p>
          </table:table-cell>
          <table:table-cell office:value-type="float" office:value="0.17419">
            <text:p>0,17419</text:p>
          </table:table-cell>
          <table:table-cell office:value-type="float" office:value="0.108795">
            <text:p>0,108795</text:p>
          </table:table-cell>
          <table:table-cell office:value-type="float" office:value="0.282985">
            <text:p>0,282985</text:p>
          </table:table-cell>
          <table:table-cell office:value-type="float" office:value="0.462747">
            <text:p>0,462747</text:p>
          </table:table-cell>
          <table:table-cell office:value-type="float" office:value="0.217004">
            <text:p>0,217004</text:p>
          </table:table-cell>
          <table:table-cell office:value-type="float" office:value="0.679751">
            <text:p>0,679751</text:p>
          </table:table-cell>
          <table:table-cell office:value-type="float" office:value="0.0425211">
            <text:p>0,0425211</text:p>
          </table:table-cell>
          <table:table-cell office:value-type="float" office:value="0.182694">
            <text:p>0,182694</text:p>
          </table:table-cell>
          <table:table-cell office:value-type="float" office:value="0.225215">
            <text:p>0,225215</text:p>
          </table:table-cell>
          <table:table-cell office:value-type="float" office:value="3.41312">
            <text:p>3,41312</text:p>
          </table:table-cell>
          <table:table-cell office:value-type="float" office:value="0.145158">
            <text:p>0,145158</text:p>
          </table:table-cell>
          <table:table-cell office:value-type="float" office:value="3.55828">
            <text:p>3,55828</text:p>
          </table:table-cell>
          <table:table-cell office:value-type="float" office:value="0.216418">
            <text:p>0,216418</text:p>
          </table:table-cell>
          <table:table-cell office:value-type="float" office:value="0.0794704">
            <text:p>0,0794704</text:p>
          </table:table-cell>
          <table:table-cell office:value-type="float" office:value="0.295888">
            <text:p>0,295888</text:p>
          </table:table-cell>
          <table:table-cell office:value-type="float" office:value="0.223162">
            <text:p>0,223162</text:p>
          </table:table-cell>
          <table:table-cell office:value-type="float" office:value="0.0607025">
            <text:p>0,0607025</text:p>
          </table:table-cell>
          <table:table-cell office:value-type="float" office:value="0.283865">
            <text:p>0,283865</text:p>
          </table:table-cell>
        </table:table-row>
        <table:table-row table:style-name="ro1">
          <table:table-cell office:value-type="float" office:value="10.8848">
            <text:p>10,8848</text:p>
          </table:table-cell>
          <table:table-cell office:value-type="float" office:value="0.257766">
            <text:p>0,257766</text:p>
          </table:table-cell>
          <table:table-cell office:value-type="float" office:value="11.1426">
            <text:p>11,1426</text:p>
          </table:table-cell>
          <table:table-cell office:value-type="float" office:value="0.999979">
            <text:p>0,999979</text:p>
          </table:table-cell>
          <table:table-cell office:value-type="float" office:value="0.15073">
            <text:p>0,15073</text:p>
          </table:table-cell>
          <table:table-cell office:value-type="float" office:value="1.15071">
            <text:p>1,15071</text:p>
          </table:table-cell>
          <table:table-cell office:value-type="float" office:value="0.0146624">
            <text:p>0,0146624</text:p>
          </table:table-cell>
          <table:table-cell office:value-type="float" office:value="0.180055">
            <text:p>0,180055</text:p>
          </table:table-cell>
          <table:table-cell office:value-type="float" office:value="0.194717">
            <text:p>0,194717</text:p>
          </table:table-cell>
          <table:table-cell office:value-type="float" office:value="0.338116">
            <text:p>0,338116</text:p>
          </table:table-cell>
          <table:table-cell office:value-type="float" office:value="0.157768">
            <text:p>0,157768</text:p>
          </table:table-cell>
          <table:table-cell office:value-type="float" office:value="0.495884">
            <text:p>0,495884</text:p>
          </table:table-cell>
          <table:table-cell office:value-type="float" office:value="0.732536">
            <text:p>0,732536</text:p>
          </table:table-cell>
          <table:table-cell office:value-type="float" office:value="0.296475">
            <text:p>0,296475</text:p>
          </table:table-cell>
          <table:table-cell office:value-type="float" office:value="1.02901">
            <text:p>1,02901</text:p>
          </table:table-cell>
          <table:table-cell office:value-type="float" office:value="0.0821097">
            <text:p>0,0821097</text:p>
          </table:table-cell>
          <table:table-cell office:value-type="float" office:value="0.276827">
            <text:p>0,276827</text:p>
          </table:table-cell>
          <table:table-cell office:value-type="float" office:value="0.358937">
            <text:p>0,358937</text:p>
          </table:table-cell>
          <table:table-cell office:value-type="float" office:value="3.65153">
            <text:p>3,65153</text:p>
          </table:table-cell>
          <table:table-cell office:value-type="float" office:value="0.162167">
            <text:p>0,162167</text:p>
          </table:table-cell>
          <table:table-cell office:value-type="float" office:value="3.8137">
            <text:p>3,8137</text:p>
          </table:table-cell>
          <table:table-cell office:value-type="float" office:value="0.217884">
            <text:p>0,217884</text:p>
          </table:table-cell>
          <table:table-cell office:value-type="float" office:value="0.0979451">
            <text:p>0,0979451</text:p>
          </table:table-cell>
          <table:table-cell office:value-type="float" office:value="0.315829">
            <text:p>0,315829</text:p>
          </table:table-cell>
          <table:table-cell office:value-type="float" office:value="0.1868">
            <text:p>0,1868</text:p>
          </table:table-cell>
          <table:table-cell office:value-type="float" office:value="0.0574768">
            <text:p>0,0574768</text:p>
          </table:table-cell>
          <table:table-cell office:value-type="float" office:value="0.244276">
            <text:p>0,244276</text:p>
          </table:table-cell>
        </table:table-row>
        <table:table-row table:style-name="ro1">
          <table:table-cell office:value-type="float" office:value="13.551">
            <text:p>13,551</text:p>
          </table:table-cell>
          <table:table-cell office:value-type="float" office:value="0.29061">
            <text:p>0,29061</text:p>
          </table:table-cell>
          <table:table-cell office:value-type="float" office:value="13.8416">
            <text:p>13,8416</text:p>
          </table:table-cell>
          <table:table-cell office:value-type="float" office:value="0.991181">
            <text:p>0,991181</text:p>
          </table:table-cell>
          <table:table-cell office:value-type="float" office:value="0.1607">
            <text:p>0,1607</text:p>
          </table:table-cell>
          <table:table-cell office:value-type="float" office:value="1.15188">
            <text:p>1,15188</text:p>
          </table:table-cell>
          <table:table-cell office:value-type="float" office:value="0.0164219">
            <text:p>0,0164219</text:p>
          </table:table-cell>
          <table:table-cell office:value-type="float" office:value="0.152783">
            <text:p>0,152783</text:p>
          </table:table-cell>
          <table:table-cell office:value-type="float" office:value="0.169205">
            <text:p>0,169205</text:p>
          </table:table-cell>
          <table:table-cell office:value-type="float" office:value="0.166272">
            <text:p>0,166272</text:p>
          </table:table-cell>
          <table:table-cell office:value-type="float" office:value="0.108502">
            <text:p>0,108502</text:p>
          </table:table-cell>
          <table:table-cell office:value-type="float" office:value="0.274774">
            <text:p>0,274774</text:p>
          </table:table-cell>
          <table:table-cell office:value-type="float" office:value="0.436061">
            <text:p>0,436061</text:p>
          </table:table-cell>
          <table:table-cell office:value-type="float" office:value="0.219057">
            <text:p>0,219057</text:p>
          </table:table-cell>
          <table:table-cell office:value-type="float" office:value="0.655118">
            <text:p>0,655118</text:p>
          </table:table-cell>
          <table:table-cell office:value-type="float" office:value="0.0524915">
            <text:p>0,0524915</text:p>
          </table:table-cell>
          <table:table-cell office:value-type="float" office:value="0.167738">
            <text:p>0,167738</text:p>
          </table:table-cell>
          <table:table-cell office:value-type="float" office:value="0.22023">
            <text:p>0,22023</text:p>
          </table:table-cell>
          <table:table-cell office:value-type="float" office:value="3.59523">
            <text:p>3,59523</text:p>
          </table:table-cell>
          <table:table-cell office:value-type="float" office:value="0.155422">
            <text:p>0,155422</text:p>
          </table:table-cell>
          <table:table-cell office:value-type="float" office:value="3.75065">
            <text:p>3,75065</text:p>
          </table:table-cell>
          <table:table-cell office:value-type="float" office:value="0.258939">
            <text:p>0,258939</text:p>
          </table:table-cell>
          <table:table-cell office:value-type="float" office:value="0.0868017">
            <text:p>0,0868017</text:p>
          </table:table-cell>
          <table:table-cell office:value-type="float" office:value="0.34574">
            <text:p>0,34574</text:p>
          </table:table-cell>
          <table:table-cell office:value-type="float" office:value="0.190905">
            <text:p>0,190905</text:p>
          </table:table-cell>
          <table:table-cell office:value-type="float" office:value="0.0583565">
            <text:p>0,0583565</text:p>
          </table:table-cell>
          <table:table-cell office:value-type="float" office:value="0.249262">
            <text:p>0,249262</text:p>
          </table:table-cell>
        </table:table-row>
        <table:table-row table:style-name="ro1">
          <table:table-cell office:value-type="float" office:value="10.5118">
            <text:p>10,5118</text:p>
          </table:table-cell>
          <table:table-cell office:value-type="float" office:value="0.291489">
            <text:p>0,291489</text:p>
          </table:table-cell>
          <table:table-cell office:value-type="float" office:value="10.8033">
            <text:p>10,8033</text:p>
          </table:table-cell>
          <table:table-cell office:value-type="float" office:value="0.98473">
            <text:p>0,98473</text:p>
          </table:table-cell>
          <table:table-cell office:value-type="float" office:value="0.163926">
            <text:p>0,163926</text:p>
          </table:table-cell>
          <table:table-cell office:value-type="float" office:value="1.14866">
            <text:p>1,14866</text:p>
          </table:table-cell>
          <table:table-cell office:value-type="float" office:value="0.0190612">
            <text:p>0,0190612</text:p>
          </table:table-cell>
          <table:table-cell office:value-type="float" office:value="0.148384">
            <text:p>0,148384</text:p>
          </table:table-cell>
          <table:table-cell office:value-type="float" office:value="0.167445">
            <text:p>0,167445</text:p>
          </table:table-cell>
          <table:table-cell office:value-type="float" office:value="0.18416">
            <text:p>0,18416</text:p>
          </table:table-cell>
          <table:table-cell office:value-type="float" office:value="0.105863">
            <text:p>0,105863</text:p>
          </table:table-cell>
          <table:table-cell office:value-type="float" office:value="0.290023">
            <text:p>0,290023</text:p>
          </table:table-cell>
          <table:table-cell office:value-type="float" office:value="0.453069">
            <text:p>0,453069</text:p>
          </table:table-cell>
          <table:table-cell office:value-type="float" office:value="0.221696">
            <text:p>0,221696</text:p>
          </table:table-cell>
          <table:table-cell office:value-type="float" office:value="0.674766">
            <text:p>0,674766</text:p>
          </table:table-cell>
          <table:table-cell office:value-type="float" office:value="0.0510253">
            <text:p>0,0510253</text:p>
          </table:table-cell>
          <table:table-cell office:value-type="float" office:value="0.147797">
            <text:p>0,147797</text:p>
          </table:table-cell>
          <table:table-cell office:value-type="float" office:value="0.198823">
            <text:p>0,198823</text:p>
          </table:table-cell>
          <table:table-cell office:value-type="float" office:value="3.52133">
            <text:p>3,52133</text:p>
          </table:table-cell>
          <table:table-cell office:value-type="float" office:value="0.219937">
            <text:p>0,219937</text:p>
          </table:table-cell>
          <table:table-cell office:value-type="float" office:value="3.74127">
            <text:p>3,74127</text:p>
          </table:table-cell>
          <table:table-cell office:value-type="float" office:value="0.199702">
            <text:p>0,199702</text:p>
          </table:table-cell>
          <table:table-cell office:value-type="float" office:value="0.10381">
            <text:p>0,10381</text:p>
          </table:table-cell>
          <table:table-cell office:value-type="float" office:value="0.303513">
            <text:p>0,303513</text:p>
          </table:table-cell>
          <table:table-cell office:value-type="float" office:value="0.182694">
            <text:p>0,182694</text:p>
          </table:table-cell>
          <table:table-cell office:value-type="float" office:value="0.0665675">
            <text:p>0,0665675</text:p>
          </table:table-cell>
          <table:table-cell office:value-type="float" office:value="0.249262">
            <text:p>0,249262</text:p>
          </table:table-cell>
        </table:table-row>
        <table:table-row table:style-name="ro1">
          <table:table-cell office:value-type="float" office:value="10.5919">
            <text:p>10,5919</text:p>
          </table:table-cell>
          <table:table-cell office:value-type="float" office:value="0.288557">
            <text:p>0,288557</text:p>
          </table:table-cell>
          <table:table-cell office:value-type="float" office:value="10.8804">
            <text:p>10,8804</text:p>
          </table:table-cell>
          <table:table-cell office:value-type="float" office:value="0.993234">
            <text:p>0,993234</text:p>
          </table:table-cell>
          <table:table-cell office:value-type="float" office:value="0.210553">
            <text:p>0,210553</text:p>
          </table:table-cell>
          <table:table-cell office:value-type="float" office:value="1.20379">
            <text:p>1,20379</text:p>
          </table:table-cell>
          <table:table-cell office:value-type="float" office:value="0.0184747">
            <text:p>0,0184747</text:p>
          </table:table-cell>
          <table:table-cell office:value-type="float" office:value="0.149264">
            <text:p>0,149264</text:p>
          </table:table-cell>
          <table:table-cell office:value-type="float" office:value="0.167738">
            <text:p>0,167738</text:p>
          </table:table-cell>
          <table:table-cell office:value-type="float" office:value="0.182108">
            <text:p>0,182108</text:p>
          </table:table-cell>
          <table:table-cell office:value-type="float" office:value="0.10293">
            <text:p>0,10293</text:p>
          </table:table-cell>
          <table:table-cell office:value-type="float" office:value="0.285038">
            <text:p>0,285038</text:p>
          </table:table-cell>
          <table:table-cell office:value-type="float" office:value="0.441633">
            <text:p>0,441633</text:p>
          </table:table-cell>
          <table:table-cell office:value-type="float" office:value="0.226681">
            <text:p>0,226681</text:p>
          </table:table-cell>
          <table:table-cell office:value-type="float" office:value="0.668314">
            <text:p>0,668314</text:p>
          </table:table-cell>
          <table:table-cell office:value-type="float" office:value="0.0527848">
            <text:p>0,0527848</text:p>
          </table:table-cell>
          <table:table-cell office:value-type="float" office:value="0.181814">
            <text:p>0,181814</text:p>
          </table:table-cell>
          <table:table-cell office:value-type="float" office:value="0.234599">
            <text:p>0,234599</text:p>
          </table:table-cell>
          <table:table-cell office:value-type="float" office:value="3.58057">
            <text:p>3,58057</text:p>
          </table:table-cell>
          <table:table-cell office:value-type="float" office:value="0.156302">
            <text:p>0,156302</text:p>
          </table:table-cell>
          <table:table-cell office:value-type="float" office:value="3.73687">
            <text:p>3,73687</text:p>
          </table:table-cell>
          <table:table-cell office:value-type="float" office:value="0.198529">
            <text:p>0,198529</text:p>
          </table:table-cell>
          <table:table-cell office:value-type="float" office:value="0.0891477">
            <text:p>0,0891477</text:p>
          </table:table-cell>
          <table:table-cell office:value-type="float" office:value="0.287677">
            <text:p>0,287677</text:p>
          </table:table-cell>
          <table:table-cell office:value-type="float" office:value="0.18504">
            <text:p>0,18504</text:p>
          </table:table-cell>
          <table:table-cell office:value-type="float" office:value="0.0598228">
            <text:p>0,0598228</text:p>
          </table:table-cell>
          <table:table-cell office:value-type="float" office:value="0.244863">
            <text:p>0,244863</text:p>
          </table:table-cell>
        </table:table-row>
        <table:table-row table:style-name="ro1">
          <table:table-cell office:value-type="float" office:value="10.3672">
            <text:p>10,3672</text:p>
          </table:table-cell>
          <table:table-cell office:value-type="float" office:value="0.286797">
            <text:p>0,286797</text:p>
          </table:table-cell>
          <table:table-cell office:value-type="float" office:value="10.654">
            <text:p>10,654</text:p>
          </table:table-cell>
          <table:table-cell office:value-type="float" office:value="1.04133">
            <text:p>1,04133</text:p>
          </table:table-cell>
          <table:table-cell office:value-type="float" office:value="0.165392">
            <text:p>0,165392</text:p>
          </table:table-cell>
          <table:table-cell office:value-type="float" office:value="1.20672">
            <text:p>1,20672</text:p>
          </table:table-cell>
          <table:table-cell office:value-type="float" office:value="0.0158354">
            <text:p>0,0158354</text:p>
          </table:table-cell>
          <table:table-cell office:value-type="float" office:value="0.143692">
            <text:p>0,143692</text:p>
          </table:table-cell>
          <table:table-cell office:value-type="float" office:value="0.159527">
            <text:p>0,159527</text:p>
          </table:table-cell>
          <table:table-cell office:value-type="float" office:value="0.194131">
            <text:p>0,194131</text:p>
          </table:table-cell>
          <table:table-cell office:value-type="float" office:value="0.284158">
            <text:p>0,284158</text:p>
          </table:table-cell>
          <table:table-cell office:value-type="float" office:value="0.478289">
            <text:p>0,478289</text:p>
          </table:table-cell>
          <table:table-cell office:value-type="float" office:value="0.417293">
            <text:p>0,417293</text:p>
          </table:table-cell>
          <table:table-cell office:value-type="float" office:value="0.237532">
            <text:p>0,237532</text:p>
          </table:table-cell>
          <table:table-cell office:value-type="float" office:value="0.654825">
            <text:p>0,654825</text:p>
          </table:table-cell>
          <table:table-cell office:value-type="float" office:value="0.0486793">
            <text:p>0,0486793</text:p>
          </table:table-cell>
          <table:table-cell office:value-type="float" office:value="0.179468">
            <text:p>0,179468</text:p>
          </table:table-cell>
          <table:table-cell office:value-type="float" office:value="0.228148">
            <text:p>0,228148</text:p>
          </table:table-cell>
          <table:table-cell office:value-type="float" office:value="3.55828">
            <text:p>3,55828</text:p>
          </table:table-cell>
          <table:table-cell office:value-type="float" office:value="0.158354">
            <text:p>0,158354</text:p>
          </table:table-cell>
          <table:table-cell office:value-type="float" office:value="3.71664">
            <text:p>3,71664</text:p>
          </table:table-cell>
          <table:table-cell office:value-type="float" office:value="0.207913">
            <text:p>0,207913</text:p>
          </table:table-cell>
          <table:table-cell office:value-type="float" office:value="0.0935464">
            <text:p>0,0935464</text:p>
          </table:table-cell>
          <table:table-cell office:value-type="float" office:value="0.30146">
            <text:p>0,30146</text:p>
          </table:table-cell>
          <table:table-cell office:value-type="float" office:value="0.188559">
            <text:p>0,188559</text:p>
          </table:table-cell>
          <table:table-cell office:value-type="float" office:value="0.055424">
            <text:p>0,055424</text:p>
          </table:table-cell>
          <table:table-cell office:value-type="float" office:value="0.243983">
            <text:p>0,243983</text:p>
          </table:table-cell>
        </table:table-row>
        <table:table-row table:style-name="ro1">
          <table:table-cell office:value-type="float" office:value="10.3728">
            <text:p>10,3728</text:p>
          </table:table-cell>
          <table:table-cell office:value-type="float" office:value="0.278293">
            <text:p>0,278293</text:p>
          </table:table-cell>
          <table:table-cell office:value-type="float" office:value="10.6511">
            <text:p>10,6511</text:p>
          </table:table-cell>
          <table:table-cell office:value-type="float" office:value="1.01669">
            <text:p>1,01669</text:p>
          </table:table-cell>
          <table:table-cell office:value-type="float" office:value="0.166859">
            <text:p>0,166859</text:p>
          </table:table-cell>
          <table:table-cell office:value-type="float" office:value="1.18355">
            <text:p>1,18355</text:p>
          </table:table-cell>
          <table:table-cell office:value-type="float" office:value="0.0170084">
            <text:p>0,0170084</text:p>
          </table:table-cell>
          <table:table-cell office:value-type="float" office:value="0.144865">
            <text:p>0,144865</text:p>
          </table:table-cell>
          <table:table-cell office:value-type="float" office:value="0.161873">
            <text:p>0,161873</text:p>
          </table:table-cell>
          <table:table-cell office:value-type="float" office:value="0.17243">
            <text:p>0,17243</text:p>
          </table:table-cell>
          <table:table-cell office:value-type="float" office:value="0.102637">
            <text:p>0,102637</text:p>
          </table:table-cell>
          <table:table-cell office:value-type="float" office:value="0.275067">
            <text:p>0,275067</text:p>
          </table:table-cell>
          <table:table-cell office:value-type="float" office:value="0.431662">
            <text:p>0,431662</text:p>
          </table:table-cell>
          <table:table-cell office:value-type="float" office:value="0.222576">
            <text:p>0,222576</text:p>
          </table:table-cell>
          <table:table-cell office:value-type="float" office:value="0.654238">
            <text:p>0,654238</text:p>
          </table:table-cell>
          <table:table-cell office:value-type="float" office:value="0.0574768">
            <text:p>0,0574768</text:p>
          </table:table-cell>
          <table:table-cell office:value-type="float" office:value="0.170671">
            <text:p>0,170671</text:p>
          </table:table-cell>
          <table:table-cell office:value-type="float" office:value="0.228148">
            <text:p>0,228148</text:p>
          </table:table-cell>
          <table:table-cell office:value-type="float" office:value="3.5269">
            <text:p>3,5269</text:p>
          </table:table-cell>
          <table:table-cell office:value-type="float" office:value="0.151903">
            <text:p>0,151903</text:p>
          </table:table-cell>
          <table:table-cell office:value-type="float" office:value="3.67881">
            <text:p>3,67881</text:p>
          </table:table-cell>
          <table:table-cell office:value-type="float" office:value="0.196477">
            <text:p>0,196477</text:p>
          </table:table-cell>
          <table:table-cell office:value-type="float" office:value="0.0862152">
            <text:p>0,0862152</text:p>
          </table:table-cell>
          <table:table-cell office:value-type="float" office:value="0.282692">
            <text:p>0,282692</text:p>
          </table:table-cell>
          <table:table-cell office:value-type="float" office:value="0.194131">
            <text:p>0,194131</text:p>
          </table:table-cell>
          <table:table-cell office:value-type="float" office:value="0.0583565">
            <text:p>0,0583565</text:p>
          </table:table-cell>
          <table:table-cell office:value-type="float" office:value="0.252487">
            <text:p>0,252487</text:p>
          </table:table-cell>
        </table:table-row>
        <table:table-row table:style-name="ro1">
          <table:table-cell office:value-type="float" office:value="10.5203">
            <text:p>10,5203</text:p>
          </table:table-cell>
          <table:table-cell office:value-type="float" office:value="0.26539">
            <text:p>0,26539</text:p>
          </table:table-cell>
          <table:table-cell office:value-type="float" office:value="10.7857">
            <text:p>10,7857</text:p>
          </table:table-cell>
          <table:table-cell office:value-type="float" office:value="1.01581">
            <text:p>1,01581</text:p>
          </table:table-cell>
          <table:table-cell office:value-type="float" office:value="0.158061">
            <text:p>0,158061</text:p>
          </table:table-cell>
          <table:table-cell office:value-type="float" office:value="1.17388">
            <text:p>1,17388</text:p>
          </table:table-cell>
          <table:table-cell office:value-type="float" office:value="0.0161287">
            <text:p>0,0161287</text:p>
          </table:table-cell>
          <table:table-cell office:value-type="float" office:value="0.134894">
            <text:p>0,134894</text:p>
          </table:table-cell>
          <table:table-cell office:value-type="float" office:value="0.151023">
            <text:p>0,151023</text:p>
          </table:table-cell>
          <table:table-cell office:value-type="float" office:value="0.164513">
            <text:p>0,164513</text:p>
          </table:table-cell>
          <table:table-cell office:value-type="float" office:value="0.0967721">
            <text:p>0,0967721</text:p>
          </table:table-cell>
          <table:table-cell office:value-type="float" office:value="0.261285">
            <text:p>0,261285</text:p>
          </table:table-cell>
          <table:table-cell office:value-type="float" office:value="0.410842">
            <text:p>0,410842</text:p>
          </table:table-cell>
          <table:table-cell office:value-type="float" office:value="0.216124">
            <text:p>0,216124</text:p>
          </table:table-cell>
          <table:table-cell office:value-type="float" office:value="0.626966">
            <text:p>0,626966</text:p>
          </table:table-cell>
          <table:table-cell office:value-type="float" office:value="0.0448671">
            <text:p>0,0448671</text:p>
          </table:table-cell>
          <table:table-cell office:value-type="float" office:value="0.175949">
            <text:p>0,175949</text:p>
          </table:table-cell>
          <table:table-cell office:value-type="float" office:value="0.220816">
            <text:p>0,220816</text:p>
          </table:table-cell>
          <table:table-cell office:value-type="float" office:value="6.06908">
            <text:p>6,06908</text:p>
          </table:table-cell>
          <table:table-cell office:value-type="float" office:value="0.345447">
            <text:p>0,345447</text:p>
          </table:table-cell>
          <table:table-cell office:value-type="float" office:value="6.41453">
            <text:p>6,41453</text:p>
          </table:table-cell>
          <table:table-cell office:value-type="float" office:value="0.464799">
            <text:p>0,464799</text:p>
          </table:table-cell>
          <table:table-cell office:value-type="float" office:value="0.196183">
            <text:p>0,196183</text:p>
          </table:table-cell>
          <table:table-cell office:value-type="float" office:value="0.660983">
            <text:p>0,660983</text:p>
          </table:table-cell>
          <table:table-cell office:value-type="float" office:value="0.449257">
            <text:p>0,449257</text:p>
          </table:table-cell>
          <table:table-cell office:value-type="float" office:value="0.119939">
            <text:p>0,119939</text:p>
          </table:table-cell>
          <table:table-cell office:value-type="float" office:value="0.569196">
            <text:p>0,569196</text:p>
          </table:table-cell>
        </table:table-row>
        <table:table-row table:style-name="ro1">
          <table:table-cell office:value-type="float" office:value="24.2405">
            <text:p>24,2405</text:p>
          </table:table-cell>
          <table:table-cell office:value-type="float" office:value="0.957164">
            <text:p>0,957164</text:p>
          </table:table-cell>
          <table:table-cell office:value-type="float" office:value="25.1977">
            <text:p>25,1977</text:p>
          </table:table-cell>
          <table:table-cell office:value-type="float" office:value="4.14478">
            <text:p>4,14478</text:p>
          </table:table-cell>
          <table:table-cell office:value-type="float" office:value="0.428437">
            <text:p>0,428437</text:p>
          </table:table-cell>
          <table:table-cell office:value-type="float" office:value="4.57322">
            <text:p>4,57322</text:p>
          </table:table-cell>
          <table:table-cell office:value-type="float" office:value="0.0401751">
            <text:p>0,0401751</text:p>
          </table:table-cell>
          <table:table-cell office:value-type="float" office:value="0.261285">
            <text:p>0,261285</text:p>
          </table:table-cell>
          <table:table-cell office:value-type="float" office:value="0.30146">
            <text:p>0,30146</text:p>
          </table:table-cell>
          <table:table-cell office:value-type="float" office:value="0.428437">
            <text:p>0,428437</text:p>
          </table:table-cell>
          <table:table-cell office:value-type="float" office:value="0.230787">
            <text:p>0,230787</text:p>
          </table:table-cell>
          <table:table-cell office:value-type="float" office:value="0.659223">
            <text:p>0,659223</text:p>
          </table:table-cell>
          <table:table-cell office:value-type="float" office:value="1.01875">
            <text:p>1,01875</text:p>
          </table:table-cell>
          <table:table-cell office:value-type="float" office:value="0.470958">
            <text:p>0,470958</text:p>
          </table:table-cell>
          <table:table-cell office:value-type="float" office:value="1.4897">
            <text:p>1,4897</text:p>
          </table:table-cell>
          <table:table-cell office:value-type="float" office:value="0.104983">
            <text:p>0,104983</text:p>
          </table:table-cell>
          <table:table-cell office:value-type="float" office:value="0.420519">
            <text:p>0,420519</text:p>
          </table:table-cell>
          <table:table-cell office:value-type="float" office:value="0.525502">
            <text:p>0,525502</text:p>
          </table:table-cell>
          <table:table-cell office:value-type="float" office:value="4.37733">
            <text:p>4,37733</text:p>
          </table:table-cell>
          <table:table-cell office:value-type="float" office:value="0.201169">
            <text:p>0,201169</text:p>
          </table:table-cell>
          <table:table-cell office:value-type="float" office:value="4.57849">
            <text:p>4,57849</text:p>
          </table:table-cell>
          <table:table-cell office:value-type="float" office:value="0.264217">
            <text:p>0,264217</text:p>
          </table:table-cell>
          <table:table-cell office:value-type="float" office:value="0.111141">
            <text:p>0,111141</text:p>
          </table:table-cell>
          <table:table-cell office:value-type="float" office:value="0.375359">
            <text:p>0,375359</text:p>
          </table:table-cell>
          <table:table-cell office:value-type="float" office:value="0.265097">
            <text:p>0,265097</text:p>
          </table:table-cell>
          <table:table-cell office:value-type="float" office:value="0.0747785">
            <text:p>0,0747785</text:p>
          </table:table-cell>
          <table:table-cell office:value-type="float" office:value="0.339875">
            <text:p>0,339875</text:p>
          </table:table-cell>
        </table:table-row>
        <table:table-row table:style-name="ro1">
          <table:table-cell office:value-type="float" office:value="13.2839">
            <text:p>13,2839</text:p>
          </table:table-cell>
          <table:table-cell office:value-type="float" office:value="0.318175">
            <text:p>0,318175</text:p>
          </table:table-cell>
          <table:table-cell office:value-type="float" office:value="13.6021">
            <text:p>13,6021</text:p>
          </table:table-cell>
          <table:table-cell office:value-type="float" office:value="1.19323">
            <text:p>1,19323</text:p>
          </table:table-cell>
          <table:table-cell office:value-type="float" office:value="0.185627">
            <text:p>0,185627</text:p>
          </table:table-cell>
          <table:table-cell office:value-type="float" office:value="1.37886">
            <text:p>1,37886</text:p>
          </table:table-cell>
          <table:table-cell office:value-type="float" office:value="0.0193544">
            <text:p>0,0193544</text:p>
          </table:table-cell>
          <table:table-cell office:value-type="float" office:value="0.173017">
            <text:p>0,173017</text:p>
          </table:table-cell>
          <table:table-cell office:value-type="float" office:value="0.192371">
            <text:p>0,192371</text:p>
          </table:table-cell>
          <table:table-cell office:value-type="float" office:value="0.196477">
            <text:p>0,196477</text:p>
          </table:table-cell>
          <table:table-cell office:value-type="float" office:value="0.132842">
            <text:p>0,132842</text:p>
          </table:table-cell>
          <table:table-cell office:value-type="float" office:value="0.329318">
            <text:p>0,329318</text:p>
          </table:table-cell>
          <table:table-cell office:value-type="float" office:value="0.476823">
            <text:p>0,476823</text:p>
          </table:table-cell>
          <table:table-cell office:value-type="float" office:value="0.218177">
            <text:p>0,218177</text:p>
          </table:table-cell>
          <table:table-cell office:value-type="float" office:value="0.695">
            <text:p>0,695</text:p>
          </table:table-cell>
          <table:table-cell office:value-type="float" office:value="0.0454536">
            <text:p>0,0454536</text:p>
          </table:table-cell>
          <table:table-cell office:value-type="float" office:value="0.190025">
            <text:p>0,190025</text:p>
          </table:table-cell>
          <table:table-cell office:value-type="float" office:value="0.235479">
            <text:p>0,235479</text:p>
          </table:table-cell>
          <table:table-cell office:value-type="float" office:value="3.48292">
            <text:p>3,48292</text:p>
          </table:table-cell>
          <table:table-cell office:value-type="float" office:value="0.150437">
            <text:p>0,150437</text:p>
          </table:table-cell>
          <table:table-cell office:value-type="float" office:value="3.63335">
            <text:p>3,63335</text:p>
          </table:table-cell>
          <table:table-cell office:value-type="float" office:value="0.614943">
            <text:p>0,614943</text:p>
          </table:table-cell>
          <table:table-cell office:value-type="float" office:value="0.133135">
            <text:p>0,133135</text:p>
          </table:table-cell>
          <table:table-cell office:value-type="float" office:value="0.748078">
            <text:p>0,748078</text:p>
          </table:table-cell>
          <table:table-cell office:value-type="float" office:value="0.22111">
            <text:p>0,22111</text:p>
          </table:table-cell>
          <table:table-cell office:value-type="float" office:value="0.0642215">
            <text:p>0,0642215</text:p>
          </table:table-cell>
          <table:table-cell office:value-type="float" office:value="0.285331">
            <text:p>0,285331</text:p>
          </table:table-cell>
        </table:table-row>
        <table:table-row table:style-name="ro1">
          <table:table-cell office:value-type="float" office:value="9.89334">
            <text:p>9,89334</text:p>
          </table:table-cell>
          <table:table-cell office:value-type="float" office:value="0.245743">
            <text:p>0,245743</text:p>
          </table:table-cell>
          <table:table-cell office:value-type="float" office:value="10.1391">
            <text:p>10,1391</text:p>
          </table:table-cell>
          <table:table-cell office:value-type="float" office:value="0.998806">
            <text:p>0,998806</text:p>
          </table:table-cell>
          <table:table-cell office:value-type="float" office:value="0.145745">
            <text:p>0,145745</text:p>
          </table:table-cell>
          <table:table-cell office:value-type="float" office:value="1.14455">
            <text:p>1,14455</text:p>
          </table:table-cell>
          <table:table-cell office:value-type="float" office:value="0.0158354">
            <text:p>0,0158354</text:p>
          </table:table-cell>
          <table:table-cell office:value-type="float" office:value="0.119352">
            <text:p>0,119352</text:p>
          </table:table-cell>
          <table:table-cell office:value-type="float" office:value="0.135188">
            <text:p>0,135188</text:p>
          </table:table-cell>
          <table:table-cell office:value-type="float" office:value="0.164806">
            <text:p>0,164806</text:p>
          </table:table-cell>
          <table:table-cell office:value-type="float" office:value="0.124924">
            <text:p>0,124924</text:p>
          </table:table-cell>
          <table:table-cell office:value-type="float" office:value="0.28973">
            <text:p>0,28973</text:p>
          </table:table-cell>
          <table:table-cell office:value-type="float" office:value="0.446325">
            <text:p>0,446325</text:p>
          </table:table-cell>
          <table:table-cell office:value-type="float" office:value="0.212312">
            <text:p>0,212312</text:p>
          </table:table-cell>
          <table:table-cell office:value-type="float" office:value="0.658637">
            <text:p>0,658637</text:p>
          </table:table-cell>
          <table:table-cell office:value-type="float" office:value="0.0448671">
            <text:p>0,0448671</text:p>
          </table:table-cell>
          <table:table-cell office:value-type="float" office:value="0.165686">
            <text:p>0,165686</text:p>
          </table:table-cell>
          <table:table-cell office:value-type="float" office:value="0.210553">
            <text:p>0,210553</text:p>
          </table:table-cell>
          <table:table-cell office:value-type="float" office:value="3.88789">
            <text:p>3,88789</text:p>
          </table:table-cell>
          <table:table-cell office:value-type="float" office:value="0.426677">
            <text:p>0,426677</text:p>
          </table:table-cell>
          <table:table-cell office:value-type="float" office:value="4.31457">
            <text:p>4,31457</text:p>
          </table:table-cell>
          <table:table-cell office:value-type="float" office:value="0.582685">
            <text:p>0,582685</text:p>
          </table:table-cell>
          <table:table-cell office:value-type="float" office:value="0.23108">
            <text:p>0,23108</text:p>
          </table:table-cell>
          <table:table-cell office:value-type="float" office:value="0.813766">
            <text:p>0,813766</text:p>
          </table:table-cell>
          <table:table-cell office:value-type="float" office:value="0.548669">
            <text:p>0,548669</text:p>
          </table:table-cell>
          <table:table-cell office:value-type="float" office:value="0.15161">
            <text:p>0,15161</text:p>
          </table:table-cell>
          <table:table-cell office:value-type="float" office:value="0.700278">
            <text:p>0,700278</text:p>
          </table:table-cell>
        </table:table-row>
        <table:table-row table:style-name="ro1">
          <table:table-cell office:value-type="float" office:value="9.96284">
            <text:p>9,96284</text:p>
          </table:table-cell>
          <table:table-cell office:value-type="float" office:value="0.245156">
            <text:p>0,245156</text:p>
          </table:table-cell>
          <table:table-cell office:value-type="float" office:value="10.208">
            <text:p>10,208</text:p>
          </table:table-cell>
          <table:table-cell office:value-type="float" office:value="2.602">
            <text:p>2,602</text:p>
          </table:table-cell>
          <table:table-cell office:value-type="float" office:value="0.443392">
            <text:p>0,443392</text:p>
          </table:table-cell>
          <table:table-cell office:value-type="float" office:value="3.04539">
            <text:p>3,04539</text:p>
          </table:table-cell>
          <table:table-cell office:value-type="float" office:value="0.0164219">
            <text:p>0,0164219</text:p>
          </table:table-cell>
          <table:table-cell office:value-type="float" office:value="0.152196">
            <text:p>0,152196</text:p>
          </table:table-cell>
          <table:table-cell office:value-type="float" office:value="0.168618">
            <text:p>0,168618</text:p>
          </table:table-cell>
          <table:table-cell office:value-type="float" office:value="0.166565">
            <text:p>0,166565</text:p>
          </table:table-cell>
          <table:table-cell office:value-type="float" office:value="0.0973586">
            <text:p>0,0973586</text:p>
          </table:table-cell>
          <table:table-cell office:value-type="float" office:value="0.263924">
            <text:p>0,263924</text:p>
          </table:table-cell>
          <table:table-cell office:value-type="float" office:value="0.519344">
            <text:p>0,519344</text:p>
          </table:table-cell>
          <table:table-cell office:value-type="float" office:value="0.219643">
            <text:p>0,219643</text:p>
          </table:table-cell>
          <table:table-cell office:value-type="float" office:value="0.738987">
            <text:p>0,738987</text:p>
          </table:table-cell>
          <table:table-cell office:value-type="float" office:value="0.0431076">
            <text:p>0,0431076</text:p>
          </table:table-cell>
          <table:table-cell office:value-type="float" office:value="0.177709">
            <text:p>0,177709</text:p>
          </table:table-cell>
          <table:table-cell office:value-type="float" office:value="0.220816">
            <text:p>0,220816</text:p>
          </table:table-cell>
          <table:table-cell office:value-type="float" office:value="3.35975">
            <text:p>3,35975</text:p>
          </table:table-cell>
          <table:table-cell office:value-type="float" office:value="0.140173">
            <text:p>0,140173</text:p>
          </table:table-cell>
          <table:table-cell office:value-type="float" office:value="3.49993">
            <text:p>3,49993</text:p>
          </table:table-cell>
          <table:table-cell office:value-type="float" office:value="0.236359">
            <text:p>0,236359</text:p>
          </table:table-cell>
          <table:table-cell office:value-type="float" office:value="0.0888544">
            <text:p>0,0888544</text:p>
          </table:table-cell>
          <table:table-cell office:value-type="float" office:value="0.325213">
            <text:p>0,325213</text:p>
          </table:table-cell>
          <table:table-cell office:value-type="float" office:value="0.199409">
            <text:p>0,199409</text:p>
          </table:table-cell>
          <table:table-cell office:value-type="float" office:value="0.073019">
            <text:p>0,073019</text:p>
          </table:table-cell>
          <table:table-cell office:value-type="float" office:value="0.272428">
            <text:p>0,272428</text:p>
          </table:table-cell>
        </table:table-row>
        <table:table-row table:style-name="ro1">
          <table:table-cell office:value-type="float" office:value="9.9212">
            <text:p>9,9212</text:p>
          </table:table-cell>
          <table:table-cell office:value-type="float" office:value="0.268909">
            <text:p>0,268909</text:p>
          </table:table-cell>
          <table:table-cell office:value-type="float" office:value="10.1901">
            <text:p>10,1901</text:p>
          </table:table-cell>
          <table:table-cell office:value-type="float" office:value="1.16508">
            <text:p>1,16508</text:p>
          </table:table-cell>
          <table:table-cell office:value-type="float" office:value="0.144572">
            <text:p>0,144572</text:p>
          </table:table-cell>
          <table:table-cell office:value-type="float" office:value="1.30965">
            <text:p>1,30965</text:p>
          </table:table-cell>
          <table:table-cell office:value-type="float" office:value="0.0143692">
            <text:p>0,0143692</text:p>
          </table:table-cell>
          <table:table-cell office:value-type="float" office:value="0.111141">
            <text:p>0,111141</text:p>
          </table:table-cell>
          <table:table-cell office:value-type="float" office:value="0.125511">
            <text:p>0,125511</text:p>
          </table:table-cell>
          <table:table-cell office:value-type="float" office:value="0.171844">
            <text:p>0,171844</text:p>
          </table:table-cell>
          <table:table-cell office:value-type="float" office:value="0.125217">
            <text:p>0,125217</text:p>
          </table:table-cell>
          <table:table-cell office:value-type="float" office:value="0.297061">
            <text:p>0,297061</text:p>
          </table:table-cell>
          <table:table-cell office:value-type="float" office:value="0.474183">
            <text:p>0,474183</text:p>
          </table:table-cell>
          <table:table-cell office:value-type="float" office:value="0.207327">
            <text:p>0,207327</text:p>
          </table:table-cell>
          <table:table-cell office:value-type="float" office:value="0.68151">
            <text:p>0,68151</text:p>
          </table:table-cell>
          <table:table-cell office:value-type="float" office:value="0.0536645">
            <text:p>0,0536645</text:p>
          </table:table-cell>
          <table:table-cell office:value-type="float" office:value="0.13724">
            <text:p>0,13724</text:p>
          </table:table-cell>
          <table:table-cell office:value-type="float" office:value="0.190905">
            <text:p>0,190905</text:p>
          </table:table-cell>
          <table:table-cell office:value-type="float" office:value="3.41518">
            <text:p>3,41518</text:p>
          </table:table-cell>
          <table:table-cell office:value-type="float" office:value="0.139">
            <text:p>0,139</text:p>
          </table:table-cell>
          <table:table-cell office:value-type="float" office:value="3.55418">
            <text:p>3,55418</text:p>
          </table:table-cell>
          <table:table-cell office:value-type="float" office:value="0.180348">
            <text:p>0,180348</text:p>
          </table:table-cell>
          <table:table-cell office:value-type="float" office:value="0.0756582">
            <text:p>0,0756582</text:p>
          </table:table-cell>
          <table:table-cell office:value-type="float" office:value="0.256006">
            <text:p>0,256006</text:p>
          </table:table-cell>
          <table:table-cell office:value-type="float" office:value="0.172724">
            <text:p>0,172724</text:p>
          </table:table-cell>
          <table:table-cell office:value-type="float" office:value="0.0489726">
            <text:p>0,0489726</text:p>
          </table:table-cell>
          <table:table-cell office:value-type="float" office:value="0.221696">
            <text:p>0,221696</text:p>
          </table:table-cell>
        </table:table-row>
        <table:table-row table:style-name="ro1">
          <table:table-cell office:value-type="float" office:value="9.98571">
            <text:p>9,98571</text:p>
          </table:table-cell>
          <table:table-cell office:value-type="float" office:value="0.266856">
            <text:p>0,266856</text:p>
          </table:table-cell>
          <table:table-cell office:value-type="float" office:value="10.2526">
            <text:p>10,2526</text:p>
          </table:table-cell>
          <table:table-cell office:value-type="float" office:value="1.01493">
            <text:p>1,01493</text:p>
          </table:table-cell>
          <table:table-cell office:value-type="float" office:value="0.144572">
            <text:p>0,144572</text:p>
          </table:table-cell>
          <table:table-cell office:value-type="float" office:value="1.15951">
            <text:p>1,15951</text:p>
          </table:table-cell>
          <table:table-cell office:value-type="float" office:value="0.0146624">
            <text:p>0,0146624</text:p>
          </table:table-cell>
          <table:table-cell office:value-type="float" office:value="0.109675">
            <text:p>0,109675</text:p>
          </table:table-cell>
          <table:table-cell office:value-type="float" office:value="0.124338">
            <text:p>0,124338</text:p>
          </table:table-cell>
          <table:table-cell office:value-type="float" office:value="0.170964">
            <text:p>0,170964</text:p>
          </table:table-cell>
          <table:table-cell office:value-type="float" office:value="0.113487">
            <text:p>0,113487</text:p>
          </table:table-cell>
          <table:table-cell office:value-type="float" office:value="0.284451">
            <text:p>0,284451</text:p>
          </table:table-cell>
          <table:table-cell office:value-type="float" office:value="0.444565">
            <text:p>0,444565</text:p>
          </table:table-cell>
          <table:table-cell office:value-type="float" office:value="0.20674">
            <text:p>0,20674</text:p>
          </table:table-cell>
          <table:table-cell office:value-type="float" office:value="0.651306">
            <text:p>0,651306</text:p>
          </table:table-cell>
          <table:table-cell office:value-type="float" office:value="0.0407616">
            <text:p>0,0407616</text:p>
          </table:table-cell>
          <table:table-cell office:value-type="float" office:value="0.299994">
            <text:p>0,299994</text:p>
          </table:table-cell>
          <table:table-cell office:value-type="float" office:value="0.340755">
            <text:p>0,340755</text:p>
          </table:table-cell>
          <table:table-cell office:value-type="float" office:value="3.62573">
            <text:p>3,62573</text:p>
          </table:table-cell>
          <table:table-cell office:value-type="float" office:value="0.153956">
            <text:p>0,153956</text:p>
          </table:table-cell>
          <table:table-cell office:value-type="float" office:value="3.77968">
            <text:p>3,77968</text:p>
          </table:table-cell>
          <table:table-cell office:value-type="float" office:value="0.349846">
            <text:p>0,349846</text:p>
          </table:table-cell>
          <table:table-cell office:value-type="float" office:value="0.188852">
            <text:p>0,188852</text:p>
          </table:table-cell>
          <table:table-cell office:value-type="float" office:value="0.538698">
            <text:p>0,538698</text:p>
          </table:table-cell>
          <table:table-cell office:value-type="float" office:value="0.453949">
            <text:p>0,453949</text:p>
          </table:table-cell>
          <table:table-cell office:value-type="float" office:value="0.121992">
            <text:p>0,121992</text:p>
          </table:table-cell>
          <table:table-cell office:value-type="float" office:value="0.575941">
            <text:p>0,575941</text:p>
          </table:table-cell>
        </table:table-row>
        <table:table-row table:style-name="ro1">
          <table:table-cell office:value-type="float" office:value="9.93087">
            <text:p>9,93087</text:p>
          </table:table-cell>
          <table:table-cell office:value-type="float" office:value="0.284745">
            <text:p>0,284745</text:p>
          </table:table-cell>
          <table:table-cell office:value-type="float" office:value="10.2156">
            <text:p>10,2156</text:p>
          </table:table-cell>
          <table:table-cell office:value-type="float" office:value="1.01523">
            <text:p>1,01523</text:p>
          </table:table-cell>
          <table:table-cell office:value-type="float" office:value="0.151023">
            <text:p>0,151023</text:p>
          </table:table-cell>
          <table:table-cell office:value-type="float" office:value="1.16625">
            <text:p>1,16625</text:p>
          </table:table-cell>
          <table:table-cell office:value-type="float" office:value="0.0149557">
            <text:p>0,0149557</text:p>
          </table:table-cell>
          <table:table-cell office:value-type="float" office:value="0.0903206">
            <text:p>0,0903206</text:p>
          </table:table-cell>
          <table:table-cell office:value-type="float" office:value="0.105276">
            <text:p>0,105276</text:p>
          </table:table-cell>
          <table:table-cell office:value-type="float" office:value="0.154542">
            <text:p>0,154542</text:p>
          </table:table-cell>
          <table:table-cell office:value-type="float" office:value="0.0882679">
            <text:p>0,0882679</text:p>
          </table:table-cell>
          <table:table-cell office:value-type="float" office:value="0.24281">
            <text:p>0,24281</text:p>
          </table:table-cell>
          <table:table-cell office:value-type="float" office:value="0.443099">
            <text:p>0,443099</text:p>
          </table:table-cell>
          <table:table-cell office:value-type="float" office:value="0.21935">
            <text:p>0,21935</text:p>
          </table:table-cell>
          <table:table-cell office:value-type="float" office:value="0.662449">
            <text:p>0,662449</text:p>
          </table:table-cell>
          <table:table-cell office:value-type="float" office:value="0.0434008">
            <text:p>0,0434008</text:p>
          </table:table-cell>
          <table:table-cell office:value-type="float" office:value="0.11642">
            <text:p>0,11642</text:p>
          </table:table-cell>
          <table:table-cell office:value-type="float" office:value="0.159821">
            <text:p>0,159821</text:p>
          </table:table-cell>
          <table:table-cell office:value-type="float" office:value="4.19668">
            <text:p>4,19668</text:p>
          </table:table-cell>
          <table:table-cell office:value-type="float" office:value="0.162167">
            <text:p>0,162167</text:p>
          </table:table-cell>
          <table:table-cell office:value-type="float" office:value="4.35885">
            <text:p>4,35885</text:p>
          </table:table-cell>
          <table:table-cell office:value-type="float" office:value="0.223456">
            <text:p>0,223456</text:p>
          </table:table-cell>
          <table:table-cell office:value-type="float" office:value="0.124044">
            <text:p>0,124044</text:p>
          </table:table-cell>
          <table:table-cell office:value-type="float" office:value="0.3475">
            <text:p>0,3475</text:p>
          </table:table-cell>
          <table:table-cell office:value-type="float" office:value="0.244863">
            <text:p>0,244863</text:p>
          </table:table-cell>
          <table:table-cell office:value-type="float" office:value="0.10557">
            <text:p>0,10557</text:p>
          </table:table-cell>
          <table:table-cell office:value-type="float" office:value="0.350432">
            <text:p>0,350432</text:p>
          </table:table-cell>
        </table:table-row>
        <table:table-row table:style-name="ro1">
          <table:table-cell office:value-type="float" office:value="13.5757">
            <text:p>13,5757</text:p>
          </table:table-cell>
          <table:table-cell office:value-type="float" office:value="0.340462">
            <text:p>0,340462</text:p>
          </table:table-cell>
          <table:table-cell office:value-type="float" office:value="13.9161">
            <text:p>13,9161</text:p>
          </table:table-cell>
          <table:table-cell office:value-type="float" office:value="1.74454">
            <text:p>1,74454</text:p>
          </table:table-cell>
          <table:table-cell office:value-type="float" office:value="0.219937">
            <text:p>0,219937</text:p>
          </table:table-cell>
          <table:table-cell office:value-type="float" office:value="1.96447">
            <text:p>1,96447</text:p>
          </table:table-cell>
          <table:table-cell office:value-type="float" office:value="0.0161287">
            <text:p>0,0161287</text:p>
          </table:table-cell>
          <table:table-cell office:value-type="float" office:value="0.131962">
            <text:p>0,131962</text:p>
          </table:table-cell>
          <table:table-cell office:value-type="float" office:value="0.148091">
            <text:p>0,148091</text:p>
          </table:table-cell>
          <table:table-cell office:value-type="float" office:value="0.172137">
            <text:p>0,172137</text:p>
          </table:table-cell>
          <table:table-cell office:value-type="float" office:value="0.116713">
            <text:p>0,116713</text:p>
          </table:table-cell>
          <table:table-cell office:value-type="float" office:value="0.28885">
            <text:p>0,28885</text:p>
          </table:table-cell>
          <table:table-cell office:value-type="float" office:value="0.462747">
            <text:p>0,462747</text:p>
          </table:table-cell>
          <table:table-cell office:value-type="float" office:value="0.214365">
            <text:p>0,214365</text:p>
          </table:table-cell>
          <table:table-cell office:value-type="float" office:value="0.677112">
            <text:p>0,677112</text:p>
          </table:table-cell>
          <table:table-cell office:value-type="float" office:value="0.0419346">
            <text:p>0,0419346</text:p>
          </table:table-cell>
          <table:table-cell office:value-type="float" office:value="0.183281">
            <text:p>0,183281</text:p>
          </table:table-cell>
          <table:table-cell office:value-type="float" office:value="0.225215">
            <text:p>0,225215</text:p>
          </table:table-cell>
          <table:table-cell office:value-type="float" office:value="3.32749">
            <text:p>3,32749</text:p>
          </table:table-cell>
          <table:table-cell office:value-type="float" office:value="0.141053">
            <text:p>0,141053</text:p>
          </table:table-cell>
          <table:table-cell office:value-type="float" office:value="3.46855">
            <text:p>3,46855</text:p>
          </table:table-cell>
          <table:table-cell office:value-type="float" office:value="0.220816">
            <text:p>0,220816</text:p>
          </table:table-cell>
          <table:table-cell office:value-type="float" office:value="0.0958924">
            <text:p>0,0958924</text:p>
          </table:table-cell>
          <table:table-cell office:value-type="float" office:value="0.316709">
            <text:p>0,316709</text:p>
          </table:table-cell>
          <table:table-cell office:value-type="float" office:value="0.191785">
            <text:p>0,191785</text:p>
          </table:table-cell>
          <table:table-cell office:value-type="float" office:value="0.0680337">
            <text:p>0,0680337</text:p>
          </table:table-cell>
          <table:table-cell office:value-type="float" office:value="0.259818">
            <text:p>0,259818</text:p>
          </table:table-cell>
        </table:table-row>
        <table:table-row table:style-name="ro1">
          <table:table-cell office:value-type="float" office:value="10.0467">
            <text:p>10,0467</text:p>
          </table:table-cell>
          <table:table-cell office:value-type="float" office:value="0.245449">
            <text:p>0,245449</text:p>
          </table:table-cell>
          <table:table-cell office:value-type="float" office:value="10.2922">
            <text:p>10,2922</text:p>
          </table:table-cell>
          <table:table-cell office:value-type="float" office:value="1.01112">
            <text:p>1,01112</text:p>
          </table:table-cell>
          <table:table-cell office:value-type="float" office:value="0.213485">
            <text:p>0,213485</text:p>
          </table:table-cell>
          <table:table-cell office:value-type="float" office:value="1.22461">
            <text:p>1,22461</text:p>
          </table:table-cell>
          <table:table-cell office:value-type="float" office:value="0.0178882">
            <text:p>0,0178882</text:p>
          </table:table-cell>
          <table:table-cell office:value-type="float" office:value="0.152196">
            <text:p>0,152196</text:p>
          </table:table-cell>
          <table:table-cell office:value-type="float" office:value="0.170084">
            <text:p>0,170084</text:p>
          </table:table-cell>
          <table:table-cell office:value-type="float" office:value="0.175363">
            <text:p>0,175363</text:p>
          </table:table-cell>
          <table:table-cell office:value-type="float" office:value="0.0973586">
            <text:p>0,0973586</text:p>
          </table:table-cell>
          <table:table-cell office:value-type="float" office:value="0.272721">
            <text:p>0,272721</text:p>
          </table:table-cell>
          <table:table-cell office:value-type="float" office:value="0.414654">
            <text:p>0,414654</text:p>
          </table:table-cell>
          <table:table-cell office:value-type="float" office:value="0.219057">
            <text:p>0,219057</text:p>
          </table:table-cell>
          <table:table-cell office:value-type="float" office:value="0.633711">
            <text:p>0,633711</text:p>
          </table:table-cell>
          <table:table-cell office:value-type="float" office:value="0.0472131">
            <text:p>0,0472131</text:p>
          </table:table-cell>
          <table:table-cell office:value-type="float" office:value="0.126684">
            <text:p>0,126684</text:p>
          </table:table-cell>
          <table:table-cell office:value-type="float" office:value="0.173897">
            <text:p>0,173897</text:p>
          </table:table-cell>
          <table:table-cell office:value-type="float" office:value="3.56503">
            <text:p>3,56503</text:p>
          </table:table-cell>
          <table:table-cell office:value-type="float" office:value="0.151316">
            <text:p>0,151316</text:p>
          </table:table-cell>
          <table:table-cell office:value-type="float" office:value="3.71634">
            <text:p>3,71634</text:p>
          </table:table-cell>
          <table:table-cell office:value-type="float" office:value="0.285624">
            <text:p>0,285624</text:p>
          </table:table-cell>
          <table:table-cell office:value-type="float" office:value="0.0932531">
            <text:p>0,0932531</text:p>
          </table:table-cell>
          <table:table-cell office:value-type="float" office:value="0.378878">
            <text:p>0,378878</text:p>
          </table:table-cell>
          <table:table-cell office:value-type="float" office:value="0.19677">
            <text:p>0,19677</text:p>
          </table:table-cell>
          <table:table-cell office:value-type="float" office:value="0.0574768">
            <text:p>0,0574768</text:p>
          </table:table-cell>
          <table:table-cell office:value-type="float" office:value="0.254247">
            <text:p>0,254247</text:p>
          </table:table-cell>
        </table:table-row>
        <table:table-row table:style-name="ro1">
          <table:table-cell office:value-type="float" office:value="10.4575">
            <text:p>10,4575</text:p>
          </table:table-cell>
          <table:table-cell office:value-type="float" office:value="0.266563">
            <text:p>0,266563</text:p>
          </table:table-cell>
          <table:table-cell office:value-type="float" office:value="10.7241">
            <text:p>10,7241</text:p>
          </table:table-cell>
          <table:table-cell office:value-type="float" office:value="0.978571">
            <text:p>0,978571</text:p>
          </table:table-cell>
          <table:table-cell office:value-type="float" office:value="0.156008">
            <text:p>0,156008</text:p>
          </table:table-cell>
          <table:table-cell office:value-type="float" office:value="1.13458">
            <text:p>1,13458</text:p>
          </table:table-cell>
          <table:table-cell office:value-type="float" office:value="0.0161287">
            <text:p>0,0161287</text:p>
          </table:table-cell>
          <table:table-cell office:value-type="float" office:value="0.134894">
            <text:p>0,134894</text:p>
          </table:table-cell>
          <table:table-cell office:value-type="float" office:value="0.151023">
            <text:p>0,151023</text:p>
          </table:table-cell>
          <table:table-cell office:value-type="float" office:value="0.164806">
            <text:p>0,164806</text:p>
          </table:table-cell>
          <table:table-cell office:value-type="float" office:value="0.0970654">
            <text:p>0,0970654</text:p>
          </table:table-cell>
          <table:table-cell office:value-type="float" office:value="0.261871">
            <text:p>0,261871</text:p>
          </table:table-cell>
          <table:table-cell office:value-type="float" office:value="0.410255">
            <text:p>0,410255</text:p>
          </table:table-cell>
          <table:table-cell office:value-type="float" office:value="0.217004">
            <text:p>0,217004</text:p>
          </table:table-cell>
          <table:table-cell office:value-type="float" office:value="0.627259">
            <text:p>0,627259</text:p>
          </table:table-cell>
          <table:table-cell office:value-type="float" office:value="0.0439873">
            <text:p>0,0439873</text:p>
          </table:table-cell>
          <table:table-cell office:value-type="float" office:value="0.414947">
            <text:p>0,414947</text:p>
          </table:table-cell>
          <table:table-cell office:value-type="float" office:value="0.458934">
            <text:p>0,458934</text:p>
          </table:table-cell>
          <table:table-cell office:value-type="float" office:value="3.71928">
            <text:p>3,71928</text:p>
          </table:table-cell>
          <table:table-cell office:value-type="float" office:value="0.140466">
            <text:p>0,140466</text:p>
          </table:table-cell>
          <table:table-cell office:value-type="float" office:value="3.85974">
            <text:p>3,85974</text:p>
          </table:table-cell>
          <table:table-cell office:value-type="float" office:value="0.205567">
            <text:p>0,205567</text:p>
          </table:table-cell>
          <table:table-cell office:value-type="float" office:value="0.0923734">
            <text:p>0,0923734</text:p>
          </table:table-cell>
          <table:table-cell office:value-type="float" office:value="0.297941">
            <text:p>0,297941</text:p>
          </table:table-cell>
          <table:table-cell office:value-type="float" office:value="0.228148">
            <text:p>0,228148</text:p>
          </table:table-cell>
          <table:table-cell office:value-type="float" office:value="0.13812">
            <text:p>0,13812</text:p>
          </table:table-cell>
          <table:table-cell office:value-type="float" office:value="0.366268">
            <text:p>0,366268</text:p>
          </table:table-cell>
        </table:table-row>
        <table:table-row table:style-name="ro1">
          <table:table-cell office:value-type="float" office:value="24.6514">
            <text:p>24,6514</text:p>
          </table:table-cell>
          <table:table-cell office:value-type="float" office:value="0.300287">
            <text:p>0,300287</text:p>
          </table:table-cell>
          <table:table-cell office:value-type="float" office:value="24.9517">
            <text:p>24,9517</text:p>
          </table:table-cell>
          <table:table-cell office:value-type="float" office:value="1.06596">
            <text:p>1,06596</text:p>
          </table:table-cell>
          <table:table-cell office:value-type="float" office:value="0.168618">
            <text:p>0,168618</text:p>
          </table:table-cell>
          <table:table-cell office:value-type="float" office:value="1.23458">
            <text:p>1,23458</text:p>
          </table:table-cell>
          <table:table-cell office:value-type="float" office:value="0.0164219">
            <text:p>0,0164219</text:p>
          </table:table-cell>
          <table:table-cell office:value-type="float" office:value="0.162753">
            <text:p>0,162753</text:p>
          </table:table-cell>
          <table:table-cell office:value-type="float" office:value="0.179175">
            <text:p>0,179175</text:p>
          </table:table-cell>
          <table:table-cell office:value-type="float" office:value="0.198529">
            <text:p>0,198529</text:p>
          </table:table-cell>
          <table:table-cell office:value-type="float" office:value="0.10381">
            <text:p>0,10381</text:p>
          </table:table-cell>
          <table:table-cell office:value-type="float" office:value="0.30234">
            <text:p>0,30234</text:p>
          </table:table-cell>
          <table:table-cell office:value-type="float" office:value="0.68151">
            <text:p>0,68151</text:p>
          </table:table-cell>
          <table:table-cell office:value-type="float" office:value="0.217297">
            <text:p>0,217297</text:p>
          </table:table-cell>
          <table:table-cell office:value-type="float" office:value="0.898808">
            <text:p>0,898808</text:p>
          </table:table-cell>
          <table:table-cell office:value-type="float" office:value="0.0574768">
            <text:p>0,0574768</text:p>
          </table:table-cell>
          <table:table-cell office:value-type="float" office:value="0.160407">
            <text:p>0,160407</text:p>
          </table:table-cell>
          <table:table-cell office:value-type="float" office:value="0.217884">
            <text:p>0,217884</text:p>
          </table:table-cell>
          <table:table-cell office:value-type="float" office:value="3.56561">
            <text:p>3,56561</text:p>
          </table:table-cell>
          <table:table-cell office:value-type="float" office:value="0.152489">
            <text:p>0,152489</text:p>
          </table:table-cell>
          <table:table-cell office:value-type="float" office:value="3.7181">
            <text:p>3,7181</text:p>
          </table:table-cell>
          <table:table-cell office:value-type="float" office:value="0.200875">
            <text:p>0,200875</text:p>
          </table:table-cell>
          <table:table-cell office:value-type="float" office:value="0.0859219">
            <text:p>0,0859219</text:p>
          </table:table-cell>
          <table:table-cell office:value-type="float" office:value="0.286797">
            <text:p>0,286797</text:p>
          </table:table-cell>
          <table:table-cell office:value-type="float" office:value="0.188266">
            <text:p>0,188266</text:p>
          </table:table-cell>
          <table:table-cell office:value-type="float" office:value="0.241051">
            <text:p>0,241051</text:p>
          </table:table-cell>
          <table:table-cell office:value-type="float" office:value="0.429316">
            <text:p>0,429316</text:p>
          </table:table-cell>
        </table:table-row>
        <table:table-row table:style-name="ro1">
          <table:table-cell office:value-type="float" office:value="10.1875">
            <text:p>10,1875</text:p>
          </table:table-cell>
          <table:table-cell office:value-type="float" office:value="0.239584">
            <text:p>0,239584</text:p>
          </table:table-cell>
          <table:table-cell office:value-type="float" office:value="10.427">
            <text:p>10,427</text:p>
          </table:table-cell>
          <table:table-cell office:value-type="float" office:value="1.00408">
            <text:p>1,00408</text:p>
          </table:table-cell>
          <table:table-cell office:value-type="float" office:value="0.142519">
            <text:p>0,142519</text:p>
          </table:table-cell>
          <table:table-cell office:value-type="float" office:value="1.1466">
            <text:p>1,1466</text:p>
          </table:table-cell>
          <table:table-cell office:value-type="float" office:value="0.0143692">
            <text:p>0,0143692</text:p>
          </table:table-cell>
          <table:table-cell office:value-type="float" office:value="0.115833">
            <text:p>0,115833</text:p>
          </table:table-cell>
          <table:table-cell office:value-type="float" office:value="0.130202">
            <text:p>0,130202</text:p>
          </table:table-cell>
          <table:table-cell office:value-type="float" office:value="0.173897">
            <text:p>0,173897</text:p>
          </table:table-cell>
          <table:table-cell office:value-type="float" office:value="0.109968">
            <text:p>0,109968</text:p>
          </table:table-cell>
          <table:table-cell office:value-type="float" office:value="0.283865">
            <text:p>0,283865</text:p>
          </table:table-cell>
          <table:table-cell office:value-type="float" office:value="0.465972">
            <text:p>0,465972</text:p>
          </table:table-cell>
          <table:table-cell office:value-type="float" office:value="0.20762">
            <text:p>0,20762</text:p>
          </table:table-cell>
          <table:table-cell office:value-type="float" office:value="0.673593">
            <text:p>0,673593</text:p>
          </table:table-cell>
          <table:table-cell office:value-type="float" office:value="0.0413481">
            <text:p>0,0413481</text:p>
          </table:table-cell>
          <table:table-cell office:value-type="float" office:value="0.212312">
            <text:p>0,212312</text:p>
          </table:table-cell>
          <table:table-cell office:value-type="float" office:value="0.25366">
            <text:p>0,25366</text:p>
          </table:table-cell>
          <table:table-cell office:value-type="float" office:value="3.5401">
            <text:p>3,5401</text:p>
          </table:table-cell>
          <table:table-cell office:value-type="float" office:value="0.137534">
            <text:p>0,137534</text:p>
          </table:table-cell>
          <table:table-cell office:value-type="float" office:value="3.67763">
            <text:p>3,67763</text:p>
          </table:table-cell>
          <table:table-cell office:value-type="float" office:value="0.207327">
            <text:p>0,207327</text:p>
          </table:table-cell>
          <table:table-cell office:value-type="float" office:value="0.0938396">
            <text:p>0,0938396</text:p>
          </table:table-cell>
          <table:table-cell office:value-type="float" office:value="0.301167">
            <text:p>0,301167</text:p>
          </table:table-cell>
          <table:table-cell office:value-type="float" office:value="0.199409">
            <text:p>0,199409</text:p>
          </table:table-cell>
          <table:table-cell office:value-type="float" office:value="0.0539578">
            <text:p>0,0539578</text:p>
          </table:table-cell>
          <table:table-cell office:value-type="float" office:value="0.253367">
            <text:p>0,253367</text:p>
          </table:table-cell>
        </table:table-row>
        <table:table-row table:style-name="ro1">
          <table:table-cell office:value-type="float" office:value="10.7669">
            <text:p>10,7669</text:p>
          </table:table-cell>
          <table:table-cell office:value-type="float" office:value="0.275654">
            <text:p>0,275654</text:p>
          </table:table-cell>
          <table:table-cell office:value-type="float" office:value="11.0426">
            <text:p>11,0426</text:p>
          </table:table-cell>
          <table:table-cell office:value-type="float" office:value="1.03312">
            <text:p>1,03312</text:p>
          </table:table-cell>
          <table:table-cell office:value-type="float" office:value="0.163046">
            <text:p>0,163046</text:p>
          </table:table-cell>
          <table:table-cell office:value-type="float" office:value="1.19616">
            <text:p>1,19616</text:p>
          </table:table-cell>
          <table:table-cell office:value-type="float" office:value="0.0170084">
            <text:p>0,0170084</text:p>
          </table:table-cell>
          <table:table-cell office:value-type="float" office:value="0.0979451">
            <text:p>0,0979451</text:p>
          </table:table-cell>
          <table:table-cell office:value-type="float" office:value="0.114954">
            <text:p>0,114954</text:p>
          </table:table-cell>
          <table:table-cell office:value-type="float" office:value="0.173017">
            <text:p>0,173017</text:p>
          </table:table-cell>
          <table:table-cell office:value-type="float" office:value="0.202342">
            <text:p>0,202342</text:p>
          </table:table-cell>
          <table:table-cell office:value-type="float" office:value="0.375359">
            <text:p>0,375359</text:p>
          </table:table-cell>
          <table:table-cell office:value-type="float" office:value="0.504975">
            <text:p>0,504975</text:p>
          </table:table-cell>
          <table:table-cell office:value-type="float" office:value="0.263044">
            <text:p>0,263044</text:p>
          </table:table-cell>
          <table:table-cell office:value-type="float" office:value="0.768019">
            <text:p>0,768019</text:p>
          </table:table-cell>
          <table:table-cell office:value-type="float" office:value="0.0771244">
            <text:p>0,0771244</text:p>
          </table:table-cell>
          <table:table-cell office:value-type="float" office:value="0.201755">
            <text:p>0,201755</text:p>
          </table:table-cell>
          <table:table-cell office:value-type="float" office:value="0.27888">
            <text:p>0,27888</text:p>
          </table:table-cell>
          <table:table-cell office:value-type="float" office:value="3.82015">
            <text:p>3,82015</text:p>
          </table:table-cell>
          <table:table-cell office:value-type="float" office:value="0.163046">
            <text:p>0,163046</text:p>
          </table:table-cell>
          <table:table-cell office:value-type="float" office:value="3.9832">
            <text:p>3,9832</text:p>
          </table:table-cell>
          <table:table-cell office:value-type="float" office:value="0.216124">
            <text:p>0,216124</text:p>
          </table:table-cell>
          <table:table-cell office:value-type="float" office:value="0.0935464">
            <text:p>0,0935464</text:p>
          </table:table-cell>
          <table:table-cell office:value-type="float" office:value="0.309671">
            <text:p>0,309671</text:p>
          </table:table-cell>
          <table:table-cell office:value-type="float" office:value="0.357764">
            <text:p>0,357764</text:p>
          </table:table-cell>
          <table:table-cell office:value-type="float" office:value="0.0794704">
            <text:p>0,0794704</text:p>
          </table:table-cell>
          <table:table-cell office:value-type="float" office:value="0.437234">
            <text:p>0,437234</text:p>
          </table:table-cell>
        </table:table-row>
        <table:table-row table:style-name="ro1">
          <table:table-cell office:value-type="float" office:value="10.7945">
            <text:p>10,7945</text:p>
          </table:table-cell>
          <table:table-cell office:value-type="float" office:value="0.447498">
            <text:p>0,447498</text:p>
          </table:table-cell>
          <table:table-cell office:value-type="float" office:value="11.242">
            <text:p>11,242</text:p>
          </table:table-cell>
          <table:table-cell office:value-type="float" office:value="1.06508">
            <text:p>1,06508</text:p>
          </table:table-cell>
          <table:table-cell office:value-type="float" office:value="0.167738">
            <text:p>0,167738</text:p>
          </table:table-cell>
          <table:table-cell office:value-type="float" office:value="1.23282">
            <text:p>1,23282</text:p>
          </table:table-cell>
          <table:table-cell office:value-type="float" office:value="0.0307911">
            <text:p>0,0307911</text:p>
          </table:table-cell>
          <table:table-cell office:value-type="float" office:value="0.164219">
            <text:p>0,164219</text:p>
          </table:table-cell>
          <table:table-cell office:value-type="float" office:value="0.19501">
            <text:p>0,19501</text:p>
          </table:table-cell>
          <table:table-cell office:value-type="float" office:value="0.185627">
            <text:p>0,185627</text:p>
          </table:table-cell>
          <table:table-cell office:value-type="float" office:value="0.10469">
            <text:p>0,10469</text:p>
          </table:table-cell>
          <table:table-cell office:value-type="float" office:value="0.290316">
            <text:p>0,290316</text:p>
          </table:table-cell>
          <table:table-cell office:value-type="float" office:value="0.442513">
            <text:p>0,442513</text:p>
          </table:table-cell>
          <table:table-cell office:value-type="float" office:value="0.248089">
            <text:p>0,248089</text:p>
          </table:table-cell>
          <table:table-cell office:value-type="float" office:value="0.690601">
            <text:p>0,690601</text:p>
          </table:table-cell>
          <table:table-cell office:value-type="float" office:value="0.0504388">
            <text:p>0,0504388</text:p>
          </table:table-cell>
          <table:table-cell office:value-type="float" office:value="0.208793">
            <text:p>0,208793</text:p>
          </table:table-cell>
          <table:table-cell office:value-type="float" office:value="0.259232">
            <text:p>0,259232</text:p>
          </table:table-cell>
          <table:table-cell office:value-type="float" office:value="3.49582">
            <text:p>3,49582</text:p>
          </table:table-cell>
          <table:table-cell office:value-type="float" office:value="0.144865">
            <text:p>0,144865</text:p>
          </table:table-cell>
          <table:table-cell office:value-type="float" office:value="3.64068">
            <text:p>3,64068</text:p>
          </table:table-cell>
          <table:table-cell office:value-type="float" office:value="0.220523">
            <text:p>0,220523</text:p>
          </table:table-cell>
          <table:table-cell office:value-type="float" office:value="0.0935464">
            <text:p>0,0935464</text:p>
          </table:table-cell>
          <table:table-cell office:value-type="float" office:value="0.31407">
            <text:p>0,31407</text:p>
          </table:table-cell>
          <table:table-cell office:value-type="float" office:value="0.19501">
            <text:p>0,19501</text:p>
          </table:table-cell>
          <table:table-cell office:value-type="float" office:value="0.0592363">
            <text:p>0,0592363</text:p>
          </table:table-cell>
          <table:table-cell office:value-type="float" office:value="0.254247">
            <text:p>0,254247</text:p>
          </table:table-cell>
        </table:table-row>
        <table:table-row table:style-name="ro1">
          <table:table-cell office:value-type="float" office:value="10.1669">
            <text:p>10,1669</text:p>
          </table:table-cell>
          <table:table-cell office:value-type="float" office:value="0.253074">
            <text:p>0,253074</text:p>
          </table:table-cell>
          <table:table-cell office:value-type="float" office:value="10.42">
            <text:p>10,42</text:p>
          </table:table-cell>
          <table:table-cell office:value-type="float" office:value="1.04221">
            <text:p>1,04221</text:p>
          </table:table-cell>
          <table:table-cell office:value-type="float" office:value="0.156302">
            <text:p>0,156302</text:p>
          </table:table-cell>
          <table:table-cell office:value-type="float" office:value="1.19851">
            <text:p>1,19851</text:p>
          </table:table-cell>
          <table:table-cell office:value-type="float" office:value="0.0155422">
            <text:p>0,0155422</text:p>
          </table:table-cell>
          <table:table-cell office:value-type="float" office:value="0.141346">
            <text:p>0,141346</text:p>
          </table:table-cell>
          <table:table-cell office:value-type="float" office:value="0.156888">
            <text:p>0,156888</text:p>
          </table:table-cell>
          <table:table-cell office:value-type="float" office:value="0.173897">
            <text:p>0,173897</text:p>
          </table:table-cell>
          <table:table-cell office:value-type="float" office:value="0.0988249">
            <text:p>0,0988249</text:p>
          </table:table-cell>
          <table:table-cell office:value-type="float" office:value="0.272721">
            <text:p>0,272721</text:p>
          </table:table-cell>
          <table:table-cell office:value-type="float" office:value="0.430489">
            <text:p>0,430489</text:p>
          </table:table-cell>
          <table:table-cell office:value-type="float" office:value="0.215538">
            <text:p>0,215538</text:p>
          </table:table-cell>
          <table:table-cell office:value-type="float" office:value="0.646027">
            <text:p>0,646027</text:p>
          </table:table-cell>
          <table:table-cell office:value-type="float" office:value="0.0477996">
            <text:p>0,0477996</text:p>
          </table:table-cell>
          <table:table-cell office:value-type="float" office:value="0.171551">
            <text:p>0,171551</text:p>
          </table:table-cell>
          <table:table-cell office:value-type="float" office:value="0.21935">
            <text:p>0,21935</text:p>
          </table:table-cell>
          <table:table-cell office:value-type="float" office:value="3.42368">
            <text:p>3,42368</text:p>
          </table:table-cell>
          <table:table-cell office:value-type="float" office:value="0.158061">
            <text:p>0,158061</text:p>
          </table:table-cell>
          <table:table-cell office:value-type="float" office:value="3.58174">
            <text:p>3,58174</text:p>
          </table:table-cell>
          <table:table-cell office:value-type="float" office:value="0.201169">
            <text:p>0,201169</text:p>
          </table:table-cell>
          <table:table-cell office:value-type="float" office:value="0.100584">
            <text:p>0,100584</text:p>
          </table:table-cell>
          <table:table-cell office:value-type="float" office:value="0.301753">
            <text:p>0,301753</text:p>
          </table:table-cell>
          <table:table-cell office:value-type="float" office:value="0.184747">
            <text:p>0,184747</text:p>
          </table:table-cell>
          <table:table-cell office:value-type="float" office:value="0.326093">
            <text:p>0,326093</text:p>
          </table:table-cell>
          <table:table-cell office:value-type="float" office:value="0.51084">
            <text:p>0,51084</text:p>
          </table:table-cell>
        </table:table-row>
        <table:table-row table:style-name="ro1">
          <table:table-cell office:value-type="float" office:value="10.5989">
            <text:p>10,5989</text:p>
          </table:table-cell>
          <table:table-cell office:value-type="float" office:value="0.280932">
            <text:p>0,280932</text:p>
          </table:table-cell>
          <table:table-cell office:value-type="float" office:value="10.8798">
            <text:p>10,8798</text:p>
          </table:table-cell>
          <table:table-cell office:value-type="float" office:value="1.00467">
            <text:p>1,00467</text:p>
          </table:table-cell>
          <table:table-cell office:value-type="float" office:value="0.165099">
            <text:p>0,165099</text:p>
          </table:table-cell>
          <table:table-cell office:value-type="float" office:value="1.16977">
            <text:p>1,16977</text:p>
          </table:table-cell>
          <table:table-cell office:value-type="float" office:value="0.0173017">
            <text:p>0,0173017</text:p>
          </table:table-cell>
          <table:table-cell office:value-type="float" office:value="0.141346">
            <text:p>0,141346</text:p>
          </table:table-cell>
          <table:table-cell office:value-type="float" office:value="0.158648">
            <text:p>0,158648</text:p>
          </table:table-cell>
          <table:table-cell office:value-type="float" office:value="0.20938">
            <text:p>0,20938</text:p>
          </table:table-cell>
          <table:table-cell office:value-type="float" office:value="0.103224">
            <text:p>0,103224</text:p>
          </table:table-cell>
          <table:table-cell office:value-type="float" office:value="0.312603">
            <text:p>0,312603</text:p>
          </table:table-cell>
          <table:table-cell office:value-type="float" office:value="0.451017">
            <text:p>0,451017</text:p>
          </table:table-cell>
          <table:table-cell office:value-type="float" office:value="0.24281">
            <text:p>0,24281</text:p>
          </table:table-cell>
          <table:table-cell office:value-type="float" office:value="0.693827">
            <text:p>0,693827</text:p>
          </table:table-cell>
          <table:table-cell office:value-type="float" office:value="0.0469198">
            <text:p>0,0469198</text:p>
          </table:table-cell>
          <table:table-cell office:value-type="float" office:value="0.176829">
            <text:p>0,176829</text:p>
          </table:table-cell>
          <table:table-cell office:value-type="float" office:value="0.223749">
            <text:p>0,223749</text:p>
          </table:table-cell>
          <table:table-cell office:value-type="float" office:value="3.45154">
            <text:p>3,45154</text:p>
          </table:table-cell>
          <table:table-cell office:value-type="float" office:value="0.316416">
            <text:p>0,316416</text:p>
          </table:table-cell>
          <table:table-cell office:value-type="float" office:value="3.76795">
            <text:p>3,76795</text:p>
          </table:table-cell>
          <table:table-cell office:value-type="float" office:value="0.227854">
            <text:p>0,227854</text:p>
          </table:table-cell>
          <table:table-cell office:value-type="float" office:value="0.100878">
            <text:p>0,100878</text:p>
          </table:table-cell>
          <table:table-cell office:value-type="float" office:value="0.328732">
            <text:p>0,328732</text:p>
          </table:table-cell>
          <table:table-cell office:value-type="float" office:value="0.193251">
            <text:p>0,193251</text:p>
          </table:table-cell>
          <table:table-cell office:value-type="float" office:value="0.0721392">
            <text:p>0,0721392</text:p>
          </table:table-cell>
          <table:table-cell office:value-type="float" office:value="0.26539">
            <text:p>0,26539</text:p>
          </table:table-cell>
        </table:table-row>
        <table:table-row table:style-name="ro1">
          <table:table-cell office:value-type="float" office:value="9.84026">
            <text:p>9,84026</text:p>
          </table:table-cell>
          <table:table-cell office:value-type="float" office:value="0.295008">
            <text:p>0,295008</text:p>
          </table:table-cell>
          <table:table-cell office:value-type="float" office:value="10.1353">
            <text:p>10,1353</text:p>
          </table:table-cell>
          <table:table-cell office:value-type="float" office:value="1.05394">
            <text:p>1,05394</text:p>
          </table:table-cell>
          <table:table-cell office:value-type="float" office:value="0.321401">
            <text:p>0,321401</text:p>
          </table:table-cell>
          <table:table-cell office:value-type="float" office:value="1.37534">
            <text:p>1,37534</text:p>
          </table:table-cell>
          <table:table-cell office:value-type="float" office:value="0.0237532">
            <text:p>0,0237532</text:p>
          </table:table-cell>
          <table:table-cell office:value-type="float" office:value="0.158354">
            <text:p>0,158354</text:p>
          </table:table-cell>
          <table:table-cell office:value-type="float" office:value="0.182108">
            <text:p>0,182108</text:p>
          </table:table-cell>
          <table:table-cell office:value-type="float" office:value="0.172724">
            <text:p>0,172724</text:p>
          </table:table-cell>
          <table:table-cell office:value-type="float" office:value="0.101757">
            <text:p>0,101757</text:p>
          </table:table-cell>
          <table:table-cell office:value-type="float" office:value="0.274481">
            <text:p>0,274481</text:p>
          </table:table-cell>
          <table:table-cell office:value-type="float" office:value="0.615236">
            <text:p>0,615236</text:p>
          </table:table-cell>
          <table:table-cell office:value-type="float" office:value="0.216418">
            <text:p>0,216418</text:p>
          </table:table-cell>
          <table:table-cell office:value-type="float" office:value="0.831654">
            <text:p>0,831654</text:p>
          </table:table-cell>
          <table:table-cell office:value-type="float" office:value="0.0486793">
            <text:p>0,0486793</text:p>
          </table:table-cell>
          <table:table-cell office:value-type="float" office:value="0.170964">
            <text:p>0,170964</text:p>
          </table:table-cell>
          <table:table-cell office:value-type="float" office:value="0.219643">
            <text:p>0,219643</text:p>
          </table:table-cell>
          <table:table-cell office:value-type="float" office:value="3.8225">
            <text:p>3,8225</text:p>
          </table:table-cell>
          <table:table-cell office:value-type="float" office:value="0.250435">
            <text:p>0,250435</text:p>
          </table:table-cell>
          <table:table-cell office:value-type="float" office:value="4.07293">
            <text:p>4,07293</text:p>
          </table:table-cell>
          <table:table-cell office:value-type="float" office:value="0.219057">
            <text:p>0,219057</text:p>
          </table:table-cell>
          <table:table-cell office:value-type="float" office:value="0.0961856">
            <text:p>0,0961856</text:p>
          </table:table-cell>
          <table:table-cell office:value-type="float" office:value="0.315243">
            <text:p>0,315243</text:p>
          </table:table-cell>
          <table:table-cell office:value-type="float" office:value="0.193251">
            <text:p>0,193251</text:p>
          </table:table-cell>
          <table:table-cell office:value-type="float" office:value="0.073019">
            <text:p>0,073019</text:p>
          </table:table-cell>
          <table:table-cell office:value-type="float" office:value="0.26627">
            <text:p>0,26627</text:p>
          </table:table-cell>
        </table:table-row>
        <table:table-row table:style-name="ro1">
          <table:table-cell office:value-type="float" office:value="9.97867">
            <text:p>9,97867</text:p>
          </table:table-cell>
          <table:table-cell office:value-type="float" office:value="0.246622">
            <text:p>0,246622</text:p>
          </table:table-cell>
          <table:table-cell office:value-type="float" office:value="10.2253">
            <text:p>10,2253</text:p>
          </table:table-cell>
          <table:table-cell office:value-type="float" office:value="0.988835">
            <text:p>0,988835</text:p>
          </table:table-cell>
          <table:table-cell office:value-type="float" office:value="0.145451">
            <text:p>0,145451</text:p>
          </table:table-cell>
          <table:table-cell office:value-type="float" office:value="1.13429">
            <text:p>1,13429</text:p>
          </table:table-cell>
          <table:table-cell office:value-type="float" office:value="0.0146624">
            <text:p>0,0146624</text:p>
          </table:table-cell>
          <table:table-cell office:value-type="float" office:value="0.138707">
            <text:p>0,138707</text:p>
          </table:table-cell>
          <table:table-cell office:value-type="float" office:value="0.153369">
            <text:p>0,153369</text:p>
          </table:table-cell>
          <table:table-cell office:value-type="float" office:value="0.16158">
            <text:p>0,16158</text:p>
          </table:table-cell>
          <table:table-cell office:value-type="float" office:value="0.112901">
            <text:p>0,112901</text:p>
          </table:table-cell>
          <table:table-cell office:value-type="float" office:value="0.274481">
            <text:p>0,274481</text:p>
          </table:table-cell>
          <table:table-cell office:value-type="float" office:value="0.446618">
            <text:p>0,446618</text:p>
          </table:table-cell>
          <table:table-cell office:value-type="float" office:value="0.251021">
            <text:p>0,251021</text:p>
          </table:table-cell>
          <table:table-cell office:value-type="float" office:value="0.697639">
            <text:p>0,697639</text:p>
          </table:table-cell>
          <table:table-cell office:value-type="float" office:value="0.0454536">
            <text:p>0,0454536</text:p>
          </table:table-cell>
          <table:table-cell office:value-type="float" office:value="0.17243">
            <text:p>0,17243</text:p>
          </table:table-cell>
          <table:table-cell office:value-type="float" office:value="0.217884">
            <text:p>0,217884</text:p>
          </table:table-cell>
          <table:table-cell office:value-type="float" office:value="3.56239">
            <text:p>3,56239</text:p>
          </table:table-cell>
          <table:table-cell office:value-type="float" office:value="0.145158">
            <text:p>0,145158</text:p>
          </table:table-cell>
          <table:table-cell office:value-type="float" office:value="3.70755">
            <text:p>3,70755</text:p>
          </table:table-cell>
          <table:table-cell office:value-type="float" office:value="0.191785">
            <text:p>0,191785</text:p>
          </table:table-cell>
          <table:table-cell office:value-type="float" office:value="0.0964789">
            <text:p>0,0964789</text:p>
          </table:table-cell>
          <table:table-cell office:value-type="float" office:value="0.288264">
            <text:p>0,288264</text:p>
          </table:table-cell>
          <table:table-cell office:value-type="float" office:value="0.219937">
            <text:p>0,219937</text:p>
          </table:table-cell>
          <table:table-cell office:value-type="float" office:value="0.0630485">
            <text:p>0,0630485</text:p>
          </table:table-cell>
          <table:table-cell office:value-type="float" office:value="0.282985">
            <text:p>0,28298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11.7433283168317">
            <text:p>11,7433283168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1.39872475247525">
            <text:p>1,3987247525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0.166919584158416">
            <text:p>0,1669195842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0.331278306930693">
            <text:p>0,3312783069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0.742523475247525">
            <text:p>0,7425234752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0.242673613861386">
            <text:p>0,2426736139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4.09397455445545">
            <text:p>4,0939745545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0.38012894059406">
            <text:p>0,3801289406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0.324434841584158">
            <text:p>0,3244348416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11.4346056435644">
            <text:p>11,4346056436</text:p>
          </table:table-cell>
          <table:table-cell table:formula="of:=AVERAGE([.B7:.B107])" office:value-type="float" office:value="0.308712633663366">
            <text:p>0,3087126337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1.21015696039604">
            <text:p>1,2101569604</text:p>
          </table:table-cell>
          <table:table-cell table:formula="of:=AVERAGE([.E7:.E107])" office:value-type="float" office:value="0.188567742574258">
            <text:p>0,1885677426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.0196128237623763">
            <text:p>0,0196128238</text:p>
          </table:table-cell>
          <table:table-cell table:formula="of:=AVERAGE([.H7:.H107])" office:value-type="float" office:value="0.147306675247525">
            <text:p>0,1473066752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.200846504950495">
            <text:p>0,200846505</text:p>
          </table:table-cell>
          <table:table-cell table:formula="of:=AVERAGE([.K7:.K107])" office:value-type="float" office:value="0.130431876237624">
            <text:p>0,1304318762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.49539898019802">
            <text:p>0,4953989802</text:p>
          </table:table-cell>
          <table:table-cell table:formula="of:=AVERAGE([.N7:.N107])" office:value-type="float" office:value="0.247124564356436">
            <text:p>0,2471245644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.0567741366336634">
            <text:p>0,0567741366</text:p>
          </table:table-cell>
          <table:table-cell table:formula="of:=AVERAGE([.Q7:.Q107])" office:value-type="float" office:value="0.185899485148515">
            <text:p>0,1858994851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3.90989851485148">
            <text:p>3,9098985149</text:p>
          </table:table-cell>
          <table:table-cell table:formula="of:=AVERAGE([.T7:.T107])" office:value-type="float" office:value="0.184076089108911">
            <text:p>0,1840760891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.257443425742574">
            <text:p>0,2574434257</text:p>
          </table:table-cell>
          <table:table-cell table:formula="of:=AVERAGE([.W7:.W107])" office:value-type="float" office:value="0.122685452475247">
            <text:p>0,1226854525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.24043797029703">
            <text:p>0,2404379703</text:p>
          </table:table-cell>
          <table:table-cell table:formula="of:=AVERAGE([.Z7:.Z107])" office:value-type="float" office:value="0.0839969336633664">
            <text:p>0,0839969337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40.557">
            <text:p>140,557</text:p>
          </table:table-cell>
          <table:table-cell office:value-type="float" office:value="0.280932">
            <text:p>0,280932</text:p>
          </table:table-cell>
          <table:table-cell office:value-type="float" office:value="140.837">
            <text:p>140,837</text:p>
          </table:table-cell>
          <table:table-cell office:value-type="float" office:value="99.8231">
            <text:p>99,8231</text:p>
          </table:table-cell>
          <table:table-cell office:value-type="float" office:value="0.225215">
            <text:p>0,225215</text:p>
          </table:table-cell>
          <table:table-cell office:value-type="float" office:value="100.048">
            <text:p>100,048</text:p>
          </table:table-cell>
          <table:table-cell office:value-type="float" office:value="0.0202342">
            <text:p>0,0202342</text:p>
          </table:table-cell>
          <table:table-cell office:value-type="float" office:value="0.559226">
            <text:p>0,559226</text:p>
          </table:table-cell>
          <table:table-cell office:value-type="float" office:value="0.57946">
            <text:p>0,57946</text:p>
          </table:table-cell>
          <table:table-cell office:value-type="float" office:value="0.944555">
            <text:p>0,944555</text:p>
          </table:table-cell>
          <table:table-cell office:value-type="float" office:value="0.260698">
            <text:p>0,260698</text:p>
          </table:table-cell>
          <table:table-cell office:value-type="float" office:value="1.20525">
            <text:p>1,20525</text:p>
          </table:table-cell>
          <table:table-cell office:value-type="float" office:value="63.8203">
            <text:p>63,8203</text:p>
          </table:table-cell>
          <table:table-cell office:value-type="float" office:value="0.515825">
            <text:p>0,515825</text:p>
          </table:table-cell>
          <table:table-cell office:value-type="float" office:value="64.3362">
            <text:p>64,3362</text:p>
          </table:table-cell>
          <table:table-cell office:value-type="float" office:value="0.240171">
            <text:p>0,240171</text:p>
          </table:table-cell>
          <table:table-cell office:value-type="float" office:value="0.200289">
            <text:p>0,200289</text:p>
          </table:table-cell>
          <table:table-cell office:value-type="float" office:value="0.44046">
            <text:p>0,44046</text:p>
          </table:table-cell>
          <table:table-cell office:value-type="float" office:value="233.193">
            <text:p>233,193</text:p>
          </table:table-cell>
          <table:table-cell office:value-type="float" office:value="0.460107">
            <text:p>0,460107</text:p>
          </table:table-cell>
          <table:table-cell office:value-type="float" office:value="233.653">
            <text:p>233,653</text:p>
          </table:table-cell>
          <table:table-cell office:value-type="float" office:value="69.9102">
            <text:p>69,9102</text:p>
          </table:table-cell>
          <table:table-cell office:value-type="float" office:value="0.103517">
            <text:p>0,103517</text:p>
          </table:table-cell>
          <table:table-cell office:value-type="float" office:value="70.0138">
            <text:p>70,0138</text:p>
          </table:table-cell>
          <table:table-cell office:value-type="float" office:value="7.43767">
            <text:p>7,43767</text:p>
          </table:table-cell>
          <table:table-cell office:value-type="float" office:value="0.0583565">
            <text:p>0,0583565</text:p>
          </table:table-cell>
          <table:table-cell office:value-type="float" office:value="7.49603">
            <text:p>7,49603</text:p>
          </table:table-cell>
        </table:table-row>
        <table:table-row table:style-name="ro1">
          <table:table-cell office:value-type="float" office:value="153.372">
            <text:p>153,372</text:p>
          </table:table-cell>
          <table:table-cell office:value-type="float" office:value="0.314656">
            <text:p>0,314656</text:p>
          </table:table-cell>
          <table:table-cell office:value-type="float" office:value="153.686">
            <text:p>153,686</text:p>
          </table:table-cell>
          <table:table-cell office:value-type="float" office:value="96.3402">
            <text:p>96,3402</text:p>
          </table:table-cell>
          <table:table-cell office:value-type="float" office:value="0.199409">
            <text:p>0,199409</text:p>
          </table:table-cell>
          <table:table-cell office:value-type="float" office:value="96.5396">
            <text:p>96,5396</text:p>
          </table:table-cell>
          <table:table-cell office:value-type="float" office:value="0.0167152">
            <text:p>0,0167152</text:p>
          </table:table-cell>
          <table:table-cell office:value-type="float" office:value="0.215245">
            <text:p>0,215245</text:p>
          </table:table-cell>
          <table:table-cell office:value-type="float" office:value="0.23196">
            <text:p>0,23196</text:p>
          </table:table-cell>
          <table:table-cell office:value-type="float" office:value="1.35393">
            <text:p>1,35393</text:p>
          </table:table-cell>
          <table:table-cell office:value-type="float" office:value="0.0973586">
            <text:p>0,0973586</text:p>
          </table:table-cell>
          <table:table-cell office:value-type="float" office:value="1.45129">
            <text:p>1,45129</text:p>
          </table:table-cell>
          <table:table-cell office:value-type="float" office:value="48.4078">
            <text:p>48,4078</text:p>
          </table:table-cell>
          <table:table-cell office:value-type="float" office:value="0.227854">
            <text:p>0,227854</text:p>
          </table:table-cell>
          <table:table-cell office:value-type="float" office:value="48.6356">
            <text:p>48,6356</text:p>
          </table:table-cell>
          <table:table-cell office:value-type="float" office:value="0.267736">
            <text:p>0,267736</text:p>
          </table:table-cell>
          <table:table-cell office:value-type="float" office:value="0.155129">
            <text:p>0,155129</text:p>
          </table:table-cell>
          <table:table-cell office:value-type="float" office:value="0.422865">
            <text:p>0,422865</text:p>
          </table:table-cell>
          <table:table-cell office:value-type="float" office:value="188.477">
            <text:p>188,477</text:p>
          </table:table-cell>
          <table:table-cell office:value-type="float" office:value="0.177416">
            <text:p>0,177416</text:p>
          </table:table-cell>
          <table:table-cell office:value-type="float" office:value="188.655">
            <text:p>188,655</text:p>
          </table:table-cell>
          <table:table-cell office:value-type="float" office:value="56.1413">
            <text:p>56,1413</text:p>
          </table:table-cell>
          <table:table-cell office:value-type="float" office:value="0.107916">
            <text:p>0,107916</text:p>
          </table:table-cell>
          <table:table-cell office:value-type="float" office:value="56.2492">
            <text:p>56,2492</text:p>
          </table:table-cell>
          <table:table-cell office:value-type="float" office:value="7.88839">
            <text:p>7,88839</text:p>
          </table:table-cell>
          <table:table-cell office:value-type="float" office:value="0.0609958">
            <text:p>0,0609958</text:p>
          </table:table-cell>
          <table:table-cell office:value-type="float" office:value="7.94939">
            <text:p>7,94939</text:p>
          </table:table-cell>
        </table:table-row>
        <table:table-row table:style-name="ro1">
          <table:table-cell office:value-type="float" office:value="139.492">
            <text:p>139,492</text:p>
          </table:table-cell>
          <table:table-cell office:value-type="float" office:value="0.295008">
            <text:p>0,295008</text:p>
          </table:table-cell>
          <table:table-cell office:value-type="float" office:value="139.787">
            <text:p>139,787</text:p>
          </table:table-cell>
          <table:table-cell office:value-type="float" office:value="89.8775">
            <text:p>89,8775</text:p>
          </table:table-cell>
          <table:table-cell office:value-type="float" office:value="0.18416">
            <text:p>0,18416</text:p>
          </table:table-cell>
          <table:table-cell office:value-type="float" office:value="90.0617">
            <text:p>90,0617</text:p>
          </table:table-cell>
          <table:table-cell office:value-type="float" office:value="0.0164219">
            <text:p>0,0164219</text:p>
          </table:table-cell>
          <table:table-cell office:value-type="float" office:value="0.124924">
            <text:p>0,124924</text:p>
          </table:table-cell>
          <table:table-cell office:value-type="float" office:value="0.141346">
            <text:p>0,141346</text:p>
          </table:table-cell>
          <table:table-cell office:value-type="float" office:value="1.22989">
            <text:p>1,22989</text:p>
          </table:table-cell>
          <table:table-cell office:value-type="float" office:value="0.262164">
            <text:p>0,262164</text:p>
          </table:table-cell>
          <table:table-cell office:value-type="float" office:value="1.49205">
            <text:p>1,49205</text:p>
          </table:table-cell>
          <table:table-cell office:value-type="float" office:value="49.3462">
            <text:p>49,3462</text:p>
          </table:table-cell>
          <table:table-cell office:value-type="float" office:value="0.223456">
            <text:p>0,223456</text:p>
          </table:table-cell>
          <table:table-cell office:value-type="float" office:value="49.5696">
            <text:p>49,5696</text:p>
          </table:table-cell>
          <table:table-cell office:value-type="float" office:value="0.268029">
            <text:p>0,268029</text:p>
          </table:table-cell>
          <table:table-cell office:value-type="float" office:value="0.147211">
            <text:p>0,147211</text:p>
          </table:table-cell>
          <table:table-cell office:value-type="float" office:value="0.41524">
            <text:p>0,41524</text:p>
          </table:table-cell>
          <table:table-cell office:value-type="float" office:value="176.666">
            <text:p>176,666</text:p>
          </table:table-cell>
          <table:table-cell office:value-type="float" office:value="0.182987">
            <text:p>0,182987</text:p>
          </table:table-cell>
          <table:table-cell office:value-type="float" office:value="176.849">
            <text:p>176,849</text:p>
          </table:table-cell>
          <table:table-cell office:value-type="float" office:value="59.0134">
            <text:p>59,0134</text:p>
          </table:table-cell>
          <table:table-cell office:value-type="float" office:value="0.108502">
            <text:p>0,108502</text:p>
          </table:table-cell>
          <table:table-cell office:value-type="float" office:value="59.1219">
            <text:p>59,1219</text:p>
          </table:table-cell>
          <table:table-cell office:value-type="float" office:value="7.51421">
            <text:p>7,51421</text:p>
          </table:table-cell>
          <table:table-cell office:value-type="float" office:value="0.0630485">
            <text:p>0,0630485</text:p>
          </table:table-cell>
          <table:table-cell office:value-type="float" office:value="7.57726">
            <text:p>7,57726</text:p>
          </table:table-cell>
        </table:table-row>
        <table:table-row table:style-name="ro1">
          <table:table-cell office:value-type="float" office:value="139.182">
            <text:p>139,182</text:p>
          </table:table-cell>
          <table:table-cell office:value-type="float" office:value="0.628432">
            <text:p>0,628432</text:p>
          </table:table-cell>
          <table:table-cell office:value-type="float" office:value="139.81">
            <text:p>139,81</text:p>
          </table:table-cell>
          <table:table-cell office:value-type="float" office:value="78.1335">
            <text:p>78,1335</text:p>
          </table:table-cell>
          <table:table-cell office:value-type="float" office:value="0.174483">
            <text:p>0,174483</text:p>
          </table:table-cell>
          <table:table-cell office:value-type="float" office:value="78.308">
            <text:p>78,308</text:p>
          </table:table-cell>
          <table:table-cell office:value-type="float" office:value="0.0158354">
            <text:p>0,0158354</text:p>
          </table:table-cell>
          <table:table-cell office:value-type="float" office:value="0.143105">
            <text:p>0,143105</text:p>
          </table:table-cell>
          <table:table-cell office:value-type="float" office:value="0.158941">
            <text:p>0,158941</text:p>
          </table:table-cell>
          <table:table-cell office:value-type="float" office:value="0.49735">
            <text:p>0,49735</text:p>
          </table:table-cell>
          <table:table-cell office:value-type="float" office:value="0.0950126">
            <text:p>0,0950126</text:p>
          </table:table-cell>
          <table:table-cell office:value-type="float" office:value="0.592363">
            <text:p>0,592363</text:p>
          </table:table-cell>
          <table:table-cell office:value-type="float" office:value="54.49">
            <text:p>54,49</text:p>
          </table:table-cell>
          <table:table-cell office:value-type="float" office:value="0.945434">
            <text:p>0,945434</text:p>
          </table:table-cell>
          <table:table-cell office:value-type="float" office:value="55.4355">
            <text:p>55,4355</text:p>
          </table:table-cell>
          <table:table-cell office:value-type="float" office:value="0.426384">
            <text:p>0,426384</text:p>
          </table:table-cell>
          <table:table-cell office:value-type="float" office:value="0.192958">
            <text:p>0,192958</text:p>
          </table:table-cell>
          <table:table-cell office:value-type="float" office:value="0.619342">
            <text:p>0,619342</text:p>
          </table:table-cell>
          <table:table-cell office:value-type="float" office:value="162.745">
            <text:p>162,745</text:p>
          </table:table-cell>
          <table:table-cell office:value-type="float" office:value="0.177416">
            <text:p>0,177416</text:p>
          </table:table-cell>
          <table:table-cell office:value-type="float" office:value="162.923">
            <text:p>162,923</text:p>
          </table:table-cell>
          <table:table-cell office:value-type="float" office:value="61.9723">
            <text:p>61,9723</text:p>
          </table:table-cell>
          <table:table-cell office:value-type="float" office:value="0.18416">
            <text:p>0,18416</text:p>
          </table:table-cell>
          <table:table-cell office:value-type="float" office:value="62.1564">
            <text:p>62,1564</text:p>
          </table:table-cell>
          <table:table-cell office:value-type="float" office:value="13.7654">
            <text:p>13,7654</text:p>
          </table:table-cell>
          <table:table-cell office:value-type="float" office:value="0.106449">
            <text:p>0,106449</text:p>
          </table:table-cell>
          <table:table-cell office:value-type="float" office:value="13.8718">
            <text:p>13,8718</text:p>
          </table:table-cell>
        </table:table-row>
        <table:table-row table:style-name="ro1">
          <table:table-cell office:value-type="float" office:value="160.888">
            <text:p>160,888</text:p>
          </table:table-cell>
          <table:table-cell office:value-type="float" office:value="0.540751">
            <text:p>0,540751</text:p>
          </table:table-cell>
          <table:table-cell office:value-type="float" office:value="161.429">
            <text:p>161,429</text:p>
          </table:table-cell>
          <table:table-cell office:value-type="float" office:value="99.5395">
            <text:p>99,5395</text:p>
          </table:table-cell>
          <table:table-cell office:value-type="float" office:value="0.180935">
            <text:p>0,180935</text:p>
          </table:table-cell>
          <table:table-cell office:value-type="float" office:value="99.7204">
            <text:p>99,7204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492365">
            <text:p>0,492365</text:p>
          </table:table-cell>
          <table:table-cell office:value-type="float" office:value="0.104397">
            <text:p>0,104397</text:p>
          </table:table-cell>
          <table:table-cell office:value-type="float" office:value="0.596761">
            <text:p>0,596761</text:p>
          </table:table-cell>
          <table:table-cell office:value-type="float" office:value="47.9128">
            <text:p>47,9128</text:p>
          </table:table-cell>
          <table:table-cell office:value-type="float" office:value="0.245743">
            <text:p>0,245743</text:p>
          </table:table-cell>
          <table:table-cell office:value-type="float" office:value="48.1585">
            <text:p>48,1585</text:p>
          </table:table-cell>
          <table:table-cell office:value-type="float" office:value="0.278586">
            <text:p>0,278586</text:p>
          </table:table-cell>
          <table:table-cell office:value-type="float" office:value="0.142519">
            <text:p>0,142519</text:p>
          </table:table-cell>
          <table:table-cell office:value-type="float" office:value="0.421105">
            <text:p>0,421105</text:p>
          </table:table-cell>
          <table:table-cell office:value-type="float" office:value="150.197">
            <text:p>150,197</text:p>
          </table:table-cell>
          <table:table-cell office:value-type="float" office:value="0.173603">
            <text:p>0,173603</text:p>
          </table:table-cell>
          <table:table-cell office:value-type="float" office:value="150.371">
            <text:p>150,371</text:p>
          </table:table-cell>
          <table:table-cell office:value-type="float" office:value="64.4148">
            <text:p>64,4148</text:p>
          </table:table-cell>
          <table:table-cell office:value-type="float" office:value="0.108209">
            <text:p>0,108209</text:p>
          </table:table-cell>
          <table:table-cell office:value-type="float" office:value="64.523">
            <text:p>64,523</text:p>
          </table:table-cell>
          <table:table-cell office:value-type="float" office:value="19.4371">
            <text:p>19,4371</text:p>
          </table:table-cell>
          <table:table-cell office:value-type="float" office:value="0.106449">
            <text:p>0,106449</text:p>
          </table:table-cell>
          <table:table-cell office:value-type="float" office:value="19.5436">
            <text:p>19,5436</text:p>
          </table:table-cell>
        </table:table-row>
        <table:table-row table:style-name="ro1">
          <table:table-cell office:value-type="float" office:value="140.322">
            <text:p>140,322</text:p>
          </table:table-cell>
          <table:table-cell office:value-type="float" office:value="0.27624">
            <text:p>0,27624</text:p>
          </table:table-cell>
          <table:table-cell office:value-type="float" office:value="140.598">
            <text:p>140,598</text:p>
          </table:table-cell>
          <table:table-cell office:value-type="float" office:value="91.7341">
            <text:p>91,7341</text:p>
          </table:table-cell>
          <table:table-cell office:value-type="float" office:value="0.210846">
            <text:p>0,210846</text:p>
          </table:table-cell>
          <table:table-cell office:value-type="float" office:value="91.945">
            <text:p>91,945</text:p>
          </table:table-cell>
          <table:table-cell office:value-type="float" office:value="0.0155422">
            <text:p>0,0155422</text:p>
          </table:table-cell>
          <table:table-cell office:value-type="float" office:value="0.0923734">
            <text:p>0,0923734</text:p>
          </table:table-cell>
          <table:table-cell office:value-type="float" office:value="0.107916">
            <text:p>0,107916</text:p>
          </table:table-cell>
          <table:table-cell office:value-type="float" office:value="1.47592">
            <text:p>1,47592</text:p>
          </table:table-cell>
          <table:table-cell office:value-type="float" office:value="0.355124">
            <text:p>0,355124</text:p>
          </table:table-cell>
          <table:table-cell office:value-type="float" office:value="1.83105">
            <text:p>1,83105</text:p>
          </table:table-cell>
          <table:table-cell office:value-type="float" office:value="47.5614">
            <text:p>47,5614</text:p>
          </table:table-cell>
          <table:table-cell office:value-type="float" office:value="0.24281">
            <text:p>0,24281</text:p>
          </table:table-cell>
          <table:table-cell office:value-type="float" office:value="47.8043">
            <text:p>47,8043</text:p>
          </table:table-cell>
          <table:table-cell office:value-type="float" office:value="0.238998">
            <text:p>0,238998</text:p>
          </table:table-cell>
          <table:table-cell office:value-type="float" office:value="0.163046">
            <text:p>0,163046</text:p>
          </table:table-cell>
          <table:table-cell office:value-type="float" office:value="0.402044">
            <text:p>0,402044</text:p>
          </table:table-cell>
          <table:table-cell office:value-type="float" office:value="156.863">
            <text:p>156,863</text:p>
          </table:table-cell>
          <table:table-cell office:value-type="float" office:value="0.182401">
            <text:p>0,182401</text:p>
          </table:table-cell>
          <table:table-cell office:value-type="float" office:value="157.045">
            <text:p>157,045</text:p>
          </table:table-cell>
          <table:table-cell office:value-type="float" office:value="100.337">
            <text:p>100,337</text:p>
          </table:table-cell>
          <table:table-cell office:value-type="float" office:value="0.125217">
            <text:p>0,125217</text:p>
          </table:table-cell>
          <table:table-cell office:value-type="float" office:value="100.462">
            <text:p>100,462</text:p>
          </table:table-cell>
          <table:table-cell office:value-type="float" office:value="8.92239">
            <text:p>8,92239</text:p>
          </table:table-cell>
          <table:table-cell office:value-type="float" office:value="0.0736055">
            <text:p>0,0736055</text:p>
          </table:table-cell>
          <table:table-cell office:value-type="float" office:value="8.996">
            <text:p>8,996</text:p>
          </table:table-cell>
        </table:table-row>
        <table:table-row table:style-name="ro1">
          <table:table-cell office:value-type="float" office:value="156.425">
            <text:p>156,425</text:p>
          </table:table-cell>
          <table:table-cell office:value-type="float" office:value="0.821683">
            <text:p>0,821683</text:p>
          </table:table-cell>
          <table:table-cell office:value-type="float" office:value="157.247">
            <text:p>157,247</text:p>
          </table:table-cell>
          <table:table-cell office:value-type="float" office:value="90.0523">
            <text:p>90,0523</text:p>
          </table:table-cell>
          <table:table-cell office:value-type="float" office:value="0.202928">
            <text:p>0,202928</text:p>
          </table:table-cell>
          <table:table-cell office:value-type="float" office:value="90.2553">
            <text:p>90,2553</text:p>
          </table:table-cell>
          <table:table-cell office:value-type="float" office:value="0.0181814">
            <text:p>0,0181814</text:p>
          </table:table-cell>
          <table:table-cell office:value-type="float" office:value="0.114954">
            <text:p>0,114954</text:p>
          </table:table-cell>
          <table:table-cell office:value-type="float" office:value="0.133135">
            <text:p>0,133135</text:p>
          </table:table-cell>
          <table:table-cell office:value-type="float" office:value="0.824909">
            <text:p>0,824909</text:p>
          </table:table-cell>
          <table:table-cell office:value-type="float" office:value="0.126684">
            <text:p>0,126684</text:p>
          </table:table-cell>
          <table:table-cell office:value-type="float" office:value="0.951593">
            <text:p>0,951593</text:p>
          </table:table-cell>
          <table:table-cell office:value-type="float" office:value="49.5022">
            <text:p>49,5022</text:p>
          </table:table-cell>
          <table:table-cell office:value-type="float" office:value="0.225215">
            <text:p>0,225215</text:p>
          </table:table-cell>
          <table:table-cell office:value-type="float" office:value="49.7274">
            <text:p>49,7274</text:p>
          </table:table-cell>
          <table:table-cell office:value-type="float" office:value="0.289143">
            <text:p>0,289143</text:p>
          </table:table-cell>
          <table:table-cell office:value-type="float" office:value="0.150143">
            <text:p>0,150143</text:p>
          </table:table-cell>
          <table:table-cell office:value-type="float" office:value="0.439287">
            <text:p>0,439287</text:p>
          </table:table-cell>
          <table:table-cell office:value-type="float" office:value="164.652">
            <text:p>164,652</text:p>
          </table:table-cell>
          <table:table-cell office:value-type="float" office:value="0.165979">
            <text:p>0,165979</text:p>
          </table:table-cell>
          <table:table-cell office:value-type="float" office:value="164.818">
            <text:p>164,818</text:p>
          </table:table-cell>
          <table:table-cell office:value-type="float" office:value="55.7446">
            <text:p>55,7446</text:p>
          </table:table-cell>
          <table:table-cell office:value-type="float" office:value="0.120819">
            <text:p>0,120819</text:p>
          </table:table-cell>
          <table:table-cell office:value-type="float" office:value="55.8654">
            <text:p>55,8654</text:p>
          </table:table-cell>
          <table:table-cell office:value-type="float" office:value="7.41626">
            <text:p>7,41626</text:p>
          </table:table-cell>
          <table:table-cell office:value-type="float" office:value="0.220523">
            <text:p>0,220523</text:p>
          </table:table-cell>
          <table:table-cell office:value-type="float" office:value="7.63679">
            <text:p>7,63679</text:p>
          </table:table-cell>
        </table:table-row>
        <table:table-row table:style-name="ro1">
          <table:table-cell office:value-type="float" office:value="150.001">
            <text:p>150,001</text:p>
          </table:table-cell>
          <table:table-cell office:value-type="float" office:value="0.284451">
            <text:p>0,284451</text:p>
          </table:table-cell>
          <table:table-cell office:value-type="float" office:value="150.286">
            <text:p>150,286</text:p>
          </table:table-cell>
          <table:table-cell office:value-type="float" office:value="78.9834">
            <text:p>78,9834</text:p>
          </table:table-cell>
          <table:table-cell office:value-type="float" office:value="0.181521">
            <text:p>0,181521</text:p>
          </table:table-cell>
          <table:table-cell office:value-type="float" office:value="79.1649">
            <text:p>79,1649</text:p>
          </table:table-cell>
          <table:table-cell office:value-type="float" office:value="0.0161287">
            <text:p>0,0161287</text:p>
          </table:table-cell>
          <table:table-cell office:value-type="float" office:value="0.109382">
            <text:p>0,109382</text:p>
          </table:table-cell>
          <table:table-cell office:value-type="float" office:value="0.125511">
            <text:p>0,125511</text:p>
          </table:table-cell>
          <table:table-cell office:value-type="float" office:value="0.54339">
            <text:p>0,54339</text:p>
          </table:table-cell>
          <table:table-cell office:value-type="float" office:value="0.0991181">
            <text:p>0,0991181</text:p>
          </table:table-cell>
          <table:table-cell office:value-type="float" office:value="0.642508">
            <text:p>0,642508</text:p>
          </table:table-cell>
          <table:table-cell office:value-type="float" office:value="85.1389">
            <text:p>85,1389</text:p>
          </table:table-cell>
          <table:table-cell office:value-type="float" office:value="0.657757">
            <text:p>0,657757</text:p>
          </table:table-cell>
          <table:table-cell office:value-type="float" office:value="85.7967">
            <text:p>85,7967</text:p>
          </table:table-cell>
          <table:table-cell office:value-type="float" office:value="0.872122">
            <text:p>0,872122</text:p>
          </table:table-cell>
          <table:table-cell office:value-type="float" office:value="0.385036">
            <text:p>0,385036</text:p>
          </table:table-cell>
          <table:table-cell office:value-type="float" office:value="1.25716">
            <text:p>1,25716</text:p>
          </table:table-cell>
          <table:table-cell office:value-type="float" office:value="166.294">
            <text:p>166,294</text:p>
          </table:table-cell>
          <table:table-cell office:value-type="float" office:value="0.168911">
            <text:p>0,168911</text:p>
          </table:table-cell>
          <table:table-cell office:value-type="float" office:value="166.463">
            <text:p>166,463</text:p>
          </table:table-cell>
          <table:table-cell office:value-type="float" office:value="66.8238">
            <text:p>66,8238</text:p>
          </table:table-cell>
          <table:table-cell office:value-type="float" office:value="0.112901">
            <text:p>0,112901</text:p>
          </table:table-cell>
          <table:table-cell office:value-type="float" office:value="66.9367">
            <text:p>66,9367</text:p>
          </table:table-cell>
          <table:table-cell office:value-type="float" office:value="7.5667">
            <text:p>7,5667</text:p>
          </table:table-cell>
          <table:table-cell office:value-type="float" office:value="0.0653945">
            <text:p>0,0653945</text:p>
          </table:table-cell>
          <table:table-cell office:value-type="float" office:value="7.63209">
            <text:p>7,63209</text:p>
          </table:table-cell>
        </table:table-row>
        <table:table-row table:style-name="ro1">
          <table:table-cell office:value-type="float" office:value="148.109">
            <text:p>148,109</text:p>
          </table:table-cell>
          <table:table-cell office:value-type="float" office:value="0.816991">
            <text:p>0,816991</text:p>
          </table:table-cell>
          <table:table-cell office:value-type="float" office:value="148.926">
            <text:p>148,926</text:p>
          </table:table-cell>
          <table:table-cell office:value-type="float" office:value="99.1272">
            <text:p>99,1272</text:p>
          </table:table-cell>
          <table:table-cell office:value-type="float" office:value="0.223749">
            <text:p>0,223749</text:p>
          </table:table-cell>
          <table:table-cell office:value-type="float" office:value="99.351">
            <text:p>99,351</text:p>
          </table:table-cell>
          <table:table-cell office:value-type="float" office:value="0.0219937">
            <text:p>0,0219937</text:p>
          </table:table-cell>
          <table:table-cell office:value-type="float" office:value="0.124631">
            <text:p>0,124631</text:p>
          </table:table-cell>
          <table:table-cell office:value-type="float" office:value="0.146624">
            <text:p>0,146624</text:p>
          </table:table-cell>
          <table:table-cell office:value-type="float" office:value="0.543977">
            <text:p>0,543977</text:p>
          </table:table-cell>
          <table:table-cell office:value-type="float" office:value="0.0923734">
            <text:p>0,0923734</text:p>
          </table:table-cell>
          <table:table-cell office:value-type="float" office:value="0.63635">
            <text:p>0,63635</text:p>
          </table:table-cell>
          <table:table-cell office:value-type="float" office:value="48.2122">
            <text:p>48,2122</text:p>
          </table:table-cell>
          <table:table-cell office:value-type="float" office:value="0.243397">
            <text:p>0,243397</text:p>
          </table:table-cell>
          <table:table-cell office:value-type="float" office:value="48.4556">
            <text:p>48,4556</text:p>
          </table:table-cell>
          <table:table-cell office:value-type="float" office:value="0.27888">
            <text:p>0,27888</text:p>
          </table:table-cell>
          <table:table-cell office:value-type="float" office:value="0.13988">
            <text:p>0,13988</text:p>
          </table:table-cell>
          <table:table-cell office:value-type="float" office:value="0.418759">
            <text:p>0,418759</text:p>
          </table:table-cell>
          <table:table-cell office:value-type="float" office:value="143.524">
            <text:p>143,524</text:p>
          </table:table-cell>
          <table:table-cell office:value-type="float" office:value="0.157768">
            <text:p>0,157768</text:p>
          </table:table-cell>
          <table:table-cell office:value-type="float" office:value="143.681">
            <text:p>143,681</text:p>
          </table:table-cell>
          <table:table-cell office:value-type="float" office:value="55.1947">
            <text:p>55,1947</text:p>
          </table:table-cell>
          <table:table-cell office:value-type="float" office:value="0.158061">
            <text:p>0,158061</text:p>
          </table:table-cell>
          <table:table-cell office:value-type="float" office:value="55.3528">
            <text:p>55,3528</text:p>
          </table:table-cell>
          <table:table-cell office:value-type="float" office:value="10.1751">
            <text:p>10,1751</text:p>
          </table:table-cell>
          <table:table-cell office:value-type="float" office:value="0.102344">
            <text:p>0,102344</text:p>
          </table:table-cell>
          <table:table-cell office:value-type="float" office:value="10.2775">
            <text:p>10,2775</text:p>
          </table:table-cell>
        </table:table-row>
        <table:table-row table:style-name="ro1">
          <table:table-cell office:value-type="float" office:value="170.496">
            <text:p>170,496</text:p>
          </table:table-cell>
          <table:table-cell office:value-type="float" office:value="0.299407">
            <text:p>0,299407</text:p>
          </table:table-cell>
          <table:table-cell office:value-type="float" office:value="170.795">
            <text:p>170,795</text:p>
          </table:table-cell>
          <table:table-cell office:value-type="float" office:value="88.5353">
            <text:p>88,5353</text:p>
          </table:table-cell>
          <table:table-cell office:value-type="float" office:value="0.183281">
            <text:p>0,183281</text:p>
          </table:table-cell>
          <table:table-cell office:value-type="float" office:value="88.7186">
            <text:p>88,7186</text:p>
          </table:table-cell>
          <table:table-cell office:value-type="float" office:value="0.0158354">
            <text:p>0,0158354</text:p>
          </table:table-cell>
          <table:table-cell office:value-type="float" office:value="0.124338">
            <text:p>0,124338</text:p>
          </table:table-cell>
          <table:table-cell office:value-type="float" office:value="0.140173">
            <text:p>0,140173</text:p>
          </table:table-cell>
          <table:table-cell office:value-type="float" office:value="0.602626">
            <text:p>0,602626</text:p>
          </table:table-cell>
          <table:table-cell office:value-type="float" office:value="0.122285">
            <text:p>0,122285</text:p>
          </table:table-cell>
          <table:table-cell office:value-type="float" office:value="0.724911">
            <text:p>0,724911</text:p>
          </table:table-cell>
          <table:table-cell office:value-type="float" office:value="67.3692">
            <text:p>67,3692</text:p>
          </table:table-cell>
          <table:table-cell office:value-type="float" office:value="0.650133">
            <text:p>0,650133</text:p>
          </table:table-cell>
          <table:table-cell office:value-type="float" office:value="68.0194">
            <text:p>68,0194</text:p>
          </table:table-cell>
          <table:table-cell office:value-type="float" office:value="0.870949">
            <text:p>0,870949</text:p>
          </table:table-cell>
          <table:table-cell office:value-type="float" office:value="0.424331">
            <text:p>0,424331</text:p>
          </table:table-cell>
          <table:table-cell office:value-type="float" office:value="1.29528">
            <text:p>1,29528</text:p>
          </table:table-cell>
          <table:table-cell office:value-type="float" office:value="172.438">
            <text:p>172,438</text:p>
          </table:table-cell>
          <table:table-cell office:value-type="float" office:value="0.167445">
            <text:p>0,167445</text:p>
          </table:table-cell>
          <table:table-cell office:value-type="float" office:value="172.605">
            <text:p>172,605</text:p>
          </table:table-cell>
          <table:table-cell office:value-type="float" office:value="56.8023">
            <text:p>56,8023</text:p>
          </table:table-cell>
          <table:table-cell office:value-type="float" office:value="0.110555">
            <text:p>0,110555</text:p>
          </table:table-cell>
          <table:table-cell office:value-type="float" office:value="56.9129">
            <text:p>56,9129</text:p>
          </table:table-cell>
          <table:table-cell office:value-type="float" office:value="7.46406">
            <text:p>7,46406</text:p>
          </table:table-cell>
          <table:table-cell office:value-type="float" office:value="0.0621688">
            <text:p>0,0621688</text:p>
          </table:table-cell>
          <table:table-cell office:value-type="float" office:value="7.52623">
            <text:p>7,52623</text:p>
          </table:table-cell>
        </table:table-row>
        <table:table-row table:style-name="ro1">
          <table:table-cell office:value-type="float" office:value="137.455">
            <text:p>137,455</text:p>
          </table:table-cell>
          <table:table-cell office:value-type="float" office:value="0.378878">
            <text:p>0,378878</text:p>
          </table:table-cell>
          <table:table-cell office:value-type="float" office:value="137.834">
            <text:p>137,834</text:p>
          </table:table-cell>
          <table:table-cell office:value-type="float" office:value="81.7631">
            <text:p>81,7631</text:p>
          </table:table-cell>
          <table:table-cell office:value-type="float" office:value="0.205274">
            <text:p>0,205274</text:p>
          </table:table-cell>
          <table:table-cell office:value-type="float" office:value="81.9683">
            <text:p>81,9683</text:p>
          </table:table-cell>
          <table:table-cell office:value-type="float" office:value="0.0167152">
            <text:p>0,0167152</text:p>
          </table:table-cell>
          <table:table-cell office:value-type="float" office:value="0.0976519">
            <text:p>0,0976519</text:p>
          </table:table-cell>
          <table:table-cell office:value-type="float" office:value="0.114367">
            <text:p>0,114367</text:p>
          </table:table-cell>
          <table:table-cell office:value-type="float" office:value="0.479462">
            <text:p>0,479462</text:p>
          </table:table-cell>
          <table:table-cell office:value-type="float" office:value="0.105276">
            <text:p>0,105276</text:p>
          </table:table-cell>
          <table:table-cell office:value-type="float" office:value="0.584738">
            <text:p>0,584738</text:p>
          </table:table-cell>
          <table:table-cell office:value-type="float" office:value="59.5932">
            <text:p>59,5932</text:p>
          </table:table-cell>
          <table:table-cell office:value-type="float" office:value="0.225215">
            <text:p>0,225215</text:p>
          </table:table-cell>
          <table:table-cell office:value-type="float" office:value="59.8184">
            <text:p>59,8184</text:p>
          </table:table-cell>
          <table:table-cell office:value-type="float" office:value="0.280346">
            <text:p>0,280346</text:p>
          </table:table-cell>
          <table:table-cell office:value-type="float" office:value="0.126977">
            <text:p>0,126977</text:p>
          </table:table-cell>
          <table:table-cell office:value-type="float" office:value="0.407323">
            <text:p>0,407323</text:p>
          </table:table-cell>
          <table:table-cell office:value-type="float" office:value="210.267">
            <text:p>210,267</text:p>
          </table:table-cell>
          <table:table-cell office:value-type="float" office:value="0.207327">
            <text:p>0,207327</text:p>
          </table:table-cell>
          <table:table-cell office:value-type="float" office:value="210.475">
            <text:p>210,475</text:p>
          </table:table-cell>
          <table:table-cell office:value-type="float" office:value="61.5427">
            <text:p>61,5427</text:p>
          </table:table-cell>
          <table:table-cell office:value-type="float" office:value="0.112314">
            <text:p>0,112314</text:p>
          </table:table-cell>
          <table:table-cell office:value-type="float" office:value="61.655">
            <text:p>61,655</text:p>
          </table:table-cell>
          <table:table-cell office:value-type="float" office:value="7.4453">
            <text:p>7,4453</text:p>
          </table:table-cell>
          <table:table-cell office:value-type="float" office:value="0.0747785">
            <text:p>0,0747785</text:p>
          </table:table-cell>
          <table:table-cell office:value-type="float" office:value="7.52007">
            <text:p>7,52007</text:p>
          </table:table-cell>
        </table:table-row>
        <table:table-row table:style-name="ro1">
          <table:table-cell office:value-type="float" office:value="159.059">
            <text:p>159,059</text:p>
          </table:table-cell>
          <table:table-cell office:value-type="float" office:value="0.303513">
            <text:p>0,303513</text:p>
          </table:table-cell>
          <table:table-cell office:value-type="float" office:value="159.363">
            <text:p>159,363</text:p>
          </table:table-cell>
          <table:table-cell office:value-type="float" office:value="100.106">
            <text:p>100,106</text:p>
          </table:table-cell>
          <table:table-cell office:value-type="float" office:value="0.186506">
            <text:p>0,186506</text:p>
          </table:table-cell>
          <table:table-cell office:value-type="float" office:value="100.292">
            <text:p>100,292</text:p>
          </table:table-cell>
          <table:table-cell office:value-type="float" office:value="0.0158354">
            <text:p>0,0158354</text:p>
          </table:table-cell>
          <table:table-cell office:value-type="float" office:value="0.24281">
            <text:p>0,24281</text:p>
          </table:table-cell>
          <table:table-cell office:value-type="float" office:value="0.258645">
            <text:p>0,258645</text:p>
          </table:table-cell>
          <table:table-cell office:value-type="float" office:value="1.39469">
            <text:p>1,39469</text:p>
          </table:table-cell>
          <table:table-cell office:value-type="float" office:value="0.261578">
            <text:p>0,261578</text:p>
          </table:table-cell>
          <table:table-cell office:value-type="float" office:value="1.65627">
            <text:p>1,65627</text:p>
          </table:table-cell>
          <table:table-cell office:value-type="float" office:value="64.4218">
            <text:p>64,4218</text:p>
          </table:table-cell>
          <table:table-cell office:value-type="float" office:value="0.2302">
            <text:p>0,2302</text:p>
          </table:table-cell>
          <table:table-cell office:value-type="float" office:value="64.652">
            <text:p>64,652</text:p>
          </table:table-cell>
          <table:table-cell office:value-type="float" office:value="0.260405">
            <text:p>0,260405</text:p>
          </table:table-cell>
          <table:table-cell office:value-type="float" office:value="0.206447">
            <text:p>0,206447</text:p>
          </table:table-cell>
          <table:table-cell office:value-type="float" office:value="0.466852">
            <text:p>0,466852</text:p>
          </table:table-cell>
          <table:table-cell office:value-type="float" office:value="150.553">
            <text:p>150,553</text:p>
          </table:table-cell>
          <table:table-cell office:value-type="float" office:value="0.173017">
            <text:p>0,173017</text:p>
          </table:table-cell>
          <table:table-cell office:value-type="float" office:value="150.726">
            <text:p>150,726</text:p>
          </table:table-cell>
          <table:table-cell office:value-type="float" office:value="73.689">
            <text:p>73,689</text:p>
          </table:table-cell>
          <table:table-cell office:value-type="float" office:value="0.113781">
            <text:p>0,113781</text:p>
          </table:table-cell>
          <table:table-cell office:value-type="float" office:value="73.8028">
            <text:p>73,8028</text:p>
          </table:table-cell>
          <table:table-cell office:value-type="float" office:value="7.43151">
            <text:p>7,43151</text:p>
          </table:table-cell>
          <table:table-cell office:value-type="float" office:value="0.060116">
            <text:p>0,060116</text:p>
          </table:table-cell>
          <table:table-cell office:value-type="float" office:value="7.49163">
            <text:p>7,49163</text:p>
          </table:table-cell>
        </table:table-row>
        <table:table-row table:style-name="ro1">
          <table:table-cell office:value-type="float" office:value="159.373">
            <text:p>159,373</text:p>
          </table:table-cell>
          <table:table-cell office:value-type="float" office:value="0.309378">
            <text:p>0,309378</text:p>
          </table:table-cell>
          <table:table-cell office:value-type="float" office:value="159.683">
            <text:p>159,683</text:p>
          </table:table-cell>
          <table:table-cell office:value-type="float" office:value="92.2977">
            <text:p>92,2977</text:p>
          </table:table-cell>
          <table:table-cell office:value-type="float" office:value="0.203515">
            <text:p>0,203515</text:p>
          </table:table-cell>
          <table:table-cell office:value-type="float" office:value="92.5012">
            <text:p>92,5012</text:p>
          </table:table-cell>
          <table:table-cell office:value-type="float" office:value="0.0240464">
            <text:p>0,0240464</text:p>
          </table:table-cell>
          <table:table-cell office:value-type="float" office:value="0.168325">
            <text:p>0,168325</text:p>
          </table:table-cell>
          <table:table-cell office:value-type="float" office:value="0.192371">
            <text:p>0,192371</text:p>
          </table:table-cell>
          <table:table-cell office:value-type="float" office:value="0.504681">
            <text:p>0,504681</text:p>
          </table:table-cell>
          <table:table-cell office:value-type="float" office:value="0.102344">
            <text:p>0,102344</text:p>
          </table:table-cell>
          <table:table-cell office:value-type="float" office:value="0.607025">
            <text:p>0,607025</text:p>
          </table:table-cell>
          <table:table-cell office:value-type="float" office:value="48.4221">
            <text:p>48,4221</text:p>
          </table:table-cell>
          <table:table-cell office:value-type="float" office:value="0.273601">
            <text:p>0,273601</text:p>
          </table:table-cell>
          <table:table-cell office:value-type="float" office:value="48.6957">
            <text:p>48,6957</text:p>
          </table:table-cell>
          <table:table-cell office:value-type="float" office:value="0.255713">
            <text:p>0,255713</text:p>
          </table:table-cell>
          <table:table-cell office:value-type="float" office:value="0.179468">
            <text:p>0,179468</text:p>
          </table:table-cell>
          <table:table-cell office:value-type="float" office:value="0.435181">
            <text:p>0,435181</text:p>
          </table:table-cell>
          <table:table-cell office:value-type="float" office:value="172.345">
            <text:p>172,345</text:p>
          </table:table-cell>
          <table:table-cell office:value-type="float" office:value="0.171257">
            <text:p>0,171257</text:p>
          </table:table-cell>
          <table:table-cell office:value-type="float" office:value="172.516">
            <text:p>172,516</text:p>
          </table:table-cell>
          <table:table-cell office:value-type="float" office:value="53.9337">
            <text:p>53,9337</text:p>
          </table:table-cell>
          <table:table-cell office:value-type="float" office:value="0.10381">
            <text:p>0,10381</text:p>
          </table:table-cell>
          <table:table-cell office:value-type="float" office:value="54.0376">
            <text:p>54,0376</text:p>
          </table:table-cell>
          <table:table-cell office:value-type="float" office:value="8.10481">
            <text:p>8,10481</text:p>
          </table:table-cell>
          <table:table-cell office:value-type="float" office:value="0.0621688">
            <text:p>0,0621688</text:p>
          </table:table-cell>
          <table:table-cell office:value-type="float" office:value="8.16698">
            <text:p>8,16698</text:p>
          </table:table-cell>
        </table:table-row>
        <table:table-row table:style-name="ro1">
          <table:table-cell office:value-type="float" office:value="134.248">
            <text:p>134,248</text:p>
          </table:table-cell>
          <table:table-cell office:value-type="float" office:value="0.294129">
            <text:p>0,294129</text:p>
          </table:table-cell>
          <table:table-cell office:value-type="float" office:value="134.542">
            <text:p>134,542</text:p>
          </table:table-cell>
          <table:table-cell office:value-type="float" office:value="89.7928">
            <text:p>89,7928</text:p>
          </table:table-cell>
          <table:table-cell office:value-type="float" office:value="0.184747">
            <text:p>0,184747</text:p>
          </table:table-cell>
          <table:table-cell office:value-type="float" office:value="89.9775">
            <text:p>89,9775</text:p>
          </table:table-cell>
          <table:table-cell office:value-type="float" office:value="0.0161287">
            <text:p>0,0161287</text:p>
          </table:table-cell>
          <table:table-cell office:value-type="float" office:value="0.135188">
            <text:p>0,135188</text:p>
          </table:table-cell>
          <table:table-cell office:value-type="float" office:value="0.151316">
            <text:p>0,151316</text:p>
          </table:table-cell>
          <table:table-cell office:value-type="float" office:value="0.54251">
            <text:p>0,54251</text:p>
          </table:table-cell>
          <table:table-cell office:value-type="float" office:value="0.0938396">
            <text:p>0,0938396</text:p>
          </table:table-cell>
          <table:table-cell office:value-type="float" office:value="0.63635">
            <text:p>0,63635</text:p>
          </table:table-cell>
          <table:table-cell office:value-type="float" office:value="55.0413">
            <text:p>55,0413</text:p>
          </table:table-cell>
          <table:table-cell office:value-type="float" office:value="0.224335">
            <text:p>0,224335</text:p>
          </table:table-cell>
          <table:table-cell office:value-type="float" office:value="55.2657">
            <text:p>55,2657</text:p>
          </table:table-cell>
          <table:table-cell office:value-type="float" office:value="0.235772">
            <text:p>0,235772</text:p>
          </table:table-cell>
          <table:table-cell office:value-type="float" office:value="0.196477">
            <text:p>0,196477</text:p>
          </table:table-cell>
          <table:table-cell office:value-type="float" office:value="0.432249">
            <text:p>0,432249</text:p>
          </table:table-cell>
          <table:table-cell office:value-type="float" office:value="155.142">
            <text:p>155,142</text:p>
          </table:table-cell>
          <table:table-cell office:value-type="float" office:value="0.177709">
            <text:p>0,177709</text:p>
          </table:table-cell>
          <table:table-cell office:value-type="float" office:value="155.32">
            <text:p>155,32</text:p>
          </table:table-cell>
          <table:table-cell office:value-type="float" office:value="57.407">
            <text:p>57,407</text:p>
          </table:table-cell>
          <table:table-cell office:value-type="float" office:value="0.153956">
            <text:p>0,153956</text:p>
          </table:table-cell>
          <table:table-cell office:value-type="float" office:value="57.5609">
            <text:p>57,5609</text:p>
          </table:table-cell>
          <table:table-cell office:value-type="float" office:value="7.50043">
            <text:p>7,50043</text:p>
          </table:table-cell>
          <table:table-cell office:value-type="float" office:value="0.0627553">
            <text:p>0,0627553</text:p>
          </table:table-cell>
          <table:table-cell office:value-type="float" office:value="7.56318">
            <text:p>7,56318</text:p>
          </table:table-cell>
        </table:table-row>
        <table:table-row table:style-name="ro1">
          <table:table-cell office:value-type="float" office:value="194.893">
            <text:p>194,893</text:p>
          </table:table-cell>
          <table:table-cell office:value-type="float" office:value="0.285038">
            <text:p>0,285038</text:p>
          </table:table-cell>
          <table:table-cell office:value-type="float" office:value="195.178">
            <text:p>195,178</text:p>
          </table:table-cell>
          <table:table-cell office:value-type="float" office:value="78.3197">
            <text:p>78,3197</text:p>
          </table:table-cell>
          <table:table-cell office:value-type="float" office:value="0.712008">
            <text:p>0,712008</text:p>
          </table:table-cell>
          <table:table-cell office:value-type="float" office:value="79.0317">
            <text:p>79,0317</text:p>
          </table:table-cell>
          <table:table-cell office:value-type="float" office:value="0.0167152">
            <text:p>0,0167152</text:p>
          </table:table-cell>
          <table:table-cell office:value-type="float" office:value="0.122578">
            <text:p>0,122578</text:p>
          </table:table-cell>
          <table:table-cell office:value-type="float" office:value="0.139293">
            <text:p>0,139293</text:p>
          </table:table-cell>
          <table:table-cell office:value-type="float" office:value="0.475356">
            <text:p>0,475356</text:p>
          </table:table-cell>
          <table:table-cell office:value-type="float" office:value="0.336356">
            <text:p>0,336356</text:p>
          </table:table-cell>
          <table:table-cell office:value-type="float" office:value="0.811713">
            <text:p>0,811713</text:p>
          </table:table-cell>
          <table:table-cell office:value-type="float" office:value="59.0999">
            <text:p>59,0999</text:p>
          </table:table-cell>
          <table:table-cell office:value-type="float" office:value="0.224922">
            <text:p>0,224922</text:p>
          </table:table-cell>
          <table:table-cell office:value-type="float" office:value="59.3248">
            <text:p>59,3248</text:p>
          </table:table-cell>
          <table:table-cell office:value-type="float" office:value="0.241637">
            <text:p>0,241637</text:p>
          </table:table-cell>
          <table:table-cell office:value-type="float" office:value="0.201169">
            <text:p>0,201169</text:p>
          </table:table-cell>
          <table:table-cell office:value-type="float" office:value="0.442806">
            <text:p>0,442806</text:p>
          </table:table-cell>
          <table:table-cell office:value-type="float" office:value="197.04">
            <text:p>197,04</text:p>
          </table:table-cell>
          <table:table-cell office:value-type="float" office:value="0.161873">
            <text:p>0,161873</text:p>
          </table:table-cell>
          <table:table-cell office:value-type="float" office:value="197.202">
            <text:p>197,202</text:p>
          </table:table-cell>
          <table:table-cell office:value-type="float" office:value="52.1555">
            <text:p>52,1555</text:p>
          </table:table-cell>
          <table:table-cell office:value-type="float" office:value="0.101757">
            <text:p>0,101757</text:p>
          </table:table-cell>
          <table:table-cell office:value-type="float" office:value="52.2572">
            <text:p>52,2572</text:p>
          </table:table-cell>
          <table:table-cell office:value-type="float" office:value="9.68601">
            <text:p>9,68601</text:p>
          </table:table-cell>
          <table:table-cell office:value-type="float" office:value="0.160994">
            <text:p>0,160994</text:p>
          </table:table-cell>
          <table:table-cell office:value-type="float" office:value="9.847">
            <text:p>9,847</text:p>
          </table:table-cell>
        </table:table-row>
        <table:table-row table:style-name="ro1">
          <table:table-cell office:value-type="float" office:value="170.9">
            <text:p>170,9</text:p>
          </table:table-cell>
          <table:table-cell office:value-type="float" office:value="0.302926">
            <text:p>0,302926</text:p>
          </table:table-cell>
          <table:table-cell office:value-type="float" office:value="171.203">
            <text:p>171,203</text:p>
          </table:table-cell>
          <table:table-cell office:value-type="float" office:value="92.7402">
            <text:p>92,7402</text:p>
          </table:table-cell>
          <table:table-cell office:value-type="float" office:value="0.51905">
            <text:p>0,51905</text:p>
          </table:table-cell>
          <table:table-cell office:value-type="float" office:value="93.2593">
            <text:p>93,2593</text:p>
          </table:table-cell>
          <table:table-cell office:value-type="float" office:value="0.0475063">
            <text:p>0,0475063</text:p>
          </table:table-cell>
          <table:table-cell office:value-type="float" office:value="0.282105">
            <text:p>0,282105</text:p>
          </table:table-cell>
          <table:table-cell office:value-type="float" office:value="0.329612">
            <text:p>0,329612</text:p>
          </table:table-cell>
          <table:table-cell office:value-type="float" office:value="1.85421">
            <text:p>1,85421</text:p>
          </table:table-cell>
          <table:table-cell office:value-type="float" office:value="0.10381">
            <text:p>0,10381</text:p>
          </table:table-cell>
          <table:table-cell office:value-type="float" office:value="1.95802">
            <text:p>1,95802</text:p>
          </table:table-cell>
          <table:table-cell office:value-type="float" office:value="93.3247">
            <text:p>93,3247</text:p>
          </table:table-cell>
          <table:table-cell office:value-type="float" office:value="0.249555">
            <text:p>0,249555</text:p>
          </table:table-cell>
          <table:table-cell office:value-type="float" office:value="93.5742">
            <text:p>93,5742</text:p>
          </table:table-cell>
          <table:table-cell office:value-type="float" office:value="0.257179">
            <text:p>0,257179</text:p>
          </table:table-cell>
          <table:table-cell office:value-type="float" office:value="0.160114">
            <text:p>0,160114</text:p>
          </table:table-cell>
          <table:table-cell office:value-type="float" office:value="0.417293">
            <text:p>0,417293</text:p>
          </table:table-cell>
          <table:table-cell office:value-type="float" office:value="166.042">
            <text:p>166,042</text:p>
          </table:table-cell>
          <table:table-cell office:value-type="float" office:value="0.17243">
            <text:p>0,17243</text:p>
          </table:table-cell>
          <table:table-cell office:value-type="float" office:value="166.214">
            <text:p>166,214</text:p>
          </table:table-cell>
          <table:table-cell office:value-type="float" office:value="71.9263">
            <text:p>71,9263</text:p>
          </table:table-cell>
          <table:table-cell office:value-type="float" office:value="0.108502">
            <text:p>0,108502</text:p>
          </table:table-cell>
          <table:table-cell office:value-type="float" office:value="72.0348">
            <text:p>72,0348</text:p>
          </table:table-cell>
          <table:table-cell office:value-type="float" office:value="7.12771">
            <text:p>7,12771</text:p>
          </table:table-cell>
          <table:table-cell office:value-type="float" office:value="0.0551308">
            <text:p>0,0551308</text:p>
          </table:table-cell>
          <table:table-cell office:value-type="float" office:value="7.18284">
            <text:p>7,18284</text:p>
          </table:table-cell>
        </table:table-row>
        <table:table-row table:style-name="ro1">
          <table:table-cell office:value-type="float" office:value="201.746">
            <text:p>201,746</text:p>
          </table:table-cell>
          <table:table-cell office:value-type="float" office:value="0.297061">
            <text:p>0,297061</text:p>
          </table:table-cell>
          <table:table-cell office:value-type="float" office:value="202.043">
            <text:p>202,043</text:p>
          </table:table-cell>
          <table:table-cell office:value-type="float" office:value="81.7282">
            <text:p>81,7282</text:p>
          </table:table-cell>
          <table:table-cell office:value-type="float" office:value="0.200875">
            <text:p>0,200875</text:p>
          </table:table-cell>
          <table:table-cell office:value-type="float" office:value="81.929">
            <text:p>81,929</text:p>
          </table:table-cell>
          <table:table-cell office:value-type="float" office:value="0.0178882">
            <text:p>0,0178882</text:p>
          </table:table-cell>
          <table:table-cell office:value-type="float" office:value="0.0985316">
            <text:p>0,0985316</text:p>
          </table:table-cell>
          <table:table-cell office:value-type="float" office:value="0.11642">
            <text:p>0,11642</text:p>
          </table:table-cell>
          <table:table-cell office:value-type="float" office:value="0.494711">
            <text:p>0,494711</text:p>
          </table:table-cell>
          <table:table-cell office:value-type="float" office:value="0.171551">
            <text:p>0,171551</text:p>
          </table:table-cell>
          <table:table-cell office:value-type="float" office:value="0.666261">
            <text:p>0,666261</text:p>
          </table:table-cell>
          <table:table-cell office:value-type="float" office:value="87.5113">
            <text:p>87,5113</text:p>
          </table:table-cell>
          <table:table-cell office:value-type="float" office:value="0.228441">
            <text:p>0,228441</text:p>
          </table:table-cell>
          <table:table-cell office:value-type="float" office:value="87.7398">
            <text:p>87,7398</text:p>
          </table:table-cell>
          <table:table-cell office:value-type="float" office:value="0.260991">
            <text:p>0,260991</text:p>
          </table:table-cell>
          <table:table-cell office:value-type="float" office:value="0.536059">
            <text:p>0,536059</text:p>
          </table:table-cell>
          <table:table-cell office:value-type="float" office:value="0.79705">
            <text:p>0,79705</text:p>
          </table:table-cell>
          <table:table-cell office:value-type="float" office:value="199.599">
            <text:p>199,599</text:p>
          </table:table-cell>
          <table:table-cell office:value-type="float" office:value="0.170378">
            <text:p>0,170378</text:p>
          </table:table-cell>
          <table:table-cell office:value-type="float" office:value="199.769">
            <text:p>199,769</text:p>
          </table:table-cell>
          <table:table-cell office:value-type="float" office:value="70.6539">
            <text:p>70,6539</text:p>
          </table:table-cell>
          <table:table-cell office:value-type="float" office:value="0.101171">
            <text:p>0,101171</text:p>
          </table:table-cell>
          <table:table-cell office:value-type="float" office:value="70.7551">
            <text:p>70,7551</text:p>
          </table:table-cell>
          <table:table-cell office:value-type="float" office:value="7.1063">
            <text:p>7,1063</text:p>
          </table:table-cell>
          <table:table-cell office:value-type="float" office:value="0.054251">
            <text:p>0,054251</text:p>
          </table:table-cell>
          <table:table-cell office:value-type="float" office:value="7.16055">
            <text:p>7,16055</text:p>
          </table:table-cell>
        </table:table-row>
        <table:table-row table:style-name="ro1">
          <table:table-cell office:value-type="float" office:value="197.319">
            <text:p>197,319</text:p>
          </table:table-cell>
          <table:table-cell office:value-type="float" office:value="0.296475">
            <text:p>0,296475</text:p>
          </table:table-cell>
          <table:table-cell office:value-type="float" office:value="197.615">
            <text:p>197,615</text:p>
          </table:table-cell>
          <table:table-cell office:value-type="float" office:value="117.769">
            <text:p>117,769</text:p>
          </table:table-cell>
          <table:table-cell office:value-type="float" office:value="0.182694">
            <text:p>0,182694</text:p>
          </table:table-cell>
          <table:table-cell office:value-type="float" office:value="117.952">
            <text:p>117,952</text:p>
          </table:table-cell>
          <table:table-cell office:value-type="float" office:value="0.0495591">
            <text:p>0,0495591</text:p>
          </table:table-cell>
          <table:table-cell office:value-type="float" office:value="0.296181">
            <text:p>0,296181</text:p>
          </table:table-cell>
          <table:table-cell office:value-type="float" office:value="0.34574">
            <text:p>0,34574</text:p>
          </table:table-cell>
          <table:table-cell office:value-type="float" office:value="0.521103">
            <text:p>0,521103</text:p>
          </table:table-cell>
          <table:table-cell office:value-type="float" office:value="0.103517">
            <text:p>0,103517</text:p>
          </table:table-cell>
          <table:table-cell office:value-type="float" office:value="0.62462">
            <text:p>0,62462</text:p>
          </table:table-cell>
          <table:table-cell office:value-type="float" office:value="47.7582">
            <text:p>47,7582</text:p>
          </table:table-cell>
          <table:table-cell office:value-type="float" office:value="0.275947">
            <text:p>0,275947</text:p>
          </table:table-cell>
          <table:table-cell office:value-type="float" office:value="48.0342">
            <text:p>48,0342</text:p>
          </table:table-cell>
          <table:table-cell office:value-type="float" office:value="0.319055">
            <text:p>0,319055</text:p>
          </table:table-cell>
          <table:table-cell office:value-type="float" office:value="0.131962">
            <text:p>0,131962</text:p>
          </table:table-cell>
          <table:table-cell office:value-type="float" office:value="0.451017">
            <text:p>0,451017</text:p>
          </table:table-cell>
          <table:table-cell office:value-type="float" office:value="164.448">
            <text:p>164,448</text:p>
          </table:table-cell>
          <table:table-cell office:value-type="float" office:value="0.158941">
            <text:p>0,158941</text:p>
          </table:table-cell>
          <table:table-cell office:value-type="float" office:value="164.607">
            <text:p>164,607</text:p>
          </table:table-cell>
          <table:table-cell office:value-type="float" office:value="51.9165">
            <text:p>51,9165</text:p>
          </table:table-cell>
          <table:table-cell office:value-type="float" office:value="0.0964789">
            <text:p>0,0964789</text:p>
          </table:table-cell>
          <table:table-cell office:value-type="float" office:value="52.013">
            <text:p>52,013</text:p>
          </table:table-cell>
          <table:table-cell office:value-type="float" office:value="7.24031">
            <text:p>7,24031</text:p>
          </table:table-cell>
          <table:table-cell office:value-type="float" office:value="0.0571835">
            <text:p>0,0571835</text:p>
          </table:table-cell>
          <table:table-cell office:value-type="float" office:value="7.2975">
            <text:p>7,2975</text:p>
          </table:table-cell>
        </table:table-row>
        <table:table-row table:style-name="ro1">
          <table:table-cell office:value-type="float" office:value="200.985">
            <text:p>200,985</text:p>
          </table:table-cell>
          <table:table-cell office:value-type="float" office:value="0.282692">
            <text:p>0,282692</text:p>
          </table:table-cell>
          <table:table-cell office:value-type="float" office:value="201.268">
            <text:p>201,268</text:p>
          </table:table-cell>
          <table:table-cell office:value-type="float" office:value="88.4201">
            <text:p>88,4201</text:p>
          </table:table-cell>
          <table:table-cell office:value-type="float" office:value="0.180641">
            <text:p>0,180641</text:p>
          </table:table-cell>
          <table:table-cell office:value-type="float" office:value="88.6007">
            <text:p>88,6007</text:p>
          </table:table-cell>
          <table:table-cell office:value-type="float" office:value="0.0158354">
            <text:p>0,0158354</text:p>
          </table:table-cell>
          <table:table-cell office:value-type="float" office:value="0.0920801">
            <text:p>0,0920801</text:p>
          </table:table-cell>
          <table:table-cell office:value-type="float" office:value="0.107916">
            <text:p>0,107916</text:p>
          </table:table-cell>
          <table:table-cell office:value-type="float" office:value="0.507027">
            <text:p>0,507027</text:p>
          </table:table-cell>
          <table:table-cell office:value-type="float" office:value="0.0979451">
            <text:p>0,0979451</text:p>
          </table:table-cell>
          <table:table-cell office:value-type="float" office:value="0.604972">
            <text:p>0,604972</text:p>
          </table:table-cell>
          <table:table-cell office:value-type="float" office:value="59.8993">
            <text:p>59,8993</text:p>
          </table:table-cell>
          <table:table-cell office:value-type="float" office:value="0.22023">
            <text:p>0,22023</text:p>
          </table:table-cell>
          <table:table-cell office:value-type="float" office:value="60.1195">
            <text:p>60,1195</text:p>
          </table:table-cell>
          <table:table-cell office:value-type="float" office:value="0.259232">
            <text:p>0,259232</text:p>
          </table:table-cell>
          <table:table-cell office:value-type="float" office:value="0.155129">
            <text:p>0,155129</text:p>
          </table:table-cell>
          <table:table-cell office:value-type="float" office:value="0.414361">
            <text:p>0,414361</text:p>
          </table:table-cell>
          <table:table-cell office:value-type="float" office:value="184.449">
            <text:p>184,449</text:p>
          </table:table-cell>
          <table:table-cell office:value-type="float" office:value="0.158061">
            <text:p>0,158061</text:p>
          </table:table-cell>
          <table:table-cell office:value-type="float" office:value="184.607">
            <text:p>184,607</text:p>
          </table:table-cell>
          <table:table-cell office:value-type="float" office:value="68.3792">
            <text:p>68,3792</text:p>
          </table:table-cell>
          <table:table-cell office:value-type="float" office:value="0.102344">
            <text:p>0,102344</text:p>
          </table:table-cell>
          <table:table-cell office:value-type="float" office:value="68.4815">
            <text:p>68,4815</text:p>
          </table:table-cell>
          <table:table-cell office:value-type="float" office:value="7.54207">
            <text:p>7,54207</text:p>
          </table:table-cell>
          <table:table-cell office:value-type="float" office:value="0.0595295">
            <text:p>0,0595295</text:p>
          </table:table-cell>
          <table:table-cell office:value-type="float" office:value="7.6016">
            <text:p>7,6016</text:p>
          </table:table-cell>
        </table:table-row>
        <table:table-row table:style-name="ro1">
          <table:table-cell office:value-type="float" office:value="170.196">
            <text:p>170,196</text:p>
          </table:table-cell>
          <table:table-cell office:value-type="float" office:value="0.314363">
            <text:p>0,314363</text:p>
          </table:table-cell>
          <table:table-cell office:value-type="float" office:value="170.51">
            <text:p>170,51</text:p>
          </table:table-cell>
          <table:table-cell office:value-type="float" office:value="124.703">
            <text:p>124,703</text:p>
          </table:table-cell>
          <table:table-cell office:value-type="float" office:value="0.242224">
            <text:p>0,242224</text:p>
          </table:table-cell>
          <table:table-cell office:value-type="float" office:value="124.945">
            <text:p>124,945</text:p>
          </table:table-cell>
          <table:table-cell office:value-type="float" office:value="0.0237532">
            <text:p>0,0237532</text:p>
          </table:table-cell>
          <table:table-cell office:value-type="float" office:value="0.181521">
            <text:p>0,181521</text:p>
          </table:table-cell>
          <table:table-cell office:value-type="float" office:value="0.205274">
            <text:p>0,205274</text:p>
          </table:table-cell>
          <table:table-cell office:value-type="float" office:value="0.647493">
            <text:p>0,647493</text:p>
          </table:table-cell>
          <table:table-cell office:value-type="float" office:value="0.11466">
            <text:p>0,11466</text:p>
          </table:table-cell>
          <table:table-cell office:value-type="float" office:value="0.762154">
            <text:p>0,762154</text:p>
          </table:table-cell>
          <table:table-cell office:value-type="float" office:value="60.3398">
            <text:p>60,3398</text:p>
          </table:table-cell>
          <table:table-cell office:value-type="float" office:value="0.24457">
            <text:p>0,24457</text:p>
          </table:table-cell>
          <table:table-cell office:value-type="float" office:value="60.5843">
            <text:p>60,5843</text:p>
          </table:table-cell>
          <table:table-cell office:value-type="float" office:value="0.307618">
            <text:p>0,307618</text:p>
          </table:table-cell>
          <table:table-cell office:value-type="float" office:value="0.131082">
            <text:p>0,131082</text:p>
          </table:table-cell>
          <table:table-cell office:value-type="float" office:value="0.4387">
            <text:p>0,4387</text:p>
          </table:table-cell>
          <table:table-cell office:value-type="float" office:value="203.484">
            <text:p>203,484</text:p>
          </table:table-cell>
          <table:table-cell office:value-type="float" office:value="0.166272">
            <text:p>0,166272</text:p>
          </table:table-cell>
          <table:table-cell office:value-type="float" office:value="203.65">
            <text:p>203,65</text:p>
          </table:table-cell>
          <table:table-cell office:value-type="float" office:value="93.3417">
            <text:p>93,3417</text:p>
          </table:table-cell>
          <table:table-cell office:value-type="float" office:value="0.136361">
            <text:p>0,136361</text:p>
          </table:table-cell>
          <table:table-cell office:value-type="float" office:value="93.4781">
            <text:p>93,4781</text:p>
          </table:table-cell>
          <table:table-cell office:value-type="float" office:value="18.2028">
            <text:p>18,2028</text:p>
          </table:table-cell>
          <table:table-cell office:value-type="float" office:value="0.105863">
            <text:p>0,105863</text:p>
          </table:table-cell>
          <table:table-cell office:value-type="float" office:value="18.3087">
            <text:p>18,3087</text:p>
          </table:table-cell>
        </table:table-row>
        <table:table-row table:style-name="ro1">
          <table:table-cell office:value-type="float" office:value="198.885">
            <text:p>198,885</text:p>
          </table:table-cell>
          <table:table-cell office:value-type="float" office:value="0.31407">
            <text:p>0,31407</text:p>
          </table:table-cell>
          <table:table-cell office:value-type="float" office:value="199.199">
            <text:p>199,199</text:p>
          </table:table-cell>
          <table:table-cell office:value-type="float" office:value="81.973">
            <text:p>81,973</text:p>
          </table:table-cell>
          <table:table-cell office:value-type="float" office:value="0.198236">
            <text:p>0,198236</text:p>
          </table:table-cell>
          <table:table-cell office:value-type="float" office:value="82.1713">
            <text:p>82,1713</text:p>
          </table:table-cell>
          <table:table-cell office:value-type="float" office:value="0.0158354">
            <text:p>0,0158354</text:p>
          </table:table-cell>
          <table:table-cell office:value-type="float" office:value="0.0999979">
            <text:p>0,0999979</text:p>
          </table:table-cell>
          <table:table-cell office:value-type="float" office:value="0.115833">
            <text:p>0,115833</text:p>
          </table:table-cell>
          <table:table-cell office:value-type="float" office:value="0.490312">
            <text:p>0,490312</text:p>
          </table:table-cell>
          <table:table-cell office:value-type="float" office:value="0.110262">
            <text:p>0,110262</text:p>
          </table:table-cell>
          <table:table-cell office:value-type="float" office:value="0.600574">
            <text:p>0,600574</text:p>
          </table:table-cell>
          <table:table-cell office:value-type="float" office:value="59.0193">
            <text:p>59,0193</text:p>
          </table:table-cell>
          <table:table-cell office:value-type="float" office:value="0.351899">
            <text:p>0,351899</text:p>
          </table:table-cell>
          <table:table-cell office:value-type="float" office:value="59.3712">
            <text:p>59,3712</text:p>
          </table:table-cell>
          <table:table-cell office:value-type="float" office:value="0.267736">
            <text:p>0,267736</text:p>
          </table:table-cell>
          <table:table-cell office:value-type="float" office:value="0.175656">
            <text:p>0,175656</text:p>
          </table:table-cell>
          <table:table-cell office:value-type="float" office:value="0.443392">
            <text:p>0,443392</text:p>
          </table:table-cell>
          <table:table-cell office:value-type="float" office:value="173.369">
            <text:p>173,369</text:p>
          </table:table-cell>
          <table:table-cell office:value-type="float" office:value="0.175656">
            <text:p>0,175656</text:p>
          </table:table-cell>
          <table:table-cell office:value-type="float" office:value="173.544">
            <text:p>173,544</text:p>
          </table:table-cell>
          <table:table-cell office:value-type="float" office:value="65.6185">
            <text:p>65,6185</text:p>
          </table:table-cell>
          <table:table-cell office:value-type="float" office:value="0.113781">
            <text:p>0,113781</text:p>
          </table:table-cell>
          <table:table-cell office:value-type="float" office:value="65.7323">
            <text:p>65,7323</text:p>
          </table:table-cell>
          <table:table-cell office:value-type="float" office:value="7.65028">
            <text:p>7,65028</text:p>
          </table:table-cell>
          <table:table-cell office:value-type="float" office:value="0.071846">
            <text:p>0,071846</text:p>
          </table:table-cell>
          <table:table-cell office:value-type="float" office:value="7.72212">
            <text:p>7,72212</text:p>
          </table:table-cell>
        </table:table-row>
        <table:table-row table:style-name="ro1">
          <table:table-cell office:value-type="float" office:value="194.035">
            <text:p>194,035</text:p>
          </table:table-cell>
          <table:table-cell office:value-type="float" office:value="0.47477">
            <text:p>0,47477</text:p>
          </table:table-cell>
          <table:table-cell office:value-type="float" office:value="194.509">
            <text:p>194,509</text:p>
          </table:table-cell>
          <table:table-cell office:value-type="float" office:value="87.6987">
            <text:p>87,6987</text:p>
          </table:table-cell>
          <table:table-cell office:value-type="float" office:value="0.178295">
            <text:p>0,178295</text:p>
          </table:table-cell>
          <table:table-cell office:value-type="float" office:value="87.877">
            <text:p>87,877</text:p>
          </table:table-cell>
          <table:table-cell office:value-type="float" office:value="0.0334304">
            <text:p>0,0334304</text:p>
          </table:table-cell>
          <table:table-cell office:value-type="float" office:value="0.0988249">
            <text:p>0,0988249</text:p>
          </table:table-cell>
          <table:table-cell office:value-type="float" office:value="0.132255">
            <text:p>0,132255</text:p>
          </table:table-cell>
          <table:table-cell office:value-type="float" office:value="0.491485">
            <text:p>0,491485</text:p>
          </table:table-cell>
          <table:table-cell office:value-type="float" office:value="0.1868">
            <text:p>0,1868</text:p>
          </table:table-cell>
          <table:table-cell office:value-type="float" office:value="0.678285">
            <text:p>0,678285</text:p>
          </table:table-cell>
          <table:table-cell office:value-type="float" office:value="47.9799">
            <text:p>47,9799</text:p>
          </table:table-cell>
          <table:table-cell office:value-type="float" office:value="0.250728">
            <text:p>0,250728</text:p>
          </table:table-cell>
          <table:table-cell office:value-type="float" office:value="48.2306">
            <text:p>48,2306</text:p>
          </table:table-cell>
          <table:table-cell office:value-type="float" office:value="0.27888">
            <text:p>0,27888</text:p>
          </table:table-cell>
          <table:table-cell office:value-type="float" office:value="0.149264">
            <text:p>0,149264</text:p>
          </table:table-cell>
          <table:table-cell office:value-type="float" office:value="0.428143">
            <text:p>0,428143</text:p>
          </table:table-cell>
          <table:table-cell office:value-type="float" office:value="184.447">
            <text:p>184,447</text:p>
          </table:table-cell>
          <table:table-cell office:value-type="float" office:value="0.158941">
            <text:p>0,158941</text:p>
          </table:table-cell>
          <table:table-cell office:value-type="float" office:value="184.606">
            <text:p>184,606</text:p>
          </table:table-cell>
          <table:table-cell office:value-type="float" office:value="53.5091">
            <text:p>53,5091</text:p>
          </table:table-cell>
          <table:table-cell office:value-type="float" office:value="0.105863">
            <text:p>0,105863</text:p>
          </table:table-cell>
          <table:table-cell office:value-type="float" office:value="53.615">
            <text:p>53,615</text:p>
          </table:table-cell>
          <table:table-cell office:value-type="float" office:value="7.13768">
            <text:p>7,13768</text:p>
          </table:table-cell>
          <table:table-cell office:value-type="float" office:value="0.0539578">
            <text:p>0,0539578</text:p>
          </table:table-cell>
          <table:table-cell office:value-type="float" office:value="7.19163">
            <text:p>7,19163</text:p>
          </table:table-cell>
        </table:table-row>
        <table:table-row table:style-name="ro1">
          <table:table-cell office:value-type="float" office:value="171.472">
            <text:p>171,472</text:p>
          </table:table-cell>
          <table:table-cell office:value-type="float" office:value="0.888251">
            <text:p>0,888251</text:p>
          </table:table-cell>
          <table:table-cell office:value-type="float" office:value="172.36">
            <text:p>172,36</text:p>
          </table:table-cell>
          <table:table-cell office:value-type="float" office:value="91.7538">
            <text:p>91,7538</text:p>
          </table:table-cell>
          <table:table-cell office:value-type="float" office:value="0.183574">
            <text:p>0,183574</text:p>
          </table:table-cell>
          <table:table-cell office:value-type="float" office:value="91.9373">
            <text:p>91,9373</text:p>
          </table:table-cell>
          <table:table-cell office:value-type="float" office:value="0.0155422">
            <text:p>0,0155422</text:p>
          </table:table-cell>
          <table:table-cell office:value-type="float" office:value="0.133135">
            <text:p>0,133135</text:p>
          </table:table-cell>
          <table:table-cell office:value-type="float" office:value="0.148677">
            <text:p>0,148677</text:p>
          </table:table-cell>
          <table:table-cell office:value-type="float" office:value="0.503802">
            <text:p>0,503802</text:p>
          </table:table-cell>
          <table:table-cell office:value-type="float" office:value="0.0873882">
            <text:p>0,0873882</text:p>
          </table:table-cell>
          <table:table-cell office:value-type="float" office:value="0.59119">
            <text:p>0,59119</text:p>
          </table:table-cell>
          <table:table-cell office:value-type="float" office:value="50.415">
            <text:p>50,415</text:p>
          </table:table-cell>
          <table:table-cell office:value-type="float" office:value="0.240171">
            <text:p>0,240171</text:p>
          </table:table-cell>
          <table:table-cell office:value-type="float" office:value="50.6552">
            <text:p>50,6552</text:p>
          </table:table-cell>
          <table:table-cell office:value-type="float" office:value="0.238118">
            <text:p>0,238118</text:p>
          </table:table-cell>
          <table:table-cell office:value-type="float" office:value="0.188559">
            <text:p>0,188559</text:p>
          </table:table-cell>
          <table:table-cell office:value-type="float" office:value="0.426677">
            <text:p>0,426677</text:p>
          </table:table-cell>
          <table:table-cell office:value-type="float" office:value="174.732">
            <text:p>174,732</text:p>
          </table:table-cell>
          <table:table-cell office:value-type="float" office:value="0.166859">
            <text:p>0,166859</text:p>
          </table:table-cell>
          <table:table-cell office:value-type="float" office:value="174.899">
            <text:p>174,899</text:p>
          </table:table-cell>
          <table:table-cell office:value-type="float" office:value="53.0933">
            <text:p>53,0933</text:p>
          </table:table-cell>
          <table:table-cell office:value-type="float" office:value="0.101464">
            <text:p>0,101464</text:p>
          </table:table-cell>
          <table:table-cell office:value-type="float" office:value="53.1948">
            <text:p>53,1948</text:p>
          </table:table-cell>
          <table:table-cell office:value-type="float" office:value="7.48371">
            <text:p>7,48371</text:p>
          </table:table-cell>
          <table:table-cell office:value-type="float" office:value="0.0560105">
            <text:p>0,0560105</text:p>
          </table:table-cell>
          <table:table-cell office:value-type="float" office:value="7.53972">
            <text:p>7,53972</text:p>
          </table:table-cell>
        </table:table-row>
        <table:table-row table:style-name="ro1">
          <table:table-cell office:value-type="float" office:value="175.869">
            <text:p>175,869</text:p>
          </table:table-cell>
          <table:table-cell office:value-type="float" office:value="0.278">
            <text:p>0,278</text:p>
          </table:table-cell>
          <table:table-cell office:value-type="float" office:value="176.147">
            <text:p>176,147</text:p>
          </table:table-cell>
          <table:table-cell office:value-type="float" office:value="89.3699">
            <text:p>89,3699</text:p>
          </table:table-cell>
          <table:table-cell office:value-type="float" office:value="0.19765">
            <text:p>0,19765</text:p>
          </table:table-cell>
          <table:table-cell office:value-type="float" office:value="89.5676">
            <text:p>89,5676</text:p>
          </table:table-cell>
          <table:table-cell office:value-type="float" office:value="0.0181814">
            <text:p>0,0181814</text:p>
          </table:table-cell>
          <table:table-cell office:value-type="float" office:value="0.10557">
            <text:p>0,10557</text:p>
          </table:table-cell>
          <table:table-cell office:value-type="float" office:value="0.123751">
            <text:p>0,123751</text:p>
          </table:table-cell>
          <table:table-cell office:value-type="float" office:value="0.839571">
            <text:p>0,839571</text:p>
          </table:table-cell>
          <table:table-cell office:value-type="float" office:value="0.535766">
            <text:p>0,535766</text:p>
          </table:table-cell>
          <table:table-cell office:value-type="float" office:value="1.37534">
            <text:p>1,37534</text:p>
          </table:table-cell>
          <table:table-cell office:value-type="float" office:value="62.9863">
            <text:p>62,9863</text:p>
          </table:table-cell>
          <table:table-cell office:value-type="float" office:value="0.663622">
            <text:p>0,663622</text:p>
          </table:table-cell>
          <table:table-cell office:value-type="float" office:value="63.65">
            <text:p>63,65</text:p>
          </table:table-cell>
          <table:table-cell office:value-type="float" office:value="0.718166">
            <text:p>0,718166</text:p>
          </table:table-cell>
          <table:table-cell office:value-type="float" office:value="0.367441">
            <text:p>0,367441</text:p>
          </table:table-cell>
          <table:table-cell office:value-type="float" office:value="1.08561">
            <text:p>1,08561</text:p>
          </table:table-cell>
          <table:table-cell office:value-type="float" office:value="213.572">
            <text:p>213,572</text:p>
          </table:table-cell>
          <table:table-cell office:value-type="float" office:value="0.450137">
            <text:p>0,450137</text:p>
          </table:table-cell>
          <table:table-cell office:value-type="float" office:value="214.022">
            <text:p>214,022</text:p>
          </table:table-cell>
          <table:table-cell office:value-type="float" office:value="94.2692">
            <text:p>94,2692</text:p>
          </table:table-cell>
          <table:table-cell office:value-type="float" office:value="0.107916">
            <text:p>0,107916</text:p>
          </table:table-cell>
          <table:table-cell office:value-type="float" office:value="94.3772">
            <text:p>94,3772</text:p>
          </table:table-cell>
          <table:table-cell office:value-type="float" office:value="8.43648">
            <text:p>8,43648</text:p>
          </table:table-cell>
          <table:table-cell office:value-type="float" office:value="0.0621688">
            <text:p>0,0621688</text:p>
          </table:table-cell>
          <table:table-cell office:value-type="float" office:value="8.49865">
            <text:p>8,49865</text:p>
          </table:table-cell>
        </table:table-row>
        <table:table-row table:style-name="ro1">
          <table:table-cell office:value-type="float" office:value="184.163">
            <text:p>184,163</text:p>
          </table:table-cell>
          <table:table-cell office:value-type="float" office:value="0.276827">
            <text:p>0,276827</text:p>
          </table:table-cell>
          <table:table-cell office:value-type="float" office:value="184.44">
            <text:p>184,44</text:p>
          </table:table-cell>
          <table:table-cell office:value-type="float" office:value="97.7668">
            <text:p>97,7668</text:p>
          </table:table-cell>
          <table:table-cell office:value-type="float" office:value="0.202635">
            <text:p>0,202635</text:p>
          </table:table-cell>
          <table:table-cell office:value-type="float" office:value="97.9695">
            <text:p>97,9695</text:p>
          </table:table-cell>
          <table:table-cell office:value-type="float" office:value="0.0489726">
            <text:p>0,0489726</text:p>
          </table:table-cell>
          <table:table-cell office:value-type="float" office:value="0.254833">
            <text:p>0,254833</text:p>
          </table:table-cell>
          <table:table-cell office:value-type="float" office:value="0.303806">
            <text:p>0,303806</text:p>
          </table:table-cell>
          <table:table-cell office:value-type="float" office:value="0.696173">
            <text:p>0,696173</text:p>
          </table:table-cell>
          <table:table-cell office:value-type="float" office:value="0.151316">
            <text:p>0,151316</text:p>
          </table:table-cell>
          <table:table-cell office:value-type="float" office:value="0.847489">
            <text:p>0,847489</text:p>
          </table:table-cell>
          <table:table-cell office:value-type="float" office:value="60.187">
            <text:p>60,187</text:p>
          </table:table-cell>
          <table:table-cell office:value-type="float" office:value="0.228148">
            <text:p>0,228148</text:p>
          </table:table-cell>
          <table:table-cell office:value-type="float" office:value="60.4151">
            <text:p>60,4151</text:p>
          </table:table-cell>
          <table:table-cell office:value-type="float" office:value="0.29061">
            <text:p>0,29061</text:p>
          </table:table-cell>
          <table:table-cell office:value-type="float" office:value="0.129909">
            <text:p>0,129909</text:p>
          </table:table-cell>
          <table:table-cell office:value-type="float" office:value="0.420519">
            <text:p>0,420519</text:p>
          </table:table-cell>
          <table:table-cell office:value-type="float" office:value="183.171">
            <text:p>183,171</text:p>
          </table:table-cell>
          <table:table-cell office:value-type="float" office:value="0.155422">
            <text:p>0,155422</text:p>
          </table:table-cell>
          <table:table-cell office:value-type="float" office:value="183.326">
            <text:p>183,326</text:p>
          </table:table-cell>
          <table:table-cell office:value-type="float" office:value="53.2862">
            <text:p>53,2862</text:p>
          </table:table-cell>
          <table:table-cell office:value-type="float" office:value="0.10381">
            <text:p>0,10381</text:p>
          </table:table-cell>
          <table:table-cell office:value-type="float" office:value="53.3901">
            <text:p>53,3901</text:p>
          </table:table-cell>
          <table:table-cell office:value-type="float" office:value="17.2512">
            <text:p>17,2512</text:p>
          </table:table-cell>
          <table:table-cell office:value-type="float" office:value="0.064808">
            <text:p>0,064808</text:p>
          </table:table-cell>
          <table:table-cell office:value-type="float" office:value="17.3161">
            <text:p>17,3161</text:p>
          </table:table-cell>
        </table:table-row>
        <table:table-row table:style-name="ro1">
          <table:table-cell office:value-type="float" office:value="186.717">
            <text:p>186,717</text:p>
          </table:table-cell>
          <table:table-cell office:value-type="float" office:value="0.41612">
            <text:p>0,41612</text:p>
          </table:table-cell>
          <table:table-cell office:value-type="float" office:value="187.133">
            <text:p>187,133</text:p>
          </table:table-cell>
          <table:table-cell office:value-type="float" office:value="89.6629">
            <text:p>89,6629</text:p>
          </table:table-cell>
          <table:table-cell office:value-type="float" office:value="0.19501">
            <text:p>0,19501</text:p>
          </table:table-cell>
          <table:table-cell office:value-type="float" office:value="89.8579">
            <text:p>89,8579</text:p>
          </table:table-cell>
          <table:table-cell office:value-type="float" office:value="0.0173017">
            <text:p>0,0173017</text:p>
          </table:table-cell>
          <table:table-cell office:value-type="float" office:value="0.133428">
            <text:p>0,133428</text:p>
          </table:table-cell>
          <table:table-cell office:value-type="float" office:value="0.15073">
            <text:p>0,15073</text:p>
          </table:table-cell>
          <table:table-cell office:value-type="float" office:value="0.534886">
            <text:p>0,534886</text:p>
          </table:table-cell>
          <table:table-cell office:value-type="float" office:value="0.0947194">
            <text:p>0,0947194</text:p>
          </table:table-cell>
          <table:table-cell office:value-type="float" office:value="0.629605">
            <text:p>0,629605</text:p>
          </table:table-cell>
          <table:table-cell office:value-type="float" office:value="49.1517">
            <text:p>49,1517</text:p>
          </table:table-cell>
          <table:table-cell office:value-type="float" office:value="0.24281">
            <text:p>0,24281</text:p>
          </table:table-cell>
          <table:table-cell office:value-type="float" office:value="49.3945">
            <text:p>49,3945</text:p>
          </table:table-cell>
          <table:table-cell office:value-type="float" office:value="0.629312">
            <text:p>0,629312</text:p>
          </table:table-cell>
          <table:table-cell office:value-type="float" office:value="0.161873">
            <text:p>0,161873</text:p>
          </table:table-cell>
          <table:table-cell office:value-type="float" office:value="0.791185">
            <text:p>0,791185</text:p>
          </table:table-cell>
          <table:table-cell office:value-type="float" office:value="202.509">
            <text:p>202,509</text:p>
          </table:table-cell>
          <table:table-cell office:value-type="float" office:value="0.171844">
            <text:p>0,171844</text:p>
          </table:table-cell>
          <table:table-cell office:value-type="float" office:value="202.681">
            <text:p>202,681</text:p>
          </table:table-cell>
          <table:table-cell office:value-type="float" office:value="76.4262">
            <text:p>76,4262</text:p>
          </table:table-cell>
          <table:table-cell office:value-type="float" office:value="0.111728">
            <text:p>0,111728</text:p>
          </table:table-cell>
          <table:table-cell office:value-type="float" office:value="76.538">
            <text:p>76,538</text:p>
          </table:table-cell>
          <table:table-cell office:value-type="float" office:value="7.7189">
            <text:p>7,7189</text:p>
          </table:table-cell>
          <table:table-cell office:value-type="float" office:value="0.0630485">
            <text:p>0,0630485</text:p>
          </table:table-cell>
          <table:table-cell office:value-type="float" office:value="7.78194">
            <text:p>7,78194</text:p>
          </table:table-cell>
        </table:table-row>
        <table:table-row table:style-name="ro1">
          <table:table-cell office:value-type="float" office:value="157.154">
            <text:p>157,154</text:p>
          </table:table-cell>
          <table:table-cell office:value-type="float" office:value="0.308498">
            <text:p>0,308498</text:p>
          </table:table-cell>
          <table:table-cell office:value-type="float" office:value="157.462">
            <text:p>157,462</text:p>
          </table:table-cell>
          <table:table-cell office:value-type="float" office:value="87.5606">
            <text:p>87,5606</text:p>
          </table:table-cell>
          <table:table-cell office:value-type="float" office:value="0.482394">
            <text:p>0,482394</text:p>
          </table:table-cell>
          <table:table-cell office:value-type="float" office:value="88.043">
            <text:p>88,043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533126">
            <text:p>0,533126</text:p>
          </table:table-cell>
          <table:table-cell office:value-type="float" office:value="0.10293">
            <text:p>0,10293</text:p>
          </table:table-cell>
          <table:table-cell office:value-type="float" office:value="0.636057">
            <text:p>0,636057</text:p>
          </table:table-cell>
          <table:table-cell office:value-type="float" office:value="80.8118">
            <text:p>80,8118</text:p>
          </table:table-cell>
          <table:table-cell office:value-type="float" office:value="0.222869">
            <text:p>0,222869</text:p>
          </table:table-cell>
          <table:table-cell office:value-type="float" office:value="81.0346">
            <text:p>81,0346</text:p>
          </table:table-cell>
          <table:table-cell office:value-type="float" office:value="0.787666">
            <text:p>0,787666</text:p>
          </table:table-cell>
          <table:table-cell office:value-type="float" office:value="0.368614">
            <text:p>0,368614</text:p>
          </table:table-cell>
          <table:table-cell office:value-type="float" office:value="1.15628">
            <text:p>1,15628</text:p>
          </table:table-cell>
          <table:table-cell office:value-type="float" office:value="168.945">
            <text:p>168,945</text:p>
          </table:table-cell>
          <table:table-cell office:value-type="float" office:value="0.158648">
            <text:p>0,158648</text:p>
          </table:table-cell>
          <table:table-cell office:value-type="float" office:value="169.104">
            <text:p>169,104</text:p>
          </table:table-cell>
          <table:table-cell office:value-type="float" office:value="53.0857">
            <text:p>53,0857</text:p>
          </table:table-cell>
          <table:table-cell office:value-type="float" office:value="0.119352">
            <text:p>0,119352</text:p>
          </table:table-cell>
          <table:table-cell office:value-type="float" office:value="53.205">
            <text:p>53,205</text:p>
          </table:table-cell>
          <table:table-cell office:value-type="float" office:value="7.27844">
            <text:p>7,27844</text:p>
          </table:table-cell>
          <table:table-cell office:value-type="float" office:value="0.0545443">
            <text:p>0,0545443</text:p>
          </table:table-cell>
          <table:table-cell office:value-type="float" office:value="7.33298">
            <text:p>7,33298</text:p>
          </table:table-cell>
        </table:table-row>
        <table:table-row table:style-name="ro1">
          <table:table-cell office:value-type="float" office:value="206.446">
            <text:p>206,446</text:p>
          </table:table-cell>
          <table:table-cell office:value-type="float" office:value="0.4865">
            <text:p>0,4865</text:p>
          </table:table-cell>
          <table:table-cell office:value-type="float" office:value="206.932">
            <text:p>206,932</text:p>
          </table:table-cell>
          <table:table-cell office:value-type="float" office:value="110.797">
            <text:p>110,797</text:p>
          </table:table-cell>
          <table:table-cell office:value-type="float" office:value="0.520517">
            <text:p>0,520517</text:p>
          </table:table-cell>
          <table:table-cell office:value-type="float" office:value="111.318">
            <text:p>111,318</text:p>
          </table:table-cell>
          <table:table-cell office:value-type="float" office:value="0.0431076">
            <text:p>0,0431076</text:p>
          </table:table-cell>
          <table:table-cell office:value-type="float" office:value="0.355418">
            <text:p>0,355418</text:p>
          </table:table-cell>
          <table:table-cell office:value-type="float" office:value="0.398525">
            <text:p>0,398525</text:p>
          </table:table-cell>
          <table:table-cell office:value-type="float" office:value="1.13722">
            <text:p>1,13722</text:p>
          </table:table-cell>
          <table:table-cell office:value-type="float" office:value="0.239878">
            <text:p>0,239878</text:p>
          </table:table-cell>
          <table:table-cell office:value-type="float" office:value="1.3771">
            <text:p>1,3771</text:p>
          </table:table-cell>
          <table:table-cell office:value-type="float" office:value="89.8884">
            <text:p>89,8884</text:p>
          </table:table-cell>
          <table:table-cell office:value-type="float" office:value="0.480928">
            <text:p>0,480928</text:p>
          </table:table-cell>
          <table:table-cell office:value-type="float" office:value="90.3693">
            <text:p>90,3693</text:p>
          </table:table-cell>
          <table:table-cell office:value-type="float" office:value="0.780922">
            <text:p>0,780922</text:p>
          </table:table-cell>
          <table:table-cell office:value-type="float" office:value="0.436648">
            <text:p>0,436648</text:p>
          </table:table-cell>
          <table:table-cell office:value-type="float" office:value="1.21757">
            <text:p>1,21757</text:p>
          </table:table-cell>
          <table:table-cell office:value-type="float" office:value="168.657">
            <text:p>168,657</text:p>
          </table:table-cell>
          <table:table-cell office:value-type="float" office:value="0.174776">
            <text:p>0,174776</text:p>
          </table:table-cell>
          <table:table-cell office:value-type="float" office:value="168.832">
            <text:p>168,832</text:p>
          </table:table-cell>
          <table:table-cell office:value-type="float" office:value="69.3862">
            <text:p>69,3862</text:p>
          </table:table-cell>
          <table:table-cell office:value-type="float" office:value="0.113194">
            <text:p>0,113194</text:p>
          </table:table-cell>
          <table:table-cell office:value-type="float" office:value="69.4994">
            <text:p>69,4994</text:p>
          </table:table-cell>
          <table:table-cell office:value-type="float" office:value="7.52125">
            <text:p>7,52125</text:p>
          </table:table-cell>
          <table:table-cell office:value-type="float" office:value="0.221403">
            <text:p>0,221403</text:p>
          </table:table-cell>
          <table:table-cell office:value-type="float" office:value="7.74265">
            <text:p>7,74265</text:p>
          </table:table-cell>
        </table:table-row>
        <table:table-row table:style-name="ro1">
          <table:table-cell office:value-type="float" office:value="165.737">
            <text:p>165,737</text:p>
          </table:table-cell>
          <table:table-cell office:value-type="float" office:value="0.399112">
            <text:p>0,399112</text:p>
          </table:table-cell>
          <table:table-cell office:value-type="float" office:value="166.136">
            <text:p>166,136</text:p>
          </table:table-cell>
          <table:table-cell office:value-type="float" office:value="97.3721">
            <text:p>97,3721</text:p>
          </table:table-cell>
          <table:table-cell office:value-type="float" office:value="0.196183">
            <text:p>0,196183</text:p>
          </table:table-cell>
          <table:table-cell office:value-type="float" office:value="97.5683">
            <text:p>97,5683</text:p>
          </table:table-cell>
          <table:table-cell office:value-type="float" office:value="0.0175949">
            <text:p>0,0175949</text:p>
          </table:table-cell>
          <table:table-cell office:value-type="float" office:value="0.102637">
            <text:p>0,102637</text:p>
          </table:table-cell>
          <table:table-cell office:value-type="float" office:value="0.120232">
            <text:p>0,120232</text:p>
          </table:table-cell>
          <table:table-cell office:value-type="float" office:value="0.502922">
            <text:p>0,502922</text:p>
          </table:table-cell>
          <table:table-cell office:value-type="float" office:value="0.330491">
            <text:p>0,330491</text:p>
          </table:table-cell>
          <table:table-cell office:value-type="float" office:value="0.833413">
            <text:p>0,833413</text:p>
          </table:table-cell>
          <table:table-cell office:value-type="float" office:value="50.4916">
            <text:p>50,4916</text:p>
          </table:table-cell>
          <table:table-cell office:value-type="float" office:value="0.256299">
            <text:p>0,256299</text:p>
          </table:table-cell>
          <table:table-cell office:value-type="float" office:value="50.7479">
            <text:p>50,7479</text:p>
          </table:table-cell>
          <table:table-cell office:value-type="float" office:value="0.301753">
            <text:p>0,301753</text:p>
          </table:table-cell>
          <table:table-cell office:value-type="float" office:value="0.13988">
            <text:p>0,13988</text:p>
          </table:table-cell>
          <table:table-cell office:value-type="float" office:value="0.441633">
            <text:p>0,441633</text:p>
          </table:table-cell>
          <table:table-cell office:value-type="float" office:value="175.581">
            <text:p>175,581</text:p>
          </table:table-cell>
          <table:table-cell office:value-type="float" office:value="0.368614">
            <text:p>0,368614</text:p>
          </table:table-cell>
          <table:table-cell office:value-type="float" office:value="175.95">
            <text:p>175,95</text:p>
          </table:table-cell>
          <table:table-cell office:value-type="float" office:value="76.9544">
            <text:p>76,9544</text:p>
          </table:table-cell>
          <table:table-cell office:value-type="float" office:value="0.104397">
            <text:p>0,104397</text:p>
          </table:table-cell>
          <table:table-cell office:value-type="float" office:value="77.0588">
            <text:p>77,0588</text:p>
          </table:table-cell>
          <table:table-cell office:value-type="float" office:value="7.23386">
            <text:p>7,23386</text:p>
          </table:table-cell>
          <table:table-cell office:value-type="float" office:value="0.0539578">
            <text:p>0,0539578</text:p>
          </table:table-cell>
          <table:table-cell office:value-type="float" office:value="7.28782">
            <text:p>7,28782</text:p>
          </table:table-cell>
        </table:table-row>
        <table:table-row table:style-name="ro1">
          <table:table-cell office:value-type="float" office:value="141.706">
            <text:p>141,706</text:p>
          </table:table-cell>
          <table:table-cell office:value-type="float" office:value="0.275361">
            <text:p>0,275361</text:p>
          </table:table-cell>
          <table:table-cell office:value-type="float" office:value="141.982">
            <text:p>141,982</text:p>
          </table:table-cell>
          <table:table-cell office:value-type="float" office:value="121.827">
            <text:p>121,827</text:p>
          </table:table-cell>
          <table:table-cell office:value-type="float" office:value="0.190025">
            <text:p>0,190025</text:p>
          </table:table-cell>
          <table:table-cell office:value-type="float" office:value="122.017">
            <text:p>122,017</text:p>
          </table:table-cell>
          <table:table-cell office:value-type="float" office:value="0.0149557">
            <text:p>0,0149557</text:p>
          </table:table-cell>
          <table:table-cell office:value-type="float" office:value="0.0914936">
            <text:p>0,0914936</text:p>
          </table:table-cell>
          <table:table-cell office:value-type="float" office:value="0.106449">
            <text:p>0,106449</text:p>
          </table:table-cell>
          <table:table-cell office:value-type="float" office:value="0.501162">
            <text:p>0,501162</text:p>
          </table:table-cell>
          <table:table-cell office:value-type="float" office:value="0.0920801">
            <text:p>0,0920801</text:p>
          </table:table-cell>
          <table:table-cell office:value-type="float" office:value="0.593242">
            <text:p>0,593242</text:p>
          </table:table-cell>
          <table:table-cell office:value-type="float" office:value="47.5761">
            <text:p>47,5761</text:p>
          </table:table-cell>
          <table:table-cell office:value-type="float" office:value="0.229614">
            <text:p>0,229614</text:p>
          </table:table-cell>
          <table:table-cell office:value-type="float" office:value="47.8057">
            <text:p>47,8057</text:p>
          </table:table-cell>
          <table:table-cell office:value-type="float" office:value="0.258059">
            <text:p>0,258059</text:p>
          </table:table-cell>
          <table:table-cell office:value-type="float" office:value="0.224922">
            <text:p>0,224922</text:p>
          </table:table-cell>
          <table:table-cell office:value-type="float" office:value="0.482981">
            <text:p>0,482981</text:p>
          </table:table-cell>
          <table:table-cell office:value-type="float" office:value="193.85">
            <text:p>193,85</text:p>
          </table:table-cell>
          <table:table-cell office:value-type="float" office:value="0.174776">
            <text:p>0,174776</text:p>
          </table:table-cell>
          <table:table-cell office:value-type="float" office:value="194.025">
            <text:p>194,025</text:p>
          </table:table-cell>
          <table:table-cell office:value-type="float" office:value="55.0399">
            <text:p>55,0399</text:p>
          </table:table-cell>
          <table:table-cell office:value-type="float" office:value="0.109382">
            <text:p>0,109382</text:p>
          </table:table-cell>
          <table:table-cell office:value-type="float" office:value="55.1493">
            <text:p>55,1493</text:p>
          </table:table-cell>
          <table:table-cell office:value-type="float" office:value="9.41299">
            <text:p>9,41299</text:p>
          </table:table-cell>
          <table:table-cell office:value-type="float" office:value="0.064808">
            <text:p>0,064808</text:p>
          </table:table-cell>
          <table:table-cell office:value-type="float" office:value="9.4778">
            <text:p>9,4778</text:p>
          </table:table-cell>
        </table:table-row>
        <table:table-row table:style-name="ro1">
          <table:table-cell office:value-type="float" office:value="137.129">
            <text:p>137,129</text:p>
          </table:table-cell>
          <table:table-cell office:value-type="float" office:value="0.27624">
            <text:p>0,27624</text:p>
          </table:table-cell>
          <table:table-cell office:value-type="float" office:value="137.405">
            <text:p>137,405</text:p>
          </table:table-cell>
          <table:table-cell office:value-type="float" office:value="97.7187">
            <text:p>97,7187</text:p>
          </table:table-cell>
          <table:table-cell office:value-type="float" office:value="0.365681">
            <text:p>0,365681</text:p>
          </table:table-cell>
          <table:table-cell office:value-type="float" office:value="98.0844">
            <text:p>98,0844</text:p>
          </table:table-cell>
          <table:table-cell office:value-type="float" office:value="0.0325506">
            <text:p>0,0325506</text:p>
          </table:table-cell>
          <table:table-cell office:value-type="float" office:value="0.116713">
            <text:p>0,116713</text:p>
          </table:table-cell>
          <table:table-cell office:value-type="float" office:value="0.149264">
            <text:p>0,149264</text:p>
          </table:table-cell>
          <table:table-cell office:value-type="float" office:value="0.617875">
            <text:p>0,617875</text:p>
          </table:table-cell>
          <table:table-cell office:value-type="float" office:value="0.254247">
            <text:p>0,254247</text:p>
          </table:table-cell>
          <table:table-cell office:value-type="float" office:value="0.872122">
            <text:p>0,872122</text:p>
          </table:table-cell>
          <table:table-cell office:value-type="float" office:value="48.7078">
            <text:p>48,7078</text:p>
          </table:table-cell>
          <table:table-cell office:value-type="float" office:value="0.224335">
            <text:p>0,224335</text:p>
          </table:table-cell>
          <table:table-cell office:value-type="float" office:value="48.9321">
            <text:p>48,9321</text:p>
          </table:table-cell>
          <table:table-cell office:value-type="float" office:value="0.285624">
            <text:p>0,285624</text:p>
          </table:table-cell>
          <table:table-cell office:value-type="float" office:value="0.143692">
            <text:p>0,143692</text:p>
          </table:table-cell>
          <table:table-cell office:value-type="float" office:value="0.429316">
            <text:p>0,429316</text:p>
          </table:table-cell>
          <table:table-cell office:value-type="float" office:value="156.074">
            <text:p>156,074</text:p>
          </table:table-cell>
          <table:table-cell office:value-type="float" office:value="0.1607">
            <text:p>0,1607</text:p>
          </table:table-cell>
          <table:table-cell office:value-type="float" office:value="156.235">
            <text:p>156,235</text:p>
          </table:table-cell>
          <table:table-cell office:value-type="float" office:value="87.7198">
            <text:p>87,7198</text:p>
          </table:table-cell>
          <table:table-cell office:value-type="float" office:value="0.109675">
            <text:p>0,109675</text:p>
          </table:table-cell>
          <table:table-cell office:value-type="float" office:value="87.8295">
            <text:p>87,8295</text:p>
          </table:table-cell>
          <table:table-cell office:value-type="float" office:value="7.50482">
            <text:p>7,50482</text:p>
          </table:table-cell>
          <table:table-cell office:value-type="float" office:value="0.0598228">
            <text:p>0,0598228</text:p>
          </table:table-cell>
          <table:table-cell office:value-type="float" office:value="7.56465">
            <text:p>7,56465</text:p>
          </table:table-cell>
        </table:table-row>
        <table:table-row table:style-name="ro1">
          <table:table-cell office:value-type="float" office:value="146.438">
            <text:p>146,438</text:p>
          </table:table-cell>
          <table:table-cell office:value-type="float" office:value="0.280639">
            <text:p>0,280639</text:p>
          </table:table-cell>
          <table:table-cell office:value-type="float" office:value="146.718">
            <text:p>146,718</text:p>
          </table:table-cell>
          <table:table-cell office:value-type="float" office:value="77.1274">
            <text:p>77,1274</text:p>
          </table:table-cell>
          <table:table-cell office:value-type="float" office:value="0.179468">
            <text:p>0,179468</text:p>
          </table:table-cell>
          <table:table-cell office:value-type="float" office:value="77.3068">
            <text:p>77,3068</text:p>
          </table:table-cell>
          <table:table-cell office:value-type="float" office:value="0.0146624">
            <text:p>0,0146624</text:p>
          </table:table-cell>
          <table:table-cell office:value-type="float" office:value="0.0900274">
            <text:p>0,0900274</text:p>
          </table:table-cell>
          <table:table-cell office:value-type="float" office:value="0.10469">
            <text:p>0,10469</text:p>
          </table:table-cell>
          <table:table-cell office:value-type="float" office:value="0.495004">
            <text:p>0,495004</text:p>
          </table:table-cell>
          <table:table-cell office:value-type="float" office:value="0.151316">
            <text:p>0,151316</text:p>
          </table:table-cell>
          <table:table-cell office:value-type="float" office:value="0.64632">
            <text:p>0,64632</text:p>
          </table:table-cell>
          <table:table-cell office:value-type="float" office:value="86.9351">
            <text:p>86,9351</text:p>
          </table:table-cell>
          <table:table-cell office:value-type="float" office:value="0.64632">
            <text:p>0,64632</text:p>
          </table:table-cell>
          <table:table-cell office:value-type="float" office:value="87.5814">
            <text:p>87,5814</text:p>
          </table:table-cell>
          <table:table-cell office:value-type="float" office:value="0.817578">
            <text:p>0,817578</text:p>
          </table:table-cell>
          <table:table-cell office:value-type="float" office:value="0.428437">
            <text:p>0,428437</text:p>
          </table:table-cell>
          <table:table-cell office:value-type="float" office:value="1.24601">
            <text:p>1,24601</text:p>
          </table:table-cell>
          <table:table-cell office:value-type="float" office:value="168.944">
            <text:p>168,944</text:p>
          </table:table-cell>
          <table:table-cell office:value-type="float" office:value="0.173897">
            <text:p>0,173897</text:p>
          </table:table-cell>
          <table:table-cell office:value-type="float" office:value="169.118">
            <text:p>169,118</text:p>
          </table:table-cell>
          <table:table-cell office:value-type="float" office:value="80.5566">
            <text:p>80,5566</text:p>
          </table:table-cell>
          <table:table-cell office:value-type="float" office:value="0.110262">
            <text:p>0,110262</text:p>
          </table:table-cell>
          <table:table-cell office:value-type="float" office:value="80.6669">
            <text:p>80,6669</text:p>
          </table:table-cell>
          <table:table-cell office:value-type="float" office:value="11.0766">
            <text:p>11,0766</text:p>
          </table:table-cell>
          <table:table-cell office:value-type="float" office:value="0.0882679">
            <text:p>0,0882679</text:p>
          </table:table-cell>
          <table:table-cell office:value-type="float" office:value="11.1649">
            <text:p>11,1649</text:p>
          </table:table-cell>
        </table:table-row>
        <table:table-row table:style-name="ro1">
          <table:table-cell office:value-type="float" office:value="136.76">
            <text:p>136,76</text:p>
          </table:table-cell>
          <table:table-cell office:value-type="float" office:value="0.279173">
            <text:p>0,279173</text:p>
          </table:table-cell>
          <table:table-cell office:value-type="float" office:value="137.039">
            <text:p>137,039</text:p>
          </table:table-cell>
          <table:table-cell office:value-type="float" office:value="78.2514">
            <text:p>78,2514</text:p>
          </table:table-cell>
          <table:table-cell office:value-type="float" office:value="0.17331">
            <text:p>0,17331</text:p>
          </table:table-cell>
          <table:table-cell office:value-type="float" office:value="78.4247">
            <text:p>78,4247</text:p>
          </table:table-cell>
          <table:table-cell office:value-type="float" office:value="0.0214072">
            <text:p>0,0214072</text:p>
          </table:table-cell>
          <table:table-cell office:value-type="float" office:value="0.0964789">
            <text:p>0,0964789</text:p>
          </table:table-cell>
          <table:table-cell office:value-type="float" office:value="0.117886">
            <text:p>0,117886</text:p>
          </table:table-cell>
          <table:table-cell office:value-type="float" office:value="0.47301">
            <text:p>0,47301</text:p>
          </table:table-cell>
          <table:table-cell office:value-type="float" office:value="0.0932531">
            <text:p>0,0932531</text:p>
          </table:table-cell>
          <table:table-cell office:value-type="float" office:value="0.566264">
            <text:p>0,566264</text:p>
          </table:table-cell>
          <table:table-cell office:value-type="float" office:value="62.8004">
            <text:p>62,8004</text:p>
          </table:table-cell>
          <table:table-cell office:value-type="float" office:value="0.240757">
            <text:p>0,240757</text:p>
          </table:table-cell>
          <table:table-cell office:value-type="float" office:value="63.0412">
            <text:p>63,0412</text:p>
          </table:table-cell>
          <table:table-cell office:value-type="float" office:value="0.280346">
            <text:p>0,280346</text:p>
          </table:table-cell>
          <table:table-cell office:value-type="float" office:value="0.146331">
            <text:p>0,146331</text:p>
          </table:table-cell>
          <table:table-cell office:value-type="float" office:value="0.426677">
            <text:p>0,426677</text:p>
          </table:table-cell>
          <table:table-cell office:value-type="float" office:value="165.962">
            <text:p>165,962</text:p>
          </table:table-cell>
          <table:table-cell office:value-type="float" office:value="0.186213">
            <text:p>0,186213</text:p>
          </table:table-cell>
          <table:table-cell office:value-type="float" office:value="166.148">
            <text:p>166,148</text:p>
          </table:table-cell>
          <table:table-cell office:value-type="float" office:value="58.7119">
            <text:p>58,7119</text:p>
          </table:table-cell>
          <table:table-cell office:value-type="float" office:value="0.109382">
            <text:p>0,109382</text:p>
          </table:table-cell>
          <table:table-cell office:value-type="float" office:value="58.8213">
            <text:p>58,8213</text:p>
          </table:table-cell>
          <table:table-cell office:value-type="float" office:value="10.193">
            <text:p>10,193</text:p>
          </table:table-cell>
          <table:table-cell office:value-type="float" office:value="0.0838692">
            <text:p>0,0838692</text:p>
          </table:table-cell>
          <table:table-cell office:value-type="float" office:value="10.2769">
            <text:p>10,2769</text:p>
          </table:table-cell>
        </table:table-row>
        <table:table-row table:style-name="ro1">
          <table:table-cell office:value-type="float" office:value="143.474">
            <text:p>143,474</text:p>
          </table:table-cell>
          <table:table-cell office:value-type="float" office:value="0.294129">
            <text:p>0,294129</text:p>
          </table:table-cell>
          <table:table-cell office:value-type="float" office:value="143.768">
            <text:p>143,768</text:p>
          </table:table-cell>
          <table:table-cell office:value-type="float" office:value="119.821">
            <text:p>119,821</text:p>
          </table:table-cell>
          <table:table-cell office:value-type="float" office:value="0.181814">
            <text:p>0,181814</text:p>
          </table:table-cell>
          <table:table-cell office:value-type="float" office:value="120.003">
            <text:p>120,003</text:p>
          </table:table-cell>
          <table:table-cell office:value-type="float" office:value="0.0155422">
            <text:p>0,0155422</text:p>
          </table:table-cell>
          <table:table-cell office:value-type="float" office:value="0.11466">
            <text:p>0,11466</text:p>
          </table:table-cell>
          <table:table-cell office:value-type="float" office:value="0.130202">
            <text:p>0,130202</text:p>
          </table:table-cell>
          <table:table-cell office:value-type="float" office:value="0.482101">
            <text:p>0,482101</text:p>
          </table:table-cell>
          <table:table-cell office:value-type="float" office:value="0.135481">
            <text:p>0,135481</text:p>
          </table:table-cell>
          <table:table-cell office:value-type="float" office:value="0.617582">
            <text:p>0,617582</text:p>
          </table:table-cell>
          <table:table-cell office:value-type="float" office:value="79.7769">
            <text:p>79,7769</text:p>
          </table:table-cell>
          <table:table-cell office:value-type="float" office:value="0.649839">
            <text:p>0,649839</text:p>
          </table:table-cell>
          <table:table-cell office:value-type="float" office:value="80.4267">
            <text:p>80,4267</text:p>
          </table:table-cell>
          <table:table-cell office:value-type="float" office:value="1.21552">
            <text:p>1,21552</text:p>
          </table:table-cell>
          <table:table-cell office:value-type="float" office:value="0.401751">
            <text:p>0,401751</text:p>
          </table:table-cell>
          <table:table-cell office:value-type="float" office:value="1.61727">
            <text:p>1,61727</text:p>
          </table:table-cell>
          <table:table-cell office:value-type="float" office:value="232.757">
            <text:p>232,757</text:p>
          </table:table-cell>
          <table:table-cell office:value-type="float" office:value="0.282985">
            <text:p>0,282985</text:p>
          </table:table-cell>
          <table:table-cell office:value-type="float" office:value="233.04">
            <text:p>233,04</text:p>
          </table:table-cell>
          <table:table-cell office:value-type="float" office:value="55.8841">
            <text:p>55,8841</text:p>
          </table:table-cell>
          <table:table-cell office:value-type="float" office:value="0.101171">
            <text:p>0,101171</text:p>
          </table:table-cell>
          <table:table-cell office:value-type="float" office:value="55.9853">
            <text:p>55,9853</text:p>
          </table:table-cell>
          <table:table-cell office:value-type="float" office:value="7.26407">
            <text:p>7,26407</text:p>
          </table:table-cell>
          <table:table-cell office:value-type="float" office:value="0.0586498">
            <text:p>0,0586498</text:p>
          </table:table-cell>
          <table:table-cell office:value-type="float" office:value="7.32272">
            <text:p>7,32272</text:p>
          </table:table-cell>
        </table:table-row>
        <table:table-row table:style-name="ro1">
          <table:table-cell office:value-type="float" office:value="143.053">
            <text:p>143,053</text:p>
          </table:table-cell>
          <table:table-cell office:value-type="float" office:value="0.281519">
            <text:p>0,281519</text:p>
          </table:table-cell>
          <table:table-cell office:value-type="float" office:value="143.335">
            <text:p>143,335</text:p>
          </table:table-cell>
          <table:table-cell office:value-type="float" office:value="153.242">
            <text:p>153,242</text:p>
          </table:table-cell>
          <table:table-cell office:value-type="float" office:value="0.598521">
            <text:p>0,598521</text:p>
          </table:table-cell>
          <table:table-cell office:value-type="float" office:value="153.84">
            <text:p>153,84</text:p>
          </table:table-cell>
          <table:table-cell office:value-type="float" office:value="0.0460401">
            <text:p>0,0460401</text:p>
          </table:table-cell>
          <table:table-cell office:value-type="float" office:value="0.271842">
            <text:p>0,271842</text:p>
          </table:table-cell>
          <table:table-cell office:value-type="float" office:value="0.317882">
            <text:p>0,317882</text:p>
          </table:table-cell>
          <table:table-cell office:value-type="float" office:value="1.87415">
            <text:p>1,87415</text:p>
          </table:table-cell>
          <table:table-cell office:value-type="float" office:value="0.408789">
            <text:p>0,408789</text:p>
          </table:table-cell>
          <table:table-cell office:value-type="float" office:value="2.28294">
            <text:p>2,28294</text:p>
          </table:table-cell>
          <table:table-cell office:value-type="float" office:value="68.1182">
            <text:p>68,1182</text:p>
          </table:table-cell>
          <table:table-cell office:value-type="float" office:value="0.225802">
            <text:p>0,225802</text:p>
          </table:table-cell>
          <table:table-cell office:value-type="float" office:value="68.344">
            <text:p>68,344</text:p>
          </table:table-cell>
          <table:table-cell office:value-type="float" office:value="0.252194">
            <text:p>0,252194</text:p>
          </table:table-cell>
          <table:table-cell office:value-type="float" office:value="0.182694">
            <text:p>0,182694</text:p>
          </table:table-cell>
          <table:table-cell office:value-type="float" office:value="0.434888">
            <text:p>0,434888</text:p>
          </table:table-cell>
          <table:table-cell office:value-type="float" office:value="186.175">
            <text:p>186,175</text:p>
          </table:table-cell>
          <table:table-cell office:value-type="float" office:value="0.170084">
            <text:p>0,170084</text:p>
          </table:table-cell>
          <table:table-cell office:value-type="float" office:value="186.346">
            <text:p>186,346</text:p>
          </table:table-cell>
          <table:table-cell office:value-type="float" office:value="73.2585">
            <text:p>73,2585</text:p>
          </table:table-cell>
          <table:table-cell office:value-type="float" office:value="0.107329">
            <text:p>0,107329</text:p>
          </table:table-cell>
          <table:table-cell office:value-type="float" office:value="73.3659">
            <text:p>73,3659</text:p>
          </table:table-cell>
          <table:table-cell office:value-type="float" office:value="7.54881">
            <text:p>7,54881</text:p>
          </table:table-cell>
          <table:table-cell office:value-type="float" office:value="0.0595295">
            <text:p>0,0595295</text:p>
          </table:table-cell>
          <table:table-cell office:value-type="float" office:value="7.60834">
            <text:p>7,60834</text:p>
          </table:table-cell>
        </table:table-row>
        <table:table-row table:style-name="ro1">
          <table:table-cell office:value-type="float" office:value="200.14">
            <text:p>200,14</text:p>
          </table:table-cell>
          <table:table-cell office:value-type="float" office:value="0.332251">
            <text:p>0,332251</text:p>
          </table:table-cell>
          <table:table-cell office:value-type="float" office:value="200.472">
            <text:p>200,472</text:p>
          </table:table-cell>
          <table:table-cell office:value-type="float" office:value="115.563">
            <text:p>115,563</text:p>
          </table:table-cell>
          <table:table-cell office:value-type="float" office:value="0.209673">
            <text:p>0,209673</text:p>
          </table:table-cell>
          <table:table-cell office:value-type="float" office:value="115.772">
            <text:p>115,772</text:p>
          </table:table-cell>
          <table:table-cell office:value-type="float" office:value="0.0363629">
            <text:p>0,0363629</text:p>
          </table:table-cell>
          <table:table-cell office:value-type="float" office:value="0.260991">
            <text:p>0,260991</text:p>
          </table:table-cell>
          <table:table-cell office:value-type="float" office:value="0.297354">
            <text:p>0,297354</text:p>
          </table:table-cell>
          <table:table-cell office:value-type="float" office:value="1.36097">
            <text:p>1,36097</text:p>
          </table:table-cell>
          <table:table-cell office:value-type="float" office:value="0.282399">
            <text:p>0,282399</text:p>
          </table:table-cell>
          <table:table-cell office:value-type="float" office:value="1.64337">
            <text:p>1,64337</text:p>
          </table:table-cell>
          <table:table-cell office:value-type="float" office:value="56.853">
            <text:p>56,853</text:p>
          </table:table-cell>
          <table:table-cell office:value-type="float" office:value="0.254247">
            <text:p>0,254247</text:p>
          </table:table-cell>
          <table:table-cell office:value-type="float" office:value="57.1073">
            <text:p>57,1073</text:p>
          </table:table-cell>
          <table:table-cell office:value-type="float" office:value="0.330785">
            <text:p>0,330785</text:p>
          </table:table-cell>
          <table:table-cell office:value-type="float" office:value="0.143692">
            <text:p>0,143692</text:p>
          </table:table-cell>
          <table:table-cell office:value-type="float" office:value="0.474477">
            <text:p>0,474477</text:p>
          </table:table-cell>
          <table:table-cell office:value-type="float" office:value="151.633">
            <text:p>151,633</text:p>
          </table:table-cell>
          <table:table-cell office:value-type="float" office:value="0.180935">
            <text:p>0,180935</text:p>
          </table:table-cell>
          <table:table-cell office:value-type="float" office:value="151.813">
            <text:p>151,813</text:p>
          </table:table-cell>
          <table:table-cell office:value-type="float" office:value="54.5367">
            <text:p>54,5367</text:p>
          </table:table-cell>
          <table:table-cell office:value-type="float" office:value="0.187386">
            <text:p>0,187386</text:p>
          </table:table-cell>
          <table:table-cell office:value-type="float" office:value="54.724">
            <text:p>54,724</text:p>
          </table:table-cell>
          <table:table-cell office:value-type="float" office:value="7.64207">
            <text:p>7,64207</text:p>
          </table:table-cell>
          <table:table-cell office:value-type="float" office:value="0.35923">
            <text:p>0,35923</text:p>
          </table:table-cell>
          <table:table-cell office:value-type="float" office:value="8.00129">
            <text:p>8,00129</text:p>
          </table:table-cell>
        </table:table-row>
        <table:table-row table:style-name="ro1">
          <table:table-cell office:value-type="float" office:value="236.925">
            <text:p>236,925</text:p>
          </table:table-cell>
          <table:table-cell office:value-type="float" office:value="0.327852">
            <text:p>0,327852</text:p>
          </table:table-cell>
          <table:table-cell office:value-type="float" office:value="237.253">
            <text:p>237,253</text:p>
          </table:table-cell>
          <table:table-cell office:value-type="float" office:value="87.5195">
            <text:p>87,5195</text:p>
          </table:table-cell>
          <table:table-cell office:value-type="float" office:value="0.448377">
            <text:p>0,448377</text:p>
          </table:table-cell>
          <table:table-cell office:value-type="float" office:value="87.9679">
            <text:p>87,9679</text:p>
          </table:table-cell>
          <table:table-cell office:value-type="float" office:value="0.0181814">
            <text:p>0,0181814</text:p>
          </table:table-cell>
          <table:table-cell office:value-type="float" office:value="0.142226">
            <text:p>0,142226</text:p>
          </table:table-cell>
          <table:table-cell office:value-type="float" office:value="0.160407">
            <text:p>0,160407</text:p>
          </table:table-cell>
          <table:table-cell office:value-type="float" office:value="0.557759">
            <text:p>0,557759</text:p>
          </table:table-cell>
          <table:table-cell office:value-type="float" office:value="0.0985316">
            <text:p>0,0985316</text:p>
          </table:table-cell>
          <table:table-cell office:value-type="float" office:value="0.656291">
            <text:p>0,656291</text:p>
          </table:table-cell>
          <table:table-cell office:value-type="float" office:value="50.4866">
            <text:p>50,4866</text:p>
          </table:table-cell>
          <table:table-cell office:value-type="float" office:value="0.250728">
            <text:p>0,250728</text:p>
          </table:table-cell>
          <table:table-cell office:value-type="float" office:value="50.7373">
            <text:p>50,7373</text:p>
          </table:table-cell>
          <table:table-cell office:value-type="float" office:value="0.368027">
            <text:p>0,368027</text:p>
          </table:table-cell>
          <table:table-cell office:value-type="float" office:value="0.190025">
            <text:p>0,190025</text:p>
          </table:table-cell>
          <table:table-cell office:value-type="float" office:value="0.558053">
            <text:p>0,558053</text:p>
          </table:table-cell>
          <table:table-cell office:value-type="float" office:value="186.103">
            <text:p>186,103</text:p>
          </table:table-cell>
          <table:table-cell office:value-type="float" office:value="0.219937">
            <text:p>0,219937</text:p>
          </table:table-cell>
          <table:table-cell office:value-type="float" office:value="186.323">
            <text:p>186,323</text:p>
          </table:table-cell>
          <table:table-cell office:value-type="float" office:value="69.1114">
            <text:p>69,1114</text:p>
          </table:table-cell>
          <table:table-cell office:value-type="float" office:value="0.123458">
            <text:p>0,123458</text:p>
          </table:table-cell>
          <table:table-cell office:value-type="float" office:value="69.2349">
            <text:p>69,2349</text:p>
          </table:table-cell>
          <table:table-cell office:value-type="float" office:value="7.51157">
            <text:p>7,51157</text:p>
          </table:table-cell>
          <table:table-cell office:value-type="float" office:value="0.0686202">
            <text:p>0,0686202</text:p>
          </table:table-cell>
          <table:table-cell office:value-type="float" office:value="7.58019">
            <text:p>7,58019</text:p>
          </table:table-cell>
        </table:table-row>
        <table:table-row table:style-name="ro1">
          <table:table-cell office:value-type="float" office:value="159.92">
            <text:p>159,92</text:p>
          </table:table-cell>
          <table:table-cell office:value-type="float" office:value="0.314363">
            <text:p>0,314363</text:p>
          </table:table-cell>
          <table:table-cell office:value-type="float" office:value="160.234">
            <text:p>160,234</text:p>
          </table:table-cell>
          <table:table-cell office:value-type="float" office:value="88.8717">
            <text:p>88,8717</text:p>
          </table:table-cell>
          <table:table-cell office:value-type="float" office:value="0.206154">
            <text:p>0,206154</text:p>
          </table:table-cell>
          <table:table-cell office:value-type="float" office:value="89.0779">
            <text:p>89,0779</text:p>
          </table:table-cell>
          <table:table-cell office:value-type="float" office:value="0.0167152">
            <text:p>0,0167152</text:p>
          </table:table-cell>
          <table:table-cell office:value-type="float" office:value="0.154835">
            <text:p>0,154835</text:p>
          </table:table-cell>
          <table:table-cell office:value-type="float" office:value="0.171551">
            <text:p>0,171551</text:p>
          </table:table-cell>
          <table:table-cell office:value-type="float" office:value="0.585911">
            <text:p>0,585911</text:p>
          </table:table-cell>
          <table:table-cell office:value-type="float" office:value="0.100291">
            <text:p>0,100291</text:p>
          </table:table-cell>
          <table:table-cell office:value-type="float" office:value="0.686202">
            <text:p>0,686202</text:p>
          </table:table-cell>
          <table:table-cell office:value-type="float" office:value="55.0783">
            <text:p>55,0783</text:p>
          </table:table-cell>
          <table:table-cell office:value-type="float" office:value="0.271842">
            <text:p>0,271842</text:p>
          </table:table-cell>
          <table:table-cell office:value-type="float" office:value="55.3501">
            <text:p>55,3501</text:p>
          </table:table-cell>
          <table:table-cell office:value-type="float" office:value="0.295595">
            <text:p>0,295595</text:p>
          </table:table-cell>
          <table:table-cell office:value-type="float" office:value="0.138707">
            <text:p>0,138707</text:p>
          </table:table-cell>
          <table:table-cell office:value-type="float" office:value="0.434302">
            <text:p>0,434302</text:p>
          </table:table-cell>
          <table:table-cell office:value-type="float" office:value="178.247">
            <text:p>178,247</text:p>
          </table:table-cell>
          <table:table-cell office:value-type="float" office:value="0.18504">
            <text:p>0,18504</text:p>
          </table:table-cell>
          <table:table-cell office:value-type="float" office:value="178.432">
            <text:p>178,432</text:p>
          </table:table-cell>
          <table:table-cell office:value-type="float" office:value="56.819">
            <text:p>56,819</text:p>
          </table:table-cell>
          <table:table-cell office:value-type="float" office:value="0.115247">
            <text:p>0,115247</text:p>
          </table:table-cell>
          <table:table-cell office:value-type="float" office:value="56.9343">
            <text:p>56,9343</text:p>
          </table:table-cell>
          <table:table-cell office:value-type="float" office:value="7.57638">
            <text:p>7,57638</text:p>
          </table:table-cell>
          <table:table-cell office:value-type="float" office:value="0.0633418">
            <text:p>0,0633418</text:p>
          </table:table-cell>
          <table:table-cell office:value-type="float" office:value="7.63972">
            <text:p>7,63972</text:p>
          </table:table-cell>
        </table:table-row>
        <table:table-row table:style-name="ro1">
          <table:table-cell office:value-type="float" office:value="168.797">
            <text:p>168,797</text:p>
          </table:table-cell>
          <table:table-cell office:value-type="float" office:value="0.324333">
            <text:p>0,324333</text:p>
          </table:table-cell>
          <table:table-cell office:value-type="float" office:value="169.122">
            <text:p>169,122</text:p>
          </table:table-cell>
          <table:table-cell office:value-type="float" office:value="99.7495">
            <text:p>99,7495</text:p>
          </table:table-cell>
          <table:table-cell office:value-type="float" office:value="0.203515">
            <text:p>0,203515</text:p>
          </table:table-cell>
          <table:table-cell office:value-type="float" office:value="99.953">
            <text:p>99,953</text:p>
          </table:table-cell>
          <table:table-cell office:value-type="float" office:value="0.0173017">
            <text:p>0,0173017</text:p>
          </table:table-cell>
          <table:table-cell office:value-type="float" office:value="0.237532">
            <text:p>0,237532</text:p>
          </table:table-cell>
          <table:table-cell office:value-type="float" office:value="0.254833">
            <text:p>0,254833</text:p>
          </table:table-cell>
          <table:table-cell office:value-type="float" office:value="0.696173">
            <text:p>0,696173</text:p>
          </table:table-cell>
          <table:table-cell office:value-type="float" office:value="0.101464">
            <text:p>0,101464</text:p>
          </table:table-cell>
          <table:table-cell office:value-type="float" office:value="0.797637">
            <text:p>0,797637</text:p>
          </table:table-cell>
          <table:table-cell office:value-type="float" office:value="56.9618">
            <text:p>56,9618</text:p>
          </table:table-cell>
          <table:table-cell office:value-type="float" office:value="0.260405">
            <text:p>0,260405</text:p>
          </table:table-cell>
          <table:table-cell office:value-type="float" office:value="57.2222">
            <text:p>57,2222</text:p>
          </table:table-cell>
          <table:table-cell office:value-type="float" office:value="0.321694">
            <text:p>0,321694</text:p>
          </table:table-cell>
          <table:table-cell office:value-type="float" office:value="0.139293">
            <text:p>0,139293</text:p>
          </table:table-cell>
          <table:table-cell office:value-type="float" office:value="0.460987">
            <text:p>0,460987</text:p>
          </table:table-cell>
          <table:table-cell office:value-type="float" office:value="198.439">
            <text:p>198,439</text:p>
          </table:table-cell>
          <table:table-cell office:value-type="float" office:value="0.685323">
            <text:p>0,685323</text:p>
          </table:table-cell>
          <table:table-cell office:value-type="float" office:value="199.125">
            <text:p>199,125</text:p>
          </table:table-cell>
          <table:table-cell office:value-type="float" office:value="57.5061">
            <text:p>57,5061</text:p>
          </table:table-cell>
          <table:table-cell office:value-type="float" office:value="0.114367">
            <text:p>0,114367</text:p>
          </table:table-cell>
          <table:table-cell office:value-type="float" office:value="57.6205">
            <text:p>57,6205</text:p>
          </table:table-cell>
          <table:table-cell office:value-type="float" office:value="7.96259">
            <text:p>7,96259</text:p>
          </table:table-cell>
          <table:table-cell office:value-type="float" office:value="0.063635">
            <text:p>0,063635</text:p>
          </table:table-cell>
          <table:table-cell office:value-type="float" office:value="8.02622">
            <text:p>8,02622</text:p>
          </table:table-cell>
        </table:table-row>
        <table:table-row table:style-name="ro1">
          <table:table-cell office:value-type="float" office:value="181.073">
            <text:p>181,073</text:p>
          </table:table-cell>
          <table:table-cell office:value-type="float" office:value="0.332251">
            <text:p>0,332251</text:p>
          </table:table-cell>
          <table:table-cell office:value-type="float" office:value="181.406">
            <text:p>181,406</text:p>
          </table:table-cell>
          <table:table-cell office:value-type="float" office:value="80.454">
            <text:p>80,454</text:p>
          </table:table-cell>
          <table:table-cell office:value-type="float" office:value="0.198236">
            <text:p>0,198236</text:p>
          </table:table-cell>
          <table:table-cell office:value-type="float" office:value="80.6522">
            <text:p>80,6522</text:p>
          </table:table-cell>
          <table:table-cell office:value-type="float" office:value="0.0234599">
            <text:p>0,0234599</text:p>
          </table:table-cell>
          <table:table-cell office:value-type="float" office:value="0.113487">
            <text:p>0,113487</text:p>
          </table:table-cell>
          <table:table-cell office:value-type="float" office:value="0.136947">
            <text:p>0,136947</text:p>
          </table:table-cell>
          <table:table-cell office:value-type="float" office:value="0.479169">
            <text:p>0,479169</text:p>
          </table:table-cell>
          <table:table-cell office:value-type="float" office:value="0.0999979">
            <text:p>0,0999979</text:p>
          </table:table-cell>
          <table:table-cell office:value-type="float" office:value="0.579166">
            <text:p>0,579166</text:p>
          </table:table-cell>
          <table:table-cell office:value-type="float" office:value="64.8244">
            <text:p>64,8244</text:p>
          </table:table-cell>
          <table:table-cell office:value-type="float" office:value="0.253367">
            <text:p>0,253367</text:p>
          </table:table-cell>
          <table:table-cell office:value-type="float" office:value="65.0778">
            <text:p>65,0778</text:p>
          </table:table-cell>
          <table:table-cell office:value-type="float" office:value="0.258939">
            <text:p>0,258939</text:p>
          </table:table-cell>
          <table:table-cell office:value-type="float" office:value="0.200875">
            <text:p>0,200875</text:p>
          </table:table-cell>
          <table:table-cell office:value-type="float" office:value="0.459814">
            <text:p>0,459814</text:p>
          </table:table-cell>
          <table:table-cell office:value-type="float" office:value="138.775">
            <text:p>138,775</text:p>
          </table:table-cell>
          <table:table-cell office:value-type="float" office:value="0.168032">
            <text:p>0,168032</text:p>
          </table:table-cell>
          <table:table-cell office:value-type="float" office:value="138.943">
            <text:p>138,943</text:p>
          </table:table-cell>
          <table:table-cell office:value-type="float" office:value="62.5535">
            <text:p>62,5535</text:p>
          </table:table-cell>
          <table:table-cell office:value-type="float" office:value="0.108795">
            <text:p>0,108795</text:p>
          </table:table-cell>
          <table:table-cell office:value-type="float" office:value="62.6623">
            <text:p>62,6623</text:p>
          </table:table-cell>
          <table:table-cell office:value-type="float" office:value="8.3268">
            <text:p>8,3268</text:p>
          </table:table-cell>
          <table:table-cell office:value-type="float" office:value="0.0665675">
            <text:p>0,0665675</text:p>
          </table:table-cell>
          <table:table-cell office:value-type="float" office:value="8.39337">
            <text:p>8,39337</text:p>
          </table:table-cell>
        </table:table-row>
        <table:table-row table:style-name="ro1">
          <table:table-cell office:value-type="float" office:value="189.838">
            <text:p>189,838</text:p>
          </table:table-cell>
          <table:table-cell office:value-type="float" office:value="0.310257">
            <text:p>0,310257</text:p>
          </table:table-cell>
          <table:table-cell office:value-type="float" office:value="190.148">
            <text:p>190,148</text:p>
          </table:table-cell>
          <table:table-cell office:value-type="float" office:value="80.5144">
            <text:p>80,5144</text:p>
          </table:table-cell>
          <table:table-cell office:value-type="float" office:value="0.200875">
            <text:p>0,200875</text:p>
          </table:table-cell>
          <table:table-cell office:value-type="float" office:value="80.7153">
            <text:p>80,7153</text:p>
          </table:table-cell>
          <table:table-cell office:value-type="float" office:value="0.0170084">
            <text:p>0,0170084</text:p>
          </table:table-cell>
          <table:table-cell office:value-type="float" office:value="0.153956">
            <text:p>0,153956</text:p>
          </table:table-cell>
          <table:table-cell office:value-type="float" office:value="0.170964">
            <text:p>0,170964</text:p>
          </table:table-cell>
          <table:table-cell office:value-type="float" office:value="0.486793">
            <text:p>0,486793</text:p>
          </table:table-cell>
          <table:table-cell office:value-type="float" office:value="0.0970654">
            <text:p>0,0970654</text:p>
          </table:table-cell>
          <table:table-cell office:value-type="float" office:value="0.583858">
            <text:p>0,583858</text:p>
          </table:table-cell>
          <table:table-cell office:value-type="float" office:value="56.2525">
            <text:p>56,2525</text:p>
          </table:table-cell>
          <table:table-cell office:value-type="float" office:value="0.247209">
            <text:p>0,247209</text:p>
          </table:table-cell>
          <table:table-cell office:value-type="float" office:value="56.4997">
            <text:p>56,4997</text:p>
          </table:table-cell>
          <table:table-cell office:value-type="float" office:value="0.277707">
            <text:p>0,277707</text:p>
          </table:table-cell>
          <table:table-cell office:value-type="float" office:value="0.134308">
            <text:p>0,134308</text:p>
          </table:table-cell>
          <table:table-cell office:value-type="float" office:value="0.412015">
            <text:p>0,412015</text:p>
          </table:table-cell>
          <table:table-cell office:value-type="float" office:value="144.856">
            <text:p>144,856</text:p>
          </table:table-cell>
          <table:table-cell office:value-type="float" office:value="0.468905">
            <text:p>0,468905</text:p>
          </table:table-cell>
          <table:table-cell office:value-type="float" office:value="145.325">
            <text:p>145,325</text:p>
          </table:table-cell>
          <table:table-cell office:value-type="float" office:value="53.066">
            <text:p>53,066</text:p>
          </table:table-cell>
          <table:table-cell office:value-type="float" office:value="0.102637">
            <text:p>0,102637</text:p>
          </table:table-cell>
          <table:table-cell office:value-type="float" office:value="53.1687">
            <text:p>53,1687</text:p>
          </table:table-cell>
          <table:table-cell office:value-type="float" office:value="7.44442">
            <text:p>7,44442</text:p>
          </table:table-cell>
          <table:table-cell office:value-type="float" office:value="0.0568903">
            <text:p>0,0568903</text:p>
          </table:table-cell>
          <table:table-cell office:value-type="float" office:value="7.50131">
            <text:p>7,50131</text:p>
          </table:table-cell>
        </table:table-row>
        <table:table-row table:style-name="ro1">
          <table:table-cell office:value-type="float" office:value="148.819">
            <text:p>148,819</text:p>
          </table:table-cell>
          <table:table-cell office:value-type="float" office:value="0.295302">
            <text:p>0,295302</text:p>
          </table:table-cell>
          <table:table-cell office:value-type="float" office:value="149.114">
            <text:p>149,114</text:p>
          </table:table-cell>
          <table:table-cell office:value-type="float" office:value="89.1567">
            <text:p>89,1567</text:p>
          </table:table-cell>
          <table:table-cell office:value-type="float" office:value="0.204394">
            <text:p>0,204394</text:p>
          </table:table-cell>
          <table:table-cell office:value-type="float" office:value="89.3611">
            <text:p>89,3611</text:p>
          </table:table-cell>
          <table:table-cell office:value-type="float" office:value="0.0272721">
            <text:p>0,0272721</text:p>
          </table:table-cell>
          <table:table-cell office:value-type="float" office:value="0.180641">
            <text:p>0,180641</text:p>
          </table:table-cell>
          <table:table-cell office:value-type="float" office:value="0.207913">
            <text:p>0,207913</text:p>
          </table:table-cell>
          <table:table-cell office:value-type="float" office:value="0.515238">
            <text:p>0,515238</text:p>
          </table:table-cell>
          <table:table-cell office:value-type="float" office:value="0.20674">
            <text:p>0,20674</text:p>
          </table:table-cell>
          <table:table-cell office:value-type="float" office:value="0.721979">
            <text:p>0,721979</text:p>
          </table:table-cell>
          <table:table-cell office:value-type="float" office:value="63.3359">
            <text:p>63,3359</text:p>
          </table:table-cell>
          <table:table-cell office:value-type="float" office:value="0.642508">
            <text:p>0,642508</text:p>
          </table:table-cell>
          <table:table-cell office:value-type="float" office:value="63.9784">
            <text:p>63,9784</text:p>
          </table:table-cell>
          <table:table-cell office:value-type="float" office:value="0.371546">
            <text:p>0,371546</text:p>
          </table:table-cell>
          <table:table-cell office:value-type="float" office:value="0.139293">
            <text:p>0,139293</text:p>
          </table:table-cell>
          <table:table-cell office:value-type="float" office:value="0.51084">
            <text:p>0,51084</text:p>
          </table:table-cell>
          <table:table-cell office:value-type="float" office:value="148.997">
            <text:p>148,997</text:p>
          </table:table-cell>
          <table:table-cell office:value-type="float" office:value="0.360696">
            <text:p>0,360696</text:p>
          </table:table-cell>
          <table:table-cell office:value-type="float" office:value="149.358">
            <text:p>149,358</text:p>
          </table:table-cell>
          <table:table-cell office:value-type="float" office:value="56.4143">
            <text:p>56,4143</text:p>
          </table:table-cell>
          <table:table-cell office:value-type="float" office:value="0.120525">
            <text:p>0,120525</text:p>
          </table:table-cell>
          <table:table-cell office:value-type="float" office:value="56.5349">
            <text:p>56,5349</text:p>
          </table:table-cell>
          <table:table-cell office:value-type="float" office:value="7.31304">
            <text:p>7,31304</text:p>
          </table:table-cell>
          <table:table-cell office:value-type="float" office:value="0.0574768">
            <text:p>0,0574768</text:p>
          </table:table-cell>
          <table:table-cell office:value-type="float" office:value="7.37052">
            <text:p>7,37052</text:p>
          </table:table-cell>
        </table:table-row>
        <table:table-row table:style-name="ro1">
          <table:table-cell office:value-type="float" office:value="170.208">
            <text:p>170,208</text:p>
          </table:table-cell>
          <table:table-cell office:value-type="float" office:value="0.349259">
            <text:p>0,349259</text:p>
          </table:table-cell>
          <table:table-cell office:value-type="float" office:value="170.557">
            <text:p>170,557</text:p>
          </table:table-cell>
          <table:table-cell office:value-type="float" office:value="90.3599">
            <text:p>90,3599</text:p>
          </table:table-cell>
          <table:table-cell office:value-type="float" office:value="0.205567">
            <text:p>0,205567</text:p>
          </table:table-cell>
          <table:table-cell office:value-type="float" office:value="90.5655">
            <text:p>90,5655</text:p>
          </table:table-cell>
          <table:table-cell office:value-type="float" office:value="0.0170084">
            <text:p>0,0170084</text:p>
          </table:table-cell>
          <table:table-cell office:value-type="float" office:value="0.103224">
            <text:p>0,103224</text:p>
          </table:table-cell>
          <table:table-cell office:value-type="float" office:value="0.120232">
            <text:p>0,120232</text:p>
          </table:table-cell>
          <table:table-cell office:value-type="float" office:value="0.495884">
            <text:p>0,495884</text:p>
          </table:table-cell>
          <table:table-cell office:value-type="float" office:value="0.329905">
            <text:p>0,329905</text:p>
          </table:table-cell>
          <table:table-cell office:value-type="float" office:value="0.825789">
            <text:p>0,825789</text:p>
          </table:table-cell>
          <table:table-cell office:value-type="float" office:value="57.1677">
            <text:p>57,1677</text:p>
          </table:table-cell>
          <table:table-cell office:value-type="float" office:value="0.665675">
            <text:p>0,665675</text:p>
          </table:table-cell>
          <table:table-cell office:value-type="float" office:value="57.8334">
            <text:p>57,8334</text:p>
          </table:table-cell>
          <table:table-cell office:value-type="float" office:value="0.387968">
            <text:p>0,387968</text:p>
          </table:table-cell>
          <table:table-cell office:value-type="float" office:value="0.163926">
            <text:p>0,163926</text:p>
          </table:table-cell>
          <table:table-cell office:value-type="float" office:value="0.551894">
            <text:p>0,551894</text:p>
          </table:table-cell>
          <table:table-cell office:value-type="float" office:value="157.177">
            <text:p>157,177</text:p>
          </table:table-cell>
          <table:table-cell office:value-type="float" office:value="0.159527">
            <text:p>0,159527</text:p>
          </table:table-cell>
          <table:table-cell office:value-type="float" office:value="157.337">
            <text:p>157,337</text:p>
          </table:table-cell>
          <table:table-cell office:value-type="float" office:value="64.0227">
            <text:p>64,0227</text:p>
          </table:table-cell>
          <table:table-cell office:value-type="float" office:value="0.106156">
            <text:p>0,106156</text:p>
          </table:table-cell>
          <table:table-cell office:value-type="float" office:value="64.1288">
            <text:p>64,1288</text:p>
          </table:table-cell>
          <table:table-cell office:value-type="float" office:value="7.1541">
            <text:p>7,1541</text:p>
          </table:table-cell>
          <table:table-cell office:value-type="float" office:value="0.0560105">
            <text:p>0,0560105</text:p>
          </table:table-cell>
          <table:table-cell office:value-type="float" office:value="7.21011">
            <text:p>7,21011</text:p>
          </table:table-cell>
        </table:table-row>
        <table:table-row table:style-name="ro1">
          <table:table-cell office:value-type="float" office:value="205.46">
            <text:p>205,46</text:p>
          </table:table-cell>
          <table:table-cell office:value-type="float" office:value="0.470664">
            <text:p>0,470664</text:p>
          </table:table-cell>
          <table:table-cell office:value-type="float" office:value="205.93">
            <text:p>205,93</text:p>
          </table:table-cell>
          <table:table-cell office:value-type="float" office:value="97.2466">
            <text:p>97,2466</text:p>
          </table:table-cell>
          <table:table-cell office:value-type="float" office:value="0.534886">
            <text:p>0,534886</text:p>
          </table:table-cell>
          <table:table-cell office:value-type="float" office:value="97.7815">
            <text:p>97,7815</text:p>
          </table:table-cell>
          <table:table-cell office:value-type="float" office:value="0.0170084">
            <text:p>0,0170084</text:p>
          </table:table-cell>
          <table:table-cell office:value-type="float" office:value="0.100584">
            <text:p>0,100584</text:p>
          </table:table-cell>
          <table:table-cell office:value-type="float" office:value="0.117593">
            <text:p>0,117593</text:p>
          </table:table-cell>
          <table:table-cell office:value-type="float" office:value="0.52081">
            <text:p>0,52081</text:p>
          </table:table-cell>
          <table:table-cell office:value-type="float" office:value="0.338702">
            <text:p>0,338702</text:p>
          </table:table-cell>
          <table:table-cell office:value-type="float" office:value="0.859512">
            <text:p>0,859512</text:p>
          </table:table-cell>
          <table:table-cell office:value-type="float" office:value="71.3401">
            <text:p>71,3401</text:p>
          </table:table-cell>
          <table:table-cell office:value-type="float" office:value="0.246036">
            <text:p>0,246036</text:p>
          </table:table-cell>
          <table:table-cell office:value-type="float" office:value="71.5862">
            <text:p>71,5862</text:p>
          </table:table-cell>
          <table:table-cell office:value-type="float" office:value="0.296475">
            <text:p>0,296475</text:p>
          </table:table-cell>
          <table:table-cell office:value-type="float" office:value="0.13812">
            <text:p>0,13812</text:p>
          </table:table-cell>
          <table:table-cell office:value-type="float" office:value="0.434595">
            <text:p>0,434595</text:p>
          </table:table-cell>
          <table:table-cell office:value-type="float" office:value="190.653">
            <text:p>190,653</text:p>
          </table:table-cell>
          <table:table-cell office:value-type="float" office:value="0.175656">
            <text:p>0,175656</text:p>
          </table:table-cell>
          <table:table-cell office:value-type="float" office:value="190.829">
            <text:p>190,829</text:p>
          </table:table-cell>
          <table:table-cell office:value-type="float" office:value="53.1006">
            <text:p>53,1006</text:p>
          </table:table-cell>
          <table:table-cell office:value-type="float" office:value="0.107329">
            <text:p>0,107329</text:p>
          </table:table-cell>
          <table:table-cell office:value-type="float" office:value="53.208">
            <text:p>53,208</text:p>
          </table:table-cell>
          <table:table-cell office:value-type="float" office:value="18.3383">
            <text:p>18,3383</text:p>
          </table:table-cell>
          <table:table-cell office:value-type="float" office:value="0.159527">
            <text:p>0,159527</text:p>
          </table:table-cell>
          <table:table-cell office:value-type="float" office:value="18.4978">
            <text:p>18,4978</text:p>
          </table:table-cell>
        </table:table-row>
        <table:table-row table:style-name="ro1">
          <table:table-cell office:value-type="float" office:value="176.426">
            <text:p>176,426</text:p>
          </table:table-cell>
          <table:table-cell office:value-type="float" office:value="0.311137">
            <text:p>0,311137</text:p>
          </table:table-cell>
          <table:table-cell office:value-type="float" office:value="176.738">
            <text:p>176,738</text:p>
          </table:table-cell>
          <table:table-cell office:value-type="float" office:value="91.1995">
            <text:p>91,1995</text:p>
          </table:table-cell>
          <table:table-cell office:value-type="float" office:value="0.180348">
            <text:p>0,180348</text:p>
          </table:table-cell>
          <table:table-cell office:value-type="float" office:value="91.3799">
            <text:p>91,3799</text:p>
          </table:table-cell>
          <table:table-cell office:value-type="float" office:value="0.0158354">
            <text:p>0,0158354</text:p>
          </table:table-cell>
          <table:table-cell office:value-type="float" office:value="0.0932531">
            <text:p>0,0932531</text:p>
          </table:table-cell>
          <table:table-cell office:value-type="float" office:value="0.109089">
            <text:p>0,109089</text:p>
          </table:table-cell>
          <table:table-cell office:value-type="float" office:value="0.526382">
            <text:p>0,526382</text:p>
          </table:table-cell>
          <table:table-cell office:value-type="float" office:value="0.10381">
            <text:p>0,10381</text:p>
          </table:table-cell>
          <table:table-cell office:value-type="float" office:value="0.630192">
            <text:p>0,630192</text:p>
          </table:table-cell>
          <table:table-cell office:value-type="float" office:value="82.3897">
            <text:p>82,3897</text:p>
          </table:table-cell>
          <table:table-cell office:value-type="float" office:value="0.253074">
            <text:p>0,253074</text:p>
          </table:table-cell>
          <table:table-cell office:value-type="float" office:value="82.6428">
            <text:p>82,6428</text:p>
          </table:table-cell>
          <table:table-cell office:value-type="float" office:value="0.279759">
            <text:p>0,279759</text:p>
          </table:table-cell>
          <table:table-cell office:value-type="float" office:value="0.151903">
            <text:p>0,151903</text:p>
          </table:table-cell>
          <table:table-cell office:value-type="float" office:value="0.431662">
            <text:p>0,431662</text:p>
          </table:table-cell>
          <table:table-cell office:value-type="float" office:value="167.536">
            <text:p>167,536</text:p>
          </table:table-cell>
          <table:table-cell office:value-type="float" office:value="0.549842">
            <text:p>0,549842</text:p>
          </table:table-cell>
          <table:table-cell office:value-type="float" office:value="168.086">
            <text:p>168,086</text:p>
          </table:table-cell>
          <table:table-cell office:value-type="float" office:value="68.9589">
            <text:p>68,9589</text:p>
          </table:table-cell>
          <table:table-cell office:value-type="float" office:value="0.122285">
            <text:p>0,122285</text:p>
          </table:table-cell>
          <table:table-cell office:value-type="float" office:value="69.0812">
            <text:p>69,0812</text:p>
          </table:table-cell>
          <table:table-cell office:value-type="float" office:value="7.54265">
            <text:p>7,54265</text:p>
          </table:table-cell>
          <table:table-cell office:value-type="float" office:value="0.065981">
            <text:p>0,065981</text:p>
          </table:table-cell>
          <table:table-cell office:value-type="float" office:value="7.60863">
            <text:p>7,60863</text:p>
          </table:table-cell>
        </table:table-row>
        <table:table-row table:style-name="ro1">
          <table:table-cell office:value-type="float" office:value="143.851">
            <text:p>143,851</text:p>
          </table:table-cell>
          <table:table-cell office:value-type="float" office:value="0.326972">
            <text:p>0,326972</text:p>
          </table:table-cell>
          <table:table-cell office:value-type="float" office:value="144.178">
            <text:p>144,178</text:p>
          </table:table-cell>
          <table:table-cell office:value-type="float" office:value="79.7385">
            <text:p>79,7385</text:p>
          </table:table-cell>
          <table:table-cell office:value-type="float" office:value="0.179175">
            <text:p>0,179175</text:p>
          </table:table-cell>
          <table:table-cell office:value-type="float" office:value="79.9176">
            <text:p>79,9176</text:p>
          </table:table-cell>
          <table:table-cell office:value-type="float" office:value="0.0158354">
            <text:p>0,0158354</text:p>
          </table:table-cell>
          <table:table-cell office:value-type="float" office:value="0.0929599">
            <text:p>0,0929599</text:p>
          </table:table-cell>
          <table:table-cell office:value-type="float" office:value="0.108795">
            <text:p>0,108795</text:p>
          </table:table-cell>
          <table:table-cell office:value-type="float" office:value="0.479462">
            <text:p>0,479462</text:p>
          </table:table-cell>
          <table:table-cell office:value-type="float" office:value="0.154542">
            <text:p>0,154542</text:p>
          </table:table-cell>
          <table:table-cell office:value-type="float" office:value="0.634004">
            <text:p>0,634004</text:p>
          </table:table-cell>
          <table:table-cell office:value-type="float" office:value="58.3542">
            <text:p>58,3542</text:p>
          </table:table-cell>
          <table:table-cell office:value-type="float" office:value="0.245449">
            <text:p>0,245449</text:p>
          </table:table-cell>
          <table:table-cell office:value-type="float" office:value="58.5996">
            <text:p>58,5996</text:p>
          </table:table-cell>
          <table:table-cell office:value-type="float" office:value="0.271255">
            <text:p>0,271255</text:p>
          </table:table-cell>
          <table:table-cell office:value-type="float" office:value="0.165979">
            <text:p>0,165979</text:p>
          </table:table-cell>
          <table:table-cell office:value-type="float" office:value="0.437234">
            <text:p>0,437234</text:p>
          </table:table-cell>
          <table:table-cell office:value-type="float" office:value="195.627">
            <text:p>195,627</text:p>
          </table:table-cell>
          <table:table-cell office:value-type="float" office:value="0.164513">
            <text:p>0,164513</text:p>
          </table:table-cell>
          <table:table-cell office:value-type="float" office:value="195.792">
            <text:p>195,792</text:p>
          </table:table-cell>
          <table:table-cell office:value-type="float" office:value="62.0655">
            <text:p>62,0655</text:p>
          </table:table-cell>
          <table:table-cell office:value-type="float" office:value="0.11466">
            <text:p>0,11466</text:p>
          </table:table-cell>
          <table:table-cell office:value-type="float" office:value="62.1802">
            <text:p>62,1802</text:p>
          </table:table-cell>
          <table:table-cell office:value-type="float" office:value="7.56142">
            <text:p>7,56142</text:p>
          </table:table-cell>
          <table:table-cell office:value-type="float" office:value="0.0656877">
            <text:p>0,0656877</text:p>
          </table:table-cell>
          <table:table-cell office:value-type="float" office:value="7.62711">
            <text:p>7,62711</text:p>
          </table:table-cell>
        </table:table-row>
        <table:table-row table:style-name="ro1">
          <table:table-cell office:value-type="float" office:value="138.966">
            <text:p>138,966</text:p>
          </table:table-cell>
          <table:table-cell office:value-type="float" office:value="0.280346">
            <text:p>0,280346</text:p>
          </table:table-cell>
          <table:table-cell office:value-type="float" office:value="139.247">
            <text:p>139,247</text:p>
          </table:table-cell>
          <table:table-cell office:value-type="float" office:value="97.2481">
            <text:p>97,2481</text:p>
          </table:table-cell>
          <table:table-cell office:value-type="float" office:value="0.190905">
            <text:p>0,190905</text:p>
          </table:table-cell>
          <table:table-cell office:value-type="float" office:value="97.439">
            <text:p>97,439</text:p>
          </table:table-cell>
          <table:table-cell office:value-type="float" office:value="0.0155422">
            <text:p>0,0155422</text:p>
          </table:table-cell>
          <table:table-cell office:value-type="float" office:value="0.0944261">
            <text:p>0,0944261</text:p>
          </table:table-cell>
          <table:table-cell office:value-type="float" office:value="0.109968">
            <text:p>0,109968</text:p>
          </table:table-cell>
          <table:table-cell office:value-type="float" office:value="0.540751">
            <text:p>0,540751</text:p>
          </table:table-cell>
          <table:table-cell office:value-type="float" office:value="0.0950126">
            <text:p>0,0950126</text:p>
          </table:table-cell>
          <table:table-cell office:value-type="float" office:value="0.635764">
            <text:p>0,635764</text:p>
          </table:table-cell>
          <table:table-cell office:value-type="float" office:value="48.4447">
            <text:p>48,4447</text:p>
          </table:table-cell>
          <table:table-cell office:value-type="float" office:value="0.246036">
            <text:p>0,246036</text:p>
          </table:table-cell>
          <table:table-cell office:value-type="float" office:value="48.6907">
            <text:p>48,6907</text:p>
          </table:table-cell>
          <table:table-cell office:value-type="float" office:value="0.445152">
            <text:p>0,445152</text:p>
          </table:table-cell>
          <table:table-cell office:value-type="float" office:value="0.379171">
            <text:p>0,379171</text:p>
          </table:table-cell>
          <table:table-cell office:value-type="float" office:value="0.824323">
            <text:p>0,824323</text:p>
          </table:table-cell>
          <table:table-cell office:value-type="float" office:value="175.917">
            <text:p>175,917</text:p>
          </table:table-cell>
          <table:table-cell office:value-type="float" office:value="0.529607">
            <text:p>0,529607</text:p>
          </table:table-cell>
          <table:table-cell office:value-type="float" office:value="176.447">
            <text:p>176,447</text:p>
          </table:table-cell>
          <table:table-cell office:value-type="float" office:value="71.9879">
            <text:p>71,9879</text:p>
          </table:table-cell>
          <table:table-cell office:value-type="float" office:value="0.113487">
            <text:p>0,113487</text:p>
          </table:table-cell>
          <table:table-cell office:value-type="float" office:value="72.1014">
            <text:p>72,1014</text:p>
          </table:table-cell>
          <table:table-cell office:value-type="float" office:value="7.78664">
            <text:p>7,78664</text:p>
          </table:table-cell>
          <table:table-cell office:value-type="float" office:value="0.0662742">
            <text:p>0,0662742</text:p>
          </table:table-cell>
          <table:table-cell office:value-type="float" office:value="7.85291">
            <text:p>7,85291</text:p>
          </table:table-cell>
        </table:table-row>
        <table:table-row table:style-name="ro1">
          <table:table-cell office:value-type="float" office:value="178.237">
            <text:p>178,237</text:p>
          </table:table-cell>
          <table:table-cell office:value-type="float" office:value="0.313776">
            <text:p>0,313776</text:p>
          </table:table-cell>
          <table:table-cell office:value-type="float" office:value="178.551">
            <text:p>178,551</text:p>
          </table:table-cell>
          <table:table-cell office:value-type="float" office:value="93.422">
            <text:p>93,422</text:p>
          </table:table-cell>
          <table:table-cell office:value-type="float" office:value="0.204394">
            <text:p>0,204394</text:p>
          </table:table-cell>
          <table:table-cell office:value-type="float" office:value="93.6264">
            <text:p>93,6264</text:p>
          </table:table-cell>
          <table:table-cell office:value-type="float" office:value="0.0178882">
            <text:p>0,0178882</text:p>
          </table:table-cell>
          <table:table-cell office:value-type="float" office:value="0.144572">
            <text:p>0,144572</text:p>
          </table:table-cell>
          <table:table-cell office:value-type="float" office:value="0.16246">
            <text:p>0,16246</text:p>
          </table:table-cell>
          <table:table-cell office:value-type="float" office:value="0.526968">
            <text:p>0,526968</text:p>
          </table:table-cell>
          <table:table-cell office:value-type="float" office:value="0.0997046">
            <text:p>0,0997046</text:p>
          </table:table-cell>
          <table:table-cell office:value-type="float" office:value="0.626673">
            <text:p>0,626673</text:p>
          </table:table-cell>
          <table:table-cell office:value-type="float" office:value="50.0464">
            <text:p>50,0464</text:p>
          </table:table-cell>
          <table:table-cell office:value-type="float" office:value="0.246329">
            <text:p>0,246329</text:p>
          </table:table-cell>
          <table:table-cell office:value-type="float" office:value="50.2928">
            <text:p>50,2928</text:p>
          </table:table-cell>
          <table:table-cell office:value-type="float" office:value="0.285331">
            <text:p>0,285331</text:p>
          </table:table-cell>
          <table:table-cell office:value-type="float" office:value="0.134308">
            <text:p>0,134308</text:p>
          </table:table-cell>
          <table:table-cell office:value-type="float" office:value="0.419639">
            <text:p>0,419639</text:p>
          </table:table-cell>
          <table:table-cell office:value-type="float" office:value="148.941">
            <text:p>148,941</text:p>
          </table:table-cell>
          <table:table-cell office:value-type="float" office:value="0.178882">
            <text:p>0,178882</text:p>
          </table:table-cell>
          <table:table-cell office:value-type="float" office:value="149.12">
            <text:p>149,12</text:p>
          </table:table-cell>
          <table:table-cell office:value-type="float" office:value="59.8242">
            <text:p>59,8242</text:p>
          </table:table-cell>
          <table:table-cell office:value-type="float" office:value="0.130202">
            <text:p>0,130202</text:p>
          </table:table-cell>
          <table:table-cell office:value-type="float" office:value="59.9544">
            <text:p>59,9544</text:p>
          </table:table-cell>
          <table:table-cell office:value-type="float" office:value="7.75878">
            <text:p>7,75878</text:p>
          </table:table-cell>
          <table:table-cell office:value-type="float" office:value="0.0656877">
            <text:p>0,0656877</text:p>
          </table:table-cell>
          <table:table-cell office:value-type="float" office:value="7.82447">
            <text:p>7,82447</text:p>
          </table:table-cell>
        </table:table-row>
        <table:table-row table:style-name="ro1">
          <table:table-cell office:value-type="float" office:value="191.746">
            <text:p>191,746</text:p>
          </table:table-cell>
          <table:table-cell office:value-type="float" office:value="0.349553">
            <text:p>0,349553</text:p>
          </table:table-cell>
          <table:table-cell office:value-type="float" office:value="192.095">
            <text:p>192,095</text:p>
          </table:table-cell>
          <table:table-cell office:value-type="float" office:value="136.259">
            <text:p>136,259</text:p>
          </table:table-cell>
          <table:table-cell office:value-type="float" office:value="0.206154">
            <text:p>0,206154</text:p>
          </table:table-cell>
          <table:table-cell office:value-type="float" office:value="136.465">
            <text:p>136,465</text:p>
          </table:table-cell>
          <table:table-cell office:value-type="float" office:value="0.0343101">
            <text:p>0,0343101</text:p>
          </table:table-cell>
          <table:table-cell office:value-type="float" office:value="0.151316">
            <text:p>0,151316</text:p>
          </table:table-cell>
          <table:table-cell office:value-type="float" office:value="0.185627">
            <text:p>0,185627</text:p>
          </table:table-cell>
          <table:table-cell office:value-type="float" office:value="1.50349">
            <text:p>1,50349</text:p>
          </table:table-cell>
          <table:table-cell office:value-type="float" office:value="0.266856">
            <text:p>0,266856</text:p>
          </table:table-cell>
          <table:table-cell office:value-type="float" office:value="1.77034">
            <text:p>1,77034</text:p>
          </table:table-cell>
          <table:table-cell office:value-type="float" office:value="70.1507">
            <text:p>70,1507</text:p>
          </table:table-cell>
          <table:table-cell office:value-type="float" office:value="0.25454">
            <text:p>0,25454</text:p>
          </table:table-cell>
          <table:table-cell office:value-type="float" office:value="70.4052">
            <text:p>70,4052</text:p>
          </table:table-cell>
          <table:table-cell office:value-type="float" office:value="0.301167">
            <text:p>0,301167</text:p>
          </table:table-cell>
          <table:table-cell office:value-type="float" office:value="0.136654">
            <text:p>0,136654</text:p>
          </table:table-cell>
          <table:table-cell office:value-type="float" office:value="0.437821">
            <text:p>0,437821</text:p>
          </table:table-cell>
          <table:table-cell office:value-type="float" office:value="180.651">
            <text:p>180,651</text:p>
          </table:table-cell>
          <table:table-cell office:value-type="float" office:value="0.179468">
            <text:p>0,179468</text:p>
          </table:table-cell>
          <table:table-cell office:value-type="float" office:value="180.831">
            <text:p>180,831</text:p>
          </table:table-cell>
          <table:table-cell office:value-type="float" office:value="54.7742">
            <text:p>54,7742</text:p>
          </table:table-cell>
          <table:table-cell office:value-type="float" office:value="0.113781">
            <text:p>0,113781</text:p>
          </table:table-cell>
          <table:table-cell office:value-type="float" office:value="54.888">
            <text:p>54,888</text:p>
          </table:table-cell>
          <table:table-cell office:value-type="float" office:value="7.69866">
            <text:p>7,69866</text:p>
          </table:table-cell>
          <table:table-cell office:value-type="float" office:value="0.0618755">
            <text:p>0,0618755</text:p>
          </table:table-cell>
          <table:table-cell office:value-type="float" office:value="7.76054">
            <text:p>7,76054</text:p>
          </table:table-cell>
        </table:table-row>
        <table:table-row table:style-name="ro1">
          <table:table-cell office:value-type="float" office:value="200.441">
            <text:p>200,441</text:p>
          </table:table-cell>
          <table:table-cell office:value-type="float" office:value="0.309378">
            <text:p>0,309378</text:p>
          </table:table-cell>
          <table:table-cell office:value-type="float" office:value="200.75">
            <text:p>200,75</text:p>
          </table:table-cell>
          <table:table-cell office:value-type="float" office:value="127.837">
            <text:p>127,837</text:p>
          </table:table-cell>
          <table:table-cell office:value-type="float" office:value="0.20762">
            <text:p>0,20762</text:p>
          </table:table-cell>
          <table:table-cell office:value-type="float" office:value="128.044">
            <text:p>128,044</text:p>
          </table:table-cell>
          <table:table-cell office:value-type="float" office:value="0.0164219">
            <text:p>0,0164219</text:p>
          </table:table-cell>
          <table:table-cell office:value-type="float" office:value="0.141346">
            <text:p>0,141346</text:p>
          </table:table-cell>
          <table:table-cell office:value-type="float" office:value="0.157768">
            <text:p>0,157768</text:p>
          </table:table-cell>
          <table:table-cell office:value-type="float" office:value="0.532247">
            <text:p>0,532247</text:p>
          </table:table-cell>
          <table:table-cell office:value-type="float" office:value="0.107329">
            <text:p>0,107329</text:p>
          </table:table-cell>
          <table:table-cell office:value-type="float" office:value="0.639576">
            <text:p>0,639576</text:p>
          </table:table-cell>
          <table:table-cell office:value-type="float" office:value="57.9894">
            <text:p>57,9894</text:p>
          </table:table-cell>
          <table:table-cell office:value-type="float" office:value="0.256593">
            <text:p>0,256593</text:p>
          </table:table-cell>
          <table:table-cell office:value-type="float" office:value="58.246">
            <text:p>58,246</text:p>
          </table:table-cell>
          <table:table-cell office:value-type="float" office:value="0.285918">
            <text:p>0,285918</text:p>
          </table:table-cell>
          <table:table-cell office:value-type="float" office:value="0.144865">
            <text:p>0,144865</text:p>
          </table:table-cell>
          <table:table-cell office:value-type="float" office:value="0.430783">
            <text:p>0,430783</text:p>
          </table:table-cell>
          <table:table-cell office:value-type="float" office:value="153.784">
            <text:p>153,784</text:p>
          </table:table-cell>
          <table:table-cell office:value-type="float" office:value="0.179762">
            <text:p>0,179762</text:p>
          </table:table-cell>
          <table:table-cell office:value-type="float" office:value="153.964">
            <text:p>153,964</text:p>
          </table:table-cell>
          <table:table-cell office:value-type="float" office:value="56.1648">
            <text:p>56,1648</text:p>
          </table:table-cell>
          <table:table-cell office:value-type="float" office:value="0.217004">
            <text:p>0,217004</text:p>
          </table:table-cell>
          <table:table-cell office:value-type="float" office:value="56.3818">
            <text:p>56,3818</text:p>
          </table:table-cell>
          <table:table-cell office:value-type="float" office:value="7.58459">
            <text:p>7,58459</text:p>
          </table:table-cell>
          <table:table-cell office:value-type="float" office:value="0.0630485">
            <text:p>0,0630485</text:p>
          </table:table-cell>
          <table:table-cell office:value-type="float" office:value="7.64764">
            <text:p>7,64764</text:p>
          </table:table-cell>
        </table:table-row>
        <table:table-row table:style-name="ro1">
          <table:table-cell office:value-type="float" office:value="226.792">
            <text:p>226,792</text:p>
          </table:table-cell>
          <table:table-cell office:value-type="float" office:value="0.321401">
            <text:p>0,321401</text:p>
          </table:table-cell>
          <table:table-cell office:value-type="float" office:value="227.113">
            <text:p>227,113</text:p>
          </table:table-cell>
          <table:table-cell office:value-type="float" office:value="155.952">
            <text:p>155,952</text:p>
          </table:table-cell>
          <table:table-cell office:value-type="float" office:value="0.44134">
            <text:p>0,44134</text:p>
          </table:table-cell>
          <table:table-cell office:value-type="float" office:value="156.393">
            <text:p>156,393</text:p>
          </table:table-cell>
          <table:table-cell office:value-type="float" office:value="0.0551308">
            <text:p>0,0551308</text:p>
          </table:table-cell>
          <table:table-cell office:value-type="float" office:value="0.305272">
            <text:p>0,305272</text:p>
          </table:table-cell>
          <table:table-cell office:value-type="float" office:value="0.360403">
            <text:p>0,360403</text:p>
          </table:table-cell>
          <table:table-cell office:value-type="float" office:value="0.545736">
            <text:p>0,545736</text:p>
          </table:table-cell>
          <table:table-cell office:value-type="float" office:value="0.137827">
            <text:p>0,137827</text:p>
          </table:table-cell>
          <table:table-cell office:value-type="float" office:value="0.683563">
            <text:p>0,683563</text:p>
          </table:table-cell>
          <table:table-cell office:value-type="float" office:value="50.9491">
            <text:p>50,9491</text:p>
          </table:table-cell>
          <table:table-cell office:value-type="float" office:value="0.263337">
            <text:p>0,263337</text:p>
          </table:table-cell>
          <table:table-cell office:value-type="float" office:value="51.2124">
            <text:p>51,2124</text:p>
          </table:table-cell>
          <table:table-cell office:value-type="float" office:value="0.270082">
            <text:p>0,270082</text:p>
          </table:table-cell>
          <table:table-cell office:value-type="float" office:value="0.183867">
            <text:p>0,183867</text:p>
          </table:table-cell>
          <table:table-cell office:value-type="float" office:value="0.453949">
            <text:p>0,453949</text:p>
          </table:table-cell>
          <table:table-cell office:value-type="float" office:value="224.78">
            <text:p>224,78</text:p>
          </table:table-cell>
          <table:table-cell office:value-type="float" office:value="0.263631">
            <text:p>0,263631</text:p>
          </table:table-cell>
          <table:table-cell office:value-type="float" office:value="225.044">
            <text:p>225,044</text:p>
          </table:table-cell>
          <table:table-cell office:value-type="float" office:value="78.6614">
            <text:p>78,6614</text:p>
          </table:table-cell>
          <table:table-cell office:value-type="float" office:value="0.117006">
            <text:p>0,117006</text:p>
          </table:table-cell>
          <table:table-cell office:value-type="float" office:value="78.7784">
            <text:p>78,7784</text:p>
          </table:table-cell>
          <table:table-cell office:value-type="float" office:value="7.6538">
            <text:p>7,6538</text:p>
          </table:table-cell>
          <table:table-cell office:value-type="float" office:value="0.064808">
            <text:p>0,064808</text:p>
          </table:table-cell>
          <table:table-cell office:value-type="float" office:value="7.7186">
            <text:p>7,7186</text:p>
          </table:table-cell>
        </table:table-row>
        <table:table-row table:style-name="ro1">
          <table:table-cell office:value-type="float" office:value="188.083">
            <text:p>188,083</text:p>
          </table:table-cell>
          <table:table-cell office:value-type="float" office:value="0.319641">
            <text:p>0,319641</text:p>
          </table:table-cell>
          <table:table-cell office:value-type="float" office:value="188.402">
            <text:p>188,402</text:p>
          </table:table-cell>
          <table:table-cell office:value-type="float" office:value="87.4421">
            <text:p>87,4421</text:p>
          </table:table-cell>
          <table:table-cell office:value-type="float" office:value="0.385329">
            <text:p>0,385329</text:p>
          </table:table-cell>
          <table:table-cell office:value-type="float" office:value="87.8274">
            <text:p>87,8274</text:p>
          </table:table-cell>
          <table:table-cell office:value-type="float" office:value="0.0304979">
            <text:p>0,0304979</text:p>
          </table:table-cell>
          <table:table-cell office:value-type="float" office:value="0.26715">
            <text:p>0,26715</text:p>
          </table:table-cell>
          <table:table-cell office:value-type="float" office:value="0.297648">
            <text:p>0,297648</text:p>
          </table:table-cell>
          <table:table-cell office:value-type="float" office:value="0.490312">
            <text:p>0,490312</text:p>
          </table:table-cell>
          <table:table-cell office:value-type="float" office:value="0.104103">
            <text:p>0,104103</text:p>
          </table:table-cell>
          <table:table-cell office:value-type="float" office:value="0.594415">
            <text:p>0,594415</text:p>
          </table:table-cell>
          <table:table-cell office:value-type="float" office:value="59.5817">
            <text:p>59,5817</text:p>
          </table:table-cell>
          <table:table-cell office:value-type="float" office:value="0.392367">
            <text:p>0,392367</text:p>
          </table:table-cell>
          <table:table-cell office:value-type="float" office:value="59.9741">
            <text:p>59,9741</text:p>
          </table:table-cell>
          <table:table-cell office:value-type="float" office:value="0.442219">
            <text:p>0,442219</text:p>
          </table:table-cell>
          <table:table-cell office:value-type="float" office:value="0.210259">
            <text:p>0,210259</text:p>
          </table:table-cell>
          <table:table-cell office:value-type="float" office:value="0.652479">
            <text:p>0,652479</text:p>
          </table:table-cell>
          <table:table-cell office:value-type="float" office:value="176.477">
            <text:p>176,477</text:p>
          </table:table-cell>
          <table:table-cell office:value-type="float" office:value="0.181228">
            <text:p>0,181228</text:p>
          </table:table-cell>
          <table:table-cell office:value-type="float" office:value="176.659">
            <text:p>176,659</text:p>
          </table:table-cell>
          <table:table-cell office:value-type="float" office:value="81.3156">
            <text:p>81,3156</text:p>
          </table:table-cell>
          <table:table-cell office:value-type="float" office:value="0.115833">
            <text:p>0,115833</text:p>
          </table:table-cell>
          <table:table-cell office:value-type="float" office:value="81.4314">
            <text:p>81,4314</text:p>
          </table:table-cell>
          <table:table-cell office:value-type="float" office:value="9.2564">
            <text:p>9,2564</text:p>
          </table:table-cell>
          <table:table-cell office:value-type="float" office:value="0.065981">
            <text:p>0,065981</text:p>
          </table:table-cell>
          <table:table-cell office:value-type="float" office:value="9.32238">
            <text:p>9,32238</text:p>
          </table:table-cell>
        </table:table-row>
        <table:table-row table:style-name="ro1">
          <table:table-cell office:value-type="float" office:value="156.673">
            <text:p>156,673</text:p>
          </table:table-cell>
          <table:table-cell office:value-type="float" office:value="0.32228">
            <text:p>0,32228</text:p>
          </table:table-cell>
          <table:table-cell office:value-type="float" office:value="156.995">
            <text:p>156,995</text:p>
          </table:table-cell>
          <table:table-cell office:value-type="float" office:value="123.095">
            <text:p>123,095</text:p>
          </table:table-cell>
          <table:table-cell office:value-type="float" office:value="0.205567">
            <text:p>0,205567</text:p>
          </table:table-cell>
          <table:table-cell office:value-type="float" office:value="123.301">
            <text:p>123,301</text:p>
          </table:table-cell>
          <table:table-cell office:value-type="float" office:value="0.0164219">
            <text:p>0,0164219</text:p>
          </table:table-cell>
          <table:table-cell office:value-type="float" office:value="0.132548">
            <text:p>0,132548</text:p>
          </table:table-cell>
          <table:table-cell office:value-type="float" office:value="0.14897">
            <text:p>0,14897</text:p>
          </table:table-cell>
          <table:table-cell office:value-type="float" office:value="0.538991">
            <text:p>0,538991</text:p>
          </table:table-cell>
          <table:table-cell office:value-type="float" office:value="0.101171">
            <text:p>0,101171</text:p>
          </table:table-cell>
          <table:table-cell office:value-type="float" office:value="0.640162">
            <text:p>0,640162</text:p>
          </table:table-cell>
          <table:table-cell office:value-type="float" office:value="51.4787">
            <text:p>51,4787</text:p>
          </table:table-cell>
          <table:table-cell office:value-type="float" office:value="0.261285">
            <text:p>0,261285</text:p>
          </table:table-cell>
          <table:table-cell office:value-type="float" office:value="51.7399">
            <text:p>51,7399</text:p>
          </table:table-cell>
          <table:table-cell office:value-type="float" office:value="0.306445">
            <text:p>0,306445</text:p>
          </table:table-cell>
          <table:table-cell office:value-type="float" office:value="0.181228">
            <text:p>0,181228</text:p>
          </table:table-cell>
          <table:table-cell office:value-type="float" office:value="0.487673">
            <text:p>0,487673</text:p>
          </table:table-cell>
          <table:table-cell office:value-type="float" office:value="145.254">
            <text:p>145,254</text:p>
          </table:table-cell>
          <table:table-cell office:value-type="float" office:value="0.17331">
            <text:p>0,17331</text:p>
          </table:table-cell>
          <table:table-cell office:value-type="float" office:value="145.427">
            <text:p>145,427</text:p>
          </table:table-cell>
          <table:table-cell office:value-type="float" office:value="84.075">
            <text:p>84,075</text:p>
          </table:table-cell>
          <table:table-cell office:value-type="float" office:value="0.126684">
            <text:p>0,126684</text:p>
          </table:table-cell>
          <table:table-cell office:value-type="float" office:value="84.2017">
            <text:p>84,2017</text:p>
          </table:table-cell>
          <table:table-cell office:value-type="float" office:value="8.33794">
            <text:p>8,33794</text:p>
          </table:table-cell>
          <table:table-cell office:value-type="float" office:value="0.0712595">
            <text:p>0,0712595</text:p>
          </table:table-cell>
          <table:table-cell office:value-type="float" office:value="8.4092">
            <text:p>8,4092</text:p>
          </table:table-cell>
        </table:table-row>
        <table:table-row table:style-name="ro1">
          <table:table-cell office:value-type="float" office:value="150.991">
            <text:p>150,991</text:p>
          </table:table-cell>
          <table:table-cell office:value-type="float" office:value="0.317589">
            <text:p>0,317589</text:p>
          </table:table-cell>
          <table:table-cell office:value-type="float" office:value="151.309">
            <text:p>151,309</text:p>
          </table:table-cell>
          <table:table-cell office:value-type="float" office:value="91.3854">
            <text:p>91,3854</text:p>
          </table:table-cell>
          <table:table-cell office:value-type="float" office:value="0.200289">
            <text:p>0,200289</text:p>
          </table:table-cell>
          <table:table-cell office:value-type="float" office:value="91.5857">
            <text:p>91,5857</text:p>
          </table:table-cell>
          <table:table-cell office:value-type="float" office:value="0.0184747">
            <text:p>0,0184747</text:p>
          </table:table-cell>
          <table:table-cell office:value-type="float" office:value="0.477702">
            <text:p>0,477702</text:p>
          </table:table-cell>
          <table:table-cell office:value-type="float" office:value="0.496177">
            <text:p>0,496177</text:p>
          </table:table-cell>
          <table:table-cell office:value-type="float" office:value="0.509667">
            <text:p>0,509667</text:p>
          </table:table-cell>
          <table:table-cell office:value-type="float" office:value="0.108795">
            <text:p>0,108795</text:p>
          </table:table-cell>
          <table:table-cell office:value-type="float" office:value="0.618462">
            <text:p>0,618462</text:p>
          </table:table-cell>
          <table:table-cell office:value-type="float" office:value="98.3894">
            <text:p>98,3894</text:p>
          </table:table-cell>
          <table:table-cell office:value-type="float" office:value="0.289437">
            <text:p>0,289437</text:p>
          </table:table-cell>
          <table:table-cell office:value-type="float" office:value="98.6788">
            <text:p>98,6788</text:p>
          </table:table-cell>
          <table:table-cell office:value-type="float" office:value="0.248675">
            <text:p>0,248675</text:p>
          </table:table-cell>
          <table:table-cell office:value-type="float" office:value="0.18504">
            <text:p>0,18504</text:p>
          </table:table-cell>
          <table:table-cell office:value-type="float" office:value="0.433715">
            <text:p>0,433715</text:p>
          </table:table-cell>
          <table:table-cell office:value-type="float" office:value="172.483">
            <text:p>172,483</text:p>
          </table:table-cell>
          <table:table-cell office:value-type="float" office:value="0.160994">
            <text:p>0,160994</text:p>
          </table:table-cell>
          <table:table-cell office:value-type="float" office:value="172.644">
            <text:p>172,644</text:p>
          </table:table-cell>
          <table:table-cell office:value-type="float" office:value="75.4409">
            <text:p>75,4409</text:p>
          </table:table-cell>
          <table:table-cell office:value-type="float" office:value="0.114367">
            <text:p>0,114367</text:p>
          </table:table-cell>
          <table:table-cell office:value-type="float" office:value="75.5553">
            <text:p>75,5553</text:p>
          </table:table-cell>
          <table:table-cell office:value-type="float" office:value="7.53327">
            <text:p>7,53327</text:p>
          </table:table-cell>
          <table:table-cell office:value-type="float" office:value="0.0645147">
            <text:p>0,0645147</text:p>
          </table:table-cell>
          <table:table-cell office:value-type="float" office:value="7.59778">
            <text:p>7,59778</text:p>
          </table:table-cell>
        </table:table-row>
        <table:table-row table:style-name="ro1">
          <table:table-cell office:value-type="float" office:value="133.77">
            <text:p>133,77</text:p>
          </table:table-cell>
          <table:table-cell office:value-type="float" office:value="0.307032">
            <text:p>0,307032</text:p>
          </table:table-cell>
          <table:table-cell office:value-type="float" office:value="134.077">
            <text:p>134,077</text:p>
          </table:table-cell>
          <table:table-cell office:value-type="float" office:value="102.757">
            <text:p>102,757</text:p>
          </table:table-cell>
          <table:table-cell office:value-type="float" office:value="0.194424">
            <text:p>0,194424</text:p>
          </table:table-cell>
          <table:table-cell office:value-type="float" office:value="102.951">
            <text:p>102,951</text:p>
          </table:table-cell>
          <table:table-cell office:value-type="float" office:value="0.0152489">
            <text:p>0,0152489</text:p>
          </table:table-cell>
          <table:table-cell office:value-type="float" office:value="0.0994114">
            <text:p>0,0994114</text:p>
          </table:table-cell>
          <table:table-cell office:value-type="float" office:value="0.11466">
            <text:p>0,11466</text:p>
          </table:table-cell>
          <table:table-cell office:value-type="float" office:value="0.568023">
            <text:p>0,568023</text:p>
          </table:table-cell>
          <table:table-cell office:value-type="float" office:value="0.134015">
            <text:p>0,134015</text:p>
          </table:table-cell>
          <table:table-cell office:value-type="float" office:value="0.702038">
            <text:p>0,702038</text:p>
          </table:table-cell>
          <table:table-cell office:value-type="float" office:value="47.3843">
            <text:p>47,3843</text:p>
          </table:table-cell>
          <table:table-cell office:value-type="float" office:value="0.228441">
            <text:p>0,228441</text:p>
          </table:table-cell>
          <table:table-cell office:value-type="float" office:value="47.6128">
            <text:p>47,6128</text:p>
          </table:table-cell>
          <table:table-cell office:value-type="float" office:value="0.239291">
            <text:p>0,239291</text:p>
          </table:table-cell>
          <table:table-cell office:value-type="float" office:value="0.193544">
            <text:p>0,193544</text:p>
          </table:table-cell>
          <table:table-cell office:value-type="float" office:value="0.432835">
            <text:p>0,432835</text:p>
          </table:table-cell>
          <table:table-cell office:value-type="float" office:value="156.478">
            <text:p>156,478</text:p>
          </table:table-cell>
          <table:table-cell office:value-type="float" office:value="0.190905">
            <text:p>0,190905</text:p>
          </table:table-cell>
          <table:table-cell office:value-type="float" office:value="156.669">
            <text:p>156,669</text:p>
          </table:table-cell>
          <table:table-cell office:value-type="float" office:value="69.5149">
            <text:p>69,5149</text:p>
          </table:table-cell>
          <table:table-cell office:value-type="float" office:value="0.103224">
            <text:p>0,103224</text:p>
          </table:table-cell>
          <table:table-cell office:value-type="float" office:value="69.6182">
            <text:p>69,6182</text:p>
          </table:table-cell>
          <table:table-cell office:value-type="float" office:value="7.15234">
            <text:p>7,15234</text:p>
          </table:table-cell>
          <table:table-cell office:value-type="float" office:value="0.0568903">
            <text:p>0,0568903</text:p>
          </table:table-cell>
          <table:table-cell office:value-type="float" office:value="7.20923">
            <text:p>7,20923</text:p>
          </table:table-cell>
        </table:table-row>
        <table:table-row table:style-name="ro1">
          <table:table-cell office:value-type="float" office:value="169.697">
            <text:p>169,697</text:p>
          </table:table-cell>
          <table:table-cell office:value-type="float" office:value="0.520223">
            <text:p>0,520223</text:p>
          </table:table-cell>
          <table:table-cell office:value-type="float" office:value="170.217">
            <text:p>170,217</text:p>
          </table:table-cell>
          <table:table-cell office:value-type="float" office:value="96.412">
            <text:p>96,412</text:p>
          </table:table-cell>
          <table:table-cell office:value-type="float" office:value="0.187093">
            <text:p>0,187093</text:p>
          </table:table-cell>
          <table:table-cell office:value-type="float" office:value="96.5991">
            <text:p>96,5991</text:p>
          </table:table-cell>
          <table:table-cell office:value-type="float" office:value="0.0167152">
            <text:p>0,0167152</text:p>
          </table:table-cell>
          <table:table-cell office:value-type="float" office:value="0.0991181">
            <text:p>0,0991181</text:p>
          </table:table-cell>
          <table:table-cell office:value-type="float" office:value="0.115833">
            <text:p>0,115833</text:p>
          </table:table-cell>
          <table:table-cell office:value-type="float" office:value="0.534006">
            <text:p>0,534006</text:p>
          </table:table-cell>
          <table:table-cell office:value-type="float" office:value="0.0991181">
            <text:p>0,0991181</text:p>
          </table:table-cell>
          <table:table-cell office:value-type="float" office:value="0.633124">
            <text:p>0,633124</text:p>
          </table:table-cell>
          <table:table-cell office:value-type="float" office:value="64.8945">
            <text:p>64,8945</text:p>
          </table:table-cell>
          <table:table-cell office:value-type="float" office:value="0.234306">
            <text:p>0,234306</text:p>
          </table:table-cell>
          <table:table-cell office:value-type="float" office:value="65.1288">
            <text:p>65,1288</text:p>
          </table:table-cell>
          <table:table-cell office:value-type="float" office:value="0.294715">
            <text:p>0,294715</text:p>
          </table:table-cell>
          <table:table-cell office:value-type="float" office:value="0.131962">
            <text:p>0,131962</text:p>
          </table:table-cell>
          <table:table-cell office:value-type="float" office:value="0.426677">
            <text:p>0,426677</text:p>
          </table:table-cell>
          <table:table-cell office:value-type="float" office:value="176.224">
            <text:p>176,224</text:p>
          </table:table-cell>
          <table:table-cell office:value-type="float" office:value="0.297061">
            <text:p>0,297061</text:p>
          </table:table-cell>
          <table:table-cell office:value-type="float" office:value="176.521">
            <text:p>176,521</text:p>
          </table:table-cell>
          <table:table-cell office:value-type="float" office:value="59.604">
            <text:p>59,604</text:p>
          </table:table-cell>
          <table:table-cell office:value-type="float" office:value="0.109089">
            <text:p>0,109089</text:p>
          </table:table-cell>
          <table:table-cell office:value-type="float" office:value="59.7131">
            <text:p>59,7131</text:p>
          </table:table-cell>
          <table:table-cell office:value-type="float" office:value="9.41857">
            <text:p>9,41857</text:p>
          </table:table-cell>
          <table:table-cell office:value-type="float" office:value="0.0609958">
            <text:p>0,0609958</text:p>
          </table:table-cell>
          <table:table-cell office:value-type="float" office:value="9.47956">
            <text:p>9,47956</text:p>
          </table:table-cell>
        </table:table-row>
        <table:table-row table:style-name="ro1">
          <table:table-cell office:value-type="float" office:value="154.761">
            <text:p>154,761</text:p>
          </table:table-cell>
          <table:table-cell office:value-type="float" office:value="0.617582">
            <text:p>0,617582</text:p>
          </table:table-cell>
          <table:table-cell office:value-type="float" office:value="155.378">
            <text:p>155,378</text:p>
          </table:table-cell>
          <table:table-cell office:value-type="float" office:value="92.0969">
            <text:p>92,0969</text:p>
          </table:table-cell>
          <table:table-cell office:value-type="float" office:value="0.190025">
            <text:p>0,190025</text:p>
          </table:table-cell>
          <table:table-cell office:value-type="float" office:value="92.2869">
            <text:p>92,2869</text:p>
          </table:table-cell>
          <table:table-cell office:value-type="float" office:value="0.0331371">
            <text:p>0,0331371</text:p>
          </table:table-cell>
          <table:table-cell office:value-type="float" office:value="0.128443">
            <text:p>0,128443</text:p>
          </table:table-cell>
          <table:table-cell office:value-type="float" office:value="0.16158">
            <text:p>0,16158</text:p>
          </table:table-cell>
          <table:table-cell office:value-type="float" office:value="0.521983">
            <text:p>0,521983</text:p>
          </table:table-cell>
          <table:table-cell office:value-type="float" office:value="0.0973586">
            <text:p>0,0973586</text:p>
          </table:table-cell>
          <table:table-cell office:value-type="float" office:value="0.619342">
            <text:p>0,619342</text:p>
          </table:table-cell>
          <table:table-cell office:value-type="float" office:value="52.4156">
            <text:p>52,4156</text:p>
          </table:table-cell>
          <table:table-cell office:value-type="float" office:value="0.372426">
            <text:p>0,372426</text:p>
          </table:table-cell>
          <table:table-cell office:value-type="float" office:value="52.788">
            <text:p>52,788</text:p>
          </table:table-cell>
          <table:table-cell office:value-type="float" office:value="0.295595">
            <text:p>0,295595</text:p>
          </table:table-cell>
          <table:table-cell office:value-type="float" office:value="0.239584">
            <text:p>0,239584</text:p>
          </table:table-cell>
          <table:table-cell office:value-type="float" office:value="0.535179">
            <text:p>0,535179</text:p>
          </table:table-cell>
          <table:table-cell office:value-type="float" office:value="181.539">
            <text:p>181,539</text:p>
          </table:table-cell>
          <table:table-cell office:value-type="float" office:value="0.164219">
            <text:p>0,164219</text:p>
          </table:table-cell>
          <table:table-cell office:value-type="float" office:value="181.703">
            <text:p>181,703</text:p>
          </table:table-cell>
          <table:table-cell office:value-type="float" office:value="56.4668">
            <text:p>56,4668</text:p>
          </table:table-cell>
          <table:table-cell office:value-type="float" office:value="0.126097">
            <text:p>0,126097</text:p>
          </table:table-cell>
          <table:table-cell office:value-type="float" office:value="56.5929">
            <text:p>56,5929</text:p>
          </table:table-cell>
          <table:table-cell office:value-type="float" office:value="13.2302">
            <text:p>13,2302</text:p>
          </table:table-cell>
          <table:table-cell office:value-type="float" office:value="0.061289">
            <text:p>0,061289</text:p>
          </table:table-cell>
          <table:table-cell office:value-type="float" office:value="13.2915">
            <text:p>13,2915</text:p>
          </table:table-cell>
        </table:table-row>
        <table:table-row table:style-name="ro1">
          <table:table-cell office:value-type="float" office:value="162.239">
            <text:p>162,239</text:p>
          </table:table-cell>
          <table:table-cell office:value-type="float" office:value="0.468612">
            <text:p>0,468612</text:p>
          </table:table-cell>
          <table:table-cell office:value-type="float" office:value="162.708">
            <text:p>162,708</text:p>
          </table:table-cell>
          <table:table-cell office:value-type="float" office:value="84.0123">
            <text:p>84,0123</text:p>
          </table:table-cell>
          <table:table-cell office:value-type="float" office:value="0.184454">
            <text:p>0,184454</text:p>
          </table:table-cell>
          <table:table-cell office:value-type="float" office:value="84.1967">
            <text:p>84,1967</text:p>
          </table:table-cell>
          <table:table-cell office:value-type="float" office:value="0.0181814">
            <text:p>0,0181814</text:p>
          </table:table-cell>
          <table:table-cell office:value-type="float" office:value="0.102051">
            <text:p>0,102051</text:p>
          </table:table-cell>
          <table:table-cell office:value-type="float" office:value="0.120232">
            <text:p>0,120232</text:p>
          </table:table-cell>
          <table:table-cell office:value-type="float" office:value="0.825202">
            <text:p>0,825202</text:p>
          </table:table-cell>
          <table:table-cell office:value-type="float" office:value="0.775643">
            <text:p>0,775643</text:p>
          </table:table-cell>
          <table:table-cell office:value-type="float" office:value="1.60085">
            <text:p>1,60085</text:p>
          </table:table-cell>
          <table:table-cell office:value-type="float" office:value="64.8268">
            <text:p>64,8268</text:p>
          </table:table-cell>
          <table:table-cell office:value-type="float" office:value="0.251901">
            <text:p>0,251901</text:p>
          </table:table-cell>
          <table:table-cell office:value-type="float" office:value="65.0787">
            <text:p>65,0787</text:p>
          </table:table-cell>
          <table:table-cell office:value-type="float" office:value="0.353951">
            <text:p>0,353951</text:p>
          </table:table-cell>
          <table:table-cell office:value-type="float" office:value="0.133721">
            <text:p>0,133721</text:p>
          </table:table-cell>
          <table:table-cell office:value-type="float" office:value="0.487673">
            <text:p>0,487673</text:p>
          </table:table-cell>
          <table:table-cell office:value-type="float" office:value="187.616">
            <text:p>187,616</text:p>
          </table:table-cell>
          <table:table-cell office:value-type="float" office:value="0.529314">
            <text:p>0,529314</text:p>
          </table:table-cell>
          <table:table-cell office:value-type="float" office:value="188.145">
            <text:p>188,145</text:p>
          </table:table-cell>
          <table:table-cell office:value-type="float" office:value="58.1944">
            <text:p>58,1944</text:p>
          </table:table-cell>
          <table:table-cell office:value-type="float" office:value="0.10381">
            <text:p>0,10381</text:p>
          </table:table-cell>
          <table:table-cell office:value-type="float" office:value="58.2982">
            <text:p>58,2982</text:p>
          </table:table-cell>
          <table:table-cell office:value-type="float" office:value="8.13678">
            <text:p>8,13678</text:p>
          </table:table-cell>
          <table:table-cell office:value-type="float" office:value="0.0621688">
            <text:p>0,0621688</text:p>
          </table:table-cell>
          <table:table-cell office:value-type="float" office:value="8.19894">
            <text:p>8,19894</text:p>
          </table:table-cell>
        </table:table-row>
        <table:table-row table:style-name="ro1">
          <table:table-cell office:value-type="float" office:value="160.102">
            <text:p>160,102</text:p>
          </table:table-cell>
          <table:table-cell office:value-type="float" office:value="0.621101">
            <text:p>0,621101</text:p>
          </table:table-cell>
          <table:table-cell office:value-type="float" office:value="160.724">
            <text:p>160,724</text:p>
          </table:table-cell>
          <table:table-cell office:value-type="float" office:value="82.8437">
            <text:p>82,8437</text:p>
          </table:table-cell>
          <table:table-cell office:value-type="float" office:value="0.252194">
            <text:p>0,252194</text:p>
          </table:table-cell>
          <table:table-cell office:value-type="float" office:value="83.0959">
            <text:p>83,0959</text:p>
          </table:table-cell>
          <table:table-cell office:value-type="float" office:value="0.0152489">
            <text:p>0,0152489</text:p>
          </table:table-cell>
          <table:table-cell office:value-type="float" office:value="0.17243">
            <text:p>0,17243</text:p>
          </table:table-cell>
          <table:table-cell office:value-type="float" office:value="0.187679">
            <text:p>0,187679</text:p>
          </table:table-cell>
          <table:table-cell office:value-type="float" office:value="0.528141">
            <text:p>0,528141</text:p>
          </table:table-cell>
          <table:table-cell office:value-type="float" office:value="0.0903206">
            <text:p>0,0903206</text:p>
          </table:table-cell>
          <table:table-cell office:value-type="float" office:value="0.618462">
            <text:p>0,618462</text:p>
          </table:table-cell>
          <table:table-cell office:value-type="float" office:value="47.2641">
            <text:p>47,2641</text:p>
          </table:table-cell>
          <table:table-cell office:value-type="float" office:value="0.246329">
            <text:p>0,246329</text:p>
          </table:table-cell>
          <table:table-cell office:value-type="float" office:value="47.5104">
            <text:p>47,5104</text:p>
          </table:table-cell>
          <table:table-cell office:value-type="float" office:value="0.341928">
            <text:p>0,341928</text:p>
          </table:table-cell>
          <table:table-cell office:value-type="float" office:value="0.188559">
            <text:p>0,188559</text:p>
          </table:table-cell>
          <table:table-cell office:value-type="float" office:value="0.530487">
            <text:p>0,530487</text:p>
          </table:table-cell>
          <table:table-cell office:value-type="float" office:value="165.992">
            <text:p>165,992</text:p>
          </table:table-cell>
          <table:table-cell office:value-type="float" office:value="0.162753">
            <text:p>0,162753</text:p>
          </table:table-cell>
          <table:table-cell office:value-type="float" office:value="166.155">
            <text:p>166,155</text:p>
          </table:table-cell>
          <table:table-cell office:value-type="float" office:value="79.1071">
            <text:p>79,1071</text:p>
          </table:table-cell>
          <table:table-cell office:value-type="float" office:value="0.327266">
            <text:p>0,327266</text:p>
          </table:table-cell>
          <table:table-cell office:value-type="float" office:value="79.4344">
            <text:p>79,4344</text:p>
          </table:table-cell>
          <table:table-cell office:value-type="float" office:value="9.33499">
            <text:p>9,33499</text:p>
          </table:table-cell>
          <table:table-cell office:value-type="float" office:value="0.0621688">
            <text:p>0,0621688</text:p>
          </table:table-cell>
          <table:table-cell office:value-type="float" office:value="9.39716">
            <text:p>9,39716</text:p>
          </table:table-cell>
        </table:table-row>
        <table:table-row table:style-name="ro1">
          <table:table-cell office:value-type="float" office:value="162.102">
            <text:p>162,102</text:p>
          </table:table-cell>
          <table:table-cell office:value-type="float" office:value="0.305272">
            <text:p>0,305272</text:p>
          </table:table-cell>
          <table:table-cell office:value-type="float" office:value="162.408">
            <text:p>162,408</text:p>
          </table:table-cell>
          <table:table-cell office:value-type="float" office:value="133.6">
            <text:p>133,6</text:p>
          </table:table-cell>
          <table:table-cell office:value-type="float" office:value="0.202048">
            <text:p>0,202048</text:p>
          </table:table-cell>
          <table:table-cell office:value-type="float" office:value="133.802">
            <text:p>133,802</text:p>
          </table:table-cell>
          <table:table-cell office:value-type="float" office:value="0.0249262">
            <text:p>0,0249262</text:p>
          </table:table-cell>
          <table:table-cell office:value-type="float" office:value="0.115833">
            <text:p>0,115833</text:p>
          </table:table-cell>
          <table:table-cell office:value-type="float" office:value="0.140759">
            <text:p>0,140759</text:p>
          </table:table-cell>
          <table:table-cell office:value-type="float" office:value="0.48738">
            <text:p>0,48738</text:p>
          </table:table-cell>
          <table:table-cell office:value-type="float" office:value="0.134894">
            <text:p>0,134894</text:p>
          </table:table-cell>
          <table:table-cell office:value-type="float" office:value="0.622274">
            <text:p>0,622274</text:p>
          </table:table-cell>
          <table:table-cell office:value-type="float" office:value="59.5371">
            <text:p>59,5371</text:p>
          </table:table-cell>
          <table:table-cell office:value-type="float" office:value="0.252487">
            <text:p>0,252487</text:p>
          </table:table-cell>
          <table:table-cell office:value-type="float" office:value="59.7896">
            <text:p>59,7896</text:p>
          </table:table-cell>
          <table:table-cell office:value-type="float" office:value="0.585325">
            <text:p>0,585325</text:p>
          </table:table-cell>
          <table:table-cell office:value-type="float" office:value="0.263044">
            <text:p>0,263044</text:p>
          </table:table-cell>
          <table:table-cell office:value-type="float" office:value="0.848369">
            <text:p>0,848369</text:p>
          </table:table-cell>
          <table:table-cell office:value-type="float" office:value="139.344">
            <text:p>139,344</text:p>
          </table:table-cell>
          <table:table-cell office:value-type="float" office:value="0.162167">
            <text:p>0,162167</text:p>
          </table:table-cell>
          <table:table-cell office:value-type="float" office:value="139.506">
            <text:p>139,506</text:p>
          </table:table-cell>
          <table:table-cell office:value-type="float" office:value="53.2138">
            <text:p>53,2138</text:p>
          </table:table-cell>
          <table:table-cell office:value-type="float" office:value="0.104983">
            <text:p>0,104983</text:p>
          </table:table-cell>
          <table:table-cell office:value-type="float" office:value="53.3188">
            <text:p>53,3188</text:p>
          </table:table-cell>
          <table:table-cell office:value-type="float" office:value="8.26199">
            <text:p>8,26199</text:p>
          </table:table-cell>
          <table:table-cell office:value-type="float" office:value="0.0797637">
            <text:p>0,0797637</text:p>
          </table:table-cell>
          <table:table-cell office:value-type="float" office:value="8.34176">
            <text:p>8,34176</text:p>
          </table:table-cell>
        </table:table-row>
        <table:table-row table:style-name="ro1">
          <table:table-cell office:value-type="float" office:value="151.851">
            <text:p>151,851</text:p>
          </table:table-cell>
          <table:table-cell office:value-type="float" office:value="0.287677">
            <text:p>0,287677</text:p>
          </table:table-cell>
          <table:table-cell office:value-type="float" office:value="152.139">
            <text:p>152,139</text:p>
          </table:table-cell>
          <table:table-cell office:value-type="float" office:value="86.4181">
            <text:p>86,4181</text:p>
          </table:table-cell>
          <table:table-cell office:value-type="float" office:value="0.187093">
            <text:p>0,187093</text:p>
          </table:table-cell>
          <table:table-cell office:value-type="float" office:value="86.6052">
            <text:p>86,6052</text:p>
          </table:table-cell>
          <table:table-cell office:value-type="float" office:value="0.0146624">
            <text:p>0,0146624</text:p>
          </table:table-cell>
          <table:table-cell office:value-type="float" office:value="0.0944261">
            <text:p>0,0944261</text:p>
          </table:table-cell>
          <table:table-cell office:value-type="float" office:value="0.109089">
            <text:p>0,109089</text:p>
          </table:table-cell>
          <table:table-cell office:value-type="float" office:value="0.504095">
            <text:p>0,504095</text:p>
          </table:table-cell>
          <table:table-cell office:value-type="float" office:value="0.140173">
            <text:p>0,140173</text:p>
          </table:table-cell>
          <table:table-cell office:value-type="float" office:value="0.644268">
            <text:p>0,644268</text:p>
          </table:table-cell>
          <table:table-cell office:value-type="float" office:value="77.4998">
            <text:p>77,4998</text:p>
          </table:table-cell>
          <table:table-cell office:value-type="float" office:value="0.283865">
            <text:p>0,283865</text:p>
          </table:table-cell>
          <table:table-cell office:value-type="float" office:value="77.7837">
            <text:p>77,7837</text:p>
          </table:table-cell>
          <table:table-cell office:value-type="float" office:value="0.375065">
            <text:p>0,375065</text:p>
          </table:table-cell>
          <table:table-cell office:value-type="float" office:value="0.216711">
            <text:p>0,216711</text:p>
          </table:table-cell>
          <table:table-cell office:value-type="float" office:value="0.591776">
            <text:p>0,591776</text:p>
          </table:table-cell>
          <table:table-cell office:value-type="float" office:value="167.132">
            <text:p>167,132</text:p>
          </table:table-cell>
          <table:table-cell office:value-type="float" office:value="0.160407">
            <text:p>0,160407</text:p>
          </table:table-cell>
          <table:table-cell office:value-type="float" office:value="167.293">
            <text:p>167,293</text:p>
          </table:table-cell>
          <table:table-cell office:value-type="float" office:value="60.1665">
            <text:p>60,1665</text:p>
          </table:table-cell>
          <table:table-cell office:value-type="float" office:value="0.113781">
            <text:p>0,113781</text:p>
          </table:table-cell>
          <table:table-cell office:value-type="float" office:value="60.2802">
            <text:p>60,2802</text:p>
          </table:table-cell>
          <table:table-cell office:value-type="float" office:value="7.98546">
            <text:p>7,98546</text:p>
          </table:table-cell>
          <table:table-cell office:value-type="float" office:value="0.060116">
            <text:p>0,060116</text:p>
          </table:table-cell>
          <table:table-cell office:value-type="float" office:value="8.04558">
            <text:p>8,04558</text:p>
          </table:table-cell>
        </table:table-row>
        <table:table-row table:style-name="ro1">
          <table:table-cell office:value-type="float" office:value="176.192">
            <text:p>176,192</text:p>
          </table:table-cell>
          <table:table-cell office:value-type="float" office:value="0.286797">
            <text:p>0,286797</text:p>
          </table:table-cell>
          <table:table-cell office:value-type="float" office:value="176.479">
            <text:p>176,479</text:p>
          </table:table-cell>
          <table:table-cell office:value-type="float" office:value="98.8897">
            <text:p>98,8897</text:p>
          </table:table-cell>
          <table:table-cell office:value-type="float" office:value="0.239878">
            <text:p>0,239878</text:p>
          </table:table-cell>
          <table:table-cell office:value-type="float" office:value="99.1295">
            <text:p>99,1295</text:p>
          </table:table-cell>
          <table:table-cell office:value-type="float" office:value="0.0260991">
            <text:p>0,0260991</text:p>
          </table:table-cell>
          <table:table-cell office:value-type="float" office:value="0.103517">
            <text:p>0,103517</text:p>
          </table:table-cell>
          <table:table-cell office:value-type="float" office:value="0.129616">
            <text:p>0,129616</text:p>
          </table:table-cell>
          <table:table-cell office:value-type="float" office:value="0.524329">
            <text:p>0,524329</text:p>
          </table:table-cell>
          <table:table-cell office:value-type="float" office:value="0.10293">
            <text:p>0,10293</text:p>
          </table:table-cell>
          <table:table-cell office:value-type="float" office:value="0.627259">
            <text:p>0,627259</text:p>
          </table:table-cell>
          <table:table-cell office:value-type="float" office:value="57.4774">
            <text:p>57,4774</text:p>
          </table:table-cell>
          <table:table-cell office:value-type="float" office:value="0.260112">
            <text:p>0,260112</text:p>
          </table:table-cell>
          <table:table-cell office:value-type="float" office:value="57.7375">
            <text:p>57,7375</text:p>
          </table:table-cell>
          <table:table-cell office:value-type="float" office:value="0.302633">
            <text:p>0,302633</text:p>
          </table:table-cell>
          <table:table-cell office:value-type="float" office:value="0.145745">
            <text:p>0,145745</text:p>
          </table:table-cell>
          <table:table-cell office:value-type="float" office:value="0.448377">
            <text:p>0,448377</text:p>
          </table:table-cell>
          <table:table-cell office:value-type="float" office:value="176.734">
            <text:p>176,734</text:p>
          </table:table-cell>
          <table:table-cell office:value-type="float" office:value="0.285038">
            <text:p>0,285038</text:p>
          </table:table-cell>
          <table:table-cell office:value-type="float" office:value="177.019">
            <text:p>177,019</text:p>
          </table:table-cell>
          <table:table-cell office:value-type="float" office:value="56.2959">
            <text:p>56,2959</text:p>
          </table:table-cell>
          <table:table-cell office:value-type="float" office:value="0.0979451">
            <text:p>0,0979451</text:p>
          </table:table-cell>
          <table:table-cell office:value-type="float" office:value="56.3938">
            <text:p>56,3938</text:p>
          </table:table-cell>
          <table:table-cell office:value-type="float" office:value="7.31245">
            <text:p>7,31245</text:p>
          </table:table-cell>
          <table:table-cell office:value-type="float" office:value="0.0583565">
            <text:p>0,0583565</text:p>
          </table:table-cell>
          <table:table-cell office:value-type="float" office:value="7.37081">
            <text:p>7,37081</text:p>
          </table:table-cell>
        </table:table-row>
        <table:table-row table:style-name="ro1">
          <table:table-cell office:value-type="float" office:value="157.341">
            <text:p>157,341</text:p>
          </table:table-cell>
          <table:table-cell office:value-type="float" office:value="0.338702">
            <text:p>0,338702</text:p>
          </table:table-cell>
          <table:table-cell office:value-type="float" office:value="157.679">
            <text:p>157,679</text:p>
          </table:table-cell>
          <table:table-cell office:value-type="float" office:value="84.887">
            <text:p>84,887</text:p>
          </table:table-cell>
          <table:table-cell office:value-type="float" office:value="0.204101">
            <text:p>0,204101</text:p>
          </table:table-cell>
          <table:table-cell office:value-type="float" office:value="85.0911">
            <text:p>85,0911</text:p>
          </table:table-cell>
          <table:table-cell office:value-type="float" office:value="0.0164219">
            <text:p>0,0164219</text:p>
          </table:table-cell>
          <table:table-cell office:value-type="float" office:value="0.188266">
            <text:p>0,188266</text:p>
          </table:table-cell>
          <table:table-cell office:value-type="float" office:value="0.204688">
            <text:p>0,204688</text:p>
          </table:table-cell>
          <table:table-cell office:value-type="float" office:value="1.09001">
            <text:p>1,09001</text:p>
          </table:table-cell>
          <table:table-cell office:value-type="float" office:value="0.215245">
            <text:p>0,215245</text:p>
          </table:table-cell>
          <table:table-cell office:value-type="float" office:value="1.30525">
            <text:p>1,30525</text:p>
          </table:table-cell>
          <table:table-cell office:value-type="float" office:value="61.833">
            <text:p>61,833</text:p>
          </table:table-cell>
          <table:table-cell office:value-type="float" office:value="0.260698">
            <text:p>0,260698</text:p>
          </table:table-cell>
          <table:table-cell office:value-type="float" office:value="62.0937">
            <text:p>62,0937</text:p>
          </table:table-cell>
          <table:table-cell office:value-type="float" office:value="0.262458">
            <text:p>0,262458</text:p>
          </table:table-cell>
          <table:table-cell office:value-type="float" office:value="0.193251">
            <text:p>0,193251</text:p>
          </table:table-cell>
          <table:table-cell office:value-type="float" office:value="0.455709">
            <text:p>0,455709</text:p>
          </table:table-cell>
          <table:table-cell office:value-type="float" office:value="163.558">
            <text:p>163,558</text:p>
          </table:table-cell>
          <table:table-cell office:value-type="float" office:value="0.199116">
            <text:p>0,199116</text:p>
          </table:table-cell>
          <table:table-cell office:value-type="float" office:value="163.757">
            <text:p>163,757</text:p>
          </table:table-cell>
          <table:table-cell office:value-type="float" office:value="74.2377">
            <text:p>74,2377</text:p>
          </table:table-cell>
          <table:table-cell office:value-type="float" office:value="0.104397">
            <text:p>0,104397</text:p>
          </table:table-cell>
          <table:table-cell office:value-type="float" office:value="74.3421">
            <text:p>74,3421</text:p>
          </table:table-cell>
          <table:table-cell office:value-type="float" office:value="7.30336">
            <text:p>7,30336</text:p>
          </table:table-cell>
          <table:table-cell office:value-type="float" office:value="0.0715527">
            <text:p>0,0715527</text:p>
          </table:table-cell>
          <table:table-cell office:value-type="float" office:value="7.37492">
            <text:p>7,37492</text:p>
          </table:table-cell>
        </table:table-row>
        <table:table-row table:style-name="ro1">
          <table:table-cell office:value-type="float" office:value="194.043">
            <text:p>194,043</text:p>
          </table:table-cell>
          <table:table-cell office:value-type="float" office:value="0.286504">
            <text:p>0,286504</text:p>
          </table:table-cell>
          <table:table-cell office:value-type="float" office:value="194.329">
            <text:p>194,329</text:p>
          </table:table-cell>
          <table:table-cell office:value-type="float" office:value="103.602">
            <text:p>103,602</text:p>
          </table:table-cell>
          <table:table-cell office:value-type="float" office:value="0.191492">
            <text:p>0,191492</text:p>
          </table:table-cell>
          <table:table-cell office:value-type="float" office:value="103.794">
            <text:p>103,794</text:p>
          </table:table-cell>
          <table:table-cell office:value-type="float" office:value="0.0164219">
            <text:p>0,0164219</text:p>
          </table:table-cell>
          <table:table-cell office:value-type="float" office:value="0.0982384">
            <text:p>0,0982384</text:p>
          </table:table-cell>
          <table:table-cell office:value-type="float" office:value="0.11466">
            <text:p>0,11466</text:p>
          </table:table-cell>
          <table:table-cell office:value-type="float" office:value="0.571542">
            <text:p>0,571542</text:p>
          </table:table-cell>
          <table:table-cell office:value-type="float" office:value="0.742506">
            <text:p>0,742506</text:p>
          </table:table-cell>
          <table:table-cell office:value-type="float" office:value="1.31405">
            <text:p>1,31405</text:p>
          </table:table-cell>
          <table:table-cell office:value-type="float" office:value="67.2423">
            <text:p>67,2423</text:p>
          </table:table-cell>
          <table:table-cell office:value-type="float" office:value="0.750424">
            <text:p>0,750424</text:p>
          </table:table-cell>
          <table:table-cell office:value-type="float" office:value="67.9927">
            <text:p>67,9927</text:p>
          </table:table-cell>
          <table:table-cell office:value-type="float" office:value="0.512012">
            <text:p>0,512012</text:p>
          </table:table-cell>
          <table:table-cell office:value-type="float" office:value="0.242517">
            <text:p>0,242517</text:p>
          </table:table-cell>
          <table:table-cell office:value-type="float" office:value="0.754529">
            <text:p>0,754529</text:p>
          </table:table-cell>
          <table:table-cell office:value-type="float" office:value="184.043">
            <text:p>184,043</text:p>
          </table:table-cell>
          <table:table-cell office:value-type="float" office:value="0.168618">
            <text:p>0,168618</text:p>
          </table:table-cell>
          <table:table-cell office:value-type="float" office:value="184.212">
            <text:p>184,212</text:p>
          </table:table-cell>
          <table:table-cell office:value-type="float" office:value="62.9723">
            <text:p>62,9723</text:p>
          </table:table-cell>
          <table:table-cell office:value-type="float" office:value="0.102051">
            <text:p>0,102051</text:p>
          </table:table-cell>
          <table:table-cell office:value-type="float" office:value="63.0743">
            <text:p>63,0743</text:p>
          </table:table-cell>
          <table:table-cell office:value-type="float" office:value="7.35732">
            <text:p>7,35732</text:p>
          </table:table-cell>
          <table:table-cell office:value-type="float" office:value="0.0571835">
            <text:p>0,0571835</text:p>
          </table:table-cell>
          <table:table-cell office:value-type="float" office:value="7.4145">
            <text:p>7,4145</text:p>
          </table:table-cell>
        </table:table-row>
        <table:table-row table:style-name="ro1">
          <table:table-cell office:value-type="float" office:value="171.578">
            <text:p>171,578</text:p>
          </table:table-cell>
          <table:table-cell office:value-type="float" office:value="0.28973">
            <text:p>0,28973</text:p>
          </table:table-cell>
          <table:table-cell office:value-type="float" office:value="171.868">
            <text:p>171,868</text:p>
          </table:table-cell>
          <table:table-cell office:value-type="float" office:value="89.9485">
            <text:p>89,9485</text:p>
          </table:table-cell>
          <table:table-cell office:value-type="float" office:value="0.185333">
            <text:p>0,185333</text:p>
          </table:table-cell>
          <table:table-cell office:value-type="float" office:value="90.1338">
            <text:p>90,1338</text:p>
          </table:table-cell>
          <table:table-cell office:value-type="float" office:value="0.0152489">
            <text:p>0,0152489</text:p>
          </table:table-cell>
          <table:table-cell office:value-type="float" office:value="0.140173">
            <text:p>0,140173</text:p>
          </table:table-cell>
          <table:table-cell office:value-type="float" office:value="0.155422">
            <text:p>0,155422</text:p>
          </table:table-cell>
          <table:table-cell office:value-type="float" office:value="1.1947">
            <text:p>1,1947</text:p>
          </table:table-cell>
          <table:table-cell office:value-type="float" office:value="0.268029">
            <text:p>0,268029</text:p>
          </table:table-cell>
          <table:table-cell office:value-type="float" office:value="1.46273">
            <text:p>1,46273</text:p>
          </table:table-cell>
          <table:table-cell office:value-type="float" office:value="69.017">
            <text:p>69,017</text:p>
          </table:table-cell>
          <table:table-cell office:value-type="float" office:value="0.231373">
            <text:p>0,231373</text:p>
          </table:table-cell>
          <table:table-cell office:value-type="float" office:value="69.2484">
            <text:p>69,2484</text:p>
          </table:table-cell>
          <table:table-cell office:value-type="float" office:value="0.504681">
            <text:p>0,504681</text:p>
          </table:table-cell>
          <table:table-cell office:value-type="float" office:value="0.132842">
            <text:p>0,132842</text:p>
          </table:table-cell>
          <table:table-cell office:value-type="float" office:value="0.637523">
            <text:p>0,637523</text:p>
          </table:table-cell>
          <table:table-cell office:value-type="float" office:value="155.879">
            <text:p>155,879</text:p>
          </table:table-cell>
          <table:table-cell office:value-type="float" office:value="0.451603">
            <text:p>0,451603</text:p>
          </table:table-cell>
          <table:table-cell office:value-type="float" office:value="156.331">
            <text:p>156,331</text:p>
          </table:table-cell>
          <table:table-cell office:value-type="float" office:value="67.8044">
            <text:p>67,8044</text:p>
          </table:table-cell>
          <table:table-cell office:value-type="float" office:value="0.104397">
            <text:p>0,104397</text:p>
          </table:table-cell>
          <table:table-cell office:value-type="float" office:value="67.9088">
            <text:p>67,9088</text:p>
          </table:table-cell>
          <table:table-cell office:value-type="float" office:value="7.34412">
            <text:p>7,34412</text:p>
          </table:table-cell>
          <table:table-cell office:value-type="float" office:value="0.060116">
            <text:p>0,060116</text:p>
          </table:table-cell>
          <table:table-cell office:value-type="float" office:value="7.40424">
            <text:p>7,40424</text:p>
          </table:table-cell>
        </table:table-row>
        <table:table-row table:style-name="ro1">
          <table:table-cell office:value-type="float" office:value="185.526">
            <text:p>185,526</text:p>
          </table:table-cell>
          <table:table-cell office:value-type="float" office:value="0.285038">
            <text:p>0,285038</text:p>
          </table:table-cell>
          <table:table-cell office:value-type="float" office:value="185.811">
            <text:p>185,811</text:p>
          </table:table-cell>
          <table:table-cell office:value-type="float" office:value="77.2652">
            <text:p>77,2652</text:p>
          </table:table-cell>
          <table:table-cell office:value-type="float" office:value="0.183281">
            <text:p>0,183281</text:p>
          </table:table-cell>
          <table:table-cell office:value-type="float" office:value="77.4485">
            <text:p>77,4485</text:p>
          </table:table-cell>
          <table:table-cell office:value-type="float" office:value="0.0155422">
            <text:p>0,0155422</text:p>
          </table:table-cell>
          <table:table-cell office:value-type="float" office:value="0.108502">
            <text:p>0,108502</text:p>
          </table:table-cell>
          <table:table-cell office:value-type="float" office:value="0.124044">
            <text:p>0,124044</text:p>
          </table:table-cell>
          <table:table-cell office:value-type="float" office:value="0.498816">
            <text:p>0,498816</text:p>
          </table:table-cell>
          <table:table-cell office:value-type="float" office:value="0.126977">
            <text:p>0,126977</text:p>
          </table:table-cell>
          <table:table-cell office:value-type="float" office:value="0.625793">
            <text:p>0,625793</text:p>
          </table:table-cell>
          <table:table-cell office:value-type="float" office:value="53.9499">
            <text:p>53,9499</text:p>
          </table:table-cell>
          <table:table-cell office:value-type="float" office:value="0.232253">
            <text:p>0,232253</text:p>
          </table:table-cell>
          <table:table-cell office:value-type="float" office:value="54.1821">
            <text:p>54,1821</text:p>
          </table:table-cell>
          <table:table-cell office:value-type="float" office:value="0.390314">
            <text:p>0,390314</text:p>
          </table:table-cell>
          <table:table-cell office:value-type="float" office:value="0.205274">
            <text:p>0,205274</text:p>
          </table:table-cell>
          <table:table-cell office:value-type="float" office:value="0.595588">
            <text:p>0,595588</text:p>
          </table:table-cell>
          <table:table-cell office:value-type="float" office:value="147.748">
            <text:p>147,748</text:p>
          </table:table-cell>
          <table:table-cell office:value-type="float" office:value="0.162167">
            <text:p>0,162167</text:p>
          </table:table-cell>
          <table:table-cell office:value-type="float" office:value="147.91">
            <text:p>147,91</text:p>
          </table:table-cell>
          <table:table-cell office:value-type="float" office:value="55.5378">
            <text:p>55,5378</text:p>
          </table:table-cell>
          <table:table-cell office:value-type="float" office:value="0.165099">
            <text:p>0,165099</text:p>
          </table:table-cell>
          <table:table-cell office:value-type="float" office:value="55.7029">
            <text:p>55,7029</text:p>
          </table:table-cell>
          <table:table-cell office:value-type="float" office:value="7.14882">
            <text:p>7,14882</text:p>
          </table:table-cell>
          <table:table-cell office:value-type="float" office:value="0.05777">
            <text:p>0,05777</text:p>
          </table:table-cell>
          <table:table-cell office:value-type="float" office:value="7.20659">
            <text:p>7,20659</text:p>
          </table:table-cell>
        </table:table-row>
        <table:table-row table:style-name="ro1">
          <table:table-cell office:value-type="float" office:value="154.335">
            <text:p>154,335</text:p>
          </table:table-cell>
          <table:table-cell office:value-type="float" office:value="0.309378">
            <text:p>0,309378</text:p>
          </table:table-cell>
          <table:table-cell office:value-type="float" office:value="154.644">
            <text:p>154,644</text:p>
          </table:table-cell>
          <table:table-cell office:value-type="float" office:value="79.8385">
            <text:p>79,8385</text:p>
          </table:table-cell>
          <table:table-cell office:value-type="float" office:value="0.189439">
            <text:p>0,189439</text:p>
          </table:table-cell>
          <table:table-cell office:value-type="float" office:value="80.0279">
            <text:p>80,0279</text:p>
          </table:table-cell>
          <table:table-cell office:value-type="float" office:value="0.0425211">
            <text:p>0,0425211</text:p>
          </table:table-cell>
          <table:table-cell office:value-type="float" office:value="0.14985">
            <text:p>0,14985</text:p>
          </table:table-cell>
          <table:table-cell office:value-type="float" office:value="0.192371">
            <text:p>0,192371</text:p>
          </table:table-cell>
          <table:table-cell office:value-type="float" office:value="0.492658">
            <text:p>0,492658</text:p>
          </table:table-cell>
          <table:table-cell office:value-type="float" office:value="0.150143">
            <text:p>0,150143</text:p>
          </table:table-cell>
          <table:table-cell office:value-type="float" office:value="0.642801">
            <text:p>0,642801</text:p>
          </table:table-cell>
          <table:table-cell office:value-type="float" office:value="47.1483">
            <text:p>47,1483</text:p>
          </table:table-cell>
          <table:table-cell office:value-type="float" office:value="0.248089">
            <text:p>0,248089</text:p>
          </table:table-cell>
          <table:table-cell office:value-type="float" office:value="47.3963">
            <text:p>47,3963</text:p>
          </table:table-cell>
          <table:table-cell office:value-type="float" office:value="0.248968">
            <text:p>0,248968</text:p>
          </table:table-cell>
          <table:table-cell office:value-type="float" office:value="0.247209">
            <text:p>0,247209</text:p>
          </table:table-cell>
          <table:table-cell office:value-type="float" office:value="0.496177">
            <text:p>0,496177</text:p>
          </table:table-cell>
          <table:table-cell office:value-type="float" office:value="153.179">
            <text:p>153,179</text:p>
          </table:table-cell>
          <table:table-cell office:value-type="float" office:value="0.234892">
            <text:p>0,234892</text:p>
          </table:table-cell>
          <table:table-cell office:value-type="float" office:value="153.414">
            <text:p>153,414</text:p>
          </table:table-cell>
          <table:table-cell office:value-type="float" office:value="70.3595">
            <text:p>70,3595</text:p>
          </table:table-cell>
          <table:table-cell office:value-type="float" office:value="0.114367">
            <text:p>0,114367</text:p>
          </table:table-cell>
          <table:table-cell office:value-type="float" office:value="70.4739">
            <text:p>70,4739</text:p>
          </table:table-cell>
          <table:table-cell office:value-type="float" office:value="10.2103">
            <text:p>10,2103</text:p>
          </table:table-cell>
          <table:table-cell office:value-type="float" office:value="0.107916">
            <text:p>0,107916</text:p>
          </table:table-cell>
          <table:table-cell office:value-type="float" office:value="10.3183">
            <text:p>10,3183</text:p>
          </table:table-cell>
        </table:table-row>
        <table:table-row table:style-name="ro1">
          <table:table-cell office:value-type="float" office:value="177.765">
            <text:p>177,765</text:p>
          </table:table-cell>
          <table:table-cell office:value-type="float" office:value="0.316416">
            <text:p>0,316416</text:p>
          </table:table-cell>
          <table:table-cell office:value-type="float" office:value="178.082">
            <text:p>178,082</text:p>
          </table:table-cell>
          <table:table-cell office:value-type="float" office:value="93.2707">
            <text:p>93,2707</text:p>
          </table:table-cell>
          <table:table-cell office:value-type="float" office:value="0.185333">
            <text:p>0,185333</text:p>
          </table:table-cell>
          <table:table-cell office:value-type="float" office:value="93.4561">
            <text:p>93,4561</text:p>
          </table:table-cell>
          <table:table-cell office:value-type="float" office:value="0.0158354">
            <text:p>0,0158354</text:p>
          </table:table-cell>
          <table:table-cell office:value-type="float" office:value="0.0941329">
            <text:p>0,0941329</text:p>
          </table:table-cell>
          <table:table-cell office:value-type="float" office:value="0.109968">
            <text:p>0,109968</text:p>
          </table:table-cell>
          <table:table-cell office:value-type="float" office:value="0.477996">
            <text:p>0,477996</text:p>
          </table:table-cell>
          <table:table-cell office:value-type="float" office:value="0.16246">
            <text:p>0,16246</text:p>
          </table:table-cell>
          <table:table-cell office:value-type="float" office:value="0.640455">
            <text:p>0,640455</text:p>
          </table:table-cell>
          <table:table-cell office:value-type="float" office:value="98.139">
            <text:p>98,139</text:p>
          </table:table-cell>
          <table:table-cell office:value-type="float" office:value="0.236065">
            <text:p>0,236065</text:p>
          </table:table-cell>
          <table:table-cell office:value-type="float" office:value="98.375">
            <text:p>98,375</text:p>
          </table:table-cell>
          <table:table-cell office:value-type="float" office:value="0.532247">
            <text:p>0,532247</text:p>
          </table:table-cell>
          <table:table-cell office:value-type="float" office:value="0.537818">
            <text:p>0,537818</text:p>
          </table:table-cell>
          <table:table-cell office:value-type="float" office:value="1.07007">
            <text:p>1,07007</text:p>
          </table:table-cell>
          <table:table-cell office:value-type="float" office:value="156.425">
            <text:p>156,425</text:p>
          </table:table-cell>
          <table:table-cell office:value-type="float" office:value="0.164513">
            <text:p>0,164513</text:p>
          </table:table-cell>
          <table:table-cell office:value-type="float" office:value="156.59">
            <text:p>156,59</text:p>
          </table:table-cell>
          <table:table-cell office:value-type="float" office:value="51.4417">
            <text:p>51,4417</text:p>
          </table:table-cell>
          <table:table-cell office:value-type="float" office:value="0.0997046">
            <text:p>0,0997046</text:p>
          </table:table-cell>
          <table:table-cell office:value-type="float" office:value="51.5414">
            <text:p>51,5414</text:p>
          </table:table-cell>
          <table:table-cell office:value-type="float" office:value="7.47345">
            <text:p>7,47345</text:p>
          </table:table-cell>
          <table:table-cell office:value-type="float" office:value="0.0615823">
            <text:p>0,0615823</text:p>
          </table:table-cell>
          <table:table-cell office:value-type="float" office:value="7.53503">
            <text:p>7,53503</text:p>
          </table:table-cell>
        </table:table-row>
        <table:table-row table:style-name="ro1">
          <table:table-cell office:value-type="float" office:value="188.774">
            <text:p>188,774</text:p>
          </table:table-cell>
          <table:table-cell office:value-type="float" office:value="0.287384">
            <text:p>0,287384</text:p>
          </table:table-cell>
          <table:table-cell office:value-type="float" office:value="189.061">
            <text:p>189,061</text:p>
          </table:table-cell>
          <table:table-cell office:value-type="float" office:value="137.852">
            <text:p>137,852</text:p>
          </table:table-cell>
          <table:table-cell office:value-type="float" office:value="0.26715">
            <text:p>0,26715</text:p>
          </table:table-cell>
          <table:table-cell office:value-type="float" office:value="138.119">
            <text:p>138,119</text:p>
          </table:table-cell>
          <table:table-cell office:value-type="float" office:value="0.0313776">
            <text:p>0,0313776</text:p>
          </table:table-cell>
          <table:table-cell office:value-type="float" office:value="0.13724">
            <text:p>0,13724</text:p>
          </table:table-cell>
          <table:table-cell office:value-type="float" office:value="0.168618">
            <text:p>0,168618</text:p>
          </table:table-cell>
          <table:table-cell office:value-type="float" office:value="0.761567">
            <text:p>0,761567</text:p>
          </table:table-cell>
          <table:table-cell office:value-type="float" office:value="0.133135">
            <text:p>0,133135</text:p>
          </table:table-cell>
          <table:table-cell office:value-type="float" office:value="0.894702">
            <text:p>0,894702</text:p>
          </table:table-cell>
          <table:table-cell office:value-type="float" office:value="91.5036">
            <text:p>91,5036</text:p>
          </table:table-cell>
          <table:table-cell office:value-type="float" office:value="0.252781">
            <text:p>0,252781</text:p>
          </table:table-cell>
          <table:table-cell office:value-type="float" office:value="91.7564">
            <text:p>91,7564</text:p>
          </table:table-cell>
          <table:table-cell office:value-type="float" office:value="0.339289">
            <text:p>0,339289</text:p>
          </table:table-cell>
          <table:table-cell office:value-type="float" office:value="0.160114">
            <text:p>0,160114</text:p>
          </table:table-cell>
          <table:table-cell office:value-type="float" office:value="0.499403">
            <text:p>0,499403</text:p>
          </table:table-cell>
          <table:table-cell office:value-type="float" office:value="208.189">
            <text:p>208,189</text:p>
          </table:table-cell>
          <table:table-cell office:value-type="float" office:value="0.178882">
            <text:p>0,178882</text:p>
          </table:table-cell>
          <table:table-cell office:value-type="float" office:value="208.368">
            <text:p>208,368</text:p>
          </table:table-cell>
          <table:table-cell office:value-type="float" office:value="59.0298">
            <text:p>59,0298</text:p>
          </table:table-cell>
          <table:table-cell office:value-type="float" office:value="0.114367">
            <text:p>0,114367</text:p>
          </table:table-cell>
          <table:table-cell office:value-type="float" office:value="59.1442">
            <text:p>59,1442</text:p>
          </table:table-cell>
          <table:table-cell office:value-type="float" office:value="7.53415">
            <text:p>7,53415</text:p>
          </table:table-cell>
          <table:table-cell office:value-type="float" office:value="0.0642215">
            <text:p>0,0642215</text:p>
          </table:table-cell>
          <table:table-cell office:value-type="float" office:value="7.59837">
            <text:p>7,59837</text:p>
          </table:table-cell>
        </table:table-row>
        <table:table-row table:style-name="ro1">
          <table:table-cell office:value-type="float" office:value="156.466">
            <text:p>156,466</text:p>
          </table:table-cell>
          <table:table-cell office:value-type="float" office:value="0.341048">
            <text:p>0,341048</text:p>
          </table:table-cell>
          <table:table-cell office:value-type="float" office:value="156.807">
            <text:p>156,807</text:p>
          </table:table-cell>
          <table:table-cell office:value-type="float" office:value="89.8814">
            <text:p>89,8814</text:p>
          </table:table-cell>
          <table:table-cell office:value-type="float" office:value="0.207913">
            <text:p>0,207913</text:p>
          </table:table-cell>
          <table:table-cell office:value-type="float" office:value="90.0893">
            <text:p>90,0893</text:p>
          </table:table-cell>
          <table:table-cell office:value-type="float" office:value="0.0196477">
            <text:p>0,0196477</text:p>
          </table:table-cell>
          <table:table-cell office:value-type="float" office:value="0.10469">
            <text:p>0,10469</text:p>
          </table:table-cell>
          <table:table-cell office:value-type="float" office:value="0.124338">
            <text:p>0,124338</text:p>
          </table:table-cell>
          <table:table-cell office:value-type="float" office:value="0.504681">
            <text:p>0,504681</text:p>
          </table:table-cell>
          <table:table-cell office:value-type="float" office:value="0.107622">
            <text:p>0,107622</text:p>
          </table:table-cell>
          <table:table-cell office:value-type="float" office:value="0.612304">
            <text:p>0,612304</text:p>
          </table:table-cell>
          <table:table-cell office:value-type="float" office:value="61.8321">
            <text:p>61,8321</text:p>
          </table:table-cell>
          <table:table-cell office:value-type="float" office:value="0.253367">
            <text:p>0,253367</text:p>
          </table:table-cell>
          <table:table-cell office:value-type="float" office:value="62.0855">
            <text:p>62,0855</text:p>
          </table:table-cell>
          <table:table-cell office:value-type="float" office:value="0.626966">
            <text:p>0,626966</text:p>
          </table:table-cell>
          <table:table-cell office:value-type="float" office:value="0.375359">
            <text:p>0,375359</text:p>
          </table:table-cell>
          <table:table-cell office:value-type="float" office:value="1.00232">
            <text:p>1,00232</text:p>
          </table:table-cell>
          <table:table-cell office:value-type="float" office:value="182.272">
            <text:p>182,272</text:p>
          </table:table-cell>
          <table:table-cell office:value-type="float" office:value="0.18416">
            <text:p>0,18416</text:p>
          </table:table-cell>
          <table:table-cell office:value-type="float" office:value="182.456">
            <text:p>182,456</text:p>
          </table:table-cell>
          <table:table-cell office:value-type="float" office:value="54.9698">
            <text:p>54,9698</text:p>
          </table:table-cell>
          <table:table-cell office:value-type="float" office:value="0.118766">
            <text:p>0,118766</text:p>
          </table:table-cell>
          <table:table-cell office:value-type="float" office:value="55.0886">
            <text:p>55,0886</text:p>
          </table:table-cell>
          <table:table-cell office:value-type="float" office:value="7.52095">
            <text:p>7,52095</text:p>
          </table:table-cell>
          <table:table-cell office:value-type="float" office:value="0.062462">
            <text:p>0,062462</text:p>
          </table:table-cell>
          <table:table-cell office:value-type="float" office:value="7.58342">
            <text:p>7,58342</text:p>
          </table:table-cell>
        </table:table-row>
        <table:table-row table:style-name="ro1">
          <table:table-cell office:value-type="float" office:value="192.722">
            <text:p>192,722</text:p>
          </table:table-cell>
          <table:table-cell office:value-type="float" office:value="0.319348">
            <text:p>0,319348</text:p>
          </table:table-cell>
          <table:table-cell office:value-type="float" office:value="193.041">
            <text:p>193,041</text:p>
          </table:table-cell>
          <table:table-cell office:value-type="float" office:value="100.664">
            <text:p>100,664</text:p>
          </table:table-cell>
          <table:table-cell office:value-type="float" office:value="0.205861">
            <text:p>0,205861</text:p>
          </table:table-cell>
          <table:table-cell office:value-type="float" office:value="100.87">
            <text:p>100,87</text:p>
          </table:table-cell>
          <table:table-cell office:value-type="float" office:value="0.0170084">
            <text:p>0,0170084</text:p>
          </table:table-cell>
          <table:table-cell office:value-type="float" office:value="0.215831">
            <text:p>0,215831</text:p>
          </table:table-cell>
          <table:table-cell office:value-type="float" office:value="0.23284">
            <text:p>0,23284</text:p>
          </table:table-cell>
          <table:table-cell office:value-type="float" office:value="1.18854">
            <text:p>1,18854</text:p>
          </table:table-cell>
          <table:table-cell office:value-type="float" office:value="0.243103">
            <text:p>0,243103</text:p>
          </table:table-cell>
          <table:table-cell office:value-type="float" office:value="1.43164">
            <text:p>1,43164</text:p>
          </table:table-cell>
          <table:table-cell office:value-type="float" office:value="59.9277">
            <text:p>59,9277</text:p>
          </table:table-cell>
          <table:table-cell office:value-type="float" office:value="0.298234">
            <text:p>0,298234</text:p>
          </table:table-cell>
          <table:table-cell office:value-type="float" office:value="60.226">
            <text:p>60,226</text:p>
          </table:table-cell>
          <table:table-cell office:value-type="float" office:value="0.719046">
            <text:p>0,719046</text:p>
          </table:table-cell>
          <table:table-cell office:value-type="float" office:value="0.388848">
            <text:p>0,388848</text:p>
          </table:table-cell>
          <table:table-cell office:value-type="float" office:value="1.10789">
            <text:p>1,10789</text:p>
          </table:table-cell>
          <table:table-cell office:value-type="float" office:value="174.39">
            <text:p>174,39</text:p>
          </table:table-cell>
          <table:table-cell office:value-type="float" office:value="0.180935">
            <text:p>0,180935</text:p>
          </table:table-cell>
          <table:table-cell office:value-type="float" office:value="174.571">
            <text:p>174,571</text:p>
          </table:table-cell>
          <table:table-cell office:value-type="float" office:value="55.0082">
            <text:p>55,0082</text:p>
          </table:table-cell>
          <table:table-cell office:value-type="float" office:value="0.108209">
            <text:p>0,108209</text:p>
          </table:table-cell>
          <table:table-cell office:value-type="float" office:value="55.1164">
            <text:p>55,1164</text:p>
          </table:table-cell>
          <table:table-cell office:value-type="float" office:value="7.59163">
            <text:p>7,59163</text:p>
          </table:table-cell>
          <table:table-cell office:value-type="float" office:value="0.0615823">
            <text:p>0,0615823</text:p>
          </table:table-cell>
          <table:table-cell office:value-type="float" office:value="7.65321">
            <text:p>7,65321</text:p>
          </table:table-cell>
        </table:table-row>
        <table:table-row table:style-name="ro1">
          <table:table-cell office:value-type="float" office:value="153.235">
            <text:p>153,235</text:p>
          </table:table-cell>
          <table:table-cell office:value-type="float" office:value="0.284158">
            <text:p>0,284158</text:p>
          </table:table-cell>
          <table:table-cell office:value-type="float" office:value="153.52">
            <text:p>153,52</text:p>
          </table:table-cell>
          <table:table-cell office:value-type="float" office:value="140.635">
            <text:p>140,635</text:p>
          </table:table-cell>
          <table:table-cell office:value-type="float" office:value="0.185627">
            <text:p>0,185627</text:p>
          </table:table-cell>
          <table:table-cell office:value-type="float" office:value="140.82">
            <text:p>140,82</text:p>
          </table:table-cell>
          <table:table-cell office:value-type="float" office:value="0.0167152">
            <text:p>0,0167152</text:p>
          </table:table-cell>
          <table:table-cell office:value-type="float" office:value="0.0988249">
            <text:p>0,0988249</text:p>
          </table:table-cell>
          <table:table-cell office:value-type="float" office:value="0.11554">
            <text:p>0,11554</text:p>
          </table:table-cell>
          <table:table-cell office:value-type="float" office:value="0.487673">
            <text:p>0,487673</text:p>
          </table:table-cell>
          <table:table-cell office:value-type="float" office:value="0.0985316">
            <text:p>0,0985316</text:p>
          </table:table-cell>
          <table:table-cell office:value-type="float" office:value="0.586204">
            <text:p>0,586204</text:p>
          </table:table-cell>
          <table:table-cell office:value-type="float" office:value="55.856">
            <text:p>55,856</text:p>
          </table:table-cell>
          <table:table-cell office:value-type="float" office:value="0.304099">
            <text:p>0,304099</text:p>
          </table:table-cell>
          <table:table-cell office:value-type="float" office:value="56.1601">
            <text:p>56,1601</text:p>
          </table:table-cell>
          <table:table-cell office:value-type="float" office:value="0.442513">
            <text:p>0,442513</text:p>
          </table:table-cell>
          <table:table-cell office:value-type="float" office:value="0.273894">
            <text:p>0,273894</text:p>
          </table:table-cell>
          <table:table-cell office:value-type="float" office:value="0.716407">
            <text:p>0,716407</text:p>
          </table:table-cell>
          <table:table-cell office:value-type="float" office:value="175.498">
            <text:p>175,498</text:p>
          </table:table-cell>
          <table:table-cell office:value-type="float" office:value="0.166859">
            <text:p>0,166859</text:p>
          </table:table-cell>
          <table:table-cell office:value-type="float" office:value="175.665">
            <text:p>175,665</text:p>
          </table:table-cell>
          <table:table-cell office:value-type="float" office:value="66.0036">
            <text:p>66,0036</text:p>
          </table:table-cell>
          <table:table-cell office:value-type="float" office:value="0.103517">
            <text:p>0,103517</text:p>
          </table:table-cell>
          <table:table-cell office:value-type="float" office:value="66.1071">
            <text:p>66,1071</text:p>
          </table:table-cell>
          <table:table-cell office:value-type="float" office:value="7.42359">
            <text:p>7,42359</text:p>
          </table:table-cell>
          <table:table-cell office:value-type="float" office:value="0.05777">
            <text:p>0,05777</text:p>
          </table:table-cell>
          <table:table-cell office:value-type="float" office:value="7.48136">
            <text:p>7,48136</text:p>
          </table:table-cell>
        </table:table-row>
        <table:table-row table:style-name="ro1">
          <table:table-cell office:value-type="float" office:value="222.809">
            <text:p>222,809</text:p>
          </table:table-cell>
          <table:table-cell office:value-type="float" office:value="0.441046">
            <text:p>0,441046</text:p>
          </table:table-cell>
          <table:table-cell office:value-type="float" office:value="223.25">
            <text:p>223,25</text:p>
          </table:table-cell>
          <table:table-cell office:value-type="float" office:value="108.166">
            <text:p>108,166</text:p>
          </table:table-cell>
          <table:table-cell office:value-type="float" office:value="0.187973">
            <text:p>0,187973</text:p>
          </table:table-cell>
          <table:table-cell office:value-type="float" office:value="108.354">
            <text:p>108,354</text:p>
          </table:table-cell>
          <table:table-cell office:value-type="float" office:value="0.0173017">
            <text:p>0,0173017</text:p>
          </table:table-cell>
          <table:table-cell office:value-type="float" office:value="0.107622">
            <text:p>0,107622</text:p>
          </table:table-cell>
          <table:table-cell office:value-type="float" office:value="0.124924">
            <text:p>0,124924</text:p>
          </table:table-cell>
          <table:table-cell office:value-type="float" office:value="0.525502">
            <text:p>0,525502</text:p>
          </table:table-cell>
          <table:table-cell office:value-type="float" office:value="0.0955991">
            <text:p>0,0955991</text:p>
          </table:table-cell>
          <table:table-cell office:value-type="float" office:value="0.621101">
            <text:p>0,621101</text:p>
          </table:table-cell>
          <table:table-cell office:value-type="float" office:value="47.5626">
            <text:p>47,5626</text:p>
          </table:table-cell>
          <table:table-cell office:value-type="float" office:value="0.263631">
            <text:p>0,263631</text:p>
          </table:table-cell>
          <table:table-cell office:value-type="float" office:value="47.8262">
            <text:p>47,8262</text:p>
          </table:table-cell>
          <table:table-cell office:value-type="float" office:value="0.285038">
            <text:p>0,285038</text:p>
          </table:table-cell>
          <table:table-cell office:value-type="float" office:value="0.134015">
            <text:p>0,134015</text:p>
          </table:table-cell>
          <table:table-cell office:value-type="float" office:value="0.419053">
            <text:p>0,419053</text:p>
          </table:table-cell>
          <table:table-cell office:value-type="float" office:value="168.431">
            <text:p>168,431</text:p>
          </table:table-cell>
          <table:table-cell office:value-type="float" office:value="0.161873">
            <text:p>0,161873</text:p>
          </table:table-cell>
          <table:table-cell office:value-type="float" office:value="168.593">
            <text:p>168,593</text:p>
          </table:table-cell>
          <table:table-cell office:value-type="float" office:value="51.2922">
            <text:p>51,2922</text:p>
          </table:table-cell>
          <table:table-cell office:value-type="float" office:value="0.103224">
            <text:p>0,103224</text:p>
          </table:table-cell>
          <table:table-cell office:value-type="float" office:value="51.3954">
            <text:p>51,3954</text:p>
          </table:table-cell>
          <table:table-cell office:value-type="float" office:value="7.3582">
            <text:p>7,3582</text:p>
          </table:table-cell>
          <table:table-cell office:value-type="float" office:value="0.0560105">
            <text:p>0,0560105</text:p>
          </table:table-cell>
          <table:table-cell office:value-type="float" office:value="7.41421">
            <text:p>7,41421</text:p>
          </table:table-cell>
        </table:table-row>
        <table:table-row table:style-name="ro1">
          <table:table-cell office:value-type="float" office:value="170.694">
            <text:p>170,694</text:p>
          </table:table-cell>
          <table:table-cell office:value-type="float" office:value="0.31143">
            <text:p>0,31143</text:p>
          </table:table-cell>
          <table:table-cell office:value-type="float" office:value="171.006">
            <text:p>171,006</text:p>
          </table:table-cell>
          <table:table-cell office:value-type="float" office:value="98.7257">
            <text:p>98,7257</text:p>
          </table:table-cell>
          <table:table-cell office:value-type="float" office:value="0.210553">
            <text:p>0,210553</text:p>
          </table:table-cell>
          <table:table-cell office:value-type="float" office:value="98.9363">
            <text:p>98,9363</text:p>
          </table:table-cell>
          <table:table-cell office:value-type="float" office:value="0.0161287">
            <text:p>0,0161287</text:p>
          </table:table-cell>
          <table:table-cell office:value-type="float" office:value="0.150143">
            <text:p>0,150143</text:p>
          </table:table-cell>
          <table:table-cell office:value-type="float" office:value="0.166272">
            <text:p>0,166272</text:p>
          </table:table-cell>
          <table:table-cell office:value-type="float" office:value="0.584445">
            <text:p>0,584445</text:p>
          </table:table-cell>
          <table:table-cell office:value-type="float" office:value="0.119939">
            <text:p>0,119939</text:p>
          </table:table-cell>
          <table:table-cell office:value-type="float" office:value="0.704384">
            <text:p>0,704384</text:p>
          </table:table-cell>
          <table:table-cell office:value-type="float" office:value="47.6415">
            <text:p>47,6415</text:p>
          </table:table-cell>
          <table:table-cell office:value-type="float" office:value="0.227268">
            <text:p>0,227268</text:p>
          </table:table-cell>
          <table:table-cell office:value-type="float" office:value="47.8688">
            <text:p>47,8688</text:p>
          </table:table-cell>
          <table:table-cell office:value-type="float" office:value="0.295595">
            <text:p>0,295595</text:p>
          </table:table-cell>
          <table:table-cell office:value-type="float" office:value="0.245156">
            <text:p>0,245156</text:p>
          </table:table-cell>
          <table:table-cell office:value-type="float" office:value="0.540751">
            <text:p>0,540751</text:p>
          </table:table-cell>
          <table:table-cell office:value-type="float" office:value="148.929">
            <text:p>148,929</text:p>
          </table:table-cell>
          <table:table-cell office:value-type="float" office:value="0.162753">
            <text:p>0,162753</text:p>
          </table:table-cell>
          <table:table-cell office:value-type="float" office:value="149.092">
            <text:p>149,092</text:p>
          </table:table-cell>
          <table:table-cell office:value-type="float" office:value="54.4167">
            <text:p>54,4167</text:p>
          </table:table-cell>
          <table:table-cell office:value-type="float" office:value="0.109675">
            <text:p>0,109675</text:p>
          </table:table-cell>
          <table:table-cell office:value-type="float" office:value="54.5264">
            <text:p>54,5264</text:p>
          </table:table-cell>
          <table:table-cell office:value-type="float" office:value="7.1104">
            <text:p>7,1104</text:p>
          </table:table-cell>
          <table:table-cell office:value-type="float" office:value="0.0551308">
            <text:p>0,0551308</text:p>
          </table:table-cell>
          <table:table-cell office:value-type="float" office:value="7.16554">
            <text:p>7,16554</text:p>
          </table:table-cell>
        </table:table-row>
        <table:table-row table:style-name="ro1">
          <table:table-cell office:value-type="float" office:value="148.358">
            <text:p>148,358</text:p>
          </table:table-cell>
          <table:table-cell office:value-type="float" office:value="0.291489">
            <text:p>0,291489</text:p>
          </table:table-cell>
          <table:table-cell office:value-type="float" office:value="148.649">
            <text:p>148,649</text:p>
          </table:table-cell>
          <table:table-cell office:value-type="float" office:value="86.3571">
            <text:p>86,3571</text:p>
          </table:table-cell>
          <table:table-cell office:value-type="float" office:value="0.206154">
            <text:p>0,206154</text:p>
          </table:table-cell>
          <table:table-cell office:value-type="float" office:value="86.5632">
            <text:p>86,5632</text:p>
          </table:table-cell>
          <table:table-cell office:value-type="float" office:value="0.0178882">
            <text:p>0,0178882</text:p>
          </table:table-cell>
          <table:table-cell office:value-type="float" office:value="0.130789">
            <text:p>0,130789</text:p>
          </table:table-cell>
          <table:table-cell office:value-type="float" office:value="0.148677">
            <text:p>0,148677</text:p>
          </table:table-cell>
          <table:table-cell office:value-type="float" office:value="0.502922">
            <text:p>0,502922</text:p>
          </table:table-cell>
          <table:table-cell office:value-type="float" office:value="0.100584">
            <text:p>0,100584</text:p>
          </table:table-cell>
          <table:table-cell office:value-type="float" office:value="0.603506">
            <text:p>0,603506</text:p>
          </table:table-cell>
          <table:table-cell office:value-type="float" office:value="49.1259">
            <text:p>49,1259</text:p>
          </table:table-cell>
          <table:table-cell office:value-type="float" office:value="0.2302">
            <text:p>0,2302</text:p>
          </table:table-cell>
          <table:table-cell office:value-type="float" office:value="49.3561">
            <text:p>49,3561</text:p>
          </table:table-cell>
          <table:table-cell office:value-type="float" office:value="0.305859">
            <text:p>0,305859</text:p>
          </table:table-cell>
          <table:table-cell office:value-type="float" office:value="0.132255">
            <text:p>0,132255</text:p>
          </table:table-cell>
          <table:table-cell office:value-type="float" office:value="0.438114">
            <text:p>0,438114</text:p>
          </table:table-cell>
          <table:table-cell office:value-type="float" office:value="178.55">
            <text:p>178,55</text:p>
          </table:table-cell>
          <table:table-cell office:value-type="float" office:value="0.16334">
            <text:p>0,16334</text:p>
          </table:table-cell>
          <table:table-cell office:value-type="float" office:value="178.713">
            <text:p>178,713</text:p>
          </table:table-cell>
          <table:table-cell office:value-type="float" office:value="52.1103">
            <text:p>52,1103</text:p>
          </table:table-cell>
          <table:table-cell office:value-type="float" office:value="0.104397">
            <text:p>0,104397</text:p>
          </table:table-cell>
          <table:table-cell office:value-type="float" office:value="52.2147">
            <text:p>52,2147</text:p>
          </table:table-cell>
          <table:table-cell office:value-type="float" office:value="13.7443">
            <text:p>13,7443</text:p>
          </table:table-cell>
          <table:table-cell office:value-type="float" office:value="0.169498">
            <text:p>0,169498</text:p>
          </table:table-cell>
          <table:table-cell office:value-type="float" office:value="13.9138">
            <text:p>13,9138</text:p>
          </table:table-cell>
        </table:table-row>
        <table:table-row table:style-name="ro1">
          <table:table-cell office:value-type="float" office:value="158.387">
            <text:p>158,387</text:p>
          </table:table-cell>
          <table:table-cell office:value-type="float" office:value="0.282985">
            <text:p>0,282985</text:p>
          </table:table-cell>
          <table:table-cell office:value-type="float" office:value="158.67">
            <text:p>158,67</text:p>
          </table:table-cell>
          <table:table-cell office:value-type="float" office:value="115.227">
            <text:p>115,227</text:p>
          </table:table-cell>
          <table:table-cell office:value-type="float" office:value="0.199116">
            <text:p>0,199116</text:p>
          </table:table-cell>
          <table:table-cell office:value-type="float" office:value="115.426">
            <text:p>115,426</text:p>
          </table:table-cell>
          <table:table-cell office:value-type="float" office:value="0.0199409">
            <text:p>0,0199409</text:p>
          </table:table-cell>
          <table:table-cell office:value-type="float" office:value="0.134308">
            <text:p>0,134308</text:p>
          </table:table-cell>
          <table:table-cell office:value-type="float" office:value="0.154249">
            <text:p>0,154249</text:p>
          </table:table-cell>
          <table:table-cell office:value-type="float" office:value="0.501162">
            <text:p>0,501162</text:p>
          </table:table-cell>
          <table:table-cell office:value-type="float" office:value="0.0973586">
            <text:p>0,0973586</text:p>
          </table:table-cell>
          <table:table-cell office:value-type="float" office:value="0.598521">
            <text:p>0,598521</text:p>
          </table:table-cell>
          <table:table-cell office:value-type="float" office:value="47.6348">
            <text:p>47,6348</text:p>
          </table:table-cell>
          <table:table-cell office:value-type="float" office:value="0.232546">
            <text:p>0,232546</text:p>
          </table:table-cell>
          <table:table-cell office:value-type="float" office:value="47.8673">
            <text:p>47,8673</text:p>
          </table:table-cell>
          <table:table-cell office:value-type="float" office:value="0.243103">
            <text:p>0,243103</text:p>
          </table:table-cell>
          <table:table-cell office:value-type="float" office:value="0.171844">
            <text:p>0,171844</text:p>
          </table:table-cell>
          <table:table-cell office:value-type="float" office:value="0.414947">
            <text:p>0,414947</text:p>
          </table:table-cell>
          <table:table-cell office:value-type="float" office:value="191.199">
            <text:p>191,199</text:p>
          </table:table-cell>
          <table:table-cell office:value-type="float" office:value="0.161873">
            <text:p>0,161873</text:p>
          </table:table-cell>
          <table:table-cell office:value-type="float" office:value="191.361">
            <text:p>191,361</text:p>
          </table:table-cell>
          <table:table-cell office:value-type="float" office:value="52.1798">
            <text:p>52,1798</text:p>
          </table:table-cell>
          <table:table-cell office:value-type="float" office:value="0.111435">
            <text:p>0,111435</text:p>
          </table:table-cell>
          <table:table-cell office:value-type="float" office:value="52.2913">
            <text:p>52,2913</text:p>
          </table:table-cell>
          <table:table-cell office:value-type="float" office:value="15.6096">
            <text:p>15,6096</text:p>
          </table:table-cell>
          <table:table-cell office:value-type="float" office:value="0.0609958">
            <text:p>0,0609958</text:p>
          </table:table-cell>
          <table:table-cell office:value-type="float" office:value="15.6706">
            <text:p>15,6706</text:p>
          </table:table-cell>
        </table:table-row>
        <table:table-row table:style-name="ro1">
          <table:table-cell office:value-type="float" office:value="156.583">
            <text:p>156,583</text:p>
          </table:table-cell>
          <table:table-cell office:value-type="float" office:value="0.447498">
            <text:p>0,447498</text:p>
          </table:table-cell>
          <table:table-cell office:value-type="float" office:value="157.03">
            <text:p>157,03</text:p>
          </table:table-cell>
          <table:table-cell office:value-type="float" office:value="99.8099">
            <text:p>99,8099</text:p>
          </table:table-cell>
          <table:table-cell office:value-type="float" office:value="0.223162">
            <text:p>0,223162</text:p>
          </table:table-cell>
          <table:table-cell office:value-type="float" office:value="100.033">
            <text:p>100,033</text:p>
          </table:table-cell>
          <table:table-cell office:value-type="float" office:value="0.0167152">
            <text:p>0,0167152</text:p>
          </table:table-cell>
          <table:table-cell office:value-type="float" office:value="0.146038">
            <text:p>0,146038</text:p>
          </table:table-cell>
          <table:table-cell office:value-type="float" office:value="0.162753">
            <text:p>0,162753</text:p>
          </table:table-cell>
          <table:table-cell office:value-type="float" office:value="0.526968">
            <text:p>0,526968</text:p>
          </table:table-cell>
          <table:table-cell office:value-type="float" office:value="0.0961856">
            <text:p>0,0961856</text:p>
          </table:table-cell>
          <table:table-cell office:value-type="float" office:value="0.623154">
            <text:p>0,623154</text:p>
          </table:table-cell>
          <table:table-cell office:value-type="float" office:value="53.4082">
            <text:p>53,4082</text:p>
          </table:table-cell>
          <table:table-cell office:value-type="float" office:value="0.65805">
            <text:p>0,65805</text:p>
          </table:table-cell>
          <table:table-cell office:value-type="float" office:value="54.0663">
            <text:p>54,0663</text:p>
          </table:table-cell>
          <table:table-cell office:value-type="float" office:value="0.86743">
            <text:p>0,86743</text:p>
          </table:table-cell>
          <table:table-cell office:value-type="float" office:value="0.407323">
            <text:p>0,407323</text:p>
          </table:table-cell>
          <table:table-cell office:value-type="float" office:value="1.27475">
            <text:p>1,27475</text:p>
          </table:table-cell>
          <table:table-cell office:value-type="float" office:value="141.866">
            <text:p>141,866</text:p>
          </table:table-cell>
          <table:table-cell office:value-type="float" office:value="0.163046">
            <text:p>0,163046</text:p>
          </table:table-cell>
          <table:table-cell office:value-type="float" office:value="142.029">
            <text:p>142,029</text:p>
          </table:table-cell>
          <table:table-cell office:value-type="float" office:value="54.273">
            <text:p>54,273</text:p>
          </table:table-cell>
          <table:table-cell office:value-type="float" office:value="0.120232">
            <text:p>0,120232</text:p>
          </table:table-cell>
          <table:table-cell office:value-type="float" office:value="54.3933">
            <text:p>54,3933</text:p>
          </table:table-cell>
          <table:table-cell office:value-type="float" office:value="7.41128">
            <text:p>7,41128</text:p>
          </table:table-cell>
          <table:table-cell office:value-type="float" office:value="0.0604093">
            <text:p>0,0604093</text:p>
          </table:table-cell>
          <table:table-cell office:value-type="float" office:value="7.47169">
            <text:p>7,47169</text:p>
          </table:table-cell>
        </table:table-row>
        <table:table-row table:style-name="ro1">
          <table:table-cell office:value-type="float" office:value="151.359">
            <text:p>151,359</text:p>
          </table:table-cell>
          <table:table-cell office:value-type="float" office:value="0.305272">
            <text:p>0,305272</text:p>
          </table:table-cell>
          <table:table-cell office:value-type="float" office:value="151.664">
            <text:p>151,664</text:p>
          </table:table-cell>
          <table:table-cell office:value-type="float" office:value="92.4933">
            <text:p>92,4933</text:p>
          </table:table-cell>
          <table:table-cell office:value-type="float" office:value="0.202342">
            <text:p>0,202342</text:p>
          </table:table-cell>
          <table:table-cell office:value-type="float" office:value="92.6957">
            <text:p>92,6957</text:p>
          </table:table-cell>
          <table:table-cell office:value-type="float" office:value="0.0175949">
            <text:p>0,0175949</text:p>
          </table:table-cell>
          <table:table-cell office:value-type="float" office:value="0.145745">
            <text:p>0,145745</text:p>
          </table:table-cell>
          <table:table-cell office:value-type="float" office:value="0.16334">
            <text:p>0,16334</text:p>
          </table:table-cell>
          <table:table-cell office:value-type="float" office:value="0.490019">
            <text:p>0,490019</text:p>
          </table:table-cell>
          <table:table-cell office:value-type="float" office:value="0.0997046">
            <text:p>0,0997046</text:p>
          </table:table-cell>
          <table:table-cell office:value-type="float" office:value="0.589723">
            <text:p>0,589723</text:p>
          </table:table-cell>
          <table:table-cell office:value-type="float" office:value="50.6083">
            <text:p>50,6083</text:p>
          </table:table-cell>
          <table:table-cell office:value-type="float" office:value="0.236945">
            <text:p>0,236945</text:p>
          </table:table-cell>
          <table:table-cell office:value-type="float" office:value="50.8452">
            <text:p>50,8452</text:p>
          </table:table-cell>
          <table:table-cell office:value-type="float" office:value="0.280932">
            <text:p>0,280932</text:p>
          </table:table-cell>
          <table:table-cell office:value-type="float" office:value="0.13724">
            <text:p>0,13724</text:p>
          </table:table-cell>
          <table:table-cell office:value-type="float" office:value="0.418173">
            <text:p>0,418173</text:p>
          </table:table-cell>
          <table:table-cell office:value-type="float" office:value="153.854">
            <text:p>153,854</text:p>
          </table:table-cell>
          <table:table-cell office:value-type="float" office:value="0.161873">
            <text:p>0,161873</text:p>
          </table:table-cell>
          <table:table-cell office:value-type="float" office:value="154.016">
            <text:p>154,016</text:p>
          </table:table-cell>
          <table:table-cell office:value-type="float" office:value="58.4685">
            <text:p>58,4685</text:p>
          </table:table-cell>
          <table:table-cell office:value-type="float" office:value="0.105863">
            <text:p>0,105863</text:p>
          </table:table-cell>
          <table:table-cell office:value-type="float" office:value="58.5744">
            <text:p>58,5744</text:p>
          </table:table-cell>
          <table:table-cell office:value-type="float" office:value="7.02331">
            <text:p>7,02331</text:p>
          </table:table-cell>
          <table:table-cell office:value-type="float" office:value="0.0560105">
            <text:p>0,0560105</text:p>
          </table:table-cell>
          <table:table-cell office:value-type="float" office:value="7.07932">
            <text:p>7,07932</text:p>
          </table:table-cell>
        </table:table-row>
        <table:table-row table:style-name="ro1">
          <table:table-cell office:value-type="float" office:value="133.4">
            <text:p>133,4</text:p>
          </table:table-cell>
          <table:table-cell office:value-type="float" office:value="0.283572">
            <text:p>0,283572</text:p>
          </table:table-cell>
          <table:table-cell office:value-type="float" office:value="133.684">
            <text:p>133,684</text:p>
          </table:table-cell>
          <table:table-cell office:value-type="float" office:value="99.4958">
            <text:p>99,4958</text:p>
          </table:table-cell>
          <table:table-cell office:value-type="float" office:value="0.200289">
            <text:p>0,200289</text:p>
          </table:table-cell>
          <table:table-cell office:value-type="float" office:value="99.6961">
            <text:p>99,6961</text:p>
          </table:table-cell>
          <table:table-cell office:value-type="float" office:value="0.0178882">
            <text:p>0,0178882</text:p>
          </table:table-cell>
          <table:table-cell office:value-type="float" office:value="0.171551">
            <text:p>0,171551</text:p>
          </table:table-cell>
          <table:table-cell office:value-type="float" office:value="0.189439">
            <text:p>0,189439</text:p>
          </table:table-cell>
          <table:table-cell office:value-type="float" office:value="0.53254">
            <text:p>0,53254</text:p>
          </table:table-cell>
          <table:table-cell office:value-type="float" office:value="0.0994114">
            <text:p>0,0994114</text:p>
          </table:table-cell>
          <table:table-cell office:value-type="float" office:value="0.631951">
            <text:p>0,631951</text:p>
          </table:table-cell>
          <table:table-cell office:value-type="float" office:value="50.0576">
            <text:p>50,0576</text:p>
          </table:table-cell>
          <table:table-cell office:value-type="float" office:value="0.251901">
            <text:p>0,251901</text:p>
          </table:table-cell>
          <table:table-cell office:value-type="float" office:value="50.3095">
            <text:p>50,3095</text:p>
          </table:table-cell>
          <table:table-cell office:value-type="float" office:value="0.283278">
            <text:p>0,283278</text:p>
          </table:table-cell>
          <table:table-cell office:value-type="float" office:value="0.134601">
            <text:p>0,134601</text:p>
          </table:table-cell>
          <table:table-cell office:value-type="float" office:value="0.41788">
            <text:p>0,41788</text:p>
          </table:table-cell>
          <table:table-cell office:value-type="float" office:value="185.805">
            <text:p>185,805</text:p>
          </table:table-cell>
          <table:table-cell office:value-type="float" office:value="0.162167">
            <text:p>0,162167</text:p>
          </table:table-cell>
          <table:table-cell office:value-type="float" office:value="185.967">
            <text:p>185,967</text:p>
          </table:table-cell>
          <table:table-cell office:value-type="float" office:value="51.2276">
            <text:p>51,2276</text:p>
          </table:table-cell>
          <table:table-cell office:value-type="float" office:value="0.0982384">
            <text:p>0,0982384</text:p>
          </table:table-cell>
          <table:table-cell office:value-type="float" office:value="51.3259">
            <text:p>51,3259</text:p>
          </table:table-cell>
          <table:table-cell office:value-type="float" office:value="7.26026">
            <text:p>7,26026</text:p>
          </table:table-cell>
          <table:table-cell office:value-type="float" office:value="0.0586498">
            <text:p>0,0586498</text:p>
          </table:table-cell>
          <table:table-cell office:value-type="float" office:value="7.3189">
            <text:p>7,3189</text:p>
          </table:table-cell>
        </table:table-row>
        <table:table-row table:style-name="ro1">
          <table:table-cell office:value-type="float" office:value="163.374">
            <text:p>163,374</text:p>
          </table:table-cell>
          <table:table-cell office:value-type="float" office:value="0.286797">
            <text:p>0,286797</text:p>
          </table:table-cell>
          <table:table-cell office:value-type="float" office:value="163.66">
            <text:p>163,66</text:p>
          </table:table-cell>
          <table:table-cell office:value-type="float" office:value="89.3518">
            <text:p>89,3518</text:p>
          </table:table-cell>
          <table:table-cell office:value-type="float" office:value="0.204981">
            <text:p>0,204981</text:p>
          </table:table-cell>
          <table:table-cell office:value-type="float" office:value="89.5567">
            <text:p>89,5567</text:p>
          </table:table-cell>
          <table:table-cell office:value-type="float" office:value="0.0187679">
            <text:p>0,0187679</text:p>
          </table:table-cell>
          <table:table-cell office:value-type="float" office:value="0.158648">
            <text:p>0,158648</text:p>
          </table:table-cell>
          <table:table-cell office:value-type="float" office:value="0.177416">
            <text:p>0,177416</text:p>
          </table:table-cell>
          <table:table-cell office:value-type="float" office:value="0.507614">
            <text:p>0,507614</text:p>
          </table:table-cell>
          <table:table-cell office:value-type="float" office:value="0.0994114">
            <text:p>0,0994114</text:p>
          </table:table-cell>
          <table:table-cell office:value-type="float" office:value="0.607025">
            <text:p>0,607025</text:p>
          </table:table-cell>
          <table:table-cell office:value-type="float" office:value="51.7936">
            <text:p>51,7936</text:p>
          </table:table-cell>
          <table:table-cell office:value-type="float" office:value="0.234306">
            <text:p>0,234306</text:p>
          </table:table-cell>
          <table:table-cell office:value-type="float" office:value="52.0279">
            <text:p>52,0279</text:p>
          </table:table-cell>
          <table:table-cell office:value-type="float" office:value="0.296768">
            <text:p>0,296768</text:p>
          </table:table-cell>
          <table:table-cell office:value-type="float" office:value="0.131082">
            <text:p>0,131082</text:p>
          </table:table-cell>
          <table:table-cell office:value-type="float" office:value="0.42785">
            <text:p>0,42785</text:p>
          </table:table-cell>
          <table:table-cell office:value-type="float" office:value="170.34">
            <text:p>170,34</text:p>
          </table:table-cell>
          <table:table-cell office:value-type="float" office:value="0.165686">
            <text:p>0,165686</text:p>
          </table:table-cell>
          <table:table-cell office:value-type="float" office:value="170.506">
            <text:p>170,506</text:p>
          </table:table-cell>
          <table:table-cell office:value-type="float" office:value="66.6842">
            <text:p>66,6842</text:p>
          </table:table-cell>
          <table:table-cell office:value-type="float" office:value="0.29061">
            <text:p>0,29061</text:p>
          </table:table-cell>
          <table:table-cell office:value-type="float" office:value="66.9748">
            <text:p>66,9748</text:p>
          </table:table-cell>
          <table:table-cell office:value-type="float" office:value="11.8226">
            <text:p>11,8226</text:p>
          </table:table-cell>
          <table:table-cell office:value-type="float" office:value="0.0630485">
            <text:p>0,0630485</text:p>
          </table:table-cell>
          <table:table-cell office:value-type="float" office:value="11.8857">
            <text:p>11,8857</text:p>
          </table:table-cell>
        </table:table-row>
        <table:table-row table:style-name="ro1">
          <table:table-cell office:value-type="float" office:value="147.685">
            <text:p>147,685</text:p>
          </table:table-cell>
          <table:table-cell office:value-type="float" office:value="0.304099">
            <text:p>0,304099</text:p>
          </table:table-cell>
          <table:table-cell office:value-type="float" office:value="147.99">
            <text:p>147,99</text:p>
          </table:table-cell>
          <table:table-cell office:value-type="float" office:value="110.849">
            <text:p>110,849</text:p>
          </table:table-cell>
          <table:table-cell office:value-type="float" office:value="0.204688">
            <text:p>0,204688</text:p>
          </table:table-cell>
          <table:table-cell office:value-type="float" office:value="111.054">
            <text:p>111,054</text:p>
          </table:table-cell>
          <table:table-cell office:value-type="float" office:value="0.0175949">
            <text:p>0,0175949</text:p>
          </table:table-cell>
          <table:table-cell office:value-type="float" office:value="0.143692">
            <text:p>0,143692</text:p>
          </table:table-cell>
          <table:table-cell office:value-type="float" office:value="0.161287">
            <text:p>0,161287</text:p>
          </table:table-cell>
          <table:table-cell office:value-type="float" office:value="0.532247">
            <text:p>0,532247</text:p>
          </table:table-cell>
          <table:table-cell office:value-type="float" office:value="0.101757">
            <text:p>0,101757</text:p>
          </table:table-cell>
          <table:table-cell office:value-type="float" office:value="0.634004">
            <text:p>0,634004</text:p>
          </table:table-cell>
          <table:table-cell office:value-type="float" office:value="53.5352">
            <text:p>53,5352</text:p>
          </table:table-cell>
          <table:table-cell office:value-type="float" office:value="0.250435">
            <text:p>0,250435</text:p>
          </table:table-cell>
          <table:table-cell office:value-type="float" office:value="53.7857">
            <text:p>53,7857</text:p>
          </table:table-cell>
          <table:table-cell office:value-type="float" office:value="0.342808">
            <text:p>0,342808</text:p>
          </table:table-cell>
          <table:table-cell office:value-type="float" office:value="0.129909">
            <text:p>0,129909</text:p>
          </table:table-cell>
          <table:table-cell office:value-type="float" office:value="0.472717">
            <text:p>0,472717</text:p>
          </table:table-cell>
          <table:table-cell office:value-type="float" office:value="197.288">
            <text:p>197,288</text:p>
          </table:table-cell>
          <table:table-cell office:value-type="float" office:value="0.187093">
            <text:p>0,187093</text:p>
          </table:table-cell>
          <table:table-cell office:value-type="float" office:value="197.475">
            <text:p>197,475</text:p>
          </table:table-cell>
          <table:table-cell office:value-type="float" office:value="97.9278">
            <text:p>97,9278</text:p>
          </table:table-cell>
          <table:table-cell office:value-type="float" office:value="0.118473">
            <text:p>0,118473</text:p>
          </table:table-cell>
          <table:table-cell office:value-type="float" office:value="98.0463">
            <text:p>98,0463</text:p>
          </table:table-cell>
          <table:table-cell office:value-type="float" office:value="7.8362">
            <text:p>7,8362</text:p>
          </table:table-cell>
          <table:table-cell office:value-type="float" office:value="0.0645147">
            <text:p>0,0645147</text:p>
          </table:table-cell>
          <table:table-cell office:value-type="float" office:value="7.90071">
            <text:p>7,90071</text:p>
          </table:table-cell>
        </table:table-row>
        <table:table-row table:style-name="ro1">
          <table:table-cell office:value-type="float" office:value="166.936">
            <text:p>166,936</text:p>
          </table:table-cell>
          <table:table-cell office:value-type="float" office:value="0.310257">
            <text:p>0,310257</text:p>
          </table:table-cell>
          <table:table-cell office:value-type="float" office:value="167.246">
            <text:p>167,246</text:p>
          </table:table-cell>
          <table:table-cell office:value-type="float" office:value="96.7141">
            <text:p>96,7141</text:p>
          </table:table-cell>
          <table:table-cell office:value-type="float" office:value="0.19765">
            <text:p>0,19765</text:p>
          </table:table-cell>
          <table:table-cell office:value-type="float" office:value="96.9117">
            <text:p>96,9117</text:p>
          </table:table-cell>
          <table:table-cell office:value-type="float" office:value="0.0167152">
            <text:p>0,0167152</text:p>
          </table:table-cell>
          <table:table-cell office:value-type="float" office:value="0.107036">
            <text:p>0,107036</text:p>
          </table:table-cell>
          <table:table-cell office:value-type="float" office:value="0.123751">
            <text:p>0,123751</text:p>
          </table:table-cell>
          <table:table-cell office:value-type="float" office:value="1.44454">
            <text:p>1,44454</text:p>
          </table:table-cell>
          <table:table-cell office:value-type="float" office:value="0.592069">
            <text:p>0,592069</text:p>
          </table:table-cell>
          <table:table-cell office:value-type="float" office:value="2.03661">
            <text:p>2,03661</text:p>
          </table:table-cell>
          <table:table-cell office:value-type="float" office:value="78.0194">
            <text:p>78,0194</text:p>
          </table:table-cell>
          <table:table-cell office:value-type="float" office:value="0.259818">
            <text:p>0,259818</text:p>
          </table:table-cell>
          <table:table-cell office:value-type="float" office:value="78.2793">
            <text:p>78,2793</text:p>
          </table:table-cell>
          <table:table-cell office:value-type="float" office:value="0.385622">
            <text:p>0,385622</text:p>
          </table:table-cell>
          <table:table-cell office:value-type="float" office:value="0.143985">
            <text:p>0,143985</text:p>
          </table:table-cell>
          <table:table-cell office:value-type="float" office:value="0.529607">
            <text:p>0,529607</text:p>
          </table:table-cell>
          <table:table-cell office:value-type="float" office:value="138.347">
            <text:p>138,347</text:p>
          </table:table-cell>
          <table:table-cell office:value-type="float" office:value="0.182401">
            <text:p>0,182401</text:p>
          </table:table-cell>
          <table:table-cell office:value-type="float" office:value="138.53">
            <text:p>138,53</text:p>
          </table:table-cell>
          <table:table-cell office:value-type="float" office:value="79.1848">
            <text:p>79,1848</text:p>
          </table:table-cell>
          <table:table-cell office:value-type="float" office:value="0.260991">
            <text:p>0,260991</text:p>
          </table:table-cell>
          <table:table-cell office:value-type="float" office:value="79.4458">
            <text:p>79,4458</text:p>
          </table:table-cell>
          <table:table-cell office:value-type="float" office:value="9.83821">
            <text:p>9,83821</text:p>
          </table:table-cell>
          <table:table-cell office:value-type="float" office:value="0.0621688">
            <text:p>0,0621688</text:p>
          </table:table-cell>
          <table:table-cell office:value-type="float" office:value="9.90037">
            <text:p>9,90037</text:p>
          </table:table-cell>
        </table:table-row>
        <table:table-row table:style-name="ro1">
          <table:table-cell office:value-type="float" office:value="164.394">
            <text:p>164,394</text:p>
          </table:table-cell>
          <table:table-cell office:value-type="float" office:value="0.31407">
            <text:p>0,31407</text:p>
          </table:table-cell>
          <table:table-cell office:value-type="float" office:value="164.708">
            <text:p>164,708</text:p>
          </table:table-cell>
          <table:table-cell office:value-type="float" office:value="97.7985">
            <text:p>97,7985</text:p>
          </table:table-cell>
          <table:table-cell office:value-type="float" office:value="0.184454">
            <text:p>0,184454</text:p>
          </table:table-cell>
          <table:table-cell office:value-type="float" office:value="97.9829">
            <text:p>97,9829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473597">
            <text:p>0,473597</text:p>
          </table:table-cell>
          <table:table-cell office:value-type="float" office:value="0.192958">
            <text:p>0,192958</text:p>
          </table:table-cell>
          <table:table-cell office:value-type="float" office:value="0.666555">
            <text:p>0,666555</text:p>
          </table:table-cell>
          <table:table-cell office:value-type="float" office:value="49.9186">
            <text:p>49,9186</text:p>
          </table:table-cell>
          <table:table-cell office:value-type="float" office:value="0.445738">
            <text:p>0,445738</text:p>
          </table:table-cell>
          <table:table-cell office:value-type="float" office:value="50.3643">
            <text:p>50,3643</text:p>
          </table:table-cell>
          <table:table-cell office:value-type="float" office:value="0.398232">
            <text:p>0,398232</text:p>
          </table:table-cell>
          <table:table-cell office:value-type="float" office:value="0.160994">
            <text:p>0,160994</text:p>
          </table:table-cell>
          <table:table-cell office:value-type="float" office:value="0.559226">
            <text:p>0,559226</text:p>
          </table:table-cell>
          <table:table-cell office:value-type="float" office:value="155.608">
            <text:p>155,608</text:p>
          </table:table-cell>
          <table:table-cell office:value-type="float" office:value="0.346913">
            <text:p>0,346913</text:p>
          </table:table-cell>
          <table:table-cell office:value-type="float" office:value="155.954">
            <text:p>155,954</text:p>
          </table:table-cell>
          <table:table-cell office:value-type="float" office:value="84.6111">
            <text:p>84,6111</text:p>
          </table:table-cell>
          <table:table-cell office:value-type="float" office:value="0.113781">
            <text:p>0,113781</text:p>
          </table:table-cell>
          <table:table-cell office:value-type="float" office:value="84.7249">
            <text:p>84,7249</text:p>
          </table:table-cell>
          <table:table-cell office:value-type="float" office:value="7.46788">
            <text:p>7,46788</text:p>
          </table:table-cell>
          <table:table-cell office:value-type="float" office:value="0.063635">
            <text:p>0,063635</text:p>
          </table:table-cell>
          <table:table-cell office:value-type="float" office:value="7.53151">
            <text:p>7,53151</text:p>
          </table:table-cell>
        </table:table-row>
        <table:table-row table:style-name="ro1">
          <table:table-cell office:value-type="float" office:value="168.408">
            <text:p>168,408</text:p>
          </table:table-cell>
          <table:table-cell office:value-type="float" office:value="0.310844">
            <text:p>0,310844</text:p>
          </table:table-cell>
          <table:table-cell office:value-type="float" office:value="168.719">
            <text:p>168,719</text:p>
          </table:table-cell>
          <table:table-cell office:value-type="float" office:value="87.3319">
            <text:p>87,3319</text:p>
          </table:table-cell>
          <table:table-cell office:value-type="float" office:value="0.193251">
            <text:p>0,193251</text:p>
          </table:table-cell>
          <table:table-cell office:value-type="float" office:value="87.5251">
            <text:p>87,5251</text:p>
          </table:table-cell>
          <table:table-cell office:value-type="float" office:value="0.0275654">
            <text:p>0,0275654</text:p>
          </table:table-cell>
          <table:table-cell office:value-type="float" office:value="0.153662">
            <text:p>0,153662</text:p>
          </table:table-cell>
          <table:table-cell office:value-type="float" office:value="0.181228">
            <text:p>0,181228</text:p>
          </table:table-cell>
          <table:table-cell office:value-type="float" office:value="0.501456">
            <text:p>0,501456</text:p>
          </table:table-cell>
          <table:table-cell office:value-type="float" office:value="0.0985316">
            <text:p>0,0985316</text:p>
          </table:table-cell>
          <table:table-cell office:value-type="float" office:value="0.599987">
            <text:p>0,599987</text:p>
          </table:table-cell>
          <table:table-cell office:value-type="float" office:value="69.3607">
            <text:p>69,3607</text:p>
          </table:table-cell>
          <table:table-cell office:value-type="float" office:value="0.286797">
            <text:p>0,286797</text:p>
          </table:table-cell>
          <table:table-cell office:value-type="float" office:value="69.6475">
            <text:p>69,6475</text:p>
          </table:table-cell>
          <table:table-cell office:value-type="float" office:value="0.321987">
            <text:p>0,321987</text:p>
          </table:table-cell>
          <table:table-cell office:value-type="float" office:value="0.180055">
            <text:p>0,180055</text:p>
          </table:table-cell>
          <table:table-cell office:value-type="float" office:value="0.502042">
            <text:p>0,502042</text:p>
          </table:table-cell>
          <table:table-cell office:value-type="float" office:value="142.134">
            <text:p>142,134</text:p>
          </table:table-cell>
          <table:table-cell office:value-type="float" office:value="0.178002">
            <text:p>0,178002</text:p>
          </table:table-cell>
          <table:table-cell office:value-type="float" office:value="142.312">
            <text:p>142,312</text:p>
          </table:table-cell>
          <table:table-cell office:value-type="float" office:value="59.9172">
            <text:p>59,9172</text:p>
          </table:table-cell>
          <table:table-cell office:value-type="float" office:value="0.112608">
            <text:p>0,112608</text:p>
          </table:table-cell>
          <table:table-cell office:value-type="float" office:value="60.0298">
            <text:p>60,0298</text:p>
          </table:table-cell>
          <table:table-cell office:value-type="float" office:value="7.67491">
            <text:p>7,67491</text:p>
          </table:table-cell>
          <table:table-cell office:value-type="float" office:value="0.0615823">
            <text:p>0,0615823</text:p>
          </table:table-cell>
          <table:table-cell office:value-type="float" office:value="7.73649">
            <text:p>7,73649</text:p>
          </table:table-cell>
        </table:table-row>
        <table:table-row table:style-name="ro1">
          <table:table-cell office:value-type="float" office:value="148.833">
            <text:p>148,833</text:p>
          </table:table-cell>
          <table:table-cell office:value-type="float" office:value="0.307325">
            <text:p>0,307325</text:p>
          </table:table-cell>
          <table:table-cell office:value-type="float" office:value="149.141">
            <text:p>149,141</text:p>
          </table:table-cell>
          <table:table-cell office:value-type="float" office:value="98.968">
            <text:p>98,968</text:p>
          </table:table-cell>
          <table:table-cell office:value-type="float" office:value="0.187386">
            <text:p>0,187386</text:p>
          </table:table-cell>
          <table:table-cell office:value-type="float" office:value="99.1554">
            <text:p>99,1554</text:p>
          </table:table-cell>
          <table:table-cell office:value-type="float" office:value="0.0173017">
            <text:p>0,0173017</text:p>
          </table:table-cell>
          <table:table-cell office:value-type="float" office:value="0.140173">
            <text:p>0,140173</text:p>
          </table:table-cell>
          <table:table-cell office:value-type="float" office:value="0.157475">
            <text:p>0,157475</text:p>
          </table:table-cell>
          <table:table-cell office:value-type="float" office:value="0.501162">
            <text:p>0,501162</text:p>
          </table:table-cell>
          <table:table-cell office:value-type="float" office:value="0.0976519">
            <text:p>0,0976519</text:p>
          </table:table-cell>
          <table:table-cell office:value-type="float" office:value="0.598814">
            <text:p>0,598814</text:p>
          </table:table-cell>
          <table:table-cell office:value-type="float" office:value="48.845">
            <text:p>48,845</text:p>
          </table:table-cell>
          <table:table-cell office:value-type="float" office:value="0.223456">
            <text:p>0,223456</text:p>
          </table:table-cell>
          <table:table-cell office:value-type="float" office:value="49.0685">
            <text:p>49,0685</text:p>
          </table:table-cell>
          <table:table-cell office:value-type="float" office:value="0.482981">
            <text:p>0,482981</text:p>
          </table:table-cell>
          <table:table-cell office:value-type="float" office:value="0.131082">
            <text:p>0,131082</text:p>
          </table:table-cell>
          <table:table-cell office:value-type="float" office:value="0.614063">
            <text:p>0,614063</text:p>
          </table:table-cell>
          <table:table-cell office:value-type="float" office:value="157.35">
            <text:p>157,35</text:p>
          </table:table-cell>
          <table:table-cell office:value-type="float" office:value="0.177122">
            <text:p>0,177122</text:p>
          </table:table-cell>
          <table:table-cell office:value-type="float" office:value="157.527">
            <text:p>157,527</text:p>
          </table:table-cell>
          <table:table-cell office:value-type="float" office:value="54.2337">
            <text:p>54,2337</text:p>
          </table:table-cell>
          <table:table-cell office:value-type="float" office:value="0.140466">
            <text:p>0,140466</text:p>
          </table:table-cell>
          <table:table-cell office:value-type="float" office:value="54.3742">
            <text:p>54,3742</text:p>
          </table:table-cell>
          <table:table-cell office:value-type="float" office:value="7.51773">
            <text:p>7,51773</text:p>
          </table:table-cell>
          <table:table-cell office:value-type="float" office:value="0.056597">
            <text:p>0,056597</text:p>
          </table:table-cell>
          <table:table-cell office:value-type="float" office:value="7.57432">
            <text:p>7,57432</text:p>
          </table:table-cell>
        </table:table-row>
        <table:table-row table:style-name="ro1">
          <table:table-cell office:value-type="float" office:value="185.743">
            <text:p>185,743</text:p>
          </table:table-cell>
          <table:table-cell office:value-type="float" office:value="0.387675">
            <text:p>0,387675</text:p>
          </table:table-cell>
          <table:table-cell office:value-type="float" office:value="186.131">
            <text:p>186,131</text:p>
          </table:table-cell>
          <table:table-cell office:value-type="float" office:value="86.1721">
            <text:p>86,1721</text:p>
          </table:table-cell>
          <table:table-cell office:value-type="float" office:value="0.189146">
            <text:p>0,189146</text:p>
          </table:table-cell>
          <table:table-cell office:value-type="float" office:value="86.3612">
            <text:p>86,3612</text:p>
          </table:table-cell>
          <table:table-cell office:value-type="float" office:value="0.0181814">
            <text:p>0,0181814</text:p>
          </table:table-cell>
          <table:table-cell office:value-type="float" office:value="0.216418">
            <text:p>0,216418</text:p>
          </table:table-cell>
          <table:table-cell office:value-type="float" office:value="0.234599">
            <text:p>0,234599</text:p>
          </table:table-cell>
          <table:table-cell office:value-type="float" office:value="1.45422">
            <text:p>1,45422</text:p>
          </table:table-cell>
          <table:table-cell office:value-type="float" office:value="0.337236">
            <text:p>0,337236</text:p>
          </table:table-cell>
          <table:table-cell office:value-type="float" office:value="1.79146">
            <text:p>1,79146</text:p>
          </table:table-cell>
          <table:table-cell office:value-type="float" office:value="71.0873">
            <text:p>71,0873</text:p>
          </table:table-cell>
          <table:table-cell office:value-type="float" office:value="0.264217">
            <text:p>0,264217</text:p>
          </table:table-cell>
          <table:table-cell office:value-type="float" office:value="71.3516">
            <text:p>71,3516</text:p>
          </table:table-cell>
          <table:table-cell office:value-type="float" office:value="0.316416">
            <text:p>0,316416</text:p>
          </table:table-cell>
          <table:table-cell office:value-type="float" office:value="0.149264">
            <text:p>0,149264</text:p>
          </table:table-cell>
          <table:table-cell office:value-type="float" office:value="0.465679">
            <text:p>0,465679</text:p>
          </table:table-cell>
          <table:table-cell office:value-type="float" office:value="179.773">
            <text:p>179,773</text:p>
          </table:table-cell>
          <table:table-cell office:value-type="float" office:value="0.183281">
            <text:p>0,183281</text:p>
          </table:table-cell>
          <table:table-cell office:value-type="float" office:value="179.956">
            <text:p>179,956</text:p>
          </table:table-cell>
          <table:table-cell office:value-type="float" office:value="108.304">
            <text:p>108,304</text:p>
          </table:table-cell>
          <table:table-cell office:value-type="float" office:value="0.103517">
            <text:p>0,103517</text:p>
          </table:table-cell>
          <table:table-cell office:value-type="float" office:value="108.408">
            <text:p>108,408</text:p>
          </table:table-cell>
          <table:table-cell office:value-type="float" office:value="7.32037">
            <text:p>7,32037</text:p>
          </table:table-cell>
          <table:table-cell office:value-type="float" office:value="0.0586498">
            <text:p>0,0586498</text:p>
          </table:table-cell>
          <table:table-cell office:value-type="float" office:value="7.37902">
            <text:p>7,37902</text:p>
          </table:table-cell>
        </table:table-row>
        <table:table-row table:style-name="ro1">
          <table:table-cell office:value-type="float" office:value="156.08">
            <text:p>156,08</text:p>
          </table:table-cell>
          <table:table-cell office:value-type="float" office:value="0.528728">
            <text:p>0,528728</text:p>
          </table:table-cell>
          <table:table-cell office:value-type="float" office:value="156.608">
            <text:p>156,608</text:p>
          </table:table-cell>
          <table:table-cell office:value-type="float" office:value="87.8459">
            <text:p>87,8459</text:p>
          </table:table-cell>
          <table:table-cell office:value-type="float" office:value="0.188266">
            <text:p>0,188266</text:p>
          </table:table-cell>
          <table:table-cell office:value-type="float" office:value="88.0342">
            <text:p>88,0342</text:p>
          </table:table-cell>
          <table:table-cell office:value-type="float" office:value="0.0149557">
            <text:p>0,0149557</text:p>
          </table:table-cell>
          <table:table-cell office:value-type="float" office:value="0.428437">
            <text:p>0,428437</text:p>
          </table:table-cell>
          <table:table-cell office:value-type="float" office:value="0.443392">
            <text:p>0,443392</text:p>
          </table:table-cell>
          <table:table-cell office:value-type="float" office:value="0.664502">
            <text:p>0,664502</text:p>
          </table:table-cell>
          <table:table-cell office:value-type="float" office:value="0.0917869">
            <text:p>0,0917869</text:p>
          </table:table-cell>
          <table:table-cell office:value-type="float" office:value="0.756289">
            <text:p>0,756289</text:p>
          </table:table-cell>
          <table:table-cell office:value-type="float" office:value="69.7331">
            <text:p>69,7331</text:p>
          </table:table-cell>
          <table:table-cell office:value-type="float" office:value="0.253074">
            <text:p>0,253074</text:p>
          </table:table-cell>
          <table:table-cell office:value-type="float" office:value="69.9862">
            <text:p>69,9862</text:p>
          </table:table-cell>
          <table:table-cell office:value-type="float" office:value="1.2205">
            <text:p>1,2205</text:p>
          </table:table-cell>
          <table:table-cell office:value-type="float" office:value="0.404097">
            <text:p>0,404097</text:p>
          </table:table-cell>
          <table:table-cell office:value-type="float" office:value="1.6246">
            <text:p>1,6246</text:p>
          </table:table-cell>
          <table:table-cell office:value-type="float" office:value="206.967">
            <text:p>206,967</text:p>
          </table:table-cell>
          <table:table-cell office:value-type="float" office:value="0.163046">
            <text:p>0,163046</text:p>
          </table:table-cell>
          <table:table-cell office:value-type="float" office:value="207.13">
            <text:p>207,13</text:p>
          </table:table-cell>
          <table:table-cell office:value-type="float" office:value="52.5566">
            <text:p>52,5566</text:p>
          </table:table-cell>
          <table:table-cell office:value-type="float" office:value="0.0999979">
            <text:p>0,0999979</text:p>
          </table:table-cell>
          <table:table-cell office:value-type="float" office:value="52.6566">
            <text:p>52,6566</text:p>
          </table:table-cell>
          <table:table-cell office:value-type="float" office:value="7.25879">
            <text:p>7,25879</text:p>
          </table:table-cell>
          <table:table-cell office:value-type="float" office:value="0.0586498">
            <text:p>0,0586498</text:p>
          </table:table-cell>
          <table:table-cell office:value-type="float" office:value="7.31744">
            <text:p>7,31744</text:p>
          </table:table-cell>
        </table:table-row>
        <table:table-row table:style-name="ro1">
          <table:table-cell office:value-type="float" office:value="178.521">
            <text:p>178,521</text:p>
          </table:table-cell>
          <table:table-cell office:value-type="float" office:value="0.286211">
            <text:p>0,286211</text:p>
          </table:table-cell>
          <table:table-cell office:value-type="float" office:value="178.807">
            <text:p>178,807</text:p>
          </table:table-cell>
          <table:table-cell office:value-type="float" office:value="92.2411">
            <text:p>92,2411</text:p>
          </table:table-cell>
          <table:table-cell office:value-type="float" office:value="0.188559">
            <text:p>0,188559</text:p>
          </table:table-cell>
          <table:table-cell office:value-type="float" office:value="92.4297">
            <text:p>92,4297</text:p>
          </table:table-cell>
          <table:table-cell office:value-type="float" office:value="0.0299114">
            <text:p>0,0299114</text:p>
          </table:table-cell>
          <table:table-cell office:value-type="float" office:value="0.0999979">
            <text:p>0,0999979</text:p>
          </table:table-cell>
          <table:table-cell office:value-type="float" office:value="0.129909">
            <text:p>0,129909</text:p>
          </table:table-cell>
          <table:table-cell office:value-type="float" office:value="0.512892">
            <text:p>0,512892</text:p>
          </table:table-cell>
          <table:table-cell office:value-type="float" office:value="0.137827">
            <text:p>0,137827</text:p>
          </table:table-cell>
          <table:table-cell office:value-type="float" office:value="0.650719">
            <text:p>0,650719</text:p>
          </table:table-cell>
          <table:table-cell office:value-type="float" office:value="51.3907">
            <text:p>51,3907</text:p>
          </table:table-cell>
          <table:table-cell office:value-type="float" office:value="0.707023">
            <text:p>0,707023</text:p>
          </table:table-cell>
          <table:table-cell office:value-type="float" office:value="52.0977">
            <text:p>52,0977</text:p>
          </table:table-cell>
          <table:table-cell office:value-type="float" office:value="0.802915">
            <text:p>0,802915</text:p>
          </table:table-cell>
          <table:table-cell office:value-type="float" office:value="0.397352">
            <text:p>0,397352</text:p>
          </table:table-cell>
          <table:table-cell office:value-type="float" office:value="1.20027">
            <text:p>1,20027</text:p>
          </table:table-cell>
          <table:table-cell office:value-type="float" office:value="174.885">
            <text:p>174,885</text:p>
          </table:table-cell>
          <table:table-cell office:value-type="float" office:value="0.164806">
            <text:p>0,164806</text:p>
          </table:table-cell>
          <table:table-cell office:value-type="float" office:value="175.05">
            <text:p>175,05</text:p>
          </table:table-cell>
          <table:table-cell office:value-type="float" office:value="51.3529">
            <text:p>51,3529</text:p>
          </table:table-cell>
          <table:table-cell office:value-type="float" office:value="0.100291">
            <text:p>0,100291</text:p>
          </table:table-cell>
          <table:table-cell office:value-type="float" office:value="51.4532">
            <text:p>51,4532</text:p>
          </table:table-cell>
          <table:table-cell office:value-type="float" office:value="21.3553">
            <text:p>21,3553</text:p>
          </table:table-cell>
          <table:table-cell office:value-type="float" office:value="0.164513">
            <text:p>0,164513</text:p>
          </table:table-cell>
          <table:table-cell office:value-type="float" office:value="21.5198">
            <text:p>21,5198</text:p>
          </table:table-cell>
        </table:table-row>
        <table:table-row table:style-name="ro1">
          <table:table-cell office:value-type="float" office:value="157.857">
            <text:p>157,857</text:p>
          </table:table-cell>
          <table:table-cell office:value-type="float" office:value="0.324333">
            <text:p>0,324333</text:p>
          </table:table-cell>
          <table:table-cell office:value-type="float" office:value="158.182">
            <text:p>158,182</text:p>
          </table:table-cell>
          <table:table-cell office:value-type="float" office:value="77.9414">
            <text:p>77,9414</text:p>
          </table:table-cell>
          <table:table-cell office:value-type="float" office:value="0.180348">
            <text:p>0,180348</text:p>
          </table:table-cell>
          <table:table-cell office:value-type="float" office:value="78.1218">
            <text:p>78,1218</text:p>
          </table:table-cell>
          <table:table-cell office:value-type="float" office:value="0.0149557">
            <text:p>0,0149557</text:p>
          </table:table-cell>
          <table:table-cell office:value-type="float" office:value="0.0929599">
            <text:p>0,0929599</text:p>
          </table:table-cell>
          <table:table-cell office:value-type="float" office:value="0.107916">
            <text:p>0,107916</text:p>
          </table:table-cell>
          <table:table-cell office:value-type="float" office:value="0.514652">
            <text:p>0,514652</text:p>
          </table:table-cell>
          <table:table-cell office:value-type="float" office:value="0.152783">
            <text:p>0,152783</text:p>
          </table:table-cell>
          <table:table-cell office:value-type="float" office:value="0.667434">
            <text:p>0,667434</text:p>
          </table:table-cell>
          <table:table-cell office:value-type="float" office:value="59.1369">
            <text:p>59,1369</text:p>
          </table:table-cell>
          <table:table-cell office:value-type="float" office:value="0.235186">
            <text:p>0,235186</text:p>
          </table:table-cell>
          <table:table-cell office:value-type="float" office:value="59.372">
            <text:p>59,372</text:p>
          </table:table-cell>
          <table:table-cell office:value-type="float" office:value="0.28797">
            <text:p>0,28797</text:p>
          </table:table-cell>
          <table:table-cell office:value-type="float" office:value="0.181228">
            <text:p>0,181228</text:p>
          </table:table-cell>
          <table:table-cell office:value-type="float" office:value="0.469198">
            <text:p>0,469198</text:p>
          </table:table-cell>
          <table:table-cell office:value-type="float" office:value="161.742">
            <text:p>161,742</text:p>
          </table:table-cell>
          <table:table-cell office:value-type="float" office:value="0.163633">
            <text:p>0,163633</text:p>
          </table:table-cell>
          <table:table-cell office:value-type="float" office:value="161.906">
            <text:p>161,906</text:p>
          </table:table-cell>
          <table:table-cell office:value-type="float" office:value="59.1518">
            <text:p>59,1518</text:p>
          </table:table-cell>
          <table:table-cell office:value-type="float" office:value="0.104983">
            <text:p>0,104983</text:p>
          </table:table-cell>
          <table:table-cell office:value-type="float" office:value="59.2568">
            <text:p>59,2568</text:p>
          </table:table-cell>
          <table:table-cell office:value-type="float" office:value="7.26113">
            <text:p>7,26113</text:p>
          </table:table-cell>
          <table:table-cell office:value-type="float" office:value="0.0615823">
            <text:p>0,0615823</text:p>
          </table:table-cell>
          <table:table-cell office:value-type="float" office:value="7.32272">
            <text:p>7,32272</text:p>
          </table:table-cell>
        </table:table-row>
        <table:table-row table:style-name="ro1">
          <table:table-cell office:value-type="float" office:value="134.039">
            <text:p>134,039</text:p>
          </table:table-cell>
          <table:table-cell office:value-type="float" office:value="0.285624">
            <text:p>0,285624</text:p>
          </table:table-cell>
          <table:table-cell office:value-type="float" office:value="134.325">
            <text:p>134,325</text:p>
          </table:table-cell>
          <table:table-cell office:value-type="float" office:value="98.0404">
            <text:p>98,0404</text:p>
          </table:table-cell>
          <table:table-cell office:value-type="float" office:value="0.199996">
            <text:p>0,199996</text:p>
          </table:table-cell>
          <table:table-cell office:value-type="float" office:value="98.2404">
            <text:p>98,2404</text:p>
          </table:table-cell>
          <table:table-cell office:value-type="float" office:value="0.0164219">
            <text:p>0,0164219</text:p>
          </table:table-cell>
          <table:table-cell office:value-type="float" office:value="0.145745">
            <text:p>0,145745</text:p>
          </table:table-cell>
          <table:table-cell office:value-type="float" office:value="0.162167">
            <text:p>0,162167</text:p>
          </table:table-cell>
          <table:table-cell office:value-type="float" office:value="0.814059">
            <text:p>0,814059</text:p>
          </table:table-cell>
          <table:table-cell office:value-type="float" office:value="0.17331">
            <text:p>0,17331</text:p>
          </table:table-cell>
          <table:table-cell office:value-type="float" office:value="0.987369">
            <text:p>0,987369</text:p>
          </table:table-cell>
          <table:table-cell office:value-type="float" office:value="64.9581">
            <text:p>64,9581</text:p>
          </table:table-cell>
          <table:table-cell office:value-type="float" office:value="0.227268">
            <text:p>0,227268</text:p>
          </table:table-cell>
          <table:table-cell office:value-type="float" office:value="65.1854">
            <text:p>65,1854</text:p>
          </table:table-cell>
          <table:table-cell office:value-type="float" office:value="0.553067">
            <text:p>0,553067</text:p>
          </table:table-cell>
          <table:table-cell office:value-type="float" office:value="0.395886">
            <text:p>0,395886</text:p>
          </table:table-cell>
          <table:table-cell office:value-type="float" office:value="0.948953">
            <text:p>0,948953</text:p>
          </table:table-cell>
          <table:table-cell office:value-type="float" office:value="184.704">
            <text:p>184,704</text:p>
          </table:table-cell>
          <table:table-cell office:value-type="float" office:value="0.468025">
            <text:p>0,468025</text:p>
          </table:table-cell>
          <table:table-cell office:value-type="float" office:value="185.172">
            <text:p>185,172</text:p>
          </table:table-cell>
          <table:table-cell office:value-type="float" office:value="71.8339">
            <text:p>71,8339</text:p>
          </table:table-cell>
          <table:table-cell office:value-type="float" office:value="0.526968">
            <text:p>0,526968</text:p>
          </table:table-cell>
          <table:table-cell office:value-type="float" office:value="72.3609">
            <text:p>72,3609</text:p>
          </table:table-cell>
          <table:table-cell office:value-type="float" office:value="7.24149">
            <text:p>7,24149</text:p>
          </table:table-cell>
          <table:table-cell office:value-type="float" office:value="0.0598228">
            <text:p>0,0598228</text:p>
          </table:table-cell>
          <table:table-cell office:value-type="float" office:value="7.30131">
            <text:p>7,30131</text:p>
          </table:table-cell>
        </table:table-row>
        <table:table-row table:style-name="ro1">
          <table:table-cell office:value-type="float" office:value="148.155">
            <text:p>148,155</text:p>
          </table:table-cell>
          <table:table-cell office:value-type="float" office:value="0.314656">
            <text:p>0,314656</text:p>
          </table:table-cell>
          <table:table-cell office:value-type="float" office:value="148.47">
            <text:p>148,47</text:p>
          </table:table-cell>
          <table:table-cell office:value-type="float" office:value="98.0076">
            <text:p>98,0076</text:p>
          </table:table-cell>
          <table:table-cell office:value-type="float" office:value="0.189439">
            <text:p>0,189439</text:p>
          </table:table-cell>
          <table:table-cell office:value-type="float" office:value="98.197">
            <text:p>98,197</text:p>
          </table:table-cell>
          <table:table-cell office:value-type="float" office:value="0.0343101">
            <text:p>0,0343101</text:p>
          </table:table-cell>
          <table:table-cell office:value-type="float" office:value="0.0999979">
            <text:p>0,0999979</text:p>
          </table:table-cell>
          <table:table-cell office:value-type="float" office:value="0.134308">
            <text:p>0,134308</text:p>
          </table:table-cell>
          <table:table-cell office:value-type="float" office:value="0.514652">
            <text:p>0,514652</text:p>
          </table:table-cell>
          <table:table-cell office:value-type="float" office:value="0.141932">
            <text:p>0,141932</text:p>
          </table:table-cell>
          <table:table-cell office:value-type="float" office:value="0.656584">
            <text:p>0,656584</text:p>
          </table:table-cell>
          <table:table-cell office:value-type="float" office:value="49.0318">
            <text:p>49,0318</text:p>
          </table:table-cell>
          <table:table-cell office:value-type="float" office:value="0.249262">
            <text:p>0,249262</text:p>
          </table:table-cell>
          <table:table-cell office:value-type="float" office:value="49.2811">
            <text:p>49,2811</text:p>
          </table:table-cell>
          <table:table-cell office:value-type="float" office:value="0.283572">
            <text:p>0,283572</text:p>
          </table:table-cell>
          <table:table-cell office:value-type="float" office:value="0.180055">
            <text:p>0,180055</text:p>
          </table:table-cell>
          <table:table-cell office:value-type="float" office:value="0.463626">
            <text:p>0,463626</text:p>
          </table:table-cell>
          <table:table-cell office:value-type="float" office:value="162.727">
            <text:p>162,727</text:p>
          </table:table-cell>
          <table:table-cell office:value-type="float" office:value="0.187679">
            <text:p>0,187679</text:p>
          </table:table-cell>
          <table:table-cell office:value-type="float" office:value="162.915">
            <text:p>162,915</text:p>
          </table:table-cell>
          <table:table-cell office:value-type="float" office:value="52.4581">
            <text:p>52,4581</text:p>
          </table:table-cell>
          <table:table-cell office:value-type="float" office:value="0.125217">
            <text:p>0,125217</text:p>
          </table:table-cell>
          <table:table-cell office:value-type="float" office:value="52.5833">
            <text:p>52,5833</text:p>
          </table:table-cell>
          <table:table-cell office:value-type="float" office:value="7.16143">
            <text:p>7,16143</text:p>
          </table:table-cell>
          <table:table-cell office:value-type="float" office:value="0.0571835">
            <text:p>0,0571835</text:p>
          </table:table-cell>
          <table:table-cell office:value-type="float" office:value="7.21861">
            <text:p>7,21861</text:p>
          </table:table-cell>
        </table:table-row>
        <table:table-row table:style-name="ro1">
          <table:table-cell office:value-type="float" office:value="159.51">
            <text:p>159,51</text:p>
          </table:table-cell>
          <table:table-cell office:value-type="float" office:value="0.366854">
            <text:p>0,366854</text:p>
          </table:table-cell>
          <table:table-cell office:value-type="float" office:value="159.877">
            <text:p>159,877</text:p>
          </table:table-cell>
          <table:table-cell office:value-type="float" office:value="80.6194">
            <text:p>80,6194</text:p>
          </table:table-cell>
          <table:table-cell office:value-type="float" office:value="0.19589">
            <text:p>0,19589</text:p>
          </table:table-cell>
          <table:table-cell office:value-type="float" office:value="80.8153">
            <text:p>80,8153</text:p>
          </table:table-cell>
          <table:table-cell office:value-type="float" office:value="0.0178882">
            <text:p>0,0178882</text:p>
          </table:table-cell>
          <table:table-cell office:value-type="float" office:value="0.0994114">
            <text:p>0,0994114</text:p>
          </table:table-cell>
          <table:table-cell office:value-type="float" office:value="0.1173">
            <text:p>0,1173</text:p>
          </table:table-cell>
          <table:table-cell office:value-type="float" office:value="0.539578">
            <text:p>0,539578</text:p>
          </table:table-cell>
          <table:table-cell office:value-type="float" office:value="0.152783">
            <text:p>0,152783</text:p>
          </table:table-cell>
          <table:table-cell office:value-type="float" office:value="0.692361">
            <text:p>0,692361</text:p>
          </table:table-cell>
          <table:table-cell office:value-type="float" office:value="64.1356">
            <text:p>64,1356</text:p>
          </table:table-cell>
          <table:table-cell office:value-type="float" office:value="0.409962">
            <text:p>0,409962</text:p>
          </table:table-cell>
          <table:table-cell office:value-type="float" office:value="64.5455">
            <text:p>64,5455</text:p>
          </table:table-cell>
          <table:table-cell office:value-type="float" office:value="0.772417">
            <text:p>0,772417</text:p>
          </table:table-cell>
          <table:table-cell office:value-type="float" office:value="0.402924">
            <text:p>0,402924</text:p>
          </table:table-cell>
          <table:table-cell office:value-type="float" office:value="1.17534">
            <text:p>1,17534</text:p>
          </table:table-cell>
          <table:table-cell office:value-type="float" office:value="166.808">
            <text:p>166,808</text:p>
          </table:table-cell>
          <table:table-cell office:value-type="float" office:value="0.169498">
            <text:p>0,169498</text:p>
          </table:table-cell>
          <table:table-cell office:value-type="float" office:value="166.977">
            <text:p>166,977</text:p>
          </table:table-cell>
          <table:table-cell office:value-type="float" office:value="53.7912">
            <text:p>53,7912</text:p>
          </table:table-cell>
          <table:table-cell office:value-type="float" office:value="0.109968">
            <text:p>0,109968</text:p>
          </table:table-cell>
          <table:table-cell office:value-type="float" office:value="53.9012">
            <text:p>53,9012</text:p>
          </table:table-cell>
          <table:table-cell office:value-type="float" office:value="7.52594">
            <text:p>7,52594</text:p>
          </table:table-cell>
          <table:table-cell office:value-type="float" office:value="0.0607025">
            <text:p>0,0607025</text:p>
          </table:table-cell>
          <table:table-cell office:value-type="float" office:value="7.58664">
            <text:p>7,58664</text:p>
          </table:table-cell>
        </table:table-row>
        <table:table-row table:style-name="ro1">
          <table:table-cell office:value-type="float" office:value="165.922">
            <text:p>165,922</text:p>
          </table:table-cell>
          <table:table-cell office:value-type="float" office:value="0.326093">
            <text:p>0,326093</text:p>
          </table:table-cell>
          <table:table-cell office:value-type="float" office:value="166.248">
            <text:p>166,248</text:p>
          </table:table-cell>
          <table:table-cell office:value-type="float" office:value="78.103">
            <text:p>78,103</text:p>
          </table:table-cell>
          <table:table-cell office:value-type="float" office:value="0.18416">
            <text:p>0,18416</text:p>
          </table:table-cell>
          <table:table-cell office:value-type="float" office:value="78.2872">
            <text:p>78,2872</text:p>
          </table:table-cell>
          <table:table-cell office:value-type="float" office:value="0.0146624">
            <text:p>0,0146624</text:p>
          </table:table-cell>
          <table:table-cell office:value-type="float" office:value="0.0950126">
            <text:p>0,0950126</text:p>
          </table:table-cell>
          <table:table-cell office:value-type="float" office:value="0.109675">
            <text:p>0,109675</text:p>
          </table:table-cell>
          <table:table-cell office:value-type="float" office:value="0.491778">
            <text:p>0,491778</text:p>
          </table:table-cell>
          <table:table-cell office:value-type="float" office:value="0.133721">
            <text:p>0,133721</text:p>
          </table:table-cell>
          <table:table-cell office:value-type="float" office:value="0.6255">
            <text:p>0,6255</text:p>
          </table:table-cell>
          <table:table-cell office:value-type="float" office:value="73.2195">
            <text:p>73,2195</text:p>
          </table:table-cell>
          <table:table-cell office:value-type="float" office:value="0.272721">
            <text:p>0,272721</text:p>
          </table:table-cell>
          <table:table-cell office:value-type="float" office:value="73.4923">
            <text:p>73,4923</text:p>
          </table:table-cell>
          <table:table-cell office:value-type="float" office:value="0.54251">
            <text:p>0,54251</text:p>
          </table:table-cell>
          <table:table-cell office:value-type="float" office:value="0.16246">
            <text:p>0,16246</text:p>
          </table:table-cell>
          <table:table-cell office:value-type="float" office:value="0.70497">
            <text:p>0,70497</text:p>
          </table:table-cell>
          <table:table-cell office:value-type="float" office:value="190.126">
            <text:p>190,126</text:p>
          </table:table-cell>
          <table:table-cell office:value-type="float" office:value="0.162753">
            <text:p>0,162753</text:p>
          </table:table-cell>
          <table:table-cell office:value-type="float" office:value="190.289">
            <text:p>190,289</text:p>
          </table:table-cell>
          <table:table-cell office:value-type="float" office:value="55.3079">
            <text:p>55,3079</text:p>
          </table:table-cell>
          <table:table-cell office:value-type="float" office:value="0.112901">
            <text:p>0,112901</text:p>
          </table:table-cell>
          <table:table-cell office:value-type="float" office:value="55.4208">
            <text:p>55,4208</text:p>
          </table:table-cell>
          <table:table-cell office:value-type="float" office:value="7.30336">
            <text:p>7,30336</text:p>
          </table:table-cell>
          <table:table-cell office:value-type="float" office:value="0.0615823">
            <text:p>0,0615823</text:p>
          </table:table-cell>
          <table:table-cell office:value-type="float" office:value="7.36494">
            <text:p>7,36494</text:p>
          </table:table-cell>
        </table:table-row>
        <table:table-row table:style-name="ro1">
          <table:table-cell office:value-type="float" office:value="137.763">
            <text:p>137,763</text:p>
          </table:table-cell>
          <table:table-cell office:value-type="float" office:value="0.316122">
            <text:p>0,316122</text:p>
          </table:table-cell>
          <table:table-cell office:value-type="float" office:value="138.079">
            <text:p>138,079</text:p>
          </table:table-cell>
          <table:table-cell office:value-type="float" office:value="97.7093">
            <text:p>97,7093</text:p>
          </table:table-cell>
          <table:table-cell office:value-type="float" office:value="0.18592">
            <text:p>0,18592</text:p>
          </table:table-cell>
          <table:table-cell office:value-type="float" office:value="97.8953">
            <text:p>97,8953</text:p>
          </table:table-cell>
          <table:table-cell office:value-type="float" office:value="0.0155422">
            <text:p>0,0155422</text:p>
          </table:table-cell>
          <table:table-cell office:value-type="float" office:value="0.0950126">
            <text:p>0,0950126</text:p>
          </table:table-cell>
          <table:table-cell office:value-type="float" office:value="0.110555">
            <text:p>0,110555</text:p>
          </table:table-cell>
          <table:table-cell office:value-type="float" office:value="0.48738">
            <text:p>0,48738</text:p>
          </table:table-cell>
          <table:table-cell office:value-type="float" office:value="0.11554">
            <text:p>0,11554</text:p>
          </table:table-cell>
          <table:table-cell office:value-type="float" office:value="0.60292">
            <text:p>0,60292</text:p>
          </table:table-cell>
          <table:table-cell office:value-type="float" office:value="47.8113">
            <text:p>47,8113</text:p>
          </table:table-cell>
          <table:table-cell office:value-type="float" office:value="0.451896">
            <text:p>0,451896</text:p>
          </table:table-cell>
          <table:table-cell office:value-type="float" office:value="48.2632">
            <text:p>48,2632</text:p>
          </table:table-cell>
          <table:table-cell office:value-type="float" office:value="0.640162">
            <text:p>0,640162</text:p>
          </table:table-cell>
          <table:table-cell office:value-type="float" office:value="0.323453">
            <text:p>0,323453</text:p>
          </table:table-cell>
          <table:table-cell office:value-type="float" office:value="0.963616">
            <text:p>0,963616</text:p>
          </table:table-cell>
          <table:table-cell office:value-type="float" office:value="181.876">
            <text:p>181,876</text:p>
          </table:table-cell>
          <table:table-cell office:value-type="float" office:value="0.161873">
            <text:p>0,161873</text:p>
          </table:table-cell>
          <table:table-cell office:value-type="float" office:value="182.038">
            <text:p>182,038</text:p>
          </table:table-cell>
          <table:table-cell office:value-type="float" office:value="53.5959">
            <text:p>53,5959</text:p>
          </table:table-cell>
          <table:table-cell office:value-type="float" office:value="0.108795">
            <text:p>0,108795</text:p>
          </table:table-cell>
          <table:table-cell office:value-type="float" office:value="53.7047">
            <text:p>53,7047</text:p>
          </table:table-cell>
          <table:table-cell office:value-type="float" office:value="7.55233">
            <text:p>7,55233</text:p>
          </table:table-cell>
          <table:table-cell office:value-type="float" office:value="0.13812">
            <text:p>0,13812</text:p>
          </table:table-cell>
          <table:table-cell office:value-type="float" office:value="7.69045">
            <text:p>7,69045</text:p>
          </table:table-cell>
        </table:table-row>
        <table:table-row table:style-name="ro1">
          <table:table-cell office:value-type="float" office:value="167.391">
            <text:p>167,391</text:p>
          </table:table-cell>
          <table:table-cell office:value-type="float" office:value="0.299407">
            <text:p>0,299407</text:p>
          </table:table-cell>
          <table:table-cell office:value-type="float" office:value="167.691">
            <text:p>167,691</text:p>
          </table:table-cell>
          <table:table-cell office:value-type="float" office:value="91.3511">
            <text:p>91,3511</text:p>
          </table:table-cell>
          <table:table-cell office:value-type="float" office:value="0.199996">
            <text:p>0,199996</text:p>
          </table:table-cell>
          <table:table-cell office:value-type="float" office:value="91.5511">
            <text:p>91,5511</text:p>
          </table:table-cell>
          <table:table-cell office:value-type="float" office:value="0.0152489">
            <text:p>0,0152489</text:p>
          </table:table-cell>
          <table:table-cell office:value-type="float" office:value="0.158061">
            <text:p>0,158061</text:p>
          </table:table-cell>
          <table:table-cell office:value-type="float" office:value="0.17331">
            <text:p>0,17331</text:p>
          </table:table-cell>
          <table:table-cell office:value-type="float" office:value="0.788253">
            <text:p>0,788253</text:p>
          </table:table-cell>
          <table:table-cell office:value-type="float" office:value="0.170964">
            <text:p>0,170964</text:p>
          </table:table-cell>
          <table:table-cell office:value-type="float" office:value="0.959217">
            <text:p>0,959217</text:p>
          </table:table-cell>
          <table:table-cell office:value-type="float" office:value="51.1335">
            <text:p>51,1335</text:p>
          </table:table-cell>
          <table:table-cell office:value-type="float" office:value="0.231373">
            <text:p>0,231373</text:p>
          </table:table-cell>
          <table:table-cell office:value-type="float" office:value="51.3649">
            <text:p>51,3649</text:p>
          </table:table-cell>
          <table:table-cell office:value-type="float" office:value="0.303806">
            <text:p>0,303806</text:p>
          </table:table-cell>
          <table:table-cell office:value-type="float" office:value="0.154542">
            <text:p>0,154542</text:p>
          </table:table-cell>
          <table:table-cell office:value-type="float" office:value="0.458348">
            <text:p>0,458348</text:p>
          </table:table-cell>
          <table:table-cell office:value-type="float" office:value="171.75">
            <text:p>171,75</text:p>
          </table:table-cell>
          <table:table-cell office:value-type="float" office:value="0.162167">
            <text:p>0,162167</text:p>
          </table:table-cell>
          <table:table-cell office:value-type="float" office:value="171.912">
            <text:p>171,912</text:p>
          </table:table-cell>
          <table:table-cell office:value-type="float" office:value="52.791">
            <text:p>52,791</text:p>
          </table:table-cell>
          <table:table-cell office:value-type="float" office:value="0.102344">
            <text:p>0,102344</text:p>
          </table:table-cell>
          <table:table-cell office:value-type="float" office:value="52.8933">
            <text:p>52,8933</text:p>
          </table:table-cell>
          <table:table-cell office:value-type="float" office:value="7.15087">
            <text:p>7,15087</text:p>
          </table:table-cell>
          <table:table-cell office:value-type="float" office:value="0.058943">
            <text:p>0,058943</text:p>
          </table:table-cell>
          <table:table-cell office:value-type="float" office:value="7.20982">
            <text:p>7,20982</text:p>
          </table:table-cell>
        </table:table-row>
        <table:table-row table:style-name="ro1">
          <table:table-cell office:value-type="float" office:value="156.815">
            <text:p>156,815</text:p>
          </table:table-cell>
          <table:table-cell office:value-type="float" office:value="0.327266">
            <text:p>0,327266</text:p>
          </table:table-cell>
          <table:table-cell office:value-type="float" office:value="157.142">
            <text:p>157,142</text:p>
          </table:table-cell>
          <table:table-cell office:value-type="float" office:value="114.813">
            <text:p>114,813</text:p>
          </table:table-cell>
          <table:table-cell office:value-type="float" office:value="0.25454">
            <text:p>0,25454</text:p>
          </table:table-cell>
          <table:table-cell office:value-type="float" office:value="115.068">
            <text:p>115,068</text:p>
          </table:table-cell>
          <table:table-cell office:value-type="float" office:value="0.0178882">
            <text:p>0,0178882</text:p>
          </table:table-cell>
          <table:table-cell office:value-type="float" office:value="0.18416">
            <text:p>0,18416</text:p>
          </table:table-cell>
          <table:table-cell office:value-type="float" office:value="0.202048">
            <text:p>0,202048</text:p>
          </table:table-cell>
          <table:table-cell office:value-type="float" office:value="0.597641">
            <text:p>0,597641</text:p>
          </table:table-cell>
          <table:table-cell office:value-type="float" office:value="0.0976519">
            <text:p>0,0976519</text:p>
          </table:table-cell>
          <table:table-cell office:value-type="float" office:value="0.695293">
            <text:p>0,695293</text:p>
          </table:table-cell>
          <table:table-cell office:value-type="float" office:value="55.0569">
            <text:p>55,0569</text:p>
          </table:table-cell>
          <table:table-cell office:value-type="float" office:value="0.270962">
            <text:p>0,270962</text:p>
          </table:table-cell>
          <table:table-cell office:value-type="float" office:value="55.3278">
            <text:p>55,3278</text:p>
          </table:table-cell>
          <table:table-cell office:value-type="float" office:value="0.288264">
            <text:p>0,288264</text:p>
          </table:table-cell>
          <table:table-cell office:value-type="float" office:value="0.17331">
            <text:p>0,17331</text:p>
          </table:table-cell>
          <table:table-cell office:value-type="float" office:value="0.461574">
            <text:p>0,461574</text:p>
          </table:table-cell>
          <table:table-cell office:value-type="float" office:value="154.537">
            <text:p>154,537</text:p>
          </table:table-cell>
          <table:table-cell office:value-type="float" office:value="0.198823">
            <text:p>0,198823</text:p>
          </table:table-cell>
          <table:table-cell office:value-type="float" office:value="154.736">
            <text:p>154,736</text:p>
          </table:table-cell>
          <table:table-cell office:value-type="float" office:value="58.1999">
            <text:p>58,1999</text:p>
          </table:table-cell>
          <table:table-cell office:value-type="float" office:value="0.2085">
            <text:p>0,2085</text:p>
          </table:table-cell>
          <table:table-cell office:value-type="float" office:value="58.4084">
            <text:p>58,4084</text:p>
          </table:table-cell>
          <table:table-cell office:value-type="float" office:value="14.0859">
            <text:p>14,0859</text:p>
          </table:table-cell>
          <table:table-cell office:value-type="float" office:value="0.067154">
            <text:p>0,067154</text:p>
          </table:table-cell>
          <table:table-cell office:value-type="float" office:value="14.1531">
            <text:p>14,1531</text:p>
          </table:table-cell>
        </table:table-row>
        <table:table-row table:style-name="ro1">
          <table:table-cell office:value-type="float" office:value="241.253">
            <text:p>241,253</text:p>
          </table:table-cell>
          <table:table-cell office:value-type="float" office:value="0.407909">
            <text:p>0,407909</text:p>
          </table:table-cell>
          <table:table-cell office:value-type="float" office:value="241.661">
            <text:p>241,661</text:p>
          </table:table-cell>
          <table:table-cell office:value-type="float" office:value="108.898">
            <text:p>108,898</text:p>
          </table:table-cell>
          <table:table-cell office:value-type="float" office:value="0.281812">
            <text:p>0,281812</text:p>
          </table:table-cell>
          <table:table-cell office:value-type="float" office:value="109.18">
            <text:p>109,18</text:p>
          </table:table-cell>
          <table:table-cell office:value-type="float" office:value="0.0234599">
            <text:p>0,0234599</text:p>
          </table:table-cell>
          <table:table-cell office:value-type="float" office:value="0.190319">
            <text:p>0,190319</text:p>
          </table:table-cell>
          <table:table-cell office:value-type="float" office:value="0.213778">
            <text:p>0,213778</text:p>
          </table:table-cell>
          <table:table-cell office:value-type="float" office:value="1.54102">
            <text:p>1,54102</text:p>
          </table:table-cell>
          <table:table-cell office:value-type="float" office:value="0.270375">
            <text:p>0,270375</text:p>
          </table:table-cell>
          <table:table-cell office:value-type="float" office:value="1.8114">
            <text:p>1,8114</text:p>
          </table:table-cell>
          <table:table-cell office:value-type="float" office:value="68.2865">
            <text:p>68,2865</text:p>
          </table:table-cell>
          <table:table-cell office:value-type="float" office:value="0.259525">
            <text:p>0,259525</text:p>
          </table:table-cell>
          <table:table-cell office:value-type="float" office:value="68.546">
            <text:p>68,546</text:p>
          </table:table-cell>
          <table:table-cell office:value-type="float" office:value="0.299994">
            <text:p>0,299994</text:p>
          </table:table-cell>
          <table:table-cell office:value-type="float" office:value="0.144278">
            <text:p>0,144278</text:p>
          </table:table-cell>
          <table:table-cell office:value-type="float" office:value="0.444272">
            <text:p>0,444272</text:p>
          </table:table-cell>
          <table:table-cell office:value-type="float" office:value="157.726">
            <text:p>157,726</text:p>
          </table:table-cell>
          <table:table-cell office:value-type="float" office:value="0.181521">
            <text:p>0,181521</text:p>
          </table:table-cell>
          <table:table-cell office:value-type="float" office:value="157.907">
            <text:p>157,907</text:p>
          </table:table-cell>
          <table:table-cell office:value-type="float" office:value="54.739">
            <text:p>54,739</text:p>
          </table:table-cell>
          <table:table-cell office:value-type="float" office:value="0.215245">
            <text:p>0,215245</text:p>
          </table:table-cell>
          <table:table-cell office:value-type="float" office:value="54.9542">
            <text:p>54,9542</text:p>
          </table:table-cell>
          <table:table-cell office:value-type="float" office:value="7.54353">
            <text:p>7,54353</text:p>
          </table:table-cell>
          <table:table-cell office:value-type="float" office:value="0.062462">
            <text:p>0,062462</text:p>
          </table:table-cell>
          <table:table-cell office:value-type="float" office:value="7.606">
            <text:p>7,606</text:p>
          </table:table-cell>
        </table:table-row>
        <table:table-row table:style-name="ro1">
          <table:table-cell office:value-type="float" office:value="182.181">
            <text:p>182,181</text:p>
          </table:table-cell>
          <table:table-cell office:value-type="float" office:value="0.324626">
            <text:p>0,324626</text:p>
          </table:table-cell>
          <table:table-cell office:value-type="float" office:value="182.505">
            <text:p>182,505</text:p>
          </table:table-cell>
          <table:table-cell office:value-type="float" office:value="83.1463">
            <text:p>83,1463</text:p>
          </table:table-cell>
          <table:table-cell office:value-type="float" office:value="0.205861">
            <text:p>0,205861</text:p>
          </table:table-cell>
          <table:table-cell office:value-type="float" office:value="83.3522">
            <text:p>83,3522</text:p>
          </table:table-cell>
          <table:table-cell office:value-type="float" office:value="0.0202342">
            <text:p>0,0202342</text:p>
          </table:table-cell>
          <table:table-cell office:value-type="float" office:value="0.124044">
            <text:p>0,124044</text:p>
          </table:table-cell>
          <table:table-cell office:value-type="float" office:value="0.144278">
            <text:p>0,144278</text:p>
          </table:table-cell>
          <table:table-cell office:value-type="float" office:value="0.541631">
            <text:p>0,541631</text:p>
          </table:table-cell>
          <table:table-cell office:value-type="float" office:value="0.10381">
            <text:p>0,10381</text:p>
          </table:table-cell>
          <table:table-cell office:value-type="float" office:value="0.645441">
            <text:p>0,645441</text:p>
          </table:table-cell>
          <table:table-cell office:value-type="float" office:value="67.249">
            <text:p>67,249</text:p>
          </table:table-cell>
          <table:table-cell office:value-type="float" office:value="0.258352">
            <text:p>0,258352</text:p>
          </table:table-cell>
          <table:table-cell office:value-type="float" office:value="67.5074">
            <text:p>67,5074</text:p>
          </table:table-cell>
          <table:table-cell office:value-type="float" office:value="0.321987">
            <text:p>0,321987</text:p>
          </table:table-cell>
          <table:table-cell office:value-type="float" office:value="0.141346">
            <text:p>0,141346</text:p>
          </table:table-cell>
          <table:table-cell office:value-type="float" office:value="0.463333">
            <text:p>0,463333</text:p>
          </table:table-cell>
          <table:table-cell office:value-type="float" office:value="150.718">
            <text:p>150,718</text:p>
          </table:table-cell>
          <table:table-cell office:value-type="float" office:value="0.192078">
            <text:p>0,192078</text:p>
          </table:table-cell>
          <table:table-cell office:value-type="float" office:value="150.91">
            <text:p>150,91</text:p>
          </table:table-cell>
          <table:table-cell office:value-type="float" office:value="57.3384">
            <text:p>57,3384</text:p>
          </table:table-cell>
          <table:table-cell office:value-type="float" office:value="0.115247">
            <text:p>0,115247</text:p>
          </table:table-cell>
          <table:table-cell office:value-type="float" office:value="57.4536">
            <text:p>57,4536</text:p>
          </table:table-cell>
          <table:table-cell office:value-type="float" office:value="7.49779">
            <text:p>7,49779</text:p>
          </table:table-cell>
          <table:table-cell office:value-type="float" office:value="0.0627553">
            <text:p>0,0627553</text:p>
          </table:table-cell>
          <table:table-cell office:value-type="float" office:value="7.56054">
            <text:p>7,56054</text:p>
          </table:table-cell>
        </table:table-row>
        <table:table-row table:style-name="ro1">
          <table:table-cell office:value-type="float" office:value="161.491">
            <text:p>161,491</text:p>
          </table:table-cell>
          <table:table-cell office:value-type="float" office:value="0.343394">
            <text:p>0,343394</text:p>
          </table:table-cell>
          <table:table-cell office:value-type="float" office:value="161.834">
            <text:p>161,834</text:p>
          </table:table-cell>
          <table:table-cell office:value-type="float" office:value="81.0296">
            <text:p>81,0296</text:p>
          </table:table-cell>
          <table:table-cell office:value-type="float" office:value="0.181228">
            <text:p>0,181228</text:p>
          </table:table-cell>
          <table:table-cell office:value-type="float" office:value="81.2109">
            <text:p>81,2109</text:p>
          </table:table-cell>
          <table:table-cell office:value-type="float" office:value="0.0146624">
            <text:p>0,0146624</text:p>
          </table:table-cell>
          <table:table-cell office:value-type="float" office:value="0.0926666">
            <text:p>0,0926666</text:p>
          </table:table-cell>
          <table:table-cell office:value-type="float" office:value="0.107329">
            <text:p>0,107329</text:p>
          </table:table-cell>
          <table:table-cell office:value-type="float" office:value="0.476823">
            <text:p>0,476823</text:p>
          </table:table-cell>
          <table:table-cell office:value-type="float" office:value="0.136361">
            <text:p>0,136361</text:p>
          </table:table-cell>
          <table:table-cell office:value-type="float" office:value="0.613183">
            <text:p>0,613183</text:p>
          </table:table-cell>
          <table:table-cell office:value-type="float" office:value="66.4">
            <text:p>66,4</text:p>
          </table:table-cell>
          <table:table-cell office:value-type="float" office:value="0.456295">
            <text:p>0,456295</text:p>
          </table:table-cell>
          <table:table-cell office:value-type="float" office:value="66.8563">
            <text:p>66,8563</text:p>
          </table:table-cell>
          <table:table-cell office:value-type="float" office:value="0.670953">
            <text:p>0,670953</text:p>
          </table:table-cell>
          <table:table-cell office:value-type="float" office:value="0.345447">
            <text:p>0,345447</text:p>
          </table:table-cell>
          <table:table-cell office:value-type="float" office:value="1.0164">
            <text:p>1,0164</text:p>
          </table:table-cell>
          <table:table-cell office:value-type="float" office:value="173.156">
            <text:p>173,156</text:p>
          </table:table-cell>
          <table:table-cell office:value-type="float" office:value="0.175363">
            <text:p>0,175363</text:p>
          </table:table-cell>
          <table:table-cell office:value-type="float" office:value="173.331">
            <text:p>173,331</text:p>
          </table:table-cell>
          <table:table-cell office:value-type="float" office:value="56.5434">
            <text:p>56,5434</text:p>
          </table:table-cell>
          <table:table-cell office:value-type="float" office:value="0.106156">
            <text:p>0,106156</text:p>
          </table:table-cell>
          <table:table-cell office:value-type="float" office:value="56.6495">
            <text:p>56,6495</text:p>
          </table:table-cell>
          <table:table-cell office:value-type="float" office:value="7.95232">
            <text:p>7,95232</text:p>
          </table:table-cell>
          <table:table-cell office:value-type="float" office:value="0.0592363">
            <text:p>0,0592363</text:p>
          </table:table-cell>
          <table:table-cell office:value-type="float" office:value="8.01156">
            <text:p>8,01156</text:p>
          </table:table-cell>
        </table:table-row>
        <table:table-row table:style-name="ro1">
          <table:table-cell office:value-type="float" office:value="167.009">
            <text:p>167,009</text:p>
          </table:table-cell>
          <table:table-cell office:value-type="float" office:value="0.288557">
            <text:p>0,288557</text:p>
          </table:table-cell>
          <table:table-cell office:value-type="float" office:value="167.298">
            <text:p>167,298</text:p>
          </table:table-cell>
          <table:table-cell office:value-type="float" office:value="122.848">
            <text:p>122,848</text:p>
          </table:table-cell>
          <table:table-cell office:value-type="float" office:value="0.187679">
            <text:p>0,187679</text:p>
          </table:table-cell>
          <table:table-cell office:value-type="float" office:value="123.036">
            <text:p>123,036</text:p>
          </table:table-cell>
          <table:table-cell office:value-type="float" office:value="0.0167152">
            <text:p>0,0167152</text:p>
          </table:table-cell>
          <table:table-cell office:value-type="float" office:value="0.143105">
            <text:p>0,143105</text:p>
          </table:table-cell>
          <table:table-cell office:value-type="float" office:value="0.159821">
            <text:p>0,159821</text:p>
          </table:table-cell>
          <table:table-cell office:value-type="float" office:value="0.529021">
            <text:p>0,529021</text:p>
          </table:table-cell>
          <table:table-cell office:value-type="float" office:value="0.100584">
            <text:p>0,100584</text:p>
          </table:table-cell>
          <table:table-cell office:value-type="float" office:value="0.629605">
            <text:p>0,629605</text:p>
          </table:table-cell>
          <table:table-cell office:value-type="float" office:value="49.6596">
            <text:p>49,6596</text:p>
          </table:table-cell>
          <table:table-cell office:value-type="float" office:value="0.25366">
            <text:p>0,25366</text:p>
          </table:table-cell>
          <table:table-cell office:value-type="float" office:value="49.9133">
            <text:p>49,9133</text:p>
          </table:table-cell>
          <table:table-cell office:value-type="float" office:value="0.310551">
            <text:p>0,310551</text:p>
          </table:table-cell>
          <table:table-cell office:value-type="float" office:value="0.134601">
            <text:p>0,134601</text:p>
          </table:table-cell>
          <table:table-cell office:value-type="float" office:value="0.445152">
            <text:p>0,445152</text:p>
          </table:table-cell>
          <table:table-cell office:value-type="float" office:value="140.189">
            <text:p>140,189</text:p>
          </table:table-cell>
          <table:table-cell office:value-type="float" office:value="0.161873">
            <text:p>0,161873</text:p>
          </table:table-cell>
          <table:table-cell office:value-type="float" office:value="140.351">
            <text:p>140,351</text:p>
          </table:table-cell>
          <table:table-cell office:value-type="float" office:value="67.8801">
            <text:p>67,8801</text:p>
          </table:table-cell>
          <table:table-cell office:value-type="float" office:value="0.105863">
            <text:p>0,105863</text:p>
          </table:table-cell>
          <table:table-cell office:value-type="float" office:value="67.9859">
            <text:p>67,9859</text:p>
          </table:table-cell>
          <table:table-cell office:value-type="float" office:value="8.65729">
            <text:p>8,65729</text:p>
          </table:table-cell>
          <table:table-cell office:value-type="float" office:value="0.0604093">
            <text:p>0,0604093</text:p>
          </table:table-cell>
          <table:table-cell office:value-type="float" office:value="8.7177">
            <text:p>8,7177</text:p>
          </table:table-cell>
        </table:table-row>
        <table:table-row table:style-name="ro1">
          <table:table-cell office:value-type="float" office:value="145.312">
            <text:p>145,312</text:p>
          </table:table-cell>
          <table:table-cell office:value-type="float" office:value="0.284745">
            <text:p>0,284745</text:p>
          </table:table-cell>
          <table:table-cell office:value-type="float" office:value="145.597">
            <text:p>145,597</text:p>
          </table:table-cell>
          <table:table-cell office:value-type="float" office:value="124.782">
            <text:p>124,782</text:p>
          </table:table-cell>
          <table:table-cell office:value-type="float" office:value="0.315536">
            <text:p>0,315536</text:p>
          </table:table-cell>
          <table:table-cell office:value-type="float" office:value="125.097">
            <text:p>125,097</text:p>
          </table:table-cell>
          <table:table-cell office:value-type="float" office:value="0.0275654">
            <text:p>0,0275654</text:p>
          </table:table-cell>
          <table:table-cell office:value-type="float" office:value="0.248968">
            <text:p>0,248968</text:p>
          </table:table-cell>
          <table:table-cell office:value-type="float" office:value="0.276534">
            <text:p>0,276534</text:p>
          </table:table-cell>
          <table:table-cell office:value-type="float" office:value="0.777403">
            <text:p>0,777403</text:p>
          </table:table-cell>
          <table:table-cell office:value-type="float" office:value="0.163633">
            <text:p>0,163633</text:p>
          </table:table-cell>
          <table:table-cell office:value-type="float" office:value="0.941036">
            <text:p>0,941036</text:p>
          </table:table-cell>
          <table:table-cell office:value-type="float" office:value="51.8485">
            <text:p>51,8485</text:p>
          </table:table-cell>
          <table:table-cell office:value-type="float" office:value="0.234306">
            <text:p>0,234306</text:p>
          </table:table-cell>
          <table:table-cell office:value-type="float" office:value="52.0828">
            <text:p>52,0828</text:p>
          </table:table-cell>
          <table:table-cell office:value-type="float" office:value="0.290023">
            <text:p>0,290023</text:p>
          </table:table-cell>
          <table:table-cell office:value-type="float" office:value="0.141932">
            <text:p>0,141932</text:p>
          </table:table-cell>
          <table:table-cell office:value-type="float" office:value="0.431956">
            <text:p>0,431956</text:p>
          </table:table-cell>
          <table:table-cell office:value-type="float" office:value="164.363">
            <text:p>164,363</text:p>
          </table:table-cell>
          <table:table-cell office:value-type="float" office:value="0.16334">
            <text:p>0,16334</text:p>
          </table:table-cell>
          <table:table-cell office:value-type="float" office:value="164.526">
            <text:p>164,526</text:p>
          </table:table-cell>
          <table:table-cell office:value-type="float" office:value="59.76">
            <text:p>59,76</text:p>
          </table:table-cell>
          <table:table-cell office:value-type="float" office:value="0.120232">
            <text:p>0,120232</text:p>
          </table:table-cell>
          <table:table-cell office:value-type="float" office:value="59.8802">
            <text:p>59,8802</text:p>
          </table:table-cell>
          <table:table-cell office:value-type="float" office:value="7.4755">
            <text:p>7,4755</text:p>
          </table:table-cell>
          <table:table-cell office:value-type="float" office:value="0.0979451">
            <text:p>0,0979451</text:p>
          </table:table-cell>
          <table:table-cell office:value-type="float" office:value="7.57344">
            <text:p>7,5734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67.442207920792">
            <text:p>167,442207920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97.6006316831684">
            <text:p>97,6006316832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74294336633663">
            <text:p>0,1742943366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49855633663367">
            <text:p>0,8498556337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60.683697029703">
            <text:p>60,6836970297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609824049504951">
            <text:p>0,6098240495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72.564257425743">
            <text:p>172,5642574257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63.696100990099">
            <text:p>63,696100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8.78283346534654">
            <text:p>8,782833465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67.091118811881">
            <text:p>167,0911188119</text:p>
          </table:table-cell>
          <table:table-cell table:formula="of:=AVERAGE([.B7:.B107])" office:value-type="float" office:value="0.35110598019802">
            <text:p>0,351105980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97.3708158415841">
            <text:p>97,3708158416</text:p>
          </table:table-cell>
          <table:table-cell table:formula="of:=AVERAGE([.E7:.E107])" office:value-type="float" office:value="0.229834514851485">
            <text:p>0,229834514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211284297029703">
            <text:p>0,0211284297</text:p>
          </table:table-cell>
          <table:table-cell table:formula="of:=AVERAGE([.H7:.H107])" office:value-type="float" office:value="0.153165914851485">
            <text:p>0,1531659149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679472158415841">
            <text:p>0,6794721584</text:p>
          </table:table-cell>
          <table:table-cell table:formula="of:=AVERAGE([.K7:.K107])" office:value-type="float" office:value="0.170383338613861">
            <text:p>0,170383338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60.3711940594059">
            <text:p>60,3711940594</text:p>
          </table:table-cell>
          <table:table-cell table:formula="of:=AVERAGE([.N7:.N107])" office:value-type="float" office:value="0.312501663366337">
            <text:p>0,3125016634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398197089108911">
            <text:p>0,3981970891</text:p>
          </table:table-cell>
          <table:table-cell table:formula="of:=AVERAGE([.Q7:.Q107])" office:value-type="float" office:value="0.21162695049505">
            <text:p>0,211626950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72.351297029703">
            <text:p>172,3512970297</text:p>
          </table:table-cell>
          <table:table-cell table:formula="of:=AVERAGE([.T7:.T107])" office:value-type="float" office:value="0.212907405940594">
            <text:p>0,2129074059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63.5698752475247">
            <text:p>63,5698752475</text:p>
          </table:table-cell>
          <table:table-cell table:formula="of:=AVERAGE([.W7:.W107])" office:value-type="float" office:value="0.126213216831683">
            <text:p>0,126213216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8.70721514851485">
            <text:p>8,7072151485</text:p>
          </table:table-cell>
          <table:table-cell table:formula="of:=AVERAGE([.Z7:.Z107])" office:value-type="float" office:value="0.0756146633663367">
            <text:p>0,0756146634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41.427">
            <text:p>141,427</text:p>
          </table:table-cell>
          <table:table-cell office:value-type="float" office:value="0.285918">
            <text:p>0,285918</text:p>
          </table:table-cell>
          <table:table-cell office:value-type="float" office:value="141.713">
            <text:p>141,713</text:p>
          </table:table-cell>
          <table:table-cell office:value-type="float" office:value="84.8093">
            <text:p>84,8093</text:p>
          </table:table-cell>
          <table:table-cell office:value-type="float" office:value="0.18416">
            <text:p>0,18416</text:p>
          </table:table-cell>
          <table:table-cell office:value-type="float" office:value="84.9935">
            <text:p>84,9935</text:p>
          </table:table-cell>
          <table:table-cell office:value-type="float" office:value="0.0140759">
            <text:p>0,0140759</text:p>
          </table:table-cell>
          <table:table-cell office:value-type="float" office:value="0.110848">
            <text:p>0,110848</text:p>
          </table:table-cell>
          <table:table-cell office:value-type="float" office:value="0.124924">
            <text:p>0,124924</text:p>
          </table:table-cell>
          <table:table-cell office:value-type="float" office:value="0.459521">
            <text:p>0,459521</text:p>
          </table:table-cell>
          <table:table-cell office:value-type="float" office:value="0.0929599">
            <text:p>0,0929599</text:p>
          </table:table-cell>
          <table:table-cell office:value-type="float" office:value="0.552481">
            <text:p>0,552481</text:p>
          </table:table-cell>
          <table:table-cell office:value-type="float" office:value="58.3788">
            <text:p>58,3788</text:p>
          </table:table-cell>
          <table:table-cell office:value-type="float" office:value="0.229321">
            <text:p>0,229321</text:p>
          </table:table-cell>
          <table:table-cell office:value-type="float" office:value="58.6081">
            <text:p>58,6081</text:p>
          </table:table-cell>
          <table:table-cell office:value-type="float" office:value="0.286797">
            <text:p>0,286797</text:p>
          </table:table-cell>
          <table:table-cell office:value-type="float" office:value="0.177416">
            <text:p>0,177416</text:p>
          </table:table-cell>
          <table:table-cell office:value-type="float" office:value="0.464213">
            <text:p>0,464213</text:p>
          </table:table-cell>
          <table:table-cell office:value-type="float" office:value="169.16">
            <text:p>169,16</text:p>
          </table:table-cell>
          <table:table-cell office:value-type="float" office:value="0.159527">
            <text:p>0,159527</text:p>
          </table:table-cell>
          <table:table-cell office:value-type="float" office:value="169.32">
            <text:p>169,32</text:p>
          </table:table-cell>
          <table:table-cell office:value-type="float" office:value="51.9962">
            <text:p>51,9962</text:p>
          </table:table-cell>
          <table:table-cell office:value-type="float" office:value="0.102051">
            <text:p>0,102051</text:p>
          </table:table-cell>
          <table:table-cell office:value-type="float" office:value="52.0983">
            <text:p>52,0983</text:p>
          </table:table-cell>
          <table:table-cell office:value-type="float" office:value="7.89015">
            <text:p>7,89015</text:p>
          </table:table-cell>
          <table:table-cell office:value-type="float" office:value="0.0809367">
            <text:p>0,0809367</text:p>
          </table:table-cell>
          <table:table-cell office:value-type="float" office:value="7.97109">
            <text:p>7,97109</text:p>
          </table:table-cell>
        </table:table-row>
        <table:table-row table:style-name="ro1">
          <table:table-cell office:value-type="float" office:value="178.041">
            <text:p>178,041</text:p>
          </table:table-cell>
          <table:table-cell office:value-type="float" office:value="0.301167">
            <text:p>0,301167</text:p>
          </table:table-cell>
          <table:table-cell office:value-type="float" office:value="178.342">
            <text:p>178,342</text:p>
          </table:table-cell>
          <table:table-cell office:value-type="float" office:value="83.6528">
            <text:p>83,6528</text:p>
          </table:table-cell>
          <table:table-cell office:value-type="float" office:value="0.298527">
            <text:p>0,298527</text:p>
          </table:table-cell>
          <table:table-cell office:value-type="float" office:value="83.9513">
            <text:p>83,9513</text:p>
          </table:table-cell>
          <table:table-cell office:value-type="float" office:value="0.0366561">
            <text:p>0,0366561</text:p>
          </table:table-cell>
          <table:table-cell office:value-type="float" office:value="0.176243">
            <text:p>0,176243</text:p>
          </table:table-cell>
          <table:table-cell office:value-type="float" office:value="0.212899">
            <text:p>0,212899</text:p>
          </table:table-cell>
          <table:table-cell office:value-type="float" office:value="0.792652">
            <text:p>0,792652</text:p>
          </table:table-cell>
          <table:table-cell office:value-type="float" office:value="0.14897">
            <text:p>0,14897</text:p>
          </table:table-cell>
          <table:table-cell office:value-type="float" office:value="0.941622">
            <text:p>0,941622</text:p>
          </table:table-cell>
          <table:table-cell office:value-type="float" office:value="49.3937">
            <text:p>49,3937</text:p>
          </table:table-cell>
          <table:table-cell office:value-type="float" office:value="0.260698">
            <text:p>0,260698</text:p>
          </table:table-cell>
          <table:table-cell office:value-type="float" office:value="49.6544">
            <text:p>49,6544</text:p>
          </table:table-cell>
          <table:table-cell office:value-type="float" office:value="0.285918">
            <text:p>0,285918</text:p>
          </table:table-cell>
          <table:table-cell office:value-type="float" office:value="0.133428">
            <text:p>0,133428</text:p>
          </table:table-cell>
          <table:table-cell office:value-type="float" office:value="0.419346">
            <text:p>0,419346</text:p>
          </table:table-cell>
          <table:table-cell office:value-type="float" office:value="163.998">
            <text:p>163,998</text:p>
          </table:table-cell>
          <table:table-cell office:value-type="float" office:value="0.397059">
            <text:p>0,397059</text:p>
          </table:table-cell>
          <table:table-cell office:value-type="float" office:value="164.395">
            <text:p>164,395</text:p>
          </table:table-cell>
          <table:table-cell office:value-type="float" office:value="61.9828">
            <text:p>61,9828</text:p>
          </table:table-cell>
          <table:table-cell office:value-type="float" office:value="0.106743">
            <text:p>0,106743</text:p>
          </table:table-cell>
          <table:table-cell office:value-type="float" office:value="62.0896">
            <text:p>62,0896</text:p>
          </table:table-cell>
          <table:table-cell office:value-type="float" office:value="7.99015">
            <text:p>7,99015</text:p>
          </table:table-cell>
          <table:table-cell office:value-type="float" office:value="0.0912004">
            <text:p>0,0912004</text:p>
          </table:table-cell>
          <table:table-cell office:value-type="float" office:value="8.08135">
            <text:p>8,08135</text:p>
          </table:table-cell>
        </table:table-row>
        <table:table-row table:style-name="ro1">
          <table:table-cell office:value-type="float" office:value="148.024">
            <text:p>148,024</text:p>
          </table:table-cell>
          <table:table-cell office:value-type="float" office:value="0.306738">
            <text:p>0,306738</text:p>
          </table:table-cell>
          <table:table-cell office:value-type="float" office:value="148.33">
            <text:p>148,33</text:p>
          </table:table-cell>
          <table:table-cell office:value-type="float" office:value="94.2358">
            <text:p>94,2358</text:p>
          </table:table-cell>
          <table:table-cell office:value-type="float" office:value="0.534299">
            <text:p>0,534299</text:p>
          </table:table-cell>
          <table:table-cell office:value-type="float" office:value="94.7701">
            <text:p>94,7701</text:p>
          </table:table-cell>
          <table:table-cell office:value-type="float" office:value="0.0425211">
            <text:p>0,0425211</text:p>
          </table:table-cell>
          <table:table-cell office:value-type="float" office:value="0.282105">
            <text:p>0,282105</text:p>
          </table:table-cell>
          <table:table-cell office:value-type="float" office:value="0.324626">
            <text:p>0,324626</text:p>
          </table:table-cell>
          <table:table-cell office:value-type="float" office:value="1.35012">
            <text:p>1,35012</text:p>
          </table:table-cell>
          <table:table-cell office:value-type="float" office:value="0.260991">
            <text:p>0,260991</text:p>
          </table:table-cell>
          <table:table-cell office:value-type="float" office:value="1.61111">
            <text:p>1,61111</text:p>
          </table:table-cell>
          <table:table-cell office:value-type="float" office:value="63.9095">
            <text:p>63,9095</text:p>
          </table:table-cell>
          <table:table-cell office:value-type="float" office:value="0.516118">
            <text:p>0,516118</text:p>
          </table:table-cell>
          <table:table-cell office:value-type="float" office:value="64.4256">
            <text:p>64,4256</text:p>
          </table:table-cell>
          <table:table-cell office:value-type="float" office:value="0.536352">
            <text:p>0,536352</text:p>
          </table:table-cell>
          <table:table-cell office:value-type="float" office:value="0.171844">
            <text:p>0,171844</text:p>
          </table:table-cell>
          <table:table-cell office:value-type="float" office:value="0.708196">
            <text:p>0,708196</text:p>
          </table:table-cell>
          <table:table-cell office:value-type="float" office:value="173.177">
            <text:p>173,177</text:p>
          </table:table-cell>
          <table:table-cell office:value-type="float" office:value="0.162753">
            <text:p>0,162753</text:p>
          </table:table-cell>
          <table:table-cell office:value-type="float" office:value="173.339">
            <text:p>173,339</text:p>
          </table:table-cell>
          <table:table-cell office:value-type="float" office:value="54.5">
            <text:p>54,5</text:p>
          </table:table-cell>
          <table:table-cell office:value-type="float" office:value="0.111141">
            <text:p>0,111141</text:p>
          </table:table-cell>
          <table:table-cell office:value-type="float" office:value="54.6111">
            <text:p>54,6111</text:p>
          </table:table-cell>
          <table:table-cell office:value-type="float" office:value="7.61362">
            <text:p>7,61362</text:p>
          </table:table-cell>
          <table:table-cell office:value-type="float" office:value="0.0609958">
            <text:p>0,0609958</text:p>
          </table:table-cell>
          <table:table-cell office:value-type="float" office:value="7.67462">
            <text:p>7,67462</text:p>
          </table:table-cell>
        </table:table-row>
        <table:table-row table:style-name="ro1">
          <table:table-cell office:value-type="float" office:value="181.538">
            <text:p>181,538</text:p>
          </table:table-cell>
          <table:table-cell office:value-type="float" office:value="0.300287">
            <text:p>0,300287</text:p>
          </table:table-cell>
          <table:table-cell office:value-type="float" office:value="181.838">
            <text:p>181,838</text:p>
          </table:table-cell>
          <table:table-cell office:value-type="float" office:value="92.1271">
            <text:p>92,1271</text:p>
          </table:table-cell>
          <table:table-cell office:value-type="float" office:value="0.424918">
            <text:p>0,424918</text:p>
          </table:table-cell>
          <table:table-cell office:value-type="float" office:value="92.552">
            <text:p>92,552</text:p>
          </table:table-cell>
          <table:table-cell office:value-type="float" office:value="0.0436941">
            <text:p>0,0436941</text:p>
          </table:table-cell>
          <table:table-cell office:value-type="float" office:value="0.271255">
            <text:p>0,271255</text:p>
          </table:table-cell>
          <table:table-cell office:value-type="float" office:value="0.314949">
            <text:p>0,314949</text:p>
          </table:table-cell>
          <table:table-cell office:value-type="float" office:value="1.35979">
            <text:p>1,35979</text:p>
          </table:table-cell>
          <table:table-cell office:value-type="float" office:value="0.271255">
            <text:p>0,271255</text:p>
          </table:table-cell>
          <table:table-cell office:value-type="float" office:value="1.63105">
            <text:p>1,63105</text:p>
          </table:table-cell>
          <table:table-cell office:value-type="float" office:value="51.1611">
            <text:p>51,1611</text:p>
          </table:table-cell>
          <table:table-cell office:value-type="float" office:value="0.220816">
            <text:p>0,220816</text:p>
          </table:table-cell>
          <table:table-cell office:value-type="float" office:value="51.3819">
            <text:p>51,3819</text:p>
          </table:table-cell>
          <table:table-cell office:value-type="float" office:value="0.239878">
            <text:p>0,239878</text:p>
          </table:table-cell>
          <table:table-cell office:value-type="float" office:value="0.189439">
            <text:p>0,189439</text:p>
          </table:table-cell>
          <table:table-cell office:value-type="float" office:value="0.429316">
            <text:p>0,429316</text:p>
          </table:table-cell>
          <table:table-cell office:value-type="float" office:value="220.627">
            <text:p>220,627</text:p>
          </table:table-cell>
          <table:table-cell office:value-type="float" office:value="0.250141">
            <text:p>0,250141</text:p>
          </table:table-cell>
          <table:table-cell office:value-type="float" office:value="220.877">
            <text:p>220,877</text:p>
          </table:table-cell>
          <table:table-cell office:value-type="float" office:value="75.9975">
            <text:p>75,9975</text:p>
          </table:table-cell>
          <table:table-cell office:value-type="float" office:value="0.111435">
            <text:p>0,111435</text:p>
          </table:table-cell>
          <table:table-cell office:value-type="float" office:value="76.1089">
            <text:p>76,1089</text:p>
          </table:table-cell>
          <table:table-cell office:value-type="float" office:value="14.4029">
            <text:p>14,4029</text:p>
          </table:table-cell>
          <table:table-cell office:value-type="float" office:value="0.0923734">
            <text:p>0,0923734</text:p>
          </table:table-cell>
          <table:table-cell office:value-type="float" office:value="14.4953">
            <text:p>14,4953</text:p>
          </table:table-cell>
        </table:table-row>
        <table:table-row table:style-name="ro1">
          <table:table-cell office:value-type="float" office:value="165.09">
            <text:p>165,09</text:p>
          </table:table-cell>
          <table:table-cell office:value-type="float" office:value="0.850422">
            <text:p>0,850422</text:p>
          </table:table-cell>
          <table:table-cell office:value-type="float" office:value="165.94">
            <text:p>165,94</text:p>
          </table:table-cell>
          <table:table-cell office:value-type="float" office:value="77.1593">
            <text:p>77,1593</text:p>
          </table:table-cell>
          <table:table-cell office:value-type="float" office:value="0.182108">
            <text:p>0,182108</text:p>
          </table:table-cell>
          <table:table-cell office:value-type="float" office:value="77.3415">
            <text:p>77,3415</text:p>
          </table:table-cell>
          <table:table-cell office:value-type="float" office:value="0.0158354">
            <text:p>0,0158354</text:p>
          </table:table-cell>
          <table:table-cell office:value-type="float" office:value="0.112314">
            <text:p>0,112314</text:p>
          </table:table-cell>
          <table:table-cell office:value-type="float" office:value="0.12815">
            <text:p>0,12815</text:p>
          </table:table-cell>
          <table:table-cell office:value-type="float" office:value="0.742799">
            <text:p>0,742799</text:p>
          </table:table-cell>
          <table:table-cell office:value-type="float" office:value="0.220816">
            <text:p>0,220816</text:p>
          </table:table-cell>
          <table:table-cell office:value-type="float" office:value="0.963616">
            <text:p>0,963616</text:p>
          </table:table-cell>
          <table:table-cell office:value-type="float" office:value="48.784">
            <text:p>48,784</text:p>
          </table:table-cell>
          <table:table-cell office:value-type="float" office:value="0.32316">
            <text:p>0,32316</text:p>
          </table:table-cell>
          <table:table-cell office:value-type="float" office:value="49.1072">
            <text:p>49,1072</text:p>
          </table:table-cell>
          <table:table-cell office:value-type="float" office:value="0.482394">
            <text:p>0,482394</text:p>
          </table:table-cell>
          <table:table-cell office:value-type="float" office:value="0.472131">
            <text:p>0,472131</text:p>
          </table:table-cell>
          <table:table-cell office:value-type="float" office:value="0.954525">
            <text:p>0,954525</text:p>
          </table:table-cell>
          <table:table-cell office:value-type="float" office:value="156.824">
            <text:p>156,824</text:p>
          </table:table-cell>
          <table:table-cell office:value-type="float" office:value="0.171844">
            <text:p>0,171844</text:p>
          </table:table-cell>
          <table:table-cell office:value-type="float" office:value="156.996">
            <text:p>156,996</text:p>
          </table:table-cell>
          <table:table-cell office:value-type="float" office:value="93.1696">
            <text:p>93,1696</text:p>
          </table:table-cell>
          <table:table-cell office:value-type="float" office:value="0.110848">
            <text:p>0,110848</text:p>
          </table:table-cell>
          <table:table-cell office:value-type="float" office:value="93.2804">
            <text:p>93,2804</text:p>
          </table:table-cell>
          <table:table-cell office:value-type="float" office:value="7.35322">
            <text:p>7,35322</text:p>
          </table:table-cell>
          <table:table-cell office:value-type="float" office:value="0.0571835">
            <text:p>0,0571835</text:p>
          </table:table-cell>
          <table:table-cell office:value-type="float" office:value="7.4104">
            <text:p>7,4104</text:p>
          </table:table-cell>
        </table:table-row>
        <table:table-row table:style-name="ro1">
          <table:table-cell office:value-type="float" office:value="144.055">
            <text:p>144,055</text:p>
          </table:table-cell>
          <table:table-cell office:value-type="float" office:value="0.465386">
            <text:p>0,465386</text:p>
          </table:table-cell>
          <table:table-cell office:value-type="float" office:value="144.52">
            <text:p>144,52</text:p>
          </table:table-cell>
          <table:table-cell office:value-type="float" office:value="106.375">
            <text:p>106,375</text:p>
          </table:table-cell>
          <table:table-cell office:value-type="float" office:value="0.202635">
            <text:p>0,202635</text:p>
          </table:table-cell>
          <table:table-cell office:value-type="float" office:value="106.577">
            <text:p>106,577</text:p>
          </table:table-cell>
          <table:table-cell office:value-type="float" office:value="0.0164219">
            <text:p>0,0164219</text:p>
          </table:table-cell>
          <table:table-cell office:value-type="float" office:value="0.153956">
            <text:p>0,153956</text:p>
          </table:table-cell>
          <table:table-cell office:value-type="float" office:value="0.170378">
            <text:p>0,170378</text:p>
          </table:table-cell>
          <table:table-cell office:value-type="float" office:value="0.510546">
            <text:p>0,510546</text:p>
          </table:table-cell>
          <table:table-cell office:value-type="float" office:value="0.0891477">
            <text:p>0,0891477</text:p>
          </table:table-cell>
          <table:table-cell office:value-type="float" office:value="0.599694">
            <text:p>0,599694</text:p>
          </table:table-cell>
          <table:table-cell office:value-type="float" office:value="56.9624">
            <text:p>56,9624</text:p>
          </table:table-cell>
          <table:table-cell office:value-type="float" office:value="0.224922">
            <text:p>0,224922</text:p>
          </table:table-cell>
          <table:table-cell office:value-type="float" office:value="57.1873">
            <text:p>57,1873</text:p>
          </table:table-cell>
          <table:table-cell office:value-type="float" office:value="0.239291">
            <text:p>0,239291</text:p>
          </table:table-cell>
          <table:table-cell office:value-type="float" office:value="0.218764">
            <text:p>0,218764</text:p>
          </table:table-cell>
          <table:table-cell office:value-type="float" office:value="0.458055">
            <text:p>0,458055</text:p>
          </table:table-cell>
          <table:table-cell office:value-type="float" office:value="152.464">
            <text:p>152,464</text:p>
          </table:table-cell>
          <table:table-cell office:value-type="float" office:value="0.583565">
            <text:p>0,583565</text:p>
          </table:table-cell>
          <table:table-cell office:value-type="float" office:value="153.047">
            <text:p>153,047</text:p>
          </table:table-cell>
          <table:table-cell office:value-type="float" office:value="85.1689">
            <text:p>85,1689</text:p>
          </table:table-cell>
          <table:table-cell office:value-type="float" office:value="0.109382">
            <text:p>0,109382</text:p>
          </table:table-cell>
          <table:table-cell office:value-type="float" office:value="85.2782">
            <text:p>85,2782</text:p>
          </table:table-cell>
          <table:table-cell office:value-type="float" office:value="7.8796">
            <text:p>7,8796</text:p>
          </table:table-cell>
          <table:table-cell office:value-type="float" office:value="0.0604093">
            <text:p>0,0604093</text:p>
          </table:table-cell>
          <table:table-cell office:value-type="float" office:value="7.94001">
            <text:p>7,94001</text:p>
          </table:table-cell>
        </table:table-row>
        <table:table-row table:style-name="ro1">
          <table:table-cell office:value-type="float" office:value="143.751">
            <text:p>143,751</text:p>
          </table:table-cell>
          <table:table-cell office:value-type="float" office:value="0.280346">
            <text:p>0,280346</text:p>
          </table:table-cell>
          <table:table-cell office:value-type="float" office:value="144.031">
            <text:p>144,031</text:p>
          </table:table-cell>
          <table:table-cell office:value-type="float" office:value="105.774">
            <text:p>105,774</text:p>
          </table:table-cell>
          <table:table-cell office:value-type="float" office:value="0.343981">
            <text:p>0,343981</text:p>
          </table:table-cell>
          <table:table-cell office:value-type="float" office:value="106.118">
            <text:p>106,118</text:p>
          </table:table-cell>
          <table:table-cell office:value-type="float" office:value="0.0184747">
            <text:p>0,0184747</text:p>
          </table:table-cell>
          <table:table-cell office:value-type="float" office:value="0.119059">
            <text:p>0,119059</text:p>
          </table:table-cell>
          <table:table-cell office:value-type="float" office:value="0.137534">
            <text:p>0,137534</text:p>
          </table:table-cell>
          <table:table-cell office:value-type="float" office:value="0.552774">
            <text:p>0,552774</text:p>
          </table:table-cell>
          <table:table-cell office:value-type="float" office:value="0.145158">
            <text:p>0,145158</text:p>
          </table:table-cell>
          <table:table-cell office:value-type="float" office:value="0.697932">
            <text:p>0,697932</text:p>
          </table:table-cell>
          <table:table-cell office:value-type="float" office:value="80.2989">
            <text:p>80,2989</text:p>
          </table:table-cell>
          <table:table-cell office:value-type="float" office:value="0.250435">
            <text:p>0,250435</text:p>
          </table:table-cell>
          <table:table-cell office:value-type="float" office:value="80.5493">
            <text:p>80,5493</text:p>
          </table:table-cell>
          <table:table-cell office:value-type="float" office:value="0.263631">
            <text:p>0,263631</text:p>
          </table:table-cell>
          <table:table-cell office:value-type="float" office:value="0.187093">
            <text:p>0,187093</text:p>
          </table:table-cell>
          <table:table-cell office:value-type="float" office:value="0.450723">
            <text:p>0,450723</text:p>
          </table:table-cell>
          <table:table-cell office:value-type="float" office:value="158.757">
            <text:p>158,757</text:p>
          </table:table-cell>
          <table:table-cell office:value-type="float" office:value="0.167738">
            <text:p>0,167738</text:p>
          </table:table-cell>
          <table:table-cell office:value-type="float" office:value="158.925">
            <text:p>158,925</text:p>
          </table:table-cell>
          <table:table-cell office:value-type="float" office:value="51.9232">
            <text:p>51,9232</text:p>
          </table:table-cell>
          <table:table-cell office:value-type="float" office:value="0.107036">
            <text:p>0,107036</text:p>
          </table:table-cell>
          <table:table-cell office:value-type="float" office:value="52.0303">
            <text:p>52,0303</text:p>
          </table:table-cell>
          <table:table-cell office:value-type="float" office:value="7.32917">
            <text:p>7,32917</text:p>
          </table:table-cell>
          <table:table-cell office:value-type="float" office:value="0.0563038">
            <text:p>0,0563038</text:p>
          </table:table-cell>
          <table:table-cell office:value-type="float" office:value="7.38547">
            <text:p>7,38547</text:p>
          </table:table-cell>
        </table:table-row>
        <table:table-row table:style-name="ro1">
          <table:table-cell office:value-type="float" office:value="166.491">
            <text:p>166,491</text:p>
          </table:table-cell>
          <table:table-cell office:value-type="float" office:value="0.280932">
            <text:p>0,280932</text:p>
          </table:table-cell>
          <table:table-cell office:value-type="float" office:value="166.772">
            <text:p>166,772</text:p>
          </table:table-cell>
          <table:table-cell office:value-type="float" office:value="78.1233">
            <text:p>78,1233</text:p>
          </table:table-cell>
          <table:table-cell office:value-type="float" office:value="0.376238">
            <text:p>0,376238</text:p>
          </table:table-cell>
          <table:table-cell office:value-type="float" office:value="78.4995">
            <text:p>78,4995</text:p>
          </table:table-cell>
          <table:table-cell office:value-type="float" office:value="0.0328439">
            <text:p>0,0328439</text:p>
          </table:table-cell>
          <table:table-cell office:value-type="float" office:value="0.304099">
            <text:p>0,304099</text:p>
          </table:table-cell>
          <table:table-cell office:value-type="float" office:value="0.336943">
            <text:p>0,336943</text:p>
          </table:table-cell>
          <table:table-cell office:value-type="float" office:value="0.816112">
            <text:p>0,816112</text:p>
          </table:table-cell>
          <table:table-cell office:value-type="float" office:value="0.0947194">
            <text:p>0,0947194</text:p>
          </table:table-cell>
          <table:table-cell office:value-type="float" office:value="0.910831">
            <text:p>0,910831</text:p>
          </table:table-cell>
          <table:table-cell office:value-type="float" office:value="63.1834">
            <text:p>63,1834</text:p>
          </table:table-cell>
          <table:table-cell office:value-type="float" office:value="0.233133">
            <text:p>0,233133</text:p>
          </table:table-cell>
          <table:table-cell office:value-type="float" office:value="63.4165">
            <text:p>63,4165</text:p>
          </table:table-cell>
          <table:table-cell office:value-type="float" office:value="0.259818">
            <text:p>0,259818</text:p>
          </table:table-cell>
          <table:table-cell office:value-type="float" office:value="0.17331">
            <text:p>0,17331</text:p>
          </table:table-cell>
          <table:table-cell office:value-type="float" office:value="0.433129">
            <text:p>0,433129</text:p>
          </table:table-cell>
          <table:table-cell office:value-type="float" office:value="203.024">
            <text:p>203,024</text:p>
          </table:table-cell>
          <table:table-cell office:value-type="float" office:value="0.226095">
            <text:p>0,226095</text:p>
          </table:table-cell>
          <table:table-cell office:value-type="float" office:value="203.25">
            <text:p>203,25</text:p>
          </table:table-cell>
          <table:table-cell office:value-type="float" office:value="51.793">
            <text:p>51,793</text:p>
          </table:table-cell>
          <table:table-cell office:value-type="float" office:value="0.10381">
            <text:p>0,10381</text:p>
          </table:table-cell>
          <table:table-cell office:value-type="float" office:value="51.8968">
            <text:p>51,8968</text:p>
          </table:table-cell>
          <table:table-cell office:value-type="float" office:value="7.29017">
            <text:p>7,29017</text:p>
          </table:table-cell>
          <table:table-cell office:value-type="float" office:value="0.0557173">
            <text:p>0,0557173</text:p>
          </table:table-cell>
          <table:table-cell office:value-type="float" office:value="7.34588">
            <text:p>7,34588</text:p>
          </table:table-cell>
        </table:table-row>
        <table:table-row table:style-name="ro1">
          <table:table-cell office:value-type="float" office:value="151.956">
            <text:p>151,956</text:p>
          </table:table-cell>
          <table:table-cell office:value-type="float" office:value="0.290903">
            <text:p>0,290903</text:p>
          </table:table-cell>
          <table:table-cell office:value-type="float" office:value="152.247">
            <text:p>152,247</text:p>
          </table:table-cell>
          <table:table-cell office:value-type="float" office:value="77.5526">
            <text:p>77,5526</text:p>
          </table:table-cell>
          <table:table-cell office:value-type="float" office:value="0.178882">
            <text:p>0,178882</text:p>
          </table:table-cell>
          <table:table-cell office:value-type="float" office:value="77.7315">
            <text:p>77,7315</text:p>
          </table:table-cell>
          <table:table-cell office:value-type="float" office:value="0.0214072">
            <text:p>0,0214072</text:p>
          </table:table-cell>
          <table:table-cell office:value-type="float" office:value="0.0985316">
            <text:p>0,0985316</text:p>
          </table:table-cell>
          <table:table-cell office:value-type="float" office:value="0.119939">
            <text:p>0,119939</text:p>
          </table:table-cell>
          <table:table-cell office:value-type="float" office:value="0.516998">
            <text:p>0,516998</text:p>
          </table:table-cell>
          <table:table-cell office:value-type="float" office:value="0.180348">
            <text:p>0,180348</text:p>
          </table:table-cell>
          <table:table-cell office:value-type="float" office:value="0.697346">
            <text:p>0,697346</text:p>
          </table:table-cell>
          <table:table-cell office:value-type="float" office:value="62.2034">
            <text:p>62,2034</text:p>
          </table:table-cell>
          <table:table-cell office:value-type="float" office:value="0.233719">
            <text:p>0,233719</text:p>
          </table:table-cell>
          <table:table-cell office:value-type="float" office:value="62.4371">
            <text:p>62,4371</text:p>
          </table:table-cell>
          <table:table-cell office:value-type="float" office:value="0.301753">
            <text:p>0,301753</text:p>
          </table:table-cell>
          <table:table-cell office:value-type="float" office:value="0.136361">
            <text:p>0,136361</text:p>
          </table:table-cell>
          <table:table-cell office:value-type="float" office:value="0.438114">
            <text:p>0,438114</text:p>
          </table:table-cell>
          <table:table-cell office:value-type="float" office:value="181.727">
            <text:p>181,727</text:p>
          </table:table-cell>
          <table:table-cell office:value-type="float" office:value="0.230787">
            <text:p>0,230787</text:p>
          </table:table-cell>
          <table:table-cell office:value-type="float" office:value="181.958">
            <text:p>181,958</text:p>
          </table:table-cell>
          <table:table-cell office:value-type="float" office:value="58.4348">
            <text:p>58,4348</text:p>
          </table:table-cell>
          <table:table-cell office:value-type="float" office:value="0.0979451">
            <text:p>0,0979451</text:p>
          </table:table-cell>
          <table:table-cell office:value-type="float" office:value="58.5328">
            <text:p>58,5328</text:p>
          </table:table-cell>
          <table:table-cell office:value-type="float" office:value="11.4801">
            <text:p>11,4801</text:p>
          </table:table-cell>
          <table:table-cell office:value-type="float" office:value="0.0551308">
            <text:p>0,0551308</text:p>
          </table:table-cell>
          <table:table-cell office:value-type="float" office:value="11.5352">
            <text:p>11,5352</text:p>
          </table:table-cell>
        </table:table-row>
        <table:table-row table:style-name="ro1">
          <table:table-cell office:value-type="float" office:value="169.874">
            <text:p>169,874</text:p>
          </table:table-cell>
          <table:table-cell office:value-type="float" office:value="0.288557">
            <text:p>0,288557</text:p>
          </table:table-cell>
          <table:table-cell office:value-type="float" office:value="170.163">
            <text:p>170,163</text:p>
          </table:table-cell>
          <table:table-cell office:value-type="float" office:value="77.9752">
            <text:p>77,9752</text:p>
          </table:table-cell>
          <table:table-cell office:value-type="float" office:value="0.608491">
            <text:p>0,608491</text:p>
          </table:table-cell>
          <table:table-cell office:value-type="float" office:value="78.5837">
            <text:p>78,5837</text:p>
          </table:table-cell>
          <table:table-cell office:value-type="float" office:value="0.0460401">
            <text:p>0,0460401</text:p>
          </table:table-cell>
          <table:table-cell office:value-type="float" office:value="0.199996">
            <text:p>0,199996</text:p>
          </table:table-cell>
          <table:table-cell office:value-type="float" office:value="0.246036">
            <text:p>0,246036</text:p>
          </table:table-cell>
          <table:table-cell office:value-type="float" office:value="0.519344">
            <text:p>0,519344</text:p>
          </table:table-cell>
          <table:table-cell office:value-type="float" office:value="0.0982384">
            <text:p>0,0982384</text:p>
          </table:table-cell>
          <table:table-cell office:value-type="float" office:value="0.617582">
            <text:p>0,617582</text:p>
          </table:table-cell>
          <table:table-cell office:value-type="float" office:value="47.8981">
            <text:p>47,8981</text:p>
          </table:table-cell>
          <table:table-cell office:value-type="float" office:value="0.233719">
            <text:p>0,233719</text:p>
          </table:table-cell>
          <table:table-cell office:value-type="float" office:value="48.1318">
            <text:p>48,1318</text:p>
          </table:table-cell>
          <table:table-cell office:value-type="float" office:value="0.265977">
            <text:p>0,265977</text:p>
          </table:table-cell>
          <table:table-cell office:value-type="float" office:value="0.191785">
            <text:p>0,191785</text:p>
          </table:table-cell>
          <table:table-cell office:value-type="float" office:value="0.457761">
            <text:p>0,457761</text:p>
          </table:table-cell>
          <table:table-cell office:value-type="float" office:value="157.855">
            <text:p>157,855</text:p>
          </table:table-cell>
          <table:table-cell office:value-type="float" office:value="0.172137">
            <text:p>0,172137</text:p>
          </table:table-cell>
          <table:table-cell office:value-type="float" office:value="158.027">
            <text:p>158,027</text:p>
          </table:table-cell>
          <table:table-cell office:value-type="float" office:value="51.9684">
            <text:p>51,9684</text:p>
          </table:table-cell>
          <table:table-cell office:value-type="float" office:value="0.225802">
            <text:p>0,225802</text:p>
          </table:table-cell>
          <table:table-cell office:value-type="float" office:value="52.1942">
            <text:p>52,1942</text:p>
          </table:table-cell>
          <table:table-cell office:value-type="float" office:value="14.8592">
            <text:p>14,8592</text:p>
          </table:table-cell>
          <table:table-cell office:value-type="float" office:value="0.257179">
            <text:p>0,257179</text:p>
          </table:table-cell>
          <table:table-cell office:value-type="float" office:value="15.1164">
            <text:p>15,1164</text:p>
          </table:table-cell>
        </table:table-row>
        <table:table-row table:style-name="ro1">
          <table:table-cell office:value-type="float" office:value="143.145">
            <text:p>143,145</text:p>
          </table:table-cell>
          <table:table-cell office:value-type="float" office:value="0.284745">
            <text:p>0,284745</text:p>
          </table:table-cell>
          <table:table-cell office:value-type="float" office:value="143.429">
            <text:p>143,429</text:p>
          </table:table-cell>
          <table:table-cell office:value-type="float" office:value="86.7072">
            <text:p>86,7072</text:p>
          </table:table-cell>
          <table:table-cell office:value-type="float" office:value="0.184454">
            <text:p>0,184454</text:p>
          </table:table-cell>
          <table:table-cell office:value-type="float" office:value="86.8917">
            <text:p>86,8917</text:p>
          </table:table-cell>
          <table:table-cell office:value-type="float" office:value="0.0234599">
            <text:p>0,0234599</text:p>
          </table:table-cell>
          <table:table-cell office:value-type="float" office:value="0.128736">
            <text:p>0,128736</text:p>
          </table:table-cell>
          <table:table-cell office:value-type="float" office:value="0.152196">
            <text:p>0,152196</text:p>
          </table:table-cell>
          <table:table-cell office:value-type="float" office:value="0.499989">
            <text:p>0,499989</text:p>
          </table:table-cell>
          <table:table-cell office:value-type="float" office:value="0.0923734">
            <text:p>0,0923734</text:p>
          </table:table-cell>
          <table:table-cell office:value-type="float" office:value="0.592363">
            <text:p>0,592363</text:p>
          </table:table-cell>
          <table:table-cell office:value-type="float" office:value="49.2327">
            <text:p>49,2327</text:p>
          </table:table-cell>
          <table:table-cell office:value-type="float" office:value="0.226975">
            <text:p>0,226975</text:p>
          </table:table-cell>
          <table:table-cell office:value-type="float" office:value="49.4596">
            <text:p>49,4596</text:p>
          </table:table-cell>
          <table:table-cell office:value-type="float" office:value="0.268323">
            <text:p>0,268323</text:p>
          </table:table-cell>
          <table:table-cell office:value-type="float" office:value="0.157181">
            <text:p>0,157181</text:p>
          </table:table-cell>
          <table:table-cell office:value-type="float" office:value="0.425504">
            <text:p>0,425504</text:p>
          </table:table-cell>
          <table:table-cell office:value-type="float" office:value="169.456">
            <text:p>169,456</text:p>
          </table:table-cell>
          <table:table-cell office:value-type="float" office:value="0.167152">
            <text:p>0,167152</text:p>
          </table:table-cell>
          <table:table-cell office:value-type="float" office:value="169.624">
            <text:p>169,624</text:p>
          </table:table-cell>
          <table:table-cell office:value-type="float" office:value="51.8493">
            <text:p>51,8493</text:p>
          </table:table-cell>
          <table:table-cell office:value-type="float" office:value="0.0999979">
            <text:p>0,0999979</text:p>
          </table:table-cell>
          <table:table-cell office:value-type="float" office:value="51.9493">
            <text:p>51,9493</text:p>
          </table:table-cell>
          <table:table-cell office:value-type="float" office:value="7.28665">
            <text:p>7,28665</text:p>
          </table:table-cell>
          <table:table-cell office:value-type="float" office:value="0.0560105">
            <text:p>0,0560105</text:p>
          </table:table-cell>
          <table:table-cell office:value-type="float" office:value="7.34266">
            <text:p>7,34266</text:p>
          </table:table-cell>
        </table:table-row>
        <table:table-row table:style-name="ro1">
          <table:table-cell office:value-type="float" office:value="147.379">
            <text:p>147,379</text:p>
          </table:table-cell>
          <table:table-cell office:value-type="float" office:value="0.282399">
            <text:p>0,282399</text:p>
          </table:table-cell>
          <table:table-cell office:value-type="float" office:value="147.661">
            <text:p>147,661</text:p>
          </table:table-cell>
          <table:table-cell office:value-type="float" office:value="98.5909">
            <text:p>98,5909</text:p>
          </table:table-cell>
          <table:table-cell office:value-type="float" office:value="0.181521">
            <text:p>0,181521</text:p>
          </table:table-cell>
          <table:table-cell office:value-type="float" office:value="98.7724">
            <text:p>98,7724</text:p>
          </table:table-cell>
          <table:table-cell office:value-type="float" office:value="0.0146624">
            <text:p>0,0146624</text:p>
          </table:table-cell>
          <table:table-cell office:value-type="float" office:value="0.0994114">
            <text:p>0,0994114</text:p>
          </table:table-cell>
          <table:table-cell office:value-type="float" office:value="0.114074">
            <text:p>0,114074</text:p>
          </table:table-cell>
          <table:table-cell office:value-type="float" office:value="0.467145">
            <text:p>0,467145</text:p>
          </table:table-cell>
          <table:table-cell office:value-type="float" office:value="0.0994114">
            <text:p>0,0994114</text:p>
          </table:table-cell>
          <table:table-cell office:value-type="float" office:value="0.566557">
            <text:p>0,566557</text:p>
          </table:table-cell>
          <table:table-cell office:value-type="float" office:value="60.721">
            <text:p>60,721</text:p>
          </table:table-cell>
          <table:table-cell office:value-type="float" office:value="0.24369">
            <text:p>0,24369</text:p>
          </table:table-cell>
          <table:table-cell office:value-type="float" office:value="60.9647">
            <text:p>60,9647</text:p>
          </table:table-cell>
          <table:table-cell office:value-type="float" office:value="0.258939">
            <text:p>0,258939</text:p>
          </table:table-cell>
          <table:table-cell office:value-type="float" office:value="0.169498">
            <text:p>0,169498</text:p>
          </table:table-cell>
          <table:table-cell office:value-type="float" office:value="0.428437">
            <text:p>0,428437</text:p>
          </table:table-cell>
          <table:table-cell office:value-type="float" office:value="149.582">
            <text:p>149,582</text:p>
          </table:table-cell>
          <table:table-cell office:value-type="float" office:value="0.175363">
            <text:p>0,175363</text:p>
          </table:table-cell>
          <table:table-cell office:value-type="float" office:value="149.758">
            <text:p>149,758</text:p>
          </table:table-cell>
          <table:table-cell office:value-type="float" office:value="61.9213">
            <text:p>61,9213</text:p>
          </table:table-cell>
          <table:table-cell office:value-type="float" office:value="0.103517">
            <text:p>0,103517</text:p>
          </table:table-cell>
          <table:table-cell office:value-type="float" office:value="62.0248">
            <text:p>62,0248</text:p>
          </table:table-cell>
          <table:table-cell office:value-type="float" office:value="7.49749">
            <text:p>7,49749</text:p>
          </table:table-cell>
          <table:table-cell office:value-type="float" office:value="0.0607025">
            <text:p>0,0607025</text:p>
          </table:table-cell>
          <table:table-cell office:value-type="float" office:value="7.5582">
            <text:p>7,5582</text:p>
          </table:table-cell>
        </table:table-row>
        <table:table-row table:style-name="ro1">
          <table:table-cell office:value-type="float" office:value="168.547">
            <text:p>168,547</text:p>
          </table:table-cell>
          <table:table-cell office:value-type="float" office:value="0.314656">
            <text:p>0,314656</text:p>
          </table:table-cell>
          <table:table-cell office:value-type="float" office:value="168.861">
            <text:p>168,861</text:p>
          </table:table-cell>
          <table:table-cell office:value-type="float" office:value="110.161">
            <text:p>110,161</text:p>
          </table:table-cell>
          <table:table-cell office:value-type="float" office:value="0.180935">
            <text:p>0,180935</text:p>
          </table:table-cell>
          <table:table-cell office:value-type="float" office:value="110.342">
            <text:p>110,342</text:p>
          </table:table-cell>
          <table:table-cell office:value-type="float" office:value="0.0328439">
            <text:p>0,0328439</text:p>
          </table:table-cell>
          <table:table-cell office:value-type="float" office:value="0.131082">
            <text:p>0,131082</text:p>
          </table:table-cell>
          <table:table-cell office:value-type="float" office:value="0.163926">
            <text:p>0,163926</text:p>
          </table:table-cell>
          <table:table-cell office:value-type="float" office:value="0.453363">
            <text:p>0,453363</text:p>
          </table:table-cell>
          <table:table-cell office:value-type="float" office:value="0.527261">
            <text:p>0,527261</text:p>
          </table:table-cell>
          <table:table-cell office:value-type="float" office:value="0.980624">
            <text:p>0,980624</text:p>
          </table:table-cell>
          <table:table-cell office:value-type="float" office:value="62.4655">
            <text:p>62,4655</text:p>
          </table:table-cell>
          <table:table-cell office:value-type="float" office:value="0.23196">
            <text:p>0,23196</text:p>
          </table:table-cell>
          <table:table-cell office:value-type="float" office:value="62.6975">
            <text:p>62,6975</text:p>
          </table:table-cell>
          <table:table-cell office:value-type="float" office:value="0.62638">
            <text:p>0,62638</text:p>
          </table:table-cell>
          <table:table-cell office:value-type="float" office:value="0.371546">
            <text:p>0,371546</text:p>
          </table:table-cell>
          <table:table-cell office:value-type="float" office:value="0.997926">
            <text:p>0,997926</text:p>
          </table:table-cell>
          <table:table-cell office:value-type="float" office:value="145.456">
            <text:p>145,456</text:p>
          </table:table-cell>
          <table:table-cell office:value-type="float" office:value="0.16158">
            <text:p>0,16158</text:p>
          </table:table-cell>
          <table:table-cell office:value-type="float" office:value="145.618">
            <text:p>145,618</text:p>
          </table:table-cell>
          <table:table-cell office:value-type="float" office:value="52.9212">
            <text:p>52,9212</text:p>
          </table:table-cell>
          <table:table-cell office:value-type="float" office:value="0.109382">
            <text:p>0,109382</text:p>
          </table:table-cell>
          <table:table-cell office:value-type="float" office:value="53.0305">
            <text:p>53,0305</text:p>
          </table:table-cell>
          <table:table-cell office:value-type="float" office:value="7.43708">
            <text:p>7,43708</text:p>
          </table:table-cell>
          <table:table-cell office:value-type="float" office:value="0.0607025">
            <text:p>0,0607025</text:p>
          </table:table-cell>
          <table:table-cell office:value-type="float" office:value="7.49779">
            <text:p>7,49779</text:p>
          </table:table-cell>
        </table:table-row>
        <table:table-row table:style-name="ro1">
          <table:table-cell office:value-type="float" office:value="168.266">
            <text:p>168,266</text:p>
          </table:table-cell>
          <table:table-cell office:value-type="float" office:value="0.281812">
            <text:p>0,281812</text:p>
          </table:table-cell>
          <table:table-cell office:value-type="float" office:value="168.548">
            <text:p>168,548</text:p>
          </table:table-cell>
          <table:table-cell office:value-type="float" office:value="82.6141">
            <text:p>82,6141</text:p>
          </table:table-cell>
          <table:table-cell office:value-type="float" office:value="0.207913">
            <text:p>0,207913</text:p>
          </table:table-cell>
          <table:table-cell office:value-type="float" office:value="82.822">
            <text:p>82,822</text:p>
          </table:table-cell>
          <table:table-cell office:value-type="float" office:value="0.0149557">
            <text:p>0,0149557</text:p>
          </table:table-cell>
          <table:table-cell office:value-type="float" office:value="0.0938396">
            <text:p>0,0938396</text:p>
          </table:table-cell>
          <table:table-cell office:value-type="float" office:value="0.108795">
            <text:p>0,108795</text:p>
          </table:table-cell>
          <table:table-cell office:value-type="float" office:value="0.501456">
            <text:p>0,501456</text:p>
          </table:table-cell>
          <table:table-cell office:value-type="float" office:value="0.134601">
            <text:p>0,134601</text:p>
          </table:table-cell>
          <table:table-cell office:value-type="float" office:value="0.636057">
            <text:p>0,636057</text:p>
          </table:table-cell>
          <table:table-cell office:value-type="float" office:value="56.134">
            <text:p>56,134</text:p>
          </table:table-cell>
          <table:table-cell office:value-type="float" office:value="0.225508">
            <text:p>0,225508</text:p>
          </table:table-cell>
          <table:table-cell office:value-type="float" office:value="56.3595">
            <text:p>56,3595</text:p>
          </table:table-cell>
          <table:table-cell office:value-type="float" office:value="0.240171">
            <text:p>0,240171</text:p>
          </table:table-cell>
          <table:table-cell office:value-type="float" office:value="0.19501">
            <text:p>0,19501</text:p>
          </table:table-cell>
          <table:table-cell office:value-type="float" office:value="0.435181">
            <text:p>0,435181</text:p>
          </table:table-cell>
          <table:table-cell office:value-type="float" office:value="172.492">
            <text:p>172,492</text:p>
          </table:table-cell>
          <table:table-cell office:value-type="float" office:value="0.164219">
            <text:p>0,164219</text:p>
          </table:table-cell>
          <table:table-cell office:value-type="float" office:value="172.656">
            <text:p>172,656</text:p>
          </table:table-cell>
          <table:table-cell office:value-type="float" office:value="52.7962">
            <text:p>52,7962</text:p>
          </table:table-cell>
          <table:table-cell office:value-type="float" office:value="0.101757">
            <text:p>0,101757</text:p>
          </table:table-cell>
          <table:table-cell office:value-type="float" office:value="52.898">
            <text:p>52,898</text:p>
          </table:table-cell>
          <table:table-cell office:value-type="float" office:value="7.55233">
            <text:p>7,55233</text:p>
          </table:table-cell>
          <table:table-cell office:value-type="float" office:value="0.0563038">
            <text:p>0,0563038</text:p>
          </table:table-cell>
          <table:table-cell office:value-type="float" office:value="7.60863">
            <text:p>7,60863</text:p>
          </table:table-cell>
        </table:table-row>
        <table:table-row table:style-name="ro1">
          <table:table-cell office:value-type="float" office:value="162.614">
            <text:p>162,614</text:p>
          </table:table-cell>
          <table:table-cell office:value-type="float" office:value="0.305859">
            <text:p>0,305859</text:p>
          </table:table-cell>
          <table:table-cell office:value-type="float" office:value="162.92">
            <text:p>162,92</text:p>
          </table:table-cell>
          <table:table-cell office:value-type="float" office:value="135.572">
            <text:p>135,572</text:p>
          </table:table-cell>
          <table:table-cell office:value-type="float" office:value="0.25454">
            <text:p>0,25454</text:p>
          </table:table-cell>
          <table:table-cell office:value-type="float" office:value="135.827">
            <text:p>135,827</text:p>
          </table:table-cell>
          <table:table-cell office:value-type="float" office:value="0.0284451">
            <text:p>0,0284451</text:p>
          </table:table-cell>
          <table:table-cell office:value-type="float" office:value="0.129323">
            <text:p>0,129323</text:p>
          </table:table-cell>
          <table:table-cell office:value-type="float" office:value="0.157768">
            <text:p>0,157768</text:p>
          </table:table-cell>
          <table:table-cell office:value-type="float" office:value="0.981504">
            <text:p>0,981504</text:p>
          </table:table-cell>
          <table:table-cell office:value-type="float" office:value="0.295888">
            <text:p>0,295888</text:p>
          </table:table-cell>
          <table:table-cell office:value-type="float" office:value="1.27739">
            <text:p>1,27739</text:p>
          </table:table-cell>
          <table:table-cell office:value-type="float" office:value="52.0622">
            <text:p>52,0622</text:p>
          </table:table-cell>
          <table:table-cell office:value-type="float" office:value="0.229614">
            <text:p>0,229614</text:p>
          </table:table-cell>
          <table:table-cell office:value-type="float" office:value="52.2918">
            <text:p>52,2918</text:p>
          </table:table-cell>
          <table:table-cell office:value-type="float" office:value="0.254247">
            <text:p>0,254247</text:p>
          </table:table-cell>
          <table:table-cell office:value-type="float" office:value="0.158648">
            <text:p>0,158648</text:p>
          </table:table-cell>
          <table:table-cell office:value-type="float" office:value="0.412894">
            <text:p>0,412894</text:p>
          </table:table-cell>
          <table:table-cell office:value-type="float" office:value="179.404">
            <text:p>179,404</text:p>
          </table:table-cell>
          <table:table-cell office:value-type="float" office:value="0.158061">
            <text:p>0,158061</text:p>
          </table:table-cell>
          <table:table-cell office:value-type="float" office:value="179.562">
            <text:p>179,562</text:p>
          </table:table-cell>
          <table:table-cell office:value-type="float" office:value="66.1886">
            <text:p>66,1886</text:p>
          </table:table-cell>
          <table:table-cell office:value-type="float" office:value="0.104103">
            <text:p>0,104103</text:p>
          </table:table-cell>
          <table:table-cell office:value-type="float" office:value="66.2927">
            <text:p>66,2927</text:p>
          </table:table-cell>
          <table:table-cell office:value-type="float" office:value="7.22565">
            <text:p>7,22565</text:p>
          </table:table-cell>
          <table:table-cell office:value-type="float" office:value="0.054251">
            <text:p>0,054251</text:p>
          </table:table-cell>
          <table:table-cell office:value-type="float" office:value="7.2799">
            <text:p>7,2799</text:p>
          </table:table-cell>
        </table:table-row>
        <table:table-row table:style-name="ro1">
          <table:table-cell office:value-type="float" office:value="139.988">
            <text:p>139,988</text:p>
          </table:table-cell>
          <table:table-cell office:value-type="float" office:value="0.285624">
            <text:p>0,285624</text:p>
          </table:table-cell>
          <table:table-cell office:value-type="float" office:value="140.274">
            <text:p>140,274</text:p>
          </table:table-cell>
          <table:table-cell office:value-type="float" office:value="77.676">
            <text:p>77,676</text:p>
          </table:table-cell>
          <table:table-cell office:value-type="float" office:value="0.182694">
            <text:p>0,182694</text:p>
          </table:table-cell>
          <table:table-cell office:value-type="float" office:value="77.8587">
            <text:p>77,8587</text:p>
          </table:table-cell>
          <table:table-cell office:value-type="float" office:value="0.0164219">
            <text:p>0,0164219</text:p>
          </table:table-cell>
          <table:table-cell office:value-type="float" office:value="0.0982384">
            <text:p>0,0982384</text:p>
          </table:table-cell>
          <table:table-cell office:value-type="float" office:value="0.11466">
            <text:p>0,11466</text:p>
          </table:table-cell>
          <table:table-cell office:value-type="float" office:value="0.548669">
            <text:p>0,548669</text:p>
          </table:table-cell>
          <table:table-cell office:value-type="float" office:value="0.0935464">
            <text:p>0,0935464</text:p>
          </table:table-cell>
          <table:table-cell office:value-type="float" office:value="0.642215">
            <text:p>0,642215</text:p>
          </table:table-cell>
          <table:table-cell office:value-type="float" office:value="52.9455">
            <text:p>52,9455</text:p>
          </table:table-cell>
          <table:table-cell office:value-type="float" office:value="0.277707">
            <text:p>0,277707</text:p>
          </table:table-cell>
          <table:table-cell office:value-type="float" office:value="53.2232">
            <text:p>53,2232</text:p>
          </table:table-cell>
          <table:table-cell office:value-type="float" office:value="0.290316">
            <text:p>0,290316</text:p>
          </table:table-cell>
          <table:table-cell office:value-type="float" office:value="0.136361">
            <text:p>0,136361</text:p>
          </table:table-cell>
          <table:table-cell office:value-type="float" office:value="0.426677">
            <text:p>0,426677</text:p>
          </table:table-cell>
          <table:table-cell office:value-type="float" office:value="168.6">
            <text:p>168,6</text:p>
          </table:table-cell>
          <table:table-cell office:value-type="float" office:value="0.163926">
            <text:p>0,163926</text:p>
          </table:table-cell>
          <table:table-cell office:value-type="float" office:value="168.764">
            <text:p>168,764</text:p>
          </table:table-cell>
          <table:table-cell office:value-type="float" office:value="52.0358">
            <text:p>52,0358</text:p>
          </table:table-cell>
          <table:table-cell office:value-type="float" office:value="0.102344">
            <text:p>0,102344</text:p>
          </table:table-cell>
          <table:table-cell office:value-type="float" office:value="52.1382">
            <text:p>52,1382</text:p>
          </table:table-cell>
          <table:table-cell office:value-type="float" office:value="7.20776">
            <text:p>7,20776</text:p>
          </table:table-cell>
          <table:table-cell office:value-type="float" office:value="0.0548375">
            <text:p>0,0548375</text:p>
          </table:table-cell>
          <table:table-cell office:value-type="float" office:value="7.2626">
            <text:p>7,2626</text:p>
          </table:table-cell>
        </table:table-row>
        <table:table-row table:style-name="ro1">
          <table:table-cell office:value-type="float" office:value="159.211">
            <text:p>159,211</text:p>
          </table:table-cell>
          <table:table-cell office:value-type="float" office:value="0.287677">
            <text:p>0,287677</text:p>
          </table:table-cell>
          <table:table-cell office:value-type="float" office:value="159.498">
            <text:p>159,498</text:p>
          </table:table-cell>
          <table:table-cell office:value-type="float" office:value="100.038">
            <text:p>100,038</text:p>
          </table:table-cell>
          <table:table-cell office:value-type="float" office:value="0.180935">
            <text:p>0,180935</text:p>
          </table:table-cell>
          <table:table-cell office:value-type="float" office:value="100.219">
            <text:p>100,219</text:p>
          </table:table-cell>
          <table:table-cell office:value-type="float" office:value="0.0225802">
            <text:p>0,0225802</text:p>
          </table:table-cell>
          <table:table-cell office:value-type="float" office:value="0.10469">
            <text:p>0,10469</text:p>
          </table:table-cell>
          <table:table-cell office:value-type="float" office:value="0.12727">
            <text:p>0,12727</text:p>
          </table:table-cell>
          <table:table-cell office:value-type="float" office:value="0.47389">
            <text:p>0,47389</text:p>
          </table:table-cell>
          <table:table-cell office:value-type="float" office:value="0.338116">
            <text:p>0,338116</text:p>
          </table:table-cell>
          <table:table-cell office:value-type="float" office:value="0.812006">
            <text:p>0,812006</text:p>
          </table:table-cell>
          <table:table-cell office:value-type="float" office:value="48.6453">
            <text:p>48,6453</text:p>
          </table:table-cell>
          <table:table-cell office:value-type="float" office:value="0.229907">
            <text:p>0,229907</text:p>
          </table:table-cell>
          <table:table-cell office:value-type="float" office:value="48.8752">
            <text:p>48,8752</text:p>
          </table:table-cell>
          <table:table-cell office:value-type="float" office:value="0.260112">
            <text:p>0,260112</text:p>
          </table:table-cell>
          <table:table-cell office:value-type="float" office:value="0.192958">
            <text:p>0,192958</text:p>
          </table:table-cell>
          <table:table-cell office:value-type="float" office:value="0.453069">
            <text:p>0,453069</text:p>
          </table:table-cell>
          <table:table-cell office:value-type="float" office:value="172.452">
            <text:p>172,452</text:p>
          </table:table-cell>
          <table:table-cell office:value-type="float" office:value="0.160114">
            <text:p>0,160114</text:p>
          </table:table-cell>
          <table:table-cell office:value-type="float" office:value="172.612">
            <text:p>172,612</text:p>
          </table:table-cell>
          <table:table-cell office:value-type="float" office:value="51.5232">
            <text:p>51,5232</text:p>
          </table:table-cell>
          <table:table-cell office:value-type="float" office:value="0.103224">
            <text:p>0,103224</text:p>
          </table:table-cell>
          <table:table-cell office:value-type="float" office:value="51.6265">
            <text:p>51,6265</text:p>
          </table:table-cell>
          <table:table-cell office:value-type="float" office:value="7.1626">
            <text:p>7,1626</text:p>
          </table:table-cell>
          <table:table-cell office:value-type="float" office:value="0.0551308">
            <text:p>0,0551308</text:p>
          </table:table-cell>
          <table:table-cell office:value-type="float" office:value="7.21773">
            <text:p>7,21773</text:p>
          </table:table-cell>
        </table:table-row>
        <table:table-row table:style-name="ro1">
          <table:table-cell office:value-type="float" office:value="174.54">
            <text:p>174,54</text:p>
          </table:table-cell>
          <table:table-cell office:value-type="float" office:value="0.692361">
            <text:p>0,692361</text:p>
          </table:table-cell>
          <table:table-cell office:value-type="float" office:value="175.232">
            <text:p>175,232</text:p>
          </table:table-cell>
          <table:table-cell office:value-type="float" office:value="121.428">
            <text:p>121,428</text:p>
          </table:table-cell>
          <table:table-cell office:value-type="float" office:value="0.233133">
            <text:p>0,233133</text:p>
          </table:table-cell>
          <table:table-cell office:value-type="float" office:value="121.662">
            <text:p>121,662</text:p>
          </table:table-cell>
          <table:table-cell office:value-type="float" office:value="0.0167152">
            <text:p>0,0167152</text:p>
          </table:table-cell>
          <table:table-cell office:value-type="float" office:value="0.213485">
            <text:p>0,213485</text:p>
          </table:table-cell>
          <table:table-cell office:value-type="float" office:value="0.2302">
            <text:p>0,2302</text:p>
          </table:table-cell>
          <table:table-cell office:value-type="float" office:value="0.807314">
            <text:p>0,807314</text:p>
          </table:table-cell>
          <table:table-cell office:value-type="float" office:value="0.0894409">
            <text:p>0,0894409</text:p>
          </table:table-cell>
          <table:table-cell office:value-type="float" office:value="0.896755">
            <text:p>0,896755</text:p>
          </table:table-cell>
          <table:table-cell office:value-type="float" office:value="75.7468">
            <text:p>75,7468</text:p>
          </table:table-cell>
          <table:table-cell office:value-type="float" office:value="0.246329">
            <text:p>0,246329</text:p>
          </table:table-cell>
          <table:table-cell office:value-type="float" office:value="75.9931">
            <text:p>75,9931</text:p>
          </table:table-cell>
          <table:table-cell office:value-type="float" office:value="0.292956">
            <text:p>0,292956</text:p>
          </table:table-cell>
          <table:table-cell office:value-type="float" office:value="0.157475">
            <text:p>0,157475</text:p>
          </table:table-cell>
          <table:table-cell office:value-type="float" office:value="0.45043">
            <text:p>0,45043</text:p>
          </table:table-cell>
          <table:table-cell office:value-type="float" office:value="153.924">
            <text:p>153,924</text:p>
          </table:table-cell>
          <table:table-cell office:value-type="float" office:value="0.158648">
            <text:p>0,158648</text:p>
          </table:table-cell>
          <table:table-cell office:value-type="float" office:value="154.083">
            <text:p>154,083</text:p>
          </table:table-cell>
          <table:table-cell office:value-type="float" office:value="76.0726">
            <text:p>76,0726</text:p>
          </table:table-cell>
          <table:table-cell office:value-type="float" office:value="0.285038">
            <text:p>0,285038</text:p>
          </table:table-cell>
          <table:table-cell office:value-type="float" office:value="76.3576">
            <text:p>76,3576</text:p>
          </table:table-cell>
          <table:table-cell office:value-type="float" office:value="9.01682">
            <text:p>9,01682</text:p>
          </table:table-cell>
          <table:table-cell office:value-type="float" office:value="0.0700865">
            <text:p>0,0700865</text:p>
          </table:table-cell>
          <table:table-cell office:value-type="float" office:value="9.0869">
            <text:p>9,0869</text:p>
          </table:table-cell>
        </table:table-row>
        <table:table-row table:style-name="ro1">
          <table:table-cell office:value-type="float" office:value="137.238">
            <text:p>137,238</text:p>
          </table:table-cell>
          <table:table-cell office:value-type="float" office:value="0.287091">
            <text:p>0,287091</text:p>
          </table:table-cell>
          <table:table-cell office:value-type="float" office:value="137.526">
            <text:p>137,526</text:p>
          </table:table-cell>
          <table:table-cell office:value-type="float" office:value="80.6531">
            <text:p>80,6531</text:p>
          </table:table-cell>
          <table:table-cell office:value-type="float" office:value="0.183867">
            <text:p>0,183867</text:p>
          </table:table-cell>
          <table:table-cell office:value-type="float" office:value="80.837">
            <text:p>80,837</text:p>
          </table:table-cell>
          <table:table-cell office:value-type="float" office:value="0.0475063">
            <text:p>0,0475063</text:p>
          </table:table-cell>
          <table:table-cell office:value-type="float" office:value="0.210846">
            <text:p>0,210846</text:p>
          </table:table-cell>
          <table:table-cell office:value-type="float" office:value="0.258352">
            <text:p>0,258352</text:p>
          </table:table-cell>
          <table:table-cell office:value-type="float" office:value="1.23546">
            <text:p>1,23546</text:p>
          </table:table-cell>
          <table:table-cell office:value-type="float" office:value="0.195597">
            <text:p>0,195597</text:p>
          </table:table-cell>
          <table:table-cell office:value-type="float" office:value="1.43105">
            <text:p>1,43105</text:p>
          </table:table-cell>
          <table:table-cell office:value-type="float" office:value="86.1671">
            <text:p>86,1671</text:p>
          </table:table-cell>
          <table:table-cell office:value-type="float" office:value="0.42697">
            <text:p>0,42697</text:p>
          </table:table-cell>
          <table:table-cell office:value-type="float" office:value="86.594">
            <text:p>86,594</text:p>
          </table:table-cell>
          <table:table-cell office:value-type="float" office:value="0.499696">
            <text:p>0,499696</text:p>
          </table:table-cell>
          <table:table-cell office:value-type="float" office:value="0.261285">
            <text:p>0,261285</text:p>
          </table:table-cell>
          <table:table-cell office:value-type="float" office:value="0.760981">
            <text:p>0,760981</text:p>
          </table:table-cell>
          <table:table-cell office:value-type="float" office:value="162.669">
            <text:p>162,669</text:p>
          </table:table-cell>
          <table:table-cell office:value-type="float" office:value="0.170671">
            <text:p>0,170671</text:p>
          </table:table-cell>
          <table:table-cell office:value-type="float" office:value="162.839">
            <text:p>162,839</text:p>
          </table:table-cell>
          <table:table-cell office:value-type="float" office:value="81.0813">
            <text:p>81,0813</text:p>
          </table:table-cell>
          <table:table-cell office:value-type="float" office:value="0.100878">
            <text:p>0,100878</text:p>
          </table:table-cell>
          <table:table-cell office:value-type="float" office:value="81.1821">
            <text:p>81,1821</text:p>
          </table:table-cell>
          <table:table-cell office:value-type="float" office:value="7.27111">
            <text:p>7,27111</text:p>
          </table:table-cell>
          <table:table-cell office:value-type="float" office:value="0.0545443">
            <text:p>0,0545443</text:p>
          </table:table-cell>
          <table:table-cell office:value-type="float" office:value="7.32565">
            <text:p>7,32565</text:p>
          </table:table-cell>
        </table:table-row>
        <table:table-row table:style-name="ro1">
          <table:table-cell office:value-type="float" office:value="171.28">
            <text:p>171,28</text:p>
          </table:table-cell>
          <table:table-cell office:value-type="float" office:value="0.292369">
            <text:p>0,292369</text:p>
          </table:table-cell>
          <table:table-cell office:value-type="float" office:value="171.572">
            <text:p>171,572</text:p>
          </table:table-cell>
          <table:table-cell office:value-type="float" office:value="107.506">
            <text:p>107,506</text:p>
          </table:table-cell>
          <table:table-cell office:value-type="float" office:value="0.198529">
            <text:p>0,198529</text:p>
          </table:table-cell>
          <table:table-cell office:value-type="float" office:value="107.705">
            <text:p>107,705</text:p>
          </table:table-cell>
          <table:table-cell office:value-type="float" office:value="0.0158354">
            <text:p>0,0158354</text:p>
          </table:table-cell>
          <table:table-cell office:value-type="float" office:value="0.173017">
            <text:p>0,173017</text:p>
          </table:table-cell>
          <table:table-cell office:value-type="float" office:value="0.188852">
            <text:p>0,188852</text:p>
          </table:table-cell>
          <table:table-cell office:value-type="float" office:value="0.886491">
            <text:p>0,886491</text:p>
          </table:table-cell>
          <table:table-cell office:value-type="float" office:value="0.170964">
            <text:p>0,170964</text:p>
          </table:table-cell>
          <table:table-cell office:value-type="float" office:value="1.05746">
            <text:p>1,05746</text:p>
          </table:table-cell>
          <table:table-cell office:value-type="float" office:value="64.4535">
            <text:p>64,4535</text:p>
          </table:table-cell>
          <table:table-cell office:value-type="float" office:value="0.245449">
            <text:p>0,245449</text:p>
          </table:table-cell>
          <table:table-cell office:value-type="float" office:value="64.6989">
            <text:p>64,6989</text:p>
          </table:table-cell>
          <table:table-cell office:value-type="float" office:value="0.990888">
            <text:p>0,990888</text:p>
          </table:table-cell>
          <table:table-cell office:value-type="float" office:value="0.505854">
            <text:p>0,505854</text:p>
          </table:table-cell>
          <table:table-cell office:value-type="float" office:value="1.49674">
            <text:p>1,49674</text:p>
          </table:table-cell>
          <table:table-cell office:value-type="float" office:value="186.462">
            <text:p>186,462</text:p>
          </table:table-cell>
          <table:table-cell office:value-type="float" office:value="0.165979">
            <text:p>0,165979</text:p>
          </table:table-cell>
          <table:table-cell office:value-type="float" office:value="186.628">
            <text:p>186,628</text:p>
          </table:table-cell>
          <table:table-cell office:value-type="float" office:value="51.4426">
            <text:p>51,4426</text:p>
          </table:table-cell>
          <table:table-cell office:value-type="float" office:value="0.0982384">
            <text:p>0,0982384</text:p>
          </table:table-cell>
          <table:table-cell office:value-type="float" office:value="51.5408">
            <text:p>51,5408</text:p>
          </table:table-cell>
          <table:table-cell office:value-type="float" office:value="7.40336">
            <text:p>7,40336</text:p>
          </table:table-cell>
          <table:table-cell office:value-type="float" office:value="0.0574768">
            <text:p>0,0574768</text:p>
          </table:table-cell>
          <table:table-cell office:value-type="float" office:value="7.46084">
            <text:p>7,46084</text:p>
          </table:table-cell>
        </table:table-row>
        <table:table-row table:style-name="ro1">
          <table:table-cell office:value-type="float" office:value="157.083">
            <text:p>157,083</text:p>
          </table:table-cell>
          <table:table-cell office:value-type="float" office:value="0.290903">
            <text:p>0,290903</text:p>
          </table:table-cell>
          <table:table-cell office:value-type="float" office:value="157.374">
            <text:p>157,374</text:p>
          </table:table-cell>
          <table:table-cell office:value-type="float" office:value="81.1076">
            <text:p>81,1076</text:p>
          </table:table-cell>
          <table:table-cell office:value-type="float" office:value="0.199409">
            <text:p>0,199409</text:p>
          </table:table-cell>
          <table:table-cell office:value-type="float" office:value="81.3071">
            <text:p>81,3071</text:p>
          </table:table-cell>
          <table:table-cell office:value-type="float" office:value="0.0170084">
            <text:p>0,0170084</text:p>
          </table:table-cell>
          <table:table-cell office:value-type="float" office:value="0.141346">
            <text:p>0,141346</text:p>
          </table:table-cell>
          <table:table-cell office:value-type="float" office:value="0.158354">
            <text:p>0,158354</text:p>
          </table:table-cell>
          <table:table-cell office:value-type="float" office:value="0.524915">
            <text:p>0,524915</text:p>
          </table:table-cell>
          <table:table-cell office:value-type="float" office:value="0.0970654">
            <text:p>0,0970654</text:p>
          </table:table-cell>
          <table:table-cell office:value-type="float" office:value="0.621981">
            <text:p>0,621981</text:p>
          </table:table-cell>
          <table:table-cell office:value-type="float" office:value="55.9202">
            <text:p>55,9202</text:p>
          </table:table-cell>
          <table:table-cell office:value-type="float" office:value="0.246036">
            <text:p>0,246036</text:p>
          </table:table-cell>
          <table:table-cell office:value-type="float" office:value="56.1662">
            <text:p>56,1662</text:p>
          </table:table-cell>
          <table:table-cell office:value-type="float" office:value="0.273894">
            <text:p>0,273894</text:p>
          </table:table-cell>
          <table:table-cell office:value-type="float" office:value="0.153369">
            <text:p>0,153369</text:p>
          </table:table-cell>
          <table:table-cell office:value-type="float" office:value="0.427264">
            <text:p>0,427264</text:p>
          </table:table-cell>
          <table:table-cell office:value-type="float" office:value="170.869">
            <text:p>170,869</text:p>
          </table:table-cell>
          <table:table-cell office:value-type="float" office:value="0.160114">
            <text:p>0,160114</text:p>
          </table:table-cell>
          <table:table-cell office:value-type="float" office:value="171.029">
            <text:p>171,029</text:p>
          </table:table-cell>
          <table:table-cell office:value-type="float" office:value="72.9577">
            <text:p>72,9577</text:p>
          </table:table-cell>
          <table:table-cell office:value-type="float" office:value="0.299407">
            <text:p>0,299407</text:p>
          </table:table-cell>
          <table:table-cell office:value-type="float" office:value="73.2571">
            <text:p>73,2571</text:p>
          </table:table-cell>
          <table:table-cell office:value-type="float" office:value="7.27228">
            <text:p>7,27228</text:p>
          </table:table-cell>
          <table:table-cell office:value-type="float" office:value="0.0545443">
            <text:p>0,0545443</text:p>
          </table:table-cell>
          <table:table-cell office:value-type="float" office:value="7.32682">
            <text:p>7,32682</text:p>
          </table:table-cell>
        </table:table-row>
        <table:table-row table:style-name="ro1">
          <table:table-cell office:value-type="float" office:value="147.504">
            <text:p>147,504</text:p>
          </table:table-cell>
          <table:table-cell office:value-type="float" office:value="0.633418">
            <text:p>0,633418</text:p>
          </table:table-cell>
          <table:table-cell office:value-type="float" office:value="148.137">
            <text:p>148,137</text:p>
          </table:table-cell>
          <table:table-cell office:value-type="float" office:value="117.838">
            <text:p>117,838</text:p>
          </table:table-cell>
          <table:table-cell office:value-type="float" office:value="0.240171">
            <text:p>0,240171</text:p>
          </table:table-cell>
          <table:table-cell office:value-type="float" office:value="118.078">
            <text:p>118,078</text:p>
          </table:table-cell>
          <table:table-cell office:value-type="float" office:value="0.0387088">
            <text:p>0,0387088</text:p>
          </table:table-cell>
          <table:table-cell office:value-type="float" office:value="0.332251">
            <text:p>0,332251</text:p>
          </table:table-cell>
          <table:table-cell office:value-type="float" office:value="0.37096">
            <text:p>0,37096</text:p>
          </table:table-cell>
          <table:table-cell office:value-type="float" office:value="0.544856">
            <text:p>0,544856</text:p>
          </table:table-cell>
          <table:table-cell office:value-type="float" office:value="0.0953059">
            <text:p>0,0953059</text:p>
          </table:table-cell>
          <table:table-cell office:value-type="float" office:value="0.640162">
            <text:p>0,640162</text:p>
          </table:table-cell>
          <table:table-cell office:value-type="float" office:value="50.6001">
            <text:p>50,6001</text:p>
          </table:table-cell>
          <table:table-cell office:value-type="float" office:value="0.245156">
            <text:p>0,245156</text:p>
          </table:table-cell>
          <table:table-cell office:value-type="float" office:value="50.8452">
            <text:p>50,8452</text:p>
          </table:table-cell>
          <table:table-cell office:value-type="float" office:value="0.261285">
            <text:p>0,261285</text:p>
          </table:table-cell>
          <table:table-cell office:value-type="float" office:value="0.1607">
            <text:p>0,1607</text:p>
          </table:table-cell>
          <table:table-cell office:value-type="float" office:value="0.421985">
            <text:p>0,421985</text:p>
          </table:table-cell>
          <table:table-cell office:value-type="float" office:value="148.29">
            <text:p>148,29</text:p>
          </table:table-cell>
          <table:table-cell office:value-type="float" office:value="0.181228">
            <text:p>0,181228</text:p>
          </table:table-cell>
          <table:table-cell office:value-type="float" office:value="148.471">
            <text:p>148,471</text:p>
          </table:table-cell>
          <table:table-cell office:value-type="float" office:value="70.0812">
            <text:p>70,0812</text:p>
          </table:table-cell>
          <table:table-cell office:value-type="float" office:value="0.10293">
            <text:p>0,10293</text:p>
          </table:table-cell>
          <table:table-cell office:value-type="float" office:value="70.1841">
            <text:p>70,1841</text:p>
          </table:table-cell>
          <table:table-cell office:value-type="float" office:value="7.28225">
            <text:p>7,28225</text:p>
          </table:table-cell>
          <table:table-cell office:value-type="float" office:value="0.0604093">
            <text:p>0,0604093</text:p>
          </table:table-cell>
          <table:table-cell office:value-type="float" office:value="7.34266">
            <text:p>7,34266</text:p>
          </table:table-cell>
        </table:table-row>
        <table:table-row table:style-name="ro1">
          <table:table-cell office:value-type="float" office:value="170.807">
            <text:p>170,807</text:p>
          </table:table-cell>
          <table:table-cell office:value-type="float" office:value="0.464213">
            <text:p>0,464213</text:p>
          </table:table-cell>
          <table:table-cell office:value-type="float" office:value="171.271">
            <text:p>171,271</text:p>
          </table:table-cell>
          <table:table-cell office:value-type="float" office:value="86.0246">
            <text:p>86,0246</text:p>
          </table:table-cell>
          <table:table-cell office:value-type="float" office:value="0.185333">
            <text:p>0,185333</text:p>
          </table:table-cell>
          <table:table-cell office:value-type="float" office:value="86.2099">
            <text:p>86,2099</text:p>
          </table:table-cell>
          <table:table-cell office:value-type="float" office:value="0.0178882">
            <text:p>0,0178882</text:p>
          </table:table-cell>
          <table:table-cell office:value-type="float" office:value="0.156595">
            <text:p>0,156595</text:p>
          </table:table-cell>
          <table:table-cell office:value-type="float" office:value="0.174483">
            <text:p>0,174483</text:p>
          </table:table-cell>
          <table:table-cell office:value-type="float" office:value="0.518464">
            <text:p>0,518464</text:p>
          </table:table-cell>
          <table:table-cell office:value-type="float" office:value="0.0888544">
            <text:p>0,0888544</text:p>
          </table:table-cell>
          <table:table-cell office:value-type="float" office:value="0.607318">
            <text:p>0,607318</text:p>
          </table:table-cell>
          <table:table-cell office:value-type="float" office:value="47.4661">
            <text:p>47,4661</text:p>
          </table:table-cell>
          <table:table-cell office:value-type="float" office:value="0.357764">
            <text:p>0,357764</text:p>
          </table:table-cell>
          <table:table-cell office:value-type="float" office:value="47.8239">
            <text:p>47,8239</text:p>
          </table:table-cell>
          <table:table-cell office:value-type="float" office:value="0.276827">
            <text:p>0,276827</text:p>
          </table:table-cell>
          <table:table-cell office:value-type="float" office:value="0.199116">
            <text:p>0,199116</text:p>
          </table:table-cell>
          <table:table-cell office:value-type="float" office:value="0.475943">
            <text:p>0,475943</text:p>
          </table:table-cell>
          <table:table-cell office:value-type="float" office:value="167.278">
            <text:p>167,278</text:p>
          </table:table-cell>
          <table:table-cell office:value-type="float" office:value="0.157768">
            <text:p>0,157768</text:p>
          </table:table-cell>
          <table:table-cell office:value-type="float" office:value="167.435">
            <text:p>167,435</text:p>
          </table:table-cell>
          <table:table-cell office:value-type="float" office:value="83.524">
            <text:p>83,524</text:p>
          </table:table-cell>
          <table:table-cell office:value-type="float" office:value="0.109675">
            <text:p>0,109675</text:p>
          </table:table-cell>
          <table:table-cell office:value-type="float" office:value="83.6337">
            <text:p>83,6337</text:p>
          </table:table-cell>
          <table:table-cell office:value-type="float" office:value="7.47051">
            <text:p>7,47051</text:p>
          </table:table-cell>
          <table:table-cell office:value-type="float" office:value="0.0656877">
            <text:p>0,0656877</text:p>
          </table:table-cell>
          <table:table-cell office:value-type="float" office:value="7.5362">
            <text:p>7,5362</text:p>
          </table:table-cell>
        </table:table-row>
        <table:table-row table:style-name="ro1">
          <table:table-cell office:value-type="float" office:value="164.627">
            <text:p>164,627</text:p>
          </table:table-cell>
          <table:table-cell office:value-type="float" office:value="0.512012">
            <text:p>0,512012</text:p>
          </table:table-cell>
          <table:table-cell office:value-type="float" office:value="165.139">
            <text:p>165,139</text:p>
          </table:table-cell>
          <table:table-cell office:value-type="float" office:value="94.1707">
            <text:p>94,1707</text:p>
          </table:table-cell>
          <table:table-cell office:value-type="float" office:value="0.183574">
            <text:p>0,183574</text:p>
          </table:table-cell>
          <table:table-cell office:value-type="float" office:value="94.3543">
            <text:p>94,3543</text:p>
          </table:table-cell>
          <table:table-cell office:value-type="float" office:value="0.117593">
            <text:p>0,117593</text:p>
          </table:table-cell>
          <table:table-cell office:value-type="float" office:value="0.239584">
            <text:p>0,239584</text:p>
          </table:table-cell>
          <table:table-cell office:value-type="float" office:value="0.357177">
            <text:p>0,357177</text:p>
          </table:table-cell>
          <table:table-cell office:value-type="float" office:value="0.553947">
            <text:p>0,553947</text:p>
          </table:table-cell>
          <table:table-cell office:value-type="float" office:value="0.0938396">
            <text:p>0,0938396</text:p>
          </table:table-cell>
          <table:table-cell office:value-type="float" office:value="0.647787">
            <text:p>0,647787</text:p>
          </table:table-cell>
          <table:table-cell office:value-type="float" office:value="48.2846">
            <text:p>48,2846</text:p>
          </table:table-cell>
          <table:table-cell office:value-type="float" office:value="0.228441">
            <text:p>0,228441</text:p>
          </table:table-cell>
          <table:table-cell office:value-type="float" office:value="48.513">
            <text:p>48,513</text:p>
          </table:table-cell>
          <table:table-cell office:value-type="float" office:value="0.282692">
            <text:p>0,282692</text:p>
          </table:table-cell>
          <table:table-cell office:value-type="float" office:value="0.296181">
            <text:p>0,296181</text:p>
          </table:table-cell>
          <table:table-cell office:value-type="float" office:value="0.578873">
            <text:p>0,578873</text:p>
          </table:table-cell>
          <table:table-cell office:value-type="float" office:value="144.329">
            <text:p>144,329</text:p>
          </table:table-cell>
          <table:table-cell office:value-type="float" office:value="0.159821">
            <text:p>0,159821</text:p>
          </table:table-cell>
          <table:table-cell office:value-type="float" office:value="144.489">
            <text:p>144,489</text:p>
          </table:table-cell>
          <table:table-cell office:value-type="float" office:value="51.4948">
            <text:p>51,4948</text:p>
          </table:table-cell>
          <table:table-cell office:value-type="float" office:value="0.0982384">
            <text:p>0,0982384</text:p>
          </table:table-cell>
          <table:table-cell office:value-type="float" office:value="51.593">
            <text:p>51,593</text:p>
          </table:table-cell>
          <table:table-cell office:value-type="float" office:value="7.35849">
            <text:p>7,35849</text:p>
          </table:table-cell>
          <table:table-cell office:value-type="float" office:value="0.055424">
            <text:p>0,055424</text:p>
          </table:table-cell>
          <table:table-cell office:value-type="float" office:value="7.41392">
            <text:p>7,41392</text:p>
          </table:table-cell>
        </table:table-row>
        <table:table-row table:style-name="ro1">
          <table:table-cell office:value-type="float" office:value="199.729">
            <text:p>199,729</text:p>
          </table:table-cell>
          <table:table-cell office:value-type="float" office:value="0.290023">
            <text:p>0,290023</text:p>
          </table:table-cell>
          <table:table-cell office:value-type="float" office:value="200.019">
            <text:p>200,019</text:p>
          </table:table-cell>
          <table:table-cell office:value-type="float" office:value="81.3631">
            <text:p>81,3631</text:p>
          </table:table-cell>
          <table:table-cell office:value-type="float" office:value="0.18416">
            <text:p>0,18416</text:p>
          </table:table-cell>
          <table:table-cell office:value-type="float" office:value="81.5472">
            <text:p>81,5472</text:p>
          </table:table-cell>
          <table:table-cell office:value-type="float" office:value="0.0149557">
            <text:p>0,0149557</text:p>
          </table:table-cell>
          <table:table-cell office:value-type="float" office:value="0.0991181">
            <text:p>0,0991181</text:p>
          </table:table-cell>
          <table:table-cell office:value-type="float" office:value="0.114074">
            <text:p>0,114074</text:p>
          </table:table-cell>
          <table:table-cell office:value-type="float" office:value="0.499403">
            <text:p>0,499403</text:p>
          </table:table-cell>
          <table:table-cell office:value-type="float" office:value="0.0967721">
            <text:p>0,0967721</text:p>
          </table:table-cell>
          <table:table-cell office:value-type="float" office:value="0.596175">
            <text:p>0,596175</text:p>
          </table:table-cell>
          <table:table-cell office:value-type="float" office:value="53.0311">
            <text:p>53,0311</text:p>
          </table:table-cell>
          <table:table-cell office:value-type="float" office:value="0.224629">
            <text:p>0,224629</text:p>
          </table:table-cell>
          <table:table-cell office:value-type="float" office:value="53.2558">
            <text:p>53,2558</text:p>
          </table:table-cell>
          <table:table-cell office:value-type="float" office:value="0.235186">
            <text:p>0,235186</text:p>
          </table:table-cell>
          <table:table-cell office:value-type="float" office:value="0.190905">
            <text:p>0,190905</text:p>
          </table:table-cell>
          <table:table-cell office:value-type="float" office:value="0.426091">
            <text:p>0,426091</text:p>
          </table:table-cell>
          <table:table-cell office:value-type="float" office:value="155.143">
            <text:p>155,143</text:p>
          </table:table-cell>
          <table:table-cell office:value-type="float" office:value="0.1607">
            <text:p>0,1607</text:p>
          </table:table-cell>
          <table:table-cell office:value-type="float" office:value="155.304">
            <text:p>155,304</text:p>
          </table:table-cell>
          <table:table-cell office:value-type="float" office:value="51.425">
            <text:p>51,425</text:p>
          </table:table-cell>
          <table:table-cell office:value-type="float" office:value="0.111728">
            <text:p>0,111728</text:p>
          </table:table-cell>
          <table:table-cell office:value-type="float" office:value="51.5367">
            <text:p>51,5367</text:p>
          </table:table-cell>
          <table:table-cell office:value-type="float" office:value="16.6014">
            <text:p>16,6014</text:p>
          </table:table-cell>
          <table:table-cell office:value-type="float" office:value="0.0548375">
            <text:p>0,0548375</text:p>
          </table:table-cell>
          <table:table-cell office:value-type="float" office:value="16.6562">
            <text:p>16,6562</text:p>
          </table:table-cell>
        </table:table-row>
        <table:table-row table:style-name="ro1">
          <table:table-cell office:value-type="float" office:value="160.245">
            <text:p>160,245</text:p>
          </table:table-cell>
          <table:table-cell office:value-type="float" office:value="0.304979">
            <text:p>0,304979</text:p>
          </table:table-cell>
          <table:table-cell office:value-type="float" office:value="160.55">
            <text:p>160,55</text:p>
          </table:table-cell>
          <table:table-cell office:value-type="float" office:value="79.9625">
            <text:p>79,9625</text:p>
          </table:table-cell>
          <table:table-cell office:value-type="float" office:value="0.19589">
            <text:p>0,19589</text:p>
          </table:table-cell>
          <table:table-cell office:value-type="float" office:value="80.1584">
            <text:p>80,1584</text:p>
          </table:table-cell>
          <table:table-cell office:value-type="float" office:value="0.0167152">
            <text:p>0,0167152</text:p>
          </table:table-cell>
          <table:table-cell office:value-type="float" office:value="0.13988">
            <text:p>0,13988</text:p>
          </table:table-cell>
          <table:table-cell office:value-type="float" office:value="0.156595">
            <text:p>0,156595</text:p>
          </table:table-cell>
          <table:table-cell office:value-type="float" office:value="0.506441">
            <text:p>0,506441</text:p>
          </table:table-cell>
          <table:table-cell office:value-type="float" office:value="0.0953059">
            <text:p>0,0953059</text:p>
          </table:table-cell>
          <table:table-cell office:value-type="float" office:value="0.601747">
            <text:p>0,601747</text:p>
          </table:table-cell>
          <table:table-cell office:value-type="float" office:value="66.0998">
            <text:p>66,0998</text:p>
          </table:table-cell>
          <table:table-cell office:value-type="float" office:value="0.535766">
            <text:p>0,535766</text:p>
          </table:table-cell>
          <table:table-cell office:value-type="float" office:value="66.6355">
            <text:p>66,6355</text:p>
          </table:table-cell>
          <table:table-cell office:value-type="float" office:value="0.320228">
            <text:p>0,320228</text:p>
          </table:table-cell>
          <table:table-cell office:value-type="float" office:value="0.134601">
            <text:p>0,134601</text:p>
          </table:table-cell>
          <table:table-cell office:value-type="float" office:value="0.454829">
            <text:p>0,454829</text:p>
          </table:table-cell>
          <table:table-cell office:value-type="float" office:value="146.663">
            <text:p>146,663</text:p>
          </table:table-cell>
          <table:table-cell office:value-type="float" office:value="0.158941">
            <text:p>0,158941</text:p>
          </table:table-cell>
          <table:table-cell office:value-type="float" office:value="146.821">
            <text:p>146,821</text:p>
          </table:table-cell>
          <table:table-cell office:value-type="float" office:value="92.1743">
            <text:p>92,1743</text:p>
          </table:table-cell>
          <table:table-cell office:value-type="float" office:value="0.111435">
            <text:p>0,111435</text:p>
          </table:table-cell>
          <table:table-cell office:value-type="float" office:value="92.2857">
            <text:p>92,2857</text:p>
          </table:table-cell>
          <table:table-cell office:value-type="float" office:value="7.46436">
            <text:p>7,46436</text:p>
          </table:table-cell>
          <table:table-cell office:value-type="float" office:value="0.0592363">
            <text:p>0,0592363</text:p>
          </table:table-cell>
          <table:table-cell office:value-type="float" office:value="7.52359">
            <text:p>7,52359</text:p>
          </table:table-cell>
        </table:table-row>
        <table:table-row table:style-name="ro1">
          <table:table-cell office:value-type="float" office:value="180.989">
            <text:p>180,989</text:p>
          </table:table-cell>
          <table:table-cell office:value-type="float" office:value="0.473304">
            <text:p>0,473304</text:p>
          </table:table-cell>
          <table:table-cell office:value-type="float" office:value="181.462">
            <text:p>181,462</text:p>
          </table:table-cell>
          <table:table-cell office:value-type="float" office:value="82.8073">
            <text:p>82,8073</text:p>
          </table:table-cell>
          <table:table-cell office:value-type="float" office:value="0.178589">
            <text:p>0,178589</text:p>
          </table:table-cell>
          <table:table-cell office:value-type="float" office:value="82.9859">
            <text:p>82,9859</text:p>
          </table:table-cell>
          <table:table-cell office:value-type="float" office:value="0.0146624">
            <text:p>0,0146624</text:p>
          </table:table-cell>
          <table:table-cell office:value-type="float" office:value="0.0920801">
            <text:p>0,0920801</text:p>
          </table:table-cell>
          <table:table-cell office:value-type="float" office:value="0.106743">
            <text:p>0,106743</text:p>
          </table:table-cell>
          <table:table-cell office:value-type="float" office:value="0.504095">
            <text:p>0,504095</text:p>
          </table:table-cell>
          <table:table-cell office:value-type="float" office:value="0.142226">
            <text:p>0,142226</text:p>
          </table:table-cell>
          <table:table-cell office:value-type="float" office:value="0.64632">
            <text:p>0,64632</text:p>
          </table:table-cell>
          <table:table-cell office:value-type="float" office:value="47.1213">
            <text:p>47,1213</text:p>
          </table:table-cell>
          <table:table-cell office:value-type="float" office:value="0.233426">
            <text:p>0,233426</text:p>
          </table:table-cell>
          <table:table-cell office:value-type="float" office:value="47.3547">
            <text:p>47,3547</text:p>
          </table:table-cell>
          <table:table-cell office:value-type="float" office:value="0.270375">
            <text:p>0,270375</text:p>
          </table:table-cell>
          <table:table-cell office:value-type="float" office:value="0.183574">
            <text:p>0,183574</text:p>
          </table:table-cell>
          <table:table-cell office:value-type="float" office:value="0.453949">
            <text:p>0,453949</text:p>
          </table:table-cell>
          <table:table-cell office:value-type="float" office:value="150.971">
            <text:p>150,971</text:p>
          </table:table-cell>
          <table:table-cell office:value-type="float" office:value="0.1607">
            <text:p>0,1607</text:p>
          </table:table-cell>
          <table:table-cell office:value-type="float" office:value="151.132">
            <text:p>151,132</text:p>
          </table:table-cell>
          <table:table-cell office:value-type="float" office:value="51.4866">
            <text:p>51,4866</text:p>
          </table:table-cell>
          <table:table-cell office:value-type="float" office:value="0.109382">
            <text:p>0,109382</text:p>
          </table:table-cell>
          <table:table-cell office:value-type="float" office:value="51.596">
            <text:p>51,596</text:p>
          </table:table-cell>
          <table:table-cell office:value-type="float" office:value="21.5538">
            <text:p>21,5538</text:p>
          </table:table-cell>
          <table:table-cell office:value-type="float" office:value="0.166272">
            <text:p>0,166272</text:p>
          </table:table-cell>
          <table:table-cell office:value-type="float" office:value="21.7201">
            <text:p>21,7201</text:p>
          </table:table-cell>
        </table:table-row>
        <table:table-row table:style-name="ro1">
          <table:table-cell office:value-type="float" office:value="229.148">
            <text:p>229,148</text:p>
          </table:table-cell>
          <table:table-cell office:value-type="float" office:value="0.286797">
            <text:p>0,286797</text:p>
          </table:table-cell>
          <table:table-cell office:value-type="float" office:value="229.435">
            <text:p>229,435</text:p>
          </table:table-cell>
          <table:table-cell office:value-type="float" office:value="78.2268">
            <text:p>78,2268</text:p>
          </table:table-cell>
          <table:table-cell office:value-type="float" office:value="0.182401">
            <text:p>0,182401</text:p>
          </table:table-cell>
          <table:table-cell office:value-type="float" office:value="78.4092">
            <text:p>78,4092</text:p>
          </table:table-cell>
          <table:table-cell office:value-type="float" office:value="0.0146624">
            <text:p>0,0146624</text:p>
          </table:table-cell>
          <table:table-cell office:value-type="float" office:value="0.0961856">
            <text:p>0,0961856</text:p>
          </table:table-cell>
          <table:table-cell office:value-type="float" office:value="0.110848">
            <text:p>0,110848</text:p>
          </table:table-cell>
          <table:table-cell office:value-type="float" office:value="0.478875">
            <text:p>0,478875</text:p>
          </table:table-cell>
          <table:table-cell office:value-type="float" office:value="0.139293">
            <text:p>0,139293</text:p>
          </table:table-cell>
          <table:table-cell office:value-type="float" office:value="0.618169">
            <text:p>0,618169</text:p>
          </table:table-cell>
          <table:table-cell office:value-type="float" office:value="47.416">
            <text:p>47,416</text:p>
          </table:table-cell>
          <table:table-cell office:value-type="float" office:value="0.223749">
            <text:p>0,223749</text:p>
          </table:table-cell>
          <table:table-cell office:value-type="float" office:value="47.6397">
            <text:p>47,6397</text:p>
          </table:table-cell>
          <table:table-cell office:value-type="float" office:value="0.281519">
            <text:p>0,281519</text:p>
          </table:table-cell>
          <table:table-cell office:value-type="float" office:value="0.170378">
            <text:p>0,170378</text:p>
          </table:table-cell>
          <table:table-cell office:value-type="float" office:value="0.451896">
            <text:p>0,451896</text:p>
          </table:table-cell>
          <table:table-cell office:value-type="float" office:value="195.991">
            <text:p>195,991</text:p>
          </table:table-cell>
          <table:table-cell office:value-type="float" office:value="0.494418">
            <text:p>0,494418</text:p>
          </table:table-cell>
          <table:table-cell office:value-type="float" office:value="196.485">
            <text:p>196,485</text:p>
          </table:table-cell>
          <table:table-cell office:value-type="float" office:value="105.866">
            <text:p>105,866</text:p>
          </table:table-cell>
          <table:table-cell office:value-type="float" office:value="0.107916">
            <text:p>0,107916</text:p>
          </table:table-cell>
          <table:table-cell office:value-type="float" office:value="105.974">
            <text:p>105,974</text:p>
          </table:table-cell>
          <table:table-cell office:value-type="float" office:value="7.56553">
            <text:p>7,56553</text:p>
          </table:table-cell>
          <table:table-cell office:value-type="float" office:value="0.0604093">
            <text:p>0,0604093</text:p>
          </table:table-cell>
          <table:table-cell office:value-type="float" office:value="7.62594">
            <text:p>7,62594</text:p>
          </table:table-cell>
        </table:table-row>
        <table:table-row table:style-name="ro1">
          <table:table-cell office:value-type="float" office:value="142.001">
            <text:p>142,001</text:p>
          </table:table-cell>
          <table:table-cell office:value-type="float" office:value="0.319055">
            <text:p>0,319055</text:p>
          </table:table-cell>
          <table:table-cell office:value-type="float" office:value="142.32">
            <text:p>142,32</text:p>
          </table:table-cell>
          <table:table-cell office:value-type="float" office:value="78.5391">
            <text:p>78,5391</text:p>
          </table:table-cell>
          <table:table-cell office:value-type="float" office:value="0.212605">
            <text:p>0,212605</text:p>
          </table:table-cell>
          <table:table-cell office:value-type="float" office:value="78.7517">
            <text:p>78,7517</text:p>
          </table:table-cell>
          <table:table-cell office:value-type="float" office:value="0.0143692">
            <text:p>0,0143692</text:p>
          </table:table-cell>
          <table:table-cell office:value-type="float" office:value="0.0932531">
            <text:p>0,0932531</text:p>
          </table:table-cell>
          <table:table-cell office:value-type="float" office:value="0.107622">
            <text:p>0,107622</text:p>
          </table:table-cell>
          <table:table-cell office:value-type="float" office:value="0.500283">
            <text:p>0,500283</text:p>
          </table:table-cell>
          <table:table-cell office:value-type="float" office:value="0.31231">
            <text:p>0,31231</text:p>
          </table:table-cell>
          <table:table-cell office:value-type="float" office:value="0.812593">
            <text:p>0,812593</text:p>
          </table:table-cell>
          <table:table-cell office:value-type="float" office:value="54.6217">
            <text:p>54,6217</text:p>
          </table:table-cell>
          <table:table-cell office:value-type="float" office:value="0.22111">
            <text:p>0,22111</text:p>
          </table:table-cell>
          <table:table-cell office:value-type="float" office:value="54.8428">
            <text:p>54,8428</text:p>
          </table:table-cell>
          <table:table-cell office:value-type="float" office:value="0.365975">
            <text:p>0,365975</text:p>
          </table:table-cell>
          <table:table-cell office:value-type="float" office:value="0.39266">
            <text:p>0,39266</text:p>
          </table:table-cell>
          <table:table-cell office:value-type="float" office:value="0.758635">
            <text:p>0,758635</text:p>
          </table:table-cell>
          <table:table-cell office:value-type="float" office:value="154.555">
            <text:p>154,555</text:p>
          </table:table-cell>
          <table:table-cell office:value-type="float" office:value="0.158941">
            <text:p>0,158941</text:p>
          </table:table-cell>
          <table:table-cell office:value-type="float" office:value="154.714">
            <text:p>154,714</text:p>
          </table:table-cell>
          <table:table-cell office:value-type="float" office:value="57.2466">
            <text:p>57,2466</text:p>
          </table:table-cell>
          <table:table-cell office:value-type="float" office:value="0.104397">
            <text:p>0,104397</text:p>
          </table:table-cell>
          <table:table-cell office:value-type="float" office:value="57.351">
            <text:p>57,351</text:p>
          </table:table-cell>
          <table:table-cell office:value-type="float" office:value="7.26377">
            <text:p>7,26377</text:p>
          </table:table-cell>
          <table:table-cell office:value-type="float" office:value="0.0539578">
            <text:p>0,0539578</text:p>
          </table:table-cell>
          <table:table-cell office:value-type="float" office:value="7.31773">
            <text:p>7,31773</text:p>
          </table:table-cell>
        </table:table-row>
        <table:table-row table:style-name="ro1">
          <table:table-cell office:value-type="float" office:value="176.403">
            <text:p>176,403</text:p>
          </table:table-cell>
          <table:table-cell office:value-type="float" office:value="0.284158">
            <text:p>0,284158</text:p>
          </table:table-cell>
          <table:table-cell office:value-type="float" office:value="176.687">
            <text:p>176,687</text:p>
          </table:table-cell>
          <table:table-cell office:value-type="float" office:value="93.6992">
            <text:p>93,6992</text:p>
          </table:table-cell>
          <table:table-cell office:value-type="float" office:value="0.183867">
            <text:p>0,183867</text:p>
          </table:table-cell>
          <table:table-cell office:value-type="float" office:value="93.883">
            <text:p>93,883</text:p>
          </table:table-cell>
          <table:table-cell office:value-type="float" office:value="0.0146624">
            <text:p>0,0146624</text:p>
          </table:table-cell>
          <table:table-cell office:value-type="float" office:value="0.119352">
            <text:p>0,119352</text:p>
          </table:table-cell>
          <table:table-cell office:value-type="float" office:value="0.134015">
            <text:p>0,134015</text:p>
          </table:table-cell>
          <table:table-cell office:value-type="float" office:value="0.606439">
            <text:p>0,606439</text:p>
          </table:table-cell>
          <table:table-cell office:value-type="float" office:value="0.107622">
            <text:p>0,107622</text:p>
          </table:table-cell>
          <table:table-cell office:value-type="float" office:value="0.714061">
            <text:p>0,714061</text:p>
          </table:table-cell>
          <table:table-cell office:value-type="float" office:value="50.5857">
            <text:p>50,5857</text:p>
          </table:table-cell>
          <table:table-cell office:value-type="float" office:value="0.225508">
            <text:p>0,225508</text:p>
          </table:table-cell>
          <table:table-cell office:value-type="float" office:value="50.8112">
            <text:p>50,8112</text:p>
          </table:table-cell>
          <table:table-cell office:value-type="float" office:value="0.354831">
            <text:p>0,354831</text:p>
          </table:table-cell>
          <table:table-cell office:value-type="float" office:value="0.397939">
            <text:p>0,397939</text:p>
          </table:table-cell>
          <table:table-cell office:value-type="float" office:value="0.75277">
            <text:p>0,75277</text:p>
          </table:table-cell>
          <table:table-cell office:value-type="float" office:value="163.456">
            <text:p>163,456</text:p>
          </table:table-cell>
          <table:table-cell office:value-type="float" office:value="0.163046">
            <text:p>0,163046</text:p>
          </table:table-cell>
          <table:table-cell office:value-type="float" office:value="163.619">
            <text:p>163,619</text:p>
          </table:table-cell>
          <table:table-cell office:value-type="float" office:value="53.2041">
            <text:p>53,2041</text:p>
          </table:table-cell>
          <table:table-cell office:value-type="float" office:value="0.0997046">
            <text:p>0,0997046</text:p>
          </table:table-cell>
          <table:table-cell office:value-type="float" office:value="53.3038">
            <text:p>53,3038</text:p>
          </table:table-cell>
          <table:table-cell office:value-type="float" office:value="7.30248">
            <text:p>7,30248</text:p>
          </table:table-cell>
          <table:table-cell office:value-type="float" office:value="0.0548375">
            <text:p>0,0548375</text:p>
          </table:table-cell>
          <table:table-cell office:value-type="float" office:value="7.35732">
            <text:p>7,35732</text:p>
          </table:table-cell>
        </table:table-row>
        <table:table-row table:style-name="ro1">
          <table:table-cell office:value-type="float" office:value="177.328">
            <text:p>177,328</text:p>
          </table:table-cell>
          <table:table-cell office:value-type="float" office:value="0.312017">
            <text:p>0,312017</text:p>
          </table:table-cell>
          <table:table-cell office:value-type="float" office:value="177.64">
            <text:p>177,64</text:p>
          </table:table-cell>
          <table:table-cell office:value-type="float" office:value="77.1591">
            <text:p>77,1591</text:p>
          </table:table-cell>
          <table:table-cell office:value-type="float" office:value="0.278586">
            <text:p>0,278586</text:p>
          </table:table-cell>
          <table:table-cell office:value-type="float" office:value="77.4376">
            <text:p>77,4376</text:p>
          </table:table-cell>
          <table:table-cell office:value-type="float" office:value="0.0155422">
            <text:p>0,0155422</text:p>
          </table:table-cell>
          <table:table-cell office:value-type="float" office:value="0.140173">
            <text:p>0,140173</text:p>
          </table:table-cell>
          <table:table-cell office:value-type="float" office:value="0.155715">
            <text:p>0,155715</text:p>
          </table:table-cell>
          <table:table-cell office:value-type="float" office:value="0.508787">
            <text:p>0,508787</text:p>
          </table:table-cell>
          <table:table-cell office:value-type="float" office:value="0.0929599">
            <text:p>0,0929599</text:p>
          </table:table-cell>
          <table:table-cell office:value-type="float" office:value="0.601747">
            <text:p>0,601747</text:p>
          </table:table-cell>
          <table:table-cell office:value-type="float" office:value="72.436">
            <text:p>72,436</text:p>
          </table:table-cell>
          <table:table-cell office:value-type="float" office:value="0.4387">
            <text:p>0,4387</text:p>
          </table:table-cell>
          <table:table-cell office:value-type="float" office:value="72.8747">
            <text:p>72,8747</text:p>
          </table:table-cell>
          <table:table-cell office:value-type="float" office:value="0.459814">
            <text:p>0,459814</text:p>
          </table:table-cell>
          <table:table-cell office:value-type="float" office:value="0.219937">
            <text:p>0,219937</text:p>
          </table:table-cell>
          <table:table-cell office:value-type="float" office:value="0.679751">
            <text:p>0,679751</text:p>
          </table:table-cell>
          <table:table-cell office:value-type="float" office:value="137.986">
            <text:p>137,986</text:p>
          </table:table-cell>
          <table:table-cell office:value-type="float" office:value="0.158061">
            <text:p>0,158061</text:p>
          </table:table-cell>
          <table:table-cell office:value-type="float" office:value="138.145">
            <text:p>138,145</text:p>
          </table:table-cell>
          <table:table-cell office:value-type="float" office:value="62.1937">
            <text:p>62,1937</text:p>
          </table:table-cell>
          <table:table-cell office:value-type="float" office:value="0.102344">
            <text:p>0,102344</text:p>
          </table:table-cell>
          <table:table-cell office:value-type="float" office:value="62.296">
            <text:p>62,296</text:p>
          </table:table-cell>
          <table:table-cell office:value-type="float" office:value="7.28665">
            <text:p>7,28665</text:p>
          </table:table-cell>
          <table:table-cell office:value-type="float" office:value="0.0551308">
            <text:p>0,0551308</text:p>
          </table:table-cell>
          <table:table-cell office:value-type="float" office:value="7.34178">
            <text:p>7,34178</text:p>
          </table:table-cell>
        </table:table-row>
        <table:table-row table:style-name="ro1">
          <table:table-cell office:value-type="float" office:value="160.361">
            <text:p>160,361</text:p>
          </table:table-cell>
          <table:table-cell office:value-type="float" office:value="0.2997">
            <text:p>0,2997</text:p>
          </table:table-cell>
          <table:table-cell office:value-type="float" office:value="160.661">
            <text:p>160,661</text:p>
          </table:table-cell>
          <table:table-cell office:value-type="float" office:value="77.8843">
            <text:p>77,8843</text:p>
          </table:table-cell>
          <table:table-cell office:value-type="float" office:value="0.180641">
            <text:p>0,180641</text:p>
          </table:table-cell>
          <table:table-cell office:value-type="float" office:value="78.0649">
            <text:p>78,0649</text:p>
          </table:table-cell>
          <table:table-cell office:value-type="float" office:value="0.0149557">
            <text:p>0,0149557</text:p>
          </table:table-cell>
          <table:table-cell office:value-type="float" office:value="0.0917869">
            <text:p>0,0917869</text:p>
          </table:table-cell>
          <table:table-cell office:value-type="float" office:value="0.106743">
            <text:p>0,106743</text:p>
          </table:table-cell>
          <table:table-cell office:value-type="float" office:value="0.514945">
            <text:p>0,514945</text:p>
          </table:table-cell>
          <table:table-cell office:value-type="float" office:value="0.151903">
            <text:p>0,151903</text:p>
          </table:table-cell>
          <table:table-cell office:value-type="float" office:value="0.666848">
            <text:p>0,666848</text:p>
          </table:table-cell>
          <table:table-cell office:value-type="float" office:value="89.923">
            <text:p>89,923</text:p>
          </table:table-cell>
          <table:table-cell office:value-type="float" office:value="0.243983">
            <text:p>0,243983</text:p>
          </table:table-cell>
          <table:table-cell office:value-type="float" office:value="90.167">
            <text:p>90,167</text:p>
          </table:table-cell>
          <table:table-cell office:value-type="float" office:value="0.605559">
            <text:p>0,605559</text:p>
          </table:table-cell>
          <table:table-cell office:value-type="float" office:value="0.377118">
            <text:p>0,377118</text:p>
          </table:table-cell>
          <table:table-cell office:value-type="float" office:value="0.982677">
            <text:p>0,982677</text:p>
          </table:table-cell>
          <table:table-cell office:value-type="float" office:value="154.852">
            <text:p>154,852</text:p>
          </table:table-cell>
          <table:table-cell office:value-type="float" office:value="0.379171">
            <text:p>0,379171</text:p>
          </table:table-cell>
          <table:table-cell office:value-type="float" office:value="155.231">
            <text:p>155,231</text:p>
          </table:table-cell>
          <table:table-cell office:value-type="float" office:value="73.6981">
            <text:p>73,6981</text:p>
          </table:table-cell>
          <table:table-cell office:value-type="float" office:value="0.111435">
            <text:p>0,111435</text:p>
          </table:table-cell>
          <table:table-cell office:value-type="float" office:value="73.8096">
            <text:p>73,8096</text:p>
          </table:table-cell>
          <table:table-cell office:value-type="float" office:value="14.2575">
            <text:p>14,2575</text:p>
          </table:table-cell>
          <table:table-cell office:value-type="float" office:value="0.134894">
            <text:p>0,134894</text:p>
          </table:table-cell>
          <table:table-cell office:value-type="float" office:value="14.3924">
            <text:p>14,3924</text:p>
          </table:table-cell>
        </table:table-row>
        <table:table-row table:style-name="ro1">
          <table:table-cell office:value-type="float" office:value="143.893">
            <text:p>143,893</text:p>
          </table:table-cell>
          <table:table-cell office:value-type="float" office:value="0.284451">
            <text:p>0,284451</text:p>
          </table:table-cell>
          <table:table-cell office:value-type="float" office:value="144.178">
            <text:p>144,178</text:p>
          </table:table-cell>
          <table:table-cell office:value-type="float" office:value="90.6338">
            <text:p>90,6338</text:p>
          </table:table-cell>
          <table:table-cell office:value-type="float" office:value="0.182987">
            <text:p>0,182987</text:p>
          </table:table-cell>
          <table:table-cell office:value-type="float" office:value="90.8168">
            <text:p>90,8168</text:p>
          </table:table-cell>
          <table:table-cell office:value-type="float" office:value="0.0155422">
            <text:p>0,0155422</text:p>
          </table:table-cell>
          <table:table-cell office:value-type="float" office:value="0.0938396">
            <text:p>0,0938396</text:p>
          </table:table-cell>
          <table:table-cell office:value-type="float" office:value="0.109382">
            <text:p>0,109382</text:p>
          </table:table-cell>
          <table:table-cell office:value-type="float" office:value="0.501162">
            <text:p>0,501162</text:p>
          </table:table-cell>
          <table:table-cell office:value-type="float" office:value="0.180055">
            <text:p>0,180055</text:p>
          </table:table-cell>
          <table:table-cell office:value-type="float" office:value="0.681217">
            <text:p>0,681217</text:p>
          </table:table-cell>
          <table:table-cell office:value-type="float" office:value="47.9679">
            <text:p>47,9679</text:p>
          </table:table-cell>
          <table:table-cell office:value-type="float" office:value="0.221989">
            <text:p>0,221989</text:p>
          </table:table-cell>
          <table:table-cell office:value-type="float" office:value="48.1899">
            <text:p>48,1899</text:p>
          </table:table-cell>
          <table:table-cell office:value-type="float" office:value="0.259818">
            <text:p>0,259818</text:p>
          </table:table-cell>
          <table:table-cell office:value-type="float" office:value="0.176536">
            <text:p>0,176536</text:p>
          </table:table-cell>
          <table:table-cell office:value-type="float" office:value="0.436354">
            <text:p>0,436354</text:p>
          </table:table-cell>
          <table:table-cell office:value-type="float" office:value="166.466">
            <text:p>166,466</text:p>
          </table:table-cell>
          <table:table-cell office:value-type="float" office:value="0.173603">
            <text:p>0,173603</text:p>
          </table:table-cell>
          <table:table-cell office:value-type="float" office:value="166.64">
            <text:p>166,64</text:p>
          </table:table-cell>
          <table:table-cell office:value-type="float" office:value="51.691">
            <text:p>51,691</text:p>
          </table:table-cell>
          <table:table-cell office:value-type="float" office:value="0.0970654">
            <text:p>0,0970654</text:p>
          </table:table-cell>
          <table:table-cell office:value-type="float" office:value="51.788">
            <text:p>51,788</text:p>
          </table:table-cell>
          <table:table-cell office:value-type="float" office:value="7.17375">
            <text:p>7,17375</text:p>
          </table:table-cell>
          <table:table-cell office:value-type="float" office:value="0.0539578">
            <text:p>0,0539578</text:p>
          </table:table-cell>
          <table:table-cell office:value-type="float" office:value="7.2277">
            <text:p>7,2277</text:p>
          </table:table-cell>
        </table:table-row>
        <table:table-row table:style-name="ro1">
          <table:table-cell office:value-type="float" office:value="168.002">
            <text:p>168,002</text:p>
          </table:table-cell>
          <table:table-cell office:value-type="float" office:value="0.287677">
            <text:p>0,287677</text:p>
          </table:table-cell>
          <table:table-cell office:value-type="float" office:value="168.29">
            <text:p>168,29</text:p>
          </table:table-cell>
          <table:table-cell office:value-type="float" office:value="77.4115">
            <text:p>77,4115</text:p>
          </table:table-cell>
          <table:table-cell office:value-type="float" office:value="0.225508">
            <text:p>0,225508</text:p>
          </table:table-cell>
          <table:table-cell office:value-type="float" office:value="77.637">
            <text:p>77,637</text:p>
          </table:table-cell>
          <table:table-cell office:value-type="float" office:value="0.0167152">
            <text:p>0,0167152</text:p>
          </table:table-cell>
          <table:table-cell office:value-type="float" office:value="0.0982384">
            <text:p>0,0982384</text:p>
          </table:table-cell>
          <table:table-cell office:value-type="float" office:value="0.114954">
            <text:p>0,114954</text:p>
          </table:table-cell>
          <table:table-cell office:value-type="float" office:value="0.56597">
            <text:p>0,56597</text:p>
          </table:table-cell>
          <table:table-cell office:value-type="float" office:value="0.0941329">
            <text:p>0,0941329</text:p>
          </table:table-cell>
          <table:table-cell office:value-type="float" office:value="0.660103">
            <text:p>0,660103</text:p>
          </table:table-cell>
          <table:table-cell office:value-type="float" office:value="80.6496">
            <text:p>80,6496</text:p>
          </table:table-cell>
          <table:table-cell office:value-type="float" office:value="0.231667">
            <text:p>0,231667</text:p>
          </table:table-cell>
          <table:table-cell office:value-type="float" office:value="80.8813">
            <text:p>80,8813</text:p>
          </table:table-cell>
          <table:table-cell office:value-type="float" office:value="0.285331">
            <text:p>0,285331</text:p>
          </table:table-cell>
          <table:table-cell office:value-type="float" office:value="0.133721">
            <text:p>0,133721</text:p>
          </table:table-cell>
          <table:table-cell office:value-type="float" office:value="0.419053">
            <text:p>0,419053</text:p>
          </table:table-cell>
          <table:table-cell office:value-type="float" office:value="139.948">
            <text:p>139,948</text:p>
          </table:table-cell>
          <table:table-cell office:value-type="float" office:value="0.254833">
            <text:p>0,254833</text:p>
          </table:table-cell>
          <table:table-cell office:value-type="float" office:value="140.203">
            <text:p>140,203</text:p>
          </table:table-cell>
          <table:table-cell office:value-type="float" office:value="52.203">
            <text:p>52,203</text:p>
          </table:table-cell>
          <table:table-cell office:value-type="float" office:value="0.101757">
            <text:p>0,101757</text:p>
          </table:table-cell>
          <table:table-cell office:value-type="float" office:value="52.3047">
            <text:p>52,3047</text:p>
          </table:table-cell>
          <table:table-cell office:value-type="float" office:value="7.31715">
            <text:p>7,31715</text:p>
          </table:table-cell>
          <table:table-cell office:value-type="float" office:value="0.0557173">
            <text:p>0,0557173</text:p>
          </table:table-cell>
          <table:table-cell office:value-type="float" office:value="7.37286">
            <text:p>7,37286</text:p>
          </table:table-cell>
        </table:table-row>
        <table:table-row table:style-name="ro1">
          <table:table-cell office:value-type="float" office:value="167.939">
            <text:p>167,939</text:p>
          </table:table-cell>
          <table:table-cell office:value-type="float" office:value="0.337529">
            <text:p>0,337529</text:p>
          </table:table-cell>
          <table:table-cell office:value-type="float" office:value="168.276">
            <text:p>168,276</text:p>
          </table:table-cell>
          <table:table-cell office:value-type="float" office:value="77.3467">
            <text:p>77,3467</text:p>
          </table:table-cell>
          <table:table-cell office:value-type="float" office:value="0.181228">
            <text:p>0,181228</text:p>
          </table:table-cell>
          <table:table-cell office:value-type="float" office:value="77.528">
            <text:p>77,528</text:p>
          </table:table-cell>
          <table:table-cell office:value-type="float" office:value="0.0152489">
            <text:p>0,0152489</text:p>
          </table:table-cell>
          <table:table-cell office:value-type="float" office:value="0.0912004">
            <text:p>0,0912004</text:p>
          </table:table-cell>
          <table:table-cell office:value-type="float" office:value="0.106449">
            <text:p>0,106449</text:p>
          </table:table-cell>
          <table:table-cell office:value-type="float" office:value="0.497937">
            <text:p>0,497937</text:p>
          </table:table-cell>
          <table:table-cell office:value-type="float" office:value="0.179175">
            <text:p>0,179175</text:p>
          </table:table-cell>
          <table:table-cell office:value-type="float" office:value="0.677112">
            <text:p>0,677112</text:p>
          </table:table-cell>
          <table:table-cell office:value-type="float" office:value="57.1897">
            <text:p>57,1897</text:p>
          </table:table-cell>
          <table:table-cell office:value-type="float" office:value="0.226681">
            <text:p>0,226681</text:p>
          </table:table-cell>
          <table:table-cell office:value-type="float" office:value="57.4164">
            <text:p>57,4164</text:p>
          </table:table-cell>
          <table:table-cell office:value-type="float" office:value="0.24281">
            <text:p>0,24281</text:p>
          </table:table-cell>
          <table:table-cell office:value-type="float" office:value="0.184747">
            <text:p>0,184747</text:p>
          </table:table-cell>
          <table:table-cell office:value-type="float" office:value="0.427557">
            <text:p>0,427557</text:p>
          </table:table-cell>
          <table:table-cell office:value-type="float" office:value="156.012">
            <text:p>156,012</text:p>
          </table:table-cell>
          <table:table-cell office:value-type="float" office:value="0.158354">
            <text:p>0,158354</text:p>
          </table:table-cell>
          <table:table-cell office:value-type="float" office:value="156.171">
            <text:p>156,171</text:p>
          </table:table-cell>
          <table:table-cell office:value-type="float" office:value="66.5036">
            <text:p>66,5036</text:p>
          </table:table-cell>
          <table:table-cell office:value-type="float" office:value="0.103224">
            <text:p>0,103224</text:p>
          </table:table-cell>
          <table:table-cell office:value-type="float" office:value="66.6068">
            <text:p>66,6068</text:p>
          </table:table-cell>
          <table:table-cell office:value-type="float" office:value="7.21861">
            <text:p>7,21861</text:p>
          </table:table-cell>
          <table:table-cell office:value-type="float" office:value="0.0560105">
            <text:p>0,0560105</text:p>
          </table:table-cell>
          <table:table-cell office:value-type="float" office:value="7.27462">
            <text:p>7,27462</text:p>
          </table:table-cell>
        </table:table-row>
        <table:table-row table:style-name="ro1">
          <table:table-cell office:value-type="float" office:value="157.19">
            <text:p>157,19</text:p>
          </table:table-cell>
          <table:table-cell office:value-type="float" office:value="0.288557">
            <text:p>0,288557</text:p>
          </table:table-cell>
          <table:table-cell office:value-type="float" office:value="157.478">
            <text:p>157,478</text:p>
          </table:table-cell>
          <table:table-cell office:value-type="float" office:value="78.6731">
            <text:p>78,6731</text:p>
          </table:table-cell>
          <table:table-cell office:value-type="float" office:value="0.181521">
            <text:p>0,181521</text:p>
          </table:table-cell>
          <table:table-cell office:value-type="float" office:value="78.8546">
            <text:p>78,8546</text:p>
          </table:table-cell>
          <table:table-cell office:value-type="float" office:value="0.0158354">
            <text:p>0,0158354</text:p>
          </table:table-cell>
          <table:table-cell office:value-type="float" office:value="0.0991181">
            <text:p>0,0991181</text:p>
          </table:table-cell>
          <table:table-cell office:value-type="float" office:value="0.114954">
            <text:p>0,114954</text:p>
          </table:table-cell>
          <table:table-cell office:value-type="float" office:value="0.479462">
            <text:p>0,479462</text:p>
          </table:table-cell>
          <table:table-cell office:value-type="float" office:value="0.14985">
            <text:p>0,14985</text:p>
          </table:table-cell>
          <table:table-cell office:value-type="float" office:value="0.629312">
            <text:p>0,629312</text:p>
          </table:table-cell>
          <table:table-cell office:value-type="float" office:value="53.3906">
            <text:p>53,3906</text:p>
          </table:table-cell>
          <table:table-cell office:value-type="float" office:value="0.243103">
            <text:p>0,243103</text:p>
          </table:table-cell>
          <table:table-cell office:value-type="float" office:value="53.6337">
            <text:p>53,6337</text:p>
          </table:table-cell>
          <table:table-cell office:value-type="float" office:value="0.28885">
            <text:p>0,28885</text:p>
          </table:table-cell>
          <table:table-cell office:value-type="float" office:value="0.139">
            <text:p>0,139</text:p>
          </table:table-cell>
          <table:table-cell office:value-type="float" office:value="0.42785">
            <text:p>0,42785</text:p>
          </table:table-cell>
          <table:table-cell office:value-type="float" office:value="151.704">
            <text:p>151,704</text:p>
          </table:table-cell>
          <table:table-cell office:value-type="float" office:value="0.172724">
            <text:p>0,172724</text:p>
          </table:table-cell>
          <table:table-cell office:value-type="float" office:value="151.877">
            <text:p>151,877</text:p>
          </table:table-cell>
          <table:table-cell office:value-type="float" office:value="52.1666">
            <text:p>52,1666</text:p>
          </table:table-cell>
          <table:table-cell office:value-type="float" office:value="0.0999979">
            <text:p>0,0999979</text:p>
          </table:table-cell>
          <table:table-cell office:value-type="float" office:value="52.2666">
            <text:p>52,2666</text:p>
          </table:table-cell>
          <table:table-cell office:value-type="float" office:value="7.22888">
            <text:p>7,22888</text:p>
          </table:table-cell>
          <table:table-cell office:value-type="float" office:value="0.056597">
            <text:p>0,056597</text:p>
          </table:table-cell>
          <table:table-cell office:value-type="float" office:value="7.28547">
            <text:p>7,28547</text:p>
          </table:table-cell>
        </table:table-row>
        <table:table-row table:style-name="ro1">
          <table:table-cell office:value-type="float" office:value="167.551">
            <text:p>167,551</text:p>
          </table:table-cell>
          <table:table-cell office:value-type="float" office:value="0.305565">
            <text:p>0,305565</text:p>
          </table:table-cell>
          <table:table-cell office:value-type="float" office:value="167.856">
            <text:p>167,856</text:p>
          </table:table-cell>
          <table:table-cell office:value-type="float" office:value="106.809">
            <text:p>106,809</text:p>
          </table:table-cell>
          <table:table-cell office:value-type="float" office:value="0.19677">
            <text:p>0,19677</text:p>
          </table:table-cell>
          <table:table-cell office:value-type="float" office:value="107.006">
            <text:p>107,006</text:p>
          </table:table-cell>
          <table:table-cell office:value-type="float" office:value="0.0269789">
            <text:p>0,0269789</text:p>
          </table:table-cell>
          <table:table-cell office:value-type="float" office:value="0.197356">
            <text:p>0,197356</text:p>
          </table:table-cell>
          <table:table-cell office:value-type="float" office:value="0.224335">
            <text:p>0,224335</text:p>
          </table:table-cell>
          <table:table-cell office:value-type="float" office:value="1.0774">
            <text:p>1,0774</text:p>
          </table:table-cell>
          <table:table-cell office:value-type="float" office:value="0.121698">
            <text:p>0,121698</text:p>
          </table:table-cell>
          <table:table-cell office:value-type="float" office:value="1.19909">
            <text:p>1,19909</text:p>
          </table:table-cell>
          <table:table-cell office:value-type="float" office:value="59.9814">
            <text:p>59,9814</text:p>
          </table:table-cell>
          <table:table-cell office:value-type="float" office:value="0.245156">
            <text:p>0,245156</text:p>
          </table:table-cell>
          <table:table-cell office:value-type="float" office:value="60.2266">
            <text:p>60,2266</text:p>
          </table:table-cell>
          <table:table-cell office:value-type="float" office:value="0.283572">
            <text:p>0,283572</text:p>
          </table:table-cell>
          <table:table-cell office:value-type="float" office:value="0.131082">
            <text:p>0,131082</text:p>
          </table:table-cell>
          <table:table-cell office:value-type="float" office:value="0.414654">
            <text:p>0,414654</text:p>
          </table:table-cell>
          <table:table-cell office:value-type="float" office:value="165.331">
            <text:p>165,331</text:p>
          </table:table-cell>
          <table:table-cell office:value-type="float" office:value="0.164513">
            <text:p>0,164513</text:p>
          </table:table-cell>
          <table:table-cell office:value-type="float" office:value="165.495">
            <text:p>165,495</text:p>
          </table:table-cell>
          <table:table-cell office:value-type="float" office:value="75.4969">
            <text:p>75,4969</text:p>
          </table:table-cell>
          <table:table-cell office:value-type="float" office:value="0.109968">
            <text:p>0,109968</text:p>
          </table:table-cell>
          <table:table-cell office:value-type="float" office:value="75.6069">
            <text:p>75,6069</text:p>
          </table:table-cell>
          <table:table-cell office:value-type="float" office:value="7.62682">
            <text:p>7,62682</text:p>
          </table:table-cell>
          <table:table-cell office:value-type="float" office:value="0.271255">
            <text:p>0,271255</text:p>
          </table:table-cell>
          <table:table-cell office:value-type="float" office:value="7.89807">
            <text:p>7,89807</text:p>
          </table:table-cell>
        </table:table-row>
        <table:table-row table:style-name="ro1">
          <table:table-cell office:value-type="float" office:value="159.741">
            <text:p>159,741</text:p>
          </table:table-cell>
          <table:table-cell office:value-type="float" office:value="0.282692">
            <text:p>0,282692</text:p>
          </table:table-cell>
          <table:table-cell office:value-type="float" office:value="160.024">
            <text:p>160,024</text:p>
          </table:table-cell>
          <table:table-cell office:value-type="float" office:value="149.422">
            <text:p>149,422</text:p>
          </table:table-cell>
          <table:table-cell office:value-type="float" office:value="0.534593">
            <text:p>0,534593</text:p>
          </table:table-cell>
          <table:table-cell office:value-type="float" office:value="149.957">
            <text:p>149,957</text:p>
          </table:table-cell>
          <table:table-cell office:value-type="float" office:value="0.0258059">
            <text:p>0,0258059</text:p>
          </table:table-cell>
          <table:table-cell office:value-type="float" office:value="0.159821">
            <text:p>0,159821</text:p>
          </table:table-cell>
          <table:table-cell office:value-type="float" office:value="0.185627">
            <text:p>0,185627</text:p>
          </table:table-cell>
          <table:table-cell office:value-type="float" office:value="0.823443">
            <text:p>0,823443</text:p>
          </table:table-cell>
          <table:table-cell office:value-type="float" office:value="0.123751">
            <text:p>0,123751</text:p>
          </table:table-cell>
          <table:table-cell office:value-type="float" office:value="0.947194">
            <text:p>0,947194</text:p>
          </table:table-cell>
          <table:table-cell office:value-type="float" office:value="55.5674">
            <text:p>55,5674</text:p>
          </table:table-cell>
          <table:table-cell office:value-type="float" office:value="0.23284">
            <text:p>0,23284</text:p>
          </table:table-cell>
          <table:table-cell office:value-type="float" office:value="55.8003">
            <text:p>55,8003</text:p>
          </table:table-cell>
          <table:table-cell office:value-type="float" office:value="0.282105">
            <text:p>0,282105</text:p>
          </table:table-cell>
          <table:table-cell office:value-type="float" office:value="0.160407">
            <text:p>0,160407</text:p>
          </table:table-cell>
          <table:table-cell office:value-type="float" office:value="0.442513">
            <text:p>0,442513</text:p>
          </table:table-cell>
          <table:table-cell office:value-type="float" office:value="153.341">
            <text:p>153,341</text:p>
          </table:table-cell>
          <table:table-cell office:value-type="float" office:value="0.682097">
            <text:p>0,682097</text:p>
          </table:table-cell>
          <table:table-cell office:value-type="float" office:value="154.023">
            <text:p>154,023</text:p>
          </table:table-cell>
          <table:table-cell office:value-type="float" office:value="77.1118">
            <text:p>77,1118</text:p>
          </table:table-cell>
          <table:table-cell office:value-type="float" office:value="0.119646">
            <text:p>0,119646</text:p>
          </table:table-cell>
          <table:table-cell office:value-type="float" office:value="77.2315">
            <text:p>77,2315</text:p>
          </table:table-cell>
          <table:table-cell office:value-type="float" office:value="7.6233">
            <text:p>7,6233</text:p>
          </table:table-cell>
          <table:table-cell office:value-type="float" office:value="0.0633418">
            <text:p>0,0633418</text:p>
          </table:table-cell>
          <table:table-cell office:value-type="float" office:value="7.68664">
            <text:p>7,68664</text:p>
          </table:table-cell>
        </table:table-row>
        <table:table-row table:style-name="ro1">
          <table:table-cell office:value-type="float" office:value="180.58">
            <text:p>180,58</text:p>
          </table:table-cell>
          <table:table-cell office:value-type="float" office:value="0.302046">
            <text:p>0,302046</text:p>
          </table:table-cell>
          <table:table-cell office:value-type="float" office:value="180.882">
            <text:p>180,882</text:p>
          </table:table-cell>
          <table:table-cell office:value-type="float" office:value="78.1623">
            <text:p>78,1623</text:p>
          </table:table-cell>
          <table:table-cell office:value-type="float" office:value="0.194131">
            <text:p>0,194131</text:p>
          </table:table-cell>
          <table:table-cell office:value-type="float" office:value="78.3564">
            <text:p>78,3564</text:p>
          </table:table-cell>
          <table:table-cell office:value-type="float" office:value="0.0161287">
            <text:p>0,0161287</text:p>
          </table:table-cell>
          <table:table-cell office:value-type="float" office:value="0.0994114">
            <text:p>0,0994114</text:p>
          </table:table-cell>
          <table:table-cell office:value-type="float" office:value="0.11554">
            <text:p>0,11554</text:p>
          </table:table-cell>
          <table:table-cell office:value-type="float" office:value="0.47389">
            <text:p>0,47389</text:p>
          </table:table-cell>
          <table:table-cell office:value-type="float" office:value="0.140173">
            <text:p>0,140173</text:p>
          </table:table-cell>
          <table:table-cell office:value-type="float" office:value="0.614063">
            <text:p>0,614063</text:p>
          </table:table-cell>
          <table:table-cell office:value-type="float" office:value="69.1484">
            <text:p>69,1484</text:p>
          </table:table-cell>
          <table:table-cell office:value-type="float" office:value="0.248382">
            <text:p>0,248382</text:p>
          </table:table-cell>
          <table:table-cell office:value-type="float" office:value="69.3968">
            <text:p>69,3968</text:p>
          </table:table-cell>
          <table:table-cell office:value-type="float" office:value="0.260112">
            <text:p>0,260112</text:p>
          </table:table-cell>
          <table:table-cell office:value-type="float" office:value="0.168325">
            <text:p>0,168325</text:p>
          </table:table-cell>
          <table:table-cell office:value-type="float" office:value="0.428437">
            <text:p>0,428437</text:p>
          </table:table-cell>
          <table:table-cell office:value-type="float" office:value="188.128">
            <text:p>188,128</text:p>
          </table:table-cell>
          <table:table-cell office:value-type="float" office:value="0.215831">
            <text:p>0,215831</text:p>
          </table:table-cell>
          <table:table-cell office:value-type="float" office:value="188.344">
            <text:p>188,344</text:p>
          </table:table-cell>
          <table:table-cell office:value-type="float" office:value="55.0941">
            <text:p>55,0941</text:p>
          </table:table-cell>
          <table:table-cell office:value-type="float" office:value="0.109382">
            <text:p>0,109382</text:p>
          </table:table-cell>
          <table:table-cell office:value-type="float" office:value="55.2035">
            <text:p>55,2035</text:p>
          </table:table-cell>
          <table:table-cell office:value-type="float" office:value="7.59984">
            <text:p>7,59984</text:p>
          </table:table-cell>
          <table:table-cell office:value-type="float" office:value="0.0607025">
            <text:p>0,0607025</text:p>
          </table:table-cell>
          <table:table-cell office:value-type="float" office:value="7.66054">
            <text:p>7,66054</text:p>
          </table:table-cell>
        </table:table-row>
        <table:table-row table:style-name="ro1">
          <table:table-cell office:value-type="float" office:value="191.928">
            <text:p>191,928</text:p>
          </table:table-cell>
          <table:table-cell office:value-type="float" office:value="0.369787">
            <text:p>0,369787</text:p>
          </table:table-cell>
          <table:table-cell office:value-type="float" office:value="192.298">
            <text:p>192,298</text:p>
          </table:table-cell>
          <table:table-cell office:value-type="float" office:value="76.9796">
            <text:p>76,9796</text:p>
          </table:table-cell>
          <table:table-cell office:value-type="float" office:value="0.182987">
            <text:p>0,182987</text:p>
          </table:table-cell>
          <table:table-cell office:value-type="float" office:value="77.1626">
            <text:p>77,1626</text:p>
          </table:table-cell>
          <table:table-cell office:value-type="float" office:value="0.0343101">
            <text:p>0,0343101</text:p>
          </table:table-cell>
          <table:table-cell office:value-type="float" office:value="0.159527">
            <text:p>0,159527</text:p>
          </table:table-cell>
          <table:table-cell office:value-type="float" office:value="0.193837">
            <text:p>0,193837</text:p>
          </table:table-cell>
          <table:table-cell office:value-type="float" office:value="0.63547">
            <text:p>0,63547</text:p>
          </table:table-cell>
          <table:table-cell office:value-type="float" office:value="0.0935464">
            <text:p>0,0935464</text:p>
          </table:table-cell>
          <table:table-cell office:value-type="float" office:value="0.729017">
            <text:p>0,729017</text:p>
          </table:table-cell>
          <table:table-cell office:value-type="float" office:value="61.0908">
            <text:p>61,0908</text:p>
          </table:table-cell>
          <table:table-cell office:value-type="float" office:value="0.233426">
            <text:p>0,233426</text:p>
          </table:table-cell>
          <table:table-cell office:value-type="float" office:value="61.3242">
            <text:p>61,3242</text:p>
          </table:table-cell>
          <table:table-cell office:value-type="float" office:value="0.262164">
            <text:p>0,262164</text:p>
          </table:table-cell>
          <table:table-cell office:value-type="float" office:value="0.190319">
            <text:p>0,190319</text:p>
          </table:table-cell>
          <table:table-cell office:value-type="float" office:value="0.452483">
            <text:p>0,452483</text:p>
          </table:table-cell>
          <table:table-cell office:value-type="float" office:value="154.363">
            <text:p>154,363</text:p>
          </table:table-cell>
          <table:table-cell office:value-type="float" office:value="0.158354">
            <text:p>0,158354</text:p>
          </table:table-cell>
          <table:table-cell office:value-type="float" office:value="154.521">
            <text:p>154,521</text:p>
          </table:table-cell>
          <table:table-cell office:value-type="float" office:value="57.0747">
            <text:p>57,0747</text:p>
          </table:table-cell>
          <table:table-cell office:value-type="float" office:value="0.10293">
            <text:p>0,10293</text:p>
          </table:table-cell>
          <table:table-cell office:value-type="float" office:value="57.1777">
            <text:p>57,1777</text:p>
          </table:table-cell>
          <table:table-cell office:value-type="float" office:value="7.91244">
            <text:p>7,91244</text:p>
          </table:table-cell>
          <table:table-cell office:value-type="float" office:value="0.0621688">
            <text:p>0,0621688</text:p>
          </table:table-cell>
          <table:table-cell office:value-type="float" office:value="7.97461">
            <text:p>7,97461</text:p>
          </table:table-cell>
        </table:table-row>
        <table:table-row table:style-name="ro1">
          <table:table-cell office:value-type="float" office:value="183.847">
            <text:p>183,847</text:p>
          </table:table-cell>
          <table:table-cell office:value-type="float" office:value="0.28973">
            <text:p>0,28973</text:p>
          </table:table-cell>
          <table:table-cell office:value-type="float" office:value="184.137">
            <text:p>184,137</text:p>
          </table:table-cell>
          <table:table-cell office:value-type="float" office:value="95.8384">
            <text:p>95,8384</text:p>
          </table:table-cell>
          <table:table-cell office:value-type="float" office:value="0.18416">
            <text:p>0,18416</text:p>
          </table:table-cell>
          <table:table-cell office:value-type="float" office:value="96.0226">
            <text:p>96,0226</text:p>
          </table:table-cell>
          <table:table-cell office:value-type="float" office:value="0.0155422">
            <text:p>0,0155422</text:p>
          </table:table-cell>
          <table:table-cell office:value-type="float" office:value="0.153369">
            <text:p>0,153369</text:p>
          </table:table-cell>
          <table:table-cell office:value-type="float" office:value="0.168911">
            <text:p>0,168911</text:p>
          </table:table-cell>
          <table:table-cell office:value-type="float" office:value="1.19939">
            <text:p>1,19939</text:p>
          </table:table-cell>
          <table:table-cell office:value-type="float" office:value="0.261871">
            <text:p>0,261871</text:p>
          </table:table-cell>
          <table:table-cell office:value-type="float" office:value="1.46126">
            <text:p>1,46126</text:p>
          </table:table-cell>
          <table:table-cell office:value-type="float" office:value="52.1552">
            <text:p>52,1552</text:p>
          </table:table-cell>
          <table:table-cell office:value-type="float" office:value="0.356884">
            <text:p>0,356884</text:p>
          </table:table-cell>
          <table:table-cell office:value-type="float" office:value="52.5121">
            <text:p>52,5121</text:p>
          </table:table-cell>
          <table:table-cell office:value-type="float" office:value="0.294715">
            <text:p>0,294715</text:p>
          </table:table-cell>
          <table:table-cell office:value-type="float" office:value="0.131962">
            <text:p>0,131962</text:p>
          </table:table-cell>
          <table:table-cell office:value-type="float" office:value="0.426677">
            <text:p>0,426677</text:p>
          </table:table-cell>
          <table:table-cell office:value-type="float" office:value="144.362">
            <text:p>144,362</text:p>
          </table:table-cell>
          <table:table-cell office:value-type="float" office:value="0.167738">
            <text:p>0,167738</text:p>
          </table:table-cell>
          <table:table-cell office:value-type="float" office:value="144.529">
            <text:p>144,529</text:p>
          </table:table-cell>
          <table:table-cell office:value-type="float" office:value="53.1783">
            <text:p>53,1783</text:p>
          </table:table-cell>
          <table:table-cell office:value-type="float" office:value="0.10293">
            <text:p>0,10293</text:p>
          </table:table-cell>
          <table:table-cell office:value-type="float" office:value="53.2813">
            <text:p>53,2813</text:p>
          </table:table-cell>
          <table:table-cell office:value-type="float" office:value="8.02945">
            <text:p>8,02945</text:p>
          </table:table-cell>
          <table:table-cell office:value-type="float" office:value="0.0645147">
            <text:p>0,0645147</text:p>
          </table:table-cell>
          <table:table-cell office:value-type="float" office:value="8.09396">
            <text:p>8,09396</text:p>
          </table:table-cell>
        </table:table-row>
        <table:table-row table:style-name="ro1">
          <table:table-cell office:value-type="float" office:value="135.708">
            <text:p>135,708</text:p>
          </table:table-cell>
          <table:table-cell office:value-type="float" office:value="0.281519">
            <text:p>0,281519</text:p>
          </table:table-cell>
          <table:table-cell office:value-type="float" office:value="135.989">
            <text:p>135,989</text:p>
          </table:table-cell>
          <table:table-cell office:value-type="float" office:value="79.7077">
            <text:p>79,7077</text:p>
          </table:table-cell>
          <table:table-cell office:value-type="float" office:value="0.290903">
            <text:p>0,290903</text:p>
          </table:table-cell>
          <table:table-cell office:value-type="float" office:value="79.9986">
            <text:p>79,9986</text:p>
          </table:table-cell>
          <table:table-cell office:value-type="float" office:value="0.0923734">
            <text:p>0,0923734</text:p>
          </table:table-cell>
          <table:table-cell office:value-type="float" office:value="0.393247">
            <text:p>0,393247</text:p>
          </table:table-cell>
          <table:table-cell office:value-type="float" office:value="0.48562">
            <text:p>0,48562</text:p>
          </table:table-cell>
          <table:table-cell office:value-type="float" office:value="0.541337">
            <text:p>0,541337</text:p>
          </table:table-cell>
          <table:table-cell office:value-type="float" office:value="0.290903">
            <text:p>0,290903</text:p>
          </table:table-cell>
          <table:table-cell office:value-type="float" office:value="0.83224">
            <text:p>0,83224</text:p>
          </table:table-cell>
          <table:table-cell office:value-type="float" office:value="47.6529">
            <text:p>47,6529</text:p>
          </table:table-cell>
          <table:table-cell office:value-type="float" office:value="0.247502">
            <text:p>0,247502</text:p>
          </table:table-cell>
          <table:table-cell office:value-type="float" office:value="47.9004">
            <text:p>47,9004</text:p>
          </table:table-cell>
          <table:table-cell office:value-type="float" office:value="0.274774">
            <text:p>0,274774</text:p>
          </table:table-cell>
          <table:table-cell office:value-type="float" office:value="0.131669">
            <text:p>0,131669</text:p>
          </table:table-cell>
          <table:table-cell office:value-type="float" office:value="0.406443">
            <text:p>0,406443</text:p>
          </table:table-cell>
          <table:table-cell office:value-type="float" office:value="146.665">
            <text:p>146,665</text:p>
          </table:table-cell>
          <table:table-cell office:value-type="float" office:value="0.363042">
            <text:p>0,363042</text:p>
          </table:table-cell>
          <table:table-cell office:value-type="float" office:value="147.028">
            <text:p>147,028</text:p>
          </table:table-cell>
          <table:table-cell office:value-type="float" office:value="62.3022">
            <text:p>62,3022</text:p>
          </table:table-cell>
          <table:table-cell office:value-type="float" office:value="0.102051">
            <text:p>0,102051</text:p>
          </table:table-cell>
          <table:table-cell office:value-type="float" office:value="62.4042">
            <text:p>62,4042</text:p>
          </table:table-cell>
          <table:table-cell office:value-type="float" office:value="7.30981">
            <text:p>7,30981</text:p>
          </table:table-cell>
          <table:table-cell office:value-type="float" office:value="0.055424">
            <text:p>0,055424</text:p>
          </table:table-cell>
          <table:table-cell office:value-type="float" office:value="7.36524">
            <text:p>7,36524</text:p>
          </table:table-cell>
        </table:table-row>
        <table:table-row table:style-name="ro1">
          <table:table-cell office:value-type="float" office:value="187.904">
            <text:p>187,904</text:p>
          </table:table-cell>
          <table:table-cell office:value-type="float" office:value="0.286504">
            <text:p>0,286504</text:p>
          </table:table-cell>
          <table:table-cell office:value-type="float" office:value="188.19">
            <text:p>188,19</text:p>
          </table:table-cell>
          <table:table-cell office:value-type="float" office:value="77.1608">
            <text:p>77,1608</text:p>
          </table:table-cell>
          <table:table-cell office:value-type="float" office:value="0.186506">
            <text:p>0,186506</text:p>
          </table:table-cell>
          <table:table-cell office:value-type="float" office:value="77.3473">
            <text:p>77,3473</text:p>
          </table:table-cell>
          <table:table-cell office:value-type="float" office:value="0.0152489">
            <text:p>0,0152489</text:p>
          </table:table-cell>
          <table:table-cell office:value-type="float" office:value="0.109382">
            <text:p>0,109382</text:p>
          </table:table-cell>
          <table:table-cell office:value-type="float" office:value="0.124631">
            <text:p>0,124631</text:p>
          </table:table-cell>
          <table:table-cell office:value-type="float" office:value="0.500283">
            <text:p>0,500283</text:p>
          </table:table-cell>
          <table:table-cell office:value-type="float" office:value="0.176536">
            <text:p>0,176536</text:p>
          </table:table-cell>
          <table:table-cell office:value-type="float" office:value="0.676818">
            <text:p>0,676818</text:p>
          </table:table-cell>
          <table:table-cell office:value-type="float" office:value="66.7754">
            <text:p>66,7754</text:p>
          </table:table-cell>
          <table:table-cell office:value-type="float" office:value="0.492951">
            <text:p>0,492951</text:p>
          </table:table-cell>
          <table:table-cell office:value-type="float" office:value="67.2684">
            <text:p>67,2684</text:p>
          </table:table-cell>
          <table:table-cell office:value-type="float" office:value="0.260112">
            <text:p>0,260112</text:p>
          </table:table-cell>
          <table:table-cell office:value-type="float" office:value="0.192078">
            <text:p>0,192078</text:p>
          </table:table-cell>
          <table:table-cell office:value-type="float" office:value="0.45219">
            <text:p>0,45219</text:p>
          </table:table-cell>
          <table:table-cell office:value-type="float" office:value="160.623">
            <text:p>160,623</text:p>
          </table:table-cell>
          <table:table-cell office:value-type="float" office:value="0.158648">
            <text:p>0,158648</text:p>
          </table:table-cell>
          <table:table-cell office:value-type="float" office:value="160.781">
            <text:p>160,781</text:p>
          </table:table-cell>
          <table:table-cell office:value-type="float" office:value="53.6686">
            <text:p>53,6686</text:p>
          </table:table-cell>
          <table:table-cell office:value-type="float" office:value="0.355124">
            <text:p>0,355124</text:p>
          </table:table-cell>
          <table:table-cell office:value-type="float" office:value="54.0238">
            <text:p>54,0238</text:p>
          </table:table-cell>
          <table:table-cell office:value-type="float" office:value="7.36934">
            <text:p>7,36934</text:p>
          </table:table-cell>
          <table:table-cell office:value-type="float" office:value="0.0539578">
            <text:p>0,0539578</text:p>
          </table:table-cell>
          <table:table-cell office:value-type="float" office:value="7.4233">
            <text:p>7,4233</text:p>
          </table:table-cell>
        </table:table-row>
        <table:table-row table:style-name="ro1">
          <table:table-cell office:value-type="float" office:value="193.535">
            <text:p>193,535</text:p>
          </table:table-cell>
          <table:table-cell office:value-type="float" office:value="0.83224">
            <text:p>0,83224</text:p>
          </table:table-cell>
          <table:table-cell office:value-type="float" office:value="194.368">
            <text:p>194,368</text:p>
          </table:table-cell>
          <table:table-cell office:value-type="float" office:value="90.6271">
            <text:p>90,6271</text:p>
          </table:table-cell>
          <table:table-cell office:value-type="float" office:value="0.182694">
            <text:p>0,182694</text:p>
          </table:table-cell>
          <table:table-cell office:value-type="float" office:value="90.8098">
            <text:p>90,8098</text:p>
          </table:table-cell>
          <table:table-cell office:value-type="float" office:value="0.0173017">
            <text:p>0,0173017</text:p>
          </table:table-cell>
          <table:table-cell office:value-type="float" office:value="0.136067">
            <text:p>0,136067</text:p>
          </table:table-cell>
          <table:table-cell office:value-type="float" office:value="0.153369">
            <text:p>0,153369</text:p>
          </table:table-cell>
          <table:table-cell office:value-type="float" office:value="0.479169">
            <text:p>0,479169</text:p>
          </table:table-cell>
          <table:table-cell office:value-type="float" office:value="0.342221">
            <text:p>0,342221</text:p>
          </table:table-cell>
          <table:table-cell office:value-type="float" office:value="0.82139">
            <text:p>0,82139</text:p>
          </table:table-cell>
          <table:table-cell office:value-type="float" office:value="57.3451">
            <text:p>57,3451</text:p>
          </table:table-cell>
          <table:table-cell office:value-type="float" office:value="0.24369">
            <text:p>0,24369</text:p>
          </table:table-cell>
          <table:table-cell office:value-type="float" office:value="57.5888">
            <text:p>57,5888</text:p>
          </table:table-cell>
          <table:table-cell office:value-type="float" office:value="0.259525">
            <text:p>0,259525</text:p>
          </table:table-cell>
          <table:table-cell office:value-type="float" office:value="0.12815">
            <text:p>0,12815</text:p>
          </table:table-cell>
          <table:table-cell office:value-type="float" office:value="0.387675">
            <text:p>0,387675</text:p>
          </table:table-cell>
          <table:table-cell office:value-type="float" office:value="184.244">
            <text:p>184,244</text:p>
          </table:table-cell>
          <table:table-cell office:value-type="float" office:value="0.201755">
            <text:p>0,201755</text:p>
          </table:table-cell>
          <table:table-cell office:value-type="float" office:value="184.446">
            <text:p>184,446</text:p>
          </table:table-cell>
          <table:table-cell office:value-type="float" office:value="94.4458">
            <text:p>94,4458</text:p>
          </table:table-cell>
          <table:table-cell office:value-type="float" office:value="0.297061">
            <text:p>0,297061</text:p>
          </table:table-cell>
          <table:table-cell office:value-type="float" office:value="94.7428">
            <text:p>94,7428</text:p>
          </table:table-cell>
          <table:table-cell office:value-type="float" office:value="8.20158">
            <text:p>8,20158</text:p>
          </table:table-cell>
          <table:table-cell office:value-type="float" office:value="0.0651012">
            <text:p>0,0651012</text:p>
          </table:table-cell>
          <table:table-cell office:value-type="float" office:value="8.26669">
            <text:p>8,26669</text:p>
          </table:table-cell>
        </table:table-row>
        <table:table-row table:style-name="ro1">
          <table:table-cell office:value-type="float" office:value="141.65">
            <text:p>141,65</text:p>
          </table:table-cell>
          <table:table-cell office:value-type="float" office:value="0.744559">
            <text:p>0,744559</text:p>
          </table:table-cell>
          <table:table-cell office:value-type="float" office:value="142.395">
            <text:p>142,395</text:p>
          </table:table-cell>
          <table:table-cell office:value-type="float" office:value="82.1698">
            <text:p>82,1698</text:p>
          </table:table-cell>
          <table:table-cell office:value-type="float" office:value="0.199996">
            <text:p>0,199996</text:p>
          </table:table-cell>
          <table:table-cell office:value-type="float" office:value="82.3698">
            <text:p>82,3698</text:p>
          </table:table-cell>
          <table:table-cell office:value-type="float" office:value="0.0155422">
            <text:p>0,0155422</text:p>
          </table:table-cell>
          <table:table-cell office:value-type="float" office:value="0.0979451">
            <text:p>0,0979451</text:p>
          </table:table-cell>
          <table:table-cell office:value-type="float" office:value="0.113487">
            <text:p>0,113487</text:p>
          </table:table-cell>
          <table:table-cell office:value-type="float" office:value="0.497937">
            <text:p>0,497937</text:p>
          </table:table-cell>
          <table:table-cell office:value-type="float" office:value="0.148091">
            <text:p>0,148091</text:p>
          </table:table-cell>
          <table:table-cell office:value-type="float" office:value="0.646027">
            <text:p>0,646027</text:p>
          </table:table-cell>
          <table:table-cell office:value-type="float" office:value="48.0265">
            <text:p>48,0265</text:p>
          </table:table-cell>
          <table:table-cell office:value-type="float" office:value="0.374479">
            <text:p>0,374479</text:p>
          </table:table-cell>
          <table:table-cell office:value-type="float" office:value="48.401">
            <text:p>48,401</text:p>
          </table:table-cell>
          <table:table-cell office:value-type="float" office:value="0.237238">
            <text:p>0,237238</text:p>
          </table:table-cell>
          <table:table-cell office:value-type="float" office:value="0.191785">
            <text:p>0,191785</text:p>
          </table:table-cell>
          <table:table-cell office:value-type="float" office:value="0.429023">
            <text:p>0,429023</text:p>
          </table:table-cell>
          <table:table-cell office:value-type="float" office:value="187.048">
            <text:p>187,048</text:p>
          </table:table-cell>
          <table:table-cell office:value-type="float" office:value="0.160114">
            <text:p>0,160114</text:p>
          </table:table-cell>
          <table:table-cell office:value-type="float" office:value="187.209">
            <text:p>187,209</text:p>
          </table:table-cell>
          <table:table-cell office:value-type="float" office:value="52.9264">
            <text:p>52,9264</text:p>
          </table:table-cell>
          <table:table-cell office:value-type="float" office:value="0.109675">
            <text:p>0,109675</text:p>
          </table:table-cell>
          <table:table-cell office:value-type="float" office:value="53.0361">
            <text:p>53,0361</text:p>
          </table:table-cell>
          <table:table-cell office:value-type="float" office:value="20.5526">
            <text:p>20,5526</text:p>
          </table:table-cell>
          <table:table-cell office:value-type="float" office:value="0.167738">
            <text:p>0,167738</text:p>
          </table:table-cell>
          <table:table-cell office:value-type="float" office:value="20.7204">
            <text:p>20,7204</text:p>
          </table:table-cell>
        </table:table-row>
        <table:table-row table:style-name="ro1">
          <table:table-cell office:value-type="float" office:value="151.414">
            <text:p>151,414</text:p>
          </table:table-cell>
          <table:table-cell office:value-type="float" office:value="0.281519">
            <text:p>0,281519</text:p>
          </table:table-cell>
          <table:table-cell office:value-type="float" office:value="151.696">
            <text:p>151,696</text:p>
          </table:table-cell>
          <table:table-cell office:value-type="float" office:value="86.4844">
            <text:p>86,4844</text:p>
          </table:table-cell>
          <table:table-cell office:value-type="float" office:value="0.186506">
            <text:p>0,186506</text:p>
          </table:table-cell>
          <table:table-cell office:value-type="float" office:value="86.6709">
            <text:p>86,6709</text:p>
          </table:table-cell>
          <table:table-cell office:value-type="float" office:value="0.0167152">
            <text:p>0,0167152</text:p>
          </table:table-cell>
          <table:table-cell office:value-type="float" office:value="0.104397">
            <text:p>0,104397</text:p>
          </table:table-cell>
          <table:table-cell office:value-type="float" office:value="0.121112">
            <text:p>0,121112</text:p>
          </table:table-cell>
          <table:table-cell office:value-type="float" office:value="0.555707">
            <text:p>0,555707</text:p>
          </table:table-cell>
          <table:table-cell office:value-type="float" office:value="0.10293">
            <text:p>0,10293</text:p>
          </table:table-cell>
          <table:table-cell office:value-type="float" office:value="0.658637">
            <text:p>0,658637</text:p>
          </table:table-cell>
          <table:table-cell office:value-type="float" office:value="58.3096">
            <text:p>58,3096</text:p>
          </table:table-cell>
          <table:table-cell office:value-type="float" office:value="0.230494">
            <text:p>0,230494</text:p>
          </table:table-cell>
          <table:table-cell office:value-type="float" office:value="58.5401">
            <text:p>58,5401</text:p>
          </table:table-cell>
          <table:table-cell office:value-type="float" office:value="0.434595">
            <text:p>0,434595</text:p>
          </table:table-cell>
          <table:table-cell office:value-type="float" office:value="0.241344">
            <text:p>0,241344</text:p>
          </table:table-cell>
          <table:table-cell office:value-type="float" office:value="0.675939">
            <text:p>0,675939</text:p>
          </table:table-cell>
          <table:table-cell office:value-type="float" office:value="188.361">
            <text:p>188,361</text:p>
          </table:table-cell>
          <table:table-cell office:value-type="float" office:value="0.18504">
            <text:p>0,18504</text:p>
          </table:table-cell>
          <table:table-cell office:value-type="float" office:value="188.546">
            <text:p>188,546</text:p>
          </table:table-cell>
          <table:table-cell office:value-type="float" office:value="51.9898">
            <text:p>51,9898</text:p>
          </table:table-cell>
          <table:table-cell office:value-type="float" office:value="0.0967721">
            <text:p>0,0967721</text:p>
          </table:table-cell>
          <table:table-cell office:value-type="float" office:value="52.0866">
            <text:p>52,0866</text:p>
          </table:table-cell>
          <table:table-cell office:value-type="float" office:value="7.30864">
            <text:p>7,30864</text:p>
          </table:table-cell>
          <table:table-cell office:value-type="float" office:value="0.054251">
            <text:p>0,054251</text:p>
          </table:table-cell>
          <table:table-cell office:value-type="float" office:value="7.36289">
            <text:p>7,36289</text:p>
          </table:table-cell>
        </table:table-row>
        <table:table-row table:style-name="ro1">
          <table:table-cell office:value-type="float" office:value="152.862">
            <text:p>152,862</text:p>
          </table:table-cell>
          <table:table-cell office:value-type="float" office:value="0.31143">
            <text:p>0,31143</text:p>
          </table:table-cell>
          <table:table-cell office:value-type="float" office:value="153.173">
            <text:p>153,173</text:p>
          </table:table-cell>
          <table:table-cell office:value-type="float" office:value="78.9358">
            <text:p>78,9358</text:p>
          </table:table-cell>
          <table:table-cell office:value-type="float" office:value="0.536939">
            <text:p>0,536939</text:p>
          </table:table-cell>
          <table:table-cell office:value-type="float" office:value="79.4728">
            <text:p>79,4728</text:p>
          </table:table-cell>
          <table:table-cell office:value-type="float" office:value="0.0175949">
            <text:p>0,0175949</text:p>
          </table:table-cell>
          <table:table-cell office:value-type="float" office:value="0.100291">
            <text:p>0,100291</text:p>
          </table:table-cell>
          <table:table-cell office:value-type="float" office:value="0.117886">
            <text:p>0,117886</text:p>
          </table:table-cell>
          <table:table-cell office:value-type="float" office:value="0.565384">
            <text:p>0,565384</text:p>
          </table:table-cell>
          <table:table-cell office:value-type="float" office:value="1.06039">
            <text:p>1,06039</text:p>
          </table:table-cell>
          <table:table-cell office:value-type="float" office:value="1.62577">
            <text:p>1,62577</text:p>
          </table:table-cell>
          <table:table-cell office:value-type="float" office:value="65.4397">
            <text:p>65,4397</text:p>
          </table:table-cell>
          <table:table-cell office:value-type="float" office:value="0.654531">
            <text:p>0,654531</text:p>
          </table:table-cell>
          <table:table-cell office:value-type="float" office:value="66.0942">
            <text:p>66,0942</text:p>
          </table:table-cell>
          <table:table-cell office:value-type="float" office:value="0.793825">
            <text:p>0,793825</text:p>
          </table:table-cell>
          <table:table-cell office:value-type="float" office:value="0.412894">
            <text:p>0,412894</text:p>
          </table:table-cell>
          <table:table-cell office:value-type="float" office:value="1.20672">
            <text:p>1,20672</text:p>
          </table:table-cell>
          <table:table-cell office:value-type="float" office:value="191.11">
            <text:p>191,11</text:p>
          </table:table-cell>
          <table:table-cell office:value-type="float" office:value="0.159527">
            <text:p>0,159527</text:p>
          </table:table-cell>
          <table:table-cell office:value-type="float" office:value="191.269">
            <text:p>191,269</text:p>
          </table:table-cell>
          <table:table-cell office:value-type="float" office:value="52.0743">
            <text:p>52,0743</text:p>
          </table:table-cell>
          <table:table-cell office:value-type="float" office:value="0.0999979">
            <text:p>0,0999979</text:p>
          </table:table-cell>
          <table:table-cell office:value-type="float" office:value="52.1742">
            <text:p>52,1742</text:p>
          </table:table-cell>
          <table:table-cell office:value-type="float" office:value="7.17199">
            <text:p>7,17199</text:p>
          </table:table-cell>
          <table:table-cell office:value-type="float" office:value="0.055424">
            <text:p>0,055424</text:p>
          </table:table-cell>
          <table:table-cell office:value-type="float" office:value="7.22741">
            <text:p>7,22741</text:p>
          </table:table-cell>
        </table:table-row>
        <table:table-row table:style-name="ro1">
          <table:table-cell office:value-type="float" office:value="174.947">
            <text:p>174,947</text:p>
          </table:table-cell>
          <table:table-cell office:value-type="float" office:value="0.283278">
            <text:p>0,283278</text:p>
          </table:table-cell>
          <table:table-cell office:value-type="float" office:value="175.23">
            <text:p>175,23</text:p>
          </table:table-cell>
          <table:table-cell office:value-type="float" office:value="92.296">
            <text:p>92,296</text:p>
          </table:table-cell>
          <table:table-cell office:value-type="float" office:value="0.25542">
            <text:p>0,25542</text:p>
          </table:table-cell>
          <table:table-cell office:value-type="float" office:value="92.5514">
            <text:p>92,5514</text:p>
          </table:table-cell>
          <table:table-cell office:value-type="float" office:value="0.0313776">
            <text:p>0,0313776</text:p>
          </table:table-cell>
          <table:table-cell office:value-type="float" office:value="0.193544">
            <text:p>0,193544</text:p>
          </table:table-cell>
          <table:table-cell office:value-type="float" office:value="0.224922">
            <text:p>0,224922</text:p>
          </table:table-cell>
          <table:table-cell office:value-type="float" office:value="1.16654">
            <text:p>1,16654</text:p>
          </table:table-cell>
          <table:table-cell office:value-type="float" office:value="1.42959">
            <text:p>1,42959</text:p>
          </table:table-cell>
          <table:table-cell office:value-type="float" office:value="2.59613">
            <text:p>2,59613</text:p>
          </table:table-cell>
          <table:table-cell office:value-type="float" office:value="63.2327">
            <text:p>63,2327</text:p>
          </table:table-cell>
          <table:table-cell office:value-type="float" office:value="0.282985">
            <text:p>0,282985</text:p>
          </table:table-cell>
          <table:table-cell office:value-type="float" office:value="63.5156">
            <text:p>63,5156</text:p>
          </table:table-cell>
          <table:table-cell office:value-type="float" office:value="0.506441">
            <text:p>0,506441</text:p>
          </table:table-cell>
          <table:table-cell office:value-type="float" office:value="0.155129">
            <text:p>0,155129</text:p>
          </table:table-cell>
          <table:table-cell office:value-type="float" office:value="0.661569">
            <text:p>0,661569</text:p>
          </table:table-cell>
          <table:table-cell office:value-type="float" office:value="158.82">
            <text:p>158,82</text:p>
          </table:table-cell>
          <table:table-cell office:value-type="float" office:value="0.165392">
            <text:p>0,165392</text:p>
          </table:table-cell>
          <table:table-cell office:value-type="float" office:value="158.986">
            <text:p>158,986</text:p>
          </table:table-cell>
          <table:table-cell office:value-type="float" office:value="51.8397">
            <text:p>51,8397</text:p>
          </table:table-cell>
          <table:table-cell office:value-type="float" office:value="0.0997046">
            <text:p>0,0997046</text:p>
          </table:table-cell>
          <table:table-cell office:value-type="float" office:value="51.9394">
            <text:p>51,9394</text:p>
          </table:table-cell>
          <table:table-cell office:value-type="float" office:value="7.40981">
            <text:p>7,40981</text:p>
          </table:table-cell>
          <table:table-cell office:value-type="float" office:value="0.0545443">
            <text:p>0,0545443</text:p>
          </table:table-cell>
          <table:table-cell office:value-type="float" office:value="7.46436">
            <text:p>7,46436</text:p>
          </table:table-cell>
        </table:table-row>
        <table:table-row table:style-name="ro1">
          <table:table-cell office:value-type="float" office:value="139.988">
            <text:p>139,988</text:p>
          </table:table-cell>
          <table:table-cell office:value-type="float" office:value="0.308791">
            <text:p>0,308791</text:p>
          </table:table-cell>
          <table:table-cell office:value-type="float" office:value="140.297">
            <text:p>140,297</text:p>
          </table:table-cell>
          <table:table-cell office:value-type="float" office:value="98.4574">
            <text:p>98,4574</text:p>
          </table:table-cell>
          <table:table-cell office:value-type="float" office:value="0.207327">
            <text:p>0,207327</text:p>
          </table:table-cell>
          <table:table-cell office:value-type="float" office:value="98.6647">
            <text:p>98,6647</text:p>
          </table:table-cell>
          <table:table-cell office:value-type="float" office:value="0.0290316">
            <text:p>0,0290316</text:p>
          </table:table-cell>
          <table:table-cell office:value-type="float" office:value="0.14985">
            <text:p>0,14985</text:p>
          </table:table-cell>
          <table:table-cell office:value-type="float" office:value="0.178882">
            <text:p>0,178882</text:p>
          </table:table-cell>
          <table:table-cell office:value-type="float" office:value="0.495004">
            <text:p>0,495004</text:p>
          </table:table-cell>
          <table:table-cell office:value-type="float" office:value="0.105276">
            <text:p>0,105276</text:p>
          </table:table-cell>
          <table:table-cell office:value-type="float" office:value="0.60028">
            <text:p>0,60028</text:p>
          </table:table-cell>
          <table:table-cell office:value-type="float" office:value="48.7151">
            <text:p>48,7151</text:p>
          </table:table-cell>
          <table:table-cell office:value-type="float" office:value="0.257179">
            <text:p>0,257179</text:p>
          </table:table-cell>
          <table:table-cell office:value-type="float" office:value="48.9723">
            <text:p>48,9723</text:p>
          </table:table-cell>
          <table:table-cell office:value-type="float" office:value="0.304979">
            <text:p>0,304979</text:p>
          </table:table-cell>
          <table:table-cell office:value-type="float" office:value="0.139">
            <text:p>0,139</text:p>
          </table:table-cell>
          <table:table-cell office:value-type="float" office:value="0.443979">
            <text:p>0,443979</text:p>
          </table:table-cell>
          <table:table-cell office:value-type="float" office:value="179.07">
            <text:p>179,07</text:p>
          </table:table-cell>
          <table:table-cell office:value-type="float" office:value="0.159234">
            <text:p>0,159234</text:p>
          </table:table-cell>
          <table:table-cell office:value-type="float" office:value="179.229">
            <text:p>179,229</text:p>
          </table:table-cell>
          <table:table-cell office:value-type="float" office:value="52.2361">
            <text:p>52,2361</text:p>
          </table:table-cell>
          <table:table-cell office:value-type="float" office:value="0.104397">
            <text:p>0,104397</text:p>
          </table:table-cell>
          <table:table-cell office:value-type="float" office:value="52.3405">
            <text:p>52,3405</text:p>
          </table:table-cell>
          <table:table-cell office:value-type="float" office:value="7.47081">
            <text:p>7,47081</text:p>
          </table:table-cell>
          <table:table-cell office:value-type="float" office:value="0.307911">
            <text:p>0,307911</text:p>
          </table:table-cell>
          <table:table-cell office:value-type="float" office:value="7.77872">
            <text:p>7,77872</text:p>
          </table:table-cell>
        </table:table-row>
        <table:table-row table:style-name="ro1">
          <table:table-cell office:value-type="float" office:value="168.082">
            <text:p>168,082</text:p>
          </table:table-cell>
          <table:table-cell office:value-type="float" office:value="0.302046">
            <text:p>0,302046</text:p>
          </table:table-cell>
          <table:table-cell office:value-type="float" office:value="168.384">
            <text:p>168,384</text:p>
          </table:table-cell>
          <table:table-cell office:value-type="float" office:value="98.19">
            <text:p>98,19</text:p>
          </table:table-cell>
          <table:table-cell office:value-type="float" office:value="0.758635">
            <text:p>0,758635</text:p>
          </table:table-cell>
          <table:table-cell office:value-type="float" office:value="98.9486">
            <text:p>98,9486</text:p>
          </table:table-cell>
          <table:table-cell office:value-type="float" office:value="0.0178882">
            <text:p>0,0178882</text:p>
          </table:table-cell>
          <table:table-cell office:value-type="float" office:value="0.123458">
            <text:p>0,123458</text:p>
          </table:table-cell>
          <table:table-cell office:value-type="float" office:value="0.141346">
            <text:p>0,141346</text:p>
          </table:table-cell>
          <table:table-cell office:value-type="float" office:value="0.521103">
            <text:p>0,521103</text:p>
          </table:table-cell>
          <table:table-cell office:value-type="float" office:value="0.310257">
            <text:p>0,310257</text:p>
          </table:table-cell>
          <table:table-cell office:value-type="float" office:value="0.831361">
            <text:p>0,831361</text:p>
          </table:table-cell>
          <table:table-cell office:value-type="float" office:value="66.1587">
            <text:p>66,1587</text:p>
          </table:table-cell>
          <table:table-cell office:value-type="float" office:value="0.385622">
            <text:p>0,385622</text:p>
          </table:table-cell>
          <table:table-cell office:value-type="float" office:value="66.5443">
            <text:p>66,5443</text:p>
          </table:table-cell>
          <table:table-cell office:value-type="float" office:value="0.438994">
            <text:p>0,438994</text:p>
          </table:table-cell>
          <table:table-cell office:value-type="float" office:value="0.206447">
            <text:p>0,206447</text:p>
          </table:table-cell>
          <table:table-cell office:value-type="float" office:value="0.645441">
            <text:p>0,645441</text:p>
          </table:table-cell>
          <table:table-cell office:value-type="float" office:value="142.866">
            <text:p>142,866</text:p>
          </table:table-cell>
          <table:table-cell office:value-type="float" office:value="0.159234">
            <text:p>0,159234</text:p>
          </table:table-cell>
          <table:table-cell office:value-type="float" office:value="143.025">
            <text:p>143,025</text:p>
          </table:table-cell>
          <table:table-cell office:value-type="float" office:value="105.664">
            <text:p>105,664</text:p>
          </table:table-cell>
          <table:table-cell office:value-type="float" office:value="0.107329">
            <text:p>0,107329</text:p>
          </table:table-cell>
          <table:table-cell office:value-type="float" office:value="105.771">
            <text:p>105,771</text:p>
          </table:table-cell>
          <table:table-cell office:value-type="float" office:value="21.8529">
            <text:p>21,8529</text:p>
          </table:table-cell>
          <table:table-cell office:value-type="float" office:value="0.164806">
            <text:p>0,164806</text:p>
          </table:table-cell>
          <table:table-cell office:value-type="float" office:value="22.0177">
            <text:p>22,0177</text:p>
          </table:table-cell>
        </table:table-row>
        <table:table-row table:style-name="ro1">
          <table:table-cell office:value-type="float" office:value="155.364">
            <text:p>155,364</text:p>
          </table:table-cell>
          <table:table-cell office:value-type="float" office:value="0.278293">
            <text:p>0,278293</text:p>
          </table:table-cell>
          <table:table-cell office:value-type="float" office:value="155.642">
            <text:p>155,642</text:p>
          </table:table-cell>
          <table:table-cell office:value-type="float" office:value="118.662">
            <text:p>118,662</text:p>
          </table:table-cell>
          <table:table-cell office:value-type="float" office:value="0.184454">
            <text:p>0,184454</text:p>
          </table:table-cell>
          <table:table-cell office:value-type="float" office:value="118.846">
            <text:p>118,846</text:p>
          </table:table-cell>
          <table:table-cell office:value-type="float" office:value="0.0170084">
            <text:p>0,0170084</text:p>
          </table:table-cell>
          <table:table-cell office:value-type="float" office:value="0.139">
            <text:p>0,139</text:p>
          </table:table-cell>
          <table:table-cell office:value-type="float" office:value="0.156008">
            <text:p>0,156008</text:p>
          </table:table-cell>
          <table:table-cell office:value-type="float" office:value="0.507614">
            <text:p>0,507614</text:p>
          </table:table-cell>
          <table:table-cell office:value-type="float" office:value="0.0961856">
            <text:p>0,0961856</text:p>
          </table:table-cell>
          <table:table-cell office:value-type="float" office:value="0.603799">
            <text:p>0,603799</text:p>
          </table:table-cell>
          <table:table-cell office:value-type="float" office:value="47.5518">
            <text:p>47,5518</text:p>
          </table:table-cell>
          <table:table-cell office:value-type="float" office:value="0.24369">
            <text:p>0,24369</text:p>
          </table:table-cell>
          <table:table-cell office:value-type="float" office:value="47.7955">
            <text:p>47,7955</text:p>
          </table:table-cell>
          <table:table-cell office:value-type="float" office:value="0.666848">
            <text:p>0,666848</text:p>
          </table:table-cell>
          <table:table-cell office:value-type="float" office:value="0.175949">
            <text:p>0,175949</text:p>
          </table:table-cell>
          <table:table-cell office:value-type="float" office:value="0.842797">
            <text:p>0,842797</text:p>
          </table:table-cell>
          <table:table-cell office:value-type="float" office:value="192.018">
            <text:p>192,018</text:p>
          </table:table-cell>
          <table:table-cell office:value-type="float" office:value="0.175363">
            <text:p>0,175363</text:p>
          </table:table-cell>
          <table:table-cell office:value-type="float" office:value="192.193">
            <text:p>192,193</text:p>
          </table:table-cell>
          <table:table-cell office:value-type="float" office:value="52.4197">
            <text:p>52,4197</text:p>
          </table:table-cell>
          <table:table-cell office:value-type="float" office:value="0.237825">
            <text:p>0,237825</text:p>
          </table:table-cell>
          <table:table-cell office:value-type="float" office:value="52.6575">
            <text:p>52,6575</text:p>
          </table:table-cell>
          <table:table-cell office:value-type="float" office:value="7.33239">
            <text:p>7,33239</text:p>
          </table:table-cell>
          <table:table-cell office:value-type="float" office:value="0.0551308">
            <text:p>0,0551308</text:p>
          </table:table-cell>
          <table:table-cell office:value-type="float" office:value="7.38753">
            <text:p>7,38753</text:p>
          </table:table-cell>
        </table:table-row>
        <table:table-row table:style-name="ro1">
          <table:table-cell office:value-type="float" office:value="168.01">
            <text:p>168,01</text:p>
          </table:table-cell>
          <table:table-cell office:value-type="float" office:value="0.308498">
            <text:p>0,308498</text:p>
          </table:table-cell>
          <table:table-cell office:value-type="float" office:value="168.318">
            <text:p>168,318</text:p>
          </table:table-cell>
          <table:table-cell office:value-type="float" office:value="97.9507">
            <text:p>97,9507</text:p>
          </table:table-cell>
          <table:table-cell office:value-type="float" office:value="0.202928">
            <text:p>0,202928</text:p>
          </table:table-cell>
          <table:table-cell office:value-type="float" office:value="98.1536">
            <text:p>98,1536</text:p>
          </table:table-cell>
          <table:table-cell office:value-type="float" office:value="0.0161287">
            <text:p>0,0161287</text:p>
          </table:table-cell>
          <table:table-cell office:value-type="float" office:value="0.133721">
            <text:p>0,133721</text:p>
          </table:table-cell>
          <table:table-cell office:value-type="float" office:value="0.14985">
            <text:p>0,14985</text:p>
          </table:table-cell>
          <table:table-cell office:value-type="float" office:value="0.503215">
            <text:p>0,503215</text:p>
          </table:table-cell>
          <table:table-cell office:value-type="float" office:value="0.0961856">
            <text:p>0,0961856</text:p>
          </table:table-cell>
          <table:table-cell office:value-type="float" office:value="0.599401">
            <text:p>0,599401</text:p>
          </table:table-cell>
          <table:table-cell office:value-type="float" office:value="48.611">
            <text:p>48,611</text:p>
          </table:table-cell>
          <table:table-cell office:value-type="float" office:value="0.224922">
            <text:p>0,224922</text:p>
          </table:table-cell>
          <table:table-cell office:value-type="float" office:value="48.8359">
            <text:p>48,8359</text:p>
          </table:table-cell>
          <table:table-cell office:value-type="float" office:value="0.259525">
            <text:p>0,259525</text:p>
          </table:table-cell>
          <table:table-cell office:value-type="float" office:value="0.18504">
            <text:p>0,18504</text:p>
          </table:table-cell>
          <table:table-cell office:value-type="float" office:value="0.444565">
            <text:p>0,444565</text:p>
          </table:table-cell>
          <table:table-cell office:value-type="float" office:value="185.814">
            <text:p>185,814</text:p>
          </table:table-cell>
          <table:table-cell office:value-type="float" office:value="0.177122">
            <text:p>0,177122</text:p>
          </table:table-cell>
          <table:table-cell office:value-type="float" office:value="185.991">
            <text:p>185,991</text:p>
          </table:table-cell>
          <table:table-cell office:value-type="float" office:value="51.7919">
            <text:p>51,7919</text:p>
          </table:table-cell>
          <table:table-cell office:value-type="float" office:value="0.0991181">
            <text:p>0,0991181</text:p>
          </table:table-cell>
          <table:table-cell office:value-type="float" office:value="51.891">
            <text:p>51,891</text:p>
          </table:table-cell>
          <table:table-cell office:value-type="float" office:value="7.38342">
            <text:p>7,38342</text:p>
          </table:table-cell>
          <table:table-cell office:value-type="float" office:value="0.0551308">
            <text:p>0,0551308</text:p>
          </table:table-cell>
          <table:table-cell office:value-type="float" office:value="7.43855">
            <text:p>7,43855</text:p>
          </table:table-cell>
        </table:table-row>
        <table:table-row table:style-name="ro1">
          <table:table-cell office:value-type="float" office:value="164.708">
            <text:p>164,708</text:p>
          </table:table-cell>
          <table:table-cell office:value-type="float" office:value="0.304686">
            <text:p>0,304686</text:p>
          </table:table-cell>
          <table:table-cell office:value-type="float" office:value="165.013">
            <text:p>165,013</text:p>
          </table:table-cell>
          <table:table-cell office:value-type="float" office:value="86.2855">
            <text:p>86,2855</text:p>
          </table:table-cell>
          <table:table-cell office:value-type="float" office:value="0.337236">
            <text:p>0,337236</text:p>
          </table:table-cell>
          <table:table-cell office:value-type="float" office:value="86.6228">
            <text:p>86,6228</text:p>
          </table:table-cell>
          <table:table-cell office:value-type="float" office:value="0.0504388">
            <text:p>0,0504388</text:p>
          </table:table-cell>
          <table:table-cell office:value-type="float" office:value="0.353658">
            <text:p>0,353658</text:p>
          </table:table-cell>
          <table:table-cell office:value-type="float" office:value="0.404097">
            <text:p>0,404097</text:p>
          </table:table-cell>
          <table:table-cell office:value-type="float" office:value="0.502922">
            <text:p>0,502922</text:p>
          </table:table-cell>
          <table:table-cell office:value-type="float" office:value="0.119646">
            <text:p>0,119646</text:p>
          </table:table-cell>
          <table:table-cell office:value-type="float" office:value="0.622567">
            <text:p>0,622567</text:p>
          </table:table-cell>
          <table:table-cell office:value-type="float" office:value="56.124">
            <text:p>56,124</text:p>
          </table:table-cell>
          <table:table-cell office:value-type="float" office:value="0.229614">
            <text:p>0,229614</text:p>
          </table:table-cell>
          <table:table-cell office:value-type="float" office:value="56.3536">
            <text:p>56,3536</text:p>
          </table:table-cell>
          <table:table-cell office:value-type="float" office:value="0.238411">
            <text:p>0,238411</text:p>
          </table:table-cell>
          <table:table-cell office:value-type="float" office:value="0.168032">
            <text:p>0,168032</text:p>
          </table:table-cell>
          <table:table-cell office:value-type="float" office:value="0.406443">
            <text:p>0,406443</text:p>
          </table:table-cell>
          <table:table-cell office:value-type="float" office:value="173.772">
            <text:p>173,772</text:p>
          </table:table-cell>
          <table:table-cell office:value-type="float" office:value="0.165099">
            <text:p>0,165099</text:p>
          </table:table-cell>
          <table:table-cell office:value-type="float" office:value="173.937">
            <text:p>173,937</text:p>
          </table:table-cell>
          <table:table-cell office:value-type="float" office:value="51.9358">
            <text:p>51,9358</text:p>
          </table:table-cell>
          <table:table-cell office:value-type="float" office:value="0.104397">
            <text:p>0,104397</text:p>
          </table:table-cell>
          <table:table-cell office:value-type="float" office:value="52.0402">
            <text:p>52,0402</text:p>
          </table:table-cell>
          <table:table-cell office:value-type="float" office:value="7.32536">
            <text:p>7,32536</text:p>
          </table:table-cell>
          <table:table-cell office:value-type="float" office:value="0.054251">
            <text:p>0,054251</text:p>
          </table:table-cell>
          <table:table-cell office:value-type="float" office:value="7.37961">
            <text:p>7,37961</text:p>
          </table:table-cell>
        </table:table-row>
        <table:table-row table:style-name="ro1">
          <table:table-cell office:value-type="float" office:value="182.541">
            <text:p>182,541</text:p>
          </table:table-cell>
          <table:table-cell office:value-type="float" office:value="0.304979">
            <text:p>0,304979</text:p>
          </table:table-cell>
          <table:table-cell office:value-type="float" office:value="182.846">
            <text:p>182,846</text:p>
          </table:table-cell>
          <table:table-cell office:value-type="float" office:value="79.6039">
            <text:p>79,6039</text:p>
          </table:table-cell>
          <table:table-cell office:value-type="float" office:value="0.225802">
            <text:p>0,225802</text:p>
          </table:table-cell>
          <table:table-cell office:value-type="float" office:value="79.8297">
            <text:p>79,8297</text:p>
          </table:table-cell>
          <table:table-cell office:value-type="float" office:value="0.0155422">
            <text:p>0,0155422</text:p>
          </table:table-cell>
          <table:table-cell office:value-type="float" office:value="0.0970654">
            <text:p>0,0970654</text:p>
          </table:table-cell>
          <table:table-cell office:value-type="float" office:value="0.112608">
            <text:p>0,112608</text:p>
          </table:table-cell>
          <table:table-cell office:value-type="float" office:value="0.47389">
            <text:p>0,47389</text:p>
          </table:table-cell>
          <table:table-cell office:value-type="float" office:value="0.13724">
            <text:p>0,13724</text:p>
          </table:table-cell>
          <table:table-cell office:value-type="float" office:value="0.611131">
            <text:p>0,611131</text:p>
          </table:table-cell>
          <table:table-cell office:value-type="float" office:value="51.832">
            <text:p>51,832</text:p>
          </table:table-cell>
          <table:table-cell office:value-type="float" office:value="0.260405">
            <text:p>0,260405</text:p>
          </table:table-cell>
          <table:table-cell office:value-type="float" office:value="52.0924">
            <text:p>52,0924</text:p>
          </table:table-cell>
          <table:table-cell office:value-type="float" office:value="0.25454">
            <text:p>0,25454</text:p>
          </table:table-cell>
          <table:table-cell office:value-type="float" office:value="0.168911">
            <text:p>0,168911</text:p>
          </table:table-cell>
          <table:table-cell office:value-type="float" office:value="0.423451">
            <text:p>0,423451</text:p>
          </table:table-cell>
          <table:table-cell office:value-type="float" office:value="139.784">
            <text:p>139,784</text:p>
          </table:table-cell>
          <table:table-cell office:value-type="float" office:value="0.161873">
            <text:p>0,161873</text:p>
          </table:table-cell>
          <table:table-cell office:value-type="float" office:value="139.946">
            <text:p>139,946</text:p>
          </table:table-cell>
          <table:table-cell office:value-type="float" office:value="68.3381">
            <text:p>68,3381</text:p>
          </table:table-cell>
          <table:table-cell office:value-type="float" office:value="0.105276">
            <text:p>0,105276</text:p>
          </table:table-cell>
          <table:table-cell office:value-type="float" office:value="68.4434">
            <text:p>68,4434</text:p>
          </table:table-cell>
          <table:table-cell office:value-type="float" office:value="7.36113">
            <text:p>7,36113</text:p>
          </table:table-cell>
          <table:table-cell office:value-type="float" office:value="0.0621688">
            <text:p>0,0621688</text:p>
          </table:table-cell>
          <table:table-cell office:value-type="float" office:value="7.4233">
            <text:p>7,4233</text:p>
          </table:table-cell>
        </table:table-row>
        <table:table-row table:style-name="ro1">
          <table:table-cell office:value-type="float" office:value="186.167">
            <text:p>186,167</text:p>
          </table:table-cell>
          <table:table-cell office:value-type="float" office:value="0.306738">
            <text:p>0,306738</text:p>
          </table:table-cell>
          <table:table-cell office:value-type="float" office:value="186.474">
            <text:p>186,474</text:p>
          </table:table-cell>
          <table:table-cell office:value-type="float" office:value="83.3645">
            <text:p>83,3645</text:p>
          </table:table-cell>
          <table:table-cell office:value-type="float" office:value="0.200875">
            <text:p>0,200875</text:p>
          </table:table-cell>
          <table:table-cell office:value-type="float" office:value="83.5654">
            <text:p>83,5654</text:p>
          </table:table-cell>
          <table:table-cell office:value-type="float" office:value="0.0155422">
            <text:p>0,0155422</text:p>
          </table:table-cell>
          <table:table-cell office:value-type="float" office:value="0.0985316">
            <text:p>0,0985316</text:p>
          </table:table-cell>
          <table:table-cell office:value-type="float" office:value="0.114074">
            <text:p>0,114074</text:p>
          </table:table-cell>
          <table:table-cell office:value-type="float" office:value="0.469198">
            <text:p>0,469198</text:p>
          </table:table-cell>
          <table:table-cell office:value-type="float" office:value="0.13812">
            <text:p>0,13812</text:p>
          </table:table-cell>
          <table:table-cell office:value-type="float" office:value="0.607318">
            <text:p>0,607318</text:p>
          </table:table-cell>
          <table:table-cell office:value-type="float" office:value="102.949">
            <text:p>102,949</text:p>
          </table:table-cell>
          <table:table-cell office:value-type="float" office:value="0.827842">
            <text:p>0,827842</text:p>
          </table:table-cell>
          <table:table-cell office:value-type="float" office:value="103.776">
            <text:p>103,776</text:p>
          </table:table-cell>
          <table:table-cell office:value-type="float" office:value="0.460401">
            <text:p>0,460401</text:p>
          </table:table-cell>
          <table:table-cell office:value-type="float" office:value="0.217591">
            <text:p>0,217591</text:p>
          </table:table-cell>
          <table:table-cell office:value-type="float" office:value="0.677991">
            <text:p>0,677991</text:p>
          </table:table-cell>
          <table:table-cell office:value-type="float" office:value="210.067">
            <text:p>210,067</text:p>
          </table:table-cell>
          <table:table-cell office:value-type="float" office:value="0.169791">
            <text:p>0,169791</text:p>
          </table:table-cell>
          <table:table-cell office:value-type="float" office:value="210.237">
            <text:p>210,237</text:p>
          </table:table-cell>
          <table:table-cell office:value-type="float" office:value="56.0557">
            <text:p>56,0557</text:p>
          </table:table-cell>
          <table:table-cell office:value-type="float" office:value="0.112021">
            <text:p>0,112021</text:p>
          </table:table-cell>
          <table:table-cell office:value-type="float" office:value="56.1677">
            <text:p>56,1677</text:p>
          </table:table-cell>
          <table:table-cell office:value-type="float" office:value="7.68077">
            <text:p>7,68077</text:p>
          </table:table-cell>
          <table:table-cell office:value-type="float" office:value="0.0621688">
            <text:p>0,0621688</text:p>
          </table:table-cell>
          <table:table-cell office:value-type="float" office:value="7.74294">
            <text:p>7,74294</text:p>
          </table:table-cell>
        </table:table-row>
        <table:table-row table:style-name="ro1">
          <table:table-cell office:value-type="float" office:value="162.569">
            <text:p>162,569</text:p>
          </table:table-cell>
          <table:table-cell office:value-type="float" office:value="0.353658">
            <text:p>0,353658</text:p>
          </table:table-cell>
          <table:table-cell office:value-type="float" office:value="162.923">
            <text:p>162,923</text:p>
          </table:table-cell>
          <table:table-cell office:value-type="float" office:value="84.9161">
            <text:p>84,9161</text:p>
          </table:table-cell>
          <table:table-cell office:value-type="float" office:value="0.195597">
            <text:p>0,195597</text:p>
          </table:table-cell>
          <table:table-cell office:value-type="float" office:value="85.1117">
            <text:p>85,1117</text:p>
          </table:table-cell>
          <table:table-cell office:value-type="float" office:value="0.0146624">
            <text:p>0,0146624</text:p>
          </table:table-cell>
          <table:table-cell office:value-type="float" office:value="0.0917869">
            <text:p>0,0917869</text:p>
          </table:table-cell>
          <table:table-cell office:value-type="float" office:value="0.106449">
            <text:p>0,106449</text:p>
          </table:table-cell>
          <table:table-cell office:value-type="float" office:value="0.778282">
            <text:p>0,778282</text:p>
          </table:table-cell>
          <table:table-cell office:value-type="float" office:value="0.309964">
            <text:p>0,309964</text:p>
          </table:table-cell>
          <table:table-cell office:value-type="float" office:value="1.08825">
            <text:p>1,08825</text:p>
          </table:table-cell>
          <table:table-cell office:value-type="float" office:value="51.223">
            <text:p>51,223</text:p>
          </table:table-cell>
          <table:table-cell office:value-type="float" office:value="0.219057">
            <text:p>0,219057</text:p>
          </table:table-cell>
          <table:table-cell office:value-type="float" office:value="51.442">
            <text:p>51,442</text:p>
          </table:table-cell>
          <table:table-cell office:value-type="float" office:value="0.236945">
            <text:p>0,236945</text:p>
          </table:table-cell>
          <table:table-cell office:value-type="float" office:value="0.190025">
            <text:p>0,190025</text:p>
          </table:table-cell>
          <table:table-cell office:value-type="float" office:value="0.42697">
            <text:p>0,42697</text:p>
          </table:table-cell>
          <table:table-cell office:value-type="float" office:value="179.199">
            <text:p>179,199</text:p>
          </table:table-cell>
          <table:table-cell office:value-type="float" office:value="0.187973">
            <text:p>0,187973</text:p>
          </table:table-cell>
          <table:table-cell office:value-type="float" office:value="179.386">
            <text:p>179,386</text:p>
          </table:table-cell>
          <table:table-cell office:value-type="float" office:value="77.62">
            <text:p>77,62</text:p>
          </table:table-cell>
          <table:table-cell office:value-type="float" office:value="0.123751">
            <text:p>0,123751</text:p>
          </table:table-cell>
          <table:table-cell office:value-type="float" office:value="77.7438">
            <text:p>77,7438</text:p>
          </table:table-cell>
          <table:table-cell office:value-type="float" office:value="7.93297">
            <text:p>7,93297</text:p>
          </table:table-cell>
          <table:table-cell office:value-type="float" office:value="0.063635">
            <text:p>0,063635</text:p>
          </table:table-cell>
          <table:table-cell office:value-type="float" office:value="7.9966">
            <text:p>7,9966</text:p>
          </table:table-cell>
        </table:table-row>
        <table:table-row table:style-name="ro1">
          <table:table-cell office:value-type="float" office:value="137.07">
            <text:p>137,07</text:p>
          </table:table-cell>
          <table:table-cell office:value-type="float" office:value="0.310844">
            <text:p>0,310844</text:p>
          </table:table-cell>
          <table:table-cell office:value-type="float" office:value="137.381">
            <text:p>137,381</text:p>
          </table:table-cell>
          <table:table-cell office:value-type="float" office:value="124.632">
            <text:p>124,632</text:p>
          </table:table-cell>
          <table:table-cell office:value-type="float" office:value="0.19589">
            <text:p>0,19589</text:p>
          </table:table-cell>
          <table:table-cell office:value-type="float" office:value="124.828">
            <text:p>124,828</text:p>
          </table:table-cell>
          <table:table-cell office:value-type="float" office:value="0.0269789">
            <text:p>0,0269789</text:p>
          </table:table-cell>
          <table:table-cell office:value-type="float" office:value="0.110555">
            <text:p>0,110555</text:p>
          </table:table-cell>
          <table:table-cell office:value-type="float" office:value="0.137534">
            <text:p>0,137534</text:p>
          </table:table-cell>
          <table:table-cell office:value-type="float" office:value="0.47565">
            <text:p>0,47565</text:p>
          </table:table-cell>
          <table:table-cell office:value-type="float" office:value="0.133135">
            <text:p>0,133135</text:p>
          </table:table-cell>
          <table:table-cell office:value-type="float" office:value="0.608785">
            <text:p>0,608785</text:p>
          </table:table-cell>
          <table:table-cell office:value-type="float" office:value="64.662">
            <text:p>64,662</text:p>
          </table:table-cell>
          <table:table-cell office:value-type="float" office:value="0.224629">
            <text:p>0,224629</text:p>
          </table:table-cell>
          <table:table-cell office:value-type="float" office:value="64.8866">
            <text:p>64,8866</text:p>
          </table:table-cell>
          <table:table-cell office:value-type="float" office:value="0.238411">
            <text:p>0,238411</text:p>
          </table:table-cell>
          <table:table-cell office:value-type="float" office:value="0.189439">
            <text:p>0,189439</text:p>
          </table:table-cell>
          <table:table-cell office:value-type="float" office:value="0.42785">
            <text:p>0,42785</text:p>
          </table:table-cell>
          <table:table-cell office:value-type="float" office:value="148.145">
            <text:p>148,145</text:p>
          </table:table-cell>
          <table:table-cell office:value-type="float" office:value="0.17243">
            <text:p>0,17243</text:p>
          </table:table-cell>
          <table:table-cell office:value-type="float" office:value="148.318">
            <text:p>148,318</text:p>
          </table:table-cell>
          <table:table-cell office:value-type="float" office:value="54.2364">
            <text:p>54,2364</text:p>
          </table:table-cell>
          <table:table-cell office:value-type="float" office:value="0.109968">
            <text:p>0,109968</text:p>
          </table:table-cell>
          <table:table-cell office:value-type="float" office:value="54.3463">
            <text:p>54,3463</text:p>
          </table:table-cell>
          <table:table-cell office:value-type="float" office:value="7.39779">
            <text:p>7,39779</text:p>
          </table:table-cell>
          <table:table-cell office:value-type="float" office:value="0.0583565">
            <text:p>0,0583565</text:p>
          </table:table-cell>
          <table:table-cell office:value-type="float" office:value="7.45615">
            <text:p>7,45615</text:p>
          </table:table-cell>
        </table:table-row>
        <table:table-row table:style-name="ro1">
          <table:table-cell office:value-type="float" office:value="137.593">
            <text:p>137,593</text:p>
          </table:table-cell>
          <table:table-cell office:value-type="float" office:value="0.285038">
            <text:p>0,285038</text:p>
          </table:table-cell>
          <table:table-cell office:value-type="float" office:value="137.878">
            <text:p>137,878</text:p>
          </table:table-cell>
          <table:table-cell office:value-type="float" office:value="78.5795">
            <text:p>78,5795</text:p>
          </table:table-cell>
          <table:table-cell office:value-type="float" office:value="0.20674">
            <text:p>0,20674</text:p>
          </table:table-cell>
          <table:table-cell office:value-type="float" office:value="78.7863">
            <text:p>78,7863</text:p>
          </table:table-cell>
          <table:table-cell office:value-type="float" office:value="0.0184747">
            <text:p>0,0184747</text:p>
          </table:table-cell>
          <table:table-cell office:value-type="float" office:value="0.933118">
            <text:p>0,933118</text:p>
          </table:table-cell>
          <table:table-cell office:value-type="float" office:value="0.951593">
            <text:p>0,951593</text:p>
          </table:table-cell>
          <table:table-cell office:value-type="float" office:value="0.506148">
            <text:p>0,506148</text:p>
          </table:table-cell>
          <table:table-cell office:value-type="float" office:value="0.114954">
            <text:p>0,114954</text:p>
          </table:table-cell>
          <table:table-cell office:value-type="float" office:value="0.621101">
            <text:p>0,621101</text:p>
          </table:table-cell>
          <table:table-cell office:value-type="float" office:value="77.211">
            <text:p>77,211</text:p>
          </table:table-cell>
          <table:table-cell office:value-type="float" office:value="0.230494">
            <text:p>0,230494</text:p>
          </table:table-cell>
          <table:table-cell office:value-type="float" office:value="77.4415">
            <text:p>77,4415</text:p>
          </table:table-cell>
          <table:table-cell office:value-type="float" office:value="0.239291">
            <text:p>0,239291</text:p>
          </table:table-cell>
          <table:table-cell office:value-type="float" office:value="0.187386">
            <text:p>0,187386</text:p>
          </table:table-cell>
          <table:table-cell office:value-type="float" office:value="0.426677">
            <text:p>0,426677</text:p>
          </table:table-cell>
          <table:table-cell office:value-type="float" office:value="190.473">
            <text:p>190,473</text:p>
          </table:table-cell>
          <table:table-cell office:value-type="float" office:value="0.286797">
            <text:p>0,286797</text:p>
          </table:table-cell>
          <table:table-cell office:value-type="float" office:value="190.76">
            <text:p>190,76</text:p>
          </table:table-cell>
          <table:table-cell office:value-type="float" office:value="60.8436">
            <text:p>60,8436</text:p>
          </table:table-cell>
          <table:table-cell office:value-type="float" office:value="0.101464">
            <text:p>0,101464</text:p>
          </table:table-cell>
          <table:table-cell office:value-type="float" office:value="60.945">
            <text:p>60,945</text:p>
          </table:table-cell>
          <table:table-cell office:value-type="float" office:value="7.29398">
            <text:p>7,29398</text:p>
          </table:table-cell>
          <table:table-cell office:value-type="float" office:value="0.0586498">
            <text:p>0,0586498</text:p>
          </table:table-cell>
          <table:table-cell office:value-type="float" office:value="7.35263">
            <text:p>7,35263</text:p>
          </table:table-cell>
        </table:table-row>
        <table:table-row table:style-name="ro1">
          <table:table-cell office:value-type="float" office:value="151.707">
            <text:p>151,707</text:p>
          </table:table-cell>
          <table:table-cell office:value-type="float" office:value="0.304686">
            <text:p>0,304686</text:p>
          </table:table-cell>
          <table:table-cell office:value-type="float" office:value="152.012">
            <text:p>152,012</text:p>
          </table:table-cell>
          <table:table-cell office:value-type="float" office:value="101.373">
            <text:p>101,373</text:p>
          </table:table-cell>
          <table:table-cell office:value-type="float" office:value="0.202928">
            <text:p>0,202928</text:p>
          </table:table-cell>
          <table:table-cell office:value-type="float" office:value="101.576">
            <text:p>101,576</text:p>
          </table:table-cell>
          <table:table-cell office:value-type="float" office:value="0.0167152">
            <text:p>0,0167152</text:p>
          </table:table-cell>
          <table:table-cell office:value-type="float" office:value="0.0976519">
            <text:p>0,0976519</text:p>
          </table:table-cell>
          <table:table-cell office:value-type="float" office:value="0.114367">
            <text:p>0,114367</text:p>
          </table:table-cell>
          <table:table-cell office:value-type="float" office:value="0.500283">
            <text:p>0,500283</text:p>
          </table:table-cell>
          <table:table-cell office:value-type="float" office:value="0.351312">
            <text:p>0,351312</text:p>
          </table:table-cell>
          <table:table-cell office:value-type="float" office:value="0.851595">
            <text:p>0,851595</text:p>
          </table:table-cell>
          <table:table-cell office:value-type="float" office:value="54.6302">
            <text:p>54,6302</text:p>
          </table:table-cell>
          <table:table-cell office:value-type="float" office:value="0.277707">
            <text:p>0,277707</text:p>
          </table:table-cell>
          <table:table-cell office:value-type="float" office:value="54.9079">
            <text:p>54,9079</text:p>
          </table:table-cell>
          <table:table-cell office:value-type="float" office:value="0.275361">
            <text:p>0,275361</text:p>
          </table:table-cell>
          <table:table-cell office:value-type="float" office:value="0.148384">
            <text:p>0,148384</text:p>
          </table:table-cell>
          <table:table-cell office:value-type="float" office:value="0.423745">
            <text:p>0,423745</text:p>
          </table:table-cell>
          <table:table-cell office:value-type="float" office:value="167.303">
            <text:p>167,303</text:p>
          </table:table-cell>
          <table:table-cell office:value-type="float" office:value="0.157475">
            <text:p>0,157475</text:p>
          </table:table-cell>
          <table:table-cell office:value-type="float" office:value="167.461">
            <text:p>167,461</text:p>
          </table:table-cell>
          <table:table-cell office:value-type="float" office:value="73.9723">
            <text:p>73,9723</text:p>
          </table:table-cell>
          <table:table-cell office:value-type="float" office:value="0.109675">
            <text:p>0,109675</text:p>
          </table:table-cell>
          <table:table-cell office:value-type="float" office:value="74.082">
            <text:p>74,082</text:p>
          </table:table-cell>
          <table:table-cell office:value-type="float" office:value="7.35146">
            <text:p>7,35146</text:p>
          </table:table-cell>
          <table:table-cell office:value-type="float" office:value="0.0571835">
            <text:p>0,0571835</text:p>
          </table:table-cell>
          <table:table-cell office:value-type="float" office:value="7.40864">
            <text:p>7,40864</text:p>
          </table:table-cell>
        </table:table-row>
        <table:table-row table:style-name="ro1">
          <table:table-cell office:value-type="float" office:value="139.058">
            <text:p>139,058</text:p>
          </table:table-cell>
          <table:table-cell office:value-type="float" office:value="0.309084">
            <text:p>0,309084</text:p>
          </table:table-cell>
          <table:table-cell office:value-type="float" office:value="139.367">
            <text:p>139,367</text:p>
          </table:table-cell>
          <table:table-cell office:value-type="float" office:value="80.0044">
            <text:p>80,0044</text:p>
          </table:table-cell>
          <table:table-cell office:value-type="float" office:value="0.182694">
            <text:p>0,182694</text:p>
          </table:table-cell>
          <table:table-cell office:value-type="float" office:value="80.1871">
            <text:p>80,1871</text:p>
          </table:table-cell>
          <table:table-cell office:value-type="float" office:value="0.0152489">
            <text:p>0,0152489</text:p>
          </table:table-cell>
          <table:table-cell office:value-type="float" office:value="0.182987">
            <text:p>0,182987</text:p>
          </table:table-cell>
          <table:table-cell office:value-type="float" office:value="0.198236">
            <text:p>0,198236</text:p>
          </table:table-cell>
          <table:table-cell office:value-type="float" office:value="0.493538">
            <text:p>0,493538</text:p>
          </table:table-cell>
          <table:table-cell office:value-type="float" office:value="0.0976519">
            <text:p>0,0976519</text:p>
          </table:table-cell>
          <table:table-cell office:value-type="float" office:value="0.59119">
            <text:p>0,59119</text:p>
          </table:table-cell>
          <table:table-cell office:value-type="float" office:value="48.1201">
            <text:p>48,1201</text:p>
          </table:table-cell>
          <table:table-cell office:value-type="float" office:value="0.246622">
            <text:p>0,246622</text:p>
          </table:table-cell>
          <table:table-cell office:value-type="float" office:value="48.3667">
            <text:p>48,3667</text:p>
          </table:table-cell>
          <table:table-cell office:value-type="float" office:value="0.237238">
            <text:p>0,237238</text:p>
          </table:table-cell>
          <table:table-cell office:value-type="float" office:value="0.189732">
            <text:p>0,189732</text:p>
          </table:table-cell>
          <table:table-cell office:value-type="float" office:value="0.42697">
            <text:p>0,42697</text:p>
          </table:table-cell>
          <table:table-cell office:value-type="float" office:value="152.288">
            <text:p>152,288</text:p>
          </table:table-cell>
          <table:table-cell office:value-type="float" office:value="0.167445">
            <text:p>0,167445</text:p>
          </table:table-cell>
          <table:table-cell office:value-type="float" office:value="152.456">
            <text:p>152,456</text:p>
          </table:table-cell>
          <table:table-cell office:value-type="float" office:value="54.1868">
            <text:p>54,1868</text:p>
          </table:table-cell>
          <table:table-cell office:value-type="float" office:value="0.110555">
            <text:p>0,110555</text:p>
          </table:table-cell>
          <table:table-cell office:value-type="float" office:value="54.2974">
            <text:p>54,2974</text:p>
          </table:table-cell>
          <table:table-cell office:value-type="float" office:value="7.467">
            <text:p>7,467</text:p>
          </table:table-cell>
          <table:table-cell office:value-type="float" office:value="0.0560105">
            <text:p>0,0560105</text:p>
          </table:table-cell>
          <table:table-cell office:value-type="float" office:value="7.52301">
            <text:p>7,52301</text:p>
          </table:table-cell>
        </table:table-row>
        <table:table-row table:style-name="ro1">
          <table:table-cell office:value-type="float" office:value="165.129">
            <text:p>165,129</text:p>
          </table:table-cell>
          <table:table-cell office:value-type="float" office:value="0.308791">
            <text:p>0,308791</text:p>
          </table:table-cell>
          <table:table-cell office:value-type="float" office:value="165.438">
            <text:p>165,438</text:p>
          </table:table-cell>
          <table:table-cell office:value-type="float" office:value="108.847">
            <text:p>108,847</text:p>
          </table:table-cell>
          <table:table-cell office:value-type="float" office:value="0.373306">
            <text:p>0,373306</text:p>
          </table:table-cell>
          <table:table-cell office:value-type="float" office:value="109.221">
            <text:p>109,221</text:p>
          </table:table-cell>
          <table:table-cell office:value-type="float" office:value="0.0299114">
            <text:p>0,0299114</text:p>
          </table:table-cell>
          <table:table-cell office:value-type="float" office:value="0.128443">
            <text:p>0,128443</text:p>
          </table:table-cell>
          <table:table-cell office:value-type="float" office:value="0.158354">
            <text:p>0,158354</text:p>
          </table:table-cell>
          <table:table-cell office:value-type="float" office:value="0.677405">
            <text:p>0,677405</text:p>
          </table:table-cell>
          <table:table-cell office:value-type="float" office:value="0.0991181">
            <text:p>0,0991181</text:p>
          </table:table-cell>
          <table:table-cell office:value-type="float" office:value="0.776523">
            <text:p>0,776523</text:p>
          </table:table-cell>
          <table:table-cell office:value-type="float" office:value="51.7329">
            <text:p>51,7329</text:p>
          </table:table-cell>
          <table:table-cell office:value-type="float" office:value="0.2302">
            <text:p>0,2302</text:p>
          </table:table-cell>
          <table:table-cell office:value-type="float" office:value="51.9631">
            <text:p>51,9631</text:p>
          </table:table-cell>
          <table:table-cell office:value-type="float" office:value="0.259525">
            <text:p>0,259525</text:p>
          </table:table-cell>
          <table:table-cell office:value-type="float" office:value="0.150143">
            <text:p>0,150143</text:p>
          </table:table-cell>
          <table:table-cell office:value-type="float" office:value="0.409669">
            <text:p>0,409669</text:p>
          </table:table-cell>
          <table:table-cell office:value-type="float" office:value="148.38">
            <text:p>148,38</text:p>
          </table:table-cell>
          <table:table-cell office:value-type="float" office:value="0.338702">
            <text:p>0,338702</text:p>
          </table:table-cell>
          <table:table-cell office:value-type="float" office:value="148.718">
            <text:p>148,718</text:p>
          </table:table-cell>
          <table:table-cell office:value-type="float" office:value="82.4026">
            <text:p>82,4026</text:p>
          </table:table-cell>
          <table:table-cell office:value-type="float" office:value="0.111141">
            <text:p>0,111141</text:p>
          </table:table-cell>
          <table:table-cell office:value-type="float" office:value="82.5138">
            <text:p>82,5138</text:p>
          </table:table-cell>
          <table:table-cell office:value-type="float" office:value="8.54205">
            <text:p>8,54205</text:p>
          </table:table-cell>
          <table:table-cell office:value-type="float" office:value="0.0665675">
            <text:p>0,0665675</text:p>
          </table:table-cell>
          <table:table-cell office:value-type="float" office:value="8.60861">
            <text:p>8,60861</text:p>
          </table:table-cell>
        </table:table-row>
        <table:table-row table:style-name="ro1">
          <table:table-cell office:value-type="float" office:value="198.667">
            <text:p>198,667</text:p>
          </table:table-cell>
          <table:table-cell office:value-type="float" office:value="0.282692">
            <text:p>0,282692</text:p>
          </table:table-cell>
          <table:table-cell office:value-type="float" office:value="198.949">
            <text:p>198,949</text:p>
          </table:table-cell>
          <table:table-cell office:value-type="float" office:value="88.4098">
            <text:p>88,4098</text:p>
          </table:table-cell>
          <table:table-cell office:value-type="float" office:value="0.178295">
            <text:p>0,178295</text:p>
          </table:table-cell>
          <table:table-cell office:value-type="float" office:value="88.5881">
            <text:p>88,5881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477702">
            <text:p>0,477702</text:p>
          </table:table-cell>
          <table:table-cell office:value-type="float" office:value="0.165686">
            <text:p>0,165686</text:p>
          </table:table-cell>
          <table:table-cell office:value-type="float" office:value="0.643388">
            <text:p>0,643388</text:p>
          </table:table-cell>
          <table:table-cell office:value-type="float" office:value="66.7874">
            <text:p>66,7874</text:p>
          </table:table-cell>
          <table:table-cell office:value-type="float" office:value="0.360989">
            <text:p>0,360989</text:p>
          </table:table-cell>
          <table:table-cell office:value-type="float" office:value="67.1484">
            <text:p>67,1484</text:p>
          </table:table-cell>
          <table:table-cell office:value-type="float" office:value="0.499403">
            <text:p>0,499403</text:p>
          </table:table-cell>
          <table:table-cell office:value-type="float" office:value="0.40527">
            <text:p>0,40527</text:p>
          </table:table-cell>
          <table:table-cell office:value-type="float" office:value="0.904673">
            <text:p>0,904673</text:p>
          </table:table-cell>
          <table:table-cell office:value-type="float" office:value="146.242">
            <text:p>146,242</text:p>
          </table:table-cell>
          <table:table-cell office:value-type="float" office:value="0.158648">
            <text:p>0,158648</text:p>
          </table:table-cell>
          <table:table-cell office:value-type="float" office:value="146.401">
            <text:p>146,401</text:p>
          </table:table-cell>
          <table:table-cell office:value-type="float" office:value="87.7653">
            <text:p>87,7653</text:p>
          </table:table-cell>
          <table:table-cell office:value-type="float" office:value="0.112314">
            <text:p>0,112314</text:p>
          </table:table-cell>
          <table:table-cell office:value-type="float" office:value="87.8776">
            <text:p>87,8776</text:p>
          </table:table-cell>
          <table:table-cell office:value-type="float" office:value="7.68312">
            <text:p>7,68312</text:p>
          </table:table-cell>
          <table:table-cell office:value-type="float" office:value="0.0651012">
            <text:p>0,0651012</text:p>
          </table:table-cell>
          <table:table-cell office:value-type="float" office:value="7.74822">
            <text:p>7,74822</text:p>
          </table:table-cell>
        </table:table-row>
        <table:table-row table:style-name="ro1">
          <table:table-cell office:value-type="float" office:value="153.35">
            <text:p>153,35</text:p>
          </table:table-cell>
          <table:table-cell office:value-type="float" office:value="0.282692">
            <text:p>0,282692</text:p>
          </table:table-cell>
          <table:table-cell office:value-type="float" office:value="153.632">
            <text:p>153,632</text:p>
          </table:table-cell>
          <table:table-cell office:value-type="float" office:value="91.7057">
            <text:p>91,7057</text:p>
          </table:table-cell>
          <table:table-cell office:value-type="float" office:value="0.202048">
            <text:p>0,202048</text:p>
          </table:table-cell>
          <table:table-cell office:value-type="float" office:value="91.9077">
            <text:p>91,9077</text:p>
          </table:table-cell>
          <table:table-cell office:value-type="float" office:value="0.0152489">
            <text:p>0,0152489</text:p>
          </table:table-cell>
          <table:table-cell office:value-type="float" office:value="0.110555">
            <text:p>0,110555</text:p>
          </table:table-cell>
          <table:table-cell office:value-type="float" office:value="0.125804">
            <text:p>0,125804</text:p>
          </table:table-cell>
          <table:table-cell office:value-type="float" office:value="0.518171">
            <text:p>0,518171</text:p>
          </table:table-cell>
          <table:table-cell office:value-type="float" office:value="0.333717">
            <text:p>0,333717</text:p>
          </table:table-cell>
          <table:table-cell office:value-type="float" office:value="0.851888">
            <text:p>0,851888</text:p>
          </table:table-cell>
          <table:table-cell office:value-type="float" office:value="52.444">
            <text:p>52,444</text:p>
          </table:table-cell>
          <table:table-cell office:value-type="float" office:value="0.487086">
            <text:p>0,487086</text:p>
          </table:table-cell>
          <table:table-cell office:value-type="float" office:value="52.9311">
            <text:p>52,9311</text:p>
          </table:table-cell>
          <table:table-cell office:value-type="float" office:value="0.46392">
            <text:p>0,46392</text:p>
          </table:table-cell>
          <table:table-cell office:value-type="float" office:value="0.143985">
            <text:p>0,143985</text:p>
          </table:table-cell>
          <table:table-cell office:value-type="float" office:value="0.607905">
            <text:p>0,607905</text:p>
          </table:table-cell>
          <table:table-cell office:value-type="float" office:value="169.889">
            <text:p>169,889</text:p>
          </table:table-cell>
          <table:table-cell office:value-type="float" office:value="0.453656">
            <text:p>0,453656</text:p>
          </table:table-cell>
          <table:table-cell office:value-type="float" office:value="170.343">
            <text:p>170,343</text:p>
          </table:table-cell>
          <table:table-cell office:value-type="float" office:value="82.1543">
            <text:p>82,1543</text:p>
          </table:table-cell>
          <table:table-cell office:value-type="float" office:value="0.10381">
            <text:p>0,10381</text:p>
          </table:table-cell>
          <table:table-cell office:value-type="float" office:value="82.2581">
            <text:p>82,2581</text:p>
          </table:table-cell>
          <table:table-cell office:value-type="float" office:value="7.55262">
            <text:p>7,55262</text:p>
          </table:table-cell>
          <table:table-cell office:value-type="float" office:value="0.0630485">
            <text:p>0,0630485</text:p>
          </table:table-cell>
          <table:table-cell office:value-type="float" office:value="7.61567">
            <text:p>7,61567</text:p>
          </table:table-cell>
        </table:table-row>
        <table:table-row table:style-name="ro1">
          <table:table-cell office:value-type="float" office:value="152.585">
            <text:p>152,585</text:p>
          </table:table-cell>
          <table:table-cell office:value-type="float" office:value="0.849542">
            <text:p>0,849542</text:p>
          </table:table-cell>
          <table:table-cell office:value-type="float" office:value="153.434">
            <text:p>153,434</text:p>
          </table:table-cell>
          <table:table-cell office:value-type="float" office:value="95.5839">
            <text:p>95,5839</text:p>
          </table:table-cell>
          <table:table-cell office:value-type="float" office:value="0.540458">
            <text:p>0,540458</text:p>
          </table:table-cell>
          <table:table-cell office:value-type="float" office:value="96.1243">
            <text:p>96,1243</text:p>
          </table:table-cell>
          <table:table-cell office:value-type="float" office:value="0.0797637">
            <text:p>0,0797637</text:p>
          </table:table-cell>
          <table:table-cell office:value-type="float" office:value="0.573595">
            <text:p>0,573595</text:p>
          </table:table-cell>
          <table:table-cell office:value-type="float" office:value="0.653358">
            <text:p>0,653358</text:p>
          </table:table-cell>
          <table:table-cell office:value-type="float" office:value="1.45715">
            <text:p>1,45715</text:p>
          </table:table-cell>
          <table:table-cell office:value-type="float" office:value="0.260405">
            <text:p>0,260405</text:p>
          </table:table-cell>
          <table:table-cell office:value-type="float" office:value="1.71756">
            <text:p>1,71756</text:p>
          </table:table-cell>
          <table:table-cell office:value-type="float" office:value="97.5398">
            <text:p>97,5398</text:p>
          </table:table-cell>
          <table:table-cell office:value-type="float" office:value="0.334597">
            <text:p>0,334597</text:p>
          </table:table-cell>
          <table:table-cell office:value-type="float" office:value="97.8744">
            <text:p>97,8744</text:p>
          </table:table-cell>
          <table:table-cell office:value-type="float" office:value="0.402044">
            <text:p>0,402044</text:p>
          </table:table-cell>
          <table:table-cell office:value-type="float" office:value="0.200289">
            <text:p>0,200289</text:p>
          </table:table-cell>
          <table:table-cell office:value-type="float" office:value="0.602333">
            <text:p>0,602333</text:p>
          </table:table-cell>
          <table:table-cell office:value-type="float" office:value="218.189">
            <text:p>218,189</text:p>
          </table:table-cell>
          <table:table-cell office:value-type="float" office:value="0.259232">
            <text:p>0,259232</text:p>
          </table:table-cell>
          <table:table-cell office:value-type="float" office:value="218.448">
            <text:p>218,448</text:p>
          </table:table-cell>
          <table:table-cell office:value-type="float" office:value="53.0992">
            <text:p>53,0992</text:p>
          </table:table-cell>
          <table:table-cell office:value-type="float" office:value="0.101757">
            <text:p>0,101757</text:p>
          </table:table-cell>
          <table:table-cell office:value-type="float" office:value="53.2009">
            <text:p>53,2009</text:p>
          </table:table-cell>
          <table:table-cell office:value-type="float" office:value="7.49016">
            <text:p>7,49016</text:p>
          </table:table-cell>
          <table:table-cell office:value-type="float" office:value="0.060116">
            <text:p>0,060116</text:p>
          </table:table-cell>
          <table:table-cell office:value-type="float" office:value="7.55028">
            <text:p>7,55028</text:p>
          </table:table-cell>
        </table:table-row>
        <table:table-row table:style-name="ro1">
          <table:table-cell office:value-type="float" office:value="165.751">
            <text:p>165,751</text:p>
          </table:table-cell>
          <table:table-cell office:value-type="float" office:value="0.282105">
            <text:p>0,282105</text:p>
          </table:table-cell>
          <table:table-cell office:value-type="float" office:value="166.033">
            <text:p>166,033</text:p>
          </table:table-cell>
          <table:table-cell office:value-type="float" office:value="80.9645">
            <text:p>80,9645</text:p>
          </table:table-cell>
          <table:table-cell office:value-type="float" office:value="0.342515">
            <text:p>0,342515</text:p>
          </table:table-cell>
          <table:table-cell office:value-type="float" office:value="81.3071">
            <text:p>81,3071</text:p>
          </table:table-cell>
          <table:table-cell office:value-type="float" office:value="0.0149557">
            <text:p>0,0149557</text:p>
          </table:table-cell>
          <table:table-cell office:value-type="float" office:value="0.0929599">
            <text:p>0,0929599</text:p>
          </table:table-cell>
          <table:table-cell office:value-type="float" office:value="0.107916">
            <text:p>0,107916</text:p>
          </table:table-cell>
          <table:table-cell office:value-type="float" office:value="0.51905">
            <text:p>0,51905</text:p>
          </table:table-cell>
          <table:table-cell office:value-type="float" office:value="0.0929599">
            <text:p>0,0929599</text:p>
          </table:table-cell>
          <table:table-cell office:value-type="float" office:value="0.61201">
            <text:p>0,61201</text:p>
          </table:table-cell>
          <table:table-cell office:value-type="float" office:value="47.5002">
            <text:p>47,5002</text:p>
          </table:table-cell>
          <table:table-cell office:value-type="float" office:value="0.241344">
            <text:p>0,241344</text:p>
          </table:table-cell>
          <table:table-cell office:value-type="float" office:value="47.7415">
            <text:p>47,7415</text:p>
          </table:table-cell>
          <table:table-cell office:value-type="float" office:value="0.356004">
            <text:p>0,356004</text:p>
          </table:table-cell>
          <table:table-cell office:value-type="float" office:value="0.133428">
            <text:p>0,133428</text:p>
          </table:table-cell>
          <table:table-cell office:value-type="float" office:value="0.489432">
            <text:p>0,489432</text:p>
          </table:table-cell>
          <table:table-cell office:value-type="float" office:value="171.3">
            <text:p>171,3</text:p>
          </table:table-cell>
          <table:table-cell office:value-type="float" office:value="0.158648">
            <text:p>0,158648</text:p>
          </table:table-cell>
          <table:table-cell office:value-type="float" office:value="171.458">
            <text:p>171,458</text:p>
          </table:table-cell>
          <table:table-cell office:value-type="float" office:value="58.5263">
            <text:p>58,5263</text:p>
          </table:table-cell>
          <table:table-cell office:value-type="float" office:value="0.123458">
            <text:p>0,123458</text:p>
          </table:table-cell>
          <table:table-cell office:value-type="float" office:value="58.6498">
            <text:p>58,6498</text:p>
          </table:table-cell>
          <table:table-cell office:value-type="float" office:value="7.21451">
            <text:p>7,21451</text:p>
          </table:table-cell>
          <table:table-cell office:value-type="float" office:value="0.0539578">
            <text:p>0,0539578</text:p>
          </table:table-cell>
          <table:table-cell office:value-type="float" office:value="7.26847">
            <text:p>7,26847</text:p>
          </table:table-cell>
        </table:table-row>
        <table:table-row table:style-name="ro1">
          <table:table-cell office:value-type="float" office:value="209.946">
            <text:p>209,946</text:p>
          </table:table-cell>
          <table:table-cell office:value-type="float" office:value="0.317295">
            <text:p>0,317295</text:p>
          </table:table-cell>
          <table:table-cell office:value-type="float" office:value="210.263">
            <text:p>210,263</text:p>
          </table:table-cell>
          <table:table-cell office:value-type="float" office:value="78.106">
            <text:p>78,106</text:p>
          </table:table-cell>
          <table:table-cell office:value-type="float" office:value="0.179468">
            <text:p>0,179468</text:p>
          </table:table-cell>
          <table:table-cell office:value-type="float" office:value="78.2854">
            <text:p>78,2854</text:p>
          </table:table-cell>
          <table:table-cell office:value-type="float" office:value="0.0140759">
            <text:p>0,0140759</text:p>
          </table:table-cell>
          <table:table-cell office:value-type="float" office:value="0.112608">
            <text:p>0,112608</text:p>
          </table:table-cell>
          <table:table-cell office:value-type="float" office:value="0.126684">
            <text:p>0,126684</text:p>
          </table:table-cell>
          <table:table-cell office:value-type="float" office:value="0.500283">
            <text:p>0,500283</text:p>
          </table:table-cell>
          <table:table-cell office:value-type="float" office:value="0.186506">
            <text:p>0,186506</text:p>
          </table:table-cell>
          <table:table-cell office:value-type="float" office:value="0.686789">
            <text:p>0,686789</text:p>
          </table:table-cell>
          <table:table-cell office:value-type="float" office:value="57.0988">
            <text:p>57,0988</text:p>
          </table:table-cell>
          <table:table-cell office:value-type="float" office:value="0.664795">
            <text:p>0,664795</text:p>
          </table:table-cell>
          <table:table-cell office:value-type="float" office:value="57.7636">
            <text:p>57,7636</text:p>
          </table:table-cell>
          <table:table-cell office:value-type="float" office:value="0.785907">
            <text:p>0,785907</text:p>
          </table:table-cell>
          <table:table-cell office:value-type="float" office:value="0.410842">
            <text:p>0,410842</text:p>
          </table:table-cell>
          <table:table-cell office:value-type="float" office:value="1.19675">
            <text:p>1,19675</text:p>
          </table:table-cell>
          <table:table-cell office:value-type="float" office:value="164.647">
            <text:p>164,647</text:p>
          </table:table-cell>
          <table:table-cell office:value-type="float" office:value="0.177416">
            <text:p>0,177416</text:p>
          </table:table-cell>
          <table:table-cell office:value-type="float" office:value="164.824">
            <text:p>164,824</text:p>
          </table:table-cell>
          <table:table-cell office:value-type="float" office:value="75.5952">
            <text:p>75,5952</text:p>
          </table:table-cell>
          <table:table-cell office:value-type="float" office:value="0.214951">
            <text:p>0,214951</text:p>
          </table:table-cell>
          <table:table-cell office:value-type="float" office:value="75.8101">
            <text:p>75,8101</text:p>
          </table:table-cell>
          <table:table-cell office:value-type="float" office:value="7.86963">
            <text:p>7,86963</text:p>
          </table:table-cell>
          <table:table-cell office:value-type="float" office:value="0.05777">
            <text:p>0,05777</text:p>
          </table:table-cell>
          <table:table-cell office:value-type="float" office:value="7.9274">
            <text:p>7,9274</text:p>
          </table:table-cell>
        </table:table-row>
        <table:table-row table:style-name="ro1">
          <table:table-cell office:value-type="float" office:value="134.169">
            <text:p>134,169</text:p>
          </table:table-cell>
          <table:table-cell office:value-type="float" office:value="0.279466">
            <text:p>0,279466</text:p>
          </table:table-cell>
          <table:table-cell office:value-type="float" office:value="134.449">
            <text:p>134,449</text:p>
          </table:table-cell>
          <table:table-cell office:value-type="float" office:value="85.2944">
            <text:p>85,2944</text:p>
          </table:table-cell>
          <table:table-cell office:value-type="float" office:value="0.197943">
            <text:p>0,197943</text:p>
          </table:table-cell>
          <table:table-cell office:value-type="float" office:value="85.4923">
            <text:p>85,4923</text:p>
          </table:table-cell>
          <table:table-cell office:value-type="float" office:value="0.0146624">
            <text:p>0,0146624</text:p>
          </table:table-cell>
          <table:table-cell office:value-type="float" office:value="0.0929599">
            <text:p>0,0929599</text:p>
          </table:table-cell>
          <table:table-cell office:value-type="float" office:value="0.107622">
            <text:p>0,107622</text:p>
          </table:table-cell>
          <table:table-cell office:value-type="float" office:value="0.501456">
            <text:p>0,501456</text:p>
          </table:table-cell>
          <table:table-cell office:value-type="float" office:value="0.15073">
            <text:p>0,15073</text:p>
          </table:table-cell>
          <table:table-cell office:value-type="float" office:value="0.652185">
            <text:p>0,652185</text:p>
          </table:table-cell>
          <table:table-cell office:value-type="float" office:value="56.6885">
            <text:p>56,6885</text:p>
          </table:table-cell>
          <table:table-cell office:value-type="float" office:value="0.24369">
            <text:p>0,24369</text:p>
          </table:table-cell>
          <table:table-cell office:value-type="float" office:value="56.9322">
            <text:p>56,9322</text:p>
          </table:table-cell>
          <table:table-cell office:value-type="float" office:value="0.260698">
            <text:p>0,260698</text:p>
          </table:table-cell>
          <table:table-cell office:value-type="float" office:value="0.162753">
            <text:p>0,162753</text:p>
          </table:table-cell>
          <table:table-cell office:value-type="float" office:value="0.423451">
            <text:p>0,423451</text:p>
          </table:table-cell>
          <table:table-cell office:value-type="float" office:value="173.44">
            <text:p>173,44</text:p>
          </table:table-cell>
          <table:table-cell office:value-type="float" office:value="0.173017">
            <text:p>0,173017</text:p>
          </table:table-cell>
          <table:table-cell office:value-type="float" office:value="173.613">
            <text:p>173,613</text:p>
          </table:table-cell>
          <table:table-cell office:value-type="float" office:value="90.8115">
            <text:p>90,8115</text:p>
          </table:table-cell>
          <table:table-cell office:value-type="float" office:value="0.413481">
            <text:p>0,413481</text:p>
          </table:table-cell>
          <table:table-cell office:value-type="float" office:value="91.225">
            <text:p>91,225</text:p>
          </table:table-cell>
          <table:table-cell office:value-type="float" office:value="12.7461">
            <text:p>12,7461</text:p>
          </table:table-cell>
          <table:table-cell office:value-type="float" office:value="0.0607025">
            <text:p>0,0607025</text:p>
          </table:table-cell>
          <table:table-cell office:value-type="float" office:value="12.8068">
            <text:p>12,8068</text:p>
          </table:table-cell>
        </table:table-row>
        <table:table-row table:style-name="ro1">
          <table:table-cell office:value-type="float" office:value="151.139">
            <text:p>151,139</text:p>
          </table:table-cell>
          <table:table-cell office:value-type="float" office:value="0.284451">
            <text:p>0,284451</text:p>
          </table:table-cell>
          <table:table-cell office:value-type="float" office:value="151.423">
            <text:p>151,423</text:p>
          </table:table-cell>
          <table:table-cell office:value-type="float" office:value="98.068">
            <text:p>98,068</text:p>
          </table:table-cell>
          <table:table-cell office:value-type="float" office:value="0.210846">
            <text:p>0,210846</text:p>
          </table:table-cell>
          <table:table-cell office:value-type="float" office:value="98.2788">
            <text:p>98,2788</text:p>
          </table:table-cell>
          <table:table-cell office:value-type="float" office:value="0.0167152">
            <text:p>0,0167152</text:p>
          </table:table-cell>
          <table:table-cell office:value-type="float" office:value="0.114074">
            <text:p>0,114074</text:p>
          </table:table-cell>
          <table:table-cell office:value-type="float" office:value="0.130789">
            <text:p>0,130789</text:p>
          </table:table-cell>
          <table:table-cell office:value-type="float" office:value="0.513185">
            <text:p>0,513185</text:p>
          </table:table-cell>
          <table:table-cell office:value-type="float" office:value="0.0950126">
            <text:p>0,0950126</text:p>
          </table:table-cell>
          <table:table-cell office:value-type="float" office:value="0.608198">
            <text:p>0,608198</text:p>
          </table:table-cell>
          <table:table-cell office:value-type="float" office:value="50.4282">
            <text:p>50,4282</text:p>
          </table:table-cell>
          <table:table-cell office:value-type="float" office:value="0.245743">
            <text:p>0,245743</text:p>
          </table:table-cell>
          <table:table-cell office:value-type="float" office:value="50.674">
            <text:p>50,674</text:p>
          </table:table-cell>
          <table:table-cell office:value-type="float" office:value="0.315829">
            <text:p>0,315829</text:p>
          </table:table-cell>
          <table:table-cell office:value-type="float" office:value="0.142519">
            <text:p>0,142519</text:p>
          </table:table-cell>
          <table:table-cell office:value-type="float" office:value="0.458348">
            <text:p>0,458348</text:p>
          </table:table-cell>
          <table:table-cell office:value-type="float" office:value="151.158">
            <text:p>151,158</text:p>
          </table:table-cell>
          <table:table-cell office:value-type="float" office:value="0.160407">
            <text:p>0,160407</text:p>
          </table:table-cell>
          <table:table-cell office:value-type="float" office:value="151.319">
            <text:p>151,319</text:p>
          </table:table-cell>
          <table:table-cell office:value-type="float" office:value="73.4896">
            <text:p>73,4896</text:p>
          </table:table-cell>
          <table:table-cell office:value-type="float" office:value="0.284745">
            <text:p>0,284745</text:p>
          </table:table-cell>
          <table:table-cell office:value-type="float" office:value="73.7744">
            <text:p>73,7744</text:p>
          </table:table-cell>
          <table:table-cell office:value-type="float" office:value="7.38459">
            <text:p>7,38459</text:p>
          </table:table-cell>
          <table:table-cell office:value-type="float" office:value="0.0539578">
            <text:p>0,0539578</text:p>
          </table:table-cell>
          <table:table-cell office:value-type="float" office:value="7.43855">
            <text:p>7,43855</text:p>
          </table:table-cell>
        </table:table-row>
        <table:table-row table:style-name="ro1">
          <table:table-cell office:value-type="float" office:value="156.736">
            <text:p>156,736</text:p>
          </table:table-cell>
          <table:table-cell office:value-type="float" office:value="0.284451">
            <text:p>0,284451</text:p>
          </table:table-cell>
          <table:table-cell office:value-type="float" office:value="157.021">
            <text:p>157,021</text:p>
          </table:table-cell>
          <table:table-cell office:value-type="float" office:value="78.0344">
            <text:p>78,0344</text:p>
          </table:table-cell>
          <table:table-cell office:value-type="float" office:value="0.185627">
            <text:p>0,185627</text:p>
          </table:table-cell>
          <table:table-cell office:value-type="float" office:value="78.22">
            <text:p>78,22</text:p>
          </table:table-cell>
          <table:table-cell office:value-type="float" office:value="0.0146624">
            <text:p>0,0146624</text:p>
          </table:table-cell>
          <table:table-cell office:value-type="float" office:value="0.0935464">
            <text:p>0,0935464</text:p>
          </table:table-cell>
          <table:table-cell office:value-type="float" office:value="0.108209">
            <text:p>0,108209</text:p>
          </table:table-cell>
          <table:table-cell office:value-type="float" office:value="0.500869">
            <text:p>0,500869</text:p>
          </table:table-cell>
          <table:table-cell office:value-type="float" office:value="0.179468">
            <text:p>0,179468</text:p>
          </table:table-cell>
          <table:table-cell office:value-type="float" office:value="0.680337">
            <text:p>0,680337</text:p>
          </table:table-cell>
          <table:table-cell office:value-type="float" office:value="75.8696">
            <text:p>75,8696</text:p>
          </table:table-cell>
          <table:table-cell office:value-type="float" office:value="0.358643">
            <text:p>0,358643</text:p>
          </table:table-cell>
          <table:table-cell office:value-type="float" office:value="76.2283">
            <text:p>76,2283</text:p>
          </table:table-cell>
          <table:table-cell office:value-type="float" office:value="0.418759">
            <text:p>0,418759</text:p>
          </table:table-cell>
          <table:table-cell office:value-type="float" office:value="0.199116">
            <text:p>0,199116</text:p>
          </table:table-cell>
          <table:table-cell office:value-type="float" office:value="0.617875">
            <text:p>0,617875</text:p>
          </table:table-cell>
          <table:table-cell office:value-type="float" office:value="165.074">
            <text:p>165,074</text:p>
          </table:table-cell>
          <table:table-cell office:value-type="float" office:value="0.223162">
            <text:p>0,223162</text:p>
          </table:table-cell>
          <table:table-cell office:value-type="float" office:value="165.297">
            <text:p>165,297</text:p>
          </table:table-cell>
          <table:table-cell office:value-type="float" office:value="77.1042">
            <text:p>77,1042</text:p>
          </table:table-cell>
          <table:table-cell office:value-type="float" office:value="0.112608">
            <text:p>0,112608</text:p>
          </table:table-cell>
          <table:table-cell office:value-type="float" office:value="77.2168">
            <text:p>77,2168</text:p>
          </table:table-cell>
          <table:table-cell office:value-type="float" office:value="7.55292">
            <text:p>7,55292</text:p>
          </table:table-cell>
          <table:table-cell office:value-type="float" office:value="0.0595295">
            <text:p>0,0595295</text:p>
          </table:table-cell>
          <table:table-cell office:value-type="float" office:value="7.61245">
            <text:p>7,61245</text:p>
          </table:table-cell>
        </table:table-row>
        <table:table-row table:style-name="ro1">
          <table:table-cell office:value-type="float" office:value="183.428">
            <text:p>183,428</text:p>
          </table:table-cell>
          <table:table-cell office:value-type="float" office:value="0.297648">
            <text:p>0,297648</text:p>
          </table:table-cell>
          <table:table-cell office:value-type="float" office:value="183.726">
            <text:p>183,726</text:p>
          </table:table-cell>
          <table:table-cell office:value-type="float" office:value="101.937">
            <text:p>101,937</text:p>
          </table:table-cell>
          <table:table-cell office:value-type="float" office:value="0.202048">
            <text:p>0,202048</text:p>
          </table:table-cell>
          <table:table-cell office:value-type="float" office:value="102.139">
            <text:p>102,139</text:p>
          </table:table-cell>
          <table:table-cell office:value-type="float" office:value="0.0173017">
            <text:p>0,0173017</text:p>
          </table:table-cell>
          <table:table-cell office:value-type="float" office:value="0.151316">
            <text:p>0,151316</text:p>
          </table:table-cell>
          <table:table-cell office:value-type="float" office:value="0.168618">
            <text:p>0,168618</text:p>
          </table:table-cell>
          <table:table-cell office:value-type="float" office:value="0.753943">
            <text:p>0,753943</text:p>
          </table:table-cell>
          <table:table-cell office:value-type="float" office:value="0.142226">
            <text:p>0,142226</text:p>
          </table:table-cell>
          <table:table-cell office:value-type="float" office:value="0.896168">
            <text:p>0,896168</text:p>
          </table:table-cell>
          <table:table-cell office:value-type="float" office:value="54.6504">
            <text:p>54,6504</text:p>
          </table:table-cell>
          <table:table-cell office:value-type="float" office:value="0.229027">
            <text:p>0,229027</text:p>
          </table:table-cell>
          <table:table-cell office:value-type="float" office:value="54.8795">
            <text:p>54,8795</text:p>
          </table:table-cell>
          <table:table-cell office:value-type="float" office:value="0.280932">
            <text:p>0,280932</text:p>
          </table:table-cell>
          <table:table-cell office:value-type="float" office:value="0.128736">
            <text:p>0,128736</text:p>
          </table:table-cell>
          <table:table-cell office:value-type="float" office:value="0.409669">
            <text:p>0,409669</text:p>
          </table:table-cell>
          <table:table-cell office:value-type="float" office:value="173.208">
            <text:p>173,208</text:p>
          </table:table-cell>
          <table:table-cell office:value-type="float" office:value="0.228148">
            <text:p>0,228148</text:p>
          </table:table-cell>
          <table:table-cell office:value-type="float" office:value="173.436">
            <text:p>173,436</text:p>
          </table:table-cell>
          <table:table-cell office:value-type="float" office:value="99.1706">
            <text:p>99,1706</text:p>
          </table:table-cell>
          <table:table-cell office:value-type="float" office:value="0.102637">
            <text:p>0,102637</text:p>
          </table:table-cell>
          <table:table-cell office:value-type="float" office:value="99.2732">
            <text:p>99,2732</text:p>
          </table:table-cell>
          <table:table-cell office:value-type="float" office:value="14.1393">
            <text:p>14,1393</text:p>
          </table:table-cell>
          <table:table-cell office:value-type="float" office:value="0.163633">
            <text:p>0,163633</text:p>
          </table:table-cell>
          <table:table-cell office:value-type="float" office:value="14.3029">
            <text:p>14,3029</text:p>
          </table:table-cell>
        </table:table-row>
        <table:table-row table:style-name="ro1">
          <table:table-cell office:value-type="float" office:value="163.213">
            <text:p>163,213</text:p>
          </table:table-cell>
          <table:table-cell office:value-type="float" office:value="0.436648">
            <text:p>0,436648</text:p>
          </table:table-cell>
          <table:table-cell office:value-type="float" office:value="163.649">
            <text:p>163,649</text:p>
          </table:table-cell>
          <table:table-cell office:value-type="float" office:value="88.1928">
            <text:p>88,1928</text:p>
          </table:table-cell>
          <table:table-cell office:value-type="float" office:value="0.200875">
            <text:p>0,200875</text:p>
          </table:table-cell>
          <table:table-cell office:value-type="float" office:value="88.3937">
            <text:p>88,3937</text:p>
          </table:table-cell>
          <table:table-cell office:value-type="float" office:value="0.0164219">
            <text:p>0,0164219</text:p>
          </table:table-cell>
          <table:table-cell office:value-type="float" office:value="0.131375">
            <text:p>0,131375</text:p>
          </table:table-cell>
          <table:table-cell office:value-type="float" office:value="0.147797">
            <text:p>0,147797</text:p>
          </table:table-cell>
          <table:table-cell office:value-type="float" office:value="0.519637">
            <text:p>0,519637</text:p>
          </table:table-cell>
          <table:table-cell office:value-type="float" office:value="0.107329">
            <text:p>0,107329</text:p>
          </table:table-cell>
          <table:table-cell office:value-type="float" office:value="0.626966">
            <text:p>0,626966</text:p>
          </table:table-cell>
          <table:table-cell office:value-type="float" office:value="70.7002">
            <text:p>70,7002</text:p>
          </table:table-cell>
          <table:table-cell office:value-type="float" office:value="0.371546">
            <text:p>0,371546</text:p>
          </table:table-cell>
          <table:table-cell office:value-type="float" office:value="71.0718">
            <text:p>71,0718</text:p>
          </table:table-cell>
          <table:table-cell office:value-type="float" office:value="0.459228">
            <text:p>0,459228</text:p>
          </table:table-cell>
          <table:table-cell office:value-type="float" office:value="0.336356">
            <text:p>0,336356</text:p>
          </table:table-cell>
          <table:table-cell office:value-type="float" office:value="0.795584">
            <text:p>0,795584</text:p>
          </table:table-cell>
          <table:table-cell office:value-type="float" office:value="235.105">
            <text:p>235,105</text:p>
          </table:table-cell>
          <table:table-cell office:value-type="float" office:value="0.218177">
            <text:p>0,218177</text:p>
          </table:table-cell>
          <table:table-cell office:value-type="float" office:value="235.323">
            <text:p>235,323</text:p>
          </table:table-cell>
          <table:table-cell office:value-type="float" office:value="83.9862">
            <text:p>83,9862</text:p>
          </table:table-cell>
          <table:table-cell office:value-type="float" office:value="0.109089">
            <text:p>0,109089</text:p>
          </table:table-cell>
          <table:table-cell office:value-type="float" office:value="84.0953">
            <text:p>84,0953</text:p>
          </table:table-cell>
          <table:table-cell office:value-type="float" office:value="8.44381">
            <text:p>8,44381</text:p>
          </table:table-cell>
          <table:table-cell office:value-type="float" office:value="0.0882679">
            <text:p>0,0882679</text:p>
          </table:table-cell>
          <table:table-cell office:value-type="float" office:value="8.53208">
            <text:p>8,53208</text:p>
          </table:table-cell>
        </table:table-row>
        <table:table-row table:style-name="ro1">
          <table:table-cell office:value-type="float" office:value="198.453">
            <text:p>198,453</text:p>
          </table:table-cell>
          <table:table-cell office:value-type="float" office:value="0.32404">
            <text:p>0,32404</text:p>
          </table:table-cell>
          <table:table-cell office:value-type="float" office:value="198.777">
            <text:p>198,777</text:p>
          </table:table-cell>
          <table:table-cell office:value-type="float" office:value="89.262">
            <text:p>89,262</text:p>
          </table:table-cell>
          <table:table-cell office:value-type="float" office:value="0.201755">
            <text:p>0,201755</text:p>
          </table:table-cell>
          <table:table-cell office:value-type="float" office:value="89.4638">
            <text:p>89,4638</text:p>
          </table:table-cell>
          <table:table-cell office:value-type="float" office:value="0.0184747">
            <text:p>0,0184747</text:p>
          </table:table-cell>
          <table:table-cell office:value-type="float" office:value="0.105276">
            <text:p>0,105276</text:p>
          </table:table-cell>
          <table:table-cell office:value-type="float" office:value="0.123751">
            <text:p>0,123751</text:p>
          </table:table-cell>
          <table:table-cell office:value-type="float" office:value="0.502629">
            <text:p>0,502629</text:p>
          </table:table-cell>
          <table:table-cell office:value-type="float" office:value="0.297648">
            <text:p>0,297648</text:p>
          </table:table-cell>
          <table:table-cell office:value-type="float" office:value="0.800276">
            <text:p>0,800276</text:p>
          </table:table-cell>
          <table:table-cell office:value-type="float" office:value="55.5777">
            <text:p>55,5777</text:p>
          </table:table-cell>
          <table:table-cell office:value-type="float" office:value="0.248675">
            <text:p>0,248675</text:p>
          </table:table-cell>
          <table:table-cell office:value-type="float" office:value="55.8264">
            <text:p>55,8264</text:p>
          </table:table-cell>
          <table:table-cell office:value-type="float" office:value="0.264804">
            <text:p>0,264804</text:p>
          </table:table-cell>
          <table:table-cell office:value-type="float" office:value="0.19765">
            <text:p>0,19765</text:p>
          </table:table-cell>
          <table:table-cell office:value-type="float" office:value="0.462453">
            <text:p>0,462453</text:p>
          </table:table-cell>
          <table:table-cell office:value-type="float" office:value="177.724">
            <text:p>177,724</text:p>
          </table:table-cell>
          <table:table-cell office:value-type="float" office:value="0.179468">
            <text:p>0,179468</text:p>
          </table:table-cell>
          <table:table-cell office:value-type="float" office:value="177.904">
            <text:p>177,904</text:p>
          </table:table-cell>
          <table:table-cell office:value-type="float" office:value="79.7282">
            <text:p>79,7282</text:p>
          </table:table-cell>
          <table:table-cell office:value-type="float" office:value="0.117006">
            <text:p>0,117006</text:p>
          </table:table-cell>
          <table:table-cell office:value-type="float" office:value="79.8452">
            <text:p>79,8452</text:p>
          </table:table-cell>
          <table:table-cell office:value-type="float" office:value="12.8153">
            <text:p>12,8153</text:p>
          </table:table-cell>
          <table:table-cell office:value-type="float" office:value="0.0677405">
            <text:p>0,0677405</text:p>
          </table:table-cell>
          <table:table-cell office:value-type="float" office:value="12.883">
            <text:p>12,883</text:p>
          </table:table-cell>
        </table:table-row>
        <table:table-row table:style-name="ro1">
          <table:table-cell office:value-type="float" office:value="181.633">
            <text:p>181,633</text:p>
          </table:table-cell>
          <table:table-cell office:value-type="float" office:value="0.31143">
            <text:p>0,31143</text:p>
          </table:table-cell>
          <table:table-cell office:value-type="float" office:value="181.944">
            <text:p>181,944</text:p>
          </table:table-cell>
          <table:table-cell office:value-type="float" office:value="96.3097">
            <text:p>96,3097</text:p>
          </table:table-cell>
          <table:table-cell office:value-type="float" office:value="0.202928">
            <text:p>0,202928</text:p>
          </table:table-cell>
          <table:table-cell office:value-type="float" office:value="96.5126">
            <text:p>96,5126</text:p>
          </table:table-cell>
          <table:table-cell office:value-type="float" office:value="0.0293249">
            <text:p>0,0293249</text:p>
          </table:table-cell>
          <table:table-cell office:value-type="float" office:value="0.477702">
            <text:p>0,477702</text:p>
          </table:table-cell>
          <table:table-cell office:value-type="float" office:value="0.507027">
            <text:p>0,507027</text:p>
          </table:table-cell>
          <table:table-cell office:value-type="float" office:value="0.786493">
            <text:p>0,786493</text:p>
          </table:table-cell>
          <table:table-cell office:value-type="float" office:value="0.150437">
            <text:p>0,150437</text:p>
          </table:table-cell>
          <table:table-cell office:value-type="float" office:value="0.93693">
            <text:p>0,93693</text:p>
          </table:table-cell>
          <table:table-cell office:value-type="float" office:value="51.3661">
            <text:p>51,3661</text:p>
          </table:table-cell>
          <table:table-cell office:value-type="float" office:value="0.247795">
            <text:p>0,247795</text:p>
          </table:table-cell>
          <table:table-cell office:value-type="float" office:value="51.6139">
            <text:p>51,6139</text:p>
          </table:table-cell>
          <table:table-cell office:value-type="float" office:value="0.269202">
            <text:p>0,269202</text:p>
          </table:table-cell>
          <table:table-cell office:value-type="float" office:value="0.17419">
            <text:p>0,17419</text:p>
          </table:table-cell>
          <table:table-cell office:value-type="float" office:value="0.443392">
            <text:p>0,443392</text:p>
          </table:table-cell>
          <table:table-cell office:value-type="float" office:value="168.239">
            <text:p>168,239</text:p>
          </table:table-cell>
          <table:table-cell office:value-type="float" office:value="0.159234">
            <text:p>0,159234</text:p>
          </table:table-cell>
          <table:table-cell office:value-type="float" office:value="168.398">
            <text:p>168,398</text:p>
          </table:table-cell>
          <table:table-cell office:value-type="float" office:value="71.5298">
            <text:p>71,5298</text:p>
          </table:table-cell>
          <table:table-cell office:value-type="float" office:value="0.110262">
            <text:p>0,110262</text:p>
          </table:table-cell>
          <table:table-cell office:value-type="float" office:value="71.6401">
            <text:p>71,6401</text:p>
          </table:table-cell>
          <table:table-cell office:value-type="float" office:value="7.47403">
            <text:p>7,47403</text:p>
          </table:table-cell>
          <table:table-cell office:value-type="float" office:value="0.0574768">
            <text:p>0,0574768</text:p>
          </table:table-cell>
          <table:table-cell office:value-type="float" office:value="7.53151">
            <text:p>7,53151</text:p>
          </table:table-cell>
        </table:table-row>
        <table:table-row table:style-name="ro1">
          <table:table-cell office:value-type="float" office:value="143.389">
            <text:p>143,389</text:p>
          </table:table-cell>
          <table:table-cell office:value-type="float" office:value="0.281519">
            <text:p>0,281519</text:p>
          </table:table-cell>
          <table:table-cell office:value-type="float" office:value="143.67">
            <text:p>143,67</text:p>
          </table:table-cell>
          <table:table-cell office:value-type="float" office:value="77.496">
            <text:p>77,496</text:p>
          </table:table-cell>
          <table:table-cell office:value-type="float" office:value="0.176829">
            <text:p>0,176829</text:p>
          </table:table-cell>
          <table:table-cell office:value-type="float" office:value="77.6728">
            <text:p>77,6728</text:p>
          </table:table-cell>
          <table:table-cell office:value-type="float" office:value="0.0149557">
            <text:p>0,0149557</text:p>
          </table:table-cell>
          <table:table-cell office:value-type="float" office:value="0.0917869">
            <text:p>0,0917869</text:p>
          </table:table-cell>
          <table:table-cell office:value-type="float" office:value="0.106743">
            <text:p>0,106743</text:p>
          </table:table-cell>
          <table:table-cell office:value-type="float" office:value="0.865084">
            <text:p>0,865084</text:p>
          </table:table-cell>
          <table:table-cell office:value-type="float" office:value="0.0985316">
            <text:p>0,0985316</text:p>
          </table:table-cell>
          <table:table-cell office:value-type="float" office:value="0.963616">
            <text:p>0,963616</text:p>
          </table:table-cell>
          <table:table-cell office:value-type="float" office:value="58.8307">
            <text:p>58,8307</text:p>
          </table:table-cell>
          <table:table-cell office:value-type="float" office:value="0.26715">
            <text:p>0,26715</text:p>
          </table:table-cell>
          <table:table-cell office:value-type="float" office:value="59.0979">
            <text:p>59,0979</text:p>
          </table:table-cell>
          <table:table-cell office:value-type="float" office:value="0.255127">
            <text:p>0,255127</text:p>
          </table:table-cell>
          <table:table-cell office:value-type="float" office:value="0.191198">
            <text:p>0,191198</text:p>
          </table:table-cell>
          <table:table-cell office:value-type="float" office:value="0.446325">
            <text:p>0,446325</text:p>
          </table:table-cell>
          <table:table-cell office:value-type="float" office:value="175.158">
            <text:p>175,158</text:p>
          </table:table-cell>
          <table:table-cell office:value-type="float" office:value="0.181228">
            <text:p>0,181228</text:p>
          </table:table-cell>
          <table:table-cell office:value-type="float" office:value="175.339">
            <text:p>175,339</text:p>
          </table:table-cell>
          <table:table-cell office:value-type="float" office:value="57.6897">
            <text:p>57,6897</text:p>
          </table:table-cell>
          <table:table-cell office:value-type="float" office:value="0.112314">
            <text:p>0,112314</text:p>
          </table:table-cell>
          <table:table-cell office:value-type="float" office:value="57.802">
            <text:p>57,802</text:p>
          </table:table-cell>
          <table:table-cell office:value-type="float" office:value="7.46934">
            <text:p>7,46934</text:p>
          </table:table-cell>
          <table:table-cell office:value-type="float" office:value="0.156302">
            <text:p>0,156302</text:p>
          </table:table-cell>
          <table:table-cell office:value-type="float" office:value="7.62564">
            <text:p>7,62564</text:p>
          </table:table-cell>
        </table:table-row>
        <table:table-row table:style-name="ro1">
          <table:table-cell office:value-type="float" office:value="166.674">
            <text:p>166,674</text:p>
          </table:table-cell>
          <table:table-cell office:value-type="float" office:value="0.298527">
            <text:p>0,298527</text:p>
          </table:table-cell>
          <table:table-cell office:value-type="float" office:value="166.972">
            <text:p>166,972</text:p>
          </table:table-cell>
          <table:table-cell office:value-type="float" office:value="78.2417">
            <text:p>78,2417</text:p>
          </table:table-cell>
          <table:table-cell office:value-type="float" office:value="0.197356">
            <text:p>0,197356</text:p>
          </table:table-cell>
          <table:table-cell office:value-type="float" office:value="78.4391">
            <text:p>78,4391</text:p>
          </table:table-cell>
          <table:table-cell office:value-type="float" office:value="0.0158354">
            <text:p>0,0158354</text:p>
          </table:table-cell>
          <table:table-cell office:value-type="float" office:value="0.13988">
            <text:p>0,13988</text:p>
          </table:table-cell>
          <table:table-cell office:value-type="float" office:value="0.155715">
            <text:p>0,155715</text:p>
          </table:table-cell>
          <table:table-cell office:value-type="float" office:value="0.494418">
            <text:p>0,494418</text:p>
          </table:table-cell>
          <table:table-cell office:value-type="float" office:value="0.114954">
            <text:p>0,114954</text:p>
          </table:table-cell>
          <table:table-cell office:value-type="float" office:value="0.609371">
            <text:p>0,609371</text:p>
          </table:table-cell>
          <table:table-cell office:value-type="float" office:value="57.692">
            <text:p>57,692</text:p>
          </table:table-cell>
          <table:table-cell office:value-type="float" office:value="0.319055">
            <text:p>0,319055</text:p>
          </table:table-cell>
          <table:table-cell office:value-type="float" office:value="58.0111">
            <text:p>58,0111</text:p>
          </table:table-cell>
          <table:table-cell office:value-type="float" office:value="0.290903">
            <text:p>0,290903</text:p>
          </table:table-cell>
          <table:table-cell office:value-type="float" office:value="0.151316">
            <text:p>0,151316</text:p>
          </table:table-cell>
          <table:table-cell office:value-type="float" office:value="0.442219">
            <text:p>0,442219</text:p>
          </table:table-cell>
          <table:table-cell office:value-type="float" office:value="168.655">
            <text:p>168,655</text:p>
          </table:table-cell>
          <table:table-cell office:value-type="float" office:value="0.160407">
            <text:p>0,160407</text:p>
          </table:table-cell>
          <table:table-cell office:value-type="float" office:value="168.815">
            <text:p>168,815</text:p>
          </table:table-cell>
          <table:table-cell office:value-type="float" office:value="67.8211">
            <text:p>67,8211</text:p>
          </table:table-cell>
          <table:table-cell office:value-type="float" office:value="0.109089">
            <text:p>0,109089</text:p>
          </table:table-cell>
          <table:table-cell office:value-type="float" office:value="67.9302">
            <text:p>67,9302</text:p>
          </table:table-cell>
          <table:table-cell office:value-type="float" office:value="11.5273">
            <text:p>11,5273</text:p>
          </table:table-cell>
          <table:table-cell office:value-type="float" office:value="0.106743">
            <text:p>0,106743</text:p>
          </table:table-cell>
          <table:table-cell office:value-type="float" office:value="11.6341">
            <text:p>11,6341</text:p>
          </table:table-cell>
        </table:table-row>
        <table:table-row table:style-name="ro1">
          <table:table-cell office:value-type="float" office:value="149.373">
            <text:p>149,373</text:p>
          </table:table-cell>
          <table:table-cell office:value-type="float" office:value="0.30234">
            <text:p>0,30234</text:p>
          </table:table-cell>
          <table:table-cell office:value-type="float" office:value="149.675">
            <text:p>149,675</text:p>
          </table:table-cell>
          <table:table-cell office:value-type="float" office:value="88.6588">
            <text:p>88,6588</text:p>
          </table:table-cell>
          <table:table-cell office:value-type="float" office:value="0.204981">
            <text:p>0,204981</text:p>
          </table:table-cell>
          <table:table-cell office:value-type="float" office:value="88.8638">
            <text:p>88,8638</text:p>
          </table:table-cell>
          <table:table-cell office:value-type="float" office:value="0.0152489">
            <text:p>0,0152489</text:p>
          </table:table-cell>
          <table:table-cell office:value-type="float" office:value="0.0923734">
            <text:p>0,0923734</text:p>
          </table:table-cell>
          <table:table-cell office:value-type="float" office:value="0.107622">
            <text:p>0,107622</text:p>
          </table:table-cell>
          <table:table-cell office:value-type="float" office:value="0.481808">
            <text:p>0,481808</text:p>
          </table:table-cell>
          <table:table-cell office:value-type="float" office:value="0.107329">
            <text:p>0,107329</text:p>
          </table:table-cell>
          <table:table-cell office:value-type="float" office:value="0.589137">
            <text:p>0,589137</text:p>
          </table:table-cell>
          <table:table-cell office:value-type="float" office:value="47.5591">
            <text:p>47,5591</text:p>
          </table:table-cell>
          <table:table-cell office:value-type="float" office:value="0.248968">
            <text:p>0,248968</text:p>
          </table:table-cell>
          <table:table-cell office:value-type="float" office:value="47.8081">
            <text:p>47,8081</text:p>
          </table:table-cell>
          <table:table-cell office:value-type="float" office:value="0.292662">
            <text:p>0,292662</text:p>
          </table:table-cell>
          <table:table-cell office:value-type="float" office:value="0.13988">
            <text:p>0,13988</text:p>
          </table:table-cell>
          <table:table-cell office:value-type="float" office:value="0.432542">
            <text:p>0,432542</text:p>
          </table:table-cell>
          <table:table-cell office:value-type="float" office:value="148.034">
            <text:p>148,034</text:p>
          </table:table-cell>
          <table:table-cell office:value-type="float" office:value="0.180055">
            <text:p>0,180055</text:p>
          </table:table-cell>
          <table:table-cell office:value-type="float" office:value="148.214">
            <text:p>148,214</text:p>
          </table:table-cell>
          <table:table-cell office:value-type="float" office:value="59.9835">
            <text:p>59,9835</text:p>
          </table:table-cell>
          <table:table-cell office:value-type="float" office:value="0.180348">
            <text:p>0,180348</text:p>
          </table:table-cell>
          <table:table-cell office:value-type="float" office:value="60.1638">
            <text:p>60,1638</text:p>
          </table:table-cell>
          <table:table-cell office:value-type="float" office:value="13.1461">
            <text:p>13,1461</text:p>
          </table:table-cell>
          <table:table-cell office:value-type="float" office:value="0.102637">
            <text:p>0,102637</text:p>
          </table:table-cell>
          <table:table-cell office:value-type="float" office:value="13.2487">
            <text:p>13,2487</text:p>
          </table:table-cell>
        </table:table-row>
        <table:table-row table:style-name="ro1">
          <table:table-cell office:value-type="float" office:value="158.308">
            <text:p>158,308</text:p>
          </table:table-cell>
          <table:table-cell office:value-type="float" office:value="0.309084">
            <text:p>0,309084</text:p>
          </table:table-cell>
          <table:table-cell office:value-type="float" office:value="158.617">
            <text:p>158,617</text:p>
          </table:table-cell>
          <table:table-cell office:value-type="float" office:value="129.178">
            <text:p>129,178</text:p>
          </table:table-cell>
          <table:table-cell office:value-type="float" office:value="0.187973">
            <text:p>0,187973</text:p>
          </table:table-cell>
          <table:table-cell office:value-type="float" office:value="129.366">
            <text:p>129,366</text:p>
          </table:table-cell>
          <table:table-cell office:value-type="float" office:value="0.0161287">
            <text:p>0,0161287</text:p>
          </table:table-cell>
          <table:table-cell office:value-type="float" office:value="0.124338">
            <text:p>0,124338</text:p>
          </table:table-cell>
          <table:table-cell office:value-type="float" office:value="0.140466">
            <text:p>0,140466</text:p>
          </table:table-cell>
          <table:table-cell office:value-type="float" office:value="0.48738">
            <text:p>0,48738</text:p>
          </table:table-cell>
          <table:table-cell office:value-type="float" office:value="0.144278">
            <text:p>0,144278</text:p>
          </table:table-cell>
          <table:table-cell office:value-type="float" office:value="0.631658">
            <text:p>0,631658</text:p>
          </table:table-cell>
          <table:table-cell office:value-type="float" office:value="57.8287">
            <text:p>57,8287</text:p>
          </table:table-cell>
          <table:table-cell office:value-type="float" office:value="0.245156">
            <text:p>0,245156</text:p>
          </table:table-cell>
          <table:table-cell office:value-type="float" office:value="58.0738">
            <text:p>58,0738</text:p>
          </table:table-cell>
          <table:table-cell office:value-type="float" office:value="0.258059">
            <text:p>0,258059</text:p>
          </table:table-cell>
          <table:table-cell office:value-type="float" office:value="0.157768">
            <text:p>0,157768</text:p>
          </table:table-cell>
          <table:table-cell office:value-type="float" office:value="0.415827">
            <text:p>0,415827</text:p>
          </table:table-cell>
          <table:table-cell office:value-type="float" office:value="187.798">
            <text:p>187,798</text:p>
          </table:table-cell>
          <table:table-cell office:value-type="float" office:value="0.194424">
            <text:p>0,194424</text:p>
          </table:table-cell>
          <table:table-cell office:value-type="float" office:value="187.992">
            <text:p>187,992</text:p>
          </table:table-cell>
          <table:table-cell office:value-type="float" office:value="58.5125">
            <text:p>58,5125</text:p>
          </table:table-cell>
          <table:table-cell office:value-type="float" office:value="0.110262">
            <text:p>0,110262</text:p>
          </table:table-cell>
          <table:table-cell office:value-type="float" office:value="58.6228">
            <text:p>58,6228</text:p>
          </table:table-cell>
          <table:table-cell office:value-type="float" office:value="7.5884">
            <text:p>7,5884</text:p>
          </table:table-cell>
          <table:table-cell office:value-type="float" office:value="0.0621688">
            <text:p>0,0621688</text:p>
          </table:table-cell>
          <table:table-cell office:value-type="float" office:value="7.65057">
            <text:p>7,65057</text:p>
          </table:table-cell>
        </table:table-row>
        <table:table-row table:style-name="ro1">
          <table:table-cell office:value-type="float" office:value="144.811">
            <text:p>144,811</text:p>
          </table:table-cell>
          <table:table-cell office:value-type="float" office:value="0.330198">
            <text:p>0,330198</text:p>
          </table:table-cell>
          <table:table-cell office:value-type="float" office:value="145.141">
            <text:p>145,141</text:p>
          </table:table-cell>
          <table:table-cell office:value-type="float" office:value="78.1643">
            <text:p>78,1643</text:p>
          </table:table-cell>
          <table:table-cell office:value-type="float" office:value="0.191492">
            <text:p>0,191492</text:p>
          </table:table-cell>
          <table:table-cell office:value-type="float" office:value="78.3558">
            <text:p>78,3558</text:p>
          </table:table-cell>
          <table:table-cell office:value-type="float" office:value="0.0158354">
            <text:p>0,0158354</text:p>
          </table:table-cell>
          <table:table-cell office:value-type="float" office:value="0.0970654">
            <text:p>0,0970654</text:p>
          </table:table-cell>
          <table:table-cell office:value-type="float" office:value="0.112901">
            <text:p>0,112901</text:p>
          </table:table-cell>
          <table:table-cell office:value-type="float" office:value="0.480048">
            <text:p>0,480048</text:p>
          </table:table-cell>
          <table:table-cell office:value-type="float" office:value="0.0929599">
            <text:p>0,0929599</text:p>
          </table:table-cell>
          <table:table-cell office:value-type="float" office:value="0.573008">
            <text:p>0,573008</text:p>
          </table:table-cell>
          <table:table-cell office:value-type="float" office:value="73.6761">
            <text:p>73,6761</text:p>
          </table:table-cell>
          <table:table-cell office:value-type="float" office:value="0.252487">
            <text:p>0,252487</text:p>
          </table:table-cell>
          <table:table-cell office:value-type="float" office:value="73.9286">
            <text:p>73,9286</text:p>
          </table:table-cell>
          <table:table-cell office:value-type="float" office:value="0.282985">
            <text:p>0,282985</text:p>
          </table:table-cell>
          <table:table-cell office:value-type="float" office:value="0.155422">
            <text:p>0,155422</text:p>
          </table:table-cell>
          <table:table-cell office:value-type="float" office:value="0.438407">
            <text:p>0,438407</text:p>
          </table:table-cell>
          <table:table-cell office:value-type="float" office:value="179.902">
            <text:p>179,902</text:p>
          </table:table-cell>
          <table:table-cell office:value-type="float" office:value="0.234892">
            <text:p>0,234892</text:p>
          </table:table-cell>
          <table:table-cell office:value-type="float" office:value="180.137">
            <text:p>180,137</text:p>
          </table:table-cell>
          <table:table-cell office:value-type="float" office:value="59.8612">
            <text:p>59,8612</text:p>
          </table:table-cell>
          <table:table-cell office:value-type="float" office:value="0.109382">
            <text:p>0,109382</text:p>
          </table:table-cell>
          <table:table-cell office:value-type="float" office:value="59.9706">
            <text:p>59,9706</text:p>
          </table:table-cell>
          <table:table-cell office:value-type="float" office:value="7.6538">
            <text:p>7,6538</text:p>
          </table:table-cell>
          <table:table-cell office:value-type="float" office:value="0.0653945">
            <text:p>0,0653945</text:p>
          </table:table-cell>
          <table:table-cell office:value-type="float" office:value="7.71919">
            <text:p>7,71919</text:p>
          </table:table-cell>
        </table:table-row>
        <table:table-row table:style-name="ro1">
          <table:table-cell office:value-type="float" office:value="185.286">
            <text:p>185,286</text:p>
          </table:table-cell>
          <table:table-cell office:value-type="float" office:value="0.297648">
            <text:p>0,297648</text:p>
          </table:table-cell>
          <table:table-cell office:value-type="float" office:value="185.584">
            <text:p>185,584</text:p>
          </table:table-cell>
          <table:table-cell office:value-type="float" office:value="80.1763">
            <text:p>80,1763</text:p>
          </table:table-cell>
          <table:table-cell office:value-type="float" office:value="0.536059">
            <text:p>0,536059</text:p>
          </table:table-cell>
          <table:table-cell office:value-type="float" office:value="80.7123">
            <text:p>80,7123</text:p>
          </table:table-cell>
          <table:table-cell office:value-type="float" office:value="0.0167152">
            <text:p>0,0167152</text:p>
          </table:table-cell>
          <table:table-cell office:value-type="float" office:value="0.10469">
            <text:p>0,10469</text:p>
          </table:table-cell>
          <table:table-cell office:value-type="float" office:value="0.121405">
            <text:p>0,121405</text:p>
          </table:table-cell>
          <table:table-cell office:value-type="float" office:value="0.490899">
            <text:p>0,490899</text:p>
          </table:table-cell>
          <table:table-cell office:value-type="float" office:value="0.122578">
            <text:p>0,122578</text:p>
          </table:table-cell>
          <table:table-cell office:value-type="float" office:value="0.613477">
            <text:p>0,613477</text:p>
          </table:table-cell>
          <table:table-cell office:value-type="float" office:value="52.9566">
            <text:p>52,9566</text:p>
          </table:table-cell>
          <table:table-cell office:value-type="float" office:value="0.298527">
            <text:p>0,298527</text:p>
          </table:table-cell>
          <table:table-cell office:value-type="float" office:value="53.2552">
            <text:p>53,2552</text:p>
          </table:table-cell>
          <table:table-cell office:value-type="float" office:value="0.269789">
            <text:p>0,269789</text:p>
          </table:table-cell>
          <table:table-cell office:value-type="float" office:value="0.14897">
            <text:p>0,14897</text:p>
          </table:table-cell>
          <table:table-cell office:value-type="float" office:value="0.418759">
            <text:p>0,418759</text:p>
          </table:table-cell>
          <table:table-cell office:value-type="float" office:value="181.627">
            <text:p>181,627</text:p>
          </table:table-cell>
          <table:table-cell office:value-type="float" office:value="0.161287">
            <text:p>0,161287</text:p>
          </table:table-cell>
          <table:table-cell office:value-type="float" office:value="181.788">
            <text:p>181,788</text:p>
          </table:table-cell>
          <table:table-cell office:value-type="float" office:value="66.1637">
            <text:p>66,1637</text:p>
          </table:table-cell>
          <table:table-cell office:value-type="float" office:value="0.124338">
            <text:p>0,124338</text:p>
          </table:table-cell>
          <table:table-cell office:value-type="float" office:value="66.288">
            <text:p>66,288</text:p>
          </table:table-cell>
          <table:table-cell office:value-type="float" office:value="7.65614">
            <text:p>7,65614</text:p>
          </table:table-cell>
          <table:table-cell office:value-type="float" office:value="0.05777">
            <text:p>0,05777</text:p>
          </table:table-cell>
          <table:table-cell office:value-type="float" office:value="7.71391">
            <text:p>7,71391</text:p>
          </table:table-cell>
        </table:table-row>
        <table:table-row table:style-name="ro1">
          <table:table-cell office:value-type="float" office:value="154.941">
            <text:p>154,941</text:p>
          </table:table-cell>
          <table:table-cell office:value-type="float" office:value="0.286211">
            <text:p>0,286211</text:p>
          </table:table-cell>
          <table:table-cell office:value-type="float" office:value="155.227">
            <text:p>155,227</text:p>
          </table:table-cell>
          <table:table-cell office:value-type="float" office:value="96.5792">
            <text:p>96,5792</text:p>
          </table:table-cell>
          <table:table-cell office:value-type="float" office:value="0.18504">
            <text:p>0,18504</text:p>
          </table:table-cell>
          <table:table-cell office:value-type="float" office:value="96.7642">
            <text:p>96,7642</text:p>
          </table:table-cell>
          <table:table-cell office:value-type="float" office:value="0.0152489">
            <text:p>0,0152489</text:p>
          </table:table-cell>
          <table:table-cell office:value-type="float" office:value="0.0926666">
            <text:p>0,0926666</text:p>
          </table:table-cell>
          <table:table-cell office:value-type="float" office:value="0.107916">
            <text:p>0,107916</text:p>
          </table:table-cell>
          <table:table-cell office:value-type="float" office:value="0.525502">
            <text:p>0,525502</text:p>
          </table:table-cell>
          <table:table-cell office:value-type="float" office:value="0.0932531">
            <text:p>0,0932531</text:p>
          </table:table-cell>
          <table:table-cell office:value-type="float" office:value="0.618755">
            <text:p>0,618755</text:p>
          </table:table-cell>
          <table:table-cell office:value-type="float" office:value="47.9207">
            <text:p>47,9207</text:p>
          </table:table-cell>
          <table:table-cell office:value-type="float" office:value="0.22111">
            <text:p>0,22111</text:p>
          </table:table-cell>
          <table:table-cell office:value-type="float" office:value="48.1418">
            <text:p>48,1418</text:p>
          </table:table-cell>
          <table:table-cell office:value-type="float" office:value="0.257472">
            <text:p>0,257472</text:p>
          </table:table-cell>
          <table:table-cell office:value-type="float" office:value="0.186506">
            <text:p>0,186506</text:p>
          </table:table-cell>
          <table:table-cell office:value-type="float" office:value="0.443979">
            <text:p>0,443979</text:p>
          </table:table-cell>
          <table:table-cell office:value-type="float" office:value="259.737">
            <text:p>259,737</text:p>
          </table:table-cell>
          <table:table-cell office:value-type="float" office:value="0.458641">
            <text:p>0,458641</text:p>
          </table:table-cell>
          <table:table-cell office:value-type="float" office:value="260.195">
            <text:p>260,195</text:p>
          </table:table-cell>
          <table:table-cell office:value-type="float" office:value="56.2964">
            <text:p>56,2964</text:p>
          </table:table-cell>
          <table:table-cell office:value-type="float" office:value="0.100878">
            <text:p>0,100878</text:p>
          </table:table-cell>
          <table:table-cell office:value-type="float" office:value="56.3973">
            <text:p>56,3973</text:p>
          </table:table-cell>
          <table:table-cell office:value-type="float" office:value="7.27052">
            <text:p>7,27052</text:p>
          </table:table-cell>
          <table:table-cell office:value-type="float" office:value="0.0712595">
            <text:p>0,0712595</text:p>
          </table:table-cell>
          <table:table-cell office:value-type="float" office:value="7.34178">
            <text:p>7,34178</text:p>
          </table:table-cell>
        </table:table-row>
        <table:table-row table:style-name="ro1">
          <table:table-cell office:value-type="float" office:value="158.858">
            <text:p>158,858</text:p>
          </table:table-cell>
          <table:table-cell office:value-type="float" office:value="0.284745">
            <text:p>0,284745</text:p>
          </table:table-cell>
          <table:table-cell office:value-type="float" office:value="159.142">
            <text:p>159,142</text:p>
          </table:table-cell>
          <table:table-cell office:value-type="float" office:value="79.3282">
            <text:p>79,3282</text:p>
          </table:table-cell>
          <table:table-cell office:value-type="float" office:value="0.255713">
            <text:p>0,255713</text:p>
          </table:table-cell>
          <table:table-cell office:value-type="float" office:value="79.5839">
            <text:p>79,5839</text:p>
          </table:table-cell>
          <table:table-cell office:value-type="float" office:value="0.0428143">
            <text:p>0,0428143</text:p>
          </table:table-cell>
          <table:table-cell office:value-type="float" office:value="0.145451">
            <text:p>0,145451</text:p>
          </table:table-cell>
          <table:table-cell office:value-type="float" office:value="0.188266">
            <text:p>0,188266</text:p>
          </table:table-cell>
          <table:table-cell office:value-type="float" office:value="0.469491">
            <text:p>0,469491</text:p>
          </table:table-cell>
          <table:table-cell office:value-type="float" office:value="0.125217">
            <text:p>0,125217</text:p>
          </table:table-cell>
          <table:table-cell office:value-type="float" office:value="0.594709">
            <text:p>0,594709</text:p>
          </table:table-cell>
          <table:table-cell office:value-type="float" office:value="67.8944">
            <text:p>67,8944</text:p>
          </table:table-cell>
          <table:table-cell office:value-type="float" office:value="0.772124">
            <text:p>0,772124</text:p>
          </table:table-cell>
          <table:table-cell office:value-type="float" office:value="68.6666">
            <text:p>68,6666</text:p>
          </table:table-cell>
          <table:table-cell office:value-type="float" office:value="0.60204">
            <text:p>0,60204</text:p>
          </table:table-cell>
          <table:table-cell office:value-type="float" office:value="0.265977">
            <text:p>0,265977</text:p>
          </table:table-cell>
          <table:table-cell office:value-type="float" office:value="0.868017">
            <text:p>0,868017</text:p>
          </table:table-cell>
          <table:table-cell office:value-type="float" office:value="182.077">
            <text:p>182,077</text:p>
          </table:table-cell>
          <table:table-cell office:value-type="float" office:value="0.245449">
            <text:p>0,245449</text:p>
          </table:table-cell>
          <table:table-cell office:value-type="float" office:value="182.322">
            <text:p>182,322</text:p>
          </table:table-cell>
          <table:table-cell office:value-type="float" office:value="65.8957">
            <text:p>65,8957</text:p>
          </table:table-cell>
          <table:table-cell office:value-type="float" office:value="0.124631">
            <text:p>0,124631</text:p>
          </table:table-cell>
          <table:table-cell office:value-type="float" office:value="66.0203">
            <text:p>66,0203</text:p>
          </table:table-cell>
          <table:table-cell office:value-type="float" office:value="7.35556">
            <text:p>7,35556</text:p>
          </table:table-cell>
          <table:table-cell office:value-type="float" office:value="0.0545443">
            <text:p>0,0545443</text:p>
          </table:table-cell>
          <table:table-cell office:value-type="float" office:value="7.41011">
            <text:p>7,41011</text:p>
          </table:table-cell>
        </table:table-row>
        <table:table-row table:style-name="ro1">
          <table:table-cell office:value-type="float" office:value="148.459">
            <text:p>148,459</text:p>
          </table:table-cell>
          <table:table-cell office:value-type="float" office:value="0.30234">
            <text:p>0,30234</text:p>
          </table:table-cell>
          <table:table-cell office:value-type="float" office:value="148.762">
            <text:p>148,762</text:p>
          </table:table-cell>
          <table:table-cell office:value-type="float" office:value="111.238">
            <text:p>111,238</text:p>
          </table:table-cell>
          <table:table-cell office:value-type="float" office:value="0.543977">
            <text:p>0,543977</text:p>
          </table:table-cell>
          <table:table-cell office:value-type="float" office:value="111.781">
            <text:p>111,781</text:p>
          </table:table-cell>
          <table:table-cell office:value-type="float" office:value="0.0445738">
            <text:p>0,0445738</text:p>
          </table:table-cell>
          <table:table-cell office:value-type="float" office:value="0.273601">
            <text:p>0,273601</text:p>
          </table:table-cell>
          <table:table-cell office:value-type="float" office:value="0.318175">
            <text:p>0,318175</text:p>
          </table:table-cell>
          <table:table-cell office:value-type="float" office:value="1.37416">
            <text:p>1,37416</text:p>
          </table:table-cell>
          <table:table-cell office:value-type="float" office:value="0.308791">
            <text:p>0,308791</text:p>
          </table:table-cell>
          <table:table-cell office:value-type="float" office:value="1.68296">
            <text:p>1,68296</text:p>
          </table:table-cell>
          <table:table-cell office:value-type="float" office:value="75.8984">
            <text:p>75,8984</text:p>
          </table:table-cell>
          <table:table-cell office:value-type="float" office:value="0.427557">
            <text:p>0,427557</text:p>
          </table:table-cell>
          <table:table-cell office:value-type="float" office:value="76.3259">
            <text:p>76,3259</text:p>
          </table:table-cell>
          <table:table-cell office:value-type="float" office:value="0.369494">
            <text:p>0,369494</text:p>
          </table:table-cell>
          <table:table-cell office:value-type="float" office:value="0.434595">
            <text:p>0,434595</text:p>
          </table:table-cell>
          <table:table-cell office:value-type="float" office:value="0.804088">
            <text:p>0,804088</text:p>
          </table:table-cell>
          <table:table-cell office:value-type="float" office:value="140.284">
            <text:p>140,284</text:p>
          </table:table-cell>
          <table:table-cell office:value-type="float" office:value="0.160994">
            <text:p>0,160994</text:p>
          </table:table-cell>
          <table:table-cell office:value-type="float" office:value="140.445">
            <text:p>140,445</text:p>
          </table:table-cell>
          <table:table-cell office:value-type="float" office:value="66.9807">
            <text:p>66,9807</text:p>
          </table:table-cell>
          <table:table-cell office:value-type="float" office:value="0.328439">
            <text:p>0,328439</text:p>
          </table:table-cell>
          <table:table-cell office:value-type="float" office:value="67.3091">
            <text:p>67,3091</text:p>
          </table:table-cell>
          <table:table-cell office:value-type="float" office:value="7.42418">
            <text:p>7,42418</text:p>
          </table:table-cell>
          <table:table-cell office:value-type="float" office:value="0.061289">
            <text:p>0,061289</text:p>
          </table:table-cell>
          <table:table-cell office:value-type="float" office:value="7.48547">
            <text:p>7,48547</text:p>
          </table:table-cell>
        </table:table-row>
        <table:table-row table:style-name="ro1">
          <table:table-cell office:value-type="float" office:value="157.696">
            <text:p>157,696</text:p>
          </table:table-cell>
          <table:table-cell office:value-type="float" office:value="0.306738">
            <text:p>0,306738</text:p>
          </table:table-cell>
          <table:table-cell office:value-type="float" office:value="158.002">
            <text:p>158,002</text:p>
          </table:table-cell>
          <table:table-cell office:value-type="float" office:value="117.223">
            <text:p>117,223</text:p>
          </table:table-cell>
          <table:table-cell office:value-type="float" office:value="0.528434">
            <text:p>0,528434</text:p>
          </table:table-cell>
          <table:table-cell office:value-type="float" office:value="117.752">
            <text:p>117,752</text:p>
          </table:table-cell>
          <table:table-cell office:value-type="float" office:value="0.0733122">
            <text:p>0,0733122</text:p>
          </table:table-cell>
          <table:table-cell office:value-type="float" office:value="0.301167">
            <text:p>0,301167</text:p>
          </table:table-cell>
          <table:table-cell office:value-type="float" office:value="0.374479">
            <text:p>0,374479</text:p>
          </table:table-cell>
          <table:table-cell office:value-type="float" office:value="1.81081">
            <text:p>1,81081</text:p>
          </table:table-cell>
          <table:table-cell office:value-type="float" office:value="0.491778">
            <text:p>0,491778</text:p>
          </table:table-cell>
          <table:table-cell office:value-type="float" office:value="2.30259">
            <text:p>2,30259</text:p>
          </table:table-cell>
          <table:table-cell office:value-type="float" office:value="69.4267">
            <text:p>69,4267</text:p>
          </table:table-cell>
          <table:table-cell office:value-type="float" office:value="0.253074">
            <text:p>0,253074</text:p>
          </table:table-cell>
          <table:table-cell office:value-type="float" office:value="69.6797">
            <text:p>69,6797</text:p>
          </table:table-cell>
          <table:table-cell office:value-type="float" office:value="0.300873">
            <text:p>0,300873</text:p>
          </table:table-cell>
          <table:table-cell office:value-type="float" office:value="0.319934">
            <text:p>0,319934</text:p>
          </table:table-cell>
          <table:table-cell office:value-type="float" office:value="0.620808">
            <text:p>0,620808</text:p>
          </table:table-cell>
          <table:table-cell office:value-type="float" office:value="140.411">
            <text:p>140,411</text:p>
          </table:table-cell>
          <table:table-cell office:value-type="float" office:value="0.158941">
            <text:p>0,158941</text:p>
          </table:table-cell>
          <table:table-cell office:value-type="float" office:value="140.57">
            <text:p>140,57</text:p>
          </table:table-cell>
          <table:table-cell office:value-type="float" office:value="51.9174">
            <text:p>51,9174</text:p>
          </table:table-cell>
          <table:table-cell office:value-type="float" office:value="0.0982384">
            <text:p>0,0982384</text:p>
          </table:table-cell>
          <table:table-cell office:value-type="float" office:value="52.0156">
            <text:p>52,0156</text:p>
          </table:table-cell>
          <table:table-cell office:value-type="float" office:value="7.46406">
            <text:p>7,46406</text:p>
          </table:table-cell>
          <table:table-cell office:value-type="float" office:value="0.062462">
            <text:p>0,062462</text:p>
          </table:table-cell>
          <table:table-cell office:value-type="float" office:value="7.52653">
            <text:p>7,52653</text:p>
          </table:table-cell>
        </table:table-row>
        <table:table-row table:style-name="ro1">
          <table:table-cell office:value-type="float" office:value="165.784">
            <text:p>165,784</text:p>
          </table:table-cell>
          <table:table-cell office:value-type="float" office:value="0.32228">
            <text:p>0,32228</text:p>
          </table:table-cell>
          <table:table-cell office:value-type="float" office:value="166.106">
            <text:p>166,106</text:p>
          </table:table-cell>
          <table:table-cell office:value-type="float" office:value="124.81">
            <text:p>124,81</text:p>
          </table:table-cell>
          <table:table-cell office:value-type="float" office:value="0.208207">
            <text:p>0,208207</text:p>
          </table:table-cell>
          <table:table-cell office:value-type="float" office:value="125.018">
            <text:p>125,018</text:p>
          </table:table-cell>
          <table:table-cell office:value-type="float" office:value="0.0175949">
            <text:p>0,0175949</text:p>
          </table:table-cell>
          <table:table-cell office:value-type="float" office:value="0.101757">
            <text:p>0,101757</text:p>
          </table:table-cell>
          <table:table-cell office:value-type="float" office:value="0.119352">
            <text:p>0,119352</text:p>
          </table:table-cell>
          <table:table-cell office:value-type="float" office:value="0.475356">
            <text:p>0,475356</text:p>
          </table:table-cell>
          <table:table-cell office:value-type="float" office:value="0.137534">
            <text:p>0,137534</text:p>
          </table:table-cell>
          <table:table-cell office:value-type="float" office:value="0.61289">
            <text:p>0,61289</text:p>
          </table:table-cell>
          <table:table-cell office:value-type="float" office:value="57.3677">
            <text:p>57,3677</text:p>
          </table:table-cell>
          <table:table-cell office:value-type="float" office:value="0.265977">
            <text:p>0,265977</text:p>
          </table:table-cell>
          <table:table-cell office:value-type="float" office:value="57.6337">
            <text:p>57,6337</text:p>
          </table:table-cell>
          <table:table-cell office:value-type="float" office:value="0.258645">
            <text:p>0,258645</text:p>
          </table:table-cell>
          <table:table-cell office:value-type="float" office:value="0.169498">
            <text:p>0,169498</text:p>
          </table:table-cell>
          <table:table-cell office:value-type="float" office:value="0.428143">
            <text:p>0,428143</text:p>
          </table:table-cell>
          <table:table-cell office:value-type="float" office:value="218.95">
            <text:p>218,95</text:p>
          </table:table-cell>
          <table:table-cell office:value-type="float" office:value="0.187093">
            <text:p>0,187093</text:p>
          </table:table-cell>
          <table:table-cell office:value-type="float" office:value="219.137">
            <text:p>219,137</text:p>
          </table:table-cell>
          <table:table-cell office:value-type="float" office:value="53.7836">
            <text:p>53,7836</text:p>
          </table:table-cell>
          <table:table-cell office:value-type="float" office:value="0.110848">
            <text:p>0,110848</text:p>
          </table:table-cell>
          <table:table-cell office:value-type="float" office:value="53.8944">
            <text:p>53,8944</text:p>
          </table:table-cell>
          <table:table-cell office:value-type="float" office:value="22.6482">
            <text:p>22,6482</text:p>
          </table:table-cell>
          <table:table-cell office:value-type="float" office:value="0.0668607">
            <text:p>0,0668607</text:p>
          </table:table-cell>
          <table:table-cell office:value-type="float" office:value="22.7151">
            <text:p>22,7151</text:p>
          </table:table-cell>
        </table:table-row>
        <table:table-row table:style-name="ro1">
          <table:table-cell office:value-type="float" office:value="159.896">
            <text:p>159,896</text:p>
          </table:table-cell>
          <table:table-cell office:value-type="float" office:value="0.483567">
            <text:p>0,483567</text:p>
          </table:table-cell>
          <table:table-cell office:value-type="float" office:value="160.379">
            <text:p>160,379</text:p>
          </table:table-cell>
          <table:table-cell office:value-type="float" office:value="97.417">
            <text:p>97,417</text:p>
          </table:table-cell>
          <table:table-cell office:value-type="float" office:value="0.182108">
            <text:p>0,182108</text:p>
          </table:table-cell>
          <table:table-cell office:value-type="float" office:value="97.5991">
            <text:p>97,5991</text:p>
          </table:table-cell>
          <table:table-cell office:value-type="float" office:value="0.0167152">
            <text:p>0,0167152</text:p>
          </table:table-cell>
          <table:table-cell office:value-type="float" office:value="0.131082">
            <text:p>0,131082</text:p>
          </table:table-cell>
          <table:table-cell office:value-type="float" office:value="0.147797">
            <text:p>0,147797</text:p>
          </table:table-cell>
          <table:table-cell office:value-type="float" office:value="0.563038">
            <text:p>0,563038</text:p>
          </table:table-cell>
          <table:table-cell office:value-type="float" office:value="0.0947194">
            <text:p>0,0947194</text:p>
          </table:table-cell>
          <table:table-cell office:value-type="float" office:value="0.657757">
            <text:p>0,657757</text:p>
          </table:table-cell>
          <table:table-cell office:value-type="float" office:value="47.7746">
            <text:p>47,7746</text:p>
          </table:table-cell>
          <table:table-cell office:value-type="float" office:value="0.224922">
            <text:p>0,224922</text:p>
          </table:table-cell>
          <table:table-cell office:value-type="float" office:value="47.9996">
            <text:p>47,9996</text:p>
          </table:table-cell>
          <table:table-cell office:value-type="float" office:value="0.270082">
            <text:p>0,270082</text:p>
          </table:table-cell>
          <table:table-cell office:value-type="float" office:value="0.165979">
            <text:p>0,165979</text:p>
          </table:table-cell>
          <table:table-cell office:value-type="float" office:value="0.436061">
            <text:p>0,436061</text:p>
          </table:table-cell>
          <table:table-cell office:value-type="float" office:value="193.83">
            <text:p>193,83</text:p>
          </table:table-cell>
          <table:table-cell office:value-type="float" office:value="0.230494">
            <text:p>0,230494</text:p>
          </table:table-cell>
          <table:table-cell office:value-type="float" office:value="194.06">
            <text:p>194,06</text:p>
          </table:table-cell>
          <table:table-cell office:value-type="float" office:value="105.95">
            <text:p>105,95</text:p>
          </table:table-cell>
          <table:table-cell office:value-type="float" office:value="0.148677">
            <text:p>0,148677</text:p>
          </table:table-cell>
          <table:table-cell office:value-type="float" office:value="106.099">
            <text:p>106,099</text:p>
          </table:table-cell>
          <table:table-cell office:value-type="float" office:value="17.753">
            <text:p>17,753</text:p>
          </table:table-cell>
          <table:table-cell office:value-type="float" office:value="0.0838692">
            <text:p>0,0838692</text:p>
          </table:table-cell>
          <table:table-cell office:value-type="float" office:value="17.8369">
            <text:p>17,8369</text:p>
          </table:table-cell>
        </table:table-row>
        <table:table-row table:style-name="ro1">
          <table:table-cell office:value-type="float" office:value="144.245">
            <text:p>144,245</text:p>
          </table:table-cell>
          <table:table-cell office:value-type="float" office:value="0.311137">
            <text:p>0,311137</text:p>
          </table:table-cell>
          <table:table-cell office:value-type="float" office:value="144.556">
            <text:p>144,556</text:p>
          </table:table-cell>
          <table:table-cell office:value-type="float" office:value="85.4345">
            <text:p>85,4345</text:p>
          </table:table-cell>
          <table:table-cell office:value-type="float" office:value="0.202635">
            <text:p>0,202635</text:p>
          </table:table-cell>
          <table:table-cell office:value-type="float" office:value="85.6372">
            <text:p>85,6372</text:p>
          </table:table-cell>
          <table:table-cell office:value-type="float" office:value="0.0146624">
            <text:p>0,0146624</text:p>
          </table:table-cell>
          <table:table-cell office:value-type="float" office:value="0.0929599">
            <text:p>0,0929599</text:p>
          </table:table-cell>
          <table:table-cell office:value-type="float" office:value="0.107622">
            <text:p>0,107622</text:p>
          </table:table-cell>
          <table:table-cell office:value-type="float" office:value="0.516998">
            <text:p>0,516998</text:p>
          </table:table-cell>
          <table:table-cell office:value-type="float" office:value="0.0982384">
            <text:p>0,0982384</text:p>
          </table:table-cell>
          <table:table-cell office:value-type="float" office:value="0.615236">
            <text:p>0,615236</text:p>
          </table:table-cell>
          <table:table-cell office:value-type="float" office:value="57.0979">
            <text:p>57,0979</text:p>
          </table:table-cell>
          <table:table-cell office:value-type="float" office:value="0.225508">
            <text:p>0,225508</text:p>
          </table:table-cell>
          <table:table-cell office:value-type="float" office:value="57.3234">
            <text:p>57,3234</text:p>
          </table:table-cell>
          <table:table-cell office:value-type="float" office:value="0.257766">
            <text:p>0,257766</text:p>
          </table:table-cell>
          <table:table-cell office:value-type="float" office:value="0.166859">
            <text:p>0,166859</text:p>
          </table:table-cell>
          <table:table-cell office:value-type="float" office:value="0.424624">
            <text:p>0,424624</text:p>
          </table:table-cell>
          <table:table-cell office:value-type="float" office:value="165.681">
            <text:p>165,681</text:p>
          </table:table-cell>
          <table:table-cell office:value-type="float" office:value="0.182694">
            <text:p>0,182694</text:p>
          </table:table-cell>
          <table:table-cell office:value-type="float" office:value="165.864">
            <text:p>165,864</text:p>
          </table:table-cell>
          <table:table-cell office:value-type="float" office:value="53.1443">
            <text:p>53,1443</text:p>
          </table:table-cell>
          <table:table-cell office:value-type="float" office:value="0.107036">
            <text:p>0,107036</text:p>
          </table:table-cell>
          <table:table-cell office:value-type="float" office:value="53.2514">
            <text:p>53,2514</text:p>
          </table:table-cell>
          <table:table-cell office:value-type="float" office:value="7.46934">
            <text:p>7,46934</text:p>
          </table:table-cell>
          <table:table-cell office:value-type="float" office:value="0.0592363">
            <text:p>0,0592363</text:p>
          </table:table-cell>
          <table:table-cell office:value-type="float" office:value="7.52858">
            <text:p>7,52858</text:p>
          </table:table-cell>
        </table:table-row>
        <table:table-row table:style-name="ro1">
          <table:table-cell office:value-type="float" office:value="170.027">
            <text:p>170,027</text:p>
          </table:table-cell>
          <table:table-cell office:value-type="float" office:value="0.303219">
            <text:p>0,303219</text:p>
          </table:table-cell>
          <table:table-cell office:value-type="float" office:value="170.33">
            <text:p>170,33</text:p>
          </table:table-cell>
          <table:table-cell office:value-type="float" office:value="110.241">
            <text:p>110,241</text:p>
          </table:table-cell>
          <table:table-cell office:value-type="float" office:value="0.216711">
            <text:p>0,216711</text:p>
          </table:table-cell>
          <table:table-cell office:value-type="float" office:value="110.458">
            <text:p>110,458</text:p>
          </table:table-cell>
          <table:table-cell office:value-type="float" office:value="0.0167152">
            <text:p>0,0167152</text:p>
          </table:table-cell>
          <table:table-cell office:value-type="float" office:value="0.211726">
            <text:p>0,211726</text:p>
          </table:table-cell>
          <table:table-cell office:value-type="float" office:value="0.228441">
            <text:p>0,228441</text:p>
          </table:table-cell>
          <table:table-cell office:value-type="float" office:value="0.841624">
            <text:p>0,841624</text:p>
          </table:table-cell>
          <table:table-cell office:value-type="float" office:value="0.167445">
            <text:p>0,167445</text:p>
          </table:table-cell>
          <table:table-cell office:value-type="float" office:value="1.00907">
            <text:p>1,00907</text:p>
          </table:table-cell>
          <table:table-cell office:value-type="float" office:value="60.4028">
            <text:p>60,4028</text:p>
          </table:table-cell>
          <table:table-cell office:value-type="float" office:value="0.25366">
            <text:p>0,25366</text:p>
          </table:table-cell>
          <table:table-cell office:value-type="float" office:value="60.6565">
            <text:p>60,6565</text:p>
          </table:table-cell>
          <table:table-cell office:value-type="float" office:value="0.589723">
            <text:p>0,589723</text:p>
          </table:table-cell>
          <table:table-cell office:value-type="float" office:value="0.395886">
            <text:p>0,395886</text:p>
          </table:table-cell>
          <table:table-cell office:value-type="float" office:value="0.985609">
            <text:p>0,985609</text:p>
          </table:table-cell>
          <table:table-cell office:value-type="float" office:value="163.49">
            <text:p>163,49</text:p>
          </table:table-cell>
          <table:table-cell office:value-type="float" office:value="0.181228">
            <text:p>0,181228</text:p>
          </table:table-cell>
          <table:table-cell office:value-type="float" office:value="163.671">
            <text:p>163,671</text:p>
          </table:table-cell>
          <table:table-cell office:value-type="float" office:value="55.1015">
            <text:p>55,1015</text:p>
          </table:table-cell>
          <table:table-cell office:value-type="float" office:value="0.290903">
            <text:p>0,290903</text:p>
          </table:table-cell>
          <table:table-cell office:value-type="float" office:value="55.3924">
            <text:p>55,3924</text:p>
          </table:table-cell>
          <table:table-cell office:value-type="float" office:value="22.0896">
            <text:p>22,0896</text:p>
          </table:table-cell>
          <table:table-cell office:value-type="float" office:value="0.164219">
            <text:p>0,164219</text:p>
          </table:table-cell>
          <table:table-cell office:value-type="float" office:value="22.2538">
            <text:p>22,2538</text:p>
          </table:table-cell>
        </table:table-row>
        <table:table-row table:style-name="ro1">
          <table:table-cell office:value-type="float" office:value="186.887">
            <text:p>186,887</text:p>
          </table:table-cell>
          <table:table-cell office:value-type="float" office:value="0.281519">
            <text:p>0,281519</text:p>
          </table:table-cell>
          <table:table-cell office:value-type="float" office:value="187.169">
            <text:p>187,169</text:p>
          </table:table-cell>
          <table:table-cell office:value-type="float" office:value="126.73">
            <text:p>126,73</text:p>
          </table:table-cell>
          <table:table-cell office:value-type="float" office:value="0.217591">
            <text:p>0,217591</text:p>
          </table:table-cell>
          <table:table-cell office:value-type="float" office:value="126.947">
            <text:p>126,947</text:p>
          </table:table-cell>
          <table:table-cell office:value-type="float" office:value="0.0243397">
            <text:p>0,0243397</text:p>
          </table:table-cell>
          <table:table-cell office:value-type="float" office:value="0.124631">
            <text:p>0,124631</text:p>
          </table:table-cell>
          <table:table-cell office:value-type="float" office:value="0.14897">
            <text:p>0,14897</text:p>
          </table:table-cell>
          <table:table-cell office:value-type="float" office:value="0.559226">
            <text:p>0,559226</text:p>
          </table:table-cell>
          <table:table-cell office:value-type="float" office:value="0.10469">
            <text:p>0,10469</text:p>
          </table:table-cell>
          <table:table-cell office:value-type="float" office:value="0.663915">
            <text:p>0,663915</text:p>
          </table:table-cell>
          <table:table-cell office:value-type="float" office:value="49.6356">
            <text:p>49,6356</text:p>
          </table:table-cell>
          <table:table-cell office:value-type="float" office:value="0.227268">
            <text:p>0,227268</text:p>
          </table:table-cell>
          <table:table-cell office:value-type="float" office:value="49.8629">
            <text:p>49,8629</text:p>
          </table:table-cell>
          <table:table-cell office:value-type="float" office:value="0.271255">
            <text:p>0,271255</text:p>
          </table:table-cell>
          <table:table-cell office:value-type="float" office:value="0.30146">
            <text:p>0,30146</text:p>
          </table:table-cell>
          <table:table-cell office:value-type="float" office:value="0.572715">
            <text:p>0,572715</text:p>
          </table:table-cell>
          <table:table-cell office:value-type="float" office:value="223.246">
            <text:p>223,246</text:p>
          </table:table-cell>
          <table:table-cell office:value-type="float" office:value="0.176536">
            <text:p>0,176536</text:p>
          </table:table-cell>
          <table:table-cell office:value-type="float" office:value="223.422">
            <text:p>223,422</text:p>
          </table:table-cell>
          <table:table-cell office:value-type="float" office:value="64.7763">
            <text:p>64,7763</text:p>
          </table:table-cell>
          <table:table-cell office:value-type="float" office:value="0.108502">
            <text:p>0,108502</text:p>
          </table:table-cell>
          <table:table-cell office:value-type="float" office:value="64.8848">
            <text:p>64,8848</text:p>
          </table:table-cell>
          <table:table-cell office:value-type="float" office:value="7.49251">
            <text:p>7,49251</text:p>
          </table:table-cell>
          <table:table-cell office:value-type="float" office:value="0.0595295">
            <text:p>0,0595295</text:p>
          </table:table-cell>
          <table:table-cell office:value-type="float" office:value="7.55204">
            <text:p>7,55204</text:p>
          </table:table-cell>
        </table:table-row>
        <table:table-row table:style-name="ro1">
          <table:table-cell office:value-type="float" office:value="145.743">
            <text:p>145,743</text:p>
          </table:table-cell>
          <table:table-cell office:value-type="float" office:value="0.289437">
            <text:p>0,289437</text:p>
          </table:table-cell>
          <table:table-cell office:value-type="float" office:value="146.032">
            <text:p>146,032</text:p>
          </table:table-cell>
          <table:table-cell office:value-type="float" office:value="130.895">
            <text:p>130,895</text:p>
          </table:table-cell>
          <table:table-cell office:value-type="float" office:value="0.382397">
            <text:p>0,382397</text:p>
          </table:table-cell>
          <table:table-cell office:value-type="float" office:value="131.278">
            <text:p>131,278</text:p>
          </table:table-cell>
          <table:table-cell office:value-type="float" office:value="0.0310844">
            <text:p>0,0310844</text:p>
          </table:table-cell>
          <table:table-cell office:value-type="float" office:value="0.201462">
            <text:p>0,201462</text:p>
          </table:table-cell>
          <table:table-cell office:value-type="float" office:value="0.232546">
            <text:p>0,232546</text:p>
          </table:table-cell>
          <table:table-cell office:value-type="float" office:value="0.546029">
            <text:p>0,546029</text:p>
          </table:table-cell>
          <table:table-cell office:value-type="float" office:value="0.0958924">
            <text:p>0,0958924</text:p>
          </table:table-cell>
          <table:table-cell office:value-type="float" office:value="0.641922">
            <text:p>0,641922</text:p>
          </table:table-cell>
          <table:table-cell office:value-type="float" office:value="55.1686">
            <text:p>55,1686</text:p>
          </table:table-cell>
          <table:table-cell office:value-type="float" office:value="0.223749">
            <text:p>0,223749</text:p>
          </table:table-cell>
          <table:table-cell office:value-type="float" office:value="55.3924">
            <text:p>55,3924</text:p>
          </table:table-cell>
          <table:table-cell office:value-type="float" office:value="0.262458">
            <text:p>0,262458</text:p>
          </table:table-cell>
          <table:table-cell office:value-type="float" office:value="0.200289">
            <text:p>0,200289</text:p>
          </table:table-cell>
          <table:table-cell office:value-type="float" office:value="0.462747">
            <text:p>0,462747</text:p>
          </table:table-cell>
          <table:table-cell office:value-type="float" office:value="162.074">
            <text:p>162,074</text:p>
          </table:table-cell>
          <table:table-cell office:value-type="float" office:value="0.158941">
            <text:p>0,158941</text:p>
          </table:table-cell>
          <table:table-cell office:value-type="float" office:value="162.233">
            <text:p>162,233</text:p>
          </table:table-cell>
          <table:table-cell office:value-type="float" office:value="51.6045">
            <text:p>51,6045</text:p>
          </table:table-cell>
          <table:table-cell office:value-type="float" office:value="0.0985316">
            <text:p>0,0985316</text:p>
          </table:table-cell>
          <table:table-cell office:value-type="float" office:value="51.703">
            <text:p>51,703</text:p>
          </table:table-cell>
          <table:table-cell office:value-type="float" office:value="10.4669">
            <text:p>10,4669</text:p>
          </table:table-cell>
          <table:table-cell office:value-type="float" office:value="0.055424">
            <text:p>0,055424</text:p>
          </table:table-cell>
          <table:table-cell office:value-type="float" office:value="10.5224">
            <text:p>10,5224</text:p>
          </table:table-cell>
        </table:table-row>
        <table:table-row table:style-name="ro1">
          <table:table-cell office:value-type="float" office:value="155.627">
            <text:p>155,627</text:p>
          </table:table-cell>
          <table:table-cell office:value-type="float" office:value="0.282105">
            <text:p>0,282105</text:p>
          </table:table-cell>
          <table:table-cell office:value-type="float" office:value="155.909">
            <text:p>155,909</text:p>
          </table:table-cell>
          <table:table-cell office:value-type="float" office:value="84.3967">
            <text:p>84,3967</text:p>
          </table:table-cell>
          <table:table-cell office:value-type="float" office:value="0.198236">
            <text:p>0,198236</text:p>
          </table:table-cell>
          <table:table-cell office:value-type="float" office:value="84.595">
            <text:p>84,595</text:p>
          </table:table-cell>
          <table:table-cell office:value-type="float" office:value="0.0170084">
            <text:p>0,0170084</text:p>
          </table:table-cell>
          <table:table-cell office:value-type="float" office:value="0.133135">
            <text:p>0,133135</text:p>
          </table:table-cell>
          <table:table-cell office:value-type="float" office:value="0.150143">
            <text:p>0,150143</text:p>
          </table:table-cell>
          <table:table-cell office:value-type="float" office:value="0.580926">
            <text:p>0,580926</text:p>
          </table:table-cell>
          <table:table-cell office:value-type="float" office:value="0.102051">
            <text:p>0,102051</text:p>
          </table:table-cell>
          <table:table-cell office:value-type="float" office:value="0.682977">
            <text:p>0,682977</text:p>
          </table:table-cell>
          <table:table-cell office:value-type="float" office:value="57.4909">
            <text:p>57,4909</text:p>
          </table:table-cell>
          <table:table-cell office:value-type="float" office:value="0.229907">
            <text:p>0,229907</text:p>
          </table:table-cell>
          <table:table-cell office:value-type="float" office:value="57.7208">
            <text:p>57,7208</text:p>
          </table:table-cell>
          <table:table-cell office:value-type="float" office:value="0.286211">
            <text:p>0,286211</text:p>
          </table:table-cell>
          <table:table-cell office:value-type="float" office:value="0.131669">
            <text:p>0,131669</text:p>
          </table:table-cell>
          <table:table-cell office:value-type="float" office:value="0.41788">
            <text:p>0,41788</text:p>
          </table:table-cell>
          <table:table-cell office:value-type="float" office:value="148.959">
            <text:p>148,959</text:p>
          </table:table-cell>
          <table:table-cell office:value-type="float" office:value="0.34662">
            <text:p>0,34662</text:p>
          </table:table-cell>
          <table:table-cell office:value-type="float" office:value="149.305">
            <text:p>149,305</text:p>
          </table:table-cell>
          <table:table-cell office:value-type="float" office:value="76.8157">
            <text:p>76,8157</text:p>
          </table:table-cell>
          <table:table-cell office:value-type="float" office:value="0.134894">
            <text:p>0,134894</text:p>
          </table:table-cell>
          <table:table-cell office:value-type="float" office:value="76.9506">
            <text:p>76,9506</text:p>
          </table:table-cell>
          <table:table-cell office:value-type="float" office:value="8.89306">
            <text:p>8,89306</text:p>
          </table:table-cell>
          <table:table-cell office:value-type="float" office:value="0.0686202">
            <text:p>0,0686202</text:p>
          </table:table-cell>
          <table:table-cell office:value-type="float" office:value="8.96168">
            <text:p>8,96168</text:p>
          </table:table-cell>
        </table:table-row>
        <table:table-row table:style-name="ro1">
          <table:table-cell office:value-type="float" office:value="144.409">
            <text:p>144,409</text:p>
          </table:table-cell>
          <table:table-cell office:value-type="float" office:value="0.283865">
            <text:p>0,283865</text:p>
          </table:table-cell>
          <table:table-cell office:value-type="float" office:value="144.693">
            <text:p>144,693</text:p>
          </table:table-cell>
          <table:table-cell office:value-type="float" office:value="88.8283">
            <text:p>88,8283</text:p>
          </table:table-cell>
          <table:table-cell office:value-type="float" office:value="0.192958">
            <text:p>0,192958</text:p>
          </table:table-cell>
          <table:table-cell office:value-type="float" office:value="89.0213">
            <text:p>89,0213</text:p>
          </table:table-cell>
          <table:table-cell office:value-type="float" office:value="0.0152489">
            <text:p>0,0152489</text:p>
          </table:table-cell>
          <table:table-cell office:value-type="float" office:value="0.0950126">
            <text:p>0,0950126</text:p>
          </table:table-cell>
          <table:table-cell office:value-type="float" office:value="0.110262">
            <text:p>0,110262</text:p>
          </table:table-cell>
          <table:table-cell office:value-type="float" office:value="0.507027">
            <text:p>0,507027</text:p>
          </table:table-cell>
          <table:table-cell office:value-type="float" office:value="0.108209">
            <text:p>0,108209</text:p>
          </table:table-cell>
          <table:table-cell office:value-type="float" office:value="0.615236">
            <text:p>0,615236</text:p>
          </table:table-cell>
          <table:table-cell office:value-type="float" office:value="47.8764">
            <text:p>47,8764</text:p>
          </table:table-cell>
          <table:table-cell office:value-type="float" office:value="0.256006">
            <text:p>0,256006</text:p>
          </table:table-cell>
          <table:table-cell office:value-type="float" office:value="48.1324">
            <text:p>48,1324</text:p>
          </table:table-cell>
          <table:table-cell office:value-type="float" office:value="0.235479">
            <text:p>0,235479</text:p>
          </table:table-cell>
          <table:table-cell office:value-type="float" office:value="0.190025">
            <text:p>0,190025</text:p>
          </table:table-cell>
          <table:table-cell office:value-type="float" office:value="0.425504">
            <text:p>0,425504</text:p>
          </table:table-cell>
          <table:table-cell office:value-type="float" office:value="171.272">
            <text:p>171,272</text:p>
          </table:table-cell>
          <table:table-cell office:value-type="float" office:value="0.22023">
            <text:p>0,22023</text:p>
          </table:table-cell>
          <table:table-cell office:value-type="float" office:value="171.492">
            <text:p>171,492</text:p>
          </table:table-cell>
          <table:table-cell office:value-type="float" office:value="103.822">
            <text:p>103,822</text:p>
          </table:table-cell>
          <table:table-cell office:value-type="float" office:value="0.233719">
            <text:p>0,233719</text:p>
          </table:table-cell>
          <table:table-cell office:value-type="float" office:value="104.056">
            <text:p>104,056</text:p>
          </table:table-cell>
          <table:table-cell office:value-type="float" office:value="17.3829">
            <text:p>17,3829</text:p>
          </table:table-cell>
          <table:table-cell office:value-type="float" office:value="0.0630485">
            <text:p>0,0630485</text:p>
          </table:table-cell>
          <table:table-cell office:value-type="float" office:value="17.446">
            <text:p>17,446</text:p>
          </table:table-cell>
        </table:table-row>
        <table:table-row table:style-name="ro1">
          <table:table-cell office:value-type="float" office:value="194.35">
            <text:p>194,35</text:p>
          </table:table-cell>
          <table:table-cell office:value-type="float" office:value="0.353658">
            <text:p>0,353658</text:p>
          </table:table-cell>
          <table:table-cell office:value-type="float" office:value="194.704">
            <text:p>194,704</text:p>
          </table:table-cell>
          <table:table-cell office:value-type="float" office:value="102.874">
            <text:p>102,874</text:p>
          </table:table-cell>
          <table:table-cell office:value-type="float" office:value="0.182108">
            <text:p>0,182108</text:p>
          </table:table-cell>
          <table:table-cell office:value-type="float" office:value="103.056">
            <text:p>103,056</text:p>
          </table:table-cell>
          <table:table-cell office:value-type="float" office:value="0.0161287">
            <text:p>0,0161287</text:p>
          </table:table-cell>
          <table:table-cell office:value-type="float" office:value="0.0979451">
            <text:p>0,0979451</text:p>
          </table:table-cell>
          <table:table-cell office:value-type="float" office:value="0.114074">
            <text:p>0,114074</text:p>
          </table:table-cell>
          <table:table-cell office:value-type="float" office:value="0.552188">
            <text:p>0,552188</text:p>
          </table:table-cell>
          <table:table-cell office:value-type="float" office:value="0.235772">
            <text:p>0,235772</text:p>
          </table:table-cell>
          <table:table-cell office:value-type="float" office:value="0.78796">
            <text:p>0,78796</text:p>
          </table:table-cell>
          <table:table-cell office:value-type="float" office:value="79.7329">
            <text:p>79,7329</text:p>
          </table:table-cell>
          <table:table-cell office:value-type="float" office:value="0.661863">
            <text:p>0,661863</text:p>
          </table:table-cell>
          <table:table-cell office:value-type="float" office:value="80.3948">
            <text:p>80,3948</text:p>
          </table:table-cell>
          <table:table-cell office:value-type="float" office:value="0.441926">
            <text:p>0,441926</text:p>
          </table:table-cell>
          <table:table-cell office:value-type="float" office:value="0.242224">
            <text:p>0,242224</text:p>
          </table:table-cell>
          <table:table-cell office:value-type="float" office:value="0.68415">
            <text:p>0,68415</text:p>
          </table:table-cell>
          <table:table-cell office:value-type="float" office:value="191.283">
            <text:p>191,283</text:p>
          </table:table-cell>
          <table:table-cell office:value-type="float" office:value="0.20674">
            <text:p>0,20674</text:p>
          </table:table-cell>
          <table:table-cell office:value-type="float" office:value="191.49">
            <text:p>191,49</text:p>
          </table:table-cell>
          <table:table-cell office:value-type="float" office:value="63.2089">
            <text:p>63,2089</text:p>
          </table:table-cell>
          <table:table-cell office:value-type="float" office:value="0.110555">
            <text:p>0,110555</text:p>
          </table:table-cell>
          <table:table-cell office:value-type="float" office:value="63.3195">
            <text:p>63,3195</text:p>
          </table:table-cell>
          <table:table-cell office:value-type="float" office:value="7.7145">
            <text:p>7,7145</text:p>
          </table:table-cell>
          <table:table-cell office:value-type="float" office:value="0.061289">
            <text:p>0,061289</text:p>
          </table:table-cell>
          <table:table-cell office:value-type="float" office:value="7.77579">
            <text:p>7,77579</text:p>
          </table:table-cell>
        </table:table-row>
        <table:table-row table:style-name="ro1">
          <table:table-cell office:value-type="float" office:value="205.488">
            <text:p>205,488</text:p>
          </table:table-cell>
          <table:table-cell office:value-type="float" office:value="0.834586">
            <text:p>0,834586</text:p>
          </table:table-cell>
          <table:table-cell office:value-type="float" office:value="206.323">
            <text:p>206,323</text:p>
          </table:table-cell>
          <table:table-cell office:value-type="float" office:value="113.214">
            <text:p>113,214</text:p>
          </table:table-cell>
          <table:table-cell office:value-type="float" office:value="0.207913">
            <text:p>0,207913</text:p>
          </table:table-cell>
          <table:table-cell office:value-type="float" office:value="113.422">
            <text:p>113,422</text:p>
          </table:table-cell>
          <table:table-cell office:value-type="float" office:value="0.0413481">
            <text:p>0,0413481</text:p>
          </table:table-cell>
          <table:table-cell office:value-type="float" office:value="0.537818">
            <text:p>0,537818</text:p>
          </table:table-cell>
          <table:table-cell office:value-type="float" office:value="0.579166">
            <text:p>0,579166</text:p>
          </table:table-cell>
          <table:table-cell office:value-type="float" office:value="0.559519">
            <text:p>0,559519</text:p>
          </table:table-cell>
          <table:table-cell office:value-type="float" office:value="0.102637">
            <text:p>0,102637</text:p>
          </table:table-cell>
          <table:table-cell office:value-type="float" office:value="0.662156">
            <text:p>0,662156</text:p>
          </table:table-cell>
          <table:table-cell office:value-type="float" office:value="56.9055">
            <text:p>56,9055</text:p>
          </table:table-cell>
          <table:table-cell office:value-type="float" office:value="0.255127">
            <text:p>0,255127</text:p>
          </table:table-cell>
          <table:table-cell office:value-type="float" office:value="57.1607">
            <text:p>57,1607</text:p>
          </table:table-cell>
          <table:table-cell office:value-type="float" office:value="0.348966">
            <text:p>0,348966</text:p>
          </table:table-cell>
          <table:table-cell office:value-type="float" office:value="0.145745">
            <text:p>0,145745</text:p>
          </table:table-cell>
          <table:table-cell office:value-type="float" office:value="0.494711">
            <text:p>0,494711</text:p>
          </table:table-cell>
          <table:table-cell office:value-type="float" office:value="181.325">
            <text:p>181,325</text:p>
          </table:table-cell>
          <table:table-cell office:value-type="float" office:value="0.176829">
            <text:p>0,176829</text:p>
          </table:table-cell>
          <table:table-cell office:value-type="float" office:value="181.502">
            <text:p>181,502</text:p>
          </table:table-cell>
          <table:table-cell office:value-type="float" office:value="55.0613">
            <text:p>55,0613</text:p>
          </table:table-cell>
          <table:table-cell office:value-type="float" office:value="0.109968">
            <text:p>0,109968</text:p>
          </table:table-cell>
          <table:table-cell office:value-type="float" office:value="55.1713">
            <text:p>55,1713</text:p>
          </table:table-cell>
          <table:table-cell office:value-type="float" office:value="7.67491">
            <text:p>7,67491</text:p>
          </table:table-cell>
          <table:table-cell office:value-type="float" office:value="0.0598228">
            <text:p>0,0598228</text:p>
          </table:table-cell>
          <table:table-cell office:value-type="float" office:value="7.73473">
            <text:p>7,73473</text:p>
          </table:table-cell>
        </table:table-row>
        <table:table-row table:style-name="ro1">
          <table:table-cell office:value-type="float" office:value="164.564">
            <text:p>164,564</text:p>
          </table:table-cell>
          <table:table-cell office:value-type="float" office:value="0.312017">
            <text:p>0,312017</text:p>
          </table:table-cell>
          <table:table-cell office:value-type="float" office:value="164.876">
            <text:p>164,876</text:p>
          </table:table-cell>
          <table:table-cell office:value-type="float" office:value="89.5506">
            <text:p>89,5506</text:p>
          </table:table-cell>
          <table:table-cell office:value-type="float" office:value="0.182987">
            <text:p>0,182987</text:p>
          </table:table-cell>
          <table:table-cell office:value-type="float" office:value="89.7336">
            <text:p>89,7336</text:p>
          </table:table-cell>
          <table:table-cell office:value-type="float" office:value="0.0170084">
            <text:p>0,0170084</text:p>
          </table:table-cell>
          <table:table-cell office:value-type="float" office:value="0.159527">
            <text:p>0,159527</text:p>
          </table:table-cell>
          <table:table-cell office:value-type="float" office:value="0.176536">
            <text:p>0,176536</text:p>
          </table:table-cell>
          <table:table-cell office:value-type="float" office:value="0.773004">
            <text:p>0,773004</text:p>
          </table:table-cell>
          <table:table-cell office:value-type="float" office:value="0.146331">
            <text:p>0,146331</text:p>
          </table:table-cell>
          <table:table-cell office:value-type="float" office:value="0.919335">
            <text:p>0,919335</text:p>
          </table:table-cell>
          <table:table-cell office:value-type="float" office:value="62.4427">
            <text:p>62,4427</text:p>
          </table:table-cell>
          <table:table-cell office:value-type="float" office:value="0.372426">
            <text:p>0,372426</text:p>
          </table:table-cell>
          <table:table-cell office:value-type="float" office:value="62.8151">
            <text:p>62,8151</text:p>
          </table:table-cell>
          <table:table-cell office:value-type="float" office:value="0.304099">
            <text:p>0,304099</text:p>
          </table:table-cell>
          <table:table-cell office:value-type="float" office:value="0.133428">
            <text:p>0,133428</text:p>
          </table:table-cell>
          <table:table-cell office:value-type="float" office:value="0.437527">
            <text:p>0,437527</text:p>
          </table:table-cell>
          <table:table-cell office:value-type="float" office:value="163.442">
            <text:p>163,442</text:p>
          </table:table-cell>
          <table:table-cell office:value-type="float" office:value="0.160407">
            <text:p>0,160407</text:p>
          </table:table-cell>
          <table:table-cell office:value-type="float" office:value="163.603">
            <text:p>163,603</text:p>
          </table:table-cell>
          <table:table-cell office:value-type="float" office:value="58.3067">
            <text:p>58,3067</text:p>
          </table:table-cell>
          <table:table-cell office:value-type="float" office:value="0.108502">
            <text:p>0,108502</text:p>
          </table:table-cell>
          <table:table-cell office:value-type="float" office:value="58.4152">
            <text:p>58,4152</text:p>
          </table:table-cell>
          <table:table-cell office:value-type="float" office:value="7.46406">
            <text:p>7,46406</text:p>
          </table:table-cell>
          <table:table-cell office:value-type="float" office:value="0.0560105">
            <text:p>0,0560105</text:p>
          </table:table-cell>
          <table:table-cell office:value-type="float" office:value="7.52007">
            <text:p>7,52007</text:p>
          </table:table-cell>
        </table:table-row>
        <table:table-row table:style-name="ro1">
          <table:table-cell office:value-type="float" office:value="137.728">
            <text:p>137,728</text:p>
          </table:table-cell>
          <table:table-cell office:value-type="float" office:value="0.384742">
            <text:p>0,384742</text:p>
          </table:table-cell>
          <table:table-cell office:value-type="float" office:value="138.113">
            <text:p>138,113</text:p>
          </table:table-cell>
          <table:table-cell office:value-type="float" office:value="93.6537">
            <text:p>93,6537</text:p>
          </table:table-cell>
          <table:table-cell office:value-type="float" office:value="0.30234">
            <text:p>0,30234</text:p>
          </table:table-cell>
          <table:table-cell office:value-type="float" office:value="93.9561">
            <text:p>93,9561</text:p>
          </table:table-cell>
          <table:table-cell office:value-type="float" office:value="0.0290316">
            <text:p>0,0290316</text:p>
          </table:table-cell>
          <table:table-cell office:value-type="float" office:value="0.236652">
            <text:p>0,236652</text:p>
          </table:table-cell>
          <table:table-cell office:value-type="float" office:value="0.265683">
            <text:p>0,265683</text:p>
          </table:table-cell>
          <table:table-cell office:value-type="float" office:value="0.511719">
            <text:p>0,511719</text:p>
          </table:table-cell>
          <table:table-cell office:value-type="float" office:value="0.0982384">
            <text:p>0,0982384</text:p>
          </table:table-cell>
          <table:table-cell office:value-type="float" office:value="0.609958">
            <text:p>0,609958</text:p>
          </table:table-cell>
          <table:table-cell office:value-type="float" office:value="49.3728">
            <text:p>49,3728</text:p>
          </table:table-cell>
          <table:table-cell office:value-type="float" office:value="0.229614">
            <text:p>0,229614</text:p>
          </table:table-cell>
          <table:table-cell office:value-type="float" office:value="49.6025">
            <text:p>49,6025</text:p>
          </table:table-cell>
          <table:table-cell office:value-type="float" office:value="0.283278">
            <text:p>0,283278</text:p>
          </table:table-cell>
          <table:table-cell office:value-type="float" office:value="0.129323">
            <text:p>0,129323</text:p>
          </table:table-cell>
          <table:table-cell office:value-type="float" office:value="0.412601">
            <text:p>0,412601</text:p>
          </table:table-cell>
          <table:table-cell office:value-type="float" office:value="174.97">
            <text:p>174,97</text:p>
          </table:table-cell>
          <table:table-cell office:value-type="float" office:value="0.164219">
            <text:p>0,164219</text:p>
          </table:table-cell>
          <table:table-cell office:value-type="float" office:value="175.134">
            <text:p>175,134</text:p>
          </table:table-cell>
          <table:table-cell office:value-type="float" office:value="76.6165">
            <text:p>76,6165</text:p>
          </table:table-cell>
          <table:table-cell office:value-type="float" office:value="0.285331">
            <text:p>0,285331</text:p>
          </table:table-cell>
          <table:table-cell office:value-type="float" office:value="76.9019">
            <text:p>76,9019</text:p>
          </table:table-cell>
          <table:table-cell office:value-type="float" office:value="22.0215">
            <text:p>22,0215</text:p>
          </table:table-cell>
          <table:table-cell office:value-type="float" office:value="0.164806">
            <text:p>0,164806</text:p>
          </table:table-cell>
          <table:table-cell office:value-type="float" office:value="22.1863">
            <text:p>22,1863</text:p>
          </table:table-cell>
        </table:table-row>
        <table:table-row table:style-name="ro1">
          <table:table-cell office:value-type="float" office:value="193.726">
            <text:p>193,726</text:p>
          </table:table-cell>
          <table:table-cell office:value-type="float" office:value="0.305565">
            <text:p>0,305565</text:p>
          </table:table-cell>
          <table:table-cell office:value-type="float" office:value="194.032">
            <text:p>194,032</text:p>
          </table:table-cell>
          <table:table-cell office:value-type="float" office:value="79.0092">
            <text:p>79,0092</text:p>
          </table:table-cell>
          <table:table-cell office:value-type="float" office:value="0.205861">
            <text:p>0,205861</text:p>
          </table:table-cell>
          <table:table-cell office:value-type="float" office:value="79.215">
            <text:p>79,215</text:p>
          </table:table-cell>
          <table:table-cell office:value-type="float" office:value="0.0146624">
            <text:p>0,0146624</text:p>
          </table:table-cell>
          <table:table-cell office:value-type="float" office:value="0.125511">
            <text:p>0,125511</text:p>
          </table:table-cell>
          <table:table-cell office:value-type="float" office:value="0.140173">
            <text:p>0,140173</text:p>
          </table:table-cell>
          <table:table-cell office:value-type="float" office:value="0.506148">
            <text:p>0,506148</text:p>
          </table:table-cell>
          <table:table-cell office:value-type="float" office:value="0.10293">
            <text:p>0,10293</text:p>
          </table:table-cell>
          <table:table-cell office:value-type="float" office:value="0.609078">
            <text:p>0,609078</text:p>
          </table:table-cell>
          <table:table-cell office:value-type="float" office:value="58.6116">
            <text:p>58,6116</text:p>
          </table:table-cell>
          <table:table-cell office:value-type="float" office:value="0.222576">
            <text:p>0,222576</text:p>
          </table:table-cell>
          <table:table-cell office:value-type="float" office:value="58.8342">
            <text:p>58,8342</text:p>
          </table:table-cell>
          <table:table-cell office:value-type="float" office:value="0.257472">
            <text:p>0,257472</text:p>
          </table:table-cell>
          <table:table-cell office:value-type="float" office:value="0.182401">
            <text:p>0,182401</text:p>
          </table:table-cell>
          <table:table-cell office:value-type="float" office:value="0.439873">
            <text:p>0,439873</text:p>
          </table:table-cell>
          <table:table-cell office:value-type="float" office:value="150.618">
            <text:p>150,618</text:p>
          </table:table-cell>
          <table:table-cell office:value-type="float" office:value="0.160407">
            <text:p>0,160407</text:p>
          </table:table-cell>
          <table:table-cell office:value-type="float" office:value="150.779">
            <text:p>150,779</text:p>
          </table:table-cell>
          <table:table-cell office:value-type="float" office:value="52.0775">
            <text:p>52,0775</text:p>
          </table:table-cell>
          <table:table-cell office:value-type="float" office:value="0.102637">
            <text:p>0,102637</text:p>
          </table:table-cell>
          <table:table-cell office:value-type="float" office:value="52.1801">
            <text:p>52,1801</text:p>
          </table:table-cell>
          <table:table-cell office:value-type="float" office:value="7.31304">
            <text:p>7,31304</text:p>
          </table:table-cell>
          <table:table-cell office:value-type="float" office:value="0.0568903">
            <text:p>0,0568903</text:p>
          </table:table-cell>
          <table:table-cell office:value-type="float" office:value="7.36993">
            <text:p>7,36993</text:p>
          </table:table-cell>
        </table:table-row>
        <table:table-row table:style-name="ro1">
          <table:table-cell office:value-type="float" office:value="156.876">
            <text:p>156,876</text:p>
          </table:table-cell>
          <table:table-cell office:value-type="float" office:value="0.27888">
            <text:p>0,27888</text:p>
          </table:table-cell>
          <table:table-cell office:value-type="float" office:value="157.154">
            <text:p>157,154</text:p>
          </table:table-cell>
          <table:table-cell office:value-type="float" office:value="131.81">
            <text:p>131,81</text:p>
          </table:table-cell>
          <table:table-cell office:value-type="float" office:value="0.201169">
            <text:p>0,201169</text:p>
          </table:table-cell>
          <table:table-cell office:value-type="float" office:value="132.012">
            <text:p>132,012</text:p>
          </table:table-cell>
          <table:table-cell office:value-type="float" office:value="0.0222869">
            <text:p>0,0222869</text:p>
          </table:table-cell>
          <table:table-cell office:value-type="float" office:value="0.153662">
            <text:p>0,153662</text:p>
          </table:table-cell>
          <table:table-cell office:value-type="float" office:value="0.175949">
            <text:p>0,175949</text:p>
          </table:table-cell>
          <table:table-cell office:value-type="float" office:value="0.495297">
            <text:p>0,495297</text:p>
          </table:table-cell>
          <table:table-cell office:value-type="float" office:value="0.10381">
            <text:p>0,10381</text:p>
          </table:table-cell>
          <table:table-cell office:value-type="float" office:value="0.599107">
            <text:p>0,599107</text:p>
          </table:table-cell>
          <table:table-cell office:value-type="float" office:value="51.3203">
            <text:p>51,3203</text:p>
          </table:table-cell>
          <table:table-cell office:value-type="float" office:value="0.227854">
            <text:p>0,227854</text:p>
          </table:table-cell>
          <table:table-cell office:value-type="float" office:value="51.5482">
            <text:p>51,5482</text:p>
          </table:table-cell>
          <table:table-cell office:value-type="float" office:value="0.238998">
            <text:p>0,238998</text:p>
          </table:table-cell>
          <table:table-cell office:value-type="float" office:value="0.165686">
            <text:p>0,165686</text:p>
          </table:table-cell>
          <table:table-cell office:value-type="float" office:value="0.404683">
            <text:p>0,404683</text:p>
          </table:table-cell>
          <table:table-cell office:value-type="float" office:value="164.438">
            <text:p>164,438</text:p>
          </table:table-cell>
          <table:table-cell office:value-type="float" office:value="0.1607">
            <text:p>0,1607</text:p>
          </table:table-cell>
          <table:table-cell office:value-type="float" office:value="164.598">
            <text:p>164,598</text:p>
          </table:table-cell>
          <table:table-cell office:value-type="float" office:value="52.8376">
            <text:p>52,8376</text:p>
          </table:table-cell>
          <table:table-cell office:value-type="float" office:value="0.107329">
            <text:p>0,107329</text:p>
          </table:table-cell>
          <table:table-cell office:value-type="float" office:value="52.9449">
            <text:p>52,9449</text:p>
          </table:table-cell>
          <table:table-cell office:value-type="float" office:value="7.27756">
            <text:p>7,27756</text:p>
          </table:table-cell>
          <table:table-cell office:value-type="float" office:value="0.055424">
            <text:p>0,055424</text:p>
          </table:table-cell>
          <table:table-cell office:value-type="float" office:value="7.33298">
            <text:p>7,33298</text:p>
          </table:table-cell>
        </table:table-row>
        <table:table-row table:style-name="ro1">
          <table:table-cell office:value-type="float" office:value="172.631">
            <text:p>172,631</text:p>
          </table:table-cell>
          <table:table-cell office:value-type="float" office:value="0.31319">
            <text:p>0,31319</text:p>
          </table:table-cell>
          <table:table-cell office:value-type="float" office:value="172.944">
            <text:p>172,944</text:p>
          </table:table-cell>
          <table:table-cell office:value-type="float" office:value="79.1616">
            <text:p>79,1616</text:p>
          </table:table-cell>
          <table:table-cell office:value-type="float" office:value="0.194424">
            <text:p>0,194424</text:p>
          </table:table-cell>
          <table:table-cell office:value-type="float" office:value="79.3561">
            <text:p>79,3561</text:p>
          </table:table-cell>
          <table:table-cell office:value-type="float" office:value="0.0178882">
            <text:p>0,0178882</text:p>
          </table:table-cell>
          <table:table-cell office:value-type="float" office:value="0.18416">
            <text:p>0,18416</text:p>
          </table:table-cell>
          <table:table-cell office:value-type="float" office:value="0.202048">
            <text:p>0,202048</text:p>
          </table:table-cell>
          <table:table-cell office:value-type="float" office:value="0.514652">
            <text:p>0,514652</text:p>
          </table:table-cell>
          <table:table-cell office:value-type="float" office:value="0.115247">
            <text:p>0,115247</text:p>
          </table:table-cell>
          <table:table-cell office:value-type="float" office:value="0.629899">
            <text:p>0,629899</text:p>
          </table:table-cell>
          <table:table-cell office:value-type="float" office:value="48.5761">
            <text:p>48,5761</text:p>
          </table:table-cell>
          <table:table-cell office:value-type="float" office:value="0.251021">
            <text:p>0,251021</text:p>
          </table:table-cell>
          <table:table-cell office:value-type="float" office:value="48.8271">
            <text:p>48,8271</text:p>
          </table:table-cell>
          <table:table-cell office:value-type="float" office:value="0.293542">
            <text:p>0,293542</text:p>
          </table:table-cell>
          <table:table-cell office:value-type="float" office:value="0.133135">
            <text:p>0,133135</text:p>
          </table:table-cell>
          <table:table-cell office:value-type="float" office:value="0.426677">
            <text:p>0,426677</text:p>
          </table:table-cell>
          <table:table-cell office:value-type="float" office:value="162.148">
            <text:p>162,148</text:p>
          </table:table-cell>
          <table:table-cell office:value-type="float" office:value="0.180055">
            <text:p>0,180055</text:p>
          </table:table-cell>
          <table:table-cell office:value-type="float" office:value="162.328">
            <text:p>162,328</text:p>
          </table:table-cell>
          <table:table-cell office:value-type="float" office:value="51.6725">
            <text:p>51,6725</text:p>
          </table:table-cell>
          <table:table-cell office:value-type="float" office:value="0.0994114">
            <text:p>0,0994114</text:p>
          </table:table-cell>
          <table:table-cell office:value-type="float" office:value="51.7719">
            <text:p>51,7719</text:p>
          </table:table-cell>
          <table:table-cell office:value-type="float" office:value="7.20688">
            <text:p>7,20688</text:p>
          </table:table-cell>
          <table:table-cell office:value-type="float" office:value="0.054251">
            <text:p>0,054251</text:p>
          </table:table-cell>
          <table:table-cell office:value-type="float" office:value="7.26113">
            <text:p>7,26113</text:p>
          </table:table-cell>
        </table:table-row>
        <table:table-row table:style-name="ro1">
          <table:table-cell office:value-type="float" office:value="144.64">
            <text:p>144,64</text:p>
          </table:table-cell>
          <table:table-cell office:value-type="float" office:value="0.435768">
            <text:p>0,435768</text:p>
          </table:table-cell>
          <table:table-cell office:value-type="float" office:value="145.075">
            <text:p>145,075</text:p>
          </table:table-cell>
          <table:table-cell office:value-type="float" office:value="108.011">
            <text:p>108,011</text:p>
          </table:table-cell>
          <table:table-cell office:value-type="float" office:value="0.20674">
            <text:p>0,20674</text:p>
          </table:table-cell>
          <table:table-cell office:value-type="float" office:value="108.218">
            <text:p>108,218</text:p>
          </table:table-cell>
          <table:table-cell office:value-type="float" office:value="0.0178882">
            <text:p>0,0178882</text:p>
          </table:table-cell>
          <table:table-cell office:value-type="float" office:value="0.113781">
            <text:p>0,113781</text:p>
          </table:table-cell>
          <table:table-cell office:value-type="float" office:value="0.131669">
            <text:p>0,131669</text:p>
          </table:table-cell>
          <table:table-cell office:value-type="float" office:value="0.526675">
            <text:p>0,526675</text:p>
          </table:table-cell>
          <table:table-cell office:value-type="float" office:value="0.0961856">
            <text:p>0,0961856</text:p>
          </table:table-cell>
          <table:table-cell office:value-type="float" office:value="0.622861">
            <text:p>0,622861</text:p>
          </table:table-cell>
          <table:table-cell office:value-type="float" office:value="61.74">
            <text:p>61,74</text:p>
          </table:table-cell>
          <table:table-cell office:value-type="float" office:value="0.759221">
            <text:p>0,759221</text:p>
          </table:table-cell>
          <table:table-cell office:value-type="float" office:value="62.4992">
            <text:p>62,4992</text:p>
          </table:table-cell>
          <table:table-cell office:value-type="float" office:value="0.493538">
            <text:p>0,493538</text:p>
          </table:table-cell>
          <table:table-cell office:value-type="float" office:value="0.609078">
            <text:p>0,609078</text:p>
          </table:table-cell>
          <table:table-cell office:value-type="float" office:value="1.10262">
            <text:p>1,10262</text:p>
          </table:table-cell>
          <table:table-cell office:value-type="float" office:value="163.779">
            <text:p>163,779</text:p>
          </table:table-cell>
          <table:table-cell office:value-type="float" office:value="0.297941">
            <text:p>0,297941</text:p>
          </table:table-cell>
          <table:table-cell office:value-type="float" office:value="164.077">
            <text:p>164,077</text:p>
          </table:table-cell>
          <table:table-cell office:value-type="float" office:value="84.4832">
            <text:p>84,4832</text:p>
          </table:table-cell>
          <table:table-cell office:value-type="float" office:value="0.135481">
            <text:p>0,135481</text:p>
          </table:table-cell>
          <table:table-cell office:value-type="float" office:value="84.6187">
            <text:p>84,6187</text:p>
          </table:table-cell>
          <table:table-cell office:value-type="float" office:value="8.00071">
            <text:p>8,00071</text:p>
          </table:table-cell>
          <table:table-cell office:value-type="float" office:value="0.0595295">
            <text:p>0,0595295</text:p>
          </table:table-cell>
          <table:table-cell office:value-type="float" office:value="8.06024">
            <text:p>8,06024</text:p>
          </table:table-cell>
        </table:table-row>
        <table:table-row table:style-name="ro1">
          <table:table-cell office:value-type="float" office:value="184.501">
            <text:p>184,501</text:p>
          </table:table-cell>
          <table:table-cell office:value-type="float" office:value="0.317295">
            <text:p>0,317295</text:p>
          </table:table-cell>
          <table:table-cell office:value-type="float" office:value="184.818">
            <text:p>184,818</text:p>
          </table:table-cell>
          <table:table-cell office:value-type="float" office:value="103.37">
            <text:p>103,37</text:p>
          </table:table-cell>
          <table:table-cell office:value-type="float" office:value="0.207034">
            <text:p>0,207034</text:p>
          </table:table-cell>
          <table:table-cell office:value-type="float" office:value="103.577">
            <text:p>103,577</text:p>
          </table:table-cell>
          <table:table-cell office:value-type="float" office:value="0.0161287">
            <text:p>0,0161287</text:p>
          </table:table-cell>
          <table:table-cell office:value-type="float" office:value="0.10381">
            <text:p>0,10381</text:p>
          </table:table-cell>
          <table:table-cell office:value-type="float" office:value="0.119939">
            <text:p>0,119939</text:p>
          </table:table-cell>
          <table:table-cell office:value-type="float" office:value="0.50996">
            <text:p>0,50996</text:p>
          </table:table-cell>
          <table:table-cell office:value-type="float" office:value="0.128736">
            <text:p>0,128736</text:p>
          </table:table-cell>
          <table:table-cell office:value-type="float" office:value="0.638696">
            <text:p>0,638696</text:p>
          </table:table-cell>
          <table:table-cell office:value-type="float" office:value="48.7113">
            <text:p>48,7113</text:p>
          </table:table-cell>
          <table:table-cell office:value-type="float" office:value="0.241051">
            <text:p>0,241051</text:p>
          </table:table-cell>
          <table:table-cell office:value-type="float" office:value="48.9523">
            <text:p>48,9523</text:p>
          </table:table-cell>
          <table:table-cell office:value-type="float" office:value="0.265977">
            <text:p>0,265977</text:p>
          </table:table-cell>
          <table:table-cell office:value-type="float" office:value="0.158941">
            <text:p>0,158941</text:p>
          </table:table-cell>
          <table:table-cell office:value-type="float" office:value="0.424918">
            <text:p>0,424918</text:p>
          </table:table-cell>
          <table:table-cell office:value-type="float" office:value="159.208">
            <text:p>159,208</text:p>
          </table:table-cell>
          <table:table-cell office:value-type="float" office:value="0.159821">
            <text:p>0,159821</text:p>
          </table:table-cell>
          <table:table-cell office:value-type="float" office:value="159.368">
            <text:p>159,368</text:p>
          </table:table-cell>
          <table:table-cell office:value-type="float" office:value="66.6874">
            <text:p>66,6874</text:p>
          </table:table-cell>
          <table:table-cell office:value-type="float" office:value="0.123458">
            <text:p>0,123458</text:p>
          </table:table-cell>
          <table:table-cell office:value-type="float" office:value="66.8109">
            <text:p>66,8109</text:p>
          </table:table-cell>
          <table:table-cell office:value-type="float" office:value="7.96552">
            <text:p>7,96552</text:p>
          </table:table-cell>
          <table:table-cell office:value-type="float" office:value="0.0574768">
            <text:p>0,0574768</text:p>
          </table:table-cell>
          <table:table-cell office:value-type="float" office:value="8.023">
            <text:p>8,023</text:p>
          </table:table-cell>
        </table:table-row>
        <table:table-row table:style-name="ro1">
          <table:table-cell office:value-type="float" office:value="189.86">
            <text:p>189,86</text:p>
          </table:table-cell>
          <table:table-cell office:value-type="float" office:value="0.326386">
            <text:p>0,326386</text:p>
          </table:table-cell>
          <table:table-cell office:value-type="float" office:value="190.186">
            <text:p>190,186</text:p>
          </table:table-cell>
          <table:table-cell office:value-type="float" office:value="78.3423">
            <text:p>78,3423</text:p>
          </table:table-cell>
          <table:table-cell office:value-type="float" office:value="0.179175">
            <text:p>0,179175</text:p>
          </table:table-cell>
          <table:table-cell office:value-type="float" office:value="78.5215">
            <text:p>78,5215</text:p>
          </table:table-cell>
          <table:table-cell office:value-type="float" office:value="0.0255127">
            <text:p>0,0255127</text:p>
          </table:table-cell>
          <table:table-cell office:value-type="float" office:value="0.0970654">
            <text:p>0,0970654</text:p>
          </table:table-cell>
          <table:table-cell office:value-type="float" office:value="0.122578">
            <text:p>0,122578</text:p>
          </table:table-cell>
          <table:table-cell office:value-type="float" office:value="0.765673">
            <text:p>0,765673</text:p>
          </table:table-cell>
          <table:table-cell office:value-type="float" office:value="0.518464">
            <text:p>0,518464</text:p>
          </table:table-cell>
          <table:table-cell office:value-type="float" office:value="1.28414">
            <text:p>1,28414</text:p>
          </table:table-cell>
          <table:table-cell office:value-type="float" office:value="54.8739">
            <text:p>54,8739</text:p>
          </table:table-cell>
          <table:table-cell office:value-type="float" office:value="0.246622">
            <text:p>0,246622</text:p>
          </table:table-cell>
          <table:table-cell office:value-type="float" office:value="55.1205">
            <text:p>55,1205</text:p>
          </table:table-cell>
          <table:table-cell office:value-type="float" office:value="0.298527">
            <text:p>0,298527</text:p>
          </table:table-cell>
          <table:table-cell office:value-type="float" office:value="0.171551">
            <text:p>0,171551</text:p>
          </table:table-cell>
          <table:table-cell office:value-type="float" office:value="0.470078">
            <text:p>0,470078</text:p>
          </table:table-cell>
          <table:table-cell office:value-type="float" office:value="165.912">
            <text:p>165,912</text:p>
          </table:table-cell>
          <table:table-cell office:value-type="float" office:value="0.156888">
            <text:p>0,156888</text:p>
          </table:table-cell>
          <table:table-cell office:value-type="float" office:value="166.069">
            <text:p>166,069</text:p>
          </table:table-cell>
          <table:table-cell office:value-type="float" office:value="52.425">
            <text:p>52,425</text:p>
          </table:table-cell>
          <table:table-cell office:value-type="float" office:value="0.0979451">
            <text:p>0,0979451</text:p>
          </table:table-cell>
          <table:table-cell office:value-type="float" office:value="52.5229">
            <text:p>52,5229</text:p>
          </table:table-cell>
          <table:table-cell office:value-type="float" office:value="7.16055">
            <text:p>7,16055</text:p>
          </table:table-cell>
          <table:table-cell office:value-type="float" office:value="0.054251">
            <text:p>0,054251</text:p>
          </table:table-cell>
          <table:table-cell office:value-type="float" office:value="7.2148">
            <text:p>7,214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64.495405940594">
            <text:p>164,495405940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93.3442495049505">
            <text:p>93,34424950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86195584158416">
            <text:p>0,186195584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13004940594059">
            <text:p>0,8130049406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59.1010306930693">
            <text:p>59,101030693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545361603960396">
            <text:p>0,545361604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69.877138613861">
            <text:p>169,877138613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65.320500990099">
            <text:p>65,320500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9.28553297029703">
            <text:p>9,285532970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64.150534653465">
            <text:p>164,1505346535</text:p>
          </table:table-cell>
          <table:table-cell table:formula="of:=AVERAGE([.B7:.B107])" office:value-type="float" office:value="0.34497098019802">
            <text:p>0,344970980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93.098392079208">
            <text:p>93,0983920792</text:p>
          </table:table-cell>
          <table:table-cell table:formula="of:=AVERAGE([.E7:.E107])" office:value-type="float" office:value="0.245826742574258">
            <text:p>0,2458267426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239012287128713">
            <text:p>0,0239012287</text:p>
          </table:table-cell>
          <table:table-cell table:formula="of:=AVERAGE([.H7:.H107])" office:value-type="float" office:value="0.162294356435644">
            <text:p>0,162294356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629082643564357">
            <text:p>0,6290826436</text:p>
          </table:table-cell>
          <table:table-cell table:formula="of:=AVERAGE([.K7:.K107])" office:value-type="float" office:value="0.183922202970297">
            <text:p>0,183922203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58.8032881188119">
            <text:p>58,8032881188</text:p>
          </table:table-cell>
          <table:table-cell table:formula="of:=AVERAGE([.N7:.N107])" office:value-type="float" office:value="0.297749217821782">
            <text:p>0,2977492178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33745102970297">
            <text:p>0,3374510297</text:p>
          </table:table-cell>
          <table:table-cell table:formula="of:=AVERAGE([.Q7:.Q107])" office:value-type="float" office:value="0.207910584158416">
            <text:p>0,207910584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69.670504950495">
            <text:p>169,6705049505</text:p>
          </table:table-cell>
          <table:table-cell table:formula="of:=AVERAGE([.T7:.T107])" office:value-type="float" office:value="0.206670742574257">
            <text:p>0,2066707426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65.1885663366337">
            <text:p>65,1885663366</text:p>
          </table:table-cell>
          <table:table-cell table:formula="of:=AVERAGE([.W7:.W107])" office:value-type="float" office:value="0.131932999009901">
            <text:p>0,13193299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9.20980613861386">
            <text:p>9,2098061386</text:p>
          </table:table-cell>
          <table:table-cell table:formula="of:=AVERAGE([.Z7:.Z107])" office:value-type="float" office:value="0.0757249732673267">
            <text:p>0,0757249733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788839">
            <text:p>0,788839</text:p>
          </table:table-cell>
          <table:table-cell office:value-type="float" office:value="0.247209">
            <text:p>0,247209</text:p>
          </table:table-cell>
          <table:table-cell office:value-type="float" office:value="1.03605">
            <text:p>1,03605</text:p>
          </table:table-cell>
          <table:table-cell office:value-type="float" office:value="0.239878">
            <text:p>0,239878</text:p>
          </table:table-cell>
          <table:table-cell office:value-type="float" office:value="0.161287">
            <text:p>0,161287</text:p>
          </table:table-cell>
          <table:table-cell office:value-type="float" office:value="0.401164">
            <text:p>0,401164</text:p>
          </table:table-cell>
          <table:table-cell office:value-type="float" office:value="0.0152489">
            <text:p>0,0152489</text:p>
          </table:table-cell>
          <table:table-cell office:value-type="float" office:value="0.136067">
            <text:p>0,136067</text:p>
          </table:table-cell>
          <table:table-cell office:value-type="float" office:value="0.151316">
            <text:p>0,151316</text:p>
          </table:table-cell>
          <table:table-cell office:value-type="float" office:value="0.0991181">
            <text:p>0,0991181</text:p>
          </table:table-cell>
          <table:table-cell office:value-type="float" office:value="0.101464">
            <text:p>0,101464</text:p>
          </table:table-cell>
          <table:table-cell office:value-type="float" office:value="0.200582">
            <text:p>0,200582</text:p>
          </table:table-cell>
          <table:table-cell office:value-type="float" office:value="0.195304">
            <text:p>0,195304</text:p>
          </table:table-cell>
          <table:table-cell office:value-type="float" office:value="0.212312">
            <text:p>0,212312</text:p>
          </table:table-cell>
          <table:table-cell office:value-type="float" office:value="0.407616">
            <text:p>0,407616</text:p>
          </table:table-cell>
          <table:table-cell office:value-type="float" office:value="0.0395886">
            <text:p>0,0395886</text:p>
          </table:table-cell>
          <table:table-cell office:value-type="float" office:value="0.17419">
            <text:p>0,17419</text:p>
          </table:table-cell>
          <table:table-cell office:value-type="float" office:value="0.213778">
            <text:p>0,213778</text:p>
          </table:table-cell>
          <table:table-cell office:value-type="float" office:value="0.491778">
            <text:p>0,491778</text:p>
          </table:table-cell>
          <table:table-cell office:value-type="float" office:value="0.14985">
            <text:p>0,14985</text:p>
          </table:table-cell>
          <table:table-cell office:value-type="float" office:value="0.641628">
            <text:p>0,641628</text:p>
          </table:table-cell>
          <table:table-cell office:value-type="float" office:value="0.287384">
            <text:p>0,287384</text:p>
          </table:table-cell>
          <table:table-cell office:value-type="float" office:value="0.146331">
            <text:p>0,146331</text:p>
          </table:table-cell>
          <table:table-cell office:value-type="float" office:value="0.433715">
            <text:p>0,433715</text:p>
          </table:table-cell>
          <table:table-cell office:value-type="float" office:value="0.0809367">
            <text:p>0,0809367</text:p>
          </table:table-cell>
          <table:table-cell office:value-type="float" office:value="0.0607025">
            <text:p>0,0607025</text:p>
          </table:table-cell>
          <table:table-cell office:value-type="float" office:value="0.141639">
            <text:p>0,141639</text:p>
          </table:table-cell>
        </table:table-row>
        <table:table-row table:style-name="ro1">
          <table:table-cell office:value-type="float" office:value="0.698519">
            <text:p>0,698519</text:p>
          </table:table-cell>
          <table:table-cell office:value-type="float" office:value="0.237532">
            <text:p>0,237532</text:p>
          </table:table-cell>
          <table:table-cell office:value-type="float" office:value="0.93605">
            <text:p>0,93605</text:p>
          </table:table-cell>
          <table:table-cell office:value-type="float" office:value="0.252487">
            <text:p>0,252487</text:p>
          </table:table-cell>
          <table:table-cell office:value-type="float" office:value="0.161873">
            <text:p>0,161873</text:p>
          </table:table-cell>
          <table:table-cell office:value-type="float" office:value="0.414361">
            <text:p>0,414361</text:p>
          </table:table-cell>
          <table:table-cell office:value-type="float" office:value="0.0167152">
            <text:p>0,0167152</text:p>
          </table:table-cell>
          <table:table-cell office:value-type="float" office:value="0.120819">
            <text:p>0,120819</text:p>
          </table:table-cell>
          <table:table-cell office:value-type="float" office:value="0.137534">
            <text:p>0,137534</text:p>
          </table:table-cell>
          <table:table-cell office:value-type="float" office:value="0.109675">
            <text:p>0,109675</text:p>
          </table:table-cell>
          <table:table-cell office:value-type="float" office:value="0.180055">
            <text:p>0,180055</text:p>
          </table:table-cell>
          <table:table-cell office:value-type="float" office:value="0.28973">
            <text:p>0,28973</text:p>
          </table:table-cell>
          <table:table-cell office:value-type="float" office:value="0.202048">
            <text:p>0,202048</text:p>
          </table:table-cell>
          <table:table-cell office:value-type="float" office:value="0.235772">
            <text:p>0,235772</text:p>
          </table:table-cell>
          <table:table-cell office:value-type="float" office:value="0.437821">
            <text:p>0,437821</text:p>
          </table:table-cell>
          <table:table-cell office:value-type="float" office:value="0.0695">
            <text:p>0,0695</text:p>
          </table:table-cell>
          <table:table-cell office:value-type="float" office:value="0.187093">
            <text:p>0,187093</text:p>
          </table:table-cell>
          <table:table-cell office:value-type="float" office:value="0.256593">
            <text:p>0,256593</text:p>
          </table:table-cell>
          <table:table-cell office:value-type="float" office:value="0.520223">
            <text:p>0,520223</text:p>
          </table:table-cell>
          <table:table-cell office:value-type="float" office:value="0.156008">
            <text:p>0,156008</text:p>
          </table:table-cell>
          <table:table-cell office:value-type="float" office:value="0.676232">
            <text:p>0,676232</text:p>
          </table:table-cell>
          <table:table-cell office:value-type="float" office:value="0.26539">
            <text:p>0,26539</text:p>
          </table:table-cell>
          <table:table-cell office:value-type="float" office:value="0.104983">
            <text:p>0,104983</text:p>
          </table:table-cell>
          <table:table-cell office:value-type="float" office:value="0.370373">
            <text:p>0,370373</text:p>
          </table:table-cell>
          <table:table-cell office:value-type="float" office:value="0.0747785">
            <text:p>0,0747785</text:p>
          </table:table-cell>
          <table:table-cell office:value-type="float" office:value="0.0838692">
            <text:p>0,0838692</text:p>
          </table:table-cell>
          <table:table-cell office:value-type="float" office:value="0.158648">
            <text:p>0,158648</text:p>
          </table:table-cell>
        </table:table-row>
        <table:table-row table:style-name="ro1">
          <table:table-cell office:value-type="float" office:value="1.03194">
            <text:p>1,03194</text:p>
          </table:table-cell>
          <table:table-cell office:value-type="float" office:value="0.229614">
            <text:p>0,229614</text:p>
          </table:table-cell>
          <table:table-cell office:value-type="float" office:value="1.26156">
            <text:p>1,26156</text:p>
          </table:table-cell>
          <table:table-cell office:value-type="float" office:value="0.252781">
            <text:p>0,252781</text:p>
          </table:table-cell>
          <table:table-cell office:value-type="float" office:value="0.268909">
            <text:p>0,268909</text:p>
          </table:table-cell>
          <table:table-cell office:value-type="float" office:value="0.52169">
            <text:p>0,52169</text:p>
          </table:table-cell>
          <table:table-cell office:value-type="float" office:value="0.0167152">
            <text:p>0,0167152</text:p>
          </table:table-cell>
          <table:table-cell office:value-type="float" office:value="0.140466">
            <text:p>0,140466</text:p>
          </table:table-cell>
          <table:table-cell office:value-type="float" office:value="0.157181">
            <text:p>0,157181</text:p>
          </table:table-cell>
          <table:table-cell office:value-type="float" office:value="0.111728">
            <text:p>0,111728</text:p>
          </table:table-cell>
          <table:table-cell office:value-type="float" office:value="0.453656">
            <text:p>0,453656</text:p>
          </table:table-cell>
          <table:table-cell office:value-type="float" office:value="0.565384">
            <text:p>0,565384</text:p>
          </table:table-cell>
          <table:table-cell office:value-type="float" office:value="0.397352">
            <text:p>0,397352</text:p>
          </table:table-cell>
          <table:table-cell office:value-type="float" office:value="0.290903">
            <text:p>0,290903</text:p>
          </table:table-cell>
          <table:table-cell office:value-type="float" office:value="0.688255">
            <text:p>0,688255</text:p>
          </table:table-cell>
          <table:table-cell office:value-type="float" office:value="0.0439873">
            <text:p>0,0439873</text:p>
          </table:table-cell>
          <table:table-cell office:value-type="float" office:value="0.157768">
            <text:p>0,157768</text:p>
          </table:table-cell>
          <table:table-cell office:value-type="float" office:value="0.201755">
            <text:p>0,201755</text:p>
          </table:table-cell>
          <table:table-cell office:value-type="float" office:value="0.535766">
            <text:p>0,535766</text:p>
          </table:table-cell>
          <table:table-cell office:value-type="float" office:value="0.158354">
            <text:p>0,158354</text:p>
          </table:table-cell>
          <table:table-cell office:value-type="float" office:value="0.69412">
            <text:p>0,69412</text:p>
          </table:table-cell>
          <table:table-cell office:value-type="float" office:value="0.280346">
            <text:p>0,280346</text:p>
          </table:table-cell>
          <table:table-cell office:value-type="float" office:value="0.10557">
            <text:p>0,10557</text:p>
          </table:table-cell>
          <table:table-cell office:value-type="float" office:value="0.385915">
            <text:p>0,385915</text:p>
          </table:table-cell>
          <table:table-cell office:value-type="float" office:value="0.076538">
            <text:p>0,076538</text:p>
          </table:table-cell>
          <table:table-cell office:value-type="float" office:value="0.0703797">
            <text:p>0,0703797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43397">
            <text:p>0,243397</text:p>
          </table:table-cell>
          <table:table-cell office:value-type="float" office:value="0.934877">
            <text:p>0,934877</text:p>
          </table:table-cell>
          <table:table-cell office:value-type="float" office:value="0.26539">
            <text:p>0,26539</text:p>
          </table:table-cell>
          <table:table-cell office:value-type="float" office:value="0.169791">
            <text:p>0,169791</text:p>
          </table:table-cell>
          <table:table-cell office:value-type="float" office:value="0.435181">
            <text:p>0,435181</text:p>
          </table:table-cell>
          <table:table-cell office:value-type="float" office:value="0.0161287">
            <text:p>0,0161287</text:p>
          </table:table-cell>
          <table:table-cell office:value-type="float" office:value="0.134308">
            <text:p>0,134308</text:p>
          </table:table-cell>
          <table:table-cell office:value-type="float" office:value="0.150437">
            <text:p>0,150437</text:p>
          </table:table-cell>
          <table:table-cell office:value-type="float" office:value="0.106449">
            <text:p>0,106449</text:p>
          </table:table-cell>
          <table:table-cell office:value-type="float" office:value="0.101171">
            <text:p>0,101171</text:p>
          </table:table-cell>
          <table:table-cell office:value-type="float" office:value="0.20762">
            <text:p>0,20762</text:p>
          </table:table-cell>
          <table:table-cell office:value-type="float" office:value="0.233133">
            <text:p>0,233133</text:p>
          </table:table-cell>
          <table:table-cell office:value-type="float" office:value="0.21935">
            <text:p>0,21935</text:p>
          </table:table-cell>
          <table:table-cell office:value-type="float" office:value="0.452483">
            <text:p>0,452483</text:p>
          </table:table-cell>
          <table:table-cell office:value-type="float" office:value="0.0472131">
            <text:p>0,0472131</text:p>
          </table:table-cell>
          <table:table-cell office:value-type="float" office:value="0.159527">
            <text:p>0,159527</text:p>
          </table:table-cell>
          <table:table-cell office:value-type="float" office:value="0.20674">
            <text:p>0,20674</text:p>
          </table:table-cell>
          <table:table-cell office:value-type="float" office:value="0.51084">
            <text:p>0,51084</text:p>
          </table:table-cell>
          <table:table-cell office:value-type="float" office:value="0.153369">
            <text:p>0,153369</text:p>
          </table:table-cell>
          <table:table-cell office:value-type="float" office:value="0.664209">
            <text:p>0,664209</text:p>
          </table:table-cell>
          <table:table-cell office:value-type="float" office:value="0.252194">
            <text:p>0,252194</text:p>
          </table:table-cell>
          <table:table-cell office:value-type="float" office:value="0.105276">
            <text:p>0,105276</text:p>
          </table:table-cell>
          <table:table-cell office:value-type="float" office:value="0.35747">
            <text:p>0,35747</text:p>
          </table:table-cell>
          <table:table-cell office:value-type="float" office:value="0.0865084">
            <text:p>0,0865084</text:p>
          </table:table-cell>
          <table:table-cell office:value-type="float" office:value="0.0697932">
            <text:p>0,0697932</text:p>
          </table:table-cell>
          <table:table-cell office:value-type="float" office:value="0.156302">
            <text:p>0,156302</text:p>
          </table:table-cell>
        </table:table-row>
        <table:table-row table:style-name="ro1">
          <table:table-cell office:value-type="float" office:value="0.721392">
            <text:p>0,721392</text:p>
          </table:table-cell>
          <table:table-cell office:value-type="float" office:value="0.24457">
            <text:p>0,24457</text:p>
          </table:table-cell>
          <table:table-cell office:value-type="float" office:value="0.965962">
            <text:p>0,965962</text:p>
          </table:table-cell>
          <table:table-cell office:value-type="float" office:value="0.239584">
            <text:p>0,239584</text:p>
          </table:table-cell>
          <table:table-cell office:value-type="float" office:value="0.160994">
            <text:p>0,160994</text:p>
          </table:table-cell>
          <table:table-cell office:value-type="float" office:value="0.400578">
            <text:p>0,400578</text:p>
          </table:table-cell>
          <table:table-cell office:value-type="float" office:value="0.0328439">
            <text:p>0,0328439</text:p>
          </table:table-cell>
          <table:table-cell office:value-type="float" office:value="0.134015">
            <text:p>0,134015</text:p>
          </table:table-cell>
          <table:table-cell office:value-type="float" office:value="0.166859">
            <text:p>0,166859</text:p>
          </table:table-cell>
          <table:table-cell office:value-type="float" office:value="0.108502">
            <text:p>0,108502</text:p>
          </table:table-cell>
          <table:table-cell office:value-type="float" office:value="0.10469">
            <text:p>0,10469</text:p>
          </table:table-cell>
          <table:table-cell office:value-type="float" office:value="0.213192">
            <text:p>0,213192</text:p>
          </table:table-cell>
          <table:table-cell office:value-type="float" office:value="0.204101">
            <text:p>0,204101</text:p>
          </table:table-cell>
          <table:table-cell office:value-type="float" office:value="0.211726">
            <text:p>0,211726</text:p>
          </table:table-cell>
          <table:table-cell office:value-type="float" office:value="0.415827">
            <text:p>0,415827</text:p>
          </table:table-cell>
          <table:table-cell office:value-type="float" office:value="0.0404683">
            <text:p>0,0404683</text:p>
          </table:table-cell>
          <table:table-cell office:value-type="float" office:value="0.182694">
            <text:p>0,182694</text:p>
          </table:table-cell>
          <table:table-cell office:value-type="float" office:value="0.223162">
            <text:p>0,223162</text:p>
          </table:table-cell>
          <table:table-cell office:value-type="float" office:value="0.504095">
            <text:p>0,504095</text:p>
          </table:table-cell>
          <table:table-cell office:value-type="float" office:value="0.167738">
            <text:p>0,167738</text:p>
          </table:table-cell>
          <table:table-cell office:value-type="float" office:value="0.671833">
            <text:p>0,671833</text:p>
          </table:table-cell>
          <table:table-cell office:value-type="float" office:value="0.355124">
            <text:p>0,355124</text:p>
          </table:table-cell>
          <table:table-cell office:value-type="float" office:value="0.222576">
            <text:p>0,222576</text:p>
          </table:table-cell>
          <table:table-cell office:value-type="float" office:value="0.5777">
            <text:p>0,5777</text:p>
          </table:table-cell>
          <table:table-cell office:value-type="float" office:value="0.0944261">
            <text:p>0,0944261</text:p>
          </table:table-cell>
          <table:table-cell office:value-type="float" office:value="0.217591">
            <text:p>0,217591</text:p>
          </table:table-cell>
          <table:table-cell office:value-type="float" office:value="0.312017">
            <text:p>0,312017</text:p>
          </table:table-cell>
        </table:table-row>
        <table:table-row table:style-name="ro1">
          <table:table-cell office:value-type="float" office:value="0.760981">
            <text:p>0,760981</text:p>
          </table:table-cell>
          <table:table-cell office:value-type="float" office:value="0.252194">
            <text:p>0,252194</text:p>
          </table:table-cell>
          <table:table-cell office:value-type="float" office:value="1.01317">
            <text:p>1,01317</text:p>
          </table:table-cell>
          <table:table-cell office:value-type="float" office:value="0.24369">
            <text:p>0,24369</text:p>
          </table:table-cell>
          <table:table-cell office:value-type="float" office:value="0.179175">
            <text:p>0,179175</text:p>
          </table:table-cell>
          <table:table-cell office:value-type="float" office:value="0.422865">
            <text:p>0,422865</text:p>
          </table:table-cell>
          <table:table-cell office:value-type="float" office:value="0.0149557">
            <text:p>0,0149557</text:p>
          </table:table-cell>
          <table:table-cell office:value-type="float" office:value="0.134015">
            <text:p>0,134015</text:p>
          </table:table-cell>
          <table:table-cell office:value-type="float" office:value="0.14897">
            <text:p>0,14897</text:p>
          </table:table-cell>
          <table:table-cell office:value-type="float" office:value="0.0917869">
            <text:p>0,0917869</text:p>
          </table:table-cell>
          <table:table-cell office:value-type="float" office:value="0.131669">
            <text:p>0,131669</text:p>
          </table:table-cell>
          <table:table-cell office:value-type="float" office:value="0.223456">
            <text:p>0,223456</text:p>
          </table:table-cell>
          <table:table-cell office:value-type="float" office:value="0.215831">
            <text:p>0,215831</text:p>
          </table:table-cell>
          <table:table-cell office:value-type="float" office:value="0.214072">
            <text:p>0,214072</text:p>
          </table:table-cell>
          <table:table-cell office:value-type="float" office:value="0.429903">
            <text:p>0,429903</text:p>
          </table:table-cell>
          <table:table-cell office:value-type="float" office:value="0.0375359">
            <text:p>0,0375359</text:p>
          </table:table-cell>
          <table:table-cell office:value-type="float" office:value="0.176829">
            <text:p>0,176829</text:p>
          </table:table-cell>
          <table:table-cell office:value-type="float" office:value="0.214365">
            <text:p>0,214365</text:p>
          </table:table-cell>
          <table:table-cell office:value-type="float" office:value="0.522569">
            <text:p>0,522569</text:p>
          </table:table-cell>
          <table:table-cell office:value-type="float" office:value="0.150143">
            <text:p>0,150143</text:p>
          </table:table-cell>
          <table:table-cell office:value-type="float" office:value="0.672713">
            <text:p>0,672713</text:p>
          </table:table-cell>
          <table:table-cell office:value-type="float" office:value="0.249848">
            <text:p>0,249848</text:p>
          </table:table-cell>
          <table:table-cell office:value-type="float" office:value="0.101464">
            <text:p>0,101464</text:p>
          </table:table-cell>
          <table:table-cell office:value-type="float" office:value="0.351312">
            <text:p>0,351312</text:p>
          </table:table-cell>
          <table:table-cell office:value-type="float" office:value="0.0721392">
            <text:p>0,0721392</text:p>
          </table:table-cell>
          <table:table-cell office:value-type="float" office:value="0.0762447">
            <text:p>0,0762447</text:p>
          </table:table-cell>
          <table:table-cell office:value-type="float" office:value="0.148384">
            <text:p>0,148384</text:p>
          </table:table-cell>
        </table:table-row>
        <table:table-row table:style-name="ro1">
          <table:table-cell office:value-type="float" office:value="0.725791">
            <text:p>0,725791</text:p>
          </table:table-cell>
          <table:table-cell office:value-type="float" office:value="0.21847">
            <text:p>0,21847</text:p>
          </table:table-cell>
          <table:table-cell office:value-type="float" office:value="0.944261">
            <text:p>0,944261</text:p>
          </table:table-cell>
          <table:table-cell office:value-type="float" office:value="0.254247">
            <text:p>0,254247</text:p>
          </table:table-cell>
          <table:table-cell office:value-type="float" office:value="0.158941">
            <text:p>0,158941</text:p>
          </table:table-cell>
          <table:table-cell office:value-type="float" office:value="0.413188">
            <text:p>0,413188</text:p>
          </table:table-cell>
          <table:table-cell office:value-type="float" office:value="0.0152489">
            <text:p>0,0152489</text:p>
          </table:table-cell>
          <table:table-cell office:value-type="float" office:value="0.12639">
            <text:p>0,12639</text:p>
          </table:table-cell>
          <table:table-cell office:value-type="float" office:value="0.141639">
            <text:p>0,141639</text:p>
          </table:table-cell>
          <table:table-cell office:value-type="float" office:value="0.119352">
            <text:p>0,119352</text:p>
          </table:table-cell>
          <table:table-cell office:value-type="float" office:value="0.112314">
            <text:p>0,112314</text:p>
          </table:table-cell>
          <table:table-cell office:value-type="float" office:value="0.231667">
            <text:p>0,231667</text:p>
          </table:table-cell>
          <table:table-cell office:value-type="float" office:value="0.205274">
            <text:p>0,205274</text:p>
          </table:table-cell>
          <table:table-cell office:value-type="float" office:value="0.228148">
            <text:p>0,228148</text:p>
          </table:table-cell>
          <table:table-cell office:value-type="float" office:value="0.433422">
            <text:p>0,433422</text:p>
          </table:table-cell>
          <table:table-cell office:value-type="float" office:value="0.0398818">
            <text:p>0,0398818</text:p>
          </table:table-cell>
          <table:table-cell office:value-type="float" office:value="0.163633">
            <text:p>0,163633</text:p>
          </table:table-cell>
          <table:table-cell office:value-type="float" office:value="0.203515">
            <text:p>0,203515</text:p>
          </table:table-cell>
          <table:table-cell office:value-type="float" office:value="0.537232">
            <text:p>0,537232</text:p>
          </table:table-cell>
          <table:table-cell office:value-type="float" office:value="0.166272">
            <text:p>0,166272</text:p>
          </table:table-cell>
          <table:table-cell office:value-type="float" office:value="0.703504">
            <text:p>0,703504</text:p>
          </table:table-cell>
          <table:table-cell office:value-type="float" office:value="0.262164">
            <text:p>0,262164</text:p>
          </table:table-cell>
          <table:table-cell office:value-type="float" office:value="0.0999979">
            <text:p>0,0999979</text:p>
          </table:table-cell>
          <table:table-cell office:value-type="float" office:value="0.362162">
            <text:p>0,362162</text:p>
          </table:table-cell>
          <table:table-cell office:value-type="float" office:value="0.0695">
            <text:p>0,0695</text:p>
          </table:table-cell>
          <table:table-cell office:value-type="float" office:value="0.0847489">
            <text:p>0,0847489</text:p>
          </table:table-cell>
          <table:table-cell office:value-type="float" office:value="0.154249">
            <text:p>0,154249</text:p>
          </table:table-cell>
        </table:table-row>
        <table:table-row table:style-name="ro1">
          <table:table-cell office:value-type="float" office:value="0.774763">
            <text:p>0,774763</text:p>
          </table:table-cell>
          <table:table-cell office:value-type="float" office:value="0.214658">
            <text:p>0,214658</text:p>
          </table:table-cell>
          <table:table-cell office:value-type="float" office:value="0.989422">
            <text:p>0,989422</text:p>
          </table:table-cell>
          <table:table-cell office:value-type="float" office:value="0.24193">
            <text:p>0,24193</text:p>
          </table:table-cell>
          <table:table-cell office:value-type="float" office:value="0.175949">
            <text:p>0,175949</text:p>
          </table:table-cell>
          <table:table-cell office:value-type="float" office:value="0.41788">
            <text:p>0,41788</text:p>
          </table:table-cell>
          <table:table-cell office:value-type="float" office:value="0.0152489">
            <text:p>0,0152489</text:p>
          </table:table-cell>
          <table:table-cell office:value-type="float" office:value="0.135481">
            <text:p>0,135481</text:p>
          </table:table-cell>
          <table:table-cell office:value-type="float" office:value="0.15073">
            <text:p>0,15073</text:p>
          </table:table-cell>
          <table:table-cell office:value-type="float" office:value="0.144278">
            <text:p>0,144278</text:p>
          </table:table-cell>
          <table:table-cell office:value-type="float" office:value="0.0979451">
            <text:p>0,0979451</text:p>
          </table:table-cell>
          <table:table-cell office:value-type="float" office:value="0.242224">
            <text:p>0,242224</text:p>
          </table:table-cell>
          <table:table-cell office:value-type="float" office:value="0.197063">
            <text:p>0,197063</text:p>
          </table:table-cell>
          <table:table-cell office:value-type="float" office:value="0.210259">
            <text:p>0,210259</text:p>
          </table:table-cell>
          <table:table-cell office:value-type="float" office:value="0.407323">
            <text:p>0,407323</text:p>
          </table:table-cell>
          <table:table-cell office:value-type="float" office:value="0.0428143">
            <text:p>0,0428143</text:p>
          </table:table-cell>
          <table:table-cell office:value-type="float" office:value="0.170671">
            <text:p>0,170671</text:p>
          </table:table-cell>
          <table:table-cell office:value-type="float" office:value="0.213485">
            <text:p>0,213485</text:p>
          </table:table-cell>
          <table:table-cell office:value-type="float" office:value="0.541337">
            <text:p>0,541337</text:p>
          </table:table-cell>
          <table:table-cell office:value-type="float" office:value="0.146038">
            <text:p>0,146038</text:p>
          </table:table-cell>
          <table:table-cell office:value-type="float" office:value="0.687375">
            <text:p>0,687375</text:p>
          </table:table-cell>
          <table:table-cell office:value-type="float" office:value="0.251021">
            <text:p>0,251021</text:p>
          </table:table-cell>
          <table:table-cell office:value-type="float" office:value="0.117886">
            <text:p>0,117886</text:p>
          </table:table-cell>
          <table:table-cell office:value-type="float" office:value="0.368907">
            <text:p>0,368907</text:p>
          </table:table-cell>
          <table:table-cell office:value-type="float" office:value="0.071846">
            <text:p>0,071846</text:p>
          </table:table-cell>
          <table:table-cell office:value-type="float" office:value="0.0879747">
            <text:p>0,087974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60394">
            <text:p>0,760394</text:p>
          </table:table-cell>
          <table:table-cell office:value-type="float" office:value="0.214951">
            <text:p>0,214951</text:p>
          </table:table-cell>
          <table:table-cell office:value-type="float" office:value="0.975346">
            <text:p>0,975346</text:p>
          </table:table-cell>
          <table:table-cell office:value-type="float" office:value="0.268616">
            <text:p>0,268616</text:p>
          </table:table-cell>
          <table:table-cell office:value-type="float" office:value="0.175656">
            <text:p>0,175656</text:p>
          </table:table-cell>
          <table:table-cell office:value-type="float" office:value="0.444272">
            <text:p>0,444272</text:p>
          </table:table-cell>
          <table:table-cell office:value-type="float" office:value="0.0155422">
            <text:p>0,0155422</text:p>
          </table:table-cell>
          <table:table-cell office:value-type="float" office:value="0.131962">
            <text:p>0,131962</text:p>
          </table:table-cell>
          <table:table-cell office:value-type="float" office:value="0.147504">
            <text:p>0,147504</text:p>
          </table:table-cell>
          <table:table-cell office:value-type="float" office:value="0.122285">
            <text:p>0,122285</text:p>
          </table:table-cell>
          <table:table-cell office:value-type="float" office:value="0.0967721">
            <text:p>0,0967721</text:p>
          </table:table-cell>
          <table:table-cell office:value-type="float" office:value="0.219057">
            <text:p>0,219057</text:p>
          </table:table-cell>
          <table:table-cell office:value-type="float" office:value="0.207327">
            <text:p>0,207327</text:p>
          </table:table-cell>
          <table:table-cell office:value-type="float" office:value="0.199116">
            <text:p>0,199116</text:p>
          </table:table-cell>
          <table:table-cell office:value-type="float" office:value="0.406443">
            <text:p>0,406443</text:p>
          </table:table-cell>
          <table:table-cell office:value-type="float" office:value="0.0395886">
            <text:p>0,0395886</text:p>
          </table:table-cell>
          <table:table-cell office:value-type="float" office:value="0.178002">
            <text:p>0,178002</text:p>
          </table:table-cell>
          <table:table-cell office:value-type="float" office:value="0.217591">
            <text:p>0,217591</text:p>
          </table:table-cell>
          <table:table-cell office:value-type="float" office:value="0.506148">
            <text:p>0,506148</text:p>
          </table:table-cell>
          <table:table-cell office:value-type="float" office:value="0.154249">
            <text:p>0,154249</text:p>
          </table:table-cell>
          <table:table-cell office:value-type="float" office:value="0.660396">
            <text:p>0,660396</text:p>
          </table:table-cell>
          <table:table-cell office:value-type="float" office:value="0.263631">
            <text:p>0,263631</text:p>
          </table:table-cell>
          <table:table-cell office:value-type="float" office:value="0.101171">
            <text:p>0,101171</text:p>
          </table:table-cell>
          <table:table-cell office:value-type="float" office:value="0.364802">
            <text:p>0,364802</text:p>
          </table:table-cell>
          <table:table-cell office:value-type="float" office:value="0.0815232">
            <text:p>0,0815232</text:p>
          </table:table-cell>
          <table:table-cell office:value-type="float" office:value="0.0733122">
            <text:p>0,0733122</text:p>
          </table:table-cell>
          <table:table-cell office:value-type="float" office:value="0.154835">
            <text:p>0,154835</text:p>
          </table:table-cell>
        </table:table-row>
        <table:table-row table:style-name="ro1">
          <table:table-cell office:value-type="float" office:value="0.706143">
            <text:p>0,706143</text:p>
          </table:table-cell>
          <table:table-cell office:value-type="float" office:value="0.23108">
            <text:p>0,23108</text:p>
          </table:table-cell>
          <table:table-cell office:value-type="float" office:value="0.937223">
            <text:p>0,937223</text:p>
          </table:table-cell>
          <table:table-cell office:value-type="float" office:value="0.246622">
            <text:p>0,246622</text:p>
          </table:table-cell>
          <table:table-cell office:value-type="float" office:value="0.152489">
            <text:p>0,152489</text:p>
          </table:table-cell>
          <table:table-cell office:value-type="float" office:value="0.399112">
            <text:p>0,399112</text:p>
          </table:table-cell>
          <table:table-cell office:value-type="float" office:value="0.0137827">
            <text:p>0,0137827</text:p>
          </table:table-cell>
          <table:table-cell office:value-type="float" office:value="0.134308">
            <text:p>0,134308</text:p>
          </table:table-cell>
          <table:table-cell office:value-type="float" office:value="0.148091">
            <text:p>0,148091</text:p>
          </table:table-cell>
          <table:table-cell office:value-type="float" office:value="0.110262">
            <text:p>0,110262</text:p>
          </table:table-cell>
          <table:table-cell office:value-type="float" office:value="0.0950126">
            <text:p>0,0950126</text:p>
          </table:table-cell>
          <table:table-cell office:value-type="float" office:value="0.205274">
            <text:p>0,205274</text:p>
          </table:table-cell>
          <table:table-cell office:value-type="float" office:value="0.191492">
            <text:p>0,191492</text:p>
          </table:table-cell>
          <table:table-cell office:value-type="float" office:value="0.198529">
            <text:p>0,198529</text:p>
          </table:table-cell>
          <table:table-cell office:value-type="float" office:value="0.390021">
            <text:p>0,390021</text:p>
          </table:table-cell>
          <table:table-cell office:value-type="float" office:value="0.0390021">
            <text:p>0,0390021</text:p>
          </table:table-cell>
          <table:table-cell office:value-type="float" office:value="0.177122">
            <text:p>0,177122</text:p>
          </table:table-cell>
          <table:table-cell office:value-type="float" office:value="0.216124">
            <text:p>0,216124</text:p>
          </table:table-cell>
          <table:table-cell office:value-type="float" office:value="0.504975">
            <text:p>0,504975</text:p>
          </table:table-cell>
          <table:table-cell office:value-type="float" office:value="0.148677">
            <text:p>0,148677</text:p>
          </table:table-cell>
          <table:table-cell office:value-type="float" office:value="0.653652">
            <text:p>0,653652</text:p>
          </table:table-cell>
          <table:table-cell office:value-type="float" office:value="0.253954">
            <text:p>0,253954</text:p>
          </table:table-cell>
          <table:table-cell office:value-type="float" office:value="0.102344">
            <text:p>0,102344</text:p>
          </table:table-cell>
          <table:table-cell office:value-type="float" office:value="0.356297">
            <text:p>0,356297</text:p>
          </table:table-cell>
          <table:table-cell office:value-type="float" office:value="0.0806434">
            <text:p>0,0806434</text:p>
          </table:table-cell>
          <table:table-cell office:value-type="float" office:value="0.0700865">
            <text:p>0,0700865</text:p>
          </table:table-cell>
          <table:table-cell office:value-type="float" office:value="0.15073">
            <text:p>0,15073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53954">
            <text:p>0,253954</text:p>
          </table:table-cell>
          <table:table-cell office:value-type="float" office:value="0.954232">
            <text:p>0,954232</text:p>
          </table:table-cell>
          <table:table-cell office:value-type="float" office:value="0.238705">
            <text:p>0,238705</text:p>
          </table:table-cell>
          <table:table-cell office:value-type="float" office:value="0.165099">
            <text:p>0,165099</text:p>
          </table:table-cell>
          <table:table-cell office:value-type="float" office:value="0.403804">
            <text:p>0,403804</text:p>
          </table:table-cell>
          <table:table-cell office:value-type="float" office:value="0.0401751">
            <text:p>0,0401751</text:p>
          </table:table-cell>
          <table:table-cell office:value-type="float" office:value="0.263631">
            <text:p>0,263631</text:p>
          </table:table-cell>
          <table:table-cell office:value-type="float" office:value="0.303806">
            <text:p>0,303806</text:p>
          </table:table-cell>
          <table:table-cell office:value-type="float" office:value="0.111728">
            <text:p>0,111728</text:p>
          </table:table-cell>
          <table:table-cell office:value-type="float" office:value="0.110262">
            <text:p>0,110262</text:p>
          </table:table-cell>
          <table:table-cell office:value-type="float" office:value="0.221989">
            <text:p>0,221989</text:p>
          </table:table-cell>
          <table:table-cell office:value-type="float" office:value="0.19677">
            <text:p>0,19677</text:p>
          </table:table-cell>
          <table:table-cell office:value-type="float" office:value="0.241344">
            <text:p>0,241344</text:p>
          </table:table-cell>
          <table:table-cell office:value-type="float" office:value="0.438114">
            <text:p>0,438114</text:p>
          </table:table-cell>
          <table:table-cell office:value-type="float" office:value="0.0407616">
            <text:p>0,0407616</text:p>
          </table:table-cell>
          <table:table-cell office:value-type="float" office:value="0.178295">
            <text:p>0,178295</text:p>
          </table:table-cell>
          <table:table-cell office:value-type="float" office:value="0.219057">
            <text:p>0,219057</text:p>
          </table:table-cell>
          <table:table-cell office:value-type="float" office:value="0.529607">
            <text:p>0,529607</text:p>
          </table:table-cell>
          <table:table-cell office:value-type="float" office:value="0.158648">
            <text:p>0,158648</text:p>
          </table:table-cell>
          <table:table-cell office:value-type="float" office:value="0.688255">
            <text:p>0,688255</text:p>
          </table:table-cell>
          <table:table-cell office:value-type="float" office:value="0.256006">
            <text:p>0,256006</text:p>
          </table:table-cell>
          <table:table-cell office:value-type="float" office:value="0.103517">
            <text:p>0,103517</text:p>
          </table:table-cell>
          <table:table-cell office:value-type="float" office:value="0.359523">
            <text:p>0,359523</text:p>
          </table:table-cell>
          <table:table-cell office:value-type="float" office:value="0.0774177">
            <text:p>0,0774177</text:p>
          </table:table-cell>
          <table:table-cell office:value-type="float" office:value="0.0656877">
            <text:p>0,0656877</text:p>
          </table:table-cell>
          <table:table-cell office:value-type="float" office:value="0.143105">
            <text:p>0,143105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5156">
            <text:p>0,245156</text:p>
          </table:table-cell>
          <table:table-cell office:value-type="float" office:value="0.945434">
            <text:p>0,945434</text:p>
          </table:table-cell>
          <table:table-cell office:value-type="float" office:value="0.239878">
            <text:p>0,239878</text:p>
          </table:table-cell>
          <table:table-cell office:value-type="float" office:value="0.171844">
            <text:p>0,171844</text:p>
          </table:table-cell>
          <table:table-cell office:value-type="float" office:value="0.411721">
            <text:p>0,411721</text:p>
          </table:table-cell>
          <table:table-cell office:value-type="float" office:value="0.0167152">
            <text:p>0,0167152</text:p>
          </table:table-cell>
          <table:table-cell office:value-type="float" office:value="0.13724">
            <text:p>0,13724</text:p>
          </table:table-cell>
          <table:table-cell office:value-type="float" office:value="0.153956">
            <text:p>0,153956</text:p>
          </table:table-cell>
          <table:table-cell office:value-type="float" office:value="0.223162">
            <text:p>0,223162</text:p>
          </table:table-cell>
          <table:table-cell office:value-type="float" office:value="0.159821">
            <text:p>0,159821</text:p>
          </table:table-cell>
          <table:table-cell office:value-type="float" office:value="0.382983">
            <text:p>0,382983</text:p>
          </table:table-cell>
          <table:table-cell office:value-type="float" office:value="0.453069">
            <text:p>0,453069</text:p>
          </table:table-cell>
          <table:table-cell office:value-type="float" office:value="0.287091">
            <text:p>0,287091</text:p>
          </table:table-cell>
          <table:table-cell office:value-type="float" office:value="0.74016">
            <text:p>0,74016</text:p>
          </table:table-cell>
          <table:table-cell office:value-type="float" office:value="0.0442806">
            <text:p>0,0442806</text:p>
          </table:table-cell>
          <table:table-cell office:value-type="float" office:value="0.16334">
            <text:p>0,16334</text:p>
          </table:table-cell>
          <table:table-cell office:value-type="float" office:value="0.20762">
            <text:p>0,20762</text:p>
          </table:table-cell>
          <table:table-cell office:value-type="float" office:value="0.514945">
            <text:p>0,514945</text:p>
          </table:table-cell>
          <table:table-cell office:value-type="float" office:value="0.156008">
            <text:p>0,156008</text:p>
          </table:table-cell>
          <table:table-cell office:value-type="float" office:value="0.670953">
            <text:p>0,670953</text:p>
          </table:table-cell>
          <table:table-cell office:value-type="float" office:value="0.477409">
            <text:p>0,477409</text:p>
          </table:table-cell>
          <table:table-cell office:value-type="float" office:value="0.201462">
            <text:p>0,201462</text:p>
          </table:table-cell>
          <table:table-cell office:value-type="float" office:value="0.678871">
            <text:p>0,678871</text:p>
          </table:table-cell>
          <table:table-cell office:value-type="float" office:value="0.0835759">
            <text:p>0,0835759</text:p>
          </table:table-cell>
          <table:table-cell office:value-type="float" office:value="0.074192">
            <text:p>0,074192</text:p>
          </table:table-cell>
          <table:table-cell office:value-type="float" office:value="0.157768">
            <text:p>0,157768</text:p>
          </table:table-cell>
        </table:table-row>
        <table:table-row table:style-name="ro1">
          <table:table-cell office:value-type="float" office:value="0.979451">
            <text:p>0,979451</text:p>
          </table:table-cell>
          <table:table-cell office:value-type="float" office:value="0.247209">
            <text:p>0,247209</text:p>
          </table:table-cell>
          <table:table-cell office:value-type="float" office:value="1.22666">
            <text:p>1,22666</text:p>
          </table:table-cell>
          <table:table-cell office:value-type="float" office:value="0.366561">
            <text:p>0,366561</text:p>
          </table:table-cell>
          <table:table-cell office:value-type="float" office:value="0.187093">
            <text:p>0,187093</text:p>
          </table:table-cell>
          <table:table-cell office:value-type="float" office:value="0.553654">
            <text:p>0,553654</text:p>
          </table:table-cell>
          <table:table-cell office:value-type="float" office:value="0.0178882">
            <text:p>0,0178882</text:p>
          </table:table-cell>
          <table:table-cell office:value-type="float" office:value="0.146918">
            <text:p>0,146918</text:p>
          </table:table-cell>
          <table:table-cell office:value-type="float" office:value="0.164806">
            <text:p>0,164806</text:p>
          </table:table-cell>
          <table:table-cell office:value-type="float" office:value="0.110262">
            <text:p>0,110262</text:p>
          </table:table-cell>
          <table:table-cell office:value-type="float" office:value="0.127563">
            <text:p>0,127563</text:p>
          </table:table-cell>
          <table:table-cell office:value-type="float" office:value="0.237825">
            <text:p>0,237825</text:p>
          </table:table-cell>
          <table:table-cell office:value-type="float" office:value="0.213192">
            <text:p>0,213192</text:p>
          </table:table-cell>
          <table:table-cell office:value-type="float" office:value="0.252194">
            <text:p>0,252194</text:p>
          </table:table-cell>
          <table:table-cell office:value-type="float" office:value="0.465386">
            <text:p>0,465386</text:p>
          </table:table-cell>
          <table:table-cell office:value-type="float" office:value="0.0410548">
            <text:p>0,0410548</text:p>
          </table:table-cell>
          <table:table-cell office:value-type="float" office:value="0.165392">
            <text:p>0,165392</text:p>
          </table:table-cell>
          <table:table-cell office:value-type="float" office:value="0.206447">
            <text:p>0,206447</text:p>
          </table:table-cell>
          <table:table-cell office:value-type="float" office:value="0.514945">
            <text:p>0,514945</text:p>
          </table:table-cell>
          <table:table-cell office:value-type="float" office:value="0.152196">
            <text:p>0,152196</text:p>
          </table:table-cell>
          <table:table-cell office:value-type="float" office:value="0.667141">
            <text:p>0,667141</text:p>
          </table:table-cell>
          <table:table-cell office:value-type="float" office:value="0.249262">
            <text:p>0,249262</text:p>
          </table:table-cell>
          <table:table-cell office:value-type="float" office:value="0.104103">
            <text:p>0,104103</text:p>
          </table:table-cell>
          <table:table-cell office:value-type="float" office:value="0.353365">
            <text:p>0,353365</text:p>
          </table:table-cell>
          <table:table-cell office:value-type="float" office:value="0.0879747">
            <text:p>0,0879747</text:p>
          </table:table-cell>
          <table:table-cell office:value-type="float" office:value="0.0721392">
            <text:p>0,0721392</text:p>
          </table:table-cell>
          <table:table-cell office:value-type="float" office:value="0.160114">
            <text:p>0,160114</text:p>
          </table:table-cell>
        </table:table-row>
        <table:table-row table:style-name="ro1">
          <table:table-cell office:value-type="float" office:value="0.72931">
            <text:p>0,72931</text:p>
          </table:table-cell>
          <table:table-cell office:value-type="float" office:value="0.237825">
            <text:p>0,237825</text:p>
          </table:table-cell>
          <table:table-cell office:value-type="float" office:value="0.967135">
            <text:p>0,967135</text:p>
          </table:table-cell>
          <table:table-cell office:value-type="float" office:value="0.263044">
            <text:p>0,263044</text:p>
          </table:table-cell>
          <table:table-cell office:value-type="float" office:value="0.168325">
            <text:p>0,168325</text:p>
          </table:table-cell>
          <table:table-cell office:value-type="float" office:value="0.431369">
            <text:p>0,431369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11728">
            <text:p>0,111728</text:p>
          </table:table-cell>
          <table:table-cell office:value-type="float" office:value="0.0997046">
            <text:p>0,0997046</text:p>
          </table:table-cell>
          <table:table-cell office:value-type="float" office:value="0.211432">
            <text:p>0,211432</text:p>
          </table:table-cell>
          <table:table-cell office:value-type="float" office:value="0.195304">
            <text:p>0,195304</text:p>
          </table:table-cell>
          <table:table-cell office:value-type="float" office:value="0.20674">
            <text:p>0,20674</text:p>
          </table:table-cell>
          <table:table-cell office:value-type="float" office:value="0.402044">
            <text:p>0,402044</text:p>
          </table:table-cell>
          <table:table-cell office:value-type="float" office:value="0.0404683">
            <text:p>0,0404683</text:p>
          </table:table-cell>
          <table:table-cell office:value-type="float" office:value="0.170671">
            <text:p>0,170671</text:p>
          </table:table-cell>
          <table:table-cell office:value-type="float" office:value="0.211139">
            <text:p>0,211139</text:p>
          </table:table-cell>
          <table:table-cell office:value-type="float" office:value="0.499989">
            <text:p>0,499989</text:p>
          </table:table-cell>
          <table:table-cell office:value-type="float" office:value="0.268029">
            <text:p>0,268029</text:p>
          </table:table-cell>
          <table:table-cell office:value-type="float" office:value="0.768019">
            <text:p>0,768019</text:p>
          </table:table-cell>
          <table:table-cell office:value-type="float" office:value="0.25454">
            <text:p>0,25454</text:p>
          </table:table-cell>
          <table:table-cell office:value-type="float" office:value="0.107916">
            <text:p>0,107916</text:p>
          </table:table-cell>
          <table:table-cell office:value-type="float" office:value="0.362456">
            <text:p>0,362456</text:p>
          </table:table-cell>
          <table:table-cell office:value-type="float" office:value="0.0768312">
            <text:p>0,0768312</text:p>
          </table:table-cell>
          <table:table-cell office:value-type="float" office:value="0.076538">
            <text:p>0,076538</text:p>
          </table:table-cell>
          <table:table-cell office:value-type="float" office:value="0.153369">
            <text:p>0,153369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0757">
            <text:p>0,240757</text:p>
          </table:table-cell>
          <table:table-cell office:value-type="float" office:value="0.941036">
            <text:p>0,941036</text:p>
          </table:table-cell>
          <table:table-cell office:value-type="float" office:value="0.235772">
            <text:p>0,235772</text:p>
          </table:table-cell>
          <table:table-cell office:value-type="float" office:value="0.160114">
            <text:p>0,160114</text:p>
          </table:table-cell>
          <table:table-cell office:value-type="float" office:value="0.395886">
            <text:p>0,395886</text:p>
          </table:table-cell>
          <table:table-cell office:value-type="float" office:value="0.0164219">
            <text:p>0,0164219</text:p>
          </table:table-cell>
          <table:table-cell office:value-type="float" office:value="0.134308">
            <text:p>0,134308</text:p>
          </table:table-cell>
          <table:table-cell office:value-type="float" office:value="0.15073">
            <text:p>0,15073</text:p>
          </table:table-cell>
          <table:table-cell office:value-type="float" office:value="0.101171">
            <text:p>0,101171</text:p>
          </table:table-cell>
          <table:table-cell office:value-type="float" office:value="0.121405">
            <text:p>0,121405</text:p>
          </table:table-cell>
          <table:table-cell office:value-type="float" office:value="0.222576">
            <text:p>0,222576</text:p>
          </table:table-cell>
          <table:table-cell office:value-type="float" office:value="0.198823">
            <text:p>0,198823</text:p>
          </table:table-cell>
          <table:table-cell office:value-type="float" office:value="0.225802">
            <text:p>0,225802</text:p>
          </table:table-cell>
          <table:table-cell office:value-type="float" office:value="0.424624">
            <text:p>0,424624</text:p>
          </table:table-cell>
          <table:table-cell office:value-type="float" office:value="0.0392953">
            <text:p>0,0392953</text:p>
          </table:table-cell>
          <table:table-cell office:value-type="float" office:value="0.183574">
            <text:p>0,183574</text:p>
          </table:table-cell>
          <table:table-cell office:value-type="float" office:value="0.222869">
            <text:p>0,222869</text:p>
          </table:table-cell>
          <table:table-cell office:value-type="float" office:value="0.49735">
            <text:p>0,49735</text:p>
          </table:table-cell>
          <table:table-cell office:value-type="float" office:value="0.154835">
            <text:p>0,154835</text:p>
          </table:table-cell>
          <table:table-cell office:value-type="float" office:value="0.652185">
            <text:p>0,652185</text:p>
          </table:table-cell>
          <table:table-cell office:value-type="float" office:value="0.258939">
            <text:p>0,258939</text:p>
          </table:table-cell>
          <table:table-cell office:value-type="float" office:value="0.10293">
            <text:p>0,10293</text:p>
          </table:table-cell>
          <table:table-cell office:value-type="float" office:value="0.361869">
            <text:p>0,361869</text:p>
          </table:table-cell>
          <table:table-cell office:value-type="float" office:value="0.0762447">
            <text:p>0,0762447</text:p>
          </table:table-cell>
          <table:table-cell office:value-type="float" office:value="0.0595295">
            <text:p>0,0595295</text:p>
          </table:table-cell>
          <table:table-cell office:value-type="float" office:value="0.135774">
            <text:p>0,135774</text:p>
          </table:table-cell>
        </table:table-row>
        <table:table-row table:style-name="ro1">
          <table:table-cell office:value-type="float" office:value="0.735761">
            <text:p>0,735761</text:p>
          </table:table-cell>
          <table:table-cell office:value-type="float" office:value="0.245743">
            <text:p>0,245743</text:p>
          </table:table-cell>
          <table:table-cell office:value-type="float" office:value="0.981504">
            <text:p>0,981504</text:p>
          </table:table-cell>
          <table:table-cell office:value-type="float" office:value="0.239584">
            <text:p>0,239584</text:p>
          </table:table-cell>
          <table:table-cell office:value-type="float" office:value="0.162167">
            <text:p>0,162167</text:p>
          </table:table-cell>
          <table:table-cell office:value-type="float" office:value="0.401751">
            <text:p>0,401751</text:p>
          </table:table-cell>
          <table:table-cell office:value-type="float" office:value="0.0302046">
            <text:p>0,0302046</text:p>
          </table:table-cell>
          <table:table-cell office:value-type="float" office:value="0.110262">
            <text:p>0,110262</text:p>
          </table:table-cell>
          <table:table-cell office:value-type="float" office:value="0.140466">
            <text:p>0,140466</text:p>
          </table:table-cell>
          <table:table-cell office:value-type="float" office:value="0.106449">
            <text:p>0,106449</text:p>
          </table:table-cell>
          <table:table-cell office:value-type="float" office:value="0.101464">
            <text:p>0,101464</text:p>
          </table:table-cell>
          <table:table-cell office:value-type="float" office:value="0.207913">
            <text:p>0,207913</text:p>
          </table:table-cell>
          <table:table-cell office:value-type="float" office:value="0.218764">
            <text:p>0,218764</text:p>
          </table:table-cell>
          <table:table-cell office:value-type="float" office:value="0.212605">
            <text:p>0,212605</text:p>
          </table:table-cell>
          <table:table-cell office:value-type="float" office:value="0.431369">
            <text:p>0,431369</text:p>
          </table:table-cell>
          <table:table-cell office:value-type="float" office:value="0.0395886">
            <text:p>0,0395886</text:p>
          </table:table-cell>
          <table:table-cell office:value-type="float" office:value="0.184747">
            <text:p>0,184747</text:p>
          </table:table-cell>
          <table:table-cell office:value-type="float" office:value="0.224335">
            <text:p>0,224335</text:p>
          </table:table-cell>
          <table:table-cell office:value-type="float" office:value="0.49911">
            <text:p>0,49911</text:p>
          </table:table-cell>
          <table:table-cell office:value-type="float" office:value="0.14897">
            <text:p>0,14897</text:p>
          </table:table-cell>
          <table:table-cell office:value-type="float" office:value="0.64808">
            <text:p>0,64808</text:p>
          </table:table-cell>
          <table:table-cell office:value-type="float" office:value="0.260405">
            <text:p>0,260405</text:p>
          </table:table-cell>
          <table:table-cell office:value-type="float" office:value="0.103517">
            <text:p>0,103517</text:p>
          </table:table-cell>
          <table:table-cell office:value-type="float" office:value="0.363922">
            <text:p>0,363922</text:p>
          </table:table-cell>
          <table:table-cell office:value-type="float" office:value="0.0818164">
            <text:p>0,0818164</text:p>
          </table:table-cell>
          <table:table-cell office:value-type="float" office:value="0.0651012">
            <text:p>0,0651012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11422">
            <text:p>0,711422</text:p>
          </table:table-cell>
          <table:table-cell office:value-type="float" office:value="0.236945">
            <text:p>0,236945</text:p>
          </table:table-cell>
          <table:table-cell office:value-type="float" office:value="0.948367">
            <text:p>0,948367</text:p>
          </table:table-cell>
          <table:table-cell office:value-type="float" office:value="0.236065">
            <text:p>0,236065</text:p>
          </table:table-cell>
          <table:table-cell office:value-type="float" office:value="0.16158">
            <text:p>0,16158</text:p>
          </table:table-cell>
          <table:table-cell office:value-type="float" office:value="0.397645">
            <text:p>0,397645</text:p>
          </table:table-cell>
          <table:table-cell office:value-type="float" office:value="0.0164219">
            <text:p>0,0164219</text:p>
          </table:table-cell>
          <table:table-cell office:value-type="float" office:value="0.129323">
            <text:p>0,129323</text:p>
          </table:table-cell>
          <table:table-cell office:value-type="float" office:value="0.145745">
            <text:p>0,145745</text:p>
          </table:table-cell>
          <table:table-cell office:value-type="float" office:value="0.110555">
            <text:p>0,110555</text:p>
          </table:table-cell>
          <table:table-cell office:value-type="float" office:value="0.118766">
            <text:p>0,118766</text:p>
          </table:table-cell>
          <table:table-cell office:value-type="float" office:value="0.229321">
            <text:p>0,229321</text:p>
          </table:table-cell>
          <table:table-cell office:value-type="float" office:value="0.210259">
            <text:p>0,210259</text:p>
          </table:table-cell>
          <table:table-cell office:value-type="float" office:value="0.217297">
            <text:p>0,217297</text:p>
          </table:table-cell>
          <table:table-cell office:value-type="float" office:value="0.427557">
            <text:p>0,427557</text:p>
          </table:table-cell>
          <table:table-cell office:value-type="float" office:value="0.0392953">
            <text:p>0,0392953</text:p>
          </table:table-cell>
          <table:table-cell office:value-type="float" office:value="0.162167">
            <text:p>0,162167</text:p>
          </table:table-cell>
          <table:table-cell office:value-type="float" office:value="0.201462">
            <text:p>0,201462</text:p>
          </table:table-cell>
          <table:table-cell office:value-type="float" office:value="0.506734">
            <text:p>0,506734</text:p>
          </table:table-cell>
          <table:table-cell office:value-type="float" office:value="0.146331">
            <text:p>0,146331</text:p>
          </table:table-cell>
          <table:table-cell office:value-type="float" office:value="0.653065">
            <text:p>0,653065</text:p>
          </table:table-cell>
          <table:table-cell office:value-type="float" office:value="0.258939">
            <text:p>0,258939</text:p>
          </table:table-cell>
          <table:table-cell office:value-type="float" office:value="0.101464">
            <text:p>0,101464</text:p>
          </table:table-cell>
          <table:table-cell office:value-type="float" office:value="0.360403">
            <text:p>0,360403</text:p>
          </table:table-cell>
          <table:table-cell office:value-type="float" office:value="0.0815232">
            <text:p>0,0815232</text:p>
          </table:table-cell>
          <table:table-cell office:value-type="float" office:value="0.060116">
            <text:p>0,060116</text:p>
          </table:table-cell>
          <table:table-cell office:value-type="float" office:value="0.141639">
            <text:p>0,141639</text:p>
          </table:table-cell>
        </table:table-row>
        <table:table-row table:style-name="ro1">
          <table:table-cell office:value-type="float" office:value="0.779749">
            <text:p>0,779749</text:p>
          </table:table-cell>
          <table:table-cell office:value-type="float" office:value="0.230787">
            <text:p>0,230787</text:p>
          </table:table-cell>
          <table:table-cell office:value-type="float" office:value="1.01054">
            <text:p>1,01054</text:p>
          </table:table-cell>
          <table:table-cell office:value-type="float" office:value="0.24457">
            <text:p>0,24457</text:p>
          </table:table-cell>
          <table:table-cell office:value-type="float" office:value="0.17331">
            <text:p>0,17331</text:p>
          </table:table-cell>
          <table:table-cell office:value-type="float" office:value="0.41788">
            <text:p>0,41788</text:p>
          </table:table-cell>
          <table:table-cell office:value-type="float" office:value="0.0155422">
            <text:p>0,0155422</text:p>
          </table:table-cell>
          <table:table-cell office:value-type="float" office:value="0.147211">
            <text:p>0,147211</text:p>
          </table:table-cell>
          <table:table-cell office:value-type="float" office:value="0.162753">
            <text:p>0,162753</text:p>
          </table:table-cell>
          <table:table-cell office:value-type="float" office:value="0.105863">
            <text:p>0,105863</text:p>
          </table:table-cell>
          <table:table-cell office:value-type="float" office:value="0.0985316">
            <text:p>0,0985316</text:p>
          </table:table-cell>
          <table:table-cell office:value-type="float" office:value="0.204394">
            <text:p>0,204394</text:p>
          </table:table-cell>
          <table:table-cell office:value-type="float" office:value="0.197356">
            <text:p>0,197356</text:p>
          </table:table-cell>
          <table:table-cell office:value-type="float" office:value="0.237532">
            <text:p>0,237532</text:p>
          </table:table-cell>
          <table:table-cell office:value-type="float" office:value="0.434888">
            <text:p>0,434888</text:p>
          </table:table-cell>
          <table:table-cell office:value-type="float" office:value="0.0404683">
            <text:p>0,0404683</text:p>
          </table:table-cell>
          <table:table-cell office:value-type="float" office:value="0.153076">
            <text:p>0,153076</text:p>
          </table:table-cell>
          <table:table-cell office:value-type="float" office:value="0.193544">
            <text:p>0,193544</text:p>
          </table:table-cell>
          <table:table-cell office:value-type="float" office:value="0.549255">
            <text:p>0,549255</text:p>
          </table:table-cell>
          <table:table-cell office:value-type="float" office:value="0.218177">
            <text:p>0,218177</text:p>
          </table:table-cell>
          <table:table-cell office:value-type="float" office:value="0.767432">
            <text:p>0,767432</text:p>
          </table:table-cell>
          <table:table-cell office:value-type="float" office:value="0.377998">
            <text:p>0,377998</text:p>
          </table:table-cell>
          <table:table-cell office:value-type="float" office:value="0.122285">
            <text:p>0,122285</text:p>
          </table:table-cell>
          <table:table-cell office:value-type="float" office:value="0.500283">
            <text:p>0,500283</text:p>
          </table:table-cell>
          <table:table-cell office:value-type="float" office:value="0.0824029">
            <text:p>0,0824029</text:p>
          </table:table-cell>
          <table:table-cell office:value-type="float" office:value="0.0492658">
            <text:p>0,0492658</text:p>
          </table:table-cell>
          <table:table-cell office:value-type="float" office:value="0.131669">
            <text:p>0,131669</text:p>
          </table:table-cell>
        </table:table-row>
        <table:table-row table:style-name="ro1">
          <table:table-cell office:value-type="float" office:value="0.719633">
            <text:p>0,719633</text:p>
          </table:table-cell>
          <table:table-cell office:value-type="float" office:value="0.230787">
            <text:p>0,230787</text:p>
          </table:table-cell>
          <table:table-cell office:value-type="float" office:value="0.95042">
            <text:p>0,95042</text:p>
          </table:table-cell>
          <table:table-cell office:value-type="float" office:value="0.286211">
            <text:p>0,286211</text:p>
          </table:table-cell>
          <table:table-cell office:value-type="float" office:value="0.254247">
            <text:p>0,254247</text:p>
          </table:table-cell>
          <table:table-cell office:value-type="float" office:value="0.540458">
            <text:p>0,540458</text:p>
          </table:table-cell>
          <table:table-cell office:value-type="float" office:value="0.0398818">
            <text:p>0,0398818</text:p>
          </table:table-cell>
          <table:table-cell office:value-type="float" office:value="0.24369">
            <text:p>0,24369</text:p>
          </table:table-cell>
          <table:table-cell office:value-type="float" office:value="0.283572">
            <text:p>0,283572</text:p>
          </table:table-cell>
          <table:table-cell office:value-type="float" office:value="0.100878">
            <text:p>0,100878</text:p>
          </table:table-cell>
          <table:table-cell office:value-type="float" office:value="0.0999979">
            <text:p>0,0999979</text:p>
          </table:table-cell>
          <table:table-cell office:value-type="float" office:value="0.200875">
            <text:p>0,200875</text:p>
          </table:table-cell>
          <table:table-cell office:value-type="float" office:value="0.213485">
            <text:p>0,213485</text:p>
          </table:table-cell>
          <table:table-cell office:value-type="float" office:value="0.203515">
            <text:p>0,203515</text:p>
          </table:table-cell>
          <table:table-cell office:value-type="float" office:value="0.417">
            <text:p>0,417</text:p>
          </table:table-cell>
          <table:table-cell office:value-type="float" office:value="0.0375359">
            <text:p>0,0375359</text:p>
          </table:table-cell>
          <table:table-cell office:value-type="float" office:value="0.170378">
            <text:p>0,170378</text:p>
          </table:table-cell>
          <table:table-cell office:value-type="float" office:value="0.207913">
            <text:p>0,207913</text:p>
          </table:table-cell>
          <table:table-cell office:value-type="float" office:value="0.516411">
            <text:p>0,516411</text:p>
          </table:table-cell>
          <table:table-cell office:value-type="float" office:value="0.145451">
            <text:p>0,145451</text:p>
          </table:table-cell>
          <table:table-cell office:value-type="float" office:value="0.661863">
            <text:p>0,661863</text:p>
          </table:table-cell>
          <table:table-cell office:value-type="float" office:value="0.257472">
            <text:p>0,257472</text:p>
          </table:table-cell>
          <table:table-cell office:value-type="float" office:value="0.0991181">
            <text:p>0,0991181</text:p>
          </table:table-cell>
          <table:table-cell office:value-type="float" office:value="0.356591">
            <text:p>0,356591</text:p>
          </table:table-cell>
          <table:table-cell office:value-type="float" office:value="0.0762447">
            <text:p>0,0762447</text:p>
          </table:table-cell>
          <table:table-cell office:value-type="float" office:value="0.058943">
            <text:p>0,058943</text:p>
          </table:table-cell>
          <table:table-cell office:value-type="float" office:value="0.135188">
            <text:p>0,135188</text:p>
          </table:table-cell>
        </table:table-row>
        <table:table-row table:style-name="ro1">
          <table:table-cell office:value-type="float" office:value="0.70497">
            <text:p>0,70497</text:p>
          </table:table-cell>
          <table:table-cell office:value-type="float" office:value="0.242224">
            <text:p>0,242224</text:p>
          </table:table-cell>
          <table:table-cell office:value-type="float" office:value="0.947194">
            <text:p>0,947194</text:p>
          </table:table-cell>
          <table:table-cell office:value-type="float" office:value="0.247209">
            <text:p>0,247209</text:p>
          </table:table-cell>
          <table:table-cell office:value-type="float" office:value="0.154835">
            <text:p>0,154835</text:p>
          </table:table-cell>
          <table:table-cell office:value-type="float" office:value="0.402044">
            <text:p>0,402044</text:p>
          </table:table-cell>
          <table:table-cell office:value-type="float" office:value="0.0149557">
            <text:p>0,0149557</text:p>
          </table:table-cell>
          <table:table-cell office:value-type="float" office:value="0.128443">
            <text:p>0,128443</text:p>
          </table:table-cell>
          <table:table-cell office:value-type="float" office:value="0.143399">
            <text:p>0,143399</text:p>
          </table:table-cell>
          <table:table-cell office:value-type="float" office:value="0.115247">
            <text:p>0,115247</text:p>
          </table:table-cell>
          <table:table-cell office:value-type="float" office:value="0.0991181">
            <text:p>0,0991181</text:p>
          </table:table-cell>
          <table:table-cell office:value-type="float" office:value="0.214365">
            <text:p>0,214365</text:p>
          </table:table-cell>
          <table:table-cell office:value-type="float" office:value="0.212899">
            <text:p>0,212899</text:p>
          </table:table-cell>
          <table:table-cell office:value-type="float" office:value="0.200289">
            <text:p>0,200289</text:p>
          </table:table-cell>
          <table:table-cell office:value-type="float" office:value="0.413188">
            <text:p>0,413188</text:p>
          </table:table-cell>
          <table:table-cell office:value-type="float" office:value="0.0363629">
            <text:p>0,0363629</text:p>
          </table:table-cell>
          <table:table-cell office:value-type="float" office:value="0.245449">
            <text:p>0,245449</text:p>
          </table:table-cell>
          <table:table-cell office:value-type="float" office:value="0.281812">
            <text:p>0,281812</text:p>
          </table:table-cell>
          <table:table-cell office:value-type="float" office:value="0.582685">
            <text:p>0,582685</text:p>
          </table:table-cell>
          <table:table-cell office:value-type="float" office:value="0.138413">
            <text:p>0,138413</text:p>
          </table:table-cell>
          <table:table-cell office:value-type="float" office:value="0.721099">
            <text:p>0,721099</text:p>
          </table:table-cell>
          <table:table-cell office:value-type="float" office:value="0.260112">
            <text:p>0,260112</text:p>
          </table:table-cell>
          <table:table-cell office:value-type="float" office:value="0.0988249">
            <text:p>0,0988249</text:p>
          </table:table-cell>
          <table:table-cell office:value-type="float" office:value="0.358937">
            <text:p>0,358937</text:p>
          </table:table-cell>
          <table:table-cell office:value-type="float" office:value="0.0709662">
            <text:p>0,0709662</text:p>
          </table:table-cell>
          <table:table-cell office:value-type="float" office:value="0.0955991">
            <text:p>0,0955991</text:p>
          </table:table-cell>
          <table:table-cell office:value-type="float" office:value="0.166565">
            <text:p>0,166565</text:p>
          </table:table-cell>
        </table:table-row>
        <table:table-row table:style-name="ro1">
          <table:table-cell office:value-type="float" office:value="0.753356">
            <text:p>0,753356</text:p>
          </table:table-cell>
          <table:table-cell office:value-type="float" office:value="0.226681">
            <text:p>0,226681</text:p>
          </table:table-cell>
          <table:table-cell office:value-type="float" office:value="0.980038">
            <text:p>0,980038</text:p>
          </table:table-cell>
          <table:table-cell office:value-type="float" office:value="0.252487">
            <text:p>0,252487</text:p>
          </table:table-cell>
          <table:table-cell office:value-type="float" office:value="0.17243">
            <text:p>0,17243</text:p>
          </table:table-cell>
          <table:table-cell office:value-type="float" office:value="0.424918">
            <text:p>0,424918</text:p>
          </table:table-cell>
          <table:table-cell office:value-type="float" office:value="0.0228734">
            <text:p>0,0228734</text:p>
          </table:table-cell>
          <table:table-cell office:value-type="float" office:value="0.243397">
            <text:p>0,243397</text:p>
          </table:table-cell>
          <table:table-cell office:value-type="float" office:value="0.26627">
            <text:p>0,26627</text:p>
          </table:table-cell>
          <table:table-cell office:value-type="float" office:value="0.0997046">
            <text:p>0,0997046</text:p>
          </table:table-cell>
          <table:table-cell office:value-type="float" office:value="0.112608">
            <text:p>0,112608</text:p>
          </table:table-cell>
          <table:table-cell office:value-type="float" office:value="0.212312">
            <text:p>0,212312</text:p>
          </table:table-cell>
          <table:table-cell office:value-type="float" office:value="0.203808">
            <text:p>0,203808</text:p>
          </table:table-cell>
          <table:table-cell office:value-type="float" office:value="0.249848">
            <text:p>0,249848</text:p>
          </table:table-cell>
          <table:table-cell office:value-type="float" office:value="0.453656">
            <text:p>0,453656</text:p>
          </table:table-cell>
          <table:table-cell office:value-type="float" office:value="0.0392953">
            <text:p>0,0392953</text:p>
          </table:table-cell>
          <table:table-cell office:value-type="float" office:value="0.162753">
            <text:p>0,162753</text:p>
          </table:table-cell>
          <table:table-cell office:value-type="float" office:value="0.202048">
            <text:p>0,202048</text:p>
          </table:table-cell>
          <table:table-cell office:value-type="float" office:value="0.563331">
            <text:p>0,563331</text:p>
          </table:table-cell>
          <table:table-cell office:value-type="float" office:value="0.151316">
            <text:p>0,151316</text:p>
          </table:table-cell>
          <table:table-cell office:value-type="float" office:value="0.714647">
            <text:p>0,714647</text:p>
          </table:table-cell>
          <table:table-cell office:value-type="float" office:value="0.249848">
            <text:p>0,249848</text:p>
          </table:table-cell>
          <table:table-cell office:value-type="float" office:value="0.0988249">
            <text:p>0,0988249</text:p>
          </table:table-cell>
          <table:table-cell office:value-type="float" office:value="0.348673">
            <text:p>0,348673</text:p>
          </table:table-cell>
          <table:table-cell office:value-type="float" office:value="0.0700865">
            <text:p>0,0700865</text:p>
          </table:table-cell>
          <table:table-cell office:value-type="float" office:value="0.0797637">
            <text:p>0,0797637</text:p>
          </table:table-cell>
          <table:table-cell office:value-type="float" office:value="0.14985">
            <text:p>0,14985</text:p>
          </table:table-cell>
        </table:table-row>
        <table:table-row table:style-name="ro1">
          <table:table-cell office:value-type="float" office:value="0.765673">
            <text:p>0,765673</text:p>
          </table:table-cell>
          <table:table-cell office:value-type="float" office:value="0.213485">
            <text:p>0,213485</text:p>
          </table:table-cell>
          <table:table-cell office:value-type="float" office:value="0.979158">
            <text:p>0,979158</text:p>
          </table:table-cell>
          <table:table-cell office:value-type="float" office:value="0.240757">
            <text:p>0,240757</text:p>
          </table:table-cell>
          <table:table-cell office:value-type="float" office:value="0.176243">
            <text:p>0,176243</text:p>
          </table:table-cell>
          <table:table-cell office:value-type="float" office:value="0.417">
            <text:p>0,417</text:p>
          </table:table-cell>
          <table:table-cell office:value-type="float" office:value="0.0146624">
            <text:p>0,0146624</text:p>
          </table:table-cell>
          <table:table-cell office:value-type="float" office:value="0.158354">
            <text:p>0,158354</text:p>
          </table:table-cell>
          <table:table-cell office:value-type="float" office:value="0.173017">
            <text:p>0,173017</text:p>
          </table:table-cell>
          <table:table-cell office:value-type="float" office:value="0.10381">
            <text:p>0,10381</text:p>
          </table:table-cell>
          <table:table-cell office:value-type="float" office:value="0.121992">
            <text:p>0,121992</text:p>
          </table:table-cell>
          <table:table-cell office:value-type="float" office:value="0.225802">
            <text:p>0,225802</text:p>
          </table:table-cell>
          <table:table-cell office:value-type="float" office:value="0.196183">
            <text:p>0,196183</text:p>
          </table:table-cell>
          <table:table-cell office:value-type="float" office:value="0.217297">
            <text:p>0,217297</text:p>
          </table:table-cell>
          <table:table-cell office:value-type="float" office:value="0.413481">
            <text:p>0,413481</text:p>
          </table:table-cell>
          <table:table-cell office:value-type="float" office:value="0.0378291">
            <text:p>0,0378291</text:p>
          </table:table-cell>
          <table:table-cell office:value-type="float" office:value="0.181814">
            <text:p>0,181814</text:p>
          </table:table-cell>
          <table:table-cell office:value-type="float" office:value="0.219643">
            <text:p>0,219643</text:p>
          </table:table-cell>
          <table:table-cell office:value-type="float" office:value="0.507907">
            <text:p>0,507907</text:p>
          </table:table-cell>
          <table:table-cell office:value-type="float" office:value="0.144278">
            <text:p>0,144278</text:p>
          </table:table-cell>
          <table:table-cell office:value-type="float" office:value="0.652185">
            <text:p>0,652185</text:p>
          </table:table-cell>
          <table:table-cell office:value-type="float" office:value="0.268323">
            <text:p>0,268323</text:p>
          </table:table-cell>
          <table:table-cell office:value-type="float" office:value="0.101464">
            <text:p>0,101464</text:p>
          </table:table-cell>
          <table:table-cell office:value-type="float" office:value="0.369787">
            <text:p>0,369787</text:p>
          </table:table-cell>
          <table:table-cell office:value-type="float" office:value="0.0709662">
            <text:p>0,0709662</text:p>
          </table:table-cell>
          <table:table-cell office:value-type="float" office:value="0.0747785">
            <text:p>0,074778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705557">
            <text:p>0,705557</text:p>
          </table:table-cell>
          <table:table-cell office:value-type="float" office:value="0.260405">
            <text:p>0,260405</text:p>
          </table:table-cell>
          <table:table-cell office:value-type="float" office:value="0.965962">
            <text:p>0,965962</text:p>
          </table:table-cell>
          <table:table-cell office:value-type="float" office:value="0.233719">
            <text:p>0,233719</text:p>
          </table:table-cell>
          <table:table-cell office:value-type="float" office:value="0.154542">
            <text:p>0,154542</text:p>
          </table:table-cell>
          <table:table-cell office:value-type="float" office:value="0.388261">
            <text:p>0,388261</text:p>
          </table:table-cell>
          <table:table-cell office:value-type="float" office:value="0.0137827">
            <text:p>0,0137827</text:p>
          </table:table-cell>
          <table:table-cell office:value-type="float" office:value="0.142519">
            <text:p>0,142519</text:p>
          </table:table-cell>
          <table:table-cell office:value-type="float" office:value="0.156302">
            <text:p>0,156302</text:p>
          </table:table-cell>
          <table:table-cell office:value-type="float" office:value="0.107622">
            <text:p>0,107622</text:p>
          </table:table-cell>
          <table:table-cell office:value-type="float" office:value="0.0955991">
            <text:p>0,0955991</text:p>
          </table:table-cell>
          <table:table-cell office:value-type="float" office:value="0.203221">
            <text:p>0,203221</text:p>
          </table:table-cell>
          <table:table-cell office:value-type="float" office:value="0.205861">
            <text:p>0,205861</text:p>
          </table:table-cell>
          <table:table-cell office:value-type="float" office:value="0.19765">
            <text:p>0,19765</text:p>
          </table:table-cell>
          <table:table-cell office:value-type="float" office:value="0.40351">
            <text:p>0,40351</text:p>
          </table:table-cell>
          <table:table-cell office:value-type="float" office:value="0.0363629">
            <text:p>0,0363629</text:p>
          </table:table-cell>
          <table:table-cell office:value-type="float" office:value="0.170671">
            <text:p>0,170671</text:p>
          </table:table-cell>
          <table:table-cell office:value-type="float" office:value="0.207034">
            <text:p>0,207034</text:p>
          </table:table-cell>
          <table:table-cell office:value-type="float" office:value="0.507907">
            <text:p>0,507907</text:p>
          </table:table-cell>
          <table:table-cell office:value-type="float" office:value="0.141932">
            <text:p>0,141932</text:p>
          </table:table-cell>
          <table:table-cell office:value-type="float" office:value="0.649839">
            <text:p>0,649839</text:p>
          </table:table-cell>
          <table:table-cell office:value-type="float" office:value="0.237825">
            <text:p>0,237825</text:p>
          </table:table-cell>
          <table:table-cell office:value-type="float" office:value="0.0999979">
            <text:p>0,0999979</text:p>
          </table:table-cell>
          <table:table-cell office:value-type="float" office:value="0.337823">
            <text:p>0,337823</text:p>
          </table:table-cell>
          <table:table-cell office:value-type="float" office:value="0.0692067">
            <text:p>0,0692067</text:p>
          </table:table-cell>
          <table:table-cell office:value-type="float" office:value="0.0961856">
            <text:p>0,0961856</text:p>
          </table:table-cell>
          <table:table-cell office:value-type="float" office:value="0.165392">
            <text:p>0,165392</text:p>
          </table:table-cell>
        </table:table-row>
        <table:table-row table:style-name="ro1">
          <table:table-cell office:value-type="float" office:value="0.762154">
            <text:p>0,762154</text:p>
          </table:table-cell>
          <table:table-cell office:value-type="float" office:value="0.213192">
            <text:p>0,213192</text:p>
          </table:table-cell>
          <table:table-cell office:value-type="float" office:value="0.975346">
            <text:p>0,975346</text:p>
          </table:table-cell>
          <table:table-cell office:value-type="float" office:value="0.25366">
            <text:p>0,25366</text:p>
          </table:table-cell>
          <table:table-cell office:value-type="float" office:value="0.287091">
            <text:p>0,287091</text:p>
          </table:table-cell>
          <table:table-cell office:value-type="float" office:value="0.540751">
            <text:p>0,540751</text:p>
          </table:table-cell>
          <table:table-cell office:value-type="float" office:value="0.0149557">
            <text:p>0,0149557</text:p>
          </table:table-cell>
          <table:table-cell office:value-type="float" office:value="0.130789">
            <text:p>0,130789</text:p>
          </table:table-cell>
          <table:table-cell office:value-type="float" office:value="0.145745">
            <text:p>0,145745</text:p>
          </table:table-cell>
          <table:table-cell office:value-type="float" office:value="0.0885612">
            <text:p>0,0885612</text:p>
          </table:table-cell>
          <table:table-cell office:value-type="float" office:value="0.121992">
            <text:p>0,121992</text:p>
          </table:table-cell>
          <table:table-cell office:value-type="float" office:value="0.210553">
            <text:p>0,210553</text:p>
          </table:table-cell>
          <table:table-cell office:value-type="float" office:value="0.202928">
            <text:p>0,202928</text:p>
          </table:table-cell>
          <table:table-cell office:value-type="float" office:value="0.224335">
            <text:p>0,224335</text:p>
          </table:table-cell>
          <table:table-cell office:value-type="float" office:value="0.427264">
            <text:p>0,427264</text:p>
          </table:table-cell>
          <table:table-cell office:value-type="float" office:value="0.058943">
            <text:p>0,058943</text:p>
          </table:table-cell>
          <table:table-cell office:value-type="float" office:value="0.157181">
            <text:p>0,157181</text:p>
          </table:table-cell>
          <table:table-cell office:value-type="float" office:value="0.216124">
            <text:p>0,216124</text:p>
          </table:table-cell>
          <table:table-cell office:value-type="float" office:value="0.548082">
            <text:p>0,548082</text:p>
          </table:table-cell>
          <table:table-cell office:value-type="float" office:value="0.153956">
            <text:p>0,153956</text:p>
          </table:table-cell>
          <table:table-cell office:value-type="float" office:value="0.702038">
            <text:p>0,702038</text:p>
          </table:table-cell>
          <table:table-cell office:value-type="float" office:value="0.276534">
            <text:p>0,276534</text:p>
          </table:table-cell>
          <table:table-cell office:value-type="float" office:value="0.116127">
            <text:p>0,116127</text:p>
          </table:table-cell>
          <table:table-cell office:value-type="float" office:value="0.39266">
            <text:p>0,39266</text:p>
          </table:table-cell>
          <table:table-cell office:value-type="float" office:value="0.0712595">
            <text:p>0,0712595</text:p>
          </table:table-cell>
          <table:table-cell office:value-type="float" office:value="0.0759515">
            <text:p>0,0759515</text:p>
          </table:table-cell>
          <table:table-cell office:value-type="float" office:value="0.147211">
            <text:p>0,147211</text:p>
          </table:table-cell>
        </table:table-row>
        <table:table-row table:style-name="ro1">
          <table:table-cell office:value-type="float" office:value="0.745145">
            <text:p>0,745145</text:p>
          </table:table-cell>
          <table:table-cell office:value-type="float" office:value="0.228148">
            <text:p>0,228148</text:p>
          </table:table-cell>
          <table:table-cell office:value-type="float" office:value="0.973293">
            <text:p>0,973293</text:p>
          </table:table-cell>
          <table:table-cell office:value-type="float" office:value="0.251901">
            <text:p>0,251901</text:p>
          </table:table-cell>
          <table:table-cell office:value-type="float" office:value="0.182694">
            <text:p>0,182694</text:p>
          </table:table-cell>
          <table:table-cell office:value-type="float" office:value="0.434595">
            <text:p>0,434595</text:p>
          </table:table-cell>
          <table:table-cell office:value-type="float" office:value="0.0175949">
            <text:p>0,0175949</text:p>
          </table:table-cell>
          <table:table-cell office:value-type="float" office:value="0.134015">
            <text:p>0,134015</text:p>
          </table:table-cell>
          <table:table-cell office:value-type="float" office:value="0.15161">
            <text:p>0,15161</text:p>
          </table:table-cell>
          <table:table-cell office:value-type="float" office:value="0.0973586">
            <text:p>0,0973586</text:p>
          </table:table-cell>
          <table:table-cell office:value-type="float" office:value="0.110555">
            <text:p>0,110555</text:p>
          </table:table-cell>
          <table:table-cell office:value-type="float" office:value="0.207913">
            <text:p>0,207913</text:p>
          </table:table-cell>
          <table:table-cell office:value-type="float" office:value="0.221696">
            <text:p>0,221696</text:p>
          </table:table-cell>
          <table:table-cell office:value-type="float" office:value="0.229027">
            <text:p>0,229027</text:p>
          </table:table-cell>
          <table:table-cell office:value-type="float" office:value="0.450723">
            <text:p>0,450723</text:p>
          </table:table-cell>
          <table:table-cell office:value-type="float" office:value="0.0387088">
            <text:p>0,0387088</text:p>
          </table:table-cell>
          <table:table-cell office:value-type="float" office:value="0.160994">
            <text:p>0,160994</text:p>
          </table:table-cell>
          <table:table-cell office:value-type="float" office:value="0.199702">
            <text:p>0,199702</text:p>
          </table:table-cell>
          <table:table-cell office:value-type="float" office:value="0.570369">
            <text:p>0,570369</text:p>
          </table:table-cell>
          <table:table-cell office:value-type="float" office:value="0.136947">
            <text:p>0,136947</text:p>
          </table:table-cell>
          <table:table-cell office:value-type="float" office:value="0.707316">
            <text:p>0,707316</text:p>
          </table:table-cell>
          <table:table-cell office:value-type="float" office:value="0.27712">
            <text:p>0,27712</text:p>
          </table:table-cell>
          <table:table-cell office:value-type="float" office:value="0.100584">
            <text:p>0,100584</text:p>
          </table:table-cell>
          <table:table-cell office:value-type="float" office:value="0.377705">
            <text:p>0,377705</text:p>
          </table:table-cell>
          <table:table-cell office:value-type="float" office:value="0.0756582">
            <text:p>0,0756582</text:p>
          </table:table-cell>
          <table:table-cell office:value-type="float" office:value="0.0604093">
            <text:p>0,0604093</text:p>
          </table:table-cell>
          <table:table-cell office:value-type="float" office:value="0.136067">
            <text:p>0,136067</text:p>
          </table:table-cell>
        </table:table-row>
        <table:table-row table:style-name="ro1">
          <table:table-cell office:value-type="float" office:value="0.792065">
            <text:p>0,792065</text:p>
          </table:table-cell>
          <table:table-cell office:value-type="float" office:value="0.212605">
            <text:p>0,212605</text:p>
          </table:table-cell>
          <table:table-cell office:value-type="float" office:value="1.00467">
            <text:p>1,00467</text:p>
          </table:table-cell>
          <table:table-cell office:value-type="float" office:value="0.260112">
            <text:p>0,260112</text:p>
          </table:table-cell>
          <table:table-cell office:value-type="float" office:value="0.178002">
            <text:p>0,178002</text:p>
          </table:table-cell>
          <table:table-cell office:value-type="float" office:value="0.438114">
            <text:p>0,438114</text:p>
          </table:table-cell>
          <table:table-cell office:value-type="float" office:value="0.0152489">
            <text:p>0,0152489</text:p>
          </table:table-cell>
          <table:table-cell office:value-type="float" office:value="0.126977">
            <text:p>0,126977</text:p>
          </table:table-cell>
          <table:table-cell office:value-type="float" office:value="0.142226">
            <text:p>0,142226</text:p>
          </table:table-cell>
          <table:table-cell office:value-type="float" office:value="0.0953059">
            <text:p>0,0953059</text:p>
          </table:table-cell>
          <table:table-cell office:value-type="float" office:value="0.106743">
            <text:p>0,106743</text:p>
          </table:table-cell>
          <table:table-cell office:value-type="float" office:value="0.202048">
            <text:p>0,202048</text:p>
          </table:table-cell>
          <table:table-cell office:value-type="float" office:value="0.224042">
            <text:p>0,224042</text:p>
          </table:table-cell>
          <table:table-cell office:value-type="float" office:value="0.203808">
            <text:p>0,203808</text:p>
          </table:table-cell>
          <table:table-cell office:value-type="float" office:value="0.42785">
            <text:p>0,42785</text:p>
          </table:table-cell>
          <table:table-cell office:value-type="float" office:value="0.0395886">
            <text:p>0,0395886</text:p>
          </table:table-cell>
          <table:table-cell office:value-type="float" office:value="0.153076">
            <text:p>0,153076</text:p>
          </table:table-cell>
          <table:table-cell office:value-type="float" office:value="0.192664">
            <text:p>0,192664</text:p>
          </table:table-cell>
          <table:table-cell office:value-type="float" office:value="0.562158">
            <text:p>0,562158</text:p>
          </table:table-cell>
          <table:table-cell office:value-type="float" office:value="0.135481">
            <text:p>0,135481</text:p>
          </table:table-cell>
          <table:table-cell office:value-type="float" office:value="0.697639">
            <text:p>0,697639</text:p>
          </table:table-cell>
          <table:table-cell office:value-type="float" office:value="0.26715">
            <text:p>0,26715</text:p>
          </table:table-cell>
          <table:table-cell office:value-type="float" office:value="0.1173">
            <text:p>0,1173</text:p>
          </table:table-cell>
          <table:table-cell office:value-type="float" office:value="0.384449">
            <text:p>0,384449</text:p>
          </table:table-cell>
          <table:table-cell office:value-type="float" office:value="0.0709662">
            <text:p>0,0709662</text:p>
          </table:table-cell>
          <table:table-cell office:value-type="float" office:value="0.0882679">
            <text:p>0,0882679</text:p>
          </table:table-cell>
          <table:table-cell office:value-type="float" office:value="0.159234">
            <text:p>0,159234</text:p>
          </table:table-cell>
        </table:table-row>
        <table:table-row table:style-name="ro1">
          <table:table-cell office:value-type="float" office:value="0.755996">
            <text:p>0,755996</text:p>
          </table:table-cell>
          <table:table-cell office:value-type="float" office:value="0.211139">
            <text:p>0,211139</text:p>
          </table:table-cell>
          <table:table-cell office:value-type="float" office:value="0.967135">
            <text:p>0,967135</text:p>
          </table:table-cell>
          <table:table-cell office:value-type="float" office:value="0.247795">
            <text:p>0,247795</text:p>
          </table:table-cell>
          <table:table-cell office:value-type="float" office:value="0.17507">
            <text:p>0,17507</text:p>
          </table:table-cell>
          <table:table-cell office:value-type="float" office:value="0.422865">
            <text:p>0,422865</text:p>
          </table:table-cell>
          <table:table-cell office:value-type="float" office:value="0.0143692">
            <text:p>0,0143692</text:p>
          </table:table-cell>
          <table:table-cell office:value-type="float" office:value="0.128736">
            <text:p>0,128736</text:p>
          </table:table-cell>
          <table:table-cell office:value-type="float" office:value="0.143105">
            <text:p>0,143105</text:p>
          </table:table-cell>
          <table:table-cell office:value-type="float" office:value="0.0903206">
            <text:p>0,0903206</text:p>
          </table:table-cell>
          <table:table-cell office:value-type="float" office:value="0.124924">
            <text:p>0,124924</text:p>
          </table:table-cell>
          <table:table-cell office:value-type="float" office:value="0.215245">
            <text:p>0,215245</text:p>
          </table:table-cell>
          <table:table-cell office:value-type="float" office:value="0.219057">
            <text:p>0,219057</text:p>
          </table:table-cell>
          <table:table-cell office:value-type="float" office:value="0.217591">
            <text:p>0,217591</text:p>
          </table:table-cell>
          <table:table-cell office:value-type="float" office:value="0.436648">
            <text:p>0,436648</text:p>
          </table:table-cell>
          <table:table-cell office:value-type="float" office:value="0.0372426">
            <text:p>0,0372426</text:p>
          </table:table-cell>
          <table:table-cell office:value-type="float" office:value="0.179175">
            <text:p>0,179175</text:p>
          </table:table-cell>
          <table:table-cell office:value-type="float" office:value="0.216418">
            <text:p>0,216418</text:p>
          </table:table-cell>
          <table:table-cell office:value-type="float" office:value="0.609958">
            <text:p>0,609958</text:p>
          </table:table-cell>
          <table:table-cell office:value-type="float" office:value="0.144278">
            <text:p>0,144278</text:p>
          </table:table-cell>
          <table:table-cell office:value-type="float" office:value="0.754236">
            <text:p>0,754236</text:p>
          </table:table-cell>
          <table:table-cell office:value-type="float" office:value="0.273601">
            <text:p>0,273601</text:p>
          </table:table-cell>
          <table:table-cell office:value-type="float" office:value="0.100584">
            <text:p>0,100584</text:p>
          </table:table-cell>
          <table:table-cell office:value-type="float" office:value="0.374186">
            <text:p>0,374186</text:p>
          </table:table-cell>
          <table:table-cell office:value-type="float" office:value="0.0700865">
            <text:p>0,0700865</text:p>
          </table:table-cell>
          <table:table-cell office:value-type="float" office:value="0.0821097">
            <text:p>0,0821097</text:p>
          </table:table-cell>
          <table:table-cell office:value-type="float" office:value="0.152196">
            <text:p>0,152196</text:p>
          </table:table-cell>
        </table:table-row>
        <table:table-row table:style-name="ro1">
          <table:table-cell office:value-type="float" office:value="0.761567">
            <text:p>0,761567</text:p>
          </table:table-cell>
          <table:table-cell office:value-type="float" office:value="0.246036">
            <text:p>0,246036</text:p>
          </table:table-cell>
          <table:table-cell office:value-type="float" office:value="1.0076">
            <text:p>1,0076</text:p>
          </table:table-cell>
          <table:table-cell office:value-type="float" office:value="0.33665">
            <text:p>0,33665</text:p>
          </table:table-cell>
          <table:table-cell office:value-type="float" office:value="0.192371">
            <text:p>0,192371</text:p>
          </table:table-cell>
          <table:table-cell office:value-type="float" office:value="0.529021">
            <text:p>0,529021</text:p>
          </table:table-cell>
          <table:table-cell office:value-type="float" office:value="0.0152489">
            <text:p>0,0152489</text:p>
          </table:table-cell>
          <table:table-cell office:value-type="float" office:value="0.148677">
            <text:p>0,148677</text:p>
          </table:table-cell>
          <table:table-cell office:value-type="float" office:value="0.163926">
            <text:p>0,163926</text:p>
          </table:table-cell>
          <table:table-cell office:value-type="float" office:value="0.0917869">
            <text:p>0,0917869</text:p>
          </table:table-cell>
          <table:table-cell office:value-type="float" office:value="0.121112">
            <text:p>0,121112</text:p>
          </table:table-cell>
          <table:table-cell office:value-type="float" office:value="0.212899">
            <text:p>0,212899</text:p>
          </table:table-cell>
          <table:table-cell office:value-type="float" office:value="0.322867">
            <text:p>0,322867</text:p>
          </table:table-cell>
          <table:table-cell office:value-type="float" office:value="0.386795">
            <text:p>0,386795</text:p>
          </table:table-cell>
          <table:table-cell office:value-type="float" office:value="0.709662">
            <text:p>0,709662</text:p>
          </table:table-cell>
          <table:table-cell office:value-type="float" office:value="0.0436941">
            <text:p>0,0436941</text:p>
          </table:table-cell>
          <table:table-cell office:value-type="float" office:value="0.131962">
            <text:p>0,131962</text:p>
          </table:table-cell>
          <table:table-cell office:value-type="float" office:value="0.175656">
            <text:p>0,175656</text:p>
          </table:table-cell>
          <table:table-cell office:value-type="float" office:value="0.762447">
            <text:p>0,762447</text:p>
          </table:table-cell>
          <table:table-cell office:value-type="float" office:value="0.212019">
            <text:p>0,212019</text:p>
          </table:table-cell>
          <table:table-cell office:value-type="float" office:value="0.974466">
            <text:p>0,974466</text:p>
          </table:table-cell>
          <table:table-cell office:value-type="float" office:value="0.27624">
            <text:p>0,27624</text:p>
          </table:table-cell>
          <table:table-cell office:value-type="float" office:value="0.112021">
            <text:p>0,112021</text:p>
          </table:table-cell>
          <table:table-cell office:value-type="float" office:value="0.388261">
            <text:p>0,388261</text:p>
          </table:table-cell>
          <table:table-cell office:value-type="float" office:value="0.0888544">
            <text:p>0,0888544</text:p>
          </table:table-cell>
          <table:table-cell office:value-type="float" office:value="0.0592363">
            <text:p>0,0592363</text:p>
          </table:table-cell>
          <table:table-cell office:value-type="float" office:value="0.148091">
            <text:p>0,148091</text:p>
          </table:table-cell>
        </table:table-row>
        <table:table-row table:style-name="ro1">
          <table:table-cell office:value-type="float" office:value="0.713474">
            <text:p>0,713474</text:p>
          </table:table-cell>
          <table:table-cell office:value-type="float" office:value="0.238998">
            <text:p>0,238998</text:p>
          </table:table-cell>
          <table:table-cell office:value-type="float" office:value="0.952472">
            <text:p>0,952472</text:p>
          </table:table-cell>
          <table:table-cell office:value-type="float" office:value="0.272135">
            <text:p>0,272135</text:p>
          </table:table-cell>
          <table:table-cell office:value-type="float" office:value="0.182108">
            <text:p>0,182108</text:p>
          </table:table-cell>
          <table:table-cell office:value-type="float" office:value="0.454242">
            <text:p>0,454242</text:p>
          </table:table-cell>
          <table:table-cell office:value-type="float" office:value="0.0155422">
            <text:p>0,0155422</text:p>
          </table:table-cell>
          <table:table-cell office:value-type="float" office:value="0.142226">
            <text:p>0,142226</text:p>
          </table:table-cell>
          <table:table-cell office:value-type="float" office:value="0.157768">
            <text:p>0,157768</text:p>
          </table:table-cell>
          <table:table-cell office:value-type="float" office:value="0.0903206">
            <text:p>0,0903206</text:p>
          </table:table-cell>
          <table:table-cell office:value-type="float" office:value="0.12727">
            <text:p>0,12727</text:p>
          </table:table-cell>
          <table:table-cell office:value-type="float" office:value="0.217591">
            <text:p>0,217591</text:p>
          </table:table-cell>
          <table:table-cell office:value-type="float" office:value="0.212019">
            <text:p>0,212019</text:p>
          </table:table-cell>
          <table:table-cell office:value-type="float" office:value="0.231667">
            <text:p>0,231667</text:p>
          </table:table-cell>
          <table:table-cell office:value-type="float" office:value="0.443686">
            <text:p>0,443686</text:p>
          </table:table-cell>
          <table:table-cell office:value-type="float" office:value="0.0372426">
            <text:p>0,0372426</text:p>
          </table:table-cell>
          <table:table-cell office:value-type="float" office:value="0.179468">
            <text:p>0,179468</text:p>
          </table:table-cell>
          <table:table-cell office:value-type="float" office:value="0.216711">
            <text:p>0,216711</text:p>
          </table:table-cell>
          <table:table-cell office:value-type="float" office:value="0.570369">
            <text:p>0,570369</text:p>
          </table:table-cell>
          <table:table-cell office:value-type="float" office:value="0.137827">
            <text:p>0,137827</text:p>
          </table:table-cell>
          <table:table-cell office:value-type="float" office:value="0.708196">
            <text:p>0,708196</text:p>
          </table:table-cell>
          <table:table-cell office:value-type="float" office:value="0.274774">
            <text:p>0,274774</text:p>
          </table:table-cell>
          <table:table-cell office:value-type="float" office:value="0.11554">
            <text:p>0,11554</text:p>
          </table:table-cell>
          <table:table-cell office:value-type="float" office:value="0.390314">
            <text:p>0,390314</text:p>
          </table:table-cell>
          <table:table-cell office:value-type="float" office:value="0.070673">
            <text:p>0,070673</text:p>
          </table:table-cell>
          <table:table-cell office:value-type="float" office:value="0.0873882">
            <text:p>0,0873882</text:p>
          </table:table-cell>
          <table:table-cell office:value-type="float" office:value="0.158061">
            <text:p>0,158061</text:p>
          </table:table-cell>
        </table:table-row>
        <table:table-row table:style-name="ro1">
          <table:table-cell office:value-type="float" office:value="0.760688">
            <text:p>0,760688</text:p>
          </table:table-cell>
          <table:table-cell office:value-type="float" office:value="0.209966">
            <text:p>0,209966</text:p>
          </table:table-cell>
          <table:table-cell office:value-type="float" office:value="0.970654">
            <text:p>0,970654</text:p>
          </table:table-cell>
          <table:table-cell office:value-type="float" office:value="0.256006">
            <text:p>0,256006</text:p>
          </table:table-cell>
          <table:table-cell office:value-type="float" office:value="0.16158">
            <text:p>0,16158</text:p>
          </table:table-cell>
          <table:table-cell office:value-type="float" office:value="0.417586">
            <text:p>0,417586</text:p>
          </table:table-cell>
          <table:table-cell office:value-type="float" office:value="0.0164219">
            <text:p>0,0164219</text:p>
          </table:table-cell>
          <table:table-cell office:value-type="float" office:value="0.132842">
            <text:p>0,132842</text:p>
          </table:table-cell>
          <table:table-cell office:value-type="float" office:value="0.149264">
            <text:p>0,149264</text:p>
          </table:table-cell>
          <table:table-cell office:value-type="float" office:value="0.0920801">
            <text:p>0,0920801</text:p>
          </table:table-cell>
          <table:table-cell office:value-type="float" office:value="0.123165">
            <text:p>0,123165</text:p>
          </table:table-cell>
          <table:table-cell office:value-type="float" office:value="0.215245">
            <text:p>0,215245</text:p>
          </table:table-cell>
          <table:table-cell office:value-type="float" office:value="0.216418">
            <text:p>0,216418</text:p>
          </table:table-cell>
          <table:table-cell office:value-type="float" office:value="0.2302">
            <text:p>0,2302</text:p>
          </table:table-cell>
          <table:table-cell office:value-type="float" office:value="0.446618">
            <text:p>0,446618</text:p>
          </table:table-cell>
          <table:table-cell office:value-type="float" office:value="0.0366561">
            <text:p>0,0366561</text:p>
          </table:table-cell>
          <table:table-cell office:value-type="float" office:value="0.174776">
            <text:p>0,174776</text:p>
          </table:table-cell>
          <table:table-cell office:value-type="float" office:value="0.211432">
            <text:p>0,211432</text:p>
          </table:table-cell>
          <table:table-cell office:value-type="float" office:value="0.551601">
            <text:p>0,551601</text:p>
          </table:table-cell>
          <table:table-cell office:value-type="float" office:value="0.171844">
            <text:p>0,171844</text:p>
          </table:table-cell>
          <table:table-cell office:value-type="float" office:value="0.723445">
            <text:p>0,723445</text:p>
          </table:table-cell>
          <table:table-cell office:value-type="float" office:value="0.264217">
            <text:p>0,264217</text:p>
          </table:table-cell>
          <table:table-cell office:value-type="float" office:value="0.115833">
            <text:p>0,115833</text:p>
          </table:table-cell>
          <table:table-cell office:value-type="float" office:value="0.380051">
            <text:p>0,380051</text:p>
          </table:table-cell>
          <table:table-cell office:value-type="float" office:value="0.0695">
            <text:p>0,0695</text:p>
          </table:table-cell>
          <table:table-cell office:value-type="float" office:value="0.0853354">
            <text:p>0,0853354</text:p>
          </table:table-cell>
          <table:table-cell office:value-type="float" office:value="0.154835">
            <text:p>0,154835</text:p>
          </table:table-cell>
        </table:table-row>
        <table:table-row table:style-name="ro1">
          <table:table-cell office:value-type="float" office:value="0.749544">
            <text:p>0,749544</text:p>
          </table:table-cell>
          <table:table-cell office:value-type="float" office:value="0.215245">
            <text:p>0,215245</text:p>
          </table:table-cell>
          <table:table-cell office:value-type="float" office:value="0.964789">
            <text:p>0,964789</text:p>
          </table:table-cell>
          <table:table-cell office:value-type="float" office:value="0.246622">
            <text:p>0,246622</text:p>
          </table:table-cell>
          <table:table-cell office:value-type="float" office:value="0.172724">
            <text:p>0,172724</text:p>
          </table:table-cell>
          <table:table-cell office:value-type="float" office:value="0.419346">
            <text:p>0,419346</text:p>
          </table:table-cell>
          <table:table-cell office:value-type="float" office:value="0.0149557">
            <text:p>0,0149557</text:p>
          </table:table-cell>
          <table:table-cell office:value-type="float" office:value="0.146918">
            <text:p>0,146918</text:p>
          </table:table-cell>
          <table:table-cell office:value-type="float" office:value="0.161873">
            <text:p>0,161873</text:p>
          </table:table-cell>
          <table:table-cell office:value-type="float" office:value="0.0891477">
            <text:p>0,0891477</text:p>
          </table:table-cell>
          <table:table-cell office:value-type="float" office:value="0.118766">
            <text:p>0,118766</text:p>
          </table:table-cell>
          <table:table-cell office:value-type="float" office:value="0.207913">
            <text:p>0,207913</text:p>
          </table:table-cell>
          <table:table-cell office:value-type="float" office:value="0.191492">
            <text:p>0,191492</text:p>
          </table:table-cell>
          <table:table-cell office:value-type="float" office:value="0.225215">
            <text:p>0,225215</text:p>
          </table:table-cell>
          <table:table-cell office:value-type="float" office:value="0.416707">
            <text:p>0,416707</text:p>
          </table:table-cell>
          <table:table-cell office:value-type="float" office:value="0.0395886">
            <text:p>0,0395886</text:p>
          </table:table-cell>
          <table:table-cell office:value-type="float" office:value="0.151903">
            <text:p>0,151903</text:p>
          </table:table-cell>
          <table:table-cell office:value-type="float" office:value="0.191492">
            <text:p>0,191492</text:p>
          </table:table-cell>
          <table:table-cell office:value-type="float" office:value="0.568903">
            <text:p>0,568903</text:p>
          </table:table-cell>
          <table:table-cell office:value-type="float" office:value="0.145745">
            <text:p>0,145745</text:p>
          </table:table-cell>
          <table:table-cell office:value-type="float" office:value="0.714647">
            <text:p>0,714647</text:p>
          </table:table-cell>
          <table:table-cell office:value-type="float" office:value="0.263044">
            <text:p>0,263044</text:p>
          </table:table-cell>
          <table:table-cell office:value-type="float" office:value="0.114954">
            <text:p>0,114954</text:p>
          </table:table-cell>
          <table:table-cell office:value-type="float" office:value="0.377998">
            <text:p>0,377998</text:p>
          </table:table-cell>
          <table:table-cell office:value-type="float" office:value="0.070673">
            <text:p>0,070673</text:p>
          </table:table-cell>
          <table:table-cell office:value-type="float" office:value="0.0788839">
            <text:p>0,0788839</text:p>
          </table:table-cell>
          <table:table-cell office:value-type="float" office:value="0.149557">
            <text:p>0,149557</text:p>
          </table:table-cell>
        </table:table-row>
        <table:table-row table:style-name="ro1">
          <table:table-cell office:value-type="float" office:value="0.834586">
            <text:p>0,834586</text:p>
          </table:table-cell>
          <table:table-cell office:value-type="float" office:value="0.214658">
            <text:p>0,214658</text:p>
          </table:table-cell>
          <table:table-cell office:value-type="float" office:value="1.04924">
            <text:p>1,04924</text:p>
          </table:table-cell>
          <table:table-cell office:value-type="float" office:value="0.292076">
            <text:p>0,292076</text:p>
          </table:table-cell>
          <table:table-cell office:value-type="float" office:value="0.172724">
            <text:p>0,172724</text:p>
          </table:table-cell>
          <table:table-cell office:value-type="float" office:value="0.464799">
            <text:p>0,464799</text:p>
          </table:table-cell>
          <table:table-cell office:value-type="float" office:value="0.0140759">
            <text:p>0,0140759</text:p>
          </table:table-cell>
          <table:table-cell office:value-type="float" office:value="0.128736">
            <text:p>0,128736</text:p>
          </table:table-cell>
          <table:table-cell office:value-type="float" office:value="0.142812">
            <text:p>0,142812</text:p>
          </table:table-cell>
          <table:table-cell office:value-type="float" office:value="0.0912004">
            <text:p>0,0912004</text:p>
          </table:table-cell>
          <table:table-cell office:value-type="float" office:value="0.118179">
            <text:p>0,118179</text:p>
          </table:table-cell>
          <table:table-cell office:value-type="float" office:value="0.20938">
            <text:p>0,20938</text:p>
          </table:table-cell>
          <table:table-cell office:value-type="float" office:value="0.207913">
            <text:p>0,207913</text:p>
          </table:table-cell>
          <table:table-cell office:value-type="float" office:value="0.225802">
            <text:p>0,225802</text:p>
          </table:table-cell>
          <table:table-cell office:value-type="float" office:value="0.433715">
            <text:p>0,433715</text:p>
          </table:table-cell>
          <table:table-cell office:value-type="float" office:value="0.0366561">
            <text:p>0,0366561</text:p>
          </table:table-cell>
          <table:table-cell office:value-type="float" office:value="0.165979">
            <text:p>0,165979</text:p>
          </table:table-cell>
          <table:table-cell office:value-type="float" office:value="0.202635">
            <text:p>0,202635</text:p>
          </table:table-cell>
          <table:table-cell office:value-type="float" office:value="0.561572">
            <text:p>0,561572</text:p>
          </table:table-cell>
          <table:table-cell office:value-type="float" office:value="0.19765">
            <text:p>0,19765</text:p>
          </table:table-cell>
          <table:table-cell office:value-type="float" office:value="0.759221">
            <text:p>0,759221</text:p>
          </table:table-cell>
          <table:table-cell office:value-type="float" office:value="0.265977">
            <text:p>0,265977</text:p>
          </table:table-cell>
          <table:table-cell office:value-type="float" office:value="0.100584">
            <text:p>0,100584</text:p>
          </table:table-cell>
          <table:table-cell office:value-type="float" office:value="0.366561">
            <text:p>0,366561</text:p>
          </table:table-cell>
          <table:table-cell office:value-type="float" office:value="0.0700865">
            <text:p>0,0700865</text:p>
          </table:table-cell>
          <table:table-cell office:value-type="float" office:value="0.0856287">
            <text:p>0,0856287</text:p>
          </table:table-cell>
          <table:table-cell office:value-type="float" office:value="0.155715">
            <text:p>0,155715</text:p>
          </table:table-cell>
        </table:table-row>
        <table:table-row table:style-name="ro1">
          <table:table-cell office:value-type="float" office:value="0.73928">
            <text:p>0,73928</text:p>
          </table:table-cell>
          <table:table-cell office:value-type="float" office:value="0.213192">
            <text:p>0,213192</text:p>
          </table:table-cell>
          <table:table-cell office:value-type="float" office:value="0.952472">
            <text:p>0,952472</text:p>
          </table:table-cell>
          <table:table-cell office:value-type="float" office:value="0.248089">
            <text:p>0,248089</text:p>
          </table:table-cell>
          <table:table-cell office:value-type="float" office:value="0.170964">
            <text:p>0,170964</text:p>
          </table:table-cell>
          <table:table-cell office:value-type="float" office:value="0.419053">
            <text:p>0,419053</text:p>
          </table:table-cell>
          <table:table-cell office:value-type="float" office:value="0.0319641">
            <text:p>0,0319641</text:p>
          </table:table-cell>
          <table:table-cell office:value-type="float" office:value="0.144278">
            <text:p>0,144278</text:p>
          </table:table-cell>
          <table:table-cell office:value-type="float" office:value="0.176243">
            <text:p>0,176243</text:p>
          </table:table-cell>
          <table:table-cell office:value-type="float" office:value="0.0897341">
            <text:p>0,0897341</text:p>
          </table:table-cell>
          <table:table-cell office:value-type="float" office:value="0.121992">
            <text:p>0,121992</text:p>
          </table:table-cell>
          <table:table-cell office:value-type="float" office:value="0.211726">
            <text:p>0,211726</text:p>
          </table:table-cell>
          <table:table-cell office:value-type="float" office:value="0.204688">
            <text:p>0,204688</text:p>
          </table:table-cell>
          <table:table-cell office:value-type="float" office:value="0.221989">
            <text:p>0,221989</text:p>
          </table:table-cell>
          <table:table-cell office:value-type="float" office:value="0.426677">
            <text:p>0,426677</text:p>
          </table:table-cell>
          <table:table-cell office:value-type="float" office:value="0.0366561">
            <text:p>0,0366561</text:p>
          </table:table-cell>
          <table:table-cell office:value-type="float" office:value="0.145745">
            <text:p>0,145745</text:p>
          </table:table-cell>
          <table:table-cell office:value-type="float" office:value="0.182401">
            <text:p>0,182401</text:p>
          </table:table-cell>
          <table:table-cell office:value-type="float" office:value="0.558639">
            <text:p>0,558639</text:p>
          </table:table-cell>
          <table:table-cell office:value-type="float" office:value="0.266856">
            <text:p>0,266856</text:p>
          </table:table-cell>
          <table:table-cell office:value-type="float" office:value="0.825496">
            <text:p>0,825496</text:p>
          </table:table-cell>
          <table:table-cell office:value-type="float" office:value="0.287677">
            <text:p>0,287677</text:p>
          </table:table-cell>
          <table:table-cell office:value-type="float" office:value="0.101171">
            <text:p>0,101171</text:p>
          </table:table-cell>
          <table:table-cell office:value-type="float" office:value="0.388848">
            <text:p>0,388848</text:p>
          </table:table-cell>
          <table:table-cell office:value-type="float" office:value="0.0709662">
            <text:p>0,0709662</text:p>
          </table:table-cell>
          <table:table-cell office:value-type="float" office:value="0.0703797">
            <text:p>0,0703797</text:p>
          </table:table-cell>
          <table:table-cell office:value-type="float" office:value="0.141346">
            <text:p>0,141346</text:p>
          </table:table-cell>
        </table:table-row>
        <table:table-row table:style-name="ro1">
          <table:table-cell office:value-type="float" office:value="0.691188">
            <text:p>0,691188</text:p>
          </table:table-cell>
          <table:table-cell office:value-type="float" office:value="0.233133">
            <text:p>0,233133</text:p>
          </table:table-cell>
          <table:table-cell office:value-type="float" office:value="0.92432">
            <text:p>0,92432</text:p>
          </table:table-cell>
          <table:table-cell office:value-type="float" office:value="0.259525">
            <text:p>0,259525</text:p>
          </table:table-cell>
          <table:table-cell office:value-type="float" office:value="0.157181">
            <text:p>0,157181</text:p>
          </table:table-cell>
          <table:table-cell office:value-type="float" office:value="0.416707">
            <text:p>0,416707</text:p>
          </table:table-cell>
          <table:table-cell office:value-type="float" office:value="0.0149557">
            <text:p>0,0149557</text:p>
          </table:table-cell>
          <table:table-cell office:value-type="float" office:value="0.17507">
            <text:p>0,17507</text:p>
          </table:table-cell>
          <table:table-cell office:value-type="float" office:value="0.190025">
            <text:p>0,190025</text:p>
          </table:table-cell>
          <table:table-cell office:value-type="float" office:value="0.0885612">
            <text:p>0,0885612</text:p>
          </table:table-cell>
          <table:table-cell office:value-type="float" office:value="0.0970654">
            <text:p>0,0970654</text:p>
          </table:table-cell>
          <table:table-cell office:value-type="float" office:value="0.185627">
            <text:p>0,185627</text:p>
          </table:table-cell>
          <table:table-cell office:value-type="float" office:value="0.207034">
            <text:p>0,207034</text:p>
          </table:table-cell>
          <table:table-cell office:value-type="float" office:value="0.202635">
            <text:p>0,202635</text:p>
          </table:table-cell>
          <table:table-cell office:value-type="float" office:value="0.409669">
            <text:p>0,409669</text:p>
          </table:table-cell>
          <table:table-cell office:value-type="float" office:value="0.0551308">
            <text:p>0,0551308</text:p>
          </table:table-cell>
          <table:table-cell office:value-type="float" office:value="0.211139">
            <text:p>0,211139</text:p>
          </table:table-cell>
          <table:table-cell office:value-type="float" office:value="0.26627">
            <text:p>0,26627</text:p>
          </table:table-cell>
          <table:table-cell office:value-type="float" office:value="0.535472">
            <text:p>0,535472</text:p>
          </table:table-cell>
          <table:table-cell office:value-type="float" office:value="0.175949">
            <text:p>0,175949</text:p>
          </table:table-cell>
          <table:table-cell office:value-type="float" office:value="0.711422">
            <text:p>0,711422</text:p>
          </table:table-cell>
          <table:table-cell office:value-type="float" office:value="0.272721">
            <text:p>0,272721</text:p>
          </table:table-cell>
          <table:table-cell office:value-type="float" office:value="0.116127">
            <text:p>0,116127</text:p>
          </table:table-cell>
          <table:table-cell office:value-type="float" office:value="0.388848">
            <text:p>0,388848</text:p>
          </table:table-cell>
          <table:table-cell office:value-type="float" office:value="0.0709662">
            <text:p>0,0709662</text:p>
          </table:table-cell>
          <table:table-cell office:value-type="float" office:value="0.0947194">
            <text:p>0,0947194</text:p>
          </table:table-cell>
          <table:table-cell office:value-type="float" office:value="0.165686">
            <text:p>0,165686</text:p>
          </table:table-cell>
        </table:table-row>
        <table:table-row table:style-name="ro1">
          <table:table-cell office:value-type="float" office:value="0.765966">
            <text:p>0,765966</text:p>
          </table:table-cell>
          <table:table-cell office:value-type="float" office:value="0.210259">
            <text:p>0,210259</text:p>
          </table:table-cell>
          <table:table-cell office:value-type="float" office:value="0.976225">
            <text:p>0,976225</text:p>
          </table:table-cell>
          <table:table-cell office:value-type="float" office:value="0.247502">
            <text:p>0,247502</text:p>
          </table:table-cell>
          <table:table-cell office:value-type="float" office:value="0.174776">
            <text:p>0,174776</text:p>
          </table:table-cell>
          <table:table-cell office:value-type="float" office:value="0.422278">
            <text:p>0,422278</text:p>
          </table:table-cell>
          <table:table-cell office:value-type="float" office:value="0.0158354">
            <text:p>0,0158354</text:p>
          </table:table-cell>
          <table:table-cell office:value-type="float" office:value="0.119939">
            <text:p>0,119939</text:p>
          </table:table-cell>
          <table:table-cell office:value-type="float" office:value="0.135774">
            <text:p>0,135774</text:p>
          </table:table-cell>
          <table:table-cell office:value-type="float" office:value="0.0988249">
            <text:p>0,0988249</text:p>
          </table:table-cell>
          <table:table-cell office:value-type="float" office:value="0.119646">
            <text:p>0,119646</text:p>
          </table:table-cell>
          <table:table-cell office:value-type="float" office:value="0.21847">
            <text:p>0,21847</text:p>
          </table:table-cell>
          <table:table-cell office:value-type="float" office:value="0.24193">
            <text:p>0,24193</text:p>
          </table:table-cell>
          <table:table-cell office:value-type="float" office:value="0.23284">
            <text:p>0,23284</text:p>
          </table:table-cell>
          <table:table-cell office:value-type="float" office:value="0.47477">
            <text:p>0,47477</text:p>
          </table:table-cell>
          <table:table-cell office:value-type="float" office:value="0.0568903">
            <text:p>0,0568903</text:p>
          </table:table-cell>
          <table:table-cell office:value-type="float" office:value="0.135774">
            <text:p>0,135774</text:p>
          </table:table-cell>
          <table:table-cell office:value-type="float" office:value="0.192664">
            <text:p>0,192664</text:p>
          </table:table-cell>
          <table:table-cell office:value-type="float" office:value="0.56597">
            <text:p>0,56597</text:p>
          </table:table-cell>
          <table:table-cell office:value-type="float" office:value="0.169205">
            <text:p>0,169205</text:p>
          </table:table-cell>
          <table:table-cell office:value-type="float" office:value="0.735175">
            <text:p>0,735175</text:p>
          </table:table-cell>
          <table:table-cell office:value-type="float" office:value="0.244863">
            <text:p>0,244863</text:p>
          </table:table-cell>
          <table:table-cell office:value-type="float" office:value="0.106743">
            <text:p>0,106743</text:p>
          </table:table-cell>
          <table:table-cell office:value-type="float" office:value="0.351605">
            <text:p>0,351605</text:p>
          </table:table-cell>
          <table:table-cell office:value-type="float" office:value="0.0703797">
            <text:p>0,0703797</text:p>
          </table:table-cell>
          <table:table-cell office:value-type="float" office:value="0.0894409">
            <text:p>0,0894409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3928">
            <text:p>0,73928</text:p>
          </table:table-cell>
          <table:table-cell office:value-type="float" office:value="0.227561">
            <text:p>0,227561</text:p>
          </table:table-cell>
          <table:table-cell office:value-type="float" office:value="0.966841">
            <text:p>0,966841</text:p>
          </table:table-cell>
          <table:table-cell office:value-type="float" office:value="0.24193">
            <text:p>0,24193</text:p>
          </table:table-cell>
          <table:table-cell office:value-type="float" office:value="0.196477">
            <text:p>0,196477</text:p>
          </table:table-cell>
          <table:table-cell office:value-type="float" office:value="0.438407">
            <text:p>0,438407</text:p>
          </table:table-cell>
          <table:table-cell office:value-type="float" office:value="0.0158354">
            <text:p>0,0158354</text:p>
          </table:table-cell>
          <table:table-cell office:value-type="float" office:value="0.12727">
            <text:p>0,12727</text:p>
          </table:table-cell>
          <table:table-cell office:value-type="float" office:value="0.143105">
            <text:p>0,143105</text:p>
          </table:table-cell>
          <table:table-cell office:value-type="float" office:value="0.118179">
            <text:p>0,118179</text:p>
          </table:table-cell>
          <table:table-cell office:value-type="float" office:value="0.104103">
            <text:p>0,104103</text:p>
          </table:table-cell>
          <table:table-cell office:value-type="float" office:value="0.222283">
            <text:p>0,222283</text:p>
          </table:table-cell>
          <table:table-cell office:value-type="float" office:value="0.19765">
            <text:p>0,19765</text:p>
          </table:table-cell>
          <table:table-cell office:value-type="float" office:value="0.217591">
            <text:p>0,217591</text:p>
          </table:table-cell>
          <table:table-cell office:value-type="float" office:value="0.41524">
            <text:p>0,41524</text:p>
          </table:table-cell>
          <table:table-cell office:value-type="float" office:value="0.0398818">
            <text:p>0,0398818</text:p>
          </table:table-cell>
          <table:table-cell office:value-type="float" office:value="0.171257">
            <text:p>0,171257</text:p>
          </table:table-cell>
          <table:table-cell office:value-type="float" office:value="0.211139">
            <text:p>0,211139</text:p>
          </table:table-cell>
          <table:table-cell office:value-type="float" office:value="0.489139">
            <text:p>0,489139</text:p>
          </table:table-cell>
          <table:table-cell office:value-type="float" office:value="0.146624">
            <text:p>0,146624</text:p>
          </table:table-cell>
          <table:table-cell office:value-type="float" office:value="0.635764">
            <text:p>0,635764</text:p>
          </table:table-cell>
          <table:table-cell office:value-type="float" office:value="0.397352">
            <text:p>0,397352</text:p>
          </table:table-cell>
          <table:table-cell office:value-type="float" office:value="0.117006">
            <text:p>0,117006</text:p>
          </table:table-cell>
          <table:table-cell office:value-type="float" office:value="0.514358">
            <text:p>0,514358</text:p>
          </table:table-cell>
          <table:table-cell office:value-type="float" office:value="0.071846">
            <text:p>0,071846</text:p>
          </table:table-cell>
          <table:table-cell office:value-type="float" office:value="0.067154">
            <text:p>0,067154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office:value-type="float" office:value="0.783854">
            <text:p>0,783854</text:p>
          </table:table-cell>
          <table:table-cell office:value-type="float" office:value="0.216711">
            <text:p>0,216711</text:p>
          </table:table-cell>
          <table:table-cell office:value-type="float" office:value="1.00057">
            <text:p>1,00057</text:p>
          </table:table-cell>
          <table:table-cell office:value-type="float" office:value="0.259232">
            <text:p>0,259232</text:p>
          </table:table-cell>
          <table:table-cell office:value-type="float" office:value="0.193251">
            <text:p>0,193251</text:p>
          </table:table-cell>
          <table:table-cell office:value-type="float" office:value="0.452483">
            <text:p>0,452483</text:p>
          </table:table-cell>
          <table:table-cell office:value-type="float" office:value="0.0155422">
            <text:p>0,0155422</text:p>
          </table:table-cell>
          <table:table-cell office:value-type="float" office:value="0.119939">
            <text:p>0,119939</text:p>
          </table:table-cell>
          <table:table-cell office:value-type="float" office:value="0.135481">
            <text:p>0,135481</text:p>
          </table:table-cell>
          <table:table-cell office:value-type="float" office:value="0.0903206">
            <text:p>0,0903206</text:p>
          </table:table-cell>
          <table:table-cell office:value-type="float" office:value="0.122285">
            <text:p>0,122285</text:p>
          </table:table-cell>
          <table:table-cell office:value-type="float" office:value="0.212605">
            <text:p>0,212605</text:p>
          </table:table-cell>
          <table:table-cell office:value-type="float" office:value="0.212019">
            <text:p>0,212019</text:p>
          </table:table-cell>
          <table:table-cell office:value-type="float" office:value="0.22023">
            <text:p>0,22023</text:p>
          </table:table-cell>
          <table:table-cell office:value-type="float" office:value="0.432249">
            <text:p>0,432249</text:p>
          </table:table-cell>
          <table:table-cell office:value-type="float" office:value="0.0375359">
            <text:p>0,0375359</text:p>
          </table:table-cell>
          <table:table-cell office:value-type="float" office:value="0.218177">
            <text:p>0,218177</text:p>
          </table:table-cell>
          <table:table-cell office:value-type="float" office:value="0.255713">
            <text:p>0,255713</text:p>
          </table:table-cell>
          <table:table-cell office:value-type="float" office:value="0.509373">
            <text:p>0,509373</text:p>
          </table:table-cell>
          <table:table-cell office:value-type="float" office:value="0.145451">
            <text:p>0,145451</text:p>
          </table:table-cell>
          <table:table-cell office:value-type="float" office:value="0.654825">
            <text:p>0,654825</text:p>
          </table:table-cell>
          <table:table-cell office:value-type="float" office:value="0.264804">
            <text:p>0,264804</text:p>
          </table:table-cell>
          <table:table-cell office:value-type="float" office:value="0.0985316">
            <text:p>0,0985316</text:p>
          </table:table-cell>
          <table:table-cell office:value-type="float" office:value="0.363335">
            <text:p>0,363335</text:p>
          </table:table-cell>
          <table:table-cell office:value-type="float" office:value="0.075365">
            <text:p>0,075365</text:p>
          </table:table-cell>
          <table:table-cell office:value-type="float" office:value="0.0580633">
            <text:p>0,0580633</text:p>
          </table:table-cell>
          <table:table-cell office:value-type="float" office:value="0.133428">
            <text:p>0,133428</text:p>
          </table:table-cell>
        </table:table-row>
        <table:table-row table:style-name="ro1">
          <table:table-cell office:value-type="float" office:value="0.697053">
            <text:p>0,697053</text:p>
          </table:table-cell>
          <table:table-cell office:value-type="float" office:value="0.244276">
            <text:p>0,244276</text:p>
          </table:table-cell>
          <table:table-cell office:value-type="float" office:value="0.941329">
            <text:p>0,941329</text:p>
          </table:table-cell>
          <table:table-cell office:value-type="float" office:value="0.273601">
            <text:p>0,273601</text:p>
          </table:table-cell>
          <table:table-cell office:value-type="float" office:value="0.156888">
            <text:p>0,156888</text:p>
          </table:table-cell>
          <table:table-cell office:value-type="float" office:value="0.430489">
            <text:p>0,430489</text:p>
          </table:table-cell>
          <table:table-cell office:value-type="float" office:value="0.0143692">
            <text:p>0,0143692</text:p>
          </table:table-cell>
          <table:table-cell office:value-type="float" office:value="0.142226">
            <text:p>0,142226</text:p>
          </table:table-cell>
          <table:table-cell office:value-type="float" office:value="0.156595">
            <text:p>0,156595</text:p>
          </table:table-cell>
          <table:table-cell office:value-type="float" office:value="0.107916">
            <text:p>0,107916</text:p>
          </table:table-cell>
          <table:table-cell office:value-type="float" office:value="0.10381">
            <text:p>0,10381</text:p>
          </table:table-cell>
          <table:table-cell office:value-type="float" office:value="0.211726">
            <text:p>0,211726</text:p>
          </table:table-cell>
          <table:table-cell office:value-type="float" office:value="0.207327">
            <text:p>0,207327</text:p>
          </table:table-cell>
          <table:table-cell office:value-type="float" office:value="0.196477">
            <text:p>0,196477</text:p>
          </table:table-cell>
          <table:table-cell office:value-type="float" office:value="0.403804">
            <text:p>0,403804</text:p>
          </table:table-cell>
          <table:table-cell office:value-type="float" office:value="0.0357764">
            <text:p>0,0357764</text:p>
          </table:table-cell>
          <table:table-cell office:value-type="float" office:value="0.167738">
            <text:p>0,167738</text:p>
          </table:table-cell>
          <table:table-cell office:value-type="float" office:value="0.203515">
            <text:p>0,203515</text:p>
          </table:table-cell>
          <table:table-cell office:value-type="float" office:value="0.515238">
            <text:p>0,515238</text:p>
          </table:table-cell>
          <table:table-cell office:value-type="float" office:value="0.142226">
            <text:p>0,142226</text:p>
          </table:table-cell>
          <table:table-cell office:value-type="float" office:value="0.657464">
            <text:p>0,657464</text:p>
          </table:table-cell>
          <table:table-cell office:value-type="float" office:value="0.273015">
            <text:p>0,273015</text:p>
          </table:table-cell>
          <table:table-cell office:value-type="float" office:value="0.0982384">
            <text:p>0,0982384</text:p>
          </table:table-cell>
          <table:table-cell office:value-type="float" office:value="0.371253">
            <text:p>0,371253</text:p>
          </table:table-cell>
          <table:table-cell office:value-type="float" office:value="0.076538">
            <text:p>0,076538</text:p>
          </table:table-cell>
          <table:table-cell office:value-type="float" office:value="0.0800569">
            <text:p>0,0800569</text:p>
          </table:table-cell>
          <table:table-cell office:value-type="float" office:value="0.156595">
            <text:p>0,156595</text:p>
          </table:table-cell>
        </table:table-row>
        <table:table-row table:style-name="ro1">
          <table:table-cell office:value-type="float" office:value="0.704677">
            <text:p>0,704677</text:p>
          </table:table-cell>
          <table:table-cell office:value-type="float" office:value="0.228441">
            <text:p>0,228441</text:p>
          </table:table-cell>
          <table:table-cell office:value-type="float" office:value="0.933118">
            <text:p>0,933118</text:p>
          </table:table-cell>
          <table:table-cell office:value-type="float" office:value="0.253367">
            <text:p>0,253367</text:p>
          </table:table-cell>
          <table:table-cell office:value-type="float" office:value="0.153956">
            <text:p>0,153956</text:p>
          </table:table-cell>
          <table:table-cell office:value-type="float" office:value="0.407323">
            <text:p>0,407323</text:p>
          </table:table-cell>
          <table:table-cell office:value-type="float" office:value="0.0240464">
            <text:p>0,0240464</text:p>
          </table:table-cell>
          <table:table-cell office:value-type="float" office:value="0.11554">
            <text:p>0,11554</text:p>
          </table:table-cell>
          <table:table-cell office:value-type="float" office:value="0.139586">
            <text:p>0,139586</text:p>
          </table:table-cell>
          <table:table-cell office:value-type="float" office:value="0.0953059">
            <text:p>0,0953059</text:p>
          </table:table-cell>
          <table:table-cell office:value-type="float" office:value="0.105863">
            <text:p>0,105863</text:p>
          </table:table-cell>
          <table:table-cell office:value-type="float" office:value="0.201169">
            <text:p>0,201169</text:p>
          </table:table-cell>
          <table:table-cell office:value-type="float" office:value="0.205274">
            <text:p>0,205274</text:p>
          </table:table-cell>
          <table:table-cell office:value-type="float" office:value="0.197943">
            <text:p>0,197943</text:p>
          </table:table-cell>
          <table:table-cell office:value-type="float" office:value="0.403217">
            <text:p>0,403217</text:p>
          </table:table-cell>
          <table:table-cell office:value-type="float" office:value="0.0357764">
            <text:p>0,0357764</text:p>
          </table:table-cell>
          <table:table-cell office:value-type="float" office:value="0.171844">
            <text:p>0,171844</text:p>
          </table:table-cell>
          <table:table-cell office:value-type="float" office:value="0.20762">
            <text:p>0,20762</text:p>
          </table:table-cell>
          <table:table-cell office:value-type="float" office:value="0.498523">
            <text:p>0,498523</text:p>
          </table:table-cell>
          <table:table-cell office:value-type="float" office:value="0.143105">
            <text:p>0,143105</text:p>
          </table:table-cell>
          <table:table-cell office:value-type="float" office:value="0.641628">
            <text:p>0,641628</text:p>
          </table:table-cell>
          <table:table-cell office:value-type="float" office:value="0.264217">
            <text:p>0,264217</text:p>
          </table:table-cell>
          <table:table-cell office:value-type="float" office:value="0.0973586">
            <text:p>0,0973586</text:p>
          </table:table-cell>
          <table:table-cell office:value-type="float" office:value="0.361576">
            <text:p>0,361576</text:p>
          </table:table-cell>
          <table:table-cell office:value-type="float" office:value="0.0891477">
            <text:p>0,0891477</text:p>
          </table:table-cell>
          <table:table-cell office:value-type="float" office:value="0.061289">
            <text:p>0,061289</text:p>
          </table:table-cell>
          <table:table-cell office:value-type="float" office:value="0.150437">
            <text:p>0,150437</text:p>
          </table:table-cell>
        </table:table-row>
        <table:table-row table:style-name="ro1">
          <table:table-cell office:value-type="float" office:value="0.715234">
            <text:p>0,715234</text:p>
          </table:table-cell>
          <table:table-cell office:value-type="float" office:value="0.239878">
            <text:p>0,239878</text:p>
          </table:table-cell>
          <table:table-cell office:value-type="float" office:value="0.955112">
            <text:p>0,955112</text:p>
          </table:table-cell>
          <table:table-cell office:value-type="float" office:value="0.234892">
            <text:p>0,234892</text:p>
          </table:table-cell>
          <table:table-cell office:value-type="float" office:value="0.155422">
            <text:p>0,155422</text:p>
          </table:table-cell>
          <table:table-cell office:value-type="float" office:value="0.390314">
            <text:p>0,390314</text:p>
          </table:table-cell>
          <table:table-cell office:value-type="float" office:value="0.0149557">
            <text:p>0,0149557</text:p>
          </table:table-cell>
          <table:table-cell office:value-type="float" office:value="0.165392">
            <text:p>0,165392</text:p>
          </table:table-cell>
          <table:table-cell office:value-type="float" office:value="0.180348">
            <text:p>0,180348</text:p>
          </table:table-cell>
          <table:table-cell office:value-type="float" office:value="0.0879747">
            <text:p>0,0879747</text:p>
          </table:table-cell>
          <table:table-cell office:value-type="float" office:value="0.0953059">
            <text:p>0,0953059</text:p>
          </table:table-cell>
          <table:table-cell office:value-type="float" office:value="0.183281">
            <text:p>0,183281</text:p>
          </table:table-cell>
          <table:table-cell office:value-type="float" office:value="0.213485">
            <text:p>0,213485</text:p>
          </table:table-cell>
          <table:table-cell office:value-type="float" office:value="0.19501">
            <text:p>0,19501</text:p>
          </table:table-cell>
          <table:table-cell office:value-type="float" office:value="0.408496">
            <text:p>0,408496</text:p>
          </table:table-cell>
          <table:table-cell office:value-type="float" office:value="0.0372426">
            <text:p>0,0372426</text:p>
          </table:table-cell>
          <table:table-cell office:value-type="float" office:value="0.180055">
            <text:p>0,180055</text:p>
          </table:table-cell>
          <table:table-cell office:value-type="float" office:value="0.217297">
            <text:p>0,217297</text:p>
          </table:table-cell>
          <table:table-cell office:value-type="float" office:value="0.506734">
            <text:p>0,506734</text:p>
          </table:table-cell>
          <table:table-cell office:value-type="float" office:value="0.148091">
            <text:p>0,148091</text:p>
          </table:table-cell>
          <table:table-cell office:value-type="float" office:value="0.654825">
            <text:p>0,654825</text:p>
          </table:table-cell>
          <table:table-cell office:value-type="float" office:value="0.256299">
            <text:p>0,256299</text:p>
          </table:table-cell>
          <table:table-cell office:value-type="float" office:value="0.0999979">
            <text:p>0,0999979</text:p>
          </table:table-cell>
          <table:table-cell office:value-type="float" office:value="0.356297">
            <text:p>0,356297</text:p>
          </table:table-cell>
          <table:table-cell office:value-type="float" office:value="0.0777109">
            <text:p>0,0777109</text:p>
          </table:table-cell>
          <table:table-cell office:value-type="float" office:value="0.05777">
            <text:p>0,05777</text:p>
          </table:table-cell>
          <table:table-cell office:value-type="float" office:value="0.135481">
            <text:p>0,135481</text:p>
          </table:table-cell>
        </table:table-row>
        <table:table-row table:style-name="ro1">
          <table:table-cell office:value-type="float" office:value="0.722272">
            <text:p>0,722272</text:p>
          </table:table-cell>
          <table:table-cell office:value-type="float" office:value="0.212019">
            <text:p>0,212019</text:p>
          </table:table-cell>
          <table:table-cell office:value-type="float" office:value="0.934291">
            <text:p>0,934291</text:p>
          </table:table-cell>
          <table:table-cell office:value-type="float" office:value="0.254833">
            <text:p>0,254833</text:p>
          </table:table-cell>
          <table:table-cell office:value-type="float" office:value="0.193544">
            <text:p>0,193544</text:p>
          </table:table-cell>
          <table:table-cell office:value-type="float" office:value="0.448377">
            <text:p>0,448377</text:p>
          </table:table-cell>
          <table:table-cell office:value-type="float" office:value="0.0164219">
            <text:p>0,0164219</text:p>
          </table:table-cell>
          <table:table-cell office:value-type="float" office:value="0.125804">
            <text:p>0,125804</text:p>
          </table:table-cell>
          <table:table-cell office:value-type="float" office:value="0.142226">
            <text:p>0,142226</text:p>
          </table:table-cell>
          <table:table-cell office:value-type="float" office:value="0.108795">
            <text:p>0,108795</text:p>
          </table:table-cell>
          <table:table-cell office:value-type="float" office:value="0.0973586">
            <text:p>0,0973586</text:p>
          </table:table-cell>
          <table:table-cell office:value-type="float" office:value="0.206154">
            <text:p>0,206154</text:p>
          </table:table-cell>
          <table:table-cell office:value-type="float" office:value="0.212605">
            <text:p>0,212605</text:p>
          </table:table-cell>
          <table:table-cell office:value-type="float" office:value="0.19765">
            <text:p>0,19765</text:p>
          </table:table-cell>
          <table:table-cell office:value-type="float" office:value="0.410255">
            <text:p>0,410255</text:p>
          </table:table-cell>
          <table:table-cell office:value-type="float" office:value="0.0372426">
            <text:p>0,0372426</text:p>
          </table:table-cell>
          <table:table-cell office:value-type="float" office:value="0.191785">
            <text:p>0,191785</text:p>
          </table:table-cell>
          <table:table-cell office:value-type="float" office:value="0.229027">
            <text:p>0,229027</text:p>
          </table:table-cell>
          <table:table-cell office:value-type="float" office:value="0.522863">
            <text:p>0,522863</text:p>
          </table:table-cell>
          <table:table-cell office:value-type="float" office:value="0.143105">
            <text:p>0,143105</text:p>
          </table:table-cell>
          <table:table-cell office:value-type="float" office:value="0.665968">
            <text:p>0,665968</text:p>
          </table:table-cell>
          <table:table-cell office:value-type="float" office:value="0.26451">
            <text:p>0,26451</text:p>
          </table:table-cell>
          <table:table-cell office:value-type="float" office:value="0.0985316">
            <text:p>0,0985316</text:p>
          </table:table-cell>
          <table:table-cell office:value-type="float" office:value="0.363042">
            <text:p>0,363042</text:p>
          </table:table-cell>
          <table:table-cell office:value-type="float" office:value="0.0744852">
            <text:p>0,0744852</text:p>
          </table:table-cell>
          <table:table-cell office:value-type="float" office:value="0.0580633">
            <text:p>0,0580633</text:p>
          </table:table-cell>
          <table:table-cell office:value-type="float" office:value="0.132548">
            <text:p>0,132548</text:p>
          </table:table-cell>
        </table:table-row>
        <table:table-row table:style-name="ro1">
          <table:table-cell office:value-type="float" office:value="0.718166">
            <text:p>0,718166</text:p>
          </table:table-cell>
          <table:table-cell office:value-type="float" office:value="0.234892">
            <text:p>0,234892</text:p>
          </table:table-cell>
          <table:table-cell office:value-type="float" office:value="0.953059">
            <text:p>0,953059</text:p>
          </table:table-cell>
          <table:table-cell office:value-type="float" office:value="0.263924">
            <text:p>0,263924</text:p>
          </table:table-cell>
          <table:table-cell office:value-type="float" office:value="0.154542">
            <text:p>0,154542</text:p>
          </table:table-cell>
          <table:table-cell office:value-type="float" office:value="0.418466">
            <text:p>0,418466</text:p>
          </table:table-cell>
          <table:table-cell office:value-type="float" office:value="0.0143692">
            <text:p>0,0143692</text:p>
          </table:table-cell>
          <table:table-cell office:value-type="float" office:value="0.140173">
            <text:p>0,140173</text:p>
          </table:table-cell>
          <table:table-cell office:value-type="float" office:value="0.154542">
            <text:p>0,154542</text:p>
          </table:table-cell>
          <table:table-cell office:value-type="float" office:value="0.0885612">
            <text:p>0,0885612</text:p>
          </table:table-cell>
          <table:table-cell office:value-type="float" office:value="0.0941329">
            <text:p>0,0941329</text:p>
          </table:table-cell>
          <table:table-cell office:value-type="float" office:value="0.182694">
            <text:p>0,182694</text:p>
          </table:table-cell>
          <table:table-cell office:value-type="float" office:value="0.220523">
            <text:p>0,220523</text:p>
          </table:table-cell>
          <table:table-cell office:value-type="float" office:value="0.19589">
            <text:p>0,19589</text:p>
          </table:table-cell>
          <table:table-cell office:value-type="float" office:value="0.416413">
            <text:p>0,416413</text:p>
          </table:table-cell>
          <table:table-cell office:value-type="float" office:value="0.0363629">
            <text:p>0,0363629</text:p>
          </table:table-cell>
          <table:table-cell office:value-type="float" office:value="0.169498">
            <text:p>0,169498</text:p>
          </table:table-cell>
          <table:table-cell office:value-type="float" office:value="0.205861">
            <text:p>0,205861</text:p>
          </table:table-cell>
          <table:table-cell office:value-type="float" office:value="0.508494">
            <text:p>0,508494</text:p>
          </table:table-cell>
          <table:table-cell office:value-type="float" office:value="0.142226">
            <text:p>0,142226</text:p>
          </table:table-cell>
          <table:table-cell office:value-type="float" office:value="0.650719">
            <text:p>0,650719</text:p>
          </table:table-cell>
          <table:table-cell office:value-type="float" office:value="0.25454">
            <text:p>0,25454</text:p>
          </table:table-cell>
          <table:table-cell office:value-type="float" office:value="0.0973586">
            <text:p>0,0973586</text:p>
          </table:table-cell>
          <table:table-cell office:value-type="float" office:value="0.351899">
            <text:p>0,351899</text:p>
          </table:table-cell>
          <table:table-cell office:value-type="float" office:value="0.0686202">
            <text:p>0,0686202</text:p>
          </table:table-cell>
          <table:table-cell office:value-type="float" office:value="0.074192">
            <text:p>0,074192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9428">
            <text:p>0,689428</text:p>
          </table:table-cell>
          <table:table-cell office:value-type="float" office:value="0.225215">
            <text:p>0,225215</text:p>
          </table:table-cell>
          <table:table-cell office:value-type="float" office:value="0.914643">
            <text:p>0,914643</text:p>
          </table:table-cell>
          <table:table-cell office:value-type="float" office:value="0.253367">
            <text:p>0,253367</text:p>
          </table:table-cell>
          <table:table-cell office:value-type="float" office:value="0.154835">
            <text:p>0,154835</text:p>
          </table:table-cell>
          <table:table-cell office:value-type="float" office:value="0.408202">
            <text:p>0,408202</text:p>
          </table:table-cell>
          <table:table-cell office:value-type="float" office:value="0.0155422">
            <text:p>0,0155422</text:p>
          </table:table-cell>
          <table:table-cell office:value-type="float" office:value="0.133135">
            <text:p>0,133135</text:p>
          </table:table-cell>
          <table:table-cell office:value-type="float" office:value="0.148677">
            <text:p>0,148677</text:p>
          </table:table-cell>
          <table:table-cell office:value-type="float" office:value="0.117593">
            <text:p>0,117593</text:p>
          </table:table-cell>
          <table:table-cell office:value-type="float" office:value="0.0999979">
            <text:p>0,0999979</text:p>
          </table:table-cell>
          <table:table-cell office:value-type="float" office:value="0.217591">
            <text:p>0,217591</text:p>
          </table:table-cell>
          <table:table-cell office:value-type="float" office:value="0.205567">
            <text:p>0,205567</text:p>
          </table:table-cell>
          <table:table-cell office:value-type="float" office:value="0.197943">
            <text:p>0,197943</text:p>
          </table:table-cell>
          <table:table-cell office:value-type="float" office:value="0.40351">
            <text:p>0,40351</text:p>
          </table:table-cell>
          <table:table-cell office:value-type="float" office:value="0.0363629">
            <text:p>0,0363629</text:p>
          </table:table-cell>
          <table:table-cell office:value-type="float" office:value="0.172724">
            <text:p>0,172724</text:p>
          </table:table-cell>
          <table:table-cell office:value-type="float" office:value="0.209086">
            <text:p>0,209086</text:p>
          </table:table-cell>
          <table:table-cell office:value-type="float" office:value="0.539285">
            <text:p>0,539285</text:p>
          </table:table-cell>
          <table:table-cell office:value-type="float" office:value="0.154835">
            <text:p>0,154835</text:p>
          </table:table-cell>
          <table:table-cell office:value-type="float" office:value="0.69412">
            <text:p>0,69412</text:p>
          </table:table-cell>
          <table:table-cell office:value-type="float" office:value="0.436648">
            <text:p>0,436648</text:p>
          </table:table-cell>
          <table:table-cell office:value-type="float" office:value="0.111435">
            <text:p>0,111435</text:p>
          </table:table-cell>
          <table:table-cell office:value-type="float" office:value="0.548082">
            <text:p>0,548082</text:p>
          </table:table-cell>
          <table:table-cell office:value-type="float" office:value="0.0806434">
            <text:p>0,0806434</text:p>
          </table:table-cell>
          <table:table-cell office:value-type="float" office:value="0.0571835">
            <text:p>0,0571835</text:p>
          </table:table-cell>
          <table:table-cell office:value-type="float" office:value="0.137827">
            <text:p>0,137827</text:p>
          </table:table-cell>
        </table:table-row>
        <table:table-row table:style-name="ro1">
          <table:table-cell office:value-type="float" office:value="0.699692">
            <text:p>0,699692</text:p>
          </table:table-cell>
          <table:table-cell office:value-type="float" office:value="0.245156">
            <text:p>0,245156</text:p>
          </table:table-cell>
          <table:table-cell office:value-type="float" office:value="0.944848">
            <text:p>0,944848</text:p>
          </table:table-cell>
          <table:table-cell office:value-type="float" office:value="0.245743">
            <text:p>0,245743</text:p>
          </table:table-cell>
          <table:table-cell office:value-type="float" office:value="0.158648">
            <text:p>0,158648</text:p>
          </table:table-cell>
          <table:table-cell office:value-type="float" office:value="0.40439">
            <text:p>0,40439</text:p>
          </table:table-cell>
          <table:table-cell office:value-type="float" office:value="0.0140759">
            <text:p>0,0140759</text:p>
          </table:table-cell>
          <table:table-cell office:value-type="float" office:value="0.158061">
            <text:p>0,158061</text:p>
          </table:table-cell>
          <table:table-cell office:value-type="float" office:value="0.172137">
            <text:p>0,172137</text:p>
          </table:table-cell>
          <table:table-cell office:value-type="float" office:value="0.132255">
            <text:p>0,132255</text:p>
          </table:table-cell>
          <table:table-cell office:value-type="float" office:value="0.247209">
            <text:p>0,247209</text:p>
          </table:table-cell>
          <table:table-cell office:value-type="float" office:value="0.379464">
            <text:p>0,379464</text:p>
          </table:table-cell>
          <table:table-cell office:value-type="float" office:value="0.252487">
            <text:p>0,252487</text:p>
          </table:table-cell>
          <table:table-cell office:value-type="float" office:value="0.23196">
            <text:p>0,23196</text:p>
          </table:table-cell>
          <table:table-cell office:value-type="float" office:value="0.484447">
            <text:p>0,484447</text:p>
          </table:table-cell>
          <table:table-cell office:value-type="float" office:value="0.0413481">
            <text:p>0,0413481</text:p>
          </table:table-cell>
          <table:table-cell office:value-type="float" office:value="0.248968">
            <text:p>0,248968</text:p>
          </table:table-cell>
          <table:table-cell office:value-type="float" office:value="0.290316">
            <text:p>0,290316</text:p>
          </table:table-cell>
          <table:table-cell office:value-type="float" office:value="0.539578">
            <text:p>0,539578</text:p>
          </table:table-cell>
          <table:table-cell office:value-type="float" office:value="0.15073">
            <text:p>0,15073</text:p>
          </table:table-cell>
          <table:table-cell office:value-type="float" office:value="0.690308">
            <text:p>0,690308</text:p>
          </table:table-cell>
          <table:table-cell office:value-type="float" office:value="0.245743">
            <text:p>0,245743</text:p>
          </table:table-cell>
          <table:table-cell office:value-type="float" office:value="0.117006">
            <text:p>0,117006</text:p>
          </table:table-cell>
          <table:table-cell office:value-type="float" office:value="0.362749">
            <text:p>0,362749</text:p>
          </table:table-cell>
          <table:table-cell office:value-type="float" office:value="0.074192">
            <text:p>0,074192</text:p>
          </table:table-cell>
          <table:table-cell office:value-type="float" office:value="0.0557173">
            <text:p>0,0557173</text:p>
          </table:table-cell>
          <table:table-cell office:value-type="float" office:value="0.129909">
            <text:p>0,129909</text:p>
          </table:table-cell>
        </table:table-row>
        <table:table-row table:style-name="ro1">
          <table:table-cell office:value-type="float" office:value="0.739867">
            <text:p>0,739867</text:p>
          </table:table-cell>
          <table:table-cell office:value-type="float" office:value="0.264804">
            <text:p>0,264804</text:p>
          </table:table-cell>
          <table:table-cell office:value-type="float" office:value="1.00467">
            <text:p>1,00467</text:p>
          </table:table-cell>
          <table:table-cell office:value-type="float" office:value="0.251021">
            <text:p>0,251021</text:p>
          </table:table-cell>
          <table:table-cell office:value-type="float" office:value="0.178589">
            <text:p>0,178589</text:p>
          </table:table-cell>
          <table:table-cell office:value-type="float" office:value="0.42961">
            <text:p>0,42961</text:p>
          </table:table-cell>
          <table:table-cell office:value-type="float" office:value="0.0152489">
            <text:p>0,0152489</text:p>
          </table:table-cell>
          <table:table-cell office:value-type="float" office:value="0.193544">
            <text:p>0,193544</text:p>
          </table:table-cell>
          <table:table-cell office:value-type="float" office:value="0.208793">
            <text:p>0,208793</text:p>
          </table:table-cell>
          <table:table-cell office:value-type="float" office:value="0.210846">
            <text:p>0,210846</text:p>
          </table:table-cell>
          <table:table-cell office:value-type="float" office:value="0.146918">
            <text:p>0,146918</text:p>
          </table:table-cell>
          <table:table-cell office:value-type="float" office:value="0.357764">
            <text:p>0,357764</text:p>
          </table:table-cell>
          <table:table-cell office:value-type="float" office:value="0.206447">
            <text:p>0,206447</text:p>
          </table:table-cell>
          <table:table-cell office:value-type="float" office:value="0.226388">
            <text:p>0,226388</text:p>
          </table:table-cell>
          <table:table-cell office:value-type="float" office:value="0.432835">
            <text:p>0,432835</text:p>
          </table:table-cell>
          <table:table-cell office:value-type="float" office:value="0.0434008">
            <text:p>0,0434008</text:p>
          </table:table-cell>
          <table:table-cell office:value-type="float" office:value="0.280932">
            <text:p>0,280932</text:p>
          </table:table-cell>
          <table:table-cell office:value-type="float" office:value="0.324333">
            <text:p>0,324333</text:p>
          </table:table-cell>
          <table:table-cell office:value-type="float" office:value="0.522569">
            <text:p>0,522569</text:p>
          </table:table-cell>
          <table:table-cell office:value-type="float" office:value="0.157475">
            <text:p>0,157475</text:p>
          </table:table-cell>
          <table:table-cell office:value-type="float" office:value="0.680044">
            <text:p>0,680044</text:p>
          </table:table-cell>
          <table:table-cell office:value-type="float" office:value="0.275947">
            <text:p>0,275947</text:p>
          </table:table-cell>
          <table:table-cell office:value-type="float" office:value="0.122285">
            <text:p>0,122285</text:p>
          </table:table-cell>
          <table:table-cell office:value-type="float" office:value="0.398232">
            <text:p>0,398232</text:p>
          </table:table-cell>
          <table:table-cell office:value-type="float" office:value="0.0917869">
            <text:p>0,0917869</text:p>
          </table:table-cell>
          <table:table-cell office:value-type="float" office:value="0.055424">
            <text:p>0,055424</text:p>
          </table:table-cell>
          <table:table-cell office:value-type="float" office:value="0.147211">
            <text:p>0,147211</text:p>
          </table:table-cell>
        </table:table-row>
        <table:table-row table:style-name="ro1">
          <table:table-cell office:value-type="float" office:value="0.754236">
            <text:p>0,754236</text:p>
          </table:table-cell>
          <table:table-cell office:value-type="float" office:value="0.253367">
            <text:p>0,253367</text:p>
          </table:table-cell>
          <table:table-cell office:value-type="float" office:value="1.0076">
            <text:p>1,0076</text:p>
          </table:table-cell>
          <table:table-cell office:value-type="float" office:value="0.245743">
            <text:p>0,245743</text:p>
          </table:table-cell>
          <table:table-cell office:value-type="float" office:value="0.178002">
            <text:p>0,178002</text:p>
          </table:table-cell>
          <table:table-cell office:value-type="float" office:value="0.423745">
            <text:p>0,423745</text:p>
          </table:table-cell>
          <table:table-cell office:value-type="float" office:value="0.0152489">
            <text:p>0,0152489</text:p>
          </table:table-cell>
          <table:table-cell office:value-type="float" office:value="0.12639">
            <text:p>0,12639</text:p>
          </table:table-cell>
          <table:table-cell office:value-type="float" office:value="0.141639">
            <text:p>0,141639</text:p>
          </table:table-cell>
          <table:table-cell office:value-type="float" office:value="0.0964789">
            <text:p>0,0964789</text:p>
          </table:table-cell>
          <table:table-cell office:value-type="float" office:value="0.107622">
            <text:p>0,107622</text:p>
          </table:table-cell>
          <table:table-cell office:value-type="float" office:value="0.204101">
            <text:p>0,204101</text:p>
          </table:table-cell>
          <table:table-cell office:value-type="float" office:value="0.192958">
            <text:p>0,192958</text:p>
          </table:table-cell>
          <table:table-cell office:value-type="float" office:value="0.224629">
            <text:p>0,224629</text:p>
          </table:table-cell>
          <table:table-cell office:value-type="float" office:value="0.417586">
            <text:p>0,417586</text:p>
          </table:table-cell>
          <table:table-cell office:value-type="float" office:value="0.0392953">
            <text:p>0,0392953</text:p>
          </table:table-cell>
          <table:table-cell office:value-type="float" office:value="0.158648">
            <text:p>0,158648</text:p>
          </table:table-cell>
          <table:table-cell office:value-type="float" office:value="0.197943">
            <text:p>0,197943</text:p>
          </table:table-cell>
          <table:table-cell office:value-type="float" office:value="0.545443">
            <text:p>0,545443</text:p>
          </table:table-cell>
          <table:table-cell office:value-type="float" office:value="0.146624">
            <text:p>0,146624</text:p>
          </table:table-cell>
          <table:table-cell office:value-type="float" office:value="0.692067">
            <text:p>0,692067</text:p>
          </table:table-cell>
          <table:table-cell office:value-type="float" office:value="0.24369">
            <text:p>0,24369</text:p>
          </table:table-cell>
          <table:table-cell office:value-type="float" office:value="0.115247">
            <text:p>0,115247</text:p>
          </table:table-cell>
          <table:table-cell office:value-type="float" office:value="0.358937">
            <text:p>0,358937</text:p>
          </table:table-cell>
          <table:table-cell office:value-type="float" office:value="0.0909071">
            <text:p>0,0909071</text:p>
          </table:table-cell>
          <table:table-cell office:value-type="float" office:value="0.0609958">
            <text:p>0,0609958</text:p>
          </table:table-cell>
          <table:table-cell office:value-type="float" office:value="0.151903">
            <text:p>0,151903</text:p>
          </table:table-cell>
        </table:table-row>
        <table:table-row table:style-name="ro1">
          <table:table-cell office:value-type="float" office:value="0.800276">
            <text:p>0,800276</text:p>
          </table:table-cell>
          <table:table-cell office:value-type="float" office:value="0.239878">
            <text:p>0,239878</text:p>
          </table:table-cell>
          <table:table-cell office:value-type="float" office:value="1.04015">
            <text:p>1,04015</text:p>
          </table:table-cell>
          <table:table-cell office:value-type="float" office:value="0.24369">
            <text:p>0,24369</text:p>
          </table:table-cell>
          <table:table-cell office:value-type="float" office:value="0.177122">
            <text:p>0,177122</text:p>
          </table:table-cell>
          <table:table-cell office:value-type="float" office:value="0.420812">
            <text:p>0,420812</text:p>
          </table:table-cell>
          <table:table-cell office:value-type="float" office:value="0.0158354">
            <text:p>0,0158354</text:p>
          </table:table-cell>
          <table:table-cell office:value-type="float" office:value="0.129323">
            <text:p>0,129323</text:p>
          </table:table-cell>
          <table:table-cell office:value-type="float" office:value="0.145158">
            <text:p>0,145158</text:p>
          </table:table-cell>
          <table:table-cell office:value-type="float" office:value="0.0947194">
            <text:p>0,0947194</text:p>
          </table:table-cell>
          <table:table-cell office:value-type="float" office:value="0.107329">
            <text:p>0,107329</text:p>
          </table:table-cell>
          <table:table-cell office:value-type="float" office:value="0.202048">
            <text:p>0,202048</text:p>
          </table:table-cell>
          <table:table-cell office:value-type="float" office:value="0.207034">
            <text:p>0,207034</text:p>
          </table:table-cell>
          <table:table-cell office:value-type="float" office:value="0.218177">
            <text:p>0,218177</text:p>
          </table:table-cell>
          <table:table-cell office:value-type="float" office:value="0.425211">
            <text:p>0,425211</text:p>
          </table:table-cell>
          <table:table-cell office:value-type="float" office:value="0.0372426">
            <text:p>0,0372426</text:p>
          </table:table-cell>
          <table:table-cell office:value-type="float" office:value="0.183574">
            <text:p>0,183574</text:p>
          </table:table-cell>
          <table:table-cell office:value-type="float" office:value="0.220816">
            <text:p>0,220816</text:p>
          </table:table-cell>
          <table:table-cell office:value-type="float" office:value="0.612597">
            <text:p>0,612597</text:p>
          </table:table-cell>
          <table:table-cell office:value-type="float" office:value="0.150143">
            <text:p>0,150143</text:p>
          </table:table-cell>
          <table:table-cell office:value-type="float" office:value="0.76274">
            <text:p>0,76274</text:p>
          </table:table-cell>
          <table:table-cell office:value-type="float" office:value="0.268909">
            <text:p>0,268909</text:p>
          </table:table-cell>
          <table:table-cell office:value-type="float" office:value="0.100584">
            <text:p>0,100584</text:p>
          </table:table-cell>
          <table:table-cell office:value-type="float" office:value="0.369494">
            <text:p>0,369494</text:p>
          </table:table-cell>
          <table:table-cell office:value-type="float" office:value="0.0733122">
            <text:p>0,0733122</text:p>
          </table:table-cell>
          <table:table-cell office:value-type="float" office:value="0.0604093">
            <text:p>0,0604093</text:p>
          </table:table-cell>
          <table:table-cell office:value-type="float" office:value="0.133721">
            <text:p>0,133721</text:p>
          </table:table-cell>
        </table:table-row>
        <table:table-row table:style-name="ro1">
          <table:table-cell office:value-type="float" office:value="0.747491">
            <text:p>0,747491</text:p>
          </table:table-cell>
          <table:table-cell office:value-type="float" office:value="0.212312">
            <text:p>0,212312</text:p>
          </table:table-cell>
          <table:table-cell office:value-type="float" office:value="0.959803">
            <text:p>0,959803</text:p>
          </table:table-cell>
          <table:table-cell office:value-type="float" office:value="0.271548">
            <text:p>0,271548</text:p>
          </table:table-cell>
          <table:table-cell office:value-type="float" office:value="0.173897">
            <text:p>0,173897</text:p>
          </table:table-cell>
          <table:table-cell office:value-type="float" office:value="0.445445">
            <text:p>0,445445</text:p>
          </table:table-cell>
          <table:table-cell office:value-type="float" office:value="0.0155422">
            <text:p>0,0155422</text:p>
          </table:table-cell>
          <table:table-cell office:value-type="float" office:value="0.122285">
            <text:p>0,122285</text:p>
          </table:table-cell>
          <table:table-cell office:value-type="float" office:value="0.137827">
            <text:p>0,137827</text:p>
          </table:table-cell>
          <table:table-cell office:value-type="float" office:value="0.0914936">
            <text:p>0,0914936</text:p>
          </table:table-cell>
          <table:table-cell office:value-type="float" office:value="0.118766">
            <text:p>0,118766</text:p>
          </table:table-cell>
          <table:table-cell office:value-type="float" office:value="0.210259">
            <text:p>0,210259</text:p>
          </table:table-cell>
          <table:table-cell office:value-type="float" office:value="0.204981">
            <text:p>0,204981</text:p>
          </table:table-cell>
          <table:table-cell office:value-type="float" office:value="0.219937">
            <text:p>0,219937</text:p>
          </table:table-cell>
          <table:table-cell office:value-type="float" office:value="0.424918">
            <text:p>0,424918</text:p>
          </table:table-cell>
          <table:table-cell office:value-type="float" office:value="0.0369494">
            <text:p>0,0369494</text:p>
          </table:table-cell>
          <table:table-cell office:value-type="float" office:value="0.158648">
            <text:p>0,158648</text:p>
          </table:table-cell>
          <table:table-cell office:value-type="float" office:value="0.195597">
            <text:p>0,195597</text:p>
          </table:table-cell>
          <table:table-cell office:value-type="float" office:value="0.579753">
            <text:p>0,579753</text:p>
          </table:table-cell>
          <table:table-cell office:value-type="float" office:value="0.155422">
            <text:p>0,155422</text:p>
          </table:table-cell>
          <table:table-cell office:value-type="float" office:value="0.735175">
            <text:p>0,735175</text:p>
          </table:table-cell>
          <table:table-cell office:value-type="float" office:value="0.26627">
            <text:p>0,26627</text:p>
          </table:table-cell>
          <table:table-cell office:value-type="float" office:value="0.110262">
            <text:p>0,110262</text:p>
          </table:table-cell>
          <table:table-cell office:value-type="float" office:value="0.376532">
            <text:p>0,376532</text:p>
          </table:table-cell>
          <table:table-cell office:value-type="float" office:value="0.0756582">
            <text:p>0,0756582</text:p>
          </table:table-cell>
          <table:table-cell office:value-type="float" office:value="0.0645147">
            <text:p>0,0645147</text:p>
          </table:table-cell>
          <table:table-cell office:value-type="float" office:value="0.140173">
            <text:p>0,140173</text:p>
          </table:table-cell>
        </table:table-row>
        <table:table-row table:style-name="ro1">
          <table:table-cell office:value-type="float" office:value="0.707316">
            <text:p>0,707316</text:p>
          </table:table-cell>
          <table:table-cell office:value-type="float" office:value="0.243983">
            <text:p>0,243983</text:p>
          </table:table-cell>
          <table:table-cell office:value-type="float" office:value="0.951299">
            <text:p>0,951299</text:p>
          </table:table-cell>
          <table:table-cell office:value-type="float" office:value="0.275947">
            <text:p>0,275947</text:p>
          </table:table-cell>
          <table:table-cell office:value-type="float" office:value="0.157181">
            <text:p>0,157181</text:p>
          </table:table-cell>
          <table:table-cell office:value-type="float" office:value="0.433129">
            <text:p>0,433129</text:p>
          </table:table-cell>
          <table:table-cell office:value-type="float" office:value="0.0143692">
            <text:p>0,0143692</text:p>
          </table:table-cell>
          <table:table-cell office:value-type="float" office:value="0.134308">
            <text:p>0,134308</text:p>
          </table:table-cell>
          <table:table-cell office:value-type="float" office:value="0.148677">
            <text:p>0,148677</text:p>
          </table:table-cell>
          <table:table-cell office:value-type="float" office:value="0.0888544">
            <text:p>0,0888544</text:p>
          </table:table-cell>
          <table:table-cell office:value-type="float" office:value="0.107036">
            <text:p>0,107036</text:p>
          </table:table-cell>
          <table:table-cell office:value-type="float" office:value="0.19589">
            <text:p>0,19589</text:p>
          </table:table-cell>
          <table:table-cell office:value-type="float" office:value="0.202635">
            <text:p>0,202635</text:p>
          </table:table-cell>
          <table:table-cell office:value-type="float" office:value="0.217884">
            <text:p>0,217884</text:p>
          </table:table-cell>
          <table:table-cell office:value-type="float" office:value="0.420519">
            <text:p>0,420519</text:p>
          </table:table-cell>
          <table:table-cell office:value-type="float" office:value="0.0392953">
            <text:p>0,0392953</text:p>
          </table:table-cell>
          <table:table-cell office:value-type="float" office:value="0.180348">
            <text:p>0,180348</text:p>
          </table:table-cell>
          <table:table-cell office:value-type="float" office:value="0.219643">
            <text:p>0,219643</text:p>
          </table:table-cell>
          <table:table-cell office:value-type="float" office:value="0.524915">
            <text:p>0,524915</text:p>
          </table:table-cell>
          <table:table-cell office:value-type="float" office:value="0.150437">
            <text:p>0,150437</text:p>
          </table:table-cell>
          <table:table-cell office:value-type="float" office:value="0.675352">
            <text:p>0,675352</text:p>
          </table:table-cell>
          <table:table-cell office:value-type="float" office:value="0.257179">
            <text:p>0,257179</text:p>
          </table:table-cell>
          <table:table-cell office:value-type="float" office:value="0.0994114">
            <text:p>0,0994114</text:p>
          </table:table-cell>
          <table:table-cell office:value-type="float" office:value="0.356591">
            <text:p>0,356591</text:p>
          </table:table-cell>
          <table:table-cell office:value-type="float" office:value="0.0791772">
            <text:p>0,0791772</text:p>
          </table:table-cell>
          <table:table-cell office:value-type="float" office:value="0.0812299">
            <text:p>0,0812299</text:p>
          </table:table-cell>
          <table:table-cell office:value-type="float" office:value="0.160407">
            <text:p>0,160407</text:p>
          </table:table-cell>
        </table:table-row>
        <table:table-row table:style-name="ro1">
          <table:table-cell office:value-type="float" office:value="0.69412">
            <text:p>0,69412</text:p>
          </table:table-cell>
          <table:table-cell office:value-type="float" office:value="0.234013">
            <text:p>0,234013</text:p>
          </table:table-cell>
          <table:table-cell office:value-type="float" office:value="0.928133">
            <text:p>0,928133</text:p>
          </table:table-cell>
          <table:table-cell office:value-type="float" office:value="0.260112">
            <text:p>0,260112</text:p>
          </table:table-cell>
          <table:table-cell office:value-type="float" office:value="0.154542">
            <text:p>0,154542</text:p>
          </table:table-cell>
          <table:table-cell office:value-type="float" office:value="0.414654">
            <text:p>0,414654</text:p>
          </table:table-cell>
          <table:table-cell office:value-type="float" office:value="0.0149557">
            <text:p>0,0149557</text:p>
          </table:table-cell>
          <table:table-cell office:value-type="float" office:value="0.161873">
            <text:p>0,161873</text:p>
          </table:table-cell>
          <table:table-cell office:value-type="float" office:value="0.176829">
            <text:p>0,176829</text:p>
          </table:table-cell>
          <table:table-cell office:value-type="float" office:value="0.108209">
            <text:p>0,108209</text:p>
          </table:table-cell>
          <table:table-cell office:value-type="float" office:value="0.0935464">
            <text:p>0,0935464</text:p>
          </table:table-cell>
          <table:table-cell office:value-type="float" office:value="0.201755">
            <text:p>0,201755</text:p>
          </table:table-cell>
          <table:table-cell office:value-type="float" office:value="0.204394">
            <text:p>0,204394</text:p>
          </table:table-cell>
          <table:table-cell office:value-type="float" office:value="0.226975">
            <text:p>0,226975</text:p>
          </table:table-cell>
          <table:table-cell office:value-type="float" office:value="0.431369">
            <text:p>0,431369</text:p>
          </table:table-cell>
          <table:table-cell office:value-type="float" office:value="0.0392953">
            <text:p>0,0392953</text:p>
          </table:table-cell>
          <table:table-cell office:value-type="float" office:value="0.16246">
            <text:p>0,16246</text:p>
          </table:table-cell>
          <table:table-cell office:value-type="float" office:value="0.201755">
            <text:p>0,201755</text:p>
          </table:table-cell>
          <table:table-cell office:value-type="float" office:value="0.56773">
            <text:p>0,56773</text:p>
          </table:table-cell>
          <table:table-cell office:value-type="float" office:value="0.215831">
            <text:p>0,215831</text:p>
          </table:table-cell>
          <table:table-cell office:value-type="float" office:value="0.783561">
            <text:p>0,783561</text:p>
          </table:table-cell>
          <table:table-cell office:value-type="float" office:value="0.288557">
            <text:p>0,288557</text:p>
          </table:table-cell>
          <table:table-cell office:value-type="float" office:value="0.0994114">
            <text:p>0,0994114</text:p>
          </table:table-cell>
          <table:table-cell office:value-type="float" office:value="0.387968">
            <text:p>0,387968</text:p>
          </table:table-cell>
          <table:table-cell office:value-type="float" office:value="0.0762447">
            <text:p>0,0762447</text:p>
          </table:table-cell>
          <table:table-cell office:value-type="float" office:value="0.060116">
            <text:p>0,060116</text:p>
          </table:table-cell>
          <table:table-cell office:value-type="float" office:value="0.136361">
            <text:p>0,136361</text:p>
          </table:table-cell>
        </table:table-row>
        <table:table-row table:style-name="ro1">
          <table:table-cell office:value-type="float" office:value="0.74016">
            <text:p>0,74016</text:p>
          </table:table-cell>
          <table:table-cell office:value-type="float" office:value="0.23284">
            <text:p>0,23284</text:p>
          </table:table-cell>
          <table:table-cell office:value-type="float" office:value="0.973">
            <text:p>0,973</text:p>
          </table:table-cell>
          <table:table-cell office:value-type="float" office:value="0.273015">
            <text:p>0,273015</text:p>
          </table:table-cell>
          <table:table-cell office:value-type="float" office:value="0.174776">
            <text:p>0,174776</text:p>
          </table:table-cell>
          <table:table-cell office:value-type="float" office:value="0.447791">
            <text:p>0,447791</text:p>
          </table:table-cell>
          <table:table-cell office:value-type="float" office:value="0.0152489">
            <text:p>0,0152489</text:p>
          </table:table-cell>
          <table:table-cell office:value-type="float" office:value="0.132842">
            <text:p>0,132842</text:p>
          </table:table-cell>
          <table:table-cell office:value-type="float" office:value="0.148091">
            <text:p>0,148091</text:p>
          </table:table-cell>
          <table:table-cell office:value-type="float" office:value="0.120525">
            <text:p>0,120525</text:p>
          </table:table-cell>
          <table:table-cell office:value-type="float" office:value="0.104103">
            <text:p>0,104103</text:p>
          </table:table-cell>
          <table:table-cell office:value-type="float" office:value="0.224629">
            <text:p>0,224629</text:p>
          </table:table-cell>
          <table:table-cell office:value-type="float" office:value="0.197943">
            <text:p>0,197943</text:p>
          </table:table-cell>
          <table:table-cell office:value-type="float" office:value="0.210259">
            <text:p>0,210259</text:p>
          </table:table-cell>
          <table:table-cell office:value-type="float" office:value="0.408202">
            <text:p>0,408202</text:p>
          </table:table-cell>
          <table:table-cell office:value-type="float" office:value="0.0392953">
            <text:p>0,0392953</text:p>
          </table:table-cell>
          <table:table-cell office:value-type="float" office:value="0.178002">
            <text:p>0,178002</text:p>
          </table:table-cell>
          <table:table-cell office:value-type="float" office:value="0.217297">
            <text:p>0,217297</text:p>
          </table:table-cell>
          <table:table-cell office:value-type="float" office:value="0.514652">
            <text:p>0,514652</text:p>
          </table:table-cell>
          <table:table-cell office:value-type="float" office:value="0.158061">
            <text:p>0,158061</text:p>
          </table:table-cell>
          <table:table-cell office:value-type="float" office:value="0.672713">
            <text:p>0,672713</text:p>
          </table:table-cell>
          <table:table-cell office:value-type="float" office:value="0.280639">
            <text:p>0,280639</text:p>
          </table:table-cell>
          <table:table-cell office:value-type="float" office:value="0.10557">
            <text:p>0,10557</text:p>
          </table:table-cell>
          <table:table-cell office:value-type="float" office:value="0.386209">
            <text:p>0,386209</text:p>
          </table:table-cell>
          <table:table-cell office:value-type="float" office:value="0.0756582">
            <text:p>0,0756582</text:p>
          </table:table-cell>
          <table:table-cell office:value-type="float" office:value="0.063635">
            <text:p>0,063635</text:p>
          </table:table-cell>
          <table:table-cell office:value-type="float" office:value="0.139293">
            <text:p>0,139293</text:p>
          </table:table-cell>
        </table:table-row>
        <table:table-row table:style-name="ro1">
          <table:table-cell office:value-type="float" office:value="0.713181">
            <text:p>0,713181</text:p>
          </table:table-cell>
          <table:table-cell office:value-type="float" office:value="0.234892">
            <text:p>0,234892</text:p>
          </table:table-cell>
          <table:table-cell office:value-type="float" office:value="0.948074">
            <text:p>0,948074</text:p>
          </table:table-cell>
          <table:table-cell office:value-type="float" office:value="0.26539">
            <text:p>0,26539</text:p>
          </table:table-cell>
          <table:table-cell office:value-type="float" office:value="0.170671">
            <text:p>0,170671</text:p>
          </table:table-cell>
          <table:table-cell office:value-type="float" office:value="0.436061">
            <text:p>0,436061</text:p>
          </table:table-cell>
          <table:table-cell office:value-type="float" office:value="0.0173017">
            <text:p>0,0173017</text:p>
          </table:table-cell>
          <table:table-cell office:value-type="float" office:value="0.148677">
            <text:p>0,148677</text:p>
          </table:table-cell>
          <table:table-cell office:value-type="float" office:value="0.165979">
            <text:p>0,165979</text:p>
          </table:table-cell>
          <table:table-cell office:value-type="float" office:value="0.109382">
            <text:p>0,109382</text:p>
          </table:table-cell>
          <table:table-cell office:value-type="float" office:value="0.104397">
            <text:p>0,104397</text:p>
          </table:table-cell>
          <table:table-cell office:value-type="float" office:value="0.213778">
            <text:p>0,213778</text:p>
          </table:table-cell>
          <table:table-cell office:value-type="float" office:value="0.197063">
            <text:p>0,197063</text:p>
          </table:table-cell>
          <table:table-cell office:value-type="float" office:value="0.219057">
            <text:p>0,219057</text:p>
          </table:table-cell>
          <table:table-cell office:value-type="float" office:value="0.41612">
            <text:p>0,41612</text:p>
          </table:table-cell>
          <table:table-cell office:value-type="float" office:value="0.0410548">
            <text:p>0,0410548</text:p>
          </table:table-cell>
          <table:table-cell office:value-type="float" office:value="0.15073">
            <text:p>0,15073</text:p>
          </table:table-cell>
          <table:table-cell office:value-type="float" office:value="0.191785">
            <text:p>0,191785</text:p>
          </table:table-cell>
          <table:table-cell office:value-type="float" office:value="0.524329">
            <text:p>0,524329</text:p>
          </table:table-cell>
          <table:table-cell office:value-type="float" office:value="0.155129">
            <text:p>0,155129</text:p>
          </table:table-cell>
          <table:table-cell office:value-type="float" office:value="0.679458">
            <text:p>0,679458</text:p>
          </table:table-cell>
          <table:table-cell office:value-type="float" office:value="0.25542">
            <text:p>0,25542</text:p>
          </table:table-cell>
          <table:table-cell office:value-type="float" office:value="0.105276">
            <text:p>0,105276</text:p>
          </table:table-cell>
          <table:table-cell office:value-type="float" office:value="0.360696">
            <text:p>0,360696</text:p>
          </table:table-cell>
          <table:table-cell office:value-type="float" office:value="0.0815232">
            <text:p>0,0815232</text:p>
          </table:table-cell>
          <table:table-cell office:value-type="float" office:value="0.0642215">
            <text:p>0,064221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685029">
            <text:p>0,685029</text:p>
          </table:table-cell>
          <table:table-cell office:value-type="float" office:value="0.237238">
            <text:p>0,237238</text:p>
          </table:table-cell>
          <table:table-cell office:value-type="float" office:value="0.922268">
            <text:p>0,922268</text:p>
          </table:table-cell>
          <table:table-cell office:value-type="float" office:value="0.232253">
            <text:p>0,232253</text:p>
          </table:table-cell>
          <table:table-cell office:value-type="float" office:value="0.162167">
            <text:p>0,162167</text:p>
          </table:table-cell>
          <table:table-cell office:value-type="float" office:value="0.39442">
            <text:p>0,39442</text:p>
          </table:table-cell>
          <table:table-cell office:value-type="float" office:value="0.0170084">
            <text:p>0,0170084</text:p>
          </table:table-cell>
          <table:table-cell office:value-type="float" office:value="0.147211">
            <text:p>0,147211</text:p>
          </table:table-cell>
          <table:table-cell office:value-type="float" office:value="0.164219">
            <text:p>0,164219</text:p>
          </table:table-cell>
          <table:table-cell office:value-type="float" office:value="0.100878">
            <text:p>0,100878</text:p>
          </table:table-cell>
          <table:table-cell office:value-type="float" office:value="0.101757">
            <text:p>0,101757</text:p>
          </table:table-cell>
          <table:table-cell office:value-type="float" office:value="0.202635">
            <text:p>0,202635</text:p>
          </table:table-cell>
          <table:table-cell office:value-type="float" office:value="0.215538">
            <text:p>0,215538</text:p>
          </table:table-cell>
          <table:table-cell office:value-type="float" office:value="0.220523">
            <text:p>0,220523</text:p>
          </table:table-cell>
          <table:table-cell office:value-type="float" office:value="0.436061">
            <text:p>0,436061</text:p>
          </table:table-cell>
          <table:table-cell office:value-type="float" office:value="0.0416413">
            <text:p>0,0416413</text:p>
          </table:table-cell>
          <table:table-cell office:value-type="float" office:value="0.179468">
            <text:p>0,179468</text:p>
          </table:table-cell>
          <table:table-cell office:value-type="float" office:value="0.22111">
            <text:p>0,22111</text:p>
          </table:table-cell>
          <table:table-cell office:value-type="float" office:value="0.502042">
            <text:p>0,502042</text:p>
          </table:table-cell>
          <table:table-cell office:value-type="float" office:value="0.152196">
            <text:p>0,152196</text:p>
          </table:table-cell>
          <table:table-cell office:value-type="float" office:value="0.654238">
            <text:p>0,654238</text:p>
          </table:table-cell>
          <table:table-cell office:value-type="float" office:value="0.258645">
            <text:p>0,258645</text:p>
          </table:table-cell>
          <table:table-cell office:value-type="float" office:value="0.10469">
            <text:p>0,10469</text:p>
          </table:table-cell>
          <table:table-cell office:value-type="float" office:value="0.363335">
            <text:p>0,363335</text:p>
          </table:table-cell>
          <table:table-cell office:value-type="float" office:value="0.0738987">
            <text:p>0,0738987</text:p>
          </table:table-cell>
          <table:table-cell office:value-type="float" office:value="0.0815232">
            <text:p>0,0815232</text:p>
          </table:table-cell>
          <table:table-cell office:value-type="float" office:value="0.155422">
            <text:p>0,155422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42224">
            <text:p>0,242224</text:p>
          </table:table-cell>
          <table:table-cell office:value-type="float" office:value="0.933704">
            <text:p>0,933704</text:p>
          </table:table-cell>
          <table:table-cell office:value-type="float" office:value="0.234599">
            <text:p>0,234599</text:p>
          </table:table-cell>
          <table:table-cell office:value-type="float" office:value="0.163633">
            <text:p>0,163633</text:p>
          </table:table-cell>
          <table:table-cell office:value-type="float" office:value="0.398232">
            <text:p>0,398232</text:p>
          </table:table-cell>
          <table:table-cell office:value-type="float" office:value="0.0158354">
            <text:p>0,0158354</text:p>
          </table:table-cell>
          <table:table-cell office:value-type="float" office:value="0.143399">
            <text:p>0,143399</text:p>
          </table:table-cell>
          <table:table-cell office:value-type="float" office:value="0.159234">
            <text:p>0,159234</text:p>
          </table:table-cell>
          <table:table-cell office:value-type="float" office:value="0.128736">
            <text:p>0,128736</text:p>
          </table:table-cell>
          <table:table-cell office:value-type="float" office:value="0.103224">
            <text:p>0,103224</text:p>
          </table:table-cell>
          <table:table-cell office:value-type="float" office:value="0.23196">
            <text:p>0,23196</text:p>
          </table:table-cell>
          <table:table-cell office:value-type="float" office:value="0.194424">
            <text:p>0,194424</text:p>
          </table:table-cell>
          <table:table-cell office:value-type="float" office:value="0.209673">
            <text:p>0,209673</text:p>
          </table:table-cell>
          <table:table-cell office:value-type="float" office:value="0.404097">
            <text:p>0,404097</text:p>
          </table:table-cell>
          <table:table-cell office:value-type="float" office:value="0.0387088">
            <text:p>0,0387088</text:p>
          </table:table-cell>
          <table:table-cell office:value-type="float" office:value="0.160114">
            <text:p>0,160114</text:p>
          </table:table-cell>
          <table:table-cell office:value-type="float" office:value="0.198823">
            <text:p>0,198823</text:p>
          </table:table-cell>
          <table:table-cell office:value-type="float" office:value="0.538405">
            <text:p>0,538405</text:p>
          </table:table-cell>
          <table:table-cell office:value-type="float" office:value="0.154542">
            <text:p>0,154542</text:p>
          </table:table-cell>
          <table:table-cell office:value-type="float" office:value="0.692947">
            <text:p>0,692947</text:p>
          </table:table-cell>
          <table:table-cell office:value-type="float" office:value="0.261285">
            <text:p>0,261285</text:p>
          </table:table-cell>
          <table:table-cell office:value-type="float" office:value="0.107622">
            <text:p>0,107622</text:p>
          </table:table-cell>
          <table:table-cell office:value-type="float" office:value="0.368907">
            <text:p>0,368907</text:p>
          </table:table-cell>
          <table:table-cell office:value-type="float" office:value="0.0774177">
            <text:p>0,0774177</text:p>
          </table:table-cell>
          <table:table-cell office:value-type="float" office:value="0.0609958">
            <text:p>0,0609958</text:p>
          </table:table-cell>
          <table:table-cell office:value-type="float" office:value="0.138413">
            <text:p>0,138413</text:p>
          </table:table-cell>
        </table:table-row>
        <table:table-row table:style-name="ro1">
          <table:table-cell office:value-type="float" office:value="0.694707">
            <text:p>0,694707</text:p>
          </table:table-cell>
          <table:table-cell office:value-type="float" office:value="0.355418">
            <text:p>0,355418</text:p>
          </table:table-cell>
          <table:table-cell office:value-type="float" office:value="1.05012">
            <text:p>1,05012</text:p>
          </table:table-cell>
          <table:table-cell office:value-type="float" office:value="0.236065">
            <text:p>0,236065</text:p>
          </table:table-cell>
          <table:table-cell office:value-type="float" office:value="0.16158">
            <text:p>0,16158</text:p>
          </table:table-cell>
          <table:table-cell office:value-type="float" office:value="0.397645">
            <text:p>0,397645</text:p>
          </table:table-cell>
          <table:table-cell office:value-type="float" office:value="0.0155422">
            <text:p>0,0155422</text:p>
          </table:table-cell>
          <table:table-cell office:value-type="float" office:value="0.143985">
            <text:p>0,143985</text:p>
          </table:table-cell>
          <table:table-cell office:value-type="float" office:value="0.159527">
            <text:p>0,159527</text:p>
          </table:table-cell>
          <table:table-cell office:value-type="float" office:value="0.0999979">
            <text:p>0,0999979</text:p>
          </table:table-cell>
          <table:table-cell office:value-type="float" office:value="0.101464">
            <text:p>0,101464</text:p>
          </table:table-cell>
          <table:table-cell office:value-type="float" office:value="0.201462">
            <text:p>0,201462</text:p>
          </table:table-cell>
          <table:table-cell office:value-type="float" office:value="0.220816">
            <text:p>0,220816</text:p>
          </table:table-cell>
          <table:table-cell office:value-type="float" office:value="0.209673">
            <text:p>0,209673</text:p>
          </table:table-cell>
          <table:table-cell office:value-type="float" office:value="0.430489">
            <text:p>0,430489</text:p>
          </table:table-cell>
          <table:table-cell office:value-type="float" office:value="0.0387088">
            <text:p>0,0387088</text:p>
          </table:table-cell>
          <table:table-cell office:value-type="float" office:value="0.171257">
            <text:p>0,171257</text:p>
          </table:table-cell>
          <table:table-cell office:value-type="float" office:value="0.209966">
            <text:p>0,209966</text:p>
          </table:table-cell>
          <table:table-cell office:value-type="float" office:value="0.504095">
            <text:p>0,504095</text:p>
          </table:table-cell>
          <table:table-cell office:value-type="float" office:value="0.154542">
            <text:p>0,154542</text:p>
          </table:table-cell>
          <table:table-cell office:value-type="float" office:value="0.658637">
            <text:p>0,658637</text:p>
          </table:table-cell>
          <table:table-cell office:value-type="float" office:value="0.262751">
            <text:p>0,262751</text:p>
          </table:table-cell>
          <table:table-cell office:value-type="float" office:value="0.104103">
            <text:p>0,104103</text:p>
          </table:table-cell>
          <table:table-cell office:value-type="float" office:value="0.366854">
            <text:p>0,366854</text:p>
          </table:table-cell>
          <table:table-cell office:value-type="float" office:value="0.0829894">
            <text:p>0,0829894</text:p>
          </table:table-cell>
          <table:table-cell office:value-type="float" office:value="0.074192">
            <text:p>0,074192</text:p>
          </table:table-cell>
          <table:table-cell office:value-type="float" office:value="0.157181">
            <text:p>0,157181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2224">
            <text:p>0,242224</text:p>
          </table:table-cell>
          <table:table-cell office:value-type="float" office:value="0.942502">
            <text:p>0,942502</text:p>
          </table:table-cell>
          <table:table-cell office:value-type="float" office:value="0.280639">
            <text:p>0,280639</text:p>
          </table:table-cell>
          <table:table-cell office:value-type="float" office:value="0.170378">
            <text:p>0,170378</text:p>
          </table:table-cell>
          <table:table-cell office:value-type="float" office:value="0.451017">
            <text:p>0,451017</text:p>
          </table:table-cell>
          <table:table-cell office:value-type="float" office:value="0.0161287">
            <text:p>0,0161287</text:p>
          </table:table-cell>
          <table:table-cell office:value-type="float" office:value="0.13988">
            <text:p>0,13988</text:p>
          </table:table-cell>
          <table:table-cell office:value-type="float" office:value="0.156008">
            <text:p>0,156008</text:p>
          </table:table-cell>
          <table:table-cell office:value-type="float" office:value="0.105863">
            <text:p>0,105863</text:p>
          </table:table-cell>
          <table:table-cell office:value-type="float" office:value="0.107622">
            <text:p>0,107622</text:p>
          </table:table-cell>
          <table:table-cell office:value-type="float" office:value="0.213485">
            <text:p>0,213485</text:p>
          </table:table-cell>
          <table:table-cell office:value-type="float" office:value="0.203221">
            <text:p>0,203221</text:p>
          </table:table-cell>
          <table:table-cell office:value-type="float" office:value="0.210846">
            <text:p>0,210846</text:p>
          </table:table-cell>
          <table:table-cell office:value-type="float" office:value="0.414067">
            <text:p>0,414067</text:p>
          </table:table-cell>
          <table:table-cell office:value-type="float" office:value="0.0401751">
            <text:p>0,0401751</text:p>
          </table:table-cell>
          <table:table-cell office:value-type="float" office:value="0.153662">
            <text:p>0,153662</text:p>
          </table:table-cell>
          <table:table-cell office:value-type="float" office:value="0.193837">
            <text:p>0,193837</text:p>
          </table:table-cell>
          <table:table-cell office:value-type="float" office:value="0.53078">
            <text:p>0,53078</text:p>
          </table:table-cell>
          <table:table-cell office:value-type="float" office:value="0.158354">
            <text:p>0,158354</text:p>
          </table:table-cell>
          <table:table-cell office:value-type="float" office:value="0.689135">
            <text:p>0,689135</text:p>
          </table:table-cell>
          <table:table-cell office:value-type="float" office:value="0.25366">
            <text:p>0,25366</text:p>
          </table:table-cell>
          <table:table-cell office:value-type="float" office:value="0.104103">
            <text:p>0,104103</text:p>
          </table:table-cell>
          <table:table-cell office:value-type="float" office:value="0.357764">
            <text:p>0,357764</text:p>
          </table:table-cell>
          <table:table-cell office:value-type="float" office:value="0.0906139">
            <text:p>0,0906139</text:p>
          </table:table-cell>
          <table:table-cell office:value-type="float" office:value="0.0621688">
            <text:p>0,0621688</text:p>
          </table:table-cell>
          <table:table-cell office:value-type="float" office:value="0.152783">
            <text:p>0,152783</text:p>
          </table:table-cell>
        </table:table-row>
        <table:table-row table:style-name="ro1">
          <table:table-cell office:value-type="float" office:value="0.712008">
            <text:p>0,712008</text:p>
          </table:table-cell>
          <table:table-cell office:value-type="float" office:value="0.240757">
            <text:p>0,240757</text:p>
          </table:table-cell>
          <table:table-cell office:value-type="float" office:value="0.952766">
            <text:p>0,952766</text:p>
          </table:table-cell>
          <table:table-cell office:value-type="float" office:value="0.246036">
            <text:p>0,246036</text:p>
          </table:table-cell>
          <table:table-cell office:value-type="float" office:value="0.173017">
            <text:p>0,173017</text:p>
          </table:table-cell>
          <table:table-cell office:value-type="float" office:value="0.419053">
            <text:p>0,419053</text:p>
          </table:table-cell>
          <table:table-cell office:value-type="float" office:value="0.0164219">
            <text:p>0,0164219</text:p>
          </table:table-cell>
          <table:table-cell office:value-type="float" office:value="0.126977">
            <text:p>0,126977</text:p>
          </table:table-cell>
          <table:table-cell office:value-type="float" office:value="0.143399">
            <text:p>0,143399</text:p>
          </table:table-cell>
          <table:table-cell office:value-type="float" office:value="0.0999979">
            <text:p>0,0999979</text:p>
          </table:table-cell>
          <table:table-cell office:value-type="float" office:value="0.110262">
            <text:p>0,110262</text:p>
          </table:table-cell>
          <table:table-cell office:value-type="float" office:value="0.210259">
            <text:p>0,210259</text:p>
          </table:table-cell>
          <table:table-cell office:value-type="float" office:value="0.196477">
            <text:p>0,196477</text:p>
          </table:table-cell>
          <table:table-cell office:value-type="float" office:value="0.216124">
            <text:p>0,216124</text:p>
          </table:table-cell>
          <table:table-cell office:value-type="float" office:value="0.412601">
            <text:p>0,412601</text:p>
          </table:table-cell>
          <table:table-cell office:value-type="float" office:value="0.0404683">
            <text:p>0,0404683</text:p>
          </table:table-cell>
          <table:table-cell office:value-type="float" office:value="0.183281">
            <text:p>0,183281</text:p>
          </table:table-cell>
          <table:table-cell office:value-type="float" office:value="0.223749">
            <text:p>0,223749</text:p>
          </table:table-cell>
          <table:table-cell office:value-type="float" office:value="0.492365">
            <text:p>0,492365</text:p>
          </table:table-cell>
          <table:table-cell office:value-type="float" office:value="0.154835">
            <text:p>0,154835</text:p>
          </table:table-cell>
          <table:table-cell office:value-type="float" office:value="0.6472">
            <text:p>0,6472</text:p>
          </table:table-cell>
          <table:table-cell office:value-type="float" office:value="0.247502">
            <text:p>0,247502</text:p>
          </table:table-cell>
          <table:table-cell office:value-type="float" office:value="0.104983">
            <text:p>0,104983</text:p>
          </table:table-cell>
          <table:table-cell office:value-type="float" office:value="0.352485">
            <text:p>0,352485</text:p>
          </table:table-cell>
          <table:table-cell office:value-type="float" office:value="0.0838692">
            <text:p>0,0838692</text:p>
          </table:table-cell>
          <table:table-cell office:value-type="float" office:value="0.058943">
            <text:p>0,058943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8842">
            <text:p>0,688842</text:p>
          </table:table-cell>
          <table:table-cell office:value-type="float" office:value="0.245743">
            <text:p>0,245743</text:p>
          </table:table-cell>
          <table:table-cell office:value-type="float" office:value="0.934584">
            <text:p>0,934584</text:p>
          </table:table-cell>
          <table:table-cell office:value-type="float" office:value="0.251901">
            <text:p>0,251901</text:p>
          </table:table-cell>
          <table:table-cell office:value-type="float" office:value="0.161873">
            <text:p>0,161873</text:p>
          </table:table-cell>
          <table:table-cell office:value-type="float" office:value="0.413774">
            <text:p>0,413774</text:p>
          </table:table-cell>
          <table:table-cell office:value-type="float" office:value="0.0155422">
            <text:p>0,0155422</text:p>
          </table:table-cell>
          <table:table-cell office:value-type="float" office:value="0.140173">
            <text:p>0,140173</text:p>
          </table:table-cell>
          <table:table-cell office:value-type="float" office:value="0.155715">
            <text:p>0,155715</text:p>
          </table:table-cell>
          <table:table-cell office:value-type="float" office:value="0.0988249">
            <text:p>0,0988249</text:p>
          </table:table-cell>
          <table:table-cell office:value-type="float" office:value="0.101757">
            <text:p>0,101757</text:p>
          </table:table-cell>
          <table:table-cell office:value-type="float" office:value="0.200582">
            <text:p>0,200582</text:p>
          </table:table-cell>
          <table:table-cell office:value-type="float" office:value="0.197063">
            <text:p>0,197063</text:p>
          </table:table-cell>
          <table:table-cell office:value-type="float" office:value="0.207034">
            <text:p>0,207034</text:p>
          </table:table-cell>
          <table:table-cell office:value-type="float" office:value="0.404097">
            <text:p>0,404097</text:p>
          </table:table-cell>
          <table:table-cell office:value-type="float" office:value="0.0398818">
            <text:p>0,0398818</text:p>
          </table:table-cell>
          <table:table-cell office:value-type="float" office:value="0.174776">
            <text:p>0,174776</text:p>
          </table:table-cell>
          <table:table-cell office:value-type="float" office:value="0.214658">
            <text:p>0,214658</text:p>
          </table:table-cell>
          <table:table-cell office:value-type="float" office:value="0.514065">
            <text:p>0,514065</text:p>
          </table:table-cell>
          <table:table-cell office:value-type="float" office:value="0.157181">
            <text:p>0,157181</text:p>
          </table:table-cell>
          <table:table-cell office:value-type="float" office:value="0.671247">
            <text:p>0,671247</text:p>
          </table:table-cell>
          <table:table-cell office:value-type="float" office:value="0.265977">
            <text:p>0,265977</text:p>
          </table:table-cell>
          <table:table-cell office:value-type="float" office:value="0.107622">
            <text:p>0,107622</text:p>
          </table:table-cell>
          <table:table-cell office:value-type="float" office:value="0.373599">
            <text:p>0,373599</text:p>
          </table:table-cell>
          <table:table-cell office:value-type="float" office:value="0.0777109">
            <text:p>0,0777109</text:p>
          </table:table-cell>
          <table:table-cell office:value-type="float" office:value="0.0633418">
            <text:p>0,0633418</text:p>
          </table:table-cell>
          <table:table-cell office:value-type="float" office:value="0.141053">
            <text:p>0,141053</text:p>
          </table:table-cell>
        </table:table-row>
        <table:table-row table:style-name="ro1">
          <table:table-cell office:value-type="float" office:value="0.715234">
            <text:p>0,715234</text:p>
          </table:table-cell>
          <table:table-cell office:value-type="float" office:value="0.223749">
            <text:p>0,223749</text:p>
          </table:table-cell>
          <table:table-cell office:value-type="float" office:value="0.938983">
            <text:p>0,938983</text:p>
          </table:table-cell>
          <table:table-cell office:value-type="float" office:value="0.261578">
            <text:p>0,261578</text:p>
          </table:table-cell>
          <table:table-cell office:value-type="float" office:value="0.160407">
            <text:p>0,160407</text:p>
          </table:table-cell>
          <table:table-cell office:value-type="float" office:value="0.421985">
            <text:p>0,421985</text:p>
          </table:table-cell>
          <table:table-cell office:value-type="float" office:value="0.0152489">
            <text:p>0,0152489</text:p>
          </table:table-cell>
          <table:table-cell office:value-type="float" office:value="0.155715">
            <text:p>0,155715</text:p>
          </table:table-cell>
          <table:table-cell office:value-type="float" office:value="0.170964">
            <text:p>0,170964</text:p>
          </table:table-cell>
          <table:table-cell office:value-type="float" office:value="0.101464">
            <text:p>0,101464</text:p>
          </table:table-cell>
          <table:table-cell office:value-type="float" office:value="0.107329">
            <text:p>0,107329</text:p>
          </table:table-cell>
          <table:table-cell office:value-type="float" office:value="0.208793">
            <text:p>0,208793</text:p>
          </table:table-cell>
          <table:table-cell office:value-type="float" office:value="0.46304">
            <text:p>0,46304</text:p>
          </table:table-cell>
          <table:table-cell office:value-type="float" office:value="0.286504">
            <text:p>0,286504</text:p>
          </table:table-cell>
          <table:table-cell office:value-type="float" office:value="0.749544">
            <text:p>0,749544</text:p>
          </table:table-cell>
          <table:table-cell office:value-type="float" office:value="0.0401751">
            <text:p>0,0401751</text:p>
          </table:table-cell>
          <table:table-cell office:value-type="float" office:value="0.180641">
            <text:p>0,180641</text:p>
          </table:table-cell>
          <table:table-cell office:value-type="float" office:value="0.220816">
            <text:p>0,220816</text:p>
          </table:table-cell>
          <table:table-cell office:value-type="float" office:value="0.509667">
            <text:p>0,509667</text:p>
          </table:table-cell>
          <table:table-cell office:value-type="float" office:value="0.149264">
            <text:p>0,149264</text:p>
          </table:table-cell>
          <table:table-cell office:value-type="float" office:value="0.65893">
            <text:p>0,65893</text:p>
          </table:table-cell>
          <table:table-cell office:value-type="float" office:value="0.267736">
            <text:p>0,267736</text:p>
          </table:table-cell>
          <table:table-cell office:value-type="float" office:value="0.102344">
            <text:p>0,102344</text:p>
          </table:table-cell>
          <table:table-cell office:value-type="float" office:value="0.37008">
            <text:p>0,37008</text:p>
          </table:table-cell>
          <table:table-cell office:value-type="float" office:value="0.0759515">
            <text:p>0,0759515</text:p>
          </table:table-cell>
          <table:table-cell office:value-type="float" office:value="0.056597">
            <text:p>0,056597</text:p>
          </table:table-cell>
          <table:table-cell office:value-type="float" office:value="0.132548">
            <text:p>0,132548</text:p>
          </table:table-cell>
        </table:table-row>
        <table:table-row table:style-name="ro1">
          <table:table-cell office:value-type="float" office:value="0.732242">
            <text:p>0,732242</text:p>
          </table:table-cell>
          <table:table-cell office:value-type="float" office:value="0.342515">
            <text:p>0,342515</text:p>
          </table:table-cell>
          <table:table-cell office:value-type="float" office:value="1.07476">
            <text:p>1,07476</text:p>
          </table:table-cell>
          <table:table-cell office:value-type="float" office:value="0.279466">
            <text:p>0,279466</text:p>
          </table:table-cell>
          <table:table-cell office:value-type="float" office:value="0.195304">
            <text:p>0,195304</text:p>
          </table:table-cell>
          <table:table-cell office:value-type="float" office:value="0.47477">
            <text:p>0,47477</text:p>
          </table:table-cell>
          <table:table-cell office:value-type="float" office:value="0.0272721">
            <text:p>0,0272721</text:p>
          </table:table-cell>
          <table:table-cell office:value-type="float" office:value="0.296768">
            <text:p>0,296768</text:p>
          </table:table-cell>
          <table:table-cell office:value-type="float" office:value="0.32404">
            <text:p>0,32404</text:p>
          </table:table-cell>
          <table:table-cell office:value-type="float" office:value="0.10293">
            <text:p>0,10293</text:p>
          </table:table-cell>
          <table:table-cell office:value-type="float" office:value="0.105863">
            <text:p>0,105863</text:p>
          </table:table-cell>
          <table:table-cell office:value-type="float" office:value="0.208793">
            <text:p>0,208793</text:p>
          </table:table-cell>
          <table:table-cell office:value-type="float" office:value="0.265683">
            <text:p>0,265683</text:p>
          </table:table-cell>
          <table:table-cell office:value-type="float" office:value="0.244276">
            <text:p>0,244276</text:p>
          </table:table-cell>
          <table:table-cell office:value-type="float" office:value="0.50996">
            <text:p>0,50996</text:p>
          </table:table-cell>
          <table:table-cell office:value-type="float" office:value="0.0404683">
            <text:p>0,0404683</text:p>
          </table:table-cell>
          <table:table-cell office:value-type="float" office:value="0.182987">
            <text:p>0,182987</text:p>
          </table:table-cell>
          <table:table-cell office:value-type="float" office:value="0.223456">
            <text:p>0,223456</text:p>
          </table:table-cell>
          <table:table-cell office:value-type="float" office:value="0.495884">
            <text:p>0,495884</text:p>
          </table:table-cell>
          <table:table-cell office:value-type="float" office:value="0.149557">
            <text:p>0,149557</text:p>
          </table:table-cell>
          <table:table-cell office:value-type="float" office:value="0.645441">
            <text:p>0,645441</text:p>
          </table:table-cell>
          <table:table-cell office:value-type="float" office:value="0.251021">
            <text:p>0,251021</text:p>
          </table:table-cell>
          <table:table-cell office:value-type="float" office:value="0.103517">
            <text:p>0,103517</text:p>
          </table:table-cell>
          <table:table-cell office:value-type="float" office:value="0.354538">
            <text:p>0,354538</text:p>
          </table:table-cell>
          <table:table-cell office:value-type="float" office:value="0.0809367">
            <text:p>0,0809367</text:p>
          </table:table-cell>
          <table:table-cell office:value-type="float" office:value="0.0633418">
            <text:p>0,0633418</text:p>
          </table:table-cell>
          <table:table-cell office:value-type="float" office:value="0.144278">
            <text:p>0,144278</text:p>
          </table:table-cell>
        </table:table-row>
        <table:table-row table:style-name="ro1">
          <table:table-cell office:value-type="float" office:value="0.69324">
            <text:p>0,69324</text:p>
          </table:table-cell>
          <table:table-cell office:value-type="float" office:value="0.243103">
            <text:p>0,243103</text:p>
          </table:table-cell>
          <table:table-cell office:value-type="float" office:value="0.936344">
            <text:p>0,936344</text:p>
          </table:table-cell>
          <table:table-cell office:value-type="float" office:value="0.244863">
            <text:p>0,244863</text:p>
          </table:table-cell>
          <table:table-cell office:value-type="float" office:value="0.269789">
            <text:p>0,269789</text:p>
          </table:table-cell>
          <table:table-cell office:value-type="float" office:value="0.514652">
            <text:p>0,514652</text:p>
          </table:table-cell>
          <table:table-cell office:value-type="float" office:value="0.0155422">
            <text:p>0,0155422</text:p>
          </table:table-cell>
          <table:table-cell office:value-type="float" office:value="0.140759">
            <text:p>0,140759</text:p>
          </table:table-cell>
          <table:table-cell office:value-type="float" office:value="0.156302">
            <text:p>0,156302</text:p>
          </table:table-cell>
          <table:table-cell office:value-type="float" office:value="0.0912004">
            <text:p>0,0912004</text:p>
          </table:table-cell>
          <table:table-cell office:value-type="float" office:value="0.1173">
            <text:p>0,1173</text:p>
          </table:table-cell>
          <table:table-cell office:value-type="float" office:value="0.2085">
            <text:p>0,2085</text:p>
          </table:table-cell>
          <table:table-cell office:value-type="float" office:value="0.207327">
            <text:p>0,207327</text:p>
          </table:table-cell>
          <table:table-cell office:value-type="float" office:value="0.20762">
            <text:p>0,20762</text:p>
          </table:table-cell>
          <table:table-cell office:value-type="float" office:value="0.414947">
            <text:p>0,414947</text:p>
          </table:table-cell>
          <table:table-cell office:value-type="float" office:value="0.0363629">
            <text:p>0,0363629</text:p>
          </table:table-cell>
          <table:table-cell office:value-type="float" office:value="0.167738">
            <text:p>0,167738</text:p>
          </table:table-cell>
          <table:table-cell office:value-type="float" office:value="0.204101">
            <text:p>0,204101</text:p>
          </table:table-cell>
          <table:table-cell office:value-type="float" office:value="0.513772">
            <text:p>0,513772</text:p>
          </table:table-cell>
          <table:table-cell office:value-type="float" office:value="0.145451">
            <text:p>0,145451</text:p>
          </table:table-cell>
          <table:table-cell office:value-type="float" office:value="0.659223">
            <text:p>0,659223</text:p>
          </table:table-cell>
          <table:table-cell office:value-type="float" office:value="0.327852">
            <text:p>0,327852</text:p>
          </table:table-cell>
          <table:table-cell office:value-type="float" office:value="0.106156">
            <text:p>0,106156</text:p>
          </table:table-cell>
          <table:table-cell office:value-type="float" office:value="0.434008">
            <text:p>0,434008</text:p>
          </table:table-cell>
          <table:table-cell office:value-type="float" office:value="0.0782974">
            <text:p>0,0782974</text:p>
          </table:table-cell>
          <table:table-cell office:value-type="float" office:value="0.062462">
            <text:p>0,062462</text:p>
          </table:table-cell>
          <table:table-cell office:value-type="float" office:value="0.140759">
            <text:p>0,140759</text:p>
          </table:table-cell>
        </table:table-row>
        <table:table-row table:style-name="ro1">
          <table:table-cell office:value-type="float" office:value="0.704677">
            <text:p>0,704677</text:p>
          </table:table-cell>
          <table:table-cell office:value-type="float" office:value="0.234892">
            <text:p>0,234892</text:p>
          </table:table-cell>
          <table:table-cell office:value-type="float" office:value="0.939569">
            <text:p>0,939569</text:p>
          </table:table-cell>
          <table:table-cell office:value-type="float" office:value="0.241344">
            <text:p>0,241344</text:p>
          </table:table-cell>
          <table:table-cell office:value-type="float" office:value="0.158648">
            <text:p>0,158648</text:p>
          </table:table-cell>
          <table:table-cell office:value-type="float" office:value="0.399991">
            <text:p>0,399991</text:p>
          </table:table-cell>
          <table:table-cell office:value-type="float" office:value="0.0173017">
            <text:p>0,0173017</text:p>
          </table:table-cell>
          <table:table-cell office:value-type="float" office:value="0.137827">
            <text:p>0,137827</text:p>
          </table:table-cell>
          <table:table-cell office:value-type="float" office:value="0.155129">
            <text:p>0,155129</text:p>
          </table:table-cell>
          <table:table-cell office:value-type="float" office:value="0.0941329">
            <text:p>0,0941329</text:p>
          </table:table-cell>
          <table:table-cell office:value-type="float" office:value="0.102051">
            <text:p>0,102051</text:p>
          </table:table-cell>
          <table:table-cell office:value-type="float" office:value="0.196183">
            <text:p>0,196183</text:p>
          </table:table-cell>
          <table:table-cell office:value-type="float" office:value="0.193544">
            <text:p>0,193544</text:p>
          </table:table-cell>
          <table:table-cell office:value-type="float" office:value="0.434302">
            <text:p>0,434302</text:p>
          </table:table-cell>
          <table:table-cell office:value-type="float" office:value="0.627846">
            <text:p>0,627846</text:p>
          </table:table-cell>
          <table:table-cell office:value-type="float" office:value="0.0381224">
            <text:p>0,0381224</text:p>
          </table:table-cell>
          <table:table-cell office:value-type="float" office:value="0.151316">
            <text:p>0,151316</text:p>
          </table:table-cell>
          <table:table-cell office:value-type="float" office:value="0.189439">
            <text:p>0,189439</text:p>
          </table:table-cell>
          <table:table-cell office:value-type="float" office:value="0.509373">
            <text:p>0,509373</text:p>
          </table:table-cell>
          <table:table-cell office:value-type="float" office:value="0.146331">
            <text:p>0,146331</text:p>
          </table:table-cell>
          <table:table-cell office:value-type="float" office:value="0.655704">
            <text:p>0,655704</text:p>
          </table:table-cell>
          <table:table-cell office:value-type="float" office:value="0.26715">
            <text:p>0,26715</text:p>
          </table:table-cell>
          <table:table-cell office:value-type="float" office:value="0.0991181">
            <text:p>0,0991181</text:p>
          </table:table-cell>
          <table:table-cell office:value-type="float" office:value="0.366268">
            <text:p>0,366268</text:p>
          </table:table-cell>
          <table:table-cell office:value-type="float" office:value="0.0697932">
            <text:p>0,0697932</text:p>
          </table:table-cell>
          <table:table-cell office:value-type="float" office:value="0.0750717">
            <text:p>0,0750717</text:p>
          </table:table-cell>
          <table:table-cell office:value-type="float" office:value="0.144865">
            <text:p>0,144865</text:p>
          </table:table-cell>
        </table:table-row>
        <table:table-row table:style-name="ro1">
          <table:table-cell office:value-type="float" office:value="0.706436">
            <text:p>0,706436</text:p>
          </table:table-cell>
          <table:table-cell office:value-type="float" office:value="0.225802">
            <text:p>0,225802</text:p>
          </table:table-cell>
          <table:table-cell office:value-type="float" office:value="0.932238">
            <text:p>0,932238</text:p>
          </table:table-cell>
          <table:table-cell office:value-type="float" office:value="0.278293">
            <text:p>0,278293</text:p>
          </table:table-cell>
          <table:table-cell office:value-type="float" office:value="0.157768">
            <text:p>0,157768</text:p>
          </table:table-cell>
          <table:table-cell office:value-type="float" office:value="0.436061">
            <text:p>0,436061</text:p>
          </table:table-cell>
          <table:table-cell office:value-type="float" office:value="0.0143692">
            <text:p>0,0143692</text:p>
          </table:table-cell>
          <table:table-cell office:value-type="float" office:value="0.140173">
            <text:p>0,140173</text:p>
          </table:table-cell>
          <table:table-cell office:value-type="float" office:value="0.154542">
            <text:p>0,154542</text:p>
          </table:table-cell>
          <table:table-cell office:value-type="float" office:value="0.107329">
            <text:p>0,107329</text:p>
          </table:table-cell>
          <table:table-cell office:value-type="float" office:value="0.102344">
            <text:p>0,102344</text:p>
          </table:table-cell>
          <table:table-cell office:value-type="float" office:value="0.209673">
            <text:p>0,209673</text:p>
          </table:table-cell>
          <table:table-cell office:value-type="float" office:value="0.210846">
            <text:p>0,210846</text:p>
          </table:table-cell>
          <table:table-cell office:value-type="float" office:value="0.220816">
            <text:p>0,220816</text:p>
          </table:table-cell>
          <table:table-cell office:value-type="float" office:value="0.431662">
            <text:p>0,431662</text:p>
          </table:table-cell>
          <table:table-cell office:value-type="float" office:value="0.0372426">
            <text:p>0,0372426</text:p>
          </table:table-cell>
          <table:table-cell office:value-type="float" office:value="0.177122">
            <text:p>0,177122</text:p>
          </table:table-cell>
          <table:table-cell office:value-type="float" office:value="0.214365">
            <text:p>0,214365</text:p>
          </table:table-cell>
          <table:table-cell office:value-type="float" office:value="0.541044">
            <text:p>0,541044</text:p>
          </table:table-cell>
          <table:table-cell office:value-type="float" office:value="0.146918">
            <text:p>0,146918</text:p>
          </table:table-cell>
          <table:table-cell office:value-type="float" office:value="0.687962">
            <text:p>0,687962</text:p>
          </table:table-cell>
          <table:table-cell office:value-type="float" office:value="0.280932">
            <text:p>0,280932</text:p>
          </table:table-cell>
          <table:table-cell office:value-type="float" office:value="0.0994114">
            <text:p>0,0994114</text:p>
          </table:table-cell>
          <table:table-cell office:value-type="float" office:value="0.380344">
            <text:p>0,380344</text:p>
          </table:table-cell>
          <table:table-cell office:value-type="float" office:value="0.071846">
            <text:p>0,071846</text:p>
          </table:table-cell>
          <table:table-cell office:value-type="float" office:value="0.0782974">
            <text:p>0,0782974</text:p>
          </table:table-cell>
          <table:table-cell office:value-type="float" office:value="0.150143">
            <text:p>0,150143</text:p>
          </table:table-cell>
        </table:table-row>
        <table:table-row table:style-name="ro1">
          <table:table-cell office:value-type="float" office:value="0.726084">
            <text:p>0,726084</text:p>
          </table:table-cell>
          <table:table-cell office:value-type="float" office:value="0.235479">
            <text:p>0,235479</text:p>
          </table:table-cell>
          <table:table-cell office:value-type="float" office:value="0.961563">
            <text:p>0,961563</text:p>
          </table:table-cell>
          <table:table-cell office:value-type="float" office:value="0.302046">
            <text:p>0,302046</text:p>
          </table:table-cell>
          <table:table-cell office:value-type="float" office:value="0.160407">
            <text:p>0,160407</text:p>
          </table:table-cell>
          <table:table-cell office:value-type="float" office:value="0.462453">
            <text:p>0,462453</text:p>
          </table:table-cell>
          <table:table-cell office:value-type="float" office:value="0.0146624">
            <text:p>0,0146624</text:p>
          </table:table-cell>
          <table:table-cell office:value-type="float" office:value="0.139586">
            <text:p>0,139586</text:p>
          </table:table-cell>
          <table:table-cell office:value-type="float" office:value="0.154249">
            <text:p>0,154249</text:p>
          </table:table-cell>
          <table:table-cell office:value-type="float" office:value="0.0891477">
            <text:p>0,0891477</text:p>
          </table:table-cell>
          <table:table-cell office:value-type="float" office:value="0.0976519">
            <text:p>0,0976519</text:p>
          </table:table-cell>
          <table:table-cell office:value-type="float" office:value="0.1868">
            <text:p>0,1868</text:p>
          </table:table-cell>
          <table:table-cell office:value-type="float" office:value="0.20674">
            <text:p>0,20674</text:p>
          </table:table-cell>
          <table:table-cell office:value-type="float" office:value="0.211139">
            <text:p>0,211139</text:p>
          </table:table-cell>
          <table:table-cell office:value-type="float" office:value="0.41788">
            <text:p>0,41788</text:p>
          </table:table-cell>
          <table:table-cell office:value-type="float" office:value="0.0387088">
            <text:p>0,0387088</text:p>
          </table:table-cell>
          <table:table-cell office:value-type="float" office:value="0.155715">
            <text:p>0,155715</text:p>
          </table:table-cell>
          <table:table-cell office:value-type="float" office:value="0.194424">
            <text:p>0,194424</text:p>
          </table:table-cell>
          <table:table-cell office:value-type="float" office:value="0.501749">
            <text:p>0,501749</text:p>
          </table:table-cell>
          <table:table-cell office:value-type="float" office:value="0.141639">
            <text:p>0,141639</text:p>
          </table:table-cell>
          <table:table-cell office:value-type="float" office:value="0.643388">
            <text:p>0,643388</text:p>
          </table:table-cell>
          <table:table-cell office:value-type="float" office:value="0.328439">
            <text:p>0,328439</text:p>
          </table:table-cell>
          <table:table-cell office:value-type="float" office:value="0.111435">
            <text:p>0,111435</text:p>
          </table:table-cell>
          <table:table-cell office:value-type="float" office:value="0.439873">
            <text:p>0,439873</text:p>
          </table:table-cell>
          <table:table-cell office:value-type="float" office:value="0.0788839">
            <text:p>0,0788839</text:p>
          </table:table-cell>
          <table:table-cell office:value-type="float" office:value="0.0539578">
            <text:p>0,0539578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746318">
            <text:p>0,746318</text:p>
          </table:table-cell>
          <table:table-cell office:value-type="float" office:value="0.209673">
            <text:p>0,209673</text:p>
          </table:table-cell>
          <table:table-cell office:value-type="float" office:value="0.955991">
            <text:p>0,955991</text:p>
          </table:table-cell>
          <table:table-cell office:value-type="float" office:value="0.268029">
            <text:p>0,268029</text:p>
          </table:table-cell>
          <table:table-cell office:value-type="float" office:value="0.164219">
            <text:p>0,164219</text:p>
          </table:table-cell>
          <table:table-cell office:value-type="float" office:value="0.432249">
            <text:p>0,432249</text:p>
          </table:table-cell>
          <table:table-cell office:value-type="float" office:value="0.0152489">
            <text:p>0,0152489</text:p>
          </table:table-cell>
          <table:table-cell office:value-type="float" office:value="0.157768">
            <text:p>0,157768</text:p>
          </table:table-cell>
          <table:table-cell office:value-type="float" office:value="0.173017">
            <text:p>0,173017</text:p>
          </table:table-cell>
          <table:table-cell office:value-type="float" office:value="0.121405">
            <text:p>0,121405</text:p>
          </table:table-cell>
          <table:table-cell office:value-type="float" office:value="0.0991181">
            <text:p>0,0991181</text:p>
          </table:table-cell>
          <table:table-cell office:value-type="float" office:value="0.220523">
            <text:p>0,220523</text:p>
          </table:table-cell>
          <table:table-cell office:value-type="float" office:value="0.204981">
            <text:p>0,204981</text:p>
          </table:table-cell>
          <table:table-cell office:value-type="float" office:value="0.198529">
            <text:p>0,198529</text:p>
          </table:table-cell>
          <table:table-cell office:value-type="float" office:value="0.40351">
            <text:p>0,40351</text:p>
          </table:table-cell>
          <table:table-cell office:value-type="float" office:value="0.0598228">
            <text:p>0,0598228</text:p>
          </table:table-cell>
          <table:table-cell office:value-type="float" office:value="0.158648">
            <text:p>0,158648</text:p>
          </table:table-cell>
          <table:table-cell office:value-type="float" office:value="0.21847">
            <text:p>0,21847</text:p>
          </table:table-cell>
          <table:table-cell office:value-type="float" office:value="0.521103">
            <text:p>0,521103</text:p>
          </table:table-cell>
          <table:table-cell office:value-type="float" office:value="0.142812">
            <text:p>0,142812</text:p>
          </table:table-cell>
          <table:table-cell office:value-type="float" office:value="0.663915">
            <text:p>0,663915</text:p>
          </table:table-cell>
          <table:table-cell office:value-type="float" office:value="0.265977">
            <text:p>0,265977</text:p>
          </table:table-cell>
          <table:table-cell office:value-type="float" office:value="0.0973586">
            <text:p>0,0973586</text:p>
          </table:table-cell>
          <table:table-cell office:value-type="float" office:value="0.363335">
            <text:p>0,363335</text:p>
          </table:table-cell>
          <table:table-cell office:value-type="float" office:value="0.0777109">
            <text:p>0,0777109</text:p>
          </table:table-cell>
          <table:table-cell office:value-type="float" office:value="0.058943">
            <text:p>0,058943</text:p>
          </table:table-cell>
          <table:table-cell office:value-type="float" office:value="0.136654">
            <text:p>0,136654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0787">
            <text:p>0,230787</text:p>
          </table:table-cell>
          <table:table-cell office:value-type="float" office:value="0.932238">
            <text:p>0,932238</text:p>
          </table:table-cell>
          <table:table-cell office:value-type="float" office:value="0.273308">
            <text:p>0,273308</text:p>
          </table:table-cell>
          <table:table-cell office:value-type="float" office:value="0.154249">
            <text:p>0,154249</text:p>
          </table:table-cell>
          <table:table-cell office:value-type="float" office:value="0.427557">
            <text:p>0,427557</text:p>
          </table:table-cell>
          <table:table-cell office:value-type="float" office:value="0.0143692">
            <text:p>0,0143692</text:p>
          </table:table-cell>
          <table:table-cell office:value-type="float" office:value="0.135188">
            <text:p>0,135188</text:p>
          </table:table-cell>
          <table:table-cell office:value-type="float" office:value="0.149557">
            <text:p>0,149557</text:p>
          </table:table-cell>
          <table:table-cell office:value-type="float" office:value="0.107916">
            <text:p>0,107916</text:p>
          </table:table-cell>
          <table:table-cell office:value-type="float" office:value="0.100878">
            <text:p>0,100878</text:p>
          </table:table-cell>
          <table:table-cell office:value-type="float" office:value="0.208793">
            <text:p>0,208793</text:p>
          </table:table-cell>
          <table:table-cell office:value-type="float" office:value="0.195597">
            <text:p>0,195597</text:p>
          </table:table-cell>
          <table:table-cell office:value-type="float" office:value="0.203221">
            <text:p>0,203221</text:p>
          </table:table-cell>
          <table:table-cell office:value-type="float" office:value="0.398818">
            <text:p>0,398818</text:p>
          </table:table-cell>
          <table:table-cell office:value-type="float" office:value="0.0384156">
            <text:p>0,0384156</text:p>
          </table:table-cell>
          <table:table-cell office:value-type="float" office:value="0.170964">
            <text:p>0,170964</text:p>
          </table:table-cell>
          <table:table-cell office:value-type="float" office:value="0.20938">
            <text:p>0,20938</text:p>
          </table:table-cell>
          <table:table-cell office:value-type="float" office:value="0.524622">
            <text:p>0,524622</text:p>
          </table:table-cell>
          <table:table-cell office:value-type="float" office:value="0.143399">
            <text:p>0,143399</text:p>
          </table:table-cell>
          <table:table-cell office:value-type="float" office:value="0.668021">
            <text:p>0,668021</text:p>
          </table:table-cell>
          <table:table-cell office:value-type="float" office:value="0.26715">
            <text:p>0,26715</text:p>
          </table:table-cell>
          <table:table-cell office:value-type="float" office:value="0.0982384">
            <text:p>0,0982384</text:p>
          </table:table-cell>
          <table:table-cell office:value-type="float" office:value="0.365388">
            <text:p>0,365388</text:p>
          </table:table-cell>
          <table:table-cell office:value-type="float" office:value="0.0815232">
            <text:p>0,0815232</text:p>
          </table:table-cell>
          <table:table-cell office:value-type="float" office:value="0.0524915">
            <text:p>0,0524915</text:p>
          </table:table-cell>
          <table:table-cell office:value-type="float" office:value="0.134015">
            <text:p>0,134015</text:p>
          </table:table-cell>
        </table:table-row>
        <table:table-row table:style-name="ro1">
          <table:table-cell office:value-type="float" office:value="0.726084">
            <text:p>0,726084</text:p>
          </table:table-cell>
          <table:table-cell office:value-type="float" office:value="0.215538">
            <text:p>0,215538</text:p>
          </table:table-cell>
          <table:table-cell office:value-type="float" office:value="0.941622">
            <text:p>0,941622</text:p>
          </table:table-cell>
          <table:table-cell office:value-type="float" office:value="0.254833">
            <text:p>0,254833</text:p>
          </table:table-cell>
          <table:table-cell office:value-type="float" office:value="0.267736">
            <text:p>0,267736</text:p>
          </table:table-cell>
          <table:table-cell office:value-type="float" office:value="0.522569">
            <text:p>0,522569</text:p>
          </table:table-cell>
          <table:table-cell office:value-type="float" office:value="0.0158354">
            <text:p>0,0158354</text:p>
          </table:table-cell>
          <table:table-cell office:value-type="float" office:value="0.140173">
            <text:p>0,140173</text:p>
          </table:table-cell>
          <table:table-cell office:value-type="float" office:value="0.156008">
            <text:p>0,156008</text:p>
          </table:table-cell>
          <table:table-cell office:value-type="float" office:value="0.129616">
            <text:p>0,129616</text:p>
          </table:table-cell>
          <table:table-cell office:value-type="float" office:value="0.0970654">
            <text:p>0,0970654</text:p>
          </table:table-cell>
          <table:table-cell office:value-type="float" office:value="0.226681">
            <text:p>0,226681</text:p>
          </table:table-cell>
          <table:table-cell office:value-type="float" office:value="0.212899">
            <text:p>0,212899</text:p>
          </table:table-cell>
          <table:table-cell office:value-type="float" office:value="0.239584">
            <text:p>0,239584</text:p>
          </table:table-cell>
          <table:table-cell office:value-type="float" office:value="0.452483">
            <text:p>0,452483</text:p>
          </table:table-cell>
          <table:table-cell office:value-type="float" office:value="0.0372426">
            <text:p>0,0372426</text:p>
          </table:table-cell>
          <table:table-cell office:value-type="float" office:value="0.173897">
            <text:p>0,173897</text:p>
          </table:table-cell>
          <table:table-cell office:value-type="float" office:value="0.211139">
            <text:p>0,211139</text:p>
          </table:table-cell>
          <table:table-cell office:value-type="float" office:value="0.537232">
            <text:p>0,537232</text:p>
          </table:table-cell>
          <table:table-cell office:value-type="float" office:value="0.150143">
            <text:p>0,150143</text:p>
          </table:table-cell>
          <table:table-cell office:value-type="float" office:value="0.687375">
            <text:p>0,687375</text:p>
          </table:table-cell>
          <table:table-cell office:value-type="float" office:value="0.291196">
            <text:p>0,291196</text:p>
          </table:table-cell>
          <table:table-cell office:value-type="float" office:value="0.100291">
            <text:p>0,100291</text:p>
          </table:table-cell>
          <table:table-cell office:value-type="float" office:value="0.391487">
            <text:p>0,391487</text:p>
          </table:table-cell>
          <table:table-cell office:value-type="float" office:value="0.0803502">
            <text:p>0,0803502</text:p>
          </table:table-cell>
          <table:table-cell office:value-type="float" office:value="0.0598228">
            <text:p>0,0598228</text:p>
          </table:table-cell>
          <table:table-cell office:value-type="float" office:value="0.140173">
            <text:p>0,140173</text:p>
          </table:table-cell>
        </table:table-row>
        <table:table-row table:style-name="ro1">
          <table:table-cell office:value-type="float" office:value="0.726964">
            <text:p>0,726964</text:p>
          </table:table-cell>
          <table:table-cell office:value-type="float" office:value="0.214072">
            <text:p>0,214072</text:p>
          </table:table-cell>
          <table:table-cell office:value-type="float" office:value="0.941036">
            <text:p>0,941036</text:p>
          </table:table-cell>
          <table:table-cell office:value-type="float" office:value="0.254247">
            <text:p>0,254247</text:p>
          </table:table-cell>
          <table:table-cell office:value-type="float" office:value="0.158061">
            <text:p>0,158061</text:p>
          </table:table-cell>
          <table:table-cell office:value-type="float" office:value="0.412308">
            <text:p>0,412308</text:p>
          </table:table-cell>
          <table:table-cell office:value-type="float" office:value="0.0158354">
            <text:p>0,0158354</text:p>
          </table:table-cell>
          <table:table-cell office:value-type="float" office:value="0.142226">
            <text:p>0,142226</text:p>
          </table:table-cell>
          <table:table-cell office:value-type="float" office:value="0.158061">
            <text:p>0,158061</text:p>
          </table:table-cell>
          <table:table-cell office:value-type="float" office:value="0.0950126">
            <text:p>0,0950126</text:p>
          </table:table-cell>
          <table:table-cell office:value-type="float" office:value="0.101757">
            <text:p>0,101757</text:p>
          </table:table-cell>
          <table:table-cell office:value-type="float" office:value="0.19677">
            <text:p>0,19677</text:p>
          </table:table-cell>
          <table:table-cell office:value-type="float" office:value="0.192664">
            <text:p>0,192664</text:p>
          </table:table-cell>
          <table:table-cell office:value-type="float" office:value="0.199116">
            <text:p>0,199116</text:p>
          </table:table-cell>
          <table:table-cell office:value-type="float" office:value="0.39178">
            <text:p>0,39178</text:p>
          </table:table-cell>
          <table:table-cell office:value-type="float" office:value="0.0351899">
            <text:p>0,0351899</text:p>
          </table:table-cell>
          <table:table-cell office:value-type="float" office:value="0.171257">
            <text:p>0,171257</text:p>
          </table:table-cell>
          <table:table-cell office:value-type="float" office:value="0.206447">
            <text:p>0,206447</text:p>
          </table:table-cell>
          <table:table-cell office:value-type="float" office:value="0.5082">
            <text:p>0,5082</text:p>
          </table:table-cell>
          <table:table-cell office:value-type="float" office:value="0.143399">
            <text:p>0,143399</text:p>
          </table:table-cell>
          <table:table-cell office:value-type="float" office:value="0.651599">
            <text:p>0,651599</text:p>
          </table:table-cell>
          <table:table-cell office:value-type="float" office:value="0.265977">
            <text:p>0,265977</text:p>
          </table:table-cell>
          <table:table-cell office:value-type="float" office:value="0.0967721">
            <text:p>0,0967721</text:p>
          </table:table-cell>
          <table:table-cell office:value-type="float" office:value="0.362749">
            <text:p>0,362749</text:p>
          </table:table-cell>
          <table:table-cell office:value-type="float" office:value="0.0703797">
            <text:p>0,0703797</text:p>
          </table:table-cell>
          <table:table-cell office:value-type="float" office:value="0.0738987">
            <text:p>0,0738987</text:p>
          </table:table-cell>
          <table:table-cell office:value-type="float" office:value="0.144278">
            <text:p>0,144278</text:p>
          </table:table-cell>
        </table:table-row>
        <table:table-row table:style-name="ro1">
          <table:table-cell office:value-type="float" office:value="0.707316">
            <text:p>0,707316</text:p>
          </table:table-cell>
          <table:table-cell office:value-type="float" office:value="0.208793">
            <text:p>0,208793</text:p>
          </table:table-cell>
          <table:table-cell office:value-type="float" office:value="0.916109">
            <text:p>0,916109</text:p>
          </table:table-cell>
          <table:table-cell office:value-type="float" office:value="0.248382">
            <text:p>0,248382</text:p>
          </table:table-cell>
          <table:table-cell office:value-type="float" office:value="0.156302">
            <text:p>0,156302</text:p>
          </table:table-cell>
          <table:table-cell office:value-type="float" office:value="0.404683">
            <text:p>0,404683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08795">
            <text:p>0,108795</text:p>
          </table:table-cell>
          <table:table-cell office:value-type="float" office:value="0.0964789">
            <text:p>0,0964789</text:p>
          </table:table-cell>
          <table:table-cell office:value-type="float" office:value="0.205274">
            <text:p>0,205274</text:p>
          </table:table-cell>
          <table:table-cell office:value-type="float" office:value="0.211726">
            <text:p>0,211726</text:p>
          </table:table-cell>
          <table:table-cell office:value-type="float" office:value="0.197063">
            <text:p>0,197063</text:p>
          </table:table-cell>
          <table:table-cell office:value-type="float" office:value="0.408789">
            <text:p>0,408789</text:p>
          </table:table-cell>
          <table:table-cell office:value-type="float" office:value="0.0360696">
            <text:p>0,0360696</text:p>
          </table:table-cell>
          <table:table-cell office:value-type="float" office:value="0.171257">
            <text:p>0,171257</text:p>
          </table:table-cell>
          <table:table-cell office:value-type="float" office:value="0.207327">
            <text:p>0,207327</text:p>
          </table:table-cell>
          <table:table-cell office:value-type="float" office:value="0.502629">
            <text:p>0,502629</text:p>
          </table:table-cell>
          <table:table-cell office:value-type="float" office:value="0.142519">
            <text:p>0,142519</text:p>
          </table:table-cell>
          <table:table-cell office:value-type="float" office:value="0.645147">
            <text:p>0,645147</text:p>
          </table:table-cell>
          <table:table-cell office:value-type="float" office:value="0.267443">
            <text:p>0,267443</text:p>
          </table:table-cell>
          <table:table-cell office:value-type="float" office:value="0.0979451">
            <text:p>0,0979451</text:p>
          </table:table-cell>
          <table:table-cell office:value-type="float" office:value="0.365388">
            <text:p>0,365388</text:p>
          </table:table-cell>
          <table:table-cell office:value-type="float" office:value="0.076538">
            <text:p>0,076538</text:p>
          </table:table-cell>
          <table:table-cell office:value-type="float" office:value="0.0727257">
            <text:p>0,0727257</text:p>
          </table:table-cell>
          <table:table-cell office:value-type="float" office:value="0.149264">
            <text:p>0,149264</text:p>
          </table:table-cell>
        </table:table-row>
        <table:table-row table:style-name="ro1">
          <table:table-cell office:value-type="float" office:value="0.728723">
            <text:p>0,728723</text:p>
          </table:table-cell>
          <table:table-cell office:value-type="float" office:value="0.210846">
            <text:p>0,210846</text:p>
          </table:table-cell>
          <table:table-cell office:value-type="float" office:value="0.939569">
            <text:p>0,939569</text:p>
          </table:table-cell>
          <table:table-cell office:value-type="float" office:value="0.26627">
            <text:p>0,26627</text:p>
          </table:table-cell>
          <table:table-cell office:value-type="float" office:value="0.251901">
            <text:p>0,251901</text:p>
          </table:table-cell>
          <table:table-cell office:value-type="float" office:value="0.518171">
            <text:p>0,518171</text:p>
          </table:table-cell>
          <table:table-cell office:value-type="float" office:value="0.0146624">
            <text:p>0,0146624</text:p>
          </table:table-cell>
          <table:table-cell office:value-type="float" office:value="0.145158">
            <text:p>0,145158</text:p>
          </table:table-cell>
          <table:table-cell office:value-type="float" office:value="0.159821">
            <text:p>0,159821</text:p>
          </table:table-cell>
          <table:table-cell table:number-columns-repeated="2" office:value-type="float" office:value="0.0976519">
            <text:p>0,0976519</text:p>
          </table:table-cell>
          <table:table-cell office:value-type="float" office:value="0.195304">
            <text:p>0,195304</text:p>
          </table:table-cell>
          <table:table-cell office:value-type="float" office:value="0.201169">
            <text:p>0,201169</text:p>
          </table:table-cell>
          <table:table-cell office:value-type="float" office:value="0.225215">
            <text:p>0,225215</text:p>
          </table:table-cell>
          <table:table-cell office:value-type="float" office:value="0.426384">
            <text:p>0,426384</text:p>
          </table:table-cell>
          <table:table-cell office:value-type="float" office:value="0.0366561">
            <text:p>0,0366561</text:p>
          </table:table-cell>
          <table:table-cell office:value-type="float" office:value="0.202342">
            <text:p>0,202342</text:p>
          </table:table-cell>
          <table:table-cell office:value-type="float" office:value="0.238998">
            <text:p>0,238998</text:p>
          </table:table-cell>
          <table:table-cell office:value-type="float" office:value="0.520517">
            <text:p>0,520517</text:p>
          </table:table-cell>
          <table:table-cell office:value-type="float" office:value="0.151316">
            <text:p>0,151316</text:p>
          </table:table-cell>
          <table:table-cell office:value-type="float" office:value="0.671833">
            <text:p>0,671833</text:p>
          </table:table-cell>
          <table:table-cell office:value-type="float" office:value="0.257766">
            <text:p>0,257766</text:p>
          </table:table-cell>
          <table:table-cell office:value-type="float" office:value="0.102344">
            <text:p>0,102344</text:p>
          </table:table-cell>
          <table:table-cell office:value-type="float" office:value="0.36011">
            <text:p>0,36011</text:p>
          </table:table-cell>
          <table:table-cell office:value-type="float" office:value="0.0815232">
            <text:p>0,0815232</text:p>
          </table:table-cell>
          <table:table-cell office:value-type="float" office:value="0.0607025">
            <text:p>0,0607025</text:p>
          </table:table-cell>
          <table:table-cell office:value-type="float" office:value="0.142226">
            <text:p>0,142226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29614">
            <text:p>0,229614</text:p>
          </table:table-cell>
          <table:table-cell office:value-type="float" office:value="0.921095">
            <text:p>0,921095</text:p>
          </table:table-cell>
          <table:table-cell office:value-type="float" office:value="0.234599">
            <text:p>0,234599</text:p>
          </table:table-cell>
          <table:table-cell office:value-type="float" office:value="0.155715">
            <text:p>0,155715</text:p>
          </table:table-cell>
          <table:table-cell office:value-type="float" office:value="0.390314">
            <text:p>0,390314</text:p>
          </table:table-cell>
          <table:table-cell office:value-type="float" office:value="0.0149557">
            <text:p>0,0149557</text:p>
          </table:table-cell>
          <table:table-cell office:value-type="float" office:value="0.128736">
            <text:p>0,128736</text:p>
          </table:table-cell>
          <table:table-cell office:value-type="float" office:value="0.143692">
            <text:p>0,143692</text:p>
          </table:table-cell>
          <table:table-cell office:value-type="float" office:value="0.0944261">
            <text:p>0,0944261</text:p>
          </table:table-cell>
          <table:table-cell office:value-type="float" office:value="0.108502">
            <text:p>0,108502</text:p>
          </table:table-cell>
          <table:table-cell office:value-type="float" office:value="0.202928">
            <text:p>0,202928</text:p>
          </table:table-cell>
          <table:table-cell table:number-columns-repeated="2" office:value-type="float" office:value="0.193544">
            <text:p>0,193544</text:p>
          </table:table-cell>
          <table:table-cell office:value-type="float" office:value="0.387088">
            <text:p>0,387088</text:p>
          </table:table-cell>
          <table:table-cell office:value-type="float" office:value="0.0384156">
            <text:p>0,0384156</text:p>
          </table:table-cell>
          <table:table-cell office:value-type="float" office:value="0.157475">
            <text:p>0,157475</text:p>
          </table:table-cell>
          <table:table-cell office:value-type="float" office:value="0.19589">
            <text:p>0,19589</text:p>
          </table:table-cell>
          <table:table-cell office:value-type="float" office:value="0.486207">
            <text:p>0,486207</text:p>
          </table:table-cell>
          <table:table-cell office:value-type="float" office:value="0.143399">
            <text:p>0,143399</text:p>
          </table:table-cell>
          <table:table-cell office:value-type="float" office:value="0.629605">
            <text:p>0,629605</text:p>
          </table:table-cell>
          <table:table-cell office:value-type="float" office:value="0.26627">
            <text:p>0,26627</text:p>
          </table:table-cell>
          <table:table-cell office:value-type="float" office:value="0.102637">
            <text:p>0,102637</text:p>
          </table:table-cell>
          <table:table-cell office:value-type="float" office:value="0.368907">
            <text:p>0,368907</text:p>
          </table:table-cell>
          <table:table-cell office:value-type="float" office:value="0.0774177">
            <text:p>0,0774177</text:p>
          </table:table-cell>
          <table:table-cell office:value-type="float" office:value="0.055424">
            <text:p>0,055424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714647">
            <text:p>0,714647</text:p>
          </table:table-cell>
          <table:table-cell office:value-type="float" office:value="0.2302">
            <text:p>0,2302</text:p>
          </table:table-cell>
          <table:table-cell office:value-type="float" office:value="0.944848">
            <text:p>0,944848</text:p>
          </table:table-cell>
          <table:table-cell office:value-type="float" office:value="0.248675">
            <text:p>0,248675</text:p>
          </table:table-cell>
          <table:table-cell office:value-type="float" office:value="0.154835">
            <text:p>0,154835</text:p>
          </table:table-cell>
          <table:table-cell office:value-type="float" office:value="0.40351">
            <text:p>0,40351</text:p>
          </table:table-cell>
          <table:table-cell office:value-type="float" office:value="0.0137827">
            <text:p>0,0137827</text:p>
          </table:table-cell>
          <table:table-cell office:value-type="float" office:value="0.144865">
            <text:p>0,144865</text:p>
          </table:table-cell>
          <table:table-cell office:value-type="float" office:value="0.158648">
            <text:p>0,158648</text:p>
          </table:table-cell>
          <table:table-cell office:value-type="float" office:value="0.0935464">
            <text:p>0,0935464</text:p>
          </table:table-cell>
          <table:table-cell office:value-type="float" office:value="0.0955991">
            <text:p>0,0955991</text:p>
          </table:table-cell>
          <table:table-cell office:value-type="float" office:value="0.189146">
            <text:p>0,189146</text:p>
          </table:table-cell>
          <table:table-cell office:value-type="float" office:value="0.215831">
            <text:p>0,215831</text:p>
          </table:table-cell>
          <table:table-cell office:value-type="float" office:value="0.196183">
            <text:p>0,196183</text:p>
          </table:table-cell>
          <table:table-cell office:value-type="float" office:value="0.412015">
            <text:p>0,412015</text:p>
          </table:table-cell>
          <table:table-cell office:value-type="float" office:value="0.0357764">
            <text:p>0,0357764</text:p>
          </table:table-cell>
          <table:table-cell office:value-type="float" office:value="0.178002">
            <text:p>0,178002</text:p>
          </table:table-cell>
          <table:table-cell office:value-type="float" office:value="0.213778">
            <text:p>0,213778</text:p>
          </table:table-cell>
          <table:table-cell office:value-type="float" office:value="0.512012">
            <text:p>0,512012</text:p>
          </table:table-cell>
          <table:table-cell office:value-type="float" office:value="0.141932">
            <text:p>0,141932</text:p>
          </table:table-cell>
          <table:table-cell office:value-type="float" office:value="0.653945">
            <text:p>0,653945</text:p>
          </table:table-cell>
          <table:table-cell office:value-type="float" office:value="0.254833">
            <text:p>0,254833</text:p>
          </table:table-cell>
          <table:table-cell office:value-type="float" office:value="0.0982384">
            <text:p>0,0982384</text:p>
          </table:table-cell>
          <table:table-cell office:value-type="float" office:value="0.353072">
            <text:p>0,353072</text:p>
          </table:table-cell>
          <table:table-cell office:value-type="float" office:value="0.0879747">
            <text:p>0,0879747</text:p>
          </table:table-cell>
          <table:table-cell office:value-type="float" office:value="0.0548375">
            <text:p>0,0548375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5909">
            <text:p>0,685909</text:p>
          </table:table-cell>
          <table:table-cell office:value-type="float" office:value="0.209086">
            <text:p>0,209086</text:p>
          </table:table-cell>
          <table:table-cell office:value-type="float" office:value="0.894996">
            <text:p>0,894996</text:p>
          </table:table-cell>
          <table:table-cell office:value-type="float" office:value="0.234892">
            <text:p>0,234892</text:p>
          </table:table-cell>
          <table:table-cell office:value-type="float" office:value="0.154835">
            <text:p>0,154835</text:p>
          </table:table-cell>
          <table:table-cell office:value-type="float" office:value="0.389728">
            <text:p>0,389728</text:p>
          </table:table-cell>
          <table:table-cell office:value-type="float" office:value="0.0137827">
            <text:p>0,0137827</text:p>
          </table:table-cell>
          <table:table-cell office:value-type="float" office:value="0.135774">
            <text:p>0,135774</text:p>
          </table:table-cell>
          <table:table-cell office:value-type="float" office:value="0.149557">
            <text:p>0,149557</text:p>
          </table:table-cell>
          <table:table-cell office:value-type="float" office:value="0.106156">
            <text:p>0,106156</text:p>
          </table:table-cell>
          <table:table-cell office:value-type="float" office:value="0.0967721">
            <text:p>0,0967721</text:p>
          </table:table-cell>
          <table:table-cell office:value-type="float" office:value="0.202928">
            <text:p>0,202928</text:p>
          </table:table-cell>
          <table:table-cell office:value-type="float" office:value="0.203808">
            <text:p>0,203808</text:p>
          </table:table-cell>
          <table:table-cell office:value-type="float" office:value="0.193837">
            <text:p>0,193837</text:p>
          </table:table-cell>
          <table:table-cell office:value-type="float" office:value="0.397645">
            <text:p>0,397645</text:p>
          </table:table-cell>
          <table:table-cell office:value-type="float" office:value="0.0363629">
            <text:p>0,0363629</text:p>
          </table:table-cell>
          <table:table-cell office:value-type="float" office:value="0.173017">
            <text:p>0,173017</text:p>
          </table:table-cell>
          <table:table-cell office:value-type="float" office:value="0.20938">
            <text:p>0,20938</text:p>
          </table:table-cell>
          <table:table-cell office:value-type="float" office:value="0.51905">
            <text:p>0,51905</text:p>
          </table:table-cell>
          <table:table-cell office:value-type="float" office:value="0.143985">
            <text:p>0,143985</text:p>
          </table:table-cell>
          <table:table-cell office:value-type="float" office:value="0.663036">
            <text:p>0,663036</text:p>
          </table:table-cell>
          <table:table-cell office:value-type="float" office:value="0.266563">
            <text:p>0,266563</text:p>
          </table:table-cell>
          <table:table-cell office:value-type="float" office:value="0.0979451">
            <text:p>0,0979451</text:p>
          </table:table-cell>
          <table:table-cell office:value-type="float" office:value="0.364508">
            <text:p>0,364508</text:p>
          </table:table-cell>
          <table:table-cell office:value-type="float" office:value="0.0762447">
            <text:p>0,0762447</text:p>
          </table:table-cell>
          <table:table-cell office:value-type="float" office:value="0.0744852">
            <text:p>0,0744852</text:p>
          </table:table-cell>
          <table:table-cell office:value-type="float" office:value="0.15073">
            <text:p>0,15073</text:p>
          </table:table-cell>
        </table:table-row>
        <table:table-row table:style-name="ro1">
          <table:table-cell office:value-type="float" office:value="0.707609">
            <text:p>0,707609</text:p>
          </table:table-cell>
          <table:table-cell office:value-type="float" office:value="0.225508">
            <text:p>0,225508</text:p>
          </table:table-cell>
          <table:table-cell office:value-type="float" office:value="0.933118">
            <text:p>0,933118</text:p>
          </table:table-cell>
          <table:table-cell office:value-type="float" office:value="0.245156">
            <text:p>0,245156</text:p>
          </table:table-cell>
          <table:table-cell office:value-type="float" office:value="0.152489">
            <text:p>0,152489</text:p>
          </table:table-cell>
          <table:table-cell office:value-type="float" office:value="0.397645">
            <text:p>0,397645</text:p>
          </table:table-cell>
          <table:table-cell office:value-type="float" office:value="0.0140759">
            <text:p>0,0140759</text:p>
          </table:table-cell>
          <table:table-cell office:value-type="float" office:value="0.131375">
            <text:p>0,131375</text:p>
          </table:table-cell>
          <table:table-cell office:value-type="float" office:value="0.145451">
            <text:p>0,145451</text:p>
          </table:table-cell>
          <table:table-cell office:value-type="float" office:value="0.105276">
            <text:p>0,105276</text:p>
          </table:table-cell>
          <table:table-cell office:value-type="float" office:value="0.0964789">
            <text:p>0,0964789</text:p>
          </table:table-cell>
          <table:table-cell office:value-type="float" office:value="0.201755">
            <text:p>0,201755</text:p>
          </table:table-cell>
          <table:table-cell office:value-type="float" office:value="0.202928">
            <text:p>0,202928</text:p>
          </table:table-cell>
          <table:table-cell office:value-type="float" office:value="0.199702">
            <text:p>0,199702</text:p>
          </table:table-cell>
          <table:table-cell office:value-type="float" office:value="0.402631">
            <text:p>0,402631</text:p>
          </table:table-cell>
          <table:table-cell office:value-type="float" office:value="0.0366561">
            <text:p>0,0366561</text:p>
          </table:table-cell>
          <table:table-cell office:value-type="float" office:value="0.175949">
            <text:p>0,175949</text:p>
          </table:table-cell>
          <table:table-cell office:value-type="float" office:value="0.212605">
            <text:p>0,212605</text:p>
          </table:table-cell>
          <table:table-cell office:value-type="float" office:value="0.502042">
            <text:p>0,502042</text:p>
          </table:table-cell>
          <table:table-cell office:value-type="float" office:value="0.141932">
            <text:p>0,141932</text:p>
          </table:table-cell>
          <table:table-cell office:value-type="float" office:value="0.643974">
            <text:p>0,643974</text:p>
          </table:table-cell>
          <table:table-cell office:value-type="float" office:value="0.281812">
            <text:p>0,281812</text:p>
          </table:table-cell>
          <table:table-cell office:value-type="float" office:value="0.0976519">
            <text:p>0,0976519</text:p>
          </table:table-cell>
          <table:table-cell office:value-type="float" office:value="0.379464">
            <text:p>0,379464</text:p>
          </table:table-cell>
          <table:table-cell office:value-type="float" office:value="0.070673">
            <text:p>0,070673</text:p>
          </table:table-cell>
          <table:table-cell office:value-type="float" office:value="0.0724325">
            <text:p>0,0724325</text:p>
          </table:table-cell>
          <table:table-cell office:value-type="float" office:value="0.143105">
            <text:p>0,143105</text:p>
          </table:table-cell>
        </table:table-row>
        <table:table-row table:style-name="ro1">
          <table:table-cell office:value-type="float" office:value="0.705557">
            <text:p>0,705557</text:p>
          </table:table-cell>
          <table:table-cell office:value-type="float" office:value="0.211726">
            <text:p>0,211726</text:p>
          </table:table-cell>
          <table:table-cell office:value-type="float" office:value="0.917282">
            <text:p>0,917282</text:p>
          </table:table-cell>
          <table:table-cell office:value-type="float" office:value="0.252781">
            <text:p>0,252781</text:p>
          </table:table-cell>
          <table:table-cell office:value-type="float" office:value="0.154249">
            <text:p>0,154249</text:p>
          </table:table-cell>
          <table:table-cell office:value-type="float" office:value="0.407029">
            <text:p>0,407029</text:p>
          </table:table-cell>
          <table:table-cell office:value-type="float" office:value="0.0158354">
            <text:p>0,0158354</text:p>
          </table:table-cell>
          <table:table-cell office:value-type="float" office:value="0.129029">
            <text:p>0,129029</text:p>
          </table:table-cell>
          <table:table-cell office:value-type="float" office:value="0.144865">
            <text:p>0,144865</text:p>
          </table:table-cell>
          <table:table-cell office:value-type="float" office:value="0.105863">
            <text:p>0,105863</text:p>
          </table:table-cell>
          <table:table-cell office:value-type="float" office:value="0.0988249">
            <text:p>0,0988249</text:p>
          </table:table-cell>
          <table:table-cell office:value-type="float" office:value="0.204688">
            <text:p>0,204688</text:p>
          </table:table-cell>
          <table:table-cell office:value-type="float" office:value="0.443979">
            <text:p>0,443979</text:p>
          </table:table-cell>
          <table:table-cell office:value-type="float" office:value="0.216711">
            <text:p>0,216711</text:p>
          </table:table-cell>
          <table:table-cell office:value-type="float" office:value="0.66069">
            <text:p>0,66069</text:p>
          </table:table-cell>
          <table:table-cell office:value-type="float" office:value="0.0407616">
            <text:p>0,0407616</text:p>
          </table:table-cell>
          <table:table-cell office:value-type="float" office:value="0.152196">
            <text:p>0,152196</text:p>
          </table:table-cell>
          <table:table-cell office:value-type="float" office:value="0.192958">
            <text:p>0,192958</text:p>
          </table:table-cell>
          <table:table-cell office:value-type="float" office:value="0.501749">
            <text:p>0,501749</text:p>
          </table:table-cell>
          <table:table-cell office:value-type="float" office:value="0.15161">
            <text:p>0,15161</text:p>
          </table:table-cell>
          <table:table-cell office:value-type="float" office:value="0.653358">
            <text:p>0,653358</text:p>
          </table:table-cell>
          <table:table-cell office:value-type="float" office:value="0.249555">
            <text:p>0,249555</text:p>
          </table:table-cell>
          <table:table-cell office:value-type="float" office:value="0.106156">
            <text:p>0,106156</text:p>
          </table:table-cell>
          <table:table-cell office:value-type="float" office:value="0.355711">
            <text:p>0,355711</text:p>
          </table:table-cell>
          <table:table-cell office:value-type="float" office:value="0.0815232">
            <text:p>0,0815232</text:p>
          </table:table-cell>
          <table:table-cell office:value-type="float" office:value="0.0545443">
            <text:p>0,0545443</text:p>
          </table:table-cell>
          <table:table-cell office:value-type="float" office:value="0.136067">
            <text:p>0,136067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5772">
            <text:p>0,235772</text:p>
          </table:table-cell>
          <table:table-cell office:value-type="float" office:value="0.937223">
            <text:p>0,937223</text:p>
          </table:table-cell>
          <table:table-cell office:value-type="float" office:value="0.258059">
            <text:p>0,258059</text:p>
          </table:table-cell>
          <table:table-cell office:value-type="float" office:value="0.159234">
            <text:p>0,159234</text:p>
          </table:table-cell>
          <table:table-cell office:value-type="float" office:value="0.417293">
            <text:p>0,417293</text:p>
          </table:table-cell>
          <table:table-cell office:value-type="float" office:value="0.0161287">
            <text:p>0,0161287</text:p>
          </table:table-cell>
          <table:table-cell office:value-type="float" office:value="0.131082">
            <text:p>0,131082</text:p>
          </table:table-cell>
          <table:table-cell office:value-type="float" office:value="0.147211">
            <text:p>0,147211</text:p>
          </table:table-cell>
          <table:table-cell office:value-type="float" office:value="0.0944261">
            <text:p>0,0944261</text:p>
          </table:table-cell>
          <table:table-cell office:value-type="float" office:value="0.0994114">
            <text:p>0,0994114</text:p>
          </table:table-cell>
          <table:table-cell office:value-type="float" office:value="0.193837">
            <text:p>0,193837</text:p>
          </table:table-cell>
          <table:table-cell office:value-type="float" office:value="0.191492">
            <text:p>0,191492</text:p>
          </table:table-cell>
          <table:table-cell office:value-type="float" office:value="0.201169">
            <text:p>0,201169</text:p>
          </table:table-cell>
          <table:table-cell office:value-type="float" office:value="0.39266">
            <text:p>0,39266</text:p>
          </table:table-cell>
          <table:table-cell office:value-type="float" office:value="0.113194">
            <text:p>0,113194</text:p>
          </table:table-cell>
          <table:table-cell office:value-type="float" office:value="0.24457">
            <text:p>0,24457</text:p>
          </table:table-cell>
          <table:table-cell office:value-type="float" office:value="0.357764">
            <text:p>0,357764</text:p>
          </table:table-cell>
          <table:table-cell office:value-type="float" office:value="0.553654">
            <text:p>0,553654</text:p>
          </table:table-cell>
          <table:table-cell office:value-type="float" office:value="0.160114">
            <text:p>0,160114</text:p>
          </table:table-cell>
          <table:table-cell office:value-type="float" office:value="0.713768">
            <text:p>0,713768</text:p>
          </table:table-cell>
          <table:table-cell office:value-type="float" office:value="0.248382">
            <text:p>0,248382</text:p>
          </table:table-cell>
          <table:table-cell office:value-type="float" office:value="0.124338">
            <text:p>0,124338</text:p>
          </table:table-cell>
          <table:table-cell office:value-type="float" office:value="0.372719">
            <text:p>0,372719</text:p>
          </table:table-cell>
          <table:table-cell office:value-type="float" office:value="0.0791772">
            <text:p>0,0791772</text:p>
          </table:table-cell>
          <table:table-cell office:value-type="float" office:value="0.0835759">
            <text:p>0,0835759</text:p>
          </table:table-cell>
          <table:table-cell office:value-type="float" office:value="0.162753">
            <text:p>0,162753</text:p>
          </table:table-cell>
        </table:table-row>
        <table:table-row table:style-name="ro1">
          <table:table-cell office:value-type="float" office:value="1.28736">
            <text:p>1,28736</text:p>
          </table:table-cell>
          <table:table-cell office:value-type="float" office:value="0.380344">
            <text:p>0,380344</text:p>
          </table:table-cell>
          <table:table-cell office:value-type="float" office:value="1.66771">
            <text:p>1,66771</text:p>
          </table:table-cell>
          <table:table-cell office:value-type="float" office:value="0.275067">
            <text:p>0,275067</text:p>
          </table:table-cell>
          <table:table-cell office:value-type="float" office:value="0.170084">
            <text:p>0,170084</text:p>
          </table:table-cell>
          <table:table-cell office:value-type="float" office:value="0.445152">
            <text:p>0,445152</text:p>
          </table:table-cell>
          <table:table-cell office:value-type="float" office:value="0.0167152">
            <text:p>0,0167152</text:p>
          </table:table-cell>
          <table:table-cell office:value-type="float" office:value="0.182694">
            <text:p>0,182694</text:p>
          </table:table-cell>
          <table:table-cell office:value-type="float" office:value="0.199409">
            <text:p>0,199409</text:p>
          </table:table-cell>
          <table:table-cell office:value-type="float" office:value="0.107622">
            <text:p>0,107622</text:p>
          </table:table-cell>
          <table:table-cell office:value-type="float" office:value="0.0999979">
            <text:p>0,0999979</text:p>
          </table:table-cell>
          <table:table-cell office:value-type="float" office:value="0.20762">
            <text:p>0,20762</text:p>
          </table:table-cell>
          <table:table-cell office:value-type="float" office:value="0.196183">
            <text:p>0,196183</text:p>
          </table:table-cell>
          <table:table-cell office:value-type="float" office:value="0.214365">
            <text:p>0,214365</text:p>
          </table:table-cell>
          <table:table-cell office:value-type="float" office:value="0.410548">
            <text:p>0,410548</text:p>
          </table:table-cell>
          <table:table-cell office:value-type="float" office:value="0.0378291">
            <text:p>0,0378291</text:p>
          </table:table-cell>
          <table:table-cell office:value-type="float" office:value="0.565091">
            <text:p>0,565091</text:p>
          </table:table-cell>
          <table:table-cell office:value-type="float" office:value="0.60292">
            <text:p>0,60292</text:p>
          </table:table-cell>
          <table:table-cell office:value-type="float" office:value="0.747491">
            <text:p>0,747491</text:p>
          </table:table-cell>
          <table:table-cell office:value-type="float" office:value="0.158354">
            <text:p>0,158354</text:p>
          </table:table-cell>
          <table:table-cell office:value-type="float" office:value="0.905846">
            <text:p>0,905846</text:p>
          </table:table-cell>
          <table:table-cell office:value-type="float" office:value="0.341928">
            <text:p>0,341928</text:p>
          </table:table-cell>
          <table:table-cell office:value-type="float" office:value="0.200875">
            <text:p>0,200875</text:p>
          </table:table-cell>
          <table:table-cell office:value-type="float" office:value="0.542804">
            <text:p>0,542804</text:p>
          </table:table-cell>
          <table:table-cell office:value-type="float" office:value="0.0803502">
            <text:p>0,0803502</text:p>
          </table:table-cell>
          <table:table-cell office:value-type="float" office:value="0.0574768">
            <text:p>0,0574768</text:p>
          </table:table-cell>
          <table:table-cell office:value-type="float" office:value="0.137827">
            <text:p>0,137827</text:p>
          </table:table-cell>
        </table:table-row>
        <table:table-row table:style-name="ro1">
          <table:table-cell office:value-type="float" office:value="0.754529">
            <text:p>0,754529</text:p>
          </table:table-cell>
          <table:table-cell office:value-type="float" office:value="0.251021">
            <text:p>0,251021</text:p>
          </table:table-cell>
          <table:table-cell office:value-type="float" office:value="1.00555">
            <text:p>1,00555</text:p>
          </table:table-cell>
          <table:table-cell office:value-type="float" office:value="0.377411">
            <text:p>0,377411</text:p>
          </table:table-cell>
          <table:table-cell office:value-type="float" office:value="0.332544">
            <text:p>0,332544</text:p>
          </table:table-cell>
          <table:table-cell office:value-type="float" office:value="0.709955">
            <text:p>0,709955</text:p>
          </table:table-cell>
          <table:table-cell office:value-type="float" office:value="0.0322574">
            <text:p>0,0322574</text:p>
          </table:table-cell>
          <table:table-cell office:value-type="float" office:value="0.262751">
            <text:p>0,262751</text:p>
          </table:table-cell>
          <table:table-cell office:value-type="float" office:value="0.295008">
            <text:p>0,295008</text:p>
          </table:table-cell>
          <table:table-cell office:value-type="float" office:value="0.119352">
            <text:p>0,119352</text:p>
          </table:table-cell>
          <table:table-cell office:value-type="float" office:value="0.243397">
            <text:p>0,243397</text:p>
          </table:table-cell>
          <table:table-cell office:value-type="float" office:value="0.362749">
            <text:p>0,362749</text:p>
          </table:table-cell>
          <table:table-cell office:value-type="float" office:value="0.212312">
            <text:p>0,212312</text:p>
          </table:table-cell>
          <table:table-cell office:value-type="float" office:value="0.527848">
            <text:p>0,527848</text:p>
          </table:table-cell>
          <table:table-cell office:value-type="float" office:value="0.74016">
            <text:p>0,74016</text:p>
          </table:table-cell>
          <table:table-cell office:value-type="float" office:value="0.0510253">
            <text:p>0,0510253</text:p>
          </table:table-cell>
          <table:table-cell office:value-type="float" office:value="0.369494">
            <text:p>0,369494</text:p>
          </table:table-cell>
          <table:table-cell office:value-type="float" office:value="0.420519">
            <text:p>0,420519</text:p>
          </table:table-cell>
          <table:table-cell office:value-type="float" office:value="0.679164">
            <text:p>0,679164</text:p>
          </table:table-cell>
          <table:table-cell office:value-type="float" office:value="0.25542">
            <text:p>0,25542</text:p>
          </table:table-cell>
          <table:table-cell office:value-type="float" office:value="0.934584">
            <text:p>0,934584</text:p>
          </table:table-cell>
          <table:table-cell office:value-type="float" office:value="0.282399">
            <text:p>0,282399</text:p>
          </table:table-cell>
          <table:table-cell office:value-type="float" office:value="0.119059">
            <text:p>0,119059</text:p>
          </table:table-cell>
          <table:table-cell office:value-type="float" office:value="0.401458">
            <text:p>0,401458</text:p>
          </table:table-cell>
          <table:table-cell office:value-type="float" office:value="0.126977">
            <text:p>0,126977</text:p>
          </table:table-cell>
          <table:table-cell office:value-type="float" office:value="0.0642215">
            <text:p>0,0642215</text:p>
          </table:table-cell>
          <table:table-cell office:value-type="float" office:value="0.191198">
            <text:p>0,191198</text:p>
          </table:table-cell>
        </table:table-row>
        <table:table-row table:style-name="ro1">
          <table:table-cell office:value-type="float" office:value="0.752477">
            <text:p>0,752477</text:p>
          </table:table-cell>
          <table:table-cell office:value-type="float" office:value="0.385622">
            <text:p>0,385622</text:p>
          </table:table-cell>
          <table:table-cell office:value-type="float" office:value="1.1381">
            <text:p>1,1381</text:p>
          </table:table-cell>
          <table:table-cell office:value-type="float" office:value="0.258059">
            <text:p>0,258059</text:p>
          </table:table-cell>
          <table:table-cell office:value-type="float" office:value="0.166272">
            <text:p>0,166272</text:p>
          </table:table-cell>
          <table:table-cell office:value-type="float" office:value="0.424331">
            <text:p>0,424331</text:p>
          </table:table-cell>
          <table:table-cell office:value-type="float" office:value="0.0234599">
            <text:p>0,0234599</text:p>
          </table:table-cell>
          <table:table-cell office:value-type="float" office:value="0.15073">
            <text:p>0,15073</text:p>
          </table:table-cell>
          <table:table-cell office:value-type="float" office:value="0.17419">
            <text:p>0,17419</text:p>
          </table:table-cell>
          <table:table-cell office:value-type="float" office:value="0.0994114">
            <text:p>0,0994114</text:p>
          </table:table-cell>
          <table:table-cell office:value-type="float" office:value="0.113487">
            <text:p>0,113487</text:p>
          </table:table-cell>
          <table:table-cell office:value-type="float" office:value="0.212899">
            <text:p>0,212899</text:p>
          </table:table-cell>
          <table:table-cell office:value-type="float" office:value="0.195597">
            <text:p>0,195597</text:p>
          </table:table-cell>
          <table:table-cell office:value-type="float" office:value="0.210259">
            <text:p>0,210259</text:p>
          </table:table-cell>
          <table:table-cell office:value-type="float" office:value="0.405856">
            <text:p>0,405856</text:p>
          </table:table-cell>
          <table:table-cell office:value-type="float" office:value="0.0404683">
            <text:p>0,0404683</text:p>
          </table:table-cell>
          <table:table-cell office:value-type="float" office:value="0.169498">
            <text:p>0,169498</text:p>
          </table:table-cell>
          <table:table-cell office:value-type="float" office:value="0.209966">
            <text:p>0,209966</text:p>
          </table:table-cell>
          <table:table-cell office:value-type="float" office:value="0.735175">
            <text:p>0,735175</text:p>
          </table:table-cell>
          <table:table-cell office:value-type="float" office:value="0.143399">
            <text:p>0,143399</text:p>
          </table:table-cell>
          <table:table-cell office:value-type="float" office:value="0.878574">
            <text:p>0,878574</text:p>
          </table:table-cell>
          <table:table-cell office:value-type="float" office:value="0.276534">
            <text:p>0,276534</text:p>
          </table:table-cell>
          <table:table-cell office:value-type="float" office:value="0.116127">
            <text:p>0,116127</text:p>
          </table:table-cell>
          <table:table-cell office:value-type="float" office:value="0.39266">
            <text:p>0,39266</text:p>
          </table:table-cell>
          <table:table-cell office:value-type="float" office:value="0.0756582">
            <text:p>0,0756582</text:p>
          </table:table-cell>
          <table:table-cell office:value-type="float" office:value="0.0700865">
            <text:p>0,070086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731363">
            <text:p>0,731363</text:p>
          </table:table-cell>
          <table:table-cell office:value-type="float" office:value="0.247502">
            <text:p>0,247502</text:p>
          </table:table-cell>
          <table:table-cell office:value-type="float" office:value="0.978865">
            <text:p>0,978865</text:p>
          </table:table-cell>
          <table:table-cell office:value-type="float" office:value="0.248382">
            <text:p>0,248382</text:p>
          </table:table-cell>
          <table:table-cell office:value-type="float" office:value="0.158941">
            <text:p>0,158941</text:p>
          </table:table-cell>
          <table:table-cell office:value-type="float" office:value="0.407323">
            <text:p>0,407323</text:p>
          </table:table-cell>
          <table:table-cell office:value-type="float" office:value="0.0143692">
            <text:p>0,0143692</text:p>
          </table:table-cell>
          <table:table-cell office:value-type="float" office:value="0.137534">
            <text:p>0,137534</text:p>
          </table:table-cell>
          <table:table-cell office:value-type="float" office:value="0.151903">
            <text:p>0,151903</text:p>
          </table:table-cell>
          <table:table-cell office:value-type="float" office:value="0.11642">
            <text:p>0,11642</text:p>
          </table:table-cell>
          <table:table-cell office:value-type="float" office:value="0.0997046">
            <text:p>0,0997046</text:p>
          </table:table-cell>
          <table:table-cell office:value-type="float" office:value="0.216124">
            <text:p>0,216124</text:p>
          </table:table-cell>
          <table:table-cell office:value-type="float" office:value="0.234892">
            <text:p>0,234892</text:p>
          </table:table-cell>
          <table:table-cell office:value-type="float" office:value="0.212312">
            <text:p>0,212312</text:p>
          </table:table-cell>
          <table:table-cell office:value-type="float" office:value="0.447205">
            <text:p>0,447205</text:p>
          </table:table-cell>
          <table:table-cell office:value-type="float" office:value="0.0413481">
            <text:p>0,0413481</text:p>
          </table:table-cell>
          <table:table-cell office:value-type="float" office:value="0.176829">
            <text:p>0,176829</text:p>
          </table:table-cell>
          <table:table-cell office:value-type="float" office:value="0.218177">
            <text:p>0,218177</text:p>
          </table:table-cell>
          <table:table-cell office:value-type="float" office:value="0.491192">
            <text:p>0,491192</text:p>
          </table:table-cell>
          <table:table-cell office:value-type="float" office:value="0.151023">
            <text:p>0,151023</text:p>
          </table:table-cell>
          <table:table-cell office:value-type="float" office:value="0.642215">
            <text:p>0,642215</text:p>
          </table:table-cell>
          <table:table-cell office:value-type="float" office:value="0.26451">
            <text:p>0,26451</text:p>
          </table:table-cell>
          <table:table-cell office:value-type="float" office:value="0.106449">
            <text:p>0,106449</text:p>
          </table:table-cell>
          <table:table-cell office:value-type="float" office:value="0.37096">
            <text:p>0,37096</text:p>
          </table:table-cell>
          <table:table-cell office:value-type="float" office:value="0.075365">
            <text:p>0,075365</text:p>
          </table:table-cell>
          <table:table-cell office:value-type="float" office:value="0.0604093">
            <text:p>0,0604093</text:p>
          </table:table-cell>
          <table:table-cell office:value-type="float" office:value="0.135774">
            <text:p>0,135774</text:p>
          </table:table-cell>
        </table:table-row>
        <table:table-row table:style-name="ro1">
          <table:table-cell office:value-type="float" office:value="0.680631">
            <text:p>0,680631</text:p>
          </table:table-cell>
          <table:table-cell office:value-type="float" office:value="0.236065">
            <text:p>0,236065</text:p>
          </table:table-cell>
          <table:table-cell office:value-type="float" office:value="0.916696">
            <text:p>0,916696</text:p>
          </table:table-cell>
          <table:table-cell office:value-type="float" office:value="0.248675">
            <text:p>0,248675</text:p>
          </table:table-cell>
          <table:table-cell office:value-type="float" office:value="0.156302">
            <text:p>0,156302</text:p>
          </table:table-cell>
          <table:table-cell office:value-type="float" office:value="0.404977">
            <text:p>0,404977</text:p>
          </table:table-cell>
          <table:table-cell office:value-type="float" office:value="0.0140759">
            <text:p>0,0140759</text:p>
          </table:table-cell>
          <table:table-cell office:value-type="float" office:value="0.13812">
            <text:p>0,13812</text:p>
          </table:table-cell>
          <table:table-cell office:value-type="float" office:value="0.152196">
            <text:p>0,152196</text:p>
          </table:table-cell>
          <table:table-cell office:value-type="float" office:value="0.116713">
            <text:p>0,116713</text:p>
          </table:table-cell>
          <table:table-cell office:value-type="float" office:value="0.0970654">
            <text:p>0,0970654</text:p>
          </table:table-cell>
          <table:table-cell office:value-type="float" office:value="0.213778">
            <text:p>0,213778</text:p>
          </table:table-cell>
          <table:table-cell office:value-type="float" office:value="0.204394">
            <text:p>0,204394</text:p>
          </table:table-cell>
          <table:table-cell office:value-type="float" office:value="0.202635">
            <text:p>0,202635</text:p>
          </table:table-cell>
          <table:table-cell office:value-type="float" office:value="0.407029">
            <text:p>0,407029</text:p>
          </table:table-cell>
          <table:table-cell office:value-type="float" office:value="0.0378291">
            <text:p>0,0378291</text:p>
          </table:table-cell>
          <table:table-cell office:value-type="float" office:value="0.164806">
            <text:p>0,164806</text:p>
          </table:table-cell>
          <table:table-cell office:value-type="float" office:value="0.202635">
            <text:p>0,202635</text:p>
          </table:table-cell>
          <table:table-cell office:value-type="float" office:value="0.513185">
            <text:p>0,513185</text:p>
          </table:table-cell>
          <table:table-cell office:value-type="float" office:value="0.145158">
            <text:p>0,145158</text:p>
          </table:table-cell>
          <table:table-cell office:value-type="float" office:value="0.658344">
            <text:p>0,658344</text:p>
          </table:table-cell>
          <table:table-cell office:value-type="float" office:value="0.257766">
            <text:p>0,257766</text:p>
          </table:table-cell>
          <table:table-cell office:value-type="float" office:value="0.0979451">
            <text:p>0,0979451</text:p>
          </table:table-cell>
          <table:table-cell office:value-type="float" office:value="0.355711">
            <text:p>0,355711</text:p>
          </table:table-cell>
          <table:table-cell office:value-type="float" office:value="0.0768312">
            <text:p>0,0768312</text:p>
          </table:table-cell>
          <table:table-cell office:value-type="float" office:value="0.0680337">
            <text:p>0,0680337</text:p>
          </table:table-cell>
          <table:table-cell office:value-type="float" office:value="0.144865">
            <text:p>0,144865</text:p>
          </table:table-cell>
        </table:table-row>
        <table:table-row table:style-name="ro1">
          <table:table-cell office:value-type="float" office:value="0.682977">
            <text:p>0,682977</text:p>
          </table:table-cell>
          <table:table-cell office:value-type="float" office:value="0.227268">
            <text:p>0,227268</text:p>
          </table:table-cell>
          <table:table-cell office:value-type="float" office:value="0.910244">
            <text:p>0,910244</text:p>
          </table:table-cell>
          <table:table-cell office:value-type="float" office:value="0.260405">
            <text:p>0,260405</text:p>
          </table:table-cell>
          <table:table-cell office:value-type="float" office:value="0.157181">
            <text:p>0,157181</text:p>
          </table:table-cell>
          <table:table-cell office:value-type="float" office:value="0.417586">
            <text:p>0,417586</text:p>
          </table:table-cell>
          <table:table-cell office:value-type="float" office:value="0.0143692">
            <text:p>0,0143692</text:p>
          </table:table-cell>
          <table:table-cell office:value-type="float" office:value="0.141053">
            <text:p>0,141053</text:p>
          </table:table-cell>
          <table:table-cell office:value-type="float" office:value="0.155422">
            <text:p>0,155422</text:p>
          </table:table-cell>
          <table:table-cell office:value-type="float" office:value="0.104397">
            <text:p>0,104397</text:p>
          </table:table-cell>
          <table:table-cell office:value-type="float" office:value="0.0985316">
            <text:p>0,0985316</text:p>
          </table:table-cell>
          <table:table-cell office:value-type="float" office:value="0.202928">
            <text:p>0,202928</text:p>
          </table:table-cell>
          <table:table-cell office:value-type="float" office:value="0.231373">
            <text:p>0,231373</text:p>
          </table:table-cell>
          <table:table-cell office:value-type="float" office:value="0.199996">
            <text:p>0,199996</text:p>
          </table:table-cell>
          <table:table-cell office:value-type="float" office:value="0.431369">
            <text:p>0,431369</text:p>
          </table:table-cell>
          <table:table-cell office:value-type="float" office:value="0.0369494">
            <text:p>0,0369494</text:p>
          </table:table-cell>
          <table:table-cell office:value-type="float" office:value="0.178295">
            <text:p>0,178295</text:p>
          </table:table-cell>
          <table:table-cell office:value-type="float" office:value="0.215245">
            <text:p>0,215245</text:p>
          </table:table-cell>
          <table:table-cell office:value-type="float" office:value="0.512012">
            <text:p>0,512012</text:p>
          </table:table-cell>
          <table:table-cell office:value-type="float" office:value="0.144572">
            <text:p>0,144572</text:p>
          </table:table-cell>
          <table:table-cell office:value-type="float" office:value="0.656584">
            <text:p>0,656584</text:p>
          </table:table-cell>
          <table:table-cell office:value-type="float" office:value="0.270082">
            <text:p>0,270082</text:p>
          </table:table-cell>
          <table:table-cell office:value-type="float" office:value="0.0982384">
            <text:p>0,0982384</text:p>
          </table:table-cell>
          <table:table-cell office:value-type="float" office:value="0.368321">
            <text:p>0,368321</text:p>
          </table:table-cell>
          <table:table-cell office:value-type="float" office:value="0.0759515">
            <text:p>0,0759515</text:p>
          </table:table-cell>
          <table:table-cell office:value-type="float" office:value="0.0709662">
            <text:p>0,0709662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13474">
            <text:p>0,713474</text:p>
          </table:table-cell>
          <table:table-cell office:value-type="float" office:value="0.228441">
            <text:p>0,228441</text:p>
          </table:table-cell>
          <table:table-cell office:value-type="float" office:value="0.941915">
            <text:p>0,941915</text:p>
          </table:table-cell>
          <table:table-cell office:value-type="float" office:value="0.270375">
            <text:p>0,270375</text:p>
          </table:table-cell>
          <table:table-cell office:value-type="float" office:value="0.166565">
            <text:p>0,166565</text:p>
          </table:table-cell>
          <table:table-cell office:value-type="float" office:value="0.436941">
            <text:p>0,436941</text:p>
          </table:table-cell>
          <table:table-cell office:value-type="float" office:value="0.0170084">
            <text:p>0,0170084</text:p>
          </table:table-cell>
          <table:table-cell office:value-type="float" office:value="0.144278">
            <text:p>0,144278</text:p>
          </table:table-cell>
          <table:table-cell office:value-type="float" office:value="0.161287">
            <text:p>0,161287</text:p>
          </table:table-cell>
          <table:table-cell office:value-type="float" office:value="0.110848">
            <text:p>0,110848</text:p>
          </table:table-cell>
          <table:table-cell office:value-type="float" office:value="0.0997046">
            <text:p>0,0997046</text:p>
          </table:table-cell>
          <table:table-cell office:value-type="float" office:value="0.210553">
            <text:p>0,210553</text:p>
          </table:table-cell>
          <table:table-cell office:value-type="float" office:value="0.205861">
            <text:p>0,205861</text:p>
          </table:table-cell>
          <table:table-cell office:value-type="float" office:value="0.221696">
            <text:p>0,221696</text:p>
          </table:table-cell>
          <table:table-cell office:value-type="float" office:value="0.427557">
            <text:p>0,427557</text:p>
          </table:table-cell>
          <table:table-cell office:value-type="float" office:value="0.0398818">
            <text:p>0,0398818</text:p>
          </table:table-cell>
          <table:table-cell office:value-type="float" office:value="0.164806">
            <text:p>0,164806</text:p>
          </table:table-cell>
          <table:table-cell office:value-type="float" office:value="0.204688">
            <text:p>0,204688</text:p>
          </table:table-cell>
          <table:table-cell office:value-type="float" office:value="0.505854">
            <text:p>0,505854</text:p>
          </table:table-cell>
          <table:table-cell office:value-type="float" office:value="0.156302">
            <text:p>0,156302</text:p>
          </table:table-cell>
          <table:table-cell office:value-type="float" office:value="0.662156">
            <text:p>0,662156</text:p>
          </table:table-cell>
          <table:table-cell office:value-type="float" office:value="0.259525">
            <text:p>0,259525</text:p>
          </table:table-cell>
          <table:table-cell office:value-type="float" office:value="0.100291">
            <text:p>0,100291</text:p>
          </table:table-cell>
          <table:table-cell office:value-type="float" office:value="0.359816">
            <text:p>0,359816</text:p>
          </table:table-cell>
          <table:table-cell office:value-type="float" office:value="0.0826962">
            <text:p>0,0826962</text:p>
          </table:table-cell>
          <table:table-cell office:value-type="float" office:value="0.0703797">
            <text:p>0,0703797</text:p>
          </table:table-cell>
          <table:table-cell office:value-type="float" office:value="0.153076">
            <text:p>0,153076</text:p>
          </table:table-cell>
        </table:table-row>
        <table:table-row table:style-name="ro1">
          <table:table-cell office:value-type="float" office:value="0.702331">
            <text:p>0,702331</text:p>
          </table:table-cell>
          <table:table-cell office:value-type="float" office:value="0.238411">
            <text:p>0,238411</text:p>
          </table:table-cell>
          <table:table-cell office:value-type="float" office:value="0.940742">
            <text:p>0,940742</text:p>
          </table:table-cell>
          <table:table-cell office:value-type="float" office:value="0.260991">
            <text:p>0,260991</text:p>
          </table:table-cell>
          <table:table-cell office:value-type="float" office:value="0.1868">
            <text:p>0,1868</text:p>
          </table:table-cell>
          <table:table-cell office:value-type="float" office:value="0.447791">
            <text:p>0,447791</text:p>
          </table:table-cell>
          <table:table-cell office:value-type="float" office:value="0.0161287">
            <text:p>0,0161287</text:p>
          </table:table-cell>
          <table:table-cell office:value-type="float" office:value="0.141053">
            <text:p>0,141053</text:p>
          </table:table-cell>
          <table:table-cell office:value-type="float" office:value="0.157181">
            <text:p>0,157181</text:p>
          </table:table-cell>
          <table:table-cell office:value-type="float" office:value="0.0994114">
            <text:p>0,0994114</text:p>
          </table:table-cell>
          <table:table-cell office:value-type="float" office:value="0.120232">
            <text:p>0,120232</text:p>
          </table:table-cell>
          <table:table-cell office:value-type="float" office:value="0.219643">
            <text:p>0,219643</text:p>
          </table:table-cell>
          <table:table-cell office:value-type="float" office:value="0.20938">
            <text:p>0,20938</text:p>
          </table:table-cell>
          <table:table-cell office:value-type="float" office:value="0.441046">
            <text:p>0,441046</text:p>
          </table:table-cell>
          <table:table-cell office:value-type="float" office:value="0.650426">
            <text:p>0,650426</text:p>
          </table:table-cell>
          <table:table-cell office:value-type="float" office:value="0.0457468">
            <text:p>0,0457468</text:p>
          </table:table-cell>
          <table:table-cell office:value-type="float" office:value="0.151903">
            <text:p>0,151903</text:p>
          </table:table-cell>
          <table:table-cell office:value-type="float" office:value="0.19765">
            <text:p>0,19765</text:p>
          </table:table-cell>
          <table:table-cell office:value-type="float" office:value="0.500869">
            <text:p>0,500869</text:p>
          </table:table-cell>
          <table:table-cell office:value-type="float" office:value="0.153369">
            <text:p>0,153369</text:p>
          </table:table-cell>
          <table:table-cell office:value-type="float" office:value="0.654238">
            <text:p>0,654238</text:p>
          </table:table-cell>
          <table:table-cell office:value-type="float" office:value="0.258352">
            <text:p>0,258352</text:p>
          </table:table-cell>
          <table:table-cell office:value-type="float" office:value="0.104983">
            <text:p>0,104983</text:p>
          </table:table-cell>
          <table:table-cell office:value-type="float" office:value="0.363335">
            <text:p>0,363335</text:p>
          </table:table-cell>
          <table:table-cell office:value-type="float" office:value="0.0841624">
            <text:p>0,0841624</text:p>
          </table:table-cell>
          <table:table-cell office:value-type="float" office:value="0.067154">
            <text:p>0,067154</text:p>
          </table:table-cell>
          <table:table-cell office:value-type="float" office:value="0.151316">
            <text:p>0,151316</text:p>
          </table:table-cell>
        </table:table-row>
        <table:table-row table:style-name="ro1">
          <table:table-cell office:value-type="float" office:value="0.801742">
            <text:p>0,801742</text:p>
          </table:table-cell>
          <table:table-cell office:value-type="float" office:value="0.239878">
            <text:p>0,239878</text:p>
          </table:table-cell>
          <table:table-cell office:value-type="float" office:value="1.04162">
            <text:p>1,04162</text:p>
          </table:table-cell>
          <table:table-cell office:value-type="float" office:value="0.476823">
            <text:p>0,476823</text:p>
          </table:table-cell>
          <table:table-cell office:value-type="float" office:value="0.541631">
            <text:p>0,541631</text:p>
          </table:table-cell>
          <table:table-cell office:value-type="float" office:value="1.01845">
            <text:p>1,01845</text:p>
          </table:table-cell>
          <table:table-cell office:value-type="float" office:value="0.0419346">
            <text:p>0,0419346</text:p>
          </table:table-cell>
          <table:table-cell office:value-type="float" office:value="0.1607">
            <text:p>0,1607</text:p>
          </table:table-cell>
          <table:table-cell office:value-type="float" office:value="0.202635">
            <text:p>0,202635</text:p>
          </table:table-cell>
          <table:table-cell office:value-type="float" office:value="0.10293">
            <text:p>0,10293</text:p>
          </table:table-cell>
          <table:table-cell office:value-type="float" office:value="0.104983">
            <text:p>0,104983</text:p>
          </table:table-cell>
          <table:table-cell office:value-type="float" office:value="0.207913">
            <text:p>0,207913</text:p>
          </table:table-cell>
          <table:table-cell office:value-type="float" office:value="0.199702">
            <text:p>0,199702</text:p>
          </table:table-cell>
          <table:table-cell office:value-type="float" office:value="0.263924">
            <text:p>0,263924</text:p>
          </table:table-cell>
          <table:table-cell office:value-type="float" office:value="0.463626">
            <text:p>0,463626</text:p>
          </table:table-cell>
          <table:table-cell office:value-type="float" office:value="0.0416413">
            <text:p>0,0416413</text:p>
          </table:table-cell>
          <table:table-cell office:value-type="float" office:value="0.166565">
            <text:p>0,166565</text:p>
          </table:table-cell>
          <table:table-cell office:value-type="float" office:value="0.208207">
            <text:p>0,208207</text:p>
          </table:table-cell>
          <table:table-cell office:value-type="float" office:value="0.64808">
            <text:p>0,64808</text:p>
          </table:table-cell>
          <table:table-cell office:value-type="float" office:value="0.157475">
            <text:p>0,157475</text:p>
          </table:table-cell>
          <table:table-cell office:value-type="float" office:value="0.805555">
            <text:p>0,805555</text:p>
          </table:table-cell>
          <table:table-cell office:value-type="float" office:value="0.269496">
            <text:p>0,269496</text:p>
          </table:table-cell>
          <table:table-cell office:value-type="float" office:value="0.142226">
            <text:p>0,142226</text:p>
          </table:table-cell>
          <table:table-cell office:value-type="float" office:value="0.411721">
            <text:p>0,411721</text:p>
          </table:table-cell>
          <table:table-cell office:value-type="float" office:value="0.0809367">
            <text:p>0,0809367</text:p>
          </table:table-cell>
          <table:table-cell office:value-type="float" office:value="0.0513185">
            <text:p>0,0513185</text:p>
          </table:table-cell>
          <table:table-cell office:value-type="float" office:value="0.132255">
            <text:p>0,132255</text:p>
          </table:table-cell>
        </table:table-row>
        <table:table-row table:style-name="ro1">
          <table:table-cell office:value-type="float" office:value="0.698226">
            <text:p>0,698226</text:p>
          </table:table-cell>
          <table:table-cell office:value-type="float" office:value="0.240757">
            <text:p>0,240757</text:p>
          </table:table-cell>
          <table:table-cell office:value-type="float" office:value="0.938983">
            <text:p>0,938983</text:p>
          </table:table-cell>
          <table:table-cell office:value-type="float" office:value="0.246036">
            <text:p>0,246036</text:p>
          </table:table-cell>
          <table:table-cell office:value-type="float" office:value="0.166859">
            <text:p>0,166859</text:p>
          </table:table-cell>
          <table:table-cell office:value-type="float" office:value="0.412894">
            <text:p>0,412894</text:p>
          </table:table-cell>
          <table:table-cell office:value-type="float" office:value="0.0161287">
            <text:p>0,0161287</text:p>
          </table:table-cell>
          <table:table-cell office:value-type="float" office:value="0.142812">
            <text:p>0,142812</text:p>
          </table:table-cell>
          <table:table-cell office:value-type="float" office:value="0.158941">
            <text:p>0,158941</text:p>
          </table:table-cell>
          <table:table-cell office:value-type="float" office:value="0.190905">
            <text:p>0,190905</text:p>
          </table:table-cell>
          <table:table-cell office:value-type="float" office:value="0.24369">
            <text:p>0,24369</text:p>
          </table:table-cell>
          <table:table-cell office:value-type="float" office:value="0.434595">
            <text:p>0,434595</text:p>
          </table:table-cell>
          <table:table-cell office:value-type="float" office:value="0.2085">
            <text:p>0,2085</text:p>
          </table:table-cell>
          <table:table-cell office:value-type="float" office:value="0.245156">
            <text:p>0,245156</text:p>
          </table:table-cell>
          <table:table-cell office:value-type="float" office:value="0.453656">
            <text:p>0,453656</text:p>
          </table:table-cell>
          <table:table-cell office:value-type="float" office:value="0.0442806">
            <text:p>0,0442806</text:p>
          </table:table-cell>
          <table:table-cell office:value-type="float" office:value="0.264804">
            <text:p>0,264804</text:p>
          </table:table-cell>
          <table:table-cell office:value-type="float" office:value="0.309084">
            <text:p>0,309084</text:p>
          </table:table-cell>
          <table:table-cell office:value-type="float" office:value="0.569489">
            <text:p>0,569489</text:p>
          </table:table-cell>
          <table:table-cell office:value-type="float" office:value="0.156302">
            <text:p>0,156302</text:p>
          </table:table-cell>
          <table:table-cell office:value-type="float" office:value="0.725791">
            <text:p>0,725791</text:p>
          </table:table-cell>
          <table:table-cell office:value-type="float" office:value="0.561278">
            <text:p>0,561278</text:p>
          </table:table-cell>
          <table:table-cell office:value-type="float" office:value="0.114367">
            <text:p>0,114367</text:p>
          </table:table-cell>
          <table:table-cell office:value-type="float" office:value="0.675645">
            <text:p>0,675645</text:p>
          </table:table-cell>
          <table:table-cell office:value-type="float" office:value="0.0929599">
            <text:p>0,0929599</text:p>
          </table:table-cell>
          <table:table-cell office:value-type="float" office:value="0.0668607">
            <text:p>0,066860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23152">
            <text:p>0,723152</text:p>
          </table:table-cell>
          <table:table-cell office:value-type="float" office:value="0.244276">
            <text:p>0,244276</text:p>
          </table:table-cell>
          <table:table-cell office:value-type="float" office:value="0.967428">
            <text:p>0,967428</text:p>
          </table:table-cell>
          <table:table-cell office:value-type="float" office:value="0.297648">
            <text:p>0,297648</text:p>
          </table:table-cell>
          <table:table-cell office:value-type="float" office:value="0.16334">
            <text:p>0,16334</text:p>
          </table:table-cell>
          <table:table-cell office:value-type="float" office:value="0.460987">
            <text:p>0,460987</text:p>
          </table:table-cell>
          <table:table-cell office:value-type="float" office:value="0.0152489">
            <text:p>0,0152489</text:p>
          </table:table-cell>
          <table:table-cell office:value-type="float" office:value="0.150143">
            <text:p>0,150143</text:p>
          </table:table-cell>
          <table:table-cell office:value-type="float" office:value="0.165392">
            <text:p>0,165392</text:p>
          </table:table-cell>
          <table:table-cell office:value-type="float" office:value="0.0997046">
            <text:p>0,0997046</text:p>
          </table:table-cell>
          <table:table-cell office:value-type="float" office:value="0.100878">
            <text:p>0,100878</text:p>
          </table:table-cell>
          <table:table-cell office:value-type="float" office:value="0.200582">
            <text:p>0,200582</text:p>
          </table:table-cell>
          <table:table-cell office:value-type="float" office:value="0.200875">
            <text:p>0,200875</text:p>
          </table:table-cell>
          <table:table-cell office:value-type="float" office:value="0.216124">
            <text:p>0,216124</text:p>
          </table:table-cell>
          <table:table-cell office:value-type="float" office:value="0.417">
            <text:p>0,417</text:p>
          </table:table-cell>
          <table:table-cell office:value-type="float" office:value="0.0387088">
            <text:p>0,0387088</text:p>
          </table:table-cell>
          <table:table-cell office:value-type="float" office:value="0.181814">
            <text:p>0,181814</text:p>
          </table:table-cell>
          <table:table-cell office:value-type="float" office:value="0.220523">
            <text:p>0,220523</text:p>
          </table:table-cell>
          <table:table-cell office:value-type="float" office:value="0.536059">
            <text:p>0,536059</text:p>
          </table:table-cell>
          <table:table-cell office:value-type="float" office:value="0.326679">
            <text:p>0,326679</text:p>
          </table:table-cell>
          <table:table-cell office:value-type="float" office:value="0.862738">
            <text:p>0,862738</text:p>
          </table:table-cell>
          <table:table-cell office:value-type="float" office:value="0.778282">
            <text:p>0,778282</text:p>
          </table:table-cell>
          <table:table-cell office:value-type="float" office:value="0.168032">
            <text:p>0,168032</text:p>
          </table:table-cell>
          <table:table-cell office:value-type="float" office:value="0.946314">
            <text:p>0,946314</text:p>
          </table:table-cell>
          <table:table-cell office:value-type="float" office:value="0.0906139">
            <text:p>0,0906139</text:p>
          </table:table-cell>
          <table:table-cell office:value-type="float" office:value="0.0574768">
            <text:p>0,0574768</text:p>
          </table:table-cell>
          <table:table-cell office:value-type="float" office:value="0.148091">
            <text:p>0,148091</text:p>
          </table:table-cell>
        </table:table-row>
        <table:table-row table:style-name="ro1">
          <table:table-cell office:value-type="float" office:value="0.695">
            <text:p>0,695</text:p>
          </table:table-cell>
          <table:table-cell office:value-type="float" office:value="0.243103">
            <text:p>0,243103</text:p>
          </table:table-cell>
          <table:table-cell office:value-type="float" office:value="0.938103">
            <text:p>0,938103</text:p>
          </table:table-cell>
          <table:table-cell office:value-type="float" office:value="0.336063">
            <text:p>0,336063</text:p>
          </table:table-cell>
          <table:table-cell office:value-type="float" office:value="0.211726">
            <text:p>0,211726</text:p>
          </table:table-cell>
          <table:table-cell office:value-type="float" office:value="0.547789">
            <text:p>0,547789</text:p>
          </table:table-cell>
          <table:table-cell office:value-type="float" office:value="0.0164219">
            <text:p>0,0164219</text:p>
          </table:table-cell>
          <table:table-cell office:value-type="float" office:value="0.142812">
            <text:p>0,142812</text:p>
          </table:table-cell>
          <table:table-cell office:value-type="float" office:value="0.159234">
            <text:p>0,159234</text:p>
          </table:table-cell>
          <table:table-cell office:value-type="float" office:value="0.0988249">
            <text:p>0,0988249</text:p>
          </table:table-cell>
          <table:table-cell office:value-type="float" office:value="0.107916">
            <text:p>0,107916</text:p>
          </table:table-cell>
          <table:table-cell office:value-type="float" office:value="0.20674">
            <text:p>0,20674</text:p>
          </table:table-cell>
          <table:table-cell office:value-type="float" office:value="0.195304">
            <text:p>0,195304</text:p>
          </table:table-cell>
          <table:table-cell office:value-type="float" office:value="0.224042">
            <text:p>0,224042</text:p>
          </table:table-cell>
          <table:table-cell office:value-type="float" office:value="0.419346">
            <text:p>0,419346</text:p>
          </table:table-cell>
          <table:table-cell office:value-type="float" office:value="0.0392953">
            <text:p>0,0392953</text:p>
          </table:table-cell>
          <table:table-cell office:value-type="float" office:value="0.170964">
            <text:p>0,170964</text:p>
          </table:table-cell>
          <table:table-cell office:value-type="float" office:value="0.210259">
            <text:p>0,210259</text:p>
          </table:table-cell>
          <table:table-cell office:value-type="float" office:value="0.549548">
            <text:p>0,549548</text:p>
          </table:table-cell>
          <table:table-cell office:value-type="float" office:value="0.149557">
            <text:p>0,149557</text:p>
          </table:table-cell>
          <table:table-cell office:value-type="float" office:value="0.699105">
            <text:p>0,699105</text:p>
          </table:table-cell>
          <table:table-cell office:value-type="float" office:value="0.262164">
            <text:p>0,262164</text:p>
          </table:table-cell>
          <table:table-cell office:value-type="float" office:value="0.118179">
            <text:p>0,118179</text:p>
          </table:table-cell>
          <table:table-cell office:value-type="float" office:value="0.380344">
            <text:p>0,380344</text:p>
          </table:table-cell>
          <table:table-cell office:value-type="float" office:value="0.0826962">
            <text:p>0,0826962</text:p>
          </table:table-cell>
          <table:table-cell office:value-type="float" office:value="0.0586498">
            <text:p>0,0586498</text:p>
          </table:table-cell>
          <table:table-cell office:value-type="float" office:value="0.141346">
            <text:p>0,141346</text:p>
          </table:table-cell>
        </table:table-row>
        <table:table-row table:style-name="ro1">
          <table:table-cell office:value-type="float" office:value="0.761274">
            <text:p>0,761274</text:p>
          </table:table-cell>
          <table:table-cell office:value-type="float" office:value="0.225508">
            <text:p>0,225508</text:p>
          </table:table-cell>
          <table:table-cell office:value-type="float" office:value="0.986782">
            <text:p>0,986782</text:p>
          </table:table-cell>
          <table:table-cell office:value-type="float" office:value="0.330491">
            <text:p>0,330491</text:p>
          </table:table-cell>
          <table:table-cell office:value-type="float" office:value="0.173897">
            <text:p>0,173897</text:p>
          </table:table-cell>
          <table:table-cell office:value-type="float" office:value="0.504388">
            <text:p>0,504388</text:p>
          </table:table-cell>
          <table:table-cell office:value-type="float" office:value="0.0243397">
            <text:p>0,0243397</text:p>
          </table:table-cell>
          <table:table-cell office:value-type="float" office:value="0.145158">
            <text:p>0,145158</text:p>
          </table:table-cell>
          <table:table-cell office:value-type="float" office:value="0.169498">
            <text:p>0,169498</text:p>
          </table:table-cell>
          <table:table-cell office:value-type="float" office:value="0.131962">
            <text:p>0,131962</text:p>
          </table:table-cell>
          <table:table-cell office:value-type="float" office:value="0.10381">
            <text:p>0,10381</text:p>
          </table:table-cell>
          <table:table-cell office:value-type="float" office:value="0.235772">
            <text:p>0,235772</text:p>
          </table:table-cell>
          <table:table-cell office:value-type="float" office:value="0.210259">
            <text:p>0,210259</text:p>
          </table:table-cell>
          <table:table-cell office:value-type="float" office:value="0.202635">
            <text:p>0,202635</text:p>
          </table:table-cell>
          <table:table-cell office:value-type="float" office:value="0.412894">
            <text:p>0,412894</text:p>
          </table:table-cell>
          <table:table-cell office:value-type="float" office:value="0.0372426">
            <text:p>0,0372426</text:p>
          </table:table-cell>
          <table:table-cell office:value-type="float" office:value="0.181228">
            <text:p>0,181228</text:p>
          </table:table-cell>
          <table:table-cell office:value-type="float" office:value="0.21847">
            <text:p>0,21847</text:p>
          </table:table-cell>
          <table:table-cell office:value-type="float" office:value="0.587377">
            <text:p>0,587377</text:p>
          </table:table-cell>
          <table:table-cell office:value-type="float" office:value="0.166565">
            <text:p>0,166565</text:p>
          </table:table-cell>
          <table:table-cell office:value-type="float" office:value="0.753943">
            <text:p>0,753943</text:p>
          </table:table-cell>
          <table:table-cell office:value-type="float" office:value="0.25366">
            <text:p>0,25366</text:p>
          </table:table-cell>
          <table:table-cell office:value-type="float" office:value="0.117593">
            <text:p>0,117593</text:p>
          </table:table-cell>
          <table:table-cell office:value-type="float" office:value="0.371253">
            <text:p>0,371253</text:p>
          </table:table-cell>
          <table:table-cell office:value-type="float" office:value="0.0815232">
            <text:p>0,0815232</text:p>
          </table:table-cell>
          <table:table-cell office:value-type="float" office:value="0.056597">
            <text:p>0,056597</text:p>
          </table:table-cell>
          <table:table-cell office:value-type="float" office:value="0.13812">
            <text:p>0,13812</text:p>
          </table:table-cell>
        </table:table-row>
        <table:table-row table:style-name="ro1">
          <table:table-cell office:value-type="float" office:value="0.759515">
            <text:p>0,759515</text:p>
          </table:table-cell>
          <table:table-cell office:value-type="float" office:value="0.219643">
            <text:p>0,219643</text:p>
          </table:table-cell>
          <table:table-cell office:value-type="float" office:value="0.979158">
            <text:p>0,979158</text:p>
          </table:table-cell>
          <table:table-cell office:value-type="float" office:value="0.247209">
            <text:p>0,247209</text:p>
          </table:table-cell>
          <table:table-cell office:value-type="float" office:value="0.172137">
            <text:p>0,172137</text:p>
          </table:table-cell>
          <table:table-cell office:value-type="float" office:value="0.419346">
            <text:p>0,419346</text:p>
          </table:table-cell>
          <table:table-cell office:value-type="float" office:value="0.0161287">
            <text:p>0,0161287</text:p>
          </table:table-cell>
          <table:table-cell office:value-type="float" office:value="0.123458">
            <text:p>0,123458</text:p>
          </table:table-cell>
          <table:table-cell office:value-type="float" office:value="0.139586">
            <text:p>0,139586</text:p>
          </table:table-cell>
          <table:table-cell office:value-type="float" office:value="0.102344">
            <text:p>0,102344</text:p>
          </table:table-cell>
          <table:table-cell office:value-type="float" office:value="0.111141">
            <text:p>0,111141</text:p>
          </table:table-cell>
          <table:table-cell office:value-type="float" office:value="0.213485">
            <text:p>0,213485</text:p>
          </table:table-cell>
          <table:table-cell office:value-type="float" office:value="0.229907">
            <text:p>0,229907</text:p>
          </table:table-cell>
          <table:table-cell office:value-type="float" office:value="0.226681">
            <text:p>0,226681</text:p>
          </table:table-cell>
          <table:table-cell office:value-type="float" office:value="0.456588">
            <text:p>0,456588</text:p>
          </table:table-cell>
          <table:table-cell office:value-type="float" office:value="0.0395886">
            <text:p>0,0395886</text:p>
          </table:table-cell>
          <table:table-cell office:value-type="float" office:value="0.158061">
            <text:p>0,158061</text:p>
          </table:table-cell>
          <table:table-cell office:value-type="float" office:value="0.19765">
            <text:p>0,19765</text:p>
          </table:table-cell>
          <table:table-cell office:value-type="float" office:value="0.525502">
            <text:p>0,525502</text:p>
          </table:table-cell>
          <table:table-cell office:value-type="float" office:value="0.143692">
            <text:p>0,143692</text:p>
          </table:table-cell>
          <table:table-cell office:value-type="float" office:value="0.669194">
            <text:p>0,669194</text:p>
          </table:table-cell>
          <table:table-cell office:value-type="float" office:value="0.24281">
            <text:p>0,24281</text:p>
          </table:table-cell>
          <table:table-cell office:value-type="float" office:value="0.110555">
            <text:p>0,110555</text:p>
          </table:table-cell>
          <table:table-cell office:value-type="float" office:value="0.353365">
            <text:p>0,353365</text:p>
          </table:table-cell>
          <table:table-cell office:value-type="float" office:value="0.074192">
            <text:p>0,074192</text:p>
          </table:table-cell>
          <table:table-cell office:value-type="float" office:value="0.0633418">
            <text:p>0,0633418</text:p>
          </table:table-cell>
          <table:table-cell office:value-type="float" office:value="0.137534">
            <text:p>0,137534</text:p>
          </table:table-cell>
        </table:table-row>
        <table:table-row table:style-name="ro1">
          <table:table-cell office:value-type="float" office:value="0.776816">
            <text:p>0,776816</text:p>
          </table:table-cell>
          <table:table-cell office:value-type="float" office:value="0.246036">
            <text:p>0,246036</text:p>
          </table:table-cell>
          <table:table-cell office:value-type="float" office:value="1.02285">
            <text:p>1,02285</text:p>
          </table:table-cell>
          <table:table-cell office:value-type="float" office:value="0.26715">
            <text:p>0,26715</text:p>
          </table:table-cell>
          <table:table-cell office:value-type="float" office:value="0.198823">
            <text:p>0,198823</text:p>
          </table:table-cell>
          <table:table-cell office:value-type="float" office:value="0.465972">
            <text:p>0,465972</text:p>
          </table:table-cell>
          <table:table-cell office:value-type="float" office:value="0.0170084">
            <text:p>0,0170084</text:p>
          </table:table-cell>
          <table:table-cell office:value-type="float" office:value="0.148091">
            <text:p>0,148091</text:p>
          </table:table-cell>
          <table:table-cell office:value-type="float" office:value="0.165099">
            <text:p>0,165099</text:p>
          </table:table-cell>
          <table:table-cell office:value-type="float" office:value="0.107916">
            <text:p>0,107916</text:p>
          </table:table-cell>
          <table:table-cell office:value-type="float" office:value="0.106743">
            <text:p>0,106743</text:p>
          </table:table-cell>
          <table:table-cell office:value-type="float" office:value="0.214658">
            <text:p>0,214658</text:p>
          </table:table-cell>
          <table:table-cell office:value-type="float" office:value="0.234599">
            <text:p>0,234599</text:p>
          </table:table-cell>
          <table:table-cell office:value-type="float" office:value="0.217591">
            <text:p>0,217591</text:p>
          </table:table-cell>
          <table:table-cell office:value-type="float" office:value="0.45219">
            <text:p>0,45219</text:p>
          </table:table-cell>
          <table:table-cell office:value-type="float" office:value="0.0422278">
            <text:p>0,0422278</text:p>
          </table:table-cell>
          <table:table-cell office:value-type="float" office:value="0.164219">
            <text:p>0,164219</text:p>
          </table:table-cell>
          <table:table-cell office:value-type="float" office:value="0.206447">
            <text:p>0,206447</text:p>
          </table:table-cell>
          <table:table-cell office:value-type="float" office:value="0.51084">
            <text:p>0,51084</text:p>
          </table:table-cell>
          <table:table-cell office:value-type="float" office:value="0.263631">
            <text:p>0,263631</text:p>
          </table:table-cell>
          <table:table-cell office:value-type="float" office:value="0.77447">
            <text:p>0,77447</text:p>
          </table:table-cell>
          <table:table-cell office:value-type="float" office:value="0.464213">
            <text:p>0,464213</text:p>
          </table:table-cell>
          <table:table-cell office:value-type="float" office:value="0.114954">
            <text:p>0,114954</text:p>
          </table:table-cell>
          <table:table-cell office:value-type="float" office:value="0.579166">
            <text:p>0,579166</text:p>
          </table:table-cell>
          <table:table-cell office:value-type="float" office:value="0.0894409">
            <text:p>0,0894409</text:p>
          </table:table-cell>
          <table:table-cell office:value-type="float" office:value="0.0524915">
            <text:p>0,0524915</text:p>
          </table:table-cell>
          <table:table-cell office:value-type="float" office:value="0.141932">
            <text:p>0,141932</text:p>
          </table:table-cell>
        </table:table-row>
        <table:table-row table:style-name="ro1">
          <table:table-cell office:value-type="float" office:value="0.694707">
            <text:p>0,694707</text:p>
          </table:table-cell>
          <table:table-cell office:value-type="float" office:value="0.246622">
            <text:p>0,246622</text:p>
          </table:table-cell>
          <table:table-cell office:value-type="float" office:value="0.941329">
            <text:p>0,941329</text:p>
          </table:table-cell>
          <table:table-cell office:value-type="float" office:value="0.245743">
            <text:p>0,245743</text:p>
          </table:table-cell>
          <table:table-cell office:value-type="float" office:value="0.166565">
            <text:p>0,166565</text:p>
          </table:table-cell>
          <table:table-cell office:value-type="float" office:value="0.412308">
            <text:p>0,412308</text:p>
          </table:table-cell>
          <table:table-cell office:value-type="float" office:value="0.0158354">
            <text:p>0,0158354</text:p>
          </table:table-cell>
          <table:table-cell office:value-type="float" office:value="0.149264">
            <text:p>0,149264</text:p>
          </table:table-cell>
          <table:table-cell office:value-type="float" office:value="0.165099">
            <text:p>0,165099</text:p>
          </table:table-cell>
          <table:table-cell office:value-type="float" office:value="0.103224">
            <text:p>0,103224</text:p>
          </table:table-cell>
          <table:table-cell office:value-type="float" office:value="0.10469">
            <text:p>0,10469</text:p>
          </table:table-cell>
          <table:table-cell office:value-type="float" office:value="0.207913">
            <text:p>0,207913</text:p>
          </table:table-cell>
          <table:table-cell office:value-type="float" office:value="0.260698">
            <text:p>0,260698</text:p>
          </table:table-cell>
          <table:table-cell office:value-type="float" office:value="0.220816">
            <text:p>0,220816</text:p>
          </table:table-cell>
          <table:table-cell office:value-type="float" office:value="0.481515">
            <text:p>0,481515</text:p>
          </table:table-cell>
          <table:table-cell office:value-type="float" office:value="0.0436941">
            <text:p>0,0436941</text:p>
          </table:table-cell>
          <table:table-cell office:value-type="float" office:value="0.156008">
            <text:p>0,156008</text:p>
          </table:table-cell>
          <table:table-cell office:value-type="float" office:value="0.199702">
            <text:p>0,199702</text:p>
          </table:table-cell>
          <table:table-cell office:value-type="float" office:value="0.516411">
            <text:p>0,516411</text:p>
          </table:table-cell>
          <table:table-cell office:value-type="float" office:value="0.158061">
            <text:p>0,158061</text:p>
          </table:table-cell>
          <table:table-cell office:value-type="float" office:value="0.674472">
            <text:p>0,674472</text:p>
          </table:table-cell>
          <table:table-cell office:value-type="float" office:value="0.600574">
            <text:p>0,600574</text:p>
          </table:table-cell>
          <table:table-cell office:value-type="float" office:value="0.209966">
            <text:p>0,209966</text:p>
          </table:table-cell>
          <table:table-cell office:value-type="float" office:value="0.81054">
            <text:p>0,81054</text:p>
          </table:table-cell>
          <table:table-cell office:value-type="float" office:value="0.275361">
            <text:p>0,275361</text:p>
          </table:table-cell>
          <table:table-cell office:value-type="float" office:value="0.0994114">
            <text:p>0,0994114</text:p>
          </table:table-cell>
          <table:table-cell office:value-type="float" office:value="0.374772">
            <text:p>0,374772</text:p>
          </table:table-cell>
        </table:table-row>
        <table:table-row table:style-name="ro1">
          <table:table-cell office:value-type="float" office:value="0.730483">
            <text:p>0,730483</text:p>
          </table:table-cell>
          <table:table-cell office:value-type="float" office:value="0.375652">
            <text:p>0,375652</text:p>
          </table:table-cell>
          <table:table-cell office:value-type="float" office:value="1.10613">
            <text:p>1,10613</text:p>
          </table:table-cell>
          <table:table-cell office:value-type="float" office:value="0.518171">
            <text:p>0,518171</text:p>
          </table:table-cell>
          <table:table-cell office:value-type="float" office:value="0.331664">
            <text:p>0,331664</text:p>
          </table:table-cell>
          <table:table-cell office:value-type="float" office:value="0.849835">
            <text:p>0,849835</text:p>
          </table:table-cell>
          <table:table-cell office:value-type="float" office:value="0.0199409">
            <text:p>0,0199409</text:p>
          </table:table-cell>
          <table:table-cell office:value-type="float" office:value="0.121992">
            <text:p>0,121992</text:p>
          </table:table-cell>
          <table:table-cell office:value-type="float" office:value="0.141932">
            <text:p>0,141932</text:p>
          </table:table-cell>
          <table:table-cell office:value-type="float" office:value="0.104983">
            <text:p>0,104983</text:p>
          </table:table-cell>
          <table:table-cell office:value-type="float" office:value="0.114954">
            <text:p>0,114954</text:p>
          </table:table-cell>
          <table:table-cell office:value-type="float" office:value="0.219937">
            <text:p>0,219937</text:p>
          </table:table-cell>
          <table:table-cell office:value-type="float" office:value="0.217884">
            <text:p>0,217884</text:p>
          </table:table-cell>
          <table:table-cell office:value-type="float" office:value="0.21847">
            <text:p>0,21847</text:p>
          </table:table-cell>
          <table:table-cell office:value-type="float" office:value="0.436354">
            <text:p>0,436354</text:p>
          </table:table-cell>
          <table:table-cell office:value-type="float" office:value="0.0390021">
            <text:p>0,0390021</text:p>
          </table:table-cell>
          <table:table-cell office:value-type="float" office:value="0.17243">
            <text:p>0,17243</text:p>
          </table:table-cell>
          <table:table-cell office:value-type="float" office:value="0.211432">
            <text:p>0,211432</text:p>
          </table:table-cell>
          <table:table-cell office:value-type="float" office:value="0.529314">
            <text:p>0,529314</text:p>
          </table:table-cell>
          <table:table-cell office:value-type="float" office:value="0.157181">
            <text:p>0,157181</text:p>
          </table:table-cell>
          <table:table-cell office:value-type="float" office:value="0.686496">
            <text:p>0,686496</text:p>
          </table:table-cell>
          <table:table-cell office:value-type="float" office:value="0.265977">
            <text:p>0,265977</text:p>
          </table:table-cell>
          <table:table-cell office:value-type="float" office:value="0.111435">
            <text:p>0,111435</text:p>
          </table:table-cell>
          <table:table-cell office:value-type="float" office:value="0.377411">
            <text:p>0,377411</text:p>
          </table:table-cell>
          <table:table-cell office:value-type="float" office:value="0.0780042">
            <text:p>0,0780042</text:p>
          </table:table-cell>
          <table:table-cell office:value-type="float" office:value="0.0689135">
            <text:p>0,0689135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47491">
            <text:p>0,747491</text:p>
          </table:table-cell>
          <table:table-cell office:value-type="float" office:value="0.238998">
            <text:p>0,238998</text:p>
          </table:table-cell>
          <table:table-cell office:value-type="float" office:value="0.986489">
            <text:p>0,986489</text:p>
          </table:table-cell>
          <table:table-cell office:value-type="float" office:value="0.385622">
            <text:p>0,385622</text:p>
          </table:table-cell>
          <table:table-cell office:value-type="float" office:value="0.173017">
            <text:p>0,173017</text:p>
          </table:table-cell>
          <table:table-cell office:value-type="float" office:value="0.558639">
            <text:p>0,558639</text:p>
          </table:table-cell>
          <table:table-cell office:value-type="float" office:value="0.0181814">
            <text:p>0,0181814</text:p>
          </table:table-cell>
          <table:table-cell office:value-type="float" office:value="0.227854">
            <text:p>0,227854</text:p>
          </table:table-cell>
          <table:table-cell office:value-type="float" office:value="0.246036">
            <text:p>0,246036</text:p>
          </table:table-cell>
          <table:table-cell office:value-type="float" office:value="0.290316">
            <text:p>0,290316</text:p>
          </table:table-cell>
          <table:table-cell office:value-type="float" office:value="0.112021">
            <text:p>0,112021</text:p>
          </table:table-cell>
          <table:table-cell office:value-type="float" office:value="0.402337">
            <text:p>0,402337</text:p>
          </table:table-cell>
          <table:table-cell office:value-type="float" office:value="0.21847">
            <text:p>0,21847</text:p>
          </table:table-cell>
          <table:table-cell office:value-type="float" office:value="0.249555">
            <text:p>0,249555</text:p>
          </table:table-cell>
          <table:table-cell office:value-type="float" office:value="0.468025">
            <text:p>0,468025</text:p>
          </table:table-cell>
          <table:table-cell office:value-type="float" office:value="0.0428143">
            <text:p>0,0428143</text:p>
          </table:table-cell>
          <table:table-cell office:value-type="float" office:value="0.17419">
            <text:p>0,17419</text:p>
          </table:table-cell>
          <table:table-cell office:value-type="float" office:value="0.217004">
            <text:p>0,217004</text:p>
          </table:table-cell>
          <table:table-cell office:value-type="float" office:value="0.506441">
            <text:p>0,506441</text:p>
          </table:table-cell>
          <table:table-cell office:value-type="float" office:value="0.160994">
            <text:p>0,160994</text:p>
          </table:table-cell>
          <table:table-cell office:value-type="float" office:value="0.667434">
            <text:p>0,667434</text:p>
          </table:table-cell>
          <table:table-cell office:value-type="float" office:value="0.248382">
            <text:p>0,248382</text:p>
          </table:table-cell>
          <table:table-cell office:value-type="float" office:value="0.106449">
            <text:p>0,106449</text:p>
          </table:table-cell>
          <table:table-cell office:value-type="float" office:value="0.354831">
            <text:p>0,354831</text:p>
          </table:table-cell>
          <table:table-cell office:value-type="float" office:value="0.076538">
            <text:p>0,076538</text:p>
          </table:table-cell>
          <table:table-cell office:value-type="float" office:value="0.0709662">
            <text:p>0,0709662</text:p>
          </table:table-cell>
          <table:table-cell office:value-type="float" office:value="0.147504">
            <text:p>0,147504</text:p>
          </table:table-cell>
        </table:table-row>
        <table:table-row table:style-name="ro1">
          <table:table-cell office:value-type="float" office:value="0.699985">
            <text:p>0,699985</text:p>
          </table:table-cell>
          <table:table-cell office:value-type="float" office:value="0.241637">
            <text:p>0,241637</text:p>
          </table:table-cell>
          <table:table-cell office:value-type="float" office:value="0.941622">
            <text:p>0,941622</text:p>
          </table:table-cell>
          <table:table-cell office:value-type="float" office:value="0.282692">
            <text:p>0,282692</text:p>
          </table:table-cell>
          <table:table-cell office:value-type="float" office:value="0.208793">
            <text:p>0,208793</text:p>
          </table:table-cell>
          <table:table-cell office:value-type="float" office:value="0.491485">
            <text:p>0,491485</text:p>
          </table:table-cell>
          <table:table-cell office:value-type="float" office:value="0.0178882">
            <text:p>0,0178882</text:p>
          </table:table-cell>
          <table:table-cell office:value-type="float" office:value="0.156008">
            <text:p>0,156008</text:p>
          </table:table-cell>
          <table:table-cell office:value-type="float" office:value="0.173897">
            <text:p>0,173897</text:p>
          </table:table-cell>
          <table:table-cell office:value-type="float" office:value="0.100291">
            <text:p>0,100291</text:p>
          </table:table-cell>
          <table:table-cell office:value-type="float" office:value="0.189732">
            <text:p>0,189732</text:p>
          </table:table-cell>
          <table:table-cell office:value-type="float" office:value="0.290023">
            <text:p>0,290023</text:p>
          </table:table-cell>
          <table:table-cell office:value-type="float" office:value="0.283572">
            <text:p>0,283572</text:p>
          </table:table-cell>
          <table:table-cell office:value-type="float" office:value="0.259525">
            <text:p>0,259525</text:p>
          </table:table-cell>
          <table:table-cell office:value-type="float" office:value="0.543097">
            <text:p>0,543097</text:p>
          </table:table-cell>
          <table:table-cell office:value-type="float" office:value="0.0422278">
            <text:p>0,0422278</text:p>
          </table:table-cell>
          <table:table-cell office:value-type="float" office:value="0.159234">
            <text:p>0,159234</text:p>
          </table:table-cell>
          <table:table-cell office:value-type="float" office:value="0.201462">
            <text:p>0,201462</text:p>
          </table:table-cell>
          <table:table-cell office:value-type="float" office:value="0.505268">
            <text:p>0,505268</text:p>
          </table:table-cell>
          <table:table-cell office:value-type="float" office:value="0.152783">
            <text:p>0,152783</text:p>
          </table:table-cell>
          <table:table-cell office:value-type="float" office:value="0.65805">
            <text:p>0,65805</text:p>
          </table:table-cell>
          <table:table-cell office:value-type="float" office:value="0.256299">
            <text:p>0,256299</text:p>
          </table:table-cell>
          <table:table-cell office:value-type="float" office:value="0.104103">
            <text:p>0,104103</text:p>
          </table:table-cell>
          <table:table-cell office:value-type="float" office:value="0.360403">
            <text:p>0,360403</text:p>
          </table:table-cell>
          <table:table-cell office:value-type="float" office:value="0.0782974">
            <text:p>0,0782974</text:p>
          </table:table-cell>
          <table:table-cell office:value-type="float" office:value="0.0545443">
            <text:p>0,0545443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689135">
            <text:p>0,689135</text:p>
          </table:table-cell>
          <table:table-cell office:value-type="float" office:value="0.247209">
            <text:p>0,247209</text:p>
          </table:table-cell>
          <table:table-cell office:value-type="float" office:value="0.936344">
            <text:p>0,936344</text:p>
          </table:table-cell>
          <table:table-cell office:value-type="float" office:value="0.235772">
            <text:p>0,235772</text:p>
          </table:table-cell>
          <table:table-cell office:value-type="float" office:value="0.16334">
            <text:p>0,16334</text:p>
          </table:table-cell>
          <table:table-cell office:value-type="float" office:value="0.399112">
            <text:p>0,399112</text:p>
          </table:table-cell>
          <table:table-cell office:value-type="float" office:value="0.0181814">
            <text:p>0,0181814</text:p>
          </table:table-cell>
          <table:table-cell office:value-type="float" office:value="0.126684">
            <text:p>0,126684</text:p>
          </table:table-cell>
          <table:table-cell office:value-type="float" office:value="0.144865">
            <text:p>0,144865</text:p>
          </table:table-cell>
          <table:table-cell office:value-type="float" office:value="0.0976519">
            <text:p>0,0976519</text:p>
          </table:table-cell>
          <table:table-cell office:value-type="float" office:value="0.123165">
            <text:p>0,123165</text:p>
          </table:table-cell>
          <table:table-cell office:value-type="float" office:value="0.220816">
            <text:p>0,220816</text:p>
          </table:table-cell>
          <table:table-cell office:value-type="float" office:value="0.223162">
            <text:p>0,223162</text:p>
          </table:table-cell>
          <table:table-cell office:value-type="float" office:value="0.212312">
            <text:p>0,212312</text:p>
          </table:table-cell>
          <table:table-cell office:value-type="float" office:value="0.435475">
            <text:p>0,435475</text:p>
          </table:table-cell>
          <table:table-cell office:value-type="float" office:value="0.0407616">
            <text:p>0,0407616</text:p>
          </table:table-cell>
          <table:table-cell office:value-type="float" office:value="0.180055">
            <text:p>0,180055</text:p>
          </table:table-cell>
          <table:table-cell office:value-type="float" office:value="0.220816">
            <text:p>0,220816</text:p>
          </table:table-cell>
          <table:table-cell office:value-type="float" office:value="0.525209">
            <text:p>0,525209</text:p>
          </table:table-cell>
          <table:table-cell office:value-type="float" office:value="0.153956">
            <text:p>0,153956</text:p>
          </table:table-cell>
          <table:table-cell office:value-type="float" office:value="0.679164">
            <text:p>0,679164</text:p>
          </table:table-cell>
          <table:table-cell office:value-type="float" office:value="0.260698">
            <text:p>0,260698</text:p>
          </table:table-cell>
          <table:table-cell office:value-type="float" office:value="0.104103">
            <text:p>0,104103</text:p>
          </table:table-cell>
          <table:table-cell office:value-type="float" office:value="0.364802">
            <text:p>0,364802</text:p>
          </table:table-cell>
          <table:table-cell office:value-type="float" office:value="0.0929599">
            <text:p>0,0929599</text:p>
          </table:table-cell>
          <table:table-cell office:value-type="float" office:value="0.0668607">
            <text:p>0,066860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693827">
            <text:p>0,693827</text:p>
          </table:table-cell>
          <table:table-cell office:value-type="float" office:value="0.25454">
            <text:p>0,25454</text:p>
          </table:table-cell>
          <table:table-cell office:value-type="float" office:value="0.948367">
            <text:p>0,948367</text:p>
          </table:table-cell>
          <table:table-cell office:value-type="float" office:value="0.244276">
            <text:p>0,244276</text:p>
          </table:table-cell>
          <table:table-cell office:value-type="float" office:value="0.162167">
            <text:p>0,162167</text:p>
          </table:table-cell>
          <table:table-cell office:value-type="float" office:value="0.406443">
            <text:p>0,406443</text:p>
          </table:table-cell>
          <table:table-cell office:value-type="float" office:value="0.0152489">
            <text:p>0,0152489</text:p>
          </table:table-cell>
          <table:table-cell office:value-type="float" office:value="0.129909">
            <text:p>0,129909</text:p>
          </table:table-cell>
          <table:table-cell office:value-type="float" office:value="0.145158">
            <text:p>0,145158</text:p>
          </table:table-cell>
          <table:table-cell office:value-type="float" office:value="0.109089">
            <text:p>0,109089</text:p>
          </table:table-cell>
          <table:table-cell office:value-type="float" office:value="0.0994114">
            <text:p>0,0994114</text:p>
          </table:table-cell>
          <table:table-cell office:value-type="float" office:value="0.2085">
            <text:p>0,2085</text:p>
          </table:table-cell>
          <table:table-cell office:value-type="float" office:value="0.199702">
            <text:p>0,199702</text:p>
          </table:table-cell>
          <table:table-cell office:value-type="float" office:value="0.20938">
            <text:p>0,20938</text:p>
          </table:table-cell>
          <table:table-cell office:value-type="float" office:value="0.409082">
            <text:p>0,409082</text:p>
          </table:table-cell>
          <table:table-cell office:value-type="float" office:value="0.0416413">
            <text:p>0,0416413</text:p>
          </table:table-cell>
          <table:table-cell office:value-type="float" office:value="0.204394">
            <text:p>0,204394</text:p>
          </table:table-cell>
          <table:table-cell office:value-type="float" office:value="0.246036">
            <text:p>0,246036</text:p>
          </table:table-cell>
          <table:table-cell office:value-type="float" office:value="0.553654">
            <text:p>0,553654</text:p>
          </table:table-cell>
          <table:table-cell office:value-type="float" office:value="0.156595">
            <text:p>0,156595</text:p>
          </table:table-cell>
          <table:table-cell office:value-type="float" office:value="0.710249">
            <text:p>0,710249</text:p>
          </table:table-cell>
          <table:table-cell office:value-type="float" office:value="0.273015">
            <text:p>0,273015</text:p>
          </table:table-cell>
          <table:table-cell office:value-type="float" office:value="0.120525">
            <text:p>0,120525</text:p>
          </table:table-cell>
          <table:table-cell office:value-type="float" office:value="0.39354">
            <text:p>0,39354</text:p>
          </table:table-cell>
          <table:table-cell office:value-type="float" office:value="0.0771244">
            <text:p>0,0771244</text:p>
          </table:table-cell>
          <table:table-cell office:value-type="float" office:value="0.070673">
            <text:p>0,070673</text:p>
          </table:table-cell>
          <table:table-cell office:value-type="float" office:value="0.147797">
            <text:p>0,147797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9584">
            <text:p>0,239584</text:p>
          </table:table-cell>
          <table:table-cell office:value-type="float" office:value="0.941036">
            <text:p>0,941036</text:p>
          </table:table-cell>
          <table:table-cell office:value-type="float" office:value="0.253367">
            <text:p>0,253367</text:p>
          </table:table-cell>
          <table:table-cell office:value-type="float" office:value="0.164513">
            <text:p>0,164513</text:p>
          </table:table-cell>
          <table:table-cell office:value-type="float" office:value="0.41788">
            <text:p>0,41788</text:p>
          </table:table-cell>
          <table:table-cell office:value-type="float" office:value="0.0161287">
            <text:p>0,0161287</text:p>
          </table:table-cell>
          <table:table-cell office:value-type="float" office:value="0.136654">
            <text:p>0,136654</text:p>
          </table:table-cell>
          <table:table-cell office:value-type="float" office:value="0.152783">
            <text:p>0,152783</text:p>
          </table:table-cell>
          <table:table-cell office:value-type="float" office:value="0.0994114">
            <text:p>0,0994114</text:p>
          </table:table-cell>
          <table:table-cell office:value-type="float" office:value="0.101171">
            <text:p>0,101171</text:p>
          </table:table-cell>
          <table:table-cell office:value-type="float" office:value="0.200582">
            <text:p>0,200582</text:p>
          </table:table-cell>
          <table:table-cell office:value-type="float" office:value="0.193544">
            <text:p>0,193544</text:p>
          </table:table-cell>
          <table:table-cell office:value-type="float" office:value="0.240171">
            <text:p>0,240171</text:p>
          </table:table-cell>
          <table:table-cell office:value-type="float" office:value="0.433715">
            <text:p>0,433715</text:p>
          </table:table-cell>
          <table:table-cell office:value-type="float" office:value="0.0416413">
            <text:p>0,0416413</text:p>
          </table:table-cell>
          <table:table-cell office:value-type="float" office:value="0.176829">
            <text:p>0,176829</text:p>
          </table:table-cell>
          <table:table-cell office:value-type="float" office:value="0.21847">
            <text:p>0,21847</text:p>
          </table:table-cell>
          <table:table-cell office:value-type="float" office:value="0.504095">
            <text:p>0,504095</text:p>
          </table:table-cell>
          <table:table-cell office:value-type="float" office:value="0.48562">
            <text:p>0,48562</text:p>
          </table:table-cell>
          <table:table-cell office:value-type="float" office:value="0.989715">
            <text:p>0,989715</text:p>
          </table:table-cell>
          <table:table-cell office:value-type="float" office:value="0.281226">
            <text:p>0,281226</text:p>
          </table:table-cell>
          <table:table-cell office:value-type="float" office:value="0.111435">
            <text:p>0,111435</text:p>
          </table:table-cell>
          <table:table-cell office:value-type="float" office:value="0.39266">
            <text:p>0,39266</text:p>
          </table:table-cell>
          <table:table-cell office:value-type="float" office:value="0.0923734">
            <text:p>0,0923734</text:p>
          </table:table-cell>
          <table:table-cell office:value-type="float" office:value="0.0580633">
            <text:p>0,0580633</text:p>
          </table:table-cell>
          <table:table-cell office:value-type="float" office:value="0.150437">
            <text:p>0,150437</text:p>
          </table:table-cell>
        </table:table-row>
        <table:table-row table:style-name="ro1">
          <table:table-cell office:value-type="float" office:value="0.685029">
            <text:p>0,685029</text:p>
          </table:table-cell>
          <table:table-cell office:value-type="float" office:value="0.250435">
            <text:p>0,250435</text:p>
          </table:table-cell>
          <table:table-cell office:value-type="float" office:value="0.935464">
            <text:p>0,935464</text:p>
          </table:table-cell>
          <table:table-cell office:value-type="float" office:value="0.253367">
            <text:p>0,253367</text:p>
          </table:table-cell>
          <table:table-cell office:value-type="float" office:value="0.194717">
            <text:p>0,194717</text:p>
          </table:table-cell>
          <table:table-cell office:value-type="float" office:value="0.448084">
            <text:p>0,448084</text:p>
          </table:table-cell>
          <table:table-cell office:value-type="float" office:value="0.0161287">
            <text:p>0,0161287</text:p>
          </table:table-cell>
          <table:table-cell office:value-type="float" office:value="0.129909">
            <text:p>0,129909</text:p>
          </table:table-cell>
          <table:table-cell office:value-type="float" office:value="0.146038">
            <text:p>0,146038</text:p>
          </table:table-cell>
          <table:table-cell office:value-type="float" office:value="0.108209">
            <text:p>0,108209</text:p>
          </table:table-cell>
          <table:table-cell office:value-type="float" office:value="0.104103">
            <text:p>0,104103</text:p>
          </table:table-cell>
          <table:table-cell office:value-type="float" office:value="0.212312">
            <text:p>0,212312</text:p>
          </table:table-cell>
          <table:table-cell office:value-type="float" office:value="0.199116">
            <text:p>0,199116</text:p>
          </table:table-cell>
          <table:table-cell office:value-type="float" office:value="0.230494">
            <text:p>0,230494</text:p>
          </table:table-cell>
          <table:table-cell office:value-type="float" office:value="0.42961">
            <text:p>0,42961</text:p>
          </table:table-cell>
          <table:table-cell office:value-type="float" office:value="0.0395886">
            <text:p>0,0395886</text:p>
          </table:table-cell>
          <table:table-cell office:value-type="float" office:value="0.185333">
            <text:p>0,185333</text:p>
          </table:table-cell>
          <table:table-cell office:value-type="float" office:value="0.224922">
            <text:p>0,224922</text:p>
          </table:table-cell>
          <table:table-cell office:value-type="float" office:value="0.513772">
            <text:p>0,513772</text:p>
          </table:table-cell>
          <table:table-cell office:value-type="float" office:value="0.155422">
            <text:p>0,155422</text:p>
          </table:table-cell>
          <table:table-cell office:value-type="float" office:value="0.669194">
            <text:p>0,669194</text:p>
          </table:table-cell>
          <table:table-cell office:value-type="float" office:value="0.25542">
            <text:p>0,25542</text:p>
          </table:table-cell>
          <table:table-cell office:value-type="float" office:value="0.103517">
            <text:p>0,103517</text:p>
          </table:table-cell>
          <table:table-cell office:value-type="float" office:value="0.358937">
            <text:p>0,358937</text:p>
          </table:table-cell>
          <table:table-cell office:value-type="float" office:value="0.0806434">
            <text:p>0,0806434</text:p>
          </table:table-cell>
          <table:table-cell office:value-type="float" office:value="0.0568903">
            <text:p>0,0568903</text:p>
          </table:table-cell>
          <table:table-cell office:value-type="float" office:value="0.137534">
            <text:p>0,137534</text:p>
          </table:table-cell>
        </table:table-row>
        <table:table-row table:style-name="ro1">
          <table:table-cell office:value-type="float" office:value="0.702918">
            <text:p>0,702918</text:p>
          </table:table-cell>
          <table:table-cell office:value-type="float" office:value="0.243103">
            <text:p>0,243103</text:p>
          </table:table-cell>
          <table:table-cell office:value-type="float" office:value="0.946021">
            <text:p>0,946021</text:p>
          </table:table-cell>
          <table:table-cell office:value-type="float" office:value="0.243397">
            <text:p>0,243397</text:p>
          </table:table-cell>
          <table:table-cell office:value-type="float" office:value="0.16334">
            <text:p>0,16334</text:p>
          </table:table-cell>
          <table:table-cell office:value-type="float" office:value="0.406736">
            <text:p>0,406736</text:p>
          </table:table-cell>
          <table:table-cell office:value-type="float" office:value="0.0164219">
            <text:p>0,0164219</text:p>
          </table:table-cell>
          <table:table-cell office:value-type="float" office:value="0.135774">
            <text:p>0,135774</text:p>
          </table:table-cell>
          <table:table-cell office:value-type="float" office:value="0.152196">
            <text:p>0,152196</text:p>
          </table:table-cell>
          <table:table-cell office:value-type="float" office:value="0.104397">
            <text:p>0,104397</text:p>
          </table:table-cell>
          <table:table-cell office:value-type="float" office:value="0.106743">
            <text:p>0,106743</text:p>
          </table:table-cell>
          <table:table-cell office:value-type="float" office:value="0.211139">
            <text:p>0,211139</text:p>
          </table:table-cell>
          <table:table-cell office:value-type="float" office:value="0.202928">
            <text:p>0,202928</text:p>
          </table:table-cell>
          <table:table-cell office:value-type="float" office:value="0.240757">
            <text:p>0,240757</text:p>
          </table:table-cell>
          <table:table-cell office:value-type="float" office:value="0.443686">
            <text:p>0,443686</text:p>
          </table:table-cell>
          <table:table-cell office:value-type="float" office:value="0.0407616">
            <text:p>0,0407616</text:p>
          </table:table-cell>
          <table:table-cell office:value-type="float" office:value="0.152489">
            <text:p>0,152489</text:p>
          </table:table-cell>
          <table:table-cell office:value-type="float" office:value="0.193251">
            <text:p>0,193251</text:p>
          </table:table-cell>
          <table:table-cell office:value-type="float" office:value="0.527848">
            <text:p>0,527848</text:p>
          </table:table-cell>
          <table:table-cell office:value-type="float" office:value="0.153956">
            <text:p>0,153956</text:p>
          </table:table-cell>
          <table:table-cell office:value-type="float" office:value="0.681804">
            <text:p>0,681804</text:p>
          </table:table-cell>
          <table:table-cell office:value-type="float" office:value="0.256299">
            <text:p>0,256299</text:p>
          </table:table-cell>
          <table:table-cell office:value-type="float" office:value="0.108209">
            <text:p>0,108209</text:p>
          </table:table-cell>
          <table:table-cell office:value-type="float" office:value="0.364508">
            <text:p>0,364508</text:p>
          </table:table-cell>
          <table:table-cell office:value-type="float" office:value="0.0750717">
            <text:p>0,0750717</text:p>
          </table:table-cell>
          <table:table-cell office:value-type="float" office:value="0.0580633">
            <text:p>0,0580633</text:p>
          </table:table-cell>
          <table:table-cell office:value-type="float" office:value="0.133135">
            <text:p>0,133135</text:p>
          </table:table-cell>
        </table:table-row>
        <table:table-row table:style-name="ro1">
          <table:table-cell office:value-type="float" office:value="0.715527">
            <text:p>0,715527</text:p>
          </table:table-cell>
          <table:table-cell office:value-type="float" office:value="0.224922">
            <text:p>0,224922</text:p>
          </table:table-cell>
          <table:table-cell office:value-type="float" office:value="0.940449">
            <text:p>0,940449</text:p>
          </table:table-cell>
          <table:table-cell office:value-type="float" office:value="0.249848">
            <text:p>0,249848</text:p>
          </table:table-cell>
          <table:table-cell office:value-type="float" office:value="0.185627">
            <text:p>0,185627</text:p>
          </table:table-cell>
          <table:table-cell office:value-type="float" office:value="0.435475">
            <text:p>0,435475</text:p>
          </table:table-cell>
          <table:table-cell office:value-type="float" office:value="0.0158354">
            <text:p>0,0158354</text:p>
          </table:table-cell>
          <table:table-cell office:value-type="float" office:value="0.148384">
            <text:p>0,148384</text:p>
          </table:table-cell>
          <table:table-cell office:value-type="float" office:value="0.164219">
            <text:p>0,164219</text:p>
          </table:table-cell>
          <table:table-cell office:value-type="float" office:value="0.118473">
            <text:p>0,118473</text:p>
          </table:table-cell>
          <table:table-cell office:value-type="float" office:value="0.0970654">
            <text:p>0,0970654</text:p>
          </table:table-cell>
          <table:table-cell office:value-type="float" office:value="0.215538">
            <text:p>0,215538</text:p>
          </table:table-cell>
          <table:table-cell office:value-type="float" office:value="0.196477">
            <text:p>0,196477</text:p>
          </table:table-cell>
          <table:table-cell office:value-type="float" office:value="0.201462">
            <text:p>0,201462</text:p>
          </table:table-cell>
          <table:table-cell office:value-type="float" office:value="0.397939">
            <text:p>0,397939</text:p>
          </table:table-cell>
          <table:table-cell office:value-type="float" office:value="0.0445738">
            <text:p>0,0445738</text:p>
          </table:table-cell>
          <table:table-cell office:value-type="float" office:value="0.176243">
            <text:p>0,176243</text:p>
          </table:table-cell>
          <table:table-cell office:value-type="float" office:value="0.220816">
            <text:p>0,220816</text:p>
          </table:table-cell>
          <table:table-cell office:value-type="float" office:value="0.566264">
            <text:p>0,566264</text:p>
          </table:table-cell>
          <table:table-cell office:value-type="float" office:value="0.144865">
            <text:p>0,144865</text:p>
          </table:table-cell>
          <table:table-cell office:value-type="float" office:value="0.711128">
            <text:p>0,711128</text:p>
          </table:table-cell>
          <table:table-cell office:value-type="float" office:value="0.257472">
            <text:p>0,257472</text:p>
          </table:table-cell>
          <table:table-cell office:value-type="float" office:value="0.117006">
            <text:p>0,117006</text:p>
          </table:table-cell>
          <table:table-cell office:value-type="float" office:value="0.374479">
            <text:p>0,374479</text:p>
          </table:table-cell>
          <table:table-cell office:value-type="float" office:value="0.0744852">
            <text:p>0,0744852</text:p>
          </table:table-cell>
          <table:table-cell office:value-type="float" office:value="0.0665675">
            <text:p>0,0665675</text:p>
          </table:table-cell>
          <table:table-cell office:value-type="float" office:value="0.141053">
            <text:p>0,14105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975830514851485">
            <text:p>0,9758305149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446957673267327">
            <text:p>0,446957673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3766415841584">
            <text:p>0,163766415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25662207920792">
            <text:p>0,225662207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44806101980198">
            <text:p>0,4480610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21922514851485">
            <text:p>0,221922514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0.69902102970297">
            <text:p>0,6990210297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397482861386139">
            <text:p>0,397482861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150326326732673">
            <text:p>0,150326326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736228742574257">
            <text:p>0,7362287426</text:p>
          </table:table-cell>
          <table:table-cell table:formula="of:=AVERAGE([.B7:.B107])" office:value-type="float" office:value="0.239601762376238">
            <text:p>0,2396017624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265451178217822">
            <text:p>0,2654511782</text:p>
          </table:table-cell>
          <table:table-cell table:formula="of:=AVERAGE([.E7:.E107])" office:value-type="float" office:value="0.181506554455446">
            <text:p>0,181506554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74526504950495">
            <text:p>0,0174526505</text:p>
          </table:table-cell>
          <table:table-cell table:formula="of:=AVERAGE([.H7:.H107])" office:value-type="float" office:value="0.146313762376238">
            <text:p>0,146313762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09184404950495">
            <text:p>0,109184405</text:p>
          </table:table-cell>
          <table:table-cell table:formula="of:=AVERAGE([.K7:.K107])" office:value-type="float" office:value="0.116477947524752">
            <text:p>0,116477947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219675267326733">
            <text:p>0,2196752673</text:p>
          </table:table-cell>
          <table:table-cell table:formula="of:=AVERAGE([.N7:.N107])" office:value-type="float" office:value="0.228385653465347">
            <text:p>0,2283856535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0412725920792079">
            <text:p>0,0412725921</text:p>
          </table:table-cell>
          <table:table-cell table:formula="of:=AVERAGE([.Q7:.Q107])" office:value-type="float" office:value="0.18064999009901">
            <text:p>0,180649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536180841584158">
            <text:p>0,5361808416</text:p>
          </table:table-cell>
          <table:table-cell table:formula="of:=AVERAGE([.T7:.T107])" office:value-type="float" office:value="0.162840148514851">
            <text:p>0,162840148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285940851485149">
            <text:p>0,2859408515</text:p>
          </table:table-cell>
          <table:table-cell table:formula="of:=AVERAGE([.W7:.W107])" office:value-type="float" office:value="0.111542007920792">
            <text:p>0,111542007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0807073198019802">
            <text:p>0,0807073198</text:p>
          </table:table-cell>
          <table:table-cell table:formula="of:=AVERAGE([.Z7:.Z107])" office:value-type="float" office:value="0.0696190247524753">
            <text:p>0,0696190248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.41698">
            <text:p>1,41698</text:p>
          </table:table-cell>
          <table:table-cell office:value-type="float" office:value="0.291196">
            <text:p>0,291196</text:p>
          </table:table-cell>
          <table:table-cell office:value-type="float" office:value="1.70817">
            <text:p>1,70817</text:p>
          </table:table-cell>
          <table:table-cell office:value-type="float" office:value="0.821977">
            <text:p>0,821977</text:p>
          </table:table-cell>
          <table:table-cell office:value-type="float" office:value="0.212019">
            <text:p>0,212019</text:p>
          </table:table-cell>
          <table:table-cell office:value-type="float" office:value="1.034">
            <text:p>1,034</text:p>
          </table:table-cell>
          <table:table-cell office:value-type="float" office:value="0.0140759">
            <text:p>0,0140759</text:p>
          </table:table-cell>
          <table:table-cell office:value-type="float" office:value="0.150143">
            <text:p>0,150143</text:p>
          </table:table-cell>
          <table:table-cell office:value-type="float" office:value="0.164219">
            <text:p>0,164219</text:p>
          </table:table-cell>
          <table:table-cell office:value-type="float" office:value="0.180348">
            <text:p>0,180348</text:p>
          </table:table-cell>
          <table:table-cell office:value-type="float" office:value="0.0882679">
            <text:p>0,0882679</text:p>
          </table:table-cell>
          <table:table-cell office:value-type="float" office:value="0.268616">
            <text:p>0,268616</text:p>
          </table:table-cell>
          <table:table-cell office:value-type="float" office:value="1.05834">
            <text:p>1,05834</text:p>
          </table:table-cell>
          <table:table-cell office:value-type="float" office:value="0.220816">
            <text:p>0,220816</text:p>
          </table:table-cell>
          <table:table-cell office:value-type="float" office:value="1.27915">
            <text:p>1,27915</text:p>
          </table:table-cell>
          <table:table-cell office:value-type="float" office:value="0.164806">
            <text:p>0,164806</text:p>
          </table:table-cell>
          <table:table-cell office:value-type="float" office:value="0.139">
            <text:p>0,139</text:p>
          </table:table-cell>
          <table:table-cell office:value-type="float" office:value="0.303806">
            <text:p>0,303806</text:p>
          </table:table-cell>
          <table:table-cell office:value-type="float" office:value="1.63134">
            <text:p>1,63134</text:p>
          </table:table-cell>
          <table:table-cell office:value-type="float" office:value="0.196183">
            <text:p>0,196183</text:p>
          </table:table-cell>
          <table:table-cell office:value-type="float" office:value="1.82753">
            <text:p>1,82753</text:p>
          </table:table-cell>
          <table:table-cell office:value-type="float" office:value="0.987369">
            <text:p>0,987369</text:p>
          </table:table-cell>
          <table:table-cell office:value-type="float" office:value="0.132842">
            <text:p>0,132842</text:p>
          </table:table-cell>
          <table:table-cell office:value-type="float" office:value="1.12021">
            <text:p>1,12021</text:p>
          </table:table-cell>
          <table:table-cell office:value-type="float" office:value="0.490605">
            <text:p>0,490605</text:p>
          </table:table-cell>
          <table:table-cell office:value-type="float" office:value="0.0697932">
            <text:p>0,0697932</text:p>
          </table:table-cell>
          <table:table-cell office:value-type="float" office:value="0.560399">
            <text:p>0,560399</text:p>
          </table:table-cell>
        </table:table-row>
        <table:table-row table:style-name="ro1">
          <table:table-cell office:value-type="float" office:value="1.16244">
            <text:p>1,16244</text:p>
          </table:table-cell>
          <table:table-cell office:value-type="float" office:value="0.268323">
            <text:p>0,268323</text:p>
          </table:table-cell>
          <table:table-cell office:value-type="float" office:value="1.43076">
            <text:p>1,43076</text:p>
          </table:table-cell>
          <table:table-cell office:value-type="float" office:value="0.921095">
            <text:p>0,921095</text:p>
          </table:table-cell>
          <table:table-cell office:value-type="float" office:value="0.250435">
            <text:p>0,250435</text:p>
          </table:table-cell>
          <table:table-cell office:value-type="float" office:value="1.17153">
            <text:p>1,17153</text:p>
          </table:table-cell>
          <table:table-cell office:value-type="float" office:value="0.0287384">
            <text:p>0,0287384</text:p>
          </table:table-cell>
          <table:table-cell office:value-type="float" office:value="0.138413">
            <text:p>0,138413</text:p>
          </table:table-cell>
          <table:table-cell office:value-type="float" office:value="0.167152">
            <text:p>0,167152</text:p>
          </table:table-cell>
          <table:table-cell office:value-type="float" office:value="0.156008">
            <text:p>0,156008</text:p>
          </table:table-cell>
          <table:table-cell office:value-type="float" office:value="0.234013">
            <text:p>0,234013</text:p>
          </table:table-cell>
          <table:table-cell office:value-type="float" office:value="0.390021">
            <text:p>0,390021</text:p>
          </table:table-cell>
          <table:table-cell office:value-type="float" office:value="1.92811">
            <text:p>1,92811</text:p>
          </table:table-cell>
          <table:table-cell office:value-type="float" office:value="0.282399">
            <text:p>0,282399</text:p>
          </table:table-cell>
          <table:table-cell office:value-type="float" office:value="2.21051">
            <text:p>2,21051</text:p>
          </table:table-cell>
          <table:table-cell office:value-type="float" office:value="0.162753">
            <text:p>0,162753</text:p>
          </table:table-cell>
          <table:table-cell office:value-type="float" office:value="0.232253">
            <text:p>0,232253</text:p>
          </table:table-cell>
          <table:table-cell office:value-type="float" office:value="0.395006">
            <text:p>0,395006</text:p>
          </table:table-cell>
          <table:table-cell office:value-type="float" office:value="1.63252">
            <text:p>1,63252</text:p>
          </table:table-cell>
          <table:table-cell office:value-type="float" office:value="0.209673">
            <text:p>0,209673</text:p>
          </table:table-cell>
          <table:table-cell office:value-type="float" office:value="1.84219">
            <text:p>1,84219</text:p>
          </table:table-cell>
          <table:table-cell office:value-type="float" office:value="1.19646">
            <text:p>1,19646</text:p>
          </table:table-cell>
          <table:table-cell office:value-type="float" office:value="0.192078">
            <text:p>0,192078</text:p>
          </table:table-cell>
          <table:table-cell office:value-type="float" office:value="1.38853">
            <text:p>1,38853</text:p>
          </table:table-cell>
          <table:table-cell office:value-type="float" office:value="0.804382">
            <text:p>0,804382</text:p>
          </table:table-cell>
          <table:table-cell office:value-type="float" office:value="0.0662742">
            <text:p>0,0662742</text:p>
          </table:table-cell>
          <table:table-cell office:value-type="float" office:value="0.870656">
            <text:p>0,870656</text:p>
          </table:table-cell>
        </table:table-row>
        <table:table-row table:style-name="ro1">
          <table:table-cell office:value-type="float" office:value="1.43311">
            <text:p>1,43311</text:p>
          </table:table-cell>
          <table:table-cell office:value-type="float" office:value="0.273894">
            <text:p>0,273894</text:p>
          </table:table-cell>
          <table:table-cell office:value-type="float" office:value="1.707">
            <text:p>1,707</text:p>
          </table:table-cell>
          <table:table-cell office:value-type="float" office:value="0.84573">
            <text:p>0,84573</text:p>
          </table:table-cell>
          <table:table-cell office:value-type="float" office:value="0.21935">
            <text:p>0,21935</text:p>
          </table:table-cell>
          <table:table-cell office:value-type="float" office:value="1.06508">
            <text:p>1,06508</text:p>
          </table:table-cell>
          <table:table-cell office:value-type="float" office:value="0.0149557">
            <text:p>0,0149557</text:p>
          </table:table-cell>
          <table:table-cell office:value-type="float" office:value="0.151903">
            <text:p>0,151903</text:p>
          </table:table-cell>
          <table:table-cell office:value-type="float" office:value="0.166859">
            <text:p>0,166859</text:p>
          </table:table-cell>
          <table:table-cell office:value-type="float" office:value="0.174776">
            <text:p>0,174776</text:p>
          </table:table-cell>
          <table:table-cell office:value-type="float" office:value="0.0938396">
            <text:p>0,0938396</text:p>
          </table:table-cell>
          <table:table-cell office:value-type="float" office:value="0.268616">
            <text:p>0,268616</text:p>
          </table:table-cell>
          <table:table-cell office:value-type="float" office:value="1.07212">
            <text:p>1,07212</text:p>
          </table:table-cell>
          <table:table-cell office:value-type="float" office:value="0.222283">
            <text:p>0,222283</text:p>
          </table:table-cell>
          <table:table-cell office:value-type="float" office:value="1.2944">
            <text:p>1,2944</text:p>
          </table:table-cell>
          <table:table-cell office:value-type="float" office:value="0.143399">
            <text:p>0,143399</text:p>
          </table:table-cell>
          <table:table-cell office:value-type="float" office:value="0.132548">
            <text:p>0,132548</text:p>
          </table:table-cell>
          <table:table-cell office:value-type="float" office:value="0.275947">
            <text:p>0,275947</text:p>
          </table:table-cell>
          <table:table-cell office:value-type="float" office:value="1.15188">
            <text:p>1,15188</text:p>
          </table:table-cell>
          <table:table-cell office:value-type="float" office:value="0.155715">
            <text:p>0,155715</text:p>
          </table:table-cell>
          <table:table-cell office:value-type="float" office:value="1.3076">
            <text:p>1,3076</text:p>
          </table:table-cell>
          <table:table-cell office:value-type="float" office:value="0.933998">
            <text:p>0,933998</text:p>
          </table:table-cell>
          <table:table-cell office:value-type="float" office:value="0.116713">
            <text:p>0,116713</text:p>
          </table:table-cell>
          <table:table-cell office:value-type="float" office:value="1.05071">
            <text:p>1,05071</text:p>
          </table:table-cell>
          <table:table-cell office:value-type="float" office:value="0.56861">
            <text:p>0,56861</text:p>
          </table:table-cell>
          <table:table-cell office:value-type="float" office:value="0.0630485">
            <text:p>0,0630485</text:p>
          </table:table-cell>
          <table:table-cell office:value-type="float" office:value="0.631658">
            <text:p>0,631658</text:p>
          </table:table-cell>
        </table:table-row>
        <table:table-row table:style-name="ro1">
          <table:table-cell office:value-type="float" office:value="1.15217">
            <text:p>1,15217</text:p>
          </table:table-cell>
          <table:table-cell office:value-type="float" office:value="0.262751">
            <text:p>0,262751</text:p>
          </table:table-cell>
          <table:table-cell office:value-type="float" office:value="1.41493">
            <text:p>1,41493</text:p>
          </table:table-cell>
          <table:table-cell office:value-type="float" office:value="0.826375">
            <text:p>0,826375</text:p>
          </table:table-cell>
          <table:table-cell office:value-type="float" office:value="0.217884">
            <text:p>0,217884</text:p>
          </table:table-cell>
          <table:table-cell office:value-type="float" office:value="1.04426">
            <text:p>1,04426</text:p>
          </table:table-cell>
          <table:table-cell office:value-type="float" office:value="0.0152489">
            <text:p>0,0152489</text:p>
          </table:table-cell>
          <table:table-cell office:value-type="float" office:value="0.134894">
            <text:p>0,134894</text:p>
          </table:table-cell>
          <table:table-cell office:value-type="float" office:value="0.150143">
            <text:p>0,150143</text:p>
          </table:table-cell>
          <table:table-cell office:value-type="float" office:value="0.166859">
            <text:p>0,166859</text:p>
          </table:table-cell>
          <table:table-cell office:value-type="float" office:value="0.0920801">
            <text:p>0,0920801</text:p>
          </table:table-cell>
          <table:table-cell office:value-type="float" office:value="0.258939">
            <text:p>0,258939</text:p>
          </table:table-cell>
          <table:table-cell office:value-type="float" office:value="1.22842">
            <text:p>1,22842</text:p>
          </table:table-cell>
          <table:table-cell office:value-type="float" office:value="0.225802">
            <text:p>0,225802</text:p>
          </table:table-cell>
          <table:table-cell office:value-type="float" office:value="1.45422">
            <text:p>1,45422</text:p>
          </table:table-cell>
          <table:table-cell office:value-type="float" office:value="0.274188">
            <text:p>0,274188</text:p>
          </table:table-cell>
          <table:table-cell office:value-type="float" office:value="0.160407">
            <text:p>0,160407</text:p>
          </table:table-cell>
          <table:table-cell office:value-type="float" office:value="0.434595">
            <text:p>0,434595</text:p>
          </table:table-cell>
          <table:table-cell office:value-type="float" office:value="1.31346">
            <text:p>1,31346</text:p>
          </table:table-cell>
          <table:table-cell office:value-type="float" office:value="0.164219">
            <text:p>0,164219</text:p>
          </table:table-cell>
          <table:table-cell office:value-type="float" office:value="1.47768">
            <text:p>1,47768</text:p>
          </table:table-cell>
          <table:table-cell office:value-type="float" office:value="0.946901">
            <text:p>0,946901</text:p>
          </table:table-cell>
          <table:table-cell office:value-type="float" office:value="0.118473">
            <text:p>0,118473</text:p>
          </table:table-cell>
          <table:table-cell office:value-type="float" office:value="1.06537">
            <text:p>1,06537</text:p>
          </table:table-cell>
          <table:table-cell office:value-type="float" office:value="0.432249">
            <text:p>0,432249</text:p>
          </table:table-cell>
          <table:table-cell office:value-type="float" office:value="0.0568903">
            <text:p>0,0568903</text:p>
          </table:table-cell>
          <table:table-cell office:value-type="float" office:value="0.489139">
            <text:p>0,489139</text:p>
          </table:table-cell>
        </table:table-row>
        <table:table-row table:style-name="ro1">
          <table:table-cell office:value-type="float" office:value="1.9504">
            <text:p>1,9504</text:p>
          </table:table-cell>
          <table:table-cell office:value-type="float" office:value="0.378878">
            <text:p>0,378878</text:p>
          </table:table-cell>
          <table:table-cell office:value-type="float" office:value="2.32928">
            <text:p>2,32928</text:p>
          </table:table-cell>
          <table:table-cell office:value-type="float" office:value="0.882679">
            <text:p>0,882679</text:p>
          </table:table-cell>
          <table:table-cell office:value-type="float" office:value="0.251021">
            <text:p>0,251021</text:p>
          </table:table-cell>
          <table:table-cell office:value-type="float" office:value="1.1337">
            <text:p>1,1337</text:p>
          </table:table-cell>
          <table:table-cell office:value-type="float" office:value="0.0161287">
            <text:p>0,0161287</text:p>
          </table:table-cell>
          <table:table-cell office:value-type="float" office:value="0.139">
            <text:p>0,139</text:p>
          </table:table-cell>
          <table:table-cell office:value-type="float" office:value="0.155129">
            <text:p>0,155129</text:p>
          </table:table-cell>
          <table:table-cell office:value-type="float" office:value="0.153662">
            <text:p>0,153662</text:p>
          </table:table-cell>
          <table:table-cell office:value-type="float" office:value="0.0917869">
            <text:p>0,0917869</text:p>
          </table:table-cell>
          <table:table-cell office:value-type="float" office:value="0.245449">
            <text:p>0,245449</text:p>
          </table:table-cell>
          <table:table-cell office:value-type="float" office:value="1.08795">
            <text:p>1,08795</text:p>
          </table:table-cell>
          <table:table-cell office:value-type="float" office:value="0.22111">
            <text:p>0,22111</text:p>
          </table:table-cell>
          <table:table-cell office:value-type="float" office:value="1.30906">
            <text:p>1,30906</text:p>
          </table:table-cell>
          <table:table-cell office:value-type="float" office:value="0.137534">
            <text:p>0,137534</text:p>
          </table:table-cell>
          <table:table-cell office:value-type="float" office:value="0.140466">
            <text:p>0,140466</text:p>
          </table:table-cell>
          <table:table-cell office:value-type="float" office:value="0.278">
            <text:p>0,278</text:p>
          </table:table-cell>
          <table:table-cell office:value-type="float" office:value="1.30202">
            <text:p>1,30202</text:p>
          </table:table-cell>
          <table:table-cell office:value-type="float" office:value="0.151903">
            <text:p>0,151903</text:p>
          </table:table-cell>
          <table:table-cell office:value-type="float" office:value="1.45393">
            <text:p>1,45393</text:p>
          </table:table-cell>
          <table:table-cell office:value-type="float" office:value="0.89001">
            <text:p>0,89001</text:p>
          </table:table-cell>
          <table:table-cell office:value-type="float" office:value="0.110262">
            <text:p>0,110262</text:p>
          </table:table-cell>
          <table:table-cell office:value-type="float" office:value="1.00027">
            <text:p>1,00027</text:p>
          </table:table-cell>
          <table:table-cell office:value-type="float" office:value="0.413481">
            <text:p>0,413481</text:p>
          </table:table-cell>
          <table:table-cell office:value-type="float" office:value="0.0548375">
            <text:p>0,0548375</text:p>
          </table:table-cell>
          <table:table-cell office:value-type="float" office:value="0.468318">
            <text:p>0,468318</text:p>
          </table:table-cell>
        </table:table-row>
        <table:table-row table:style-name="ro1">
          <table:table-cell office:value-type="float" office:value="1.09323">
            <text:p>1,09323</text:p>
          </table:table-cell>
          <table:table-cell office:value-type="float" office:value="0.241637">
            <text:p>0,241637</text:p>
          </table:table-cell>
          <table:table-cell office:value-type="float" office:value="1.33487">
            <text:p>1,33487</text:p>
          </table:table-cell>
          <table:table-cell office:value-type="float" office:value="0.809367">
            <text:p>0,809367</text:p>
          </table:table-cell>
          <table:table-cell office:value-type="float" office:value="0.201169">
            <text:p>0,201169</text:p>
          </table:table-cell>
          <table:table-cell office:value-type="float" office:value="1.01054">
            <text:p>1,01054</text:p>
          </table:table-cell>
          <table:table-cell office:value-type="float" office:value="0.0140759">
            <text:p>0,0140759</text:p>
          </table:table-cell>
          <table:table-cell office:value-type="float" office:value="0.118766">
            <text:p>0,118766</text:p>
          </table:table-cell>
          <table:table-cell office:value-type="float" office:value="0.132842">
            <text:p>0,132842</text:p>
          </table:table-cell>
          <table:table-cell office:value-type="float" office:value="0.141639">
            <text:p>0,141639</text:p>
          </table:table-cell>
          <table:table-cell office:value-type="float" office:value="0.0973586">
            <text:p>0,0973586</text:p>
          </table:table-cell>
          <table:table-cell office:value-type="float" office:value="0.238998">
            <text:p>0,238998</text:p>
          </table:table-cell>
          <table:table-cell office:value-type="float" office:value="1.02227">
            <text:p>1,02227</text:p>
          </table:table-cell>
          <table:table-cell office:value-type="float" office:value="0.211139">
            <text:p>0,211139</text:p>
          </table:table-cell>
          <table:table-cell office:value-type="float" office:value="1.2334">
            <text:p>1,2334</text:p>
          </table:table-cell>
          <table:table-cell office:value-type="float" office:value="0.129616">
            <text:p>0,129616</text:p>
          </table:table-cell>
          <table:table-cell office:value-type="float" office:value="0.123165">
            <text:p>0,123165</text:p>
          </table:table-cell>
          <table:table-cell office:value-type="float" office:value="0.252781">
            <text:p>0,252781</text:p>
          </table:table-cell>
          <table:table-cell office:value-type="float" office:value="1.16625">
            <text:p>1,16625</text:p>
          </table:table-cell>
          <table:table-cell office:value-type="float" office:value="0.145451">
            <text:p>0,145451</text:p>
          </table:table-cell>
          <table:table-cell office:value-type="float" office:value="1.3117">
            <text:p>1,3117</text:p>
          </table:table-cell>
          <table:table-cell office:value-type="float" office:value="0.885612">
            <text:p>0,885612</text:p>
          </table:table-cell>
          <table:table-cell office:value-type="float" office:value="0.109382">
            <text:p>0,109382</text:p>
          </table:table-cell>
          <table:table-cell office:value-type="float" office:value="0.994993">
            <text:p>0,994993</text:p>
          </table:table-cell>
          <table:table-cell office:value-type="float" office:value="0.412894">
            <text:p>0,412894</text:p>
          </table:table-cell>
          <table:table-cell office:value-type="float" office:value="0.0551308">
            <text:p>0,0551308</text:p>
          </table:table-cell>
          <table:table-cell office:value-type="float" office:value="0.468025">
            <text:p>0,468025</text:p>
          </table:table-cell>
        </table:table-row>
        <table:table-row table:style-name="ro1">
          <table:table-cell office:value-type="float" office:value="1.48003">
            <text:p>1,48003</text:p>
          </table:table-cell>
          <table:table-cell office:value-type="float" office:value="0.425797">
            <text:p>0,425797</text:p>
          </table:table-cell>
          <table:table-cell office:value-type="float" office:value="1.90582">
            <text:p>1,90582</text:p>
          </table:table-cell>
          <table:table-cell office:value-type="float" office:value="0.849249">
            <text:p>0,849249</text:p>
          </table:table-cell>
          <table:table-cell office:value-type="float" office:value="0.210259">
            <text:p>0,210259</text:p>
          </table:table-cell>
          <table:table-cell office:value-type="float" office:value="1.05951">
            <text:p>1,05951</text:p>
          </table:table-cell>
          <table:table-cell office:value-type="float" office:value="0.0129029">
            <text:p>0,0129029</text:p>
          </table:table-cell>
          <table:table-cell office:value-type="float" office:value="0.140173">
            <text:p>0,140173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.0868017">
            <text:p>0,0868017</text:p>
          </table:table-cell>
          <table:table-cell office:value-type="float" office:value="0.239878">
            <text:p>0,239878</text:p>
          </table:table-cell>
          <table:table-cell office:value-type="float" office:value="1.06889">
            <text:p>1,06889</text:p>
          </table:table-cell>
          <table:table-cell office:value-type="float" office:value="0.199996">
            <text:p>0,199996</text:p>
          </table:table-cell>
          <table:table-cell office:value-type="float" office:value="1.26889">
            <text:p>1,26889</text:p>
          </table:table-cell>
          <table:table-cell office:value-type="float" office:value="0.145451">
            <text:p>0,145451</text:p>
          </table:table-cell>
          <table:table-cell office:value-type="float" office:value="0.123751">
            <text:p>0,123751</text:p>
          </table:table-cell>
          <table:table-cell office:value-type="float" office:value="0.269202">
            <text:p>0,269202</text:p>
          </table:table-cell>
          <table:table-cell office:value-type="float" office:value="1.15247">
            <text:p>1,15247</text:p>
          </table:table-cell>
          <table:table-cell office:value-type="float" office:value="0.142519">
            <text:p>0,142519</text:p>
          </table:table-cell>
          <table:table-cell office:value-type="float" office:value="1.29499">
            <text:p>1,29499</text:p>
          </table:table-cell>
          <table:table-cell office:value-type="float" office:value="0.965375">
            <text:p>0,965375</text:p>
          </table:table-cell>
          <table:table-cell office:value-type="float" office:value="0.104397">
            <text:p>0,104397</text:p>
          </table:table-cell>
          <table:table-cell office:value-type="float" office:value="1.06977">
            <text:p>1,06977</text:p>
          </table:table-cell>
          <table:table-cell office:value-type="float" office:value="0.772124">
            <text:p>0,772124</text:p>
          </table:table-cell>
          <table:table-cell office:value-type="float" office:value="0.114074">
            <text:p>0,114074</text:p>
          </table:table-cell>
          <table:table-cell office:value-type="float" office:value="0.886198">
            <text:p>0,886198</text:p>
          </table:table-cell>
        </table:table-row>
        <table:table-row table:style-name="ro1">
          <table:table-cell office:value-type="float" office:value="2.28587">
            <text:p>2,28587</text:p>
          </table:table-cell>
          <table:table-cell office:value-type="float" office:value="0.500576">
            <text:p>0,500576</text:p>
          </table:table-cell>
          <table:table-cell office:value-type="float" office:value="2.78645">
            <text:p>2,78645</text:p>
          </table:table-cell>
          <table:table-cell office:value-type="float" office:value="1.73369">
            <text:p>1,73369</text:p>
          </table:table-cell>
          <table:table-cell office:value-type="float" office:value="0.431076">
            <text:p>0,431076</text:p>
          </table:table-cell>
          <table:table-cell office:value-type="float" office:value="2.16476">
            <text:p>2,16476</text:p>
          </table:table-cell>
          <table:table-cell office:value-type="float" office:value="0.0507321">
            <text:p>0,0507321</text:p>
          </table:table-cell>
          <table:table-cell office:value-type="float" office:value="0.219057">
            <text:p>0,219057</text:p>
          </table:table-cell>
          <table:table-cell office:value-type="float" office:value="0.269789">
            <text:p>0,269789</text:p>
          </table:table-cell>
          <table:table-cell office:value-type="float" office:value="0.338996">
            <text:p>0,338996</text:p>
          </table:table-cell>
          <table:table-cell office:value-type="float" office:value="0.176829">
            <text:p>0,176829</text:p>
          </table:table-cell>
          <table:table-cell office:value-type="float" office:value="0.515825">
            <text:p>0,515825</text:p>
          </table:table-cell>
          <table:table-cell office:value-type="float" office:value="2.36329">
            <text:p>2,36329</text:p>
          </table:table-cell>
          <table:table-cell office:value-type="float" office:value="0.454536">
            <text:p>0,454536</text:p>
          </table:table-cell>
          <table:table-cell office:value-type="float" office:value="2.81783">
            <text:p>2,81783</text:p>
          </table:table-cell>
          <table:table-cell office:value-type="float" office:value="0.27888">
            <text:p>0,27888</text:p>
          </table:table-cell>
          <table:table-cell office:value-type="float" office:value="0.251901">
            <text:p>0,251901</text:p>
          </table:table-cell>
          <table:table-cell office:value-type="float" office:value="0.53078">
            <text:p>0,53078</text:p>
          </table:table-cell>
          <table:table-cell office:value-type="float" office:value="2.38089">
            <text:p>2,38089</text:p>
          </table:table-cell>
          <table:table-cell office:value-type="float" office:value="0.312017">
            <text:p>0,312017</text:p>
          </table:table-cell>
          <table:table-cell office:value-type="float" office:value="2.6929">
            <text:p>2,6929</text:p>
          </table:table-cell>
          <table:table-cell office:value-type="float" office:value="1.43985">
            <text:p>1,43985</text:p>
          </table:table-cell>
          <table:table-cell office:value-type="float" office:value="0.257472">
            <text:p>0,257472</text:p>
          </table:table-cell>
          <table:table-cell office:value-type="float" office:value="1.69732">
            <text:p>1,69732</text:p>
          </table:table-cell>
          <table:table-cell office:value-type="float" office:value="0.855407">
            <text:p>0,855407</text:p>
          </table:table-cell>
          <table:table-cell office:value-type="float" office:value="0.116127">
            <text:p>0,116127</text:p>
          </table:table-cell>
          <table:table-cell office:value-type="float" office:value="0.971533">
            <text:p>0,971533</text:p>
          </table:table-cell>
        </table:table-row>
        <table:table-row table:style-name="ro1">
          <table:table-cell office:value-type="float" office:value="1.15687">
            <text:p>1,15687</text:p>
          </table:table-cell>
          <table:table-cell office:value-type="float" office:value="0.249262">
            <text:p>0,249262</text:p>
          </table:table-cell>
          <table:table-cell office:value-type="float" office:value="1.40613">
            <text:p>1,40613</text:p>
          </table:table-cell>
          <table:table-cell office:value-type="float" office:value="1.32314">
            <text:p>1,32314</text:p>
          </table:table-cell>
          <table:table-cell office:value-type="float" office:value="0.219643">
            <text:p>0,219643</text:p>
          </table:table-cell>
          <table:table-cell office:value-type="float" office:value="1.54278">
            <text:p>1,54278</text:p>
          </table:table-cell>
          <table:table-cell office:value-type="float" office:value="0.0152489">
            <text:p>0,0152489</text:p>
          </table:table-cell>
          <table:table-cell office:value-type="float" office:value="0.0929599">
            <text:p>0,0929599</text:p>
          </table:table-cell>
          <table:table-cell office:value-type="float" office:value="0.108209">
            <text:p>0,108209</text:p>
          </table:table-cell>
          <table:table-cell office:value-type="float" office:value="0.151903">
            <text:p>0,151903</text:p>
          </table:table-cell>
          <table:table-cell office:value-type="float" office:value="0.125217">
            <text:p>0,125217</text:p>
          </table:table-cell>
          <table:table-cell office:value-type="float" office:value="0.27712">
            <text:p>0,27712</text:p>
          </table:table-cell>
          <table:table-cell office:value-type="float" office:value="1.16097">
            <text:p>1,16097</text:p>
          </table:table-cell>
          <table:table-cell office:value-type="float" office:value="0.241344">
            <text:p>0,241344</text:p>
          </table:table-cell>
          <table:table-cell office:value-type="float" office:value="1.40232">
            <text:p>1,40232</text:p>
          </table:table-cell>
          <table:table-cell office:value-type="float" office:value="0.12639">
            <text:p>0,12639</text:p>
          </table:table-cell>
          <table:table-cell office:value-type="float" office:value="0.178002">
            <text:p>0,178002</text:p>
          </table:table-cell>
          <table:table-cell office:value-type="float" office:value="0.304392">
            <text:p>0,304392</text:p>
          </table:table-cell>
          <table:table-cell office:value-type="float" office:value="1.19587">
            <text:p>1,19587</text:p>
          </table:table-cell>
          <table:table-cell office:value-type="float" office:value="0.145745">
            <text:p>0,145745</text:p>
          </table:table-cell>
          <table:table-cell office:value-type="float" office:value="1.34161">
            <text:p>1,34161</text:p>
          </table:table-cell>
          <table:table-cell office:value-type="float" office:value="1.82811">
            <text:p>1,82811</text:p>
          </table:table-cell>
          <table:table-cell office:value-type="float" office:value="0.241051">
            <text:p>0,241051</text:p>
          </table:table-cell>
          <table:table-cell office:value-type="float" office:value="2.06916">
            <text:p>2,06916</text:p>
          </table:table-cell>
          <table:table-cell office:value-type="float" office:value="0.842504">
            <text:p>0,842504</text:p>
          </table:table-cell>
          <table:table-cell office:value-type="float" office:value="0.118179">
            <text:p>0,118179</text:p>
          </table:table-cell>
          <table:table-cell office:value-type="float" office:value="0.960683">
            <text:p>0,960683</text:p>
          </table:table-cell>
        </table:table-row>
        <table:table-row table:style-name="ro1">
          <table:table-cell office:value-type="float" office:value="2.32194">
            <text:p>2,32194</text:p>
          </table:table-cell>
          <table:table-cell office:value-type="float" office:value="0.51905">
            <text:p>0,51905</text:p>
          </table:table-cell>
          <table:table-cell office:value-type="float" office:value="2.84099">
            <text:p>2,84099</text:p>
          </table:table-cell>
          <table:table-cell office:value-type="float" office:value="1.50202">
            <text:p>1,50202</text:p>
          </table:table-cell>
          <table:table-cell office:value-type="float" office:value="0.204101">
            <text:p>0,204101</text:p>
          </table:table-cell>
          <table:table-cell office:value-type="float" office:value="1.70612">
            <text:p>1,70612</text:p>
          </table:table-cell>
          <table:table-cell office:value-type="float" office:value="0.0158354">
            <text:p>0,0158354</text:p>
          </table:table-cell>
          <table:table-cell office:value-type="float" office:value="0.0935464">
            <text:p>0,0935464</text:p>
          </table:table-cell>
          <table:table-cell office:value-type="float" office:value="0.109382">
            <text:p>0,109382</text:p>
          </table:table-cell>
          <table:table-cell office:value-type="float" office:value="0.148384">
            <text:p>0,148384</text:p>
          </table:table-cell>
          <table:table-cell office:value-type="float" office:value="0.125804">
            <text:p>0,125804</text:p>
          </table:table-cell>
          <table:table-cell office:value-type="float" office:value="0.274188">
            <text:p>0,274188</text:p>
          </table:table-cell>
          <table:table-cell office:value-type="float" office:value="1.06009">
            <text:p>1,06009</text:p>
          </table:table-cell>
          <table:table-cell office:value-type="float" office:value="0.2302">
            <text:p>0,2302</text:p>
          </table:table-cell>
          <table:table-cell office:value-type="float" office:value="1.29029">
            <text:p>1,29029</text:p>
          </table:table-cell>
          <table:table-cell office:value-type="float" office:value="0.126097">
            <text:p>0,126097</text:p>
          </table:table-cell>
          <table:table-cell office:value-type="float" office:value="0.171844">
            <text:p>0,171844</text:p>
          </table:table-cell>
          <table:table-cell office:value-type="float" office:value="0.297941">
            <text:p>0,297941</text:p>
          </table:table-cell>
          <table:table-cell office:value-type="float" office:value="1.16302">
            <text:p>1,16302</text:p>
          </table:table-cell>
          <table:table-cell office:value-type="float" office:value="0.146331">
            <text:p>0,146331</text:p>
          </table:table-cell>
          <table:table-cell office:value-type="float" office:value="1.30936">
            <text:p>1,30936</text:p>
          </table:table-cell>
          <table:table-cell office:value-type="float" office:value="0.982677">
            <text:p>0,982677</text:p>
          </table:table-cell>
          <table:table-cell office:value-type="float" office:value="0.140759">
            <text:p>0,140759</text:p>
          </table:table-cell>
          <table:table-cell office:value-type="float" office:value="1.12344">
            <text:p>1,12344</text:p>
          </table:table-cell>
          <table:table-cell office:value-type="float" office:value="1.00584">
            <text:p>1,00584</text:p>
          </table:table-cell>
          <table:table-cell office:value-type="float" office:value="0.067154">
            <text:p>0,067154</text:p>
          </table:table-cell>
          <table:table-cell office:value-type="float" office:value="1.073">
            <text:p>1,073</text:p>
          </table:table-cell>
        </table:table-row>
        <table:table-row table:style-name="ro1">
          <table:table-cell office:value-type="float" office:value="1.20261">
            <text:p>1,20261</text:p>
          </table:table-cell>
          <table:table-cell office:value-type="float" office:value="0.260698">
            <text:p>0,260698</text:p>
          </table:table-cell>
          <table:table-cell office:value-type="float" office:value="1.46331">
            <text:p>1,46331</text:p>
          </table:table-cell>
          <table:table-cell office:value-type="float" office:value="0.864498">
            <text:p>0,864498</text:p>
          </table:table-cell>
          <table:table-cell office:value-type="float" office:value="0.215538">
            <text:p>0,215538</text:p>
          </table:table-cell>
          <table:table-cell office:value-type="float" office:value="1.08004">
            <text:p>1,08004</text:p>
          </table:table-cell>
          <table:table-cell office:value-type="float" office:value="0.0152489">
            <text:p>0,0152489</text:p>
          </table:table-cell>
          <table:table-cell office:value-type="float" office:value="0.126684">
            <text:p>0,126684</text:p>
          </table:table-cell>
          <table:table-cell office:value-type="float" office:value="0.141932">
            <text:p>0,141932</text:p>
          </table:table-cell>
          <table:table-cell office:value-type="float" office:value="0.217297">
            <text:p>0,217297</text:p>
          </table:table-cell>
          <table:table-cell office:value-type="float" office:value="0.0935464">
            <text:p>0,0935464</text:p>
          </table:table-cell>
          <table:table-cell office:value-type="float" office:value="0.310844">
            <text:p>0,310844</text:p>
          </table:table-cell>
          <table:table-cell office:value-type="float" office:value="2.56417">
            <text:p>2,56417</text:p>
          </table:table-cell>
          <table:table-cell office:value-type="float" office:value="0.365681">
            <text:p>0,365681</text:p>
          </table:table-cell>
          <table:table-cell office:value-type="float" office:value="2.92985">
            <text:p>2,92985</text:p>
          </table:table-cell>
          <table:table-cell office:value-type="float" office:value="0.378878">
            <text:p>0,378878</text:p>
          </table:table-cell>
          <table:table-cell office:value-type="float" office:value="0.166565">
            <text:p>0,166565</text:p>
          </table:table-cell>
          <table:table-cell office:value-type="float" office:value="0.545443">
            <text:p>0,545443</text:p>
          </table:table-cell>
          <table:table-cell office:value-type="float" office:value="1.96096">
            <text:p>1,96096</text:p>
          </table:table-cell>
          <table:table-cell office:value-type="float" office:value="0.16334">
            <text:p>0,16334</text:p>
          </table:table-cell>
          <table:table-cell office:value-type="float" office:value="2.12429">
            <text:p>2,12429</text:p>
          </table:table-cell>
          <table:table-cell office:value-type="float" office:value="0.914643">
            <text:p>0,914643</text:p>
          </table:table-cell>
          <table:table-cell office:value-type="float" office:value="0.125804">
            <text:p>0,125804</text:p>
          </table:table-cell>
          <table:table-cell office:value-type="float" office:value="1.04045">
            <text:p>1,04045</text:p>
          </table:table-cell>
          <table:table-cell office:value-type="float" office:value="0.65893">
            <text:p>0,65893</text:p>
          </table:table-cell>
          <table:table-cell office:value-type="float" office:value="0.0797637">
            <text:p>0,0797637</text:p>
          </table:table-cell>
          <table:table-cell office:value-type="float" office:value="0.738694">
            <text:p>0,738694</text:p>
          </table:table-cell>
        </table:table-row>
        <table:table-row table:style-name="ro1">
          <table:table-cell office:value-type="float" office:value="1.33311">
            <text:p>1,33311</text:p>
          </table:table-cell>
          <table:table-cell office:value-type="float" office:value="0.520517">
            <text:p>0,520517</text:p>
          </table:table-cell>
          <table:table-cell office:value-type="float" office:value="1.85363">
            <text:p>1,85363</text:p>
          </table:table-cell>
          <table:table-cell office:value-type="float" office:value="0.858046">
            <text:p>0,858046</text:p>
          </table:table-cell>
          <table:table-cell office:value-type="float" office:value="0.22111">
            <text:p>0,22111</text:p>
          </table:table-cell>
          <table:table-cell office:value-type="float" office:value="1.07916">
            <text:p>1,07916</text:p>
          </table:table-cell>
          <table:table-cell office:value-type="float" office:value="0.0155422">
            <text:p>0,0155422</text:p>
          </table:table-cell>
          <table:table-cell office:value-type="float" office:value="0.115247">
            <text:p>0,115247</text:p>
          </table:table-cell>
          <table:table-cell office:value-type="float" office:value="0.130789">
            <text:p>0,130789</text:p>
          </table:table-cell>
          <table:table-cell office:value-type="float" office:value="0.172137">
            <text:p>0,172137</text:p>
          </table:table-cell>
          <table:table-cell office:value-type="float" office:value="0.0947194">
            <text:p>0,0947194</text:p>
          </table:table-cell>
          <table:table-cell office:value-type="float" office:value="0.266856">
            <text:p>0,266856</text:p>
          </table:table-cell>
          <table:table-cell office:value-type="float" office:value="1.15804">
            <text:p>1,15804</text:p>
          </table:table-cell>
          <table:table-cell office:value-type="float" office:value="0.230494">
            <text:p>0,230494</text:p>
          </table:table-cell>
          <table:table-cell office:value-type="float" office:value="1.38853">
            <text:p>1,38853</text:p>
          </table:table-cell>
          <table:table-cell office:value-type="float" office:value="0.135481">
            <text:p>0,135481</text:p>
          </table:table-cell>
          <table:table-cell office:value-type="float" office:value="0.131375">
            <text:p>0,131375</text:p>
          </table:table-cell>
          <table:table-cell office:value-type="float" office:value="0.266856">
            <text:p>0,266856</text:p>
          </table:table-cell>
          <table:table-cell office:value-type="float" office:value="1.24103">
            <text:p>1,24103</text:p>
          </table:table-cell>
          <table:table-cell office:value-type="float" office:value="0.164513">
            <text:p>0,164513</text:p>
          </table:table-cell>
          <table:table-cell office:value-type="float" office:value="1.40554">
            <text:p>1,40554</text:p>
          </table:table-cell>
          <table:table-cell office:value-type="float" office:value="0.979744">
            <text:p>0,979744</text:p>
          </table:table-cell>
          <table:table-cell office:value-type="float" office:value="0.125804">
            <text:p>0,125804</text:p>
          </table:table-cell>
          <table:table-cell office:value-type="float" office:value="1.10555">
            <text:p>1,10555</text:p>
          </table:table-cell>
          <table:table-cell office:value-type="float" office:value="1.04074">
            <text:p>1,04074</text:p>
          </table:table-cell>
          <table:table-cell office:value-type="float" office:value="0.152783">
            <text:p>0,152783</text:p>
          </table:table-cell>
          <table:table-cell office:value-type="float" office:value="1.19352">
            <text:p>1,19352</text:p>
          </table:table-cell>
        </table:table-row>
        <table:table-row table:style-name="ro1">
          <table:table-cell office:value-type="float" office:value="1.10613">
            <text:p>1,10613</text:p>
          </table:table-cell>
          <table:table-cell office:value-type="float" office:value="0.260698">
            <text:p>0,260698</text:p>
          </table:table-cell>
          <table:table-cell office:value-type="float" office:value="1.36683">
            <text:p>1,36683</text:p>
          </table:table-cell>
          <table:table-cell office:value-type="float" office:value="0.834879">
            <text:p>0,834879</text:p>
          </table:table-cell>
          <table:table-cell office:value-type="float" office:value="0.222869">
            <text:p>0,222869</text:p>
          </table:table-cell>
          <table:table-cell office:value-type="float" office:value="1.05775">
            <text:p>1,05775</text:p>
          </table:table-cell>
          <table:table-cell office:value-type="float" office:value="0.0155422">
            <text:p>0,0155422</text:p>
          </table:table-cell>
          <table:table-cell office:value-type="float" office:value="0.140466">
            <text:p>0,140466</text:p>
          </table:table-cell>
          <table:table-cell office:value-type="float" office:value="0.156008">
            <text:p>0,156008</text:p>
          </table:table-cell>
          <table:table-cell office:value-type="float" office:value="0.166272">
            <text:p>0,166272</text:p>
          </table:table-cell>
          <table:table-cell office:value-type="float" office:value="0.0917869">
            <text:p>0,0917869</text:p>
          </table:table-cell>
          <table:table-cell office:value-type="float" office:value="0.258059">
            <text:p>0,258059</text:p>
          </table:table-cell>
          <table:table-cell office:value-type="float" office:value="1.06919">
            <text:p>1,06919</text:p>
          </table:table-cell>
          <table:table-cell office:value-type="float" office:value="0.229027">
            <text:p>0,229027</text:p>
          </table:table-cell>
          <table:table-cell office:value-type="float" office:value="1.29821">
            <text:p>1,29821</text:p>
          </table:table-cell>
          <table:table-cell office:value-type="float" office:value="0.127857">
            <text:p>0,127857</text:p>
          </table:table-cell>
          <table:table-cell office:value-type="float" office:value="0.126977">
            <text:p>0,126977</text:p>
          </table:table-cell>
          <table:table-cell office:value-type="float" office:value="0.254833">
            <text:p>0,254833</text:p>
          </table:table-cell>
          <table:table-cell office:value-type="float" office:value="1.1513">
            <text:p>1,1513</text:p>
          </table:table-cell>
          <table:table-cell office:value-type="float" office:value="0.153662">
            <text:p>0,153662</text:p>
          </table:table-cell>
          <table:table-cell office:value-type="float" office:value="1.30496">
            <text:p>1,30496</text:p>
          </table:table-cell>
          <table:table-cell office:value-type="float" office:value="0.913177">
            <text:p>0,913177</text:p>
          </table:table-cell>
          <table:table-cell office:value-type="float" office:value="0.11642">
            <text:p>0,11642</text:p>
          </table:table-cell>
          <table:table-cell office:value-type="float" office:value="1.0296">
            <text:p>1,0296</text:p>
          </table:table-cell>
          <table:table-cell office:value-type="float" office:value="0.421105">
            <text:p>0,421105</text:p>
          </table:table-cell>
          <table:table-cell office:value-type="float" office:value="0.0724325">
            <text:p>0,0724325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4983">
            <text:p>1,14983</text:p>
          </table:table-cell>
          <table:table-cell office:value-type="float" office:value="0.244863">
            <text:p>0,244863</text:p>
          </table:table-cell>
          <table:table-cell office:value-type="float" office:value="1.39469">
            <text:p>1,39469</text:p>
          </table:table-cell>
          <table:table-cell office:value-type="float" office:value="0.94954">
            <text:p>0,94954</text:p>
          </table:table-cell>
          <table:table-cell office:value-type="float" office:value="0.213192">
            <text:p>0,213192</text:p>
          </table:table-cell>
          <table:table-cell office:value-type="float" office:value="1.16273">
            <text:p>1,16273</text:p>
          </table:table-cell>
          <table:table-cell office:value-type="float" office:value="0.0152489">
            <text:p>0,0152489</text:p>
          </table:table-cell>
          <table:table-cell office:value-type="float" office:value="0.137827">
            <text:p>0,137827</text:p>
          </table:table-cell>
          <table:table-cell office:value-type="float" office:value="0.153076">
            <text:p>0,153076</text:p>
          </table:table-cell>
          <table:table-cell office:value-type="float" office:value="0.150143">
            <text:p>0,150143</text:p>
          </table:table-cell>
          <table:table-cell office:value-type="float" office:value="0.0926666">
            <text:p>0,0926666</text:p>
          </table:table-cell>
          <table:table-cell office:value-type="float" office:value="0.24281">
            <text:p>0,24281</text:p>
          </table:table-cell>
          <table:table-cell office:value-type="float" office:value="1.03927">
            <text:p>1,03927</text:p>
          </table:table-cell>
          <table:table-cell office:value-type="float" office:value="0.226388">
            <text:p>0,226388</text:p>
          </table:table-cell>
          <table:table-cell office:value-type="float" office:value="1.26566">
            <text:p>1,26566</text:p>
          </table:table-cell>
          <table:table-cell office:value-type="float" office:value="0.135774">
            <text:p>0,135774</text:p>
          </table:table-cell>
          <table:table-cell office:value-type="float" office:value="0.12639">
            <text:p>0,12639</text:p>
          </table:table-cell>
          <table:table-cell office:value-type="float" office:value="0.262164">
            <text:p>0,262164</text:p>
          </table:table-cell>
          <table:table-cell office:value-type="float" office:value="1.11347">
            <text:p>1,11347</text:p>
          </table:table-cell>
          <table:table-cell office:value-type="float" office:value="0.194131">
            <text:p>0,194131</text:p>
          </table:table-cell>
          <table:table-cell office:value-type="float" office:value="1.3076">
            <text:p>1,3076</text:p>
          </table:table-cell>
          <table:table-cell office:value-type="float" office:value="0.909071">
            <text:p>0,909071</text:p>
          </table:table-cell>
          <table:table-cell office:value-type="float" office:value="0.158648">
            <text:p>0,158648</text:p>
          </table:table-cell>
          <table:table-cell office:value-type="float" office:value="1.06772">
            <text:p>1,06772</text:p>
          </table:table-cell>
          <table:table-cell office:value-type="float" office:value="0.423158">
            <text:p>0,423158</text:p>
          </table:table-cell>
          <table:table-cell office:value-type="float" office:value="0.0756582">
            <text:p>0,0756582</text:p>
          </table:table-cell>
          <table:table-cell office:value-type="float" office:value="0.498816">
            <text:p>0,498816</text:p>
          </table:table-cell>
        </table:table-row>
        <table:table-row table:style-name="ro1">
          <table:table-cell office:value-type="float" office:value="1.20643">
            <text:p>1,20643</text:p>
          </table:table-cell>
          <table:table-cell office:value-type="float" office:value="0.255713">
            <text:p>0,255713</text:p>
          </table:table-cell>
          <table:table-cell office:value-type="float" office:value="1.46214">
            <text:p>1,46214</text:p>
          </table:table-cell>
          <table:table-cell office:value-type="float" office:value="0.910244">
            <text:p>0,910244</text:p>
          </table:table-cell>
          <table:table-cell office:value-type="float" office:value="0.217884">
            <text:p>0,217884</text:p>
          </table:table-cell>
          <table:table-cell office:value-type="float" office:value="1.12813">
            <text:p>1,12813</text:p>
          </table:table-cell>
          <table:table-cell office:value-type="float" office:value="0.0158354">
            <text:p>0,0158354</text:p>
          </table:table-cell>
          <table:table-cell office:value-type="float" office:value="0.131082">
            <text:p>0,131082</text:p>
          </table:table-cell>
          <table:table-cell office:value-type="float" office:value="0.146918">
            <text:p>0,146918</text:p>
          </table:table-cell>
          <table:table-cell office:value-type="float" office:value="0.146331">
            <text:p>0,146331</text:p>
          </table:table-cell>
          <table:table-cell office:value-type="float" office:value="0.0912004">
            <text:p>0,0912004</text:p>
          </table:table-cell>
          <table:table-cell office:value-type="float" office:value="0.237532">
            <text:p>0,237532</text:p>
          </table:table-cell>
          <table:table-cell office:value-type="float" office:value="1.02901">
            <text:p>1,02901</text:p>
          </table:table-cell>
          <table:table-cell office:value-type="float" office:value="0.248675">
            <text:p>0,248675</text:p>
          </table:table-cell>
          <table:table-cell office:value-type="float" office:value="1.27769">
            <text:p>1,27769</text:p>
          </table:table-cell>
          <table:table-cell office:value-type="float" office:value="0.131669">
            <text:p>0,131669</text:p>
          </table:table-cell>
          <table:table-cell office:value-type="float" office:value="0.132255">
            <text:p>0,132255</text:p>
          </table:table-cell>
          <table:table-cell office:value-type="float" office:value="0.263924">
            <text:p>0,263924</text:p>
          </table:table-cell>
          <table:table-cell office:value-type="float" office:value="1.14162">
            <text:p>1,14162</text:p>
          </table:table-cell>
          <table:table-cell office:value-type="float" office:value="0.156302">
            <text:p>0,156302</text:p>
          </table:table-cell>
          <table:table-cell office:value-type="float" office:value="1.29792">
            <text:p>1,29792</text:p>
          </table:table-cell>
          <table:table-cell office:value-type="float" office:value="1.1164">
            <text:p>1,1164</text:p>
          </table:table-cell>
          <table:table-cell office:value-type="float" office:value="0.154542">
            <text:p>0,154542</text:p>
          </table:table-cell>
          <table:table-cell office:value-type="float" office:value="1.27094">
            <text:p>1,27094</text:p>
          </table:table-cell>
          <table:table-cell office:value-type="float" office:value="0.414067">
            <text:p>0,414067</text:p>
          </table:table-cell>
          <table:table-cell office:value-type="float" office:value="0.0771244">
            <text:p>0,0771244</text:p>
          </table:table-cell>
          <table:table-cell office:value-type="float" office:value="0.491192">
            <text:p>0,491192</text:p>
          </table:table-cell>
        </table:table-row>
        <table:table-row table:style-name="ro1">
          <table:table-cell office:value-type="float" office:value="1.16332">
            <text:p>1,16332</text:p>
          </table:table-cell>
          <table:table-cell office:value-type="float" office:value="0.258059">
            <text:p>0,258059</text:p>
          </table:table-cell>
          <table:table-cell office:value-type="float" office:value="1.42138">
            <text:p>1,42138</text:p>
          </table:table-cell>
          <table:table-cell office:value-type="float" office:value="0.900567">
            <text:p>0,900567</text:p>
          </table:table-cell>
          <table:table-cell office:value-type="float" office:value="0.211726">
            <text:p>0,211726</text:p>
          </table:table-cell>
          <table:table-cell office:value-type="float" office:value="1.11229">
            <text:p>1,11229</text:p>
          </table:table-cell>
          <table:table-cell office:value-type="float" office:value="0.0146624">
            <text:p>0,0146624</text:p>
          </table:table-cell>
          <table:table-cell office:value-type="float" office:value="0.141932">
            <text:p>0,141932</text:p>
          </table:table-cell>
          <table:table-cell office:value-type="float" office:value="0.156595">
            <text:p>0,156595</text:p>
          </table:table-cell>
          <table:table-cell office:value-type="float" office:value="0.159821">
            <text:p>0,159821</text:p>
          </table:table-cell>
          <table:table-cell office:value-type="float" office:value="0.1173">
            <text:p>0,1173</text:p>
          </table:table-cell>
          <table:table-cell office:value-type="float" office:value="0.27712">
            <text:p>0,27712</text:p>
          </table:table-cell>
          <table:table-cell office:value-type="float" office:value="1.06068">
            <text:p>1,06068</text:p>
          </table:table-cell>
          <table:table-cell office:value-type="float" office:value="0.237532">
            <text:p>0,237532</text:p>
          </table:table-cell>
          <table:table-cell office:value-type="float" office:value="1.29821">
            <text:p>1,29821</text:p>
          </table:table-cell>
          <table:table-cell office:value-type="float" office:value="0.127563">
            <text:p>0,127563</text:p>
          </table:table-cell>
          <table:table-cell office:value-type="float" office:value="0.125804">
            <text:p>0,125804</text:p>
          </table:table-cell>
          <table:table-cell office:value-type="float" office:value="0.253367">
            <text:p>0,253367</text:p>
          </table:table-cell>
          <table:table-cell office:value-type="float" office:value="1.14103">
            <text:p>1,14103</text:p>
          </table:table-cell>
          <table:table-cell office:value-type="float" office:value="0.152489">
            <text:p>0,152489</text:p>
          </table:table-cell>
          <table:table-cell office:value-type="float" office:value="1.29352">
            <text:p>1,29352</text:p>
          </table:table-cell>
          <table:table-cell office:value-type="float" office:value="0.923441">
            <text:p>0,923441</text:p>
          </table:table-cell>
          <table:table-cell office:value-type="float" office:value="0.122871">
            <text:p>0,122871</text:p>
          </table:table-cell>
          <table:table-cell office:value-type="float" office:value="1.04631">
            <text:p>1,04631</text:p>
          </table:table-cell>
          <table:table-cell office:value-type="float" office:value="0.407323">
            <text:p>0,407323</text:p>
          </table:table-cell>
          <table:table-cell office:value-type="float" office:value="0.0583565">
            <text:p>0,0583565</text:p>
          </table:table-cell>
          <table:table-cell office:value-type="float" office:value="0.465679">
            <text:p>0,465679</text:p>
          </table:table-cell>
        </table:table-row>
        <table:table-row table:style-name="ro1">
          <table:table-cell office:value-type="float" office:value="1.09059">
            <text:p>1,09059</text:p>
          </table:table-cell>
          <table:table-cell office:value-type="float" office:value="0.236945">
            <text:p>0,236945</text:p>
          </table:table-cell>
          <table:table-cell office:value-type="float" office:value="1.32754">
            <text:p>1,32754</text:p>
          </table:table-cell>
          <table:table-cell office:value-type="float" office:value="0.839865">
            <text:p>0,839865</text:p>
          </table:table-cell>
          <table:table-cell office:value-type="float" office:value="0.209966">
            <text:p>0,209966</text:p>
          </table:table-cell>
          <table:table-cell office:value-type="float" office:value="1.04983">
            <text:p>1,04983</text:p>
          </table:table-cell>
          <table:table-cell office:value-type="float" office:value="0.0146624">
            <text:p>0,0146624</text:p>
          </table:table-cell>
          <table:table-cell office:value-type="float" office:value="0.134601">
            <text:p>0,134601</text:p>
          </table:table-cell>
          <table:table-cell office:value-type="float" office:value="0.149264">
            <text:p>0,149264</text:p>
          </table:table-cell>
          <table:table-cell office:value-type="float" office:value="0.156008">
            <text:p>0,156008</text:p>
          </table:table-cell>
          <table:table-cell office:value-type="float" office:value="0.0897341">
            <text:p>0,0897341</text:p>
          </table:table-cell>
          <table:table-cell office:value-type="float" office:value="0.245743">
            <text:p>0,245743</text:p>
          </table:table-cell>
          <table:table-cell office:value-type="float" office:value="1.03282">
            <text:p>1,03282</text:p>
          </table:table-cell>
          <table:table-cell office:value-type="float" office:value="0.20674">
            <text:p>0,20674</text:p>
          </table:table-cell>
          <table:table-cell office:value-type="float" office:value="1.23956">
            <text:p>1,23956</text:p>
          </table:table-cell>
          <table:table-cell office:value-type="float" office:value="0.124044">
            <text:p>0,124044</text:p>
          </table:table-cell>
          <table:table-cell office:value-type="float" office:value="0.125217">
            <text:p>0,125217</text:p>
          </table:table-cell>
          <table:table-cell office:value-type="float" office:value="0.249262">
            <text:p>0,249262</text:p>
          </table:table-cell>
          <table:table-cell office:value-type="float" office:value="1.15452">
            <text:p>1,15452</text:p>
          </table:table-cell>
          <table:table-cell office:value-type="float" office:value="0.14985">
            <text:p>0,14985</text:p>
          </table:table-cell>
          <table:table-cell office:value-type="float" office:value="1.30437">
            <text:p>1,30437</text:p>
          </table:table-cell>
          <table:table-cell office:value-type="float" office:value="0.898514">
            <text:p>0,898514</text:p>
          </table:table-cell>
          <table:table-cell office:value-type="float" office:value="0.109675">
            <text:p>0,109675</text:p>
          </table:table-cell>
          <table:table-cell office:value-type="float" office:value="1.00819">
            <text:p>1,00819</text:p>
          </table:table-cell>
          <table:table-cell office:value-type="float" office:value="0.404683">
            <text:p>0,404683</text:p>
          </table:table-cell>
          <table:table-cell office:value-type="float" office:value="0.0560105">
            <text:p>0,0560105</text:p>
          </table:table-cell>
          <table:table-cell office:value-type="float" office:value="0.460694">
            <text:p>0,460694</text:p>
          </table:table-cell>
        </table:table-row>
        <table:table-row table:style-name="ro1">
          <table:table-cell office:value-type="float" office:value="1.15071">
            <text:p>1,15071</text:p>
          </table:table-cell>
          <table:table-cell office:value-type="float" office:value="0.232546">
            <text:p>0,232546</text:p>
          </table:table-cell>
          <table:table-cell office:value-type="float" office:value="1.38325">
            <text:p>1,38325</text:p>
          </table:table-cell>
          <table:table-cell office:value-type="float" office:value="0.873882">
            <text:p>0,873882</text:p>
          </table:table-cell>
          <table:table-cell office:value-type="float" office:value="0.192371">
            <text:p>0,192371</text:p>
          </table:table-cell>
          <table:table-cell office:value-type="float" office:value="1.06625">
            <text:p>1,06625</text:p>
          </table:table-cell>
          <table:table-cell office:value-type="float" office:value="0.0152489">
            <text:p>0,0152489</text:p>
          </table:table-cell>
          <table:table-cell office:value-type="float" office:value="0.134601">
            <text:p>0,134601</text:p>
          </table:table-cell>
          <table:table-cell office:value-type="float" office:value="0.14985">
            <text:p>0,14985</text:p>
          </table:table-cell>
          <table:table-cell office:value-type="float" office:value="0.155422">
            <text:p>0,155422</text:p>
          </table:table-cell>
          <table:table-cell office:value-type="float" office:value="0.0909071">
            <text:p>0,0909071</text:p>
          </table:table-cell>
          <table:table-cell office:value-type="float" office:value="0.246329">
            <text:p>0,246329</text:p>
          </table:table-cell>
          <table:table-cell office:value-type="float" office:value="1.08473">
            <text:p>1,08473</text:p>
          </table:table-cell>
          <table:table-cell office:value-type="float" office:value="0.244863">
            <text:p>0,244863</text:p>
          </table:table-cell>
          <table:table-cell office:value-type="float" office:value="1.32959">
            <text:p>1,32959</text:p>
          </table:table-cell>
          <table:table-cell office:value-type="float" office:value="0.137827">
            <text:p>0,137827</text:p>
          </table:table-cell>
          <table:table-cell office:value-type="float" office:value="0.130789">
            <text:p>0,130789</text:p>
          </table:table-cell>
          <table:table-cell office:value-type="float" office:value="0.268616">
            <text:p>0,268616</text:p>
          </table:table-cell>
          <table:table-cell office:value-type="float" office:value="1.18033">
            <text:p>1,18033</text:p>
          </table:table-cell>
          <table:table-cell office:value-type="float" office:value="0.139">
            <text:p>0,139</text:p>
          </table:table-cell>
          <table:table-cell office:value-type="float" office:value="1.31933">
            <text:p>1,31933</text:p>
          </table:table-cell>
          <table:table-cell office:value-type="float" office:value="1.06508">
            <text:p>1,06508</text:p>
          </table:table-cell>
          <table:table-cell office:value-type="float" office:value="0.11466">
            <text:p>0,11466</text:p>
          </table:table-cell>
          <table:table-cell office:value-type="float" office:value="1.17974">
            <text:p>1,17974</text:p>
          </table:table-cell>
          <table:table-cell office:value-type="float" office:value="0.431956">
            <text:p>0,431956</text:p>
          </table:table-cell>
          <table:table-cell office:value-type="float" office:value="0.0747785">
            <text:p>0,0747785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1.16215">
            <text:p>1,16215</text:p>
          </table:table-cell>
          <table:table-cell office:value-type="float" office:value="0.250435">
            <text:p>0,250435</text:p>
          </table:table-cell>
          <table:table-cell office:value-type="float" office:value="1.41258">
            <text:p>1,41258</text:p>
          </table:table-cell>
          <table:table-cell office:value-type="float" office:value="0.875055">
            <text:p>0,875055</text:p>
          </table:table-cell>
          <table:table-cell office:value-type="float" office:value="0.2302">
            <text:p>0,2302</text:p>
          </table:table-cell>
          <table:table-cell office:value-type="float" office:value="1.10525">
            <text:p>1,10525</text:p>
          </table:table-cell>
          <table:table-cell office:value-type="float" office:value="0.0161287">
            <text:p>0,0161287</text:p>
          </table:table-cell>
          <table:table-cell office:value-type="float" office:value="0.0917869">
            <text:p>0,0917869</text:p>
          </table:table-cell>
          <table:table-cell office:value-type="float" office:value="0.107916">
            <text:p>0,107916</text:p>
          </table:table-cell>
          <table:table-cell office:value-type="float" office:value="0.146918">
            <text:p>0,146918</text:p>
          </table:table-cell>
          <table:table-cell office:value-type="float" office:value="0.141932">
            <text:p>0,141932</text:p>
          </table:table-cell>
          <table:table-cell office:value-type="float" office:value="0.28885">
            <text:p>0,28885</text:p>
          </table:table-cell>
          <table:table-cell office:value-type="float" office:value="1.08443">
            <text:p>1,08443</text:p>
          </table:table-cell>
          <table:table-cell office:value-type="float" office:value="0.217591">
            <text:p>0,217591</text:p>
          </table:table-cell>
          <table:table-cell office:value-type="float" office:value="1.30202">
            <text:p>1,30202</text:p>
          </table:table-cell>
          <table:table-cell office:value-type="float" office:value="0.125511">
            <text:p>0,125511</text:p>
          </table:table-cell>
          <table:table-cell office:value-type="float" office:value="0.183574">
            <text:p>0,183574</text:p>
          </table:table-cell>
          <table:table-cell office:value-type="float" office:value="0.309084">
            <text:p>0,309084</text:p>
          </table:table-cell>
          <table:table-cell office:value-type="float" office:value="1.19909">
            <text:p>1,19909</text:p>
          </table:table-cell>
          <table:table-cell office:value-type="float" office:value="0.147797">
            <text:p>0,147797</text:p>
          </table:table-cell>
          <table:table-cell office:value-type="float" office:value="1.34689">
            <text:p>1,34689</text:p>
          </table:table-cell>
          <table:table-cell office:value-type="float" office:value="1.69586">
            <text:p>1,69586</text:p>
          </table:table-cell>
          <table:table-cell office:value-type="float" office:value="0.234892">
            <text:p>0,234892</text:p>
          </table:table-cell>
          <table:table-cell office:value-type="float" office:value="1.93075">
            <text:p>1,93075</text:p>
          </table:table-cell>
          <table:table-cell office:value-type="float" office:value="0.848369">
            <text:p>0,848369</text:p>
          </table:table-cell>
          <table:table-cell office:value-type="float" office:value="0.111435">
            <text:p>0,111435</text:p>
          </table:table-cell>
          <table:table-cell office:value-type="float" office:value="0.959803">
            <text:p>0,959803</text:p>
          </table:table-cell>
        </table:table-row>
        <table:table-row table:style-name="ro1">
          <table:table-cell office:value-type="float" office:value="2.29203">
            <text:p>2,29203</text:p>
          </table:table-cell>
          <table:table-cell office:value-type="float" office:value="0.504388">
            <text:p>0,504388</text:p>
          </table:table-cell>
          <table:table-cell office:value-type="float" office:value="2.79642">
            <text:p>2,79642</text:p>
          </table:table-cell>
          <table:table-cell office:value-type="float" office:value="1.73955">
            <text:p>1,73955</text:p>
          </table:table-cell>
          <table:table-cell office:value-type="float" office:value="0.452483">
            <text:p>0,452483</text:p>
          </table:table-cell>
          <table:table-cell office:value-type="float" office:value="2.19204">
            <text:p>2,19204</text:p>
          </table:table-cell>
          <table:table-cell office:value-type="float" office:value="0.0158354">
            <text:p>0,0158354</text:p>
          </table:table-cell>
          <table:table-cell office:value-type="float" office:value="0.0973586">
            <text:p>0,0973586</text:p>
          </table:table-cell>
          <table:table-cell office:value-type="float" office:value="0.113194">
            <text:p>0,113194</text:p>
          </table:table-cell>
          <table:table-cell office:value-type="float" office:value="0.156595">
            <text:p>0,156595</text:p>
          </table:table-cell>
          <table:table-cell office:value-type="float" office:value="0.0903206">
            <text:p>0,0903206</text:p>
          </table:table-cell>
          <table:table-cell office:value-type="float" office:value="0.246916">
            <text:p>0,246916</text:p>
          </table:table-cell>
          <table:table-cell office:value-type="float" office:value="1.08561">
            <text:p>1,08561</text:p>
          </table:table-cell>
          <table:table-cell office:value-type="float" office:value="0.243397">
            <text:p>0,243397</text:p>
          </table:table-cell>
          <table:table-cell office:value-type="float" office:value="1.329">
            <text:p>1,329</text:p>
          </table:table-cell>
          <table:table-cell office:value-type="float" office:value="0.132255">
            <text:p>0,132255</text:p>
          </table:table-cell>
          <table:table-cell office:value-type="float" office:value="0.128736">
            <text:p>0,128736</text:p>
          </table:table-cell>
          <table:table-cell office:value-type="float" office:value="0.260991">
            <text:p>0,260991</text:p>
          </table:table-cell>
          <table:table-cell office:value-type="float" office:value="1.20584">
            <text:p>1,20584</text:p>
          </table:table-cell>
          <table:table-cell office:value-type="float" office:value="0.140173">
            <text:p>0,140173</text:p>
          </table:table-cell>
          <table:table-cell office:value-type="float" office:value="1.34601">
            <text:p>1,34601</text:p>
          </table:table-cell>
          <table:table-cell office:value-type="float" office:value="0.948074">
            <text:p>0,948074</text:p>
          </table:table-cell>
          <table:table-cell office:value-type="float" office:value="0.106449">
            <text:p>0,106449</text:p>
          </table:table-cell>
          <table:table-cell office:value-type="float" office:value="1.05452">
            <text:p>1,05452</text:p>
          </table:table-cell>
          <table:table-cell office:value-type="float" office:value="0.436354">
            <text:p>0,436354</text:p>
          </table:table-cell>
          <table:table-cell office:value-type="float" office:value="0.056597">
            <text:p>0,056597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4866">
            <text:p>1,14866</text:p>
          </table:table-cell>
          <table:table-cell office:value-type="float" office:value="0.2302">
            <text:p>0,2302</text:p>
          </table:table-cell>
          <table:table-cell office:value-type="float" office:value="1.37886">
            <text:p>1,37886</text:p>
          </table:table-cell>
          <table:table-cell office:value-type="float" office:value="0.872122">
            <text:p>0,872122</text:p>
          </table:table-cell>
          <table:table-cell office:value-type="float" office:value="0.191198">
            <text:p>0,191198</text:p>
          </table:table-cell>
          <table:table-cell office:value-type="float" office:value="1.06332">
            <text:p>1,06332</text:p>
          </table:table-cell>
          <table:table-cell office:value-type="float" office:value="0.0143692">
            <text:p>0,0143692</text:p>
          </table:table-cell>
          <table:table-cell office:value-type="float" office:value="0.135774">
            <text:p>0,135774</text:p>
          </table:table-cell>
          <table:table-cell office:value-type="float" office:value="0.150143">
            <text:p>0,150143</text:p>
          </table:table-cell>
          <table:table-cell office:value-type="float" office:value="0.194131">
            <text:p>0,194131</text:p>
          </table:table-cell>
          <table:table-cell office:value-type="float" office:value="0.310844">
            <text:p>0,310844</text:p>
          </table:table-cell>
          <table:table-cell office:value-type="float" office:value="0.504975">
            <text:p>0,504975</text:p>
          </table:table-cell>
          <table:table-cell office:value-type="float" office:value="1.10056">
            <text:p>1,10056</text:p>
          </table:table-cell>
          <table:table-cell office:value-type="float" office:value="0.202342">
            <text:p>0,202342</text:p>
          </table:table-cell>
          <table:table-cell office:value-type="float" office:value="1.3029">
            <text:p>1,3029</text:p>
          </table:table-cell>
          <table:table-cell office:value-type="float" office:value="0.118473">
            <text:p>0,118473</text:p>
          </table:table-cell>
          <table:table-cell office:value-type="float" office:value="0.150143">
            <text:p>0,150143</text:p>
          </table:table-cell>
          <table:table-cell office:value-type="float" office:value="0.268616">
            <text:p>0,268616</text:p>
          </table:table-cell>
          <table:table-cell office:value-type="float" office:value="1.22901">
            <text:p>1,22901</text:p>
          </table:table-cell>
          <table:table-cell office:value-type="float" office:value="0.139">
            <text:p>0,139</text:p>
          </table:table-cell>
          <table:table-cell office:value-type="float" office:value="1.36801">
            <text:p>1,36801</text:p>
          </table:table-cell>
          <table:table-cell office:value-type="float" office:value="1.01112">
            <text:p>1,01112</text:p>
          </table:table-cell>
          <table:table-cell office:value-type="float" office:value="0.10381">
            <text:p>0,10381</text:p>
          </table:table-cell>
          <table:table-cell office:value-type="float" office:value="1.11493">
            <text:p>1,11493</text:p>
          </table:table-cell>
          <table:table-cell office:value-type="float" office:value="0.46216">
            <text:p>0,46216</text:p>
          </table:table-cell>
          <table:table-cell office:value-type="float" office:value="0.0633418">
            <text:p>0,0633418</text:p>
          </table:table-cell>
          <table:table-cell office:value-type="float" office:value="0.525502">
            <text:p>0,525502</text:p>
          </table:table-cell>
        </table:table-row>
        <table:table-row table:style-name="ro1">
          <table:table-cell office:value-type="float" office:value="1.13986">
            <text:p>1,13986</text:p>
          </table:table-cell>
          <table:table-cell office:value-type="float" office:value="0.260698">
            <text:p>0,260698</text:p>
          </table:table-cell>
          <table:table-cell office:value-type="float" office:value="1.40056">
            <text:p>1,40056</text:p>
          </table:table-cell>
          <table:table-cell office:value-type="float" office:value="1.1469">
            <text:p>1,1469</text:p>
          </table:table-cell>
          <table:table-cell office:value-type="float" office:value="0.337823">
            <text:p>0,337823</text:p>
          </table:table-cell>
          <table:table-cell office:value-type="float" office:value="1.48472">
            <text:p>1,48472</text:p>
          </table:table-cell>
          <table:table-cell office:value-type="float" office:value="0.0167152">
            <text:p>0,0167152</text:p>
          </table:table-cell>
          <table:table-cell office:value-type="float" office:value="0.228441">
            <text:p>0,228441</text:p>
          </table:table-cell>
          <table:table-cell office:value-type="float" office:value="0.245156">
            <text:p>0,245156</text:p>
          </table:table-cell>
          <table:table-cell office:value-type="float" office:value="0.224042">
            <text:p>0,224042</text:p>
          </table:table-cell>
          <table:table-cell office:value-type="float" office:value="0.140173">
            <text:p>0,140173</text:p>
          </table:table-cell>
          <table:table-cell office:value-type="float" office:value="0.364215">
            <text:p>0,364215</text:p>
          </table:table-cell>
          <table:table-cell office:value-type="float" office:value="1.71609">
            <text:p>1,71609</text:p>
          </table:table-cell>
          <table:table-cell office:value-type="float" office:value="0.314949">
            <text:p>0,314949</text:p>
          </table:table-cell>
          <table:table-cell office:value-type="float" office:value="2.03104">
            <text:p>2,03104</text:p>
          </table:table-cell>
          <table:table-cell office:value-type="float" office:value="0.159527">
            <text:p>0,159527</text:p>
          </table:table-cell>
          <table:table-cell office:value-type="float" office:value="0.136947">
            <text:p>0,136947</text:p>
          </table:table-cell>
          <table:table-cell office:value-type="float" office:value="0.296475">
            <text:p>0,296475</text:p>
          </table:table-cell>
          <table:table-cell office:value-type="float" office:value="1.51052">
            <text:p>1,51052</text:p>
          </table:table-cell>
          <table:table-cell office:value-type="float" office:value="0.158941">
            <text:p>0,158941</text:p>
          </table:table-cell>
          <table:table-cell office:value-type="float" office:value="1.66947">
            <text:p>1,66947</text:p>
          </table:table-cell>
          <table:table-cell office:value-type="float" office:value="1.02256">
            <text:p>1,02256</text:p>
          </table:table-cell>
          <table:table-cell office:value-type="float" office:value="0.176536">
            <text:p>0,176536</text:p>
          </table:table-cell>
          <table:table-cell office:value-type="float" office:value="1.19909">
            <text:p>1,19909</text:p>
          </table:table-cell>
          <table:table-cell office:value-type="float" office:value="0.467732">
            <text:p>0,467732</text:p>
          </table:table-cell>
          <table:table-cell office:value-type="float" office:value="0.0621688">
            <text:p>0,0621688</text:p>
          </table:table-cell>
          <table:table-cell office:value-type="float" office:value="0.529901">
            <text:p>0,529901</text:p>
          </table:table-cell>
        </table:table-row>
        <table:table-row table:style-name="ro1">
          <table:table-cell office:value-type="float" office:value="1.18561">
            <text:p>1,18561</text:p>
          </table:table-cell>
          <table:table-cell office:value-type="float" office:value="0.259818">
            <text:p>0,259818</text:p>
          </table:table-cell>
          <table:table-cell office:value-type="float" office:value="1.44542">
            <text:p>1,44542</text:p>
          </table:table-cell>
          <table:table-cell office:value-type="float" office:value="1.33809">
            <text:p>1,33809</text:p>
          </table:table-cell>
          <table:table-cell office:value-type="float" office:value="0.204981">
            <text:p>0,204981</text:p>
          </table:table-cell>
          <table:table-cell office:value-type="float" office:value="1.54308">
            <text:p>1,54308</text:p>
          </table:table-cell>
          <table:table-cell office:value-type="float" office:value="0.0167152">
            <text:p>0,0167152</text:p>
          </table:table-cell>
          <table:table-cell office:value-type="float" office:value="0.138707">
            <text:p>0,138707</text:p>
          </table:table-cell>
          <table:table-cell office:value-type="float" office:value="0.155422">
            <text:p>0,155422</text:p>
          </table:table-cell>
          <table:table-cell office:value-type="float" office:value="0.157475">
            <text:p>0,157475</text:p>
          </table:table-cell>
          <table:table-cell office:value-type="float" office:value="0.0973586">
            <text:p>0,0973586</text:p>
          </table:table-cell>
          <table:table-cell office:value-type="float" office:value="0.254833">
            <text:p>0,254833</text:p>
          </table:table-cell>
          <table:table-cell office:value-type="float" office:value="1.08297">
            <text:p>1,08297</text:p>
          </table:table-cell>
          <table:table-cell office:value-type="float" office:value="0.208793">
            <text:p>0,208793</text:p>
          </table:table-cell>
          <table:table-cell office:value-type="float" office:value="1.29176">
            <text:p>1,29176</text:p>
          </table:table-cell>
          <table:table-cell office:value-type="float" office:value="0.167445">
            <text:p>0,167445</text:p>
          </table:table-cell>
          <table:table-cell office:value-type="float" office:value="0.125804">
            <text:p>0,125804</text:p>
          </table:table-cell>
          <table:table-cell office:value-type="float" office:value="0.293249">
            <text:p>0,293249</text:p>
          </table:table-cell>
          <table:table-cell office:value-type="float" office:value="1.17153">
            <text:p>1,17153</text:p>
          </table:table-cell>
          <table:table-cell office:value-type="float" office:value="0.139">
            <text:p>0,139</text:p>
          </table:table-cell>
          <table:table-cell office:value-type="float" office:value="1.31053">
            <text:p>1,31053</text:p>
          </table:table-cell>
          <table:table-cell office:value-type="float" office:value="0.991474">
            <text:p>0,991474</text:p>
          </table:table-cell>
          <table:table-cell office:value-type="float" office:value="0.281226">
            <text:p>0,281226</text:p>
          </table:table-cell>
          <table:table-cell office:value-type="float" office:value="1.2727">
            <text:p>1,2727</text:p>
          </table:table-cell>
          <table:table-cell office:value-type="float" office:value="0.447205">
            <text:p>0,447205</text:p>
          </table:table-cell>
          <table:table-cell office:value-type="float" office:value="0.0656877">
            <text:p>0,0656877</text:p>
          </table:table-cell>
          <table:table-cell office:value-type="float" office:value="0.512892">
            <text:p>0,512892</text:p>
          </table:table-cell>
        </table:table-row>
        <table:table-row table:style-name="ro1">
          <table:table-cell office:value-type="float" office:value="1.12314">
            <text:p>1,12314</text:p>
          </table:table-cell>
          <table:table-cell office:value-type="float" office:value="0.262164">
            <text:p>0,262164</text:p>
          </table:table-cell>
          <table:table-cell office:value-type="float" office:value="1.38531">
            <text:p>1,38531</text:p>
          </table:table-cell>
          <table:table-cell office:value-type="float" office:value="1.03018">
            <text:p>1,03018</text:p>
          </table:table-cell>
          <table:table-cell office:value-type="float" office:value="0.236065">
            <text:p>0,236065</text:p>
          </table:table-cell>
          <table:table-cell office:value-type="float" office:value="1.26625">
            <text:p>1,26625</text:p>
          </table:table-cell>
          <table:table-cell office:value-type="float" office:value="0.0137827">
            <text:p>0,0137827</text:p>
          </table:table-cell>
          <table:table-cell office:value-type="float" office:value="0.109968">
            <text:p>0,109968</text:p>
          </table:table-cell>
          <table:table-cell office:value-type="float" office:value="0.123751">
            <text:p>0,123751</text:p>
          </table:table-cell>
          <table:table-cell office:value-type="float" office:value="0.136361">
            <text:p>0,136361</text:p>
          </table:table-cell>
          <table:table-cell office:value-type="float" office:value="0.124338">
            <text:p>0,124338</text:p>
          </table:table-cell>
          <table:table-cell office:value-type="float" office:value="0.260698">
            <text:p>0,260698</text:p>
          </table:table-cell>
          <table:table-cell office:value-type="float" office:value="1.07828">
            <text:p>1,07828</text:p>
          </table:table-cell>
          <table:table-cell office:value-type="float" office:value="0.204101">
            <text:p>0,204101</text:p>
          </table:table-cell>
          <table:table-cell office:value-type="float" office:value="1.28238">
            <text:p>1,28238</text:p>
          </table:table-cell>
          <table:table-cell office:value-type="float" office:value="0.124044">
            <text:p>0,124044</text:p>
          </table:table-cell>
          <table:table-cell office:value-type="float" office:value="0.146918">
            <text:p>0,146918</text:p>
          </table:table-cell>
          <table:table-cell office:value-type="float" office:value="0.270962">
            <text:p>0,270962</text:p>
          </table:table-cell>
          <table:table-cell office:value-type="float" office:value="1.49733">
            <text:p>1,49733</text:p>
          </table:table-cell>
          <table:table-cell office:value-type="float" office:value="0.261871">
            <text:p>0,261871</text:p>
          </table:table-cell>
          <table:table-cell office:value-type="float" office:value="1.7592">
            <text:p>1,7592</text:p>
          </table:table-cell>
          <table:table-cell office:value-type="float" office:value="1.03136">
            <text:p>1,03136</text:p>
          </table:table-cell>
          <table:table-cell office:value-type="float" office:value="0.144278">
            <text:p>0,144278</text:p>
          </table:table-cell>
          <table:table-cell office:value-type="float" office:value="1.17563">
            <text:p>1,17563</text:p>
          </table:table-cell>
          <table:table-cell office:value-type="float" office:value="0.448084">
            <text:p>0,448084</text:p>
          </table:table-cell>
          <table:table-cell office:value-type="float" office:value="0.0592363">
            <text:p>0,0592363</text:p>
          </table:table-cell>
          <table:table-cell office:value-type="float" office:value="0.507321">
            <text:p>0,507321</text:p>
          </table:table-cell>
        </table:table-row>
        <table:table-row table:style-name="ro1">
          <table:table-cell office:value-type="float" office:value="1.12608">
            <text:p>1,12608</text:p>
          </table:table-cell>
          <table:table-cell office:value-type="float" office:value="0.385915">
            <text:p>0,385915</text:p>
          </table:table-cell>
          <table:table-cell office:value-type="float" office:value="1.51199">
            <text:p>1,51199</text:p>
          </table:table-cell>
          <table:table-cell office:value-type="float" office:value="0.921681">
            <text:p>0,921681</text:p>
          </table:table-cell>
          <table:table-cell office:value-type="float" office:value="0.248675">
            <text:p>0,248675</text:p>
          </table:table-cell>
          <table:table-cell office:value-type="float" office:value="1.17036">
            <text:p>1,17036</text:p>
          </table:table-cell>
          <table:table-cell office:value-type="float" office:value="0.0140759">
            <text:p>0,0140759</text:p>
          </table:table-cell>
          <table:table-cell office:value-type="float" office:value="0.132842">
            <text:p>0,132842</text:p>
          </table:table-cell>
          <table:table-cell office:value-type="float" office:value="0.146918">
            <text:p>0,146918</text:p>
          </table:table-cell>
          <table:table-cell office:value-type="float" office:value="0.144572">
            <text:p>0,144572</text:p>
          </table:table-cell>
          <table:table-cell office:value-type="float" office:value="0.0914936">
            <text:p>0,0914936</text:p>
          </table:table-cell>
          <table:table-cell office:value-type="float" office:value="0.236065">
            <text:p>0,236065</text:p>
          </table:table-cell>
          <table:table-cell office:value-type="float" office:value="1.1249">
            <text:p>1,1249</text:p>
          </table:table-cell>
          <table:table-cell office:value-type="float" office:value="0.209966">
            <text:p>0,209966</text:p>
          </table:table-cell>
          <table:table-cell office:value-type="float" office:value="1.33487">
            <text:p>1,33487</text:p>
          </table:table-cell>
          <table:table-cell office:value-type="float" office:value="0.118473">
            <text:p>0,118473</text:p>
          </table:table-cell>
          <table:table-cell office:value-type="float" office:value="0.161873">
            <text:p>0,161873</text:p>
          </table:table-cell>
          <table:table-cell office:value-type="float" office:value="0.280346">
            <text:p>0,280346</text:p>
          </table:table-cell>
          <table:table-cell office:value-type="float" office:value="1.19734">
            <text:p>1,19734</text:p>
          </table:table-cell>
          <table:table-cell office:value-type="float" office:value="0.140466">
            <text:p>0,140466</text:p>
          </table:table-cell>
          <table:table-cell office:value-type="float" office:value="1.3378">
            <text:p>1,3378</text:p>
          </table:table-cell>
          <table:table-cell office:value-type="float" office:value="0.942795">
            <text:p>0,942795</text:p>
          </table:table-cell>
          <table:table-cell office:value-type="float" office:value="0.106156">
            <text:p>0,106156</text:p>
          </table:table-cell>
          <table:table-cell office:value-type="float" office:value="1.04895">
            <text:p>1,04895</text:p>
          </table:table-cell>
          <table:table-cell office:value-type="float" office:value="0.443392">
            <text:p>0,443392</text:p>
          </table:table-cell>
          <table:table-cell office:value-type="float" office:value="0.0668607">
            <text:p>0,0668607</text:p>
          </table:table-cell>
          <table:table-cell office:value-type="float" office:value="0.510253">
            <text:p>0,510253</text:p>
          </table:table-cell>
        </table:table-row>
        <table:table-row table:style-name="ro1">
          <table:table-cell office:value-type="float" office:value="1.16097">
            <text:p>1,16097</text:p>
          </table:table-cell>
          <table:table-cell office:value-type="float" office:value="0.300873">
            <text:p>0,300873</text:p>
          </table:table-cell>
          <table:table-cell office:value-type="float" office:value="1.46185">
            <text:p>1,46185</text:p>
          </table:table-cell>
          <table:table-cell office:value-type="float" office:value="0.931358">
            <text:p>0,931358</text:p>
          </table:table-cell>
          <table:table-cell office:value-type="float" office:value="0.198236">
            <text:p>0,198236</text:p>
          </table:table-cell>
          <table:table-cell office:value-type="float" office:value="1.12959">
            <text:p>1,12959</text:p>
          </table:table-cell>
          <table:table-cell office:value-type="float" office:value="0.0137827">
            <text:p>0,0137827</text:p>
          </table:table-cell>
          <table:table-cell office:value-type="float" office:value="0.124631">
            <text:p>0,124631</text:p>
          </table:table-cell>
          <table:table-cell office:value-type="float" office:value="0.138413">
            <text:p>0,138413</text:p>
          </table:table-cell>
          <table:table-cell office:value-type="float" office:value="0.152783">
            <text:p>0,152783</text:p>
          </table:table-cell>
          <table:table-cell office:value-type="float" office:value="0.0923734">
            <text:p>0,0923734</text:p>
          </table:table-cell>
          <table:table-cell office:value-type="float" office:value="0.245156">
            <text:p>0,245156</text:p>
          </table:table-cell>
          <table:table-cell office:value-type="float" office:value="1.27035">
            <text:p>1,27035</text:p>
          </table:table-cell>
          <table:table-cell office:value-type="float" office:value="0.20762">
            <text:p>0,20762</text:p>
          </table:table-cell>
          <table:table-cell office:value-type="float" office:value="1.47797">
            <text:p>1,47797</text:p>
          </table:table-cell>
          <table:table-cell office:value-type="float" office:value="0.148677">
            <text:p>0,148677</text:p>
          </table:table-cell>
          <table:table-cell office:value-type="float" office:value="0.123751">
            <text:p>0,123751</text:p>
          </table:table-cell>
          <table:table-cell office:value-type="float" office:value="0.272428">
            <text:p>0,272428</text:p>
          </table:table-cell>
          <table:table-cell office:value-type="float" office:value="1.19528">
            <text:p>1,19528</text:p>
          </table:table-cell>
          <table:table-cell office:value-type="float" office:value="0.139586">
            <text:p>0,139586</text:p>
          </table:table-cell>
          <table:table-cell office:value-type="float" office:value="1.33487">
            <text:p>1,33487</text:p>
          </table:table-cell>
          <table:table-cell office:value-type="float" office:value="0.955112">
            <text:p>0,955112</text:p>
          </table:table-cell>
          <table:table-cell office:value-type="float" office:value="0.105863">
            <text:p>0,105863</text:p>
          </table:table-cell>
          <table:table-cell office:value-type="float" office:value="1.06097">
            <text:p>1,06097</text:p>
          </table:table-cell>
          <table:table-cell office:value-type="float" office:value="0.431369">
            <text:p>0,431369</text:p>
          </table:table-cell>
          <table:table-cell office:value-type="float" office:value="0.0788839">
            <text:p>0,0788839</text:p>
          </table:table-cell>
          <table:table-cell office:value-type="float" office:value="0.510253">
            <text:p>0,510253</text:p>
          </table:table-cell>
        </table:table-row>
        <table:table-row table:style-name="ro1">
          <table:table-cell office:value-type="float" office:value="1.13341">
            <text:p>1,13341</text:p>
          </table:table-cell>
          <table:table-cell office:value-type="float" office:value="0.296768">
            <text:p>0,296768</text:p>
          </table:table-cell>
          <table:table-cell office:value-type="float" office:value="1.43017">
            <text:p>1,43017</text:p>
          </table:table-cell>
          <table:table-cell office:value-type="float" office:value="0.892943">
            <text:p>0,892943</text:p>
          </table:table-cell>
          <table:table-cell office:value-type="float" office:value="0.192664">
            <text:p>0,192664</text:p>
          </table:table-cell>
          <table:table-cell office:value-type="float" office:value="1.08561">
            <text:p>1,08561</text:p>
          </table:table-cell>
          <table:table-cell office:value-type="float" office:value="0.0143692">
            <text:p>0,0143692</text:p>
          </table:table-cell>
          <table:table-cell office:value-type="float" office:value="0.125511">
            <text:p>0,125511</text:p>
          </table:table-cell>
          <table:table-cell office:value-type="float" office:value="0.13988">
            <text:p>0,13988</text:p>
          </table:table-cell>
          <table:table-cell office:value-type="float" office:value="0.153662">
            <text:p>0,153662</text:p>
          </table:table-cell>
          <table:table-cell office:value-type="float" office:value="0.0859219">
            <text:p>0,0859219</text:p>
          </table:table-cell>
          <table:table-cell office:value-type="float" office:value="0.239584">
            <text:p>0,239584</text:p>
          </table:table-cell>
          <table:table-cell office:value-type="float" office:value="1.06625">
            <text:p>1,06625</text:p>
          </table:table-cell>
          <table:table-cell office:value-type="float" office:value="0.206154">
            <text:p>0,206154</text:p>
          </table:table-cell>
          <table:table-cell office:value-type="float" office:value="1.27241">
            <text:p>1,27241</text:p>
          </table:table-cell>
          <table:table-cell office:value-type="float" office:value="0.123165">
            <text:p>0,123165</text:p>
          </table:table-cell>
          <table:table-cell office:value-type="float" office:value="0.124631">
            <text:p>0,124631</text:p>
          </table:table-cell>
          <table:table-cell office:value-type="float" office:value="0.247795">
            <text:p>0,247795</text:p>
          </table:table-cell>
          <table:table-cell office:value-type="float" office:value="1.16625">
            <text:p>1,16625</text:p>
          </table:table-cell>
          <table:table-cell office:value-type="float" office:value="0.136654">
            <text:p>0,136654</text:p>
          </table:table-cell>
          <table:table-cell office:value-type="float" office:value="1.3029">
            <text:p>1,3029</text:p>
          </table:table-cell>
          <table:table-cell office:value-type="float" office:value="0.936637">
            <text:p>0,936637</text:p>
          </table:table-cell>
          <table:table-cell office:value-type="float" office:value="0.103517">
            <text:p>0,103517</text:p>
          </table:table-cell>
          <table:table-cell office:value-type="float" office:value="1.04015">
            <text:p>1,04015</text:p>
          </table:table-cell>
          <table:table-cell office:value-type="float" office:value="0.425211">
            <text:p>0,425211</text:p>
          </table:table-cell>
          <table:table-cell office:value-type="float" office:value="0.0574768">
            <text:p>0,0574768</text:p>
          </table:table-cell>
          <table:table-cell office:value-type="float" office:value="0.482688">
            <text:p>0,482688</text:p>
          </table:table-cell>
        </table:table-row>
        <table:table-row table:style-name="ro1">
          <table:table-cell office:value-type="float" office:value="1.23692">
            <text:p>1,23692</text:p>
          </table:table-cell>
          <table:table-cell office:value-type="float" office:value="0.24369">
            <text:p>0,24369</text:p>
          </table:table-cell>
          <table:table-cell office:value-type="float" office:value="1.48061">
            <text:p>1,48061</text:p>
          </table:table-cell>
          <table:table-cell office:value-type="float" office:value="0.911711">
            <text:p>0,911711</text:p>
          </table:table-cell>
          <table:table-cell office:value-type="float" office:value="0.193837">
            <text:p>0,193837</text:p>
          </table:table-cell>
          <table:table-cell office:value-type="float" office:value="1.10555">
            <text:p>1,10555</text:p>
          </table:table-cell>
          <table:table-cell office:value-type="float" office:value="0.0134894">
            <text:p>0,0134894</text:p>
          </table:table-cell>
          <table:table-cell office:value-type="float" office:value="0.0824029">
            <text:p>0,0824029</text:p>
          </table:table-cell>
          <table:table-cell office:value-type="float" office:value="0.0958924">
            <text:p>0,0958924</text:p>
          </table:table-cell>
          <table:table-cell office:value-type="float" office:value="0.153662">
            <text:p>0,153662</text:p>
          </table:table-cell>
          <table:table-cell office:value-type="float" office:value="0.0876814">
            <text:p>0,0876814</text:p>
          </table:table-cell>
          <table:table-cell office:value-type="float" office:value="0.241344">
            <text:p>0,241344</text:p>
          </table:table-cell>
          <table:table-cell office:value-type="float" office:value="1.0554">
            <text:p>1,0554</text:p>
          </table:table-cell>
          <table:table-cell office:value-type="float" office:value="0.200875">
            <text:p>0,200875</text:p>
          </table:table-cell>
          <table:table-cell office:value-type="float" office:value="1.25628">
            <text:p>1,25628</text:p>
          </table:table-cell>
          <table:table-cell office:value-type="float" office:value="0.136361">
            <text:p>0,136361</text:p>
          </table:table-cell>
          <table:table-cell office:value-type="float" office:value="0.123165">
            <text:p>0,123165</text:p>
          </table:table-cell>
          <table:table-cell office:value-type="float" office:value="0.259525">
            <text:p>0,259525</text:p>
          </table:table-cell>
          <table:table-cell office:value-type="float" office:value="1.16713">
            <text:p>1,16713</text:p>
          </table:table-cell>
          <table:table-cell office:value-type="float" office:value="0.140759">
            <text:p>0,140759</text:p>
          </table:table-cell>
          <table:table-cell office:value-type="float" office:value="1.30789">
            <text:p>1,30789</text:p>
          </table:table-cell>
          <table:table-cell office:value-type="float" office:value="0.962149">
            <text:p>0,962149</text:p>
          </table:table-cell>
          <table:table-cell office:value-type="float" office:value="0.109382">
            <text:p>0,109382</text:p>
          </table:table-cell>
          <table:table-cell office:value-type="float" office:value="1.07153">
            <text:p>1,07153</text:p>
          </table:table-cell>
          <table:table-cell office:value-type="float" office:value="0.445738">
            <text:p>0,445738</text:p>
          </table:table-cell>
          <table:table-cell office:value-type="float" office:value="0.0662742">
            <text:p>0,0662742</text:p>
          </table:table-cell>
          <table:table-cell office:value-type="float" office:value="0.512012">
            <text:p>0,512012</text:p>
          </table:table-cell>
        </table:table-row>
        <table:table-row table:style-name="ro1">
          <table:table-cell office:value-type="float" office:value="1.15892">
            <text:p>1,15892</text:p>
          </table:table-cell>
          <table:table-cell office:value-type="float" office:value="0.223749">
            <text:p>0,223749</text:p>
          </table:table-cell>
          <table:table-cell office:value-type="float" office:value="1.38267">
            <text:p>1,38267</text:p>
          </table:table-cell>
          <table:table-cell office:value-type="float" office:value="0.917869">
            <text:p>0,917869</text:p>
          </table:table-cell>
          <table:table-cell office:value-type="float" office:value="0.212312">
            <text:p>0,212312</text:p>
          </table:table-cell>
          <table:table-cell office:value-type="float" office:value="1.13018">
            <text:p>1,13018</text:p>
          </table:table-cell>
          <table:table-cell office:value-type="float" office:value="0.0149557">
            <text:p>0,0149557</text:p>
          </table:table-cell>
          <table:table-cell office:value-type="float" office:value="0.0888544">
            <text:p>0,0888544</text:p>
          </table:table-cell>
          <table:table-cell office:value-type="float" office:value="0.10381">
            <text:p>0,10381</text:p>
          </table:table-cell>
          <table:table-cell office:value-type="float" office:value="0.154542">
            <text:p>0,154542</text:p>
          </table:table-cell>
          <table:table-cell office:value-type="float" office:value="0.135774">
            <text:p>0,135774</text:p>
          </table:table-cell>
          <table:table-cell office:value-type="float" office:value="0.290316">
            <text:p>0,290316</text:p>
          </table:table-cell>
          <table:table-cell office:value-type="float" office:value="1.13223">
            <text:p>1,13223</text:p>
          </table:table-cell>
          <table:table-cell office:value-type="float" office:value="0.202635">
            <text:p>0,202635</text:p>
          </table:table-cell>
          <table:table-cell office:value-type="float" office:value="1.33487">
            <text:p>1,33487</text:p>
          </table:table-cell>
          <table:table-cell office:value-type="float" office:value="0.118473">
            <text:p>0,118473</text:p>
          </table:table-cell>
          <table:table-cell office:value-type="float" office:value="0.153369">
            <text:p>0,153369</text:p>
          </table:table-cell>
          <table:table-cell office:value-type="float" office:value="0.271842">
            <text:p>0,271842</text:p>
          </table:table-cell>
          <table:table-cell office:value-type="float" office:value="1.18062">
            <text:p>1,18062</text:p>
          </table:table-cell>
          <table:table-cell office:value-type="float" office:value="0.156008">
            <text:p>0,156008</text:p>
          </table:table-cell>
          <table:table-cell office:value-type="float" office:value="1.33663">
            <text:p>1,33663</text:p>
          </table:table-cell>
          <table:table-cell office:value-type="float" office:value="0.982677">
            <text:p>0,982677</text:p>
          </table:table-cell>
          <table:table-cell office:value-type="float" office:value="0.114074">
            <text:p>0,114074</text:p>
          </table:table-cell>
          <table:table-cell office:value-type="float" office:value="1.09675">
            <text:p>1,09675</text:p>
          </table:table-cell>
          <table:table-cell office:value-type="float" office:value="0.449257">
            <text:p>0,449257</text:p>
          </table:table-cell>
          <table:table-cell office:value-type="float" office:value="0.0642215">
            <text:p>0,0642215</text:p>
          </table:table-cell>
          <table:table-cell office:value-type="float" office:value="0.513479">
            <text:p>0,513479</text:p>
          </table:table-cell>
        </table:table-row>
        <table:table-row table:style-name="ro1">
          <table:table-cell office:value-type="float" office:value="1.15217">
            <text:p>1,15217</text:p>
          </table:table-cell>
          <table:table-cell office:value-type="float" office:value="0.226388">
            <text:p>0,226388</text:p>
          </table:table-cell>
          <table:table-cell office:value-type="float" office:value="1.37856">
            <text:p>1,37856</text:p>
          </table:table-cell>
          <table:table-cell office:value-type="float" office:value="0.940156">
            <text:p>0,940156</text:p>
          </table:table-cell>
          <table:table-cell office:value-type="float" office:value="0.193837">
            <text:p>0,193837</text:p>
          </table:table-cell>
          <table:table-cell office:value-type="float" office:value="1.13399">
            <text:p>1,13399</text:p>
          </table:table-cell>
          <table:table-cell office:value-type="float" office:value="0.0143692">
            <text:p>0,0143692</text:p>
          </table:table-cell>
          <table:table-cell office:value-type="float" office:value="0.0824029">
            <text:p>0,0824029</text:p>
          </table:table-cell>
          <table:table-cell office:value-type="float" office:value="0.0967721">
            <text:p>0,0967721</text:p>
          </table:table-cell>
          <table:table-cell office:value-type="float" office:value="0.132255">
            <text:p>0,132255</text:p>
          </table:table-cell>
          <table:table-cell office:value-type="float" office:value="0.139293">
            <text:p>0,139293</text:p>
          </table:table-cell>
          <table:table-cell office:value-type="float" office:value="0.271548">
            <text:p>0,271548</text:p>
          </table:table-cell>
          <table:table-cell office:value-type="float" office:value="1.08854">
            <text:p>1,08854</text:p>
          </table:table-cell>
          <table:table-cell office:value-type="float" office:value="0.200289">
            <text:p>0,200289</text:p>
          </table:table-cell>
          <table:table-cell office:value-type="float" office:value="1.28883">
            <text:p>1,28883</text:p>
          </table:table-cell>
          <table:table-cell office:value-type="float" office:value="0.118179">
            <text:p>0,118179</text:p>
          </table:table-cell>
          <table:table-cell office:value-type="float" office:value="0.148677">
            <text:p>0,148677</text:p>
          </table:table-cell>
          <table:table-cell office:value-type="float" office:value="0.266856">
            <text:p>0,266856</text:p>
          </table:table-cell>
          <table:table-cell office:value-type="float" office:value="1.20555">
            <text:p>1,20555</text:p>
          </table:table-cell>
          <table:table-cell office:value-type="float" office:value="0.143399">
            <text:p>0,143399</text:p>
          </table:table-cell>
          <table:table-cell office:value-type="float" office:value="1.34894">
            <text:p>1,34894</text:p>
          </table:table-cell>
          <table:table-cell office:value-type="float" office:value="1.01317">
            <text:p>1,01317</text:p>
          </table:table-cell>
          <table:table-cell office:value-type="float" office:value="0.10557">
            <text:p>0,10557</text:p>
          </table:table-cell>
          <table:table-cell office:value-type="float" office:value="1.11874">
            <text:p>1,11874</text:p>
          </table:table-cell>
          <table:table-cell office:value-type="float" office:value="0.436941">
            <text:p>0,436941</text:p>
          </table:table-cell>
          <table:table-cell office:value-type="float" office:value="0.0630485">
            <text:p>0,063048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2.48294">
            <text:p>2,48294</text:p>
          </table:table-cell>
          <table:table-cell office:value-type="float" office:value="0.568903">
            <text:p>0,568903</text:p>
          </table:table-cell>
          <table:table-cell office:value-type="float" office:value="3.05184">
            <text:p>3,05184</text:p>
          </table:table-cell>
          <table:table-cell office:value-type="float" office:value="1.97943">
            <text:p>1,97943</text:p>
          </table:table-cell>
          <table:table-cell office:value-type="float" office:value="0.480342">
            <text:p>0,480342</text:p>
          </table:table-cell>
          <table:table-cell office:value-type="float" office:value="2.45977">
            <text:p>2,45977</text:p>
          </table:table-cell>
          <table:table-cell office:value-type="float" office:value="0.0346034">
            <text:p>0,0346034</text:p>
          </table:table-cell>
          <table:table-cell office:value-type="float" office:value="0.213192">
            <text:p>0,213192</text:p>
          </table:table-cell>
          <table:table-cell office:value-type="float" office:value="0.247795">
            <text:p>0,247795</text:p>
          </table:table-cell>
          <table:table-cell office:value-type="float" office:value="0.343394">
            <text:p>0,343394</text:p>
          </table:table-cell>
          <table:table-cell office:value-type="float" office:value="0.192958">
            <text:p>0,192958</text:p>
          </table:table-cell>
          <table:table-cell office:value-type="float" office:value="0.536352">
            <text:p>0,536352</text:p>
          </table:table-cell>
          <table:table-cell office:value-type="float" office:value="1.27915">
            <text:p>1,27915</text:p>
          </table:table-cell>
          <table:table-cell office:value-type="float" office:value="0.227561">
            <text:p>0,227561</text:p>
          </table:table-cell>
          <table:table-cell office:value-type="float" office:value="1.50671">
            <text:p>1,50671</text:p>
          </table:table-cell>
          <table:table-cell office:value-type="float" office:value="0.12727">
            <text:p>0,12727</text:p>
          </table:table-cell>
          <table:table-cell office:value-type="float" office:value="0.16246">
            <text:p>0,16246</text:p>
          </table:table-cell>
          <table:table-cell office:value-type="float" office:value="0.28973">
            <text:p>0,28973</text:p>
          </table:table-cell>
          <table:table-cell office:value-type="float" office:value="1.28326">
            <text:p>1,28326</text:p>
          </table:table-cell>
          <table:table-cell office:value-type="float" office:value="0.161873">
            <text:p>0,161873</text:p>
          </table:table-cell>
          <table:table-cell office:value-type="float" office:value="1.44513">
            <text:p>1,44513</text:p>
          </table:table-cell>
          <table:table-cell office:value-type="float" office:value="1.00379">
            <text:p>1,00379</text:p>
          </table:table-cell>
          <table:table-cell office:value-type="float" office:value="0.112608">
            <text:p>0,112608</text:p>
          </table:table-cell>
          <table:table-cell office:value-type="float" office:value="1.1164">
            <text:p>1,1164</text:p>
          </table:table-cell>
          <table:table-cell office:value-type="float" office:value="0.423158">
            <text:p>0,423158</text:p>
          </table:table-cell>
          <table:table-cell office:value-type="float" office:value="0.05777">
            <text:p>0,05777</text:p>
          </table:table-cell>
          <table:table-cell office:value-type="float" office:value="0.480928">
            <text:p>0,480928</text:p>
          </table:table-cell>
        </table:table-row>
        <table:table-row table:style-name="ro1">
          <table:table-cell office:value-type="float" office:value="1.23077">
            <text:p>1,23077</text:p>
          </table:table-cell>
          <table:table-cell office:value-type="float" office:value="0.251314">
            <text:p>0,251314</text:p>
          </table:table-cell>
          <table:table-cell office:value-type="float" office:value="1.48208">
            <text:p>1,48208</text:p>
          </table:table-cell>
          <table:table-cell office:value-type="float" office:value="0.884145">
            <text:p>0,884145</text:p>
          </table:table-cell>
          <table:table-cell office:value-type="float" office:value="0.204981">
            <text:p>0,204981</text:p>
          </table:table-cell>
          <table:table-cell office:value-type="float" office:value="1.08913">
            <text:p>1,08913</text:p>
          </table:table-cell>
          <table:table-cell office:value-type="float" office:value="0.0140759">
            <text:p>0,0140759</text:p>
          </table:table-cell>
          <table:table-cell office:value-type="float" office:value="0.0876814">
            <text:p>0,0876814</text:p>
          </table:table-cell>
          <table:table-cell office:value-type="float" office:value="0.101757">
            <text:p>0,101757</text:p>
          </table:table-cell>
          <table:table-cell office:value-type="float" office:value="0.142226">
            <text:p>0,142226</text:p>
          </table:table-cell>
          <table:table-cell office:value-type="float" office:value="0.0997046">
            <text:p>0,0997046</text:p>
          </table:table-cell>
          <table:table-cell office:value-type="float" office:value="0.24193">
            <text:p>0,24193</text:p>
          </table:table-cell>
          <table:table-cell office:value-type="float" office:value="1.09001">
            <text:p>1,09001</text:p>
          </table:table-cell>
          <table:table-cell office:value-type="float" office:value="0.23284">
            <text:p>0,23284</text:p>
          </table:table-cell>
          <table:table-cell office:value-type="float" office:value="1.32285">
            <text:p>1,32285</text:p>
          </table:table-cell>
          <table:table-cell office:value-type="float" office:value="0.198823">
            <text:p>0,198823</text:p>
          </table:table-cell>
          <table:table-cell office:value-type="float" office:value="0.374479">
            <text:p>0,374479</text:p>
          </table:table-cell>
          <table:table-cell office:value-type="float" office:value="0.573302">
            <text:p>0,573302</text:p>
          </table:table-cell>
          <table:table-cell office:value-type="float" office:value="3.38351">
            <text:p>3,38351</text:p>
          </table:table-cell>
          <table:table-cell office:value-type="float" office:value="0.427264">
            <text:p>0,427264</text:p>
          </table:table-cell>
          <table:table-cell office:value-type="float" office:value="3.81077">
            <text:p>3,81077</text:p>
          </table:table-cell>
          <table:table-cell office:value-type="float" office:value="0.907898">
            <text:p>0,907898</text:p>
          </table:table-cell>
          <table:table-cell office:value-type="float" office:value="0.109968">
            <text:p>0,109968</text:p>
          </table:table-cell>
          <table:table-cell office:value-type="float" office:value="1.01787">
            <text:p>1,01787</text:p>
          </table:table-cell>
          <table:table-cell office:value-type="float" office:value="1.09089">
            <text:p>1,09089</text:p>
          </table:table-cell>
          <table:table-cell office:value-type="float" office:value="0.175949">
            <text:p>0,175949</text:p>
          </table:table-cell>
          <table:table-cell office:value-type="float" office:value="1.26684">
            <text:p>1,26684</text:p>
          </table:table-cell>
        </table:table-row>
        <table:table-row table:style-name="ro1">
          <table:table-cell office:value-type="float" office:value="2.49848">
            <text:p>2,49848</text:p>
          </table:table-cell>
          <table:table-cell office:value-type="float" office:value="0.336356">
            <text:p>0,336356</text:p>
          </table:table-cell>
          <table:table-cell office:value-type="float" office:value="2.83484">
            <text:p>2,83484</text:p>
          </table:table-cell>
          <table:table-cell office:value-type="float" office:value="0.938983">
            <text:p>0,938983</text:p>
          </table:table-cell>
          <table:table-cell office:value-type="float" office:value="0.202342">
            <text:p>0,202342</text:p>
          </table:table-cell>
          <table:table-cell office:value-type="float" office:value="1.14132">
            <text:p>1,14132</text:p>
          </table:table-cell>
          <table:table-cell office:value-type="float" office:value="0.0316709">
            <text:p>0,0316709</text:p>
          </table:table-cell>
          <table:table-cell office:value-type="float" office:value="0.142226">
            <text:p>0,142226</text:p>
          </table:table-cell>
          <table:table-cell office:value-type="float" office:value="0.173897">
            <text:p>0,173897</text:p>
          </table:table-cell>
          <table:table-cell office:value-type="float" office:value="0.156008">
            <text:p>0,156008</text:p>
          </table:table-cell>
          <table:table-cell office:value-type="float" office:value="0.0950126">
            <text:p>0,0950126</text:p>
          </table:table-cell>
          <table:table-cell office:value-type="float" office:value="0.251021">
            <text:p>0,251021</text:p>
          </table:table-cell>
          <table:table-cell office:value-type="float" office:value="1.21434">
            <text:p>1,21434</text:p>
          </table:table-cell>
          <table:table-cell office:value-type="float" office:value="0.374772">
            <text:p>0,374772</text:p>
          </table:table-cell>
          <table:table-cell office:value-type="float" office:value="1.58912">
            <text:p>1,58912</text:p>
          </table:table-cell>
          <table:table-cell office:value-type="float" office:value="0.129029">
            <text:p>0,129029</text:p>
          </table:table-cell>
          <table:table-cell office:value-type="float" office:value="0.168618">
            <text:p>0,168618</text:p>
          </table:table-cell>
          <table:table-cell office:value-type="float" office:value="0.297648">
            <text:p>0,297648</text:p>
          </table:table-cell>
          <table:table-cell office:value-type="float" office:value="1.27769">
            <text:p>1,27769</text:p>
          </table:table-cell>
          <table:table-cell office:value-type="float" office:value="0.146624">
            <text:p>0,146624</text:p>
          </table:table-cell>
          <table:table-cell office:value-type="float" office:value="1.42431">
            <text:p>1,42431</text:p>
          </table:table-cell>
          <table:table-cell office:value-type="float" office:value="1.04426">
            <text:p>1,04426</text:p>
          </table:table-cell>
          <table:table-cell office:value-type="float" office:value="0.132548">
            <text:p>0,132548</text:p>
          </table:table-cell>
          <table:table-cell office:value-type="float" office:value="1.17681">
            <text:p>1,17681</text:p>
          </table:table-cell>
          <table:table-cell office:value-type="float" office:value="0.437527">
            <text:p>0,437527</text:p>
          </table:table-cell>
          <table:table-cell office:value-type="float" office:value="0.0680337">
            <text:p>0,0680337</text:p>
          </table:table-cell>
          <table:table-cell office:value-type="float" office:value="0.505561">
            <text:p>0,505561</text:p>
          </table:table-cell>
        </table:table-row>
        <table:table-row table:style-name="ro1">
          <table:table-cell office:value-type="float" office:value="1.13722">
            <text:p>1,13722</text:p>
          </table:table-cell>
          <table:table-cell office:value-type="float" office:value="0.243397">
            <text:p>0,243397</text:p>
          </table:table-cell>
          <table:table-cell office:value-type="float" office:value="1.38062">
            <text:p>1,38062</text:p>
          </table:table-cell>
          <table:table-cell office:value-type="float" office:value="0.893529">
            <text:p>0,893529</text:p>
          </table:table-cell>
          <table:table-cell office:value-type="float" office:value="0.197063">
            <text:p>0,197063</text:p>
          </table:table-cell>
          <table:table-cell office:value-type="float" office:value="1.09059">
            <text:p>1,09059</text:p>
          </table:table-cell>
          <table:table-cell office:value-type="float" office:value="0.0146624">
            <text:p>0,0146624</text:p>
          </table:table-cell>
          <table:table-cell office:value-type="float" office:value="0.11642">
            <text:p>0,11642</text:p>
          </table:table-cell>
          <table:table-cell office:value-type="float" office:value="0.131082">
            <text:p>0,131082</text:p>
          </table:table-cell>
          <table:table-cell office:value-type="float" office:value="0.159821">
            <text:p>0,159821</text:p>
          </table:table-cell>
          <table:table-cell office:value-type="float" office:value="0.0920801">
            <text:p>0,0920801</text:p>
          </table:table-cell>
          <table:table-cell office:value-type="float" office:value="0.251901">
            <text:p>0,251901</text:p>
          </table:table-cell>
          <table:table-cell office:value-type="float" office:value="1.10174">
            <text:p>1,10174</text:p>
          </table:table-cell>
          <table:table-cell office:value-type="float" office:value="0.21935">
            <text:p>0,21935</text:p>
          </table:table-cell>
          <table:table-cell office:value-type="float" office:value="1.32109">
            <text:p>1,32109</text:p>
          </table:table-cell>
          <table:table-cell office:value-type="float" office:value="0.118766">
            <text:p>0,118766</text:p>
          </table:table-cell>
          <table:table-cell office:value-type="float" office:value="0.181814">
            <text:p>0,181814</text:p>
          </table:table-cell>
          <table:table-cell office:value-type="float" office:value="0.30058">
            <text:p>0,30058</text:p>
          </table:table-cell>
          <table:table-cell office:value-type="float" office:value="1.16801">
            <text:p>1,16801</text:p>
          </table:table-cell>
          <table:table-cell office:value-type="float" office:value="0.153956">
            <text:p>0,153956</text:p>
          </table:table-cell>
          <table:table-cell office:value-type="float" office:value="1.32197">
            <text:p>1,32197</text:p>
          </table:table-cell>
          <table:table-cell office:value-type="float" office:value="0.921974">
            <text:p>0,921974</text:p>
          </table:table-cell>
          <table:table-cell office:value-type="float" office:value="0.118766">
            <text:p>0,118766</text:p>
          </table:table-cell>
          <table:table-cell office:value-type="float" office:value="1.04074">
            <text:p>1,04074</text:p>
          </table:table-cell>
          <table:table-cell office:value-type="float" office:value="0.420812">
            <text:p>0,420812</text:p>
          </table:table-cell>
          <table:table-cell office:value-type="float" office:value="0.0574768">
            <text:p>0,0574768</text:p>
          </table:table-cell>
          <table:table-cell office:value-type="float" office:value="0.478289">
            <text:p>0,478289</text:p>
          </table:table-cell>
        </table:table-row>
        <table:table-row table:style-name="ro1">
          <table:table-cell office:value-type="float" office:value="1.16918">
            <text:p>1,16918</text:p>
          </table:table-cell>
          <table:table-cell office:value-type="float" office:value="0.228734">
            <text:p>0,228734</text:p>
          </table:table-cell>
          <table:table-cell office:value-type="float" office:value="1.39792">
            <text:p>1,39792</text:p>
          </table:table-cell>
          <table:table-cell office:value-type="float" office:value="0.893236">
            <text:p>0,893236</text:p>
          </table:table-cell>
          <table:table-cell office:value-type="float" office:value="0.190612">
            <text:p>0,190612</text:p>
          </table:table-cell>
          <table:table-cell office:value-type="float" office:value="1.08385">
            <text:p>1,08385</text:p>
          </table:table-cell>
          <table:table-cell office:value-type="float" office:value="0.0134894">
            <text:p>0,0134894</text:p>
          </table:table-cell>
          <table:table-cell office:value-type="float" office:value="0.108502">
            <text:p>0,108502</text:p>
          </table:table-cell>
          <table:table-cell office:value-type="float" office:value="0.121992">
            <text:p>0,121992</text:p>
          </table:table-cell>
          <table:table-cell office:value-type="float" office:value="0.282105">
            <text:p>0,282105</text:p>
          </table:table-cell>
          <table:table-cell office:value-type="float" office:value="0.0891477">
            <text:p>0,0891477</text:p>
          </table:table-cell>
          <table:table-cell office:value-type="float" office:value="0.371253">
            <text:p>0,371253</text:p>
          </table:table-cell>
          <table:table-cell office:value-type="float" office:value="1.09294">
            <text:p>1,09294</text:p>
          </table:table-cell>
          <table:table-cell office:value-type="float" office:value="0.270962">
            <text:p>0,270962</text:p>
          </table:table-cell>
          <table:table-cell office:value-type="float" office:value="1.3639">
            <text:p>1,3639</text:p>
          </table:table-cell>
          <table:table-cell office:value-type="float" office:value="0.167445">
            <text:p>0,167445</text:p>
          </table:table-cell>
          <table:table-cell office:value-type="float" office:value="0.135774">
            <text:p>0,135774</text:p>
          </table:table-cell>
          <table:table-cell office:value-type="float" office:value="0.303219">
            <text:p>0,303219</text:p>
          </table:table-cell>
          <table:table-cell office:value-type="float" office:value="1.34425">
            <text:p>1,34425</text:p>
          </table:table-cell>
          <table:table-cell office:value-type="float" office:value="0.165686">
            <text:p>0,165686</text:p>
          </table:table-cell>
          <table:table-cell office:value-type="float" office:value="1.50994">
            <text:p>1,50994</text:p>
          </table:table-cell>
          <table:table-cell office:value-type="float" office:value="1.01787">
            <text:p>1,01787</text:p>
          </table:table-cell>
          <table:table-cell office:value-type="float" office:value="0.112901">
            <text:p>0,112901</text:p>
          </table:table-cell>
          <table:table-cell office:value-type="float" office:value="1.13077">
            <text:p>1,13077</text:p>
          </table:table-cell>
          <table:table-cell office:value-type="float" office:value="0.462453">
            <text:p>0,462453</text:p>
          </table:table-cell>
          <table:table-cell office:value-type="float" office:value="0.076538">
            <text:p>0,076538</text:p>
          </table:table-cell>
          <table:table-cell office:value-type="float" office:value="0.538991">
            <text:p>0,538991</text:p>
          </table:table-cell>
        </table:table-row>
        <table:table-row table:style-name="ro1">
          <table:table-cell office:value-type="float" office:value="1.30466">
            <text:p>1,30466</text:p>
          </table:table-cell>
          <table:table-cell office:value-type="float" office:value="0.237532">
            <text:p>0,237532</text:p>
          </table:table-cell>
          <table:table-cell office:value-type="float" office:value="1.5422">
            <text:p>1,5422</text:p>
          </table:table-cell>
          <table:table-cell office:value-type="float" office:value="0.909071">
            <text:p>0,909071</text:p>
          </table:table-cell>
          <table:table-cell office:value-type="float" office:value="0.193544">
            <text:p>0,193544</text:p>
          </table:table-cell>
          <table:table-cell office:value-type="float" office:value="1.10262">
            <text:p>1,10262</text:p>
          </table:table-cell>
          <table:table-cell office:value-type="float" office:value="0.0131962">
            <text:p>0,0131962</text:p>
          </table:table-cell>
          <table:table-cell office:value-type="float" office:value="0.107916">
            <text:p>0,107916</text:p>
          </table:table-cell>
          <table:table-cell office:value-type="float" office:value="0.121112">
            <text:p>0,121112</text:p>
          </table:table-cell>
          <table:table-cell office:value-type="float" office:value="0.163926">
            <text:p>0,163926</text:p>
          </table:table-cell>
          <table:table-cell office:value-type="float" office:value="0.0906139">
            <text:p>0,0906139</text:p>
          </table:table-cell>
          <table:table-cell office:value-type="float" office:value="0.25454">
            <text:p>0,25454</text:p>
          </table:table-cell>
          <table:table-cell office:value-type="float" office:value="1.11874">
            <text:p>1,11874</text:p>
          </table:table-cell>
          <table:table-cell office:value-type="float" office:value="0.205567">
            <text:p>0,205567</text:p>
          </table:table-cell>
          <table:table-cell office:value-type="float" office:value="1.32431">
            <text:p>1,32431</text:p>
          </table:table-cell>
          <table:table-cell office:value-type="float" office:value="0.136361">
            <text:p>0,136361</text:p>
          </table:table-cell>
          <table:table-cell office:value-type="float" office:value="0.132842">
            <text:p>0,132842</text:p>
          </table:table-cell>
          <table:table-cell office:value-type="float" office:value="0.269202">
            <text:p>0,269202</text:p>
          </table:table-cell>
          <table:table-cell office:value-type="float" office:value="1.29059">
            <text:p>1,29059</text:p>
          </table:table-cell>
          <table:table-cell office:value-type="float" office:value="0.18504">
            <text:p>0,18504</text:p>
          </table:table-cell>
          <table:table-cell office:value-type="float" office:value="1.47563">
            <text:p>1,47563</text:p>
          </table:table-cell>
          <table:table-cell office:value-type="float" office:value="0.940156">
            <text:p>0,940156</text:p>
          </table:table-cell>
          <table:table-cell office:value-type="float" office:value="0.107036">
            <text:p>0,107036</text:p>
          </table:table-cell>
          <table:table-cell office:value-type="float" office:value="1.04719">
            <text:p>1,04719</text:p>
          </table:table-cell>
          <table:table-cell office:value-type="float" office:value="0.441046">
            <text:p>0,441046</text:p>
          </table:table-cell>
          <table:table-cell office:value-type="float" office:value="0.058943">
            <text:p>0,058943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19821">
            <text:p>1,19821</text:p>
          </table:table-cell>
          <table:table-cell office:value-type="float" office:value="0.226388">
            <text:p>0,226388</text:p>
          </table:table-cell>
          <table:table-cell office:value-type="float" office:value="1.4246">
            <text:p>1,4246</text:p>
          </table:table-cell>
          <table:table-cell office:value-type="float" office:value="0.926666">
            <text:p>0,926666</text:p>
          </table:table-cell>
          <table:table-cell office:value-type="float" office:value="0.209086">
            <text:p>0,209086</text:p>
          </table:table-cell>
          <table:table-cell office:value-type="float" office:value="1.13575">
            <text:p>1,13575</text:p>
          </table:table-cell>
          <table:table-cell office:value-type="float" office:value="0.0131962">
            <text:p>0,0131962</text:p>
          </table:table-cell>
          <table:table-cell office:value-type="float" office:value="0.136067">
            <text:p>0,136067</text:p>
          </table:table-cell>
          <table:table-cell office:value-type="float" office:value="0.149264">
            <text:p>0,149264</text:p>
          </table:table-cell>
          <table:table-cell office:value-type="float" office:value="0.151903">
            <text:p>0,151903</text:p>
          </table:table-cell>
          <table:table-cell office:value-type="float" office:value="0.0859219">
            <text:p>0,0859219</text:p>
          </table:table-cell>
          <table:table-cell office:value-type="float" office:value="0.237825">
            <text:p>0,237825</text:p>
          </table:table-cell>
          <table:table-cell office:value-type="float" office:value="1.10584">
            <text:p>1,10584</text:p>
          </table:table-cell>
          <table:table-cell office:value-type="float" office:value="0.201755">
            <text:p>0,201755</text:p>
          </table:table-cell>
          <table:table-cell office:value-type="float" office:value="1.3076">
            <text:p>1,3076</text:p>
          </table:table-cell>
          <table:table-cell office:value-type="float" office:value="0.11642">
            <text:p>0,11642</text:p>
          </table:table-cell>
          <table:table-cell office:value-type="float" office:value="0.153956">
            <text:p>0,153956</text:p>
          </table:table-cell>
          <table:table-cell office:value-type="float" office:value="0.270375">
            <text:p>0,270375</text:p>
          </table:table-cell>
          <table:table-cell office:value-type="float" office:value="1.30378">
            <text:p>1,30378</text:p>
          </table:table-cell>
          <table:table-cell office:value-type="float" office:value="0.169205">
            <text:p>0,169205</text:p>
          </table:table-cell>
          <table:table-cell office:value-type="float" office:value="1.47299">
            <text:p>1,47299</text:p>
          </table:table-cell>
          <table:table-cell office:value-type="float" office:value="1.04309">
            <text:p>1,04309</text:p>
          </table:table-cell>
          <table:table-cell office:value-type="float" office:value="0.147211">
            <text:p>0,147211</text:p>
          </table:table-cell>
          <table:table-cell office:value-type="float" office:value="1.1903">
            <text:p>1,1903</text:p>
          </table:table-cell>
          <table:table-cell office:value-type="float" office:value="0.442513">
            <text:p>0,442513</text:p>
          </table:table-cell>
          <table:table-cell office:value-type="float" office:value="0.0642215">
            <text:p>0,0642215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1.18619">
            <text:p>1,18619</text:p>
          </table:table-cell>
          <table:table-cell office:value-type="float" office:value="0.225802">
            <text:p>0,225802</text:p>
          </table:table-cell>
          <table:table-cell office:value-type="float" office:value="1.41199">
            <text:p>1,41199</text:p>
          </table:table-cell>
          <table:table-cell office:value-type="float" office:value="0.880333">
            <text:p>0,880333</text:p>
          </table:table-cell>
          <table:table-cell office:value-type="float" office:value="0.191492">
            <text:p>0,191492</text:p>
          </table:table-cell>
          <table:table-cell office:value-type="float" office:value="1.07182">
            <text:p>1,07182</text:p>
          </table:table-cell>
          <table:table-cell office:value-type="float" office:value="0.0134894">
            <text:p>0,0134894</text:p>
          </table:table-cell>
          <table:table-cell office:value-type="float" office:value="0.258645">
            <text:p>0,258645</text:p>
          </table:table-cell>
          <table:table-cell office:value-type="float" office:value="0.272135">
            <text:p>0,272135</text:p>
          </table:table-cell>
          <table:table-cell office:value-type="float" office:value="0.187679">
            <text:p>0,187679</text:p>
          </table:table-cell>
          <table:table-cell office:value-type="float" office:value="0.0885612">
            <text:p>0,0885612</text:p>
          </table:table-cell>
          <table:table-cell office:value-type="float" office:value="0.27624">
            <text:p>0,27624</text:p>
          </table:table-cell>
          <table:table-cell office:value-type="float" office:value="1.10584">
            <text:p>1,10584</text:p>
          </table:table-cell>
          <table:table-cell office:value-type="float" office:value="0.248968">
            <text:p>0,248968</text:p>
          </table:table-cell>
          <table:table-cell office:value-type="float" office:value="1.35481">
            <text:p>1,35481</text:p>
          </table:table-cell>
          <table:table-cell office:value-type="float" office:value="0.159527">
            <text:p>0,159527</text:p>
          </table:table-cell>
          <table:table-cell office:value-type="float" office:value="0.127857">
            <text:p>0,127857</text:p>
          </table:table-cell>
          <table:table-cell office:value-type="float" office:value="0.287384">
            <text:p>0,287384</text:p>
          </table:table-cell>
          <table:table-cell office:value-type="float" office:value="1.16068">
            <text:p>1,16068</text:p>
          </table:table-cell>
          <table:table-cell office:value-type="float" office:value="0.143985">
            <text:p>0,143985</text:p>
          </table:table-cell>
          <table:table-cell office:value-type="float" office:value="1.30466">
            <text:p>1,30466</text:p>
          </table:table-cell>
          <table:table-cell office:value-type="float" office:value="0.958044">
            <text:p>0,958044</text:p>
          </table:table-cell>
          <table:table-cell office:value-type="float" office:value="0.107329">
            <text:p>0,107329</text:p>
          </table:table-cell>
          <table:table-cell office:value-type="float" office:value="1.06537">
            <text:p>1,06537</text:p>
          </table:table-cell>
          <table:table-cell office:value-type="float" office:value="0.424331">
            <text:p>0,424331</text:p>
          </table:table-cell>
          <table:table-cell office:value-type="float" office:value="0.0563038">
            <text:p>0,0563038</text:p>
          </table:table-cell>
          <table:table-cell office:value-type="float" office:value="0.480635">
            <text:p>0,480635</text:p>
          </table:table-cell>
        </table:table-row>
        <table:table-row table:style-name="ro1">
          <table:table-cell office:value-type="float" office:value="1.13663">
            <text:p>1,13663</text:p>
          </table:table-cell>
          <table:table-cell office:value-type="float" office:value="0.229907">
            <text:p>0,229907</text:p>
          </table:table-cell>
          <table:table-cell office:value-type="float" office:value="1.36654">
            <text:p>1,36654</text:p>
          </table:table-cell>
          <table:table-cell office:value-type="float" office:value="0.838692">
            <text:p>0,838692</text:p>
          </table:table-cell>
          <table:table-cell office:value-type="float" office:value="0.209673">
            <text:p>0,209673</text:p>
          </table:table-cell>
          <table:table-cell office:value-type="float" office:value="1.04836">
            <text:p>1,04836</text:p>
          </table:table-cell>
          <table:table-cell office:value-type="float" office:value="0.0143692">
            <text:p>0,0143692</text:p>
          </table:table-cell>
          <table:table-cell office:value-type="float" office:value="0.135188">
            <text:p>0,135188</text:p>
          </table:table-cell>
          <table:table-cell office:value-type="float" office:value="0.149557">
            <text:p>0,149557</text:p>
          </table:table-cell>
          <table:table-cell office:value-type="float" office:value="0.163633">
            <text:p>0,163633</text:p>
          </table:table-cell>
          <table:table-cell office:value-type="float" office:value="0.0868017">
            <text:p>0,0868017</text:p>
          </table:table-cell>
          <table:table-cell office:value-type="float" office:value="0.250435">
            <text:p>0,250435</text:p>
          </table:table-cell>
          <table:table-cell office:value-type="float" office:value="1.0425">
            <text:p>1,0425</text:p>
          </table:table-cell>
          <table:table-cell office:value-type="float" office:value="0.200289">
            <text:p>0,200289</text:p>
          </table:table-cell>
          <table:table-cell office:value-type="float" office:value="1.24279">
            <text:p>1,24279</text:p>
          </table:table-cell>
          <table:table-cell office:value-type="float" office:value="0.142812">
            <text:p>0,142812</text:p>
          </table:table-cell>
          <table:table-cell office:value-type="float" office:value="0.122871">
            <text:p>0,122871</text:p>
          </table:table-cell>
          <table:table-cell office:value-type="float" office:value="0.265683">
            <text:p>0,265683</text:p>
          </table:table-cell>
          <table:table-cell office:value-type="float" office:value="1.16302">
            <text:p>1,16302</text:p>
          </table:table-cell>
          <table:table-cell office:value-type="float" office:value="0.143985">
            <text:p>0,143985</text:p>
          </table:table-cell>
          <table:table-cell office:value-type="float" office:value="1.30701">
            <text:p>1,30701</text:p>
          </table:table-cell>
          <table:table-cell office:value-type="float" office:value="0.96127">
            <text:p>0,96127</text:p>
          </table:table-cell>
          <table:table-cell office:value-type="float" office:value="0.120525">
            <text:p>0,120525</text:p>
          </table:table-cell>
          <table:table-cell office:value-type="float" office:value="1.0818">
            <text:p>1,0818</text:p>
          </table:table-cell>
          <table:table-cell office:value-type="float" office:value="0.440167">
            <text:p>0,440167</text:p>
          </table:table-cell>
          <table:table-cell office:value-type="float" office:value="0.0551308">
            <text:p>0,0551308</text:p>
          </table:table-cell>
          <table:table-cell office:value-type="float" office:value="0.495297">
            <text:p>0,495297</text:p>
          </table:table-cell>
        </table:table-row>
        <table:table-row table:style-name="ro1">
          <table:table-cell office:value-type="float" office:value="1.08766">
            <text:p>1,08766</text:p>
          </table:table-cell>
          <table:table-cell office:value-type="float" office:value="0.225508">
            <text:p>0,225508</text:p>
          </table:table-cell>
          <table:table-cell office:value-type="float" office:value="1.31317">
            <text:p>1,31317</text:p>
          </table:table-cell>
          <table:table-cell office:value-type="float" office:value="0.958337">
            <text:p>0,958337</text:p>
          </table:table-cell>
          <table:table-cell office:value-type="float" office:value="0.192078">
            <text:p>0,192078</text:p>
          </table:table-cell>
          <table:table-cell office:value-type="float" office:value="1.15042">
            <text:p>1,15042</text:p>
          </table:table-cell>
          <table:table-cell office:value-type="float" office:value="0.0134894">
            <text:p>0,0134894</text:p>
          </table:table-cell>
          <table:table-cell office:value-type="float" office:value="0.121112">
            <text:p>0,121112</text:p>
          </table:table-cell>
          <table:table-cell office:value-type="float" office:value="0.134601">
            <text:p>0,134601</text:p>
          </table:table-cell>
          <table:table-cell office:value-type="float" office:value="0.153956">
            <text:p>0,153956</text:p>
          </table:table-cell>
          <table:table-cell office:value-type="float" office:value="0.16334">
            <text:p>0,16334</text:p>
          </table:table-cell>
          <table:table-cell office:value-type="float" office:value="0.317295">
            <text:p>0,317295</text:p>
          </table:table-cell>
          <table:table-cell office:value-type="float" office:value="1.53662">
            <text:p>1,53662</text:p>
          </table:table-cell>
          <table:table-cell office:value-type="float" office:value="0.215538">
            <text:p>0,215538</text:p>
          </table:table-cell>
          <table:table-cell office:value-type="float" office:value="1.75216">
            <text:p>1,75216</text:p>
          </table:table-cell>
          <table:table-cell office:value-type="float" office:value="0.119059">
            <text:p>0,119059</text:p>
          </table:table-cell>
          <table:table-cell office:value-type="float" office:value="0.134894">
            <text:p>0,134894</text:p>
          </table:table-cell>
          <table:table-cell office:value-type="float" office:value="0.253954">
            <text:p>0,253954</text:p>
          </table:table-cell>
          <table:table-cell office:value-type="float" office:value="1.40202">
            <text:p>1,40202</text:p>
          </table:table-cell>
          <table:table-cell office:value-type="float" office:value="0.146624">
            <text:p>0,146624</text:p>
          </table:table-cell>
          <table:table-cell office:value-type="float" office:value="1.54865">
            <text:p>1,54865</text:p>
          </table:table-cell>
          <table:table-cell office:value-type="float" office:value="0.989422">
            <text:p>0,989422</text:p>
          </table:table-cell>
          <table:table-cell office:value-type="float" office:value="0.105276">
            <text:p>0,105276</text:p>
          </table:table-cell>
          <table:table-cell office:value-type="float" office:value="1.0947">
            <text:p>1,0947</text:p>
          </table:table-cell>
          <table:table-cell office:value-type="float" office:value="0.431369">
            <text:p>0,431369</text:p>
          </table:table-cell>
          <table:table-cell office:value-type="float" office:value="0.0551308">
            <text:p>0,0551308</text:p>
          </table:table-cell>
          <table:table-cell office:value-type="float" office:value="0.4865">
            <text:p>0,4865</text:p>
          </table:table-cell>
        </table:table-row>
        <table:table-row table:style-name="ro1">
          <table:table-cell office:value-type="float" office:value="1.19763">
            <text:p>1,19763</text:p>
          </table:table-cell>
          <table:table-cell office:value-type="float" office:value="0.297354">
            <text:p>0,297354</text:p>
          </table:table-cell>
          <table:table-cell office:value-type="float" office:value="1.49498">
            <text:p>1,49498</text:p>
          </table:table-cell>
          <table:table-cell office:value-type="float" office:value="0.888251">
            <text:p>0,888251</text:p>
          </table:table-cell>
          <table:table-cell office:value-type="float" office:value="0.207327">
            <text:p>0,207327</text:p>
          </table:table-cell>
          <table:table-cell office:value-type="float" office:value="1.09558">
            <text:p>1,09558</text:p>
          </table:table-cell>
          <table:table-cell office:value-type="float" office:value="0.0152489">
            <text:p>0,0152489</text:p>
          </table:table-cell>
          <table:table-cell office:value-type="float" office:value="0.0935464">
            <text:p>0,0935464</text:p>
          </table:table-cell>
          <table:table-cell office:value-type="float" office:value="0.108795">
            <text:p>0,108795</text:p>
          </table:table-cell>
          <table:table-cell office:value-type="float" office:value="0.149557">
            <text:p>0,149557</text:p>
          </table:table-cell>
          <table:table-cell office:value-type="float" office:value="0.215245">
            <text:p>0,215245</text:p>
          </table:table-cell>
          <table:table-cell office:value-type="float" office:value="0.364802">
            <text:p>0,364802</text:p>
          </table:table-cell>
          <table:table-cell office:value-type="float" office:value="2.18324">
            <text:p>2,18324</text:p>
          </table:table-cell>
          <table:table-cell office:value-type="float" office:value="0.451603">
            <text:p>0,451603</text:p>
          </table:table-cell>
          <table:table-cell office:value-type="float" office:value="2.63484">
            <text:p>2,63484</text:p>
          </table:table-cell>
          <table:table-cell office:value-type="float" office:value="0.296181">
            <text:p>0,296181</text:p>
          </table:table-cell>
          <table:table-cell office:value-type="float" office:value="0.25454">
            <text:p>0,25454</text:p>
          </table:table-cell>
          <table:table-cell office:value-type="float" office:value="0.550721">
            <text:p>0,550721</text:p>
          </table:table-cell>
          <table:table-cell office:value-type="float" office:value="1.43516">
            <text:p>1,43516</text:p>
          </table:table-cell>
          <table:table-cell office:value-type="float" office:value="0.16246">
            <text:p>0,16246</text:p>
          </table:table-cell>
          <table:table-cell office:value-type="float" office:value="1.59762">
            <text:p>1,59762</text:p>
          </table:table-cell>
          <table:table-cell office:value-type="float" office:value="0.919335">
            <text:p>0,919335</text:p>
          </table:table-cell>
          <table:table-cell office:value-type="float" office:value="0.120819">
            <text:p>0,120819</text:p>
          </table:table-cell>
          <table:table-cell office:value-type="float" office:value="1.04015">
            <text:p>1,04015</text:p>
          </table:table-cell>
          <table:table-cell office:value-type="float" office:value="0.404683">
            <text:p>0,404683</text:p>
          </table:table-cell>
          <table:table-cell office:value-type="float" office:value="0.067154">
            <text:p>0,067154</text:p>
          </table:table-cell>
          <table:table-cell office:value-type="float" office:value="0.471837">
            <text:p>0,471837</text:p>
          </table:table-cell>
        </table:table-row>
        <table:table-row table:style-name="ro1">
          <table:table-cell office:value-type="float" office:value="1.13018">
            <text:p>1,13018</text:p>
          </table:table-cell>
          <table:table-cell office:value-type="float" office:value="0.26539">
            <text:p>0,26539</text:p>
          </table:table-cell>
          <table:table-cell office:value-type="float" office:value="1.39557">
            <text:p>1,39557</text:p>
          </table:table-cell>
          <table:table-cell office:value-type="float" office:value="1.2639">
            <text:p>1,2639</text:p>
          </table:table-cell>
          <table:table-cell office:value-type="float" office:value="0.330491">
            <text:p>0,330491</text:p>
          </table:table-cell>
          <table:table-cell office:value-type="float" office:value="1.59439">
            <text:p>1,59439</text:p>
          </table:table-cell>
          <table:table-cell office:value-type="float" office:value="0.0252194">
            <text:p>0,0252194</text:p>
          </table:table-cell>
          <table:table-cell office:value-type="float" office:value="0.165686">
            <text:p>0,165686</text:p>
          </table:table-cell>
          <table:table-cell office:value-type="float" office:value="0.190905">
            <text:p>0,190905</text:p>
          </table:table-cell>
          <table:table-cell office:value-type="float" office:value="0.258352">
            <text:p>0,258352</text:p>
          </table:table-cell>
          <table:table-cell office:value-type="float" office:value="0.134015">
            <text:p>0,134015</text:p>
          </table:table-cell>
          <table:table-cell office:value-type="float" office:value="0.392367">
            <text:p>0,392367</text:p>
          </table:table-cell>
          <table:table-cell office:value-type="float" office:value="1.10848">
            <text:p>1,10848</text:p>
          </table:table-cell>
          <table:table-cell office:value-type="float" office:value="0.234013">
            <text:p>0,234013</text:p>
          </table:table-cell>
          <table:table-cell office:value-type="float" office:value="1.34249">
            <text:p>1,34249</text:p>
          </table:table-cell>
          <table:table-cell office:value-type="float" office:value="0.225215">
            <text:p>0,225215</text:p>
          </table:table-cell>
          <table:table-cell office:value-type="float" office:value="0.187973">
            <text:p>0,187973</text:p>
          </table:table-cell>
          <table:table-cell office:value-type="float" office:value="0.413188">
            <text:p>0,413188</text:p>
          </table:table-cell>
          <table:table-cell office:value-type="float" office:value="1.19558">
            <text:p>1,19558</text:p>
          </table:table-cell>
          <table:table-cell office:value-type="float" office:value="0.157768">
            <text:p>0,157768</text:p>
          </table:table-cell>
          <table:table-cell office:value-type="float" office:value="1.35334">
            <text:p>1,35334</text:p>
          </table:table-cell>
          <table:table-cell office:value-type="float" office:value="0.916989">
            <text:p>0,916989</text:p>
          </table:table-cell>
          <table:table-cell office:value-type="float" office:value="0.120232">
            <text:p>0,120232</text:p>
          </table:table-cell>
          <table:table-cell office:value-type="float" office:value="1.03722">
            <text:p>1,03722</text:p>
          </table:table-cell>
          <table:table-cell office:value-type="float" office:value="0.401458">
            <text:p>0,401458</text:p>
          </table:table-cell>
          <table:table-cell office:value-type="float" office:value="0.058943">
            <text:p>0,058943</text:p>
          </table:table-cell>
          <table:table-cell office:value-type="float" office:value="0.460401">
            <text:p>0,460401</text:p>
          </table:table-cell>
        </table:table-row>
        <table:table-row table:style-name="ro1">
          <table:table-cell office:value-type="float" office:value="1.77709">
            <text:p>1,77709</text:p>
          </table:table-cell>
          <table:table-cell office:value-type="float" office:value="0.397059">
            <text:p>0,397059</text:p>
          </table:table-cell>
          <table:table-cell office:value-type="float" office:value="2.17415">
            <text:p>2,17415</text:p>
          </table:table-cell>
          <table:table-cell office:value-type="float" office:value="1.10525">
            <text:p>1,10525</text:p>
          </table:table-cell>
          <table:table-cell office:value-type="float" office:value="0.226975">
            <text:p>0,226975</text:p>
          </table:table-cell>
          <table:table-cell office:value-type="float" office:value="1.33223">
            <text:p>1,33223</text:p>
          </table:table-cell>
          <table:table-cell office:value-type="float" office:value="0.0155422">
            <text:p>0,0155422</text:p>
          </table:table-cell>
          <table:table-cell office:value-type="float" office:value="0.154542">
            <text:p>0,154542</text:p>
          </table:table-cell>
          <table:table-cell office:value-type="float" office:value="0.170084">
            <text:p>0,170084</text:p>
          </table:table-cell>
          <table:table-cell office:value-type="float" office:value="0.226681">
            <text:p>0,226681</text:p>
          </table:table-cell>
          <table:table-cell office:value-type="float" office:value="0.136361">
            <text:p>0,136361</text:p>
          </table:table-cell>
          <table:table-cell office:value-type="float" office:value="0.363042">
            <text:p>0,363042</text:p>
          </table:table-cell>
          <table:table-cell office:value-type="float" office:value="1.10525">
            <text:p>1,10525</text:p>
          </table:table-cell>
          <table:table-cell office:value-type="float" office:value="0.235479">
            <text:p>0,235479</text:p>
          </table:table-cell>
          <table:table-cell office:value-type="float" office:value="1.34073">
            <text:p>1,34073</text:p>
          </table:table-cell>
          <table:table-cell office:value-type="float" office:value="0.151023">
            <text:p>0,151023</text:p>
          </table:table-cell>
          <table:table-cell office:value-type="float" office:value="0.131669">
            <text:p>0,131669</text:p>
          </table:table-cell>
          <table:table-cell office:value-type="float" office:value="0.282692">
            <text:p>0,282692</text:p>
          </table:table-cell>
          <table:table-cell office:value-type="float" office:value="1.19059">
            <text:p>1,19059</text:p>
          </table:table-cell>
          <table:table-cell office:value-type="float" office:value="0.160994">
            <text:p>0,160994</text:p>
          </table:table-cell>
          <table:table-cell office:value-type="float" office:value="1.35158">
            <text:p>1,35158</text:p>
          </table:table-cell>
          <table:table-cell office:value-type="float" office:value="0.938103">
            <text:p>0,938103</text:p>
          </table:table-cell>
          <table:table-cell office:value-type="float" office:value="0.119352">
            <text:p>0,119352</text:p>
          </table:table-cell>
          <table:table-cell office:value-type="float" office:value="1.05746">
            <text:p>1,05746</text:p>
          </table:table-cell>
          <table:table-cell office:value-type="float" office:value="0.425797">
            <text:p>0,425797</text:p>
          </table:table-cell>
          <table:table-cell office:value-type="float" office:value="0.0583565">
            <text:p>0,0583565</text:p>
          </table:table-cell>
          <table:table-cell office:value-type="float" office:value="0.484154">
            <text:p>0,484154</text:p>
          </table:table-cell>
        </table:table-row>
        <table:table-row table:style-name="ro1">
          <table:table-cell office:value-type="float" office:value="1.14954">
            <text:p>1,14954</text:p>
          </table:table-cell>
          <table:table-cell office:value-type="float" office:value="0.276534">
            <text:p>0,276534</text:p>
          </table:table-cell>
          <table:table-cell office:value-type="float" office:value="1.42607">
            <text:p>1,42607</text:p>
          </table:table-cell>
          <table:table-cell office:value-type="float" office:value="1.07153">
            <text:p>1,07153</text:p>
          </table:table-cell>
          <table:table-cell office:value-type="float" office:value="0.329318">
            <text:p>0,329318</text:p>
          </table:table-cell>
          <table:table-cell office:value-type="float" office:value="1.40085">
            <text:p>1,40085</text:p>
          </table:table-cell>
          <table:table-cell office:value-type="float" office:value="0.0258059">
            <text:p>0,0258059</text:p>
          </table:table-cell>
          <table:table-cell office:value-type="float" office:value="0.141639">
            <text:p>0,141639</text:p>
          </table:table-cell>
          <table:table-cell office:value-type="float" office:value="0.167445">
            <text:p>0,167445</text:p>
          </table:table-cell>
          <table:table-cell office:value-type="float" office:value="0.179468">
            <text:p>0,179468</text:p>
          </table:table-cell>
          <table:table-cell office:value-type="float" office:value="0.0950126">
            <text:p>0,0950126</text:p>
          </table:table-cell>
          <table:table-cell office:value-type="float" office:value="0.274481">
            <text:p>0,274481</text:p>
          </table:table-cell>
          <table:table-cell office:value-type="float" office:value="1.10203">
            <text:p>1,10203</text:p>
          </table:table-cell>
          <table:table-cell office:value-type="float" office:value="0.23108">
            <text:p>0,23108</text:p>
          </table:table-cell>
          <table:table-cell office:value-type="float" office:value="1.33311">
            <text:p>1,33311</text:p>
          </table:table-cell>
          <table:table-cell office:value-type="float" office:value="0.16246">
            <text:p>0,16246</text:p>
          </table:table-cell>
          <table:table-cell office:value-type="float" office:value="0.12815">
            <text:p>0,12815</text:p>
          </table:table-cell>
          <table:table-cell office:value-type="float" office:value="0.29061">
            <text:p>0,29061</text:p>
          </table:table-cell>
          <table:table-cell office:value-type="float" office:value="1.24308">
            <text:p>1,24308</text:p>
          </table:table-cell>
          <table:table-cell office:value-type="float" office:value="0.155422">
            <text:p>0,155422</text:p>
          </table:table-cell>
          <table:table-cell office:value-type="float" office:value="1.3985">
            <text:p>1,3985</text:p>
          </table:table-cell>
          <table:table-cell office:value-type="float" office:value="0.953352">
            <text:p>0,953352</text:p>
          </table:table-cell>
          <table:table-cell office:value-type="float" office:value="0.111728">
            <text:p>0,111728</text:p>
          </table:table-cell>
          <table:table-cell office:value-type="float" office:value="1.06508">
            <text:p>1,06508</text:p>
          </table:table-cell>
          <table:table-cell office:value-type="float" office:value="0.454242">
            <text:p>0,454242</text:p>
          </table:table-cell>
          <table:table-cell office:value-type="float" office:value="0.0950126">
            <text:p>0,0950126</text:p>
          </table:table-cell>
          <table:table-cell office:value-type="float" office:value="0.549255">
            <text:p>0,549255</text:p>
          </table:table-cell>
        </table:table-row>
        <table:table-row table:style-name="ro1">
          <table:table-cell office:value-type="float" office:value="1.59498">
            <text:p>1,59498</text:p>
          </table:table-cell>
          <table:table-cell office:value-type="float" office:value="0.282692">
            <text:p>0,282692</text:p>
          </table:table-cell>
          <table:table-cell office:value-type="float" office:value="1.87767">
            <text:p>1,87767</text:p>
          </table:table-cell>
          <table:table-cell office:value-type="float" office:value="1.2425">
            <text:p>1,2425</text:p>
          </table:table-cell>
          <table:table-cell office:value-type="float" office:value="0.225215">
            <text:p>0,225215</text:p>
          </table:table-cell>
          <table:table-cell office:value-type="float" office:value="1.46771">
            <text:p>1,46771</text:p>
          </table:table-cell>
          <table:table-cell office:value-type="float" office:value="0.0167152">
            <text:p>0,0167152</text:p>
          </table:table-cell>
          <table:table-cell office:value-type="float" office:value="0.192664">
            <text:p>0,192664</text:p>
          </table:table-cell>
          <table:table-cell office:value-type="float" office:value="0.20938">
            <text:p>0,20938</text:p>
          </table:table-cell>
          <table:table-cell office:value-type="float" office:value="0.16246">
            <text:p>0,16246</text:p>
          </table:table-cell>
          <table:table-cell office:value-type="float" office:value="0.107036">
            <text:p>0,107036</text:p>
          </table:table-cell>
          <table:table-cell office:value-type="float" office:value="0.269496">
            <text:p>0,269496</text:p>
          </table:table-cell>
          <table:table-cell office:value-type="float" office:value="1.11523">
            <text:p>1,11523</text:p>
          </table:table-cell>
          <table:table-cell office:value-type="float" office:value="0.248382">
            <text:p>0,248382</text:p>
          </table:table-cell>
          <table:table-cell office:value-type="float" office:value="1.36361">
            <text:p>1,36361</text:p>
          </table:table-cell>
          <table:table-cell office:value-type="float" office:value="0.156595">
            <text:p>0,156595</text:p>
          </table:table-cell>
          <table:table-cell office:value-type="float" office:value="0.151903">
            <text:p>0,151903</text:p>
          </table:table-cell>
          <table:table-cell office:value-type="float" office:value="0.308498">
            <text:p>0,308498</text:p>
          </table:table-cell>
          <table:table-cell office:value-type="float" office:value="1.18736">
            <text:p>1,18736</text:p>
          </table:table-cell>
          <table:table-cell office:value-type="float" office:value="0.209966">
            <text:p>0,209966</text:p>
          </table:table-cell>
          <table:table-cell office:value-type="float" office:value="1.39733">
            <text:p>1,39733</text:p>
          </table:table-cell>
          <table:table-cell office:value-type="float" office:value="1.74512">
            <text:p>1,74512</text:p>
          </table:table-cell>
          <table:table-cell office:value-type="float" office:value="0.124044">
            <text:p>0,124044</text:p>
          </table:table-cell>
          <table:table-cell office:value-type="float" office:value="1.86917">
            <text:p>1,86917</text:p>
          </table:table-cell>
          <table:table-cell office:value-type="float" office:value="0.427557">
            <text:p>0,427557</text:p>
          </table:table-cell>
          <table:table-cell office:value-type="float" office:value="0.065981">
            <text:p>0,065981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5687">
            <text:p>1,15687</text:p>
          </table:table-cell>
          <table:table-cell office:value-type="float" office:value="0.245156">
            <text:p>0,245156</text:p>
          </table:table-cell>
          <table:table-cell office:value-type="float" office:value="1.40202">
            <text:p>1,40202</text:p>
          </table:table-cell>
          <table:table-cell office:value-type="float" office:value="0.902033">
            <text:p>0,902033</text:p>
          </table:table-cell>
          <table:table-cell office:value-type="float" office:value="0.227854">
            <text:p>0,227854</text:p>
          </table:table-cell>
          <table:table-cell office:value-type="float" office:value="1.12989">
            <text:p>1,12989</text:p>
          </table:table-cell>
          <table:table-cell office:value-type="float" office:value="0.0158354">
            <text:p>0,0158354</text:p>
          </table:table-cell>
          <table:table-cell office:value-type="float" office:value="0.220816">
            <text:p>0,220816</text:p>
          </table:table-cell>
          <table:table-cell office:value-type="float" office:value="0.236652">
            <text:p>0,236652</text:p>
          </table:table-cell>
          <table:table-cell office:value-type="float" office:value="0.155129">
            <text:p>0,155129</text:p>
          </table:table-cell>
          <table:table-cell office:value-type="float" office:value="0.0932531">
            <text:p>0,0932531</text:p>
          </table:table-cell>
          <table:table-cell office:value-type="float" office:value="0.248382">
            <text:p>0,248382</text:p>
          </table:table-cell>
          <table:table-cell office:value-type="float" office:value="1.10408">
            <text:p>1,10408</text:p>
          </table:table-cell>
          <table:table-cell office:value-type="float" office:value="0.212899">
            <text:p>0,212899</text:p>
          </table:table-cell>
          <table:table-cell office:value-type="float" office:value="1.31698">
            <text:p>1,31698</text:p>
          </table:table-cell>
          <table:table-cell office:value-type="float" office:value="0.134308">
            <text:p>0,134308</text:p>
          </table:table-cell>
          <table:table-cell office:value-type="float" office:value="0.127563">
            <text:p>0,127563</text:p>
          </table:table-cell>
          <table:table-cell office:value-type="float" office:value="0.261871">
            <text:p>0,261871</text:p>
          </table:table-cell>
          <table:table-cell office:value-type="float" office:value="1.25598">
            <text:p>1,25598</text:p>
          </table:table-cell>
          <table:table-cell office:value-type="float" office:value="0.18504">
            <text:p>0,18504</text:p>
          </table:table-cell>
          <table:table-cell office:value-type="float" office:value="1.44102">
            <text:p>1,44102</text:p>
          </table:table-cell>
          <table:table-cell office:value-type="float" office:value="1.0032">
            <text:p>1,0032</text:p>
          </table:table-cell>
          <table:table-cell office:value-type="float" office:value="0.112021">
            <text:p>0,112021</text:p>
          </table:table-cell>
          <table:table-cell office:value-type="float" office:value="1.11523">
            <text:p>1,11523</text:p>
          </table:table-cell>
          <table:table-cell office:value-type="float" office:value="0.442219">
            <text:p>0,442219</text:p>
          </table:table-cell>
          <table:table-cell office:value-type="float" office:value="0.0574768">
            <text:p>0,0574768</text:p>
          </table:table-cell>
          <table:table-cell office:value-type="float" office:value="0.499696">
            <text:p>0,499696</text:p>
          </table:table-cell>
        </table:table-row>
        <table:table-row table:style-name="ro1">
          <table:table-cell office:value-type="float" office:value="1.15569">
            <text:p>1,15569</text:p>
          </table:table-cell>
          <table:table-cell office:value-type="float" office:value="0.23284">
            <text:p>0,23284</text:p>
          </table:table-cell>
          <table:table-cell office:value-type="float" office:value="1.38853">
            <text:p>1,38853</text:p>
          </table:table-cell>
          <table:table-cell office:value-type="float" office:value="0.841331">
            <text:p>0,841331</text:p>
          </table:table-cell>
          <table:table-cell office:value-type="float" office:value="0.197356">
            <text:p>0,197356</text:p>
          </table:table-cell>
          <table:table-cell office:value-type="float" office:value="1.03869">
            <text:p>1,03869</text:p>
          </table:table-cell>
          <table:table-cell office:value-type="float" office:value="0.0134894">
            <text:p>0,0134894</text:p>
          </table:table-cell>
          <table:table-cell office:value-type="float" office:value="0.351899">
            <text:p>0,351899</text:p>
          </table:table-cell>
          <table:table-cell office:value-type="float" office:value="0.365388">
            <text:p>0,365388</text:p>
          </table:table-cell>
          <table:table-cell office:value-type="float" office:value="0.170964">
            <text:p>0,170964</text:p>
          </table:table-cell>
          <table:table-cell office:value-type="float" office:value="0.0903206">
            <text:p>0,0903206</text:p>
          </table:table-cell>
          <table:table-cell office:value-type="float" office:value="0.261285">
            <text:p>0,261285</text:p>
          </table:table-cell>
          <table:table-cell office:value-type="float" office:value="1.08062">
            <text:p>1,08062</text:p>
          </table:table-cell>
          <table:table-cell office:value-type="float" office:value="0.203515">
            <text:p>0,203515</text:p>
          </table:table-cell>
          <table:table-cell office:value-type="float" office:value="1.28414">
            <text:p>1,28414</text:p>
          </table:table-cell>
          <table:table-cell office:value-type="float" office:value="0.139293">
            <text:p>0,139293</text:p>
          </table:table-cell>
          <table:table-cell office:value-type="float" office:value="0.123165">
            <text:p>0,123165</text:p>
          </table:table-cell>
          <table:table-cell office:value-type="float" office:value="0.262458">
            <text:p>0,262458</text:p>
          </table:table-cell>
          <table:table-cell office:value-type="float" office:value="1.14924">
            <text:p>1,14924</text:p>
          </table:table-cell>
          <table:table-cell office:value-type="float" office:value="0.151023">
            <text:p>0,151023</text:p>
          </table:table-cell>
          <table:table-cell office:value-type="float" office:value="1.30027">
            <text:p>1,30027</text:p>
          </table:table-cell>
          <table:table-cell office:value-type="float" office:value="0.894996">
            <text:p>0,894996</text:p>
          </table:table-cell>
          <table:table-cell office:value-type="float" office:value="0.114367">
            <text:p>0,114367</text:p>
          </table:table-cell>
          <table:table-cell office:value-type="float" office:value="1.00936">
            <text:p>1,00936</text:p>
          </table:table-cell>
          <table:table-cell office:value-type="float" office:value="0.421105">
            <text:p>0,421105</text:p>
          </table:table-cell>
          <table:table-cell office:value-type="float" office:value="0.0824029">
            <text:p>0,0824029</text:p>
          </table:table-cell>
          <table:table-cell office:value-type="float" office:value="0.503508">
            <text:p>0,503508</text:p>
          </table:table-cell>
        </table:table-row>
        <table:table-row table:style-name="ro1">
          <table:table-cell office:value-type="float" office:value="1.1337">
            <text:p>1,1337</text:p>
          </table:table-cell>
          <table:table-cell office:value-type="float" office:value="0.2302">
            <text:p>0,2302</text:p>
          </table:table-cell>
          <table:table-cell office:value-type="float" office:value="1.3639">
            <text:p>1,3639</text:p>
          </table:table-cell>
          <table:table-cell office:value-type="float" office:value="0.881213">
            <text:p>0,881213</text:p>
          </table:table-cell>
          <table:table-cell office:value-type="float" office:value="0.192664">
            <text:p>0,192664</text:p>
          </table:table-cell>
          <table:table-cell office:value-type="float" office:value="1.07388">
            <text:p>1,07388</text:p>
          </table:table-cell>
          <table:table-cell office:value-type="float" office:value="0.0137827">
            <text:p>0,0137827</text:p>
          </table:table-cell>
          <table:table-cell office:value-type="float" office:value="0.181814">
            <text:p>0,181814</text:p>
          </table:table-cell>
          <table:table-cell office:value-type="float" office:value="0.195597">
            <text:p>0,195597</text:p>
          </table:table-cell>
          <table:table-cell office:value-type="float" office:value="0.344567">
            <text:p>0,344567</text:p>
          </table:table-cell>
          <table:table-cell office:value-type="float" office:value="0.192078">
            <text:p>0,192078</text:p>
          </table:table-cell>
          <table:table-cell office:value-type="float" office:value="0.536645">
            <text:p>0,536645</text:p>
          </table:table-cell>
          <table:table-cell office:value-type="float" office:value="2.58851">
            <text:p>2,58851</text:p>
          </table:table-cell>
          <table:table-cell office:value-type="float" office:value="0.501456">
            <text:p>0,501456</text:p>
          </table:table-cell>
          <table:table-cell office:value-type="float" office:value="3.08996">
            <text:p>3,08996</text:p>
          </table:table-cell>
          <table:table-cell office:value-type="float" office:value="0.144278">
            <text:p>0,144278</text:p>
          </table:table-cell>
          <table:table-cell office:value-type="float" office:value="0.121992">
            <text:p>0,121992</text:p>
          </table:table-cell>
          <table:table-cell office:value-type="float" office:value="0.26627">
            <text:p>0,26627</text:p>
          </table:table-cell>
          <table:table-cell office:value-type="float" office:value="1.36507">
            <text:p>1,36507</text:p>
          </table:table-cell>
          <table:table-cell office:value-type="float" office:value="0.163926">
            <text:p>0,163926</text:p>
          </table:table-cell>
          <table:table-cell office:value-type="float" office:value="1.529">
            <text:p>1,529</text:p>
          </table:table-cell>
          <table:table-cell office:value-type="float" office:value="0.963909">
            <text:p>0,963909</text:p>
          </table:table-cell>
          <table:table-cell office:value-type="float" office:value="0.108795">
            <text:p>0,108795</text:p>
          </table:table-cell>
          <table:table-cell office:value-type="float" office:value="1.0727">
            <text:p>1,0727</text:p>
          </table:table-cell>
          <table:table-cell office:value-type="float" office:value="0.445445">
            <text:p>0,445445</text:p>
          </table:table-cell>
          <table:table-cell office:value-type="float" office:value="0.0703797">
            <text:p>0,0703797</text:p>
          </table:table-cell>
          <table:table-cell office:value-type="float" office:value="0.515825">
            <text:p>0,515825</text:p>
          </table:table-cell>
        </table:table-row>
        <table:table-row table:style-name="ro1">
          <table:table-cell office:value-type="float" office:value="2.54863">
            <text:p>2,54863</text:p>
          </table:table-cell>
          <table:table-cell office:value-type="float" office:value="0.571542">
            <text:p>0,571542</text:p>
          </table:table-cell>
          <table:table-cell office:value-type="float" office:value="3.12017">
            <text:p>3,12017</text:p>
          </table:table-cell>
          <table:table-cell office:value-type="float" office:value="1.96682">
            <text:p>1,96682</text:p>
          </table:table-cell>
          <table:table-cell office:value-type="float" office:value="0.495297">
            <text:p>0,495297</text:p>
          </table:table-cell>
          <table:table-cell office:value-type="float" office:value="2.46212">
            <text:p>2,46212</text:p>
          </table:table-cell>
          <table:table-cell office:value-type="float" office:value="0.0161287">
            <text:p>0,0161287</text:p>
          </table:table-cell>
          <table:table-cell office:value-type="float" office:value="0.202635">
            <text:p>0,202635</text:p>
          </table:table-cell>
          <table:table-cell office:value-type="float" office:value="0.218764">
            <text:p>0,218764</text:p>
          </table:table-cell>
          <table:table-cell office:value-type="float" office:value="0.191198">
            <text:p>0,191198</text:p>
          </table:table-cell>
          <table:table-cell office:value-type="float" office:value="0.0870949">
            <text:p>0,0870949</text:p>
          </table:table-cell>
          <table:table-cell office:value-type="float" office:value="0.278293">
            <text:p>0,278293</text:p>
          </table:table-cell>
          <table:table-cell office:value-type="float" office:value="2.9061">
            <text:p>2,9061</text:p>
          </table:table-cell>
          <table:table-cell office:value-type="float" office:value="0.446911">
            <text:p>0,446911</text:p>
          </table:table-cell>
          <table:table-cell office:value-type="float" office:value="3.35301">
            <text:p>3,35301</text:p>
          </table:table-cell>
          <table:table-cell office:value-type="float" office:value="0.163046">
            <text:p>0,163046</text:p>
          </table:table-cell>
          <table:table-cell office:value-type="float" office:value="0.125804">
            <text:p>0,125804</text:p>
          </table:table-cell>
          <table:table-cell office:value-type="float" office:value="0.28885">
            <text:p>0,28885</text:p>
          </table:table-cell>
          <table:table-cell office:value-type="float" office:value="1.25071">
            <text:p>1,25071</text:p>
          </table:table-cell>
          <table:table-cell office:value-type="float" office:value="0.141932">
            <text:p>0,141932</text:p>
          </table:table-cell>
          <table:table-cell office:value-type="float" office:value="1.39264">
            <text:p>1,39264</text:p>
          </table:table-cell>
          <table:table-cell office:value-type="float" office:value="0.962149">
            <text:p>0,962149</text:p>
          </table:table-cell>
          <table:table-cell office:value-type="float" office:value="0.107916">
            <text:p>0,107916</text:p>
          </table:table-cell>
          <table:table-cell office:value-type="float" office:value="1.07007">
            <text:p>1,07007</text:p>
          </table:table-cell>
          <table:table-cell office:value-type="float" office:value="0.975052">
            <text:p>0,975052</text:p>
          </table:table-cell>
          <table:table-cell office:value-type="float" office:value="0.05777">
            <text:p>0,05777</text:p>
          </table:table-cell>
          <table:table-cell office:value-type="float" office:value="1.03282">
            <text:p>1,03282</text:p>
          </table:table-cell>
        </table:table-row>
        <table:table-row table:style-name="ro1">
          <table:table-cell office:value-type="float" office:value="1.17622">
            <text:p>1,17622</text:p>
          </table:table-cell>
          <table:table-cell office:value-type="float" office:value="0.234013">
            <text:p>0,234013</text:p>
          </table:table-cell>
          <table:table-cell office:value-type="float" office:value="1.41023">
            <text:p>1,41023</text:p>
          </table:table-cell>
          <table:table-cell office:value-type="float" office:value="0.877107">
            <text:p>0,877107</text:p>
          </table:table-cell>
          <table:table-cell office:value-type="float" office:value="0.19501">
            <text:p>0,19501</text:p>
          </table:table-cell>
          <table:table-cell office:value-type="float" office:value="1.07212">
            <text:p>1,07212</text:p>
          </table:table-cell>
          <table:table-cell office:value-type="float" office:value="0.0129029">
            <text:p>0,0129029</text:p>
          </table:table-cell>
          <table:table-cell office:value-type="float" office:value="0.139293">
            <text:p>0,139293</text:p>
          </table:table-cell>
          <table:table-cell office:value-type="float" office:value="0.152196">
            <text:p>0,152196</text:p>
          </table:table-cell>
          <table:table-cell office:value-type="float" office:value="0.188559">
            <text:p>0,188559</text:p>
          </table:table-cell>
          <table:table-cell office:value-type="float" office:value="0.109382">
            <text:p>0,109382</text:p>
          </table:table-cell>
          <table:table-cell office:value-type="float" office:value="0.297941">
            <text:p>0,297941</text:p>
          </table:table-cell>
          <table:table-cell office:value-type="float" office:value="1.05951">
            <text:p>1,05951</text:p>
          </table:table-cell>
          <table:table-cell office:value-type="float" office:value="0.231667">
            <text:p>0,231667</text:p>
          </table:table-cell>
          <table:table-cell office:value-type="float" office:value="1.29117">
            <text:p>1,29117</text:p>
          </table:table-cell>
          <table:table-cell office:value-type="float" office:value="0.138413">
            <text:p>0,138413</text:p>
          </table:table-cell>
          <table:table-cell office:value-type="float" office:value="0.124044">
            <text:p>0,124044</text:p>
          </table:table-cell>
          <table:table-cell office:value-type="float" office:value="0.262458">
            <text:p>0,262458</text:p>
          </table:table-cell>
          <table:table-cell office:value-type="float" office:value="1.13223">
            <text:p>1,13223</text:p>
          </table:table-cell>
          <table:table-cell office:value-type="float" office:value="0.13812">
            <text:p>0,13812</text:p>
          </table:table-cell>
          <table:table-cell office:value-type="float" office:value="1.27035">
            <text:p>1,27035</text:p>
          </table:table-cell>
          <table:table-cell office:value-type="float" office:value="0.937517">
            <text:p>0,937517</text:p>
          </table:table-cell>
          <table:table-cell office:value-type="float" office:value="0.10557">
            <text:p>0,10557</text:p>
          </table:table-cell>
          <table:table-cell office:value-type="float" office:value="1.04309">
            <text:p>1,04309</text:p>
          </table:table-cell>
          <table:table-cell office:value-type="float" office:value="0.408202">
            <text:p>0,408202</text:p>
          </table:table-cell>
          <table:table-cell office:value-type="float" office:value="0.0563038">
            <text:p>0,0563038</text:p>
          </table:table-cell>
          <table:table-cell office:value-type="float" office:value="0.464506">
            <text:p>0,464506</text:p>
          </table:table-cell>
        </table:table-row>
        <table:table-row table:style-name="ro1">
          <table:table-cell office:value-type="float" office:value="1.13869">
            <text:p>1,13869</text:p>
          </table:table-cell>
          <table:table-cell office:value-type="float" office:value="0.230494">
            <text:p>0,230494</text:p>
          </table:table-cell>
          <table:table-cell office:value-type="float" office:value="1.36918">
            <text:p>1,36918</text:p>
          </table:table-cell>
          <table:table-cell office:value-type="float" office:value="0.82051">
            <text:p>0,82051</text:p>
          </table:table-cell>
          <table:table-cell office:value-type="float" office:value="0.20674">
            <text:p>0,20674</text:p>
          </table:table-cell>
          <table:table-cell office:value-type="float" office:value="1.02725">
            <text:p>1,02725</text:p>
          </table:table-cell>
          <table:table-cell office:value-type="float" office:value="0.0134894">
            <text:p>0,0134894</text:p>
          </table:table-cell>
          <table:table-cell office:value-type="float" office:value="0.181521">
            <text:p>0,181521</text:p>
          </table:table-cell>
          <table:table-cell office:value-type="float" office:value="0.19501">
            <text:p>0,19501</text:p>
          </table:table-cell>
          <table:table-cell office:value-type="float" office:value="0.347793">
            <text:p>0,347793</text:p>
          </table:table-cell>
          <table:table-cell office:value-type="float" office:value="0.195597">
            <text:p>0,195597</text:p>
          </table:table-cell>
          <table:table-cell office:value-type="float" office:value="0.54339">
            <text:p>0,54339</text:p>
          </table:table-cell>
          <table:table-cell office:value-type="float" office:value="2.01257">
            <text:p>2,01257</text:p>
          </table:table-cell>
          <table:table-cell office:value-type="float" office:value="0.201755">
            <text:p>0,201755</text:p>
          </table:table-cell>
          <table:table-cell office:value-type="float" office:value="2.21432">
            <text:p>2,21432</text:p>
          </table:table-cell>
          <table:table-cell office:value-type="float" office:value="0.142519">
            <text:p>0,142519</text:p>
          </table:table-cell>
          <table:table-cell office:value-type="float" office:value="0.128443">
            <text:p>0,128443</text:p>
          </table:table-cell>
          <table:table-cell office:value-type="float" office:value="0.270962">
            <text:p>0,270962</text:p>
          </table:table-cell>
          <table:table-cell office:value-type="float" office:value="1.22842">
            <text:p>1,22842</text:p>
          </table:table-cell>
          <table:table-cell office:value-type="float" office:value="0.158061">
            <text:p>0,158061</text:p>
          </table:table-cell>
          <table:table-cell office:value-type="float" office:value="1.38648">
            <text:p>1,38648</text:p>
          </table:table-cell>
          <table:table-cell office:value-type="float" office:value="1.10731">
            <text:p>1,10731</text:p>
          </table:table-cell>
          <table:table-cell office:value-type="float" office:value="0.105863">
            <text:p>0,105863</text:p>
          </table:table-cell>
          <table:table-cell office:value-type="float" office:value="1.21317">
            <text:p>1,21317</text:p>
          </table:table-cell>
          <table:table-cell office:value-type="float" office:value="0.440753">
            <text:p>0,440753</text:p>
          </table:table-cell>
          <table:table-cell office:value-type="float" office:value="0.0595295">
            <text:p>0,0595295</text:p>
          </table:table-cell>
          <table:table-cell office:value-type="float" office:value="0.500283">
            <text:p>0,500283</text:p>
          </table:table-cell>
        </table:table-row>
        <table:table-row table:style-name="ro1">
          <table:table-cell office:value-type="float" office:value="2.52868">
            <text:p>2,52868</text:p>
          </table:table-cell>
          <table:table-cell office:value-type="float" office:value="0.586498">
            <text:p>0,586498</text:p>
          </table:table-cell>
          <table:table-cell office:value-type="float" office:value="3.11518">
            <text:p>3,11518</text:p>
          </table:table-cell>
          <table:table-cell office:value-type="float" office:value="1.94277">
            <text:p>1,94277</text:p>
          </table:table-cell>
          <table:table-cell office:value-type="float" office:value="0.479169">
            <text:p>0,479169</text:p>
          </table:table-cell>
          <table:table-cell office:value-type="float" office:value="2.42194">
            <text:p>2,42194</text:p>
          </table:table-cell>
          <table:table-cell office:value-type="float" office:value="0.0149557">
            <text:p>0,0149557</text:p>
          </table:table-cell>
          <table:table-cell office:value-type="float" office:value="0.0888544">
            <text:p>0,0888544</text:p>
          </table:table-cell>
          <table:table-cell office:value-type="float" office:value="0.10381">
            <text:p>0,10381</text:p>
          </table:table-cell>
          <table:table-cell office:value-type="float" office:value="0.215538">
            <text:p>0,215538</text:p>
          </table:table-cell>
          <table:table-cell office:value-type="float" office:value="0.0932531">
            <text:p>0,0932531</text:p>
          </table:table-cell>
          <table:table-cell office:value-type="float" office:value="0.308791">
            <text:p>0,308791</text:p>
          </table:table-cell>
          <table:table-cell office:value-type="float" office:value="1.1076">
            <text:p>1,1076</text:p>
          </table:table-cell>
          <table:table-cell office:value-type="float" office:value="0.203221">
            <text:p>0,203221</text:p>
          </table:table-cell>
          <table:table-cell office:value-type="float" office:value="1.31082">
            <text:p>1,31082</text:p>
          </table:table-cell>
          <table:table-cell office:value-type="float" office:value="0.140173">
            <text:p>0,140173</text:p>
          </table:table-cell>
          <table:table-cell office:value-type="float" office:value="0.13988">
            <text:p>0,13988</text:p>
          </table:table-cell>
          <table:table-cell office:value-type="float" office:value="0.280053">
            <text:p>0,280053</text:p>
          </table:table-cell>
          <table:table-cell office:value-type="float" office:value="1.19675">
            <text:p>1,19675</text:p>
          </table:table-cell>
          <table:table-cell office:value-type="float" office:value="0.138413">
            <text:p>0,138413</text:p>
          </table:table-cell>
          <table:table-cell office:value-type="float" office:value="1.33516">
            <text:p>1,33516</text:p>
          </table:table-cell>
          <table:table-cell office:value-type="float" office:value="0.969187">
            <text:p>0,969187</text:p>
          </table:table-cell>
          <table:table-cell office:value-type="float" office:value="0.104397">
            <text:p>0,104397</text:p>
          </table:table-cell>
          <table:table-cell office:value-type="float" office:value="1.07358">
            <text:p>1,07358</text:p>
          </table:table-cell>
          <table:table-cell office:value-type="float" office:value="0.435768">
            <text:p>0,435768</text:p>
          </table:table-cell>
          <table:table-cell office:value-type="float" office:value="0.0545443">
            <text:p>0,0545443</text:p>
          </table:table-cell>
          <table:table-cell office:value-type="float" office:value="0.490312">
            <text:p>0,490312</text:p>
          </table:table-cell>
        </table:table-row>
        <table:table-row table:style-name="ro1">
          <table:table-cell office:value-type="float" office:value="1.21933">
            <text:p>1,21933</text:p>
          </table:table-cell>
          <table:table-cell office:value-type="float" office:value="0.226975">
            <text:p>0,226975</text:p>
          </table:table-cell>
          <table:table-cell office:value-type="float" office:value="1.4463">
            <text:p>1,4463</text:p>
          </table:table-cell>
          <table:table-cell office:value-type="float" office:value="0.895289">
            <text:p>0,895289</text:p>
          </table:table-cell>
          <table:table-cell office:value-type="float" office:value="0.190612">
            <text:p>0,190612</text:p>
          </table:table-cell>
          <table:table-cell office:value-type="float" office:value="1.0859">
            <text:p>1,0859</text:p>
          </table:table-cell>
          <table:table-cell office:value-type="float" office:value="0.0131962">
            <text:p>0,0131962</text:p>
          </table:table-cell>
          <table:table-cell office:value-type="float" office:value="0.123751">
            <text:p>0,123751</text:p>
          </table:table-cell>
          <table:table-cell office:value-type="float" office:value="0.136947">
            <text:p>0,136947</text:p>
          </table:table-cell>
          <table:table-cell office:value-type="float" office:value="0.133428">
            <text:p>0,133428</text:p>
          </table:table-cell>
          <table:table-cell office:value-type="float" office:value="0.16334">
            <text:p>0,16334</text:p>
          </table:table-cell>
          <table:table-cell office:value-type="float" office:value="0.296768">
            <text:p>0,296768</text:p>
          </table:table-cell>
          <table:table-cell office:value-type="float" office:value="1.48267">
            <text:p>1,48267</text:p>
          </table:table-cell>
          <table:table-cell office:value-type="float" office:value="0.323747">
            <text:p>0,323747</text:p>
          </table:table-cell>
          <table:table-cell office:value-type="float" office:value="1.80641">
            <text:p>1,80641</text:p>
          </table:table-cell>
          <table:table-cell office:value-type="float" office:value="0.192371">
            <text:p>0,192371</text:p>
          </table:table-cell>
          <table:table-cell office:value-type="float" office:value="0.138707">
            <text:p>0,138707</text:p>
          </table:table-cell>
          <table:table-cell office:value-type="float" office:value="0.331078">
            <text:p>0,331078</text:p>
          </table:table-cell>
          <table:table-cell office:value-type="float" office:value="1.34484">
            <text:p>1,34484</text:p>
          </table:table-cell>
          <table:table-cell office:value-type="float" office:value="0.160994">
            <text:p>0,160994</text:p>
          </table:table-cell>
          <table:table-cell office:value-type="float" office:value="1.50583">
            <text:p>1,50583</text:p>
          </table:table-cell>
          <table:table-cell office:value-type="float" office:value="1.72254">
            <text:p>1,72254</text:p>
          </table:table-cell>
          <table:table-cell office:value-type="float" office:value="0.168911">
            <text:p>0,168911</text:p>
          </table:table-cell>
          <table:table-cell office:value-type="float" office:value="1.89146">
            <text:p>1,89146</text:p>
          </table:table-cell>
          <table:table-cell office:value-type="float" office:value="0.662156">
            <text:p>0,662156</text:p>
          </table:table-cell>
          <table:table-cell office:value-type="float" office:value="0.0642215">
            <text:p>0,0642215</text:p>
          </table:table-cell>
          <table:table-cell office:value-type="float" office:value="0.726377">
            <text:p>0,726377</text:p>
          </table:table-cell>
        </table:table-row>
        <table:table-row table:style-name="ro1">
          <table:table-cell office:value-type="float" office:value="1.32314">
            <text:p>1,32314</text:p>
          </table:table-cell>
          <table:table-cell office:value-type="float" office:value="0.516411">
            <text:p>0,516411</text:p>
          </table:table-cell>
          <table:table-cell office:value-type="float" office:value="1.83955">
            <text:p>1,83955</text:p>
          </table:table-cell>
          <table:table-cell office:value-type="float" office:value="1.19411">
            <text:p>1,19411</text:p>
          </table:table-cell>
          <table:table-cell office:value-type="float" office:value="0.238705">
            <text:p>0,238705</text:p>
          </table:table-cell>
          <table:table-cell office:value-type="float" office:value="1.43281">
            <text:p>1,43281</text:p>
          </table:table-cell>
          <table:table-cell office:value-type="float" office:value="0.0158354">
            <text:p>0,0158354</text:p>
          </table:table-cell>
          <table:table-cell office:value-type="float" office:value="0.428143">
            <text:p>0,428143</text:p>
          </table:table-cell>
          <table:table-cell office:value-type="float" office:value="0.443979">
            <text:p>0,443979</text:p>
          </table:table-cell>
          <table:table-cell office:value-type="float" office:value="0.167738">
            <text:p>0,167738</text:p>
          </table:table-cell>
          <table:table-cell office:value-type="float" office:value="0.105276">
            <text:p>0,105276</text:p>
          </table:table-cell>
          <table:table-cell office:value-type="float" office:value="0.273015">
            <text:p>0,273015</text:p>
          </table:table-cell>
          <table:table-cell office:value-type="float" office:value="2.14365">
            <text:p>2,14365</text:p>
          </table:table-cell>
          <table:table-cell office:value-type="float" office:value="0.487966">
            <text:p>0,487966</text:p>
          </table:table-cell>
          <table:table-cell office:value-type="float" office:value="2.63162">
            <text:p>2,63162</text:p>
          </table:table-cell>
          <table:table-cell office:value-type="float" office:value="0.236065">
            <text:p>0,236065</text:p>
          </table:table-cell>
          <table:table-cell office:value-type="float" office:value="0.316416">
            <text:p>0,316416</text:p>
          </table:table-cell>
          <table:table-cell office:value-type="float" office:value="0.552481">
            <text:p>0,552481</text:p>
          </table:table-cell>
          <table:table-cell office:value-type="float" office:value="1.36683">
            <text:p>1,36683</text:p>
          </table:table-cell>
          <table:table-cell office:value-type="float" office:value="0.159527">
            <text:p>0,159527</text:p>
          </table:table-cell>
          <table:table-cell office:value-type="float" office:value="1.52636">
            <text:p>1,52636</text:p>
          </table:table-cell>
          <table:table-cell office:value-type="float" office:value="1.13605">
            <text:p>1,13605</text:p>
          </table:table-cell>
          <table:table-cell office:value-type="float" office:value="0.113194">
            <text:p>0,113194</text:p>
          </table:table-cell>
          <table:table-cell office:value-type="float" office:value="1.24924">
            <text:p>1,24924</text:p>
          </table:table-cell>
          <table:table-cell office:value-type="float" office:value="0.595002">
            <text:p>0,595002</text:p>
          </table:table-cell>
          <table:table-cell office:value-type="float" office:value="0.063635">
            <text:p>0,063635</text:p>
          </table:table-cell>
          <table:table-cell office:value-type="float" office:value="0.658637">
            <text:p>0,658637</text:p>
          </table:table-cell>
        </table:table-row>
        <table:table-row table:style-name="ro1">
          <table:table-cell office:value-type="float" office:value="1.69117">
            <text:p>1,69117</text:p>
          </table:table-cell>
          <table:table-cell office:value-type="float" office:value="0.303219">
            <text:p>0,303219</text:p>
          </table:table-cell>
          <table:table-cell office:value-type="float" office:value="1.99439">
            <text:p>1,99439</text:p>
          </table:table-cell>
          <table:table-cell office:value-type="float" office:value="1.29059">
            <text:p>1,29059</text:p>
          </table:table-cell>
          <table:table-cell office:value-type="float" office:value="0.235479">
            <text:p>0,235479</text:p>
          </table:table-cell>
          <table:table-cell office:value-type="float" office:value="1.52607">
            <text:p>1,52607</text:p>
          </table:table-cell>
          <table:table-cell office:value-type="float" office:value="0.0152489">
            <text:p>0,0152489</text:p>
          </table:table-cell>
          <table:table-cell office:value-type="float" office:value="0.148677">
            <text:p>0,148677</text:p>
          </table:table-cell>
          <table:table-cell office:value-type="float" office:value="0.163926">
            <text:p>0,163926</text:p>
          </table:table-cell>
          <table:table-cell office:value-type="float" office:value="0.156595">
            <text:p>0,156595</text:p>
          </table:table-cell>
          <table:table-cell office:value-type="float" office:value="0.0914936">
            <text:p>0,0914936</text:p>
          </table:table-cell>
          <table:table-cell office:value-type="float" office:value="0.248089">
            <text:p>0,248089</text:p>
          </table:table-cell>
          <table:table-cell office:value-type="float" office:value="1.04807">
            <text:p>1,04807</text:p>
          </table:table-cell>
          <table:table-cell office:value-type="float" office:value="0.246916">
            <text:p>0,246916</text:p>
          </table:table-cell>
          <table:table-cell office:value-type="float" office:value="1.29499">
            <text:p>1,29499</text:p>
          </table:table-cell>
          <table:table-cell office:value-type="float" office:value="0.155422">
            <text:p>0,155422</text:p>
          </table:table-cell>
          <table:table-cell office:value-type="float" office:value="0.125217">
            <text:p>0,125217</text:p>
          </table:table-cell>
          <table:table-cell office:value-type="float" office:value="0.280639">
            <text:p>0,280639</text:p>
          </table:table-cell>
          <table:table-cell office:value-type="float" office:value="1.42607">
            <text:p>1,42607</text:p>
          </table:table-cell>
          <table:table-cell office:value-type="float" office:value="0.236065">
            <text:p>0,236065</text:p>
          </table:table-cell>
          <table:table-cell office:value-type="float" office:value="1.66213">
            <text:p>1,66213</text:p>
          </table:table-cell>
          <table:table-cell office:value-type="float" office:value="0.943088">
            <text:p>0,943088</text:p>
          </table:table-cell>
          <table:table-cell office:value-type="float" office:value="0.140759">
            <text:p>0,140759</text:p>
          </table:table-cell>
          <table:table-cell office:value-type="float" office:value="1.08385">
            <text:p>1,08385</text:p>
          </table:table-cell>
          <table:table-cell office:value-type="float" office:value="0.420812">
            <text:p>0,420812</text:p>
          </table:table-cell>
          <table:table-cell office:value-type="float" office:value="0.068327">
            <text:p>0,068327</text:p>
          </table:table-cell>
          <table:table-cell office:value-type="float" office:value="0.489139">
            <text:p>0,489139</text:p>
          </table:table-cell>
        </table:table-row>
        <table:table-row table:style-name="ro1">
          <table:table-cell office:value-type="float" office:value="1.13018">
            <text:p>1,13018</text:p>
          </table:table-cell>
          <table:table-cell office:value-type="float" office:value="0.241637">
            <text:p>0,241637</text:p>
          </table:table-cell>
          <table:table-cell office:value-type="float" office:value="1.37182">
            <text:p>1,37182</text:p>
          </table:table-cell>
          <table:table-cell office:value-type="float" office:value="0.848369">
            <text:p>0,848369</text:p>
          </table:table-cell>
          <table:table-cell office:value-type="float" office:value="0.213778">
            <text:p>0,213778</text:p>
          </table:table-cell>
          <table:table-cell office:value-type="float" office:value="1.06215">
            <text:p>1,06215</text:p>
          </table:table-cell>
          <table:table-cell office:value-type="float" office:value="0.0137827">
            <text:p>0,0137827</text:p>
          </table:table-cell>
          <table:table-cell office:value-type="float" office:value="0.141053">
            <text:p>0,141053</text:p>
          </table:table-cell>
          <table:table-cell office:value-type="float" office:value="0.154835">
            <text:p>0,154835</text:p>
          </table:table-cell>
          <table:table-cell office:value-type="float" office:value="0.165686">
            <text:p>0,165686</text:p>
          </table:table-cell>
          <table:table-cell office:value-type="float" office:value="0.0923734">
            <text:p>0,0923734</text:p>
          </table:table-cell>
          <table:table-cell office:value-type="float" office:value="0.258059">
            <text:p>0,258059</text:p>
          </table:table-cell>
          <table:table-cell office:value-type="float" office:value="1.03986">
            <text:p>1,03986</text:p>
          </table:table-cell>
          <table:table-cell office:value-type="float" office:value="0.208207">
            <text:p>0,208207</text:p>
          </table:table-cell>
          <table:table-cell office:value-type="float" office:value="1.24807">
            <text:p>1,24807</text:p>
          </table:table-cell>
          <table:table-cell office:value-type="float" office:value="0.166859">
            <text:p>0,166859</text:p>
          </table:table-cell>
          <table:table-cell office:value-type="float" office:value="0.123751">
            <text:p>0,123751</text:p>
          </table:table-cell>
          <table:table-cell office:value-type="float" office:value="0.29061">
            <text:p>0,29061</text:p>
          </table:table-cell>
          <table:table-cell office:value-type="float" office:value="1.1469">
            <text:p>1,1469</text:p>
          </table:table-cell>
          <table:table-cell office:value-type="float" office:value="0.140759">
            <text:p>0,140759</text:p>
          </table:table-cell>
          <table:table-cell office:value-type="float" office:value="1.28766">
            <text:p>1,28766</text:p>
          </table:table-cell>
          <table:table-cell office:value-type="float" office:value="1.29205">
            <text:p>1,29205</text:p>
          </table:table-cell>
          <table:table-cell office:value-type="float" office:value="0.119939">
            <text:p>0,119939</text:p>
          </table:table-cell>
          <table:table-cell office:value-type="float" office:value="1.41199">
            <text:p>1,41199</text:p>
          </table:table-cell>
          <table:table-cell office:value-type="float" office:value="0.410842">
            <text:p>0,410842</text:p>
          </table:table-cell>
          <table:table-cell office:value-type="float" office:value="0.0563038">
            <text:p>0,0563038</text:p>
          </table:table-cell>
          <table:table-cell office:value-type="float" office:value="0.467145">
            <text:p>0,467145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305272">
            <text:p>0,305272</text:p>
          </table:table-cell>
          <table:table-cell office:value-type="float" office:value="1.41405">
            <text:p>1,41405</text:p>
          </table:table-cell>
          <table:table-cell office:value-type="float" office:value="0.910831">
            <text:p>0,910831</text:p>
          </table:table-cell>
          <table:table-cell office:value-type="float" office:value="0.224042">
            <text:p>0,224042</text:p>
          </table:table-cell>
          <table:table-cell office:value-type="float" office:value="1.13487">
            <text:p>1,13487</text:p>
          </table:table-cell>
          <table:table-cell office:value-type="float" office:value="0.0137827">
            <text:p>0,0137827</text:p>
          </table:table-cell>
          <table:table-cell office:value-type="float" office:value="0.143105">
            <text:p>0,143105</text:p>
          </table:table-cell>
          <table:table-cell office:value-type="float" office:value="0.156888">
            <text:p>0,156888</text:p>
          </table:table-cell>
          <table:table-cell office:value-type="float" office:value="0.153662">
            <text:p>0,153662</text:p>
          </table:table-cell>
          <table:table-cell office:value-type="float" office:value="0.0923734">
            <text:p>0,0923734</text:p>
          </table:table-cell>
          <table:table-cell office:value-type="float" office:value="0.246036">
            <text:p>0,246036</text:p>
          </table:table-cell>
          <table:table-cell office:value-type="float" office:value="1.06185">
            <text:p>1,06185</text:p>
          </table:table-cell>
          <table:table-cell office:value-type="float" office:value="0.230494">
            <text:p>0,230494</text:p>
          </table:table-cell>
          <table:table-cell office:value-type="float" office:value="1.29235">
            <text:p>1,29235</text:p>
          </table:table-cell>
          <table:table-cell table:number-columns-repeated="2" office:value-type="float" office:value="0.12639">
            <text:p>0,12639</text:p>
          </table:table-cell>
          <table:table-cell office:value-type="float" office:value="0.252781">
            <text:p>0,252781</text:p>
          </table:table-cell>
          <table:table-cell office:value-type="float" office:value="1.1642">
            <text:p>1,1642</text:p>
          </table:table-cell>
          <table:table-cell office:value-type="float" office:value="0.140466">
            <text:p>0,140466</text:p>
          </table:table-cell>
          <table:table-cell office:value-type="float" office:value="1.30466">
            <text:p>1,30466</text:p>
          </table:table-cell>
          <table:table-cell office:value-type="float" office:value="0.988249">
            <text:p>0,988249</text:p>
          </table:table-cell>
          <table:table-cell office:value-type="float" office:value="0.136947">
            <text:p>0,136947</text:p>
          </table:table-cell>
          <table:table-cell office:value-type="float" office:value="1.1252">
            <text:p>1,1252</text:p>
          </table:table-cell>
          <table:table-cell office:value-type="float" office:value="0.444272">
            <text:p>0,444272</text:p>
          </table:table-cell>
          <table:table-cell office:value-type="float" office:value="0.0759515">
            <text:p>0,0759515</text:p>
          </table:table-cell>
          <table:table-cell office:value-type="float" office:value="0.520223">
            <text:p>0,520223</text:p>
          </table:table-cell>
        </table:table-row>
        <table:table-row table:style-name="ro1">
          <table:table-cell office:value-type="float" office:value="1.19059">
            <text:p>1,19059</text:p>
          </table:table-cell>
          <table:table-cell office:value-type="float" office:value="0.250435">
            <text:p>0,250435</text:p>
          </table:table-cell>
          <table:table-cell office:value-type="float" office:value="1.44102">
            <text:p>1,44102</text:p>
          </table:table-cell>
          <table:table-cell office:value-type="float" office:value="0.877987">
            <text:p>0,877987</text:p>
          </table:table-cell>
          <table:table-cell office:value-type="float" office:value="0.204394">
            <text:p>0,204394</text:p>
          </table:table-cell>
          <table:table-cell office:value-type="float" office:value="1.08238">
            <text:p>1,08238</text:p>
          </table:table-cell>
          <table:table-cell office:value-type="float" office:value="0.0240464">
            <text:p>0,0240464</text:p>
          </table:table-cell>
          <table:table-cell office:value-type="float" office:value="0.135188">
            <text:p>0,135188</text:p>
          </table:table-cell>
          <table:table-cell office:value-type="float" office:value="0.159234">
            <text:p>0,159234</text:p>
          </table:table-cell>
          <table:table-cell office:value-type="float" office:value="0.147504">
            <text:p>0,147504</text:p>
          </table:table-cell>
          <table:table-cell office:value-type="float" office:value="0.0906139">
            <text:p>0,0906139</text:p>
          </table:table-cell>
          <table:table-cell office:value-type="float" office:value="0.238118">
            <text:p>0,238118</text:p>
          </table:table-cell>
          <table:table-cell office:value-type="float" office:value="1.05188">
            <text:p>1,05188</text:p>
          </table:table-cell>
          <table:table-cell office:value-type="float" office:value="0.214365">
            <text:p>0,214365</text:p>
          </table:table-cell>
          <table:table-cell office:value-type="float" office:value="1.26625">
            <text:p>1,26625</text:p>
          </table:table-cell>
          <table:table-cell office:value-type="float" office:value="0.192371">
            <text:p>0,192371</text:p>
          </table:table-cell>
          <table:table-cell office:value-type="float" office:value="0.129323">
            <text:p>0,129323</text:p>
          </table:table-cell>
          <table:table-cell office:value-type="float" office:value="0.321694">
            <text:p>0,321694</text:p>
          </table:table-cell>
          <table:table-cell office:value-type="float" office:value="1.12666">
            <text:p>1,12666</text:p>
          </table:table-cell>
          <table:table-cell office:value-type="float" office:value="0.153369">
            <text:p>0,153369</text:p>
          </table:table-cell>
          <table:table-cell office:value-type="float" office:value="1.28003">
            <text:p>1,28003</text:p>
          </table:table-cell>
          <table:table-cell office:value-type="float" office:value="0.90086">
            <text:p>0,90086</text:p>
          </table:table-cell>
          <table:table-cell office:value-type="float" office:value="0.124924">
            <text:p>0,124924</text:p>
          </table:table-cell>
          <table:table-cell office:value-type="float" office:value="1.02578">
            <text:p>1,02578</text:p>
          </table:table-cell>
          <table:table-cell office:value-type="float" office:value="0.438114">
            <text:p>0,438114</text:p>
          </table:table-cell>
          <table:table-cell office:value-type="float" office:value="0.0592363">
            <text:p>0,0592363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256299">
            <text:p>0,256299</text:p>
          </table:table-cell>
          <table:table-cell office:value-type="float" office:value="1.36507">
            <text:p>1,36507</text:p>
          </table:table-cell>
          <table:table-cell office:value-type="float" office:value="0.896462">
            <text:p>0,896462</text:p>
          </table:table-cell>
          <table:table-cell office:value-type="float" office:value="0.213778">
            <text:p>0,213778</text:p>
          </table:table-cell>
          <table:table-cell office:value-type="float" office:value="1.11024">
            <text:p>1,11024</text:p>
          </table:table-cell>
          <table:table-cell office:value-type="float" office:value="0.0158354">
            <text:p>0,0158354</text:p>
          </table:table-cell>
          <table:table-cell office:value-type="float" office:value="0.146331">
            <text:p>0,146331</text:p>
          </table:table-cell>
          <table:table-cell office:value-type="float" office:value="0.162167">
            <text:p>0,162167</text:p>
          </table:table-cell>
          <table:table-cell office:value-type="float" office:value="0.243103">
            <text:p>0,243103</text:p>
          </table:table-cell>
          <table:table-cell office:value-type="float" office:value="0.0926666">
            <text:p>0,0926666</text:p>
          </table:table-cell>
          <table:table-cell office:value-type="float" office:value="0.33577">
            <text:p>0,33577</text:p>
          </table:table-cell>
          <table:table-cell office:value-type="float" office:value="1.21405">
            <text:p>1,21405</text:p>
          </table:table-cell>
          <table:table-cell office:value-type="float" office:value="0.232546">
            <text:p>0,232546</text:p>
          </table:table-cell>
          <table:table-cell office:value-type="float" office:value="1.4466">
            <text:p>1,4466</text:p>
          </table:table-cell>
          <table:table-cell office:value-type="float" office:value="0.141639">
            <text:p>0,141639</text:p>
          </table:table-cell>
          <table:table-cell office:value-type="float" office:value="0.243103">
            <text:p>0,243103</text:p>
          </table:table-cell>
          <table:table-cell office:value-type="float" office:value="0.384742">
            <text:p>0,384742</text:p>
          </table:table-cell>
          <table:table-cell office:value-type="float" office:value="1.19294">
            <text:p>1,19294</text:p>
          </table:table-cell>
          <table:table-cell office:value-type="float" office:value="0.151903">
            <text:p>0,151903</text:p>
          </table:table-cell>
          <table:table-cell office:value-type="float" office:value="1.34484">
            <text:p>1,34484</text:p>
          </table:table-cell>
          <table:table-cell office:value-type="float" office:value="1.19059">
            <text:p>1,19059</text:p>
          </table:table-cell>
          <table:table-cell office:value-type="float" office:value="0.128443">
            <text:p>0,128443</text:p>
          </table:table-cell>
          <table:table-cell office:value-type="float" office:value="1.31903">
            <text:p>1,31903</text:p>
          </table:table-cell>
          <table:table-cell office:value-type="float" office:value="0.589723">
            <text:p>0,589723</text:p>
          </table:table-cell>
          <table:table-cell office:value-type="float" office:value="0.0604093">
            <text:p>0,0604093</text:p>
          </table:table-cell>
          <table:table-cell office:value-type="float" office:value="0.650133">
            <text:p>0,650133</text:p>
          </table:table-cell>
        </table:table-row>
        <table:table-row table:style-name="ro1">
          <table:table-cell office:value-type="float" office:value="1.48413">
            <text:p>1,48413</text:p>
          </table:table-cell>
          <table:table-cell office:value-type="float" office:value="0.262458">
            <text:p>0,262458</text:p>
          </table:table-cell>
          <table:table-cell office:value-type="float" office:value="1.74659">
            <text:p>1,74659</text:p>
          </table:table-cell>
          <table:table-cell office:value-type="float" office:value="1.14308">
            <text:p>1,14308</text:p>
          </table:table-cell>
          <table:table-cell office:value-type="float" office:value="0.307325">
            <text:p>0,307325</text:p>
          </table:table-cell>
          <table:table-cell office:value-type="float" office:value="1.45041">
            <text:p>1,45041</text:p>
          </table:table-cell>
          <table:table-cell office:value-type="float" office:value="0.0175949">
            <text:p>0,0175949</text:p>
          </table:table-cell>
          <table:table-cell office:value-type="float" office:value="0.199702">
            <text:p>0,199702</text:p>
          </table:table-cell>
          <table:table-cell office:value-type="float" office:value="0.217297">
            <text:p>0,217297</text:p>
          </table:table-cell>
          <table:table-cell office:value-type="float" office:value="0.161873">
            <text:p>0,161873</text:p>
          </table:table-cell>
          <table:table-cell office:value-type="float" office:value="0.0973586">
            <text:p>0,0973586</text:p>
          </table:table-cell>
          <table:table-cell office:value-type="float" office:value="0.259232">
            <text:p>0,259232</text:p>
          </table:table-cell>
          <table:table-cell office:value-type="float" office:value="1.05804">
            <text:p>1,05804</text:p>
          </table:table-cell>
          <table:table-cell office:value-type="float" office:value="0.23284">
            <text:p>0,23284</text:p>
          </table:table-cell>
          <table:table-cell office:value-type="float" office:value="1.29088">
            <text:p>1,29088</text:p>
          </table:table-cell>
          <table:table-cell office:value-type="float" office:value="0.136947">
            <text:p>0,136947</text:p>
          </table:table-cell>
          <table:table-cell office:value-type="float" office:value="0.126977">
            <text:p>0,126977</text:p>
          </table:table-cell>
          <table:table-cell office:value-type="float" office:value="0.263924">
            <text:p>0,263924</text:p>
          </table:table-cell>
          <table:table-cell office:value-type="float" office:value="1.15217">
            <text:p>1,15217</text:p>
          </table:table-cell>
          <table:table-cell office:value-type="float" office:value="0.168325">
            <text:p>0,168325</text:p>
          </table:table-cell>
          <table:table-cell office:value-type="float" office:value="1.3205">
            <text:p>1,3205</text:p>
          </table:table-cell>
          <table:table-cell office:value-type="float" office:value="0.956285">
            <text:p>0,956285</text:p>
          </table:table-cell>
          <table:table-cell office:value-type="float" office:value="0.125511">
            <text:p>0,125511</text:p>
          </table:table-cell>
          <table:table-cell office:value-type="float" office:value="1.0818">
            <text:p>1,0818</text:p>
          </table:table-cell>
          <table:table-cell office:value-type="float" office:value="0.422278">
            <text:p>0,422278</text:p>
          </table:table-cell>
          <table:table-cell office:value-type="float" office:value="0.0595295">
            <text:p>0,0595295</text:p>
          </table:table-cell>
          <table:table-cell office:value-type="float" office:value="0.481808">
            <text:p>0,481808</text:p>
          </table:table-cell>
        </table:table-row>
        <table:table-row table:style-name="ro1">
          <table:table-cell office:value-type="float" office:value="1.13165">
            <text:p>1,13165</text:p>
          </table:table-cell>
          <table:table-cell office:value-type="float" office:value="0.258352">
            <text:p>0,258352</text:p>
          </table:table-cell>
          <table:table-cell office:value-type="float" office:value="1.39">
            <text:p>1,39</text:p>
          </table:table-cell>
          <table:table-cell office:value-type="float" office:value="0.859219">
            <text:p>0,859219</text:p>
          </table:table-cell>
          <table:table-cell office:value-type="float" office:value="0.212605">
            <text:p>0,212605</text:p>
          </table:table-cell>
          <table:table-cell office:value-type="float" office:value="1.07182">
            <text:p>1,07182</text:p>
          </table:table-cell>
          <table:table-cell office:value-type="float" office:value="0.0143692">
            <text:p>0,0143692</text:p>
          </table:table-cell>
          <table:table-cell office:value-type="float" office:value="0.132255">
            <text:p>0,132255</text:p>
          </table:table-cell>
          <table:table-cell office:value-type="float" office:value="0.146624">
            <text:p>0,146624</text:p>
          </table:table-cell>
          <table:table-cell office:value-type="float" office:value="0.165979">
            <text:p>0,165979</text:p>
          </table:table-cell>
          <table:table-cell office:value-type="float" office:value="0.0926666">
            <text:p>0,0926666</text:p>
          </table:table-cell>
          <table:table-cell office:value-type="float" office:value="0.258645">
            <text:p>0,258645</text:p>
          </table:table-cell>
          <table:table-cell office:value-type="float" office:value="1.38707">
            <text:p>1,38707</text:p>
          </table:table-cell>
          <table:table-cell office:value-type="float" office:value="0.242517">
            <text:p>0,242517</text:p>
          </table:table-cell>
          <table:table-cell office:value-type="float" office:value="1.62958">
            <text:p>1,62958</text:p>
          </table:table-cell>
          <table:table-cell office:value-type="float" office:value="0.152783">
            <text:p>0,152783</text:p>
          </table:table-cell>
          <table:table-cell office:value-type="float" office:value="0.136947">
            <text:p>0,136947</text:p>
          </table:table-cell>
          <table:table-cell office:value-type="float" office:value="0.28973">
            <text:p>0,28973</text:p>
          </table:table-cell>
          <table:table-cell office:value-type="float" office:value="1.16449">
            <text:p>1,16449</text:p>
          </table:table-cell>
          <table:table-cell office:value-type="float" office:value="0.154249">
            <text:p>0,154249</text:p>
          </table:table-cell>
          <table:table-cell office:value-type="float" office:value="1.31874">
            <text:p>1,31874</text:p>
          </table:table-cell>
          <table:table-cell office:value-type="float" office:value="0.909365">
            <text:p>0,909365</text:p>
          </table:table-cell>
          <table:table-cell office:value-type="float" office:value="0.11466">
            <text:p>0,11466</text:p>
          </table:table-cell>
          <table:table-cell office:value-type="float" office:value="1.02402">
            <text:p>1,02402</text:p>
          </table:table-cell>
          <table:table-cell office:value-type="float" office:value="0.421985">
            <text:p>0,421985</text:p>
          </table:table-cell>
          <table:table-cell office:value-type="float" office:value="0.0592363">
            <text:p>0,0592363</text:p>
          </table:table-cell>
          <table:table-cell office:value-type="float" office:value="0.481221">
            <text:p>0,481221</text:p>
          </table:table-cell>
        </table:table-row>
        <table:table-row table:style-name="ro1">
          <table:table-cell office:value-type="float" office:value="1.16009">
            <text:p>1,16009</text:p>
          </table:table-cell>
          <table:table-cell office:value-type="float" office:value="0.25366">
            <text:p>0,25366</text:p>
          </table:table-cell>
          <table:table-cell office:value-type="float" office:value="1.41375">
            <text:p>1,41375</text:p>
          </table:table-cell>
          <table:table-cell office:value-type="float" office:value="0.874761">
            <text:p>0,874761</text:p>
          </table:table-cell>
          <table:table-cell office:value-type="float" office:value="0.202342">
            <text:p>0,202342</text:p>
          </table:table-cell>
          <table:table-cell office:value-type="float" office:value="1.0771">
            <text:p>1,0771</text:p>
          </table:table-cell>
          <table:table-cell office:value-type="float" office:value="0.0137827">
            <text:p>0,0137827</text:p>
          </table:table-cell>
          <table:table-cell office:value-type="float" office:value="0.12815">
            <text:p>0,12815</text:p>
          </table:table-cell>
          <table:table-cell office:value-type="float" office:value="0.141932">
            <text:p>0,141932</text:p>
          </table:table-cell>
          <table:table-cell office:value-type="float" office:value="0.18504">
            <text:p>0,18504</text:p>
          </table:table-cell>
          <table:table-cell office:value-type="float" office:value="0.104983">
            <text:p>0,104983</text:p>
          </table:table-cell>
          <table:table-cell office:value-type="float" office:value="0.290023">
            <text:p>0,290023</text:p>
          </table:table-cell>
          <table:table-cell office:value-type="float" office:value="1.08209">
            <text:p>1,08209</text:p>
          </table:table-cell>
          <table:table-cell office:value-type="float" office:value="0.221989">
            <text:p>0,221989</text:p>
          </table:table-cell>
          <table:table-cell office:value-type="float" office:value="1.30408">
            <text:p>1,30408</text:p>
          </table:table-cell>
          <table:table-cell office:value-type="float" office:value="0.135188">
            <text:p>0,135188</text:p>
          </table:table-cell>
          <table:table-cell office:value-type="float" office:value="0.122285">
            <text:p>0,122285</text:p>
          </table:table-cell>
          <table:table-cell office:value-type="float" office:value="0.257472">
            <text:p>0,257472</text:p>
          </table:table-cell>
          <table:table-cell office:value-type="float" office:value="1.19499">
            <text:p>1,19499</text:p>
          </table:table-cell>
          <table:table-cell office:value-type="float" office:value="0.146038">
            <text:p>0,146038</text:p>
          </table:table-cell>
          <table:table-cell office:value-type="float" office:value="1.34103">
            <text:p>1,34103</text:p>
          </table:table-cell>
          <table:table-cell office:value-type="float" office:value="0.953352">
            <text:p>0,953352</text:p>
          </table:table-cell>
          <table:table-cell office:value-type="float" office:value="0.112901">
            <text:p>0,112901</text:p>
          </table:table-cell>
          <table:table-cell office:value-type="float" office:value="1.06625">
            <text:p>1,06625</text:p>
          </table:table-cell>
          <table:table-cell office:value-type="float" office:value="0.431662">
            <text:p>0,431662</text:p>
          </table:table-cell>
          <table:table-cell office:value-type="float" office:value="0.0557173">
            <text:p>0,0557173</text:p>
          </table:table-cell>
          <table:table-cell office:value-type="float" office:value="0.48738">
            <text:p>0,48738</text:p>
          </table:table-cell>
        </table:table-row>
        <table:table-row table:style-name="ro1">
          <table:table-cell office:value-type="float" office:value="1.17182">
            <text:p>1,17182</text:p>
          </table:table-cell>
          <table:table-cell office:value-type="float" office:value="0.243103">
            <text:p>0,243103</text:p>
          </table:table-cell>
          <table:table-cell office:value-type="float" office:value="1.41493">
            <text:p>1,41493</text:p>
          </table:table-cell>
          <table:table-cell office:value-type="float" office:value="0.862152">
            <text:p>0,862152</text:p>
          </table:table-cell>
          <table:table-cell office:value-type="float" office:value="0.201169">
            <text:p>0,201169</text:p>
          </table:table-cell>
          <table:table-cell office:value-type="float" office:value="1.06332">
            <text:p>1,06332</text:p>
          </table:table-cell>
          <table:table-cell office:value-type="float" office:value="0.0140759">
            <text:p>0,0140759</text:p>
          </table:table-cell>
          <table:table-cell office:value-type="float" office:value="0.129323">
            <text:p>0,129323</text:p>
          </table:table-cell>
          <table:table-cell office:value-type="float" office:value="0.143399">
            <text:p>0,143399</text:p>
          </table:table-cell>
          <table:table-cell office:value-type="float" office:value="0.190612">
            <text:p>0,190612</text:p>
          </table:table-cell>
          <table:table-cell office:value-type="float" office:value="0.0917869">
            <text:p>0,0917869</text:p>
          </table:table-cell>
          <table:table-cell office:value-type="float" office:value="0.282399">
            <text:p>0,282399</text:p>
          </table:table-cell>
          <table:table-cell office:value-type="float" office:value="1.06185">
            <text:p>1,06185</text:p>
          </table:table-cell>
          <table:table-cell office:value-type="float" office:value="0.222283">
            <text:p>0,222283</text:p>
          </table:table-cell>
          <table:table-cell office:value-type="float" office:value="1.28414">
            <text:p>1,28414</text:p>
          </table:table-cell>
          <table:table-cell office:value-type="float" office:value="0.160407">
            <text:p>0,160407</text:p>
          </table:table-cell>
          <table:table-cell office:value-type="float" office:value="0.128736">
            <text:p>0,128736</text:p>
          </table:table-cell>
          <table:table-cell office:value-type="float" office:value="0.289143">
            <text:p>0,289143</text:p>
          </table:table-cell>
          <table:table-cell office:value-type="float" office:value="1.13253">
            <text:p>1,13253</text:p>
          </table:table-cell>
          <table:table-cell office:value-type="float" office:value="0.146918">
            <text:p>0,146918</text:p>
          </table:table-cell>
          <table:table-cell office:value-type="float" office:value="1.27944">
            <text:p>1,27944</text:p>
          </table:table-cell>
          <table:table-cell office:value-type="float" office:value="0.913763">
            <text:p>0,913763</text:p>
          </table:table-cell>
          <table:table-cell office:value-type="float" office:value="0.113781">
            <text:p>0,113781</text:p>
          </table:table-cell>
          <table:table-cell office:value-type="float" office:value="1.02754">
            <text:p>1,02754</text:p>
          </table:table-cell>
          <table:table-cell office:value-type="float" office:value="0.406443">
            <text:p>0,406443</text:p>
          </table:table-cell>
          <table:table-cell office:value-type="float" office:value="0.055424">
            <text:p>0,055424</text:p>
          </table:table-cell>
          <table:table-cell office:value-type="float" office:value="0.461867">
            <text:p>0,461867</text:p>
          </table:table-cell>
        </table:table-row>
        <table:table-row table:style-name="ro1">
          <table:table-cell office:value-type="float" office:value="1.20379">
            <text:p>1,20379</text:p>
          </table:table-cell>
          <table:table-cell office:value-type="float" office:value="0.245743">
            <text:p>0,245743</text:p>
          </table:table-cell>
          <table:table-cell office:value-type="float" office:value="1.44953">
            <text:p>1,44953</text:p>
          </table:table-cell>
          <table:table-cell office:value-type="float" office:value="0.86919">
            <text:p>0,86919</text:p>
          </table:table-cell>
          <table:table-cell office:value-type="float" office:value="0.202928">
            <text:p>0,202928</text:p>
          </table:table-cell>
          <table:table-cell office:value-type="float" office:value="1.07212">
            <text:p>1,07212</text:p>
          </table:table-cell>
          <table:table-cell office:value-type="float" office:value="0.0149557">
            <text:p>0,0149557</text:p>
          </table:table-cell>
          <table:table-cell office:value-type="float" office:value="0.114954">
            <text:p>0,114954</text:p>
          </table:table-cell>
          <table:table-cell office:value-type="float" office:value="0.129909">
            <text:p>0,129909</text:p>
          </table:table-cell>
          <table:table-cell office:value-type="float" office:value="0.144278">
            <text:p>0,144278</text:p>
          </table:table-cell>
          <table:table-cell office:value-type="float" office:value="0.0929599">
            <text:p>0,0929599</text:p>
          </table:table-cell>
          <table:table-cell office:value-type="float" office:value="0.237238">
            <text:p>0,237238</text:p>
          </table:table-cell>
          <table:table-cell office:value-type="float" office:value="1.13077">
            <text:p>1,13077</text:p>
          </table:table-cell>
          <table:table-cell office:value-type="float" office:value="0.207327">
            <text:p>0,207327</text:p>
          </table:table-cell>
          <table:table-cell office:value-type="float" office:value="1.33809">
            <text:p>1,33809</text:p>
          </table:table-cell>
          <table:table-cell office:value-type="float" office:value="0.12639">
            <text:p>0,12639</text:p>
          </table:table-cell>
          <table:table-cell office:value-type="float" office:value="0.125217">
            <text:p>0,125217</text:p>
          </table:table-cell>
          <table:table-cell office:value-type="float" office:value="0.251608">
            <text:p>0,251608</text:p>
          </table:table-cell>
          <table:table-cell office:value-type="float" office:value="1.20232">
            <text:p>1,20232</text:p>
          </table:table-cell>
          <table:table-cell office:value-type="float" office:value="0.183281">
            <text:p>0,183281</text:p>
          </table:table-cell>
          <table:table-cell office:value-type="float" office:value="1.3856">
            <text:p>1,3856</text:p>
          </table:table-cell>
          <table:table-cell office:value-type="float" office:value="0.986489">
            <text:p>0,986489</text:p>
          </table:table-cell>
          <table:table-cell office:value-type="float" office:value="0.123458">
            <text:p>0,123458</text:p>
          </table:table-cell>
          <table:table-cell office:value-type="float" office:value="1.10995">
            <text:p>1,10995</text:p>
          </table:table-cell>
          <table:table-cell office:value-type="float" office:value="0.426384">
            <text:p>0,426384</text:p>
          </table:table-cell>
          <table:table-cell office:value-type="float" office:value="0.055424">
            <text:p>0,055424</text:p>
          </table:table-cell>
          <table:table-cell office:value-type="float" office:value="0.481808">
            <text:p>0,481808</text:p>
          </table:table-cell>
        </table:table-row>
        <table:table-row table:style-name="ro1">
          <table:table-cell office:value-type="float" office:value="1.16566">
            <text:p>1,16566</text:p>
          </table:table-cell>
          <table:table-cell office:value-type="float" office:value="0.254247">
            <text:p>0,254247</text:p>
          </table:table-cell>
          <table:table-cell office:value-type="float" office:value="1.41991">
            <text:p>1,41991</text:p>
          </table:table-cell>
          <table:table-cell office:value-type="float" office:value="0.877401">
            <text:p>0,877401</text:p>
          </table:table-cell>
          <table:table-cell office:value-type="float" office:value="0.216711">
            <text:p>0,216711</text:p>
          </table:table-cell>
          <table:table-cell office:value-type="float" office:value="1.09411">
            <text:p>1,09411</text:p>
          </table:table-cell>
          <table:table-cell office:value-type="float" office:value="0.0134894">
            <text:p>0,0134894</text:p>
          </table:table-cell>
          <table:table-cell office:value-type="float" office:value="0.122871">
            <text:p>0,122871</text:p>
          </table:table-cell>
          <table:table-cell office:value-type="float" office:value="0.136361">
            <text:p>0,136361</text:p>
          </table:table-cell>
          <table:table-cell office:value-type="float" office:value="0.159527">
            <text:p>0,159527</text:p>
          </table:table-cell>
          <table:table-cell office:value-type="float" office:value="0.111435">
            <text:p>0,111435</text:p>
          </table:table-cell>
          <table:table-cell office:value-type="float" office:value="0.270962">
            <text:p>0,270962</text:p>
          </table:table-cell>
          <table:table-cell office:value-type="float" office:value="1.10525">
            <text:p>1,10525</text:p>
          </table:table-cell>
          <table:table-cell office:value-type="float" office:value="0.203808">
            <text:p>0,203808</text:p>
          </table:table-cell>
          <table:table-cell office:value-type="float" office:value="1.30906">
            <text:p>1,30906</text:p>
          </table:table-cell>
          <table:table-cell office:value-type="float" office:value="0.125804">
            <text:p>0,125804</text:p>
          </table:table-cell>
          <table:table-cell office:value-type="float" office:value="0.125217">
            <text:p>0,125217</text:p>
          </table:table-cell>
          <table:table-cell office:value-type="float" office:value="0.251021">
            <text:p>0,251021</text:p>
          </table:table-cell>
          <table:table-cell office:value-type="float" office:value="1.18619">
            <text:p>1,18619</text:p>
          </table:table-cell>
          <table:table-cell office:value-type="float" office:value="0.139293">
            <text:p>0,139293</text:p>
          </table:table-cell>
          <table:table-cell office:value-type="float" office:value="1.32548">
            <text:p>1,32548</text:p>
          </table:table-cell>
          <table:table-cell office:value-type="float" office:value="1.02432">
            <text:p>1,02432</text:p>
          </table:table-cell>
          <table:table-cell office:value-type="float" office:value="0.120819">
            <text:p>0,120819</text:p>
          </table:table-cell>
          <table:table-cell office:value-type="float" office:value="1.14514">
            <text:p>1,14514</text:p>
          </table:table-cell>
          <table:table-cell office:value-type="float" office:value="0.865964">
            <text:p>0,865964</text:p>
          </table:table-cell>
          <table:table-cell office:value-type="float" office:value="0.208793">
            <text:p>0,208793</text:p>
          </table:table-cell>
          <table:table-cell office:value-type="float" office:value="1.07476">
            <text:p>1,07476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46036">
            <text:p>0,246036</text:p>
          </table:table-cell>
          <table:table-cell office:value-type="float" office:value="1.40437">
            <text:p>1,40437</text:p>
          </table:table-cell>
          <table:table-cell office:value-type="float" office:value="0.910538">
            <text:p>0,910538</text:p>
          </table:table-cell>
          <table:table-cell office:value-type="float" office:value="0.19501">
            <text:p>0,19501</text:p>
          </table:table-cell>
          <table:table-cell office:value-type="float" office:value="1.10555">
            <text:p>1,10555</text:p>
          </table:table-cell>
          <table:table-cell office:value-type="float" office:value="0.0299114">
            <text:p>0,0299114</text:p>
          </table:table-cell>
          <table:table-cell office:value-type="float" office:value="0.193251">
            <text:p>0,193251</text:p>
          </table:table-cell>
          <table:table-cell office:value-type="float" office:value="0.223162">
            <text:p>0,223162</text:p>
          </table:table-cell>
          <table:table-cell office:value-type="float" office:value="0.159527">
            <text:p>0,159527</text:p>
          </table:table-cell>
          <table:table-cell office:value-type="float" office:value="0.0944261">
            <text:p>0,0944261</text:p>
          </table:table-cell>
          <table:table-cell office:value-type="float" office:value="0.253954">
            <text:p>0,253954</text:p>
          </table:table-cell>
          <table:table-cell office:value-type="float" office:value="1.08326">
            <text:p>1,08326</text:p>
          </table:table-cell>
          <table:table-cell office:value-type="float" office:value="0.212899">
            <text:p>0,212899</text:p>
          </table:table-cell>
          <table:table-cell office:value-type="float" office:value="1.29616">
            <text:p>1,29616</text:p>
          </table:table-cell>
          <table:table-cell office:value-type="float" office:value="0.142812">
            <text:p>0,142812</text:p>
          </table:table-cell>
          <table:table-cell office:value-type="float" office:value="0.126977">
            <text:p>0,126977</text:p>
          </table:table-cell>
          <table:table-cell office:value-type="float" office:value="0.269789">
            <text:p>0,269789</text:p>
          </table:table-cell>
          <table:table-cell office:value-type="float" office:value="1.20848">
            <text:p>1,20848</text:p>
          </table:table-cell>
          <table:table-cell office:value-type="float" office:value="0.142519">
            <text:p>0,142519</text:p>
          </table:table-cell>
          <table:table-cell office:value-type="float" office:value="1.351">
            <text:p>1,351</text:p>
          </table:table-cell>
          <table:table-cell office:value-type="float" office:value="1.1032">
            <text:p>1,1032</text:p>
          </table:table-cell>
          <table:table-cell office:value-type="float" office:value="0.125804">
            <text:p>0,125804</text:p>
          </table:table-cell>
          <table:table-cell office:value-type="float" office:value="1.22901">
            <text:p>1,22901</text:p>
          </table:table-cell>
          <table:table-cell office:value-type="float" office:value="0.698519">
            <text:p>0,698519</text:p>
          </table:table-cell>
          <table:table-cell office:value-type="float" office:value="0.0615823">
            <text:p>0,0615823</text:p>
          </table:table-cell>
          <table:table-cell office:value-type="float" office:value="0.760101">
            <text:p>0,760101</text:p>
          </table:table-cell>
        </table:table-row>
        <table:table-row table:style-name="ro1">
          <table:table-cell office:value-type="float" office:value="1.21962">
            <text:p>1,21962</text:p>
          </table:table-cell>
          <table:table-cell office:value-type="float" office:value="0.367441">
            <text:p>0,367441</text:p>
          </table:table-cell>
          <table:table-cell office:value-type="float" office:value="1.58706">
            <text:p>1,58706</text:p>
          </table:table-cell>
          <table:table-cell office:value-type="float" office:value="0.888251">
            <text:p>0,888251</text:p>
          </table:table-cell>
          <table:table-cell office:value-type="float" office:value="0.239584">
            <text:p>0,239584</text:p>
          </table:table-cell>
          <table:table-cell office:value-type="float" office:value="1.12784">
            <text:p>1,12784</text:p>
          </table:table-cell>
          <table:table-cell office:value-type="float" office:value="0.0181814">
            <text:p>0,0181814</text:p>
          </table:table-cell>
          <table:table-cell office:value-type="float" office:value="0.165392">
            <text:p>0,165392</text:p>
          </table:table-cell>
          <table:table-cell office:value-type="float" office:value="0.183574">
            <text:p>0,183574</text:p>
          </table:table-cell>
          <table:table-cell office:value-type="float" office:value="0.167152">
            <text:p>0,167152</text:p>
          </table:table-cell>
          <table:table-cell office:value-type="float" office:value="0.0953059">
            <text:p>0,0953059</text:p>
          </table:table-cell>
          <table:table-cell office:value-type="float" office:value="0.262458">
            <text:p>0,262458</text:p>
          </table:table-cell>
          <table:table-cell office:value-type="float" office:value="1.11611">
            <text:p>1,11611</text:p>
          </table:table-cell>
          <table:table-cell office:value-type="float" office:value="0.222576">
            <text:p>0,222576</text:p>
          </table:table-cell>
          <table:table-cell office:value-type="float" office:value="1.33868">
            <text:p>1,33868</text:p>
          </table:table-cell>
          <table:table-cell office:value-type="float" office:value="0.123751">
            <text:p>0,123751</text:p>
          </table:table-cell>
          <table:table-cell office:value-type="float" office:value="0.132255">
            <text:p>0,132255</text:p>
          </table:table-cell>
          <table:table-cell office:value-type="float" office:value="0.256006">
            <text:p>0,256006</text:p>
          </table:table-cell>
          <table:table-cell office:value-type="float" office:value="1.22314">
            <text:p>1,22314</text:p>
          </table:table-cell>
          <table:table-cell office:value-type="float" office:value="0.180641">
            <text:p>0,180641</text:p>
          </table:table-cell>
          <table:table-cell office:value-type="float" office:value="1.40378">
            <text:p>1,40378</text:p>
          </table:table-cell>
          <table:table-cell office:value-type="float" office:value="1.18033">
            <text:p>1,18033</text:p>
          </table:table-cell>
          <table:table-cell office:value-type="float" office:value="0.157181">
            <text:p>0,157181</text:p>
          </table:table-cell>
          <table:table-cell office:value-type="float" office:value="1.33751">
            <text:p>1,33751</text:p>
          </table:table-cell>
          <table:table-cell office:value-type="float" office:value="0.612304">
            <text:p>0,612304</text:p>
          </table:table-cell>
          <table:table-cell office:value-type="float" office:value="0.0621688">
            <text:p>0,0621688</text:p>
          </table:table-cell>
          <table:table-cell office:value-type="float" office:value="0.674472">
            <text:p>0,674472</text:p>
          </table:table-cell>
        </table:table-row>
        <table:table-row table:style-name="ro1">
          <table:table-cell office:value-type="float" office:value="1.58002">
            <text:p>1,58002</text:p>
          </table:table-cell>
          <table:table-cell office:value-type="float" office:value="0.266563">
            <text:p>0,266563</text:p>
          </table:table-cell>
          <table:table-cell office:value-type="float" office:value="1.84659">
            <text:p>1,84659</text:p>
          </table:table-cell>
          <table:table-cell office:value-type="float" office:value="2.25655">
            <text:p>2,25655</text:p>
          </table:table-cell>
          <table:table-cell office:value-type="float" office:value="0.442806">
            <text:p>0,442806</text:p>
          </table:table-cell>
          <table:table-cell office:value-type="float" office:value="2.69936">
            <text:p>2,69936</text:p>
          </table:table-cell>
          <table:table-cell office:value-type="float" office:value="0.0167152">
            <text:p>0,0167152</text:p>
          </table:table-cell>
          <table:table-cell office:value-type="float" office:value="0.14985">
            <text:p>0,14985</text:p>
          </table:table-cell>
          <table:table-cell office:value-type="float" office:value="0.166565">
            <text:p>0,166565</text:p>
          </table:table-cell>
          <table:table-cell office:value-type="float" office:value="0.204101">
            <text:p>0,204101</text:p>
          </table:table-cell>
          <table:table-cell office:value-type="float" office:value="0.0909071">
            <text:p>0,0909071</text:p>
          </table:table-cell>
          <table:table-cell office:value-type="float" office:value="0.295008">
            <text:p>0,295008</text:p>
          </table:table-cell>
          <table:table-cell office:value-type="float" office:value="1.09616">
            <text:p>1,09616</text:p>
          </table:table-cell>
          <table:table-cell office:value-type="float" office:value="0.214658">
            <text:p>0,214658</text:p>
          </table:table-cell>
          <table:table-cell office:value-type="float" office:value="1.31082">
            <text:p>1,31082</text:p>
          </table:table-cell>
          <table:table-cell office:value-type="float" office:value="0.141932">
            <text:p>0,141932</text:p>
          </table:table-cell>
          <table:table-cell office:value-type="float" office:value="0.129616">
            <text:p>0,129616</text:p>
          </table:table-cell>
          <table:table-cell office:value-type="float" office:value="0.271548">
            <text:p>0,271548</text:p>
          </table:table-cell>
          <table:table-cell office:value-type="float" office:value="1.14572">
            <text:p>1,14572</text:p>
          </table:table-cell>
          <table:table-cell office:value-type="float" office:value="0.147504">
            <text:p>0,147504</text:p>
          </table:table-cell>
          <table:table-cell office:value-type="float" office:value="1.29323">
            <text:p>1,29323</text:p>
          </table:table-cell>
          <table:table-cell office:value-type="float" office:value="1.18648">
            <text:p>1,18648</text:p>
          </table:table-cell>
          <table:table-cell office:value-type="float" office:value="0.152783">
            <text:p>0,152783</text:p>
          </table:table-cell>
          <table:table-cell office:value-type="float" office:value="1.33927">
            <text:p>1,33927</text:p>
          </table:table-cell>
          <table:table-cell office:value-type="float" office:value="0.443686">
            <text:p>0,443686</text:p>
          </table:table-cell>
          <table:table-cell office:value-type="float" office:value="0.0595295">
            <text:p>0,0595295</text:p>
          </table:table-cell>
          <table:table-cell office:value-type="float" office:value="0.503215">
            <text:p>0,503215</text:p>
          </table:table-cell>
        </table:table-row>
        <table:table-row table:style-name="ro1">
          <table:table-cell office:value-type="float" office:value="1.27827">
            <text:p>1,27827</text:p>
          </table:table-cell>
          <table:table-cell office:value-type="float" office:value="0.264804">
            <text:p>0,264804</text:p>
          </table:table-cell>
          <table:table-cell office:value-type="float" office:value="1.54308">
            <text:p>1,54308</text:p>
          </table:table-cell>
          <table:table-cell office:value-type="float" office:value="0.903793">
            <text:p>0,903793</text:p>
          </table:table-cell>
          <table:table-cell office:value-type="float" office:value="0.193544">
            <text:p>0,193544</text:p>
          </table:table-cell>
          <table:table-cell office:value-type="float" office:value="1.09734">
            <text:p>1,09734</text:p>
          </table:table-cell>
          <table:table-cell office:value-type="float" office:value="0.0146624">
            <text:p>0,0146624</text:p>
          </table:table-cell>
          <table:table-cell office:value-type="float" office:value="0.151316">
            <text:p>0,151316</text:p>
          </table:table-cell>
          <table:table-cell office:value-type="float" office:value="0.165979">
            <text:p>0,165979</text:p>
          </table:table-cell>
          <table:table-cell office:value-type="float" office:value="0.174776">
            <text:p>0,174776</text:p>
          </table:table-cell>
          <table:table-cell office:value-type="float" office:value="0.118766">
            <text:p>0,118766</text:p>
          </table:table-cell>
          <table:table-cell office:value-type="float" office:value="0.293542">
            <text:p>0,293542</text:p>
          </table:table-cell>
          <table:table-cell office:value-type="float" office:value="1.0818">
            <text:p>1,0818</text:p>
          </table:table-cell>
          <table:table-cell office:value-type="float" office:value="0.23196">
            <text:p>0,23196</text:p>
          </table:table-cell>
          <table:table-cell office:value-type="float" office:value="1.31375">
            <text:p>1,31375</text:p>
          </table:table-cell>
          <table:table-cell office:value-type="float" office:value="0.148091">
            <text:p>0,148091</text:p>
          </table:table-cell>
          <table:table-cell office:value-type="float" office:value="0.12815">
            <text:p>0,12815</text:p>
          </table:table-cell>
          <table:table-cell office:value-type="float" office:value="0.27624">
            <text:p>0,27624</text:p>
          </table:table-cell>
          <table:table-cell office:value-type="float" office:value="1.52841">
            <text:p>1,52841</text:p>
          </table:table-cell>
          <table:table-cell office:value-type="float" office:value="0.202635">
            <text:p>0,202635</text:p>
          </table:table-cell>
          <table:table-cell office:value-type="float" office:value="1.73105">
            <text:p>1,73105</text:p>
          </table:table-cell>
          <table:table-cell office:value-type="float" office:value="1.22989">
            <text:p>1,22989</text:p>
          </table:table-cell>
          <table:table-cell office:value-type="float" office:value="0.152196">
            <text:p>0,152196</text:p>
          </table:table-cell>
          <table:table-cell office:value-type="float" office:value="1.38208">
            <text:p>1,38208</text:p>
          </table:table-cell>
          <table:table-cell office:value-type="float" office:value="0.544563">
            <text:p>0,544563</text:p>
          </table:table-cell>
          <table:table-cell office:value-type="float" office:value="0.0821097">
            <text:p>0,0821097</text:p>
          </table:table-cell>
          <table:table-cell office:value-type="float" office:value="0.626673">
            <text:p>0,626673</text:p>
          </table:table-cell>
        </table:table-row>
        <table:table-row table:style-name="ro1">
          <table:table-cell office:value-type="float" office:value="1.46155">
            <text:p>1,46155</text:p>
          </table:table-cell>
          <table:table-cell office:value-type="float" office:value="0.336356">
            <text:p>0,336356</text:p>
          </table:table-cell>
          <table:table-cell office:value-type="float" office:value="1.79791">
            <text:p>1,79791</text:p>
          </table:table-cell>
          <table:table-cell office:value-type="float" office:value="1.09763">
            <text:p>1,09763</text:p>
          </table:table-cell>
          <table:table-cell office:value-type="float" office:value="0.295008">
            <text:p>0,295008</text:p>
          </table:table-cell>
          <table:table-cell office:value-type="float" office:value="1.39264">
            <text:p>1,39264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68325">
            <text:p>0,168325</text:p>
          </table:table-cell>
          <table:table-cell office:value-type="float" office:value="0.0950126">
            <text:p>0,0950126</text:p>
          </table:table-cell>
          <table:table-cell office:value-type="float" office:value="0.263337">
            <text:p>0,263337</text:p>
          </table:table-cell>
          <table:table-cell office:value-type="float" office:value="1.06097">
            <text:p>1,06097</text:p>
          </table:table-cell>
          <table:table-cell office:value-type="float" office:value="0.228441">
            <text:p>0,228441</text:p>
          </table:table-cell>
          <table:table-cell office:value-type="float" office:value="1.28942">
            <text:p>1,28942</text:p>
          </table:table-cell>
          <table:table-cell table:number-columns-repeated="2" office:value-type="float" office:value="0.138707">
            <text:p>0,138707</text:p>
          </table:table-cell>
          <table:table-cell office:value-type="float" office:value="0.277413">
            <text:p>0,277413</text:p>
          </table:table-cell>
          <table:table-cell office:value-type="float" office:value="1.20731">
            <text:p>1,20731</text:p>
          </table:table-cell>
          <table:table-cell office:value-type="float" office:value="0.160407">
            <text:p>0,160407</text:p>
          </table:table-cell>
          <table:table-cell office:value-type="float" office:value="1.36771">
            <text:p>1,36771</text:p>
          </table:table-cell>
          <table:table-cell office:value-type="float" office:value="0.918749">
            <text:p>0,918749</text:p>
          </table:table-cell>
          <table:table-cell office:value-type="float" office:value="0.117886">
            <text:p>0,117886</text:p>
          </table:table-cell>
          <table:table-cell office:value-type="float" office:value="1.03663">
            <text:p>1,03663</text:p>
          </table:table-cell>
          <table:table-cell office:value-type="float" office:value="0.451017">
            <text:p>0,451017</text:p>
          </table:table-cell>
          <table:table-cell office:value-type="float" office:value="0.060116">
            <text:p>0,060116</text:p>
          </table:table-cell>
          <table:table-cell office:value-type="float" office:value="0.511133">
            <text:p>0,511133</text:p>
          </table:table-cell>
        </table:table-row>
        <table:table-row table:style-name="ro1">
          <table:table-cell office:value-type="float" office:value="1.13077">
            <text:p>1,13077</text:p>
          </table:table-cell>
          <table:table-cell office:value-type="float" office:value="0.253954">
            <text:p>0,253954</text:p>
          </table:table-cell>
          <table:table-cell office:value-type="float" office:value="1.38472">
            <text:p>1,38472</text:p>
          </table:table-cell>
          <table:table-cell office:value-type="float" office:value="0.874468">
            <text:p>0,874468</text:p>
          </table:table-cell>
          <table:table-cell office:value-type="float" office:value="0.217297">
            <text:p>0,217297</text:p>
          </table:table-cell>
          <table:table-cell office:value-type="float" office:value="1.09177">
            <text:p>1,09177</text:p>
          </table:table-cell>
          <table:table-cell office:value-type="float" office:value="0.0158354">
            <text:p>0,0158354</text:p>
          </table:table-cell>
          <table:table-cell office:value-type="float" office:value="0.151023">
            <text:p>0,151023</text:p>
          </table:table-cell>
          <table:table-cell office:value-type="float" office:value="0.166859">
            <text:p>0,166859</text:p>
          </table:table-cell>
          <table:table-cell office:value-type="float" office:value="0.176243">
            <text:p>0,176243</text:p>
          </table:table-cell>
          <table:table-cell office:value-type="float" office:value="0.0955991">
            <text:p>0,0955991</text:p>
          </table:table-cell>
          <table:table-cell office:value-type="float" office:value="0.271842">
            <text:p>0,271842</text:p>
          </table:table-cell>
          <table:table-cell office:value-type="float" office:value="1.04778">
            <text:p>1,04778</text:p>
          </table:table-cell>
          <table:table-cell office:value-type="float" office:value="0.237238">
            <text:p>0,237238</text:p>
          </table:table-cell>
          <table:table-cell office:value-type="float" office:value="1.28502">
            <text:p>1,28502</text:p>
          </table:table-cell>
          <table:table-cell office:value-type="float" office:value="0.145451">
            <text:p>0,145451</text:p>
          </table:table-cell>
          <table:table-cell office:value-type="float" office:value="0.331958">
            <text:p>0,331958</text:p>
          </table:table-cell>
          <table:table-cell office:value-type="float" office:value="0.477409">
            <text:p>0,477409</text:p>
          </table:table-cell>
          <table:table-cell office:value-type="float" office:value="1.13517">
            <text:p>1,13517</text:p>
          </table:table-cell>
          <table:table-cell office:value-type="float" office:value="0.148091">
            <text:p>0,148091</text:p>
          </table:table-cell>
          <table:table-cell office:value-type="float" office:value="1.28326">
            <text:p>1,28326</text:p>
          </table:table-cell>
          <table:table-cell office:value-type="float" office:value="0.906725">
            <text:p>0,906725</text:p>
          </table:table-cell>
          <table:table-cell office:value-type="float" office:value="0.12639">
            <text:p>0,12639</text:p>
          </table:table-cell>
          <table:table-cell office:value-type="float" office:value="1.03312">
            <text:p>1,03312</text:p>
          </table:table-cell>
          <table:table-cell office:value-type="float" office:value="0.435475">
            <text:p>0,435475</text:p>
          </table:table-cell>
          <table:table-cell office:value-type="float" office:value="0.0609958">
            <text:p>0,0609958</text:p>
          </table:table-cell>
          <table:table-cell office:value-type="float" office:value="0.49647">
            <text:p>0,49647</text:p>
          </table:table-cell>
        </table:table-row>
        <table:table-row table:style-name="ro1">
          <table:table-cell office:value-type="float" office:value="1.1425">
            <text:p>1,1425</text:p>
          </table:table-cell>
          <table:table-cell office:value-type="float" office:value="0.270962">
            <text:p>0,270962</text:p>
          </table:table-cell>
          <table:table-cell office:value-type="float" office:value="1.41346">
            <text:p>1,41346</text:p>
          </table:table-cell>
          <table:table-cell office:value-type="float" office:value="0.953939">
            <text:p>0,953939</text:p>
          </table:table-cell>
          <table:table-cell office:value-type="float" office:value="0.23196">
            <text:p>0,23196</text:p>
          </table:table-cell>
          <table:table-cell office:value-type="float" office:value="1.1859">
            <text:p>1,1859</text:p>
          </table:table-cell>
          <table:table-cell office:value-type="float" office:value="0.0173017">
            <text:p>0,0173017</text:p>
          </table:table-cell>
          <table:table-cell office:value-type="float" office:value="0.130789">
            <text:p>0,130789</text:p>
          </table:table-cell>
          <table:table-cell office:value-type="float" office:value="0.148091">
            <text:p>0,148091</text:p>
          </table:table-cell>
          <table:table-cell office:value-type="float" office:value="0.146331">
            <text:p>0,146331</text:p>
          </table:table-cell>
          <table:table-cell office:value-type="float" office:value="0.0923734">
            <text:p>0,0923734</text:p>
          </table:table-cell>
          <table:table-cell office:value-type="float" office:value="0.238705">
            <text:p>0,238705</text:p>
          </table:table-cell>
          <table:table-cell office:value-type="float" office:value="1.03957">
            <text:p>1,03957</text:p>
          </table:table-cell>
          <table:table-cell office:value-type="float" office:value="0.228441">
            <text:p>0,228441</text:p>
          </table:table-cell>
          <table:table-cell office:value-type="float" office:value="1.26801">
            <text:p>1,26801</text:p>
          </table:table-cell>
          <table:table-cell office:value-type="float" office:value="0.141346">
            <text:p>0,141346</text:p>
          </table:table-cell>
          <table:table-cell office:value-type="float" office:value="0.132842">
            <text:p>0,132842</text:p>
          </table:table-cell>
          <table:table-cell office:value-type="float" office:value="0.274188">
            <text:p>0,274188</text:p>
          </table:table-cell>
          <table:table-cell office:value-type="float" office:value="1.18238">
            <text:p>1,18238</text:p>
          </table:table-cell>
          <table:table-cell office:value-type="float" office:value="0.171257">
            <text:p>0,171257</text:p>
          </table:table-cell>
          <table:table-cell office:value-type="float" office:value="1.35364">
            <text:p>1,35364</text:p>
          </table:table-cell>
          <table:table-cell office:value-type="float" office:value="0.919335">
            <text:p>0,919335</text:p>
          </table:table-cell>
          <table:table-cell office:value-type="float" office:value="0.110262">
            <text:p>0,110262</text:p>
          </table:table-cell>
          <table:table-cell office:value-type="float" office:value="1.0296">
            <text:p>1,0296</text:p>
          </table:table-cell>
          <table:table-cell office:value-type="float" office:value="0.442806">
            <text:p>0,442806</text:p>
          </table:table-cell>
          <table:table-cell office:value-type="float" office:value="0.061289">
            <text:p>0,061289</text:p>
          </table:table-cell>
          <table:table-cell office:value-type="float" office:value="0.504095">
            <text:p>0,504095</text:p>
          </table:table-cell>
        </table:table-row>
        <table:table-row table:style-name="ro1">
          <table:table-cell office:value-type="float" office:value="1.14866">
            <text:p>1,14866</text:p>
          </table:table-cell>
          <table:table-cell office:value-type="float" office:value="0.26539">
            <text:p>0,26539</text:p>
          </table:table-cell>
          <table:table-cell office:value-type="float" office:value="1.41405">
            <text:p>1,41405</text:p>
          </table:table-cell>
          <table:table-cell office:value-type="float" office:value="0.858339">
            <text:p>0,858339</text:p>
          </table:table-cell>
          <table:table-cell office:value-type="float" office:value="0.214658">
            <text:p>0,214658</text:p>
          </table:table-cell>
          <table:table-cell office:value-type="float" office:value="1.073">
            <text:p>1,073</text:p>
          </table:table-cell>
          <table:table-cell office:value-type="float" office:value="0.0167152">
            <text:p>0,0167152</text:p>
          </table:table-cell>
          <table:table-cell office:value-type="float" office:value="0.140173">
            <text:p>0,140173</text:p>
          </table:table-cell>
          <table:table-cell office:value-type="float" office:value="0.156888">
            <text:p>0,156888</text:p>
          </table:table-cell>
          <table:table-cell office:value-type="float" office:value="0.16158">
            <text:p>0,16158</text:p>
          </table:table-cell>
          <table:table-cell office:value-type="float" office:value="0.0955991">
            <text:p>0,0955991</text:p>
          </table:table-cell>
          <table:table-cell office:value-type="float" office:value="0.257179">
            <text:p>0,257179</text:p>
          </table:table-cell>
          <table:table-cell office:value-type="float" office:value="1.16596">
            <text:p>1,16596</text:p>
          </table:table-cell>
          <table:table-cell office:value-type="float" office:value="0.293835">
            <text:p>0,293835</text:p>
          </table:table-cell>
          <table:table-cell office:value-type="float" office:value="1.45979">
            <text:p>1,45979</text:p>
          </table:table-cell>
          <table:table-cell office:value-type="float" office:value="0.158354">
            <text:p>0,158354</text:p>
          </table:table-cell>
          <table:table-cell office:value-type="float" office:value="0.131082">
            <text:p>0,131082</text:p>
          </table:table-cell>
          <table:table-cell office:value-type="float" office:value="0.289437">
            <text:p>0,289437</text:p>
          </table:table-cell>
          <table:table-cell office:value-type="float" office:value="1.1686">
            <text:p>1,1686</text:p>
          </table:table-cell>
          <table:table-cell office:value-type="float" office:value="0.146624">
            <text:p>0,146624</text:p>
          </table:table-cell>
          <table:table-cell office:value-type="float" office:value="1.31522">
            <text:p>1,31522</text:p>
          </table:table-cell>
          <table:table-cell office:value-type="float" office:value="0.990008">
            <text:p>0,990008</text:p>
          </table:table-cell>
          <table:table-cell office:value-type="float" office:value="0.112021">
            <text:p>0,112021</text:p>
          </table:table-cell>
          <table:table-cell office:value-type="float" office:value="1.10203">
            <text:p>1,10203</text:p>
          </table:table-cell>
          <table:table-cell office:value-type="float" office:value="0.420812">
            <text:p>0,420812</text:p>
          </table:table-cell>
          <table:table-cell office:value-type="float" office:value="0.0656877">
            <text:p>0,0656877</text:p>
          </table:table-cell>
          <table:table-cell office:value-type="float" office:value="0.4865">
            <text:p>0,4865</text:p>
          </table:table-cell>
        </table:table-row>
        <table:table-row table:style-name="ro1">
          <table:table-cell office:value-type="float" office:value="1.41229">
            <text:p>1,41229</text:p>
          </table:table-cell>
          <table:table-cell office:value-type="float" office:value="0.243103">
            <text:p>0,243103</text:p>
          </table:table-cell>
          <table:table-cell office:value-type="float" office:value="1.65539">
            <text:p>1,65539</text:p>
          </table:table-cell>
          <table:table-cell office:value-type="float" office:value="0.887664">
            <text:p>0,887664</text:p>
          </table:table-cell>
          <table:table-cell office:value-type="float" office:value="0.218177">
            <text:p>0,218177</text:p>
          </table:table-cell>
          <table:table-cell office:value-type="float" office:value="1.10584">
            <text:p>1,10584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68325">
            <text:p>0,168325</text:p>
          </table:table-cell>
          <table:table-cell office:value-type="float" office:value="0.0970654">
            <text:p>0,0970654</text:p>
          </table:table-cell>
          <table:table-cell office:value-type="float" office:value="0.26539">
            <text:p>0,26539</text:p>
          </table:table-cell>
          <table:table-cell office:value-type="float" office:value="1.09382">
            <text:p>1,09382</text:p>
          </table:table-cell>
          <table:table-cell office:value-type="float" office:value="0.247209">
            <text:p>0,247209</text:p>
          </table:table-cell>
          <table:table-cell office:value-type="float" office:value="1.34103">
            <text:p>1,34103</text:p>
          </table:table-cell>
          <table:table-cell office:value-type="float" office:value="0.144572">
            <text:p>0,144572</text:p>
          </table:table-cell>
          <table:table-cell office:value-type="float" office:value="0.135188">
            <text:p>0,135188</text:p>
          </table:table-cell>
          <table:table-cell office:value-type="float" office:value="0.279759">
            <text:p>0,279759</text:p>
          </table:table-cell>
          <table:table-cell office:value-type="float" office:value="1.22167">
            <text:p>1,22167</text:p>
          </table:table-cell>
          <table:table-cell office:value-type="float" office:value="0.147797">
            <text:p>0,147797</text:p>
          </table:table-cell>
          <table:table-cell office:value-type="float" office:value="1.36947">
            <text:p>1,36947</text:p>
          </table:table-cell>
          <table:table-cell office:value-type="float" office:value="0.975932">
            <text:p>0,975932</text:p>
          </table:table-cell>
          <table:table-cell office:value-type="float" office:value="0.119939">
            <text:p>0,119939</text:p>
          </table:table-cell>
          <table:table-cell office:value-type="float" office:value="1.09587">
            <text:p>1,09587</text:p>
          </table:table-cell>
          <table:table-cell office:value-type="float" office:value="0.408789">
            <text:p>0,408789</text:p>
          </table:table-cell>
          <table:table-cell office:value-type="float" office:value="0.0583565">
            <text:p>0,0583565</text:p>
          </table:table-cell>
          <table:table-cell office:value-type="float" office:value="0.467145">
            <text:p>0,467145</text:p>
          </table:table-cell>
        </table:table-row>
        <table:table-row table:style-name="ro1">
          <table:table-cell office:value-type="float" office:value="1.14778">
            <text:p>1,14778</text:p>
          </table:table-cell>
          <table:table-cell office:value-type="float" office:value="0.260991">
            <text:p>0,260991</text:p>
          </table:table-cell>
          <table:table-cell office:value-type="float" office:value="1.40877">
            <text:p>1,40877</text:p>
          </table:table-cell>
          <table:table-cell office:value-type="float" office:value="0.88004">
            <text:p>0,88004</text:p>
          </table:table-cell>
          <table:table-cell office:value-type="float" office:value="0.212019">
            <text:p>0,212019</text:p>
          </table:table-cell>
          <table:table-cell office:value-type="float" office:value="1.09206">
            <text:p>1,09206</text:p>
          </table:table-cell>
          <table:table-cell office:value-type="float" office:value="0.0146624">
            <text:p>0,0146624</text:p>
          </table:table-cell>
          <table:table-cell office:value-type="float" office:value="0.303513">
            <text:p>0,303513</text:p>
          </table:table-cell>
          <table:table-cell office:value-type="float" office:value="0.318175">
            <text:p>0,318175</text:p>
          </table:table-cell>
          <table:table-cell office:value-type="float" office:value="0.154249">
            <text:p>0,154249</text:p>
          </table:table-cell>
          <table:table-cell office:value-type="float" office:value="0.0970654">
            <text:p>0,0970654</text:p>
          </table:table-cell>
          <table:table-cell office:value-type="float" office:value="0.251314">
            <text:p>0,251314</text:p>
          </table:table-cell>
          <table:table-cell office:value-type="float" office:value="1.13399">
            <text:p>1,13399</text:p>
          </table:table-cell>
          <table:table-cell office:value-type="float" office:value="0.219643">
            <text:p>0,219643</text:p>
          </table:table-cell>
          <table:table-cell office:value-type="float" office:value="1.35364">
            <text:p>1,35364</text:p>
          </table:table-cell>
          <table:table-cell office:value-type="float" office:value="0.127563">
            <text:p>0,127563</text:p>
          </table:table-cell>
          <table:table-cell office:value-type="float" office:value="0.134601">
            <text:p>0,134601</text:p>
          </table:table-cell>
          <table:table-cell office:value-type="float" office:value="0.262164">
            <text:p>0,262164</text:p>
          </table:table-cell>
          <table:table-cell office:value-type="float" office:value="1.14543">
            <text:p>1,14543</text:p>
          </table:table-cell>
          <table:table-cell office:value-type="float" office:value="0.148677">
            <text:p>0,148677</text:p>
          </table:table-cell>
          <table:table-cell office:value-type="float" office:value="1.29411">
            <text:p>1,29411</text:p>
          </table:table-cell>
          <table:table-cell office:value-type="float" office:value="0.906139">
            <text:p>0,906139</text:p>
          </table:table-cell>
          <table:table-cell office:value-type="float" office:value="0.131669">
            <text:p>0,131669</text:p>
          </table:table-cell>
          <table:table-cell office:value-type="float" office:value="1.03781">
            <text:p>1,03781</text:p>
          </table:table-cell>
          <table:table-cell office:value-type="float" office:value="0.502335">
            <text:p>0,502335</text:p>
          </table:table-cell>
          <table:table-cell office:value-type="float" office:value="0.0583565">
            <text:p>0,0583565</text:p>
          </table:table-cell>
          <table:table-cell office:value-type="float" office:value="0.560692">
            <text:p>0,560692</text:p>
          </table:table-cell>
        </table:table-row>
        <table:table-row table:style-name="ro1">
          <table:table-cell office:value-type="float" office:value="1.16977">
            <text:p>1,16977</text:p>
          </table:table-cell>
          <table:table-cell office:value-type="float" office:value="0.239584">
            <text:p>0,239584</text:p>
          </table:table-cell>
          <table:table-cell office:value-type="float" office:value="1.40935">
            <text:p>1,40935</text:p>
          </table:table-cell>
          <table:table-cell office:value-type="float" office:value="0.89177">
            <text:p>0,89177</text:p>
          </table:table-cell>
          <table:table-cell office:value-type="float" office:value="0.193837">
            <text:p>0,193837</text:p>
          </table:table-cell>
          <table:table-cell office:value-type="float" office:value="1.08561">
            <text:p>1,08561</text:p>
          </table:table-cell>
          <table:table-cell office:value-type="float" office:value="0.0146624">
            <text:p>0,0146624</text:p>
          </table:table-cell>
          <table:table-cell office:value-type="float" office:value="0.169205">
            <text:p>0,169205</text:p>
          </table:table-cell>
          <table:table-cell office:value-type="float" office:value="0.183867">
            <text:p>0,183867</text:p>
          </table:table-cell>
          <table:table-cell office:value-type="float" office:value="0.183574">
            <text:p>0,183574</text:p>
          </table:table-cell>
          <table:table-cell office:value-type="float" office:value="0.0953059">
            <text:p>0,0953059</text:p>
          </table:table-cell>
          <table:table-cell office:value-type="float" office:value="0.27888">
            <text:p>0,27888</text:p>
          </table:table-cell>
          <table:table-cell office:value-type="float" office:value="1.12226">
            <text:p>1,12226</text:p>
          </table:table-cell>
          <table:table-cell office:value-type="float" office:value="0.209673">
            <text:p>0,209673</text:p>
          </table:table-cell>
          <table:table-cell office:value-type="float" office:value="1.33194">
            <text:p>1,33194</text:p>
          </table:table-cell>
          <table:table-cell office:value-type="float" office:value="0.153076">
            <text:p>0,153076</text:p>
          </table:table-cell>
          <table:table-cell office:value-type="float" office:value="0.1607">
            <text:p>0,1607</text:p>
          </table:table-cell>
          <table:table-cell office:value-type="float" office:value="0.313776">
            <text:p>0,313776</text:p>
          </table:table-cell>
          <table:table-cell office:value-type="float" office:value="1.29968">
            <text:p>1,29968</text:p>
          </table:table-cell>
          <table:table-cell office:value-type="float" office:value="0.1607">
            <text:p>0,1607</text:p>
          </table:table-cell>
          <table:table-cell office:value-type="float" office:value="1.46038">
            <text:p>1,46038</text:p>
          </table:table-cell>
          <table:table-cell office:value-type="float" office:value="0.933704">
            <text:p>0,933704</text:p>
          </table:table-cell>
          <table:table-cell office:value-type="float" office:value="0.106743">
            <text:p>0,106743</text:p>
          </table:table-cell>
          <table:table-cell office:value-type="float" office:value="1.04045">
            <text:p>1,04045</text:p>
          </table:table-cell>
          <table:table-cell office:value-type="float" office:value="0.421399">
            <text:p>0,421399</text:p>
          </table:table-cell>
          <table:table-cell office:value-type="float" office:value="0.0571835">
            <text:p>0,0571835</text:p>
          </table:table-cell>
          <table:table-cell office:value-type="float" office:value="0.478582">
            <text:p>0,478582</text:p>
          </table:table-cell>
        </table:table-row>
        <table:table-row table:style-name="ro1">
          <table:table-cell office:value-type="float" office:value="1.46742">
            <text:p>1,46742</text:p>
          </table:table-cell>
          <table:table-cell office:value-type="float" office:value="0.265977">
            <text:p>0,265977</text:p>
          </table:table-cell>
          <table:table-cell office:value-type="float" office:value="1.73339">
            <text:p>1,73339</text:p>
          </table:table-cell>
          <table:table-cell office:value-type="float" office:value="0.831361">
            <text:p>0,831361</text:p>
          </table:table-cell>
          <table:table-cell office:value-type="float" office:value="0.223456">
            <text:p>0,223456</text:p>
          </table:table-cell>
          <table:table-cell office:value-type="float" office:value="1.05482">
            <text:p>1,05482</text:p>
          </table:table-cell>
          <table:table-cell office:value-type="float" office:value="0.0149557">
            <text:p>0,0149557</text:p>
          </table:table-cell>
          <table:table-cell office:value-type="float" office:value="0.133135">
            <text:p>0,133135</text:p>
          </table:table-cell>
          <table:table-cell office:value-type="float" office:value="0.148091">
            <text:p>0,148091</text:p>
          </table:table-cell>
          <table:table-cell office:value-type="float" office:value="0.182401">
            <text:p>0,182401</text:p>
          </table:table-cell>
          <table:table-cell office:value-type="float" office:value="0.0926666">
            <text:p>0,0926666</text:p>
          </table:table-cell>
          <table:table-cell office:value-type="float" office:value="0.275067">
            <text:p>0,275067</text:p>
          </table:table-cell>
          <table:table-cell office:value-type="float" office:value="1.07182">
            <text:p>1,07182</text:p>
          </table:table-cell>
          <table:table-cell office:value-type="float" office:value="0.226095">
            <text:p>0,226095</text:p>
          </table:table-cell>
          <table:table-cell office:value-type="float" office:value="1.29792">
            <text:p>1,29792</text:p>
          </table:table-cell>
          <table:table-cell office:value-type="float" office:value="0.140466">
            <text:p>0,140466</text:p>
          </table:table-cell>
          <table:table-cell office:value-type="float" office:value="0.131375">
            <text:p>0,131375</text:p>
          </table:table-cell>
          <table:table-cell office:value-type="float" office:value="0.271842">
            <text:p>0,271842</text:p>
          </table:table-cell>
          <table:table-cell office:value-type="float" office:value="1.14455">
            <text:p>1,14455</text:p>
          </table:table-cell>
          <table:table-cell office:value-type="float" office:value="0.156302">
            <text:p>0,156302</text:p>
          </table:table-cell>
          <table:table-cell office:value-type="float" office:value="1.30085">
            <text:p>1,30085</text:p>
          </table:table-cell>
          <table:table-cell office:value-type="float" office:value="1.04573">
            <text:p>1,04573</text:p>
          </table:table-cell>
          <table:table-cell office:value-type="float" office:value="0.360403">
            <text:p>0,360403</text:p>
          </table:table-cell>
          <table:table-cell office:value-type="float" office:value="1.40613">
            <text:p>1,40613</text:p>
          </table:table-cell>
          <table:table-cell office:value-type="float" office:value="0.423451">
            <text:p>0,423451</text:p>
          </table:table-cell>
          <table:table-cell office:value-type="float" office:value="0.0665675">
            <text:p>0,0665675</text:p>
          </table:table-cell>
          <table:table-cell office:value-type="float" office:value="0.490019">
            <text:p>0,490019</text:p>
          </table:table-cell>
        </table:table-row>
        <table:table-row table:style-name="ro1">
          <table:table-cell office:value-type="float" office:value="1.13282">
            <text:p>1,13282</text:p>
          </table:table-cell>
          <table:table-cell office:value-type="float" office:value="0.268909">
            <text:p>0,268909</text:p>
          </table:table-cell>
          <table:table-cell office:value-type="float" office:value="1.40173">
            <text:p>1,40173</text:p>
          </table:table-cell>
          <table:table-cell office:value-type="float" office:value="0.85746">
            <text:p>0,85746</text:p>
          </table:table-cell>
          <table:table-cell office:value-type="float" office:value="0.215538">
            <text:p>0,215538</text:p>
          </table:table-cell>
          <table:table-cell office:value-type="float" office:value="1.073">
            <text:p>1,073</text:p>
          </table:table-cell>
          <table:table-cell office:value-type="float" office:value="0.0161287">
            <text:p>0,0161287</text:p>
          </table:table-cell>
          <table:table-cell office:value-type="float" office:value="0.280932">
            <text:p>0,280932</text:p>
          </table:table-cell>
          <table:table-cell office:value-type="float" office:value="0.297061">
            <text:p>0,297061</text:p>
          </table:table-cell>
          <table:table-cell office:value-type="float" office:value="0.224629">
            <text:p>0,224629</text:p>
          </table:table-cell>
          <table:table-cell office:value-type="float" office:value="0.0958924">
            <text:p>0,0958924</text:p>
          </table:table-cell>
          <table:table-cell office:value-type="float" office:value="0.320521">
            <text:p>0,320521</text:p>
          </table:table-cell>
          <table:table-cell office:value-type="float" office:value="1.05951">
            <text:p>1,05951</text:p>
          </table:table-cell>
          <table:table-cell office:value-type="float" office:value="0.234599">
            <text:p>0,234599</text:p>
          </table:table-cell>
          <table:table-cell office:value-type="float" office:value="1.29411">
            <text:p>1,29411</text:p>
          </table:table-cell>
          <table:table-cell office:value-type="float" office:value="0.134015">
            <text:p>0,134015</text:p>
          </table:table-cell>
          <table:table-cell office:value-type="float" office:value="0.126684">
            <text:p>0,126684</text:p>
          </table:table-cell>
          <table:table-cell office:value-type="float" office:value="0.260698">
            <text:p>0,260698</text:p>
          </table:table-cell>
          <table:table-cell office:value-type="float" office:value="1.1466">
            <text:p>1,1466</text:p>
          </table:table-cell>
          <table:table-cell office:value-type="float" office:value="0.141346">
            <text:p>0,141346</text:p>
          </table:table-cell>
          <table:table-cell office:value-type="float" office:value="1.28795">
            <text:p>1,28795</text:p>
          </table:table-cell>
          <table:table-cell office:value-type="float" office:value="0.912884">
            <text:p>0,912884</text:p>
          </table:table-cell>
          <table:table-cell office:value-type="float" office:value="0.106156">
            <text:p>0,106156</text:p>
          </table:table-cell>
          <table:table-cell office:value-type="float" office:value="1.01904">
            <text:p>1,01904</text:p>
          </table:table-cell>
          <table:table-cell office:value-type="float" office:value="0.437821">
            <text:p>0,437821</text:p>
          </table:table-cell>
          <table:table-cell office:value-type="float" office:value="0.056597">
            <text:p>0,056597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.17593">
            <text:p>1,17593</text:p>
          </table:table-cell>
          <table:table-cell office:value-type="float" office:value="0.45219">
            <text:p>0,45219</text:p>
          </table:table-cell>
          <table:table-cell office:value-type="float" office:value="1.62812">
            <text:p>1,62812</text:p>
          </table:table-cell>
          <table:table-cell office:value-type="float" office:value="1.13282">
            <text:p>1,13282</text:p>
          </table:table-cell>
          <table:table-cell office:value-type="float" office:value="0.317295">
            <text:p>0,317295</text:p>
          </table:table-cell>
          <table:table-cell office:value-type="float" office:value="1.45012">
            <text:p>1,45012</text:p>
          </table:table-cell>
          <table:table-cell office:value-type="float" office:value="0.0149557">
            <text:p>0,0149557</text:p>
          </table:table-cell>
          <table:table-cell office:value-type="float" office:value="0.153662">
            <text:p>0,153662</text:p>
          </table:table-cell>
          <table:table-cell office:value-type="float" office:value="0.168618">
            <text:p>0,168618</text:p>
          </table:table-cell>
          <table:table-cell office:value-type="float" office:value="0.165392">
            <text:p>0,165392</text:p>
          </table:table-cell>
          <table:table-cell office:value-type="float" office:value="0.133428">
            <text:p>0,133428</text:p>
          </table:table-cell>
          <table:table-cell office:value-type="float" office:value="0.298821">
            <text:p>0,298821</text:p>
          </table:table-cell>
          <table:table-cell office:value-type="float" office:value="1.69703">
            <text:p>1,69703</text:p>
          </table:table-cell>
          <table:table-cell office:value-type="float" office:value="0.292662">
            <text:p>0,292662</text:p>
          </table:table-cell>
          <table:table-cell office:value-type="float" office:value="1.98969">
            <text:p>1,98969</text:p>
          </table:table-cell>
          <table:table-cell office:value-type="float" office:value="0.171257">
            <text:p>0,171257</text:p>
          </table:table-cell>
          <table:table-cell office:value-type="float" office:value="0.144572">
            <text:p>0,144572</text:p>
          </table:table-cell>
          <table:table-cell office:value-type="float" office:value="0.315829">
            <text:p>0,315829</text:p>
          </table:table-cell>
          <table:table-cell office:value-type="float" office:value="1.18473">
            <text:p>1,18473</text:p>
          </table:table-cell>
          <table:table-cell office:value-type="float" office:value="0.168618">
            <text:p>0,168618</text:p>
          </table:table-cell>
          <table:table-cell office:value-type="float" office:value="1.35334">
            <text:p>1,35334</text:p>
          </table:table-cell>
          <table:table-cell office:value-type="float" office:value="0.946021">
            <text:p>0,946021</text:p>
          </table:table-cell>
          <table:table-cell office:value-type="float" office:value="0.114367">
            <text:p>0,114367</text:p>
          </table:table-cell>
          <table:table-cell office:value-type="float" office:value="1.06039">
            <text:p>1,06039</text:p>
          </table:table-cell>
          <table:table-cell office:value-type="float" office:value="0.455709">
            <text:p>0,455709</text:p>
          </table:table-cell>
          <table:table-cell office:value-type="float" office:value="0.0604093">
            <text:p>0,0604093</text:p>
          </table:table-cell>
          <table:table-cell office:value-type="float" office:value="0.516118">
            <text:p>0,516118</text:p>
          </table:table-cell>
        </table:table-row>
        <table:table-row table:style-name="ro1">
          <table:table-cell office:value-type="float" office:value="1.10789">
            <text:p>1,10789</text:p>
          </table:table-cell>
          <table:table-cell office:value-type="float" office:value="0.390314">
            <text:p>0,390314</text:p>
          </table:table-cell>
          <table:table-cell office:value-type="float" office:value="1.49821">
            <text:p>1,49821</text:p>
          </table:table-cell>
          <table:table-cell office:value-type="float" office:value="0.867723">
            <text:p>0,867723</text:p>
          </table:table-cell>
          <table:table-cell office:value-type="float" office:value="0.217297">
            <text:p>0,217297</text:p>
          </table:table-cell>
          <table:table-cell office:value-type="float" office:value="1.08502">
            <text:p>1,08502</text:p>
          </table:table-cell>
          <table:table-cell office:value-type="float" office:value="0.0134894">
            <text:p>0,0134894</text:p>
          </table:table-cell>
          <table:table-cell office:value-type="float" office:value="0.141932">
            <text:p>0,141932</text:p>
          </table:table-cell>
          <table:table-cell office:value-type="float" office:value="0.155422">
            <text:p>0,155422</text:p>
          </table:table-cell>
          <table:table-cell office:value-type="float" office:value="0.163046">
            <text:p>0,163046</text:p>
          </table:table-cell>
          <table:table-cell office:value-type="float" office:value="0.0929599">
            <text:p>0,0929599</text:p>
          </table:table-cell>
          <table:table-cell office:value-type="float" office:value="0.256006">
            <text:p>0,256006</text:p>
          </table:table-cell>
          <table:table-cell office:value-type="float" office:value="1.04954">
            <text:p>1,04954</text:p>
          </table:table-cell>
          <table:table-cell office:value-type="float" office:value="0.20938">
            <text:p>0,20938</text:p>
          </table:table-cell>
          <table:table-cell office:value-type="float" office:value="1.25892">
            <text:p>1,25892</text:p>
          </table:table-cell>
          <table:table-cell office:value-type="float" office:value="0.155129">
            <text:p>0,155129</text:p>
          </table:table-cell>
          <table:table-cell office:value-type="float" office:value="0.125511">
            <text:p>0,125511</text:p>
          </table:table-cell>
          <table:table-cell office:value-type="float" office:value="0.280639">
            <text:p>0,280639</text:p>
          </table:table-cell>
          <table:table-cell office:value-type="float" office:value="1.13927">
            <text:p>1,13927</text:p>
          </table:table-cell>
          <table:table-cell office:value-type="float" office:value="0.139">
            <text:p>0,139</text:p>
          </table:table-cell>
          <table:table-cell office:value-type="float" office:value="1.27827">
            <text:p>1,27827</text:p>
          </table:table-cell>
          <table:table-cell office:value-type="float" office:value="0.915816">
            <text:p>0,915816</text:p>
          </table:table-cell>
          <table:table-cell office:value-type="float" office:value="0.105863">
            <text:p>0,105863</text:p>
          </table:table-cell>
          <table:table-cell office:value-type="float" office:value="1.02168">
            <text:p>1,02168</text:p>
          </table:table-cell>
          <table:table-cell office:value-type="float" office:value="0.411428">
            <text:p>0,411428</text:p>
          </table:table-cell>
          <table:table-cell office:value-type="float" office:value="0.0536645">
            <text:p>0,0536645</text:p>
          </table:table-cell>
          <table:table-cell office:value-type="float" office:value="0.465093">
            <text:p>0,465093</text:p>
          </table:table-cell>
        </table:table-row>
        <table:table-row table:style-name="ro1">
          <table:table-cell office:value-type="float" office:value="1.2595">
            <text:p>1,2595</text:p>
          </table:table-cell>
          <table:table-cell office:value-type="float" office:value="0.274188">
            <text:p>0,274188</text:p>
          </table:table-cell>
          <table:table-cell office:value-type="float" office:value="1.53369">
            <text:p>1,53369</text:p>
          </table:table-cell>
          <table:table-cell office:value-type="float" office:value="1.02637">
            <text:p>1,02637</text:p>
          </table:table-cell>
          <table:table-cell office:value-type="float" office:value="0.198823">
            <text:p>0,198823</text:p>
          </table:table-cell>
          <table:table-cell office:value-type="float" office:value="1.22519">
            <text:p>1,22519</text:p>
          </table:table-cell>
          <table:table-cell office:value-type="float" office:value="0.0158354">
            <text:p>0,0158354</text:p>
          </table:table-cell>
          <table:table-cell office:value-type="float" office:value="0.136654">
            <text:p>0,136654</text:p>
          </table:table-cell>
          <table:table-cell office:value-type="float" office:value="0.152489">
            <text:p>0,152489</text:p>
          </table:table-cell>
          <table:table-cell office:value-type="float" office:value="0.326386">
            <text:p>0,326386</text:p>
          </table:table-cell>
          <table:table-cell office:value-type="float" office:value="0.146038">
            <text:p>0,146038</text:p>
          </table:table-cell>
          <table:table-cell office:value-type="float" office:value="0.472424">
            <text:p>0,472424</text:p>
          </table:table-cell>
          <table:table-cell office:value-type="float" office:value="1.11552">
            <text:p>1,11552</text:p>
          </table:table-cell>
          <table:table-cell office:value-type="float" office:value="0.229614">
            <text:p>0,229614</text:p>
          </table:table-cell>
          <table:table-cell office:value-type="float" office:value="1.34513">
            <text:p>1,34513</text:p>
          </table:table-cell>
          <table:table-cell office:value-type="float" office:value="0.141346">
            <text:p>0,141346</text:p>
          </table:table-cell>
          <table:table-cell office:value-type="float" office:value="0.132548">
            <text:p>0,132548</text:p>
          </table:table-cell>
          <table:table-cell office:value-type="float" office:value="0.273894">
            <text:p>0,273894</text:p>
          </table:table-cell>
          <table:table-cell office:value-type="float" office:value="1.20467">
            <text:p>1,20467</text:p>
          </table:table-cell>
          <table:table-cell office:value-type="float" office:value="0.153076">
            <text:p>0,153076</text:p>
          </table:table-cell>
          <table:table-cell office:value-type="float" office:value="1.35774">
            <text:p>1,35774</text:p>
          </table:table-cell>
          <table:table-cell office:value-type="float" office:value="0.927546">
            <text:p>0,927546</text:p>
          </table:table-cell>
          <table:table-cell office:value-type="float" office:value="0.115833">
            <text:p>0,115833</text:p>
          </table:table-cell>
          <table:table-cell office:value-type="float" office:value="1.04338">
            <text:p>1,04338</text:p>
          </table:table-cell>
          <table:table-cell office:value-type="float" office:value="0.444859">
            <text:p>0,444859</text:p>
          </table:table-cell>
          <table:table-cell office:value-type="float" office:value="0.0571835">
            <text:p>0,0571835</text:p>
          </table:table-cell>
          <table:table-cell office:value-type="float" office:value="0.502042">
            <text:p>0,502042</text:p>
          </table:table-cell>
        </table:table-row>
        <table:table-row table:style-name="ro1">
          <table:table-cell office:value-type="float" office:value="1.13487">
            <text:p>1,13487</text:p>
          </table:table-cell>
          <table:table-cell office:value-type="float" office:value="0.253074">
            <text:p>0,253074</text:p>
          </table:table-cell>
          <table:table-cell office:value-type="float" office:value="1.38795">
            <text:p>1,38795</text:p>
          </table:table-cell>
          <table:table-cell office:value-type="float" office:value="0.828135">
            <text:p>0,828135</text:p>
          </table:table-cell>
          <table:table-cell office:value-type="float" office:value="0.215831">
            <text:p>0,215831</text:p>
          </table:table-cell>
          <table:table-cell office:value-type="float" office:value="1.04397">
            <text:p>1,04397</text:p>
          </table:table-cell>
          <table:table-cell office:value-type="float" office:value="0.0143692">
            <text:p>0,0143692</text:p>
          </table:table-cell>
          <table:table-cell office:value-type="float" office:value="0.176829">
            <text:p>0,176829</text:p>
          </table:table-cell>
          <table:table-cell office:value-type="float" office:value="0.191198">
            <text:p>0,191198</text:p>
          </table:table-cell>
          <table:table-cell office:value-type="float" office:value="0.152489">
            <text:p>0,152489</text:p>
          </table:table-cell>
          <table:table-cell office:value-type="float" office:value="0.0900274">
            <text:p>0,0900274</text:p>
          </table:table-cell>
          <table:table-cell office:value-type="float" office:value="0.242517">
            <text:p>0,242517</text:p>
          </table:table-cell>
          <table:table-cell office:value-type="float" office:value="1.03018">
            <text:p>1,03018</text:p>
          </table:table-cell>
          <table:table-cell office:value-type="float" office:value="0.202048">
            <text:p>0,202048</text:p>
          </table:table-cell>
          <table:table-cell office:value-type="float" office:value="1.23223">
            <text:p>1,23223</text:p>
          </table:table-cell>
          <table:table-cell office:value-type="float" office:value="0.148677">
            <text:p>0,148677</text:p>
          </table:table-cell>
          <table:table-cell office:value-type="float" office:value="0.122871">
            <text:p>0,122871</text:p>
          </table:table-cell>
          <table:table-cell office:value-type="float" office:value="0.271548">
            <text:p>0,271548</text:p>
          </table:table-cell>
          <table:table-cell office:value-type="float" office:value="1.12871">
            <text:p>1,12871</text:p>
          </table:table-cell>
          <table:table-cell office:value-type="float" office:value="0.143985">
            <text:p>0,143985</text:p>
          </table:table-cell>
          <table:table-cell office:value-type="float" office:value="1.2727">
            <text:p>1,2727</text:p>
          </table:table-cell>
          <table:table-cell office:value-type="float" office:value="0.914057">
            <text:p>0,914057</text:p>
          </table:table-cell>
          <table:table-cell office:value-type="float" office:value="0.105863">
            <text:p>0,105863</text:p>
          </table:table-cell>
          <table:table-cell office:value-type="float" office:value="1.01992">
            <text:p>1,01992</text:p>
          </table:table-cell>
          <table:table-cell office:value-type="float" office:value="0.419932">
            <text:p>0,419932</text:p>
          </table:table-cell>
          <table:table-cell office:value-type="float" office:value="0.054251">
            <text:p>0,054251</text:p>
          </table:table-cell>
          <table:table-cell office:value-type="float" office:value="0.474183">
            <text:p>0,474183</text:p>
          </table:table-cell>
        </table:table-row>
        <table:table-row table:style-name="ro1">
          <table:table-cell office:value-type="float" office:value="1.25569">
            <text:p>1,25569</text:p>
          </table:table-cell>
          <table:table-cell office:value-type="float" office:value="0.47389">
            <text:p>0,47389</text:p>
          </table:table-cell>
          <table:table-cell office:value-type="float" office:value="1.72958">
            <text:p>1,72958</text:p>
          </table:table-cell>
          <table:table-cell office:value-type="float" office:value="0.939569">
            <text:p>0,939569</text:p>
          </table:table-cell>
          <table:table-cell office:value-type="float" office:value="0.269202">
            <text:p>0,269202</text:p>
          </table:table-cell>
          <table:table-cell office:value-type="float" office:value="1.20877">
            <text:p>1,20877</text:p>
          </table:table-cell>
          <table:table-cell office:value-type="float" office:value="0.0398818">
            <text:p>0,0398818</text:p>
          </table:table-cell>
          <table:table-cell office:value-type="float" office:value="0.154835">
            <text:p>0,154835</text:p>
          </table:table-cell>
          <table:table-cell office:value-type="float" office:value="0.194717">
            <text:p>0,194717</text:p>
          </table:table-cell>
          <table:table-cell office:value-type="float" office:value="0.174776">
            <text:p>0,174776</text:p>
          </table:table-cell>
          <table:table-cell office:value-type="float" office:value="0.0894409">
            <text:p>0,0894409</text:p>
          </table:table-cell>
          <table:table-cell office:value-type="float" office:value="0.264217">
            <text:p>0,264217</text:p>
          </table:table-cell>
          <table:table-cell office:value-type="float" office:value="1.04397">
            <text:p>1,04397</text:p>
          </table:table-cell>
          <table:table-cell office:value-type="float" office:value="0.214951">
            <text:p>0,214951</text:p>
          </table:table-cell>
          <table:table-cell office:value-type="float" office:value="1.25892">
            <text:p>1,25892</text:p>
          </table:table-cell>
          <table:table-cell office:value-type="float" office:value="0.143105">
            <text:p>0,143105</text:p>
          </table:table-cell>
          <table:table-cell office:value-type="float" office:value="0.158061">
            <text:p>0,158061</text:p>
          </table:table-cell>
          <table:table-cell office:value-type="float" office:value="0.301167">
            <text:p>0,301167</text:p>
          </table:table-cell>
          <table:table-cell office:value-type="float" office:value="1.13106">
            <text:p>1,13106</text:p>
          </table:table-cell>
          <table:table-cell office:value-type="float" office:value="0.141346">
            <text:p>0,141346</text:p>
          </table:table-cell>
          <table:table-cell office:value-type="float" office:value="1.27241">
            <text:p>1,27241</text:p>
          </table:table-cell>
          <table:table-cell office:value-type="float" office:value="0.909071">
            <text:p>0,909071</text:p>
          </table:table-cell>
          <table:table-cell office:value-type="float" office:value="0.111435">
            <text:p>0,111435</text:p>
          </table:table-cell>
          <table:table-cell office:value-type="float" office:value="1.02051">
            <text:p>1,02051</text:p>
          </table:table-cell>
          <table:table-cell office:value-type="float" office:value="0.429023">
            <text:p>0,429023</text:p>
          </table:table-cell>
          <table:table-cell office:value-type="float" office:value="0.0560105">
            <text:p>0,0560105</text:p>
          </table:table-cell>
          <table:table-cell office:value-type="float" office:value="0.485034">
            <text:p>0,485034</text:p>
          </table:table-cell>
        </table:table-row>
        <table:table-row table:style-name="ro1">
          <table:table-cell office:value-type="float" office:value="1.10056">
            <text:p>1,10056</text:p>
          </table:table-cell>
          <table:table-cell office:value-type="float" office:value="0.249848">
            <text:p>0,249848</text:p>
          </table:table-cell>
          <table:table-cell office:value-type="float" office:value="1.35041">
            <text:p>1,35041</text:p>
          </table:table-cell>
          <table:table-cell office:value-type="float" office:value="0.838985">
            <text:p>0,838985</text:p>
          </table:table-cell>
          <table:table-cell office:value-type="float" office:value="0.214072">
            <text:p>0,214072</text:p>
          </table:table-cell>
          <table:table-cell office:value-type="float" office:value="1.05306">
            <text:p>1,05306</text:p>
          </table:table-cell>
          <table:table-cell office:value-type="float" office:value="0.0146624">
            <text:p>0,0146624</text:p>
          </table:table-cell>
          <table:table-cell office:value-type="float" office:value="0.13812">
            <text:p>0,13812</text:p>
          </table:table-cell>
          <table:table-cell office:value-type="float" office:value="0.152783">
            <text:p>0,152783</text:p>
          </table:table-cell>
          <table:table-cell office:value-type="float" office:value="0.14985">
            <text:p>0,14985</text:p>
          </table:table-cell>
          <table:table-cell office:value-type="float" office:value="0.0900274">
            <text:p>0,0900274</text:p>
          </table:table-cell>
          <table:table-cell office:value-type="float" office:value="0.239878">
            <text:p>0,239878</text:p>
          </table:table-cell>
          <table:table-cell office:value-type="float" office:value="1.03781">
            <text:p>1,03781</text:p>
          </table:table-cell>
          <table:table-cell office:value-type="float" office:value="0.207913">
            <text:p>0,207913</text:p>
          </table:table-cell>
          <table:table-cell office:value-type="float" office:value="1.24572">
            <text:p>1,24572</text:p>
          </table:table-cell>
          <table:table-cell office:value-type="float" office:value="0.146038">
            <text:p>0,146038</text:p>
          </table:table-cell>
          <table:table-cell office:value-type="float" office:value="0.133721">
            <text:p>0,133721</text:p>
          </table:table-cell>
          <table:table-cell office:value-type="float" office:value="0.279759">
            <text:p>0,279759</text:p>
          </table:table-cell>
          <table:table-cell office:value-type="float" office:value="1.12637">
            <text:p>1,12637</text:p>
          </table:table-cell>
          <table:table-cell office:value-type="float" office:value="0.160407">
            <text:p>0,160407</text:p>
          </table:table-cell>
          <table:table-cell office:value-type="float" office:value="1.28678">
            <text:p>1,28678</text:p>
          </table:table-cell>
          <table:table-cell office:value-type="float" office:value="0.906725">
            <text:p>0,906725</text:p>
          </table:table-cell>
          <table:table-cell office:value-type="float" office:value="0.10469">
            <text:p>0,10469</text:p>
          </table:table-cell>
          <table:table-cell office:value-type="float" office:value="1.01142">
            <text:p>1,01142</text:p>
          </table:table-cell>
          <table:table-cell office:value-type="float" office:value="0.408496">
            <text:p>0,408496</text:p>
          </table:table-cell>
          <table:table-cell office:value-type="float" office:value="0.054251">
            <text:p>0,054251</text:p>
          </table:table-cell>
          <table:table-cell office:value-type="float" office:value="0.462747">
            <text:p>0,462747</text:p>
          </table:table-cell>
        </table:table-row>
        <table:table-row table:style-name="ro1">
          <table:table-cell office:value-type="float" office:value="1.1035">
            <text:p>1,1035</text:p>
          </table:table-cell>
          <table:table-cell office:value-type="float" office:value="0.239584">
            <text:p>0,239584</text:p>
          </table:table-cell>
          <table:table-cell office:value-type="float" office:value="1.34308">
            <text:p>1,34308</text:p>
          </table:table-cell>
          <table:table-cell office:value-type="float" office:value="0.813179">
            <text:p>0,813179</text:p>
          </table:table-cell>
          <table:table-cell office:value-type="float" office:value="0.202928">
            <text:p>0,202928</text:p>
          </table:table-cell>
          <table:table-cell office:value-type="float" office:value="1.01611">
            <text:p>1,01611</text:p>
          </table:table-cell>
          <table:table-cell office:value-type="float" office:value="0.0137827">
            <text:p>0,0137827</text:p>
          </table:table-cell>
          <table:table-cell office:value-type="float" office:value="0.12815">
            <text:p>0,12815</text:p>
          </table:table-cell>
          <table:table-cell office:value-type="float" office:value="0.141932">
            <text:p>0,141932</text:p>
          </table:table-cell>
          <table:table-cell office:value-type="float" office:value="0.156008">
            <text:p>0,156008</text:p>
          </table:table-cell>
          <table:table-cell office:value-type="float" office:value="0.0906139">
            <text:p>0,0906139</text:p>
          </table:table-cell>
          <table:table-cell office:value-type="float" office:value="0.246622">
            <text:p>0,246622</text:p>
          </table:table-cell>
          <table:table-cell office:value-type="float" office:value="1.04514">
            <text:p>1,04514</text:p>
          </table:table-cell>
          <table:table-cell office:value-type="float" office:value="0.205861">
            <text:p>0,205861</text:p>
          </table:table-cell>
          <table:table-cell office:value-type="float" office:value="1.251">
            <text:p>1,251</text:p>
          </table:table-cell>
          <table:table-cell office:value-type="float" office:value="0.140173">
            <text:p>0,140173</text:p>
          </table:table-cell>
          <table:table-cell office:value-type="float" office:value="0.128736">
            <text:p>0,128736</text:p>
          </table:table-cell>
          <table:table-cell office:value-type="float" office:value="0.268909">
            <text:p>0,268909</text:p>
          </table:table-cell>
          <table:table-cell office:value-type="float" office:value="1.16215">
            <text:p>1,16215</text:p>
          </table:table-cell>
          <table:table-cell office:value-type="float" office:value="0.139">
            <text:p>0,139</text:p>
          </table:table-cell>
          <table:table-cell office:value-type="float" office:value="1.30115">
            <text:p>1,30115</text:p>
          </table:table-cell>
          <table:table-cell office:value-type="float" office:value="0.925787">
            <text:p>0,925787</text:p>
          </table:table-cell>
          <table:table-cell office:value-type="float" office:value="0.103517">
            <text:p>0,103517</text:p>
          </table:table-cell>
          <table:table-cell office:value-type="float" office:value="1.0293">
            <text:p>1,0293</text:p>
          </table:table-cell>
          <table:table-cell office:value-type="float" office:value="0.424331">
            <text:p>0,424331</text:p>
          </table:table-cell>
          <table:table-cell office:value-type="float" office:value="0.0551308">
            <text:p>0,0551308</text:p>
          </table:table-cell>
          <table:table-cell office:value-type="float" office:value="0.479462">
            <text:p>0,479462</text:p>
          </table:table-cell>
        </table:table-row>
        <table:table-row table:style-name="ro1">
          <table:table-cell office:value-type="float" office:value="1.25129">
            <text:p>1,25129</text:p>
          </table:table-cell>
          <table:table-cell office:value-type="float" office:value="0.288264">
            <text:p>0,288264</text:p>
          </table:table-cell>
          <table:table-cell office:value-type="float" office:value="1.53956">
            <text:p>1,53956</text:p>
          </table:table-cell>
          <table:table-cell office:value-type="float" office:value="0.93781">
            <text:p>0,93781</text:p>
          </table:table-cell>
          <table:table-cell office:value-type="float" office:value="0.212605">
            <text:p>0,212605</text:p>
          </table:table-cell>
          <table:table-cell office:value-type="float" office:value="1.15042">
            <text:p>1,15042</text:p>
          </table:table-cell>
          <table:table-cell office:value-type="float" office:value="0.0146624">
            <text:p>0,0146624</text:p>
          </table:table-cell>
          <table:table-cell office:value-type="float" office:value="0.141053">
            <text:p>0,141053</text:p>
          </table:table-cell>
          <table:table-cell office:value-type="float" office:value="0.155715">
            <text:p>0,155715</text:p>
          </table:table-cell>
          <table:table-cell office:value-type="float" office:value="0.152783">
            <text:p>0,152783</text:p>
          </table:table-cell>
          <table:table-cell office:value-type="float" office:value="0.0873882">
            <text:p>0,0873882</text:p>
          </table:table-cell>
          <table:table-cell office:value-type="float" office:value="0.240171">
            <text:p>0,240171</text:p>
          </table:table-cell>
          <table:table-cell office:value-type="float" office:value="1.0947">
            <text:p>1,0947</text:p>
          </table:table-cell>
          <table:table-cell office:value-type="float" office:value="0.204101">
            <text:p>0,204101</text:p>
          </table:table-cell>
          <table:table-cell office:value-type="float" office:value="1.2988">
            <text:p>1,2988</text:p>
          </table:table-cell>
          <table:table-cell office:value-type="float" office:value="0.143399">
            <text:p>0,143399</text:p>
          </table:table-cell>
          <table:table-cell office:value-type="float" office:value="0.149557">
            <text:p>0,149557</text:p>
          </table:table-cell>
          <table:table-cell office:value-type="float" office:value="0.292956">
            <text:p>0,292956</text:p>
          </table:table-cell>
          <table:table-cell office:value-type="float" office:value="1.14924">
            <text:p>1,14924</text:p>
          </table:table-cell>
          <table:table-cell office:value-type="float" office:value="0.1607">
            <text:p>0,1607</text:p>
          </table:table-cell>
          <table:table-cell office:value-type="float" office:value="1.30994">
            <text:p>1,30994</text:p>
          </table:table-cell>
          <table:table-cell office:value-type="float" office:value="0.929012">
            <text:p>0,929012</text:p>
          </table:table-cell>
          <table:table-cell office:value-type="float" office:value="0.104397">
            <text:p>0,104397</text:p>
          </table:table-cell>
          <table:table-cell office:value-type="float" office:value="1.03341">
            <text:p>1,03341</text:p>
          </table:table-cell>
          <table:table-cell office:value-type="float" office:value="0.416413">
            <text:p>0,416413</text:p>
          </table:table-cell>
          <table:table-cell office:value-type="float" office:value="0.0548375">
            <text:p>0,0548375</text:p>
          </table:table-cell>
          <table:table-cell office:value-type="float" office:value="0.471251">
            <text:p>0,471251</text:p>
          </table:table-cell>
        </table:table-row>
        <table:table-row table:style-name="ro1">
          <table:table-cell office:value-type="float" office:value="1.13839">
            <text:p>1,13839</text:p>
          </table:table-cell>
          <table:table-cell office:value-type="float" office:value="0.227268">
            <text:p>0,227268</text:p>
          </table:table-cell>
          <table:table-cell office:value-type="float" office:value="1.36566">
            <text:p>1,36566</text:p>
          </table:table-cell>
          <table:table-cell office:value-type="float" office:value="0.828721">
            <text:p>0,828721</text:p>
          </table:table-cell>
          <table:table-cell office:value-type="float" office:value="0.235479">
            <text:p>0,235479</text:p>
          </table:table-cell>
          <table:table-cell office:value-type="float" office:value="1.0642">
            <text:p>1,0642</text:p>
          </table:table-cell>
          <table:table-cell office:value-type="float" office:value="0.0134894">
            <text:p>0,0134894</text:p>
          </table:table-cell>
          <table:table-cell office:value-type="float" office:value="0.141346">
            <text:p>0,141346</text:p>
          </table:table-cell>
          <table:table-cell office:value-type="float" office:value="0.154835">
            <text:p>0,154835</text:p>
          </table:table-cell>
          <table:table-cell office:value-type="float" office:value="0.160994">
            <text:p>0,160994</text:p>
          </table:table-cell>
          <table:table-cell office:value-type="float" office:value="0.0876814">
            <text:p>0,0876814</text:p>
          </table:table-cell>
          <table:table-cell office:value-type="float" office:value="0.248675">
            <text:p>0,248675</text:p>
          </table:table-cell>
          <table:table-cell office:value-type="float" office:value="1.11698">
            <text:p>1,11698</text:p>
          </table:table-cell>
          <table:table-cell office:value-type="float" office:value="0.209966">
            <text:p>0,209966</text:p>
          </table:table-cell>
          <table:table-cell office:value-type="float" office:value="1.32695">
            <text:p>1,32695</text:p>
          </table:table-cell>
          <table:table-cell office:value-type="float" office:value="0.147797">
            <text:p>0,147797</text:p>
          </table:table-cell>
          <table:table-cell office:value-type="float" office:value="0.124044">
            <text:p>0,124044</text:p>
          </table:table-cell>
          <table:table-cell office:value-type="float" office:value="0.271842">
            <text:p>0,271842</text:p>
          </table:table-cell>
          <table:table-cell office:value-type="float" office:value="1.20379">
            <text:p>1,20379</text:p>
          </table:table-cell>
          <table:table-cell office:value-type="float" office:value="0.139586">
            <text:p>0,139586</text:p>
          </table:table-cell>
          <table:table-cell office:value-type="float" office:value="1.34337">
            <text:p>1,34337</text:p>
          </table:table-cell>
          <table:table-cell office:value-type="float" office:value="0.962443">
            <text:p>0,962443</text:p>
          </table:table-cell>
          <table:table-cell office:value-type="float" office:value="0.104983">
            <text:p>0,104983</text:p>
          </table:table-cell>
          <table:table-cell office:value-type="float" office:value="1.06743">
            <text:p>1,06743</text:p>
          </table:table-cell>
          <table:table-cell office:value-type="float" office:value="0.445152">
            <text:p>0,445152</text:p>
          </table:table-cell>
          <table:table-cell office:value-type="float" office:value="0.0607025">
            <text:p>0,0607025</text:p>
          </table:table-cell>
          <table:table-cell office:value-type="float" office:value="0.505854">
            <text:p>0,505854</text:p>
          </table:table-cell>
        </table:table-row>
        <table:table-row table:style-name="ro1">
          <table:table-cell office:value-type="float" office:value="1.173">
            <text:p>1,173</text:p>
          </table:table-cell>
          <table:table-cell office:value-type="float" office:value="0.245449">
            <text:p>0,245449</text:p>
          </table:table-cell>
          <table:table-cell office:value-type="float" office:value="1.41844">
            <text:p>1,41844</text:p>
          </table:table-cell>
          <table:table-cell office:value-type="float" office:value="0.843677">
            <text:p>0,843677</text:p>
          </table:table-cell>
          <table:table-cell office:value-type="float" office:value="0.20762">
            <text:p>0,20762</text:p>
          </table:table-cell>
          <table:table-cell office:value-type="float" office:value="1.0513">
            <text:p>1,0513</text:p>
          </table:table-cell>
          <table:table-cell office:value-type="float" office:value="0.0149557">
            <text:p>0,0149557</text:p>
          </table:table-cell>
          <table:table-cell office:value-type="float" office:value="0.126097">
            <text:p>0,126097</text:p>
          </table:table-cell>
          <table:table-cell office:value-type="float" office:value="0.141053">
            <text:p>0,141053</text:p>
          </table:table-cell>
          <table:table-cell office:value-type="float" office:value="0.177416">
            <text:p>0,177416</text:p>
          </table:table-cell>
          <table:table-cell office:value-type="float" office:value="0.0897341">
            <text:p>0,0897341</text:p>
          </table:table-cell>
          <table:table-cell office:value-type="float" office:value="0.26715">
            <text:p>0,26715</text:p>
          </table:table-cell>
          <table:table-cell office:value-type="float" office:value="1.07065">
            <text:p>1,07065</text:p>
          </table:table-cell>
          <table:table-cell office:value-type="float" office:value="0.233133">
            <text:p>0,233133</text:p>
          </table:table-cell>
          <table:table-cell office:value-type="float" office:value="1.30378">
            <text:p>1,30378</text:p>
          </table:table-cell>
          <table:table-cell office:value-type="float" office:value="0.166859">
            <text:p>0,166859</text:p>
          </table:table-cell>
          <table:table-cell office:value-type="float" office:value="0.133135">
            <text:p>0,133135</text:p>
          </table:table-cell>
          <table:table-cell office:value-type="float" office:value="0.299994">
            <text:p>0,299994</text:p>
          </table:table-cell>
          <table:table-cell office:value-type="float" office:value="1.17006">
            <text:p>1,17006</text:p>
          </table:table-cell>
          <table:table-cell office:value-type="float" office:value="0.27888">
            <text:p>0,27888</text:p>
          </table:table-cell>
          <table:table-cell office:value-type="float" office:value="1.44894">
            <text:p>1,44894</text:p>
          </table:table-cell>
          <table:table-cell office:value-type="float" office:value="0.973">
            <text:p>0,973</text:p>
          </table:table-cell>
          <table:table-cell office:value-type="float" office:value="0.122578">
            <text:p>0,122578</text:p>
          </table:table-cell>
          <table:table-cell office:value-type="float" office:value="1.09558">
            <text:p>1,09558</text:p>
          </table:table-cell>
          <table:table-cell office:value-type="float" office:value="0.460107">
            <text:p>0,460107</text:p>
          </table:table-cell>
          <table:table-cell office:value-type="float" office:value="0.0695">
            <text:p>0,0695</text:p>
          </table:table-cell>
          <table:table-cell office:value-type="float" office:value="0.529607">
            <text:p>0,529607</text:p>
          </table:table-cell>
        </table:table-row>
        <table:table-row table:style-name="ro1">
          <table:table-cell office:value-type="float" office:value="1.44161">
            <text:p>1,44161</text:p>
          </table:table-cell>
          <table:table-cell office:value-type="float" office:value="0.278293">
            <text:p>0,278293</text:p>
          </table:table-cell>
          <table:table-cell office:value-type="float" office:value="1.7199">
            <text:p>1,7199</text:p>
          </table:table-cell>
          <table:table-cell office:value-type="float" office:value="0.896462">
            <text:p>0,896462</text:p>
          </table:table-cell>
          <table:table-cell office:value-type="float" office:value="0.201462">
            <text:p>0,201462</text:p>
          </table:table-cell>
          <table:table-cell office:value-type="float" office:value="1.09792">
            <text:p>1,09792</text:p>
          </table:table-cell>
          <table:table-cell office:value-type="float" office:value="0.0140759">
            <text:p>0,0140759</text:p>
          </table:table-cell>
          <table:table-cell office:value-type="float" office:value="0.132842">
            <text:p>0,132842</text:p>
          </table:table-cell>
          <table:table-cell office:value-type="float" office:value="0.146918">
            <text:p>0,146918</text:p>
          </table:table-cell>
          <table:table-cell office:value-type="float" office:value="0.170378">
            <text:p>0,170378</text:p>
          </table:table-cell>
          <table:table-cell office:value-type="float" office:value="0.0906139">
            <text:p>0,0906139</text:p>
          </table:table-cell>
          <table:table-cell office:value-type="float" office:value="0.260991">
            <text:p>0,260991</text:p>
          </table:table-cell>
          <table:table-cell office:value-type="float" office:value="1.09001">
            <text:p>1,09001</text:p>
          </table:table-cell>
          <table:table-cell office:value-type="float" office:value="0.212899">
            <text:p>0,212899</text:p>
          </table:table-cell>
          <table:table-cell office:value-type="float" office:value="1.3029">
            <text:p>1,3029</text:p>
          </table:table-cell>
          <table:table-cell office:value-type="float" office:value="0.174776">
            <text:p>0,174776</text:p>
          </table:table-cell>
          <table:table-cell office:value-type="float" office:value="0.13988">
            <text:p>0,13988</text:p>
          </table:table-cell>
          <table:table-cell office:value-type="float" office:value="0.314656">
            <text:p>0,314656</text:p>
          </table:table-cell>
          <table:table-cell office:value-type="float" office:value="1.24396">
            <text:p>1,24396</text:p>
          </table:table-cell>
          <table:table-cell office:value-type="float" office:value="0.141639">
            <text:p>0,141639</text:p>
          </table:table-cell>
          <table:table-cell office:value-type="float" office:value="1.3856">
            <text:p>1,3856</text:p>
          </table:table-cell>
          <table:table-cell office:value-type="float" office:value="0.957458">
            <text:p>0,957458</text:p>
          </table:table-cell>
          <table:table-cell office:value-type="float" office:value="0.106743">
            <text:p>0,106743</text:p>
          </table:table-cell>
          <table:table-cell office:value-type="float" office:value="1.0642">
            <text:p>1,0642</text:p>
          </table:table-cell>
          <table:table-cell office:value-type="float" office:value="0.485034">
            <text:p>0,485034</text:p>
          </table:table-cell>
          <table:table-cell office:value-type="float" office:value="0.298821">
            <text:p>0,298821</text:p>
          </table:table-cell>
          <table:table-cell office:value-type="float" office:value="0.783854">
            <text:p>0,783854</text:p>
          </table:table-cell>
        </table:table-row>
        <table:table-row table:style-name="ro1">
          <table:table-cell office:value-type="float" office:value="1.51052">
            <text:p>1,51052</text:p>
          </table:table-cell>
          <table:table-cell office:value-type="float" office:value="0.283278">
            <text:p>0,283278</text:p>
          </table:table-cell>
          <table:table-cell office:value-type="float" office:value="1.7938">
            <text:p>1,7938</text:p>
          </table:table-cell>
          <table:table-cell office:value-type="float" office:value="0.889424">
            <text:p>0,889424</text:p>
          </table:table-cell>
          <table:table-cell office:value-type="float" office:value="0.216124">
            <text:p>0,216124</text:p>
          </table:table-cell>
          <table:table-cell office:value-type="float" office:value="1.10555">
            <text:p>1,10555</text:p>
          </table:table-cell>
          <table:table-cell office:value-type="float" office:value="0.0152489">
            <text:p>0,0152489</text:p>
          </table:table-cell>
          <table:table-cell office:value-type="float" office:value="0.138413">
            <text:p>0,138413</text:p>
          </table:table-cell>
          <table:table-cell office:value-type="float" office:value="0.153662">
            <text:p>0,153662</text:p>
          </table:table-cell>
          <table:table-cell office:value-type="float" office:value="0.219057">
            <text:p>0,219057</text:p>
          </table:table-cell>
          <table:table-cell office:value-type="float" office:value="0.0917869">
            <text:p>0,0917869</text:p>
          </table:table-cell>
          <table:table-cell office:value-type="float" office:value="0.310844">
            <text:p>0,310844</text:p>
          </table:table-cell>
          <table:table-cell office:value-type="float" office:value="1.04514">
            <text:p>1,04514</text:p>
          </table:table-cell>
          <table:table-cell office:value-type="float" office:value="0.210553">
            <text:p>0,210553</text:p>
          </table:table-cell>
          <table:table-cell office:value-type="float" office:value="1.25569">
            <text:p>1,25569</text:p>
          </table:table-cell>
          <table:table-cell office:value-type="float" office:value="0.263337">
            <text:p>0,263337</text:p>
          </table:table-cell>
          <table:table-cell office:value-type="float" office:value="0.278">
            <text:p>0,278</text:p>
          </table:table-cell>
          <table:table-cell office:value-type="float" office:value="0.541337">
            <text:p>0,541337</text:p>
          </table:table-cell>
          <table:table-cell office:value-type="float" office:value="1.23135">
            <text:p>1,23135</text:p>
          </table:table-cell>
          <table:table-cell office:value-type="float" office:value="0.158941">
            <text:p>0,158941</text:p>
          </table:table-cell>
          <table:table-cell office:value-type="float" office:value="1.39029">
            <text:p>1,39029</text:p>
          </table:table-cell>
          <table:table-cell office:value-type="float" office:value="1.02168">
            <text:p>1,02168</text:p>
          </table:table-cell>
          <table:table-cell office:value-type="float" office:value="0.111728">
            <text:p>0,111728</text:p>
          </table:table-cell>
          <table:table-cell office:value-type="float" office:value="1.13341">
            <text:p>1,13341</text:p>
          </table:table-cell>
          <table:table-cell office:value-type="float" office:value="0.443686">
            <text:p>0,443686</text:p>
          </table:table-cell>
          <table:table-cell office:value-type="float" office:value="0.056597">
            <text:p>0,056597</text:p>
          </table:table-cell>
          <table:table-cell office:value-type="float" office:value="0.500283">
            <text:p>0,500283</text:p>
          </table:table-cell>
        </table:table-row>
        <table:table-row table:style-name="ro1">
          <table:table-cell office:value-type="float" office:value="1.19294">
            <text:p>1,19294</text:p>
          </table:table-cell>
          <table:table-cell office:value-type="float" office:value="0.303219">
            <text:p>0,303219</text:p>
          </table:table-cell>
          <table:table-cell office:value-type="float" office:value="1.49616">
            <text:p>1,49616</text:p>
          </table:table-cell>
          <table:table-cell office:value-type="float" office:value="0.895289">
            <text:p>0,895289</text:p>
          </table:table-cell>
          <table:table-cell office:value-type="float" office:value="0.285331">
            <text:p>0,285331</text:p>
          </table:table-cell>
          <table:table-cell office:value-type="float" office:value="1.18062">
            <text:p>1,18062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58648">
            <text:p>0,158648</text:p>
          </table:table-cell>
          <table:table-cell office:value-type="float" office:value="0.0914936">
            <text:p>0,0914936</text:p>
          </table:table-cell>
          <table:table-cell office:value-type="float" office:value="0.250141">
            <text:p>0,250141</text:p>
          </table:table-cell>
          <table:table-cell office:value-type="float" office:value="1.18678">
            <text:p>1,18678</text:p>
          </table:table-cell>
          <table:table-cell office:value-type="float" office:value="0.245156">
            <text:p>0,245156</text:p>
          </table:table-cell>
          <table:table-cell office:value-type="float" office:value="1.43193">
            <text:p>1,43193</text:p>
          </table:table-cell>
          <table:table-cell office:value-type="float" office:value="0.146331">
            <text:p>0,146331</text:p>
          </table:table-cell>
          <table:table-cell office:value-type="float" office:value="0.124631">
            <text:p>0,124631</text:p>
          </table:table-cell>
          <table:table-cell office:value-type="float" office:value="0.270962">
            <text:p>0,270962</text:p>
          </table:table-cell>
          <table:table-cell office:value-type="float" office:value="1.15951">
            <text:p>1,15951</text:p>
          </table:table-cell>
          <table:table-cell office:value-type="float" office:value="0.146038">
            <text:p>0,146038</text:p>
          </table:table-cell>
          <table:table-cell office:value-type="float" office:value="1.30554">
            <text:p>1,30554</text:p>
          </table:table-cell>
          <table:table-cell office:value-type="float" office:value="0.916989">
            <text:p>0,916989</text:p>
          </table:table-cell>
          <table:table-cell office:value-type="float" office:value="0.109089">
            <text:p>0,109089</text:p>
          </table:table-cell>
          <table:table-cell office:value-type="float" office:value="1.02608">
            <text:p>1,02608</text:p>
          </table:table-cell>
          <table:table-cell office:value-type="float" office:value="0.426677">
            <text:p>0,426677</text:p>
          </table:table-cell>
          <table:table-cell office:value-type="float" office:value="0.0557173">
            <text:p>0,0557173</text:p>
          </table:table-cell>
          <table:table-cell office:value-type="float" office:value="0.482394">
            <text:p>0,482394</text:p>
          </table:table-cell>
        </table:table-row>
        <table:table-row table:style-name="ro1">
          <table:table-cell office:value-type="float" office:value="1.18414">
            <text:p>1,18414</text:p>
          </table:table-cell>
          <table:table-cell office:value-type="float" office:value="0.261285">
            <text:p>0,261285</text:p>
          </table:table-cell>
          <table:table-cell office:value-type="float" office:value="1.44542">
            <text:p>1,44542</text:p>
          </table:table-cell>
          <table:table-cell office:value-type="float" office:value="0.84573">
            <text:p>0,84573</text:p>
          </table:table-cell>
          <table:table-cell office:value-type="float" office:value="0.191492">
            <text:p>0,191492</text:p>
          </table:table-cell>
          <table:table-cell office:value-type="float" office:value="1.03722">
            <text:p>1,03722</text:p>
          </table:table-cell>
          <table:table-cell office:value-type="float" office:value="0.0161287">
            <text:p>0,0161287</text:p>
          </table:table-cell>
          <table:table-cell office:value-type="float" office:value="0.140759">
            <text:p>0,140759</text:p>
          </table:table-cell>
          <table:table-cell office:value-type="float" office:value="0.156888">
            <text:p>0,156888</text:p>
          </table:table-cell>
          <table:table-cell office:value-type="float" office:value="0.161873">
            <text:p>0,161873</text:p>
          </table:table-cell>
          <table:table-cell office:value-type="float" office:value="0.0891477">
            <text:p>0,0891477</text:p>
          </table:table-cell>
          <table:table-cell office:value-type="float" office:value="0.251021">
            <text:p>0,251021</text:p>
          </table:table-cell>
          <table:table-cell office:value-type="float" office:value="1.08121">
            <text:p>1,08121</text:p>
          </table:table-cell>
          <table:table-cell office:value-type="float" office:value="0.224922">
            <text:p>0,224922</text:p>
          </table:table-cell>
          <table:table-cell office:value-type="float" office:value="1.30613">
            <text:p>1,30613</text:p>
          </table:table-cell>
          <table:table-cell office:value-type="float" office:value="0.144865">
            <text:p>0,144865</text:p>
          </table:table-cell>
          <table:table-cell office:value-type="float" office:value="0.123751">
            <text:p>0,123751</text:p>
          </table:table-cell>
          <table:table-cell office:value-type="float" office:value="0.268616">
            <text:p>0,268616</text:p>
          </table:table-cell>
          <table:table-cell office:value-type="float" office:value="1.13575">
            <text:p>1,13575</text:p>
          </table:table-cell>
          <table:table-cell office:value-type="float" office:value="0.137827">
            <text:p>0,137827</text:p>
          </table:table-cell>
          <table:table-cell office:value-type="float" office:value="1.27358">
            <text:p>1,27358</text:p>
          </table:table-cell>
          <table:table-cell office:value-type="float" office:value="1.01493">
            <text:p>1,01493</text:p>
          </table:table-cell>
          <table:table-cell office:value-type="float" office:value="0.11554">
            <text:p>0,11554</text:p>
          </table:table-cell>
          <table:table-cell office:value-type="float" office:value="1.13047">
            <text:p>1,13047</text:p>
          </table:table-cell>
          <table:table-cell office:value-type="float" office:value="0.408789">
            <text:p>0,408789</text:p>
          </table:table-cell>
          <table:table-cell office:value-type="float" office:value="0.0548375">
            <text:p>0,0548375</text:p>
          </table:table-cell>
          <table:table-cell office:value-type="float" office:value="0.463626">
            <text:p>0,463626</text:p>
          </table:table-cell>
        </table:table-row>
        <table:table-row table:style-name="ro1">
          <table:table-cell office:value-type="float" office:value="1.08121">
            <text:p>1,08121</text:p>
          </table:table-cell>
          <table:table-cell office:value-type="float" office:value="0.242517">
            <text:p>0,242517</text:p>
          </table:table-cell>
          <table:table-cell office:value-type="float" office:value="1.32373">
            <text:p>1,32373</text:p>
          </table:table-cell>
          <table:table-cell office:value-type="float" office:value="0.844557">
            <text:p>0,844557</text:p>
          </table:table-cell>
          <table:table-cell office:value-type="float" office:value="0.210553">
            <text:p>0,210553</text:p>
          </table:table-cell>
          <table:table-cell office:value-type="float" office:value="1.05511">
            <text:p>1,05511</text:p>
          </table:table-cell>
          <table:table-cell office:value-type="float" office:value="0.0137827">
            <text:p>0,0137827</text:p>
          </table:table-cell>
          <table:table-cell office:value-type="float" office:value="0.13724">
            <text:p>0,13724</text:p>
          </table:table-cell>
          <table:table-cell office:value-type="float" office:value="0.151023">
            <text:p>0,151023</text:p>
          </table:table-cell>
          <table:table-cell office:value-type="float" office:value="0.187973">
            <text:p>0,187973</text:p>
          </table:table-cell>
          <table:table-cell office:value-type="float" office:value="0.0853354">
            <text:p>0,0853354</text:p>
          </table:table-cell>
          <table:table-cell office:value-type="float" office:value="0.273308">
            <text:p>0,273308</text:p>
          </table:table-cell>
          <table:table-cell office:value-type="float" office:value="1.18561">
            <text:p>1,18561</text:p>
          </table:table-cell>
          <table:table-cell office:value-type="float" office:value="0.204688">
            <text:p>0,204688</text:p>
          </table:table-cell>
          <table:table-cell office:value-type="float" office:value="1.39029">
            <text:p>1,39029</text:p>
          </table:table-cell>
          <table:table-cell office:value-type="float" office:value="0.147211">
            <text:p>0,147211</text:p>
          </table:table-cell>
          <table:table-cell office:value-type="float" office:value="0.124924">
            <text:p>0,124924</text:p>
          </table:table-cell>
          <table:table-cell office:value-type="float" office:value="0.272135">
            <text:p>0,272135</text:p>
          </table:table-cell>
          <table:table-cell office:value-type="float" office:value="1.21933">
            <text:p>1,21933</text:p>
          </table:table-cell>
          <table:table-cell office:value-type="float" office:value="0.166859">
            <text:p>0,166859</text:p>
          </table:table-cell>
          <table:table-cell office:value-type="float" office:value="1.38619">
            <text:p>1,38619</text:p>
          </table:table-cell>
          <table:table-cell office:value-type="float" office:value="0.942209">
            <text:p>0,942209</text:p>
          </table:table-cell>
          <table:table-cell office:value-type="float" office:value="0.125511">
            <text:p>0,125511</text:p>
          </table:table-cell>
          <table:table-cell office:value-type="float" office:value="1.06772">
            <text:p>1,06772</text:p>
          </table:table-cell>
          <table:table-cell office:value-type="float" office:value="0.464506">
            <text:p>0,464506</text:p>
          </table:table-cell>
          <table:table-cell office:value-type="float" office:value="0.055424">
            <text:p>0,055424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14895">
            <text:p>1,14895</text:p>
          </table:table-cell>
          <table:table-cell office:value-type="float" office:value="0.250435">
            <text:p>0,250435</text:p>
          </table:table-cell>
          <table:table-cell office:value-type="float" office:value="1.39938">
            <text:p>1,39938</text:p>
          </table:table-cell>
          <table:table-cell office:value-type="float" office:value="0.82227">
            <text:p>0,82227</text:p>
          </table:table-cell>
          <table:table-cell office:value-type="float" office:value="0.204101">
            <text:p>0,204101</text:p>
          </table:table-cell>
          <table:table-cell office:value-type="float" office:value="1.02637">
            <text:p>1,02637</text:p>
          </table:table-cell>
          <table:table-cell office:value-type="float" office:value="0.0140759">
            <text:p>0,0140759</text:p>
          </table:table-cell>
          <table:table-cell office:value-type="float" office:value="0.130789">
            <text:p>0,130789</text:p>
          </table:table-cell>
          <table:table-cell office:value-type="float" office:value="0.144865">
            <text:p>0,144865</text:p>
          </table:table-cell>
          <table:table-cell office:value-type="float" office:value="0.166272">
            <text:p>0,166272</text:p>
          </table:table-cell>
          <table:table-cell office:value-type="float" office:value="0.0862152">
            <text:p>0,0862152</text:p>
          </table:table-cell>
          <table:table-cell office:value-type="float" office:value="0.252487">
            <text:p>0,252487</text:p>
          </table:table-cell>
          <table:table-cell office:value-type="float" office:value="1.04397">
            <text:p>1,04397</text:p>
          </table:table-cell>
          <table:table-cell office:value-type="float" office:value="0.202342">
            <text:p>0,202342</text:p>
          </table:table-cell>
          <table:table-cell office:value-type="float" office:value="1.24631">
            <text:p>1,24631</text:p>
          </table:table-cell>
          <table:table-cell office:value-type="float" office:value="0.145745">
            <text:p>0,145745</text:p>
          </table:table-cell>
          <table:table-cell office:value-type="float" office:value="0.123165">
            <text:p>0,123165</text:p>
          </table:table-cell>
          <table:table-cell office:value-type="float" office:value="0.268909">
            <text:p>0,268909</text:p>
          </table:table-cell>
          <table:table-cell office:value-type="float" office:value="1.20115">
            <text:p>1,20115</text:p>
          </table:table-cell>
          <table:table-cell office:value-type="float" office:value="0.142519">
            <text:p>0,142519</text:p>
          </table:table-cell>
          <table:table-cell office:value-type="float" office:value="1.34367">
            <text:p>1,34367</text:p>
          </table:table-cell>
          <table:table-cell office:value-type="float" office:value="0.986196">
            <text:p>0,986196</text:p>
          </table:table-cell>
          <table:table-cell office:value-type="float" office:value="0.104103">
            <text:p>0,104103</text:p>
          </table:table-cell>
          <table:table-cell office:value-type="float" office:value="1.0903">
            <text:p>1,0903</text:p>
          </table:table-cell>
          <table:table-cell office:value-type="float" office:value="0.437527">
            <text:p>0,437527</text:p>
          </table:table-cell>
          <table:table-cell office:value-type="float" office:value="0.0841624">
            <text:p>0,0841624</text:p>
          </table:table-cell>
          <table:table-cell office:value-type="float" office:value="0.52169">
            <text:p>0,52169</text:p>
          </table:table-cell>
        </table:table-row>
        <table:table-row table:style-name="ro1">
          <table:table-cell office:value-type="float" office:value="1.19352">
            <text:p>1,19352</text:p>
          </table:table-cell>
          <table:table-cell office:value-type="float" office:value="0.254833">
            <text:p>0,254833</text:p>
          </table:table-cell>
          <table:table-cell office:value-type="float" office:value="1.44836">
            <text:p>1,44836</text:p>
          </table:table-cell>
          <table:table-cell office:value-type="float" office:value="0.877694">
            <text:p>0,877694</text:p>
          </table:table-cell>
          <table:table-cell office:value-type="float" office:value="0.218764">
            <text:p>0,218764</text:p>
          </table:table-cell>
          <table:table-cell office:value-type="float" office:value="1.09646">
            <text:p>1,09646</text:p>
          </table:table-cell>
          <table:table-cell office:value-type="float" office:value="0.0137827">
            <text:p>0,0137827</text:p>
          </table:table-cell>
          <table:table-cell office:value-type="float" office:value="0.0882679">
            <text:p>0,0882679</text:p>
          </table:table-cell>
          <table:table-cell office:value-type="float" office:value="0.102051">
            <text:p>0,102051</text:p>
          </table:table-cell>
          <table:table-cell office:value-type="float" office:value="0.144278">
            <text:p>0,144278</text:p>
          </table:table-cell>
          <table:table-cell office:value-type="float" office:value="0.0912004">
            <text:p>0,0912004</text:p>
          </table:table-cell>
          <table:table-cell office:value-type="float" office:value="0.235479">
            <text:p>0,235479</text:p>
          </table:table-cell>
          <table:table-cell office:value-type="float" office:value="1.12725">
            <text:p>1,12725</text:p>
          </table:table-cell>
          <table:table-cell office:value-type="float" office:value="0.224922">
            <text:p>0,224922</text:p>
          </table:table-cell>
          <table:table-cell office:value-type="float" office:value="1.35217">
            <text:p>1,35217</text:p>
          </table:table-cell>
          <table:table-cell office:value-type="float" office:value="0.132842">
            <text:p>0,132842</text:p>
          </table:table-cell>
          <table:table-cell office:value-type="float" office:value="0.124044">
            <text:p>0,124044</text:p>
          </table:table-cell>
          <table:table-cell office:value-type="float" office:value="0.256886">
            <text:p>0,256886</text:p>
          </table:table-cell>
          <table:table-cell office:value-type="float" office:value="2.5847">
            <text:p>2,5847</text:p>
          </table:table-cell>
          <table:table-cell office:value-type="float" office:value="0.344567">
            <text:p>0,344567</text:p>
          </table:table-cell>
          <table:table-cell office:value-type="float" office:value="2.92926">
            <text:p>2,92926</text:p>
          </table:table-cell>
          <table:table-cell office:value-type="float" office:value="2.12605">
            <text:p>2,12605</text:p>
          </table:table-cell>
          <table:table-cell office:value-type="float" office:value="0.260112">
            <text:p>0,260112</text:p>
          </table:table-cell>
          <table:table-cell office:value-type="float" office:value="2.38617">
            <text:p>2,38617</text:p>
          </table:table-cell>
          <table:table-cell office:value-type="float" office:value="0.936637">
            <text:p>0,936637</text:p>
          </table:table-cell>
          <table:table-cell office:value-type="float" office:value="0.125804">
            <text:p>0,125804</text:p>
          </table:table-cell>
          <table:table-cell office:value-type="float" office:value="1.06244">
            <text:p>1,06244</text:p>
          </table:table-cell>
        </table:table-row>
        <table:table-row table:style-name="ro1">
          <table:table-cell office:value-type="float" office:value="2.57971">
            <text:p>2,57971</text:p>
          </table:table-cell>
          <table:table-cell office:value-type="float" office:value="0.558053">
            <text:p>0,558053</text:p>
          </table:table-cell>
          <table:table-cell office:value-type="float" office:value="3.13776">
            <text:p>3,13776</text:p>
          </table:table-cell>
          <table:table-cell office:value-type="float" office:value="1.24338">
            <text:p>1,24338</text:p>
          </table:table-cell>
          <table:table-cell office:value-type="float" office:value="0.602626">
            <text:p>0,602626</text:p>
          </table:table-cell>
          <table:table-cell office:value-type="float" office:value="1.846">
            <text:p>1,846</text:p>
          </table:table-cell>
          <table:table-cell office:value-type="float" office:value="0.0217004">
            <text:p>0,0217004</text:p>
          </table:table-cell>
          <table:table-cell office:value-type="float" office:value="0.0985316">
            <text:p>0,0985316</text:p>
          </table:table-cell>
          <table:table-cell office:value-type="float" office:value="0.120232">
            <text:p>0,120232</text:p>
          </table:table-cell>
          <table:table-cell office:value-type="float" office:value="0.155129">
            <text:p>0,155129</text:p>
          </table:table-cell>
          <table:table-cell office:value-type="float" office:value="0.0879747">
            <text:p>0,0879747</text:p>
          </table:table-cell>
          <table:table-cell office:value-type="float" office:value="0.243103">
            <text:p>0,243103</text:p>
          </table:table-cell>
          <table:table-cell office:value-type="float" office:value="1.04661">
            <text:p>1,04661</text:p>
          </table:table-cell>
          <table:table-cell office:value-type="float" office:value="0.216418">
            <text:p>0,216418</text:p>
          </table:table-cell>
          <table:table-cell office:value-type="float" office:value="1.26302">
            <text:p>1,26302</text:p>
          </table:table-cell>
          <table:table-cell office:value-type="float" office:value="0.154835">
            <text:p>0,154835</text:p>
          </table:table-cell>
          <table:table-cell office:value-type="float" office:value="0.123458">
            <text:p>0,123458</text:p>
          </table:table-cell>
          <table:table-cell office:value-type="float" office:value="0.278293">
            <text:p>0,278293</text:p>
          </table:table-cell>
          <table:table-cell office:value-type="float" office:value="1.29117">
            <text:p>1,29117</text:p>
          </table:table-cell>
          <table:table-cell office:value-type="float" office:value="0.150437">
            <text:p>0,150437</text:p>
          </table:table-cell>
          <table:table-cell office:value-type="float" office:value="1.44161">
            <text:p>1,44161</text:p>
          </table:table-cell>
          <table:table-cell office:value-type="float" office:value="0.97036">
            <text:p>0,97036</text:p>
          </table:table-cell>
          <table:table-cell office:value-type="float" office:value="0.112608">
            <text:p>0,112608</text:p>
          </table:table-cell>
          <table:table-cell office:value-type="float" office:value="1.08297">
            <text:p>1,08297</text:p>
          </table:table-cell>
          <table:table-cell office:value-type="float" office:value="0.428437">
            <text:p>0,428437</text:p>
          </table:table-cell>
          <table:table-cell office:value-type="float" office:value="0.0645147">
            <text:p>0,0645147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2021">
            <text:p>1,12021</text:p>
          </table:table-cell>
          <table:table-cell office:value-type="float" office:value="0.239878">
            <text:p>0,239878</text:p>
          </table:table-cell>
          <table:table-cell office:value-type="float" office:value="1.36009">
            <text:p>1,36009</text:p>
          </table:table-cell>
          <table:table-cell office:value-type="float" office:value="2.27913">
            <text:p>2,27913</text:p>
          </table:table-cell>
          <table:table-cell office:value-type="float" office:value="0.602626">
            <text:p>0,602626</text:p>
          </table:table-cell>
          <table:table-cell office:value-type="float" office:value="2.88176">
            <text:p>2,88176</text:p>
          </table:table-cell>
          <table:table-cell office:value-type="float" office:value="0.0436941">
            <text:p>0,0436941</text:p>
          </table:table-cell>
          <table:table-cell office:value-type="float" office:value="0.264217">
            <text:p>0,264217</text:p>
          </table:table-cell>
          <table:table-cell office:value-type="float" office:value="0.307911">
            <text:p>0,307911</text:p>
          </table:table-cell>
          <table:table-cell office:value-type="float" office:value="0.442513">
            <text:p>0,442513</text:p>
          </table:table-cell>
          <table:table-cell office:value-type="float" office:value="0.239584">
            <text:p>0,239584</text:p>
          </table:table-cell>
          <table:table-cell office:value-type="float" office:value="0.682097">
            <text:p>0,682097</text:p>
          </table:table-cell>
          <table:table-cell office:value-type="float" office:value="1.02989">
            <text:p>1,02989</text:p>
          </table:table-cell>
          <table:table-cell office:value-type="float" office:value="0.237825">
            <text:p>0,237825</text:p>
          </table:table-cell>
          <table:table-cell office:value-type="float" office:value="1.26771">
            <text:p>1,26771</text:p>
          </table:table-cell>
          <table:table-cell office:value-type="float" office:value="0.146918">
            <text:p>0,146918</text:p>
          </table:table-cell>
          <table:table-cell office:value-type="float" office:value="0.124631">
            <text:p>0,124631</text:p>
          </table:table-cell>
          <table:table-cell office:value-type="float" office:value="0.271548">
            <text:p>0,271548</text:p>
          </table:table-cell>
          <table:table-cell office:value-type="float" office:value="1.13751">
            <text:p>1,13751</text:p>
          </table:table-cell>
          <table:table-cell office:value-type="float" office:value="0.146331">
            <text:p>0,146331</text:p>
          </table:table-cell>
          <table:table-cell office:value-type="float" office:value="1.28384">
            <text:p>1,28384</text:p>
          </table:table-cell>
          <table:table-cell office:value-type="float" office:value="1.09763">
            <text:p>1,09763</text:p>
          </table:table-cell>
          <table:table-cell office:value-type="float" office:value="0.105276">
            <text:p>0,105276</text:p>
          </table:table-cell>
          <table:table-cell office:value-type="float" office:value="1.20291">
            <text:p>1,20291</text:p>
          </table:table-cell>
          <table:table-cell office:value-type="float" office:value="0.478875">
            <text:p>0,478875</text:p>
          </table:table-cell>
          <table:table-cell office:value-type="float" office:value="0.060116">
            <text:p>0,060116</text:p>
          </table:table-cell>
          <table:table-cell office:value-type="float" office:value="0.538991">
            <text:p>0,538991</text:p>
          </table:table-cell>
        </table:table-row>
        <table:table-row table:style-name="ro1">
          <table:table-cell office:value-type="float" office:value="1.18443">
            <text:p>1,18443</text:p>
          </table:table-cell>
          <table:table-cell office:value-type="float" office:value="0.251901">
            <text:p>0,251901</text:p>
          </table:table-cell>
          <table:table-cell office:value-type="float" office:value="1.43633">
            <text:p>1,43633</text:p>
          </table:table-cell>
          <table:table-cell office:value-type="float" office:value="0.91259">
            <text:p>0,91259</text:p>
          </table:table-cell>
          <table:table-cell office:value-type="float" office:value="0.203515">
            <text:p>0,203515</text:p>
          </table:table-cell>
          <table:table-cell office:value-type="float" office:value="1.11611">
            <text:p>1,11611</text:p>
          </table:table-cell>
          <table:table-cell office:value-type="float" office:value="0.0146624">
            <text:p>0,0146624</text:p>
          </table:table-cell>
          <table:table-cell office:value-type="float" office:value="0.0885612">
            <text:p>0,0885612</text:p>
          </table:table-cell>
          <table:table-cell office:value-type="float" office:value="0.103224">
            <text:p>0,103224</text:p>
          </table:table-cell>
          <table:table-cell office:value-type="float" office:value="0.141639">
            <text:p>0,141639</text:p>
          </table:table-cell>
          <table:table-cell office:value-type="float" office:value="0.0826962">
            <text:p>0,0826962</text:p>
          </table:table-cell>
          <table:table-cell office:value-type="float" office:value="0.224335">
            <text:p>0,224335</text:p>
          </table:table-cell>
          <table:table-cell office:value-type="float" office:value="1.13634">
            <text:p>1,13634</text:p>
          </table:table-cell>
          <table:table-cell office:value-type="float" office:value="0.201462">
            <text:p>0,201462</text:p>
          </table:table-cell>
          <table:table-cell office:value-type="float" office:value="1.3378">
            <text:p>1,3378</text:p>
          </table:table-cell>
          <table:table-cell office:value-type="float" office:value="0.135774">
            <text:p>0,135774</text:p>
          </table:table-cell>
          <table:table-cell office:value-type="float" office:value="0.123751">
            <text:p>0,123751</text:p>
          </table:table-cell>
          <table:table-cell office:value-type="float" office:value="0.259525">
            <text:p>0,259525</text:p>
          </table:table-cell>
          <table:table-cell office:value-type="float" office:value="1.17534">
            <text:p>1,17534</text:p>
          </table:table-cell>
          <table:table-cell office:value-type="float" office:value="0.138413">
            <text:p>0,138413</text:p>
          </table:table-cell>
          <table:table-cell office:value-type="float" office:value="1.31375">
            <text:p>1,31375</text:p>
          </table:table-cell>
          <table:table-cell office:value-type="float" office:value="1.23546">
            <text:p>1,23546</text:p>
          </table:table-cell>
          <table:table-cell office:value-type="float" office:value="0.105863">
            <text:p>0,105863</text:p>
          </table:table-cell>
          <table:table-cell office:value-type="float" office:value="1.34132">
            <text:p>1,34132</text:p>
          </table:table-cell>
          <table:table-cell office:value-type="float" office:value="0.456588">
            <text:p>0,456588</text:p>
          </table:table-cell>
          <table:table-cell office:value-type="float" office:value="0.0551308">
            <text:p>0,0551308</text:p>
          </table:table-cell>
          <table:table-cell office:value-type="float" office:value="0.511719">
            <text:p>0,511719</text:p>
          </table:table-cell>
        </table:table-row>
        <table:table-row table:style-name="ro1">
          <table:table-cell office:value-type="float" office:value="1.13722">
            <text:p>1,13722</text:p>
          </table:table-cell>
          <table:table-cell office:value-type="float" office:value="0.227561">
            <text:p>0,227561</text:p>
          </table:table-cell>
          <table:table-cell office:value-type="float" office:value="1.36478">
            <text:p>1,36478</text:p>
          </table:table-cell>
          <table:table-cell office:value-type="float" office:value="0.877401">
            <text:p>0,877401</text:p>
          </table:table-cell>
          <table:table-cell office:value-type="float" office:value="0.205861">
            <text:p>0,205861</text:p>
          </table:table-cell>
          <table:table-cell office:value-type="float" office:value="1.08326">
            <text:p>1,08326</text:p>
          </table:table-cell>
          <table:table-cell office:value-type="float" office:value="0.0152489">
            <text:p>0,0152489</text:p>
          </table:table-cell>
          <table:table-cell office:value-type="float" office:value="0.131082">
            <text:p>0,131082</text:p>
          </table:table-cell>
          <table:table-cell office:value-type="float" office:value="0.146331">
            <text:p>0,146331</text:p>
          </table:table-cell>
          <table:table-cell office:value-type="float" office:value="0.165979">
            <text:p>0,165979</text:p>
          </table:table-cell>
          <table:table-cell office:value-type="float" office:value="0.0870949">
            <text:p>0,0870949</text:p>
          </table:table-cell>
          <table:table-cell office:value-type="float" office:value="0.253074">
            <text:p>0,253074</text:p>
          </table:table-cell>
          <table:table-cell office:value-type="float" office:value="1.06361">
            <text:p>1,06361</text:p>
          </table:table-cell>
          <table:table-cell office:value-type="float" office:value="0.201169">
            <text:p>0,201169</text:p>
          </table:table-cell>
          <table:table-cell office:value-type="float" office:value="1.26478">
            <text:p>1,26478</text:p>
          </table:table-cell>
          <table:table-cell office:value-type="float" office:value="0.143399">
            <text:p>0,143399</text:p>
          </table:table-cell>
          <table:table-cell office:value-type="float" office:value="0.123751">
            <text:p>0,123751</text:p>
          </table:table-cell>
          <table:table-cell office:value-type="float" office:value="0.26715">
            <text:p>0,26715</text:p>
          </table:table-cell>
          <table:table-cell office:value-type="float" office:value="2.58118">
            <text:p>2,58118</text:p>
          </table:table-cell>
          <table:table-cell office:value-type="float" office:value="0.341928">
            <text:p>0,341928</text:p>
          </table:table-cell>
          <table:table-cell office:value-type="float" office:value="2.9231">
            <text:p>2,9231</text:p>
          </table:table-cell>
          <table:table-cell office:value-type="float" office:value="1.65568">
            <text:p>1,65568</text:p>
          </table:table-cell>
          <table:table-cell office:value-type="float" office:value="0.166272">
            <text:p>0,166272</text:p>
          </table:table-cell>
          <table:table-cell office:value-type="float" office:value="1.82196">
            <text:p>1,82196</text:p>
          </table:table-cell>
          <table:table-cell office:value-type="float" office:value="0.520223">
            <text:p>0,520223</text:p>
          </table:table-cell>
          <table:table-cell office:value-type="float" office:value="0.0988249">
            <text:p>0,0988249</text:p>
          </table:table-cell>
          <table:table-cell office:value-type="float" office:value="0.619048">
            <text:p>0,619048</text:p>
          </table:table-cell>
        </table:table-row>
        <table:table-row table:style-name="ro1">
          <table:table-cell office:value-type="float" office:value="1.17593">
            <text:p>1,17593</text:p>
          </table:table-cell>
          <table:table-cell office:value-type="float" office:value="0.242517">
            <text:p>0,242517</text:p>
          </table:table-cell>
          <table:table-cell office:value-type="float" office:value="1.41844">
            <text:p>1,41844</text:p>
          </table:table-cell>
          <table:table-cell office:value-type="float" office:value="0.903793">
            <text:p>0,903793</text:p>
          </table:table-cell>
          <table:table-cell office:value-type="float" office:value="0.216124">
            <text:p>0,216124</text:p>
          </table:table-cell>
          <table:table-cell office:value-type="float" office:value="1.11992">
            <text:p>1,11992</text:p>
          </table:table-cell>
          <table:table-cell office:value-type="float" office:value="0.0155422">
            <text:p>0,0155422</text:p>
          </table:table-cell>
          <table:table-cell office:value-type="float" office:value="0.126977">
            <text:p>0,126977</text:p>
          </table:table-cell>
          <table:table-cell office:value-type="float" office:value="0.142519">
            <text:p>0,142519</text:p>
          </table:table-cell>
          <table:table-cell office:value-type="float" office:value="0.537232">
            <text:p>0,537232</text:p>
          </table:table-cell>
          <table:table-cell office:value-type="float" office:value="0.199996">
            <text:p>0,199996</text:p>
          </table:table-cell>
          <table:table-cell office:value-type="float" office:value="0.737228">
            <text:p>0,737228</text:p>
          </table:table-cell>
          <table:table-cell office:value-type="float" office:value="2.20523">
            <text:p>2,20523</text:p>
          </table:table-cell>
          <table:table-cell office:value-type="float" office:value="0.275947">
            <text:p>0,275947</text:p>
          </table:table-cell>
          <table:table-cell office:value-type="float" office:value="2.48118">
            <text:p>2,48118</text:p>
          </table:table-cell>
          <table:table-cell office:value-type="float" office:value="0.143692">
            <text:p>0,143692</text:p>
          </table:table-cell>
          <table:table-cell office:value-type="float" office:value="0.142519">
            <text:p>0,142519</text:p>
          </table:table-cell>
          <table:table-cell office:value-type="float" office:value="0.286211">
            <text:p>0,286211</text:p>
          </table:table-cell>
          <table:table-cell office:value-type="float" office:value="1.18062">
            <text:p>1,18062</text:p>
          </table:table-cell>
          <table:table-cell office:value-type="float" office:value="0.150437">
            <text:p>0,150437</text:p>
          </table:table-cell>
          <table:table-cell office:value-type="float" office:value="1.33106">
            <text:p>1,33106</text:p>
          </table:table-cell>
          <table:table-cell office:value-type="float" office:value="0.963909">
            <text:p>0,963909</text:p>
          </table:table-cell>
          <table:table-cell office:value-type="float" office:value="0.112021">
            <text:p>0,112021</text:p>
          </table:table-cell>
          <table:table-cell office:value-type="float" office:value="1.07593">
            <text:p>1,07593</text:p>
          </table:table-cell>
          <table:table-cell office:value-type="float" office:value="0.44955">
            <text:p>0,44955</text:p>
          </table:table-cell>
          <table:table-cell office:value-type="float" office:value="0.0674472">
            <text:p>0,0674472</text:p>
          </table:table-cell>
          <table:table-cell office:value-type="float" office:value="0.516998">
            <text:p>0,516998</text:p>
          </table:table-cell>
        </table:table-row>
        <table:table-row table:style-name="ro1">
          <table:table-cell office:value-type="float" office:value="2.01403">
            <text:p>2,01403</text:p>
          </table:table-cell>
          <table:table-cell office:value-type="float" office:value="0.459814">
            <text:p>0,459814</text:p>
          </table:table-cell>
          <table:table-cell office:value-type="float" office:value="2.47385">
            <text:p>2,47385</text:p>
          </table:table-cell>
          <table:table-cell office:value-type="float" office:value="0.960976">
            <text:p>0,960976</text:p>
          </table:table-cell>
          <table:table-cell office:value-type="float" office:value="0.24281">
            <text:p>0,24281</text:p>
          </table:table-cell>
          <table:table-cell office:value-type="float" office:value="1.20379">
            <text:p>1,20379</text:p>
          </table:table-cell>
          <table:table-cell office:value-type="float" office:value="0.0307911">
            <text:p>0,0307911</text:p>
          </table:table-cell>
          <table:table-cell office:value-type="float" office:value="0.348673">
            <text:p>0,348673</text:p>
          </table:table-cell>
          <table:table-cell office:value-type="float" office:value="0.379464">
            <text:p>0,379464</text:p>
          </table:table-cell>
          <table:table-cell office:value-type="float" office:value="0.169205">
            <text:p>0,169205</text:p>
          </table:table-cell>
          <table:table-cell office:value-type="float" office:value="0.0991181">
            <text:p>0,0991181</text:p>
          </table:table-cell>
          <table:table-cell office:value-type="float" office:value="0.268323">
            <text:p>0,268323</text:p>
          </table:table-cell>
          <table:table-cell office:value-type="float" office:value="1.12989">
            <text:p>1,12989</text:p>
          </table:table-cell>
          <table:table-cell office:value-type="float" office:value="0.253954">
            <text:p>0,253954</text:p>
          </table:table-cell>
          <table:table-cell office:value-type="float" office:value="1.38384">
            <text:p>1,38384</text:p>
          </table:table-cell>
          <table:table-cell office:value-type="float" office:value="0.130202">
            <text:p>0,130202</text:p>
          </table:table-cell>
          <table:table-cell office:value-type="float" office:value="0.169791">
            <text:p>0,169791</text:p>
          </table:table-cell>
          <table:table-cell office:value-type="float" office:value="0.299994">
            <text:p>0,299994</text:p>
          </table:table-cell>
          <table:table-cell office:value-type="float" office:value="1.44572">
            <text:p>1,44572</text:p>
          </table:table-cell>
          <table:table-cell office:value-type="float" office:value="0.156595">
            <text:p>0,156595</text:p>
          </table:table-cell>
          <table:table-cell office:value-type="float" office:value="1.60231">
            <text:p>1,60231</text:p>
          </table:table-cell>
          <table:table-cell office:value-type="float" office:value="0.978571">
            <text:p>0,978571</text:p>
          </table:table-cell>
          <table:table-cell office:value-type="float" office:value="0.119939">
            <text:p>0,119939</text:p>
          </table:table-cell>
          <table:table-cell office:value-type="float" office:value="1.09851">
            <text:p>1,09851</text:p>
          </table:table-cell>
          <table:table-cell office:value-type="float" office:value="0.419346">
            <text:p>0,419346</text:p>
          </table:table-cell>
          <table:table-cell office:value-type="float" office:value="0.0744852">
            <text:p>0,0744852</text:p>
          </table:table-cell>
          <table:table-cell office:value-type="float" office:value="0.493831">
            <text:p>0,49383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.62440693069307">
            <text:p>1,624406930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4965306930693">
            <text:p>1,249653069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6989242574257">
            <text:p>0,1669892426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9381795049505">
            <text:p>0,293817950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46702495049505">
            <text:p>1,4670249505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30064101980198">
            <text:p>0,3006410198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45731584158416">
            <text:p>1,457315841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16550478217822">
            <text:p>1,1655047822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73484435643564">
            <text:p>0,573484435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.32870752475248">
            <text:p>1,3287075248</text:p>
          </table:table-cell>
          <table:table-cell table:formula="of:=AVERAGE([.B7:.B107])" office:value-type="float" office:value="0.295699366336634">
            <text:p>0,295699366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1.0075942970297">
            <text:p>1,007594297</text:p>
          </table:table-cell>
          <table:table-cell table:formula="of:=AVERAGE([.E7:.E107])" office:value-type="float" office:value="0.24205798019802">
            <text:p>0,242057980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69329277227723">
            <text:p>0,0169329277</text:p>
          </table:table-cell>
          <table:table-cell table:formula="of:=AVERAGE([.H7:.H107])" office:value-type="float" office:value="0.150056266336634">
            <text:p>0,1500562663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83530207920792">
            <text:p>0,1835302079</text:p>
          </table:table-cell>
          <table:table-cell table:formula="of:=AVERAGE([.K7:.K107])" office:value-type="float" office:value="0.110287725742574">
            <text:p>0,1102877257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.22621861386139">
            <text:p>1,2262186139</text:p>
          </table:table-cell>
          <table:table-cell table:formula="of:=AVERAGE([.N7:.N107])" office:value-type="float" office:value="0.240806712871287">
            <text:p>0,240806712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152379059405941">
            <text:p>0,1523790594</text:p>
          </table:table-cell>
          <table:table-cell table:formula="of:=AVERAGE([.Q7:.Q107])" office:value-type="float" office:value="0.14826199009901">
            <text:p>0,148261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29160455445545">
            <text:p>1,2916045545</text:p>
          </table:table-cell>
          <table:table-cell table:formula="of:=AVERAGE([.T7:.T107])" office:value-type="float" office:value="0.165711683168317">
            <text:p>0,1657116832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.03634720792079">
            <text:p>1,0363472079</text:p>
          </table:table-cell>
          <table:table-cell table:formula="of:=AVERAGE([.W7:.W107])" office:value-type="float" office:value="0.129157316831683">
            <text:p>0,129157316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501864910891089">
            <text:p>0,5018649109</text:p>
          </table:table-cell>
          <table:table-cell table:formula="of:=AVERAGE([.Z7:.Z107])" office:value-type="float" office:value="0.0716195089108911">
            <text:p>0,0716195089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.00787">
            <text:p>2,00787</text:p>
          </table:table-cell>
          <table:table-cell office:value-type="float" office:value="0.266856">
            <text:p>0,266856</text:p>
          </table:table-cell>
          <table:table-cell office:value-type="float" office:value="2.27473">
            <text:p>2,27473</text:p>
          </table:table-cell>
          <table:table-cell office:value-type="float" office:value="0.845143">
            <text:p>0,845143</text:p>
          </table:table-cell>
          <table:table-cell office:value-type="float" office:value="0.209966">
            <text:p>0,209966</text:p>
          </table:table-cell>
          <table:table-cell office:value-type="float" office:value="1.05511">
            <text:p>1,05511</text:p>
          </table:table-cell>
          <table:table-cell office:value-type="float" office:value="0.0143692">
            <text:p>0,0143692</text:p>
          </table:table-cell>
          <table:table-cell office:value-type="float" office:value="0.14897">
            <text:p>0,14897</text:p>
          </table:table-cell>
          <table:table-cell office:value-type="float" office:value="0.16334">
            <text:p>0,16334</text:p>
          </table:table-cell>
          <table:table-cell office:value-type="float" office:value="0.163046">
            <text:p>0,163046</text:p>
          </table:table-cell>
          <table:table-cell office:value-type="float" office:value="0.0914936">
            <text:p>0,0914936</text:p>
          </table:table-cell>
          <table:table-cell office:value-type="float" office:value="0.25454">
            <text:p>0,25454</text:p>
          </table:table-cell>
          <table:table-cell office:value-type="float" office:value="1.05335">
            <text:p>1,05335</text:p>
          </table:table-cell>
          <table:table-cell office:value-type="float" office:value="0.238998">
            <text:p>0,238998</text:p>
          </table:table-cell>
          <table:table-cell office:value-type="float" office:value="1.29235">
            <text:p>1,29235</text:p>
          </table:table-cell>
          <table:table-cell office:value-type="float" office:value="0.134015">
            <text:p>0,134015</text:p>
          </table:table-cell>
          <table:table-cell office:value-type="float" office:value="0.129323">
            <text:p>0,129323</text:p>
          </table:table-cell>
          <table:table-cell office:value-type="float" office:value="0.263337">
            <text:p>0,263337</text:p>
          </table:table-cell>
          <table:table-cell office:value-type="float" office:value="1.13429">
            <text:p>1,13429</text:p>
          </table:table-cell>
          <table:table-cell office:value-type="float" office:value="0.148677">
            <text:p>0,148677</text:p>
          </table:table-cell>
          <table:table-cell office:value-type="float" office:value="1.28296">
            <text:p>1,28296</text:p>
          </table:table-cell>
          <table:table-cell office:value-type="float" office:value="0.922561">
            <text:p>0,922561</text:p>
          </table:table-cell>
          <table:table-cell office:value-type="float" office:value="0.117593">
            <text:p>0,117593</text:p>
          </table:table-cell>
          <table:table-cell office:value-type="float" office:value="1.04015">
            <text:p>1,04015</text:p>
          </table:table-cell>
          <table:table-cell office:value-type="float" office:value="0.398818">
            <text:p>0,398818</text:p>
          </table:table-cell>
          <table:table-cell office:value-type="float" office:value="0.05777">
            <text:p>0,05777</text:p>
          </table:table-cell>
          <table:table-cell office:value-type="float" office:value="0.456588">
            <text:p>0,456588</text:p>
          </table:table-cell>
        </table:table-row>
        <table:table-row table:style-name="ro1">
          <table:table-cell office:value-type="float" office:value="1.0859">
            <text:p>1,0859</text:p>
          </table:table-cell>
          <table:table-cell office:value-type="float" office:value="0.256593">
            <text:p>0,256593</text:p>
          </table:table-cell>
          <table:table-cell office:value-type="float" office:value="1.34249">
            <text:p>1,34249</text:p>
          </table:table-cell>
          <table:table-cell office:value-type="float" office:value="0.946607">
            <text:p>0,946607</text:p>
          </table:table-cell>
          <table:table-cell office:value-type="float" office:value="0.241344">
            <text:p>0,241344</text:p>
          </table:table-cell>
          <table:table-cell office:value-type="float" office:value="1.18795">
            <text:p>1,18795</text:p>
          </table:table-cell>
          <table:table-cell office:value-type="float" office:value="0.0175949">
            <text:p>0,0175949</text:p>
          </table:table-cell>
          <table:table-cell office:value-type="float" office:value="0.148384">
            <text:p>0,148384</text:p>
          </table:table-cell>
          <table:table-cell office:value-type="float" office:value="0.165979">
            <text:p>0,165979</text:p>
          </table:table-cell>
          <table:table-cell office:value-type="float" office:value="0.158061">
            <text:p>0,158061</text:p>
          </table:table-cell>
          <table:table-cell office:value-type="float" office:value="0.0944261">
            <text:p>0,0944261</text:p>
          </table:table-cell>
          <table:table-cell office:value-type="float" office:value="0.252487">
            <text:p>0,252487</text:p>
          </table:table-cell>
          <table:table-cell office:value-type="float" office:value="1.20467">
            <text:p>1,20467</text:p>
          </table:table-cell>
          <table:table-cell office:value-type="float" office:value="0.238411">
            <text:p>0,238411</text:p>
          </table:table-cell>
          <table:table-cell office:value-type="float" office:value="1.44308">
            <text:p>1,44308</text:p>
          </table:table-cell>
          <table:table-cell office:value-type="float" office:value="0.150143">
            <text:p>0,150143</text:p>
          </table:table-cell>
          <table:table-cell office:value-type="float" office:value="0.135774">
            <text:p>0,135774</text:p>
          </table:table-cell>
          <table:table-cell office:value-type="float" office:value="0.285918">
            <text:p>0,285918</text:p>
          </table:table-cell>
          <table:table-cell office:value-type="float" office:value="1.26478">
            <text:p>1,26478</text:p>
          </table:table-cell>
          <table:table-cell office:value-type="float" office:value="0.174483">
            <text:p>0,174483</text:p>
          </table:table-cell>
          <table:table-cell office:value-type="float" office:value="1.43927">
            <text:p>1,43927</text:p>
          </table:table-cell>
          <table:table-cell office:value-type="float" office:value="0.987955">
            <text:p>0,987955</text:p>
          </table:table-cell>
          <table:table-cell office:value-type="float" office:value="0.124044">
            <text:p>0,124044</text:p>
          </table:table-cell>
          <table:table-cell office:value-type="float" office:value="1.112">
            <text:p>1,112</text:p>
          </table:table-cell>
          <table:table-cell office:value-type="float" office:value="0.445445">
            <text:p>0,445445</text:p>
          </table:table-cell>
          <table:table-cell office:value-type="float" office:value="0.0627553">
            <text:p>0,0627553</text:p>
          </table:table-cell>
          <table:table-cell office:value-type="float" office:value="0.5082">
            <text:p>0,5082</text:p>
          </table:table-cell>
        </table:table-row>
        <table:table-row table:style-name="ro1">
          <table:table-cell office:value-type="float" office:value="1.11259">
            <text:p>1,11259</text:p>
          </table:table-cell>
          <table:table-cell office:value-type="float" office:value="0.265683">
            <text:p>0,265683</text:p>
          </table:table-cell>
          <table:table-cell office:value-type="float" office:value="1.37827">
            <text:p>1,37827</text:p>
          </table:table-cell>
          <table:table-cell office:value-type="float" office:value="0.929599">
            <text:p>0,929599</text:p>
          </table:table-cell>
          <table:table-cell office:value-type="float" office:value="0.408496">
            <text:p>0,408496</text:p>
          </table:table-cell>
          <table:table-cell office:value-type="float" office:value="1.33809">
            <text:p>1,33809</text:p>
          </table:table-cell>
          <table:table-cell office:value-type="float" office:value="0.0149557">
            <text:p>0,0149557</text:p>
          </table:table-cell>
          <table:table-cell office:value-type="float" office:value="0.135774">
            <text:p>0,135774</text:p>
          </table:table-cell>
          <table:table-cell office:value-type="float" office:value="0.15073">
            <text:p>0,15073</text:p>
          </table:table-cell>
          <table:table-cell office:value-type="float" office:value="0.161873">
            <text:p>0,161873</text:p>
          </table:table-cell>
          <table:table-cell office:value-type="float" office:value="0.0938396">
            <text:p>0,0938396</text:p>
          </table:table-cell>
          <table:table-cell office:value-type="float" office:value="0.255713">
            <text:p>0,255713</text:p>
          </table:table-cell>
          <table:table-cell office:value-type="float" office:value="1.16596">
            <text:p>1,16596</text:p>
          </table:table-cell>
          <table:table-cell office:value-type="float" office:value="0.244276">
            <text:p>0,244276</text:p>
          </table:table-cell>
          <table:table-cell office:value-type="float" office:value="1.41023">
            <text:p>1,41023</text:p>
          </table:table-cell>
          <table:table-cell office:value-type="float" office:value="0.133721">
            <text:p>0,133721</text:p>
          </table:table-cell>
          <table:table-cell office:value-type="float" office:value="0.12815">
            <text:p>0,12815</text:p>
          </table:table-cell>
          <table:table-cell office:value-type="float" office:value="0.261871">
            <text:p>0,261871</text:p>
          </table:table-cell>
          <table:table-cell office:value-type="float" office:value="1.17593">
            <text:p>1,17593</text:p>
          </table:table-cell>
          <table:table-cell office:value-type="float" office:value="0.157475">
            <text:p>0,157475</text:p>
          </table:table-cell>
          <table:table-cell office:value-type="float" office:value="1.3334">
            <text:p>1,3334</text:p>
          </table:table-cell>
          <table:table-cell office:value-type="float" office:value="0.915816">
            <text:p>0,915816</text:p>
          </table:table-cell>
          <table:table-cell office:value-type="float" office:value="0.11642">
            <text:p>0,11642</text:p>
          </table:table-cell>
          <table:table-cell office:value-type="float" office:value="1.03224">
            <text:p>1,03224</text:p>
          </table:table-cell>
          <table:table-cell office:value-type="float" office:value="0.401458">
            <text:p>0,401458</text:p>
          </table:table-cell>
          <table:table-cell office:value-type="float" office:value="0.0604093">
            <text:p>0,0604093</text:p>
          </table:table-cell>
          <table:table-cell office:value-type="float" office:value="0.461867">
            <text:p>0,461867</text:p>
          </table:table-cell>
        </table:table-row>
        <table:table-row table:style-name="ro1">
          <table:table-cell office:value-type="float" office:value="1.18883">
            <text:p>1,18883</text:p>
          </table:table-cell>
          <table:table-cell office:value-type="float" office:value="0.245743">
            <text:p>0,245743</text:p>
          </table:table-cell>
          <table:table-cell office:value-type="float" office:value="1.43457">
            <text:p>1,43457</text:p>
          </table:table-cell>
          <table:table-cell office:value-type="float" office:value="0.846023">
            <text:p>0,846023</text:p>
          </table:table-cell>
          <table:table-cell office:value-type="float" office:value="0.258939">
            <text:p>0,258939</text:p>
          </table:table-cell>
          <table:table-cell office:value-type="float" office:value="1.10496">
            <text:p>1,10496</text:p>
          </table:table-cell>
          <table:table-cell office:value-type="float" office:value="0.0164219">
            <text:p>0,0164219</text:p>
          </table:table-cell>
          <table:table-cell office:value-type="float" office:value="0.147797">
            <text:p>0,147797</text:p>
          </table:table-cell>
          <table:table-cell table:number-columns-repeated="2" office:value-type="float" office:value="0.164219">
            <text:p>0,164219</text:p>
          </table:table-cell>
          <table:table-cell office:value-type="float" office:value="0.0947194">
            <text:p>0,0947194</text:p>
          </table:table-cell>
          <table:table-cell office:value-type="float" office:value="0.258939">
            <text:p>0,258939</text:p>
          </table:table-cell>
          <table:table-cell office:value-type="float" office:value="1.21376">
            <text:p>1,21376</text:p>
          </table:table-cell>
          <table:table-cell office:value-type="float" office:value="0.252487">
            <text:p>0,252487</text:p>
          </table:table-cell>
          <table:table-cell office:value-type="float" office:value="1.46624">
            <text:p>1,46624</text:p>
          </table:table-cell>
          <table:table-cell office:value-type="float" office:value="0.136947">
            <text:p>0,136947</text:p>
          </table:table-cell>
          <table:table-cell office:value-type="float" office:value="0.132842">
            <text:p>0,132842</text:p>
          </table:table-cell>
          <table:table-cell office:value-type="float" office:value="0.269789">
            <text:p>0,269789</text:p>
          </table:table-cell>
          <table:table-cell office:value-type="float" office:value="1.35862">
            <text:p>1,35862</text:p>
          </table:table-cell>
          <table:table-cell office:value-type="float" office:value="0.169205">
            <text:p>0,169205</text:p>
          </table:table-cell>
          <table:table-cell office:value-type="float" office:value="1.52783">
            <text:p>1,52783</text:p>
          </table:table-cell>
          <table:table-cell office:value-type="float" office:value="1.90436">
            <text:p>1,90436</text:p>
          </table:table-cell>
          <table:table-cell office:value-type="float" office:value="0.12727">
            <text:p>0,12727</text:p>
          </table:table-cell>
          <table:table-cell office:value-type="float" office:value="2.03163">
            <text:p>2,03163</text:p>
          </table:table-cell>
          <table:table-cell office:value-type="float" office:value="0.426677">
            <text:p>0,426677</text:p>
          </table:table-cell>
          <table:table-cell office:value-type="float" office:value="0.061289">
            <text:p>0,061289</text:p>
          </table:table-cell>
          <table:table-cell office:value-type="float" office:value="0.487966">
            <text:p>0,487966</text:p>
          </table:table-cell>
        </table:table-row>
        <table:table-row table:style-name="ro1">
          <table:table-cell office:value-type="float" office:value="1.15657">
            <text:p>1,15657</text:p>
          </table:table-cell>
          <table:table-cell office:value-type="float" office:value="0.239878">
            <text:p>0,239878</text:p>
          </table:table-cell>
          <table:table-cell office:value-type="float" office:value="1.39645">
            <text:p>1,39645</text:p>
          </table:table-cell>
          <table:table-cell office:value-type="float" office:value="0.831947">
            <text:p>0,831947</text:p>
          </table:table-cell>
          <table:table-cell office:value-type="float" office:value="0.194424">
            <text:p>0,194424</text:p>
          </table:table-cell>
          <table:table-cell office:value-type="float" office:value="1.02637">
            <text:p>1,02637</text:p>
          </table:table-cell>
          <table:table-cell office:value-type="float" office:value="0.0161287">
            <text:p>0,0161287</text:p>
          </table:table-cell>
          <table:table-cell office:value-type="float" office:value="0.119352">
            <text:p>0,119352</text:p>
          </table:table-cell>
          <table:table-cell office:value-type="float" office:value="0.135481">
            <text:p>0,135481</text:p>
          </table:table-cell>
          <table:table-cell office:value-type="float" office:value="0.172724">
            <text:p>0,172724</text:p>
          </table:table-cell>
          <table:table-cell office:value-type="float" office:value="0.0923734">
            <text:p>0,0923734</text:p>
          </table:table-cell>
          <table:table-cell office:value-type="float" office:value="0.265097">
            <text:p>0,265097</text:p>
          </table:table-cell>
          <table:table-cell office:value-type="float" office:value="1.06127">
            <text:p>1,06127</text:p>
          </table:table-cell>
          <table:table-cell office:value-type="float" office:value="0.210553">
            <text:p>0,210553</text:p>
          </table:table-cell>
          <table:table-cell office:value-type="float" office:value="1.27182">
            <text:p>1,27182</text:p>
          </table:table-cell>
          <table:table-cell office:value-type="float" office:value="0.139">
            <text:p>0,139</text:p>
          </table:table-cell>
          <table:table-cell office:value-type="float" office:value="0.136361">
            <text:p>0,136361</text:p>
          </table:table-cell>
          <table:table-cell office:value-type="float" office:value="0.275361">
            <text:p>0,275361</text:p>
          </table:table-cell>
          <table:table-cell office:value-type="float" office:value="1.15423">
            <text:p>1,15423</text:p>
          </table:table-cell>
          <table:table-cell office:value-type="float" office:value="0.162753">
            <text:p>0,162753</text:p>
          </table:table-cell>
          <table:table-cell office:value-type="float" office:value="1.31698">
            <text:p>1,31698</text:p>
          </table:table-cell>
          <table:table-cell office:value-type="float" office:value="0.908192">
            <text:p>0,908192</text:p>
          </table:table-cell>
          <table:table-cell office:value-type="float" office:value="0.110555">
            <text:p>0,110555</text:p>
          </table:table-cell>
          <table:table-cell office:value-type="float" office:value="1.01875">
            <text:p>1,01875</text:p>
          </table:table-cell>
          <table:table-cell office:value-type="float" office:value="0.40527">
            <text:p>0,40527</text:p>
          </table:table-cell>
          <table:table-cell office:value-type="float" office:value="0.0568903">
            <text:p>0,0568903</text:p>
          </table:table-cell>
          <table:table-cell office:value-type="float" office:value="0.46216">
            <text:p>0,46216</text:p>
          </table:table-cell>
        </table:table-row>
        <table:table-row table:style-name="ro1">
          <table:table-cell office:value-type="float" office:value="1.0988">
            <text:p>1,0988</text:p>
          </table:table-cell>
          <table:table-cell office:value-type="float" office:value="0.231667">
            <text:p>0,231667</text:p>
          </table:table-cell>
          <table:table-cell office:value-type="float" office:value="1.33047">
            <text:p>1,33047</text:p>
          </table:table-cell>
          <table:table-cell office:value-type="float" office:value="0.850715">
            <text:p>0,850715</text:p>
          </table:table-cell>
          <table:table-cell office:value-type="float" office:value="0.260991">
            <text:p>0,260991</text:p>
          </table:table-cell>
          <table:table-cell office:value-type="float" office:value="1.11171">
            <text:p>1,11171</text:p>
          </table:table-cell>
          <table:table-cell office:value-type="float" office:value="0.0143692">
            <text:p>0,0143692</text:p>
          </table:table-cell>
          <table:table-cell office:value-type="float" office:value="0.155129">
            <text:p>0,155129</text:p>
          </table:table-cell>
          <table:table-cell office:value-type="float" office:value="0.169498">
            <text:p>0,169498</text:p>
          </table:table-cell>
          <table:table-cell office:value-type="float" office:value="0.173603">
            <text:p>0,173603</text:p>
          </table:table-cell>
          <table:table-cell office:value-type="float" office:value="0.0894409">
            <text:p>0,0894409</text:p>
          </table:table-cell>
          <table:table-cell office:value-type="float" office:value="0.263044">
            <text:p>0,263044</text:p>
          </table:table-cell>
          <table:table-cell office:value-type="float" office:value="1.06479">
            <text:p>1,06479</text:p>
          </table:table-cell>
          <table:table-cell office:value-type="float" office:value="0.205274">
            <text:p>0,205274</text:p>
          </table:table-cell>
          <table:table-cell office:value-type="float" office:value="1.27006">
            <text:p>1,27006</text:p>
          </table:table-cell>
          <table:table-cell office:value-type="float" office:value="0.165099">
            <text:p>0,165099</text:p>
          </table:table-cell>
          <table:table-cell office:value-type="float" office:value="0.125804">
            <text:p>0,125804</text:p>
          </table:table-cell>
          <table:table-cell office:value-type="float" office:value="0.290903">
            <text:p>0,290903</text:p>
          </table:table-cell>
          <table:table-cell office:value-type="float" office:value="1.25892">
            <text:p>1,25892</text:p>
          </table:table-cell>
          <table:table-cell office:value-type="float" office:value="0.141932">
            <text:p>0,141932</text:p>
          </table:table-cell>
          <table:table-cell office:value-type="float" office:value="1.40085">
            <text:p>1,40085</text:p>
          </table:table-cell>
          <table:table-cell office:value-type="float" office:value="0.928426">
            <text:p>0,928426</text:p>
          </table:table-cell>
          <table:table-cell office:value-type="float" office:value="0.106156">
            <text:p>0,106156</text:p>
          </table:table-cell>
          <table:table-cell office:value-type="float" office:value="1.03458">
            <text:p>1,03458</text:p>
          </table:table-cell>
          <table:table-cell office:value-type="float" office:value="0.420226">
            <text:p>0,420226</text:p>
          </table:table-cell>
          <table:table-cell office:value-type="float" office:value="0.0557173">
            <text:p>0,0557173</text:p>
          </table:table-cell>
          <table:table-cell office:value-type="float" office:value="0.475943">
            <text:p>0,475943</text:p>
          </table:table-cell>
        </table:table-row>
        <table:table-row table:style-name="ro1">
          <table:table-cell office:value-type="float" office:value="1.19088">
            <text:p>1,19088</text:p>
          </table:table-cell>
          <table:table-cell office:value-type="float" office:value="0.23284">
            <text:p>0,23284</text:p>
          </table:table-cell>
          <table:table-cell office:value-type="float" office:value="1.42372">
            <text:p>1,42372</text:p>
          </table:table-cell>
          <table:table-cell office:value-type="float" office:value="0.916696">
            <text:p>0,916696</text:p>
          </table:table-cell>
          <table:table-cell office:value-type="float" office:value="0.193251">
            <text:p>0,193251</text:p>
          </table:table-cell>
          <table:table-cell office:value-type="float" office:value="1.10995">
            <text:p>1,10995</text:p>
          </table:table-cell>
          <table:table-cell office:value-type="float" office:value="0.0140759">
            <text:p>0,0140759</text:p>
          </table:table-cell>
          <table:table-cell office:value-type="float" office:value="0.147211">
            <text:p>0,147211</text:p>
          </table:table-cell>
          <table:table-cell office:value-type="float" office:value="0.161287">
            <text:p>0,161287</text:p>
          </table:table-cell>
          <table:table-cell office:value-type="float" office:value="0.165686">
            <text:p>0,165686</text:p>
          </table:table-cell>
          <table:table-cell office:value-type="float" office:value="0.0897341">
            <text:p>0,0897341</text:p>
          </table:table-cell>
          <table:table-cell office:value-type="float" office:value="0.25542">
            <text:p>0,25542</text:p>
          </table:table-cell>
          <table:table-cell office:value-type="float" office:value="1.10408">
            <text:p>1,10408</text:p>
          </table:table-cell>
          <table:table-cell office:value-type="float" office:value="0.204394">
            <text:p>0,204394</text:p>
          </table:table-cell>
          <table:table-cell office:value-type="float" office:value="1.30848">
            <text:p>1,30848</text:p>
          </table:table-cell>
          <table:table-cell office:value-type="float" office:value="0.118473">
            <text:p>0,118473</text:p>
          </table:table-cell>
          <table:table-cell office:value-type="float" office:value="0.130789">
            <text:p>0,130789</text:p>
          </table:table-cell>
          <table:table-cell office:value-type="float" office:value="0.249262">
            <text:p>0,249262</text:p>
          </table:table-cell>
          <table:table-cell office:value-type="float" office:value="1.16009">
            <text:p>1,16009</text:p>
          </table:table-cell>
          <table:table-cell office:value-type="float" office:value="0.145451">
            <text:p>0,145451</text:p>
          </table:table-cell>
          <table:table-cell office:value-type="float" office:value="1.30554">
            <text:p>1,30554</text:p>
          </table:table-cell>
          <table:table-cell office:value-type="float" office:value="0.958337">
            <text:p>0,958337</text:p>
          </table:table-cell>
          <table:table-cell office:value-type="float" office:value="0.112021">
            <text:p>0,112021</text:p>
          </table:table-cell>
          <table:table-cell office:value-type="float" office:value="1.07036">
            <text:p>1,07036</text:p>
          </table:table-cell>
          <table:table-cell office:value-type="float" office:value="0.432835">
            <text:p>0,432835</text:p>
          </table:table-cell>
          <table:table-cell office:value-type="float" office:value="0.0630485">
            <text:p>0,0630485</text:p>
          </table:table-cell>
          <table:table-cell office:value-type="float" office:value="0.495884">
            <text:p>0,495884</text:p>
          </table:table-cell>
        </table:table-row>
        <table:table-row table:style-name="ro1">
          <table:table-cell office:value-type="float" office:value="1.16508">
            <text:p>1,16508</text:p>
          </table:table-cell>
          <table:table-cell office:value-type="float" office:value="0.253367">
            <text:p>0,253367</text:p>
          </table:table-cell>
          <table:table-cell office:value-type="float" office:value="1.41844">
            <text:p>1,41844</text:p>
          </table:table-cell>
          <table:table-cell office:value-type="float" office:value="0.858339">
            <text:p>0,858339</text:p>
          </table:table-cell>
          <table:table-cell office:value-type="float" office:value="0.217884">
            <text:p>0,217884</text:p>
          </table:table-cell>
          <table:table-cell office:value-type="float" office:value="1.07622">
            <text:p>1,07622</text:p>
          </table:table-cell>
          <table:table-cell office:value-type="float" office:value="0.0243397">
            <text:p>0,0243397</text:p>
          </table:table-cell>
          <table:table-cell office:value-type="float" office:value="0.158648">
            <text:p>0,158648</text:p>
          </table:table-cell>
          <table:table-cell office:value-type="float" office:value="0.182987">
            <text:p>0,182987</text:p>
          </table:table-cell>
          <table:table-cell office:value-type="float" office:value="0.325799">
            <text:p>0,325799</text:p>
          </table:table-cell>
          <table:table-cell office:value-type="float" office:value="0.121992">
            <text:p>0,121992</text:p>
          </table:table-cell>
          <table:table-cell office:value-type="float" office:value="0.447791">
            <text:p>0,447791</text:p>
          </table:table-cell>
          <table:table-cell office:value-type="float" office:value="1.85832">
            <text:p>1,85832</text:p>
          </table:table-cell>
          <table:table-cell office:value-type="float" office:value="0.268323">
            <text:p>0,268323</text:p>
          </table:table-cell>
          <table:table-cell office:value-type="float" office:value="2.12664">
            <text:p>2,12664</text:p>
          </table:table-cell>
          <table:table-cell office:value-type="float" office:value="0.134894">
            <text:p>0,134894</text:p>
          </table:table-cell>
          <table:table-cell office:value-type="float" office:value="0.180935">
            <text:p>0,180935</text:p>
          </table:table-cell>
          <table:table-cell office:value-type="float" office:value="0.315829">
            <text:p>0,315829</text:p>
          </table:table-cell>
          <table:table-cell office:value-type="float" office:value="1.21816">
            <text:p>1,21816</text:p>
          </table:table-cell>
          <table:table-cell office:value-type="float" office:value="0.151023">
            <text:p>0,151023</text:p>
          </table:table-cell>
          <table:table-cell office:value-type="float" office:value="1.36918">
            <text:p>1,36918</text:p>
          </table:table-cell>
          <table:table-cell office:value-type="float" office:value="1.03575">
            <text:p>1,03575</text:p>
          </table:table-cell>
          <table:table-cell office:value-type="float" office:value="0.1173">
            <text:p>0,1173</text:p>
          </table:table-cell>
          <table:table-cell office:value-type="float" office:value="1.15305">
            <text:p>1,15305</text:p>
          </table:table-cell>
          <table:table-cell office:value-type="float" office:value="0.421105">
            <text:p>0,421105</text:p>
          </table:table-cell>
          <table:table-cell office:value-type="float" office:value="0.0598228">
            <text:p>0,0598228</text:p>
          </table:table-cell>
          <table:table-cell office:value-type="float" office:value="0.480928">
            <text:p>0,480928</text:p>
          </table:table-cell>
        </table:table-row>
        <table:table-row table:style-name="ro1">
          <table:table-cell office:value-type="float" office:value="2.68029">
            <text:p>2,68029</text:p>
          </table:table-cell>
          <table:table-cell office:value-type="float" office:value="0.521396">
            <text:p>0,521396</text:p>
          </table:table-cell>
          <table:table-cell office:value-type="float" office:value="3.20169">
            <text:p>3,20169</text:p>
          </table:table-cell>
          <table:table-cell office:value-type="float" office:value="1.20144">
            <text:p>1,20144</text:p>
          </table:table-cell>
          <table:table-cell office:value-type="float" office:value="0.217004">
            <text:p>0,217004</text:p>
          </table:table-cell>
          <table:table-cell office:value-type="float" office:value="1.41844">
            <text:p>1,41844</text:p>
          </table:table-cell>
          <table:table-cell office:value-type="float" office:value="0.0161287">
            <text:p>0,0161287</text:p>
          </table:table-cell>
          <table:table-cell office:value-type="float" office:value="0.217297">
            <text:p>0,217297</text:p>
          </table:table-cell>
          <table:table-cell office:value-type="float" office:value="0.233426">
            <text:p>0,233426</text:p>
          </table:table-cell>
          <table:table-cell office:value-type="float" office:value="0.150143">
            <text:p>0,150143</text:p>
          </table:table-cell>
          <table:table-cell office:value-type="float" office:value="0.157475">
            <text:p>0,157475</text:p>
          </table:table-cell>
          <table:table-cell office:value-type="float" office:value="0.307618">
            <text:p>0,307618</text:p>
          </table:table-cell>
          <table:table-cell office:value-type="float" office:value="1.27915">
            <text:p>1,27915</text:p>
          </table:table-cell>
          <table:table-cell office:value-type="float" office:value="0.297061">
            <text:p>0,297061</text:p>
          </table:table-cell>
          <table:table-cell office:value-type="float" office:value="1.57621">
            <text:p>1,57621</text:p>
          </table:table-cell>
          <table:table-cell office:value-type="float" office:value="0.320814">
            <text:p>0,320814</text:p>
          </table:table-cell>
          <table:table-cell office:value-type="float" office:value="0.158941">
            <text:p>0,158941</text:p>
          </table:table-cell>
          <table:table-cell office:value-type="float" office:value="0.479755">
            <text:p>0,479755</text:p>
          </table:table-cell>
          <table:table-cell office:value-type="float" office:value="1.37739">
            <text:p>1,37739</text:p>
          </table:table-cell>
          <table:table-cell office:value-type="float" office:value="0.189439">
            <text:p>0,189439</text:p>
          </table:table-cell>
          <table:table-cell office:value-type="float" office:value="1.56683">
            <text:p>1,56683</text:p>
          </table:table-cell>
          <table:table-cell office:value-type="float" office:value="1.11112">
            <text:p>1,11112</text:p>
          </table:table-cell>
          <table:table-cell office:value-type="float" office:value="0.145451">
            <text:p>0,145451</text:p>
          </table:table-cell>
          <table:table-cell office:value-type="float" office:value="1.25657">
            <text:p>1,25657</text:p>
          </table:table-cell>
          <table:table-cell office:value-type="float" office:value="0.520223">
            <text:p>0,520223</text:p>
          </table:table-cell>
          <table:table-cell office:value-type="float" office:value="0.071846">
            <text:p>0,071846</text:p>
          </table:table-cell>
          <table:table-cell office:value-type="float" office:value="0.592069">
            <text:p>0,592069</text:p>
          </table:table-cell>
        </table:table-row>
        <table:table-row table:style-name="ro1">
          <table:table-cell office:value-type="float" office:value="1.34982">
            <text:p>1,34982</text:p>
          </table:table-cell>
          <table:table-cell office:value-type="float" office:value="0.322867">
            <text:p>0,322867</text:p>
          </table:table-cell>
          <table:table-cell office:value-type="float" office:value="1.67269">
            <text:p>1,67269</text:p>
          </table:table-cell>
          <table:table-cell office:value-type="float" office:value="0.996166">
            <text:p>0,996166</text:p>
          </table:table-cell>
          <table:table-cell office:value-type="float" office:value="0.249555">
            <text:p>0,249555</text:p>
          </table:table-cell>
          <table:table-cell office:value-type="float" office:value="1.24572">
            <text:p>1,24572</text:p>
          </table:table-cell>
          <table:table-cell office:value-type="float" office:value="0.0173017">
            <text:p>0,0173017</text:p>
          </table:table-cell>
          <table:table-cell office:value-type="float" office:value="0.164806">
            <text:p>0,164806</text:p>
          </table:table-cell>
          <table:table-cell office:value-type="float" office:value="0.182108">
            <text:p>0,182108</text:p>
          </table:table-cell>
          <table:table-cell office:value-type="float" office:value="0.217591">
            <text:p>0,217591</text:p>
          </table:table-cell>
          <table:table-cell office:value-type="float" office:value="0.107036">
            <text:p>0,107036</text:p>
          </table:table-cell>
          <table:table-cell office:value-type="float" office:value="0.324626">
            <text:p>0,324626</text:p>
          </table:table-cell>
          <table:table-cell office:value-type="float" office:value="1.2639">
            <text:p>1,2639</text:p>
          </table:table-cell>
          <table:table-cell office:value-type="float" office:value="0.261578">
            <text:p>0,261578</text:p>
          </table:table-cell>
          <table:table-cell office:value-type="float" office:value="1.52548">
            <text:p>1,52548</text:p>
          </table:table-cell>
          <table:table-cell office:value-type="float" office:value="0.129323">
            <text:p>0,129323</text:p>
          </table:table-cell>
          <table:table-cell office:value-type="float" office:value="0.172724">
            <text:p>0,172724</text:p>
          </table:table-cell>
          <table:table-cell office:value-type="float" office:value="0.302046">
            <text:p>0,302046</text:p>
          </table:table-cell>
          <table:table-cell office:value-type="float" office:value="1.47651">
            <text:p>1,47651</text:p>
          </table:table-cell>
          <table:table-cell office:value-type="float" office:value="0.199409">
            <text:p>0,199409</text:p>
          </table:table-cell>
          <table:table-cell office:value-type="float" office:value="1.67592">
            <text:p>1,67592</text:p>
          </table:table-cell>
          <table:table-cell office:value-type="float" office:value="1.09939">
            <text:p>1,09939</text:p>
          </table:table-cell>
          <table:table-cell office:value-type="float" office:value="0.123458">
            <text:p>0,123458</text:p>
          </table:table-cell>
          <table:table-cell office:value-type="float" office:value="1.22285">
            <text:p>1,22285</text:p>
          </table:table-cell>
          <table:table-cell office:value-type="float" office:value="0.461574">
            <text:p>0,461574</text:p>
          </table:table-cell>
          <table:table-cell office:value-type="float" office:value="0.0607025">
            <text:p>0,0607025</text:p>
          </table:table-cell>
          <table:table-cell office:value-type="float" office:value="0.522276">
            <text:p>0,522276</text:p>
          </table:table-cell>
        </table:table-row>
        <table:table-row table:style-name="ro1">
          <table:table-cell office:value-type="float" office:value="1.12402">
            <text:p>1,12402</text:p>
          </table:table-cell>
          <table:table-cell office:value-type="float" office:value="0.271548">
            <text:p>0,271548</text:p>
          </table:table-cell>
          <table:table-cell office:value-type="float" office:value="1.39557">
            <text:p>1,39557</text:p>
          </table:table-cell>
          <table:table-cell office:value-type="float" office:value="0.882972">
            <text:p>0,882972</text:p>
          </table:table-cell>
          <table:table-cell office:value-type="float" office:value="0.198236">
            <text:p>0,198236</text:p>
          </table:table-cell>
          <table:table-cell office:value-type="float" office:value="1.08121">
            <text:p>1,08121</text:p>
          </table:table-cell>
          <table:table-cell office:value-type="float" office:value="0.0146624">
            <text:p>0,0146624</text:p>
          </table:table-cell>
          <table:table-cell office:value-type="float" office:value="0.146918">
            <text:p>0,146918</text:p>
          </table:table-cell>
          <table:table-cell office:value-type="float" office:value="0.16158">
            <text:p>0,16158</text:p>
          </table:table-cell>
          <table:table-cell office:value-type="float" office:value="0.171551">
            <text:p>0,171551</text:p>
          </table:table-cell>
          <table:table-cell office:value-type="float" office:value="0.165979">
            <text:p>0,165979</text:p>
          </table:table-cell>
          <table:table-cell office:value-type="float" office:value="0.337529">
            <text:p>0,337529</text:p>
          </table:table-cell>
          <table:table-cell office:value-type="float" office:value="1.07124">
            <text:p>1,07124</text:p>
          </table:table-cell>
          <table:table-cell office:value-type="float" office:value="0.240464">
            <text:p>0,240464</text:p>
          </table:table-cell>
          <table:table-cell office:value-type="float" office:value="1.3117">
            <text:p>1,3117</text:p>
          </table:table-cell>
          <table:table-cell office:value-type="float" office:value="0.148384">
            <text:p>0,148384</text:p>
          </table:table-cell>
          <table:table-cell office:value-type="float" office:value="0.146331">
            <text:p>0,146331</text:p>
          </table:table-cell>
          <table:table-cell office:value-type="float" office:value="0.294715">
            <text:p>0,294715</text:p>
          </table:table-cell>
          <table:table-cell office:value-type="float" office:value="1.24924">
            <text:p>1,24924</text:p>
          </table:table-cell>
          <table:table-cell office:value-type="float" office:value="0.177416">
            <text:p>0,177416</text:p>
          </table:table-cell>
          <table:table-cell office:value-type="float" office:value="1.42666">
            <text:p>1,42666</text:p>
          </table:table-cell>
          <table:table-cell office:value-type="float" office:value="0.934584">
            <text:p>0,934584</text:p>
          </table:table-cell>
          <table:table-cell office:value-type="float" office:value="0.123458">
            <text:p>0,123458</text:p>
          </table:table-cell>
          <table:table-cell office:value-type="float" office:value="1.05804">
            <text:p>1,05804</text:p>
          </table:table-cell>
          <table:table-cell office:value-type="float" office:value="0.410548">
            <text:p>0,410548</text:p>
          </table:table-cell>
          <table:table-cell office:value-type="float" office:value="0.0571835">
            <text:p>0,0571835</text:p>
          </table:table-cell>
          <table:table-cell office:value-type="float" office:value="0.467732">
            <text:p>0,467732</text:p>
          </table:table-cell>
        </table:table-row>
        <table:table-row table:style-name="ro1">
          <table:table-cell office:value-type="float" office:value="1.09734">
            <text:p>1,09734</text:p>
          </table:table-cell>
          <table:table-cell office:value-type="float" office:value="0.258939">
            <text:p>0,258939</text:p>
          </table:table-cell>
          <table:table-cell office:value-type="float" office:value="1.35628">
            <text:p>1,35628</text:p>
          </table:table-cell>
          <table:table-cell office:value-type="float" office:value="0.885612">
            <text:p>0,885612</text:p>
          </table:table-cell>
          <table:table-cell office:value-type="float" office:value="0.219057">
            <text:p>0,219057</text:p>
          </table:table-cell>
          <table:table-cell office:value-type="float" office:value="1.10467">
            <text:p>1,10467</text:p>
          </table:table-cell>
          <table:table-cell office:value-type="float" office:value="0.0146624">
            <text:p>0,0146624</text:p>
          </table:table-cell>
          <table:table-cell office:value-type="float" office:value="0.122871">
            <text:p>0,122871</text:p>
          </table:table-cell>
          <table:table-cell office:value-type="float" office:value="0.137534">
            <text:p>0,137534</text:p>
          </table:table-cell>
          <table:table-cell office:value-type="float" office:value="0.180935">
            <text:p>0,180935</text:p>
          </table:table-cell>
          <table:table-cell office:value-type="float" office:value="0.0920801">
            <text:p>0,0920801</text:p>
          </table:table-cell>
          <table:table-cell office:value-type="float" office:value="0.273015">
            <text:p>0,273015</text:p>
          </table:table-cell>
          <table:table-cell office:value-type="float" office:value="1.1164">
            <text:p>1,1164</text:p>
          </table:table-cell>
          <table:table-cell office:value-type="float" office:value="0.245156">
            <text:p>0,245156</text:p>
          </table:table-cell>
          <table:table-cell office:value-type="float" office:value="1.36155">
            <text:p>1,36155</text:p>
          </table:table-cell>
          <table:table-cell office:value-type="float" office:value="0.140759">
            <text:p>0,140759</text:p>
          </table:table-cell>
          <table:table-cell office:value-type="float" office:value="0.166272">
            <text:p>0,166272</text:p>
          </table:table-cell>
          <table:table-cell office:value-type="float" office:value="0.307032">
            <text:p>0,307032</text:p>
          </table:table-cell>
          <table:table-cell office:value-type="float" office:value="1.18854">
            <text:p>1,18854</text:p>
          </table:table-cell>
          <table:table-cell office:value-type="float" office:value="0.147504">
            <text:p>0,147504</text:p>
          </table:table-cell>
          <table:table-cell office:value-type="float" office:value="1.33604">
            <text:p>1,33604</text:p>
          </table:table-cell>
          <table:table-cell office:value-type="float" office:value="0.962149">
            <text:p>0,962149</text:p>
          </table:table-cell>
          <table:table-cell office:value-type="float" office:value="0.112901">
            <text:p>0,112901</text:p>
          </table:table-cell>
          <table:table-cell office:value-type="float" office:value="1.07505">
            <text:p>1,07505</text:p>
          </table:table-cell>
          <table:table-cell office:value-type="float" office:value="0.434008">
            <text:p>0,434008</text:p>
          </table:table-cell>
          <table:table-cell office:value-type="float" office:value="0.0677405">
            <text:p>0,0677405</text:p>
          </table:table-cell>
          <table:table-cell office:value-type="float" office:value="0.501749">
            <text:p>0,501749</text:p>
          </table:table-cell>
        </table:table-row>
        <table:table-row table:style-name="ro1">
          <table:table-cell office:value-type="float" office:value="1.20819">
            <text:p>1,20819</text:p>
          </table:table-cell>
          <table:table-cell office:value-type="float" office:value="0.260991">
            <text:p>0,260991</text:p>
          </table:table-cell>
          <table:table-cell office:value-type="float" office:value="1.46918">
            <text:p>1,46918</text:p>
          </table:table-cell>
          <table:table-cell office:value-type="float" office:value="0.870656">
            <text:p>0,870656</text:p>
          </table:table-cell>
          <table:table-cell office:value-type="float" office:value="0.213778">
            <text:p>0,213778</text:p>
          </table:table-cell>
          <table:table-cell office:value-type="float" office:value="1.08443">
            <text:p>1,08443</text:p>
          </table:table-cell>
          <table:table-cell office:value-type="float" office:value="0.0152489">
            <text:p>0,0152489</text:p>
          </table:table-cell>
          <table:table-cell office:value-type="float" office:value="0.155715">
            <text:p>0,155715</text:p>
          </table:table-cell>
          <table:table-cell office:value-type="float" office:value="0.170964">
            <text:p>0,170964</text:p>
          </table:table-cell>
          <table:table-cell office:value-type="float" office:value="0.150143">
            <text:p>0,150143</text:p>
          </table:table-cell>
          <table:table-cell office:value-type="float" office:value="0.0935464">
            <text:p>0,0935464</text:p>
          </table:table-cell>
          <table:table-cell office:value-type="float" office:value="0.24369">
            <text:p>0,24369</text:p>
          </table:table-cell>
          <table:table-cell office:value-type="float" office:value="1.09352">
            <text:p>1,09352</text:p>
          </table:table-cell>
          <table:table-cell office:value-type="float" office:value="0.271842">
            <text:p>0,271842</text:p>
          </table:table-cell>
          <table:table-cell office:value-type="float" office:value="1.36537">
            <text:p>1,36537</text:p>
          </table:table-cell>
          <table:table-cell office:value-type="float" office:value="0.143692">
            <text:p>0,143692</text:p>
          </table:table-cell>
          <table:table-cell office:value-type="float" office:value="0.134015">
            <text:p>0,134015</text:p>
          </table:table-cell>
          <table:table-cell office:value-type="float" office:value="0.277707">
            <text:p>0,277707</text:p>
          </table:table-cell>
          <table:table-cell office:value-type="float" office:value="1.18971">
            <text:p>1,18971</text:p>
          </table:table-cell>
          <table:table-cell office:value-type="float" office:value="0.147797">
            <text:p>0,147797</text:p>
          </table:table-cell>
          <table:table-cell office:value-type="float" office:value="1.33751">
            <text:p>1,33751</text:p>
          </table:table-cell>
          <table:table-cell office:value-type="float" office:value="0.974466">
            <text:p>0,974466</text:p>
          </table:table-cell>
          <table:table-cell office:value-type="float" office:value="0.112021">
            <text:p>0,112021</text:p>
          </table:table-cell>
          <table:table-cell office:value-type="float" office:value="1.08649">
            <text:p>1,08649</text:p>
          </table:table-cell>
          <table:table-cell office:value-type="float" office:value="0.456295">
            <text:p>0,456295</text:p>
          </table:table-cell>
          <table:table-cell office:value-type="float" office:value="0.0674472">
            <text:p>0,0674472</text:p>
          </table:table-cell>
          <table:table-cell office:value-type="float" office:value="0.523742">
            <text:p>0,523742</text:p>
          </table:table-cell>
        </table:table-row>
        <table:table-row table:style-name="ro1">
          <table:table-cell office:value-type="float" office:value="1.1381">
            <text:p>1,1381</text:p>
          </table:table-cell>
          <table:table-cell office:value-type="float" office:value="0.238998">
            <text:p>0,238998</text:p>
          </table:table-cell>
          <table:table-cell office:value-type="float" office:value="1.3771">
            <text:p>1,3771</text:p>
          </table:table-cell>
          <table:table-cell office:value-type="float" office:value="0.878867">
            <text:p>0,878867</text:p>
          </table:table-cell>
          <table:table-cell office:value-type="float" office:value="0.194424">
            <text:p>0,194424</text:p>
          </table:table-cell>
          <table:table-cell office:value-type="float" office:value="1.07329">
            <text:p>1,07329</text:p>
          </table:table-cell>
          <table:table-cell office:value-type="float" office:value="0.0143692">
            <text:p>0,0143692</text:p>
          </table:table-cell>
          <table:table-cell office:value-type="float" office:value="0.134894">
            <text:p>0,134894</text:p>
          </table:table-cell>
          <table:table-cell office:value-type="float" office:value="0.149264">
            <text:p>0,149264</text:p>
          </table:table-cell>
          <table:table-cell office:value-type="float" office:value="0.155129">
            <text:p>0,155129</text:p>
          </table:table-cell>
          <table:table-cell office:value-type="float" office:value="0.0912004">
            <text:p>0,0912004</text:p>
          </table:table-cell>
          <table:table-cell office:value-type="float" office:value="0.246329">
            <text:p>0,246329</text:p>
          </table:table-cell>
          <table:table-cell office:value-type="float" office:value="1.14778">
            <text:p>1,14778</text:p>
          </table:table-cell>
          <table:table-cell office:value-type="float" office:value="0.219057">
            <text:p>0,219057</text:p>
          </table:table-cell>
          <table:table-cell office:value-type="float" office:value="1.36683">
            <text:p>1,36683</text:p>
          </table:table-cell>
          <table:table-cell office:value-type="float" office:value="0.125804">
            <text:p>0,125804</text:p>
          </table:table-cell>
          <table:table-cell office:value-type="float" office:value="0.128443">
            <text:p>0,128443</text:p>
          </table:table-cell>
          <table:table-cell office:value-type="float" office:value="0.254247">
            <text:p>0,254247</text:p>
          </table:table-cell>
          <table:table-cell office:value-type="float" office:value="1.17534">
            <text:p>1,17534</text:p>
          </table:table-cell>
          <table:table-cell office:value-type="float" office:value="0.139">
            <text:p>0,139</text:p>
          </table:table-cell>
          <table:table-cell office:value-type="float" office:value="1.31434">
            <text:p>1,31434</text:p>
          </table:table-cell>
          <table:table-cell office:value-type="float" office:value="0.97212">
            <text:p>0,97212</text:p>
          </table:table-cell>
          <table:table-cell office:value-type="float" office:value="0.108502">
            <text:p>0,108502</text:p>
          </table:table-cell>
          <table:table-cell office:value-type="float" office:value="1.08062">
            <text:p>1,08062</text:p>
          </table:table-cell>
          <table:table-cell office:value-type="float" office:value="0.444565">
            <text:p>0,444565</text:p>
          </table:table-cell>
          <table:table-cell office:value-type="float" office:value="0.0548375">
            <text:p>0,0548375</text:p>
          </table:table-cell>
          <table:table-cell office:value-type="float" office:value="0.499403">
            <text:p>0,499403</text:p>
          </table:table-cell>
        </table:table-row>
        <table:table-row table:style-name="ro1">
          <table:table-cell office:value-type="float" office:value="1.14044">
            <text:p>1,14044</text:p>
          </table:table-cell>
          <table:table-cell office:value-type="float" office:value="0.230494">
            <text:p>0,230494</text:p>
          </table:table-cell>
          <table:table-cell office:value-type="float" office:value="1.37094">
            <text:p>1,37094</text:p>
          </table:table-cell>
          <table:table-cell office:value-type="float" office:value="0.989128">
            <text:p>0,989128</text:p>
          </table:table-cell>
          <table:table-cell office:value-type="float" office:value="0.218764">
            <text:p>0,218764</text:p>
          </table:table-cell>
          <table:table-cell office:value-type="float" office:value="1.20789">
            <text:p>1,20789</text:p>
          </table:table-cell>
          <table:table-cell office:value-type="float" office:value="0.0134894">
            <text:p>0,0134894</text:p>
          </table:table-cell>
          <table:table-cell office:value-type="float" office:value="0.135188">
            <text:p>0,135188</text:p>
          </table:table-cell>
          <table:table-cell office:value-type="float" office:value="0.148677">
            <text:p>0,148677</text:p>
          </table:table-cell>
          <table:table-cell office:value-type="float" office:value="0.16334">
            <text:p>0,16334</text:p>
          </table:table-cell>
          <table:table-cell office:value-type="float" office:value="0.0879747">
            <text:p>0,0879747</text:p>
          </table:table-cell>
          <table:table-cell office:value-type="float" office:value="0.251314">
            <text:p>0,251314</text:p>
          </table:table-cell>
          <table:table-cell office:value-type="float" office:value="1.08942">
            <text:p>1,08942</text:p>
          </table:table-cell>
          <table:table-cell office:value-type="float" office:value="0.280346">
            <text:p>0,280346</text:p>
          </table:table-cell>
          <table:table-cell office:value-type="float" office:value="1.36977">
            <text:p>1,36977</text:p>
          </table:table-cell>
          <table:table-cell office:value-type="float" office:value="0.152489">
            <text:p>0,152489</text:p>
          </table:table-cell>
          <table:table-cell office:value-type="float" office:value="0.123751">
            <text:p>0,123751</text:p>
          </table:table-cell>
          <table:table-cell office:value-type="float" office:value="0.27624">
            <text:p>0,27624</text:p>
          </table:table-cell>
          <table:table-cell office:value-type="float" office:value="1.17006">
            <text:p>1,17006</text:p>
          </table:table-cell>
          <table:table-cell office:value-type="float" office:value="0.13812">
            <text:p>0,13812</text:p>
          </table:table-cell>
          <table:table-cell office:value-type="float" office:value="1.30818">
            <text:p>1,30818</text:p>
          </table:table-cell>
          <table:table-cell office:value-type="float" office:value="0.993234">
            <text:p>0,993234</text:p>
          </table:table-cell>
          <table:table-cell office:value-type="float" office:value="0.117006">
            <text:p>0,117006</text:p>
          </table:table-cell>
          <table:table-cell office:value-type="float" office:value="1.11024">
            <text:p>1,11024</text:p>
          </table:table-cell>
          <table:table-cell office:value-type="float" office:value="0.444565">
            <text:p>0,444565</text:p>
          </table:table-cell>
          <table:table-cell office:value-type="float" office:value="0.056597">
            <text:p>0,056597</text:p>
          </table:table-cell>
          <table:table-cell office:value-type="float" office:value="0.501162">
            <text:p>0,501162</text:p>
          </table:table-cell>
        </table:table-row>
        <table:table-row table:style-name="ro1">
          <table:table-cell office:value-type="float" office:value="1.13458">
            <text:p>1,13458</text:p>
          </table:table-cell>
          <table:table-cell office:value-type="float" office:value="0.268909">
            <text:p>0,268909</text:p>
          </table:table-cell>
          <table:table-cell office:value-type="float" office:value="1.40349">
            <text:p>1,40349</text:p>
          </table:table-cell>
          <table:table-cell office:value-type="float" office:value="0.868896">
            <text:p>0,868896</text:p>
          </table:table-cell>
          <table:table-cell office:value-type="float" office:value="0.270962">
            <text:p>0,270962</text:p>
          </table:table-cell>
          <table:table-cell office:value-type="float" office:value="1.13986">
            <text:p>1,13986</text:p>
          </table:table-cell>
          <table:table-cell office:value-type="float" office:value="0.0161287">
            <text:p>0,0161287</text:p>
          </table:table-cell>
          <table:table-cell office:value-type="float" office:value="0.210259">
            <text:p>0,210259</text:p>
          </table:table-cell>
          <table:table-cell office:value-type="float" office:value="0.226388">
            <text:p>0,226388</text:p>
          </table:table-cell>
          <table:table-cell office:value-type="float" office:value="0.336356">
            <text:p>0,336356</text:p>
          </table:table-cell>
          <table:table-cell office:value-type="float" office:value="0.190319">
            <text:p>0,190319</text:p>
          </table:table-cell>
          <table:table-cell office:value-type="float" office:value="0.526675">
            <text:p>0,526675</text:p>
          </table:table-cell>
          <table:table-cell office:value-type="float" office:value="2.04453">
            <text:p>2,04453</text:p>
          </table:table-cell>
          <table:table-cell office:value-type="float" office:value="0.23196">
            <text:p>0,23196</text:p>
          </table:table-cell>
          <table:table-cell office:value-type="float" office:value="2.27649">
            <text:p>2,27649</text:p>
          </table:table-cell>
          <table:table-cell office:value-type="float" office:value="0.147504">
            <text:p>0,147504</text:p>
          </table:table-cell>
          <table:table-cell office:value-type="float" office:value="0.123458">
            <text:p>0,123458</text:p>
          </table:table-cell>
          <table:table-cell office:value-type="float" office:value="0.270962">
            <text:p>0,270962</text:p>
          </table:table-cell>
          <table:table-cell office:value-type="float" office:value="1.2164">
            <text:p>1,2164</text:p>
          </table:table-cell>
          <table:table-cell office:value-type="float" office:value="0.146624">
            <text:p>0,146624</text:p>
          </table:table-cell>
          <table:table-cell office:value-type="float" office:value="1.36302">
            <text:p>1,36302</text:p>
          </table:table-cell>
          <table:table-cell office:value-type="float" office:value="0.949833">
            <text:p>0,949833</text:p>
          </table:table-cell>
          <table:table-cell office:value-type="float" office:value="0.106449">
            <text:p>0,106449</text:p>
          </table:table-cell>
          <table:table-cell office:value-type="float" office:value="1.05628">
            <text:p>1,05628</text:p>
          </table:table-cell>
          <table:table-cell office:value-type="float" office:value="0.756875">
            <text:p>0,756875</text:p>
          </table:table-cell>
          <table:table-cell office:value-type="float" office:value="0.119646">
            <text:p>0,119646</text:p>
          </table:table-cell>
          <table:table-cell office:value-type="float" office:value="0.876521">
            <text:p>0,876521</text:p>
          </table:table-cell>
        </table:table-row>
        <table:table-row table:style-name="ro1">
          <table:table-cell office:value-type="float" office:value="2.14101">
            <text:p>2,14101</text:p>
          </table:table-cell>
          <table:table-cell office:value-type="float" office:value="0.252487">
            <text:p>0,252487</text:p>
          </table:table-cell>
          <table:table-cell office:value-type="float" office:value="2.3935">
            <text:p>2,3935</text:p>
          </table:table-cell>
          <table:table-cell office:value-type="float" office:value="1.21464">
            <text:p>1,21464</text:p>
          </table:table-cell>
          <table:table-cell office:value-type="float" office:value="0.466266">
            <text:p>0,466266</text:p>
          </table:table-cell>
          <table:table-cell office:value-type="float" office:value="1.6809">
            <text:p>1,6809</text:p>
          </table:table-cell>
          <table:table-cell office:value-type="float" office:value="0.0395886">
            <text:p>0,0395886</text:p>
          </table:table-cell>
          <table:table-cell office:value-type="float" office:value="0.104397">
            <text:p>0,104397</text:p>
          </table:table-cell>
          <table:table-cell office:value-type="float" office:value="0.143985">
            <text:p>0,143985</text:p>
          </table:table-cell>
          <table:table-cell office:value-type="float" office:value="0.198236">
            <text:p>0,198236</text:p>
          </table:table-cell>
          <table:table-cell office:value-type="float" office:value="0.135774">
            <text:p>0,135774</text:p>
          </table:table-cell>
          <table:table-cell office:value-type="float" office:value="0.33401">
            <text:p>0,33401</text:p>
          </table:table-cell>
          <table:table-cell office:value-type="float" office:value="1.11112">
            <text:p>1,11112</text:p>
          </table:table-cell>
          <table:table-cell office:value-type="float" office:value="0.226388">
            <text:p>0,226388</text:p>
          </table:table-cell>
          <table:table-cell office:value-type="float" office:value="1.33751">
            <text:p>1,33751</text:p>
          </table:table-cell>
          <table:table-cell office:value-type="float" office:value="0.145451">
            <text:p>0,145451</text:p>
          </table:table-cell>
          <table:table-cell office:value-type="float" office:value="0.129323">
            <text:p>0,129323</text:p>
          </table:table-cell>
          <table:table-cell office:value-type="float" office:value="0.274774">
            <text:p>0,274774</text:p>
          </table:table-cell>
          <table:table-cell office:value-type="float" office:value="1.14719">
            <text:p>1,14719</text:p>
          </table:table-cell>
          <table:table-cell office:value-type="float" office:value="0.189732">
            <text:p>0,189732</text:p>
          </table:table-cell>
          <table:table-cell office:value-type="float" office:value="1.33692">
            <text:p>1,33692</text:p>
          </table:table-cell>
          <table:table-cell office:value-type="float" office:value="0.931652">
            <text:p>0,931652</text:p>
          </table:table-cell>
          <table:table-cell office:value-type="float" office:value="0.110262">
            <text:p>0,110262</text:p>
          </table:table-cell>
          <table:table-cell office:value-type="float" office:value="1.04191">
            <text:p>1,04191</text:p>
          </table:table-cell>
          <table:table-cell office:value-type="float" office:value="0.419639">
            <text:p>0,419639</text:p>
          </table:table-cell>
          <table:table-cell office:value-type="float" office:value="0.0563038">
            <text:p>0,0563038</text:p>
          </table:table-cell>
          <table:table-cell office:value-type="float" office:value="0.475943">
            <text:p>0,475943</text:p>
          </table:table-cell>
        </table:table-row>
        <table:table-row table:style-name="ro1">
          <table:table-cell office:value-type="float" office:value="1.14074">
            <text:p>1,14074</text:p>
          </table:table-cell>
          <table:table-cell office:value-type="float" office:value="0.384449">
            <text:p>0,384449</text:p>
          </table:table-cell>
          <table:table-cell office:value-type="float" office:value="1.52519">
            <text:p>1,52519</text:p>
          </table:table-cell>
          <table:table-cell office:value-type="float" office:value="0.87828">
            <text:p>0,87828</text:p>
          </table:table-cell>
          <table:table-cell office:value-type="float" office:value="0.209086">
            <text:p>0,209086</text:p>
          </table:table-cell>
          <table:table-cell office:value-type="float" office:value="1.08737">
            <text:p>1,08737</text:p>
          </table:table-cell>
          <table:table-cell office:value-type="float" office:value="0.0140759">
            <text:p>0,0140759</text:p>
          </table:table-cell>
          <table:table-cell office:value-type="float" office:value="0.127857">
            <text:p>0,127857</text:p>
          </table:table-cell>
          <table:table-cell office:value-type="float" office:value="0.141932">
            <text:p>0,141932</text:p>
          </table:table-cell>
          <table:table-cell office:value-type="float" office:value="0.154542">
            <text:p>0,154542</text:p>
          </table:table-cell>
          <table:table-cell office:value-type="float" office:value="0.0879747">
            <text:p>0,0879747</text:p>
          </table:table-cell>
          <table:table-cell office:value-type="float" office:value="0.242517">
            <text:p>0,242517</text:p>
          </table:table-cell>
          <table:table-cell office:value-type="float" office:value="1.08766">
            <text:p>1,08766</text:p>
          </table:table-cell>
          <table:table-cell office:value-type="float" office:value="0.214365">
            <text:p>0,214365</text:p>
          </table:table-cell>
          <table:table-cell office:value-type="float" office:value="1.30202">
            <text:p>1,30202</text:p>
          </table:table-cell>
          <table:table-cell office:value-type="float" office:value="0.164513">
            <text:p>0,164513</text:p>
          </table:table-cell>
          <table:table-cell office:value-type="float" office:value="0.124631">
            <text:p>0,124631</text:p>
          </table:table-cell>
          <table:table-cell office:value-type="float" office:value="0.289143">
            <text:p>0,289143</text:p>
          </table:table-cell>
          <table:table-cell office:value-type="float" office:value="1.17886">
            <text:p>1,17886</text:p>
          </table:table-cell>
          <table:table-cell office:value-type="float" office:value="0.138413">
            <text:p>0,138413</text:p>
          </table:table-cell>
          <table:table-cell office:value-type="float" office:value="1.31727">
            <text:p>1,31727</text:p>
          </table:table-cell>
          <table:table-cell office:value-type="float" office:value="0.958044">
            <text:p>0,958044</text:p>
          </table:table-cell>
          <table:table-cell office:value-type="float" office:value="0.105863">
            <text:p>0,105863</text:p>
          </table:table-cell>
          <table:table-cell office:value-type="float" office:value="1.06391">
            <text:p>1,06391</text:p>
          </table:table-cell>
          <table:table-cell office:value-type="float" office:value="0.45219">
            <text:p>0,45219</text:p>
          </table:table-cell>
          <table:table-cell office:value-type="float" office:value="0.05777">
            <text:p>0,05777</text:p>
          </table:table-cell>
          <table:table-cell office:value-type="float" office:value="0.50996">
            <text:p>0,50996</text:p>
          </table:table-cell>
        </table:table-row>
        <table:table-row table:style-name="ro1">
          <table:table-cell office:value-type="float" office:value="1.3117">
            <text:p>1,3117</text:p>
          </table:table-cell>
          <table:table-cell office:value-type="float" office:value="0.257472">
            <text:p>0,257472</text:p>
          </table:table-cell>
          <table:table-cell office:value-type="float" office:value="1.56917">
            <text:p>1,56917</text:p>
          </table:table-cell>
          <table:table-cell office:value-type="float" office:value="0.910244">
            <text:p>0,910244</text:p>
          </table:table-cell>
          <table:table-cell office:value-type="float" office:value="0.197943">
            <text:p>0,197943</text:p>
          </table:table-cell>
          <table:table-cell office:value-type="float" office:value="1.10819">
            <text:p>1,10819</text:p>
          </table:table-cell>
          <table:table-cell office:value-type="float" office:value="0.0187679">
            <text:p>0,0187679</text:p>
          </table:table-cell>
          <table:table-cell office:value-type="float" office:value="0.163046">
            <text:p>0,163046</text:p>
          </table:table-cell>
          <table:table-cell office:value-type="float" office:value="0.181814">
            <text:p>0,181814</text:p>
          </table:table-cell>
          <table:table-cell office:value-type="float" office:value="0.180055">
            <text:p>0,180055</text:p>
          </table:table-cell>
          <table:table-cell office:value-type="float" office:value="0.0926666">
            <text:p>0,0926666</text:p>
          </table:table-cell>
          <table:table-cell office:value-type="float" office:value="0.272721">
            <text:p>0,272721</text:p>
          </table:table-cell>
          <table:table-cell office:value-type="float" office:value="1.02784">
            <text:p>1,02784</text:p>
          </table:table-cell>
          <table:table-cell office:value-type="float" office:value="0.258939">
            <text:p>0,258939</text:p>
          </table:table-cell>
          <table:table-cell office:value-type="float" office:value="1.28678">
            <text:p>1,28678</text:p>
          </table:table-cell>
          <table:table-cell office:value-type="float" office:value="0.164219">
            <text:p>0,164219</text:p>
          </table:table-cell>
          <table:table-cell office:value-type="float" office:value="0.13724">
            <text:p>0,13724</text:p>
          </table:table-cell>
          <table:table-cell office:value-type="float" office:value="0.30146">
            <text:p>0,30146</text:p>
          </table:table-cell>
          <table:table-cell office:value-type="float" office:value="1.18003">
            <text:p>1,18003</text:p>
          </table:table-cell>
          <table:table-cell office:value-type="float" office:value="0.143692">
            <text:p>0,143692</text:p>
          </table:table-cell>
          <table:table-cell office:value-type="float" office:value="1.32373">
            <text:p>1,32373</text:p>
          </table:table-cell>
          <table:table-cell office:value-type="float" office:value="0.979744">
            <text:p>0,979744</text:p>
          </table:table-cell>
          <table:table-cell office:value-type="float" office:value="0.109968">
            <text:p>0,109968</text:p>
          </table:table-cell>
          <table:table-cell office:value-type="float" office:value="1.08971">
            <text:p>1,08971</text:p>
          </table:table-cell>
          <table:table-cell office:value-type="float" office:value="0.455709">
            <text:p>0,455709</text:p>
          </table:table-cell>
          <table:table-cell office:value-type="float" office:value="0.0642215">
            <text:p>0,0642215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88823">
            <text:p>1,88823</text:p>
          </table:table-cell>
          <table:table-cell office:value-type="float" office:value="0.310257">
            <text:p>0,310257</text:p>
          </table:table-cell>
          <table:table-cell office:value-type="float" office:value="2.19849">
            <text:p>2,19849</text:p>
          </table:table-cell>
          <table:table-cell office:value-type="float" office:value="1.05658">
            <text:p>1,05658</text:p>
          </table:table-cell>
          <table:table-cell office:value-type="float" office:value="0.445152">
            <text:p>0,445152</text:p>
          </table:table-cell>
          <table:table-cell office:value-type="float" office:value="1.50173">
            <text:p>1,50173</text:p>
          </table:table-cell>
          <table:table-cell office:value-type="float" office:value="0.0161287">
            <text:p>0,0161287</text:p>
          </table:table-cell>
          <table:table-cell office:value-type="float" office:value="0.133428">
            <text:p>0,133428</text:p>
          </table:table-cell>
          <table:table-cell office:value-type="float" office:value="0.149557">
            <text:p>0,149557</text:p>
          </table:table-cell>
          <table:table-cell office:value-type="float" office:value="0.170671">
            <text:p>0,170671</text:p>
          </table:table-cell>
          <table:table-cell office:value-type="float" office:value="0.0917869">
            <text:p>0,0917869</text:p>
          </table:table-cell>
          <table:table-cell office:value-type="float" office:value="0.262458">
            <text:p>0,262458</text:p>
          </table:table-cell>
          <table:table-cell office:value-type="float" office:value="1.19558">
            <text:p>1,19558</text:p>
          </table:table-cell>
          <table:table-cell office:value-type="float" office:value="0.246916">
            <text:p>0,246916</text:p>
          </table:table-cell>
          <table:table-cell office:value-type="float" office:value="1.44249">
            <text:p>1,44249</text:p>
          </table:table-cell>
          <table:table-cell office:value-type="float" office:value="0.125804">
            <text:p>0,125804</text:p>
          </table:table-cell>
          <table:table-cell office:value-type="float" office:value="0.127563">
            <text:p>0,127563</text:p>
          </table:table-cell>
          <table:table-cell office:value-type="float" office:value="0.253367">
            <text:p>0,253367</text:p>
          </table:table-cell>
          <table:table-cell office:value-type="float" office:value="1.20584">
            <text:p>1,20584</text:p>
          </table:table-cell>
          <table:table-cell office:value-type="float" office:value="0.143399">
            <text:p>0,143399</text:p>
          </table:table-cell>
          <table:table-cell office:value-type="float" office:value="1.34924">
            <text:p>1,34924</text:p>
          </table:table-cell>
          <table:table-cell office:value-type="float" office:value="0.992354">
            <text:p>0,992354</text:p>
          </table:table-cell>
          <table:table-cell office:value-type="float" office:value="0.126684">
            <text:p>0,126684</text:p>
          </table:table-cell>
          <table:table-cell office:value-type="float" office:value="1.11904">
            <text:p>1,11904</text:p>
          </table:table-cell>
          <table:table-cell office:value-type="float" office:value="0.489139">
            <text:p>0,489139</text:p>
          </table:table-cell>
          <table:table-cell office:value-type="float" office:value="0.0724325">
            <text:p>0,0724325</text:p>
          </table:table-cell>
          <table:table-cell office:value-type="float" office:value="0.561572">
            <text:p>0,561572</text:p>
          </table:table-cell>
        </table:table-row>
        <table:table-row table:style-name="ro1">
          <table:table-cell office:value-type="float" office:value="1.14514">
            <text:p>1,14514</text:p>
          </table:table-cell>
          <table:table-cell office:value-type="float" office:value="0.241637">
            <text:p>0,241637</text:p>
          </table:table-cell>
          <table:table-cell office:value-type="float" office:value="1.38677">
            <text:p>1,38677</text:p>
          </table:table-cell>
          <table:table-cell office:value-type="float" office:value="0.917869">
            <text:p>0,917869</text:p>
          </table:table-cell>
          <table:table-cell office:value-type="float" office:value="0.194424">
            <text:p>0,194424</text:p>
          </table:table-cell>
          <table:table-cell office:value-type="float" office:value="1.11229">
            <text:p>1,11229</text:p>
          </table:table-cell>
          <table:table-cell office:value-type="float" office:value="0.0143692">
            <text:p>0,0143692</text:p>
          </table:table-cell>
          <table:table-cell office:value-type="float" office:value="0.116713">
            <text:p>0,116713</text:p>
          </table:table-cell>
          <table:table-cell office:value-type="float" office:value="0.131082">
            <text:p>0,131082</text:p>
          </table:table-cell>
          <table:table-cell office:value-type="float" office:value="0.187973">
            <text:p>0,187973</text:p>
          </table:table-cell>
          <table:table-cell office:value-type="float" office:value="0.0914936">
            <text:p>0,0914936</text:p>
          </table:table-cell>
          <table:table-cell office:value-type="float" office:value="0.279466">
            <text:p>0,279466</text:p>
          </table:table-cell>
          <table:table-cell office:value-type="float" office:value="1.06889">
            <text:p>1,06889</text:p>
          </table:table-cell>
          <table:table-cell office:value-type="float" office:value="0.202635">
            <text:p>0,202635</text:p>
          </table:table-cell>
          <table:table-cell office:value-type="float" office:value="1.27153">
            <text:p>1,27153</text:p>
          </table:table-cell>
          <table:table-cell office:value-type="float" office:value="0.145451">
            <text:p>0,145451</text:p>
          </table:table-cell>
          <table:table-cell office:value-type="float" office:value="0.14985">
            <text:p>0,14985</text:p>
          </table:table-cell>
          <table:table-cell office:value-type="float" office:value="0.295302">
            <text:p>0,295302</text:p>
          </table:table-cell>
          <table:table-cell office:value-type="float" office:value="1.15305">
            <text:p>1,15305</text:p>
          </table:table-cell>
          <table:table-cell office:value-type="float" office:value="0.13988">
            <text:p>0,13988</text:p>
          </table:table-cell>
          <table:table-cell office:value-type="float" office:value="1.29293">
            <text:p>1,29293</text:p>
          </table:table-cell>
          <table:table-cell office:value-type="float" office:value="0.965082">
            <text:p>0,965082</text:p>
          </table:table-cell>
          <table:table-cell office:value-type="float" office:value="0.106449">
            <text:p>0,106449</text:p>
          </table:table-cell>
          <table:table-cell office:value-type="float" office:value="1.07153">
            <text:p>1,07153</text:p>
          </table:table-cell>
          <table:table-cell office:value-type="float" office:value="0.451017">
            <text:p>0,451017</text:p>
          </table:table-cell>
          <table:table-cell office:value-type="float" office:value="0.0662742">
            <text:p>0,0662742</text:p>
          </table:table-cell>
          <table:table-cell office:value-type="float" office:value="0.517291">
            <text:p>0,517291</text:p>
          </table:table-cell>
        </table:table-row>
        <table:table-row table:style-name="ro1">
          <table:table-cell office:value-type="float" office:value="1.21874">
            <text:p>1,21874</text:p>
          </table:table-cell>
          <table:table-cell office:value-type="float" office:value="0.248968">
            <text:p>0,248968</text:p>
          </table:table-cell>
          <table:table-cell office:value-type="float" office:value="1.46771">
            <text:p>1,46771</text:p>
          </table:table-cell>
          <table:table-cell office:value-type="float" office:value="0.893529">
            <text:p>0,893529</text:p>
          </table:table-cell>
          <table:table-cell office:value-type="float" office:value="0.193544">
            <text:p>0,193544</text:p>
          </table:table-cell>
          <table:table-cell office:value-type="float" office:value="1.08707">
            <text:p>1,08707</text:p>
          </table:table-cell>
          <table:table-cell office:value-type="float" office:value="0.0140759">
            <text:p>0,0140759</text:p>
          </table:table-cell>
          <table:table-cell office:value-type="float" office:value="0.112608">
            <text:p>0,112608</text:p>
          </table:table-cell>
          <table:table-cell office:value-type="float" office:value="0.126684">
            <text:p>0,126684</text:p>
          </table:table-cell>
          <table:table-cell office:value-type="float" office:value="0.154249">
            <text:p>0,154249</text:p>
          </table:table-cell>
          <table:table-cell office:value-type="float" office:value="0.0912004">
            <text:p>0,0912004</text:p>
          </table:table-cell>
          <table:table-cell office:value-type="float" office:value="0.245449">
            <text:p>0,245449</text:p>
          </table:table-cell>
          <table:table-cell office:value-type="float" office:value="1.08766">
            <text:p>1,08766</text:p>
          </table:table-cell>
          <table:table-cell office:value-type="float" office:value="0.226681">
            <text:p>0,226681</text:p>
          </table:table-cell>
          <table:table-cell office:value-type="float" office:value="1.31434">
            <text:p>1,31434</text:p>
          </table:table-cell>
          <table:table-cell office:value-type="float" office:value="0.117886">
            <text:p>0,117886</text:p>
          </table:table-cell>
          <table:table-cell office:value-type="float" office:value="0.146331">
            <text:p>0,146331</text:p>
          </table:table-cell>
          <table:table-cell office:value-type="float" office:value="0.264217">
            <text:p>0,264217</text:p>
          </table:table-cell>
          <table:table-cell office:value-type="float" office:value="1.15042">
            <text:p>1,15042</text:p>
          </table:table-cell>
          <table:table-cell office:value-type="float" office:value="0.13724">
            <text:p>0,13724</text:p>
          </table:table-cell>
          <table:table-cell office:value-type="float" office:value="1.28766">
            <text:p>1,28766</text:p>
          </table:table-cell>
          <table:table-cell office:value-type="float" office:value="0.966548">
            <text:p>0,966548</text:p>
          </table:table-cell>
          <table:table-cell office:value-type="float" office:value="0.104397">
            <text:p>0,104397</text:p>
          </table:table-cell>
          <table:table-cell office:value-type="float" office:value="1.07094">
            <text:p>1,07094</text:p>
          </table:table-cell>
          <table:table-cell office:value-type="float" office:value="0.475356">
            <text:p>0,475356</text:p>
          </table:table-cell>
          <table:table-cell office:value-type="float" office:value="0.058943">
            <text:p>0,058943</text:p>
          </table:table-cell>
          <table:table-cell office:value-type="float" office:value="0.534299">
            <text:p>0,534299</text:p>
          </table:table-cell>
        </table:table-row>
        <table:table-row table:style-name="ro1">
          <table:table-cell office:value-type="float" office:value="1.11024">
            <text:p>1,11024</text:p>
          </table:table-cell>
          <table:table-cell office:value-type="float" office:value="0.290316">
            <text:p>0,290316</text:p>
          </table:table-cell>
          <table:table-cell office:value-type="float" office:value="1.40056">
            <text:p>1,40056</text:p>
          </table:table-cell>
          <table:table-cell office:value-type="float" office:value="0.907019">
            <text:p>0,907019</text:p>
          </table:table-cell>
          <table:table-cell office:value-type="float" office:value="0.270082">
            <text:p>0,270082</text:p>
          </table:table-cell>
          <table:table-cell office:value-type="float" office:value="1.1771">
            <text:p>1,1771</text:p>
          </table:table-cell>
          <table:table-cell office:value-type="float" office:value="0.0149557">
            <text:p>0,0149557</text:p>
          </table:table-cell>
          <table:table-cell office:value-type="float" office:value="0.141053">
            <text:p>0,141053</text:p>
          </table:table-cell>
          <table:table-cell office:value-type="float" office:value="0.156008">
            <text:p>0,156008</text:p>
          </table:table-cell>
          <table:table-cell office:value-type="float" office:value="0.168325">
            <text:p>0,168325</text:p>
          </table:table-cell>
          <table:table-cell office:value-type="float" office:value="0.0891477">
            <text:p>0,0891477</text:p>
          </table:table-cell>
          <table:table-cell office:value-type="float" office:value="0.257472">
            <text:p>0,257472</text:p>
          </table:table-cell>
          <table:table-cell office:value-type="float" office:value="1.07241">
            <text:p>1,07241</text:p>
          </table:table-cell>
          <table:table-cell office:value-type="float" office:value="0.230494">
            <text:p>0,230494</text:p>
          </table:table-cell>
          <table:table-cell office:value-type="float" office:value="1.3029">
            <text:p>1,3029</text:p>
          </table:table-cell>
          <table:table-cell office:value-type="float" office:value="0.298234">
            <text:p>0,298234</text:p>
          </table:table-cell>
          <table:table-cell office:value-type="float" office:value="0.125511">
            <text:p>0,125511</text:p>
          </table:table-cell>
          <table:table-cell office:value-type="float" office:value="0.423745">
            <text:p>0,423745</text:p>
          </table:table-cell>
          <table:table-cell office:value-type="float" office:value="1.19323">
            <text:p>1,19323</text:p>
          </table:table-cell>
          <table:table-cell office:value-type="float" office:value="0.138413">
            <text:p>0,138413</text:p>
          </table:table-cell>
          <table:table-cell office:value-type="float" office:value="1.33164">
            <text:p>1,33164</text:p>
          </table:table-cell>
          <table:table-cell office:value-type="float" office:value="0.934584">
            <text:p>0,934584</text:p>
          </table:table-cell>
          <table:table-cell office:value-type="float" office:value="0.10469">
            <text:p>0,10469</text:p>
          </table:table-cell>
          <table:table-cell office:value-type="float" office:value="1.03927">
            <text:p>1,03927</text:p>
          </table:table-cell>
          <table:table-cell office:value-type="float" office:value="0.448671">
            <text:p>0,448671</text:p>
          </table:table-cell>
          <table:table-cell office:value-type="float" office:value="0.0832827">
            <text:p>0,0832827</text:p>
          </table:table-cell>
          <table:table-cell office:value-type="float" office:value="0.531953">
            <text:p>0,531953</text:p>
          </table:table-cell>
        </table:table-row>
        <table:table-row table:style-name="ro1">
          <table:table-cell office:value-type="float" office:value="1.16215">
            <text:p>1,16215</text:p>
          </table:table-cell>
          <table:table-cell office:value-type="float" office:value="0.229907">
            <text:p>0,229907</text:p>
          </table:table-cell>
          <table:table-cell office:value-type="float" office:value="1.39205">
            <text:p>1,39205</text:p>
          </table:table-cell>
          <table:table-cell office:value-type="float" office:value="0.880626">
            <text:p>0,880626</text:p>
          </table:table-cell>
          <table:table-cell office:value-type="float" office:value="0.194424">
            <text:p>0,194424</text:p>
          </table:table-cell>
          <table:table-cell office:value-type="float" office:value="1.07505">
            <text:p>1,07505</text:p>
          </table:table-cell>
          <table:table-cell office:value-type="float" office:value="0.0134894">
            <text:p>0,0134894</text:p>
          </table:table-cell>
          <table:table-cell office:value-type="float" office:value="0.106156">
            <text:p>0,106156</text:p>
          </table:table-cell>
          <table:table-cell office:value-type="float" office:value="0.119646">
            <text:p>0,119646</text:p>
          </table:table-cell>
          <table:table-cell office:value-type="float" office:value="0.141639">
            <text:p>0,141639</text:p>
          </table:table-cell>
          <table:table-cell office:value-type="float" office:value="0.0882679">
            <text:p>0,0882679</text:p>
          </table:table-cell>
          <table:table-cell office:value-type="float" office:value="0.229907">
            <text:p>0,229907</text:p>
          </table:table-cell>
          <table:table-cell office:value-type="float" office:value="1.11288">
            <text:p>1,11288</text:p>
          </table:table-cell>
          <table:table-cell office:value-type="float" office:value="0.202635">
            <text:p>0,202635</text:p>
          </table:table-cell>
          <table:table-cell office:value-type="float" office:value="1.31551">
            <text:p>1,31551</text:p>
          </table:table-cell>
          <table:table-cell office:value-type="float" office:value="0.116713">
            <text:p>0,116713</text:p>
          </table:table-cell>
          <table:table-cell office:value-type="float" office:value="0.14897">
            <text:p>0,14897</text:p>
          </table:table-cell>
          <table:table-cell office:value-type="float" office:value="0.265683">
            <text:p>0,265683</text:p>
          </table:table-cell>
          <table:table-cell office:value-type="float" office:value="1.18648">
            <text:p>1,18648</text:p>
          </table:table-cell>
          <table:table-cell office:value-type="float" office:value="0.135774">
            <text:p>0,135774</text:p>
          </table:table-cell>
          <table:table-cell office:value-type="float" office:value="1.32226">
            <text:p>1,32226</text:p>
          </table:table-cell>
          <table:table-cell office:value-type="float" office:value="1.33487">
            <text:p>1,33487</text:p>
          </table:table-cell>
          <table:table-cell office:value-type="float" office:value="0.158648">
            <text:p>0,158648</text:p>
          </table:table-cell>
          <table:table-cell office:value-type="float" office:value="1.49352">
            <text:p>1,49352</text:p>
          </table:table-cell>
          <table:table-cell office:value-type="float" office:value="0.487086">
            <text:p>0,487086</text:p>
          </table:table-cell>
          <table:table-cell office:value-type="float" office:value="0.0568903">
            <text:p>0,0568903</text:p>
          </table:table-cell>
          <table:table-cell office:value-type="float" office:value="0.543977">
            <text:p>0,543977</text:p>
          </table:table-cell>
        </table:table-row>
        <table:table-row table:style-name="ro1">
          <table:table-cell office:value-type="float" office:value="1.14924">
            <text:p>1,14924</text:p>
          </table:table-cell>
          <table:table-cell office:value-type="float" office:value="0.2302">
            <text:p>0,2302</text:p>
          </table:table-cell>
          <table:table-cell office:value-type="float" office:value="1.37944">
            <text:p>1,37944</text:p>
          </table:table-cell>
          <table:table-cell office:value-type="float" office:value="0.913763">
            <text:p>0,913763</text:p>
          </table:table-cell>
          <table:table-cell office:value-type="float" office:value="0.192664">
            <text:p>0,192664</text:p>
          </table:table-cell>
          <table:table-cell office:value-type="float" office:value="1.10643">
            <text:p>1,10643</text:p>
          </table:table-cell>
          <table:table-cell office:value-type="float" office:value="0.0143692">
            <text:p>0,0143692</text:p>
          </table:table-cell>
          <table:table-cell office:value-type="float" office:value="0.175656">
            <text:p>0,175656</text:p>
          </table:table-cell>
          <table:table-cell office:value-type="float" office:value="0.190025">
            <text:p>0,190025</text:p>
          </table:table-cell>
          <table:table-cell office:value-type="float" office:value="0.176243">
            <text:p>0,176243</text:p>
          </table:table-cell>
          <table:table-cell office:value-type="float" office:value="0.0888544">
            <text:p>0,0888544</text:p>
          </table:table-cell>
          <table:table-cell office:value-type="float" office:value="0.265097">
            <text:p>0,265097</text:p>
          </table:table-cell>
          <table:table-cell office:value-type="float" office:value="1.0815">
            <text:p>1,0815</text:p>
          </table:table-cell>
          <table:table-cell office:value-type="float" office:value="0.202928">
            <text:p>0,202928</text:p>
          </table:table-cell>
          <table:table-cell office:value-type="float" office:value="1.28443">
            <text:p>1,28443</text:p>
          </table:table-cell>
          <table:table-cell office:value-type="float" office:value="0.119939">
            <text:p>0,119939</text:p>
          </table:table-cell>
          <table:table-cell office:value-type="float" office:value="0.171257">
            <text:p>0,171257</text:p>
          </table:table-cell>
          <table:table-cell office:value-type="float" office:value="0.291196">
            <text:p>0,291196</text:p>
          </table:table-cell>
          <table:table-cell office:value-type="float" office:value="1.15745">
            <text:p>1,15745</text:p>
          </table:table-cell>
          <table:table-cell office:value-type="float" office:value="0.140466">
            <text:p>0,140466</text:p>
          </table:table-cell>
          <table:table-cell office:value-type="float" office:value="1.29792">
            <text:p>1,29792</text:p>
          </table:table-cell>
          <table:table-cell office:value-type="float" office:value="0.974759">
            <text:p>0,974759</text:p>
          </table:table-cell>
          <table:table-cell office:value-type="float" office:value="0.112021">
            <text:p>0,112021</text:p>
          </table:table-cell>
          <table:table-cell office:value-type="float" office:value="1.08678">
            <text:p>1,08678</text:p>
          </table:table-cell>
          <table:table-cell office:value-type="float" office:value="0.439287">
            <text:p>0,439287</text:p>
          </table:table-cell>
          <table:table-cell office:value-type="float" office:value="0.0560105">
            <text:p>0,0560105</text:p>
          </table:table-cell>
          <table:table-cell office:value-type="float" office:value="0.495297">
            <text:p>0,495297</text:p>
          </table:table-cell>
        </table:table-row>
        <table:table-row table:style-name="ro1">
          <table:table-cell office:value-type="float" office:value="1.11347">
            <text:p>1,11347</text:p>
          </table:table-cell>
          <table:table-cell office:value-type="float" office:value="0.232253">
            <text:p>0,232253</text:p>
          </table:table-cell>
          <table:table-cell office:value-type="float" office:value="1.34572">
            <text:p>1,34572</text:p>
          </table:table-cell>
          <table:table-cell office:value-type="float" office:value="0.852768">
            <text:p>0,852768</text:p>
          </table:table-cell>
          <table:table-cell office:value-type="float" office:value="0.214951">
            <text:p>0,214951</text:p>
          </table:table-cell>
          <table:table-cell office:value-type="float" office:value="1.06772">
            <text:p>1,06772</text:p>
          </table:table-cell>
          <table:table-cell office:value-type="float" office:value="0.0134894">
            <text:p>0,0134894</text:p>
          </table:table-cell>
          <table:table-cell office:value-type="float" office:value="0.142812">
            <text:p>0,142812</text:p>
          </table:table-cell>
          <table:table-cell office:value-type="float" office:value="0.156302">
            <text:p>0,156302</text:p>
          </table:table-cell>
          <table:table-cell office:value-type="float" office:value="0.163633">
            <text:p>0,163633</text:p>
          </table:table-cell>
          <table:table-cell office:value-type="float" office:value="0.0885612">
            <text:p>0,0885612</text:p>
          </table:table-cell>
          <table:table-cell office:value-type="float" office:value="0.252194">
            <text:p>0,252194</text:p>
          </table:table-cell>
          <table:table-cell office:value-type="float" office:value="1.03575">
            <text:p>1,03575</text:p>
          </table:table-cell>
          <table:table-cell office:value-type="float" office:value="0.204101">
            <text:p>0,204101</text:p>
          </table:table-cell>
          <table:table-cell office:value-type="float" office:value="1.23986">
            <text:p>1,23986</text:p>
          </table:table-cell>
          <table:table-cell office:value-type="float" office:value="0.148384">
            <text:p>0,148384</text:p>
          </table:table-cell>
          <table:table-cell office:value-type="float" office:value="0.122285">
            <text:p>0,122285</text:p>
          </table:table-cell>
          <table:table-cell office:value-type="float" office:value="0.270669">
            <text:p>0,270669</text:p>
          </table:table-cell>
          <table:table-cell office:value-type="float" office:value="1.16478">
            <text:p>1,16478</text:p>
          </table:table-cell>
          <table:table-cell office:value-type="float" office:value="0.13812">
            <text:p>0,13812</text:p>
          </table:table-cell>
          <table:table-cell office:value-type="float" office:value="1.3029">
            <text:p>1,3029</text:p>
          </table:table-cell>
          <table:table-cell office:value-type="float" office:value="0.919042">
            <text:p>0,919042</text:p>
          </table:table-cell>
          <table:table-cell office:value-type="float" office:value="0.10469">
            <text:p>0,10469</text:p>
          </table:table-cell>
          <table:table-cell office:value-type="float" office:value="1.02373">
            <text:p>1,02373</text:p>
          </table:table-cell>
          <table:table-cell office:value-type="float" office:value="0.396179">
            <text:p>0,396179</text:p>
          </table:table-cell>
          <table:table-cell office:value-type="float" office:value="0.0586498">
            <text:p>0,0586498</text:p>
          </table:table-cell>
          <table:table-cell office:value-type="float" office:value="0.454829">
            <text:p>0,454829</text:p>
          </table:table-cell>
        </table:table-row>
        <table:table-row table:style-name="ro1">
          <table:table-cell office:value-type="float" office:value="1.15188">
            <text:p>1,15188</text:p>
          </table:table-cell>
          <table:table-cell office:value-type="float" office:value="0.249848">
            <text:p>0,249848</text:p>
          </table:table-cell>
          <table:table-cell office:value-type="float" office:value="1.40173">
            <text:p>1,40173</text:p>
          </table:table-cell>
          <table:table-cell office:value-type="float" office:value="0.825789">
            <text:p>0,825789</text:p>
          </table:table-cell>
          <table:table-cell office:value-type="float" office:value="0.208793">
            <text:p>0,208793</text:p>
          </table:table-cell>
          <table:table-cell office:value-type="float" office:value="1.03458">
            <text:p>1,03458</text:p>
          </table:table-cell>
          <table:table-cell office:value-type="float" office:value="0.0134894">
            <text:p>0,0134894</text:p>
          </table:table-cell>
          <table:table-cell office:value-type="float" office:value="0.13724">
            <text:p>0,13724</text:p>
          </table:table-cell>
          <table:table-cell office:value-type="float" office:value="0.15073">
            <text:p>0,15073</text:p>
          </table:table-cell>
          <table:table-cell office:value-type="float" office:value="0.156008">
            <text:p>0,156008</text:p>
          </table:table-cell>
          <table:table-cell office:value-type="float" office:value="0.0876814">
            <text:p>0,0876814</text:p>
          </table:table-cell>
          <table:table-cell office:value-type="float" office:value="0.24369">
            <text:p>0,24369</text:p>
          </table:table-cell>
          <table:table-cell office:value-type="float" office:value="1.05482">
            <text:p>1,05482</text:p>
          </table:table-cell>
          <table:table-cell office:value-type="float" office:value="0.370667">
            <text:p>0,370667</text:p>
          </table:table-cell>
          <table:table-cell office:value-type="float" office:value="1.42548">
            <text:p>1,42548</text:p>
          </table:table-cell>
          <table:table-cell office:value-type="float" office:value="0.179762">
            <text:p>0,179762</text:p>
          </table:table-cell>
          <table:table-cell office:value-type="float" office:value="0.125217">
            <text:p>0,125217</text:p>
          </table:table-cell>
          <table:table-cell office:value-type="float" office:value="0.304979">
            <text:p>0,304979</text:p>
          </table:table-cell>
          <table:table-cell office:value-type="float" office:value="1.17065">
            <text:p>1,17065</text:p>
          </table:table-cell>
          <table:table-cell office:value-type="float" office:value="0.139293">
            <text:p>0,139293</text:p>
          </table:table-cell>
          <table:table-cell office:value-type="float" office:value="1.30994">
            <text:p>1,30994</text:p>
          </table:table-cell>
          <table:table-cell office:value-type="float" office:value="1.00878">
            <text:p>1,00878</text:p>
          </table:table-cell>
          <table:table-cell office:value-type="float" office:value="0.106743">
            <text:p>0,106743</text:p>
          </table:table-cell>
          <table:table-cell office:value-type="float" office:value="1.11552">
            <text:p>1,11552</text:p>
          </table:table-cell>
          <table:table-cell office:value-type="float" office:value="0.412015">
            <text:p>0,412015</text:p>
          </table:table-cell>
          <table:table-cell office:value-type="float" office:value="0.0548375">
            <text:p>0,0548375</text:p>
          </table:table-cell>
          <table:table-cell office:value-type="float" office:value="0.466852">
            <text:p>0,466852</text:p>
          </table:table-cell>
        </table:table-row>
        <table:table-row table:style-name="ro1">
          <table:table-cell office:value-type="float" office:value="1.14602">
            <text:p>1,14602</text:p>
          </table:table-cell>
          <table:table-cell office:value-type="float" office:value="0.229321">
            <text:p>0,229321</text:p>
          </table:table-cell>
          <table:table-cell office:value-type="float" office:value="1.37534">
            <text:p>1,37534</text:p>
          </table:table-cell>
          <table:table-cell office:value-type="float" office:value="0.91347">
            <text:p>0,91347</text:p>
          </table:table-cell>
          <table:table-cell office:value-type="float" office:value="0.219937">
            <text:p>0,219937</text:p>
          </table:table-cell>
          <table:table-cell office:value-type="float" office:value="1.13341">
            <text:p>1,13341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160994">
            <text:p>0,160994</text:p>
          </table:table-cell>
          <table:table-cell office:value-type="float" office:value="0.0835759">
            <text:p>0,0835759</text:p>
          </table:table-cell>
          <table:table-cell office:value-type="float" office:value="0.24457">
            <text:p>0,24457</text:p>
          </table:table-cell>
          <table:table-cell office:value-type="float" office:value="1.09616">
            <text:p>1,09616</text:p>
          </table:table-cell>
          <table:table-cell office:value-type="float" office:value="0.212605">
            <text:p>0,212605</text:p>
          </table:table-cell>
          <table:table-cell office:value-type="float" office:value="1.30877">
            <text:p>1,30877</text:p>
          </table:table-cell>
          <table:table-cell office:value-type="float" office:value="0.140759">
            <text:p>0,140759</text:p>
          </table:table-cell>
          <table:table-cell office:value-type="float" office:value="0.157181">
            <text:p>0,157181</text:p>
          </table:table-cell>
          <table:table-cell office:value-type="float" office:value="0.297941">
            <text:p>0,297941</text:p>
          </table:table-cell>
          <table:table-cell office:value-type="float" office:value="1.21288">
            <text:p>1,21288</text:p>
          </table:table-cell>
          <table:table-cell office:value-type="float" office:value="0.140759">
            <text:p>0,140759</text:p>
          </table:table-cell>
          <table:table-cell office:value-type="float" office:value="1.35364">
            <text:p>1,35364</text:p>
          </table:table-cell>
          <table:table-cell office:value-type="float" office:value="0.949833">
            <text:p>0,949833</text:p>
          </table:table-cell>
          <table:table-cell office:value-type="float" office:value="0.128736">
            <text:p>0,128736</text:p>
          </table:table-cell>
          <table:table-cell office:value-type="float" office:value="1.07857">
            <text:p>1,07857</text:p>
          </table:table-cell>
          <table:table-cell office:value-type="float" office:value="0.449844">
            <text:p>0,449844</text:p>
          </table:table-cell>
          <table:table-cell office:value-type="float" office:value="0.0592363">
            <text:p>0,0592363</text:p>
          </table:table-cell>
          <table:table-cell office:value-type="float" office:value="0.50908">
            <text:p>0,50908</text:p>
          </table:table-cell>
        </table:table-row>
        <table:table-row table:style-name="ro1">
          <table:table-cell office:value-type="float" office:value="1.17563">
            <text:p>1,17563</text:p>
          </table:table-cell>
          <table:table-cell office:value-type="float" office:value="0.236945">
            <text:p>0,236945</text:p>
          </table:table-cell>
          <table:table-cell office:value-type="float" office:value="1.41258">
            <text:p>1,41258</text:p>
          </table:table-cell>
          <table:table-cell office:value-type="float" office:value="0.896168">
            <text:p>0,896168</text:p>
          </table:table-cell>
          <table:table-cell office:value-type="float" office:value="0.19501">
            <text:p>0,19501</text:p>
          </table:table-cell>
          <table:table-cell office:value-type="float" office:value="1.09118">
            <text:p>1,09118</text:p>
          </table:table-cell>
          <table:table-cell office:value-type="float" office:value="0.0134894">
            <text:p>0,0134894</text:p>
          </table:table-cell>
          <table:table-cell office:value-type="float" office:value="0.130202">
            <text:p>0,130202</text:p>
          </table:table-cell>
          <table:table-cell office:value-type="float" office:value="0.143692">
            <text:p>0,143692</text:p>
          </table:table-cell>
          <table:table-cell office:value-type="float" office:value="0.144865">
            <text:p>0,144865</text:p>
          </table:table-cell>
          <table:table-cell office:value-type="float" office:value="0.0882679">
            <text:p>0,0882679</text:p>
          </table:table-cell>
          <table:table-cell office:value-type="float" office:value="0.233133">
            <text:p>0,233133</text:p>
          </table:table-cell>
          <table:table-cell office:value-type="float" office:value="1.09059">
            <text:p>1,09059</text:p>
          </table:table-cell>
          <table:table-cell office:value-type="float" office:value="0.202635">
            <text:p>0,202635</text:p>
          </table:table-cell>
          <table:table-cell office:value-type="float" office:value="1.29323">
            <text:p>1,29323</text:p>
          </table:table-cell>
          <table:table-cell office:value-type="float" office:value="0.118766">
            <text:p>0,118766</text:p>
          </table:table-cell>
          <table:table-cell office:value-type="float" office:value="0.131082">
            <text:p>0,131082</text:p>
          </table:table-cell>
          <table:table-cell office:value-type="float" office:value="0.249848">
            <text:p>0,249848</text:p>
          </table:table-cell>
          <table:table-cell office:value-type="float" office:value="1.15511">
            <text:p>1,15511</text:p>
          </table:table-cell>
          <table:table-cell office:value-type="float" office:value="0.139">
            <text:p>0,139</text:p>
          </table:table-cell>
          <table:table-cell office:value-type="float" office:value="1.29411">
            <text:p>1,29411</text:p>
          </table:table-cell>
          <table:table-cell office:value-type="float" office:value="0.944555">
            <text:p>0,944555</text:p>
          </table:table-cell>
          <table:table-cell office:value-type="float" office:value="0.12639">
            <text:p>0,12639</text:p>
          </table:table-cell>
          <table:table-cell office:value-type="float" office:value="1.07094">
            <text:p>1,07094</text:p>
          </table:table-cell>
          <table:table-cell office:value-type="float" office:value="0.477409">
            <text:p>0,477409</text:p>
          </table:table-cell>
          <table:table-cell office:value-type="float" office:value="0.055424">
            <text:p>0,055424</text:p>
          </table:table-cell>
          <table:table-cell office:value-type="float" office:value="0.532833">
            <text:p>0,532833</text:p>
          </table:table-cell>
        </table:table-row>
        <table:table-row table:style-name="ro1">
          <table:table-cell office:value-type="float" office:value="1.15716">
            <text:p>1,15716</text:p>
          </table:table-cell>
          <table:table-cell office:value-type="float" office:value="0.233133">
            <text:p>0,233133</text:p>
          </table:table-cell>
          <table:table-cell office:value-type="float" office:value="1.39029">
            <text:p>1,39029</text:p>
          </table:table-cell>
          <table:table-cell office:value-type="float" office:value="0.879453">
            <text:p>0,879453</text:p>
          </table:table-cell>
          <table:table-cell office:value-type="float" office:value="0.280932">
            <text:p>0,280932</text:p>
          </table:table-cell>
          <table:table-cell office:value-type="float" office:value="1.16039">
            <text:p>1,16039</text:p>
          </table:table-cell>
          <table:table-cell office:value-type="float" office:value="0.0140759">
            <text:p>0,0140759</text:p>
          </table:table-cell>
          <table:table-cell office:value-type="float" office:value="0.166272">
            <text:p>0,166272</text:p>
          </table:table-cell>
          <table:table-cell office:value-type="float" office:value="0.180348">
            <text:p>0,180348</text:p>
          </table:table-cell>
          <table:table-cell office:value-type="float" office:value="0.321107">
            <text:p>0,321107</text:p>
          </table:table-cell>
          <table:table-cell office:value-type="float" office:value="0.171551">
            <text:p>0,171551</text:p>
          </table:table-cell>
          <table:table-cell office:value-type="float" office:value="0.492658">
            <text:p>0,492658</text:p>
          </table:table-cell>
          <table:table-cell office:value-type="float" office:value="2.19614">
            <text:p>2,19614</text:p>
          </table:table-cell>
          <table:table-cell office:value-type="float" office:value="0.440753">
            <text:p>0,440753</text:p>
          </table:table-cell>
          <table:table-cell office:value-type="float" office:value="2.63689">
            <text:p>2,63689</text:p>
          </table:table-cell>
          <table:table-cell office:value-type="float" office:value="0.339875">
            <text:p>0,339875</text:p>
          </table:table-cell>
          <table:table-cell office:value-type="float" office:value="0.252194">
            <text:p>0,252194</text:p>
          </table:table-cell>
          <table:table-cell office:value-type="float" office:value="0.592069">
            <text:p>0,592069</text:p>
          </table:table-cell>
          <table:table-cell office:value-type="float" office:value="1.28355">
            <text:p>1,28355</text:p>
          </table:table-cell>
          <table:table-cell office:value-type="float" office:value="0.368321">
            <text:p>0,368321</text:p>
          </table:table-cell>
          <table:table-cell office:value-type="float" office:value="1.65187">
            <text:p>1,65187</text:p>
          </table:table-cell>
          <table:table-cell office:value-type="float" office:value="1.00027">
            <text:p>1,00027</text:p>
          </table:table-cell>
          <table:table-cell office:value-type="float" office:value="0.124044">
            <text:p>0,124044</text:p>
          </table:table-cell>
          <table:table-cell office:value-type="float" office:value="1.12432">
            <text:p>1,12432</text:p>
          </table:table-cell>
          <table:table-cell office:value-type="float" office:value="0.434888">
            <text:p>0,434888</text:p>
          </table:table-cell>
          <table:table-cell office:value-type="float" office:value="0.0686202">
            <text:p>0,0686202</text:p>
          </table:table-cell>
          <table:table-cell office:value-type="float" office:value="0.503508">
            <text:p>0,503508</text:p>
          </table:table-cell>
        </table:table-row>
        <table:table-row table:style-name="ro1">
          <table:table-cell office:value-type="float" office:value="1.26859">
            <text:p>1,26859</text:p>
          </table:table-cell>
          <table:table-cell office:value-type="float" office:value="0.365681">
            <text:p>0,365681</text:p>
          </table:table-cell>
          <table:table-cell office:value-type="float" office:value="1.63428">
            <text:p>1,63428</text:p>
          </table:table-cell>
          <table:table-cell office:value-type="float" office:value="0.936344">
            <text:p>0,936344</text:p>
          </table:table-cell>
          <table:table-cell office:value-type="float" office:value="0.226095">
            <text:p>0,226095</text:p>
          </table:table-cell>
          <table:table-cell office:value-type="float" office:value="1.16244">
            <text:p>1,16244</text:p>
          </table:table-cell>
          <table:table-cell office:value-type="float" office:value="0.0155422">
            <text:p>0,0155422</text:p>
          </table:table-cell>
          <table:table-cell office:value-type="float" office:value="0.186506">
            <text:p>0,186506</text:p>
          </table:table-cell>
          <table:table-cell office:value-type="float" office:value="0.202048">
            <text:p>0,202048</text:p>
          </table:table-cell>
          <table:table-cell office:value-type="float" office:value="0.186506">
            <text:p>0,186506</text:p>
          </table:table-cell>
          <table:table-cell office:value-type="float" office:value="0.0912004">
            <text:p>0,0912004</text:p>
          </table:table-cell>
          <table:table-cell office:value-type="float" office:value="0.277707">
            <text:p>0,277707</text:p>
          </table:table-cell>
          <table:table-cell office:value-type="float" office:value="1.17945">
            <text:p>1,17945</text:p>
          </table:table-cell>
          <table:table-cell office:value-type="float" office:value="0.238118">
            <text:p>0,238118</text:p>
          </table:table-cell>
          <table:table-cell office:value-type="float" office:value="1.41756">
            <text:p>1,41756</text:p>
          </table:table-cell>
          <table:table-cell office:value-type="float" office:value="0.140173">
            <text:p>0,140173</text:p>
          </table:table-cell>
          <table:table-cell office:value-type="float" office:value="0.126097">
            <text:p>0,126097</text:p>
          </table:table-cell>
          <table:table-cell office:value-type="float" office:value="0.26627">
            <text:p>0,26627</text:p>
          </table:table-cell>
          <table:table-cell office:value-type="float" office:value="1.1466">
            <text:p>1,1466</text:p>
          </table:table-cell>
          <table:table-cell office:value-type="float" office:value="0.143692">
            <text:p>0,143692</text:p>
          </table:table-cell>
          <table:table-cell office:value-type="float" office:value="1.29029">
            <text:p>1,29029</text:p>
          </table:table-cell>
          <table:table-cell office:value-type="float" office:value="1.52255">
            <text:p>1,52255</text:p>
          </table:table-cell>
          <table:table-cell office:value-type="float" office:value="0.225802">
            <text:p>0,225802</text:p>
          </table:table-cell>
          <table:table-cell office:value-type="float" office:value="1.74835">
            <text:p>1,74835</text:p>
          </table:table-cell>
          <table:table-cell office:value-type="float" office:value="0.477116">
            <text:p>0,477116</text:p>
          </table:table-cell>
          <table:table-cell office:value-type="float" office:value="0.0607025">
            <text:p>0,0607025</text:p>
          </table:table-cell>
          <table:table-cell office:value-type="float" office:value="0.537818">
            <text:p>0,537818</text:p>
          </table:table-cell>
        </table:table-row>
        <table:table-row table:style-name="ro1">
          <table:table-cell office:value-type="float" office:value="1.2727">
            <text:p>1,2727</text:p>
          </table:table-cell>
          <table:table-cell office:value-type="float" office:value="0.300873">
            <text:p>0,300873</text:p>
          </table:table-cell>
          <table:table-cell office:value-type="float" office:value="1.57357">
            <text:p>1,57357</text:p>
          </table:table-cell>
          <table:table-cell office:value-type="float" office:value="1.66888">
            <text:p>1,66888</text:p>
          </table:table-cell>
          <table:table-cell office:value-type="float" office:value="0.455415">
            <text:p>0,455415</text:p>
          </table:table-cell>
          <table:table-cell office:value-type="float" office:value="2.12429">
            <text:p>2,12429</text:p>
          </table:table-cell>
          <table:table-cell office:value-type="float" office:value="0.0454536">
            <text:p>0,0454536</text:p>
          </table:table-cell>
          <table:table-cell office:value-type="float" office:value="0.207913">
            <text:p>0,207913</text:p>
          </table:table-cell>
          <table:table-cell office:value-type="float" office:value="0.253367">
            <text:p>0,253367</text:p>
          </table:table-cell>
          <table:table-cell office:value-type="float" office:value="0.306445">
            <text:p>0,306445</text:p>
          </table:table-cell>
          <table:table-cell office:value-type="float" office:value="0.0906139">
            <text:p>0,0906139</text:p>
          </table:table-cell>
          <table:table-cell office:value-type="float" office:value="0.397059">
            <text:p>0,397059</text:p>
          </table:table-cell>
          <table:table-cell office:value-type="float" office:value="1.08033">
            <text:p>1,08033</text:p>
          </table:table-cell>
          <table:table-cell office:value-type="float" office:value="0.214072">
            <text:p>0,214072</text:p>
          </table:table-cell>
          <table:table-cell office:value-type="float" office:value="1.2944">
            <text:p>1,2944</text:p>
          </table:table-cell>
          <table:table-cell office:value-type="float" office:value="0.119059">
            <text:p>0,119059</text:p>
          </table:table-cell>
          <table:table-cell office:value-type="float" office:value="0.12639">
            <text:p>0,12639</text:p>
          </table:table-cell>
          <table:table-cell office:value-type="float" office:value="0.245449">
            <text:p>0,245449</text:p>
          </table:table-cell>
          <table:table-cell office:value-type="float" office:value="1.15951">
            <text:p>1,15951</text:p>
          </table:table-cell>
          <table:table-cell office:value-type="float" office:value="0.143692">
            <text:p>0,143692</text:p>
          </table:table-cell>
          <table:table-cell office:value-type="float" office:value="1.3032">
            <text:p>1,3032</text:p>
          </table:table-cell>
          <table:table-cell office:value-type="float" office:value="1.01142">
            <text:p>1,01142</text:p>
          </table:table-cell>
          <table:table-cell office:value-type="float" office:value="0.108502">
            <text:p>0,108502</text:p>
          </table:table-cell>
          <table:table-cell office:value-type="float" office:value="1.11992">
            <text:p>1,11992</text:p>
          </table:table-cell>
          <table:table-cell office:value-type="float" office:value="0.431076">
            <text:p>0,431076</text:p>
          </table:table-cell>
          <table:table-cell office:value-type="float" office:value="0.0583565">
            <text:p>0,0583565</text:p>
          </table:table-cell>
          <table:table-cell office:value-type="float" office:value="0.489432">
            <text:p>0,489432</text:p>
          </table:table-cell>
        </table:table-row>
        <table:table-row table:style-name="ro1">
          <table:table-cell office:value-type="float" office:value="1.16801">
            <text:p>1,16801</text:p>
          </table:table-cell>
          <table:table-cell office:value-type="float" office:value="0.257472">
            <text:p>0,257472</text:p>
          </table:table-cell>
          <table:table-cell office:value-type="float" office:value="1.42548">
            <text:p>1,42548</text:p>
          </table:table-cell>
          <table:table-cell office:value-type="float" office:value="0.921681">
            <text:p>0,921681</text:p>
          </table:table-cell>
          <table:table-cell office:value-type="float" office:value="0.229027">
            <text:p>0,229027</text:p>
          </table:table-cell>
          <table:table-cell office:value-type="float" office:value="1.15071">
            <text:p>1,15071</text:p>
          </table:table-cell>
          <table:table-cell office:value-type="float" office:value="0.0143692">
            <text:p>0,0143692</text:p>
          </table:table-cell>
          <table:table-cell office:value-type="float" office:value="0.12815">
            <text:p>0,12815</text:p>
          </table:table-cell>
          <table:table-cell office:value-type="float" office:value="0.142519">
            <text:p>0,142519</text:p>
          </table:table-cell>
          <table:table-cell office:value-type="float" office:value="0.155129">
            <text:p>0,155129</text:p>
          </table:table-cell>
          <table:table-cell office:value-type="float" office:value="0.0897341">
            <text:p>0,0897341</text:p>
          </table:table-cell>
          <table:table-cell office:value-type="float" office:value="0.244863">
            <text:p>0,244863</text:p>
          </table:table-cell>
          <table:table-cell office:value-type="float" office:value="1.07534">
            <text:p>1,07534</text:p>
          </table:table-cell>
          <table:table-cell office:value-type="float" office:value="0.37184">
            <text:p>0,37184</text:p>
          </table:table-cell>
          <table:table-cell office:value-type="float" office:value="1.44718">
            <text:p>1,44718</text:p>
          </table:table-cell>
          <table:table-cell office:value-type="float" office:value="0.156302">
            <text:p>0,156302</text:p>
          </table:table-cell>
          <table:table-cell office:value-type="float" office:value="0.125217">
            <text:p>0,125217</text:p>
          </table:table-cell>
          <table:table-cell office:value-type="float" office:value="0.281519">
            <text:p>0,281519</text:p>
          </table:table-cell>
          <table:table-cell office:value-type="float" office:value="1.15745">
            <text:p>1,15745</text:p>
          </table:table-cell>
          <table:table-cell office:value-type="float" office:value="0.167445">
            <text:p>0,167445</text:p>
          </table:table-cell>
          <table:table-cell office:value-type="float" office:value="1.3249">
            <text:p>1,3249</text:p>
          </table:table-cell>
          <table:table-cell office:value-type="float" office:value="0.909658">
            <text:p>0,909658</text:p>
          </table:table-cell>
          <table:table-cell office:value-type="float" office:value="0.104983">
            <text:p>0,104983</text:p>
          </table:table-cell>
          <table:table-cell office:value-type="float" office:value="1.01464">
            <text:p>1,01464</text:p>
          </table:table-cell>
          <table:table-cell office:value-type="float" office:value="0.419932">
            <text:p>0,419932</text:p>
          </table:table-cell>
          <table:table-cell office:value-type="float" office:value="0.0548375">
            <text:p>0,0548375</text:p>
          </table:table-cell>
          <table:table-cell office:value-type="float" office:value="0.47477">
            <text:p>0,47477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228441">
            <text:p>0,228441</text:p>
          </table:table-cell>
          <table:table-cell office:value-type="float" office:value="1.33721">
            <text:p>1,33721</text:p>
          </table:table-cell>
          <table:table-cell office:value-type="float" office:value="1.77328">
            <text:p>1,77328</text:p>
          </table:table-cell>
          <table:table-cell office:value-type="float" office:value="0.448084">
            <text:p>0,448084</text:p>
          </table:table-cell>
          <table:table-cell office:value-type="float" office:value="2.22136">
            <text:p>2,22136</text:p>
          </table:table-cell>
          <table:table-cell office:value-type="float" office:value="0.0158354">
            <text:p>0,0158354</text:p>
          </table:table-cell>
          <table:table-cell office:value-type="float" office:value="0.0982384">
            <text:p>0,0982384</text:p>
          </table:table-cell>
          <table:table-cell office:value-type="float" office:value="0.114074">
            <text:p>0,114074</text:p>
          </table:table-cell>
          <table:table-cell office:value-type="float" office:value="0.165686">
            <text:p>0,165686</text:p>
          </table:table-cell>
          <table:table-cell office:value-type="float" office:value="0.0885612">
            <text:p>0,0885612</text:p>
          </table:table-cell>
          <table:table-cell office:value-type="float" office:value="0.254247">
            <text:p>0,254247</text:p>
          </table:table-cell>
          <table:table-cell office:value-type="float" office:value="1.05276">
            <text:p>1,05276</text:p>
          </table:table-cell>
          <table:table-cell office:value-type="float" office:value="0.202928">
            <text:p>0,202928</text:p>
          </table:table-cell>
          <table:table-cell office:value-type="float" office:value="1.25569">
            <text:p>1,25569</text:p>
          </table:table-cell>
          <table:table-cell office:value-type="float" office:value="0.146624">
            <text:p>0,146624</text:p>
          </table:table-cell>
          <table:table-cell office:value-type="float" office:value="0.215245">
            <text:p>0,215245</text:p>
          </table:table-cell>
          <table:table-cell office:value-type="float" office:value="0.361869">
            <text:p>0,361869</text:p>
          </table:table-cell>
          <table:table-cell office:value-type="float" office:value="1.22226">
            <text:p>1,22226</text:p>
          </table:table-cell>
          <table:table-cell office:value-type="float" office:value="0.138707">
            <text:p>0,138707</text:p>
          </table:table-cell>
          <table:table-cell office:value-type="float" office:value="1.36097">
            <text:p>1,36097</text:p>
          </table:table-cell>
          <table:table-cell office:value-type="float" office:value="0.999099">
            <text:p>0,999099</text:p>
          </table:table-cell>
          <table:table-cell office:value-type="float" office:value="0.105863">
            <text:p>0,105863</text:p>
          </table:table-cell>
          <table:table-cell office:value-type="float" office:value="1.10496">
            <text:p>1,10496</text:p>
          </table:table-cell>
          <table:table-cell office:value-type="float" office:value="0.420226">
            <text:p>0,420226</text:p>
          </table:table-cell>
          <table:table-cell office:value-type="float" office:value="0.0574768">
            <text:p>0,0574768</text:p>
          </table:table-cell>
          <table:table-cell office:value-type="float" office:value="0.477702">
            <text:p>0,477702</text:p>
          </table:table-cell>
        </table:table-row>
        <table:table-row table:style-name="ro1">
          <table:table-cell office:value-type="float" office:value="1.19499">
            <text:p>1,19499</text:p>
          </table:table-cell>
          <table:table-cell office:value-type="float" office:value="0.278586">
            <text:p>0,278586</text:p>
          </table:table-cell>
          <table:table-cell office:value-type="float" office:value="1.47358">
            <text:p>1,47358</text:p>
          </table:table-cell>
          <table:table-cell office:value-type="float" office:value="0.926373">
            <text:p>0,926373</text:p>
          </table:table-cell>
          <table:table-cell office:value-type="float" office:value="0.192958">
            <text:p>0,192958</text:p>
          </table:table-cell>
          <table:table-cell office:value-type="float" office:value="1.11933">
            <text:p>1,11933</text:p>
          </table:table-cell>
          <table:table-cell office:value-type="float" office:value="0.0143692">
            <text:p>0,0143692</text:p>
          </table:table-cell>
          <table:table-cell office:value-type="float" office:value="0.102344">
            <text:p>0,102344</text:p>
          </table:table-cell>
          <table:table-cell office:value-type="float" office:value="0.116713">
            <text:p>0,116713</text:p>
          </table:table-cell>
          <table:table-cell office:value-type="float" office:value="0.145451">
            <text:p>0,145451</text:p>
          </table:table-cell>
          <table:table-cell office:value-type="float" office:value="0.122578">
            <text:p>0,122578</text:p>
          </table:table-cell>
          <table:table-cell office:value-type="float" office:value="0.268029">
            <text:p>0,268029</text:p>
          </table:table-cell>
          <table:table-cell office:value-type="float" office:value="1.10877">
            <text:p>1,10877</text:p>
          </table:table-cell>
          <table:table-cell office:value-type="float" office:value="0.204394">
            <text:p>0,204394</text:p>
          </table:table-cell>
          <table:table-cell office:value-type="float" office:value="1.31317">
            <text:p>1,31317</text:p>
          </table:table-cell>
          <table:table-cell office:value-type="float" office:value="0.119059">
            <text:p>0,119059</text:p>
          </table:table-cell>
          <table:table-cell office:value-type="float" office:value="0.145745">
            <text:p>0,145745</text:p>
          </table:table-cell>
          <table:table-cell office:value-type="float" office:value="0.264804">
            <text:p>0,264804</text:p>
          </table:table-cell>
          <table:table-cell office:value-type="float" office:value="1.18766">
            <text:p>1,18766</text:p>
          </table:table-cell>
          <table:table-cell office:value-type="float" office:value="0.13724">
            <text:p>0,13724</text:p>
          </table:table-cell>
          <table:table-cell office:value-type="float" office:value="1.3249">
            <text:p>1,3249</text:p>
          </table:table-cell>
          <table:table-cell office:value-type="float" office:value="0.981504">
            <text:p>0,981504</text:p>
          </table:table-cell>
          <table:table-cell office:value-type="float" office:value="0.114954">
            <text:p>0,114954</text:p>
          </table:table-cell>
          <table:table-cell office:value-type="float" office:value="1.09646">
            <text:p>1,09646</text:p>
          </table:table-cell>
          <table:table-cell office:value-type="float" office:value="0.437527">
            <text:p>0,437527</text:p>
          </table:table-cell>
          <table:table-cell office:value-type="float" office:value="0.0574768">
            <text:p>0,0574768</text:p>
          </table:table-cell>
          <table:table-cell office:value-type="float" office:value="0.495004">
            <text:p>0,495004</text:p>
          </table:table-cell>
        </table:table-row>
        <table:table-row table:style-name="ro1">
          <table:table-cell office:value-type="float" office:value="1.22607">
            <text:p>1,22607</text:p>
          </table:table-cell>
          <table:table-cell office:value-type="float" office:value="0.25366">
            <text:p>0,25366</text:p>
          </table:table-cell>
          <table:table-cell office:value-type="float" office:value="1.47973">
            <text:p>1,47973</text:p>
          </table:table-cell>
          <table:table-cell office:value-type="float" office:value="1.11786">
            <text:p>1,11786</text:p>
          </table:table-cell>
          <table:table-cell office:value-type="float" office:value="0.195597">
            <text:p>0,195597</text:p>
          </table:table-cell>
          <table:table-cell office:value-type="float" office:value="1.31346">
            <text:p>1,31346</text:p>
          </table:table-cell>
          <table:table-cell office:value-type="float" office:value="0.0143692">
            <text:p>0,0143692</text:p>
          </table:table-cell>
          <table:table-cell office:value-type="float" office:value="0.107622">
            <text:p>0,107622</text:p>
          </table:table-cell>
          <table:table-cell office:value-type="float" office:value="0.121992">
            <text:p>0,121992</text:p>
          </table:table-cell>
          <table:table-cell office:value-type="float" office:value="0.143692">
            <text:p>0,143692</text:p>
          </table:table-cell>
          <table:table-cell office:value-type="float" office:value="0.162753">
            <text:p>0,162753</text:p>
          </table:table-cell>
          <table:table-cell office:value-type="float" office:value="0.306445">
            <text:p>0,306445</text:p>
          </table:table-cell>
          <table:table-cell office:value-type="float" office:value="1.11259">
            <text:p>1,11259</text:p>
          </table:table-cell>
          <table:table-cell office:value-type="float" office:value="0.201755">
            <text:p>0,201755</text:p>
          </table:table-cell>
          <table:table-cell office:value-type="float" office:value="1.31434">
            <text:p>1,31434</text:p>
          </table:table-cell>
          <table:table-cell office:value-type="float" office:value="0.118473">
            <text:p>0,118473</text:p>
          </table:table-cell>
          <table:table-cell office:value-type="float" office:value="0.152783">
            <text:p>0,152783</text:p>
          </table:table-cell>
          <table:table-cell office:value-type="float" office:value="0.271255">
            <text:p>0,271255</text:p>
          </table:table-cell>
          <table:table-cell office:value-type="float" office:value="1.25305">
            <text:p>1,25305</text:p>
          </table:table-cell>
          <table:table-cell office:value-type="float" office:value="0.158061">
            <text:p>0,158061</text:p>
          </table:table-cell>
          <table:table-cell office:value-type="float" office:value="1.41111">
            <text:p>1,41111</text:p>
          </table:table-cell>
          <table:table-cell office:value-type="float" office:value="1.01171">
            <text:p>1,01171</text:p>
          </table:table-cell>
          <table:table-cell office:value-type="float" office:value="0.105276">
            <text:p>0,105276</text:p>
          </table:table-cell>
          <table:table-cell office:value-type="float" office:value="1.11698">
            <text:p>1,11698</text:p>
          </table:table-cell>
          <table:table-cell office:value-type="float" office:value="0.438114">
            <text:p>0,438114</text:p>
          </table:table-cell>
          <table:table-cell office:value-type="float" office:value="0.0592363">
            <text:p>0,0592363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3466">
            <text:p>1,3466</text:p>
          </table:table-cell>
          <table:table-cell office:value-type="float" office:value="0.229321">
            <text:p>0,229321</text:p>
          </table:table-cell>
          <table:table-cell office:value-type="float" office:value="1.57592">
            <text:p>1,57592</text:p>
          </table:table-cell>
          <table:table-cell office:value-type="float" office:value="0.986489">
            <text:p>0,986489</text:p>
          </table:table-cell>
          <table:table-cell office:value-type="float" office:value="0.192371">
            <text:p>0,192371</text:p>
          </table:table-cell>
          <table:table-cell office:value-type="float" office:value="1.17886">
            <text:p>1,17886</text:p>
          </table:table-cell>
          <table:table-cell office:value-type="float" office:value="0.0140759">
            <text:p>0,0140759</text:p>
          </table:table-cell>
          <table:table-cell office:value-type="float" office:value="0.0832827">
            <text:p>0,0832827</text:p>
          </table:table-cell>
          <table:table-cell office:value-type="float" office:value="0.0973586">
            <text:p>0,0973586</text:p>
          </table:table-cell>
          <table:table-cell office:value-type="float" office:value="0.170378">
            <text:p>0,170378</text:p>
          </table:table-cell>
          <table:table-cell office:value-type="float" office:value="0.0832827">
            <text:p>0,0832827</text:p>
          </table:table-cell>
          <table:table-cell office:value-type="float" office:value="0.25366">
            <text:p>0,25366</text:p>
          </table:table-cell>
          <table:table-cell office:value-type="float" office:value="1.12725">
            <text:p>1,12725</text:p>
          </table:table-cell>
          <table:table-cell office:value-type="float" office:value="0.199702">
            <text:p>0,199702</text:p>
          </table:table-cell>
          <table:table-cell office:value-type="float" office:value="1.32695">
            <text:p>1,32695</text:p>
          </table:table-cell>
          <table:table-cell office:value-type="float" office:value="0.117593">
            <text:p>0,117593</text:p>
          </table:table-cell>
          <table:table-cell office:value-type="float" office:value="0.137534">
            <text:p>0,137534</text:p>
          </table:table-cell>
          <table:table-cell office:value-type="float" office:value="0.255127">
            <text:p>0,255127</text:p>
          </table:table-cell>
          <table:table-cell office:value-type="float" office:value="1.37416">
            <text:p>1,37416</text:p>
          </table:table-cell>
          <table:table-cell office:value-type="float" office:value="0.156595">
            <text:p>0,156595</text:p>
          </table:table-cell>
          <table:table-cell office:value-type="float" office:value="1.53076">
            <text:p>1,53076</text:p>
          </table:table-cell>
          <table:table-cell office:value-type="float" office:value="0.976812">
            <text:p>0,976812</text:p>
          </table:table-cell>
          <table:table-cell office:value-type="float" office:value="0.10381">
            <text:p>0,10381</text:p>
          </table:table-cell>
          <table:table-cell office:value-type="float" office:value="1.08062">
            <text:p>1,08062</text:p>
          </table:table-cell>
          <table:table-cell office:value-type="float" office:value="0.430196">
            <text:p>0,430196</text:p>
          </table:table-cell>
          <table:table-cell office:value-type="float" office:value="0.067154">
            <text:p>0,067154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2378">
            <text:p>1,2378</text:p>
          </table:table-cell>
          <table:table-cell office:value-type="float" office:value="0.253954">
            <text:p>0,253954</text:p>
          </table:table-cell>
          <table:table-cell office:value-type="float" office:value="1.49176">
            <text:p>1,49176</text:p>
          </table:table-cell>
          <table:table-cell office:value-type="float" office:value="0.914643">
            <text:p>0,914643</text:p>
          </table:table-cell>
          <table:table-cell office:value-type="float" office:value="0.192664">
            <text:p>0,192664</text:p>
          </table:table-cell>
          <table:table-cell office:value-type="float" office:value="1.10731">
            <text:p>1,10731</text:p>
          </table:table-cell>
          <table:table-cell office:value-type="float" office:value="0.0134894">
            <text:p>0,0134894</text:p>
          </table:table-cell>
          <table:table-cell office:value-type="float" office:value="0.149264">
            <text:p>0,149264</text:p>
          </table:table-cell>
          <table:table-cell office:value-type="float" office:value="0.162753">
            <text:p>0,162753</text:p>
          </table:table-cell>
          <table:table-cell office:value-type="float" office:value="0.135188">
            <text:p>0,135188</text:p>
          </table:table-cell>
          <table:table-cell office:value-type="float" office:value="0.118473">
            <text:p>0,118473</text:p>
          </table:table-cell>
          <table:table-cell office:value-type="float" office:value="0.25366">
            <text:p>0,25366</text:p>
          </table:table-cell>
          <table:table-cell office:value-type="float" office:value="1.12314">
            <text:p>1,12314</text:p>
          </table:table-cell>
          <table:table-cell office:value-type="float" office:value="0.224335">
            <text:p>0,224335</text:p>
          </table:table-cell>
          <table:table-cell office:value-type="float" office:value="1.34748">
            <text:p>1,34748</text:p>
          </table:table-cell>
          <table:table-cell office:value-type="float" office:value="0.132548">
            <text:p>0,132548</text:p>
          </table:table-cell>
          <table:table-cell office:value-type="float" office:value="0.174483">
            <text:p>0,174483</text:p>
          </table:table-cell>
          <table:table-cell office:value-type="float" office:value="0.307032">
            <text:p>0,307032</text:p>
          </table:table-cell>
          <table:table-cell office:value-type="float" office:value="1.20643">
            <text:p>1,20643</text:p>
          </table:table-cell>
          <table:table-cell office:value-type="float" office:value="0.166565">
            <text:p>0,166565</text:p>
          </table:table-cell>
          <table:table-cell office:value-type="float" office:value="1.37299">
            <text:p>1,37299</text:p>
          </table:table-cell>
          <table:table-cell office:value-type="float" office:value="0.940742">
            <text:p>0,940742</text:p>
          </table:table-cell>
          <table:table-cell office:value-type="float" office:value="0.11642">
            <text:p>0,11642</text:p>
          </table:table-cell>
          <table:table-cell office:value-type="float" office:value="1.05716">
            <text:p>1,05716</text:p>
          </table:table-cell>
          <table:table-cell office:value-type="float" office:value="0.427557">
            <text:p>0,427557</text:p>
          </table:table-cell>
          <table:table-cell office:value-type="float" office:value="0.0609958">
            <text:p>0,0609958</text:p>
          </table:table-cell>
          <table:table-cell office:value-type="float" office:value="0.488553">
            <text:p>0,488553</text:p>
          </table:table-cell>
        </table:table-row>
        <table:table-row table:style-name="ro1">
          <table:table-cell office:value-type="float" office:value="1.20144">
            <text:p>1,20144</text:p>
          </table:table-cell>
          <table:table-cell office:value-type="float" office:value="0.29061">
            <text:p>0,29061</text:p>
          </table:table-cell>
          <table:table-cell office:value-type="float" office:value="1.49205">
            <text:p>1,49205</text:p>
          </table:table-cell>
          <table:table-cell office:value-type="float" office:value="0.86831">
            <text:p>0,86831</text:p>
          </table:table-cell>
          <table:table-cell office:value-type="float" office:value="0.20674">
            <text:p>0,20674</text:p>
          </table:table-cell>
          <table:table-cell office:value-type="float" office:value="1.07505">
            <text:p>1,07505</text:p>
          </table:table-cell>
          <table:table-cell office:value-type="float" office:value="0.0161287">
            <text:p>0,0161287</text:p>
          </table:table-cell>
          <table:table-cell office:value-type="float" office:value="0.0932531">
            <text:p>0,0932531</text:p>
          </table:table-cell>
          <table:table-cell office:value-type="float" office:value="0.109382">
            <text:p>0,109382</text:p>
          </table:table-cell>
          <table:table-cell office:value-type="float" office:value="0.14897">
            <text:p>0,14897</text:p>
          </table:table-cell>
          <table:table-cell office:value-type="float" office:value="0.122871">
            <text:p>0,122871</text:p>
          </table:table-cell>
          <table:table-cell office:value-type="float" office:value="0.271842">
            <text:p>0,271842</text:p>
          </table:table-cell>
          <table:table-cell office:value-type="float" office:value="1.09558">
            <text:p>1,09558</text:p>
          </table:table-cell>
          <table:table-cell office:value-type="float" office:value="0.443979">
            <text:p>0,443979</text:p>
          </table:table-cell>
          <table:table-cell office:value-type="float" office:value="1.53956">
            <text:p>1,53956</text:p>
          </table:table-cell>
          <table:table-cell office:value-type="float" office:value="0.129323">
            <text:p>0,129323</text:p>
          </table:table-cell>
          <table:table-cell office:value-type="float" office:value="0.217004">
            <text:p>0,217004</text:p>
          </table:table-cell>
          <table:table-cell office:value-type="float" office:value="0.346327">
            <text:p>0,346327</text:p>
          </table:table-cell>
          <table:table-cell office:value-type="float" office:value="1.20994">
            <text:p>1,20994</text:p>
          </table:table-cell>
          <table:table-cell office:value-type="float" office:value="0.146038">
            <text:p>0,146038</text:p>
          </table:table-cell>
          <table:table-cell office:value-type="float" office:value="1.35598">
            <text:p>1,35598</text:p>
          </table:table-cell>
          <table:table-cell office:value-type="float" office:value="1.01816">
            <text:p>1,01816</text:p>
          </table:table-cell>
          <table:table-cell office:value-type="float" office:value="0.110555">
            <text:p>0,110555</text:p>
          </table:table-cell>
          <table:table-cell office:value-type="float" office:value="1.12871">
            <text:p>1,12871</text:p>
          </table:table-cell>
          <table:table-cell office:value-type="float" office:value="0.497643">
            <text:p>0,497643</text:p>
          </table:table-cell>
          <table:table-cell office:value-type="float" office:value="0.0709662">
            <text:p>0,0709662</text:p>
          </table:table-cell>
          <table:table-cell office:value-type="float" office:value="0.56861">
            <text:p>0,56861</text:p>
          </table:table-cell>
        </table:table-row>
        <table:table-row table:style-name="ro1">
          <table:table-cell office:value-type="float" office:value="1.20027">
            <text:p>1,20027</text:p>
          </table:table-cell>
          <table:table-cell office:value-type="float" office:value="0.243983">
            <text:p>0,243983</text:p>
          </table:table-cell>
          <table:table-cell office:value-type="float" office:value="1.44425">
            <text:p>1,44425</text:p>
          </table:table-cell>
          <table:table-cell office:value-type="float" office:value="0.910244">
            <text:p>0,910244</text:p>
          </table:table-cell>
          <table:table-cell office:value-type="float" office:value="0.219643">
            <text:p>0,219643</text:p>
          </table:table-cell>
          <table:table-cell office:value-type="float" office:value="1.12989">
            <text:p>1,12989</text:p>
          </table:table-cell>
          <table:table-cell office:value-type="float" office:value="0.0164219">
            <text:p>0,0164219</text:p>
          </table:table-cell>
          <table:table-cell office:value-type="float" office:value="0.0964789">
            <text:p>0,0964789</text:p>
          </table:table-cell>
          <table:table-cell office:value-type="float" office:value="0.112901">
            <text:p>0,112901</text:p>
          </table:table-cell>
          <table:table-cell office:value-type="float" office:value="0.146331">
            <text:p>0,146331</text:p>
          </table:table-cell>
          <table:table-cell office:value-type="float" office:value="0.0868017">
            <text:p>0,0868017</text:p>
          </table:table-cell>
          <table:table-cell office:value-type="float" office:value="0.233133">
            <text:p>0,233133</text:p>
          </table:table-cell>
          <table:table-cell office:value-type="float" office:value="1.97386">
            <text:p>1,97386</text:p>
          </table:table-cell>
          <table:table-cell office:value-type="float" office:value="0.455415">
            <text:p>0,455415</text:p>
          </table:table-cell>
          <table:table-cell office:value-type="float" office:value="2.42927">
            <text:p>2,42927</text:p>
          </table:table-cell>
          <table:table-cell office:value-type="float" office:value="0.273308">
            <text:p>0,273308</text:p>
          </table:table-cell>
          <table:table-cell office:value-type="float" office:value="0.246329">
            <text:p>0,246329</text:p>
          </table:table-cell>
          <table:table-cell office:value-type="float" office:value="0.519637">
            <text:p>0,519637</text:p>
          </table:table-cell>
          <table:table-cell office:value-type="float" office:value="2.39966">
            <text:p>2,39966</text:p>
          </table:table-cell>
          <table:table-cell office:value-type="float" office:value="0.321401">
            <text:p>0,321401</text:p>
          </table:table-cell>
          <table:table-cell office:value-type="float" office:value="2.72106">
            <text:p>2,72106</text:p>
          </table:table-cell>
          <table:table-cell office:value-type="float" office:value="1.90231">
            <text:p>1,90231</text:p>
          </table:table-cell>
          <table:table-cell office:value-type="float" office:value="0.236652">
            <text:p>0,236652</text:p>
          </table:table-cell>
          <table:table-cell office:value-type="float" office:value="2.13896">
            <text:p>2,13896</text:p>
          </table:table-cell>
          <table:table-cell office:value-type="float" office:value="1.12578">
            <text:p>1,12578</text:p>
          </table:table-cell>
          <table:table-cell office:value-type="float" office:value="0.202342">
            <text:p>0,202342</text:p>
          </table:table-cell>
          <table:table-cell office:value-type="float" office:value="1.32812">
            <text:p>1,32812</text:p>
          </table:table-cell>
        </table:table-row>
        <table:table-row table:style-name="ro1">
          <table:table-cell office:value-type="float" office:value="1.12549">
            <text:p>1,12549</text:p>
          </table:table-cell>
          <table:table-cell office:value-type="float" office:value="0.258645">
            <text:p>0,258645</text:p>
          </table:table-cell>
          <table:table-cell office:value-type="float" office:value="1.38413">
            <text:p>1,38413</text:p>
          </table:table-cell>
          <table:table-cell office:value-type="float" office:value="0.906725">
            <text:p>0,906725</text:p>
          </table:table-cell>
          <table:table-cell office:value-type="float" office:value="0.209086">
            <text:p>0,209086</text:p>
          </table:table-cell>
          <table:table-cell office:value-type="float" office:value="1.11581">
            <text:p>1,11581</text:p>
          </table:table-cell>
          <table:table-cell office:value-type="float" office:value="0.0158354">
            <text:p>0,0158354</text:p>
          </table:table-cell>
          <table:table-cell office:value-type="float" office:value="0.188852">
            <text:p>0,188852</text:p>
          </table:table-cell>
          <table:table-cell office:value-type="float" office:value="0.204688">
            <text:p>0,204688</text:p>
          </table:table-cell>
          <table:table-cell office:value-type="float" office:value="0.358057">
            <text:p>0,358057</text:p>
          </table:table-cell>
          <table:table-cell office:value-type="float" office:value="0.205274">
            <text:p>0,205274</text:p>
          </table:table-cell>
          <table:table-cell office:value-type="float" office:value="0.563331">
            <text:p>0,563331</text:p>
          </table:table-cell>
          <table:table-cell office:value-type="float" office:value="1.96506">
            <text:p>1,96506</text:p>
          </table:table-cell>
          <table:table-cell office:value-type="float" office:value="0.219057">
            <text:p>0,219057</text:p>
          </table:table-cell>
          <table:table-cell office:value-type="float" office:value="2.18412">
            <text:p>2,18412</text:p>
          </table:table-cell>
          <table:table-cell office:value-type="float" office:value="0.131082">
            <text:p>0,131082</text:p>
          </table:table-cell>
          <table:table-cell office:value-type="float" office:value="0.163926">
            <text:p>0,163926</text:p>
          </table:table-cell>
          <table:table-cell office:value-type="float" office:value="0.295008">
            <text:p>0,295008</text:p>
          </table:table-cell>
          <table:table-cell office:value-type="float" office:value="2.27913">
            <text:p>2,27913</text:p>
          </table:table-cell>
          <table:table-cell office:value-type="float" office:value="0.165979">
            <text:p>0,165979</text:p>
          </table:table-cell>
          <table:table-cell office:value-type="float" office:value="2.44511">
            <text:p>2,44511</text:p>
          </table:table-cell>
          <table:table-cell office:value-type="float" office:value="0.916109">
            <text:p>0,916109</text:p>
          </table:table-cell>
          <table:table-cell office:value-type="float" office:value="0.124631">
            <text:p>0,124631</text:p>
          </table:table-cell>
          <table:table-cell office:value-type="float" office:value="1.04074">
            <text:p>1,04074</text:p>
          </table:table-cell>
          <table:table-cell office:value-type="float" office:value="0.409962">
            <text:p>0,409962</text:p>
          </table:table-cell>
          <table:table-cell office:value-type="float" office:value="0.058943">
            <text:p>0,058943</text:p>
          </table:table-cell>
          <table:table-cell office:value-type="float" office:value="0.468905">
            <text:p>0,468905</text:p>
          </table:table-cell>
        </table:table-row>
        <table:table-row table:style-name="ro1">
          <table:table-cell office:value-type="float" office:value="1.1944">
            <text:p>1,1944</text:p>
          </table:table-cell>
          <table:table-cell office:value-type="float" office:value="0.251608">
            <text:p>0,251608</text:p>
          </table:table-cell>
          <table:table-cell office:value-type="float" office:value="1.44601">
            <text:p>1,44601</text:p>
          </table:table-cell>
          <table:table-cell office:value-type="float" office:value="0.909658">
            <text:p>0,909658</text:p>
          </table:table-cell>
          <table:table-cell office:value-type="float" office:value="0.210553">
            <text:p>0,210553</text:p>
          </table:table-cell>
          <table:table-cell office:value-type="float" office:value="1.12021">
            <text:p>1,12021</text:p>
          </table:table-cell>
          <table:table-cell office:value-type="float" office:value="0.0149557">
            <text:p>0,0149557</text:p>
          </table:table-cell>
          <table:table-cell office:value-type="float" office:value="0.185627">
            <text:p>0,185627</text:p>
          </table:table-cell>
          <table:table-cell office:value-type="float" office:value="0.200582">
            <text:p>0,200582</text:p>
          </table:table-cell>
          <table:table-cell office:value-type="float" office:value="0.410842">
            <text:p>0,410842</text:p>
          </table:table-cell>
          <table:table-cell office:value-type="float" office:value="0.201169">
            <text:p>0,201169</text:p>
          </table:table-cell>
          <table:table-cell office:value-type="float" office:value="0.61201">
            <text:p>0,61201</text:p>
          </table:table-cell>
          <table:table-cell office:value-type="float" office:value="1.95597">
            <text:p>1,95597</text:p>
          </table:table-cell>
          <table:table-cell office:value-type="float" office:value="0.359816">
            <text:p>0,359816</text:p>
          </table:table-cell>
          <table:table-cell office:value-type="float" office:value="2.31579">
            <text:p>2,31579</text:p>
          </table:table-cell>
          <table:table-cell office:value-type="float" office:value="0.51993">
            <text:p>0,51993</text:p>
          </table:table-cell>
          <table:table-cell office:value-type="float" office:value="0.205567">
            <text:p>0,205567</text:p>
          </table:table-cell>
          <table:table-cell office:value-type="float" office:value="0.725498">
            <text:p>0,725498</text:p>
          </table:table-cell>
          <table:table-cell office:value-type="float" office:value="1.20291">
            <text:p>1,20291</text:p>
          </table:table-cell>
          <table:table-cell office:value-type="float" office:value="0.276827">
            <text:p>0,276827</text:p>
          </table:table-cell>
          <table:table-cell office:value-type="float" office:value="1.47973">
            <text:p>1,47973</text:p>
          </table:table-cell>
          <table:table-cell office:value-type="float" office:value="0.918162">
            <text:p>0,918162</text:p>
          </table:table-cell>
          <table:table-cell office:value-type="float" office:value="0.122285">
            <text:p>0,122285</text:p>
          </table:table-cell>
          <table:table-cell office:value-type="float" office:value="1.04045">
            <text:p>1,04045</text:p>
          </table:table-cell>
          <table:table-cell office:value-type="float" office:value="0.396766">
            <text:p>0,396766</text:p>
          </table:table-cell>
          <table:table-cell office:value-type="float" office:value="0.0583565">
            <text:p>0,0583565</text:p>
          </table:table-cell>
          <table:table-cell office:value-type="float" office:value="0.455122">
            <text:p>0,455122</text:p>
          </table:table-cell>
        </table:table-row>
        <table:table-row table:style-name="ro1">
          <table:table-cell office:value-type="float" office:value="1.112">
            <text:p>1,112</text:p>
          </table:table-cell>
          <table:table-cell office:value-type="float" office:value="0.296768">
            <text:p>0,296768</text:p>
          </table:table-cell>
          <table:table-cell office:value-type="float" office:value="1.40877">
            <text:p>1,40877</text:p>
          </table:table-cell>
          <table:table-cell office:value-type="float" office:value="0.914936">
            <text:p>0,914936</text:p>
          </table:table-cell>
          <table:table-cell office:value-type="float" office:value="0.214658">
            <text:p>0,214658</text:p>
          </table:table-cell>
          <table:table-cell office:value-type="float" office:value="1.12959">
            <text:p>1,12959</text:p>
          </table:table-cell>
          <table:table-cell office:value-type="float" office:value="0.0149557">
            <text:p>0,0149557</text:p>
          </table:table-cell>
          <table:table-cell office:value-type="float" office:value="0.119352">
            <text:p>0,119352</text:p>
          </table:table-cell>
          <table:table-cell office:value-type="float" office:value="0.134308">
            <text:p>0,134308</text:p>
          </table:table-cell>
          <table:table-cell office:value-type="float" office:value="0.170378">
            <text:p>0,170378</text:p>
          </table:table-cell>
          <table:table-cell office:value-type="float" office:value="0.100291">
            <text:p>0,100291</text:p>
          </table:table-cell>
          <table:table-cell office:value-type="float" office:value="0.270669">
            <text:p>0,270669</text:p>
          </table:table-cell>
          <table:table-cell office:value-type="float" office:value="1.10613">
            <text:p>1,10613</text:p>
          </table:table-cell>
          <table:table-cell office:value-type="float" office:value="0.226095">
            <text:p>0,226095</text:p>
          </table:table-cell>
          <table:table-cell office:value-type="float" office:value="1.33223">
            <text:p>1,33223</text:p>
          </table:table-cell>
          <table:table-cell office:value-type="float" office:value="0.128443">
            <text:p>0,128443</text:p>
          </table:table-cell>
          <table:table-cell office:value-type="float" office:value="0.132842">
            <text:p>0,132842</text:p>
          </table:table-cell>
          <table:table-cell office:value-type="float" office:value="0.261285">
            <text:p>0,261285</text:p>
          </table:table-cell>
          <table:table-cell office:value-type="float" office:value="1.32167">
            <text:p>1,32167</text:p>
          </table:table-cell>
          <table:table-cell office:value-type="float" office:value="0.164513">
            <text:p>0,164513</text:p>
          </table:table-cell>
          <table:table-cell office:value-type="float" office:value="1.48619">
            <text:p>1,48619</text:p>
          </table:table-cell>
          <table:table-cell office:value-type="float" office:value="1.00262">
            <text:p>1,00262</text:p>
          </table:table-cell>
          <table:table-cell office:value-type="float" office:value="0.123165">
            <text:p>0,123165</text:p>
          </table:table-cell>
          <table:table-cell office:value-type="float" office:value="1.12578">
            <text:p>1,12578</text:p>
          </table:table-cell>
          <table:table-cell office:value-type="float" office:value="0.443979">
            <text:p>0,443979</text:p>
          </table:table-cell>
          <table:table-cell office:value-type="float" office:value="0.0592363">
            <text:p>0,0592363</text:p>
          </table:table-cell>
          <table:table-cell office:value-type="float" office:value="0.503215">
            <text:p>0,503215</text:p>
          </table:table-cell>
        </table:table-row>
        <table:table-row table:style-name="ro1">
          <table:table-cell office:value-type="float" office:value="1.14367">
            <text:p>1,14367</text:p>
          </table:table-cell>
          <table:table-cell office:value-type="float" office:value="0.249555">
            <text:p>0,249555</text:p>
          </table:table-cell>
          <table:table-cell office:value-type="float" office:value="1.39323">
            <text:p>1,39323</text:p>
          </table:table-cell>
          <table:table-cell office:value-type="float" office:value="0.870656">
            <text:p>0,870656</text:p>
          </table:table-cell>
          <table:table-cell office:value-type="float" office:value="0.20674">
            <text:p>0,20674</text:p>
          </table:table-cell>
          <table:table-cell office:value-type="float" office:value="1.0774">
            <text:p>1,0774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143105">
            <text:p>0,143105</text:p>
          </table:table-cell>
          <table:table-cell office:value-type="float" office:value="0.104103">
            <text:p>0,104103</text:p>
          </table:table-cell>
          <table:table-cell office:value-type="float" office:value="0.247209">
            <text:p>0,247209</text:p>
          </table:table-cell>
          <table:table-cell office:value-type="float" office:value="1.05423">
            <text:p>1,05423</text:p>
          </table:table-cell>
          <table:table-cell office:value-type="float" office:value="0.24369">
            <text:p>0,24369</text:p>
          </table:table-cell>
          <table:table-cell office:value-type="float" office:value="1.29792">
            <text:p>1,29792</text:p>
          </table:table-cell>
          <table:table-cell office:value-type="float" office:value="0.134601">
            <text:p>0,134601</text:p>
          </table:table-cell>
          <table:table-cell office:value-type="float" office:value="0.125217">
            <text:p>0,125217</text:p>
          </table:table-cell>
          <table:table-cell office:value-type="float" office:value="0.259818">
            <text:p>0,259818</text:p>
          </table:table-cell>
          <table:table-cell office:value-type="float" office:value="1.50349">
            <text:p>1,50349</text:p>
          </table:table-cell>
          <table:table-cell office:value-type="float" office:value="0.198823">
            <text:p>0,198823</text:p>
          </table:table-cell>
          <table:table-cell office:value-type="float" office:value="1.70231">
            <text:p>1,70231</text:p>
          </table:table-cell>
          <table:table-cell office:value-type="float" office:value="1.19763">
            <text:p>1,19763</text:p>
          </table:table-cell>
          <table:table-cell office:value-type="float" office:value="0.151316">
            <text:p>0,151316</text:p>
          </table:table-cell>
          <table:table-cell office:value-type="float" office:value="1.34894">
            <text:p>1,34894</text:p>
          </table:table-cell>
          <table:table-cell office:value-type="float" office:value="0.530487">
            <text:p>0,530487</text:p>
          </table:table-cell>
          <table:table-cell office:value-type="float" office:value="0.0727257">
            <text:p>0,0727257</text:p>
          </table:table-cell>
          <table:table-cell office:value-type="float" office:value="0.603213">
            <text:p>0,603213</text:p>
          </table:table-cell>
        </table:table-row>
        <table:table-row table:style-name="ro1">
          <table:table-cell office:value-type="float" office:value="1.43047">
            <text:p>1,43047</text:p>
          </table:table-cell>
          <table:table-cell office:value-type="float" office:value="0.231373">
            <text:p>0,231373</text:p>
          </table:table-cell>
          <table:table-cell office:value-type="float" office:value="1.66184">
            <text:p>1,66184</text:p>
          </table:table-cell>
          <table:table-cell office:value-type="float" office:value="0.879747">
            <text:p>0,879747</text:p>
          </table:table-cell>
          <table:table-cell office:value-type="float" office:value="0.191785">
            <text:p>0,191785</text:p>
          </table:table-cell>
          <table:table-cell office:value-type="float" office:value="1.07153">
            <text:p>1,07153</text:p>
          </table:table-cell>
          <table:table-cell office:value-type="float" office:value="0.0140759">
            <text:p>0,0140759</text:p>
          </table:table-cell>
          <table:table-cell office:value-type="float" office:value="0.139293">
            <text:p>0,139293</text:p>
          </table:table-cell>
          <table:table-cell office:value-type="float" office:value="0.153369">
            <text:p>0,153369</text:p>
          </table:table-cell>
          <table:table-cell office:value-type="float" office:value="0.169498">
            <text:p>0,169498</text:p>
          </table:table-cell>
          <table:table-cell office:value-type="float" office:value="0.0903206">
            <text:p>0,0903206</text:p>
          </table:table-cell>
          <table:table-cell office:value-type="float" office:value="0.259818">
            <text:p>0,259818</text:p>
          </table:table-cell>
          <table:table-cell office:value-type="float" office:value="1.06508">
            <text:p>1,06508</text:p>
          </table:table-cell>
          <table:table-cell office:value-type="float" office:value="0.205567">
            <text:p>0,205567</text:p>
          </table:table-cell>
          <table:table-cell office:value-type="float" office:value="1.27065">
            <text:p>1,27065</text:p>
          </table:table-cell>
          <table:table-cell office:value-type="float" office:value="0.124338">
            <text:p>0,124338</text:p>
          </table:table-cell>
          <table:table-cell office:value-type="float" office:value="0.136654">
            <text:p>0,136654</text:p>
          </table:table-cell>
          <table:table-cell office:value-type="float" office:value="0.260991">
            <text:p>0,260991</text:p>
          </table:table-cell>
          <table:table-cell office:value-type="float" office:value="1.29088">
            <text:p>1,29088</text:p>
          </table:table-cell>
          <table:table-cell office:value-type="float" office:value="0.156302">
            <text:p>0,156302</text:p>
          </table:table-cell>
          <table:table-cell office:value-type="float" office:value="1.44718">
            <text:p>1,44718</text:p>
          </table:table-cell>
          <table:table-cell office:value-type="float" office:value="0.928426">
            <text:p>0,928426</text:p>
          </table:table-cell>
          <table:table-cell office:value-type="float" office:value="0.117886">
            <text:p>0,117886</text:p>
          </table:table-cell>
          <table:table-cell office:value-type="float" office:value="1.04631">
            <text:p>1,04631</text:p>
          </table:table-cell>
          <table:table-cell office:value-type="float" office:value="0.415827">
            <text:p>0,415827</text:p>
          </table:table-cell>
          <table:table-cell office:value-type="float" office:value="0.0571835">
            <text:p>0,0571835</text:p>
          </table:table-cell>
          <table:table-cell office:value-type="float" office:value="0.47301">
            <text:p>0,47301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58352">
            <text:p>0,258352</text:p>
          </table:table-cell>
          <table:table-cell office:value-type="float" office:value="1.41669">
            <text:p>1,41669</text:p>
          </table:table-cell>
          <table:table-cell office:value-type="float" office:value="0.872122">
            <text:p>0,872122</text:p>
          </table:table-cell>
          <table:table-cell office:value-type="float" office:value="0.212312">
            <text:p>0,212312</text:p>
          </table:table-cell>
          <table:table-cell office:value-type="float" office:value="1.08443">
            <text:p>1,08443</text:p>
          </table:table-cell>
          <table:table-cell office:value-type="float" office:value="0.0161287">
            <text:p>0,0161287</text:p>
          </table:table-cell>
          <table:table-cell office:value-type="float" office:value="0.126977">
            <text:p>0,126977</text:p>
          </table:table-cell>
          <table:table-cell office:value-type="float" office:value="0.143105">
            <text:p>0,143105</text:p>
          </table:table-cell>
          <table:table-cell office:value-type="float" office:value="0.178882">
            <text:p>0,178882</text:p>
          </table:table-cell>
          <table:table-cell office:value-type="float" office:value="0.0923734">
            <text:p>0,0923734</text:p>
          </table:table-cell>
          <table:table-cell office:value-type="float" office:value="0.271255">
            <text:p>0,271255</text:p>
          </table:table-cell>
          <table:table-cell office:value-type="float" office:value="1.11376">
            <text:p>1,11376</text:p>
          </table:table-cell>
          <table:table-cell office:value-type="float" office:value="0.208207">
            <text:p>0,208207</text:p>
          </table:table-cell>
          <table:table-cell office:value-type="float" office:value="1.32197">
            <text:p>1,32197</text:p>
          </table:table-cell>
          <table:table-cell office:value-type="float" office:value="0.130496">
            <text:p>0,130496</text:p>
          </table:table-cell>
          <table:table-cell office:value-type="float" office:value="0.136947">
            <text:p>0,136947</text:p>
          </table:table-cell>
          <table:table-cell office:value-type="float" office:value="0.267443">
            <text:p>0,267443</text:p>
          </table:table-cell>
          <table:table-cell office:value-type="float" office:value="1.21053">
            <text:p>1,21053</text:p>
          </table:table-cell>
          <table:table-cell office:value-type="float" office:value="0.143399">
            <text:p>0,143399</text:p>
          </table:table-cell>
          <table:table-cell office:value-type="float" office:value="1.35393">
            <text:p>1,35393</text:p>
          </table:table-cell>
          <table:table-cell office:value-type="float" office:value="1.57181">
            <text:p>1,57181</text:p>
          </table:table-cell>
          <table:table-cell office:value-type="float" office:value="0.15073">
            <text:p>0,15073</text:p>
          </table:table-cell>
          <table:table-cell office:value-type="float" office:value="1.72254">
            <text:p>1,72254</text:p>
          </table:table-cell>
          <table:table-cell office:value-type="float" office:value="0.453949">
            <text:p>0,453949</text:p>
          </table:table-cell>
          <table:table-cell office:value-type="float" office:value="0.065981">
            <text:p>0,065981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14748">
            <text:p>1,14748</text:p>
          </table:table-cell>
          <table:table-cell office:value-type="float" office:value="0.314363">
            <text:p>0,314363</text:p>
          </table:table-cell>
          <table:table-cell office:value-type="float" office:value="1.46185">
            <text:p>1,46185</text:p>
          </table:table-cell>
          <table:table-cell office:value-type="float" office:value="1.32079">
            <text:p>1,32079</text:p>
          </table:table-cell>
          <table:table-cell office:value-type="float" office:value="0.273015">
            <text:p>0,273015</text:p>
          </table:table-cell>
          <table:table-cell office:value-type="float" office:value="1.59381">
            <text:p>1,59381</text:p>
          </table:table-cell>
          <table:table-cell office:value-type="float" office:value="0.0161287">
            <text:p>0,0161287</text:p>
          </table:table-cell>
          <table:table-cell office:value-type="float" office:value="0.139586">
            <text:p>0,139586</text:p>
          </table:table-cell>
          <table:table-cell office:value-type="float" office:value="0.155715">
            <text:p>0,155715</text:p>
          </table:table-cell>
          <table:table-cell office:value-type="float" office:value="0.187973">
            <text:p>0,187973</text:p>
          </table:table-cell>
          <table:table-cell office:value-type="float" office:value="0.126097">
            <text:p>0,126097</text:p>
          </table:table-cell>
          <table:table-cell office:value-type="float" office:value="0.31407">
            <text:p>0,31407</text:p>
          </table:table-cell>
          <table:table-cell office:value-type="float" office:value="1.06889">
            <text:p>1,06889</text:p>
          </table:table-cell>
          <table:table-cell office:value-type="float" office:value="0.227561">
            <text:p>0,227561</text:p>
          </table:table-cell>
          <table:table-cell office:value-type="float" office:value="1.29645">
            <text:p>1,29645</text:p>
          </table:table-cell>
          <table:table-cell office:value-type="float" office:value="0.165099">
            <text:p>0,165099</text:p>
          </table:table-cell>
          <table:table-cell office:value-type="float" office:value="0.129029">
            <text:p>0,129029</text:p>
          </table:table-cell>
          <table:table-cell office:value-type="float" office:value="0.294129">
            <text:p>0,294129</text:p>
          </table:table-cell>
          <table:table-cell office:value-type="float" office:value="1.13634">
            <text:p>1,13634</text:p>
          </table:table-cell>
          <table:table-cell office:value-type="float" office:value="0.245449">
            <text:p>0,245449</text:p>
          </table:table-cell>
          <table:table-cell office:value-type="float" office:value="1.38179">
            <text:p>1,38179</text:p>
          </table:table-cell>
          <table:table-cell office:value-type="float" office:value="0.935464">
            <text:p>0,935464</text:p>
          </table:table-cell>
          <table:table-cell office:value-type="float" office:value="0.113781">
            <text:p>0,113781</text:p>
          </table:table-cell>
          <table:table-cell office:value-type="float" office:value="1.04924">
            <text:p>1,04924</text:p>
          </table:table-cell>
          <table:table-cell office:value-type="float" office:value="0.40439">
            <text:p>0,40439</text:p>
          </table:table-cell>
          <table:table-cell office:value-type="float" office:value="0.0557173">
            <text:p>0,0557173</text:p>
          </table:table-cell>
          <table:table-cell office:value-type="float" office:value="0.460107">
            <text:p>0,460107</text:p>
          </table:table-cell>
        </table:table-row>
        <table:table-row table:style-name="ro1">
          <table:table-cell office:value-type="float" office:value="1.11405">
            <text:p>1,11405</text:p>
          </table:table-cell>
          <table:table-cell office:value-type="float" office:value="0.256299">
            <text:p>0,256299</text:p>
          </table:table-cell>
          <table:table-cell office:value-type="float" office:value="1.37035">
            <text:p>1,37035</text:p>
          </table:table-cell>
          <table:table-cell office:value-type="float" office:value="0.883559">
            <text:p>0,883559</text:p>
          </table:table-cell>
          <table:table-cell office:value-type="float" office:value="0.253954">
            <text:p>0,253954</text:p>
          </table:table-cell>
          <table:table-cell office:value-type="float" office:value="1.13751">
            <text:p>1,13751</text:p>
          </table:table-cell>
          <table:table-cell office:value-type="float" office:value="0.0143692">
            <text:p>0,0143692</text:p>
          </table:table-cell>
          <table:table-cell office:value-type="float" office:value="0.141639">
            <text:p>0,141639</text:p>
          </table:table-cell>
          <table:table-cell office:value-type="float" office:value="0.156008">
            <text:p>0,156008</text:p>
          </table:table-cell>
          <table:table-cell office:value-type="float" office:value="0.326386">
            <text:p>0,326386</text:p>
          </table:table-cell>
          <table:table-cell office:value-type="float" office:value="0.0909071">
            <text:p>0,0909071</text:p>
          </table:table-cell>
          <table:table-cell office:value-type="float" office:value="0.417293">
            <text:p>0,417293</text:p>
          </table:table-cell>
          <table:table-cell office:value-type="float" office:value="1.20408">
            <text:p>1,20408</text:p>
          </table:table-cell>
          <table:table-cell office:value-type="float" office:value="0.222576">
            <text:p>0,222576</text:p>
          </table:table-cell>
          <table:table-cell office:value-type="float" office:value="1.42666">
            <text:p>1,42666</text:p>
          </table:table-cell>
          <table:table-cell office:value-type="float" office:value="0.124924">
            <text:p>0,124924</text:p>
          </table:table-cell>
          <table:table-cell office:value-type="float" office:value="0.175656">
            <text:p>0,175656</text:p>
          </table:table-cell>
          <table:table-cell office:value-type="float" office:value="0.30058">
            <text:p>0,30058</text:p>
          </table:table-cell>
          <table:table-cell office:value-type="float" office:value="1.15276">
            <text:p>1,15276</text:p>
          </table:table-cell>
          <table:table-cell office:value-type="float" office:value="0.184454">
            <text:p>0,184454</text:p>
          </table:table-cell>
          <table:table-cell office:value-type="float" office:value="1.33721">
            <text:p>1,33721</text:p>
          </table:table-cell>
          <table:table-cell office:value-type="float" office:value="1.00672">
            <text:p>1,00672</text:p>
          </table:table-cell>
          <table:table-cell office:value-type="float" office:value="0.11554">
            <text:p>0,11554</text:p>
          </table:table-cell>
          <table:table-cell office:value-type="float" office:value="1.12226">
            <text:p>1,12226</text:p>
          </table:table-cell>
          <table:table-cell office:value-type="float" office:value="0.463626">
            <text:p>0,463626</text:p>
          </table:table-cell>
          <table:table-cell office:value-type="float" office:value="0.0674472">
            <text:p>0,0674472</text:p>
          </table:table-cell>
          <table:table-cell office:value-type="float" office:value="0.531074">
            <text:p>0,531074</text:p>
          </table:table-cell>
        </table:table-row>
        <table:table-row table:style-name="ro1">
          <table:table-cell office:value-type="float" office:value="1.12901">
            <text:p>1,12901</text:p>
          </table:table-cell>
          <table:table-cell office:value-type="float" office:value="0.257179">
            <text:p>0,257179</text:p>
          </table:table-cell>
          <table:table-cell office:value-type="float" office:value="1.38619">
            <text:p>1,38619</text:p>
          </table:table-cell>
          <table:table-cell office:value-type="float" office:value="0.918455">
            <text:p>0,918455</text:p>
          </table:table-cell>
          <table:table-cell office:value-type="float" office:value="0.204101">
            <text:p>0,204101</text:p>
          </table:table-cell>
          <table:table-cell office:value-type="float" office:value="1.12256">
            <text:p>1,12256</text:p>
          </table:table-cell>
          <table:table-cell office:value-type="float" office:value="0.0152489">
            <text:p>0,0152489</text:p>
          </table:table-cell>
          <table:table-cell office:value-type="float" office:value="0.153956">
            <text:p>0,153956</text:p>
          </table:table-cell>
          <table:table-cell office:value-type="float" office:value="0.169205">
            <text:p>0,169205</text:p>
          </table:table-cell>
          <table:table-cell office:value-type="float" office:value="0.168032">
            <text:p>0,168032</text:p>
          </table:table-cell>
          <table:table-cell office:value-type="float" office:value="0.0912004">
            <text:p>0,0912004</text:p>
          </table:table-cell>
          <table:table-cell office:value-type="float" office:value="0.259232">
            <text:p>0,259232</text:p>
          </table:table-cell>
          <table:table-cell office:value-type="float" office:value="1.13458">
            <text:p>1,13458</text:p>
          </table:table-cell>
          <table:table-cell office:value-type="float" office:value="0.239584">
            <text:p>0,239584</text:p>
          </table:table-cell>
          <table:table-cell office:value-type="float" office:value="1.37416">
            <text:p>1,37416</text:p>
          </table:table-cell>
          <table:table-cell office:value-type="float" office:value="0.147797">
            <text:p>0,147797</text:p>
          </table:table-cell>
          <table:table-cell office:value-type="float" office:value="0.120232">
            <text:p>0,120232</text:p>
          </table:table-cell>
          <table:table-cell office:value-type="float" office:value="0.268029">
            <text:p>0,268029</text:p>
          </table:table-cell>
          <table:table-cell office:value-type="float" office:value="1.1686">
            <text:p>1,1686</text:p>
          </table:table-cell>
          <table:table-cell office:value-type="float" office:value="0.186213">
            <text:p>0,186213</text:p>
          </table:table-cell>
          <table:table-cell office:value-type="float" office:value="1.35481">
            <text:p>1,35481</text:p>
          </table:table-cell>
          <table:table-cell office:value-type="float" office:value="0.956285">
            <text:p>0,956285</text:p>
          </table:table-cell>
          <table:table-cell office:value-type="float" office:value="0.113194">
            <text:p>0,113194</text:p>
          </table:table-cell>
          <table:table-cell office:value-type="float" office:value="1.06948">
            <text:p>1,06948</text:p>
          </table:table-cell>
          <table:table-cell office:value-type="float" office:value="0.426091">
            <text:p>0,426091</text:p>
          </table:table-cell>
          <table:table-cell office:value-type="float" office:value="0.0551308">
            <text:p>0,0551308</text:p>
          </table:table-cell>
          <table:table-cell office:value-type="float" office:value="0.481221">
            <text:p>0,481221</text:p>
          </table:table-cell>
        </table:table-row>
        <table:table-row table:style-name="ro1">
          <table:table-cell office:value-type="float" office:value="1.1513">
            <text:p>1,1513</text:p>
          </table:table-cell>
          <table:table-cell office:value-type="float" office:value="0.261578">
            <text:p>0,261578</text:p>
          </table:table-cell>
          <table:table-cell office:value-type="float" office:value="1.41287">
            <text:p>1,41287</text:p>
          </table:table-cell>
          <table:table-cell office:value-type="float" office:value="0.939276">
            <text:p>0,939276</text:p>
          </table:table-cell>
          <table:table-cell office:value-type="float" office:value="0.289143">
            <text:p>0,289143</text:p>
          </table:table-cell>
          <table:table-cell office:value-type="float" office:value="1.22842">
            <text:p>1,22842</text:p>
          </table:table-cell>
          <table:table-cell office:value-type="float" office:value="0.0158354">
            <text:p>0,0158354</text:p>
          </table:table-cell>
          <table:table-cell office:value-type="float" office:value="0.13812">
            <text:p>0,13812</text:p>
          </table:table-cell>
          <table:table-cell office:value-type="float" office:value="0.153956">
            <text:p>0,153956</text:p>
          </table:table-cell>
          <table:table-cell office:value-type="float" office:value="0.176243">
            <text:p>0,176243</text:p>
          </table:table-cell>
          <table:table-cell office:value-type="float" office:value="0.0979451">
            <text:p>0,0979451</text:p>
          </table:table-cell>
          <table:table-cell office:value-type="float" office:value="0.274188">
            <text:p>0,274188</text:p>
          </table:table-cell>
          <table:table-cell office:value-type="float" office:value="1.15657">
            <text:p>1,15657</text:p>
          </table:table-cell>
          <table:table-cell office:value-type="float" office:value="0.289143">
            <text:p>0,289143</text:p>
          </table:table-cell>
          <table:table-cell office:value-type="float" office:value="1.44572">
            <text:p>1,44572</text:p>
          </table:table-cell>
          <table:table-cell office:value-type="float" office:value="0.152783">
            <text:p>0,152783</text:p>
          </table:table-cell>
          <table:table-cell office:value-type="float" office:value="0.157768">
            <text:p>0,157768</text:p>
          </table:table-cell>
          <table:table-cell office:value-type="float" office:value="0.310551">
            <text:p>0,310551</text:p>
          </table:table-cell>
          <table:table-cell office:value-type="float" office:value="1.3985">
            <text:p>1,3985</text:p>
          </table:table-cell>
          <table:table-cell office:value-type="float" office:value="0.153076">
            <text:p>0,153076</text:p>
          </table:table-cell>
          <table:table-cell office:value-type="float" office:value="1.55158">
            <text:p>1,55158</text:p>
          </table:table-cell>
          <table:table-cell office:value-type="float" office:value="0.957164">
            <text:p>0,957164</text:p>
          </table:table-cell>
          <table:table-cell office:value-type="float" office:value="0.168911">
            <text:p>0,168911</text:p>
          </table:table-cell>
          <table:table-cell office:value-type="float" office:value="1.12608">
            <text:p>1,12608</text:p>
          </table:table-cell>
          <table:table-cell office:value-type="float" office:value="0.426677">
            <text:p>0,426677</text:p>
          </table:table-cell>
          <table:table-cell office:value-type="float" office:value="0.0607025">
            <text:p>0,0607025</text:p>
          </table:table-cell>
          <table:table-cell office:value-type="float" office:value="0.48738">
            <text:p>0,48738</text:p>
          </table:table-cell>
        </table:table-row>
        <table:table-row table:style-name="ro1">
          <table:table-cell office:value-type="float" office:value="1.26038">
            <text:p>1,26038</text:p>
          </table:table-cell>
          <table:table-cell office:value-type="float" office:value="0.24369">
            <text:p>0,24369</text:p>
          </table:table-cell>
          <table:table-cell office:value-type="float" office:value="1.50407">
            <text:p>1,50407</text:p>
          </table:table-cell>
          <table:table-cell office:value-type="float" office:value="0.871242">
            <text:p>0,871242</text:p>
          </table:table-cell>
          <table:table-cell office:value-type="float" office:value="0.205861">
            <text:p>0,205861</text:p>
          </table:table-cell>
          <table:table-cell office:value-type="float" office:value="1.0771">
            <text:p>1,0771</text:p>
          </table:table-cell>
          <table:table-cell office:value-type="float" office:value="0.0152489">
            <text:p>0,0152489</text:p>
          </table:table-cell>
          <table:table-cell office:value-type="float" office:value="0.139586">
            <text:p>0,139586</text:p>
          </table:table-cell>
          <table:table-cell office:value-type="float" office:value="0.154835">
            <text:p>0,154835</text:p>
          </table:table-cell>
          <table:table-cell office:value-type="float" office:value="0.149264">
            <text:p>0,149264</text:p>
          </table:table-cell>
          <table:table-cell office:value-type="float" office:value="0.145451">
            <text:p>0,145451</text:p>
          </table:table-cell>
          <table:table-cell office:value-type="float" office:value="0.294715">
            <text:p>0,294715</text:p>
          </table:table-cell>
          <table:table-cell office:value-type="float" office:value="1.03869">
            <text:p>1,03869</text:p>
          </table:table-cell>
          <table:table-cell office:value-type="float" office:value="0.247795">
            <text:p>0,247795</text:p>
          </table:table-cell>
          <table:table-cell office:value-type="float" office:value="1.28648">
            <text:p>1,28648</text:p>
          </table:table-cell>
          <table:table-cell office:value-type="float" office:value="0.141346">
            <text:p>0,141346</text:p>
          </table:table-cell>
          <table:table-cell office:value-type="float" office:value="0.12815">
            <text:p>0,12815</text:p>
          </table:table-cell>
          <table:table-cell office:value-type="float" office:value="0.269496">
            <text:p>0,269496</text:p>
          </table:table-cell>
          <table:table-cell office:value-type="float" office:value="1.14631">
            <text:p>1,14631</text:p>
          </table:table-cell>
          <table:table-cell office:value-type="float" office:value="0.154835">
            <text:p>0,154835</text:p>
          </table:table-cell>
          <table:table-cell office:value-type="float" office:value="1.30115">
            <text:p>1,30115</text:p>
          </table:table-cell>
          <table:table-cell office:value-type="float" office:value="0.898221">
            <text:p>0,898221</text:p>
          </table:table-cell>
          <table:table-cell office:value-type="float" office:value="0.11554">
            <text:p>0,11554</text:p>
          </table:table-cell>
          <table:table-cell office:value-type="float" office:value="1.01376">
            <text:p>1,01376</text:p>
          </table:table-cell>
          <table:table-cell office:value-type="float" office:value="0.407029">
            <text:p>0,407029</text:p>
          </table:table-cell>
          <table:table-cell office:value-type="float" office:value="0.0568903">
            <text:p>0,0568903</text:p>
          </table:table-cell>
          <table:table-cell office:value-type="float" office:value="0.46392">
            <text:p>0,46392</text:p>
          </table:table-cell>
        </table:table-row>
        <table:table-row table:style-name="ro1">
          <table:table-cell office:value-type="float" office:value="1.2249">
            <text:p>1,2249</text:p>
          </table:table-cell>
          <table:table-cell office:value-type="float" office:value="0.255713">
            <text:p>0,255713</text:p>
          </table:table-cell>
          <table:table-cell office:value-type="float" office:value="1.48061">
            <text:p>1,48061</text:p>
          </table:table-cell>
          <table:table-cell office:value-type="float" office:value="0.842504">
            <text:p>0,842504</text:p>
          </table:table-cell>
          <table:table-cell office:value-type="float" office:value="0.210259">
            <text:p>0,210259</text:p>
          </table:table-cell>
          <table:table-cell office:value-type="float" office:value="1.05276">
            <text:p>1,05276</text:p>
          </table:table-cell>
          <table:table-cell office:value-type="float" office:value="0.0155422">
            <text:p>0,0155422</text:p>
          </table:table-cell>
          <table:table-cell office:value-type="float" office:value="0.141053">
            <text:p>0,141053</text:p>
          </table:table-cell>
          <table:table-cell office:value-type="float" office:value="0.156595">
            <text:p>0,156595</text:p>
          </table:table-cell>
          <table:table-cell office:value-type="float" office:value="0.281519">
            <text:p>0,281519</text:p>
          </table:table-cell>
          <table:table-cell office:value-type="float" office:value="0.134894">
            <text:p>0,134894</text:p>
          </table:table-cell>
          <table:table-cell office:value-type="float" office:value="0.416413">
            <text:p>0,416413</text:p>
          </table:table-cell>
          <table:table-cell office:value-type="float" office:value="1.09763">
            <text:p>1,09763</text:p>
          </table:table-cell>
          <table:table-cell office:value-type="float" office:value="0.212312">
            <text:p>0,212312</text:p>
          </table:table-cell>
          <table:table-cell office:value-type="float" office:value="1.30994">
            <text:p>1,30994</text:p>
          </table:table-cell>
          <table:table-cell office:value-type="float" office:value="0.156595">
            <text:p>0,156595</text:p>
          </table:table-cell>
          <table:table-cell office:value-type="float" office:value="0.143985">
            <text:p>0,143985</text:p>
          </table:table-cell>
          <table:table-cell office:value-type="float" office:value="0.30058">
            <text:p>0,30058</text:p>
          </table:table-cell>
          <table:table-cell office:value-type="float" office:value="1.24074">
            <text:p>1,24074</text:p>
          </table:table-cell>
          <table:table-cell office:value-type="float" office:value="0.142519">
            <text:p>0,142519</text:p>
          </table:table-cell>
          <table:table-cell office:value-type="float" office:value="1.38325">
            <text:p>1,38325</text:p>
          </table:table-cell>
          <table:table-cell office:value-type="float" office:value="0.97036">
            <text:p>0,97036</text:p>
          </table:table-cell>
          <table:table-cell office:value-type="float" office:value="0.108209">
            <text:p>0,108209</text:p>
          </table:table-cell>
          <table:table-cell office:value-type="float" office:value="1.07857">
            <text:p>1,07857</text:p>
          </table:table-cell>
          <table:table-cell office:value-type="float" office:value="0.562745">
            <text:p>0,562745</text:p>
          </table:table-cell>
          <table:table-cell office:value-type="float" office:value="0.056597">
            <text:p>0,056597</text:p>
          </table:table-cell>
          <table:table-cell office:value-type="float" office:value="0.619342">
            <text:p>0,619342</text:p>
          </table:table-cell>
        </table:table-row>
        <table:table-row table:style-name="ro1">
          <table:table-cell office:value-type="float" office:value="1.17182">
            <text:p>1,17182</text:p>
          </table:table-cell>
          <table:table-cell office:value-type="float" office:value="0.251021">
            <text:p>0,251021</text:p>
          </table:table-cell>
          <table:table-cell office:value-type="float" office:value="1.42284">
            <text:p>1,42284</text:p>
          </table:table-cell>
          <table:table-cell office:value-type="float" office:value="1.51551">
            <text:p>1,51551</text:p>
          </table:table-cell>
          <table:table-cell office:value-type="float" office:value="0.240171">
            <text:p>0,240171</text:p>
          </table:table-cell>
          <table:table-cell office:value-type="float" office:value="1.75568">
            <text:p>1,75568</text:p>
          </table:table-cell>
          <table:table-cell office:value-type="float" office:value="0.0240464">
            <text:p>0,0240464</text:p>
          </table:table-cell>
          <table:table-cell office:value-type="float" office:value="0.324626">
            <text:p>0,324626</text:p>
          </table:table-cell>
          <table:table-cell office:value-type="float" office:value="0.348673">
            <text:p>0,348673</text:p>
          </table:table-cell>
          <table:table-cell office:value-type="float" office:value="0.158648">
            <text:p>0,158648</text:p>
          </table:table-cell>
          <table:table-cell office:value-type="float" office:value="0.0938396">
            <text:p>0,0938396</text:p>
          </table:table-cell>
          <table:table-cell office:value-type="float" office:value="0.252487">
            <text:p>0,252487</text:p>
          </table:table-cell>
          <table:table-cell office:value-type="float" office:value="1.08619">
            <text:p>1,08619</text:p>
          </table:table-cell>
          <table:table-cell office:value-type="float" office:value="0.213778">
            <text:p>0,213778</text:p>
          </table:table-cell>
          <table:table-cell office:value-type="float" office:value="1.29997">
            <text:p>1,29997</text:p>
          </table:table-cell>
          <table:table-cell office:value-type="float" office:value="0.118766">
            <text:p>0,118766</text:p>
          </table:table-cell>
          <table:table-cell office:value-type="float" office:value="0.140759">
            <text:p>0,140759</text:p>
          </table:table-cell>
          <table:table-cell office:value-type="float" office:value="0.259525">
            <text:p>0,259525</text:p>
          </table:table-cell>
          <table:table-cell office:value-type="float" office:value="1.15657">
            <text:p>1,15657</text:p>
          </table:table-cell>
          <table:table-cell office:value-type="float" office:value="0.140759">
            <text:p>0,140759</text:p>
          </table:table-cell>
          <table:table-cell office:value-type="float" office:value="1.29733">
            <text:p>1,29733</text:p>
          </table:table-cell>
          <table:table-cell office:value-type="float" office:value="0.991474">
            <text:p>0,991474</text:p>
          </table:table-cell>
          <table:table-cell office:value-type="float" office:value="0.108795">
            <text:p>0,108795</text:p>
          </table:table-cell>
          <table:table-cell office:value-type="float" office:value="1.10027">
            <text:p>1,10027</text:p>
          </table:table-cell>
          <table:table-cell office:value-type="float" office:value="0.443392">
            <text:p>0,443392</text:p>
          </table:table-cell>
          <table:table-cell office:value-type="float" office:value="0.0651012">
            <text:p>0,0651012</text:p>
          </table:table-cell>
          <table:table-cell office:value-type="float" office:value="0.508494">
            <text:p>0,508494</text:p>
          </table:table-cell>
        </table:table-row>
        <table:table-row table:style-name="ro1">
          <table:table-cell office:value-type="float" office:value="1.12725">
            <text:p>1,12725</text:p>
          </table:table-cell>
          <table:table-cell office:value-type="float" office:value="0.279466">
            <text:p>0,279466</text:p>
          </table:table-cell>
          <table:table-cell office:value-type="float" office:value="1.40671">
            <text:p>1,40671</text:p>
          </table:table-cell>
          <table:table-cell office:value-type="float" office:value="1.02432">
            <text:p>1,02432</text:p>
          </table:table-cell>
          <table:table-cell office:value-type="float" office:value="0.384742">
            <text:p>0,384742</text:p>
          </table:table-cell>
          <table:table-cell office:value-type="float" office:value="1.40906">
            <text:p>1,40906</text:p>
          </table:table-cell>
          <table:table-cell office:value-type="float" office:value="0.0272721">
            <text:p>0,0272721</text:p>
          </table:table-cell>
          <table:table-cell office:value-type="float" office:value="0.333717">
            <text:p>0,333717</text:p>
          </table:table-cell>
          <table:table-cell office:value-type="float" office:value="0.360989">
            <text:p>0,360989</text:p>
          </table:table-cell>
          <table:table-cell office:value-type="float" office:value="0.18416">
            <text:p>0,18416</text:p>
          </table:table-cell>
          <table:table-cell office:value-type="float" office:value="0.0923734">
            <text:p>0,0923734</text:p>
          </table:table-cell>
          <table:table-cell office:value-type="float" office:value="0.276534">
            <text:p>0,276534</text:p>
          </table:table-cell>
          <table:table-cell office:value-type="float" office:value="1.06039">
            <text:p>1,06039</text:p>
          </table:table-cell>
          <table:table-cell office:value-type="float" office:value="0.217591">
            <text:p>0,217591</text:p>
          </table:table-cell>
          <table:table-cell office:value-type="float" office:value="1.27798">
            <text:p>1,27798</text:p>
          </table:table-cell>
          <table:table-cell office:value-type="float" office:value="0.176243">
            <text:p>0,176243</text:p>
          </table:table-cell>
          <table:table-cell office:value-type="float" office:value="0.125511">
            <text:p>0,125511</text:p>
          </table:table-cell>
          <table:table-cell office:value-type="float" office:value="0.301753">
            <text:p>0,301753</text:p>
          </table:table-cell>
          <table:table-cell office:value-type="float" office:value="1.19704">
            <text:p>1,19704</text:p>
          </table:table-cell>
          <table:table-cell office:value-type="float" office:value="0.141346">
            <text:p>0,141346</text:p>
          </table:table-cell>
          <table:table-cell office:value-type="float" office:value="1.33839">
            <text:p>1,33839</text:p>
          </table:table-cell>
          <table:table-cell office:value-type="float" office:value="1.22871">
            <text:p>1,22871</text:p>
          </table:table-cell>
          <table:table-cell office:value-type="float" office:value="0.113194">
            <text:p>0,113194</text:p>
          </table:table-cell>
          <table:table-cell office:value-type="float" office:value="1.34191">
            <text:p>1,34191</text:p>
          </table:table-cell>
          <table:table-cell office:value-type="float" office:value="0.442219">
            <text:p>0,442219</text:p>
          </table:table-cell>
          <table:table-cell office:value-type="float" office:value="0.060116">
            <text:p>0,060116</text:p>
          </table:table-cell>
          <table:table-cell office:value-type="float" office:value="0.502335">
            <text:p>0,502335</text:p>
          </table:table-cell>
        </table:table-row>
        <table:table-row table:style-name="ro1">
          <table:table-cell office:value-type="float" office:value="1.17329">
            <text:p>1,17329</text:p>
          </table:table-cell>
          <table:table-cell office:value-type="float" office:value="0.298527">
            <text:p>0,298527</text:p>
          </table:table-cell>
          <table:table-cell office:value-type="float" office:value="1.47182">
            <text:p>1,47182</text:p>
          </table:table-cell>
          <table:table-cell office:value-type="float" office:value="0.894116">
            <text:p>0,894116</text:p>
          </table:table-cell>
          <table:table-cell office:value-type="float" office:value="0.295008">
            <text:p>0,295008</text:p>
          </table:table-cell>
          <table:table-cell office:value-type="float" office:value="1.18912">
            <text:p>1,18912</text:p>
          </table:table-cell>
          <table:table-cell office:value-type="float" office:value="0.0152489">
            <text:p>0,0152489</text:p>
          </table:table-cell>
          <table:table-cell office:value-type="float" office:value="0.142519">
            <text:p>0,142519</text:p>
          </table:table-cell>
          <table:table-cell office:value-type="float" office:value="0.157768">
            <text:p>0,157768</text:p>
          </table:table-cell>
          <table:table-cell office:value-type="float" office:value="0.169205">
            <text:p>0,169205</text:p>
          </table:table-cell>
          <table:table-cell office:value-type="float" office:value="0.0909071">
            <text:p>0,0909071</text:p>
          </table:table-cell>
          <table:table-cell office:value-type="float" office:value="0.260112">
            <text:p>0,260112</text:p>
          </table:table-cell>
          <table:table-cell office:value-type="float" office:value="1.03986">
            <text:p>1,03986</text:p>
          </table:table-cell>
          <table:table-cell office:value-type="float" office:value="0.249262">
            <text:p>0,249262</text:p>
          </table:table-cell>
          <table:table-cell office:value-type="float" office:value="1.28912">
            <text:p>1,28912</text:p>
          </table:table-cell>
          <table:table-cell office:value-type="float" office:value="0.13988">
            <text:p>0,13988</text:p>
          </table:table-cell>
          <table:table-cell office:value-type="float" office:value="0.135481">
            <text:p>0,135481</text:p>
          </table:table-cell>
          <table:table-cell office:value-type="float" office:value="0.275361">
            <text:p>0,275361</text:p>
          </table:table-cell>
          <table:table-cell office:value-type="float" office:value="1.17388">
            <text:p>1,17388</text:p>
          </table:table-cell>
          <table:table-cell office:value-type="float" office:value="0.141639">
            <text:p>0,141639</text:p>
          </table:table-cell>
          <table:table-cell office:value-type="float" office:value="1.31551">
            <text:p>1,31551</text:p>
          </table:table-cell>
          <table:table-cell office:value-type="float" office:value="0.963909">
            <text:p>0,963909</text:p>
          </table:table-cell>
          <table:table-cell office:value-type="float" office:value="0.107916">
            <text:p>0,107916</text:p>
          </table:table-cell>
          <table:table-cell office:value-type="float" office:value="1.07182">
            <text:p>1,07182</text:p>
          </table:table-cell>
          <table:table-cell office:value-type="float" office:value="0.435181">
            <text:p>0,435181</text:p>
          </table:table-cell>
          <table:table-cell office:value-type="float" office:value="0.0656877">
            <text:p>0,0656877</text:p>
          </table:table-cell>
          <table:table-cell office:value-type="float" office:value="0.500869">
            <text:p>0,500869</text:p>
          </table:table-cell>
        </table:table-row>
        <table:table-row table:style-name="ro1">
          <table:table-cell office:value-type="float" office:value="1.1422">
            <text:p>1,1422</text:p>
          </table:table-cell>
          <table:table-cell office:value-type="float" office:value="0.229027">
            <text:p>0,229027</text:p>
          </table:table-cell>
          <table:table-cell office:value-type="float" office:value="1.37123">
            <text:p>1,37123</text:p>
          </table:table-cell>
          <table:table-cell office:value-type="float" office:value="0.881506">
            <text:p>0,881506</text:p>
          </table:table-cell>
          <table:table-cell office:value-type="float" office:value="0.248968">
            <text:p>0,248968</text:p>
          </table:table-cell>
          <table:table-cell office:value-type="float" office:value="1.13047">
            <text:p>1,13047</text:p>
          </table:table-cell>
          <table:table-cell office:value-type="float" office:value="0.0140759">
            <text:p>0,0140759</text:p>
          </table:table-cell>
          <table:table-cell office:value-type="float" office:value="0.140759">
            <text:p>0,140759</text:p>
          </table:table-cell>
          <table:table-cell office:value-type="float" office:value="0.154835">
            <text:p>0,154835</text:p>
          </table:table-cell>
          <table:table-cell office:value-type="float" office:value="0.179175">
            <text:p>0,179175</text:p>
          </table:table-cell>
          <table:table-cell office:value-type="float" office:value="0.0888544">
            <text:p>0,0888544</text:p>
          </table:table-cell>
          <table:table-cell office:value-type="float" office:value="0.268029">
            <text:p>0,268029</text:p>
          </table:table-cell>
          <table:table-cell office:value-type="float" office:value="1.07124">
            <text:p>1,07124</text:p>
          </table:table-cell>
          <table:table-cell office:value-type="float" office:value="0.203515">
            <text:p>0,203515</text:p>
          </table:table-cell>
          <table:table-cell office:value-type="float" office:value="1.27475">
            <text:p>1,27475</text:p>
          </table:table-cell>
          <table:table-cell office:value-type="float" office:value="0.136361">
            <text:p>0,136361</text:p>
          </table:table-cell>
          <table:table-cell office:value-type="float" office:value="0.13724">
            <text:p>0,13724</text:p>
          </table:table-cell>
          <table:table-cell office:value-type="float" office:value="0.273601">
            <text:p>0,273601</text:p>
          </table:table-cell>
          <table:table-cell office:value-type="float" office:value="1.17329">
            <text:p>1,17329</text:p>
          </table:table-cell>
          <table:table-cell office:value-type="float" office:value="0.147211">
            <text:p>0,147211</text:p>
          </table:table-cell>
          <table:table-cell office:value-type="float" office:value="1.3205">
            <text:p>1,3205</text:p>
          </table:table-cell>
          <table:table-cell office:value-type="float" office:value="0.970067">
            <text:p>0,970067</text:p>
          </table:table-cell>
          <table:table-cell office:value-type="float" office:value="0.112021">
            <text:p>0,112021</text:p>
          </table:table-cell>
          <table:table-cell office:value-type="float" office:value="1.08209">
            <text:p>1,08209</text:p>
          </table:table-cell>
          <table:table-cell office:value-type="float" office:value="0.812006">
            <text:p>0,812006</text:p>
          </table:table-cell>
          <table:table-cell office:value-type="float" office:value="0.101757">
            <text:p>0,101757</text:p>
          </table:table-cell>
          <table:table-cell office:value-type="float" office:value="0.913763">
            <text:p>0,913763</text:p>
          </table:table-cell>
        </table:table-row>
        <table:table-row table:style-name="ro1">
          <table:table-cell office:value-type="float" office:value="1.15423">
            <text:p>1,15423</text:p>
          </table:table-cell>
          <table:table-cell office:value-type="float" office:value="0.251608">
            <text:p>0,251608</text:p>
          </table:table-cell>
          <table:table-cell office:value-type="float" office:value="1.40584">
            <text:p>1,40584</text:p>
          </table:table-cell>
          <table:table-cell office:value-type="float" office:value="0.90174">
            <text:p>0,90174</text:p>
          </table:table-cell>
          <table:table-cell office:value-type="float" office:value="0.243103">
            <text:p>0,243103</text:p>
          </table:table-cell>
          <table:table-cell office:value-type="float" office:value="1.14484">
            <text:p>1,14484</text:p>
          </table:table-cell>
          <table:table-cell office:value-type="float" office:value="0.0170084">
            <text:p>0,0170084</text:p>
          </table:table-cell>
          <table:table-cell office:value-type="float" office:value="0.588257">
            <text:p>0,588257</text:p>
          </table:table-cell>
          <table:table-cell office:value-type="float" office:value="0.605266">
            <text:p>0,605266</text:p>
          </table:table-cell>
          <table:table-cell office:value-type="float" office:value="0.397059">
            <text:p>0,397059</text:p>
          </table:table-cell>
          <table:table-cell office:value-type="float" office:value="0.183867">
            <text:p>0,183867</text:p>
          </table:table-cell>
          <table:table-cell office:value-type="float" office:value="0.580926">
            <text:p>0,580926</text:p>
          </table:table-cell>
          <table:table-cell office:value-type="float" office:value="1.40085">
            <text:p>1,40085</text:p>
          </table:table-cell>
          <table:table-cell office:value-type="float" office:value="0.303219">
            <text:p>0,303219</text:p>
          </table:table-cell>
          <table:table-cell office:value-type="float" office:value="1.70407">
            <text:p>1,70407</text:p>
          </table:table-cell>
          <table:table-cell office:value-type="float" office:value="0.196477">
            <text:p>0,196477</text:p>
          </table:table-cell>
          <table:table-cell office:value-type="float" office:value="0.167738">
            <text:p>0,167738</text:p>
          </table:table-cell>
          <table:table-cell office:value-type="float" office:value="0.364215">
            <text:p>0,364215</text:p>
          </table:table-cell>
          <table:table-cell office:value-type="float" office:value="1.27505">
            <text:p>1,27505</text:p>
          </table:table-cell>
          <table:table-cell office:value-type="float" office:value="0.152489">
            <text:p>0,152489</text:p>
          </table:table-cell>
          <table:table-cell office:value-type="float" office:value="1.42754">
            <text:p>1,42754</text:p>
          </table:table-cell>
          <table:table-cell office:value-type="float" office:value="1.17182">
            <text:p>1,17182</text:p>
          </table:table-cell>
          <table:table-cell office:value-type="float" office:value="0.293542">
            <text:p>0,293542</text:p>
          </table:table-cell>
          <table:table-cell office:value-type="float" office:value="1.46536">
            <text:p>1,46536</text:p>
          </table:table-cell>
          <table:table-cell office:value-type="float" office:value="0.593829">
            <text:p>0,593829</text:p>
          </table:table-cell>
          <table:table-cell office:value-type="float" office:value="0.113487">
            <text:p>0,113487</text:p>
          </table:table-cell>
          <table:table-cell office:value-type="float" office:value="0.707316">
            <text:p>0,707316</text:p>
          </table:table-cell>
        </table:table-row>
        <table:table-row table:style-name="ro1">
          <table:table-cell office:value-type="float" office:value="1.37798">
            <text:p>1,37798</text:p>
          </table:table-cell>
          <table:table-cell office:value-type="float" office:value="0.537525">
            <text:p>0,537525</text:p>
          </table:table-cell>
          <table:table-cell office:value-type="float" office:value="1.9155">
            <text:p>1,9155</text:p>
          </table:table-cell>
          <table:table-cell office:value-type="float" office:value="1.07476">
            <text:p>1,07476</text:p>
          </table:table-cell>
          <table:table-cell office:value-type="float" office:value="0.323747">
            <text:p>0,323747</text:p>
          </table:table-cell>
          <table:table-cell office:value-type="float" office:value="1.3985">
            <text:p>1,3985</text:p>
          </table:table-cell>
          <table:table-cell office:value-type="float" office:value="0.0167152">
            <text:p>0,0167152</text:p>
          </table:table-cell>
          <table:table-cell office:value-type="float" office:value="0.319934">
            <text:p>0,319934</text:p>
          </table:table-cell>
          <table:table-cell office:value-type="float" office:value="0.33665">
            <text:p>0,33665</text:p>
          </table:table-cell>
          <table:table-cell office:value-type="float" office:value="0.21847">
            <text:p>0,21847</text:p>
          </table:table-cell>
          <table:table-cell office:value-type="float" office:value="0.127563">
            <text:p>0,127563</text:p>
          </table:table-cell>
          <table:table-cell office:value-type="float" office:value="0.346034">
            <text:p>0,346034</text:p>
          </table:table-cell>
          <table:table-cell office:value-type="float" office:value="1.30965">
            <text:p>1,30965</text:p>
          </table:table-cell>
          <table:table-cell office:value-type="float" office:value="0.238705">
            <text:p>0,238705</text:p>
          </table:table-cell>
          <table:table-cell office:value-type="float" office:value="1.54835">
            <text:p>1,54835</text:p>
          </table:table-cell>
          <table:table-cell office:value-type="float" office:value="0.143399">
            <text:p>0,143399</text:p>
          </table:table-cell>
          <table:table-cell office:value-type="float" office:value="0.179468">
            <text:p>0,179468</text:p>
          </table:table-cell>
          <table:table-cell office:value-type="float" office:value="0.322867">
            <text:p>0,322867</text:p>
          </table:table-cell>
          <table:table-cell office:value-type="float" office:value="1.21405">
            <text:p>1,21405</text:p>
          </table:table-cell>
          <table:table-cell office:value-type="float" office:value="0.153662">
            <text:p>0,153662</text:p>
          </table:table-cell>
          <table:table-cell office:value-type="float" office:value="1.36771">
            <text:p>1,36771</text:p>
          </table:table-cell>
          <table:table-cell office:value-type="float" office:value="1.19675">
            <text:p>1,19675</text:p>
          </table:table-cell>
          <table:table-cell office:value-type="float" office:value="0.112901">
            <text:p>0,112901</text:p>
          </table:table-cell>
          <table:table-cell office:value-type="float" office:value="1.30965">
            <text:p>1,30965</text:p>
          </table:table-cell>
          <table:table-cell office:value-type="float" office:value="0.477702">
            <text:p>0,477702</text:p>
          </table:table-cell>
          <table:table-cell office:value-type="float" office:value="0.0586498">
            <text:p>0,0586498</text:p>
          </table:table-cell>
          <table:table-cell office:value-type="float" office:value="0.536352">
            <text:p>0,536352</text:p>
          </table:table-cell>
        </table:table-row>
        <table:table-row table:style-name="ro1">
          <table:table-cell office:value-type="float" office:value="1.18766">
            <text:p>1,18766</text:p>
          </table:table-cell>
          <table:table-cell office:value-type="float" office:value="0.240757">
            <text:p>0,240757</text:p>
          </table:table-cell>
          <table:table-cell office:value-type="float" office:value="1.42842">
            <text:p>1,42842</text:p>
          </table:table-cell>
          <table:table-cell office:value-type="float" office:value="0.902913">
            <text:p>0,902913</text:p>
          </table:table-cell>
          <table:table-cell office:value-type="float" office:value="0.195597">
            <text:p>0,195597</text:p>
          </table:table-cell>
          <table:table-cell office:value-type="float" office:value="1.09851">
            <text:p>1,09851</text:p>
          </table:table-cell>
          <table:table-cell office:value-type="float" office:value="0.0152489">
            <text:p>0,0152489</text:p>
          </table:table-cell>
          <table:table-cell office:value-type="float" office:value="0.0944261">
            <text:p>0,0944261</text:p>
          </table:table-cell>
          <table:table-cell office:value-type="float" office:value="0.109675">
            <text:p>0,109675</text:p>
          </table:table-cell>
          <table:table-cell office:value-type="float" office:value="0.199409">
            <text:p>0,199409</text:p>
          </table:table-cell>
          <table:table-cell office:value-type="float" office:value="0.123751">
            <text:p>0,123751</text:p>
          </table:table-cell>
          <table:table-cell office:value-type="float" office:value="0.32316">
            <text:p>0,32316</text:p>
          </table:table-cell>
          <table:table-cell office:value-type="float" office:value="1.12138">
            <text:p>1,12138</text:p>
          </table:table-cell>
          <table:table-cell office:value-type="float" office:value="0.209086">
            <text:p>0,209086</text:p>
          </table:table-cell>
          <table:table-cell office:value-type="float" office:value="1.33047">
            <text:p>1,33047</text:p>
          </table:table-cell>
          <table:table-cell office:value-type="float" office:value="0.126684">
            <text:p>0,126684</text:p>
          </table:table-cell>
          <table:table-cell office:value-type="float" office:value="0.160994">
            <text:p>0,160994</text:p>
          </table:table-cell>
          <table:table-cell office:value-type="float" office:value="0.287677">
            <text:p>0,287677</text:p>
          </table:table-cell>
          <table:table-cell office:value-type="float" office:value="1.20349">
            <text:p>1,20349</text:p>
          </table:table-cell>
          <table:table-cell office:value-type="float" office:value="0.158648">
            <text:p>0,158648</text:p>
          </table:table-cell>
          <table:table-cell office:value-type="float" office:value="1.36214">
            <text:p>1,36214</text:p>
          </table:table-cell>
          <table:table-cell office:value-type="float" office:value="0.986782">
            <text:p>0,986782</text:p>
          </table:table-cell>
          <table:table-cell office:value-type="float" office:value="0.145745">
            <text:p>0,145745</text:p>
          </table:table-cell>
          <table:table-cell office:value-type="float" office:value="1.13253">
            <text:p>1,13253</text:p>
          </table:table-cell>
          <table:table-cell office:value-type="float" office:value="0.403217">
            <text:p>0,403217</text:p>
          </table:table-cell>
          <table:table-cell office:value-type="float" office:value="0.0580633">
            <text:p>0,0580633</text:p>
          </table:table-cell>
          <table:table-cell office:value-type="float" office:value="0.46128">
            <text:p>0,46128</text:p>
          </table:table-cell>
        </table:table-row>
        <table:table-row table:style-name="ro1">
          <table:table-cell office:value-type="float" office:value="1.15423">
            <text:p>1,15423</text:p>
          </table:table-cell>
          <table:table-cell office:value-type="float" office:value="0.235479">
            <text:p>0,235479</text:p>
          </table:table-cell>
          <table:table-cell office:value-type="float" office:value="1.38971">
            <text:p>1,38971</text:p>
          </table:table-cell>
          <table:table-cell office:value-type="float" office:value="0.894409">
            <text:p>0,894409</text:p>
          </table:table-cell>
          <table:table-cell office:value-type="float" office:value="0.215831">
            <text:p>0,215831</text:p>
          </table:table-cell>
          <table:table-cell office:value-type="float" office:value="1.11024">
            <text:p>1,11024</text:p>
          </table:table-cell>
          <table:table-cell office:value-type="float" office:value="0.0137827">
            <text:p>0,0137827</text:p>
          </table:table-cell>
          <table:table-cell office:value-type="float" office:value="0.0912004">
            <text:p>0,0912004</text:p>
          </table:table-cell>
          <table:table-cell office:value-type="float" office:value="0.104983">
            <text:p>0,104983</text:p>
          </table:table-cell>
          <table:table-cell office:value-type="float" office:value="0.143985">
            <text:p>0,143985</text:p>
          </table:table-cell>
          <table:table-cell office:value-type="float" office:value="0.0838692">
            <text:p>0,0838692</text:p>
          </table:table-cell>
          <table:table-cell office:value-type="float" office:value="0.227854">
            <text:p>0,227854</text:p>
          </table:table-cell>
          <table:table-cell office:value-type="float" office:value="1.08795">
            <text:p>1,08795</text:p>
          </table:table-cell>
          <table:table-cell office:value-type="float" office:value="0.221696">
            <text:p>0,221696</text:p>
          </table:table-cell>
          <table:table-cell office:value-type="float" office:value="1.30965">
            <text:p>1,30965</text:p>
          </table:table-cell>
          <table:table-cell office:value-type="float" office:value="0.124338">
            <text:p>0,124338</text:p>
          </table:table-cell>
          <table:table-cell office:value-type="float" office:value="0.158061">
            <text:p>0,158061</text:p>
          </table:table-cell>
          <table:table-cell office:value-type="float" office:value="0.282399">
            <text:p>0,282399</text:p>
          </table:table-cell>
          <table:table-cell office:value-type="float" office:value="1.17446">
            <text:p>1,17446</text:p>
          </table:table-cell>
          <table:table-cell office:value-type="float" office:value="0.164806">
            <text:p>0,164806</text:p>
          </table:table-cell>
          <table:table-cell office:value-type="float" office:value="1.33927">
            <text:p>1,33927</text:p>
          </table:table-cell>
          <table:table-cell office:value-type="float" office:value="1.1293">
            <text:p>1,1293</text:p>
          </table:table-cell>
          <table:table-cell office:value-type="float" office:value="0.114367">
            <text:p>0,114367</text:p>
          </table:table-cell>
          <table:table-cell office:value-type="float" office:value="1.24367">
            <text:p>1,24367</text:p>
          </table:table-cell>
          <table:table-cell office:value-type="float" office:value="0.405856">
            <text:p>0,405856</text:p>
          </table:table-cell>
          <table:table-cell office:value-type="float" office:value="0.0568903">
            <text:p>0,0568903</text:p>
          </table:table-cell>
          <table:table-cell office:value-type="float" office:value="0.462747">
            <text:p>0,462747</text:p>
          </table:table-cell>
        </table:table-row>
        <table:table-row table:style-name="ro1">
          <table:table-cell office:value-type="float" office:value="1.21288">
            <text:p>1,21288</text:p>
          </table:table-cell>
          <table:table-cell office:value-type="float" office:value="0.259525">
            <text:p>0,259525</text:p>
          </table:table-cell>
          <table:table-cell office:value-type="float" office:value="1.4724">
            <text:p>1,4724</text:p>
          </table:table-cell>
          <table:table-cell office:value-type="float" office:value="0.940156">
            <text:p>0,940156</text:p>
          </table:table-cell>
          <table:table-cell office:value-type="float" office:value="0.214072">
            <text:p>0,214072</text:p>
          </table:table-cell>
          <table:table-cell office:value-type="float" office:value="1.15423">
            <text:p>1,15423</text:p>
          </table:table-cell>
          <table:table-cell office:value-type="float" office:value="0.0152489">
            <text:p>0,0152489</text:p>
          </table:table-cell>
          <table:table-cell office:value-type="float" office:value="0.141639">
            <text:p>0,141639</text:p>
          </table:table-cell>
          <table:table-cell office:value-type="float" office:value="0.156888">
            <text:p>0,156888</text:p>
          </table:table-cell>
          <table:table-cell office:value-type="float" office:value="0.173603">
            <text:p>0,173603</text:p>
          </table:table-cell>
          <table:table-cell office:value-type="float" office:value="0.0947194">
            <text:p>0,0947194</text:p>
          </table:table-cell>
          <table:table-cell office:value-type="float" office:value="0.268323">
            <text:p>0,268323</text:p>
          </table:table-cell>
          <table:table-cell office:value-type="float" office:value="1.07564">
            <text:p>1,07564</text:p>
          </table:table-cell>
          <table:table-cell office:value-type="float" office:value="0.229321">
            <text:p>0,229321</text:p>
          </table:table-cell>
          <table:table-cell office:value-type="float" office:value="1.30496">
            <text:p>1,30496</text:p>
          </table:table-cell>
          <table:table-cell office:value-type="float" office:value="0.15073">
            <text:p>0,15073</text:p>
          </table:table-cell>
          <table:table-cell office:value-type="float" office:value="0.130789">
            <text:p>0,130789</text:p>
          </table:table-cell>
          <table:table-cell office:value-type="float" office:value="0.281519">
            <text:p>0,281519</text:p>
          </table:table-cell>
          <table:table-cell office:value-type="float" office:value="1.16977">
            <text:p>1,16977</text:p>
          </table:table-cell>
          <table:table-cell office:value-type="float" office:value="0.167738">
            <text:p>0,167738</text:p>
          </table:table-cell>
          <table:table-cell office:value-type="float" office:value="1.33751">
            <text:p>1,33751</text:p>
          </table:table-cell>
          <table:table-cell office:value-type="float" office:value="1.1947">
            <text:p>1,1947</text:p>
          </table:table-cell>
          <table:table-cell office:value-type="float" office:value="0.131375">
            <text:p>0,131375</text:p>
          </table:table-cell>
          <table:table-cell office:value-type="float" office:value="1.32607">
            <text:p>1,32607</text:p>
          </table:table-cell>
          <table:table-cell office:value-type="float" office:value="0.415827">
            <text:p>0,415827</text:p>
          </table:table-cell>
          <table:table-cell office:value-type="float" office:value="0.0604093">
            <text:p>0,0604093</text:p>
          </table:table-cell>
          <table:table-cell office:value-type="float" office:value="0.476236">
            <text:p>0,476236</text:p>
          </table:table-cell>
        </table:table-row>
        <table:table-row table:style-name="ro1">
          <table:table-cell office:value-type="float" office:value="1.14836">
            <text:p>1,14836</text:p>
          </table:table-cell>
          <table:table-cell office:value-type="float" office:value="0.306738">
            <text:p>0,306738</text:p>
          </table:table-cell>
          <table:table-cell office:value-type="float" office:value="1.4551">
            <text:p>1,4551</text:p>
          </table:table-cell>
          <table:table-cell office:value-type="float" office:value="0.961563">
            <text:p>0,961563</text:p>
          </table:table-cell>
          <table:table-cell office:value-type="float" office:value="0.203515">
            <text:p>0,203515</text:p>
          </table:table-cell>
          <table:table-cell office:value-type="float" office:value="1.16508">
            <text:p>1,16508</text:p>
          </table:table-cell>
          <table:table-cell office:value-type="float" office:value="0.0137827">
            <text:p>0,0137827</text:p>
          </table:table-cell>
          <table:table-cell office:value-type="float" office:value="0.126977">
            <text:p>0,126977</text:p>
          </table:table-cell>
          <table:table-cell office:value-type="float" office:value="0.140759">
            <text:p>0,140759</text:p>
          </table:table-cell>
          <table:table-cell office:value-type="float" office:value="0.170964">
            <text:p>0,170964</text:p>
          </table:table-cell>
          <table:table-cell office:value-type="float" office:value="0.0900274">
            <text:p>0,0900274</text:p>
          </table:table-cell>
          <table:table-cell office:value-type="float" office:value="0.260991">
            <text:p>0,260991</text:p>
          </table:table-cell>
          <table:table-cell office:value-type="float" office:value="1.14426">
            <text:p>1,14426</text:p>
          </table:table-cell>
          <table:table-cell office:value-type="float" office:value="0.2302">
            <text:p>0,2302</text:p>
          </table:table-cell>
          <table:table-cell office:value-type="float" office:value="1.37446">
            <text:p>1,37446</text:p>
          </table:table-cell>
          <table:table-cell office:value-type="float" office:value="0.152783">
            <text:p>0,152783</text:p>
          </table:table-cell>
          <table:table-cell office:value-type="float" office:value="0.12727">
            <text:p>0,12727</text:p>
          </table:table-cell>
          <table:table-cell office:value-type="float" office:value="0.280053">
            <text:p>0,280053</text:p>
          </table:table-cell>
          <table:table-cell office:value-type="float" office:value="1.18297">
            <text:p>1,18297</text:p>
          </table:table-cell>
          <table:table-cell office:value-type="float" office:value="0.13988">
            <text:p>0,13988</text:p>
          </table:table-cell>
          <table:table-cell office:value-type="float" office:value="1.32285">
            <text:p>1,32285</text:p>
          </table:table-cell>
          <table:table-cell office:value-type="float" office:value="0.999099">
            <text:p>0,999099</text:p>
          </table:table-cell>
          <table:table-cell office:value-type="float" office:value="0.125804">
            <text:p>0,125804</text:p>
          </table:table-cell>
          <table:table-cell office:value-type="float" office:value="1.1249">
            <text:p>1,1249</text:p>
          </table:table-cell>
          <table:table-cell office:value-type="float" office:value="0.458934">
            <text:p>0,458934</text:p>
          </table:table-cell>
          <table:table-cell office:value-type="float" office:value="0.0580633">
            <text:p>0,0580633</text:p>
          </table:table-cell>
          <table:table-cell office:value-type="float" office:value="0.516998">
            <text:p>0,516998</text:p>
          </table:table-cell>
        </table:table-row>
        <table:table-row table:style-name="ro1">
          <table:table-cell office:value-type="float" office:value="1.16244">
            <text:p>1,16244</text:p>
          </table:table-cell>
          <table:table-cell office:value-type="float" office:value="0.27712">
            <text:p>0,27712</text:p>
          </table:table-cell>
          <table:table-cell office:value-type="float" office:value="1.43956">
            <text:p>1,43956</text:p>
          </table:table-cell>
          <table:table-cell office:value-type="float" office:value="0.921095">
            <text:p>0,921095</text:p>
          </table:table-cell>
          <table:table-cell office:value-type="float" office:value="0.194424">
            <text:p>0,194424</text:p>
          </table:table-cell>
          <table:table-cell office:value-type="float" office:value="1.11552">
            <text:p>1,11552</text:p>
          </table:table-cell>
          <table:table-cell office:value-type="float" office:value="0.0149557">
            <text:p>0,0149557</text:p>
          </table:table-cell>
          <table:table-cell office:value-type="float" office:value="0.134015">
            <text:p>0,134015</text:p>
          </table:table-cell>
          <table:table-cell office:value-type="float" office:value="0.14897">
            <text:p>0,14897</text:p>
          </table:table-cell>
          <table:table-cell office:value-type="float" office:value="0.165099">
            <text:p>0,165099</text:p>
          </table:table-cell>
          <table:table-cell office:value-type="float" office:value="0.0991181">
            <text:p>0,0991181</text:p>
          </table:table-cell>
          <table:table-cell office:value-type="float" office:value="0.264217">
            <text:p>0,264217</text:p>
          </table:table-cell>
          <table:table-cell office:value-type="float" office:value="1.27563">
            <text:p>1,27563</text:p>
          </table:table-cell>
          <table:table-cell office:value-type="float" office:value="0.240757">
            <text:p>0,240757</text:p>
          </table:table-cell>
          <table:table-cell office:value-type="float" office:value="1.51639">
            <text:p>1,51639</text:p>
          </table:table-cell>
          <table:table-cell office:value-type="float" office:value="0.128736">
            <text:p>0,128736</text:p>
          </table:table-cell>
          <table:table-cell office:value-type="float" office:value="0.130496">
            <text:p>0,130496</text:p>
          </table:table-cell>
          <table:table-cell office:value-type="float" office:value="0.259232">
            <text:p>0,259232</text:p>
          </table:table-cell>
          <table:table-cell office:value-type="float" office:value="1.55744">
            <text:p>1,55744</text:p>
          </table:table-cell>
          <table:table-cell office:value-type="float" office:value="0.413481">
            <text:p>0,413481</text:p>
          </table:table-cell>
          <table:table-cell office:value-type="float" office:value="1.97093">
            <text:p>1,97093</text:p>
          </table:table-cell>
          <table:table-cell office:value-type="float" office:value="0.932238">
            <text:p>0,932238</text:p>
          </table:table-cell>
          <table:table-cell office:value-type="float" office:value="0.126977">
            <text:p>0,126977</text:p>
          </table:table-cell>
          <table:table-cell office:value-type="float" office:value="1.05921">
            <text:p>1,05921</text:p>
          </table:table-cell>
          <table:table-cell office:value-type="float" office:value="0.448671">
            <text:p>0,448671</text:p>
          </table:table-cell>
          <table:table-cell office:value-type="float" office:value="0.060116">
            <text:p>0,060116</text:p>
          </table:table-cell>
          <table:table-cell office:value-type="float" office:value="0.508787">
            <text:p>0,508787</text:p>
          </table:table-cell>
        </table:table-row>
        <table:table-row table:style-name="ro1">
          <table:table-cell office:value-type="float" office:value="1.1686">
            <text:p>1,1686</text:p>
          </table:table-cell>
          <table:table-cell office:value-type="float" office:value="0.273894">
            <text:p>0,273894</text:p>
          </table:table-cell>
          <table:table-cell office:value-type="float" office:value="1.44249">
            <text:p>1,44249</text:p>
          </table:table-cell>
          <table:table-cell office:value-type="float" office:value="1.03693">
            <text:p>1,03693</text:p>
          </table:table-cell>
          <table:table-cell office:value-type="float" office:value="0.225508">
            <text:p>0,225508</text:p>
          </table:table-cell>
          <table:table-cell office:value-type="float" office:value="1.26244">
            <text:p>1,26244</text:p>
          </table:table-cell>
          <table:table-cell office:value-type="float" office:value="0.0184747">
            <text:p>0,0184747</text:p>
          </table:table-cell>
          <table:table-cell office:value-type="float" office:value="0.146918">
            <text:p>0,146918</text:p>
          </table:table-cell>
          <table:table-cell office:value-type="float" office:value="0.165392">
            <text:p>0,165392</text:p>
          </table:table-cell>
          <table:table-cell office:value-type="float" office:value="0.517291">
            <text:p>0,517291</text:p>
          </table:table-cell>
          <table:table-cell office:value-type="float" office:value="0.12815">
            <text:p>0,12815</text:p>
          </table:table-cell>
          <table:table-cell office:value-type="float" office:value="0.645441">
            <text:p>0,645441</text:p>
          </table:table-cell>
          <table:table-cell office:value-type="float" office:value="2.2023">
            <text:p>2,2023</text:p>
          </table:table-cell>
          <table:table-cell office:value-type="float" office:value="0.540458">
            <text:p>0,540458</text:p>
          </table:table-cell>
          <table:table-cell office:value-type="float" office:value="2.74276">
            <text:p>2,74276</text:p>
          </table:table-cell>
          <table:table-cell office:value-type="float" office:value="0.275947">
            <text:p>0,275947</text:p>
          </table:table-cell>
          <table:table-cell office:value-type="float" office:value="0.139293">
            <text:p>0,139293</text:p>
          </table:table-cell>
          <table:table-cell office:value-type="float" office:value="0.41524">
            <text:p>0,41524</text:p>
          </table:table-cell>
          <table:table-cell office:value-type="float" office:value="1.17388">
            <text:p>1,17388</text:p>
          </table:table-cell>
          <table:table-cell office:value-type="float" office:value="0.161873">
            <text:p>0,161873</text:p>
          </table:table-cell>
          <table:table-cell office:value-type="float" office:value="1.33575">
            <text:p>1,33575</text:p>
          </table:table-cell>
          <table:table-cell office:value-type="float" office:value="0.967428">
            <text:p>0,967428</text:p>
          </table:table-cell>
          <table:table-cell office:value-type="float" office:value="0.128443">
            <text:p>0,128443</text:p>
          </table:table-cell>
          <table:table-cell office:value-type="float" office:value="1.09587">
            <text:p>1,09587</text:p>
          </table:table-cell>
          <table:table-cell office:value-type="float" office:value="0.417293">
            <text:p>0,417293</text:p>
          </table:table-cell>
          <table:table-cell office:value-type="float" office:value="0.0615823">
            <text:p>0,0615823</text:p>
          </table:table-cell>
          <table:table-cell office:value-type="float" office:value="0.478875">
            <text:p>0,478875</text:p>
          </table:table-cell>
        </table:table-row>
        <table:table-row table:style-name="ro1">
          <table:table-cell office:value-type="float" office:value="2.3976">
            <text:p>2,3976</text:p>
          </table:table-cell>
          <table:table-cell office:value-type="float" office:value="0.434888">
            <text:p>0,434888</text:p>
          </table:table-cell>
          <table:table-cell office:value-type="float" office:value="2.83249">
            <text:p>2,83249</text:p>
          </table:table-cell>
          <table:table-cell office:value-type="float" office:value="1.48912">
            <text:p>1,48912</text:p>
          </table:table-cell>
          <table:table-cell office:value-type="float" office:value="0.473597">
            <text:p>0,473597</text:p>
          </table:table-cell>
          <table:table-cell office:value-type="float" office:value="1.96271">
            <text:p>1,96271</text:p>
          </table:table-cell>
          <table:table-cell office:value-type="float" office:value="0.0214072">
            <text:p>0,0214072</text:p>
          </table:table-cell>
          <table:table-cell office:value-type="float" office:value="0.131669">
            <text:p>0,131669</text:p>
          </table:table-cell>
          <table:table-cell office:value-type="float" office:value="0.153076">
            <text:p>0,153076</text:p>
          </table:table-cell>
          <table:table-cell office:value-type="float" office:value="0.171844">
            <text:p>0,171844</text:p>
          </table:table-cell>
          <table:table-cell office:value-type="float" office:value="0.109089">
            <text:p>0,109089</text:p>
          </table:table-cell>
          <table:table-cell office:value-type="float" office:value="0.280932">
            <text:p>0,280932</text:p>
          </table:table-cell>
          <table:table-cell office:value-type="float" office:value="1.23692">
            <text:p>1,23692</text:p>
          </table:table-cell>
          <table:table-cell office:value-type="float" office:value="0.238411">
            <text:p>0,238411</text:p>
          </table:table-cell>
          <table:table-cell office:value-type="float" office:value="1.47533">
            <text:p>1,47533</text:p>
          </table:table-cell>
          <table:table-cell office:value-type="float" office:value="0.140173">
            <text:p>0,140173</text:p>
          </table:table-cell>
          <table:table-cell office:value-type="float" office:value="0.148091">
            <text:p>0,148091</text:p>
          </table:table-cell>
          <table:table-cell office:value-type="float" office:value="0.288264">
            <text:p>0,288264</text:p>
          </table:table-cell>
          <table:table-cell office:value-type="float" office:value="1.37798">
            <text:p>1,37798</text:p>
          </table:table-cell>
          <table:table-cell office:value-type="float" office:value="0.431076">
            <text:p>0,431076</text:p>
          </table:table-cell>
          <table:table-cell office:value-type="float" office:value="1.80905">
            <text:p>1,80905</text:p>
          </table:table-cell>
          <table:table-cell office:value-type="float" office:value="1.57621">
            <text:p>1,57621</text:p>
          </table:table-cell>
          <table:table-cell office:value-type="float" office:value="0.126977">
            <text:p>0,126977</text:p>
          </table:table-cell>
          <table:table-cell office:value-type="float" office:value="1.70319">
            <text:p>1,70319</text:p>
          </table:table-cell>
          <table:table-cell office:value-type="float" office:value="0.527555">
            <text:p>0,527555</text:p>
          </table:table-cell>
          <table:table-cell office:value-type="float" office:value="0.0604093">
            <text:p>0,0604093</text:p>
          </table:table-cell>
          <table:table-cell office:value-type="float" office:value="0.587964">
            <text:p>0,587964</text:p>
          </table:table-cell>
        </table:table-row>
        <table:table-row table:style-name="ro1">
          <table:table-cell office:value-type="float" office:value="1.26654">
            <text:p>1,26654</text:p>
          </table:table-cell>
          <table:table-cell office:value-type="float" office:value="0.297354">
            <text:p>0,297354</text:p>
          </table:table-cell>
          <table:table-cell office:value-type="float" office:value="1.5639">
            <text:p>1,5639</text:p>
          </table:table-cell>
          <table:table-cell office:value-type="float" office:value="0.874468">
            <text:p>0,874468</text:p>
          </table:table-cell>
          <table:table-cell office:value-type="float" office:value="0.224335">
            <text:p>0,224335</text:p>
          </table:table-cell>
          <table:table-cell office:value-type="float" office:value="1.0988">
            <text:p>1,0988</text:p>
          </table:table-cell>
          <table:table-cell office:value-type="float" office:value="0.0149557">
            <text:p>0,0149557</text:p>
          </table:table-cell>
          <table:table-cell office:value-type="float" office:value="0.143399">
            <text:p>0,143399</text:p>
          </table:table-cell>
          <table:table-cell office:value-type="float" office:value="0.158354">
            <text:p>0,158354</text:p>
          </table:table-cell>
          <table:table-cell office:value-type="float" office:value="0.172137">
            <text:p>0,172137</text:p>
          </table:table-cell>
          <table:table-cell office:value-type="float" office:value="0.0914936">
            <text:p>0,0914936</text:p>
          </table:table-cell>
          <table:table-cell office:value-type="float" office:value="0.263631">
            <text:p>0,263631</text:p>
          </table:table-cell>
          <table:table-cell office:value-type="float" office:value="1.1032">
            <text:p>1,1032</text:p>
          </table:table-cell>
          <table:table-cell office:value-type="float" office:value="0.224335">
            <text:p>0,224335</text:p>
          </table:table-cell>
          <table:table-cell office:value-type="float" office:value="1.32754">
            <text:p>1,32754</text:p>
          </table:table-cell>
          <table:table-cell office:value-type="float" office:value="0.134308">
            <text:p>0,134308</text:p>
          </table:table-cell>
          <table:table-cell office:value-type="float" office:value="0.124338">
            <text:p>0,124338</text:p>
          </table:table-cell>
          <table:table-cell office:value-type="float" office:value="0.258645">
            <text:p>0,258645</text:p>
          </table:table-cell>
          <table:table-cell office:value-type="float" office:value="1.14338">
            <text:p>1,14338</text:p>
          </table:table-cell>
          <table:table-cell office:value-type="float" office:value="0.148091">
            <text:p>0,148091</text:p>
          </table:table-cell>
          <table:table-cell office:value-type="float" office:value="1.29147">
            <text:p>1,29147</text:p>
          </table:table-cell>
          <table:table-cell office:value-type="float" office:value="0.906139">
            <text:p>0,906139</text:p>
          </table:table-cell>
          <table:table-cell office:value-type="float" office:value="0.113781">
            <text:p>0,113781</text:p>
          </table:table-cell>
          <table:table-cell office:value-type="float" office:value="1.01992">
            <text:p>1,01992</text:p>
          </table:table-cell>
          <table:table-cell office:value-type="float" office:value="0.406736">
            <text:p>0,406736</text:p>
          </table:table-cell>
          <table:table-cell office:value-type="float" office:value="0.055424">
            <text:p>0,055424</text:p>
          </table:table-cell>
          <table:table-cell office:value-type="float" office:value="0.46216">
            <text:p>0,46216</text:p>
          </table:table-cell>
        </table:table-row>
        <table:table-row table:style-name="ro1">
          <table:table-cell office:value-type="float" office:value="1.20203">
            <text:p>1,20203</text:p>
          </table:table-cell>
          <table:table-cell office:value-type="float" office:value="0.268323">
            <text:p>0,268323</text:p>
          </table:table-cell>
          <table:table-cell office:value-type="float" office:value="1.47035">
            <text:p>1,47035</text:p>
          </table:table-cell>
          <table:table-cell office:value-type="float" office:value="0.887664">
            <text:p>0,887664</text:p>
          </table:table-cell>
          <table:table-cell office:value-type="float" office:value="0.22023">
            <text:p>0,22023</text:p>
          </table:table-cell>
          <table:table-cell office:value-type="float" office:value="1.10789">
            <text:p>1,10789</text:p>
          </table:table-cell>
          <table:table-cell office:value-type="float" office:value="0.0281519">
            <text:p>0,0281519</text:p>
          </table:table-cell>
          <table:table-cell office:value-type="float" office:value="0.12639">
            <text:p>0,12639</text:p>
          </table:table-cell>
          <table:table-cell office:value-type="float" office:value="0.154542">
            <text:p>0,154542</text:p>
          </table:table-cell>
          <table:table-cell office:value-type="float" office:value="0.156595">
            <text:p>0,156595</text:p>
          </table:table-cell>
          <table:table-cell office:value-type="float" office:value="0.0917869">
            <text:p>0,0917869</text:p>
          </table:table-cell>
          <table:table-cell office:value-type="float" office:value="0.248382">
            <text:p>0,248382</text:p>
          </table:table-cell>
          <table:table-cell office:value-type="float" office:value="1.08238">
            <text:p>1,08238</text:p>
          </table:table-cell>
          <table:table-cell office:value-type="float" office:value="0.22023">
            <text:p>0,22023</text:p>
          </table:table-cell>
          <table:table-cell office:value-type="float" office:value="1.30261">
            <text:p>1,30261</text:p>
          </table:table-cell>
          <table:table-cell office:value-type="float" office:value="0.166859">
            <text:p>0,166859</text:p>
          </table:table-cell>
          <table:table-cell office:value-type="float" office:value="0.126684">
            <text:p>0,126684</text:p>
          </table:table-cell>
          <table:table-cell office:value-type="float" office:value="0.293542">
            <text:p>0,293542</text:p>
          </table:table-cell>
          <table:table-cell office:value-type="float" office:value="1.17124">
            <text:p>1,17124</text:p>
          </table:table-cell>
          <table:table-cell office:value-type="float" office:value="0.1607">
            <text:p>0,1607</text:p>
          </table:table-cell>
          <table:table-cell office:value-type="float" office:value="1.33194">
            <text:p>1,33194</text:p>
          </table:table-cell>
          <table:table-cell office:value-type="float" office:value="0.932825">
            <text:p>0,932825</text:p>
          </table:table-cell>
          <table:table-cell office:value-type="float" office:value="0.113194">
            <text:p>0,113194</text:p>
          </table:table-cell>
          <table:table-cell office:value-type="float" office:value="1.04602">
            <text:p>1,04602</text:p>
          </table:table-cell>
          <table:table-cell office:value-type="float" office:value="0.423451">
            <text:p>0,423451</text:p>
          </table:table-cell>
          <table:table-cell office:value-type="float" office:value="0.0557173">
            <text:p>0,0557173</text:p>
          </table:table-cell>
          <table:table-cell office:value-type="float" office:value="0.479169">
            <text:p>0,479169</text:p>
          </table:table-cell>
        </table:table-row>
        <table:table-row table:style-name="ro1">
          <table:table-cell office:value-type="float" office:value="1.21698">
            <text:p>1,21698</text:p>
          </table:table-cell>
          <table:table-cell office:value-type="float" office:value="0.249848">
            <text:p>0,249848</text:p>
          </table:table-cell>
          <table:table-cell office:value-type="float" office:value="1.46683">
            <text:p>1,46683</text:p>
          </table:table-cell>
          <table:table-cell office:value-type="float" office:value="0.854527">
            <text:p>0,854527</text:p>
          </table:table-cell>
          <table:table-cell office:value-type="float" office:value="0.211139">
            <text:p>0,211139</text:p>
          </table:table-cell>
          <table:table-cell office:value-type="float" office:value="1.06567">
            <text:p>1,06567</text:p>
          </table:table-cell>
          <table:table-cell office:value-type="float" office:value="0.0149557">
            <text:p>0,0149557</text:p>
          </table:table-cell>
          <table:table-cell office:value-type="float" office:value="0.0906139">
            <text:p>0,0906139</text:p>
          </table:table-cell>
          <table:table-cell office:value-type="float" office:value="0.10557">
            <text:p>0,10557</text:p>
          </table:table-cell>
          <table:table-cell office:value-type="float" office:value="0.167738">
            <text:p>0,167738</text:p>
          </table:table-cell>
          <table:table-cell office:value-type="float" office:value="0.0900274">
            <text:p>0,0900274</text:p>
          </table:table-cell>
          <table:table-cell office:value-type="float" office:value="0.257766">
            <text:p>0,257766</text:p>
          </table:table-cell>
          <table:table-cell office:value-type="float" office:value="1.08267">
            <text:p>1,08267</text:p>
          </table:table-cell>
          <table:table-cell office:value-type="float" office:value="0.21847">
            <text:p>0,21847</text:p>
          </table:table-cell>
          <table:table-cell office:value-type="float" office:value="1.30115">
            <text:p>1,30115</text:p>
          </table:table-cell>
          <table:table-cell office:value-type="float" office:value="0.125804">
            <text:p>0,125804</text:p>
          </table:table-cell>
          <table:table-cell office:value-type="float" office:value="0.122285">
            <text:p>0,122285</text:p>
          </table:table-cell>
          <table:table-cell office:value-type="float" office:value="0.248089">
            <text:p>0,248089</text:p>
          </table:table-cell>
          <table:table-cell office:value-type="float" office:value="1.17593">
            <text:p>1,17593</text:p>
          </table:table-cell>
          <table:table-cell office:value-type="float" office:value="0.140173">
            <text:p>0,140173</text:p>
          </table:table-cell>
          <table:table-cell office:value-type="float" office:value="1.3161">
            <text:p>1,3161</text:p>
          </table:table-cell>
          <table:table-cell office:value-type="float" office:value="0.952472">
            <text:p>0,952472</text:p>
          </table:table-cell>
          <table:table-cell office:value-type="float" office:value="0.155422">
            <text:p>0,155422</text:p>
          </table:table-cell>
          <table:table-cell office:value-type="float" office:value="1.10789">
            <text:p>1,10789</text:p>
          </table:table-cell>
          <table:table-cell office:value-type="float" office:value="0.400871">
            <text:p>0,400871</text:p>
          </table:table-cell>
          <table:table-cell office:value-type="float" office:value="0.055424">
            <text:p>0,055424</text:p>
          </table:table-cell>
          <table:table-cell office:value-type="float" office:value="0.456295">
            <text:p>0,456295</text:p>
          </table:table-cell>
        </table:table-row>
        <table:table-row table:style-name="ro1">
          <table:table-cell office:value-type="float" office:value="1.10819">
            <text:p>1,10819</text:p>
          </table:table-cell>
          <table:table-cell office:value-type="float" office:value="0.246622">
            <text:p>0,246622</text:p>
          </table:table-cell>
          <table:table-cell office:value-type="float" office:value="1.35481">
            <text:p>1,35481</text:p>
          </table:table-cell>
          <table:table-cell office:value-type="float" office:value="0.846316">
            <text:p>0,846316</text:p>
          </table:table-cell>
          <table:table-cell office:value-type="float" office:value="0.233719">
            <text:p>0,233719</text:p>
          </table:table-cell>
          <table:table-cell office:value-type="float" office:value="1.08004">
            <text:p>1,08004</text:p>
          </table:table-cell>
          <table:table-cell office:value-type="float" office:value="0.0146624">
            <text:p>0,0146624</text:p>
          </table:table-cell>
          <table:table-cell office:value-type="float" office:value="0.124924">
            <text:p>0,124924</text:p>
          </table:table-cell>
          <table:table-cell office:value-type="float" office:value="0.139586">
            <text:p>0,139586</text:p>
          </table:table-cell>
          <table:table-cell office:value-type="float" office:value="0.165392">
            <text:p>0,165392</text:p>
          </table:table-cell>
          <table:table-cell office:value-type="float" office:value="0.0897341">
            <text:p>0,0897341</text:p>
          </table:table-cell>
          <table:table-cell office:value-type="float" office:value="0.255127">
            <text:p>0,255127</text:p>
          </table:table-cell>
          <table:table-cell office:value-type="float" office:value="1.05628">
            <text:p>1,05628</text:p>
          </table:table-cell>
          <table:table-cell office:value-type="float" office:value="0.202928">
            <text:p>0,202928</text:p>
          </table:table-cell>
          <table:table-cell office:value-type="float" office:value="1.25921">
            <text:p>1,25921</text:p>
          </table:table-cell>
          <table:table-cell office:value-type="float" office:value="0.12639">
            <text:p>0,12639</text:p>
          </table:table-cell>
          <table:table-cell office:value-type="float" office:value="0.125217">
            <text:p>0,125217</text:p>
          </table:table-cell>
          <table:table-cell office:value-type="float" office:value="0.251608">
            <text:p>0,251608</text:p>
          </table:table-cell>
          <table:table-cell office:value-type="float" office:value="1.21845">
            <text:p>1,21845</text:p>
          </table:table-cell>
          <table:table-cell office:value-type="float" office:value="0.138413">
            <text:p>0,138413</text:p>
          </table:table-cell>
          <table:table-cell office:value-type="float" office:value="1.35686">
            <text:p>1,35686</text:p>
          </table:table-cell>
          <table:table-cell office:value-type="float" office:value="0.990008">
            <text:p>0,990008</text:p>
          </table:table-cell>
          <table:table-cell office:value-type="float" office:value="0.106156">
            <text:p>0,106156</text:p>
          </table:table-cell>
          <table:table-cell office:value-type="float" office:value="1.09616">
            <text:p>1,09616</text:p>
          </table:table-cell>
          <table:table-cell office:value-type="float" office:value="0.438114">
            <text:p>0,438114</text:p>
          </table:table-cell>
          <table:table-cell office:value-type="float" office:value="0.0645147">
            <text:p>0,0645147</text:p>
          </table:table-cell>
          <table:table-cell office:value-type="float" office:value="0.502629">
            <text:p>0,502629</text:p>
          </table:table-cell>
        </table:table-row>
        <table:table-row table:style-name="ro1">
          <table:table-cell office:value-type="float" office:value="1.30848">
            <text:p>1,30848</text:p>
          </table:table-cell>
          <table:table-cell office:value-type="float" office:value="0.24369">
            <text:p>0,24369</text:p>
          </table:table-cell>
          <table:table-cell office:value-type="float" office:value="1.55217">
            <text:p>1,55217</text:p>
          </table:table-cell>
          <table:table-cell office:value-type="float" office:value="0.887078">
            <text:p>0,887078</text:p>
          </table:table-cell>
          <table:table-cell office:value-type="float" office:value="0.212605">
            <text:p>0,212605</text:p>
          </table:table-cell>
          <table:table-cell office:value-type="float" office:value="1.09968">
            <text:p>1,09968</text:p>
          </table:table-cell>
          <table:table-cell office:value-type="float" office:value="0.0143692">
            <text:p>0,0143692</text:p>
          </table:table-cell>
          <table:table-cell office:value-type="float" office:value="0.0862152">
            <text:p>0,0862152</text:p>
          </table:table-cell>
          <table:table-cell office:value-type="float" office:value="0.100584">
            <text:p>0,100584</text:p>
          </table:table-cell>
          <table:table-cell office:value-type="float" office:value="0.145745">
            <text:p>0,145745</text:p>
          </table:table-cell>
          <table:table-cell office:value-type="float" office:value="0.143692">
            <text:p>0,143692</text:p>
          </table:table-cell>
          <table:table-cell office:value-type="float" office:value="0.289437">
            <text:p>0,289437</text:p>
          </table:table-cell>
          <table:table-cell office:value-type="float" office:value="1.09528">
            <text:p>1,09528</text:p>
          </table:table-cell>
          <table:table-cell office:value-type="float" office:value="0.228148">
            <text:p>0,228148</text:p>
          </table:table-cell>
          <table:table-cell office:value-type="float" office:value="1.32343">
            <text:p>1,32343</text:p>
          </table:table-cell>
          <table:table-cell office:value-type="float" office:value="0.136947">
            <text:p>0,136947</text:p>
          </table:table-cell>
          <table:table-cell office:value-type="float" office:value="0.125217">
            <text:p>0,125217</text:p>
          </table:table-cell>
          <table:table-cell office:value-type="float" office:value="0.262164">
            <text:p>0,262164</text:p>
          </table:table-cell>
          <table:table-cell office:value-type="float" office:value="1.13605">
            <text:p>1,13605</text:p>
          </table:table-cell>
          <table:table-cell office:value-type="float" office:value="0.159527">
            <text:p>0,159527</text:p>
          </table:table-cell>
          <table:table-cell office:value-type="float" office:value="1.29557">
            <text:p>1,29557</text:p>
          </table:table-cell>
          <table:table-cell office:value-type="float" office:value="0.92608">
            <text:p>0,92608</text:p>
          </table:table-cell>
          <table:table-cell office:value-type="float" office:value="0.110848">
            <text:p>0,110848</text:p>
          </table:table-cell>
          <table:table-cell office:value-type="float" office:value="1.03693">
            <text:p>1,03693</text:p>
          </table:table-cell>
          <table:table-cell office:value-type="float" office:value="0.422278">
            <text:p>0,422278</text:p>
          </table:table-cell>
          <table:table-cell office:value-type="float" office:value="0.0560105">
            <text:p>0,0560105</text:p>
          </table:table-cell>
          <table:table-cell office:value-type="float" office:value="0.478289">
            <text:p>0,478289</text:p>
          </table:table-cell>
        </table:table-row>
        <table:table-row table:style-name="ro1">
          <table:table-cell office:value-type="float" office:value="2.55039">
            <text:p>2,55039</text:p>
          </table:table-cell>
          <table:table-cell office:value-type="float" office:value="0.267443">
            <text:p>0,267443</text:p>
          </table:table-cell>
          <table:table-cell office:value-type="float" office:value="2.81783">
            <text:p>2,81783</text:p>
          </table:table-cell>
          <table:table-cell office:value-type="float" office:value="0.882679">
            <text:p>0,882679</text:p>
          </table:table-cell>
          <table:table-cell office:value-type="float" office:value="0.219937">
            <text:p>0,219937</text:p>
          </table:table-cell>
          <table:table-cell office:value-type="float" office:value="1.10262">
            <text:p>1,10262</text:p>
          </table:table-cell>
          <table:table-cell office:value-type="float" office:value="0.0155422">
            <text:p>0,0155422</text:p>
          </table:table-cell>
          <table:table-cell office:value-type="float" office:value="0.145158">
            <text:p>0,145158</text:p>
          </table:table-cell>
          <table:table-cell office:value-type="float" office:value="0.1607">
            <text:p>0,1607</text:p>
          </table:table-cell>
          <table:table-cell office:value-type="float" office:value="0.175949">
            <text:p>0,175949</text:p>
          </table:table-cell>
          <table:table-cell office:value-type="float" office:value="0.0912004">
            <text:p>0,0912004</text:p>
          </table:table-cell>
          <table:table-cell office:value-type="float" office:value="0.26715">
            <text:p>0,26715</text:p>
          </table:table-cell>
          <table:table-cell office:value-type="float" office:value="1.06772">
            <text:p>1,06772</text:p>
          </table:table-cell>
          <table:table-cell office:value-type="float" office:value="0.219937">
            <text:p>0,219937</text:p>
          </table:table-cell>
          <table:table-cell office:value-type="float" office:value="1.28766">
            <text:p>1,28766</text:p>
          </table:table-cell>
          <table:table-cell office:value-type="float" office:value="0.140759">
            <text:p>0,140759</text:p>
          </table:table-cell>
          <table:table-cell office:value-type="float" office:value="0.126684">
            <text:p>0,126684</text:p>
          </table:table-cell>
          <table:table-cell office:value-type="float" office:value="0.267443">
            <text:p>0,267443</text:p>
          </table:table-cell>
          <table:table-cell office:value-type="float" office:value="1.17534">
            <text:p>1,17534</text:p>
          </table:table-cell>
          <table:table-cell office:value-type="float" office:value="0.154835">
            <text:p>0,154835</text:p>
          </table:table-cell>
          <table:table-cell office:value-type="float" office:value="1.33018">
            <text:p>1,33018</text:p>
          </table:table-cell>
          <table:table-cell office:value-type="float" office:value="0.914936">
            <text:p>0,914936</text:p>
          </table:table-cell>
          <table:table-cell office:value-type="float" office:value="0.11554">
            <text:p>0,11554</text:p>
          </table:table-cell>
          <table:table-cell office:value-type="float" office:value="1.03048">
            <text:p>1,03048</text:p>
          </table:table-cell>
          <table:table-cell office:value-type="float" office:value="0.400871">
            <text:p>0,400871</text:p>
          </table:table-cell>
          <table:table-cell office:value-type="float" office:value="0.0574768">
            <text:p>0,0574768</text:p>
          </table:table-cell>
          <table:table-cell office:value-type="float" office:value="0.458348">
            <text:p>0,458348</text:p>
          </table:table-cell>
        </table:table-row>
        <table:table-row table:style-name="ro1">
          <table:table-cell office:value-type="float" office:value="2.41314">
            <text:p>2,41314</text:p>
          </table:table-cell>
          <table:table-cell office:value-type="float" office:value="0.268029">
            <text:p>0,268029</text:p>
          </table:table-cell>
          <table:table-cell office:value-type="float" office:value="2.68117">
            <text:p>2,68117</text:p>
          </table:table-cell>
          <table:table-cell office:value-type="float" office:value="0.871242">
            <text:p>0,871242</text:p>
          </table:table-cell>
          <table:table-cell office:value-type="float" office:value="0.199409">
            <text:p>0,199409</text:p>
          </table:table-cell>
          <table:table-cell office:value-type="float" office:value="1.07065">
            <text:p>1,07065</text:p>
          </table:table-cell>
          <table:table-cell office:value-type="float" office:value="0.0146624">
            <text:p>0,0146624</text:p>
          </table:table-cell>
          <table:table-cell office:value-type="float" office:value="0.129909">
            <text:p>0,129909</text:p>
          </table:table-cell>
          <table:table-cell office:value-type="float" office:value="0.144572">
            <text:p>0,144572</text:p>
          </table:table-cell>
          <table:table-cell office:value-type="float" office:value="0.165686">
            <text:p>0,165686</text:p>
          </table:table-cell>
          <table:table-cell office:value-type="float" office:value="0.0955991">
            <text:p>0,0955991</text:p>
          </table:table-cell>
          <table:table-cell office:value-type="float" office:value="0.261285">
            <text:p>0,261285</text:p>
          </table:table-cell>
          <table:table-cell office:value-type="float" office:value="1.06479">
            <text:p>1,06479</text:p>
          </table:table-cell>
          <table:table-cell office:value-type="float" office:value="0.270375">
            <text:p>0,270375</text:p>
          </table:table-cell>
          <table:table-cell office:value-type="float" office:value="1.33516">
            <text:p>1,33516</text:p>
          </table:table-cell>
          <table:table-cell office:value-type="float" office:value="0.118473">
            <text:p>0,118473</text:p>
          </table:table-cell>
          <table:table-cell office:value-type="float" office:value="0.151316">
            <text:p>0,151316</text:p>
          </table:table-cell>
          <table:table-cell office:value-type="float" office:value="0.269789">
            <text:p>0,269789</text:p>
          </table:table-cell>
          <table:table-cell office:value-type="float" office:value="1.17065">
            <text:p>1,17065</text:p>
          </table:table-cell>
          <table:table-cell office:value-type="float" office:value="0.175949">
            <text:p>0,175949</text:p>
          </table:table-cell>
          <table:table-cell office:value-type="float" office:value="1.3466">
            <text:p>1,3466</text:p>
          </table:table-cell>
          <table:table-cell office:value-type="float" office:value="0.95951">
            <text:p>0,95951</text:p>
          </table:table-cell>
          <table:table-cell office:value-type="float" office:value="0.108502">
            <text:p>0,108502</text:p>
          </table:table-cell>
          <table:table-cell office:value-type="float" office:value="1.06801">
            <text:p>1,06801</text:p>
          </table:table-cell>
          <table:table-cell office:value-type="float" office:value="0.865084">
            <text:p>0,865084</text:p>
          </table:table-cell>
          <table:table-cell office:value-type="float" office:value="0.133135">
            <text:p>0,133135</text:p>
          </table:table-cell>
          <table:table-cell office:value-type="float" office:value="0.998219">
            <text:p>0,998219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94715">
            <text:p>0,294715</text:p>
          </table:table-cell>
          <table:table-cell office:value-type="float" office:value="1.43399">
            <text:p>1,43399</text:p>
          </table:table-cell>
          <table:table-cell office:value-type="float" office:value="0.841624">
            <text:p>0,841624</text:p>
          </table:table-cell>
          <table:table-cell office:value-type="float" office:value="0.216418">
            <text:p>0,216418</text:p>
          </table:table-cell>
          <table:table-cell office:value-type="float" office:value="1.05804">
            <text:p>1,05804</text:p>
          </table:table-cell>
          <table:table-cell office:value-type="float" office:value="0.0146624">
            <text:p>0,0146624</text:p>
          </table:table-cell>
          <table:table-cell office:value-type="float" office:value="0.165686">
            <text:p>0,165686</text:p>
          </table:table-cell>
          <table:table-cell office:value-type="float" office:value="0.180348">
            <text:p>0,180348</text:p>
          </table:table-cell>
          <table:table-cell office:value-type="float" office:value="0.178002">
            <text:p>0,178002</text:p>
          </table:table-cell>
          <table:table-cell office:value-type="float" office:value="0.0914936">
            <text:p>0,0914936</text:p>
          </table:table-cell>
          <table:table-cell office:value-type="float" office:value="0.269496">
            <text:p>0,269496</text:p>
          </table:table-cell>
          <table:table-cell office:value-type="float" office:value="1.09528">
            <text:p>1,09528</text:p>
          </table:table-cell>
          <table:table-cell office:value-type="float" office:value="0.236945">
            <text:p>0,236945</text:p>
          </table:table-cell>
          <table:table-cell office:value-type="float" office:value="1.33223">
            <text:p>1,33223</text:p>
          </table:table-cell>
          <table:table-cell office:value-type="float" office:value="0.171844">
            <text:p>0,171844</text:p>
          </table:table-cell>
          <table:table-cell office:value-type="float" office:value="0.124631">
            <text:p>0,124631</text:p>
          </table:table-cell>
          <table:table-cell office:value-type="float" office:value="0.296475">
            <text:p>0,296475</text:p>
          </table:table-cell>
          <table:table-cell office:value-type="float" office:value="1.18883">
            <text:p>1,18883</text:p>
          </table:table-cell>
          <table:table-cell office:value-type="float" office:value="0.140173">
            <text:p>0,140173</text:p>
          </table:table-cell>
          <table:table-cell office:value-type="float" office:value="1.329">
            <text:p>1,329</text:p>
          </table:table-cell>
          <table:table-cell office:value-type="float" office:value="1.20144">
            <text:p>1,20144</text:p>
          </table:table-cell>
          <table:table-cell office:value-type="float" office:value="0.118766">
            <text:p>0,118766</text:p>
          </table:table-cell>
          <table:table-cell office:value-type="float" office:value="1.32021">
            <text:p>1,32021</text:p>
          </table:table-cell>
          <table:table-cell office:value-type="float" office:value="0.428143">
            <text:p>0,428143</text:p>
          </table:table-cell>
          <table:table-cell office:value-type="float" office:value="0.0680337">
            <text:p>0,0680337</text:p>
          </table:table-cell>
          <table:table-cell office:value-type="float" office:value="0.496177">
            <text:p>0,496177</text:p>
          </table:table-cell>
        </table:table-row>
        <table:table-row table:style-name="ro1">
          <table:table-cell office:value-type="float" office:value="1.14103">
            <text:p>1,14103</text:p>
          </table:table-cell>
          <table:table-cell office:value-type="float" office:value="0.268323">
            <text:p>0,268323</text:p>
          </table:table-cell>
          <table:table-cell office:value-type="float" office:value="1.40935">
            <text:p>1,40935</text:p>
          </table:table-cell>
          <table:table-cell office:value-type="float" office:value="0.835759">
            <text:p>0,835759</text:p>
          </table:table-cell>
          <table:table-cell office:value-type="float" office:value="0.213778">
            <text:p>0,213778</text:p>
          </table:table-cell>
          <table:table-cell office:value-type="float" office:value="1.04954">
            <text:p>1,04954</text:p>
          </table:table-cell>
          <table:table-cell office:value-type="float" office:value="0.0143692">
            <text:p>0,0143692</text:p>
          </table:table-cell>
          <table:table-cell office:value-type="float" office:value="0.144572">
            <text:p>0,144572</text:p>
          </table:table-cell>
          <table:table-cell office:value-type="float" office:value="0.158941">
            <text:p>0,158941</text:p>
          </table:table-cell>
          <table:table-cell office:value-type="float" office:value="0.168032">
            <text:p>0,168032</text:p>
          </table:table-cell>
          <table:table-cell office:value-type="float" office:value="0.0906139">
            <text:p>0,0906139</text:p>
          </table:table-cell>
          <table:table-cell office:value-type="float" office:value="0.258645">
            <text:p>0,258645</text:p>
          </table:table-cell>
          <table:table-cell office:value-type="float" office:value="1.04748">
            <text:p>1,04748</text:p>
          </table:table-cell>
          <table:table-cell office:value-type="float" office:value="0.255713">
            <text:p>0,255713</text:p>
          </table:table-cell>
          <table:table-cell office:value-type="float" office:value="1.3032">
            <text:p>1,3032</text:p>
          </table:table-cell>
          <table:table-cell office:value-type="float" office:value="0.130202">
            <text:p>0,130202</text:p>
          </table:table-cell>
          <table:table-cell office:value-type="float" office:value="0.174776">
            <text:p>0,174776</text:p>
          </table:table-cell>
          <table:table-cell office:value-type="float" office:value="0.304979">
            <text:p>0,304979</text:p>
          </table:table-cell>
          <table:table-cell office:value-type="float" office:value="2.64188">
            <text:p>2,64188</text:p>
          </table:table-cell>
          <table:table-cell office:value-type="float" office:value="0.362749">
            <text:p>0,362749</text:p>
          </table:table-cell>
          <table:table-cell office:value-type="float" office:value="3.00463">
            <text:p>3,00463</text:p>
          </table:table-cell>
          <table:table-cell office:value-type="float" office:value="2.22048">
            <text:p>2,22048</text:p>
          </table:table-cell>
          <table:table-cell office:value-type="float" office:value="0.144278">
            <text:p>0,144278</text:p>
          </table:table-cell>
          <table:table-cell office:value-type="float" office:value="2.36476">
            <text:p>2,36476</text:p>
          </table:table-cell>
          <table:table-cell office:value-type="float" office:value="0.433129">
            <text:p>0,433129</text:p>
          </table:table-cell>
          <table:table-cell office:value-type="float" office:value="0.061289">
            <text:p>0,061289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48968">
            <text:p>0,248968</text:p>
          </table:table-cell>
          <table:table-cell office:value-type="float" office:value="1.4073">
            <text:p>1,4073</text:p>
          </table:table-cell>
          <table:table-cell office:value-type="float" office:value="0.914057">
            <text:p>0,914057</text:p>
          </table:table-cell>
          <table:table-cell office:value-type="float" office:value="0.213778">
            <text:p>0,213778</text:p>
          </table:table-cell>
          <table:table-cell office:value-type="float" office:value="1.12784">
            <text:p>1,12784</text:p>
          </table:table-cell>
          <table:table-cell office:value-type="float" office:value="0.0137827">
            <text:p>0,0137827</text:p>
          </table:table-cell>
          <table:table-cell office:value-type="float" office:value="0.125511">
            <text:p>0,125511</text:p>
          </table:table-cell>
          <table:table-cell office:value-type="float" office:value="0.139293">
            <text:p>0,139293</text:p>
          </table:table-cell>
          <table:table-cell office:value-type="float" office:value="0.135481">
            <text:p>0,135481</text:p>
          </table:table-cell>
          <table:table-cell office:value-type="float" office:value="0.10469">
            <text:p>0,10469</text:p>
          </table:table-cell>
          <table:table-cell office:value-type="float" office:value="0.240171">
            <text:p>0,240171</text:p>
          </table:table-cell>
          <table:table-cell office:value-type="float" office:value="2.40728">
            <text:p>2,40728</text:p>
          </table:table-cell>
          <table:table-cell office:value-type="float" office:value="0.529901">
            <text:p>0,529901</text:p>
          </table:table-cell>
          <table:table-cell office:value-type="float" office:value="2.93718">
            <text:p>2,93718</text:p>
          </table:table-cell>
          <table:table-cell office:value-type="float" office:value="0.335477">
            <text:p>0,335477</text:p>
          </table:table-cell>
          <table:table-cell office:value-type="float" office:value="0.288557">
            <text:p>0,288557</text:p>
          </table:table-cell>
          <table:table-cell office:value-type="float" office:value="0.624034">
            <text:p>0,624034</text:p>
          </table:table-cell>
          <table:table-cell office:value-type="float" office:value="1.3812">
            <text:p>1,3812</text:p>
          </table:table-cell>
          <table:table-cell office:value-type="float" office:value="0.172724">
            <text:p>0,172724</text:p>
          </table:table-cell>
          <table:table-cell office:value-type="float" office:value="1.55393">
            <text:p>1,55393</text:p>
          </table:table-cell>
          <table:table-cell office:value-type="float" office:value="0.932825">
            <text:p>0,932825</text:p>
          </table:table-cell>
          <table:table-cell office:value-type="float" office:value="0.121698">
            <text:p>0,121698</text:p>
          </table:table-cell>
          <table:table-cell office:value-type="float" office:value="1.05452">
            <text:p>1,05452</text:p>
          </table:table-cell>
          <table:table-cell office:value-type="float" office:value="0.439287">
            <text:p>0,439287</text:p>
          </table:table-cell>
          <table:table-cell office:value-type="float" office:value="0.0607025">
            <text:p>0,060702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14191">
            <text:p>1,14191</text:p>
          </table:table-cell>
          <table:table-cell office:value-type="float" office:value="0.26451">
            <text:p>0,26451</text:p>
          </table:table-cell>
          <table:table-cell office:value-type="float" office:value="1.40642">
            <text:p>1,40642</text:p>
          </table:table-cell>
          <table:table-cell office:value-type="float" office:value="1.43927">
            <text:p>1,43927</text:p>
          </table:table-cell>
          <table:table-cell office:value-type="float" office:value="0.412601">
            <text:p>0,412601</text:p>
          </table:table-cell>
          <table:table-cell office:value-type="float" office:value="1.85187">
            <text:p>1,85187</text:p>
          </table:table-cell>
          <table:table-cell office:value-type="float" office:value="0.0199409">
            <text:p>0,0199409</text:p>
          </table:table-cell>
          <table:table-cell office:value-type="float" office:value="0.144278">
            <text:p>0,144278</text:p>
          </table:table-cell>
          <table:table-cell office:value-type="float" office:value="0.164219">
            <text:p>0,164219</text:p>
          </table:table-cell>
          <table:table-cell office:value-type="float" office:value="0.182987">
            <text:p>0,182987</text:p>
          </table:table-cell>
          <table:table-cell office:value-type="float" office:value="0.0961856">
            <text:p>0,0961856</text:p>
          </table:table-cell>
          <table:table-cell office:value-type="float" office:value="0.279173">
            <text:p>0,279173</text:p>
          </table:table-cell>
          <table:table-cell office:value-type="float" office:value="1.06009">
            <text:p>1,06009</text:p>
          </table:table-cell>
          <table:table-cell office:value-type="float" office:value="0.23196">
            <text:p>0,23196</text:p>
          </table:table-cell>
          <table:table-cell office:value-type="float" office:value="1.29205">
            <text:p>1,29205</text:p>
          </table:table-cell>
          <table:table-cell office:value-type="float" office:value="0.169498">
            <text:p>0,169498</text:p>
          </table:table-cell>
          <table:table-cell office:value-type="float" office:value="0.127857">
            <text:p>0,127857</text:p>
          </table:table-cell>
          <table:table-cell office:value-type="float" office:value="0.297354">
            <text:p>0,297354</text:p>
          </table:table-cell>
          <table:table-cell office:value-type="float" office:value="1.19235">
            <text:p>1,19235</text:p>
          </table:table-cell>
          <table:table-cell office:value-type="float" office:value="0.149557">
            <text:p>0,149557</text:p>
          </table:table-cell>
          <table:table-cell office:value-type="float" office:value="1.34191">
            <text:p>1,34191</text:p>
          </table:table-cell>
          <table:table-cell office:value-type="float" office:value="1.04514">
            <text:p>1,04514</text:p>
          </table:table-cell>
          <table:table-cell office:value-type="float" office:value="0.112314">
            <text:p>0,112314</text:p>
          </table:table-cell>
          <table:table-cell office:value-type="float" office:value="1.15745">
            <text:p>1,15745</text:p>
          </table:table-cell>
          <table:table-cell office:value-type="float" office:value="0.441926">
            <text:p>0,441926</text:p>
          </table:table-cell>
          <table:table-cell office:value-type="float" office:value="0.0680337">
            <text:p>0,0680337</text:p>
          </table:table-cell>
          <table:table-cell office:value-type="float" office:value="0.50996">
            <text:p>0,50996</text:p>
          </table:table-cell>
        </table:table-row>
        <table:table-row table:style-name="ro1">
          <table:table-cell office:value-type="float" office:value="1.49498">
            <text:p>1,49498</text:p>
          </table:table-cell>
          <table:table-cell office:value-type="float" office:value="0.359523">
            <text:p>0,359523</text:p>
          </table:table-cell>
          <table:table-cell office:value-type="float" office:value="1.85451">
            <text:p>1,85451</text:p>
          </table:table-cell>
          <table:table-cell office:value-type="float" office:value="0.877987">
            <text:p>0,877987</text:p>
          </table:table-cell>
          <table:table-cell office:value-type="float" office:value="0.409375">
            <text:p>0,409375</text:p>
          </table:table-cell>
          <table:table-cell office:value-type="float" office:value="1.28736">
            <text:p>1,28736</text:p>
          </table:table-cell>
          <table:table-cell office:value-type="float" office:value="0.0252194">
            <text:p>0,0252194</text:p>
          </table:table-cell>
          <table:table-cell office:value-type="float" office:value="0.185333">
            <text:p>0,185333</text:p>
          </table:table-cell>
          <table:table-cell office:value-type="float" office:value="0.210553">
            <text:p>0,210553</text:p>
          </table:table-cell>
          <table:table-cell office:value-type="float" office:value="0.187679">
            <text:p>0,187679</text:p>
          </table:table-cell>
          <table:table-cell office:value-type="float" office:value="0.0964789">
            <text:p>0,0964789</text:p>
          </table:table-cell>
          <table:table-cell office:value-type="float" office:value="0.284158">
            <text:p>0,284158</text:p>
          </table:table-cell>
          <table:table-cell office:value-type="float" office:value="1.58765">
            <text:p>1,58765</text:p>
          </table:table-cell>
          <table:table-cell office:value-type="float" office:value="0.244863">
            <text:p>0,244863</text:p>
          </table:table-cell>
          <table:table-cell office:value-type="float" office:value="1.83251">
            <text:p>1,83251</text:p>
          </table:table-cell>
          <table:table-cell office:value-type="float" office:value="0.159234">
            <text:p>0,159234</text:p>
          </table:table-cell>
          <table:table-cell office:value-type="float" office:value="0.139293">
            <text:p>0,139293</text:p>
          </table:table-cell>
          <table:table-cell office:value-type="float" office:value="0.298527">
            <text:p>0,298527</text:p>
          </table:table-cell>
          <table:table-cell office:value-type="float" office:value="1.20203">
            <text:p>1,20203</text:p>
          </table:table-cell>
          <table:table-cell office:value-type="float" office:value="0.16246">
            <text:p>0,16246</text:p>
          </table:table-cell>
          <table:table-cell office:value-type="float" office:value="1.36449">
            <text:p>1,36449</text:p>
          </table:table-cell>
          <table:table-cell office:value-type="float" office:value="0.936344">
            <text:p>0,936344</text:p>
          </table:table-cell>
          <table:table-cell office:value-type="float" office:value="0.119646">
            <text:p>0,119646</text:p>
          </table:table-cell>
          <table:table-cell office:value-type="float" office:value="1.05599">
            <text:p>1,05599</text:p>
          </table:table-cell>
          <table:table-cell office:value-type="float" office:value="0.431369">
            <text:p>0,431369</text:p>
          </table:table-cell>
          <table:table-cell office:value-type="float" office:value="0.0586498">
            <text:p>0,0586498</text:p>
          </table:table-cell>
          <table:table-cell office:value-type="float" office:value="0.490019">
            <text:p>0,490019</text:p>
          </table:table-cell>
        </table:table-row>
        <table:table-row table:style-name="ro1">
          <table:table-cell office:value-type="float" office:value="1.1513">
            <text:p>1,1513</text:p>
          </table:table-cell>
          <table:table-cell office:value-type="float" office:value="0.265977">
            <text:p>0,265977</text:p>
          </table:table-cell>
          <table:table-cell office:value-type="float" office:value="1.41727">
            <text:p>1,41727</text:p>
          </table:table-cell>
          <table:table-cell office:value-type="float" office:value="0.847196">
            <text:p>0,847196</text:p>
          </table:table-cell>
          <table:table-cell office:value-type="float" office:value="0.212312">
            <text:p>0,212312</text:p>
          </table:table-cell>
          <table:table-cell office:value-type="float" office:value="1.05951">
            <text:p>1,05951</text:p>
          </table:table-cell>
          <table:table-cell office:value-type="float" office:value="0.0146624">
            <text:p>0,0146624</text:p>
          </table:table-cell>
          <table:table-cell office:value-type="float" office:value="0.142812">
            <text:p>0,142812</text:p>
          </table:table-cell>
          <table:table-cell office:value-type="float" office:value="0.157475">
            <text:p>0,157475</text:p>
          </table:table-cell>
          <table:table-cell office:value-type="float" office:value="0.206154">
            <text:p>0,206154</text:p>
          </table:table-cell>
          <table:table-cell office:value-type="float" office:value="0.0982384">
            <text:p>0,0982384</text:p>
          </table:table-cell>
          <table:table-cell office:value-type="float" office:value="0.304392">
            <text:p>0,304392</text:p>
          </table:table-cell>
          <table:table-cell office:value-type="float" office:value="1.15833">
            <text:p>1,15833</text:p>
          </table:table-cell>
          <table:table-cell office:value-type="float" office:value="0.212312">
            <text:p>0,212312</text:p>
          </table:table-cell>
          <table:table-cell office:value-type="float" office:value="1.37065">
            <text:p>1,37065</text:p>
          </table:table-cell>
          <table:table-cell office:value-type="float" office:value="0.155715">
            <text:p>0,155715</text:p>
          </table:table-cell>
          <table:table-cell office:value-type="float" office:value="0.12727">
            <text:p>0,12727</text:p>
          </table:table-cell>
          <table:table-cell office:value-type="float" office:value="0.282985">
            <text:p>0,282985</text:p>
          </table:table-cell>
          <table:table-cell office:value-type="float" office:value="1.151">
            <text:p>1,151</text:p>
          </table:table-cell>
          <table:table-cell office:value-type="float" office:value="0.143399">
            <text:p>0,143399</text:p>
          </table:table-cell>
          <table:table-cell office:value-type="float" office:value="1.2944">
            <text:p>1,2944</text:p>
          </table:table-cell>
          <table:table-cell office:value-type="float" office:value="0.944848">
            <text:p>0,944848</text:p>
          </table:table-cell>
          <table:table-cell office:value-type="float" office:value="0.106743">
            <text:p>0,106743</text:p>
          </table:table-cell>
          <table:table-cell office:value-type="float" office:value="1.05159">
            <text:p>1,05159</text:p>
          </table:table-cell>
          <table:table-cell office:value-type="float" office:value="0.463333">
            <text:p>0,463333</text:p>
          </table:table-cell>
          <table:table-cell office:value-type="float" office:value="0.056597">
            <text:p>0,056597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23194">
            <text:p>1,23194</text:p>
          </table:table-cell>
          <table:table-cell office:value-type="float" office:value="0.261578">
            <text:p>0,261578</text:p>
          </table:table-cell>
          <table:table-cell office:value-type="float" office:value="1.49352">
            <text:p>1,49352</text:p>
          </table:table-cell>
          <table:table-cell office:value-type="float" office:value="0.907898">
            <text:p>0,907898</text:p>
          </table:table-cell>
          <table:table-cell office:value-type="float" office:value="0.197063">
            <text:p>0,197063</text:p>
          </table:table-cell>
          <table:table-cell office:value-type="float" office:value="1.10496">
            <text:p>1,10496</text:p>
          </table:table-cell>
          <table:table-cell office:value-type="float" office:value="0.0143692">
            <text:p>0,0143692</text:p>
          </table:table-cell>
          <table:table-cell office:value-type="float" office:value="0.129323">
            <text:p>0,129323</text:p>
          </table:table-cell>
          <table:table-cell office:value-type="float" office:value="0.143692">
            <text:p>0,143692</text:p>
          </table:table-cell>
          <table:table-cell office:value-type="float" office:value="0.155422">
            <text:p>0,155422</text:p>
          </table:table-cell>
          <table:table-cell office:value-type="float" office:value="0.0897341">
            <text:p>0,0897341</text:p>
          </table:table-cell>
          <table:table-cell office:value-type="float" office:value="0.245156">
            <text:p>0,245156</text:p>
          </table:table-cell>
          <table:table-cell office:value-type="float" office:value="1.37065">
            <text:p>1,37065</text:p>
          </table:table-cell>
          <table:table-cell office:value-type="float" office:value="0.287677">
            <text:p>0,287677</text:p>
          </table:table-cell>
          <table:table-cell office:value-type="float" office:value="1.65832">
            <text:p>1,65832</text:p>
          </table:table-cell>
          <table:table-cell office:value-type="float" office:value="0.211432">
            <text:p>0,211432</text:p>
          </table:table-cell>
          <table:table-cell office:value-type="float" office:value="0.158061">
            <text:p>0,158061</text:p>
          </table:table-cell>
          <table:table-cell office:value-type="float" office:value="0.369494">
            <text:p>0,369494</text:p>
          </table:table-cell>
          <table:table-cell office:value-type="float" office:value="1.52138">
            <text:p>1,52138</text:p>
          </table:table-cell>
          <table:table-cell office:value-type="float" office:value="0.203515">
            <text:p>0,203515</text:p>
          </table:table-cell>
          <table:table-cell office:value-type="float" office:value="1.72489">
            <text:p>1,72489</text:p>
          </table:table-cell>
          <table:table-cell office:value-type="float" office:value="1.18531">
            <text:p>1,18531</text:p>
          </table:table-cell>
          <table:table-cell office:value-type="float" office:value="0.171551">
            <text:p>0,171551</text:p>
          </table:table-cell>
          <table:table-cell office:value-type="float" office:value="1.35686">
            <text:p>1,35686</text:p>
          </table:table-cell>
          <table:table-cell office:value-type="float" office:value="0.550428">
            <text:p>0,550428</text:p>
          </table:table-cell>
          <table:table-cell office:value-type="float" office:value="0.0747785">
            <text:p>0,0747785</text:p>
          </table:table-cell>
          <table:table-cell office:value-type="float" office:value="0.625207">
            <text:p>0,625207</text:p>
          </table:table-cell>
        </table:table-row>
        <table:table-row table:style-name="ro1">
          <table:table-cell office:value-type="float" office:value="1.49528">
            <text:p>1,49528</text:p>
          </table:table-cell>
          <table:table-cell office:value-type="float" office:value="0.338702">
            <text:p>0,338702</text:p>
          </table:table-cell>
          <table:table-cell office:value-type="float" office:value="1.83398">
            <text:p>1,83398</text:p>
          </table:table-cell>
          <table:table-cell office:value-type="float" office:value="0.94866">
            <text:p>0,94866</text:p>
          </table:table-cell>
          <table:table-cell office:value-type="float" office:value="0.217591">
            <text:p>0,217591</text:p>
          </table:table-cell>
          <table:table-cell office:value-type="float" office:value="1.16625">
            <text:p>1,16625</text:p>
          </table:table-cell>
          <table:table-cell office:value-type="float" office:value="0.0152489">
            <text:p>0,0152489</text:p>
          </table:table-cell>
          <table:table-cell office:value-type="float" office:value="0.159527">
            <text:p>0,159527</text:p>
          </table:table-cell>
          <table:table-cell office:value-type="float" office:value="0.174776">
            <text:p>0,174776</text:p>
          </table:table-cell>
          <table:table-cell office:value-type="float" office:value="0.155422">
            <text:p>0,155422</text:p>
          </table:table-cell>
          <table:table-cell office:value-type="float" office:value="0.0903206">
            <text:p>0,0903206</text:p>
          </table:table-cell>
          <table:table-cell office:value-type="float" office:value="0.245743">
            <text:p>0,245743</text:p>
          </table:table-cell>
          <table:table-cell office:value-type="float" office:value="1.06391">
            <text:p>1,06391</text:p>
          </table:table-cell>
          <table:table-cell office:value-type="float" office:value="0.203221">
            <text:p>0,203221</text:p>
          </table:table-cell>
          <table:table-cell office:value-type="float" office:value="1.26713">
            <text:p>1,26713</text:p>
          </table:table-cell>
          <table:table-cell office:value-type="float" office:value="0.141932">
            <text:p>0,141932</text:p>
          </table:table-cell>
          <table:table-cell office:value-type="float" office:value="0.190025">
            <text:p>0,190025</text:p>
          </table:table-cell>
          <table:table-cell office:value-type="float" office:value="0.331958">
            <text:p>0,331958</text:p>
          </table:table-cell>
          <table:table-cell office:value-type="float" office:value="1.17006">
            <text:p>1,17006</text:p>
          </table:table-cell>
          <table:table-cell office:value-type="float" office:value="0.153369">
            <text:p>0,153369</text:p>
          </table:table-cell>
          <table:table-cell office:value-type="float" office:value="1.32343">
            <text:p>1,32343</text:p>
          </table:table-cell>
          <table:table-cell office:value-type="float" office:value="0.936637">
            <text:p>0,936637</text:p>
          </table:table-cell>
          <table:table-cell office:value-type="float" office:value="0.118473">
            <text:p>0,118473</text:p>
          </table:table-cell>
          <table:table-cell office:value-type="float" office:value="1.05511">
            <text:p>1,05511</text:p>
          </table:table-cell>
          <table:table-cell office:value-type="float" office:value="0.455709">
            <text:p>0,455709</text:p>
          </table:table-cell>
          <table:table-cell office:value-type="float" office:value="0.0580633">
            <text:p>0,0580633</text:p>
          </table:table-cell>
          <table:table-cell office:value-type="float" office:value="0.513772">
            <text:p>0,513772</text:p>
          </table:table-cell>
        </table:table-row>
        <table:table-row table:style-name="ro1">
          <table:table-cell office:value-type="float" office:value="1.15452">
            <text:p>1,15452</text:p>
          </table:table-cell>
          <table:table-cell office:value-type="float" office:value="0.239878">
            <text:p>0,239878</text:p>
          </table:table-cell>
          <table:table-cell office:value-type="float" office:value="1.3944">
            <text:p>1,3944</text:p>
          </table:table-cell>
          <table:table-cell office:value-type="float" office:value="0.869776">
            <text:p>0,869776</text:p>
          </table:table-cell>
          <table:table-cell office:value-type="float" office:value="0.21847">
            <text:p>0,21847</text:p>
          </table:table-cell>
          <table:table-cell office:value-type="float" office:value="1.08825">
            <text:p>1,08825</text:p>
          </table:table-cell>
          <table:table-cell office:value-type="float" office:value="0.0149557">
            <text:p>0,0149557</text:p>
          </table:table-cell>
          <table:table-cell office:value-type="float" office:value="0.123751">
            <text:p>0,123751</text:p>
          </table:table-cell>
          <table:table-cell office:value-type="float" office:value="0.138707">
            <text:p>0,138707</text:p>
          </table:table-cell>
          <table:table-cell office:value-type="float" office:value="0.156008">
            <text:p>0,156008</text:p>
          </table:table-cell>
          <table:table-cell office:value-type="float" office:value="0.0876814">
            <text:p>0,0876814</text:p>
          </table:table-cell>
          <table:table-cell office:value-type="float" office:value="0.24369">
            <text:p>0,24369</text:p>
          </table:table-cell>
          <table:table-cell office:value-type="float" office:value="1.05042">
            <text:p>1,05042</text:p>
          </table:table-cell>
          <table:table-cell office:value-type="float" office:value="0.203808">
            <text:p>0,203808</text:p>
          </table:table-cell>
          <table:table-cell office:value-type="float" office:value="1.25423">
            <text:p>1,25423</text:p>
          </table:table-cell>
          <table:table-cell office:value-type="float" office:value="0.146624">
            <text:p>0,146624</text:p>
          </table:table-cell>
          <table:table-cell office:value-type="float" office:value="0.122871">
            <text:p>0,122871</text:p>
          </table:table-cell>
          <table:table-cell office:value-type="float" office:value="0.269496">
            <text:p>0,269496</text:p>
          </table:table-cell>
          <table:table-cell office:value-type="float" office:value="1.28648">
            <text:p>1,28648</text:p>
          </table:table-cell>
          <table:table-cell office:value-type="float" office:value="0.137534">
            <text:p>0,137534</text:p>
          </table:table-cell>
          <table:table-cell office:value-type="float" office:value="1.42402">
            <text:p>1,42402</text:p>
          </table:table-cell>
          <table:table-cell office:value-type="float" office:value="2.06095">
            <text:p>2,06095</text:p>
          </table:table-cell>
          <table:table-cell office:value-type="float" office:value="0.263337">
            <text:p>0,263337</text:p>
          </table:table-cell>
          <table:table-cell office:value-type="float" office:value="2.32429">
            <text:p>2,32429</text:p>
          </table:table-cell>
          <table:table-cell office:value-type="float" office:value="0.955112">
            <text:p>0,955112</text:p>
          </table:table-cell>
          <table:table-cell office:value-type="float" office:value="0.128736">
            <text:p>0,128736</text:p>
          </table:table-cell>
          <table:table-cell office:value-type="float" office:value="1.08385">
            <text:p>1,08385</text:p>
          </table:table-cell>
        </table:table-row>
        <table:table-row table:style-name="ro1">
          <table:table-cell office:value-type="float" office:value="2.63103">
            <text:p>2,63103</text:p>
          </table:table-cell>
          <table:table-cell office:value-type="float" office:value="0.259818">
            <text:p>0,259818</text:p>
          </table:table-cell>
          <table:table-cell office:value-type="float" office:value="2.89085">
            <text:p>2,89085</text:p>
          </table:table-cell>
          <table:table-cell office:value-type="float" office:value="0.919335">
            <text:p>0,919335</text:p>
          </table:table-cell>
          <table:table-cell office:value-type="float" office:value="0.199116">
            <text:p>0,199116</text:p>
          </table:table-cell>
          <table:table-cell office:value-type="float" office:value="1.11845">
            <text:p>1,11845</text:p>
          </table:table-cell>
          <table:table-cell office:value-type="float" office:value="0.0137827">
            <text:p>0,0137827</text:p>
          </table:table-cell>
          <table:table-cell office:value-type="float" office:value="0.138707">
            <text:p>0,138707</text:p>
          </table:table-cell>
          <table:table-cell office:value-type="float" office:value="0.152489">
            <text:p>0,152489</text:p>
          </table:table-cell>
          <table:table-cell office:value-type="float" office:value="0.163926">
            <text:p>0,163926</text:p>
          </table:table-cell>
          <table:table-cell office:value-type="float" office:value="0.0856287">
            <text:p>0,0856287</text:p>
          </table:table-cell>
          <table:table-cell office:value-type="float" office:value="0.249555">
            <text:p>0,249555</text:p>
          </table:table-cell>
          <table:table-cell office:value-type="float" office:value="1.08883">
            <text:p>1,08883</text:p>
          </table:table-cell>
          <table:table-cell office:value-type="float" office:value="0.229027">
            <text:p>0,229027</text:p>
          </table:table-cell>
          <table:table-cell office:value-type="float" office:value="1.31786">
            <text:p>1,31786</text:p>
          </table:table-cell>
          <table:table-cell office:value-type="float" office:value="0.180935">
            <text:p>0,180935</text:p>
          </table:table-cell>
          <table:table-cell office:value-type="float" office:value="0.123165">
            <text:p>0,123165</text:p>
          </table:table-cell>
          <table:table-cell office:value-type="float" office:value="0.304099">
            <text:p>0,304099</text:p>
          </table:table-cell>
          <table:table-cell office:value-type="float" office:value="1.16977">
            <text:p>1,16977</text:p>
          </table:table-cell>
          <table:table-cell office:value-type="float" office:value="0.141932">
            <text:p>0,141932</text:p>
          </table:table-cell>
          <table:table-cell office:value-type="float" office:value="1.3117">
            <text:p>1,3117</text:p>
          </table:table-cell>
          <table:table-cell office:value-type="float" office:value="1.21288">
            <text:p>1,21288</text:p>
          </table:table-cell>
          <table:table-cell office:value-type="float" office:value="0.118473">
            <text:p>0,118473</text:p>
          </table:table-cell>
          <table:table-cell office:value-type="float" office:value="1.33135">
            <text:p>1,33135</text:p>
          </table:table-cell>
          <table:table-cell office:value-type="float" office:value="0.424038">
            <text:p>0,424038</text:p>
          </table:table-cell>
          <table:table-cell office:value-type="float" office:value="0.0695">
            <text:p>0,0695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4396">
            <text:p>1,14396</text:p>
          </table:table-cell>
          <table:table-cell office:value-type="float" office:value="0.265097">
            <text:p>0,265097</text:p>
          </table:table-cell>
          <table:table-cell office:value-type="float" office:value="1.40906">
            <text:p>1,40906</text:p>
          </table:table-cell>
          <table:table-cell office:value-type="float" office:value="0.934291">
            <text:p>0,934291</text:p>
          </table:table-cell>
          <table:table-cell office:value-type="float" office:value="0.225215">
            <text:p>0,225215</text:p>
          </table:table-cell>
          <table:table-cell office:value-type="float" office:value="1.15951">
            <text:p>1,15951</text:p>
          </table:table-cell>
          <table:table-cell office:value-type="float" office:value="0.0143692">
            <text:p>0,0143692</text:p>
          </table:table-cell>
          <table:table-cell office:value-type="float" office:value="0.131375">
            <text:p>0,131375</text:p>
          </table:table-cell>
          <table:table-cell office:value-type="float" office:value="0.145745">
            <text:p>0,145745</text:p>
          </table:table-cell>
          <table:table-cell office:value-type="float" office:value="0.155715">
            <text:p>0,155715</text:p>
          </table:table-cell>
          <table:table-cell office:value-type="float" office:value="0.0917869">
            <text:p>0,0917869</text:p>
          </table:table-cell>
          <table:table-cell office:value-type="float" office:value="0.247502">
            <text:p>0,247502</text:p>
          </table:table-cell>
          <table:table-cell office:value-type="float" office:value="1.1249">
            <text:p>1,1249</text:p>
          </table:table-cell>
          <table:table-cell office:value-type="float" office:value="0.247209">
            <text:p>0,247209</text:p>
          </table:table-cell>
          <table:table-cell office:value-type="float" office:value="1.37211">
            <text:p>1,37211</text:p>
          </table:table-cell>
          <table:table-cell office:value-type="float" office:value="0.141639">
            <text:p>0,141639</text:p>
          </table:table-cell>
          <table:table-cell office:value-type="float" office:value="0.125511">
            <text:p>0,125511</text:p>
          </table:table-cell>
          <table:table-cell office:value-type="float" office:value="0.26715">
            <text:p>0,26715</text:p>
          </table:table-cell>
          <table:table-cell office:value-type="float" office:value="1.18766">
            <text:p>1,18766</text:p>
          </table:table-cell>
          <table:table-cell office:value-type="float" office:value="0.13988">
            <text:p>0,13988</text:p>
          </table:table-cell>
          <table:table-cell office:value-type="float" office:value="1.32754">
            <text:p>1,32754</text:p>
          </table:table-cell>
          <table:table-cell office:value-type="float" office:value="0.982384">
            <text:p>0,982384</text:p>
          </table:table-cell>
          <table:table-cell office:value-type="float" office:value="0.106743">
            <text:p>0,106743</text:p>
          </table:table-cell>
          <table:table-cell office:value-type="float" office:value="1.08913">
            <text:p>1,08913</text:p>
          </table:table-cell>
          <table:table-cell office:value-type="float" office:value="0.45043">
            <text:p>0,45043</text:p>
          </table:table-cell>
          <table:table-cell office:value-type="float" office:value="0.0645147">
            <text:p>0,0645147</text:p>
          </table:table-cell>
          <table:table-cell office:value-type="float" office:value="0.514945">
            <text:p>0,514945</text:p>
          </table:table-cell>
        </table:table-row>
        <table:table-row table:style-name="ro1">
          <table:table-cell office:value-type="float" office:value="1.33634">
            <text:p>1,33634</text:p>
          </table:table-cell>
          <table:table-cell office:value-type="float" office:value="0.229907">
            <text:p>0,229907</text:p>
          </table:table-cell>
          <table:table-cell office:value-type="float" office:value="1.56624">
            <text:p>1,56624</text:p>
          </table:table-cell>
          <table:table-cell office:value-type="float" office:value="0.887078">
            <text:p>0,887078</text:p>
          </table:table-cell>
          <table:table-cell office:value-type="float" office:value="0.193251">
            <text:p>0,193251</text:p>
          </table:table-cell>
          <table:table-cell office:value-type="float" office:value="1.08033">
            <text:p>1,08033</text:p>
          </table:table-cell>
          <table:table-cell office:value-type="float" office:value="0.0131962">
            <text:p>0,0131962</text:p>
          </table:table-cell>
          <table:table-cell office:value-type="float" office:value="0.128736">
            <text:p>0,128736</text:p>
          </table:table-cell>
          <table:table-cell office:value-type="float" office:value="0.141932">
            <text:p>0,141932</text:p>
          </table:table-cell>
          <table:table-cell office:value-type="float" office:value="0.213778">
            <text:p>0,213778</text:p>
          </table:table-cell>
          <table:table-cell office:value-type="float" office:value="0.192958">
            <text:p>0,192958</text:p>
          </table:table-cell>
          <table:table-cell office:value-type="float" office:value="0.406736">
            <text:p>0,406736</text:p>
          </table:table-cell>
          <table:table-cell office:value-type="float" office:value="1.12959">
            <text:p>1,12959</text:p>
          </table:table-cell>
          <table:table-cell office:value-type="float" office:value="0.226681">
            <text:p>0,226681</text:p>
          </table:table-cell>
          <table:table-cell office:value-type="float" office:value="1.35628">
            <text:p>1,35628</text:p>
          </table:table-cell>
          <table:table-cell office:value-type="float" office:value="0.147504">
            <text:p>0,147504</text:p>
          </table:table-cell>
          <table:table-cell office:value-type="float" office:value="0.130202">
            <text:p>0,130202</text:p>
          </table:table-cell>
          <table:table-cell office:value-type="float" office:value="0.277707">
            <text:p>0,277707</text:p>
          </table:table-cell>
          <table:table-cell office:value-type="float" office:value="1.20643">
            <text:p>1,20643</text:p>
          </table:table-cell>
          <table:table-cell office:value-type="float" office:value="0.153076">
            <text:p>0,153076</text:p>
          </table:table-cell>
          <table:table-cell office:value-type="float" office:value="1.3595">
            <text:p>1,3595</text:p>
          </table:table-cell>
          <table:table-cell office:value-type="float" office:value="0.929012">
            <text:p>0,929012</text:p>
          </table:table-cell>
          <table:table-cell office:value-type="float" office:value="0.11466">
            <text:p>0,11466</text:p>
          </table:table-cell>
          <table:table-cell office:value-type="float" office:value="1.04367">
            <text:p>1,04367</text:p>
          </table:table-cell>
          <table:table-cell office:value-type="float" office:value="0.424624">
            <text:p>0,424624</text:p>
          </table:table-cell>
          <table:table-cell office:value-type="float" office:value="0.0574768">
            <text:p>0,0574768</text:p>
          </table:table-cell>
          <table:table-cell office:value-type="float" office:value="0.482101">
            <text:p>0,482101</text:p>
          </table:table-cell>
        </table:table-row>
        <table:table-row table:style-name="ro1">
          <table:table-cell office:value-type="float" office:value="1.15188">
            <text:p>1,15188</text:p>
          </table:table-cell>
          <table:table-cell office:value-type="float" office:value="0.248675">
            <text:p>0,248675</text:p>
          </table:table-cell>
          <table:table-cell office:value-type="float" office:value="1.40056">
            <text:p>1,40056</text:p>
          </table:table-cell>
          <table:table-cell office:value-type="float" office:value="0.847489">
            <text:p>0,847489</text:p>
          </table:table-cell>
          <table:table-cell office:value-type="float" office:value="0.21847">
            <text:p>0,21847</text:p>
          </table:table-cell>
          <table:table-cell office:value-type="float" office:value="1.06596">
            <text:p>1,06596</text:p>
          </table:table-cell>
          <table:table-cell office:value-type="float" office:value="0.0155422">
            <text:p>0,0155422</text:p>
          </table:table-cell>
          <table:table-cell office:value-type="float" office:value="0.147211">
            <text:p>0,147211</text:p>
          </table:table-cell>
          <table:table-cell office:value-type="float" office:value="0.162753">
            <text:p>0,162753</text:p>
          </table:table-cell>
          <table:table-cell office:value-type="float" office:value="0.215831">
            <text:p>0,215831</text:p>
          </table:table-cell>
          <table:table-cell office:value-type="float" office:value="0.0865084">
            <text:p>0,0865084</text:p>
          </table:table-cell>
          <table:table-cell office:value-type="float" office:value="0.30234">
            <text:p>0,30234</text:p>
          </table:table-cell>
          <table:table-cell office:value-type="float" office:value="1.10115">
            <text:p>1,10115</text:p>
          </table:table-cell>
          <table:table-cell office:value-type="float" office:value="0.22111">
            <text:p>0,22111</text:p>
          </table:table-cell>
          <table:table-cell office:value-type="float" office:value="1.32226">
            <text:p>1,32226</text:p>
          </table:table-cell>
          <table:table-cell office:value-type="float" office:value="0.159821">
            <text:p>0,159821</text:p>
          </table:table-cell>
          <table:table-cell office:value-type="float" office:value="0.12815">
            <text:p>0,12815</text:p>
          </table:table-cell>
          <table:table-cell office:value-type="float" office:value="0.28797">
            <text:p>0,28797</text:p>
          </table:table-cell>
          <table:table-cell office:value-type="float" office:value="1.15276">
            <text:p>1,15276</text:p>
          </table:table-cell>
          <table:table-cell office:value-type="float" office:value="0.155129">
            <text:p>0,155129</text:p>
          </table:table-cell>
          <table:table-cell office:value-type="float" office:value="1.30789">
            <text:p>1,30789</text:p>
          </table:table-cell>
          <table:table-cell office:value-type="float" office:value="0.942502">
            <text:p>0,942502</text:p>
          </table:table-cell>
          <table:table-cell office:value-type="float" office:value="0.114074">
            <text:p>0,114074</text:p>
          </table:table-cell>
          <table:table-cell office:value-type="float" office:value="1.05658">
            <text:p>1,05658</text:p>
          </table:table-cell>
          <table:table-cell office:value-type="float" office:value="0.429316">
            <text:p>0,429316</text:p>
          </table:table-cell>
          <table:table-cell office:value-type="float" office:value="0.0560105">
            <text:p>0,0560105</text:p>
          </table:table-cell>
          <table:table-cell office:value-type="float" office:value="0.485327">
            <text:p>0,485327</text:p>
          </table:table-cell>
        </table:table-row>
        <table:table-row table:style-name="ro1">
          <table:table-cell office:value-type="float" office:value="1.16684">
            <text:p>1,16684</text:p>
          </table:table-cell>
          <table:table-cell office:value-type="float" office:value="0.25542">
            <text:p>0,25542</text:p>
          </table:table-cell>
          <table:table-cell office:value-type="float" office:value="1.42226">
            <text:p>1,42226</text:p>
          </table:table-cell>
          <table:table-cell office:value-type="float" office:value="0.830774">
            <text:p>0,830774</text:p>
          </table:table-cell>
          <table:table-cell office:value-type="float" office:value="0.208793">
            <text:p>0,208793</text:p>
          </table:table-cell>
          <table:table-cell office:value-type="float" office:value="1.03957">
            <text:p>1,03957</text:p>
          </table:table-cell>
          <table:table-cell office:value-type="float" office:value="0.0146624">
            <text:p>0,0146624</text:p>
          </table:table-cell>
          <table:table-cell office:value-type="float" office:value="0.222576">
            <text:p>0,222576</text:p>
          </table:table-cell>
          <table:table-cell office:value-type="float" office:value="0.237238">
            <text:p>0,237238</text:p>
          </table:table-cell>
          <table:table-cell office:value-type="float" office:value="0.359816">
            <text:p>0,359816</text:p>
          </table:table-cell>
          <table:table-cell office:value-type="float" office:value="0.2085">
            <text:p>0,2085</text:p>
          </table:table-cell>
          <table:table-cell office:value-type="float" office:value="0.568316">
            <text:p>0,568316</text:p>
          </table:table-cell>
          <table:table-cell office:value-type="float" office:value="1.57035">
            <text:p>1,57035</text:p>
          </table:table-cell>
          <table:table-cell office:value-type="float" office:value="0.236652">
            <text:p>0,236652</text:p>
          </table:table-cell>
          <table:table-cell office:value-type="float" office:value="1.807">
            <text:p>1,807</text:p>
          </table:table-cell>
          <table:table-cell office:value-type="float" office:value="0.252487">
            <text:p>0,252487</text:p>
          </table:table-cell>
          <table:table-cell office:value-type="float" office:value="0.455709">
            <text:p>0,455709</text:p>
          </table:table-cell>
          <table:table-cell office:value-type="float" office:value="0.708196">
            <text:p>0,708196</text:p>
          </table:table-cell>
          <table:table-cell office:value-type="float" office:value="1.20731">
            <text:p>1,20731</text:p>
          </table:table-cell>
          <table:table-cell office:value-type="float" office:value="0.147504">
            <text:p>0,147504</text:p>
          </table:table-cell>
          <table:table-cell office:value-type="float" office:value="1.35481">
            <text:p>1,35481</text:p>
          </table:table-cell>
          <table:table-cell office:value-type="float" office:value="0.974466">
            <text:p>0,974466</text:p>
          </table:table-cell>
          <table:table-cell office:value-type="float" office:value="0.117886">
            <text:p>0,117886</text:p>
          </table:table-cell>
          <table:table-cell office:value-type="float" office:value="1.09235">
            <text:p>1,09235</text:p>
          </table:table-cell>
          <table:table-cell office:value-type="float" office:value="0.431076">
            <text:p>0,431076</text:p>
          </table:table-cell>
          <table:table-cell office:value-type="float" office:value="0.0700865">
            <text:p>0,0700865</text:p>
          </table:table-cell>
          <table:table-cell office:value-type="float" office:value="0.501162">
            <text:p>0,501162</text:p>
          </table:table-cell>
        </table:table-row>
        <table:table-row table:style-name="ro1">
          <table:table-cell office:value-type="float" office:value="1.17036">
            <text:p>1,17036</text:p>
          </table:table-cell>
          <table:table-cell office:value-type="float" office:value="0.579753">
            <text:p>0,579753</text:p>
          </table:table-cell>
          <table:table-cell office:value-type="float" office:value="1.75011">
            <text:p>1,75011</text:p>
          </table:table-cell>
          <table:table-cell office:value-type="float" office:value="1.09235">
            <text:p>1,09235</text:p>
          </table:table-cell>
          <table:table-cell office:value-type="float" office:value="0.291489">
            <text:p>0,291489</text:p>
          </table:table-cell>
          <table:table-cell office:value-type="float" office:value="1.38384">
            <text:p>1,38384</text:p>
          </table:table-cell>
          <table:table-cell office:value-type="float" office:value="0.0266856">
            <text:p>0,0266856</text:p>
          </table:table-cell>
          <table:table-cell office:value-type="float" office:value="0.121112">
            <text:p>0,121112</text:p>
          </table:table-cell>
          <table:table-cell office:value-type="float" office:value="0.147797">
            <text:p>0,147797</text:p>
          </table:table-cell>
          <table:table-cell office:value-type="float" office:value="0.176829">
            <text:p>0,176829</text:p>
          </table:table-cell>
          <table:table-cell office:value-type="float" office:value="0.0920801">
            <text:p>0,0920801</text:p>
          </table:table-cell>
          <table:table-cell office:value-type="float" office:value="0.268909">
            <text:p>0,268909</text:p>
          </table:table-cell>
          <table:table-cell office:value-type="float" office:value="1.18883">
            <text:p>1,18883</text:p>
          </table:table-cell>
          <table:table-cell office:value-type="float" office:value="0.245743">
            <text:p>0,245743</text:p>
          </table:table-cell>
          <table:table-cell office:value-type="float" office:value="1.43457">
            <text:p>1,43457</text:p>
          </table:table-cell>
          <table:table-cell office:value-type="float" office:value="0.147504">
            <text:p>0,147504</text:p>
          </table:table-cell>
          <table:table-cell office:value-type="float" office:value="0.145451">
            <text:p>0,145451</text:p>
          </table:table-cell>
          <table:table-cell office:value-type="float" office:value="0.292956">
            <text:p>0,292956</text:p>
          </table:table-cell>
          <table:table-cell office:value-type="float" office:value="1.17681">
            <text:p>1,17681</text:p>
          </table:table-cell>
          <table:table-cell office:value-type="float" office:value="0.144572">
            <text:p>0,144572</text:p>
          </table:table-cell>
          <table:table-cell office:value-type="float" office:value="1.32138">
            <text:p>1,32138</text:p>
          </table:table-cell>
          <table:table-cell office:value-type="float" office:value="0.956578">
            <text:p>0,956578</text:p>
          </table:table-cell>
          <table:table-cell office:value-type="float" office:value="0.133721">
            <text:p>0,133721</text:p>
          </table:table-cell>
          <table:table-cell office:value-type="float" office:value="1.0903">
            <text:p>1,0903</text:p>
          </table:table-cell>
          <table:table-cell office:value-type="float" office:value="0.432249">
            <text:p>0,432249</text:p>
          </table:table-cell>
          <table:table-cell office:value-type="float" office:value="0.067154">
            <text:p>0,067154</text:p>
          </table:table-cell>
          <table:table-cell office:value-type="float" office:value="0.499403">
            <text:p>0,499403</text:p>
          </table:table-cell>
        </table:table-row>
        <table:table-row table:style-name="ro1">
          <table:table-cell office:value-type="float" office:value="2.59349">
            <text:p>2,59349</text:p>
          </table:table-cell>
          <table:table-cell office:value-type="float" office:value="0.592069">
            <text:p>0,592069</text:p>
          </table:table-cell>
          <table:table-cell office:value-type="float" office:value="3.18556">
            <text:p>3,18556</text:p>
          </table:table-cell>
          <table:table-cell office:value-type="float" office:value="1.98588">
            <text:p>1,98588</text:p>
          </table:table-cell>
          <table:table-cell office:value-type="float" office:value="0.479755">
            <text:p>0,479755</text:p>
          </table:table-cell>
          <table:table-cell office:value-type="float" office:value="2.46564">
            <text:p>2,46564</text:p>
          </table:table-cell>
          <table:table-cell office:value-type="float" office:value="0.0343101">
            <text:p>0,0343101</text:p>
          </table:table-cell>
          <table:table-cell office:value-type="float" office:value="0.217591">
            <text:p>0,217591</text:p>
          </table:table-cell>
          <table:table-cell office:value-type="float" office:value="0.251901">
            <text:p>0,251901</text:p>
          </table:table-cell>
          <table:table-cell office:value-type="float" office:value="0.350139">
            <text:p>0,350139</text:p>
          </table:table-cell>
          <table:table-cell office:value-type="float" office:value="0.197063">
            <text:p>0,197063</text:p>
          </table:table-cell>
          <table:table-cell office:value-type="float" office:value="0.547202">
            <text:p>0,547202</text:p>
          </table:table-cell>
          <table:table-cell office:value-type="float" office:value="1.07446">
            <text:p>1,07446</text:p>
          </table:table-cell>
          <table:table-cell office:value-type="float" office:value="0.379757">
            <text:p>0,379757</text:p>
          </table:table-cell>
          <table:table-cell office:value-type="float" office:value="1.45422">
            <text:p>1,45422</text:p>
          </table:table-cell>
          <table:table-cell office:value-type="float" office:value="0.158061">
            <text:p>0,158061</text:p>
          </table:table-cell>
          <table:table-cell office:value-type="float" office:value="0.129029">
            <text:p>0,129029</text:p>
          </table:table-cell>
          <table:table-cell office:value-type="float" office:value="0.287091">
            <text:p>0,287091</text:p>
          </table:table-cell>
          <table:table-cell office:value-type="float" office:value="1.14631">
            <text:p>1,14631</text:p>
          </table:table-cell>
          <table:table-cell office:value-type="float" office:value="0.15073">
            <text:p>0,15073</text:p>
          </table:table-cell>
          <table:table-cell office:value-type="float" office:value="1.29704">
            <text:p>1,29704</text:p>
          </table:table-cell>
          <table:table-cell office:value-type="float" office:value="0.91523">
            <text:p>0,91523</text:p>
          </table:table-cell>
          <table:table-cell office:value-type="float" office:value="0.126977">
            <text:p>0,126977</text:p>
          </table:table-cell>
          <table:table-cell office:value-type="float" office:value="1.04221">
            <text:p>1,04221</text:p>
          </table:table-cell>
          <table:table-cell office:value-type="float" office:value="0.439873">
            <text:p>0,439873</text:p>
          </table:table-cell>
          <table:table-cell office:value-type="float" office:value="0.0560105">
            <text:p>0,0560105</text:p>
          </table:table-cell>
          <table:table-cell office:value-type="float" office:value="0.495884">
            <text:p>0,495884</text:p>
          </table:table-cell>
        </table:table-row>
        <table:table-row table:style-name="ro1">
          <table:table-cell office:value-type="float" office:value="1.14132">
            <text:p>1,14132</text:p>
          </table:table-cell>
          <table:table-cell office:value-type="float" office:value="0.243103">
            <text:p>0,243103</text:p>
          </table:table-cell>
          <table:table-cell office:value-type="float" office:value="1.38443">
            <text:p>1,38443</text:p>
          </table:table-cell>
          <table:table-cell office:value-type="float" office:value="0.895289">
            <text:p>0,895289</text:p>
          </table:table-cell>
          <table:table-cell office:value-type="float" office:value="0.228148">
            <text:p>0,228148</text:p>
          </table:table-cell>
          <table:table-cell office:value-type="float" office:value="1.12344">
            <text:p>1,12344</text:p>
          </table:table-cell>
          <table:table-cell office:value-type="float" office:value="0.0137827">
            <text:p>0,0137827</text:p>
          </table:table-cell>
          <table:table-cell office:value-type="float" office:value="0.13812">
            <text:p>0,13812</text:p>
          </table:table-cell>
          <table:table-cell office:value-type="float" office:value="0.151903">
            <text:p>0,151903</text:p>
          </table:table-cell>
          <table:table-cell office:value-type="float" office:value="0.180935">
            <text:p>0,180935</text:p>
          </table:table-cell>
          <table:table-cell office:value-type="float" office:value="0.0870949">
            <text:p>0,0870949</text:p>
          </table:table-cell>
          <table:table-cell office:value-type="float" office:value="0.268029">
            <text:p>0,268029</text:p>
          </table:table-cell>
          <table:table-cell office:value-type="float" office:value="1.06655">
            <text:p>1,06655</text:p>
          </table:table-cell>
          <table:table-cell office:value-type="float" office:value="0.229321">
            <text:p>0,229321</text:p>
          </table:table-cell>
          <table:table-cell office:value-type="float" office:value="1.29587">
            <text:p>1,29587</text:p>
          </table:table-cell>
          <table:table-cell office:value-type="float" office:value="0.140466">
            <text:p>0,140466</text:p>
          </table:table-cell>
          <table:table-cell office:value-type="float" office:value="0.125511">
            <text:p>0,125511</text:p>
          </table:table-cell>
          <table:table-cell office:value-type="float" office:value="0.265977">
            <text:p>0,265977</text:p>
          </table:table-cell>
          <table:table-cell office:value-type="float" office:value="1.17945">
            <text:p>1,17945</text:p>
          </table:table-cell>
          <table:table-cell office:value-type="float" office:value="0.13988">
            <text:p>0,13988</text:p>
          </table:table-cell>
          <table:table-cell office:value-type="float" office:value="1.31933">
            <text:p>1,31933</text:p>
          </table:table-cell>
          <table:table-cell office:value-type="float" office:value="0.916696">
            <text:p>0,916696</text:p>
          </table:table-cell>
          <table:table-cell office:value-type="float" office:value="0.104983">
            <text:p>0,104983</text:p>
          </table:table-cell>
          <table:table-cell office:value-type="float" office:value="1.02168">
            <text:p>1,02168</text:p>
          </table:table-cell>
          <table:table-cell office:value-type="float" office:value="0.424624">
            <text:p>0,424624</text:p>
          </table:table-cell>
          <table:table-cell office:value-type="float" office:value="0.0557173">
            <text:p>0,0557173</text:p>
          </table:table-cell>
          <table:table-cell office:value-type="float" office:value="0.480342">
            <text:p>0,480342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69789">
            <text:p>0,269789</text:p>
          </table:table-cell>
          <table:table-cell office:value-type="float" office:value="1.40906">
            <text:p>1,40906</text:p>
          </table:table-cell>
          <table:table-cell office:value-type="float" office:value="1.08004">
            <text:p>1,08004</text:p>
          </table:table-cell>
          <table:table-cell office:value-type="float" office:value="0.217004">
            <text:p>0,217004</text:p>
          </table:table-cell>
          <table:table-cell office:value-type="float" office:value="1.29704">
            <text:p>1,29704</text:p>
          </table:table-cell>
          <table:table-cell office:value-type="float" office:value="0.0155422">
            <text:p>0,0155422</text:p>
          </table:table-cell>
          <table:table-cell office:value-type="float" office:value="0.145745">
            <text:p>0,145745</text:p>
          </table:table-cell>
          <table:table-cell office:value-type="float" office:value="0.161287">
            <text:p>0,161287</text:p>
          </table:table-cell>
          <table:table-cell office:value-type="float" office:value="0.158941">
            <text:p>0,158941</text:p>
          </table:table-cell>
          <table:table-cell office:value-type="float" office:value="0.0906139">
            <text:p>0,0906139</text:p>
          </table:table-cell>
          <table:table-cell office:value-type="float" office:value="0.249555">
            <text:p>0,249555</text:p>
          </table:table-cell>
          <table:table-cell office:value-type="float" office:value="1.07153">
            <text:p>1,07153</text:p>
          </table:table-cell>
          <table:table-cell office:value-type="float" office:value="0.216711">
            <text:p>0,216711</text:p>
          </table:table-cell>
          <table:table-cell office:value-type="float" office:value="1.28824">
            <text:p>1,28824</text:p>
          </table:table-cell>
          <table:table-cell office:value-type="float" office:value="0.16334">
            <text:p>0,16334</text:p>
          </table:table-cell>
          <table:table-cell office:value-type="float" office:value="0.129616">
            <text:p>0,129616</text:p>
          </table:table-cell>
          <table:table-cell office:value-type="float" office:value="0.292956">
            <text:p>0,292956</text:p>
          </table:table-cell>
          <table:table-cell office:value-type="float" office:value="1.31024">
            <text:p>1,31024</text:p>
          </table:table-cell>
          <table:table-cell office:value-type="float" office:value="0.140466">
            <text:p>0,140466</text:p>
          </table:table-cell>
          <table:table-cell office:value-type="float" office:value="1.4507">
            <text:p>1,4507</text:p>
          </table:table-cell>
          <table:table-cell office:value-type="float" office:value="0.957458">
            <text:p>0,957458</text:p>
          </table:table-cell>
          <table:table-cell office:value-type="float" office:value="0.113487">
            <text:p>0,113487</text:p>
          </table:table-cell>
          <table:table-cell office:value-type="float" office:value="1.07094">
            <text:p>1,07094</text:p>
          </table:table-cell>
          <table:table-cell office:value-type="float" office:value="0.443979">
            <text:p>0,443979</text:p>
          </table:table-cell>
          <table:table-cell office:value-type="float" office:value="0.0568903">
            <text:p>0,0568903</text:p>
          </table:table-cell>
          <table:table-cell office:value-type="float" office:value="0.500869">
            <text:p>0,500869</text:p>
          </table:table-cell>
        </table:table-row>
        <table:table-row table:style-name="ro1">
          <table:table-cell office:value-type="float" office:value="1.16889">
            <text:p>1,16889</text:p>
          </table:table-cell>
          <table:table-cell office:value-type="float" office:value="0.232253">
            <text:p>0,232253</text:p>
          </table:table-cell>
          <table:table-cell office:value-type="float" office:value="1.40114">
            <text:p>1,40114</text:p>
          </table:table-cell>
          <table:table-cell office:value-type="float" office:value="0.934291">
            <text:p>0,934291</text:p>
          </table:table-cell>
          <table:table-cell office:value-type="float" office:value="0.191198">
            <text:p>0,191198</text:p>
          </table:table-cell>
          <table:table-cell office:value-type="float" office:value="1.12549">
            <text:p>1,12549</text:p>
          </table:table-cell>
          <table:table-cell office:value-type="float" office:value="0.0134894">
            <text:p>0,0134894</text:p>
          </table:table-cell>
          <table:table-cell office:value-type="float" office:value="0.129029">
            <text:p>0,129029</text:p>
          </table:table-cell>
          <table:table-cell office:value-type="float" office:value="0.142519">
            <text:p>0,142519</text:p>
          </table:table-cell>
          <table:table-cell office:value-type="float" office:value="0.153369">
            <text:p>0,153369</text:p>
          </table:table-cell>
          <table:table-cell office:value-type="float" office:value="0.0961856">
            <text:p>0,0961856</text:p>
          </table:table-cell>
          <table:table-cell office:value-type="float" office:value="0.249555">
            <text:p>0,249555</text:p>
          </table:table-cell>
          <table:table-cell office:value-type="float" office:value="1.10525">
            <text:p>1,10525</text:p>
          </table:table-cell>
          <table:table-cell office:value-type="float" office:value="0.263924">
            <text:p>0,263924</text:p>
          </table:table-cell>
          <table:table-cell office:value-type="float" office:value="1.36918">
            <text:p>1,36918</text:p>
          </table:table-cell>
          <table:table-cell office:value-type="float" office:value="0.250728">
            <text:p>0,250728</text:p>
          </table:table-cell>
          <table:table-cell office:value-type="float" office:value="0.126684">
            <text:p>0,126684</text:p>
          </table:table-cell>
          <table:table-cell office:value-type="float" office:value="0.377411">
            <text:p>0,377411</text:p>
          </table:table-cell>
          <table:table-cell office:value-type="float" office:value="1.20877">
            <text:p>1,20877</text:p>
          </table:table-cell>
          <table:table-cell office:value-type="float" office:value="0.152196">
            <text:p>0,152196</text:p>
          </table:table-cell>
          <table:table-cell office:value-type="float" office:value="1.36097">
            <text:p>1,36097</text:p>
          </table:table-cell>
          <table:table-cell office:value-type="float" office:value="0.980038">
            <text:p>0,980038</text:p>
          </table:table-cell>
          <table:table-cell office:value-type="float" office:value="0.129616">
            <text:p>0,129616</text:p>
          </table:table-cell>
          <table:table-cell office:value-type="float" office:value="1.10965">
            <text:p>1,10965</text:p>
          </table:table-cell>
          <table:table-cell office:value-type="float" office:value="0.439873">
            <text:p>0,439873</text:p>
          </table:table-cell>
          <table:table-cell office:value-type="float" office:value="0.056597">
            <text:p>0,056597</text:p>
          </table:table-cell>
          <table:table-cell office:value-type="float" office:value="0.49647">
            <text:p>0,49647</text:p>
          </table:table-cell>
        </table:table-row>
        <table:table-row table:style-name="ro1">
          <table:table-cell office:value-type="float" office:value="2.2674">
            <text:p>2,2674</text:p>
          </table:table-cell>
          <table:table-cell office:value-type="float" office:value="0.514065">
            <text:p>0,514065</text:p>
          </table:table-cell>
          <table:table-cell office:value-type="float" office:value="2.78147">
            <text:p>2,78147</text:p>
          </table:table-cell>
          <table:table-cell office:value-type="float" office:value="1.05628">
            <text:p>1,05628</text:p>
          </table:table-cell>
          <table:table-cell office:value-type="float" office:value="0.22111">
            <text:p>0,22111</text:p>
          </table:table-cell>
          <table:table-cell office:value-type="float" office:value="1.27739">
            <text:p>1,27739</text:p>
          </table:table-cell>
          <table:table-cell office:value-type="float" office:value="0.0155422">
            <text:p>0,0155422</text:p>
          </table:table-cell>
          <table:table-cell office:value-type="float" office:value="0.126097">
            <text:p>0,126097</text:p>
          </table:table-cell>
          <table:table-cell office:value-type="float" office:value="0.141639">
            <text:p>0,141639</text:p>
          </table:table-cell>
          <table:table-cell office:value-type="float" office:value="0.14985">
            <text:p>0,14985</text:p>
          </table:table-cell>
          <table:table-cell office:value-type="float" office:value="0.145451">
            <text:p>0,145451</text:p>
          </table:table-cell>
          <table:table-cell office:value-type="float" office:value="0.295302">
            <text:p>0,295302</text:p>
          </table:table-cell>
          <table:table-cell office:value-type="float" office:value="1.09675">
            <text:p>1,09675</text:p>
          </table:table-cell>
          <table:table-cell office:value-type="float" office:value="0.204688">
            <text:p>0,204688</text:p>
          </table:table-cell>
          <table:table-cell office:value-type="float" office:value="1.30144">
            <text:p>1,30144</text:p>
          </table:table-cell>
          <table:table-cell office:value-type="float" office:value="0.119059">
            <text:p>0,119059</text:p>
          </table:table-cell>
          <table:table-cell office:value-type="float" office:value="0.14897">
            <text:p>0,14897</text:p>
          </table:table-cell>
          <table:table-cell office:value-type="float" office:value="0.268029">
            <text:p>0,268029</text:p>
          </table:table-cell>
          <table:table-cell office:value-type="float" office:value="1.20672">
            <text:p>1,20672</text:p>
          </table:table-cell>
          <table:table-cell office:value-type="float" office:value="0.156008">
            <text:p>0,156008</text:p>
          </table:table-cell>
          <table:table-cell office:value-type="float" office:value="1.36273">
            <text:p>1,36273</text:p>
          </table:table-cell>
          <table:table-cell office:value-type="float" office:value="0.998219">
            <text:p>0,998219</text:p>
          </table:table-cell>
          <table:table-cell office:value-type="float" office:value="0.105276">
            <text:p>0,105276</text:p>
          </table:table-cell>
          <table:table-cell office:value-type="float" office:value="1.1035">
            <text:p>1,1035</text:p>
          </table:table-cell>
          <table:table-cell office:value-type="float" office:value="0.425211">
            <text:p>0,425211</text:p>
          </table:table-cell>
          <table:table-cell office:value-type="float" office:value="0.0677405">
            <text:p>0,0677405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3282">
            <text:p>1,13282</text:p>
          </table:table-cell>
          <table:table-cell office:value-type="float" office:value="0.226975">
            <text:p>0,226975</text:p>
          </table:table-cell>
          <table:table-cell office:value-type="float" office:value="1.35979">
            <text:p>1,35979</text:p>
          </table:table-cell>
          <table:table-cell office:value-type="float" office:value="0.903206">
            <text:p>0,903206</text:p>
          </table:table-cell>
          <table:table-cell office:value-type="float" office:value="0.192371">
            <text:p>0,192371</text:p>
          </table:table-cell>
          <table:table-cell office:value-type="float" office:value="1.09558">
            <text:p>1,09558</text:p>
          </table:table-cell>
          <table:table-cell office:value-type="float" office:value="0.0134894">
            <text:p>0,0134894</text:p>
          </table:table-cell>
          <table:table-cell office:value-type="float" office:value="0.108209">
            <text:p>0,108209</text:p>
          </table:table-cell>
          <table:table-cell office:value-type="float" office:value="0.121698">
            <text:p>0,121698</text:p>
          </table:table-cell>
          <table:table-cell office:value-type="float" office:value="0.152196">
            <text:p>0,152196</text:p>
          </table:table-cell>
          <table:table-cell office:value-type="float" office:value="0.10381">
            <text:p>0,10381</text:p>
          </table:table-cell>
          <table:table-cell office:value-type="float" office:value="0.256006">
            <text:p>0,256006</text:p>
          </table:table-cell>
          <table:table-cell office:value-type="float" office:value="1.16127">
            <text:p>1,16127</text:p>
          </table:table-cell>
          <table:table-cell office:value-type="float" office:value="0.222869">
            <text:p>0,222869</text:p>
          </table:table-cell>
          <table:table-cell office:value-type="float" office:value="1.38413">
            <text:p>1,38413</text:p>
          </table:table-cell>
          <table:table-cell office:value-type="float" office:value="0.119939">
            <text:p>0,119939</text:p>
          </table:table-cell>
          <table:table-cell office:value-type="float" office:value="0.169205">
            <text:p>0,169205</text:p>
          </table:table-cell>
          <table:table-cell office:value-type="float" office:value="0.289143">
            <text:p>0,289143</text:p>
          </table:table-cell>
          <table:table-cell office:value-type="float" office:value="1.17563">
            <text:p>1,17563</text:p>
          </table:table-cell>
          <table:table-cell office:value-type="float" office:value="0.195597">
            <text:p>0,195597</text:p>
          </table:table-cell>
          <table:table-cell office:value-type="float" office:value="1.37123">
            <text:p>1,37123</text:p>
          </table:table-cell>
          <table:table-cell office:value-type="float" office:value="0.937517">
            <text:p>0,937517</text:p>
          </table:table-cell>
          <table:table-cell office:value-type="float" office:value="0.116127">
            <text:p>0,116127</text:p>
          </table:table-cell>
          <table:table-cell office:value-type="float" office:value="1.05364">
            <text:p>1,05364</text:p>
          </table:table-cell>
          <table:table-cell office:value-type="float" office:value="0.427264">
            <text:p>0,427264</text:p>
          </table:table-cell>
          <table:table-cell office:value-type="float" office:value="0.0583565">
            <text:p>0,0583565</text:p>
          </table:table-cell>
          <table:table-cell office:value-type="float" office:value="0.48562">
            <text:p>0,48562</text:p>
          </table:table-cell>
        </table:table-row>
        <table:table-row table:style-name="ro1">
          <table:table-cell office:value-type="float" office:value="1.13546">
            <text:p>1,13546</text:p>
          </table:table-cell>
          <table:table-cell office:value-type="float" office:value="0.268029">
            <text:p>0,268029</text:p>
          </table:table-cell>
          <table:table-cell office:value-type="float" office:value="1.40349">
            <text:p>1,40349</text:p>
          </table:table-cell>
          <table:table-cell office:value-type="float" office:value="0.839571">
            <text:p>0,839571</text:p>
          </table:table-cell>
          <table:table-cell office:value-type="float" office:value="0.222576">
            <text:p>0,222576</text:p>
          </table:table-cell>
          <table:table-cell office:value-type="float" office:value="1.06215">
            <text:p>1,06215</text:p>
          </table:table-cell>
          <table:table-cell office:value-type="float" office:value="0.0143692">
            <text:p>0,0143692</text:p>
          </table:table-cell>
          <table:table-cell office:value-type="float" office:value="0.164219">
            <text:p>0,164219</text:p>
          </table:table-cell>
          <table:table-cell office:value-type="float" office:value="0.178589">
            <text:p>0,178589</text:p>
          </table:table-cell>
          <table:table-cell office:value-type="float" office:value="0.151903">
            <text:p>0,151903</text:p>
          </table:table-cell>
          <table:table-cell office:value-type="float" office:value="0.0920801">
            <text:p>0,0920801</text:p>
          </table:table-cell>
          <table:table-cell office:value-type="float" office:value="0.243983">
            <text:p>0,243983</text:p>
          </table:table-cell>
          <table:table-cell office:value-type="float" office:value="1.08033">
            <text:p>1,08033</text:p>
          </table:table-cell>
          <table:table-cell office:value-type="float" office:value="0.211726">
            <text:p>0,211726</text:p>
          </table:table-cell>
          <table:table-cell office:value-type="float" office:value="1.29205">
            <text:p>1,29205</text:p>
          </table:table-cell>
          <table:table-cell office:value-type="float" office:value="0.152783">
            <text:p>0,152783</text:p>
          </table:table-cell>
          <table:table-cell office:value-type="float" office:value="0.125804">
            <text:p>0,125804</text:p>
          </table:table-cell>
          <table:table-cell office:value-type="float" office:value="0.278586">
            <text:p>0,278586</text:p>
          </table:table-cell>
          <table:table-cell office:value-type="float" office:value="1.14514">
            <text:p>1,14514</text:p>
          </table:table-cell>
          <table:table-cell office:value-type="float" office:value="0.13724">
            <text:p>0,13724</text:p>
          </table:table-cell>
          <table:table-cell office:value-type="float" office:value="1.28238">
            <text:p>1,28238</text:p>
          </table:table-cell>
          <table:table-cell office:value-type="float" office:value="0.94866">
            <text:p>0,94866</text:p>
          </table:table-cell>
          <table:table-cell office:value-type="float" office:value="0.107329">
            <text:p>0,107329</text:p>
          </table:table-cell>
          <table:table-cell office:value-type="float" office:value="1.05599">
            <text:p>1,05599</text:p>
          </table:table-cell>
          <table:table-cell office:value-type="float" office:value="0.426384">
            <text:p>0,426384</text:p>
          </table:table-cell>
          <table:table-cell office:value-type="float" office:value="0.0551308">
            <text:p>0,0551308</text:p>
          </table:table-cell>
          <table:table-cell office:value-type="float" office:value="0.481515">
            <text:p>0,481515</text:p>
          </table:table-cell>
        </table:table-row>
        <table:table-row table:style-name="ro1">
          <table:table-cell office:value-type="float" office:value="1.13135">
            <text:p>1,13135</text:p>
          </table:table-cell>
          <table:table-cell office:value-type="float" office:value="0.249262">
            <text:p>0,249262</text:p>
          </table:table-cell>
          <table:table-cell office:value-type="float" office:value="1.38062">
            <text:p>1,38062</text:p>
          </table:table-cell>
          <table:table-cell office:value-type="float" office:value="0.865671">
            <text:p>0,865671</text:p>
          </table:table-cell>
          <table:table-cell office:value-type="float" office:value="0.209673">
            <text:p>0,209673</text:p>
          </table:table-cell>
          <table:table-cell office:value-type="float" office:value="1.07534">
            <text:p>1,07534</text:p>
          </table:table-cell>
          <table:table-cell office:value-type="float" office:value="0.0155422">
            <text:p>0,0155422</text:p>
          </table:table-cell>
          <table:table-cell office:value-type="float" office:value="0.134894">
            <text:p>0,134894</text:p>
          </table:table-cell>
          <table:table-cell office:value-type="float" office:value="0.150437">
            <text:p>0,150437</text:p>
          </table:table-cell>
          <table:table-cell office:value-type="float" office:value="0.152489">
            <text:p>0,152489</text:p>
          </table:table-cell>
          <table:table-cell office:value-type="float" office:value="0.225215">
            <text:p>0,225215</text:p>
          </table:table-cell>
          <table:table-cell office:value-type="float" office:value="0.377705">
            <text:p>0,377705</text:p>
          </table:table-cell>
          <table:table-cell office:value-type="float" office:value="1.0381">
            <text:p>1,0381</text:p>
          </table:table-cell>
          <table:table-cell office:value-type="float" office:value="0.205567">
            <text:p>0,205567</text:p>
          </table:table-cell>
          <table:table-cell office:value-type="float" office:value="1.24367">
            <text:p>1,24367</text:p>
          </table:table-cell>
          <table:table-cell office:value-type="float" office:value="0.145745">
            <text:p>0,145745</text:p>
          </table:table-cell>
          <table:table-cell office:value-type="float" office:value="0.124924">
            <text:p>0,124924</text:p>
          </table:table-cell>
          <table:table-cell office:value-type="float" office:value="0.270669">
            <text:p>0,270669</text:p>
          </table:table-cell>
          <table:table-cell office:value-type="float" office:value="1.16097">
            <text:p>1,16097</text:p>
          </table:table-cell>
          <table:table-cell office:value-type="float" office:value="0.140466">
            <text:p>0,140466</text:p>
          </table:table-cell>
          <table:table-cell office:value-type="float" office:value="1.30144">
            <text:p>1,30144</text:p>
          </table:table-cell>
          <table:table-cell office:value-type="float" office:value="1.30554">
            <text:p>1,30554</text:p>
          </table:table-cell>
          <table:table-cell office:value-type="float" office:value="0.158648">
            <text:p>0,158648</text:p>
          </table:table-cell>
          <table:table-cell office:value-type="float" office:value="1.46419">
            <text:p>1,46419</text:p>
          </table:table-cell>
          <table:table-cell office:value-type="float" office:value="0.446618">
            <text:p>0,446618</text:p>
          </table:table-cell>
          <table:table-cell office:value-type="float" office:value="0.0583565">
            <text:p>0,0583565</text:p>
          </table:table-cell>
          <table:table-cell office:value-type="float" office:value="0.504975">
            <text:p>0,504975</text:p>
          </table:table-cell>
        </table:table-row>
        <table:table-row table:style-name="ro1">
          <table:table-cell office:value-type="float" office:value="1.14455">
            <text:p>1,14455</text:p>
          </table:table-cell>
          <table:table-cell office:value-type="float" office:value="0.269202">
            <text:p>0,269202</text:p>
          </table:table-cell>
          <table:table-cell office:value-type="float" office:value="1.41375">
            <text:p>1,41375</text:p>
          </table:table-cell>
          <table:table-cell office:value-type="float" office:value="0.869483">
            <text:p>0,869483</text:p>
          </table:table-cell>
          <table:table-cell office:value-type="float" office:value="0.214658">
            <text:p>0,214658</text:p>
          </table:table-cell>
          <table:table-cell office:value-type="float" office:value="1.08414">
            <text:p>1,08414</text:p>
          </table:table-cell>
          <table:table-cell office:value-type="float" office:value="0.0161287">
            <text:p>0,0161287</text:p>
          </table:table-cell>
          <table:table-cell office:value-type="float" office:value="0.143399">
            <text:p>0,143399</text:p>
          </table:table-cell>
          <table:table-cell office:value-type="float" office:value="0.159527">
            <text:p>0,159527</text:p>
          </table:table-cell>
          <table:table-cell office:value-type="float" office:value="0.182108">
            <text:p>0,182108</text:p>
          </table:table-cell>
          <table:table-cell office:value-type="float" office:value="0.0935464">
            <text:p>0,0935464</text:p>
          </table:table-cell>
          <table:table-cell office:value-type="float" office:value="0.275654">
            <text:p>0,275654</text:p>
          </table:table-cell>
          <table:table-cell office:value-type="float" office:value="1.10027">
            <text:p>1,10027</text:p>
          </table:table-cell>
          <table:table-cell office:value-type="float" office:value="0.241051">
            <text:p>0,241051</text:p>
          </table:table-cell>
          <table:table-cell office:value-type="float" office:value="1.34132">
            <text:p>1,34132</text:p>
          </table:table-cell>
          <table:table-cell office:value-type="float" office:value="0.152489">
            <text:p>0,152489</text:p>
          </table:table-cell>
          <table:table-cell office:value-type="float" office:value="0.125511">
            <text:p>0,125511</text:p>
          </table:table-cell>
          <table:table-cell office:value-type="float" office:value="0.278">
            <text:p>0,278</text:p>
          </table:table-cell>
          <table:table-cell office:value-type="float" office:value="1.24513">
            <text:p>1,24513</text:p>
          </table:table-cell>
          <table:table-cell office:value-type="float" office:value="0.141053">
            <text:p>0,141053</text:p>
          </table:table-cell>
          <table:table-cell office:value-type="float" office:value="1.38619">
            <text:p>1,38619</text:p>
          </table:table-cell>
          <table:table-cell office:value-type="float" office:value="0.952766">
            <text:p>0,952766</text:p>
          </table:table-cell>
          <table:table-cell office:value-type="float" office:value="0.109089">
            <text:p>0,109089</text:p>
          </table:table-cell>
          <table:table-cell office:value-type="float" office:value="1.06185">
            <text:p>1,06185</text:p>
          </table:table-cell>
          <table:table-cell office:value-type="float" office:value="0.458934">
            <text:p>0,458934</text:p>
          </table:table-cell>
          <table:table-cell office:value-type="float" office:value="0.0674472">
            <text:p>0,0674472</text:p>
          </table:table-cell>
          <table:table-cell office:value-type="float" office:value="0.526382">
            <text:p>0,526382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29321">
            <text:p>0,229321</text:p>
          </table:table-cell>
          <table:table-cell office:value-type="float" office:value="1.36859">
            <text:p>1,36859</text:p>
          </table:table-cell>
          <table:table-cell office:value-type="float" office:value="0.914057">
            <text:p>0,914057</text:p>
          </table:table-cell>
          <table:table-cell office:value-type="float" office:value="0.192958">
            <text:p>0,192958</text:p>
          </table:table-cell>
          <table:table-cell office:value-type="float" office:value="1.10701">
            <text:p>1,10701</text:p>
          </table:table-cell>
          <table:table-cell office:value-type="float" office:value="0.0161287">
            <text:p>0,0161287</text:p>
          </table:table-cell>
          <table:table-cell office:value-type="float" office:value="0.118179">
            <text:p>0,118179</text:p>
          </table:table-cell>
          <table:table-cell office:value-type="float" office:value="0.134308">
            <text:p>0,134308</text:p>
          </table:table-cell>
          <table:table-cell office:value-type="float" office:value="0.158354">
            <text:p>0,158354</text:p>
          </table:table-cell>
          <table:table-cell office:value-type="float" office:value="0.0897341">
            <text:p>0,0897341</text:p>
          </table:table-cell>
          <table:table-cell office:value-type="float" office:value="0.248089">
            <text:p>0,248089</text:p>
          </table:table-cell>
          <table:table-cell office:value-type="float" office:value="1.07652">
            <text:p>1,07652</text:p>
          </table:table-cell>
          <table:table-cell office:value-type="float" office:value="0.202928">
            <text:p>0,202928</text:p>
          </table:table-cell>
          <table:table-cell office:value-type="float" office:value="1.27944">
            <text:p>1,27944</text:p>
          </table:table-cell>
          <table:table-cell office:value-type="float" office:value="0.119646">
            <text:p>0,119646</text:p>
          </table:table-cell>
          <table:table-cell office:value-type="float" office:value="0.134015">
            <text:p>0,134015</text:p>
          </table:table-cell>
          <table:table-cell office:value-type="float" office:value="0.25366">
            <text:p>0,25366</text:p>
          </table:table-cell>
          <table:table-cell office:value-type="float" office:value="1.45686">
            <text:p>1,45686</text:p>
          </table:table-cell>
          <table:table-cell office:value-type="float" office:value="0.160114">
            <text:p>0,160114</text:p>
          </table:table-cell>
          <table:table-cell office:value-type="float" office:value="1.61697">
            <text:p>1,61697</text:p>
          </table:table-cell>
          <table:table-cell office:value-type="float" office:value="1.20701">
            <text:p>1,20701</text:p>
          </table:table-cell>
          <table:table-cell office:value-type="float" office:value="0.117593">
            <text:p>0,117593</text:p>
          </table:table-cell>
          <table:table-cell office:value-type="float" office:value="1.32461">
            <text:p>1,32461</text:p>
          </table:table-cell>
          <table:table-cell office:value-type="float" office:value="0.445445">
            <text:p>0,445445</text:p>
          </table:table-cell>
          <table:table-cell office:value-type="float" office:value="0.0607025">
            <text:p>0,0607025</text:p>
          </table:table-cell>
          <table:table-cell office:value-type="float" office:value="0.506148">
            <text:p>0,506148</text:p>
          </table:table-cell>
        </table:table-row>
        <table:table-row table:style-name="ro1">
          <table:table-cell office:value-type="float" office:value="1.20789">
            <text:p>1,20789</text:p>
          </table:table-cell>
          <table:table-cell office:value-type="float" office:value="0.238118">
            <text:p>0,238118</text:p>
          </table:table-cell>
          <table:table-cell office:value-type="float" office:value="1.44601">
            <text:p>1,44601</text:p>
          </table:table-cell>
          <table:table-cell office:value-type="float" office:value="1.23252">
            <text:p>1,23252</text:p>
          </table:table-cell>
          <table:table-cell office:value-type="float" office:value="0.214951">
            <text:p>0,214951</text:p>
          </table:table-cell>
          <table:table-cell office:value-type="float" office:value="1.44748">
            <text:p>1,44748</text:p>
          </table:table-cell>
          <table:table-cell office:value-type="float" office:value="0.0137827">
            <text:p>0,0137827</text:p>
          </table:table-cell>
          <table:table-cell office:value-type="float" office:value="0.142519">
            <text:p>0,142519</text:p>
          </table:table-cell>
          <table:table-cell office:value-type="float" office:value="0.156302">
            <text:p>0,156302</text:p>
          </table:table-cell>
          <table:table-cell office:value-type="float" office:value="0.192958">
            <text:p>0,192958</text:p>
          </table:table-cell>
          <table:table-cell office:value-type="float" office:value="0.0914936">
            <text:p>0,0914936</text:p>
          </table:table-cell>
          <table:table-cell office:value-type="float" office:value="0.284451">
            <text:p>0,284451</text:p>
          </table:table-cell>
          <table:table-cell office:value-type="float" office:value="1.0988">
            <text:p>1,0988</text:p>
          </table:table-cell>
          <table:table-cell office:value-type="float" office:value="0.209966">
            <text:p>0,209966</text:p>
          </table:table-cell>
          <table:table-cell office:value-type="float" office:value="1.30877">
            <text:p>1,30877</text:p>
          </table:table-cell>
          <table:table-cell office:value-type="float" office:value="0.139586">
            <text:p>0,139586</text:p>
          </table:table-cell>
          <table:table-cell office:value-type="float" office:value="0.12639">
            <text:p>0,12639</text:p>
          </table:table-cell>
          <table:table-cell office:value-type="float" office:value="0.265977">
            <text:p>0,265977</text:p>
          </table:table-cell>
          <table:table-cell office:value-type="float" office:value="1.27475">
            <text:p>1,27475</text:p>
          </table:table-cell>
          <table:table-cell office:value-type="float" office:value="0.140759">
            <text:p>0,140759</text:p>
          </table:table-cell>
          <table:table-cell office:value-type="float" office:value="1.41551">
            <text:p>1,41551</text:p>
          </table:table-cell>
          <table:table-cell office:value-type="float" office:value="0.972706">
            <text:p>0,972706</text:p>
          </table:table-cell>
          <table:table-cell office:value-type="float" office:value="0.107622">
            <text:p>0,107622</text:p>
          </table:table-cell>
          <table:table-cell office:value-type="float" office:value="1.08033">
            <text:p>1,08033</text:p>
          </table:table-cell>
          <table:table-cell office:value-type="float" office:value="0.442806">
            <text:p>0,442806</text:p>
          </table:table-cell>
          <table:table-cell office:value-type="float" office:value="0.0571835">
            <text:p>0,057183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53252">
            <text:p>1,53252</text:p>
          </table:table-cell>
          <table:table-cell office:value-type="float" office:value="0.300873">
            <text:p>0,300873</text:p>
          </table:table-cell>
          <table:table-cell office:value-type="float" office:value="1.83339">
            <text:p>1,83339</text:p>
          </table:table-cell>
          <table:table-cell office:value-type="float" office:value="0.916696">
            <text:p>0,916696</text:p>
          </table:table-cell>
          <table:table-cell office:value-type="float" office:value="0.257179">
            <text:p>0,257179</text:p>
          </table:table-cell>
          <table:table-cell office:value-type="float" office:value="1.17388">
            <text:p>1,17388</text:p>
          </table:table-cell>
          <table:table-cell office:value-type="float" office:value="0.0155422">
            <text:p>0,0155422</text:p>
          </table:table-cell>
          <table:table-cell office:value-type="float" office:value="0.229907">
            <text:p>0,229907</text:p>
          </table:table-cell>
          <table:table-cell office:value-type="float" office:value="0.245449">
            <text:p>0,245449</text:p>
          </table:table-cell>
          <table:table-cell office:value-type="float" office:value="0.199996">
            <text:p>0,199996</text:p>
          </table:table-cell>
          <table:table-cell office:value-type="float" office:value="0.123165">
            <text:p>0,123165</text:p>
          </table:table-cell>
          <table:table-cell office:value-type="float" office:value="0.32316">
            <text:p>0,32316</text:p>
          </table:table-cell>
          <table:table-cell office:value-type="float" office:value="1.12666">
            <text:p>1,12666</text:p>
          </table:table-cell>
          <table:table-cell office:value-type="float" office:value="0.216711">
            <text:p>0,216711</text:p>
          </table:table-cell>
          <table:table-cell office:value-type="float" office:value="1.34337">
            <text:p>1,34337</text:p>
          </table:table-cell>
          <table:table-cell office:value-type="float" office:value="0.136947">
            <text:p>0,136947</text:p>
          </table:table-cell>
          <table:table-cell office:value-type="float" office:value="0.175949">
            <text:p>0,175949</text:p>
          </table:table-cell>
          <table:table-cell office:value-type="float" office:value="0.312897">
            <text:p>0,312897</text:p>
          </table:table-cell>
          <table:table-cell office:value-type="float" office:value="1.21464">
            <text:p>1,21464</text:p>
          </table:table-cell>
          <table:table-cell office:value-type="float" office:value="0.142812">
            <text:p>0,142812</text:p>
          </table:table-cell>
          <table:table-cell office:value-type="float" office:value="1.35745">
            <text:p>1,35745</text:p>
          </table:table-cell>
          <table:table-cell office:value-type="float" office:value="0.968014">
            <text:p>0,968014</text:p>
          </table:table-cell>
          <table:table-cell office:value-type="float" office:value="0.110262">
            <text:p>0,110262</text:p>
          </table:table-cell>
          <table:table-cell office:value-type="float" office:value="1.07828">
            <text:p>1,07828</text:p>
          </table:table-cell>
          <table:table-cell office:value-type="float" office:value="0.461867">
            <text:p>0,461867</text:p>
          </table:table-cell>
          <table:table-cell office:value-type="float" office:value="0.0609958">
            <text:p>0,0609958</text:p>
          </table:table-cell>
          <table:table-cell office:value-type="float" office:value="0.522863">
            <text:p>0,522863</text:p>
          </table:table-cell>
        </table:table-row>
        <table:table-row table:style-name="ro1">
          <table:table-cell office:value-type="float" office:value="1.29733">
            <text:p>1,29733</text:p>
          </table:table-cell>
          <table:table-cell office:value-type="float" office:value="0.243103">
            <text:p>0,243103</text:p>
          </table:table-cell>
          <table:table-cell office:value-type="float" office:value="1.54044">
            <text:p>1,54044</text:p>
          </table:table-cell>
          <table:table-cell office:value-type="float" office:value="0.921095">
            <text:p>0,921095</text:p>
          </table:table-cell>
          <table:table-cell office:value-type="float" office:value="0.196183">
            <text:p>0,196183</text:p>
          </table:table-cell>
          <table:table-cell office:value-type="float" office:value="1.11728">
            <text:p>1,11728</text:p>
          </table:table-cell>
          <table:table-cell office:value-type="float" office:value="0.0131962">
            <text:p>0,0131962</text:p>
          </table:table-cell>
          <table:table-cell office:value-type="float" office:value="0.132842">
            <text:p>0,132842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.102051">
            <text:p>0,102051</text:p>
          </table:table-cell>
          <table:table-cell office:value-type="float" office:value="0.248089">
            <text:p>0,248089</text:p>
          </table:table-cell>
          <table:table-cell office:value-type="float" office:value="1.11259">
            <text:p>1,11259</text:p>
          </table:table-cell>
          <table:table-cell office:value-type="float" office:value="0.2085">
            <text:p>0,2085</text:p>
          </table:table-cell>
          <table:table-cell office:value-type="float" office:value="1.32109">
            <text:p>1,32109</text:p>
          </table:table-cell>
          <table:table-cell office:value-type="float" office:value="0.124338">
            <text:p>0,124338</text:p>
          </table:table-cell>
          <table:table-cell office:value-type="float" office:value="0.138413">
            <text:p>0,138413</text:p>
          </table:table-cell>
          <table:table-cell office:value-type="float" office:value="0.262751">
            <text:p>0,262751</text:p>
          </table:table-cell>
          <table:table-cell office:value-type="float" office:value="1.27798">
            <text:p>1,27798</text:p>
          </table:table-cell>
          <table:table-cell office:value-type="float" office:value="0.143105">
            <text:p>0,143105</text:p>
          </table:table-cell>
          <table:table-cell office:value-type="float" office:value="1.42108">
            <text:p>1,42108</text:p>
          </table:table-cell>
          <table:table-cell office:value-type="float" office:value="0.980624">
            <text:p>0,980624</text:p>
          </table:table-cell>
          <table:table-cell office:value-type="float" office:value="0.111435">
            <text:p>0,111435</text:p>
          </table:table-cell>
          <table:table-cell office:value-type="float" office:value="1.09206">
            <text:p>1,09206</text:p>
          </table:table-cell>
          <table:table-cell office:value-type="float" office:value="0.606732">
            <text:p>0,606732</text:p>
          </table:table-cell>
          <table:table-cell office:value-type="float" office:value="0.0876814">
            <text:p>0,0876814</text:p>
          </table:table-cell>
          <table:table-cell office:value-type="float" office:value="0.694413">
            <text:p>0,694413</text:p>
          </table:table-cell>
        </table:table-row>
        <table:table-row table:style-name="ro1">
          <table:table-cell office:value-type="float" office:value="1.31845">
            <text:p>1,31845</text:p>
          </table:table-cell>
          <table:table-cell office:value-type="float" office:value="0.261285">
            <text:p>0,261285</text:p>
          </table:table-cell>
          <table:table-cell office:value-type="float" office:value="1.57973">
            <text:p>1,57973</text:p>
          </table:table-cell>
          <table:table-cell office:value-type="float" office:value="0.874761">
            <text:p>0,874761</text:p>
          </table:table-cell>
          <table:table-cell office:value-type="float" office:value="0.196183">
            <text:p>0,196183</text:p>
          </table:table-cell>
          <table:table-cell office:value-type="float" office:value="1.07094">
            <text:p>1,07094</text:p>
          </table:table-cell>
          <table:table-cell office:value-type="float" office:value="0.0140759">
            <text:p>0,0140759</text:p>
          </table:table-cell>
          <table:table-cell office:value-type="float" office:value="0.130202">
            <text:p>0,130202</text:p>
          </table:table-cell>
          <table:table-cell office:value-type="float" office:value="0.144278">
            <text:p>0,144278</text:p>
          </table:table-cell>
          <table:table-cell office:value-type="float" office:value="0.156595">
            <text:p>0,156595</text:p>
          </table:table-cell>
          <table:table-cell office:value-type="float" office:value="0.0932531">
            <text:p>0,0932531</text:p>
          </table:table-cell>
          <table:table-cell office:value-type="float" office:value="0.249848">
            <text:p>0,249848</text:p>
          </table:table-cell>
          <table:table-cell office:value-type="float" office:value="1.10086">
            <text:p>1,10086</text:p>
          </table:table-cell>
          <table:table-cell office:value-type="float" office:value="0.230494">
            <text:p>0,230494</text:p>
          </table:table-cell>
          <table:table-cell office:value-type="float" office:value="1.33135">
            <text:p>1,33135</text:p>
          </table:table-cell>
          <table:table-cell office:value-type="float" office:value="0.13812">
            <text:p>0,13812</text:p>
          </table:table-cell>
          <table:table-cell office:value-type="float" office:value="0.131669">
            <text:p>0,131669</text:p>
          </table:table-cell>
          <table:table-cell office:value-type="float" office:value="0.269789">
            <text:p>0,269789</text:p>
          </table:table-cell>
          <table:table-cell office:value-type="float" office:value="1.16625">
            <text:p>1,16625</text:p>
          </table:table-cell>
          <table:table-cell office:value-type="float" office:value="0.166272">
            <text:p>0,166272</text:p>
          </table:table-cell>
          <table:table-cell office:value-type="float" office:value="1.33252">
            <text:p>1,33252</text:p>
          </table:table-cell>
          <table:table-cell office:value-type="float" office:value="0.969774">
            <text:p>0,969774</text:p>
          </table:table-cell>
          <table:table-cell office:value-type="float" office:value="0.112021">
            <text:p>0,112021</text:p>
          </table:table-cell>
          <table:table-cell office:value-type="float" office:value="1.0818">
            <text:p>1,0818</text:p>
          </table:table-cell>
          <table:table-cell office:value-type="float" office:value="0.583858">
            <text:p>0,583858</text:p>
          </table:table-cell>
          <table:table-cell office:value-type="float" office:value="0.0894409">
            <text:p>0,0894409</text:p>
          </table:table-cell>
          <table:table-cell office:value-type="float" office:value="0.673299">
            <text:p>0,67329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.58492594059406">
            <text:p>1,584925940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0662316831683">
            <text:p>1,206623168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5914946534654">
            <text:p>0,165914946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99093514851485">
            <text:p>0,299093514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44602445544554">
            <text:p>1,4460244554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306053128712871">
            <text:p>0,3060531287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42306138613861">
            <text:p>1,423061386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17689445544554">
            <text:p>1,176894455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34270346534653">
            <text:p>0,5342703465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.30703603960396">
            <text:p>1,3070360396</text:p>
          </table:table-cell>
          <table:table-cell table:formula="of:=AVERAGE([.B7:.B107])" office:value-type="float" office:value="0.277889514851485">
            <text:p>0,2778895149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965517564356436">
            <text:p>0,9655175644</text:p>
          </table:table-cell>
          <table:table-cell table:formula="of:=AVERAGE([.E7:.E107])" office:value-type="float" office:value="0.241105623762376">
            <text:p>0,241105623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64596683168317">
            <text:p>0,0164596683</text:p>
          </table:table-cell>
          <table:table-cell table:formula="of:=AVERAGE([.H7:.H107])" office:value-type="float" office:value="0.149455246534653">
            <text:p>0,149455246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90176247524752">
            <text:p>0,1901762475</text:p>
          </table:table-cell>
          <table:table-cell table:formula="of:=AVERAGE([.K7:.K107])" office:value-type="float" office:value="0.10891728019802">
            <text:p>0,1089172802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.19861524752475">
            <text:p>1,1986152475</text:p>
          </table:table-cell>
          <table:table-cell table:formula="of:=AVERAGE([.N7:.N107])" office:value-type="float" office:value="0.247409108910891">
            <text:p>0,247409108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157721435643564">
            <text:p>0,1577214356</text:p>
          </table:table-cell>
          <table:table-cell table:formula="of:=AVERAGE([.Q7:.Q107])" office:value-type="float" office:value="0.148331673267327">
            <text:p>0,1483316733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25645554455446">
            <text:p>1,2564555446</text:p>
          </table:table-cell>
          <table:table-cell table:formula="of:=AVERAGE([.T7:.T107])" office:value-type="float" office:value="0.16660596039604">
            <text:p>0,166605960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.05261238613861">
            <text:p>1,0526123861</text:p>
          </table:table-cell>
          <table:table-cell table:formula="of:=AVERAGE([.W7:.W107])" office:value-type="float" office:value="0.124282405940594">
            <text:p>0,124282405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68498366336634">
            <text:p>0,4684983663</text:p>
          </table:table-cell>
          <table:table-cell table:formula="of:=AVERAGE([.Z7:.Z107])" office:value-type="float" office:value="0.0657719405940594">
            <text:p>0,0657719406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484">
            <text:p>1,44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563">
            <text:p>0,266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8544">
            <text:p>0,0888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783854">
            <text:p>0,783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285">
            <text:p>0,678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7088">
            <text:p>0,03870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419">
            <text:p>1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129">
            <text:p>0,29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773297">
            <text:p>0,773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71247">
            <text:p>0,671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561">
            <text:p>0,227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7553">
            <text:p>0,06275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965">
            <text:p>1,509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059">
            <text:p>0,258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424918">
            <text:p>0,424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384">
            <text:p>0,148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692361">
            <text:p>0,692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004">
            <text:p>0,217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6498">
            <text:p>0,05864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6682">
            <text:p>1,866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135">
            <text:p>0,272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15">
            <text:p>0,128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904673">
            <text:p>0,904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715">
            <text:p>0,155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5441">
            <text:p>0,645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3719">
            <text:p>0,233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1756">
            <text:p>1,61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713">
            <text:p>0,255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400285">
            <text:p>0,400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34">
            <text:p>0,16334</text:p>
          </table:table-cell>
          <table:table-cell office:value-type="float" office:value="0">
            <text:p>0</text:p>
          </table:table-cell>
          <table:table-cell table:number-columns-repeated="2" office:value-type="float" office:value="0.82227">
            <text:p>0,82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56295">
            <text:p>0,456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962">
            <text:p>1,51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924">
            <text:p>0,2639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329">
            <text:p>0,107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420519">
            <text:p>0,420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432">
            <text:p>0,21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553">
            <text:p>0,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1224">
            <text:p>0,03812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088">
            <text:p>1,49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337">
            <text:p>0,263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4029">
            <text:p>0,0824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808">
            <text:p>0,0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59521">
            <text:p>0,4595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511">
            <text:p>0,125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772124">
            <text:p>0,772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205">
            <text:p>1,49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112">
            <text:p>0,2601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156">
            <text:p>0,384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666848">
            <text:p>0,666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215">
            <text:p>0,225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639">
            <text:p>1,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044">
            <text:p>0,263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407909">
            <text:p>0,407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9342">
            <text:p>0,619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23">
            <text:p>0,22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179">
            <text:p>1,4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15">
            <text:p>0,26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418173">
            <text:p>0,418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673">
            <text:p>0,626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237">
            <text:p>1,482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616">
            <text:p>0,129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546">
            <text:p>0,3715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207">
            <text:p>0,625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259">
            <text:p>0,210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982">
            <text:p>1,44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443">
            <text:p>0,128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5295">
            <text:p>0,0595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652">
            <text:p>0,3756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985">
            <text:p>0,143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154">
            <text:p>0,623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2578">
            <text:p>1,42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631">
            <text:p>0,263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586">
            <text:p>0,139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5774">
            <text:p>1,557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54">
            <text:p>0,25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2215">
            <text:p>0,0642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133">
            <text:p>0,3721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304">
            <text:p>0,612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686">
            <text:p>1,456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361">
            <text:p>0,136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7875">
            <text:p>0,617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273">
            <text:p>1,462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645">
            <text:p>0,2586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922">
            <text:p>0,36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604679">
            <text:p>0,604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78291">
            <text:p>0,03782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797">
            <text:p>1,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226">
            <text:p>0,28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352">
            <text:p>0,1193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6962">
            <text:p>0,0826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006">
            <text:p>0,395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002">
            <text:p>0,178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485">
            <text:p>0,213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.25684">
            <text:p>2,2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2105">
            <text:p>0,282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9762">
            <text:p>0,17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406736">
            <text:p>0,4067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6614">
            <text:p>0,646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283">
            <text:p>0,22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624">
            <text:p>1,46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440167">
            <text:p>0,440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698">
            <text:p>0,1216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6707">
            <text:p>0,4167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639">
            <text:p>0,1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899">
            <text:p>0,62989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528">
            <text:p>1,495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428">
            <text:p>0,2724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6666">
            <text:p>0,092666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382">
            <text:p>0,3873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3622">
            <text:p>0,663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608">
            <text:p>0,2516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196">
            <text:p>1,52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871">
            <text:p>0,122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428437">
            <text:p>0,4284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548">
            <text:p>0,13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177">
            <text:p>0,635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223">
            <text:p>1,53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51">
            <text:p>0,26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361">
            <text:p>0,414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669">
            <text:p>0,1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6057">
            <text:p>0,636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493">
            <text:p>1,414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4409">
            <text:p>0,0894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01164">
            <text:p>0,401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498">
            <text:p>0,169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640749">
            <text:p>0,640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123">
            <text:p>1,471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5675">
            <text:p>0,0665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48738">
            <text:p>0,48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975">
            <text:p>0,2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801">
            <text:p>0,642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1521">
            <text:p>1,615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097">
            <text:p>0,265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5675">
            <text:p>0,0665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54">
            <text:p>0,39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4591">
            <text:p>0,634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668">
            <text:p>1,516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721">
            <text:p>0,272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04097">
            <text:p>0,404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498">
            <text:p>0,169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666848">
            <text:p>0,666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865">
            <text:p>0,283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554">
            <text:p>1,50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555">
            <text:p>0,388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394">
            <text:p>0,6213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669">
            <text:p>1,4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646">
            <text:p>0,1196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2363">
            <text:p>0,0592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464">
            <text:p>0,379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31">
            <text:p>0,17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808">
            <text:p>0,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967">
            <text:p>1,4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276">
            <text:p>0,383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462">
            <text:p>0,62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868">
            <text:p>1,43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525">
            <text:p>0,259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238">
            <text:p>0,376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578">
            <text:p>0,122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086">
            <text:p>0,6260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935">
            <text:p>1,509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173">
            <text:p>0,279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983">
            <text:p>0,104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793">
            <text:p>0,6257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446">
            <text:p>1,474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751">
            <text:p>0,2627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943">
            <text:p>0,058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0439">
            <text:p>0,404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939">
            <text:p>0,119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508">
            <text:p>0,642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772">
            <text:p>0,235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31371">
            <text:p>0,03313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6067">
            <text:p>1,56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0337">
            <text:p>0,0680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698">
            <text:p>0,3996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015">
            <text:p>0,134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680631">
            <text:p>0,680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726">
            <text:p>0,211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90143">
            <text:p>1,9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95591">
            <text:p>0,495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40615">
            <text:p>0,406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6057">
            <text:p>0,636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3339">
            <text:p>1,8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308">
            <text:p>0,273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8607">
            <text:p>0,0668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449">
            <text:p>0,3844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375">
            <text:p>0,1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4063">
            <text:p>0,614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928">
            <text:p>0,2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616">
            <text:p>1,49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458">
            <text:p>0,262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7553">
            <text:p>0,0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418466">
            <text:p>0,418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586">
            <text:p>0,139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644268">
            <text:p>0,644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677">
            <text:p>1,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226">
            <text:p>0,28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006">
            <text:p>0,395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954525">
            <text:p>0,954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19">
            <text:p>1,4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397">
            <text:p>0,104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1365">
            <text:p>0,631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718">
            <text:p>1,44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344">
            <text:p>0,380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3811">
            <text:p>0,638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095">
            <text:p>0,226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88">
            <text:p>1,4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42">
            <text:p>0,25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9958">
            <text:p>0,0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8818">
            <text:p>0,398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888">
            <text:p>0,156888</text:p>
          </table:table-cell>
          <table:table-cell office:value-type="float" office:value="0">
            <text:p>0</text:p>
          </table:table-cell>
          <table:table-cell table:number-columns-repeated="2" office:value-type="float" office:value="0.609958">
            <text:p>0,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111">
            <text:p>1,51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578">
            <text:p>0,26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9958">
            <text:p>0,0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654">
            <text:p>0,414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9527">
            <text:p>0,159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394">
            <text:p>0,6213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447">
            <text:p>0,20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95">
            <text:p>1,4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924">
            <text:p>0,2639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4338">
            <text:p>0,124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023">
            <text:p>0,151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369">
            <text:p>1,4336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378">
            <text:p>0,309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156">
            <text:p>0,384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745">
            <text:p>0,1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9342">
            <text:p>0,619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989">
            <text:p>0,2219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149">
            <text:p>1,481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804">
            <text:p>0,264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209">
            <text:p>0,386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7563">
            <text:p>0,127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8139">
            <text:p>0,628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973">
            <text:p>1,47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42">
            <text:p>0,25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314">
            <text:p>0,390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903">
            <text:p>0,151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731363">
            <text:p>0,731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0464">
            <text:p>0,240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812">
            <text:p>1,5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49555">
            <text:p>0,249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538">
            <text:p>0,076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7025">
            <text:p>0,0607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405">
            <text:p>0,399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87082">
            <text:p>0,687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432">
            <text:p>0,21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8671">
            <text:p>0,0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9381">
            <text:p>1,69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51">
            <text:p>0,26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6097">
            <text:p>0,126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006">
            <text:p>0,395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4835">
            <text:p>0,15483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553">
            <text:p>0,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689">
            <text:p>1,446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584">
            <text:p>0,100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702624">
            <text:p>0,702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7357">
            <text:p>1,573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234">
            <text:p>0,2982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3734">
            <text:p>0,0923734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299">
            <text:p>0,395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30778">
            <text:p>0,630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355">
            <text:p>1,483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4029">
            <text:p>0,0824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278">
            <text:p>0,144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864204">
            <text:p>0,864204</text:p>
          </table:table-cell>
          <table:table-cell office:value-type="float" office:value="0">
            <text:p>0</text:p>
          </table:table-cell>
          <table:table-cell table:number-columns-repeated="2" office:value-type="float" office:value="0.428143">
            <text:p>0,428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2313">
            <text:p>1,623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5067">
            <text:p>0,2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420812">
            <text:p>0,420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903">
            <text:p>0,151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662742">
            <text:p>0,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5063">
            <text:p>0,04750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422">
            <text:p>1,4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856">
            <text:p>0,266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402044">
            <text:p>0,402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4531">
            <text:p>0,6545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515">
            <text:p>0,203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246">
            <text:p>1,45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818">
            <text:p>0,259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692">
            <text:p>0,14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224">
            <text:p>0,381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34884">
            <text:p>0,634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727">
            <text:p>1,51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308">
            <text:p>0,273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991">
            <text:p>0,3999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091">
            <text:p>0,148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57171">
            <text:p>0,657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152">
            <text:p>1,47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0664">
            <text:p>0,470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743">
            <text:p>0,106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751">
            <text:p>0,123751</text:p>
          </table:table-cell>
          <table:table-cell office:value-type="float" office:value="0">
            <text:p>0</text:p>
          </table:table-cell>
          <table:table-cell table:number-columns-repeated="2" office:value-type="float" office:value="0.438114">
            <text:p>0,438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479">
            <text:p>0,235479</text:p>
          </table:table-cell>
          <table:table-cell office:value-type="float" office:value="0">
            <text:p>0</text:p>
          </table:table-cell>
          <table:table-cell table:number-columns-repeated="2" office:value-type="float" office:value="0.656291">
            <text:p>0,656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344">
            <text:p>0,241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8">
            <text:p>1,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7025">
            <text:p>0,0607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103">
            <text:p>0,382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842">
            <text:p>0,132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0221">
            <text:p>0,62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981">
            <text:p>0,204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803">
            <text:p>1,4580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886">
            <text:p>0,256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401458">
            <text:p>0,401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0455">
            <text:p>0,640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762">
            <text:p>1,4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285">
            <text:p>0,26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8755">
            <text:p>0,0618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411721">
            <text:p>0,411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673">
            <text:p>0,626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8">
            <text:p>1,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939">
            <text:p>0,258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211">
            <text:p>0,147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605">
            <text:p>0,6296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139">
            <text:p>0,211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2278">
            <text:p>0,042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551">
            <text:p>1,41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405">
            <text:p>0,260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6962">
            <text:p>0,0826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863">
            <text:p>0,383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812">
            <text:p>0,14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2274">
            <text:p>0,622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958">
            <text:p>0,192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0378">
            <text:p>1,40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939">
            <text:p>0,119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1688">
            <text:p>0,062168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681">
            <text:p>0,3656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644561">
            <text:p>0,644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58">
            <text:p>1,45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5067">
            <text:p>0,2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865">
            <text:p>0,144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088">
            <text:p>0,387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962">
            <text:p>0,131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696759">
            <text:p>0,696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989">
            <text:p>0,2219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486">
            <text:p>1,53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413">
            <text:p>0,2774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431956">
            <text:p>0,4319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0.689135">
            <text:p>0,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922">
            <text:p>0,224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768">
            <text:p>1,477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8323">
            <text:p>0,268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141">
            <text:p>0,111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622">
            <text:p>0,385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639">
            <text:p>0,1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79164">
            <text:p>0,679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78">
            <text:p>1,5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01458">
            <text:p>0,401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481">
            <text:p>0,1354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7493">
            <text:p>0,6474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287">
            <text:p>1,51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66">
            <text:p>0,11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548">
            <text:p>0,13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677405">
            <text:p>0,677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532">
            <text:p>0,23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936637">
            <text:p>0,936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162">
            <text:p>0,501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0949">
            <text:p>0,08709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7357">
            <text:p>1,773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599107">
            <text:p>0,5991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968">
            <text:p>0,665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0844">
            <text:p>0,0310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4249">
            <text:p>1,54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624">
            <text:p>0,285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439287">
            <text:p>0,439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1217">
            <text:p>0,681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2548">
            <text:p>1,6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006">
            <text:p>0,117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402044">
            <text:p>0,402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67066">
            <text:p>0,67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671">
            <text:p>0,3096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208">
            <text:p>1,482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359">
            <text:p>0,3753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611424">
            <text:p>0,611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8208">
            <text:p>1,582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833">
            <text:p>0,25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719">
            <text:p>0,372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09664">
            <text:p>0,609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78">
            <text:p>1,4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833">
            <text:p>0,25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314">
            <text:p>0,390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264">
            <text:p>0,149264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088">
            <text:p>0,665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66">
            <text:p>1,46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886">
            <text:p>0,256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9494">
            <text:p>0,3694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597">
            <text:p>0,612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976">
            <text:p>1,469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69">
            <text:p>0,382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375">
            <text:p>0,1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68314">
            <text:p>0,668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4483">
            <text:p>1,644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480928">
            <text:p>0,4809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7534">
            <text:p>0,137534</text:p>
          </table:table-cell>
          <table:table-cell office:value-type="float" office:value="0">
            <text:p>0</text:p>
          </table:table-cell>
          <table:table-cell table:number-columns-repeated="2" office:value-type="float" office:value="0.650133">
            <text:p>0,6501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">
            <text:p>1,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329">
            <text:p>0,107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422865">
            <text:p>0,422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909">
            <text:p>0,129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7816">
            <text:p>0,637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447">
            <text:p>0,20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41">
            <text:p>1,4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074">
            <text:p>0,253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635">
            <text:p>0,063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426">
            <text:p>0,3724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966">
            <text:p>0,626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66">
            <text:p>1,46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939">
            <text:p>0,258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8027">
            <text:p>0,3680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06439">
            <text:p>0,6064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409">
            <text:p>0,199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5598">
            <text:p>1,65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181">
            <text:p>0,296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036">
            <text:p>0,3850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985">
            <text:p>0,143985</text:p>
          </table:table-cell>
          <table:table-cell office:value-type="float" office:value="0">
            <text:p>0</text:p>
          </table:table-cell>
          <table:table-cell table:number-columns-repeated="2" office:value-type="float" office:value="1.06009">
            <text:p>1,060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8639">
            <text:p>0,558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54251">
            <text:p>0,0542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287">
            <text:p>1,7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93">
            <text:p>0,38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127">
            <text:p>0,116127</text:p>
          </table:table-cell>
          <table:table-cell office:value-type="float" office:value="0">
            <text:p>0</text:p>
          </table:table-cell>
          <table:table-cell table:number-columns-repeated="2" office:value-type="float" office:value="1.15687">
            <text:p>1,156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25">
            <text:p>1,2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49911">
            <text:p>0,49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3481">
            <text:p>0,04134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.0199">
            <text:p>2,019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471544">
            <text:p>0,471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91347">
            <text:p>0,913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9612">
            <text:p>0,329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0844">
            <text:p>0,0310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3339">
            <text:p>1,8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842">
            <text:p>0,132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433422">
            <text:p>0,433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797">
            <text:p>0,1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088">
            <text:p>0,665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441">
            <text:p>0,228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99087">
            <text:p>1,990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559">
            <text:p>0,327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673">
            <text:p>0,070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413774">
            <text:p>0,4137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5">
            <text:p>0,6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938">
            <text:p>1,49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77405">
            <text:p>0,677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844">
            <text:p>0,171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750717">
            <text:p>0,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319">
            <text:p>1,5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707">
            <text:p>0,2777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473">
            <text:p>0,118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478875">
            <text:p>0,478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812">
            <text:p>0,13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871">
            <text:p>0,6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2278">
            <text:p>0,042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9967">
            <text:p>1,7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812">
            <text:p>0,281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4409">
            <text:p>0,0894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692361">
            <text:p>0,692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017">
            <text:p>0,173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5998">
            <text:p>0,655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9878">
            <text:p>0,239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108">
            <text:p>1,52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405">
            <text:p>0,399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42">
            <text:p>0,11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431076">
            <text:p>0,431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58637">
            <text:p>0,658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487">
            <text:p>0,252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7911">
            <text:p>0,03079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7152">
            <text:p>1,67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156">
            <text:p>0,106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54">
            <text:p>0,39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4542">
            <text:p>0,154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64896">
            <text:p>0,648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366">
            <text:p>1,44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732">
            <text:p>0,467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1.61551">
            <text:p>1,61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331">
            <text:p>0,146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871">
            <text:p>0,6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9555">
            <text:p>0,249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683">
            <text:p>1,466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443">
            <text:p>0,267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402337">
            <text:p>0,402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61">
            <text:p>0,1516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63">
            <text:p>1,4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458">
            <text:p>0,123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878">
            <text:p>0,378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677">
            <text:p>0,1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447">
            <text:p>0,623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466">
            <text:p>1,50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194">
            <text:p>0,252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943">
            <text:p>0,058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637">
            <text:p>0,380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325">
            <text:p>1,48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8968">
            <text:p>0,248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261">
            <text:p>0,388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611131">
            <text:p>0,611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862">
            <text:p>1,458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127">
            <text:p>0,2551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593">
            <text:p>0,395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606145">
            <text:p>0,6061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454">
            <text:p>1,44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179">
            <text:p>0,257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538">
            <text:p>0,076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4772">
            <text:p>0,374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72">
            <text:p>0,6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635">
            <text:p>0,2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015">
            <text:p>1,44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954">
            <text:p>0,2539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4704">
            <text:p>0,07947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2215">
            <text:p>0,0642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029">
            <text:p>0,12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89">
            <text:p>0,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029">
            <text:p>1,4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728">
            <text:p>0,250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462">
            <text:p>0,062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804">
            <text:p>0,125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10544">
            <text:p>0,610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959">
            <text:p>1,52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608491">
            <text:p>0,6084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7293">
            <text:p>0,417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6291">
            <text:p>0,656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8384">
            <text:p>1,58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654">
            <text:p>0,553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66">
            <text:p>0,11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4325">
            <text:p>0,0724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699692">
            <text:p>0,699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812">
            <text:p>0,13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77698">
            <text:p>0,6776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3426">
            <text:p>0,2334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3692">
            <text:p>1,6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578">
            <text:p>0,26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795">
            <text:p>0,386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669">
            <text:p>0,1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617289">
            <text:p>0,617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274">
            <text:p>0,2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0349">
            <text:p>1,40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781">
            <text:p>0,252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5147">
            <text:p>0,06451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306">
            <text:p>0,3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165">
            <text:p>0,12316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0837">
            <text:p>0,61083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.53744267326733">
            <text:p>1,5374426733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288609099009901">
            <text:p>0,288609099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07889521782178">
            <text:p>0,107889521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0724266574257425">
            <text:p>0,0724266574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443610089108911">
            <text:p>0,443610089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146775367326733">
            <text:p>0,146775367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0.667219554455445">
            <text:p>0,6672195545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236860831683168">
            <text:p>0,236860831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0305327148514851">
            <text:p>0,0305327149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.53744267326733">
            <text:p>1,537442673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0.288609099009901">
            <text:p>0,28860909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7889521782178">
            <text:p>0,1078895218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724266574257425">
            <text:p>0,072426657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0.443610089108911">
            <text:p>0,4436100891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146775367326733">
            <text:p>0,1467753673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0.667219554455445">
            <text:p>0,667219554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236860831683168">
            <text:p>0,2368608317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05327148514851">
            <text:p>0,0305327149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6587">
            <text:p>5,16587</text:p>
          </table:table-cell>
          <table:table-cell office:value-type="float" office:value="0">
            <text:p>0</text:p>
          </table:table-cell>
          <table:table-cell table:number-columns-repeated="2" office:value-type="float" office:value="1.93896">
            <text:p>1,938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28">
            <text:p>0,32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49">
            <text:p>2,83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163">
            <text:p>5,5163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31">
            <text:p>1,98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439">
            <text:p>0,1894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9349">
            <text:p>2,79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5211">
            <text:p>0,0425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417">
            <text:p>5,14417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152">
            <text:p>0,30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7178">
            <text:p>2,97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833">
            <text:p>0,393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463333">
            <text:p>0,04633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492">
            <text:p>5,88492</text:p>
          </table:table-cell>
          <table:table-cell office:value-type="float" office:value="0">
            <text:p>0</text:p>
          </table:table-cell>
          <table:table-cell table:number-columns-repeated="2" office:value-type="float" office:value="2.046">
            <text:p>2,0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156">
            <text:p>0,106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3206">
            <text:p>0,090320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591">
            <text:p>0,35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77">
            <text:p>0,196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4364">
            <text:p>2,743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7642">
            <text:p>5,47642</text:p>
          </table:table-cell>
          <table:table-cell office:value-type="float" office:value="0">
            <text:p>0</text:p>
          </table:table-cell>
          <table:table-cell table:number-columns-repeated="2" office:value-type="float" office:value="2.07386">
            <text:p>2,07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71">
            <text:p>0,0909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753">
            <text:p>0,301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067">
            <text:p>2,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7876">
            <text:p>6,07876</text:p>
          </table:table-cell>
          <table:table-cell office:value-type="float" office:value="0">
            <text:p>0</text:p>
          </table:table-cell>
          <table:table-cell table:number-columns-repeated="2" office:value-type="float" office:value="2.07855">
            <text:p>2,0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426677">
            <text:p>0,426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.87824">
            <text:p>2,878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4915">
            <text:p>5,3491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324">
            <text:p>1,983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618">
            <text:p>0,3076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441">
            <text:p>0,228441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19">
            <text:p>2,9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728">
            <text:p>5,087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46">
            <text:p>1,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44567">
            <text:p>0,344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852">
            <text:p>0,188852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48">
            <text:p>2,7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681">
            <text:p>0,2266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57468">
            <text:p>0,04574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3683">
            <text:p>5,63683</text:p>
          </table:table-cell>
          <table:table-cell office:value-type="float" office:value="0">
            <text:p>0</text:p>
          </table:table-cell>
          <table:table-cell table:number-columns-repeated="2" office:value-type="float" office:value="2.21022">
            <text:p>2,21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2.74628">
            <text:p>2,74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973">
            <text:p>0,187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18227">
            <text:p>6,18227</text:p>
          </table:table-cell>
          <table:table-cell office:value-type="float" office:value="0">
            <text:p>0</text:p>
          </table:table-cell>
          <table:table-cell table:number-columns-repeated="2" office:value-type="float" office:value="1.99527">
            <text:p>1,99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2067">
            <text:p>0,0692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181">
            <text:p>0,296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679">
            <text:p>0,187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452">
            <text:p>2,644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5824">
            <text:p>5,55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58">
            <text:p>2,007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791">
            <text:p>0,308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2.97325">
            <text:p>2,97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652">
            <text:p>5,1465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251">
            <text:p>1,932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673">
            <text:p>0,070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304">
            <text:p>0,334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2.69261">
            <text:p>2,69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922">
            <text:p>5,12922</text:p>
          </table:table-cell>
          <table:table-cell office:value-type="float" office:value="0">
            <text:p>0</text:p>
          </table:table-cell>
          <table:table-cell table:number-columns-repeated="2" office:value-type="float" office:value="2.62458">
            <text:p>2,62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481808">
            <text:p>0,481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346">
            <text:p>0,280346</text:p>
          </table:table-cell>
          <table:table-cell office:value-type="float" office:value="0">
            <text:p>0</text:p>
          </table:table-cell>
          <table:table-cell table:number-columns-repeated="2" office:value-type="float" office:value="3.06152">
            <text:p>3,0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067">
            <text:p>0,136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403">
            <text:p>5,09403</text:p>
          </table:table-cell>
          <table:table-cell office:value-type="float" office:value="0">
            <text:p>0</text:p>
          </table:table-cell>
          <table:table-cell table:number-columns-repeated="2" office:value-type="float" office:value="1.99996">
            <text:p>1,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483567">
            <text:p>0,483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4804">
            <text:p>2,74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285">
            <text:p>0,26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2004">
            <text:p>0,09120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127">
            <text:p>5,13127</text:p>
          </table:table-cell>
          <table:table-cell office:value-type="float" office:value="0">
            <text:p>0</text:p>
          </table:table-cell>
          <table:table-cell table:number-columns-repeated="2" office:value-type="float" office:value="2.57854">
            <text:p>2,5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2.75361">
            <text:p>2,75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39806">
            <text:p>8,39806</text:p>
          </table:table-cell>
          <table:table-cell office:value-type="float" office:value="0">
            <text:p>0</text:p>
          </table:table-cell>
          <table:table-cell table:number-columns-repeated="2" office:value-type="float" office:value="3.98994">
            <text:p>3,989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3059">
            <text:p>0,0953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911">
            <text:p>0,307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483274">
            <text:p>0,483274</text:p>
          </table:table-cell>
          <table:table-cell office:value-type="float" office:value="0">
            <text:p>0</text:p>
          </table:table-cell>
          <table:table-cell table:number-columns-repeated="2" office:value-type="float" office:value="2.68997">
            <text:p>2,68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564">
            <text:p>5,045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482">
            <text:p>2,044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205">
            <text:p>0,30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247">
            <text:p>0,254247</text:p>
          </table:table-cell>
          <table:table-cell office:value-type="float" office:value="0">
            <text:p>0</text:p>
          </table:table-cell>
          <table:table-cell table:number-columns-repeated="2" office:value-type="float" office:value="3.16621">
            <text:p>3,166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746">
            <text:p>4,92746</text:p>
          </table:table-cell>
          <table:table-cell office:value-type="float" office:value="0">
            <text:p>0</text:p>
          </table:table-cell>
          <table:table-cell table:number-columns-repeated="2" office:value-type="float" office:value="2.15802">
            <text:p>2,158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224">
            <text:p>0,381224</text:p>
          </table:table-cell>
          <table:table-cell office:value-type="float" office:value="0">
            <text:p>0</text:p>
          </table:table-cell>
          <table:table-cell table:number-columns-repeated="2" office:value-type="float" office:value="3.05272">
            <text:p>3,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423">
            <text:p>5,02423</text:p>
          </table:table-cell>
          <table:table-cell office:value-type="float" office:value="0">
            <text:p>0</text:p>
          </table:table-cell>
          <table:table-cell table:number-columns-repeated="2" office:value-type="float" office:value="4.21164">
            <text:p>4,21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46">
            <text:p>0,16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6939">
            <text:p>0,536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766">
            <text:p>0,3967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0639">
            <text:p>3,0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576">
            <text:p>5,0057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63">
            <text:p>1,99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7">
            <text:p>0,2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30787">
            <text:p>0,230787</text:p>
          </table:table-cell>
          <table:table-cell office:value-type="float" office:value="0">
            <text:p>0</text:p>
          </table:table-cell>
          <table:table-cell table:number-columns-repeated="2" office:value-type="float" office:value="2.87736">
            <text:p>2,877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775">
            <text:p>5,02775</text:p>
          </table:table-cell>
          <table:table-cell office:value-type="float" office:value="0">
            <text:p>0</text:p>
          </table:table-cell>
          <table:table-cell table:number-columns-repeated="2" office:value-type="float" office:value="1.99556">
            <text:p>1,99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74472">
            <text:p>0,0674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9612">
            <text:p>0,329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943">
            <text:p>0,1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65918">
            <text:p>2,65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093">
            <text:p>0,187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602">
            <text:p>5,016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4424">
            <text:p>1,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382">
            <text:p>0,1093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738">
            <text:p>0,306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2.64892">
            <text:p>2,64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356">
            <text:p>0,197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881">
            <text:p>5,06881</text:p>
          </table:table-cell>
          <table:table-cell office:value-type="float" office:value="0">
            <text:p>0</text:p>
          </table:table-cell>
          <table:table-cell table:number-columns-repeated="2" office:value-type="float" office:value="2.00348">
            <text:p>2,0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523">
            <text:p>0,35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92">
            <text:p>0,18592</text:p>
          </table:table-cell>
          <table:table-cell office:value-type="float" office:value="0">
            <text:p>0</text:p>
          </table:table-cell>
          <table:table-cell table:number-columns-repeated="2" office:value-type="float" office:value="3.09847">
            <text:p>3,098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34178">
            <text:p>7,34178</text:p>
          </table:table-cell>
          <table:table-cell office:value-type="float" office:value="0">
            <text:p>0</text:p>
          </table:table-cell>
          <table:table-cell table:number-columns-repeated="2" office:value-type="float" office:value="1.99849">
            <text:p>1,998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464799">
            <text:p>0,46479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49">
            <text:p>2,83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416">
            <text:p>0,184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7467">
            <text:p>4,9746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374">
            <text:p>2,013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9219">
            <text:p>0,0859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74483">
            <text:p>0,17448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006">
            <text:p>2,86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612">
            <text:p>0,190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467">
            <text:p>5,17467</text:p>
          </table:table-cell>
          <table:table-cell office:value-type="float" office:value="0">
            <text:p>0</text:p>
          </table:table-cell>
          <table:table-cell table:number-columns-repeated="2" office:value-type="float" office:value="1.97239">
            <text:p>1,972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2428">
            <text:p>3,024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5032">
            <text:p>5,45032</text:p>
          </table:table-cell>
          <table:table-cell office:value-type="float" office:value="0">
            <text:p>0</text:p>
          </table:table-cell>
          <table:table-cell table:number-columns-repeated="2" office:value-type="float" office:value="2.14951">
            <text:p>2,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019">
            <text:p>0,073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808">
            <text:p>0,0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498">
            <text:p>0,308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3.27178">
            <text:p>3,27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1521">
            <text:p>0,1815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283">
            <text:p>5,00283</text:p>
          </table:table-cell>
          <table:table-cell office:value-type="float" office:value="0">
            <text:p>0</text:p>
          </table:table-cell>
          <table:table-cell table:number-columns-repeated="2" office:value-type="float" office:value="2.19702">
            <text:p>2,1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51312">
            <text:p>0,351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759">
            <text:p>0,557759</text:p>
          </table:table-cell>
          <table:table-cell office:value-type="float" office:value="0">
            <text:p>0</text:p>
          </table:table-cell>
          <table:table-cell table:number-columns-repeated="2" office:value-type="float" office:value="7.65995">
            <text:p>7,659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5738">
            <text:p>0,04457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171">
            <text:p>9,6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9644">
            <text:p>2,096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473">
            <text:p>0,118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006">
            <text:p>0,117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58">
            <text:p>3,002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949">
            <text:p>0,175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2071">
            <text:p>5,42071</text:p>
          </table:table-cell>
          <table:table-cell office:value-type="float" office:value="0">
            <text:p>0</text:p>
          </table:table-cell>
          <table:table-cell table:number-columns-repeated="2" office:value-type="float" office:value="2.16916">
            <text:p>2,16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949">
            <text:p>0,31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3.3662">
            <text:p>3,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2305">
            <text:p>5,423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221">
            <text:p>2,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8762">
            <text:p>0,31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2.83513">
            <text:p>2,83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7086">
            <text:p>5,0708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028">
            <text:p>1,990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856">
            <text:p>0,544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73">
            <text:p>2,730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527">
            <text:p>0,298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889">
            <text:p>5,13889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66">
            <text:p>1,96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727">
            <text:p>2,70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282">
            <text:p>5,10282</text:p>
          </table:table-cell>
          <table:table-cell office:value-type="float" office:value="0">
            <text:p>0</text:p>
          </table:table-cell>
          <table:table-cell table:number-columns-repeated="2" office:value-type="float" office:value="2.07298">
            <text:p>2,072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314">
            <text:p>0,251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783">
            <text:p>0,152783</text:p>
          </table:table-cell>
          <table:table-cell office:value-type="float" office:value="0">
            <text:p>0</text:p>
          </table:table-cell>
          <table:table-cell table:number-columns-repeated="2" office:value-type="float" office:value="2.72047">
            <text:p>2,72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829">
            <text:p>0,176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206">
            <text:p>5,06206</text:p>
          </table:table-cell>
          <table:table-cell office:value-type="float" office:value="0">
            <text:p>0</text:p>
          </table:table-cell>
          <table:table-cell table:number-columns-repeated="2" office:value-type="float" office:value="4.52131">
            <text:p>4,52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6386">
            <text:p>0,326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3894">
            <text:p>2,9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153">
            <text:p>5,24153</text:p>
          </table:table-cell>
          <table:table-cell office:value-type="float" office:value="0">
            <text:p>0</text:p>
          </table:table-cell>
          <table:table-cell table:number-columns-repeated="2" office:value-type="float" office:value="1.9894">
            <text:p>1,9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574">
            <text:p>0,322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77296">
            <text:p>2,7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8171">
            <text:p>4,98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34">
            <text:p>2,04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3.23571">
            <text:p>3,23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097">
            <text:p>0,265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539578">
            <text:p>0,05395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47519">
            <text:p>8,475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656">
            <text:p>0,17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593">
            <text:p>0,395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333">
            <text:p>0,185333</text:p>
          </table:table-cell>
          <table:table-cell office:value-type="float" office:value="0">
            <text:p>0</text:p>
          </table:table-cell>
          <table:table-cell table:number-columns-repeated="2" office:value-type="float" office:value="3.24509">
            <text:p>3,245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183">
            <text:p>0,196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881">
            <text:p>5,06881</text:p>
          </table:table-cell>
          <table:table-cell office:value-type="float" office:value="0">
            <text:p>0</text:p>
          </table:table-cell>
          <table:table-cell table:number-columns-repeated="2" office:value-type="float" office:value="2.18705">
            <text:p>2,187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71">
            <text:p>0,0909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527">
            <text:p>0,298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9762">
            <text:p>0,179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67971">
            <text:p>2,679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373">
            <text:p>5,0937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4261">
            <text:p>0,0944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0551">
            <text:p>0,31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055">
            <text:p>0,180055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348">
            <text:p>0,18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541">
            <text:p>5,02541</text:p>
          </table:table-cell>
          <table:table-cell office:value-type="float" office:value="0">
            <text:p>0</text:p>
          </table:table-cell>
          <table:table-cell table:number-columns-repeated="2" office:value-type="float" office:value="4.55973">
            <text:p>4,55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694">
            <text:p>0,18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423745">
            <text:p>0,423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0494">
            <text:p>0,2304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1137">
            <text:p>3,31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648">
            <text:p>0,158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628">
            <text:p>5,126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6447">
            <text:p>1,9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0337">
            <text:p>0,0680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715">
            <text:p>0,294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01">
            <text:p>0,19501</text:p>
          </table:table-cell>
          <table:table-cell office:value-type="float" office:value="0">
            <text:p>0</text:p>
          </table:table-cell>
          <table:table-cell table:number-columns-repeated="2" office:value-type="float" office:value="2.94598">
            <text:p>2,9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88729">
            <text:p>4,88729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61">
            <text:p>2,097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333">
            <text:p>0,185333</text:p>
          </table:table-cell>
          <table:table-cell office:value-type="float" office:value="0">
            <text:p>0</text:p>
          </table:table-cell>
          <table:table-cell table:number-columns-repeated="2" office:value-type="float" office:value="3.12427">
            <text:p>3,12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015">
            <text:p>0,27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6674">
            <text:p>5,6667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386">
            <text:p>1,97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6202">
            <text:p>0,068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73">
            <text:p>0,28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2.67648">
            <text:p>2,67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16122">
            <text:p>0,316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993">
            <text:p>5,19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8089">
            <text:p>2,08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2.86445">
            <text:p>2,8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574">
            <text:p>0,183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245">
            <text:p>6,3245</text:p>
          </table:table-cell>
          <table:table-cell office:value-type="float" office:value="0">
            <text:p>0</text:p>
          </table:table-cell>
          <table:table-cell table:number-columns-repeated="2" office:value-type="float" office:value="6.14386">
            <text:p>6,14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323">
            <text:p>0,129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45219">
            <text:p>0,45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681">
            <text:p>0,36568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197">
            <text:p>3,90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819">
            <text:p>10,3819</text:p>
          </table:table-cell>
          <table:table-cell office:value-type="float" office:value="0">
            <text:p>0</text:p>
          </table:table-cell>
          <table:table-cell table:number-columns-repeated="2" office:value-type="float" office:value="4.87468">
            <text:p>4,87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1019">
            <text:p>0,351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118">
            <text:p>0,377118</text:p>
          </table:table-cell>
          <table:table-cell office:value-type="float" office:value="0">
            <text:p>0</text:p>
          </table:table-cell>
          <table:table-cell table:number-columns-repeated="2" office:value-type="float" office:value="0.459814">
            <text:p>0,459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35887">
            <text:p>3,35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283">
            <text:p>0,22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19635">
            <text:p>6,1963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037">
            <text:p>2,0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2004">
            <text:p>0,0912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7">
            <text:p>0,2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1873">
            <text:p>0,161873</text:p>
          </table:table-cell>
          <table:table-cell office:value-type="float" office:value="0">
            <text:p>0</text:p>
          </table:table-cell>
          <table:table-cell table:number-columns-repeated="2" office:value-type="float" office:value="2.98029">
            <text:p>2,98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0432">
            <text:p>0,350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71982">
            <text:p>5,7198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79">
            <text:p>2,037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411721">
            <text:p>0,411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825">
            <text:p>0,237825</text:p>
          </table:table-cell>
          <table:table-cell office:value-type="float" office:value="0">
            <text:p>0</text:p>
          </table:table-cell>
          <table:table-cell table:number-columns-repeated="2" office:value-type="float" office:value="3.46649">
            <text:p>3,466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30785">
            <text:p>0,330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3918">
            <text:p>5,5391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036">
            <text:p>2,260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819">
            <text:p>0,1208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4.32777">
            <text:p>4,327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561">
            <text:p>0,227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3681">
            <text:p>6,33681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41">
            <text:p>1,945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1724">
            <text:p>0,31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5008">
            <text:p>0,295008</text:p>
          </table:table-cell>
          <table:table-cell office:value-type="float" office:value="0">
            <text:p>0</text:p>
          </table:table-cell>
          <table:table-cell table:number-columns-repeated="2" office:value-type="float" office:value="3.43834">
            <text:p>3,43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40169">
            <text:p>0,0340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9254">
            <text:p>5,89254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36">
            <text:p>1,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051">
            <text:p>0,102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091">
            <text:p>0,148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27">
            <text:p>2,84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236">
            <text:p>0,1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22574">
            <text:p>0,0322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766">
            <text:p>5,25766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3">
            <text:p>0,1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949">
            <text:p>0,31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183">
            <text:p>0,196183</text:p>
          </table:table-cell>
          <table:table-cell office:value-type="float" office:value="0">
            <text:p>0</text:p>
          </table:table-cell>
          <table:table-cell table:number-columns-repeated="2" office:value-type="float" office:value="2.8146">
            <text:p>2,8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221">
            <text:p>0,2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232">
            <text:p>5,37232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92">
            <text:p>1,992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829">
            <text:p>0,31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213">
            <text:p>0,186213</text:p>
          </table:table-cell>
          <table:table-cell office:value-type="float" office:value="0">
            <text:p>0</text:p>
          </table:table-cell>
          <table:table-cell table:number-columns-repeated="2" office:value-type="float" office:value="2.96651">
            <text:p>2,966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6557">
            <text:p>5,36557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209">
            <text:p>0,108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38396">
            <text:p>0,09383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3.12691">
            <text:p>3,1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574">
            <text:p>0,183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8818">
            <text:p>0,03988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9753">
            <text:p>5,897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88">
            <text:p>2,8198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450137">
            <text:p>0,450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2.80639">
            <text:p>2,8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04">
            <text:p>0,18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179">
            <text:p>5,65179</text:p>
          </table:table-cell>
          <table:table-cell office:value-type="float" office:value="0">
            <text:p>0</text:p>
          </table:table-cell>
          <table:table-cell table:number-columns-repeated="2" office:value-type="float" office:value="1.97914">
            <text:p>1,979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8017">
            <text:p>0,0868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2076">
            <text:p>0,292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949">
            <text:p>0,175949</text:p>
          </table:table-cell>
          <table:table-cell office:value-type="float" office:value="0">
            <text:p>0</text:p>
          </table:table-cell>
          <table:table-cell table:number-columns-repeated="2" office:value-type="float" office:value="2.67795">
            <text:p>2,67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243">
            <text:p>0,1762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98">
            <text:p>5,2479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685">
            <text:p>1,956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0274">
            <text:p>0,0900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92">
            <text:p>0,1859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3">
            <text:p>2,8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664">
            <text:p>0,19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276">
            <text:p>5,12276</text:p>
          </table:table-cell>
          <table:table-cell office:value-type="float" office:value="0">
            <text:p>0</text:p>
          </table:table-cell>
          <table:table-cell table:number-columns-repeated="2" office:value-type="float" office:value="1.91492">
            <text:p>1,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2545">
            <text:p>2,725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7729">
            <text:p>6,07729</text:p>
          </table:table-cell>
          <table:table-cell office:value-type="float" office:value="0">
            <text:p>0</text:p>
          </table:table-cell>
          <table:table-cell table:number-columns-repeated="2" office:value-type="float" office:value="3.0231">
            <text:p>3,0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0422">
            <text:p>0,0850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299">
            <text:p>0,256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481">
            <text:p>0,135481</text:p>
          </table:table-cell>
          <table:table-cell office:value-type="float" office:value="0">
            <text:p>0</text:p>
          </table:table-cell>
          <table:table-cell table:number-columns-repeated="2" office:value-type="float" office:value="2.99994">
            <text:p>2,999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857">
            <text:p>5,04857</text:p>
          </table:table-cell>
          <table:table-cell office:value-type="float" office:value="0">
            <text:p>0</text:p>
          </table:table-cell>
          <table:table-cell table:number-columns-repeated="2" office:value-type="float" office:value="2.09849">
            <text:p>2,098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66">
            <text:p>0,25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947">
            <text:p>0,136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48">
            <text:p>2,7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812">
            <text:p>0,14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37">
            <text:p>5,1037</text:p>
          </table:table-cell>
          <table:table-cell office:value-type="float" office:value="0">
            <text:p>0</text:p>
          </table:table-cell>
          <table:table-cell table:number-columns-repeated="2" office:value-type="float" office:value="1.946">
            <text:p>1,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728">
            <text:p>0,250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167">
            <text:p>0,1621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3513">
            <text:p>3,03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241">
            <text:p>5,14241</text:p>
          </table:table-cell>
          <table:table-cell office:value-type="float" office:value="0">
            <text:p>0</text:p>
          </table:table-cell>
          <table:table-cell table:number-columns-repeated="2" office:value-type="float" office:value="1.9328">
            <text:p>1,9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7261">
            <text:p>0,527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4186">
            <text:p>0,374186</text:p>
          </table:table-cell>
          <table:table-cell office:value-type="float" office:value="0">
            <text:p>0</text:p>
          </table:table-cell>
          <table:table-cell table:number-columns-repeated="2" office:value-type="float" office:value="2.69554">
            <text:p>2,69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423">
            <text:p>10,0423</text:p>
          </table:table-cell>
          <table:table-cell office:value-type="float" office:value="0">
            <text:p>0</text:p>
          </table:table-cell>
          <table:table-cell table:number-columns-repeated="2" office:value-type="float" office:value="4.71427">
            <text:p>4,71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5">
            <text:p>0,0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39">
            <text:p>2,84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904">
            <text:p>5,189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9367">
            <text:p>0,0809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143">
            <text:p>0,289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162">
            <text:p>0,362162</text:p>
          </table:table-cell>
          <table:table-cell office:value-type="float" office:value="0">
            <text:p>0</text:p>
          </table:table-cell>
          <table:table-cell table:number-columns-repeated="2" office:value-type="float" office:value="2.89789">
            <text:p>2,8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80631">
            <text:p>6,80631</text:p>
          </table:table-cell>
          <table:table-cell office:value-type="float" office:value="0">
            <text:p>0</text:p>
          </table:table-cell>
          <table:table-cell table:number-columns-repeated="2" office:value-type="float" office:value="2.02752">
            <text:p>2,02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2.64422">
            <text:p>2,64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268">
            <text:p>0,227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24383">
            <text:p>7,24383</text:p>
          </table:table-cell>
          <table:table-cell office:value-type="float" office:value="0">
            <text:p>0</text:p>
          </table:table-cell>
          <table:table-cell table:number-columns-repeated="2" office:value-type="float" office:value="3.158">
            <text:p>3,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565">
            <text:p>0,16656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620221">
            <text:p>0,62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6707">
            <text:p>0,416707</text:p>
          </table:table-cell>
          <table:table-cell office:value-type="float" office:value="0">
            <text:p>0</text:p>
          </table:table-cell>
          <table:table-cell table:number-columns-repeated="2" office:value-type="float" office:value="4.64711">
            <text:p>4,64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361">
            <text:p>0,136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599">
            <text:p>5,12599</text:p>
          </table:table-cell>
          <table:table-cell office:value-type="float" office:value="0">
            <text:p>0</text:p>
          </table:table-cell>
          <table:table-cell table:number-columns-repeated="2" office:value-type="float" office:value="2.00875">
            <text:p>2,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8164">
            <text:p>0,0818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143">
            <text:p>0,289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41">
            <text:p>2,95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185">
            <text:p>5,23185</text:p>
          </table:table-cell>
          <table:table-cell office:value-type="float" office:value="0">
            <text:p>0</text:p>
          </table:table-cell>
          <table:table-cell table:number-columns-repeated="2" office:value-type="float" office:value="2.36945">
            <text:p>2,36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498">
            <text:p>0,308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356">
            <text:p>0,19735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85">
            <text:p>2,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742">
            <text:p>5,3374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1">
            <text:p>1,9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12">
            <text:p>2,857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9021">
            <text:p>5,29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00582">
            <text:p>2,00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323">
            <text:p>0,129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266">
            <text:p>0,18826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642">
            <text:p>2,79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4447">
            <text:p>4,9444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29">
            <text:p>1,96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1856">
            <text:p>0,0961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0865">
            <text:p>0,0700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958">
            <text:p>0,192958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48">
            <text:p>2,8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108">
            <text:p>0,182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488">
            <text:p>5,00488</text:p>
          </table:table-cell>
          <table:table-cell office:value-type="float" office:value="0">
            <text:p>0</text:p>
          </table:table-cell>
          <table:table-cell table:number-columns-repeated="2" office:value-type="float" office:value="2.40347">
            <text:p>2,403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8289">
            <text:p>0,478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.74598">
            <text:p>2,7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627">
            <text:p>0,185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555">
            <text:p>5,17555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26972">
            <text:p>0,3269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108">
            <text:p>0,182108</text:p>
          </table:table-cell>
          <table:table-cell office:value-type="float" office:value="0">
            <text:p>0</text:p>
          </table:table-cell>
          <table:table-cell table:number-columns-repeated="2" office:value-type="float" office:value="3.12691">
            <text:p>3,1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5211">
            <text:p>0,0425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3506">
            <text:p>5,93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041">
            <text:p>2,9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648">
            <text:p>0,297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831">
            <text:p>0,215831</text:p>
          </table:table-cell>
          <table:table-cell office:value-type="float" office:value="0">
            <text:p>0</text:p>
          </table:table-cell>
          <table:table-cell table:number-columns-repeated="2" office:value-type="float" office:value="2.96504">
            <text:p>2,96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77">
            <text:p>0,19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9725">
            <text:p>4,9972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63">
            <text:p>2,03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911">
            <text:p>0,307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2.74481">
            <text:p>2,744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687">
            <text:p>4,926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6212">
            <text:p>2,162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5183">
            <text:p>0,335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.57001">
            <text:p>3,57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2452">
            <text:p>5,32452</text:p>
          </table:table-cell>
          <table:table-cell office:value-type="float" office:value="0">
            <text:p>0</text:p>
          </table:table-cell>
          <table:table-cell table:number-columns-repeated="2" office:value-type="float" office:value="2.06623">
            <text:p>2,06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882">
            <text:p>0,1788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3.01196">
            <text:p>3,01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439">
            <text:p>0,1894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965">
            <text:p>5,279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8998">
            <text:p>2,08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44557">
            <text:p>0,0844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095">
            <text:p>0,365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221">
            <text:p>0,2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91">
            <text:p>2,848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1924">
            <text:p>5,2192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34">
            <text:p>2,04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47207">
            <text:p>0,347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4369">
            <text:p>0,2436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695">
            <text:p>2,81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122">
            <text:p>5,4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86">
            <text:p>2,051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3.03659">
            <text:p>3,036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515">
            <text:p>5,1515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28">
            <text:p>2,0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54">
            <text:p>0,25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205">
            <text:p>0,30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408">
            <text:p>2,794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5854">
            <text:p>5,1585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122">
            <text:p>1,97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547789">
            <text:p>0,547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39">
            <text:p>2,84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65">
            <text:p>0,19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4093">
            <text:p>5,940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7151">
            <text:p>2,071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2447">
            <text:p>0,0762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45449">
            <text:p>0,245449</text:p>
          </table:table-cell>
          <table:table-cell office:value-type="float" office:value="0">
            <text:p>0</text:p>
          </table:table-cell>
          <table:table-cell table:number-columns-repeated="2" office:value-type="float" office:value="3.5577">
            <text:p>3,55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48675">
            <text:p>0,248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30688">
            <text:p>7,30688</text:p>
          </table:table-cell>
          <table:table-cell office:value-type="float" office:value="0">
            <text:p>0</text:p>
          </table:table-cell>
          <table:table-cell table:number-columns-repeated="2" office:value-type="float" office:value="2.22312">
            <text:p>2,22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2447">
            <text:p>0,0762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74472">
            <text:p>0,0674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1724">
            <text:p>0,31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31371">
            <text:p>0,331371</text:p>
          </table:table-cell>
          <table:table-cell office:value-type="float" office:value="0">
            <text:p>0</text:p>
          </table:table-cell>
          <table:table-cell table:number-columns-repeated="2" office:value-type="float" office:value="3.26445">
            <text:p>3,2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3772">
            <text:p>5,03772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41">
            <text:p>1,945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0865">
            <text:p>0,0700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445">
            <text:p>0,30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515">
            <text:p>0,203515</text:p>
          </table:table-cell>
          <table:table-cell office:value-type="float" office:value="0">
            <text:p>0</text:p>
          </table:table-cell>
          <table:table-cell table:number-columns-repeated="2" office:value-type="float" office:value="2.72047">
            <text:p>2,72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969">
            <text:p>5,06969</text:p>
          </table:table-cell>
          <table:table-cell office:value-type="float" office:value="0">
            <text:p>0</text:p>
          </table:table-cell>
          <table:table-cell table:number-columns-repeated="2" office:value-type="float" office:value="2.15743">
            <text:p>2,15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5302">
            <text:p>0,2953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07">
            <text:p>2,85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797">
            <text:p>0,286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6814">
            <text:p>0,0876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1362">
            <text:p>7,51362</text:p>
          </table:table-cell>
          <table:table-cell office:value-type="float" office:value="0">
            <text:p>0</text:p>
          </table:table-cell>
          <table:table-cell table:number-columns-repeated="2" office:value-type="float" office:value="2.93923">
            <text:p>2,93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3354">
            <text:p>0,0853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679">
            <text:p>0,187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226">
            <text:p>2,7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8425">
            <text:p>9,4842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397">
            <text:p>2,03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144">
            <text:p>2,791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326">
            <text:p>5,25326</text:p>
          </table:table-cell>
          <table:table-cell office:value-type="float" office:value="0">
            <text:p>0</text:p>
          </table:table-cell>
          <table:table-cell table:number-columns-repeated="2" office:value-type="float" office:value="4.84183">
            <text:p>4,84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1329">
            <text:p>0,0941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173">
            <text:p>0,557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994">
            <text:p>0,160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78674">
            <text:p>2,786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72363">
            <text:p>5,72363</text:p>
          </table:table-cell>
          <table:table-cell office:value-type="float" office:value="0">
            <text:p>0</text:p>
          </table:table-cell>
          <table:table-cell table:number-columns-repeated="2" office:value-type="float" office:value="4.87585">
            <text:p>4,875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4936">
            <text:p>0,09149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278">
            <text:p>0,561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5.22716">
            <text:p>5,227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3478">
            <text:p>5,63478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6202">
            <text:p>0,068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363">
            <text:p>0,314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86204">
            <text:p>0,586204</text:p>
          </table:table-cell>
          <table:table-cell office:value-type="float" office:value="0">
            <text:p>0</text:p>
          </table:table-cell>
          <table:table-cell table:number-columns-repeated="2" office:value-type="float" office:value="3.14275">
            <text:p>3,14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0424">
            <text:p>7,50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12752">
            <text:p>2,12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764207">
            <text:p>0,764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22">
            <text:p>2,9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614">
            <text:p>0,22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3065">
            <text:p>6,430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201">
            <text:p>2,002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0274">
            <text:p>0,0900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806">
            <text:p>0,30380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671">
            <text:p>2,796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042">
            <text:p>5,12042</text:p>
          </table:table-cell>
          <table:table-cell office:value-type="float" office:value="0">
            <text:p>0</text:p>
          </table:table-cell>
          <table:table-cell table:number-columns-repeated="2" office:value-type="float" office:value="2.25919">
            <text:p>2,259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8996">
            <text:p>0,338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899">
            <text:p>0,212899</text:p>
          </table:table-cell>
          <table:table-cell office:value-type="float" office:value="0">
            <text:p>0</text:p>
          </table:table-cell>
          <table:table-cell table:number-columns-repeated="2" office:value-type="float" office:value="2.97794">
            <text:p>2,977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884">
            <text:p>0,217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6">
            <text:p>5,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5832">
            <text:p>1,958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084">
            <text:p>0,3090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88">
            <text:p>2,819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3947">
            <text:p>5,43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374">
            <text:p>2,013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219">
            <text:p>0,1642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5273">
            <text:p>2,752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83006">
            <text:p>6,83006</text:p>
          </table:table-cell>
          <table:table-cell office:value-type="float" office:value="0">
            <text:p>0</text:p>
          </table:table-cell>
          <table:table-cell table:number-columns-repeated="2" office:value-type="float" office:value="1.94248">
            <text:p>1,942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0801">
            <text:p>0,0920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665">
            <text:p>0,336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3.08263">
            <text:p>3,08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219">
            <text:p>0,303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3945">
            <text:p>6,43945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28">
            <text:p>2,0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287">
            <text:p>0,300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868">
            <text:p>2,92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5907">
            <text:p>0,07859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6558">
            <text:p>4,96558</text:p>
          </table:table-cell>
          <table:table-cell office:value-type="float" office:value="0">
            <text:p>0</text:p>
          </table:table-cell>
          <table:table-cell table:number-columns-repeated="2" office:value-type="float" office:value="2.23544">
            <text:p>2,2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8175">
            <text:p>0,3181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114">
            <text:p>0,160114</text:p>
          </table:table-cell>
          <table:table-cell office:value-type="float" office:value="0">
            <text:p>0</text:p>
          </table:table-cell>
          <table:table-cell table:number-columns-repeated="2" office:value-type="float" office:value="3.1316">
            <text:p>3,1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544">
            <text:p>0,19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9075">
            <text:p>7,59075</text:p>
          </table:table-cell>
          <table:table-cell office:value-type="float" office:value="0">
            <text:p>0</text:p>
          </table:table-cell>
          <table:table-cell table:number-columns-repeated="2" office:value-type="float" office:value="2.41842">
            <text:p>2,41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66">
            <text:p>0,39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3.28116">
            <text:p>3,28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3481">
            <text:p>0,041348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74021257425743">
            <text:p>5,7402125743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36102217821782">
            <text:p>2,3610221782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00706320792079">
            <text:p>0,100706320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0831955762376238">
            <text:p>0,083195576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34695697029703">
            <text:p>0,346956970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25583831683168">
            <text:p>0,2255838317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.03128128712871">
            <text:p>3,031281287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207933752475247">
            <text:p>0,207933752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034551102970297">
            <text:p>0,03455110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5.74021257425743">
            <text:p>5,740212574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2.36102217821782">
            <text:p>2,361022178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0706320792079">
            <text:p>0,1007063208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831955762376238">
            <text:p>0,0831955762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0.34695697029703">
            <text:p>0,346956970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225583831683168">
            <text:p>0,225583831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.03128128712871">
            <text:p>3,031281287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207933752475247">
            <text:p>0,207933752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4551102970297">
            <text:p>0,034551103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7965">
            <text:p>5,579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58">
            <text:p>2,007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5331">
            <text:p>2,75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3.24245">
            <text:p>3,24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061">
            <text:p>5,65061</text:p>
          </table:table-cell>
          <table:table-cell office:value-type="float" office:value="0">
            <text:p>0</text:p>
          </table:table-cell>
          <table:table-cell table:number-columns-repeated="2" office:value-type="float" office:value="2.05274">
            <text:p>2,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15">
            <text:p>0,12815</text:p>
          </table:table-cell>
          <table:table-cell office:value-type="float" office:value="0">
            <text:p>0</text:p>
          </table:table-cell>
          <table:table-cell table:number-columns-repeated="2" office:value-type="float" office:value="3.12721">
            <text:p>3,12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8205">
            <text:p>2,9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742">
            <text:p>0,384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873">
            <text:p>5,88873</text:p>
          </table:table-cell>
          <table:table-cell office:value-type="float" office:value="0">
            <text:p>0</text:p>
          </table:table-cell>
          <table:table-cell table:number-columns-repeated="2" office:value-type="float" office:value="2.06623">
            <text:p>2,06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382">
            <text:p>0,1093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9407">
            <text:p>2,99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563">
            <text:p>0,266563</text:p>
          </table:table-cell>
          <table:table-cell office:value-type="float" office:value="0">
            <text:p>0</text:p>
          </table:table-cell>
          <table:table-cell table:number-columns-repeated="2" office:value-type="float" office:value="3.40227">
            <text:p>3,40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247">
            <text:p>0,393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144">
            <text:p>5,17144</text:p>
          </table:table-cell>
          <table:table-cell office:value-type="float" office:value="0">
            <text:p>0</text:p>
          </table:table-cell>
          <table:table-cell table:number-columns-repeated="2" office:value-type="float" office:value="1.95656">
            <text:p>1,9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871">
            <text:p>0,122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2.66065">
            <text:p>2,6606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3.62456">
            <text:p>3,624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344">
            <text:p>0,380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3038">
            <text:p>5,43038</text:p>
          </table:table-cell>
          <table:table-cell office:value-type="float" office:value="0">
            <text:p>0</text:p>
          </table:table-cell>
          <table:table-cell table:number-columns-repeated="2" office:value-type="float" office:value="2.01022">
            <text:p>2,01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129">
            <text:p>2,6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19">
            <text:p>2,9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2308">
            <text:p>0,412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845">
            <text:p>5,08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94072">
            <text:p>1,9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622">
            <text:p>0,107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5361">
            <text:p>2,65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477">
            <text:p>3,35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757">
            <text:p>0,379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952">
            <text:p>4,9952</text:p>
          </table:table-cell>
          <table:table-cell office:value-type="float" office:value="0">
            <text:p>0</text:p>
          </table:table-cell>
          <table:table-cell table:number-columns-repeated="2" office:value-type="float" office:value="1.97943">
            <text:p>1,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569">
            <text:p>2,64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928">
            <text:p>0,2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2.75713">
            <text:p>2,75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473597">
            <text:p>0,473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466266">
            <text:p>0,0466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9226">
            <text:p>5,292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4629">
            <text:p>2,04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795">
            <text:p>0,108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2253">
            <text:p>0,232253</text:p>
          </table:table-cell>
          <table:table-cell office:value-type="float" office:value="0">
            <text:p>0</text:p>
          </table:table-cell>
          <table:table-cell table:number-columns-repeated="2" office:value-type="float" office:value="4.46999">
            <text:p>4,46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491778">
            <text:p>0,491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40169">
            <text:p>0,0340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3">
            <text:p>5,39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328">
            <text:p>2,0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35464">
            <text:p>0,0935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947">
            <text:p>2,759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36">
            <text:p>2,8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523">
            <text:p>0,35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731">
            <text:p>5,27731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">
            <text:p>1,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58733">
            <text:p>2,587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0757">
            <text:p>0,240757</text:p>
          </table:table-cell>
          <table:table-cell office:value-type="float" office:value="0">
            <text:p>0</text:p>
          </table:table-cell>
          <table:table-cell table:number-columns-repeated="2" office:value-type="float" office:value="3.50931">
            <text:p>3,50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439287">
            <text:p>0,439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5738">
            <text:p>0,04457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459">
            <text:p>6,4459</text:p>
          </table:table-cell>
          <table:table-cell office:value-type="float" office:value="0">
            <text:p>0</text:p>
          </table:table-cell>
          <table:table-cell table:number-columns-repeated="2" office:value-type="float" office:value="1.95421">
            <text:p>1,954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4936">
            <text:p>0,0914936</text:p>
          </table:table-cell>
          <table:table-cell office:value-type="float" office:value="0">
            <text:p>0</text:p>
          </table:table-cell>
          <table:table-cell table:number-columns-repeated="2" office:value-type="float" office:value="4.22542">
            <text:p>4,22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926">
            <text:p>2,929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11">
            <text:p>0,360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9974">
            <text:p>11,9974</text:p>
          </table:table-cell>
          <table:table-cell office:value-type="float" office:value="0">
            <text:p>0</text:p>
          </table:table-cell>
          <table:table-cell table:number-columns-repeated="2" office:value-type="float" office:value="2.18676">
            <text:p>2,186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554">
            <text:p>0,11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3.13571">
            <text:p>3,13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3188">
            <text:p>0,413188</text:p>
          </table:table-cell>
          <table:table-cell office:value-type="float" office:value="0">
            <text:p>0</text:p>
          </table:table-cell>
          <table:table-cell table:number-columns-repeated="2" office:value-type="float" office:value="4.32395">
            <text:p>4,323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968">
            <text:p>0,387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0897">
            <text:p>5,60897</text:p>
          </table:table-cell>
          <table:table-cell office:value-type="float" office:value="0">
            <text:p>0</text:p>
          </table:table-cell>
          <table:table-cell table:number-columns-repeated="2" office:value-type="float" office:value="2.25391">
            <text:p>2,253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279">
            <text:p>2,73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94744">
            <text:p>2,947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7673">
            <text:p>4,97673</text:p>
          </table:table-cell>
          <table:table-cell office:value-type="float" office:value="0">
            <text:p>0</text:p>
          </table:table-cell>
          <table:table-cell table:number-columns-repeated="2" office:value-type="float" office:value="2.38675">
            <text:p>2,38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2311">
            <text:p>2,623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622">
            <text:p>0,2466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8878">
            <text:p>3,38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1224">
            <text:p>0,03812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95379">
            <text:p>7,95379</text:p>
          </table:table-cell>
          <table:table-cell office:value-type="float" office:value="0">
            <text:p>0</text:p>
          </table:table-cell>
          <table:table-cell table:number-columns-repeated="2" office:value-type="float" office:value="1.98617">
            <text:p>1,986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3.22867">
            <text:p>3,2286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  <table:table-cell office:value-type="float" office:value="0">
            <text:p>0</text:p>
          </table:table-cell>
          <table:table-cell table:number-columns-repeated="2" office:value-type="float" office:value="3.49611">
            <text:p>3,4961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0842">
            <text:p>0,410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10569">
            <text:p>8,10569</text:p>
          </table:table-cell>
          <table:table-cell office:value-type="float" office:value="0">
            <text:p>0</text:p>
          </table:table-cell>
          <table:table-cell table:number-columns-repeated="2" office:value-type="float" office:value="3.1536">
            <text:p>3,1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897">
            <text:p>0,1738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555">
            <text:p>0,110555</text:p>
          </table:table-cell>
          <table:table-cell office:value-type="float" office:value="0">
            <text:p>0</text:p>
          </table:table-cell>
          <table:table-cell table:number-columns-repeated="2" office:value-type="float" office:value="2.87296">
            <text:p>2,8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766">
            <text:p>0,3967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686">
            <text:p>2,946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335">
            <text:p>0,3633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3776">
            <text:p>0,031377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8053">
            <text:p>5,480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797">
            <text:p>2,86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158">
            <text:p>0,16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2.68704">
            <text:p>2,687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61">
            <text:p>2,97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445445">
            <text:p>0,445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0021">
            <text:p>0,03900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649">
            <text:p>5,2564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04">
            <text:p>2,031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2299">
            <text:p>0,0812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0466">
            <text:p>0,140466</text:p>
          </table:table-cell>
          <table:table-cell office:value-type="float" office:value="0">
            <text:p>0</text:p>
          </table:table-cell>
          <table:table-cell table:number-columns-repeated="2" office:value-type="float" office:value="2.67384">
            <text:p>2,67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3.10463">
            <text:p>3,10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825">
            <text:p>0,3768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6997">
            <text:p>5,66997</text:p>
          </table:table-cell>
          <table:table-cell office:value-type="float" office:value="0">
            <text:p>0</text:p>
          </table:table-cell>
          <table:table-cell table:number-columns-repeated="2" office:value-type="float" office:value="2.35508">
            <text:p>2,3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449">
            <text:p>0,106449</text:p>
          </table:table-cell>
          <table:table-cell office:value-type="float" office:value="0">
            <text:p>0</text:p>
          </table:table-cell>
          <table:table-cell table:number-columns-repeated="2" office:value-type="float" office:value="2.74628">
            <text:p>2,74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71">
            <text:p>2,957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532">
            <text:p>0,376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5971">
            <text:p>5,459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84">
            <text:p>2,039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2.64188">
            <text:p>2,64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312">
            <text:p>0,212312</text:p>
          </table:table-cell>
          <table:table-cell office:value-type="float" office:value="0">
            <text:p>0</text:p>
          </table:table-cell>
          <table:table-cell table:number-columns-repeated="2" office:value-type="float" office:value="2.93366">
            <text:p>2,93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361">
            <text:p>0,414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291">
            <text:p>5,17291</text:p>
          </table:table-cell>
          <table:table-cell office:value-type="float" office:value="0">
            <text:p>0</text:p>
          </table:table-cell>
          <table:table-cell table:number-columns-repeated="2" office:value-type="float" office:value="2.11286">
            <text:p>2,112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074">
            <text:p>0,114074</text:p>
          </table:table-cell>
          <table:table-cell office:value-type="float" office:value="0">
            <text:p>0</text:p>
          </table:table-cell>
          <table:table-cell table:number-columns-repeated="2" office:value-type="float" office:value="2.63484">
            <text:p>2,63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3.0275">
            <text:p>3,0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408496">
            <text:p>0,408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7966">
            <text:p>5,07966</text:p>
          </table:table-cell>
          <table:table-cell office:value-type="float" office:value="0">
            <text:p>0</text:p>
          </table:table-cell>
          <table:table-cell table:number-columns-repeated="2" office:value-type="float" office:value="1.97591">
            <text:p>1,97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60229">
            <text:p>2,602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7179">
            <text:p>2,87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654">
            <text:p>0,414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59">
            <text:p>5,2559</text:p>
          </table:table-cell>
          <table:table-cell office:value-type="float" office:value="0">
            <text:p>0</text:p>
          </table:table-cell>
          <table:table-cell table:number-columns-repeated="2" office:value-type="float" office:value="2.09057">
            <text:p>2,0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255">
            <text:p>2,8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12">
            <text:p>2,957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065">
            <text:p>0,3750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2094">
            <text:p>11,20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456">
            <text:p>3,324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819">
            <text:p>0,1208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375">
            <text:p>2,9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945">
            <text:p>0,236945</text:p>
          </table:table-cell>
          <table:table-cell office:value-type="float" office:value="0">
            <text:p>0</text:p>
          </table:table-cell>
          <table:table-cell table:number-columns-repeated="2" office:value-type="float" office:value="2.98762">
            <text:p>2,9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8931">
            <text:p>6,08931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02">
            <text:p>2,514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3206">
            <text:p>0,0903206</text:p>
          </table:table-cell>
          <table:table-cell office:value-type="float" office:value="0">
            <text:p>0</text:p>
          </table:table-cell>
          <table:table-cell table:number-columns-repeated="2" office:value-type="float" office:value="3.48761">
            <text:p>3,48761</text:p>
          </table:table-cell>
          <table:table-cell office:value-type="float" office:value="0">
            <text:p>0</text:p>
          </table:table-cell>
          <table:table-cell table:number-columns-repeated="2" office:value-type="float" office:value="0.347793">
            <text:p>0,347793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87">
            <text:p>3,00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622">
            <text:p>0,385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17">
            <text:p>5,381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697">
            <text:p>2,016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555">
            <text:p>0,110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1285">
            <text:p>2,7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604">
            <text:p>2,9260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162">
            <text:p>0,36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9548">
            <text:p>5,49548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63">
            <text:p>1,97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0949">
            <text:p>0,0870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2.70434">
            <text:p>2,70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365">
            <text:p>0,214365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67">
            <text:p>2,91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4183">
            <text:p>0,474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6235">
            <text:p>5,2623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136">
            <text:p>2,021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3734">
            <text:p>0,0923734</text:p>
          </table:table-cell>
          <table:table-cell office:value-type="float" office:value="0">
            <text:p>0</text:p>
          </table:table-cell>
          <table:table-cell table:number-columns-repeated="2" office:value-type="float" office:value="2.69114">
            <text:p>2,6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463">
            <text:p>2,90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422572">
            <text:p>0,4225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496">
            <text:p>5,274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548">
            <text:p>1,9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074">
            <text:p>0,11407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185">
            <text:p>2,851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342">
            <text:p>0,20234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36">
            <text:p>2,8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3">
            <text:p>5,04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93">
            <text:p>2,048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75067">
            <text:p>2,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2.89583">
            <text:p>2,895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00574">
            <text:p>0,600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">
            <text:p>5,399</text:p>
          </table:table-cell>
          <table:table-cell office:value-type="float" office:value="0">
            <text:p>0</text:p>
          </table:table-cell>
          <table:table-cell table:number-columns-repeated="2" office:value-type="float" office:value="2.0155">
            <text:p>2,01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3059">
            <text:p>0,0953059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17">
            <text:p>2,959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539">
            <text:p>2,9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823">
            <text:p>4,9823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05">
            <text:p>1,97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818">
            <text:p>2,79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77">
            <text:p>2,915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609">
            <text:p>5,88609</text:p>
          </table:table-cell>
          <table:table-cell office:value-type="float" office:value="0">
            <text:p>0</text:p>
          </table:table-cell>
          <table:table-cell table:number-columns-repeated="2" office:value-type="float" office:value="2.07063">
            <text:p>2,07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013">
            <text:p>0,234013</text:p>
          </table:table-cell>
          <table:table-cell office:value-type="float" office:value="0">
            <text:p>0</text:p>
          </table:table-cell>
          <table:table-cell table:number-columns-repeated="2" office:value-type="float" office:value="4.47498">
            <text:p>4,47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416413">
            <text:p>0,4164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1426">
            <text:p>5,11426</text:p>
          </table:table-cell>
          <table:table-cell office:value-type="float" office:value="0">
            <text:p>0</text:p>
          </table:table-cell>
          <table:table-cell table:number-columns-repeated="2" office:value-type="float" office:value="1.9677">
            <text:p>1,9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3.66678">
            <text:p>3,66678</text:p>
          </table:table-cell>
          <table:table-cell office:value-type="float" office:value="0">
            <text:p>0</text:p>
          </table:table-cell>
          <table:table-cell table:number-columns-repeated="2" office:value-type="float" office:value="0.424331">
            <text:p>0,424331</text:p>
          </table:table-cell>
          <table:table-cell office:value-type="float" office:value="0">
            <text:p>0</text:p>
          </table:table-cell>
          <table:table-cell table:number-columns-repeated="2" office:value-type="float" office:value="3.3923">
            <text:p>3,3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067">
            <text:p>0,414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0253">
            <text:p>5,30253</text:p>
          </table:table-cell>
          <table:table-cell office:value-type="float" office:value="0">
            <text:p>0</text:p>
          </table:table-cell>
          <table:table-cell table:number-columns-repeated="2" office:value-type="float" office:value="2.60522">
            <text:p>2,6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62986">
            <text:p>2,629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7618">
            <text:p>2,876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288">
            <text:p>10,6288</text:p>
          </table:table-cell>
          <table:table-cell office:value-type="float" office:value="0">
            <text:p>0</text:p>
          </table:table-cell>
          <table:table-cell table:number-columns-repeated="2" office:value-type="float" office:value="2.3152">
            <text:p>2,3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4631">
            <text:p>0,124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41">
            <text:p>2,8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141">
            <text:p>0,25014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196">
            <text:p>2,81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622">
            <text:p>5,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1.97415">
            <text:p>1,974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2.56475">
            <text:p>2,56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193">
            <text:p>2,821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502">
            <text:p>0,386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863">
            <text:p>4,92863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2.85419">
            <text:p>2,85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401">
            <text:p>0,460401</text:p>
          </table:table-cell>
          <table:table-cell office:value-type="float" office:value="0">
            <text:p>0</text:p>
          </table:table-cell>
          <table:table-cell table:number-columns-repeated="2" office:value-type="float" office:value="4.4219">
            <text:p>4,4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675059">
            <text:p>0,675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845">
            <text:p>10,384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79">
            <text:p>2,037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584">
            <text:p>0,100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91753">
            <text:p>2,91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71">
            <text:p>2,857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057">
            <text:p>0,497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3039">
            <text:p>4,93039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8499">
            <text:p>2,684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6.1506">
            <text:p>6,1506</text:p>
          </table:table-cell>
          <table:table-cell office:value-type="float" office:value="0">
            <text:p>0</text:p>
          </table:table-cell>
          <table:table-cell table:number-columns-repeated="2" office:value-type="float" office:value="1.1513">
            <text:p>1,1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97">
            <text:p>0,148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5471">
            <text:p>5,85471</text:p>
          </table:table-cell>
          <table:table-cell office:value-type="float" office:value="0">
            <text:p>0</text:p>
          </table:table-cell>
          <table:table-cell table:number-columns-repeated="2" office:value-type="float" office:value="5.26411">
            <text:p>5,264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0726">
            <text:p>0,3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671">
            <text:p>0,309671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75">
            <text:p>4,05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5799">
            <text:p>0,325799</text:p>
          </table:table-cell>
          <table:table-cell office:value-type="float" office:value="0">
            <text:p>0</text:p>
          </table:table-cell>
          <table:table-cell table:number-columns-repeated="2" office:value-type="float" office:value="3.90256">
            <text:p>3,90256</text:p>
          </table:table-cell>
          <table:table-cell office:value-type="float" office:value="0">
            <text:p>0</text:p>
          </table:table-cell>
          <table:table-cell table:number-columns-repeated="2" office:value-type="float" office:value="0.641628">
            <text:p>0,641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8671">
            <text:p>0,0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0837">
            <text:p>6,3083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87">
            <text:p>1,96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112">
            <text:p>0,121112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83">
            <text:p>2,817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93982">
            <text:p>2,93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937">
            <text:p>0,497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215">
            <text:p>5,23215</text:p>
          </table:table-cell>
          <table:table-cell office:value-type="float" office:value="0">
            <text:p>0</text:p>
          </table:table-cell>
          <table:table-cell table:number-columns-repeated="2" office:value-type="float" office:value="2.20083">
            <text:p>2,2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051">
            <text:p>0,102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848">
            <text:p>0,110848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02017">
            <text:p>3,02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253">
            <text:p>0,37125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405">
            <text:p>5,184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946">
            <text:p>2,06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4574">
            <text:p>0,34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008">
            <text:p>0,156008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59">
            <text:p>2,81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749">
            <text:p>3,32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148">
            <text:p>0,3671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493">
            <text:p>5,38493</text:p>
          </table:table-cell>
          <table:table-cell office:value-type="float" office:value="0">
            <text:p>0</text:p>
          </table:table-cell>
          <table:table-cell table:number-columns-repeated="2" office:value-type="float" office:value="2.15391">
            <text:p>2,153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86504">
            <text:p>2,86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3.89552">
            <text:p>3,89552</text:p>
          </table:table-cell>
          <table:table-cell office:value-type="float" office:value="0">
            <text:p>0</text:p>
          </table:table-cell>
          <table:table-cell table:number-columns-repeated="2" office:value-type="float" office:value="0.434302">
            <text:p>0,4343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28439">
            <text:p>0,03284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7759">
            <text:p>5,67759</text:p>
          </table:table-cell>
          <table:table-cell office:value-type="float" office:value="0">
            <text:p>0</text:p>
          </table:table-cell>
          <table:table-cell table:number-columns-repeated="2" office:value-type="float" office:value="2.47238">
            <text:p>2,4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059">
            <text:p>0,11905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23">
            <text:p>2,82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345">
            <text:p>3,003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998">
            <text:p>0,377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554">
            <text:p>5,37554</text:p>
          </table:table-cell>
          <table:table-cell office:value-type="float" office:value="0">
            <text:p>0</text:p>
          </table:table-cell>
          <table:table-cell table:number-columns-repeated="2" office:value-type="float" office:value="2.08529">
            <text:p>2,0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289">
            <text:p>0,200289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02">
            <text:p>2,97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276">
            <text:p>0,383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613">
            <text:p>5,3761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922">
            <text:p>2,04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085">
            <text:p>2,790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456">
            <text:p>0,223456</text:p>
          </table:table-cell>
          <table:table-cell office:value-type="float" office:value="0">
            <text:p>0</text:p>
          </table:table-cell>
          <table:table-cell table:number-columns-repeated="2" office:value-type="float" office:value="3.04392">
            <text:p>3,04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0078">
            <text:p>0,470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7172">
            <text:p>5,871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1169">
            <text:p>2,011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029">
            <text:p>0,12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88">
            <text:p>0,13988</text:p>
          </table:table-cell>
          <table:table-cell office:value-type="float" office:value="0">
            <text:p>0</text:p>
          </table:table-cell>
          <table:table-cell table:number-columns-repeated="2" office:value-type="float" office:value="3.43043">
            <text:p>3,4304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129">
            <text:p>2,9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546">
            <text:p>0,3715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732">
            <text:p>5,473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427">
            <text:p>2,03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9906">
            <text:p>2,699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3.49142">
            <text:p>3,491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607">
            <text:p>0,390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2547">
            <text:p>6,2547</text:p>
          </table:table-cell>
          <table:table-cell office:value-type="float" office:value="0">
            <text:p>0</text:p>
          </table:table-cell>
          <table:table-cell table:number-columns-repeated="2" office:value-type="float" office:value="3.25066">
            <text:p>3,25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825">
            <text:p>0,2378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.62722">
            <text:p>2,627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656">
            <text:p>0,175656</text:p>
          </table:table-cell>
          <table:table-cell office:value-type="float" office:value="0">
            <text:p>0</text:p>
          </table:table-cell>
          <table:table-cell table:number-columns-repeated="2" office:value-type="float" office:value="3.27119">
            <text:p>3,271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306">
            <text:p>0,3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781">
            <text:p>5,00781</text:p>
          </table:table-cell>
          <table:table-cell office:value-type="float" office:value="0">
            <text:p>0</text:p>
          </table:table-cell>
          <table:table-cell table:number-columns-repeated="2" office:value-type="float" office:value="1.96389">
            <text:p>1,963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971">
            <text:p>2,679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407">
            <text:p>5,67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52192">
            <text:p>0,352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4856">
            <text:p>5,548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7532">
            <text:p>2,0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2.68235">
            <text:p>2,682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437">
            <text:p>0,150437</text:p>
          </table:table-cell>
          <table:table-cell office:value-type="float" office:value="0">
            <text:p>0</text:p>
          </table:table-cell>
          <table:table-cell table:number-columns-repeated="2" office:value-type="float" office:value="6.97668">
            <text:p>6,97668</text:p>
          </table:table-cell>
          <table:table-cell office:value-type="float" office:value="0">
            <text:p>0</text:p>
          </table:table-cell>
          <table:table-cell table:number-columns-repeated="2" office:value-type="float" office:value="0.423745">
            <text:p>0,423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70455">
            <text:p>6,7045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6">
            <text:p>1,98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6.26937">
            <text:p>6,26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412601">
            <text:p>0,412601</text:p>
          </table:table-cell>
          <table:table-cell office:value-type="float" office:value="0">
            <text:p>0</text:p>
          </table:table-cell>
          <table:table-cell table:number-columns-repeated="2" office:value-type="float" office:value="2.94041">
            <text:p>2,9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178">
            <text:p>0,39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10569">
            <text:p>8,10569</text:p>
          </table:table-cell>
          <table:table-cell office:value-type="float" office:value="0">
            <text:p>0</text:p>
          </table:table-cell>
          <table:table-cell table:number-columns-repeated="2" office:value-type="float" office:value="1.99614">
            <text:p>1,9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3.09436">
            <text:p>3,094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774">
            <text:p>0,274774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744266">
            <text:p>0,744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3499">
            <text:p>12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2.22957">
            <text:p>2,229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209">
            <text:p>0,108209</text:p>
          </table:table-cell>
          <table:table-cell office:value-type="float" office:value="0">
            <text:p>0</text:p>
          </table:table-cell>
          <table:table-cell table:number-columns-repeated="2" office:value-type="float" office:value="3.53922">
            <text:p>3,5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806">
            <text:p>0,303806</text:p>
          </table:table-cell>
          <table:table-cell office:value-type="float" office:value="0">
            <text:p>0</text:p>
          </table:table-cell>
          <table:table-cell table:number-columns-repeated="2" office:value-type="float" office:value="3.99141">
            <text:p>3,99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8169">
            <text:p>0,6181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8433">
            <text:p>5,9843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048">
            <text:p>2,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15">
            <text:p>2,7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9553">
            <text:p>3,09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402044">
            <text:p>0,402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2569">
            <text:p>5,2256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25">
            <text:p>2,039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3354">
            <text:p>0,08533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786">
            <text:p>2,607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62">
            <text:p>0,20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51">
            <text:p>2,9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848">
            <text:p>0,388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9346">
            <text:p>0,04193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605">
            <text:p>5,10605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71">
            <text:p>1,94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285">
            <text:p>3,90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2.94627">
            <text:p>2,94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434">
            <text:p>0,389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296">
            <text:p>5,65296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036">
            <text:p>0,1070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2.57472">
            <text:p>2,57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792">
            <text:p>2,787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148">
            <text:p>0,3671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6408">
            <text:p>6,46408</text:p>
          </table:table-cell>
          <table:table-cell office:value-type="float" office:value="0">
            <text:p>0</text:p>
          </table:table-cell>
          <table:table-cell table:number-columns-repeated="2" office:value-type="float" office:value="2.1023">
            <text:p>2,1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68323">
            <text:p>2,68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78">
            <text:p>2,8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027">
            <text:p>5,17027</text:p>
          </table:table-cell>
          <table:table-cell office:value-type="float" office:value="0">
            <text:p>0</text:p>
          </table:table-cell>
          <table:table-cell table:number-columns-repeated="2" office:value-type="float" office:value="2.0677">
            <text:p>2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4325">
            <text:p>0,0724325</text:p>
          </table:table-cell>
          <table:table-cell office:value-type="float" office:value="0">
            <text:p>0</text:p>
          </table:table-cell>
          <table:table-cell table:number-columns-repeated="2" office:value-type="float" office:value="2.66475">
            <text:p>2,66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236">
            <text:p>0,1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3.04656">
            <text:p>3,04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915">
            <text:p>0,385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646">
            <text:p>5,0664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702">
            <text:p>1,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859">
            <text:p>0,166859</text:p>
          </table:table-cell>
          <table:table-cell office:value-type="float" office:value="0">
            <text:p>0</text:p>
          </table:table-cell>
          <table:table-cell table:number-columns-repeated="2" office:value-type="float" office:value="2.75801">
            <text:p>2,75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553">
            <text:p>0,2105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57">
            <text:p>2,846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6561">
            <text:p>0,366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1015">
            <text:p>5,11015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02">
            <text:p>2,0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2.64598">
            <text:p>2,6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352">
            <text:p>0,258352</text:p>
          </table:table-cell>
          <table:table-cell office:value-type="float" office:value="0">
            <text:p>0</text:p>
          </table:table-cell>
          <table:table-cell table:number-columns-repeated="2" office:value-type="float" office:value="3.97851">
            <text:p>3,97851</text:p>
          </table:table-cell>
          <table:table-cell office:value-type="float" office:value="0">
            <text:p>0</text:p>
          </table:table-cell>
          <table:table-cell table:number-columns-repeated="2" office:value-type="float" office:value="0.40351">
            <text:p>0,403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6587">
            <text:p>5,265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1931">
            <text:p>2,11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5084">
            <text:p>0,0865084</text:p>
          </table:table-cell>
          <table:table-cell office:value-type="float" office:value="0">
            <text:p>0</text:p>
          </table:table-cell>
          <table:table-cell table:number-columns-repeated="2" office:value-type="float" office:value="3.21459">
            <text:p>3,214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26445">
            <text:p>3,2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591">
            <text:p>0,35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6289">
            <text:p>7,56289</text:p>
          </table:table-cell>
          <table:table-cell office:value-type="float" office:value="0">
            <text:p>0</text:p>
          </table:table-cell>
          <table:table-cell table:number-columns-repeated="2" office:value-type="float" office:value="2.5061">
            <text:p>2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2.85243">
            <text:p>2,852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21694">
            <text:p>0,32169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36">
            <text:p>3,2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074">
            <text:p>0,392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2305">
            <text:p>5,323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4952">
            <text:p>2,049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314">
            <text:p>0,112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397">
            <text:p>0,104397</text:p>
          </table:table-cell>
          <table:table-cell office:value-type="float" office:value="0">
            <text:p>0</text:p>
          </table:table-cell>
          <table:table-cell table:number-columns-repeated="2" office:value-type="float" office:value="2.72692">
            <text:p>2,72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3.00082">
            <text:p>3,00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006">
            <text:p>0,395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464">
            <text:p>5,38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63">
            <text:p>2,03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314">
            <text:p>0,112314</text:p>
          </table:table-cell>
          <table:table-cell office:value-type="float" office:value="0">
            <text:p>0</text:p>
          </table:table-cell>
          <table:table-cell table:number-columns-repeated="2" office:value-type="float" office:value="2.7146">
            <text:p>2,7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652">
            <text:p>0,3756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8229">
            <text:p>5,48229</text:p>
          </table:table-cell>
          <table:table-cell office:value-type="float" office:value="0">
            <text:p>0</text:p>
          </table:table-cell>
          <table:table-cell table:number-columns-repeated="2" office:value-type="float" office:value="1.97532">
            <text:p>1,9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743">
            <text:p>0,106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4704">
            <text:p>0,07947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146">
            <text:p>2,8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3.20844">
            <text:p>3,20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675">
            <text:p>0,387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552">
            <text:p>5,18552</text:p>
          </table:table-cell>
          <table:table-cell office:value-type="float" office:value="0">
            <text:p>0</text:p>
          </table:table-cell>
          <table:table-cell table:number-columns-repeated="2" office:value-type="float" office:value="2.2759">
            <text:p>2,2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886">
            <text:p>0,117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2.70434">
            <text:p>2,70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023">
            <text:p>2,90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92">
            <text:p>0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625">
            <text:p>5,33625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37">
            <text:p>1,9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.68821">
            <text:p>2,688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88762">
            <text:p>2,8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283">
            <text:p>0,361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361">
            <text:p>5,33361</text:p>
          </table:table-cell>
          <table:table-cell office:value-type="float" office:value="0">
            <text:p>0</text:p>
          </table:table-cell>
          <table:table-cell table:number-columns-repeated="2" office:value-type="float" office:value="1.95744">
            <text:p>1,957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5759">
            <text:p>0,0835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3.3014">
            <text:p>3,3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61">
            <text:p>0,15161</text:p>
          </table:table-cell>
          <table:table-cell office:value-type="float" office:value="0">
            <text:p>0</text:p>
          </table:table-cell>
          <table:table-cell table:number-columns-repeated="2" office:value-type="float" office:value="3.66238">
            <text:p>3,66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98">
            <text:p>5,24798</text:p>
          </table:table-cell>
          <table:table-cell office:value-type="float" office:value="0">
            <text:p>0</text:p>
          </table:table-cell>
          <table:table-cell table:number-columns-repeated="2" office:value-type="float" office:value="3.55564">
            <text:p>3,555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2.62252">
            <text:p>2,6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3453">
            <text:p>0,323453</text:p>
          </table:table-cell>
          <table:table-cell office:value-type="float" office:value="0">
            <text:p>0</text:p>
          </table:table-cell>
          <table:table-cell table:number-columns-repeated="2" office:value-type="float" office:value="6.12773">
            <text:p>6,1277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998">
            <text:p>0,377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01715">
            <text:p>7,01715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24">
            <text:p>2,8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6152">
            <text:p>2,9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3.24685">
            <text:p>3,246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6356">
            <text:p>0,336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69925">
            <text:p>7,69925</text:p>
          </table:table-cell>
          <table:table-cell office:value-type="float" office:value="0">
            <text:p>0</text:p>
          </table:table-cell>
          <table:table-cell table:number-columns-repeated="2" office:value-type="float" office:value="4.57234">
            <text:p>4,572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7194">
            <text:p>0,0947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3.35037">
            <text:p>3,35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73">
            <text:p>0,15073</text:p>
          </table:table-cell>
          <table:table-cell office:value-type="float" office:value="0">
            <text:p>0</text:p>
          </table:table-cell>
          <table:table-cell table:number-columns-repeated="2" office:value-type="float" office:value="3.19231">
            <text:p>3,19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9787">
            <text:p>0,3697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596">
            <text:p>5,135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88">
            <text:p>1,9858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42">
            <text:p>0,11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98">
            <text:p>2,8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306">
            <text:p>0,234306</text:p>
          </table:table-cell>
          <table:table-cell office:value-type="float" office:value="0">
            <text:p>0</text:p>
          </table:table-cell>
          <table:table-cell table:number-columns-repeated="2" office:value-type="float" office:value="3.15829">
            <text:p>3,1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297">
            <text:p>0,356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406">
            <text:p>5,0840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66">
            <text:p>1,9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3.50726">
            <text:p>3,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14">
            <text:p>2,9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607">
            <text:p>0,390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03">
            <text:p>5,0603</text:p>
          </table:table-cell>
          <table:table-cell office:value-type="float" office:value="0">
            <text:p>0</text:p>
          </table:table-cell>
          <table:table-cell table:number-columns-repeated="2" office:value-type="float" office:value="2.18353">
            <text:p>2,1835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2.6756">
            <text:p>2,6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  <table:table-cell office:value-type="float" office:value="0">
            <text:p>0</text:p>
          </table:table-cell>
          <table:table-cell table:number-columns-repeated="2" office:value-type="float" office:value="6.27553">
            <text:p>6,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575941">
            <text:p>0,575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074">
            <text:p>5,01074</text:p>
          </table:table-cell>
          <table:table-cell office:value-type="float" office:value="0">
            <text:p>0</text:p>
          </table:table-cell>
          <table:table-cell table:number-columns-repeated="2" office:value-type="float" office:value="4.53245">
            <text:p>4,53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7209">
            <text:p>0,247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3.26591">
            <text:p>3,2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409">
            <text:p>0,19940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81">
            <text:p>2,822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47">
            <text:p>0,635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0801">
            <text:p>0,09208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124">
            <text:p>5,14124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9">
            <text:p>1,98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551">
            <text:p>2,7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05">
            <text:p>3,6160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795">
            <text:p>0,386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188">
            <text:p>5,12188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34">
            <text:p>3,616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9747">
            <text:p>0,0879747</text:p>
          </table:table-cell>
          <table:table-cell office:value-type="float" office:value="0">
            <text:p>0</text:p>
          </table:table-cell>
          <table:table-cell table:number-columns-repeated="2" office:value-type="float" office:value="2.6583">
            <text:p>2,65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127">
            <text:p>0,255127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01">
            <text:p>2,83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0926">
            <text:p>5,809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1051">
            <text:p>2,01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2.61637">
            <text:p>2,61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  <table:table-cell office:value-type="float" office:value="0">
            <text:p>0</text:p>
          </table:table-cell>
          <table:table-cell table:number-columns-repeated="2" office:value-type="float" office:value="2.88967">
            <text:p>2,88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8738">
            <text:p>0,48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4651">
            <text:p>5,34651</text:p>
          </table:table-cell>
          <table:table-cell office:value-type="float" office:value="0">
            <text:p>0</text:p>
          </table:table-cell>
          <table:table-cell table:number-columns-repeated="2" office:value-type="float" office:value="2.1718">
            <text:p>2,1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7869">
            <text:p>0,091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.62986">
            <text:p>2,629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3.3055">
            <text:p>3,3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042">
            <text:p>0,363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549">
            <text:p>5,09549</text:p>
          </table:table-cell>
          <table:table-cell office:value-type="float" office:value="0">
            <text:p>0</text:p>
          </table:table-cell>
          <table:table-cell table:number-columns-repeated="2" office:value-type="float" office:value="4.56794">
            <text:p>4,567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278">
            <text:p>0,144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096">
            <text:p>2,950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56">
            <text:p>2,9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440167">
            <text:p>0,440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1015">
            <text:p>5,41015</text:p>
          </table:table-cell>
          <table:table-cell office:value-type="float" office:value="0">
            <text:p>0</text:p>
          </table:table-cell>
          <table:table-cell table:number-columns-repeated="2" office:value-type="float" office:value="1.97796">
            <text:p>1,977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2827">
            <text:p>0,0832827</text:p>
          </table:table-cell>
          <table:table-cell office:value-type="float" office:value="0">
            <text:p>0</text:p>
          </table:table-cell>
          <table:table-cell table:number-columns-repeated="2" office:value-type="float" office:value="2.62839">
            <text:p>2,62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909">
            <text:p>2,78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660983">
            <text:p>0,660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0223">
            <text:p>5,202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64">
            <text:p>2,048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581">
            <text:p>2,705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2.80874">
            <text:p>2,808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807">
            <text:p>5,01807</text:p>
          </table:table-cell>
          <table:table-cell office:value-type="float" office:value="0">
            <text:p>0</text:p>
          </table:table-cell>
          <table:table-cell table:number-columns-repeated="2" office:value-type="float" office:value="1.98852">
            <text:p>1,98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2.65244">
            <text:p>2,65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  <table:table-cell office:value-type="float" office:value="0">
            <text:p>0</text:p>
          </table:table-cell>
          <table:table-cell table:number-columns-repeated="2" office:value-type="float" office:value="3.24949">
            <text:p>3,2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118">
            <text:p>0,3771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646">
            <text:p>11,664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44">
            <text:p>2,73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8164">
            <text:p>0,0818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9367">
            <text:p>0,0809367</text:p>
          </table:table-cell>
          <table:table-cell office:value-type="float" office:value="0">
            <text:p>0</text:p>
          </table:table-cell>
          <table:table-cell table:number-columns-repeated="2" office:value-type="float" office:value="6.0116">
            <text:p>6,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420226">
            <text:p>0,420226</text:p>
          </table:table-cell>
          <table:table-cell office:value-type="float" office:value="0">
            <text:p>0</text:p>
          </table:table-cell>
          <table:table-cell table:number-columns-repeated="2" office:value-type="float" office:value="3.01841">
            <text:p>3,018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884">
            <text:p>0,356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69">
            <text:p>5,24769</text:p>
          </table:table-cell>
          <table:table-cell office:value-type="float" office:value="0">
            <text:p>0</text:p>
          </table:table-cell>
          <table:table-cell table:number-columns-repeated="2" office:value-type="float" office:value="2.50083">
            <text:p>2,5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032">
            <text:p>0,1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4114">
            <text:p>0,0994114</text:p>
          </table:table-cell>
          <table:table-cell office:value-type="float" office:value="0">
            <text:p>0</text:p>
          </table:table-cell>
          <table:table-cell table:number-columns-repeated="2" office:value-type="float" office:value="2.76387">
            <text:p>2,763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059">
            <text:p>0,258059</text:p>
          </table:table-cell>
          <table:table-cell office:value-type="float" office:value="0">
            <text:p>0</text:p>
          </table:table-cell>
          <table:table-cell table:number-columns-repeated="2" office:value-type="float" office:value="4.32483">
            <text:p>4,32483</text:p>
          </table:table-cell>
          <table:table-cell office:value-type="float" office:value="0">
            <text:p>0</text:p>
          </table:table-cell>
          <table:table-cell table:number-columns-repeated="2" office:value-type="float" office:value="0.985903">
            <text:p>0,985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62361">
            <text:p>6,62361</text:p>
          </table:table-cell>
          <table:table-cell office:value-type="float" office:value="0">
            <text:p>0</text:p>
          </table:table-cell>
          <table:table-cell table:number-columns-repeated="2" office:value-type="float" office:value="2.2328">
            <text:p>2,2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141">
            <text:p>0,111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5247">
            <text:p>0,115247</text:p>
          </table:table-cell>
          <table:table-cell office:value-type="float" office:value="0">
            <text:p>0</text:p>
          </table:table-cell>
          <table:table-cell table:number-columns-repeated="2" office:value-type="float" office:value="3.51781">
            <text:p>3,51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566">
            <text:p>2,95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987">
            <text:p>0,460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7088">
            <text:p>0,03870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72772">
            <text:p>6,727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32">
            <text:p>2,09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983">
            <text:p>0,104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595">
            <text:p>2,75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96768">
            <text:p>2,9676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764">
            <text:p>0,357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5326">
            <text:p>5,353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87">
            <text:p>2,007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727">
            <text:p>0,12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2.62839">
            <text:p>2,62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304">
            <text:p>0,1953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311">
            <text:p>2,823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133">
            <text:p>0,3721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79">
            <text:p>5,1779</text:p>
          </table:table-cell>
          <table:table-cell office:value-type="float" office:value="0">
            <text:p>0</text:p>
          </table:table-cell>
          <table:table-cell table:number-columns-repeated="2" office:value-type="float" office:value="2.06887">
            <text:p>2,06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766">
            <text:p>0,1187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522">
            <text:p>2,6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.01225">
            <text:p>3,012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784">
            <text:p>5,09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0982">
            <text:p>2,0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4129">
            <text:p>2,7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943">
            <text:p>0,1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0111">
            <text:p>2,80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719">
            <text:p>0,372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567">
            <text:p>5,23567</text:p>
          </table:table-cell>
          <table:table-cell office:value-type="float" office:value="0">
            <text:p>0</text:p>
          </table:table-cell>
          <table:table-cell table:number-columns-repeated="2" office:value-type="float" office:value="1.91697">
            <text:p>1,916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7869">
            <text:p>0,091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.63132">
            <text:p>2,631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2.80932">
            <text:p>2,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922">
            <text:p>0,36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499">
            <text:p>5,06499</text:p>
          </table:table-cell>
          <table:table-cell office:value-type="float" office:value="0">
            <text:p>0</text:p>
          </table:table-cell>
          <table:table-cell table:number-columns-repeated="2" office:value-type="float" office:value="1.94717">
            <text:p>1,94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6519">
            <text:p>0,0976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6666">
            <text:p>0,0926666</text:p>
          </table:table-cell>
          <table:table-cell office:value-type="float" office:value="0">
            <text:p>0</text:p>
          </table:table-cell>
          <table:table-cell table:number-columns-repeated="2" office:value-type="float" office:value="2.61901">
            <text:p>2,61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715">
            <text:p>0,294715</text:p>
          </table:table-cell>
          <table:table-cell office:value-type="float" office:value="0">
            <text:p>0</text:p>
          </table:table-cell>
          <table:table-cell table:number-columns-repeated="2" office:value-type="float" office:value="2.90228">
            <text:p>2,90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306">
            <text:p>0,3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485">
            <text:p>5,014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928">
            <text:p>2,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08">
            <text:p>2,91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4745">
            <text:p>0,2847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8908">
            <text:p>3,289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3">
            <text:p>5,3993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98">
            <text:p>1,933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8544">
            <text:p>0,0888544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62">
            <text:p>3,9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62">
            <text:p>3,9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329">
            <text:p>0,385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4828">
            <text:p>4,948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9614">
            <text:p>1,9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2.97824">
            <text:p>2,978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95">
            <text:p>2,85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13">
            <text:p>5,0213</text:p>
          </table:table-cell>
          <table:table-cell office:value-type="float" office:value="0">
            <text:p>0</text:p>
          </table:table-cell>
          <table:table-cell table:number-columns-repeated="2" office:value-type="float" office:value="2.10083">
            <text:p>2,1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405">
            <text:p>0,121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8924">
            <text:p>0,09589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37">
            <text:p>2,91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095">
            <text:p>0,365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3068">
            <text:p>5,0306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.96914">
            <text:p>2,969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597">
            <text:p>0,195597</text:p>
          </table:table-cell>
          <table:table-cell office:value-type="float" office:value="0">
            <text:p>0</text:p>
          </table:table-cell>
          <table:table-cell table:number-columns-repeated="2" office:value-type="float" office:value="5.51601">
            <text:p>5,51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7823">
            <text:p>0,337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89274821782178">
            <text:p>5,892748217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26455712871287">
            <text:p>2,264557128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07962033663366">
            <text:p>0,1079620337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0972337920792079">
            <text:p>0,097233792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.93844643564357">
            <text:p>2,9384464356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39685900990099">
            <text:p>0,239685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.3313503960396">
            <text:p>3,33135039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423227851485149">
            <text:p>0,423227851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0321412237623762">
            <text:p>0,0321412238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5.89274821782178">
            <text:p>5,892748217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2.26455712871287">
            <text:p>2,2645571287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7962033663366">
            <text:p>0,107962033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972337920792079">
            <text:p>0,097233792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.93844643564357">
            <text:p>2,938446435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239685900990099">
            <text:p>0,239685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.3313503960396">
            <text:p>3,331350396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423227851485149">
            <text:p>0,423227851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21412237623762">
            <text:p>0,0321412238</text:p>
          </table:table-cell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2019-03-18</text:date>, <text:time>10:32:2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8T10:32:26.69</dc:date>
    <meta:editing-duration>PT1H45M27S</meta:editing-duration>
    <meta:editing-cycles>8</meta:editing-cycles>
    <meta:document-statistic meta:table-count="10" meta:cell-count="253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4.587cm" svg:height="33.981cm" xlink:href=".." xlink:type="simple" chart:class="chart:bar" chart:style-name="ch1">
        <chart:title svg:x="29.709cm" svg:y="0.815cm" chart:style-name="ch2">
          <text:p>Pathfinding on Map: Edgy</text:p>
        </chart:title>
        <chart:subtitle svg:x="30.013cm" svg:y="2.273cm" chart:style-name="ch3">
          <text:p>9085 tiles, 214 Waypoints</text:p>
        </chart:subtitle>
        <chart:legend svg:x="62.089cm" svg:y="14.582cm" style:legend-expansion="custom" chartooo:width="1.12cm" chartooo:height="4.815cm" style:legend-expansion-aspect-ratio="0.232606438213915" chart:style-name="ch4"/>
        <chart:plot-area chart:style-name="ch5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2.759cm" svg:y="2.739cm" svg:width="57.85cm" svg:height="29.558cm">
          <chartooo:coordinate-region svg:x="3.566cm" svg:y="2.951cm" svg:width="57.043cm" svg:height="28.673cm"/>
          <chart:axis chart:dimension="x" chart:name="primary-x" chart:style-name="ch6" chartooo:axis-type="auto">
            <chartooo:date-scale/>
            <chart:title svg:x="30.965cm" svg:y="32.977cm" chart:style-name="ch7">
              <text:p>Path type</text:p>
            </chart:title>
            <chart:categories table:cell-range-address="Setting0.A110:Setting0.A118"/>
            <chart:grid chart:style-name="ch8" chart:class="major"/>
          </chart:axis>
          <chart:axis chart:dimension="y" chart:name="primary-y" chart:style-name="ch9">
            <chart:title svg:x="0.881cm" svg:y="18.329cm" chart:style-name="ch10">
              <text:p>Time (ms)</text:p>
            </chart:title>
            <chart:grid chart:style-name="ch8" chart:class="major"/>
          </chart:axis>
          <chart:series chart:style-name="ch11" chart:values-cell-range-address="Setting0.B110:Setting0.B118" chart:label-cell-address="Setting0.B109:Setting0.B109" chart:class="chart:bar">
            <chart:data-point chart:repeated="9"/>
          </chart:series>
          <chart:series chart:style-name="ch12" chart:values-cell-range-address="Setting1.B110:Setting1.B118" chart:label-cell-address="Setting1.B109:Setting1.B109" chart:class="chart:bar">
            <chart:data-point chart:repeated="9"/>
          </chart:series>
          <chart:series chart:style-name="ch13" chart:values-cell-range-address="Setting2.B110:Setting2.B118" chart:label-cell-address="Setting2.B109:Setting2.B109" chart:class="chart:bar">
            <chart:data-point chart:repeated="9"/>
          </chart:series>
          <chart:series chart:style-name="ch14" chart:values-cell-range-address="Setting3.B110:Setting3.B118" chart:label-cell-address="Setting3.B109:Setting3.B109" chart:class="chart:bar">
            <chart:data-point chart:repeated="9"/>
          </chart:series>
          <chart:series chart:style-name="ch15" chart:values-cell-range-address="Setting4.B110:Setting4.B118" chart:label-cell-address="Setting4.B109:Setting4.B109" chart:class="chart:bar">
            <chart:data-point chart:repeated="9"/>
          </chart:series>
          <chart:series chart:style-name="ch16" chart:values-cell-range-address="Setting5.B110:Setting5.B118" chart:label-cell-address="Setting5.B109:Setting5.B109" chart:class="chart:bar">
            <chart:data-point chart:repeated="9"/>
          </chart:series>
          <chart:series chart:style-name="ch17" chart:values-cell-range-address="Setting6.B110:Setting6.B118" chart:label-cell-address="Setting6.B109:Setting6.B109" chart:class="chart:bar">
            <chart:data-point chart:repeated="9"/>
          </chart:series>
          <chart:series chart:style-name="ch18" chart:values-cell-range-address="Setting7.B110:Setting7.B118" chart:label-cell-address="Setting7.B109:Setting7.B109" chart:class="chart:bar">
            <chart:data-point chart:repeated="9"/>
          </chart:series>
          <chart:series chart:style-name="ch19" chart:values-cell-range-address="Setting8.B110:Setting8.B118" chart:label-cell-address="Setting8.B109:Setting8.B109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11.7433283168317">
                <text:p>11.7433283168317</text:p>
                <draw:g>
                  <svg:desc>Setting0.B110:Setting0.B118</svg:desc>
                </draw:g>
              </table:table-cell>
              <table:table-cell office:value-type="float" office:value="167.442207920792">
                <text:p>167.442207920792</text:p>
                <draw:g>
                  <svg:desc>Setting1.B110:Setting1.B118</svg:desc>
                </draw:g>
              </table:table-cell>
              <table:table-cell office:value-type="float" office:value="164.495405940594">
                <text:p>164.495405940594</text:p>
                <draw:g>
                  <svg:desc>Setting2.B110:Setting2.B118</svg:desc>
                </draw:g>
              </table:table-cell>
              <table:table-cell office:value-type="float" office:value="0.975830514851485">
                <text:p>0.975830514851485</text:p>
                <draw:g>
                  <svg:desc>Setting3.B110:Setting3.B118</svg:desc>
                </draw:g>
              </table:table-cell>
              <table:table-cell office:value-type="float" office:value="1.62440693069307">
                <text:p>1.62440693069307</text:p>
                <draw:g>
                  <svg:desc>Setting4.B110:Setting4.B118</svg:desc>
                </draw:g>
              </table:table-cell>
              <table:table-cell office:value-type="float" office:value="1.58492594059406">
                <text:p>1.58492594059406</text:p>
                <draw:g>
                  <svg:desc>Setting5.B110:Setting5.B118</svg:desc>
                </draw:g>
              </table:table-cell>
              <table:table-cell office:value-type="float" office:value="1.53744267326733">
                <text:p>1.53744267326733</text:p>
                <draw:g>
                  <svg:desc>Setting6.B110:Setting6.B118</svg:desc>
                </draw:g>
              </table:table-cell>
              <table:table-cell office:value-type="float" office:value="5.74021257425743">
                <text:p>5.74021257425743</text:p>
                <draw:g>
                  <svg:desc>Setting7.B110:Setting7.B118</svg:desc>
                </draw:g>
              </table:table-cell>
              <table:table-cell office:value-type="float" office:value="5.89274821782178">
                <text:p>5.89274821782178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39872475247525">
                <text:p>1.39872475247525</text:p>
              </table:table-cell>
              <table:table-cell office:value-type="float" office:value="97.6006316831684">
                <text:p>97.6006316831684</text:p>
              </table:table-cell>
              <table:table-cell office:value-type="float" office:value="93.3442495049505">
                <text:p>93.3442495049505</text:p>
              </table:table-cell>
              <table:table-cell office:value-type="float" office:value="0.446957673267327">
                <text:p>0.446957673267327</text:p>
              </table:table-cell>
              <table:table-cell office:value-type="float" office:value="1.24965306930693">
                <text:p>1.24965306930693</text:p>
              </table:table-cell>
              <table:table-cell office:value-type="float" office:value="1.20662316831683">
                <text:p>1.20662316831683</text:p>
              </table:table-cell>
              <table:table-cell office:value-type="float" office:value="0.288609099009901">
                <text:p>0.288609099009901</text:p>
              </table:table-cell>
              <table:table-cell office:value-type="float" office:value="2.36102217821782">
                <text:p>2.36102217821782</text:p>
              </table:table-cell>
              <table:table-cell office:value-type="float" office:value="2.26455712871287">
                <text:p>2.26455712871287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166919584158416">
                <text:p>0.166919584158416</text:p>
              </table:table-cell>
              <table:table-cell office:value-type="float" office:value="0.174294336633663">
                <text:p>0.174294336633663</text:p>
              </table:table-cell>
              <table:table-cell office:value-type="float" office:value="0.186195584158416">
                <text:p>0.186195584158416</text:p>
              </table:table-cell>
              <table:table-cell office:value-type="float" office:value="0.163766415841584">
                <text:p>0.163766415841584</text:p>
              </table:table-cell>
              <table:table-cell office:value-type="float" office:value="0.166989242574257">
                <text:p>0.166989242574257</text:p>
              </table:table-cell>
              <table:table-cell office:value-type="float" office:value="0.165914946534654">
                <text:p>0.165914946534654</text:p>
              </table:table-cell>
              <table:table-cell office:value-type="float" office:value="0.107889521782178">
                <text:p>0.107889521782178</text:p>
              </table:table-cell>
              <table:table-cell office:value-type="float" office:value="0.100706320792079">
                <text:p>0.100706320792079</text:p>
              </table:table-cell>
              <table:table-cell office:value-type="float" office:value="0.107962033663366">
                <text:p>0.107962033663366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331278306930693">
                <text:p>0.331278306930693</text:p>
              </table:table-cell>
              <table:table-cell office:value-type="float" office:value="0.849855633663367">
                <text:p>0.849855633663367</text:p>
              </table:table-cell>
              <table:table-cell office:value-type="float" office:value="0.813004940594059">
                <text:p>0.813004940594059</text:p>
              </table:table-cell>
              <table:table-cell office:value-type="float" office:value="0.225662207920792">
                <text:p>0.225662207920792</text:p>
              </table:table-cell>
              <table:table-cell office:value-type="float" office:value="0.29381795049505">
                <text:p>0.29381795049505</text:p>
              </table:table-cell>
              <table:table-cell office:value-type="float" office:value="0.299093514851485">
                <text:p>0.299093514851485</text:p>
              </table:table-cell>
              <table:table-cell office:value-type="float" office:value="0.0724266574257425">
                <text:p>0.0724266574257425</text:p>
              </table:table-cell>
              <table:table-cell office:value-type="float" office:value="0.0831955762376238">
                <text:p>0.0831955762376238</text:p>
              </table:table-cell>
              <table:table-cell office:value-type="float" office:value="0.0972337920792079">
                <text:p>0.0972337920792079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742523475247525">
                <text:p>0.742523475247525</text:p>
              </table:table-cell>
              <table:table-cell office:value-type="float" office:value="60.683697029703">
                <text:p>60.683697029703</text:p>
              </table:table-cell>
              <table:table-cell office:value-type="float" office:value="59.1010306930693">
                <text:p>59.1010306930693</text:p>
              </table:table-cell>
              <table:table-cell office:value-type="float" office:value="0.44806101980198">
                <text:p>0.44806101980198</text:p>
              </table:table-cell>
              <table:table-cell office:value-type="float" office:value="1.46702495049505">
                <text:p>1.46702495049505</text:p>
              </table:table-cell>
              <table:table-cell office:value-type="float" office:value="1.44602445544554">
                <text:p>1.44602445544554</text:p>
              </table:table-cell>
              <table:table-cell office:value-type="float" office:value="0.443610089108911">
                <text:p>0.443610089108911</text:p>
              </table:table-cell>
              <table:table-cell office:value-type="float" office:value="0.34695697029703">
                <text:p>0.34695697029703</text:p>
              </table:table-cell>
              <table:table-cell office:value-type="float" office:value="2.93844643564357">
                <text:p>2.93844643564357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0.242673613861386">
                <text:p>0.242673613861386</text:p>
              </table:table-cell>
              <table:table-cell office:value-type="float" office:value="0.609824049504951">
                <text:p>0.609824049504951</text:p>
              </table:table-cell>
              <table:table-cell office:value-type="float" office:value="0.545361603960396">
                <text:p>0.545361603960396</text:p>
              </table:table-cell>
              <table:table-cell office:value-type="float" office:value="0.221922514851485">
                <text:p>0.221922514851485</text:p>
              </table:table-cell>
              <table:table-cell office:value-type="float" office:value="0.30064101980198">
                <text:p>0.30064101980198</text:p>
              </table:table-cell>
              <table:table-cell office:value-type="float" office:value="0.306053128712871">
                <text:p>0.306053128712871</text:p>
              </table:table-cell>
              <table:table-cell office:value-type="float" office:value="0.146775367326733">
                <text:p>0.146775367326733</text:p>
              </table:table-cell>
              <table:table-cell office:value-type="float" office:value="0.225583831683168">
                <text:p>0.225583831683168</text:p>
              </table:table-cell>
              <table:table-cell office:value-type="float" office:value="0.239685900990099">
                <text:p>0.239685900990099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4.09397455445545">
                <text:p>4.09397455445545</text:p>
              </table:table-cell>
              <table:table-cell office:value-type="float" office:value="172.564257425743">
                <text:p>172.564257425743</text:p>
              </table:table-cell>
              <table:table-cell office:value-type="float" office:value="169.877138613861">
                <text:p>169.877138613861</text:p>
              </table:table-cell>
              <table:table-cell office:value-type="float" office:value="0.69902102970297">
                <text:p>0.69902102970297</text:p>
              </table:table-cell>
              <table:table-cell office:value-type="float" office:value="1.45731584158416">
                <text:p>1.45731584158416</text:p>
              </table:table-cell>
              <table:table-cell office:value-type="float" office:value="1.42306138613861">
                <text:p>1.42306138613861</text:p>
              </table:table-cell>
              <table:table-cell office:value-type="float" office:value="0.667219554455445">
                <text:p>0.667219554455445</text:p>
              </table:table-cell>
              <table:table-cell office:value-type="float" office:value="3.03128128712871">
                <text:p>3.03128128712871</text:p>
              </table:table-cell>
              <table:table-cell office:value-type="float" office:value="3.3313503960396">
                <text:p>3.3313503960396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38012894059406">
                <text:p>0.38012894059406</text:p>
              </table:table-cell>
              <table:table-cell office:value-type="float" office:value="63.696100990099">
                <text:p>63.696100990099</text:p>
              </table:table-cell>
              <table:table-cell office:value-type="float" office:value="65.320500990099">
                <text:p>65.320500990099</text:p>
              </table:table-cell>
              <table:table-cell office:value-type="float" office:value="0.397482861386139">
                <text:p>0.397482861386139</text:p>
              </table:table-cell>
              <table:table-cell office:value-type="float" office:value="1.16550478217822">
                <text:p>1.16550478217822</text:p>
              </table:table-cell>
              <table:table-cell office:value-type="float" office:value="1.17689445544554">
                <text:p>1.17689445544554</text:p>
              </table:table-cell>
              <table:table-cell office:value-type="float" office:value="0.236860831683168">
                <text:p>0.236860831683168</text:p>
              </table:table-cell>
              <table:table-cell office:value-type="float" office:value="0.207933752475247">
                <text:p>0.207933752475247</text:p>
              </table:table-cell>
              <table:table-cell office:value-type="float" office:value="0.423227851485149">
                <text:p>0.423227851485149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324434841584158">
                <text:p>0.324434841584158</text:p>
              </table:table-cell>
              <table:table-cell office:value-type="float" office:value="8.78283346534654">
                <text:p>8.78283346534654</text:p>
              </table:table-cell>
              <table:table-cell office:value-type="float" office:value="9.28553297029703">
                <text:p>9.28553297029703</text:p>
              </table:table-cell>
              <table:table-cell office:value-type="float" office:value="0.150326326732673">
                <text:p>0.150326326732673</text:p>
              </table:table-cell>
              <table:table-cell office:value-type="float" office:value="0.573484435643564">
                <text:p>0.573484435643564</text:p>
              </table:table-cell>
              <table:table-cell office:value-type="float" office:value="0.534270346534653">
                <text:p>0.534270346534653</text:p>
              </table:table-cell>
              <table:table-cell office:value-type="float" office:value="0.0305327148514851">
                <text:p>0.0305327148514851</text:p>
              </table:table-cell>
              <table:table-cell office:value-type="float" office:value="0.034551102970297">
                <text:p>0.034551102970297</text:p>
              </table:table-cell>
              <table:table-cell office:value-type="float" office:value="0.0321412237623762">
                <text:p>0.0321412237623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4.552cm" svg:height="27.338cm" xlink:href=".." xlink:type="simple" chart:class="chart:bar" chart:style-name="ch1">
        <chart:title svg:x="27.166cm" svg:y="0.682cm" chart:style-name="ch2">
          <text:p>Pathdinding on Map: Edgy (Without Best WP paths)</text:p>
        </chart:title>
        <chart:subtitle svg:x="29.996cm" svg:y="2.007cm" chart:style-name="ch3">
          <text:p>9085 tiles, 214 Waypoints</text:p>
        </chart:subtitle>
        <chart:legend chart:legend-position="end" svg:x="63.427cm" svg:y="12.047cm" style:legend-expansion="high" chart:style-name="ch4"/>
        <chart:plot-area chart:style-name="ch5" table:cell-range-address="Setting3.A110:Setting3.B118 Setting3.B109:Setting3.B109 Setting4.B109:Setting4.B118 Setting5.B109:Setting5.B118 Setting6.B109:Setting6.B118 Setting7.B109:Setting7.B118 Setting8.B109:Setting8.B118" chart:data-source-has-labels="both" svg:x="2.329cm" svg:y="3.782cm" svg:width="58.516cm" svg:height="22.002cm">
          <chartooo:coordinate-region svg:x="2.765cm" svg:y="3.994cm" svg:width="58.08cm" svg:height="21.117cm"/>
          <chart:axis chart:dimension="x" chart:name="primary-x" chart:style-name="ch6" chartooo:axis-type="auto">
            <chartooo:date-scale/>
            <chart:title svg:x="30.868cm" svg:y="26.331cm" chart:style-name="ch7">
              <text:p>Path type</text:p>
            </chart:title>
            <chart:categories table:cell-range-address="Setting3.A110:Setting3.A118"/>
          </chart:axis>
          <chart:axis chart:dimension="y" chart:name="primary-y" chart:style-name="ch8">
            <chart:title svg:x="0.451cm" svg:y="15.594cm" chart:style-name="ch9">
              <text:p>Time (ms)</text:p>
            </chart:title>
            <chart:grid chart:style-name="ch10" chart:class="major"/>
          </chart:axis>
          <chart:series chart:style-name="ch11" chart:values-cell-range-address="Setting3.B110:Setting3.B118" chart:label-cell-address="Setting3.B109:Setting3.B109" chart:class="chart:bar">
            <chart:data-point chart:repeated="9"/>
          </chart:series>
          <chart:series chart:style-name="ch12" chart:values-cell-range-address="Setting4.B110:Setting4.B118" chart:label-cell-address="Setting4.B109:Setting4.B109" chart:class="chart:bar">
            <chart:data-point chart:repeated="9"/>
          </chart:series>
          <chart:series chart:style-name="ch13" chart:values-cell-range-address="Setting5.B110:Setting5.B118" chart:label-cell-address="Setting5.B109:Setting5.B109" chart:class="chart:bar">
            <chart:data-point chart:repeated="9"/>
          </chart:series>
          <chart:series chart:style-name="ch14" chart:values-cell-range-address="Setting6.B110:Setting6.B118" chart:label-cell-address="Setting6.B109:Setting6.B109" chart:class="chart:bar">
            <chart:data-point chart:repeated="9"/>
          </chart:series>
          <chart:series chart:style-name="ch15" chart:values-cell-range-address="Setting7.B110:Setting7.B118" chart:label-cell-address="Setting7.B109:Setting7.B109" chart:class="chart:bar">
            <chart:data-point chart:repeated="9"/>
          </chart:series>
          <chart:series chart:style-name="ch16" chart:values-cell-range-address="Setting8.B110:Setting8.B118" chart:label-cell-address="Setting8.B109:Setting8.B109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0.975830514851485">
                <text:p>0.975830514851485</text:p>
                <draw:g>
                  <svg:desc>Setting3.B110:Setting3.B118</svg:desc>
                </draw:g>
              </table:table-cell>
              <table:table-cell office:value-type="float" office:value="1.62440693069307">
                <text:p>1.62440693069307</text:p>
                <draw:g>
                  <svg:desc>Setting4.B110:Setting4.B118</svg:desc>
                </draw:g>
              </table:table-cell>
              <table:table-cell office:value-type="float" office:value="1.58492594059406">
                <text:p>1.58492594059406</text:p>
                <draw:g>
                  <svg:desc>Setting5.B110:Setting5.B118</svg:desc>
                </draw:g>
              </table:table-cell>
              <table:table-cell office:value-type="float" office:value="1.53744267326733">
                <text:p>1.53744267326733</text:p>
                <draw:g>
                  <svg:desc>Setting6.B110:Setting6.B118</svg:desc>
                </draw:g>
              </table:table-cell>
              <table:table-cell office:value-type="float" office:value="5.74021257425743">
                <text:p>5.74021257425743</text:p>
                <draw:g>
                  <svg:desc>Setting7.B110:Setting7.B118</svg:desc>
                </draw:g>
              </table:table-cell>
              <table:table-cell office:value-type="float" office:value="5.89274821782178">
                <text:p>5.89274821782178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0.446957673267327">
                <text:p>0.446957673267327</text:p>
              </table:table-cell>
              <table:table-cell office:value-type="float" office:value="1.24965306930693">
                <text:p>1.24965306930693</text:p>
              </table:table-cell>
              <table:table-cell office:value-type="float" office:value="1.20662316831683">
                <text:p>1.20662316831683</text:p>
              </table:table-cell>
              <table:table-cell office:value-type="float" office:value="0.288609099009901">
                <text:p>0.288609099009901</text:p>
              </table:table-cell>
              <table:table-cell office:value-type="float" office:value="2.36102217821782">
                <text:p>2.36102217821782</text:p>
              </table:table-cell>
              <table:table-cell office:value-type="float" office:value="2.26455712871287">
                <text:p>2.26455712871287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163766415841584">
                <text:p>0.163766415841584</text:p>
              </table:table-cell>
              <table:table-cell office:value-type="float" office:value="0.166989242574257">
                <text:p>0.166989242574257</text:p>
              </table:table-cell>
              <table:table-cell office:value-type="float" office:value="0.165914946534654">
                <text:p>0.165914946534654</text:p>
              </table:table-cell>
              <table:table-cell office:value-type="float" office:value="0.107889521782178">
                <text:p>0.107889521782178</text:p>
              </table:table-cell>
              <table:table-cell office:value-type="float" office:value="0.100706320792079">
                <text:p>0.100706320792079</text:p>
              </table:table-cell>
              <table:table-cell office:value-type="float" office:value="0.107962033663366">
                <text:p>0.107962033663366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225662207920792">
                <text:p>0.225662207920792</text:p>
              </table:table-cell>
              <table:table-cell office:value-type="float" office:value="0.29381795049505">
                <text:p>0.29381795049505</text:p>
              </table:table-cell>
              <table:table-cell office:value-type="float" office:value="0.299093514851485">
                <text:p>0.299093514851485</text:p>
              </table:table-cell>
              <table:table-cell office:value-type="float" office:value="0.0724266574257425">
                <text:p>0.0724266574257425</text:p>
              </table:table-cell>
              <table:table-cell office:value-type="float" office:value="0.0831955762376238">
                <text:p>0.0831955762376238</text:p>
              </table:table-cell>
              <table:table-cell office:value-type="float" office:value="0.0972337920792079">
                <text:p>0.0972337920792079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44806101980198">
                <text:p>0.44806101980198</text:p>
              </table:table-cell>
              <table:table-cell office:value-type="float" office:value="1.46702495049505">
                <text:p>1.46702495049505</text:p>
              </table:table-cell>
              <table:table-cell office:value-type="float" office:value="1.44602445544554">
                <text:p>1.44602445544554</text:p>
              </table:table-cell>
              <table:table-cell office:value-type="float" office:value="0.443610089108911">
                <text:p>0.443610089108911</text:p>
              </table:table-cell>
              <table:table-cell office:value-type="float" office:value="0.34695697029703">
                <text:p>0.34695697029703</text:p>
              </table:table-cell>
              <table:table-cell office:value-type="float" office:value="2.93844643564357">
                <text:p>2.93844643564357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0.221922514851485">
                <text:p>0.221922514851485</text:p>
              </table:table-cell>
              <table:table-cell office:value-type="float" office:value="0.30064101980198">
                <text:p>0.30064101980198</text:p>
              </table:table-cell>
              <table:table-cell office:value-type="float" office:value="0.306053128712871">
                <text:p>0.306053128712871</text:p>
              </table:table-cell>
              <table:table-cell office:value-type="float" office:value="0.146775367326733">
                <text:p>0.146775367326733</text:p>
              </table:table-cell>
              <table:table-cell office:value-type="float" office:value="0.225583831683168">
                <text:p>0.225583831683168</text:p>
              </table:table-cell>
              <table:table-cell office:value-type="float" office:value="0.239685900990099">
                <text:p>0.239685900990099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0.69902102970297">
                <text:p>0.69902102970297</text:p>
              </table:table-cell>
              <table:table-cell office:value-type="float" office:value="1.45731584158416">
                <text:p>1.45731584158416</text:p>
              </table:table-cell>
              <table:table-cell office:value-type="float" office:value="1.42306138613861">
                <text:p>1.42306138613861</text:p>
              </table:table-cell>
              <table:table-cell office:value-type="float" office:value="0.667219554455445">
                <text:p>0.667219554455445</text:p>
              </table:table-cell>
              <table:table-cell office:value-type="float" office:value="3.03128128712871">
                <text:p>3.03128128712871</text:p>
              </table:table-cell>
              <table:table-cell office:value-type="float" office:value="3.3313503960396">
                <text:p>3.3313503960396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397482861386139">
                <text:p>0.397482861386139</text:p>
              </table:table-cell>
              <table:table-cell office:value-type="float" office:value="1.16550478217822">
                <text:p>1.16550478217822</text:p>
              </table:table-cell>
              <table:table-cell office:value-type="float" office:value="1.17689445544554">
                <text:p>1.17689445544554</text:p>
              </table:table-cell>
              <table:table-cell office:value-type="float" office:value="0.236860831683168">
                <text:p>0.236860831683168</text:p>
              </table:table-cell>
              <table:table-cell office:value-type="float" office:value="0.207933752475247">
                <text:p>0.207933752475247</text:p>
              </table:table-cell>
              <table:table-cell office:value-type="float" office:value="0.423227851485149">
                <text:p>0.423227851485149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150326326732673">
                <text:p>0.150326326732673</text:p>
              </table:table-cell>
              <table:table-cell office:value-type="float" office:value="0.573484435643564">
                <text:p>0.573484435643564</text:p>
              </table:table-cell>
              <table:table-cell office:value-type="float" office:value="0.534270346534653">
                <text:p>0.534270346534653</text:p>
              </table:table-cell>
              <table:table-cell office:value-type="float" office:value="0.0305327148514851">
                <text:p>0.0305327148514851</text:p>
              </table:table-cell>
              <table:table-cell office:value-type="float" office:value="0.034551102970297">
                <text:p>0.034551102970297</text:p>
              </table:table-cell>
              <table:table-cell office:value-type="float" office:value="0.0321412237623762">
                <text:p>0.0321412237623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